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827in"/>
    </style:style>
    <style:style style:name="co2" style:family="table-column">
      <style:table-column-properties fo:break-before="auto" style:column-width="0.71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8008in"/>
    </style:style>
    <style:style style:name="co6" style:family="table-column">
      <style:table-column-properties fo:break-before="auto" style:column-width="0.5339in"/>
    </style:style>
    <style:style style:name="co7" style:family="table-column">
      <style:table-column-properties fo:break-before="auto" style:column-width="0.4484in"/>
    </style:style>
    <style:style style:name="co8" style:family="table-column">
      <style:table-column-properties fo:break-before="auto" style:column-width="1.711in"/>
    </style:style>
    <style:style style:name="co9" style:family="table-column">
      <style:table-column-properties fo:break-before="auto" style:column-width="0.5701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1.4744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1.2016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4909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1.6516in"/>
    </style:style>
    <style:style style:name="co20" style:family="table-column">
      <style:table-column-properties fo:break-before="auto" style:column-width="0.4807in"/>
    </style:style>
    <style:style style:name="co21" style:family="table-column">
      <style:table-column-properties fo:break-before="auto" style:column-width="0.5134in"/>
    </style:style>
    <style:style style:name="co22" style:family="table-column">
      <style:table-column-properties fo:break-before="auto" style:column-width="1.6602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1.1799in"/>
    </style:style>
    <style:style style:name="co25" style:family="table-column">
      <style:table-column-properties fo:break-before="auto" style:column-width="1.9118in"/>
    </style:style>
    <style:style style:name="co26" style:family="table-column">
      <style:table-column-properties fo:break-before="auto" style:column-width="1.7063in"/>
    </style:style>
    <style:style style:name="co27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20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8"/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0">
      <style:text-properties style:font-name="Arial" style:font-name-asian="DejaVu Sans" style:font-name-complex="Arial"/>
    </style:style>
    <style:style style:name="ce10" style:family="table-cell" style:parent-style-name="Default" style:data-style-name="N128"/>
    <style:style style:name="ce11" style:family="table-cell" style:parent-style-name="Default" style:data-style-name="N14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Rho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>
            <text:p>COLUMNS A-H from HeliumDensities.ods Sheet 5 (data also in BrooksDonnelly_HeRhoVsTP_b.dat)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COLUMNS J-M derived from 3Dvlt_macro_cp_table_long_Rho.dat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/>
          <table:table-cell office:value-type="string">
            <text:p>Max&amp;Min %diff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/>
          <table:table-cell table:formula="of:=MAX([.M9:.M428])" office:value-type="float" office:value="0.0406832173064601">
            <text:p>0.0406832173</text:p>
          </table:table-cell>
        </table:table-row>
        <table:table-row table:style-name="ro1">
          <table:table-cell table:style-name="Default" office:value-type="string">
            <text:p>Rho (Density) data from Brooks and Donnelly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/>
          <table:table-cell table:formula="of:=MIN([.M9:.M428])" office:value-type="float" office:value="-0.0714206848851641">
            <text:p>-0.0714206849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Rho (kg m^-3)</text:p>
          </table:table-cell>
          <table:table-cell/>
          <table:table-cell table:style-name="Default" table:number-columns-repeated="2"/>
          <table:table-cell table:style-name="Default" office:value-type="string">
            <text:p>4<text:span text:style-name="T2">th</text:span> Order</text:p>
          </table:table-cell>
          <table:table-cell table:number-columns-repeated="2"/>
          <table:table-cell office:value-type="string">
            <text:p>4<text:span text:style-name="T2">th</text:span> Order</text:p>
          </table:table-cell>
          <table:table-cell/>
          <table:table-cell table:style-name="Default" office:value-type="string">
            <text:p>T</text:p>
          </table:table-cell>
          <table:table-cell table:style-name="Default" office:value-type="string">
            <text:p>rho from program</text:p>
          </table:table-cell>
          <table:table-cell office:value-type="string">
            <text:p>diff bt fits</text:p>
          </table:table-cell>
          <table:table-cell office:value-type="string">
            <text:p>%diff bt rho and</text:p>
          </table:table-cell>
        </table:table-row>
        <table:table-row table:style-name="ro2">
          <table:table-cell table:style-name="ce1" office:value-type="string">
            <text:p>T (K)</text:p>
          </table:table-cell>
          <table:table-cell table:style-name="ce1" office:value-type="string">
            <text:p>P (atm)</text:p>
          </table:table-cell>
          <table:table-cell table:style-name="ce1" office:value-type="string">
            <text:p>P (bar)</text:p>
          </table:table-cell>
          <table:table-cell table:style-name="ce1" office:value-type="string">
            <text:p>Rho (kg m^-3)</text:p>
          </table:table-cell>
          <table:table-cell table:style-name="Default" office:value-type="string">
            <text:p>Rho (fit)</text:p>
          </table:table-cell>
          <table:table-cell table:style-name="ce1"/>
          <table:table-cell/>
          <table:table-cell office:value-type="string">
            <office:annotation draw:style-name="gr1" draw:text-style-name="P1" svg:width="1.1409in" svg:height="0.7012in" svg:x="6.9642in" svg:y="0.5642in" draw:caption-point-x="-0.2402in" draw:caption-point-y="0.5146in">
              <dc:date>2009-10-30T00:00:00</dc:date>
              <text:p text:style-name="P1"><text:span text:style-name="T1">See fit_BrooksDonnelly_HeRhoVsPT.par</text:span></text:p>
            </office:annotation>
            <text:p>fit parameters</text:p>
          </table:table-cell>
          <table:table-cell/>
          <table:table-cell table:style-name="Default" office:value-type="string">
            <text:p>(K)</text:p>
          </table:table-cell>
          <table:table-cell table:style-name="Default" office:value-type="string">
            <text:p>(fit from program)</text:p>
          </table:table-cell>
          <table:table-cell/>
          <table:table-cell office:value-type="string">
            <text:p>program rho</text:p>
          </table:table-cell>
        </table:table-row>
        <table:table-row table:style-name="ro1">
          <table:table-cell table:style-name="ce1" table:number-columns-repeated="4"/>
          <table:table-cell table:style-name="Default"/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0">
            <text:p>0</text:p>
          </table:table-cell>
          <table:table-cell table:formula="of:=1.01325*[.B9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9]+[.$H$11]*[.A9]^2+[.$H$12]*[.A9]^3+[.$H$13]*[.A9]^4+[.$H$14]*[.C9]+[.$H$15]*[.A9]*[.C9]+[.$H$16]*[.A9]^2*[.C9]+[.$H$17]*[.A9]^3*[.C9]+[.$H$18]*[.A9]^4*[.C9]+[.$H$19]*[.C9]^2+[.$H$20]*[.A9]*[.C9]^2+[.$H$21]*[.A9]^2*[.C9]^2+[.$H$22]*[.A9]^3*[.C9]^2+[.$H$23]*[.A9]^4*[.C9]^2+[.$H$24]*[.C9]^3+[.$H$25]*[.A9]*[.C9]^3+[.$H$26]*[.A9]^2*[.C9]^3+[.$H$27]*[.A9]^3*[.C9]^3+[.$H$28]*[.A9]^4*[.C9]^3+[.$H$29]*[.C9]^4+[.$H$30]*[.A9]*[.C9]^4+[.$H$31]*[.A9]^2*[.C9]^4+[.$H$32]*[.A9]^3*[.C9]^4+[.$H$33]*[.A9]^4*[.C9]^4" office:value-type="float" office:value="145.13825699063">
            <text:p>145.14</text:p>
          </table:table-cell>
          <table:table-cell/>
          <table:table-cell table:style-name="ce4" office:value-type="string">
            <text:p>R00</text:p>
          </table:table-cell>
          <table:table-cell table:style-name="ce5" office:value-type="float" office:value="145.145109496329">
            <text:p>145.145109496329000</text:p>
          </table:table-cell>
          <table:table-cell/>
          <table:table-cell office:value-type="float" office:value="0.1">
            <text:p>0.10</text:p>
          </table:table-cell>
          <table:table-cell office:value-type="float" office:value="145.13825699063">
            <text:p>145.13825699063</text:p>
          </table:table-cell>
          <table:table-cell table:formula="of:=[.K9]-[.E9]" office:value-type="float" office:value="0">
            <text:p>0</text:p>
          </table:table-cell>
          <table:table-cell table:formula="of:=100*([.K9]-[.D9])/[.D9]" office:value-type="float" office:value="0.00568937547737541">
            <text:p>0.0056893755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1.01325*[.B10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0]+[.$H$11]*[.A10]^2+[.$H$12]*[.A10]^3+[.$H$13]*[.A10]^4+[.$H$14]*[.C10]+[.$H$15]*[.A10]*[.C10]+[.$H$16]*[.A10]^2*[.C10]+[.$H$17]*[.A10]^3*[.C10]+[.$H$18]*[.A10]^4*[.C10]+[.$H$19]*[.C10]^2+[.$H$20]*[.A10]*[.C10]^2+[.$H$21]*[.A10]^2*[.C10]^2+[.$H$22]*[.A10]^3*[.C10]^2+[.$H$23]*[.A10]^4*[.C10]^2+[.$H$24]*[.C10]^3+[.$H$25]*[.A10]*[.C10]^3+[.$H$26]*[.A10]^2*[.C10]^3+[.$H$27]*[.A10]^3*[.C10]^3+[.$H$28]*[.A10]^4*[.C10]^3+[.$H$29]*[.C10]^4+[.$H$30]*[.A10]*[.C10]^4+[.$H$31]*[.A10]^2*[.C10]^4+[.$H$32]*[.A10]^3*[.C10]^4+[.$H$33]*[.A10]^4*[.C10]^4" office:value-type="float" office:value="145.136563762674">
            <text:p>145.14</text:p>
          </table:table-cell>
          <table:table-cell/>
          <table:table-cell table:style-name="ce4" office:value-type="string">
            <text:p>R10</text:p>
          </table:table-cell>
          <table:table-cell table:style-name="ce5" office:value-type="float" office:value="-0.0976539693059151">
            <text:p>-0.097653969305915</text:p>
          </table:table-cell>
          <table:table-cell/>
          <table:table-cell office:value-type="float" office:value="0.15">
            <text:p>0.15</text:p>
          </table:table-cell>
          <table:table-cell office:value-type="string">
            <text:p><text:s/>145.136563762674</text:p>
          </table:table-cell>
          <table:table-cell table:formula="of:=[.K10]-[.E10]" office:value-type="float" office:value="0">
            <text:p>0</text:p>
          </table:table-cell>
          <table:table-cell table:formula="of:=100*([.K10]-[.D10])/[.D10]" office:value-type="float" office:value="0.00452267806380872">
            <text:p>0.0045226781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0">
            <text:p>0</text:p>
          </table:table-cell>
          <table:table-cell table:formula="of:=1.01325*[.B11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1]+[.$H$11]*[.A11]^2+[.$H$12]*[.A11]^3+[.$H$13]*[.A11]^4+[.$H$14]*[.C11]+[.$H$15]*[.A11]*[.C11]+[.$H$16]*[.A11]^2*[.C11]+[.$H$17]*[.A11]^3*[.C11]+[.$H$18]*[.A11]^4*[.C11]+[.$H$19]*[.C11]^2+[.$H$20]*[.A11]*[.C11]^2+[.$H$21]*[.A11]^2*[.C11]^2+[.$H$22]*[.A11]^3*[.C11]^2+[.$H$23]*[.A11]^4*[.C11]^2+[.$H$24]*[.C11]^3+[.$H$25]*[.A11]*[.C11]^3+[.$H$26]*[.A11]^2*[.C11]^3+[.$H$27]*[.A11]^3*[.C11]^3+[.$H$28]*[.A11]^4*[.C11]^3+[.$H$29]*[.C11]^4+[.$H$30]*[.A11]*[.C11]^4+[.$H$31]*[.A11]^2*[.C11]^4+[.$H$32]*[.A11]^3*[.C11]^4+[.$H$33]*[.A11]^4*[.C11]^4" office:value-type="float" office:value="145.135660799626">
            <text:p>145.14</text:p>
          </table:table-cell>
          <table:table-cell/>
          <table:table-cell table:style-name="ce4" office:value-type="string">
            <text:p>R20</text:p>
          </table:table-cell>
          <table:table-cell table:style-name="ce5" office:value-type="float" office:value="0.334163407001684">
            <text:p>0.334163407001684</text:p>
          </table:table-cell>
          <table:table-cell/>
          <table:table-cell office:value-type="float" office:value="0.2">
            <text:p>0.20</text:p>
          </table:table-cell>
          <table:table-cell office:value-type="float" office:value="145.135660799626">
            <text:p>145.135660799626</text:p>
          </table:table-cell>
          <table:table-cell table:formula="of:=[.K11]-[.E11]" office:value-type="float" office:value="0">
            <text:p>0</text:p>
          </table:table-cell>
          <table:table-cell table:formula="of:=100*([.K11]-[.D11])/[.D11]" office:value-type="float" office:value="0.00390050273948537">
            <text:p>0.003900502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1.01325*[.B12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2]+[.$H$11]*[.A12]^2+[.$H$12]*[.A12]^3+[.$H$13]*[.A12]^4+[.$H$14]*[.C12]+[.$H$15]*[.A12]*[.C12]+[.$H$16]*[.A12]^2*[.C12]+[.$H$17]*[.A12]^3*[.C12]+[.$H$18]*[.A12]^4*[.C12]+[.$H$19]*[.C12]^2+[.$H$20]*[.A12]*[.C12]^2+[.$H$21]*[.A12]^2*[.C12]^2+[.$H$22]*[.A12]^3*[.C12]^2+[.$H$23]*[.A12]^4*[.C12]^2+[.$H$24]*[.C12]^3+[.$H$25]*[.A12]*[.C12]^3+[.$H$26]*[.A12]^2*[.C12]^3+[.$H$27]*[.A12]^3*[.C12]^3+[.$H$28]*[.A12]^4*[.C12]^3+[.$H$29]*[.C12]^4+[.$H$30]*[.A12]*[.C12]^4+[.$H$31]*[.A12]^2*[.C12]^4+[.$H$32]*[.A12]^3*[.C12]^4+[.$H$33]*[.A12]^4*[.C12]^4" office:value-type="float" office:value="145.135308390122">
            <text:p>145.14</text:p>
          </table:table-cell>
          <table:table-cell/>
          <table:table-cell table:style-name="ce4" office:value-type="string">
            <text:p>R30</text:p>
          </table:table-cell>
          <table:table-cell table:style-name="ce5" office:value-type="float" office:value="-0.446930785976304">
            <text:p>-0.446930785976304</text:p>
          </table:table-cell>
          <table:table-cell/>
          <table:table-cell office:value-type="float" office:value="0.25">
            <text:p>0.25</text:p>
          </table:table-cell>
          <table:table-cell office:value-type="float" office:value="145.135308390122">
            <text:p>145.135308390122</text:p>
          </table:table-cell>
          <table:table-cell table:formula="of:=[.K12]-[.E12]" office:value-type="float" office:value="0">
            <text:p>0</text:p>
          </table:table-cell>
          <table:table-cell table:formula="of:=100*([.K12]-[.D12])/[.D12]" office:value-type="float" office:value="0.00365767940626266">
            <text:p>0.0036576794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0">
            <text:p>0</text:p>
          </table:table-cell>
          <table:table-cell table:formula="of:=1.01325*[.B13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3]+[.$H$11]*[.A13]^2+[.$H$12]*[.A13]^3+[.$H$13]*[.A13]^4+[.$H$14]*[.C13]+[.$H$15]*[.A13]*[.C13]+[.$H$16]*[.A13]^2*[.C13]+[.$H$17]*[.A13]^3*[.C13]+[.$H$18]*[.A13]^4*[.C13]+[.$H$19]*[.C13]^2+[.$H$20]*[.A13]*[.C13]^2+[.$H$21]*[.A13]^2*[.C13]^2+[.$H$22]*[.A13]^3*[.C13]^2+[.$H$23]*[.A13]^4*[.C13]^2+[.$H$24]*[.C13]^3+[.$H$25]*[.A13]*[.C13]^3+[.$H$26]*[.A13]^2*[.C13]^3+[.$H$27]*[.A13]^3*[.C13]^3+[.$H$28]*[.A13]^4*[.C13]^3+[.$H$29]*[.C13]^4+[.$H$30]*[.A13]*[.C13]^4+[.$H$31]*[.A13]^2*[.C13]^4+[.$H$32]*[.A13]^3*[.C13]^4+[.$H$33]*[.A13]^4*[.C13]^4" office:value-type="float" office:value="145.135294104722">
            <text:p>145.14</text:p>
          </table:table-cell>
          <table:table-cell/>
          <table:table-cell table:style-name="ce4" office:value-type="string">
            <text:p>R40</text:p>
          </table:table-cell>
          <table:table-cell table:style-name="ce5" office:value-type="float" office:value="0.181879478545246">
            <text:p>0.181879478545246</text:p>
          </table:table-cell>
          <table:table-cell/>
          <table:table-cell office:value-type="float" office:value="0.3">
            <text:p>0.30</text:p>
          </table:table-cell>
          <table:table-cell office:value-type="float" office:value="145.135294104722">
            <text:p>145.135294104722</text:p>
          </table:table-cell>
          <table:table-cell table:formula="of:=[.K13]-[.E13]" office:value-type="float" office:value="0">
            <text:p>0</text:p>
          </table:table-cell>
          <table:table-cell table:formula="of:=100*([.K13]-[.D13])/[.D13]" office:value-type="float" office:value="0.00364783623117899">
            <text:p>0.0036478362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formula="of:=1.01325*[.B14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4]+[.$H$11]*[.A14]^2+[.$H$12]*[.A14]^3+[.$H$13]*[.A14]^4+[.$H$14]*[.C14]+[.$H$15]*[.A14]*[.C14]+[.$H$16]*[.A14]^2*[.C14]+[.$H$17]*[.A14]^3*[.C14]+[.$H$18]*[.A14]^4*[.C14]+[.$H$19]*[.C14]^2+[.$H$20]*[.A14]*[.C14]^2+[.$H$21]*[.A14]^2*[.C14]^2+[.$H$22]*[.A14]^3*[.C14]^2+[.$H$23]*[.A14]^4*[.C14]^2+[.$H$24]*[.C14]^3+[.$H$25]*[.A14]*[.C14]^3+[.$H$26]*[.A14]^2*[.C14]^3+[.$H$27]*[.A14]^3*[.C14]^3+[.$H$28]*[.A14]^4*[.C14]^3+[.$H$29]*[.C14]^4+[.$H$30]*[.A14]*[.C14]^4+[.$H$31]*[.A14]^2*[.C14]^4+[.$H$32]*[.A14]^3*[.C14]^4+[.$H$33]*[.A14]^4*[.C14]^4" office:value-type="float" office:value="145.135432795906">
            <text:p>145.14</text:p>
          </table:table-cell>
          <table:table-cell/>
          <table:table-cell table:style-name="ce4" office:value-type="string">
            <text:p>R01</text:p>
          </table:table-cell>
          <table:table-cell table:style-name="ce5" office:value-type="float" office:value="1.74477604495583">
            <text:p>1.744776044955830</text:p>
          </table:table-cell>
          <table:table-cell/>
          <table:table-cell office:value-type="float" office:value="0.35">
            <text:p>0.35</text:p>
          </table:table-cell>
          <table:table-cell office:value-type="float" office:value="145.135432795906">
            <text:p>145.135432795906</text:p>
          </table:table-cell>
          <table:table-cell table:formula="of:=[.K14]-[.E14]" office:value-type="float" office:value="0">
            <text:p>0</text:p>
          </table:table-cell>
          <table:table-cell table:formula="of:=100*([.K14]-[.D14])/[.D14]" office:value-type="float" office:value="0.00374339964570968">
            <text:p>0.0037433996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0">
            <text:p>0</text:p>
          </table:table-cell>
          <table:table-cell table:formula="of:=1.01325*[.B15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5]+[.$H$11]*[.A15]^2+[.$H$12]*[.A15]^3+[.$H$13]*[.A15]^4+[.$H$14]*[.C15]+[.$H$15]*[.A15]*[.C15]+[.$H$16]*[.A15]^2*[.C15]+[.$H$17]*[.A15]^3*[.C15]+[.$H$18]*[.A15]^4*[.C15]+[.$H$19]*[.C15]^2+[.$H$20]*[.A15]*[.C15]^2+[.$H$21]*[.A15]^2*[.C15]^2+[.$H$22]*[.A15]^3*[.C15]^2+[.$H$23]*[.A15]^4*[.C15]^2+[.$H$24]*[.C15]^3+[.$H$25]*[.A15]*[.C15]^3+[.$H$26]*[.A15]^2*[.C15]^3+[.$H$27]*[.A15]^3*[.C15]^3+[.$H$28]*[.A15]^4*[.C15]^3+[.$H$29]*[.C15]^4+[.$H$30]*[.A15]*[.C15]^4+[.$H$31]*[.A15]^2*[.C15]^4+[.$H$32]*[.A15]^3*[.C15]^4+[.$H$33]*[.A15]^4*[.C15]^4" office:value-type="float" office:value="145.135566598075">
            <text:p>145.14</text:p>
          </table:table-cell>
          <table:table-cell/>
          <table:table-cell table:style-name="ce4" office:value-type="string">
            <text:p>R11</text:p>
          </table:table-cell>
          <table:table-cell table:style-name="ce5" office:value-type="float" office:value="-0.0919538993179052">
            <text:p>-0.091953899317905</text:p>
          </table:table-cell>
          <table:table-cell/>
          <table:table-cell office:value-type="float" office:value="0.4">
            <text:p>0.40</text:p>
          </table:table-cell>
          <table:table-cell office:value-type="float" office:value="145.135566598075">
            <text:p>145.135566598075</text:p>
          </table:table-cell>
          <table:table-cell table:formula="of:=[.K15]-[.E15]" office:value-type="float" office:value="0">
            <text:p>0</text:p>
          </table:table-cell>
          <table:table-cell table:formula="of:=100*([.K15]-[.D15])/[.D15]" office:value-type="float" office:value="0.00383559434658948">
            <text:p>0.003835594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formula="of:=1.01325*[.B16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6]+[.$H$11]*[.A16]^2+[.$H$12]*[.A16]^3+[.$H$13]*[.A16]^4+[.$H$14]*[.C16]+[.$H$15]*[.A16]*[.C16]+[.$H$16]*[.A16]^2*[.C16]+[.$H$17]*[.A16]^3*[.C16]+[.$H$18]*[.A16]^4*[.C16]+[.$H$19]*[.C16]^2+[.$H$20]*[.A16]*[.C16]^2+[.$H$21]*[.A16]^2*[.C16]^2+[.$H$22]*[.A16]^3*[.C16]^2+[.$H$23]*[.A16]^4*[.C16]^2+[.$H$24]*[.C16]^3+[.$H$25]*[.A16]*[.C16]^3+[.$H$26]*[.A16]^2*[.C16]^3+[.$H$27]*[.A16]^3*[.C16]^3+[.$H$28]*[.A16]^4*[.C16]^3+[.$H$29]*[.C16]^4+[.$H$30]*[.A16]*[.C16]^4+[.$H$31]*[.A16]^2*[.C16]^4+[.$H$32]*[.A16]^3*[.C16]^4+[.$H$33]*[.A16]^4*[.C16]^4" office:value-type="float" office:value="145.135564927554">
            <text:p>145.14</text:p>
          </table:table-cell>
          <table:table-cell/>
          <table:table-cell table:style-name="ce4" office:value-type="string">
            <text:p>R21</text:p>
          </table:table-cell>
          <table:table-cell table:style-name="ce5" office:value-type="float" office:value="0.179844560873926">
            <text:p>0.179844560873926</text:p>
          </table:table-cell>
          <table:table-cell/>
          <table:table-cell office:value-type="float" office:value="0.45">
            <text:p>0.45</text:p>
          </table:table-cell>
          <table:table-cell office:value-type="float" office:value="145.135564927554">
            <text:p>145.135564927554</text:p>
          </table:table-cell>
          <table:table-cell table:formula="of:=[.K16]-[.E16]" office:value-type="float" office:value="0">
            <text:p>0</text:p>
          </table:table-cell>
          <table:table-cell table:formula="of:=100*([.K16]-[.D16])/[.D16]" office:value-type="float" office:value="0.00383444329512713">
            <text:p>0.0038344433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table:formula="of:=1.01325*[.B17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7]+[.$H$11]*[.A17]^2+[.$H$12]*[.A17]^3+[.$H$13]*[.A17]^4+[.$H$14]*[.C17]+[.$H$15]*[.A17]*[.C17]+[.$H$16]*[.A17]^2*[.C17]+[.$H$17]*[.A17]^3*[.C17]+[.$H$18]*[.A17]^4*[.C17]+[.$H$19]*[.C17]^2+[.$H$20]*[.A17]*[.C17]^2+[.$H$21]*[.A17]^2*[.C17]^2+[.$H$22]*[.A17]^3*[.C17]^2+[.$H$23]*[.A17]^4*[.C17]^2+[.$H$24]*[.C17]^3+[.$H$25]*[.A17]*[.C17]^3+[.$H$26]*[.A17]^2*[.C17]^3+[.$H$27]*[.A17]^3*[.C17]^3+[.$H$28]*[.A17]^4*[.C17]^3+[.$H$29]*[.C17]^4+[.$H$30]*[.A17]*[.C17]^4+[.$H$31]*[.A17]^2*[.C17]^4+[.$H$32]*[.A17]^3*[.C17]^4+[.$H$33]*[.A17]^4*[.C17]^4" office:value-type="float" office:value="145.135324482589">
            <text:p>145.14</text:p>
          </table:table-cell>
          <table:table-cell/>
          <table:table-cell table:style-name="ce4" office:value-type="string">
            <text:p>R31</text:p>
          </table:table-cell>
          <table:table-cell table:style-name="ce5" office:value-type="float" office:value="-0.133606331352667">
            <text:p>-0.133606331352667</text:p>
          </table:table-cell>
          <table:table-cell/>
          <table:table-cell office:value-type="float" office:value="0.5">
            <text:p>0.50</text:p>
          </table:table-cell>
          <table:table-cell office:value-type="float" office:value="145.135324482588">
            <text:p>145.135324482588</text:p>
          </table:table-cell>
          <table:table-cell table:formula="of:=[.K17]-[.E17]" office:value-type="float" office:value="0">
            <text:p>0</text:p>
          </table:table-cell>
          <table:table-cell table:formula="of:=100*([.K17]-[.D17])/[.D17]" office:value-type="float" office:value="0.00366876771755786">
            <text:p>0.003668767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table:formula="of:=1.01325*[.B18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8]+[.$H$11]*[.A18]^2+[.$H$12]*[.A18]^3+[.$H$13]*[.A18]^4+[.$H$14]*[.C18]+[.$H$15]*[.A18]*[.C18]+[.$H$16]*[.A18]^2*[.C18]+[.$H$17]*[.A18]^3*[.C18]+[.$H$18]*[.A18]^4*[.C18]+[.$H$19]*[.C18]^2+[.$H$20]*[.A18]*[.C18]^2+[.$H$21]*[.A18]^2*[.C18]^2+[.$H$22]*[.A18]^3*[.C18]^2+[.$H$23]*[.A18]^4*[.C18]^2+[.$H$24]*[.C18]^3+[.$H$25]*[.A18]*[.C18]^3+[.$H$26]*[.A18]^2*[.C18]^3+[.$H$27]*[.A18]^3*[.C18]^3+[.$H$28]*[.A18]^4*[.C18]^3+[.$H$29]*[.C18]^4+[.$H$30]*[.A18]*[.C18]^4+[.$H$31]*[.A18]^2*[.C18]^4+[.$H$32]*[.A18]^3*[.C18]^4+[.$H$33]*[.A18]^4*[.C18]^4" office:value-type="float" office:value="145.134769243346">
            <text:p>145.13</text:p>
          </table:table-cell>
          <table:table-cell/>
          <table:table-cell table:style-name="ce4" office:value-type="string">
            <text:p>R41</text:p>
          </table:table-cell>
          <table:table-cell table:style-name="ce5" office:value-type="float" office:value="0.0410225514249919">
            <text:p>0.041022551424992</text:p>
          </table:table-cell>
          <table:table-cell/>
          <table:table-cell office:value-type="float" office:value="0.55">
            <text:p>0.55</text:p>
          </table:table-cell>
          <table:table-cell office:value-type="float" office:value="145.134769243346">
            <text:p>145.134769243346</text:p>
          </table:table-cell>
          <table:table-cell table:formula="of:=[.K18]-[.E18]" office:value-type="float" office:value="0">
            <text:p>0</text:p>
          </table:table-cell>
          <table:table-cell table:formula="of:=100*([.K18]-[.D18])/[.D18]" office:value-type="float" office:value="0.00328618710508258">
            <text:p>0.0032861871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0">
            <text:p>0</text:p>
          </table:table-cell>
          <table:table-cell table:formula="of:=1.01325*[.B19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19]+[.$H$11]*[.A19]^2+[.$H$12]*[.A19]^3+[.$H$13]*[.A19]^4+[.$H$14]*[.C19]+[.$H$15]*[.A19]*[.C19]+[.$H$16]*[.A19]^2*[.C19]+[.$H$17]*[.A19]^3*[.C19]+[.$H$18]*[.A19]^4*[.C19]+[.$H$19]*[.C19]^2+[.$H$20]*[.A19]*[.C19]^2+[.$H$21]*[.A19]^2*[.C19]^2+[.$H$22]*[.A19]^3*[.C19]^2+[.$H$23]*[.A19]^4*[.C19]^2+[.$H$24]*[.C19]^3+[.$H$25]*[.A19]*[.C19]^3+[.$H$26]*[.A19]^2*[.C19]^3+[.$H$27]*[.A19]^3*[.C19]^3+[.$H$28]*[.A19]^4*[.C19]^3+[.$H$29]*[.C19]^4+[.$H$30]*[.A19]*[.C19]^4+[.$H$31]*[.A19]^2*[.C19]^4+[.$H$32]*[.A19]^3*[.C19]^4+[.$H$33]*[.A19]^4*[.C19]^4" office:value-type="float" office:value="145.133850471915">
            <text:p>145.13</text:p>
          </table:table-cell>
          <table:table-cell/>
          <table:table-cell table:style-name="ce4" office:value-type="string">
            <text:p>R02</text:p>
          </table:table-cell>
          <table:table-cell table:style-name="ce5" office:value-type="float" office:value="-0.0491655379690169">
            <text:p>-0.049165537969017</text:p>
          </table:table-cell>
          <table:table-cell/>
          <table:table-cell office:value-type="float" office:value="0.6">
            <text:p>0.60</text:p>
          </table:table-cell>
          <table:table-cell office:value-type="float" office:value="145.133850471915">
            <text:p>145.133850471915</text:p>
          </table:table-cell>
          <table:table-cell table:formula="of:=[.K19]-[.E19]" office:value-type="float" office:value="0">
            <text:p>0</text:p>
          </table:table-cell>
          <table:table-cell table:formula="of:=100*([.K19]-[.D19])/[.D19]" office:value-type="float" office:value="0.00265311921361331">
            <text:p>0.0026531192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table:formula="of:=1.01325*[.B20]" office:value-type="float" office:value="0">
            <text:p>0.000000</text:p>
          </table:table-cell>
          <table:table-cell office:value-type="float" office:value="145.12">
            <text:p>145.12</text:p>
          </table:table-cell>
          <table:table-cell table:formula="of:=[.$H$9]+[.$H$10]*[.A20]+[.$H$11]*[.A20]^2+[.$H$12]*[.A20]^3+[.$H$13]*[.A20]^4+[.$H$14]*[.C20]+[.$H$15]*[.A20]*[.C20]+[.$H$16]*[.A20]^2*[.C20]+[.$H$17]*[.A20]^3*[.C20]+[.$H$18]*[.A20]^4*[.C20]+[.$H$19]*[.C20]^2+[.$H$20]*[.A20]*[.C20]^2+[.$H$21]*[.A20]^2*[.C20]^2+[.$H$22]*[.A20]^3*[.C20]^2+[.$H$23]*[.A20]^4*[.C20]^2+[.$H$24]*[.C20]^3+[.$H$25]*[.A20]*[.C20]^3+[.$H$26]*[.A20]^2*[.C20]^3+[.$H$27]*[.A20]^3*[.C20]^3+[.$H$28]*[.A20]^4*[.C20]^3+[.$H$29]*[.C20]^4+[.$H$30]*[.A20]*[.C20]^4+[.$H$31]*[.A20]^2*[.C20]^4+[.$H$32]*[.A20]^3*[.C20]^4+[.$H$33]*[.A20]^4*[.C20]^4" office:value-type="float" office:value="145.132546712307">
            <text:p>145.13</text:p>
          </table:table-cell>
          <table:table-cell/>
          <table:table-cell table:style-name="ce4" office:value-type="string">
            <text:p>R12</text:p>
          </table:table-cell>
          <table:table-cell table:style-name="ce5" office:value-type="float" office:value="0.00710698898070406">
            <text:p>0.007106988980704</text:p>
          </table:table-cell>
          <table:table-cell/>
          <table:table-cell office:value-type="float" office:value="0.65">
            <text:p>0.65</text:p>
          </table:table-cell>
          <table:table-cell office:value-type="float" office:value="145.132546712307">
            <text:p>145.132546712307</text:p>
          </table:table-cell>
          <table:table-cell table:formula="of:=[.K20]-[.E20]" office:value-type="float" office:value="0">
            <text:p>0</text:p>
          </table:table-cell>
          <table:table-cell table:formula="of:=100*([.K20]-[.D20])/[.D20]" office:value-type="float" office:value="0.00864574993569936">
            <text:p>0.0086457499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0">
            <text:p>0</text:p>
          </table:table-cell>
          <table:table-cell table:formula="of:=1.01325*[.B21]" office:value-type="float" office:value="0">
            <text:p>0.000000</text:p>
          </table:table-cell>
          <table:table-cell office:value-type="float" office:value="145.12">
            <text:p>145.12</text:p>
          </table:table-cell>
          <table:table-cell table:formula="of:=[.$H$9]+[.$H$10]*[.A21]+[.$H$11]*[.A21]^2+[.$H$12]*[.A21]^3+[.$H$13]*[.A21]^4+[.$H$14]*[.C21]+[.$H$15]*[.A21]*[.C21]+[.$H$16]*[.A21]^2*[.C21]+[.$H$17]*[.A21]^3*[.C21]+[.$H$18]*[.A21]^4*[.C21]+[.$H$19]*[.C21]^2+[.$H$20]*[.A21]*[.C21]^2+[.$H$21]*[.A21]^2*[.C21]^2+[.$H$22]*[.A21]^3*[.C21]^2+[.$H$23]*[.A21]^4*[.C21]^2+[.$H$24]*[.C21]^3+[.$H$25]*[.A21]*[.C21]^3+[.$H$26]*[.A21]^2*[.C21]^3+[.$H$27]*[.A21]^3*[.C21]^3+[.$H$28]*[.A21]^4*[.C21]^3+[.$H$29]*[.C21]^4+[.$H$30]*[.A21]*[.C21]^4+[.$H$31]*[.A21]^2*[.C21]^4+[.$H$32]*[.A21]^3*[.C21]^4+[.$H$33]*[.A21]^4*[.C21]^4" office:value-type="float" office:value="145.130863790455">
            <text:p>145.13</text:p>
          </table:table-cell>
          <table:table-cell/>
          <table:table-cell table:style-name="ce4" office:value-type="string">
            <text:p>R22</text:p>
          </table:table-cell>
          <table:table-cell table:style-name="ce5" office:value-type="float" office:value="-0.00823054225495917">
            <text:p>-0.008230542254959</text:p>
          </table:table-cell>
          <table:table-cell/>
          <table:table-cell office:value-type="float" office:value="0.7">
            <text:p>0.70</text:p>
          </table:table-cell>
          <table:table-cell office:value-type="float" office:value="145.130863790455">
            <text:p>145.130863790455</text:p>
          </table:table-cell>
          <table:table-cell table:formula="of:=[.K21]-[.E21]" office:value-type="float" office:value="0">
            <text:p>0</text:p>
          </table:table-cell>
          <table:table-cell table:formula="of:=100*([.K21]-[.D21])/[.D21]" office:value-type="float" office:value="0.00748607390752975">
            <text:p>0.007486073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1.01325*[.B22]" office:value-type="float" office:value="0">
            <text:p>0.000000</text:p>
          </table:table-cell>
          <table:table-cell office:value-type="float" office:value="145.12">
            <text:p>145.12</text:p>
          </table:table-cell>
          <table:table-cell table:formula="of:=[.$H$9]+[.$H$10]*[.A22]+[.$H$11]*[.A22]^2+[.$H$12]*[.A22]^3+[.$H$13]*[.A22]^4+[.$H$14]*[.C22]+[.$H$15]*[.A22]*[.C22]+[.$H$16]*[.A22]^2*[.C22]+[.$H$17]*[.A22]^3*[.C22]+[.$H$18]*[.A22]^4*[.C22]+[.$H$19]*[.C22]^2+[.$H$20]*[.A22]*[.C22]^2+[.$H$21]*[.A22]^2*[.C22]^2+[.$H$22]*[.A22]^3*[.C22]^2+[.$H$23]*[.A22]^4*[.C22]^2+[.$H$24]*[.C22]^3+[.$H$25]*[.A22]*[.C22]^3+[.$H$26]*[.A22]^2*[.C22]^3+[.$H$27]*[.A22]^3*[.C22]^3+[.$H$28]*[.A22]^4*[.C22]^3+[.$H$29]*[.C22]^4+[.$H$30]*[.A22]*[.C22]^4+[.$H$31]*[.A22]^2*[.C22]^4+[.$H$32]*[.A22]^3*[.C22]^4+[.$H$33]*[.A22]^4*[.C22]^4" office:value-type="float" office:value="145.128834814213">
            <text:p>145.13</text:p>
          </table:table-cell>
          <table:table-cell/>
          <table:table-cell table:style-name="ce4" office:value-type="string">
            <text:p>R32</text:p>
          </table:table-cell>
          <table:table-cell table:style-name="ce6" office:value-type="float" office:value="0.000609542602247144">
            <text:p>0.000609542602247</text:p>
          </table:table-cell>
          <table:table-cell/>
          <table:table-cell office:value-type="float" office:value="0.75">
            <text:p>0.75</text:p>
          </table:table-cell>
          <table:table-cell office:value-type="float" office:value="145.128834814213">
            <text:p>145.128834814213</text:p>
          </table:table-cell>
          <table:table-cell table:formula="of:=[.K22]-[.E22]" office:value-type="float" office:value="0">
            <text:p>0</text:p>
          </table:table-cell>
          <table:table-cell table:formula="of:=100*([.K22]-[.D22])/[.D22]" office:value-type="float" office:value="0.00608793702646367">
            <text:p>0.006087937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0">
            <text:p>0</text:p>
          </table:table-cell>
          <table:table-cell table:formula="of:=1.01325*[.B23]" office:value-type="float" office:value="0">
            <text:p>0.000000</text:p>
          </table:table-cell>
          <table:table-cell office:value-type="float" office:value="145.12">
            <text:p>145.12</text:p>
          </table:table-cell>
          <table:table-cell table:formula="of:=[.$H$9]+[.$H$10]*[.A23]+[.$H$11]*[.A23]^2+[.$H$12]*[.A23]^3+[.$H$13]*[.A23]^4+[.$H$14]*[.C23]+[.$H$15]*[.A23]*[.C23]+[.$H$16]*[.A23]^2*[.C23]+[.$H$17]*[.A23]^3*[.C23]+[.$H$18]*[.A23]^4*[.C23]+[.$H$19]*[.C23]^2+[.$H$20]*[.A23]*[.C23]^2+[.$H$21]*[.A23]^2*[.C23]^2+[.$H$22]*[.A23]^3*[.C23]^2+[.$H$23]*[.A23]^4*[.C23]^2+[.$H$24]*[.C23]^3+[.$H$25]*[.A23]*[.C23]^3+[.$H$26]*[.A23]^2*[.C23]^3+[.$H$27]*[.A23]^3*[.C23]^3+[.$H$28]*[.A23]^4*[.C23]^3+[.$H$29]*[.C23]^4+[.$H$30]*[.A23]*[.C23]^4+[.$H$31]*[.A23]^2*[.C23]^4+[.$H$32]*[.A23]^3*[.C23]^4+[.$H$33]*[.A23]^4*[.C23]^4" office:value-type="float" office:value="145.126520173358">
            <text:p>145.13</text:p>
          </table:table-cell>
          <table:table-cell/>
          <table:table-cell table:style-name="ce4" office:value-type="string">
            <text:p>R42</text:p>
          </table:table-cell>
          <table:table-cell table:style-name="ce6" office:value-type="float" office:value="0.00114916775392305">
            <text:p>0.001149167753923</text:p>
          </table:table-cell>
          <table:table-cell/>
          <table:table-cell office:value-type="float" office:value="0.8">
            <text:p>0.80</text:p>
          </table:table-cell>
          <table:table-cell office:value-type="float" office:value="145.126520173358">
            <text:p>145.126520173358</text:p>
          </table:table-cell>
          <table:table-cell table:formula="of:=[.K23]-[.E23]" office:value-type="float" office:value="0">
            <text:p>0</text:p>
          </table:table-cell>
          <table:table-cell table:formula="of:=100*([.K23]-[.D23])/[.D23]" office:value-type="float" office:value="0.0044929529751834">
            <text:p>0.0044929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table:formula="of:=1.01325*[.B24]" office:value-type="float" office:value="0">
            <text:p>0.000000</text:p>
          </table:table-cell>
          <table:table-cell office:value-type="float" office:value="145.12">
            <text:p>145.12</text:p>
          </table:table-cell>
          <table:table-cell table:formula="of:=[.$H$9]+[.$H$10]*[.A24]+[.$H$11]*[.A24]^2+[.$H$12]*[.A24]^3+[.$H$13]*[.A24]^4+[.$H$14]*[.C24]+[.$H$15]*[.A24]*[.C24]+[.$H$16]*[.A24]^2*[.C24]+[.$H$17]*[.A24]^3*[.C24]+[.$H$18]*[.A24]^4*[.C24]+[.$H$19]*[.C24]^2+[.$H$20]*[.A24]*[.C24]^2+[.$H$21]*[.A24]^2*[.C24]^2+[.$H$22]*[.A24]^3*[.C24]^2+[.$H$23]*[.A24]^4*[.C24]^2+[.$H$24]*[.C24]^3+[.$H$25]*[.A24]*[.C24]^3+[.$H$26]*[.A24]^2*[.C24]^3+[.$H$27]*[.A24]^3*[.C24]^3+[.$H$28]*[.A24]^4*[.C24]^3+[.$H$29]*[.C24]^4+[.$H$30]*[.A24]*[.C24]^4+[.$H$31]*[.A24]^2*[.C24]^4+[.$H$32]*[.A24]^3*[.C24]^4+[.$H$33]*[.A24]^4*[.C24]^4" office:value-type="float" office:value="145.124007539587">
            <text:p>145.12</text:p>
          </table:table-cell>
          <table:table-cell/>
          <table:table-cell table:style-name="ce4" office:value-type="string">
            <text:p>R03</text:p>
          </table:table-cell>
          <table:table-cell table:style-name="ce6" office:value-type="float" office:value="0.00134150376437539">
            <text:p>0.001341503764375</text:p>
          </table:table-cell>
          <table:table-cell/>
          <table:table-cell office:value-type="float" office:value="0.85">
            <text:p>0.85</text:p>
          </table:table-cell>
          <table:table-cell office:value-type="float" office:value="145.124007539587">
            <text:p>145.124007539587</text:p>
          </table:table-cell>
          <table:table-cell table:formula="of:=[.K24]-[.E24]" office:value-type="float" office:value="0">
            <text:p>0</text:p>
          </table:table-cell>
          <table:table-cell table:formula="of:=100*([.K24]-[.D24])/[.D24]" office:value-type="float" office:value="0.00276153499683401">
            <text:p>0.002761535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0">
            <text:p>0</text:p>
          </table:table-cell>
          <table:table-cell table:formula="of:=1.01325*[.B25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25]+[.$H$11]*[.A25]^2+[.$H$12]*[.A25]^3+[.$H$13]*[.A25]^4+[.$H$14]*[.C25]+[.$H$15]*[.A25]*[.C25]+[.$H$16]*[.A25]^2*[.C25]+[.$H$17]*[.A25]^3*[.C25]+[.$H$18]*[.A25]^4*[.C25]+[.$H$19]*[.C25]^2+[.$H$20]*[.A25]*[.C25]^2+[.$H$21]*[.A25]^2*[.C25]^2+[.$H$22]*[.A25]^3*[.C25]^2+[.$H$23]*[.A25]^4*[.C25]^2+[.$H$24]*[.C25]^3+[.$H$25]*[.A25]*[.C25]^3+[.$H$26]*[.A25]^2*[.C25]^3+[.$H$27]*[.A25]^3*[.C25]^3+[.$H$28]*[.A25]^4*[.C25]^3+[.$H$29]*[.C25]^4+[.$H$30]*[.A25]*[.C25]^4+[.$H$31]*[.A25]^2*[.C25]^4+[.$H$32]*[.A25]^3*[.C25]^4+[.$H$33]*[.A25]^4*[.C25]^4" office:value-type="float" office:value="145.121411866522">
            <text:p>145.12</text:p>
          </table:table-cell>
          <table:table-cell/>
          <table:table-cell table:style-name="ce4" office:value-type="string">
            <text:p>R13</text:p>
          </table:table-cell>
          <table:table-cell table:style-name="ce6" office:value-type="float" office:value="-0.000362007479155813">
            <text:p>-0.000362007479156</text:p>
          </table:table-cell>
          <table:table-cell/>
          <table:table-cell office:value-type="float" office:value="0.9">
            <text:p>0.90</text:p>
          </table:table-cell>
          <table:table-cell office:value-type="float" office:value="145.121411866522">
            <text:p>145.121411866522</text:p>
          </table:table-cell>
          <table:table-cell table:formula="of:=[.K25]-[.E25]" office:value-type="float" office:value="0">
            <text:p>0</text:p>
          </table:table-cell>
          <table:table-cell table:formula="of:=100*([.K25]-[.D25])/[.D25]" office:value-type="float" office:value="0.00786428676300549">
            <text:p>0.007864286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table:formula="of:=1.01325*[.B26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26]+[.$H$11]*[.A26]^2+[.$H$12]*[.A26]^3+[.$H$13]*[.A26]^4+[.$H$14]*[.C26]+[.$H$15]*[.A26]*[.C26]+[.$H$16]*[.A26]^2*[.C26]+[.$H$17]*[.A26]^3*[.C26]+[.$H$18]*[.A26]^4*[.C26]+[.$H$19]*[.C26]^2+[.$H$20]*[.A26]*[.C26]^2+[.$H$21]*[.A26]^2*[.C26]^2+[.$H$22]*[.A26]^3*[.C26]^2+[.$H$23]*[.A26]^4*[.C26]^2+[.$H$24]*[.C26]^3+[.$H$25]*[.A26]*[.C26]^3+[.$H$26]*[.A26]^2*[.C26]^3+[.$H$27]*[.A26]^3*[.C26]^3+[.$H$28]*[.A26]^4*[.C26]^3+[.$H$29]*[.C26]^4+[.$H$30]*[.A26]*[.C26]^4+[.$H$31]*[.A26]^2*[.C26]^4+[.$H$32]*[.A26]^3*[.C26]^4+[.$H$33]*[.A26]^4*[.C26]^4" office:value-type="float" office:value="145.118875389703">
            <text:p>145.12</text:p>
          </table:table-cell>
          <table:table-cell/>
          <table:table-cell table:style-name="ce4" office:value-type="string">
            <text:p>R23</text:p>
          </table:table-cell>
          <table:table-cell table:style-name="ce6" office:value-type="float" office:value="0.000358809384119285">
            <text:p>0.000358809384119</text:p>
          </table:table-cell>
          <table:table-cell/>
          <table:table-cell office:value-type="float" office:value="0.95">
            <text:p>0.95</text:p>
          </table:table-cell>
          <table:table-cell office:value-type="float" office:value="145.118875389703">
            <text:p>145.118875389703</text:p>
          </table:table-cell>
          <table:table-cell table:formula="of:=[.K26]-[.E26]" office:value-type="float" office:value="0">
            <text:p>0</text:p>
          </table:table-cell>
          <table:table-cell table:formula="of:=100*([.K26]-[.D26])/[.D26]" office:value-type="float" office:value="0.00611631844998967">
            <text:p>0.0061163184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0">
            <text:p>0</text:p>
          </table:table-cell>
          <table:table-cell table:formula="of:=1.01325*[.B27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27]+[.$H$11]*[.A27]^2+[.$H$12]*[.A27]^3+[.$H$13]*[.A27]^4+[.$H$14]*[.C27]+[.$H$15]*[.A27]*[.C27]+[.$H$16]*[.A27]^2*[.C27]+[.$H$17]*[.A27]^3*[.C27]+[.$H$18]*[.A27]^4*[.C27]+[.$H$19]*[.C27]^2+[.$H$20]*[.A27]*[.C27]^2+[.$H$21]*[.A27]^2*[.C27]^2+[.$H$22]*[.A27]^3*[.C27]^2+[.$H$23]*[.A27]^4*[.C27]^2+[.$H$24]*[.C27]^3+[.$H$25]*[.A27]*[.C27]^3+[.$H$26]*[.A27]^2*[.C27]^3+[.$H$27]*[.A27]^3*[.C27]^3+[.$H$28]*[.A27]^4*[.C27]^3+[.$H$29]*[.C27]^4+[.$H$30]*[.A27]*[.C27]^4+[.$H$31]*[.A27]^2*[.C27]^4+[.$H$32]*[.A27]^3*[.C27]^4+[.$H$33]*[.A27]^4*[.C27]^4" office:value-type="float" office:value="145.116567626594">
            <text:p>145.12</text:p>
          </table:table-cell>
          <table:table-cell/>
          <table:table-cell table:style-name="ce4" office:value-type="string">
            <text:p>R33</text:p>
          </table:table-cell>
          <table:table-cell table:style-name="ce6" office:value-type="float" office:value="0.0000648183954357443">
            <text:p>0.000064818395436</text:p>
          </table:table-cell>
          <table:table-cell/>
          <table:table-cell office:value-type="float" office:value="1">
            <text:p>1.00</text:p>
          </table:table-cell>
          <table:table-cell office:value-type="float" office:value="145.116567626594">
            <text:p>145.116567626594</text:p>
          </table:table-cell>
          <table:table-cell table:formula="of:=[.K27]-[.E27]" office:value-type="float" office:value="0">
            <text:p>0</text:p>
          </table:table-cell>
          <table:table-cell table:formula="of:=100*([.K27]-[.D27])/[.D27]" office:value-type="float" office:value="0.00452596416076971">
            <text:p>0.0045259642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formula="of:=1.01325*[.B28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28]+[.$H$11]*[.A28]^2+[.$H$12]*[.A28]^3+[.$H$13]*[.A28]^4+[.$H$14]*[.C28]+[.$H$15]*[.A28]*[.C28]+[.$H$16]*[.A28]^2*[.C28]+[.$H$17]*[.A28]^3*[.C28]+[.$H$18]*[.A28]^4*[.C28]+[.$H$19]*[.C28]^2+[.$H$20]*[.A28]*[.C28]^2+[.$H$21]*[.A28]^2*[.C28]^2+[.$H$22]*[.A28]^3*[.C28]^2+[.$H$23]*[.A28]^4*[.C28]^2+[.$H$24]*[.C28]^3+[.$H$25]*[.A28]*[.C28]^3+[.$H$26]*[.A28]^2*[.C28]^3+[.$H$27]*[.A28]^3*[.C28]^3+[.$H$28]*[.A28]^4*[.C28]^3+[.$H$29]*[.C28]^4+[.$H$30]*[.A28]*[.C28]^4+[.$H$31]*[.A28]^2*[.C28]^4+[.$H$32]*[.A28]^3*[.C28]^4+[.$H$33]*[.A28]^4*[.C28]^4" office:value-type="float" office:value="145.11468537658">
            <text:p>145.11</text:p>
          </table:table-cell>
          <table:table-cell/>
          <table:table-cell table:style-name="ce4" office:value-type="string">
            <text:p>R43</text:p>
          </table:table-cell>
          <table:table-cell table:style-name="ce6" office:value-type="float" office:value="-0.000104112551302632">
            <text:p>-0.000104112551303</text:p>
          </table:table-cell>
          <table:table-cell/>
          <table:table-cell office:value-type="float" office:value="1.05">
            <text:p>1.05</text:p>
          </table:table-cell>
          <table:table-cell office:value-type="float" office:value="145.11468537658">
            <text:p>145.11468537658</text:p>
          </table:table-cell>
          <table:table-cell table:formula="of:=[.K28]-[.E28]" office:value-type="float" office:value="0">
            <text:p>0</text:p>
          </table:table-cell>
          <table:table-cell table:formula="of:=100*([.K28]-[.D28])/[.D28]" office:value-type="float" office:value="0.00322884472455413">
            <text:p>0.0032288447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0">
            <text:p>0</text:p>
          </table:table-cell>
          <table:table-cell table:formula="of:=1.01325*[.B29]" office:value-type="float" office:value="0">
            <text:p>0.000000</text:p>
          </table:table-cell>
          <table:table-cell office:value-type="float" office:value="145.1">
            <text:p>145.10</text:p>
          </table:table-cell>
          <table:table-cell table:formula="of:=[.$H$9]+[.$H$10]*[.A29]+[.$H$11]*[.A29]^2+[.$H$12]*[.A29]^3+[.$H$13]*[.A29]^4+[.$H$14]*[.C29]+[.$H$15]*[.A29]*[.C29]+[.$H$16]*[.A29]^2*[.C29]+[.$H$17]*[.A29]^3*[.C29]+[.$H$18]*[.A29]^4*[.C29]+[.$H$19]*[.C29]^2+[.$H$20]*[.A29]*[.C29]^2+[.$H$21]*[.A29]^2*[.C29]^2+[.$H$22]*[.A29]^3*[.C29]^2+[.$H$23]*[.A29]^4*[.C29]^2+[.$H$24]*[.C29]^3+[.$H$25]*[.A29]*[.C29]^3+[.$H$26]*[.A29]^2*[.C29]^3+[.$H$27]*[.A29]^3*[.C29]^3+[.$H$28]*[.A29]^4*[.C29]^3+[.$H$29]*[.C29]^4+[.$H$30]*[.A29]*[.C29]^4+[.$H$31]*[.A29]^2*[.C29]^4+[.$H$32]*[.A29]^3*[.C29]^4+[.$H$33]*[.A29]^4*[.C29]^4" office:value-type="float" office:value="145.113452720968">
            <text:p>145.11</text:p>
          </table:table-cell>
          <table:table-cell/>
          <table:table-cell table:style-name="ce4" office:value-type="string">
            <text:p>R04</text:p>
          </table:table-cell>
          <table:table-cell table:style-name="ce6" office:value-type="float" office:value="-0.0000169907294147215">
            <text:p>-0.000016990729415</text:p>
          </table:table-cell>
          <table:table-cell/>
          <table:table-cell office:value-type="float" office:value="1.1">
            <text:p>1.10</text:p>
          </table:table-cell>
          <table:table-cell office:value-type="float" office:value="145.113452720968">
            <text:p>145.113452720968</text:p>
          </table:table-cell>
          <table:table-cell table:formula="of:=[.K29]-[.E29]" office:value-type="float" office:value="0">
            <text:p>0</text:p>
          </table:table-cell>
          <table:table-cell table:formula="of:=100*([.K29]-[.D29])/[.D29]" office:value-type="float" office:value="0.00927134456803418">
            <text:p>0.009271344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formula="of:=1.01325*[.B30]" office:value-type="float" office:value="0">
            <text:p>0.000000</text:p>
          </table:table-cell>
          <table:table-cell office:value-type="float" office:value="145.1">
            <text:p>145.10</text:p>
          </table:table-cell>
          <table:table-cell table:formula="of:=[.$H$9]+[.$H$10]*[.A30]+[.$H$11]*[.A30]^2+[.$H$12]*[.A30]^3+[.$H$13]*[.A30]^4+[.$H$14]*[.C30]+[.$H$15]*[.A30]*[.C30]+[.$H$16]*[.A30]^2*[.C30]+[.$H$17]*[.A30]^3*[.C30]+[.$H$18]*[.A30]^4*[.C30]+[.$H$19]*[.C30]^2+[.$H$20]*[.A30]*[.C30]^2+[.$H$21]*[.A30]^2*[.C30]^2+[.$H$22]*[.A30]^3*[.C30]^2+[.$H$23]*[.A30]^4*[.C30]^2+[.$H$24]*[.C30]^3+[.$H$25]*[.A30]*[.C30]^3+[.$H$26]*[.A30]^2*[.C30]^3+[.$H$27]*[.A30]^3*[.C30]^3+[.$H$28]*[.A30]^4*[.C30]^3+[.$H$29]*[.C30]^4+[.$H$30]*[.A30]*[.C30]^4+[.$H$31]*[.A30]^2*[.C30]^4+[.$H$32]*[.A30]^3*[.C30]^4+[.$H$33]*[.A30]^4*[.C30]^4" office:value-type="float" office:value="145.113121022988">
            <text:p>145.11</text:p>
          </table:table-cell>
          <table:table-cell/>
          <table:table-cell table:style-name="ce4" office:value-type="string">
            <text:p>R14</text:p>
          </table:table-cell>
          <table:table-cell table:style-name="ce6" office:value-type="float" office:value="0.00000553820368251779">
            <text:p>0.000005538203683</text:p>
          </table:table-cell>
          <table:table-cell/>
          <table:table-cell office:value-type="float" office:value="1.15">
            <text:p>1.15</text:p>
          </table:table-cell>
          <table:table-cell office:value-type="float" office:value="145.113121022988">
            <text:p>145.113121022988</text:p>
          </table:table-cell>
          <table:table-cell table:formula="of:=[.K30]-[.E30]" office:value-type="float" office:value="0">
            <text:p>0</text:p>
          </table:table-cell>
          <table:table-cell table:formula="of:=100*([.K30]-[.D30])/[.D30]" office:value-type="float" office:value="0.00904274499490327">
            <text:p>0.00904274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0">
            <text:p>0</text:p>
          </table:table-cell>
          <table:table-cell table:formula="of:=1.01325*[.B31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31]+[.$H$11]*[.A31]^2+[.$H$12]*[.A31]^3+[.$H$13]*[.A31]^4+[.$H$14]*[.C31]+[.$H$15]*[.A31]*[.C31]+[.$H$16]*[.A31]^2*[.C31]+[.$H$17]*[.A31]^3*[.C31]+[.$H$18]*[.A31]^4*[.C31]+[.$H$19]*[.C31]^2+[.$H$20]*[.A31]*[.C31]^2+[.$H$21]*[.A31]^2*[.C31]^2+[.$H$22]*[.A31]^3*[.C31]^2+[.$H$23]*[.A31]^4*[.C31]^2+[.$H$24]*[.C31]^3+[.$H$25]*[.A31]*[.C31]^3+[.$H$26]*[.A31]^2*[.C31]^3+[.$H$27]*[.A31]^3*[.C31]^3+[.$H$28]*[.A31]^4*[.C31]^3+[.$H$29]*[.C31]^4+[.$H$30]*[.A31]*[.C31]^4+[.$H$31]*[.A31]^2*[.C31]^4+[.$H$32]*[.A31]^3*[.C31]^4+[.$H$33]*[.A31]^4*[.C31]^4" office:value-type="float" office:value="145.113968927789">
            <text:p>145.11</text:p>
          </table:table-cell>
          <table:table-cell/>
          <table:table-cell table:style-name="ce4" office:value-type="string">
            <text:p>R24</text:p>
          </table:table-cell>
          <table:table-cell table:style-name="ce6" office:value-type="float" office:value="-0.00000315773411115185">
            <text:p>-0.000003157734111</text:p>
          </table:table-cell>
          <table:table-cell/>
          <table:table-cell office:value-type="float" office:value="1.2">
            <text:p>1.20</text:p>
          </table:table-cell>
          <table:table-cell office:value-type="float" office:value="145.113968927789">
            <text:p>145.113968927789</text:p>
          </table:table-cell>
          <table:table-cell table:formula="of:=[.K31]-[.E31]" office:value-type="float" office:value="0">
            <text:p>0</text:p>
          </table:table-cell>
          <table:table-cell table:formula="of:=100*([.K31]-[.D31])/[.D31]" office:value-type="float" office:value="0.00273511666231875">
            <text:p>0.002735116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table:formula="of:=1.01325*[.B32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32]+[.$H$11]*[.A32]^2+[.$H$12]*[.A32]^3+[.$H$13]*[.A32]^4+[.$H$14]*[.C32]+[.$H$15]*[.A32]*[.C32]+[.$H$16]*[.A32]^2*[.C32]+[.$H$17]*[.A32]^3*[.C32]+[.$H$18]*[.A32]^4*[.C32]+[.$H$19]*[.C32]^2+[.$H$20]*[.A32]*[.C32]^2+[.$H$21]*[.A32]^2*[.C32]^2+[.$H$22]*[.A32]^3*[.C32]^2+[.$H$23]*[.A32]^4*[.C32]^2+[.$H$24]*[.C32]^3+[.$H$25]*[.A32]*[.C32]^3+[.$H$26]*[.A32]^2*[.C32]^3+[.$H$27]*[.A32]^3*[.C32]^3+[.$H$28]*[.A32]^4*[.C32]^3+[.$H$29]*[.C32]^4+[.$H$30]*[.A32]*[.C32]^4+[.$H$31]*[.A32]^2*[.C32]^4+[.$H$32]*[.A32]^3*[.C32]^4+[.$H$33]*[.A32]^4*[.C32]^4" office:value-type="float" office:value="145.116302362444">
            <text:p>145.12</text:p>
          </table:table-cell>
          <table:table-cell/>
          <table:table-cell table:style-name="ce4" office:value-type="string">
            <text:p>R34</text:p>
          </table:table-cell>
          <table:table-cell table:style-name="ce6" office:value-type="float" office:value="-0.00000499967306911142">
            <text:p>-0.000004999673069</text:p>
          </table:table-cell>
          <table:table-cell/>
          <table:table-cell office:value-type="float" office:value="1.25">
            <text:p>1.25</text:p>
          </table:table-cell>
          <table:table-cell office:value-type="float" office:value="145.116302362444">
            <text:p>145.116302362444</text:p>
          </table:table-cell>
          <table:table-cell table:formula="of:=[.K32]-[.E32]" office:value-type="float" office:value="0">
            <text:p>0</text:p>
          </table:table-cell>
          <table:table-cell table:formula="of:=100*([.K32]-[.D32])/[.D32]" office:value-type="float" office:value="0.00434316204525919">
            <text:p>0.004343162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0">
            <text:p>0</text:p>
          </table:table-cell>
          <table:table-cell table:formula="of:=1.01325*[.B33]" office:value-type="float" office:value="0">
            <text:p>0.000000</text:p>
          </table:table-cell>
          <table:table-cell office:value-type="float" office:value="145.11">
            <text:p>145.11</text:p>
          </table:table-cell>
          <table:table-cell table:formula="of:=[.$H$9]+[.$H$10]*[.A33]+[.$H$11]*[.A33]^2+[.$H$12]*[.A33]^3+[.$H$13]*[.A33]^4+[.$H$14]*[.C33]+[.$H$15]*[.A33]*[.C33]+[.$H$16]*[.A33]^2*[.C33]+[.$H$17]*[.A33]^3*[.C33]+[.$H$18]*[.A33]^4*[.C33]+[.$H$19]*[.C33]^2+[.$H$20]*[.A33]*[.C33]^2+[.$H$21]*[.A33]^2*[.C33]^2+[.$H$22]*[.A33]^3*[.C33]^2+[.$H$23]*[.A33]^4*[.C33]^2+[.$H$24]*[.C33]^3+[.$H$25]*[.A33]*[.C33]^3+[.$H$26]*[.A33]^2*[.C33]^3+[.$H$27]*[.A33]^3*[.C33]^3+[.$H$28]*[.A33]^4*[.C33]^3+[.$H$29]*[.C33]^4+[.$H$30]*[.A33]*[.C33]^4+[.$H$31]*[.A33]^2*[.C33]^4+[.$H$32]*[.A33]^3*[.C33]^4+[.$H$33]*[.A33]^4*[.C33]^4" office:value-type="float" office:value="145.120454535947">
            <text:p>145.12</text:p>
          </table:table-cell>
          <table:table-cell/>
          <table:table-cell table:style-name="ce4" office:value-type="string">
            <text:p>R44</text:p>
          </table:table-cell>
          <table:table-cell table:style-name="ce6" office:value-type="float" office:value="0.00000341331223469437">
            <text:p>0.000003413312235</text:p>
          </table:table-cell>
          <table:table-cell/>
          <table:table-cell office:value-type="float" office:value="1.3">
            <text:p>1.30</text:p>
          </table:table-cell>
          <table:table-cell office:value-type="float" office:value="145.120454535947">
            <text:p>145.120454535947</text:p>
          </table:table-cell>
          <table:table-cell table:formula="of:=[.K33]-[.E33]" office:value-type="float" office:value="0">
            <text:p>0</text:p>
          </table:table-cell>
          <table:table-cell table:formula="of:=100*([.K33]-[.D33])/[.D33]" office:value-type="float" office:value="0.00720455926350713">
            <text:p>0.007204559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table:formula="of:=1.01325*[.B34]" office:value-type="float" office:value="0">
            <text:p>0.000000</text:p>
          </table:table-cell>
          <table:table-cell office:value-type="float" office:value="145.12">
            <text:p>145.12</text:p>
          </table:table-cell>
          <table:table-cell table:formula="of:=[.$H$9]+[.$H$10]*[.A34]+[.$H$11]*[.A34]^2+[.$H$12]*[.A34]^3+[.$H$13]*[.A34]^4+[.$H$14]*[.C34]+[.$H$15]*[.A34]*[.C34]+[.$H$16]*[.A34]^2*[.C34]+[.$H$17]*[.A34]^3*[.C34]+[.$H$18]*[.A34]^4*[.C34]+[.$H$19]*[.C34]^2+[.$H$20]*[.A34]*[.C34]^2+[.$H$21]*[.A34]^2*[.C34]^2+[.$H$22]*[.A34]^3*[.C34]^2+[.$H$23]*[.A34]^4*[.C34]^2+[.$H$24]*[.C34]^3+[.$H$25]*[.A34]*[.C34]^3+[.$H$26]*[.A34]^2*[.C34]^3+[.$H$27]*[.A34]^3*[.C34]^3+[.$H$28]*[.A34]^4*[.C34]^3+[.$H$29]*[.C34]^4+[.$H$30]*[.A34]*[.C34]^4+[.$H$31]*[.A34]^2*[.C34]^4+[.$H$32]*[.A34]^3*[.C34]^4+[.$H$33]*[.A34]^4*[.C34]^4" office:value-type="float" office:value="145.126785939215">
            <text:p>145.1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string">
            <text:p><text:s/>145.126785939215</text:p>
          </table:table-cell>
          <table:table-cell table:formula="of:=[.K34]-[.E34]" office:value-type="float" office:value="0">
            <text:p>0</text:p>
          </table:table-cell>
          <table:table-cell table:formula="of:=100*([.K34]-[.D34])/[.D34]" office:value-type="float" office:value="0.00467608821320764">
            <text:p>0.0046760882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0">
            <text:p>0</text:p>
          </table:table-cell>
          <table:table-cell table:formula="of:=1.01325*[.B35]" office:value-type="float" office:value="0">
            <text:p>0.000000</text:p>
          </table:table-cell>
          <table:table-cell office:value-type="float" office:value="145.13">
            <text:p>145.13</text:p>
          </table:table-cell>
          <table:table-cell table:formula="of:=[.$H$9]+[.$H$10]*[.A35]+[.$H$11]*[.A35]^2+[.$H$12]*[.A35]^3+[.$H$13]*[.A35]^4+[.$H$14]*[.C35]+[.$H$15]*[.A35]*[.C35]+[.$H$16]*[.A35]^2*[.C35]+[.$H$17]*[.A35]^3*[.C35]+[.$H$18]*[.A35]^4*[.C35]+[.$H$19]*[.C35]^2+[.$H$20]*[.A35]*[.C35]^2+[.$H$21]*[.A35]^2*[.C35]^2+[.$H$22]*[.A35]^3*[.C35]^2+[.$H$23]*[.A35]^4*[.C35]^2+[.$H$24]*[.C35]^3+[.$H$25]*[.A35]*[.C35]^3+[.$H$26]*[.A35]^2*[.C35]^3+[.$H$27]*[.A35]^3*[.C35]^3+[.$H$28]*[.A35]^4*[.C35]^3+[.$H$29]*[.C35]^4+[.$H$30]*[.A35]*[.C35]^4+[.$H$31]*[.A35]^2*[.C35]^4+[.$H$32]*[.A35]^3*[.C35]^4+[.$H$33]*[.A35]^4*[.C35]^4" office:value-type="float" office:value="145.135684345084">
            <text:p>145.14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45.135684345085">
            <text:p>145.135684345085</text:p>
          </table:table-cell>
          <table:table-cell table:formula="of:=[.K35]-[.E35]" office:value-type="float" office:value="0">
            <text:p>0</text:p>
          </table:table-cell>
          <table:table-cell table:formula="of:=100*([.K35]-[.D35])/[.D35]" office:value-type="float" office:value="0.00391672644147859">
            <text:p>0.0039167264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table:formula="of:=1.01325*[.B36]" office:value-type="float" office:value="0">
            <text:p>0.000000</text:p>
          </table:table-cell>
          <table:table-cell office:value-type="float" office:value="145.14">
            <text:p>145.14</text:p>
          </table:table-cell>
          <table:table-cell table:formula="of:=[.$H$9]+[.$H$10]*[.A36]+[.$H$11]*[.A36]^2+[.$H$12]*[.A36]^3+[.$H$13]*[.A36]^4+[.$H$14]*[.C36]+[.$H$15]*[.A36]*[.C36]+[.$H$16]*[.A36]^2*[.C36]+[.$H$17]*[.A36]^3*[.C36]+[.$H$18]*[.A36]^4*[.C36]+[.$H$19]*[.C36]^2+[.$H$20]*[.A36]*[.C36]^2+[.$H$21]*[.A36]^2*[.C36]^2+[.$H$22]*[.A36]^3*[.C36]^2+[.$H$23]*[.A36]^4*[.C36]^2+[.$H$24]*[.C36]^3+[.$H$25]*[.A36]*[.C36]^3+[.$H$26]*[.A36]^2*[.C36]^3+[.$H$27]*[.A36]^3*[.C36]^3+[.$H$28]*[.A36]^4*[.C36]^3+[.$H$29]*[.C36]^4+[.$H$30]*[.A36]*[.C36]^4+[.$H$31]*[.A36]^2*[.C36]^4+[.$H$32]*[.A36]^3*[.C36]^4+[.$H$33]*[.A36]^4*[.C36]^4" office:value-type="float" office:value="145.147564808315">
            <text:p>145.15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45.147564808316">
            <text:p>145.147564808316</text:p>
          </table:table-cell>
          <table:table-cell table:formula="of:=[.K36]-[.E36]" office:value-type="float" office:value="0">
            <text:p>0</text:p>
          </table:table-cell>
          <table:table-cell table:formula="of:=100*([.K36]-[.D36])/[.D36]" office:value-type="float" office:value="0.00521207683307257">
            <text:p>0.0052120768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0">
            <text:p>0</text:p>
          </table:table-cell>
          <table:table-cell table:formula="of:=1.01325*[.B37]" office:value-type="float" office:value="0">
            <text:p>0.000000</text:p>
          </table:table-cell>
          <table:table-cell office:value-type="float" office:value="145.16">
            <text:p>145.16</text:p>
          </table:table-cell>
          <table:table-cell table:formula="of:=[.$H$9]+[.$H$10]*[.A37]+[.$H$11]*[.A37]^2+[.$H$12]*[.A37]^3+[.$H$13]*[.A37]^4+[.$H$14]*[.C37]+[.$H$15]*[.A37]*[.C37]+[.$H$16]*[.A37]^2*[.C37]+[.$H$17]*[.A37]^3*[.C37]+[.$H$18]*[.A37]^4*[.C37]+[.$H$19]*[.C37]^2+[.$H$20]*[.A37]*[.C37]^2+[.$H$21]*[.A37]^2*[.C37]^2+[.$H$22]*[.A37]^3*[.C37]^2+[.$H$23]*[.A37]^4*[.C37]^2+[.$H$24]*[.C37]^3+[.$H$25]*[.A37]*[.C37]^3+[.$H$26]*[.A37]^2*[.C37]^3+[.$H$27]*[.A37]^3*[.C37]^3+[.$H$28]*[.A37]^4*[.C37]^3+[.$H$29]*[.C37]^4+[.$H$30]*[.A37]*[.C37]^4+[.$H$31]*[.A37]^2*[.C37]^4+[.$H$32]*[.A37]^3*[.C37]^4+[.$H$33]*[.A37]^4*[.C37]^4" office:value-type="float" office:value="145.162869665589">
            <text:p>145.16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45.162869665589">
            <text:p>145.162869665589</text:p>
          </table:table-cell>
          <table:table-cell table:formula="of:=[.K37]-[.E37]" office:value-type="float" office:value="0">
            <text:p>0</text:p>
          </table:table-cell>
          <table:table-cell table:formula="of:=100*([.K37]-[.D37])/[.D37]" office:value-type="float" office:value="0.00197689831165747">
            <text:p>0.0019768983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">
            <text:p>0</text:p>
          </table:table-cell>
          <table:table-cell table:formula="of:=1.01325*[.B38]" office:value-type="float" office:value="0">
            <text:p>0.000000</text:p>
          </table:table-cell>
          <table:table-cell office:value-type="float" office:value="145.18">
            <text:p>145.18</text:p>
          </table:table-cell>
          <table:table-cell table:formula="of:=[.$H$9]+[.$H$10]*[.A38]+[.$H$11]*[.A38]^2+[.$H$12]*[.A38]^3+[.$H$13]*[.A38]^4+[.$H$14]*[.C38]+[.$H$15]*[.A38]*[.C38]+[.$H$16]*[.A38]^2*[.C38]+[.$H$17]*[.A38]^3*[.C38]+[.$H$18]*[.A38]^4*[.C38]+[.$H$19]*[.C38]^2+[.$H$20]*[.A38]*[.C38]^2+[.$H$21]*[.A38]^2*[.C38]^2+[.$H$22]*[.A38]^3*[.C38]^2+[.$H$23]*[.A38]^4*[.C38]^2+[.$H$24]*[.C38]^3+[.$H$25]*[.A38]*[.C38]^3+[.$H$26]*[.A38]^2*[.C38]^3+[.$H$27]*[.A38]^3*[.C38]^3+[.$H$28]*[.A38]^4*[.C38]^3+[.$H$29]*[.C38]^4+[.$H$30]*[.A38]*[.C38]^4+[.$H$31]*[.A38]^2*[.C38]^4+[.$H$32]*[.A38]^3*[.C38]^4+[.$H$33]*[.A38]^4*[.C38]^4" office:value-type="float" office:value="145.182068535509">
            <text:p>145.18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45.182068535509">
            <text:p>145.182068535509</text:p>
          </table:table-cell>
          <table:table-cell table:formula="of:=[.K38]-[.E38]" office:value-type="float" office:value="0">
            <text:p>0</text:p>
          </table:table-cell>
          <table:table-cell table:formula="of:=100*([.K38]-[.D38])/[.D38]" office:value-type="float" office:value="0.00142480748641927">
            <text:p>0.0014248075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0">
            <text:p>0</text:p>
          </table:table-cell>
          <table:table-cell table:formula="of:=1.01325*[.B39]" office:value-type="float" office:value="0">
            <text:p>0.000000</text:p>
          </table:table-cell>
          <table:table-cell office:value-type="float" office:value="145.2">
            <text:p>145.20</text:p>
          </table:table-cell>
          <table:table-cell table:formula="of:=[.$H$9]+[.$H$10]*[.A39]+[.$H$11]*[.A39]^2+[.$H$12]*[.A39]^3+[.$H$13]*[.A39]^4+[.$H$14]*[.C39]+[.$H$15]*[.A39]*[.C39]+[.$H$16]*[.A39]^2*[.C39]+[.$H$17]*[.A39]^3*[.C39]+[.$H$18]*[.A39]^4*[.C39]+[.$H$19]*[.C39]^2+[.$H$20]*[.A39]*[.C39]^2+[.$H$21]*[.A39]^2*[.C39]^2+[.$H$22]*[.A39]^3*[.C39]^2+[.$H$23]*[.A39]^4*[.C39]^2+[.$H$24]*[.C39]^3+[.$H$25]*[.A39]*[.C39]^3+[.$H$26]*[.A39]^2*[.C39]^3+[.$H$27]*[.A39]^3*[.C39]^3+[.$H$28]*[.A39]^4*[.C39]^3+[.$H$29]*[.C39]^4+[.$H$30]*[.A39]*[.C39]^4+[.$H$31]*[.A39]^2*[.C39]^4+[.$H$32]*[.A39]^3*[.C39]^4+[.$H$33]*[.A39]^4*[.C39]^4" office:value-type="float" office:value="145.205658318599">
            <text:p>145.21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45.205658318599">
            <text:p>145.205658318599</text:p>
          </table:table-cell>
          <table:table-cell table:formula="of:=[.K39]-[.E39]" office:value-type="float" office:value="0">
            <text:p>0</text:p>
          </table:table-cell>
          <table:table-cell table:formula="of:=100*([.K39]-[.D39])/[.D39]" office:value-type="float" office:value="0.0038969136357459">
            <text:p>0.003896913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1.01325*[.B40]" office:value-type="float" office:value="0">
            <text:p>0.000000</text:p>
          </table:table-cell>
          <table:table-cell office:value-type="float" office:value="145.23">
            <text:p>145.23</text:p>
          </table:table-cell>
          <table:table-cell table:formula="of:=[.$H$9]+[.$H$10]*[.A40]+[.$H$11]*[.A40]^2+[.$H$12]*[.A40]^3+[.$H$13]*[.A40]^4+[.$H$14]*[.C40]+[.$H$15]*[.A40]*[.C40]+[.$H$16]*[.A40]^2*[.C40]+[.$H$17]*[.A40]^3*[.C40]+[.$H$18]*[.A40]^4*[.C40]+[.$H$19]*[.C40]^2+[.$H$20]*[.A40]*[.C40]^2+[.$H$21]*[.A40]^2*[.C40]^2+[.$H$22]*[.A40]^3*[.C40]^2+[.$H$23]*[.A40]^4*[.C40]^2+[.$H$24]*[.C40]^3+[.$H$25]*[.A40]*[.C40]^3+[.$H$26]*[.A40]^2*[.C40]^3+[.$H$27]*[.A40]^3*[.C40]^3+[.$H$28]*[.A40]^4*[.C40]^3+[.$H$29]*[.C40]^4+[.$H$30]*[.A40]*[.C40]^4+[.$H$31]*[.A40]^2*[.C40]^4+[.$H$32]*[.A40]^3*[.C40]^4+[.$H$33]*[.A40]^4*[.C40]^4" office:value-type="float" office:value="145.234163197307">
            <text:p>145.23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45.234163197307">
            <text:p>145.234163197307</text:p>
          </table:table-cell>
          <table:table-cell table:formula="of:=[.K40]-[.E40]" office:value-type="float" office:value="0">
            <text:p>0</text:p>
          </table:table-cell>
          <table:table-cell table:formula="of:=100*([.K40]-[.D40])/[.D40]" office:value-type="float" office:value="0.00286662349832011">
            <text:p>0.0028666235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0">
            <text:p>0</text:p>
          </table:table-cell>
          <table:table-cell table:formula="of:=1.01325*[.B41]" office:value-type="float" office:value="0">
            <text:p>0.000000</text:p>
          </table:table-cell>
          <table:table-cell office:value-type="float" office:value="145.26">
            <text:p>145.26</text:p>
          </table:table-cell>
          <table:table-cell table:formula="of:=[.$H$9]+[.$H$10]*[.A41]+[.$H$11]*[.A41]^2+[.$H$12]*[.A41]^3+[.$H$13]*[.A41]^4+[.$H$14]*[.C41]+[.$H$15]*[.A41]*[.C41]+[.$H$16]*[.A41]^2*[.C41]+[.$H$17]*[.A41]^3*[.C41]+[.$H$18]*[.A41]^4*[.C41]+[.$H$19]*[.C41]^2+[.$H$20]*[.A41]*[.C41]^2+[.$H$21]*[.A41]^2*[.C41]^2+[.$H$22]*[.A41]^3*[.C41]^2+[.$H$23]*[.A41]^4*[.C41]^2+[.$H$24]*[.C41]^3+[.$H$25]*[.A41]*[.C41]^3+[.$H$26]*[.A41]^2*[.C41]^3+[.$H$27]*[.A41]^3*[.C41]^3+[.$H$28]*[.A41]^4*[.C41]^3+[.$H$29]*[.C41]^4+[.$H$30]*[.A41]*[.C41]^4+[.$H$31]*[.A41]^2*[.C41]^4+[.$H$32]*[.A41]^3*[.C41]^4+[.$H$33]*[.A41]^4*[.C41]^4" office:value-type="float" office:value="145.268134636">
            <text:p>145.27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string">
            <text:p><text:s text:c="4"/>145.268134636</text:p>
          </table:table-cell>
          <table:table-cell table:formula="of:=[.K41]-[.E41]" office:value-type="float" office:value="0">
            <text:p>0</text:p>
          </table:table-cell>
          <table:table-cell table:formula="of:=100*([.K41]-[.D41])/[.D41]" office:value-type="float" office:value="0.00560005231999347">
            <text:p>0.0056000523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table:formula="of:=1.01325*[.B42]" office:value-type="float" office:value="0">
            <text:p>0.000000</text:p>
          </table:table-cell>
          <table:table-cell office:value-type="float" office:value="145.3">
            <text:p>145.30</text:p>
          </table:table-cell>
          <table:table-cell table:formula="of:=[.$H$9]+[.$H$10]*[.A42]+[.$H$11]*[.A42]^2+[.$H$12]*[.A42]^3+[.$H$13]*[.A42]^4+[.$H$14]*[.C42]+[.$H$15]*[.A42]*[.C42]+[.$H$16]*[.A42]^2*[.C42]+[.$H$17]*[.A42]^3*[.C42]+[.$H$18]*[.A42]^4*[.C42]+[.$H$19]*[.C42]^2+[.$H$20]*[.A42]*[.C42]^2+[.$H$21]*[.A42]^2*[.C42]^2+[.$H$22]*[.A42]^3*[.C42]^2+[.$H$23]*[.A42]^4*[.C42]^2+[.$H$24]*[.C42]^3+[.$H$25]*[.A42]*[.C42]^3+[.$H$26]*[.A42]^2*[.C42]^3+[.$H$27]*[.A42]^3*[.C42]^3+[.$H$28]*[.A42]^4*[.C42]^3+[.$H$29]*[.C42]^4+[.$H$30]*[.A42]*[.C42]^4+[.$H$31]*[.A42]^2*[.C42]^4+[.$H$32]*[.A42]^3*[.C42]^4+[.$H$33]*[.A42]^4*[.C42]^4" office:value-type="float" office:value="145.308151380969">
            <text:p>145.31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45.308151380969">
            <text:p>145.308151380969</text:p>
          </table:table-cell>
          <table:table-cell table:formula="of:=[.K42]-[.E42]" office:value-type="float" office:value="0">
            <text:p>0</text:p>
          </table:table-cell>
          <table:table-cell table:formula="of:=100*([.K42]-[.D42])/[.D42]" office:value-type="float" office:value="0.00561003507865162">
            <text:p>0.0056100351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0">
            <text:p>0</text:p>
          </table:table-cell>
          <table:table-cell table:formula="of:=1.01325*[.B43]" office:value-type="float" office:value="0">
            <text:p>0.000000</text:p>
          </table:table-cell>
          <table:table-cell office:value-type="float" office:value="145.35">
            <text:p>145.35</text:p>
          </table:table-cell>
          <table:table-cell table:formula="of:=[.$H$9]+[.$H$10]*[.A43]+[.$H$11]*[.A43]^2+[.$H$12]*[.A43]^3+[.$H$13]*[.A43]^4+[.$H$14]*[.C43]+[.$H$15]*[.A43]*[.C43]+[.$H$16]*[.A43]^2*[.C43]+[.$H$17]*[.A43]^3*[.C43]+[.$H$18]*[.A43]^4*[.C43]+[.$H$19]*[.C43]^2+[.$H$20]*[.A43]*[.C43]^2+[.$H$21]*[.A43]^2*[.C43]^2+[.$H$22]*[.A43]^3*[.C43]^2+[.$H$23]*[.A43]^4*[.C43]^2+[.$H$24]*[.C43]^3+[.$H$25]*[.A43]*[.C43]^3+[.$H$26]*[.A43]^2*[.C43]^3+[.$H$27]*[.A43]^3*[.C43]^3+[.$H$28]*[.A43]^4*[.C43]^3+[.$H$29]*[.C43]^4+[.$H$30]*[.A43]*[.C43]^4+[.$H$31]*[.A43]^2*[.C43]^4+[.$H$32]*[.A43]^3*[.C43]^4+[.$H$33]*[.A43]^4*[.C43]^4" office:value-type="float" office:value="145.354819460427">
            <text:p>145.35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45.354819460427">
            <text:p>145.354819460427</text:p>
          </table:table-cell>
          <table:table-cell table:formula="of:=[.K43]-[.E43]" office:value-type="float" office:value="0">
            <text:p>0</text:p>
          </table:table-cell>
          <table:table-cell table:formula="of:=100*([.K43]-[.D43])/[.D43]" office:value-type="float" office:value="0.00331576224740487">
            <text:p>0.0033157622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">
            <text:p>0</text:p>
          </table:table-cell>
          <table:table-cell table:formula="of:=1.01325*[.B44]" office:value-type="float" office:value="0">
            <text:p>0.000000</text:p>
          </table:table-cell>
          <table:table-cell office:value-type="float" office:value="145.4">
            <text:p>145.40</text:p>
          </table:table-cell>
          <table:table-cell table:formula="of:=[.$H$9]+[.$H$10]*[.A44]+[.$H$11]*[.A44]^2+[.$H$12]*[.A44]^3+[.$H$13]*[.A44]^4+[.$H$14]*[.C44]+[.$H$15]*[.A44]*[.C44]+[.$H$16]*[.A44]^2*[.C44]+[.$H$17]*[.A44]^3*[.C44]+[.$H$18]*[.A44]^4*[.C44]+[.$H$19]*[.C44]^2+[.$H$20]*[.A44]*[.C44]^2+[.$H$21]*[.A44]^2*[.C44]^2+[.$H$22]*[.A44]^3*[.C44]^2+[.$H$23]*[.A44]^4*[.C44]^2+[.$H$24]*[.C44]^3+[.$H$25]*[.A44]*[.C44]^3+[.$H$26]*[.A44]^2*[.C44]^3+[.$H$27]*[.A44]^3*[.C44]^3+[.$H$28]*[.A44]^4*[.C44]^3+[.$H$29]*[.C44]^4+[.$H$30]*[.A44]*[.C44]^4+[.$H$31]*[.A44]^2*[.C44]^4+[.$H$32]*[.A44]^3*[.C44]^4+[.$H$33]*[.A44]^4*[.C44]^4" office:value-type="float" office:value="145.408772184506">
            <text:p>145.41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45.408772184506">
            <text:p>145.408772184506</text:p>
          </table:table-cell>
          <table:table-cell table:formula="of:=[.K44]-[.E44]" office:value-type="float" office:value="0">
            <text:p>0</text:p>
          </table:table-cell>
          <table:table-cell table:formula="of:=100*([.K44]-[.D44])/[.D44]" office:value-type="float" office:value="0.00603313927482968">
            <text:p>0.0060331393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0">
            <text:p>0</text:p>
          </table:table-cell>
          <table:table-cell table:formula="of:=1.01325*[.B45]" office:value-type="float" office:value="0">
            <text:p>0.000000</text:p>
          </table:table-cell>
          <table:table-cell office:value-type="float" office:value="145.46">
            <text:p>145.46</text:p>
          </table:table-cell>
          <table:table-cell table:formula="of:=[.$H$9]+[.$H$10]*[.A45]+[.$H$11]*[.A45]^2+[.$H$12]*[.A45]^3+[.$H$13]*[.A45]^4+[.$H$14]*[.C45]+[.$H$15]*[.A45]*[.C45]+[.$H$16]*[.A45]^2*[.C45]+[.$H$17]*[.A45]^3*[.C45]+[.$H$18]*[.A45]^4*[.C45]+[.$H$19]*[.C45]^2+[.$H$20]*[.A45]*[.C45]^2+[.$H$21]*[.A45]^2*[.C45]^2+[.$H$22]*[.A45]^3*[.C45]^2+[.$H$23]*[.A45]^4*[.C45]^2+[.$H$24]*[.C45]^3+[.$H$25]*[.A45]*[.C45]^3+[.$H$26]*[.A45]^2*[.C45]^3+[.$H$27]*[.A45]^3*[.C45]^3+[.$H$28]*[.A45]^4*[.C45]^3+[.$H$29]*[.C45]^4+[.$H$30]*[.A45]*[.C45]^4+[.$H$31]*[.A45]^2*[.C45]^4+[.$H$32]*[.A45]^3*[.C45]^4+[.$H$33]*[.A45]^4*[.C45]^4" office:value-type="float" office:value="145.470670145262">
            <text:p>145.47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45.470670145262">
            <text:p>145.470670145262</text:p>
          </table:table-cell>
          <table:table-cell table:formula="of:=[.K45]-[.E45]" office:value-type="float" office:value="0">
            <text:p>0</text:p>
          </table:table-cell>
          <table:table-cell table:formula="of:=100*([.K45]-[.D45])/[.D45]" office:value-type="float" office:value="0.00733544978817791">
            <text:p>0.0073354498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table:formula="of:=1.01325*[.B46]" office:value-type="float" office:value="0">
            <text:p>0.000000</text:p>
          </table:table-cell>
          <table:table-cell office:value-type="float" office:value="145.53">
            <text:p>145.53</text:p>
          </table:table-cell>
          <table:table-cell table:formula="of:=[.$H$9]+[.$H$10]*[.A46]+[.$H$11]*[.A46]^2+[.$H$12]*[.A46]^3+[.$H$13]*[.A46]^4+[.$H$14]*[.C46]+[.$H$15]*[.A46]*[.C46]+[.$H$16]*[.A46]^2*[.C46]+[.$H$17]*[.A46]^3*[.C46]+[.$H$18]*[.A46]^4*[.C46]+[.$H$19]*[.C46]^2+[.$H$20]*[.A46]*[.C46]^2+[.$H$21]*[.A46]^2*[.C46]^2+[.$H$22]*[.A46]^3*[.C46]^2+[.$H$23]*[.A46]^4*[.C46]^2+[.$H$24]*[.C46]^3+[.$H$25]*[.A46]*[.C46]^3+[.$H$26]*[.A46]^2*[.C46]^3+[.$H$27]*[.A46]^3*[.C46]^3+[.$H$28]*[.A46]^4*[.C46]^3+[.$H$29]*[.C46]^4+[.$H$30]*[.A46]*[.C46]^4+[.$H$31]*[.A46]^2*[.C46]^4+[.$H$32]*[.A46]^3*[.C46]^4+[.$H$33]*[.A46]^4*[.C46]^4" office:value-type="float" office:value="145.541201216673">
            <text:p>145.54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145.541201216673">
            <text:p>145.541201216673</text:p>
          </table:table-cell>
          <table:table-cell table:formula="of:=[.K46]-[.E46]" office:value-type="float" office:value="0">
            <text:p>0</text:p>
          </table:table-cell>
          <table:table-cell table:formula="of:=100*([.K46]-[.D46])/[.D46]" office:value-type="float" office:value="0.00769684372485945">
            <text:p>0.0076968437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0">
            <text:p>0</text:p>
          </table:table-cell>
          <table:table-cell table:formula="of:=1.01325*[.B47]" office:value-type="float" office:value="0">
            <text:p>0.000000</text:p>
          </table:table-cell>
          <table:table-cell office:value-type="float" office:value="145.61">
            <text:p>145.61</text:p>
          </table:table-cell>
          <table:table-cell table:formula="of:=[.$H$9]+[.$H$10]*[.A47]+[.$H$11]*[.A47]^2+[.$H$12]*[.A47]^3+[.$H$13]*[.A47]^4+[.$H$14]*[.C47]+[.$H$15]*[.A47]*[.C47]+[.$H$16]*[.A47]^2*[.C47]+[.$H$17]*[.A47]^3*[.C47]+[.$H$18]*[.A47]^4*[.C47]+[.$H$19]*[.C47]^2+[.$H$20]*[.A47]*[.C47]^2+[.$H$21]*[.A47]^2*[.C47]^2+[.$H$22]*[.A47]^3*[.C47]^2+[.$H$23]*[.A47]^4*[.C47]^2+[.$H$24]*[.C47]^3+[.$H$25]*[.A47]*[.C47]^3+[.$H$26]*[.A47]^2*[.C47]^3+[.$H$27]*[.A47]^3*[.C47]^3+[.$H$28]*[.A47]^4*[.C47]^3+[.$H$29]*[.C47]^4+[.$H$30]*[.A47]*[.C47]^4+[.$H$31]*[.A47]^2*[.C47]^4+[.$H$32]*[.A47]^3*[.C47]^4+[.$H$33]*[.A47]^4*[.C47]^4" office:value-type="float" office:value="145.621080554637">
            <text:p>145.62</text:p>
          </table:table-cell>
          <table:table-cell table:number-columns-repeated="2"/>
          <table:table-cell table:style-name="ce2"/>
          <table:table-cell/>
          <table:table-cell office:value-type="float" office:value="2">
            <text:p>2.00</text:p>
          </table:table-cell>
          <table:table-cell office:value-type="float" office:value="145.621080554637">
            <text:p>145.621080554637</text:p>
          </table:table-cell>
          <table:table-cell table:formula="of:=[.K47]-[.E47]" office:value-type="float" office:value="0">
            <text:p>0</text:p>
          </table:table-cell>
          <table:table-cell table:formula="of:=100*([.K47]-[.D47])/[.D47]" office:value-type="float" office:value="0.0076097483945979">
            <text:p>0.0076097484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table:formula="of:=1.01325*[.B48]" office:value-type="float" office:value="0">
            <text:p>0.000000</text:p>
          </table:table-cell>
          <table:table-cell office:value-type="float" office:value="145.7">
            <text:p>145.70</text:p>
          </table:table-cell>
          <table:table-cell table:formula="of:=[.$H$9]+[.$H$10]*[.A48]+[.$H$11]*[.A48]^2+[.$H$12]*[.A48]^3+[.$H$13]*[.A48]^4+[.$H$14]*[.C48]+[.$H$15]*[.A48]*[.C48]+[.$H$16]*[.A48]^2*[.C48]+[.$H$17]*[.A48]^3*[.C48]+[.$H$18]*[.A48]^4*[.C48]+[.$H$19]*[.C48]^2+[.$H$20]*[.A48]*[.C48]^2+[.$H$21]*[.A48]^2*[.C48]^2+[.$H$22]*[.A48]^3*[.C48]^2+[.$H$23]*[.A48]^4*[.C48]^2+[.$H$24]*[.C48]^3+[.$H$25]*[.A48]*[.C48]^3+[.$H$26]*[.A48]^2*[.C48]^3+[.$H$27]*[.A48]^3*[.C48]^3+[.$H$28]*[.A48]^4*[.C48]^3+[.$H$29]*[.C48]^4+[.$H$30]*[.A48]*[.C48]^4+[.$H$31]*[.A48]^2*[.C48]^4+[.$H$32]*[.A48]^3*[.C48]^4+[.$H$33]*[.A48]^4*[.C48]^4" office:value-type="float" office:value="145.711050596977">
            <text:p>145.71</text:p>
          </table:table-cell>
          <table:table-cell table:style-name="ce2" table:number-columns-repeated="3"/>
          <table:table-cell/>
          <table:table-cell office:value-type="float" office:value="2.05">
            <text:p>2.05</text:p>
          </table:table-cell>
          <table:table-cell office:value-type="float" office:value="145.711050596977">
            <text:p>145.711050596977</text:p>
          </table:table-cell>
          <table:table-cell table:formula="of:=[.K48]-[.E48]" office:value-type="float" office:value="0">
            <text:p>0</text:p>
          </table:table-cell>
          <table:table-cell table:formula="of:=100*([.K48]-[.D48])/[.D48]" office:value-type="float" office:value="0.00758448660034444">
            <text:p>0.0075844866</text:p>
          </table:table-cell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0">
            <text:p>0</text:p>
          </table:table-cell>
          <table:table-cell table:formula="of:=1.01325*[.B49]" office:value-type="float" office:value="0">
            <text:p>0.000000</text:p>
          </table:table-cell>
          <table:table-cell office:value-type="float" office:value="145.82">
            <text:p>145.82</text:p>
          </table:table-cell>
          <table:table-cell table:formula="of:=[.$H$9]+[.$H$10]*[.A49]+[.$H$11]*[.A49]^2+[.$H$12]*[.A49]^3+[.$H$13]*[.A49]^4+[.$H$14]*[.C49]+[.$H$15]*[.A49]*[.C49]+[.$H$16]*[.A49]^2*[.C49]+[.$H$17]*[.A49]^3*[.C49]+[.$H$18]*[.A49]^4*[.C49]+[.$H$19]*[.C49]^2+[.$H$20]*[.A49]*[.C49]^2+[.$H$21]*[.A49]^2*[.C49]^2+[.$H$22]*[.A49]^3*[.C49]^2+[.$H$23]*[.A49]^4*[.C49]^2+[.$H$24]*[.C49]^3+[.$H$25]*[.A49]*[.C49]^3+[.$H$26]*[.A49]^2*[.C49]^3+[.$H$27]*[.A49]^3*[.C49]^3+[.$H$28]*[.A49]^4*[.C49]^3+[.$H$29]*[.C49]^4+[.$H$30]*[.A49]*[.C49]^4+[.$H$31]*[.A49]^2*[.C49]^4+[.$H$32]*[.A49]^3*[.C49]^4+[.$H$33]*[.A49]^4*[.C49]^4" office:value-type="float" office:value="145.811881063433">
            <text:p>145.81</text:p>
          </table:table-cell>
          <table:table-cell table:style-name="ce2" table:number-columns-repeated="3"/>
          <table:table-cell/>
          <table:table-cell office:value-type="float" office:value="2.1">
            <text:p>2.10</text:p>
          </table:table-cell>
          <table:table-cell office:value-type="float" office:value="145.811881063433">
            <text:p>145.811881063433</text:p>
          </table:table-cell>
          <table:table-cell table:formula="of:=[.K49]-[.E49]" office:value-type="float" office:value="0">
            <text:p>0</text:p>
          </table:table-cell>
          <table:table-cell table:formula="of:=100*([.K49]-[.D49])/[.D49]" office:value-type="float" office:value="-0.0055677798427436">
            <text:p>-0.0055677798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.5">
            <text:p>2.5</text:p>
          </table:table-cell>
          <table:table-cell table:formula="of:=1.01325*[.B50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0]+[.$H$11]*[.A50]^2+[.$H$12]*[.A50]^3+[.$H$13]*[.A50]^4+[.$H$14]*[.C50]+[.$H$15]*[.A50]*[.C50]+[.$H$16]*[.A50]^2*[.C50]+[.$H$17]*[.A50]^3*[.C50]+[.$H$18]*[.A50]^4*[.C50]+[.$H$19]*[.C50]^2+[.$H$20]*[.A50]*[.C50]^2+[.$H$21]*[.A50]^2*[.C50]^2+[.$H$22]*[.A50]^3*[.C50]^2+[.$H$23]*[.A50]^4*[.C50]^2+[.$H$24]*[.C50]^3+[.$H$25]*[.A50]*[.C50]^3+[.$H$26]*[.A50]^2*[.C50]^3+[.$H$27]*[.A50]^3*[.C50]^3+[.$H$28]*[.A50]^4*[.C50]^3+[.$H$29]*[.C50]^4+[.$H$30]*[.A50]*[.C50]^4+[.$H$31]*[.A50]^2*[.C50]^4+[.$H$32]*[.A50]^3*[.C50]^4+[.$H$33]*[.A50]^4*[.C50]^4" office:value-type="float" office:value="149.248080448295">
            <text:p>149.25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49.248080448295">
            <text:p>149.248080448295</text:p>
          </table:table-cell>
          <table:table-cell table:formula="of:=[.K50]-[.E50]" office:value-type="float" office:value="0">
            <text:p>0</text:p>
          </table:table-cell>
          <table:table-cell table:formula="of:=100*([.K50]-[.D50])/[.D50]" office:value-type="float" office:value="-0.00128613179544548">
            <text:p>-0.001286131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.5">
            <text:p>2.5</text:p>
          </table:table-cell>
          <table:table-cell table:formula="of:=1.01325*[.B51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1]+[.$H$11]*[.A51]^2+[.$H$12]*[.A51]^3+[.$H$13]*[.A51]^4+[.$H$14]*[.C51]+[.$H$15]*[.A51]*[.C51]+[.$H$16]*[.A51]^2*[.C51]+[.$H$17]*[.A51]^3*[.C51]+[.$H$18]*[.A51]^4*[.C51]+[.$H$19]*[.C51]^2+[.$H$20]*[.A51]*[.C51]^2+[.$H$21]*[.A51]^2*[.C51]^2+[.$H$22]*[.A51]^3*[.C51]^2+[.$H$23]*[.A51]^4*[.C51]^2+[.$H$24]*[.C51]^3+[.$H$25]*[.A51]*[.C51]^3+[.$H$26]*[.A51]^2*[.C51]^3+[.$H$27]*[.A51]^3*[.C51]^3+[.$H$28]*[.A51]^4*[.C51]^3+[.$H$29]*[.C51]^4+[.$H$30]*[.A51]*[.C51]^4+[.$H$31]*[.A51]^2*[.C51]^4+[.$H$32]*[.A51]^3*[.C51]^4+[.$H$33]*[.A51]^4*[.C51]^4" office:value-type="float" office:value="149.241095862476">
            <text:p>149.2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49.241095862476">
            <text:p>149.241095862476</text:p>
          </table:table-cell>
          <table:table-cell table:formula="of:=[.K51]-[.E51]" office:value-type="float" office:value="0">
            <text:p>0</text:p>
          </table:table-cell>
          <table:table-cell table:formula="of:=100*([.K51]-[.D51])/[.D51]" office:value-type="float" office:value="-0.00596592128931128">
            <text:p>-0.0059659213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.5">
            <text:p>2.5</text:p>
          </table:table-cell>
          <table:table-cell table:formula="of:=1.01325*[.B52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2]+[.$H$11]*[.A52]^2+[.$H$12]*[.A52]^3+[.$H$13]*[.A52]^4+[.$H$14]*[.C52]+[.$H$15]*[.A52]*[.C52]+[.$H$16]*[.A52]^2*[.C52]+[.$H$17]*[.A52]^3*[.C52]+[.$H$18]*[.A52]^4*[.C52]+[.$H$19]*[.C52]^2+[.$H$20]*[.A52]*[.C52]^2+[.$H$21]*[.A52]^2*[.C52]^2+[.$H$22]*[.A52]^3*[.C52]^2+[.$H$23]*[.A52]^4*[.C52]^2+[.$H$24]*[.C52]^3+[.$H$25]*[.A52]*[.C52]^3+[.$H$26]*[.A52]^2*[.C52]^3+[.$H$27]*[.A52]^3*[.C52]^3+[.$H$28]*[.A52]^4*[.C52]^3+[.$H$29]*[.C52]^4+[.$H$30]*[.A52]*[.C52]^4+[.$H$31]*[.A52]^2*[.C52]^4+[.$H$32]*[.A52]^3*[.C52]^4+[.$H$33]*[.A52]^4*[.C52]^4" office:value-type="float" office:value="149.236268489534">
            <text:p>149.2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49.236268489534">
            <text:p>149.236268489534</text:p>
          </table:table-cell>
          <table:table-cell table:formula="of:=[.K52]-[.E52]" office:value-type="float" office:value="0">
            <text:p>0</text:p>
          </table:table-cell>
          <table:table-cell table:formula="of:=100*([.K52]-[.D52])/[.D52]" office:value-type="float" office:value="-0.00920034202083841">
            <text:p>-0.009200342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formula="of:=1.01325*[.B53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3]+[.$H$11]*[.A53]^2+[.$H$12]*[.A53]^3+[.$H$13]*[.A53]^4+[.$H$14]*[.C53]+[.$H$15]*[.A53]*[.C53]+[.$H$16]*[.A53]^2*[.C53]+[.$H$17]*[.A53]^3*[.C53]+[.$H$18]*[.A53]^4*[.C53]+[.$H$19]*[.C53]^2+[.$H$20]*[.A53]*[.C53]^2+[.$H$21]*[.A53]^2*[.C53]^2+[.$H$22]*[.A53]^3*[.C53]^2+[.$H$23]*[.A53]^4*[.C53]^2+[.$H$24]*[.C53]^3+[.$H$25]*[.A53]*[.C53]^3+[.$H$26]*[.A53]^2*[.C53]^3+[.$H$27]*[.A53]^3*[.C53]^3+[.$H$28]*[.A53]^4*[.C53]^3+[.$H$29]*[.C53]^4+[.$H$30]*[.A53]*[.C53]^4+[.$H$31]*[.A53]^2*[.C53]^4+[.$H$32]*[.A53]^3*[.C53]^4+[.$H$33]*[.A53]^4*[.C53]^4" office:value-type="float" office:value="149.233165968329">
            <text:p>149.23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49.233165968329">
            <text:p>149.233165968329</text:p>
          </table:table-cell>
          <table:table-cell table:formula="of:=[.K53]-[.E53]" office:value-type="float" office:value="0">
            <text:p>0</text:p>
          </table:table-cell>
          <table:table-cell table:formula="of:=100*([.K53]-[.D53])/[.D53]" office:value-type="float" office:value="-0.0112790831967138">
            <text:p>-0.0112790832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.5">
            <text:p>2.5</text:p>
          </table:table-cell>
          <table:table-cell table:formula="of:=1.01325*[.B54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4]+[.$H$11]*[.A54]^2+[.$H$12]*[.A54]^3+[.$H$13]*[.A54]^4+[.$H$14]*[.C54]+[.$H$15]*[.A54]*[.C54]+[.$H$16]*[.A54]^2*[.C54]+[.$H$17]*[.A54]^3*[.C54]+[.$H$18]*[.A54]^4*[.C54]+[.$H$19]*[.C54]^2+[.$H$20]*[.A54]*[.C54]^2+[.$H$21]*[.A54]^2*[.C54]^2+[.$H$22]*[.A54]^3*[.C54]^2+[.$H$23]*[.A54]^4*[.C54]^2+[.$H$24]*[.C54]^3+[.$H$25]*[.A54]*[.C54]^3+[.$H$26]*[.A54]^2*[.C54]^3+[.$H$27]*[.A54]^3*[.C54]^3+[.$H$28]*[.A54]^4*[.C54]^3+[.$H$29]*[.C54]^4+[.$H$30]*[.A54]*[.C54]^4+[.$H$31]*[.A54]^2*[.C54]^4+[.$H$32]*[.A54]^3*[.C54]^4+[.$H$33]*[.A54]^4*[.C54]^4" office:value-type="float" office:value="149.231399680252">
            <text:p>149.23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49.231399680252">
            <text:p>149.231399680252</text:p>
          </table:table-cell>
          <table:table-cell table:formula="of:=[.K54]-[.E54]" office:value-type="float" office:value="0">
            <text:p>0</text:p>
          </table:table-cell>
          <table:table-cell table:formula="of:=100*([.K54]-[.D54])/[.D54]" office:value-type="float" office:value="-0.0124625257943642">
            <text:p>-0.0124625258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.5">
            <text:p>2.5</text:p>
          </table:table-cell>
          <table:table-cell table:formula="of:=1.01325*[.B55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5]+[.$H$11]*[.A55]^2+[.$H$12]*[.A55]^3+[.$H$13]*[.A55]^4+[.$H$14]*[.C55]+[.$H$15]*[.A55]*[.C55]+[.$H$16]*[.A55]^2*[.C55]+[.$H$17]*[.A55]^3*[.C55]+[.$H$18]*[.A55]^4*[.C55]+[.$H$19]*[.C55]^2+[.$H$20]*[.A55]*[.C55]^2+[.$H$21]*[.A55]^2*[.C55]^2+[.$H$22]*[.A55]^3*[.C55]^2+[.$H$23]*[.A55]^4*[.C55]^2+[.$H$24]*[.C55]^3+[.$H$25]*[.A55]*[.C55]^3+[.$H$26]*[.A55]^2*[.C55]^3+[.$H$27]*[.A55]^3*[.C55]^3+[.$H$28]*[.A55]^4*[.C55]^3+[.$H$29]*[.C55]^4+[.$H$30]*[.A55]*[.C55]^4+[.$H$31]*[.A55]^2*[.C55]^4+[.$H$32]*[.A55]^3*[.C55]^4+[.$H$33]*[.A55]^4*[.C55]^4" office:value-type="float" office:value="149.230624749225">
            <text:p>149.23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49.230624749225">
            <text:p>149.230624749225</text:p>
          </table:table-cell>
          <table:table-cell table:formula="of:=[.K55]-[.E55]" office:value-type="float" office:value="0">
            <text:p>0</text:p>
          </table:table-cell>
          <table:table-cell table:formula="of:=100*([.K55]-[.D55])/[.D55]" office:value-type="float" office:value="-0.0129817425627564">
            <text:p>-0.0129817426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.5">
            <text:p>2.5</text:p>
          </table:table-cell>
          <table:table-cell table:formula="of:=1.01325*[.B56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6]+[.$H$11]*[.A56]^2+[.$H$12]*[.A56]^3+[.$H$13]*[.A56]^4+[.$H$14]*[.C56]+[.$H$15]*[.A56]*[.C56]+[.$H$16]*[.A56]^2*[.C56]+[.$H$17]*[.A56]^3*[.C56]+[.$H$18]*[.A56]^4*[.C56]+[.$H$19]*[.C56]^2+[.$H$20]*[.A56]*[.C56]^2+[.$H$21]*[.A56]^2*[.C56]^2+[.$H$22]*[.A56]^3*[.C56]^2+[.$H$23]*[.A56]^4*[.C56]^2+[.$H$24]*[.C56]^3+[.$H$25]*[.A56]*[.C56]^3+[.$H$26]*[.A56]^2*[.C56]^3+[.$H$27]*[.A56]^3*[.C56]^3+[.$H$28]*[.A56]^4*[.C56]^3+[.$H$29]*[.C56]^4+[.$H$30]*[.A56]*[.C56]^4+[.$H$31]*[.A56]^2*[.C56]^4+[.$H$32]*[.A56]^3*[.C56]^4+[.$H$33]*[.A56]^4*[.C56]^4" office:value-type="float" office:value="149.230540041703">
            <text:p>149.23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49.230540041703">
            <text:p>149.230540041703</text:p>
          </table:table-cell>
          <table:table-cell table:formula="of:=[.K56]-[.E56]" office:value-type="float" office:value="0">
            <text:p>0</text:p>
          </table:table-cell>
          <table:table-cell table:formula="of:=100*([.K56]-[.D56])/[.D56]" office:value-type="float" office:value="-0.0130384980215014">
            <text:p>-0.013038498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.5">
            <text:p>2.5</text:p>
          </table:table-cell>
          <table:table-cell table:formula="of:=1.01325*[.B57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7]+[.$H$11]*[.A57]^2+[.$H$12]*[.A57]^3+[.$H$13]*[.A57]^4+[.$H$14]*[.C57]+[.$H$15]*[.A57]*[.C57]+[.$H$16]*[.A57]^2*[.C57]+[.$H$17]*[.A57]^3*[.C57]+[.$H$18]*[.A57]^4*[.C57]+[.$H$19]*[.C57]^2+[.$H$20]*[.A57]*[.C57]^2+[.$H$21]*[.A57]^2*[.C57]^2+[.$H$22]*[.A57]^3*[.C57]^2+[.$H$23]*[.A57]^4*[.C57]^2+[.$H$24]*[.C57]^3+[.$H$25]*[.A57]*[.C57]^3+[.$H$26]*[.A57]^2*[.C57]^3+[.$H$27]*[.A57]^3*[.C57]^3+[.$H$28]*[.A57]^4*[.C57]^3+[.$H$29]*[.C57]^4+[.$H$30]*[.A57]*[.C57]^4+[.$H$31]*[.A57]^2*[.C57]^4+[.$H$32]*[.A57]^3*[.C57]^4+[.$H$33]*[.A57]^4*[.C57]^4" office:value-type="float" office:value="149.230888166671">
            <text:p>149.23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49.230888166671">
            <text:p>149.230888166671</text:p>
          </table:table-cell>
          <table:table-cell table:formula="of:=[.K57]-[.E57]" office:value-type="float" office:value="0">
            <text:p>0</text:p>
          </table:table-cell>
          <table:table-cell table:formula="of:=100*([.K57]-[.D57])/[.D57]" office:value-type="float" office:value="-0.0128052484617696">
            <text:p>-0.012805248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.5">
            <text:p>2.5</text:p>
          </table:table-cell>
          <table:table-cell table:formula="of:=1.01325*[.B58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8]+[.$H$11]*[.A58]^2+[.$H$12]*[.A58]^3+[.$H$13]*[.A58]^4+[.$H$14]*[.C58]+[.$H$15]*[.A58]*[.C58]+[.$H$16]*[.A58]^2*[.C58]+[.$H$17]*[.A58]^3*[.C58]+[.$H$18]*[.A58]^4*[.C58]+[.$H$19]*[.C58]^2+[.$H$20]*[.A58]*[.C58]^2+[.$H$21]*[.A58]^2*[.C58]^2+[.$H$22]*[.A58]^3*[.C58]^2+[.$H$23]*[.A58]^4*[.C58]^2+[.$H$24]*[.C58]^3+[.$H$25]*[.A58]*[.C58]^3+[.$H$26]*[.A58]^2*[.C58]^3+[.$H$27]*[.A58]^3*[.C58]^3+[.$H$28]*[.A58]^4*[.C58]^3+[.$H$29]*[.C58]^4+[.$H$30]*[.A58]*[.C58]^4+[.$H$31]*[.A58]^2*[.C58]^4+[.$H$32]*[.A58]^3*[.C58]^4+[.$H$33]*[.A58]^4*[.C58]^4" office:value-type="float" office:value="149.231455475646">
            <text:p>149.23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49.231455475646">
            <text:p>149.231455475646</text:p>
          </table:table-cell>
          <table:table-cell table:formula="of:=[.K58]-[.E58]" office:value-type="float" office:value="0">
            <text:p>0</text:p>
          </table:table-cell>
          <table:table-cell table:formula="of:=100*([.K58]-[.D58])/[.D58]" office:value-type="float" office:value="-0.0124251419456612">
            <text:p>-0.012425141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.5">
            <text:p>2.5</text:p>
          </table:table-cell>
          <table:table-cell table:formula="of:=1.01325*[.B59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59]+[.$H$11]*[.A59]^2+[.$H$12]*[.A59]^3+[.$H$13]*[.A59]^4+[.$H$14]*[.C59]+[.$H$15]*[.A59]*[.C59]+[.$H$16]*[.A59]^2*[.C59]+[.$H$17]*[.A59]^3*[.C59]+[.$H$18]*[.A59]^4*[.C59]+[.$H$19]*[.C59]^2+[.$H$20]*[.A59]*[.C59]^2+[.$H$21]*[.A59]^2*[.C59]^2+[.$H$22]*[.A59]^3*[.C59]^2+[.$H$23]*[.A59]^4*[.C59]^2+[.$H$24]*[.C59]^3+[.$H$25]*[.A59]*[.C59]^3+[.$H$26]*[.A59]^2*[.C59]^3+[.$H$27]*[.A59]^3*[.C59]^3+[.$H$28]*[.A59]^4*[.C59]^3+[.$H$29]*[.C59]^4+[.$H$30]*[.A59]*[.C59]^4+[.$H$31]*[.A59]^2*[.C59]^4+[.$H$32]*[.A59]^3*[.C59]^4+[.$H$33]*[.A59]^4*[.C59]^4" office:value-type="float" office:value="149.232072062678">
            <text:p>149.23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string">
            <text:p><text:s/>149.232072062678</text:p>
          </table:table-cell>
          <table:table-cell table:formula="of:=[.K59]-[.E59]" office:value-type="float" office:value="0">
            <text:p>0</text:p>
          </table:table-cell>
          <table:table-cell table:formula="of:=100*([.K59]-[.D59])/[.D59]" office:value-type="float" office:value="-0.0120120183062071">
            <text:p>-0.0120120183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.5">
            <text:p>2.5</text:p>
          </table:table-cell>
          <table:table-cell table:formula="of:=1.01325*[.B60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60]+[.$H$11]*[.A60]^2+[.$H$12]*[.A60]^3+[.$H$13]*[.A60]^4+[.$H$14]*[.C60]+[.$H$15]*[.A60]*[.C60]+[.$H$16]*[.A60]^2*[.C60]+[.$H$17]*[.A60]^3*[.C60]+[.$H$18]*[.A60]^4*[.C60]+[.$H$19]*[.C60]^2+[.$H$20]*[.A60]*[.C60]^2+[.$H$21]*[.A60]^2*[.C60]^2+[.$H$22]*[.A60]^3*[.C60]^2+[.$H$23]*[.A60]^4*[.C60]^2+[.$H$24]*[.C60]^3+[.$H$25]*[.A60]*[.C60]^3+[.$H$26]*[.A60]^2*[.C60]^3+[.$H$27]*[.A60]^3*[.C60]^3+[.$H$28]*[.A60]^4*[.C60]^3+[.$H$29]*[.C60]^4+[.$H$30]*[.A60]*[.C60]^4+[.$H$31]*[.A60]^2*[.C60]^4+[.$H$32]*[.A60]^3*[.C60]^4+[.$H$33]*[.A60]^4*[.C60]^4" office:value-type="float" office:value="149.232611764347">
            <text:p>149.23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49.232611764347">
            <text:p>149.232611764347</text:p>
          </table:table-cell>
          <table:table-cell table:formula="of:=[.K60]-[.E60]" office:value-type="float" office:value="0">
            <text:p>0</text:p>
          </table:table-cell>
          <table:table-cell table:formula="of:=100*([.K60]-[.D60])/[.D60]" office:value-type="float" office:value="-0.0116504091478064">
            <text:p>-0.0116504091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.5">
            <text:p>2.5</text:p>
          </table:table-cell>
          <table:table-cell table:formula="of:=1.01325*[.B61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61]+[.$H$11]*[.A61]^2+[.$H$12]*[.A61]^3+[.$H$13]*[.A61]^4+[.$H$14]*[.C61]+[.$H$15]*[.A61]*[.C61]+[.$H$16]*[.A61]^2*[.C61]+[.$H$17]*[.A61]^3*[.C61]+[.$H$18]*[.A61]^4*[.C61]+[.$H$19]*[.C61]^2+[.$H$20]*[.A61]*[.C61]^2+[.$H$21]*[.A61]^2*[.C61]^2+[.$H$22]*[.A61]^3*[.C61]^2+[.$H$23]*[.A61]^4*[.C61]^2+[.$H$24]*[.C61]^3+[.$H$25]*[.A61]*[.C61]^3+[.$H$26]*[.A61]^2*[.C61]^3+[.$H$27]*[.A61]^3*[.C61]^3+[.$H$28]*[.A61]^4*[.C61]^3+[.$H$29]*[.C61]^4+[.$H$30]*[.A61]*[.C61]^4+[.$H$31]*[.A61]^2*[.C61]^4+[.$H$32]*[.A61]^3*[.C61]^4+[.$H$33]*[.A61]^4*[.C61]^4" office:value-type="float" office:value="149.232992159765">
            <text:p>149.23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string">
            <text:p><text:s/>149.232992159765</text:p>
          </table:table-cell>
          <table:table-cell table:formula="of:=[.K61]-[.E61]" office:value-type="float" office:value="0">
            <text:p>0</text:p>
          </table:table-cell>
          <table:table-cell table:formula="of:=100*([.K61]-[.D61])/[.D61]" office:value-type="float" office:value="-0.0113955378459029">
            <text:p>-0.0113955378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.5">
            <text:p>2.5</text:p>
          </table:table-cell>
          <table:table-cell table:formula="of:=1.01325*[.B62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62]+[.$H$11]*[.A62]^2+[.$H$12]*[.A62]^3+[.$H$13]*[.A62]^4+[.$H$14]*[.C62]+[.$H$15]*[.A62]*[.C62]+[.$H$16]*[.A62]^2*[.C62]+[.$H$17]*[.A62]^3*[.C62]+[.$H$18]*[.A62]^4*[.C62]+[.$H$19]*[.C62]^2+[.$H$20]*[.A62]*[.C62]^2+[.$H$21]*[.A62]^2*[.C62]^2+[.$H$22]*[.A62]^3*[.C62]^2+[.$H$23]*[.A62]^4*[.C62]^2+[.$H$24]*[.C62]^3+[.$H$25]*[.A62]*[.C62]^3+[.$H$26]*[.A62]^2*[.C62]^3+[.$H$27]*[.A62]^3*[.C62]^3+[.$H$28]*[.A62]^4*[.C62]^3+[.$H$29]*[.C62]^4+[.$H$30]*[.A62]*[.C62]^4+[.$H$31]*[.A62]^2*[.C62]^4+[.$H$32]*[.A62]^3*[.C62]^4+[.$H$33]*[.A62]^4*[.C62]^4" office:value-type="float" office:value="149.233174570576">
            <text:p>149.23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49.233174570576">
            <text:p>149.233174570576</text:p>
          </table:table-cell>
          <table:table-cell table:formula="of:=[.K62]-[.E62]" office:value-type="float" office:value="0">
            <text:p>0</text:p>
          </table:table-cell>
          <table:table-cell table:formula="of:=100*([.K62]-[.D62])/[.D62]" office:value-type="float" office:value="-0.0112733195469278">
            <text:p>-0.011273319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table:formula="of:=1.01325*[.B63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63]+[.$H$11]*[.A63]^2+[.$H$12]*[.A63]^3+[.$H$13]*[.A63]^4+[.$H$14]*[.C63]+[.$H$15]*[.A63]*[.C63]+[.$H$16]*[.A63]^2*[.C63]+[.$H$17]*[.A63]^3*[.C63]+[.$H$18]*[.A63]^4*[.C63]+[.$H$19]*[.C63]^2+[.$H$20]*[.A63]*[.C63]^2+[.$H$21]*[.A63]^2*[.C63]^2+[.$H$22]*[.A63]^3*[.C63]^2+[.$H$23]*[.A63]^4*[.C63]^2+[.$H$24]*[.C63]^3+[.$H$25]*[.A63]*[.C63]^3+[.$H$26]*[.A63]^2*[.C63]^3+[.$H$27]*[.A63]^3*[.C63]^3+[.$H$28]*[.A63]^4*[.C63]^3+[.$H$29]*[.C63]^4+[.$H$30]*[.A63]*[.C63]^4+[.$H$31]*[.A63]^2*[.C63]^4+[.$H$32]*[.A63]^3*[.C63]^4+[.$H$33]*[.A63]^4*[.C63]^4" office:value-type="float" office:value="149.233164060956">
            <text:p>149.23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49.233164060956">
            <text:p>149.233164060956</text:p>
          </table:table-cell>
          <table:table-cell table:formula="of:=[.K63]-[.E63]" office:value-type="float" office:value="0">
            <text:p>0</text:p>
          </table:table-cell>
          <table:table-cell table:formula="of:=100*([.K63]-[.D63])/[.D63]" office:value-type="float" office:value="-0.0112803611685856">
            <text:p>-0.0112803612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.5">
            <text:p>2.5</text:p>
          </table:table-cell>
          <table:table-cell table:formula="of:=1.01325*[.B64]" office:value-type="float" office:value="2.533125">
            <text:p>2.533125</text:p>
          </table:table-cell>
          <table:table-cell office:value-type="float" office:value="149.24">
            <text:p>149.24</text:p>
          </table:table-cell>
          <table:table-cell table:formula="of:=[.$H$9]+[.$H$10]*[.A64]+[.$H$11]*[.A64]^2+[.$H$12]*[.A64]^3+[.$H$13]*[.A64]^4+[.$H$14]*[.C64]+[.$H$15]*[.A64]*[.C64]+[.$H$16]*[.A64]^2*[.C64]+[.$H$17]*[.A64]^3*[.C64]+[.$H$18]*[.A64]^4*[.C64]+[.$H$19]*[.C64]^2+[.$H$20]*[.A64]*[.C64]^2+[.$H$21]*[.A64]^2*[.C64]^2+[.$H$22]*[.A64]^3*[.C64]^2+[.$H$23]*[.A64]^4*[.C64]^2+[.$H$24]*[.C64]^3+[.$H$25]*[.A64]*[.C64]^3+[.$H$26]*[.A64]^2*[.C64]^3+[.$H$27]*[.A64]^3*[.C64]^3+[.$H$28]*[.A64]^4*[.C64]^3+[.$H$29]*[.C64]^4+[.$H$30]*[.A64]*[.C64]^4+[.$H$31]*[.A64]^2*[.C64]^4+[.$H$32]*[.A64]^3*[.C64]^4+[.$H$33]*[.A64]^4*[.C64]^4" office:value-type="float" office:value="149.233009437611">
            <text:p>149.23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49.233009437611">
            <text:p>149.233009437611</text:p>
          </table:table-cell>
          <table:table-cell table:formula="of:=[.K64]-[.E64]" office:value-type="float" office:value="0">
            <text:p>0</text:p>
          </table:table-cell>
          <table:table-cell table:formula="of:=100*([.K64]-[.D64])/[.D64]" office:value-type="float" office:value="-0.0046841077386225">
            <text:p>-0.004684107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.5">
            <text:p>2.5</text:p>
          </table:table-cell>
          <table:table-cell table:formula="of:=1.01325*[.B65]" office:value-type="float" office:value="2.533125">
            <text:p>2.533125</text:p>
          </table:table-cell>
          <table:table-cell office:value-type="float" office:value="149.24">
            <text:p>149.24</text:p>
          </table:table-cell>
          <table:table-cell table:formula="of:=[.$H$9]+[.$H$10]*[.A65]+[.$H$11]*[.A65]^2+[.$H$12]*[.A65]^3+[.$H$13]*[.A65]^4+[.$H$14]*[.C65]+[.$H$15]*[.A65]*[.C65]+[.$H$16]*[.A65]^2*[.C65]+[.$H$17]*[.A65]^3*[.C65]+[.$H$18]*[.A65]^4*[.C65]+[.$H$19]*[.C65]^2+[.$H$20]*[.A65]*[.C65]^2+[.$H$21]*[.A65]^2*[.C65]^2+[.$H$22]*[.A65]^3*[.C65]^2+[.$H$23]*[.A65]^4*[.C65]^2+[.$H$24]*[.C65]^3+[.$H$25]*[.A65]*[.C65]^3+[.$H$26]*[.A65]^2*[.C65]^3+[.$H$27]*[.A65]^3*[.C65]^3+[.$H$28]*[.A65]^4*[.C65]^3+[.$H$29]*[.C65]^4+[.$H$30]*[.A65]*[.C65]^4+[.$H$31]*[.A65]^2*[.C65]^4+[.$H$32]*[.A65]^3*[.C65]^4+[.$H$33]*[.A65]^4*[.C65]^4" office:value-type="float" office:value="149.23280324978">
            <text:p>149.23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string">
            <text:p><text:s text:c="2"/>149.23280324978</text:p>
          </table:table-cell>
          <table:table-cell table:formula="of:=[.K65]-[.E65]" office:value-type="float" office:value="0">
            <text:p>0</text:p>
          </table:table-cell>
          <table:table-cell table:formula="of:=100*([.K65]-[.D65])/[.D65]" office:value-type="float" office:value="-0.00482226629590182">
            <text:p>-0.0048222663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.5">
            <text:p>2.5</text:p>
          </table:table-cell>
          <table:table-cell table:formula="of:=1.01325*[.B66]" office:value-type="float" office:value="2.533125">
            <text:p>2.533125</text:p>
          </table:table-cell>
          <table:table-cell office:value-type="float" office:value="149.24">
            <text:p>149.24</text:p>
          </table:table-cell>
          <table:table-cell table:formula="of:=[.$H$9]+[.$H$10]*[.A66]+[.$H$11]*[.A66]^2+[.$H$12]*[.A66]^3+[.$H$13]*[.A66]^4+[.$H$14]*[.C66]+[.$H$15]*[.A66]*[.C66]+[.$H$16]*[.A66]^2*[.C66]+[.$H$17]*[.A66]^3*[.C66]+[.$H$18]*[.A66]^4*[.C66]+[.$H$19]*[.C66]^2+[.$H$20]*[.A66]*[.C66]^2+[.$H$21]*[.A66]^2*[.C66]^2+[.$H$22]*[.A66]^3*[.C66]^2+[.$H$23]*[.A66]^4*[.C66]^2+[.$H$24]*[.C66]^3+[.$H$25]*[.A66]*[.C66]^3+[.$H$26]*[.A66]^2*[.C66]^3+[.$H$27]*[.A66]^3*[.C66]^3+[.$H$28]*[.A66]^4*[.C66]^3+[.$H$29]*[.C66]^4+[.$H$30]*[.A66]*[.C66]^4+[.$H$31]*[.A66]^2*[.C66]^4+[.$H$32]*[.A66]^3*[.C66]^4+[.$H$33]*[.A66]^4*[.C66]^4" office:value-type="float" office:value="149.232681789233">
            <text:p>149.23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49.232681789233">
            <text:p>149.232681789233</text:p>
          </table:table-cell>
          <table:table-cell table:formula="of:=[.K66]-[.E66]" office:value-type="float" office:value="0">
            <text:p>0</text:p>
          </table:table-cell>
          <table:table-cell table:formula="of:=100*([.K66]-[.D66])/[.D66]" office:value-type="float" office:value="-0.00490365234964672">
            <text:p>-0.0049036523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.5">
            <text:p>2.5</text:p>
          </table:table-cell>
          <table:table-cell table:formula="of:=1.01325*[.B67]" office:value-type="float" office:value="2.533125">
            <text:p>2.533125</text:p>
          </table:table-cell>
          <table:table-cell office:value-type="float" office:value="149.24">
            <text:p>149.24</text:p>
          </table:table-cell>
          <table:table-cell table:formula="of:=[.$H$9]+[.$H$10]*[.A67]+[.$H$11]*[.A67]^2+[.$H$12]*[.A67]^3+[.$H$13]*[.A67]^4+[.$H$14]*[.C67]+[.$H$15]*[.A67]*[.C67]+[.$H$16]*[.A67]^2*[.C67]+[.$H$17]*[.A67]^3*[.C67]+[.$H$18]*[.A67]^4*[.C67]+[.$H$19]*[.C67]^2+[.$H$20]*[.A67]*[.C67]^2+[.$H$21]*[.A67]^2*[.C67]^2+[.$H$22]*[.A67]^3*[.C67]^2+[.$H$23]*[.A67]^4*[.C67]^2+[.$H$24]*[.C67]^3+[.$H$25]*[.A67]*[.C67]^3+[.$H$26]*[.A67]^2*[.C67]^3+[.$H$27]*[.A67]^3*[.C67]^3+[.$H$28]*[.A67]^4*[.C67]^3+[.$H$29]*[.C67]^4+[.$H$30]*[.A67]*[.C67]^4+[.$H$31]*[.A67]^2*[.C67]^4+[.$H$32]*[.A67]^3*[.C67]^4+[.$H$33]*[.A67]^4*[.C67]^4" office:value-type="float" office:value="149.232825090273">
            <text:p>149.23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49.232825090273">
            <text:p>149.232825090273</text:p>
          </table:table-cell>
          <table:table-cell table:formula="of:=[.K67]-[.E67]" office:value-type="float" office:value="0">
            <text:p>0</text:p>
          </table:table-cell>
          <table:table-cell table:formula="of:=100*([.K67]-[.D67])/[.D67]" office:value-type="float" office:value="-0.0048076318191498">
            <text:p>-0.0048076318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.5">
            <text:p>2.5</text:p>
          </table:table-cell>
          <table:table-cell table:formula="of:=1.01325*[.B68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68]+[.$H$11]*[.A68]^2+[.$H$12]*[.A68]^3+[.$H$13]*[.A68]^4+[.$H$14]*[.C68]+[.$H$15]*[.A68]*[.C68]+[.$H$16]*[.A68]^2*[.C68]+[.$H$17]*[.A68]^3*[.C68]+[.$H$18]*[.A68]^4*[.C68]+[.$H$19]*[.C68]^2+[.$H$20]*[.A68]*[.C68]^2+[.$H$21]*[.A68]^2*[.C68]^2+[.$H$22]*[.A68]^3*[.C68]^2+[.$H$23]*[.A68]^4*[.C68]^2+[.$H$24]*[.C68]^3+[.$H$25]*[.A68]*[.C68]^3+[.$H$26]*[.A68]^2*[.C68]^3+[.$H$27]*[.A68]^3*[.C68]^3+[.$H$28]*[.A68]^4*[.C68]^3+[.$H$29]*[.C68]^4+[.$H$30]*[.A68]*[.C68]^4+[.$H$31]*[.A68]^2*[.C68]^4+[.$H$32]*[.A68]^3*[.C68]^4+[.$H$33]*[.A68]^4*[.C68]^4" office:value-type="float" office:value="149.233456929732">
            <text:p>149.2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49.233456929732">
            <text:p>149.233456929732</text:p>
          </table:table-cell>
          <table:table-cell table:formula="of:=[.K68]-[.E68]" office:value-type="float" office:value="0">
            <text:p>0</text:p>
          </table:table-cell>
          <table:table-cell table:formula="of:=100*([.K68]-[.D68])/[.D68]" office:value-type="float" office:value="-0.0110841341826479">
            <text:p>-0.0110841342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.5">
            <text:p>2.5</text:p>
          </table:table-cell>
          <table:table-cell table:formula="of:=1.01325*[.B69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69]+[.$H$11]*[.A69]^2+[.$H$12]*[.A69]^3+[.$H$13]*[.A69]^4+[.$H$14]*[.C69]+[.$H$15]*[.A69]*[.C69]+[.$H$16]*[.A69]^2*[.C69]+[.$H$17]*[.A69]^3*[.C69]+[.$H$18]*[.A69]^4*[.C69]+[.$H$19]*[.C69]^2+[.$H$20]*[.A69]*[.C69]^2+[.$H$21]*[.A69]^2*[.C69]^2+[.$H$22]*[.A69]^3*[.C69]^2+[.$H$23]*[.A69]^4*[.C69]^2+[.$H$24]*[.C69]^3+[.$H$25]*[.A69]*[.C69]^3+[.$H$26]*[.A69]^2*[.C69]^3+[.$H$27]*[.A69]^3*[.C69]^3+[.$H$28]*[.A69]^4*[.C69]^3+[.$H$29]*[.C69]^4+[.$H$30]*[.A69]*[.C69]^4+[.$H$31]*[.A69]^2*[.C69]^4+[.$H$32]*[.A69]^3*[.C69]^4+[.$H$33]*[.A69]^4*[.C69]^4" office:value-type="float" office:value="149.234844826976">
            <text:p>149.2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49.234844826976">
            <text:p>149.234844826976</text:p>
          </table:table-cell>
          <table:table-cell table:formula="of:=[.K69]-[.E69]" office:value-type="float" office:value="0">
            <text:p>0</text:p>
          </table:table-cell>
          <table:table-cell table:formula="of:=100*([.K69]-[.D69])/[.D69]" office:value-type="float" office:value="-0.0101542197813071">
            <text:p>-0.0101542198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.5">
            <text:p>2.5</text:p>
          </table:table-cell>
          <table:table-cell table:formula="of:=1.01325*[.B70]" office:value-type="float" office:value="2.533125">
            <text:p>2.533125</text:p>
          </table:table-cell>
          <table:table-cell office:value-type="float" office:value="149.25">
            <text:p>149.25</text:p>
          </table:table-cell>
          <table:table-cell table:formula="of:=[.$H$9]+[.$H$10]*[.A70]+[.$H$11]*[.A70]^2+[.$H$12]*[.A70]^3+[.$H$13]*[.A70]^4+[.$H$14]*[.C70]+[.$H$15]*[.A70]*[.C70]+[.$H$16]*[.A70]^2*[.C70]+[.$H$17]*[.A70]^3*[.C70]+[.$H$18]*[.A70]^4*[.C70]+[.$H$19]*[.C70]^2+[.$H$20]*[.A70]*[.C70]^2+[.$H$21]*[.A70]^2*[.C70]^2+[.$H$22]*[.A70]^3*[.C70]^2+[.$H$23]*[.A70]^4*[.C70]^2+[.$H$24]*[.C70]^3+[.$H$25]*[.A70]*[.C70]^3+[.$H$26]*[.A70]^2*[.C70]^3+[.$H$27]*[.A70]^3*[.C70]^3+[.$H$28]*[.A70]^4*[.C70]^3+[.$H$29]*[.C70]^4+[.$H$30]*[.A70]*[.C70]^4+[.$H$31]*[.A70]^2*[.C70]^4+[.$H$32]*[.A70]^3*[.C70]^4+[.$H$33]*[.A70]^4*[.C70]^4" office:value-type="float" office:value="149.237300043902">
            <text:p>149.24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49.237300043902">
            <text:p>149.237300043902</text:p>
          </table:table-cell>
          <table:table-cell table:formula="of:=[.K70]-[.E70]" office:value-type="float" office:value="0">
            <text:p>0</text:p>
          </table:table-cell>
          <table:table-cell table:formula="of:=100*([.K70]-[.D70])/[.D70]" office:value-type="float" office:value="-0.00850918331543592">
            <text:p>-0.008509183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.5">
            <text:p>2.5</text:p>
          </table:table-cell>
          <table:table-cell table:formula="of:=1.01325*[.B71]" office:value-type="float" office:value="2.533125">
            <text:p>2.533125</text:p>
          </table:table-cell>
          <table:table-cell office:value-type="float" office:value="149.26">
            <text:p>149.26</text:p>
          </table:table-cell>
          <table:table-cell table:formula="of:=[.$H$9]+[.$H$10]*[.A71]+[.$H$11]*[.A71]^2+[.$H$12]*[.A71]^3+[.$H$13]*[.A71]^4+[.$H$14]*[.C71]+[.$H$15]*[.A71]*[.C71]+[.$H$16]*[.A71]^2*[.C71]+[.$H$17]*[.A71]^3*[.C71]+[.$H$18]*[.A71]^4*[.C71]+[.$H$19]*[.C71]^2+[.$H$20]*[.A71]*[.C71]^2+[.$H$21]*[.A71]^2*[.C71]^2+[.$H$22]*[.A71]^3*[.C71]^2+[.$H$23]*[.A71]^4*[.C71]^2+[.$H$24]*[.C71]^3+[.$H$25]*[.A71]*[.C71]^3+[.$H$26]*[.A71]^2*[.C71]^3+[.$H$27]*[.A71]^3*[.C71]^3+[.$H$28]*[.A71]^4*[.C71]^3+[.$H$29]*[.C71]^4+[.$H$30]*[.A71]*[.C71]^4+[.$H$31]*[.A71]^2*[.C71]^4+[.$H$32]*[.A71]^3*[.C71]^4+[.$H$33]*[.A71]^4*[.C71]^4" office:value-type="float" office:value="149.241177584937">
            <text:p>149.24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49.241177584937">
            <text:p>149.241177584937</text:p>
          </table:table-cell>
          <table:table-cell table:formula="of:=[.K71]-[.E71]" office:value-type="float" office:value="0">
            <text:p>0</text:p>
          </table:table-cell>
          <table:table-cell table:formula="of:=100*([.K71]-[.D71])/[.D71]" office:value-type="float" office:value="-0.0126104884517516">
            <text:p>-0.012610488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.5">
            <text:p>2.5</text:p>
          </table:table-cell>
          <table:table-cell table:formula="of:=1.01325*[.B72]" office:value-type="float" office:value="2.533125">
            <text:p>2.533125</text:p>
          </table:table-cell>
          <table:table-cell office:value-type="float" office:value="149.26">
            <text:p>149.26</text:p>
          </table:table-cell>
          <table:table-cell table:formula="of:=[.$H$9]+[.$H$10]*[.A72]+[.$H$11]*[.A72]^2+[.$H$12]*[.A72]^3+[.$H$13]*[.A72]^4+[.$H$14]*[.C72]+[.$H$15]*[.A72]*[.C72]+[.$H$16]*[.A72]^2*[.C72]+[.$H$17]*[.A72]^3*[.C72]+[.$H$18]*[.A72]^4*[.C72]+[.$H$19]*[.C72]^2+[.$H$20]*[.A72]*[.C72]^2+[.$H$21]*[.A72]^2*[.C72]^2+[.$H$22]*[.A72]^3*[.C72]^2+[.$H$23]*[.A72]^4*[.C72]^2+[.$H$24]*[.C72]^3+[.$H$25]*[.A72]*[.C72]^3+[.$H$26]*[.A72]^2*[.C72]^3+[.$H$27]*[.A72]^3*[.C72]^3+[.$H$28]*[.A72]^4*[.C72]^3+[.$H$29]*[.C72]^4+[.$H$30]*[.A72]*[.C72]^4+[.$H$31]*[.A72]^2*[.C72]^4+[.$H$32]*[.A72]^3*[.C72]^4+[.$H$33]*[.A72]^4*[.C72]^4" office:value-type="float" office:value="149.246876197042">
            <text:p>149.25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49.246876197042">
            <text:p>149.246876197042</text:p>
          </table:table-cell>
          <table:table-cell table:formula="of:=[.K72]-[.E72]" office:value-type="float" office:value="0">
            <text:p>0</text:p>
          </table:table-cell>
          <table:table-cell table:formula="of:=100*([.K72]-[.D72])/[.D72]" office:value-type="float" office:value="-0.00879257869382553">
            <text:p>-0.008792578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.5">
            <text:p>2.5</text:p>
          </table:table-cell>
          <table:table-cell table:formula="of:=1.01325*[.B73]" office:value-type="float" office:value="2.533125">
            <text:p>2.533125</text:p>
          </table:table-cell>
          <table:table-cell office:value-type="float" office:value="149.27">
            <text:p>149.27</text:p>
          </table:table-cell>
          <table:table-cell table:formula="of:=[.$H$9]+[.$H$10]*[.A73]+[.$H$11]*[.A73]^2+[.$H$12]*[.A73]^3+[.$H$13]*[.A73]^4+[.$H$14]*[.C73]+[.$H$15]*[.A73]*[.C73]+[.$H$16]*[.A73]^2*[.C73]+[.$H$17]*[.A73]^3*[.C73]+[.$H$18]*[.A73]^4*[.C73]+[.$H$19]*[.C73]^2+[.$H$20]*[.A73]*[.C73]^2+[.$H$21]*[.A73]^2*[.C73]^2+[.$H$22]*[.A73]^3*[.C73]^2+[.$H$23]*[.A73]^4*[.C73]^2+[.$H$24]*[.C73]^3+[.$H$25]*[.A73]*[.C73]^3+[.$H$26]*[.A73]^2*[.C73]^3+[.$H$27]*[.A73]^3*[.C73]^3+[.$H$28]*[.A73]^4*[.C73]^3+[.$H$29]*[.C73]^4+[.$H$30]*[.A73]*[.C73]^4+[.$H$31]*[.A73]^2*[.C73]^4+[.$H$32]*[.A73]^3*[.C73]^4+[.$H$33]*[.A73]^4*[.C73]^4" office:value-type="float" office:value="149.254838369708">
            <text:p>149.25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49.254838369708">
            <text:p>149.254838369708</text:p>
          </table:table-cell>
          <table:table-cell table:formula="of:=[.K73]-[.E73]" office:value-type="float" office:value="0">
            <text:p>0</text:p>
          </table:table-cell>
          <table:table-cell table:formula="of:=100*([.K73]-[.D73])/[.D73]" office:value-type="float" office:value="-0.0101571851627994">
            <text:p>-0.0101571852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.5">
            <text:p>2.5</text:p>
          </table:table-cell>
          <table:table-cell table:formula="of:=1.01325*[.B74]" office:value-type="float" office:value="2.533125">
            <text:p>2.533125</text:p>
          </table:table-cell>
          <table:table-cell office:value-type="float" office:value="149.29">
            <text:p>149.29</text:p>
          </table:table-cell>
          <table:table-cell table:formula="of:=[.$H$9]+[.$H$10]*[.A74]+[.$H$11]*[.A74]^2+[.$H$12]*[.A74]^3+[.$H$13]*[.A74]^4+[.$H$14]*[.C74]+[.$H$15]*[.A74]*[.C74]+[.$H$16]*[.A74]^2*[.C74]+[.$H$17]*[.A74]^3*[.C74]+[.$H$18]*[.A74]^4*[.C74]+[.$H$19]*[.C74]^2+[.$H$20]*[.A74]*[.C74]^2+[.$H$21]*[.A74]^2*[.C74]^2+[.$H$22]*[.A74]^3*[.C74]^2+[.$H$23]*[.A74]^4*[.C74]^2+[.$H$24]*[.C74]^3+[.$H$25]*[.A74]*[.C74]^3+[.$H$26]*[.A74]^2*[.C74]^3+[.$H$27]*[.A74]^3*[.C74]^3+[.$H$28]*[.A74]^4*[.C74]^3+[.$H$29]*[.C74]^4+[.$H$30]*[.A74]*[.C74]^4+[.$H$31]*[.A74]^2*[.C74]^4+[.$H$32]*[.A74]^3*[.C74]^4+[.$H$33]*[.A74]^4*[.C74]^4" office:value-type="float" office:value="149.265550334958">
            <text:p>149.27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49.265550334958">
            <text:p>149.265550334958</text:p>
          </table:table-cell>
          <table:table-cell table:formula="of:=[.K74]-[.E74]" office:value-type="float" office:value="0">
            <text:p>0</text:p>
          </table:table-cell>
          <table:table-cell table:formula="of:=100*([.K74]-[.D74])/[.D74]" office:value-type="float" office:value="-0.0163772958954271">
            <text:p>-0.0163772959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.5">
            <text:p>2.5</text:p>
          </table:table-cell>
          <table:table-cell table:formula="of:=1.01325*[.B75]" office:value-type="float" office:value="2.533125">
            <text:p>2.533125</text:p>
          </table:table-cell>
          <table:table-cell office:value-type="float" office:value="149.3">
            <text:p>149.30</text:p>
          </table:table-cell>
          <table:table-cell table:formula="of:=[.$H$9]+[.$H$10]*[.A75]+[.$H$11]*[.A75]^2+[.$H$12]*[.A75]^3+[.$H$13]*[.A75]^4+[.$H$14]*[.C75]+[.$H$15]*[.A75]*[.C75]+[.$H$16]*[.A75]^2*[.C75]+[.$H$17]*[.A75]^3*[.C75]+[.$H$18]*[.A75]^4*[.C75]+[.$H$19]*[.C75]^2+[.$H$20]*[.A75]*[.C75]^2+[.$H$21]*[.A75]^2*[.C75]^2+[.$H$22]*[.A75]^3*[.C75]^2+[.$H$23]*[.A75]^4*[.C75]^2+[.$H$24]*[.C75]^3+[.$H$25]*[.A75]*[.C75]^3+[.$H$26]*[.A75]^2*[.C75]^3+[.$H$27]*[.A75]^3*[.C75]^3+[.$H$28]*[.A75]^4*[.C75]^3+[.$H$29]*[.C75]^4+[.$H$30]*[.A75]*[.C75]^4+[.$H$31]*[.A75]^2*[.C75]^4+[.$H$32]*[.A75]^3*[.C75]^4+[.$H$33]*[.A75]^4*[.C75]^4" office:value-type="float" office:value="149.279542067347">
            <text:p>149.28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49.279542067347">
            <text:p>149.279542067347</text:p>
          </table:table-cell>
          <table:table-cell table:formula="of:=[.K75]-[.E75]" office:value-type="float" office:value="0">
            <text:p>0</text:p>
          </table:table-cell>
          <table:table-cell table:formula="of:=100*([.K75]-[.D75])/[.D75]" office:value-type="float" office:value="-0.0137025670816496">
            <text:p>-0.0137025671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.5">
            <text:p>2.5</text:p>
          </table:table-cell>
          <table:table-cell table:formula="of:=1.01325*[.B76]" office:value-type="float" office:value="2.533125">
            <text:p>2.533125</text:p>
          </table:table-cell>
          <table:table-cell office:value-type="float" office:value="149.32">
            <text:p>149.32</text:p>
          </table:table-cell>
          <table:table-cell table:formula="of:=[.$H$9]+[.$H$10]*[.A76]+[.$H$11]*[.A76]^2+[.$H$12]*[.A76]^3+[.$H$13]*[.A76]^4+[.$H$14]*[.C76]+[.$H$15]*[.A76]*[.C76]+[.$H$16]*[.A76]^2*[.C76]+[.$H$17]*[.A76]^3*[.C76]+[.$H$18]*[.A76]^4*[.C76]+[.$H$19]*[.C76]^2+[.$H$20]*[.A76]*[.C76]^2+[.$H$21]*[.A76]^2*[.C76]^2+[.$H$22]*[.A76]^3*[.C76]^2+[.$H$23]*[.A76]^4*[.C76]^2+[.$H$24]*[.C76]^3+[.$H$25]*[.A76]*[.C76]^3+[.$H$26]*[.A76]^2*[.C76]^3+[.$H$27]*[.A76]^3*[.C76]^3+[.$H$28]*[.A76]^4*[.C76]^3+[.$H$29]*[.C76]^4+[.$H$30]*[.A76]*[.C76]^4+[.$H$31]*[.A76]^2*[.C76]^4+[.$H$32]*[.A76]^3*[.C76]^4+[.$H$33]*[.A76]^4*[.C76]^4" office:value-type="float" office:value="149.297387283962">
            <text:p>149.30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49.297387283962">
            <text:p>149.297387283962</text:p>
          </table:table-cell>
          <table:table-cell table:formula="of:=[.K76]-[.E76]" office:value-type="float" office:value="0">
            <text:p>0</text:p>
          </table:table-cell>
          <table:table-cell table:formula="of:=100*([.K76]-[.D76])/[.D76]" office:value-type="float" office:value="-0.0151437959002119">
            <text:p>-0.0151437959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.5">
            <text:p>2.5</text:p>
          </table:table-cell>
          <table:table-cell table:formula="of:=1.01325*[.B77]" office:value-type="float" office:value="2.533125">
            <text:p>2.533125</text:p>
          </table:table-cell>
          <table:table-cell office:value-type="float" office:value="149.34">
            <text:p>149.34</text:p>
          </table:table-cell>
          <table:table-cell table:formula="of:=[.$H$9]+[.$H$10]*[.A77]+[.$H$11]*[.A77]^2+[.$H$12]*[.A77]^3+[.$H$13]*[.A77]^4+[.$H$14]*[.C77]+[.$H$15]*[.A77]*[.C77]+[.$H$16]*[.A77]^2*[.C77]+[.$H$17]*[.A77]^3*[.C77]+[.$H$18]*[.A77]^4*[.C77]+[.$H$19]*[.C77]^2+[.$H$20]*[.A77]*[.C77]^2+[.$H$21]*[.A77]^2*[.C77]^2+[.$H$22]*[.A77]^3*[.C77]^2+[.$H$23]*[.A77]^4*[.C77]^2+[.$H$24]*[.C77]^3+[.$H$25]*[.A77]*[.C77]^3+[.$H$26]*[.A77]^2*[.C77]^3+[.$H$27]*[.A77]^3*[.C77]^3+[.$H$28]*[.A77]^4*[.C77]^3+[.$H$29]*[.C77]^4+[.$H$30]*[.A77]*[.C77]^4+[.$H$31]*[.A77]^2*[.C77]^4+[.$H$32]*[.A77]^3*[.C77]^4+[.$H$33]*[.A77]^4*[.C77]^4" office:value-type="float" office:value="149.31970344442">
            <text:p>149.32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49.31970344442">
            <text:p>149.31970344442</text:p>
          </table:table-cell>
          <table:table-cell table:formula="of:=[.K77]-[.E77]" office:value-type="float" office:value="0">
            <text:p>0</text:p>
          </table:table-cell>
          <table:table-cell table:formula="of:=100*([.K77]-[.D77])/[.D77]" office:value-type="float" office:value="-0.0135908367350361">
            <text:p>-0.0135908367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.5">
            <text:p>2.5</text:p>
          </table:table-cell>
          <table:table-cell table:formula="of:=1.01325*[.B78]" office:value-type="float" office:value="2.533125">
            <text:p>2.533125</text:p>
          </table:table-cell>
          <table:table-cell office:value-type="float" office:value="149.37">
            <text:p>149.37</text:p>
          </table:table-cell>
          <table:table-cell table:formula="of:=[.$H$9]+[.$H$10]*[.A78]+[.$H$11]*[.A78]^2+[.$H$12]*[.A78]^3+[.$H$13]*[.A78]^4+[.$H$14]*[.C78]+[.$H$15]*[.A78]*[.C78]+[.$H$16]*[.A78]^2*[.C78]+[.$H$17]*[.A78]^3*[.C78]+[.$H$18]*[.A78]^4*[.C78]+[.$H$19]*[.C78]^2+[.$H$20]*[.A78]*[.C78]^2+[.$H$21]*[.A78]^2*[.C78]^2+[.$H$22]*[.A78]^3*[.C78]^2+[.$H$23]*[.A78]^4*[.C78]^2+[.$H$24]*[.C78]^3+[.$H$25]*[.A78]*[.C78]^3+[.$H$26]*[.A78]^2*[.C78]^3+[.$H$27]*[.A78]^3*[.C78]^3+[.$H$28]*[.A78]^4*[.C78]^3+[.$H$29]*[.C78]^4+[.$H$30]*[.A78]*[.C78]^4+[.$H$31]*[.A78]^2*[.C78]^4+[.$H$32]*[.A78]^3*[.C78]^4+[.$H$33]*[.A78]^4*[.C78]^4" office:value-type="float" office:value="149.347151750871">
            <text:p>149.35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49.347151750871">
            <text:p>149.347151750871</text:p>
          </table:table-cell>
          <table:table-cell table:formula="of:=[.K78]-[.E78]" office:value-type="float" office:value="0">
            <text:p>0</text:p>
          </table:table-cell>
          <table:table-cell table:formula="of:=100*([.K78]-[.D78])/[.D78]" office:value-type="float" office:value="-0.0152964110121931">
            <text:p>-0.015296411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.5">
            <text:p>2.5</text:p>
          </table:table-cell>
          <table:table-cell table:formula="of:=1.01325*[.B79]" office:value-type="float" office:value="2.533125">
            <text:p>2.533125</text:p>
          </table:table-cell>
          <table:table-cell office:value-type="float" office:value="149.41">
            <text:p>149.41</text:p>
          </table:table-cell>
          <table:table-cell table:formula="of:=[.$H$9]+[.$H$10]*[.A79]+[.$H$11]*[.A79]^2+[.$H$12]*[.A79]^3+[.$H$13]*[.A79]^4+[.$H$14]*[.C79]+[.$H$15]*[.A79]*[.C79]+[.$H$16]*[.A79]^2*[.C79]+[.$H$17]*[.A79]^3*[.C79]+[.$H$18]*[.A79]^4*[.C79]+[.$H$19]*[.C79]^2+[.$H$20]*[.A79]*[.C79]^2+[.$H$21]*[.A79]^2*[.C79]^2+[.$H$22]*[.A79]^3*[.C79]^2+[.$H$23]*[.A79]^4*[.C79]^2+[.$H$24]*[.C79]^3+[.$H$25]*[.A79]*[.C79]^3+[.$H$26]*[.A79]^2*[.C79]^3+[.$H$27]*[.A79]^3*[.C79]^3+[.$H$28]*[.A79]^4*[.C79]^3+[.$H$29]*[.C79]^4+[.$H$30]*[.A79]*[.C79]^4+[.$H$31]*[.A79]^2*[.C79]^4+[.$H$32]*[.A79]^3*[.C79]^4+[.$H$33]*[.A79]^4*[.C79]^4" office:value-type="float" office:value="149.380437147996">
            <text:p>149.38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49.380437147996">
            <text:p>149.380437147996</text:p>
          </table:table-cell>
          <table:table-cell table:formula="of:=[.K79]-[.E79]" office:value-type="float" office:value="0">
            <text:p>0</text:p>
          </table:table-cell>
          <table:table-cell table:formula="of:=100*([.K79]-[.D79])/[.D79]" office:value-type="float" office:value="-0.0197863944873888">
            <text:p>-0.0197863945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.5">
            <text:p>2.5</text:p>
          </table:table-cell>
          <table:table-cell table:formula="of:=1.01325*[.B80]" office:value-type="float" office:value="2.533125">
            <text:p>2.533125</text:p>
          </table:table-cell>
          <table:table-cell office:value-type="float" office:value="149.44">
            <text:p>149.44</text:p>
          </table:table-cell>
          <table:table-cell table:formula="of:=[.$H$9]+[.$H$10]*[.A80]+[.$H$11]*[.A80]^2+[.$H$12]*[.A80]^3+[.$H$13]*[.A80]^4+[.$H$14]*[.C80]+[.$H$15]*[.A80]*[.C80]+[.$H$16]*[.A80]^2*[.C80]+[.$H$17]*[.A80]^3*[.C80]+[.$H$18]*[.A80]^4*[.C80]+[.$H$19]*[.C80]^2+[.$H$20]*[.A80]*[.C80]^2+[.$H$21]*[.A80]^2*[.C80]^2+[.$H$22]*[.A80]^3*[.C80]^2+[.$H$23]*[.A80]^4*[.C80]^2+[.$H$24]*[.C80]^3+[.$H$25]*[.A80]*[.C80]^3+[.$H$26]*[.A80]^2*[.C80]^3+[.$H$27]*[.A80]^3*[.C80]^3+[.$H$28]*[.A80]^4*[.C80]^3+[.$H$29]*[.C80]^4+[.$H$30]*[.A80]*[.C80]^4+[.$H$31]*[.A80]^2*[.C80]^4+[.$H$32]*[.A80]^3*[.C80]^4+[.$H$33]*[.A80]^4*[.C80]^4" office:value-type="float" office:value="149.420308323009">
            <text:p>149.4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49.420308323009">
            <text:p>149.420308323009</text:p>
          </table:table-cell>
          <table:table-cell table:formula="of:=[.K80]-[.E80]" office:value-type="float" office:value="0">
            <text:p>0</text:p>
          </table:table-cell>
          <table:table-cell table:formula="of:=100*([.K80]-[.D80])/[.D80]" office:value-type="float" office:value="-0.0131769787146021">
            <text:p>-0.0131769787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.5">
            <text:p>2.5</text:p>
          </table:table-cell>
          <table:table-cell table:formula="of:=1.01325*[.B81]" office:value-type="float" office:value="2.533125">
            <text:p>2.533125</text:p>
          </table:table-cell>
          <table:table-cell office:value-type="float" office:value="149.49">
            <text:p>149.49</text:p>
          </table:table-cell>
          <table:table-cell table:formula="of:=[.$H$9]+[.$H$10]*[.A81]+[.$H$11]*[.A81]^2+[.$H$12]*[.A81]^3+[.$H$13]*[.A81]^4+[.$H$14]*[.C81]+[.$H$15]*[.A81]*[.C81]+[.$H$16]*[.A81]^2*[.C81]+[.$H$17]*[.A81]^3*[.C81]+[.$H$18]*[.A81]^4*[.C81]+[.$H$19]*[.C81]^2+[.$H$20]*[.A81]*[.C81]^2+[.$H$21]*[.A81]^2*[.C81]^2+[.$H$22]*[.A81]^3*[.C81]^2+[.$H$23]*[.A81]^4*[.C81]^2+[.$H$24]*[.C81]^3+[.$H$25]*[.A81]*[.C81]^3+[.$H$26]*[.A81]^2*[.C81]^3+[.$H$27]*[.A81]^3*[.C81]^3+[.$H$28]*[.A81]^4*[.C81]^3+[.$H$29]*[.C81]^4+[.$H$30]*[.A81]*[.C81]^4+[.$H$31]*[.A81]^2*[.C81]^4+[.$H$32]*[.A81]^3*[.C81]^4+[.$H$33]*[.A81]^4*[.C81]^4" office:value-type="float" office:value="149.467557705653">
            <text:p>149.47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49.467557705653">
            <text:p>149.467557705653</text:p>
          </table:table-cell>
          <table:table-cell table:formula="of:=[.K81]-[.E81]" office:value-type="float" office:value="0">
            <text:p>0</text:p>
          </table:table-cell>
          <table:table-cell table:formula="of:=100*([.K81]-[.D81])/[.D81]" office:value-type="float" office:value="-0.0150125723107327">
            <text:p>-0.0150125723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.5">
            <text:p>2.5</text:p>
          </table:table-cell>
          <table:table-cell table:formula="of:=1.01325*[.B82]" office:value-type="float" office:value="2.533125">
            <text:p>2.533125</text:p>
          </table:table-cell>
          <table:table-cell office:value-type="float" office:value="149.54">
            <text:p>149.54</text:p>
          </table:table-cell>
          <table:table-cell table:formula="of:=[.$H$9]+[.$H$10]*[.A82]+[.$H$11]*[.A82]^2+[.$H$12]*[.A82]^3+[.$H$13]*[.A82]^4+[.$H$14]*[.C82]+[.$H$15]*[.A82]*[.C82]+[.$H$16]*[.A82]^2*[.C82]+[.$H$17]*[.A82]^3*[.C82]+[.$H$18]*[.A82]^4*[.C82]+[.$H$19]*[.C82]^2+[.$H$20]*[.A82]*[.C82]^2+[.$H$21]*[.A82]^2*[.C82]^2+[.$H$22]*[.A82]^3*[.C82]^2+[.$H$23]*[.A82]^4*[.C82]^2+[.$H$24]*[.C82]^3+[.$H$25]*[.A82]*[.C82]^3+[.$H$26]*[.A82]^2*[.C82]^3+[.$H$27]*[.A82]^3*[.C82]^3+[.$H$28]*[.A82]^4*[.C82]^3+[.$H$29]*[.C82]^4+[.$H$30]*[.A82]*[.C82]^4+[.$H$31]*[.A82]^2*[.C82]^4+[.$H$32]*[.A82]^3*[.C82]^4+[.$H$33]*[.A82]^4*[.C82]^4" office:value-type="float" office:value="149.523021468204">
            <text:p>149.5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49.523021468204">
            <text:p>149.523021468204</text:p>
          </table:table-cell>
          <table:table-cell table:formula="of:=[.K82]-[.E82]" office:value-type="float" office:value="0">
            <text:p>0</text:p>
          </table:table-cell>
          <table:table-cell table:formula="of:=100*([.K82]-[.D82])/[.D82]" office:value-type="float" office:value="-0.0113538396388255">
            <text:p>-0.0113538396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table:formula="of:=1.01325*[.B83]" office:value-type="float" office:value="2.533125">
            <text:p>2.533125</text:p>
          </table:table-cell>
          <table:table-cell office:value-type="float" office:value="149.6">
            <text:p>149.60</text:p>
          </table:table-cell>
          <table:table-cell table:formula="of:=[.$H$9]+[.$H$10]*[.A83]+[.$H$11]*[.A83]^2+[.$H$12]*[.A83]^3+[.$H$13]*[.A83]^4+[.$H$14]*[.C83]+[.$H$15]*[.A83]*[.C83]+[.$H$16]*[.A83]^2*[.C83]+[.$H$17]*[.A83]^3*[.C83]+[.$H$18]*[.A83]^4*[.C83]+[.$H$19]*[.C83]^2+[.$H$20]*[.A83]*[.C83]^2+[.$H$21]*[.A83]^2*[.C83]^2+[.$H$22]*[.A83]^3*[.C83]^2+[.$H$23]*[.A83]^4*[.C83]^2+[.$H$24]*[.C83]^3+[.$H$25]*[.A83]*[.C83]^3+[.$H$26]*[.A83]^2*[.C83]^3+[.$H$27]*[.A83]^3*[.C83]^3+[.$H$28]*[.A83]^4*[.C83]^3+[.$H$29]*[.C83]^4+[.$H$30]*[.A83]*[.C83]^4+[.$H$31]*[.A83]^2*[.C83]^4+[.$H$32]*[.A83]^3*[.C83]^4+[.$H$33]*[.A83]^4*[.C83]^4" office:value-type="float" office:value="149.587579525471">
            <text:p>149.59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49.587579525471">
            <text:p>149.587579525471</text:p>
          </table:table-cell>
          <table:table-cell table:formula="of:=[.K83]-[.E83]" office:value-type="float" office:value="0">
            <text:p>0</text:p>
          </table:table-cell>
          <table:table-cell table:formula="of:=100*([.K83]-[.D83])/[.D83]" office:value-type="float" office:value="-0.00830245623622482">
            <text:p>-0.0083024562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.5">
            <text:p>2.5</text:p>
          </table:table-cell>
          <table:table-cell table:formula="of:=1.01325*[.B84]" office:value-type="float" office:value="2.533125">
            <text:p>2.533125</text:p>
          </table:table-cell>
          <table:table-cell office:value-type="float" office:value="149.67">
            <text:p>149.67</text:p>
          </table:table-cell>
          <table:table-cell table:formula="of:=[.$H$9]+[.$H$10]*[.A84]+[.$H$11]*[.A84]^2+[.$H$12]*[.A84]^3+[.$H$13]*[.A84]^4+[.$H$14]*[.C84]+[.$H$15]*[.A84]*[.C84]+[.$H$16]*[.A84]^2*[.C84]+[.$H$17]*[.A84]^3*[.C84]+[.$H$18]*[.A84]^4*[.C84]+[.$H$19]*[.C84]^2+[.$H$20]*[.A84]*[.C84]^2+[.$H$21]*[.A84]^2*[.C84]^2+[.$H$22]*[.A84]^3*[.C84]^2+[.$H$23]*[.A84]^4*[.C84]^2+[.$H$24]*[.C84]^3+[.$H$25]*[.A84]*[.C84]^3+[.$H$26]*[.A84]^2*[.C84]^3+[.$H$27]*[.A84]^3*[.C84]^3+[.$H$28]*[.A84]^4*[.C84]^3+[.$H$29]*[.C84]^4+[.$H$30]*[.A84]*[.C84]^4+[.$H$31]*[.A84]^2*[.C84]^4+[.$H$32]*[.A84]^3*[.C84]^4+[.$H$33]*[.A84]^4*[.C84]^4" office:value-type="float" office:value="149.662155534792">
            <text:p>149.66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49.662155534792">
            <text:p>149.662155534792</text:p>
          </table:table-cell>
          <table:table-cell table:formula="of:=[.K84]-[.E84]" office:value-type="float" office:value="0">
            <text:p>0</text:p>
          </table:table-cell>
          <table:table-cell table:formula="of:=100*([.K84]-[.D84])/[.D84]" office:value-type="float" office:value="-0.00524117405518347">
            <text:p>-0.0052411741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.5">
            <text:p>2.5</text:p>
          </table:table-cell>
          <table:table-cell table:formula="of:=1.01325*[.B85]" office:value-type="float" office:value="2.533125">
            <text:p>2.533125</text:p>
          </table:table-cell>
          <table:table-cell office:value-type="float" office:value="149.75">
            <text:p>149.75</text:p>
          </table:table-cell>
          <table:table-cell table:formula="of:=[.$H$9]+[.$H$10]*[.A85]+[.$H$11]*[.A85]^2+[.$H$12]*[.A85]^3+[.$H$13]*[.A85]^4+[.$H$14]*[.C85]+[.$H$15]*[.A85]*[.C85]+[.$H$16]*[.A85]^2*[.C85]+[.$H$17]*[.A85]^3*[.C85]+[.$H$18]*[.A85]^4*[.C85]+[.$H$19]*[.C85]^2+[.$H$20]*[.A85]*[.C85]^2+[.$H$21]*[.A85]^2*[.C85]^2+[.$H$22]*[.A85]^3*[.C85]^2+[.$H$23]*[.A85]^4*[.C85]^2+[.$H$24]*[.C85]^3+[.$H$25]*[.A85]*[.C85]^3+[.$H$26]*[.A85]^2*[.C85]^3+[.$H$27]*[.A85]^3*[.C85]^3+[.$H$28]*[.A85]^4*[.C85]^3+[.$H$29]*[.C85]^4+[.$H$30]*[.A85]*[.C85]^4+[.$H$31]*[.A85]^2*[.C85]^4+[.$H$32]*[.A85]^3*[.C85]^4+[.$H$33]*[.A85]^4*[.C85]^4" office:value-type="float" office:value="149.747716896038">
            <text:p>149.75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49.747716896038">
            <text:p>149.747716896038</text:p>
          </table:table-cell>
          <table:table-cell table:formula="of:=[.K85]-[.E85]" office:value-type="float" office:value="0">
            <text:p>0</text:p>
          </table:table-cell>
          <table:table-cell table:formula="of:=100*([.K85]-[.D85])/[.D85]" office:value-type="float" office:value="-0.00152461032535113">
            <text:p>-0.0015246103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2.5">
            <text:p>2.5</text:p>
          </table:table-cell>
          <table:table-cell table:formula="of:=1.01325*[.B86]" office:value-type="float" office:value="2.533125">
            <text:p>2.533125</text:p>
          </table:table-cell>
          <table:table-cell office:value-type="float" office:value="149.84">
            <text:p>149.84</text:p>
          </table:table-cell>
          <table:table-cell table:formula="of:=[.$H$9]+[.$H$10]*[.A86]+[.$H$11]*[.A86]^2+[.$H$12]*[.A86]^3+[.$H$13]*[.A86]^4+[.$H$14]*[.C86]+[.$H$15]*[.A86]*[.C86]+[.$H$16]*[.A86]^2*[.C86]+[.$H$17]*[.A86]^3*[.C86]+[.$H$18]*[.A86]^4*[.C86]+[.$H$19]*[.C86]^2+[.$H$20]*[.A86]*[.C86]^2+[.$H$21]*[.A86]^2*[.C86]^2+[.$H$22]*[.A86]^3*[.C86]^2+[.$H$23]*[.A86]^4*[.C86]^2+[.$H$24]*[.C86]^3+[.$H$25]*[.A86]*[.C86]^3+[.$H$26]*[.A86]^2*[.C86]^3+[.$H$27]*[.A86]^3*[.C86]^3+[.$H$28]*[.A86]^4*[.C86]^3+[.$H$29]*[.C86]^4+[.$H$30]*[.A86]*[.C86]^4+[.$H$31]*[.A86]^2*[.C86]^4+[.$H$32]*[.A86]^3*[.C86]^4+[.$H$33]*[.A86]^4*[.C86]^4" office:value-type="float" office:value="149.845274751612">
            <text:p>149.85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49.845274751612">
            <text:p>149.845274751612</text:p>
          </table:table-cell>
          <table:table-cell table:formula="of:=[.K86]-[.E86]" office:value-type="float" office:value="0">
            <text:p>0</text:p>
          </table:table-cell>
          <table:table-cell table:formula="of:=100*([.K86]-[.D86])/[.D86]" office:value-type="float" office:value="0.00352025601434378">
            <text:p>0.00352025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2.5">
            <text:p>2.5</text:p>
          </table:table-cell>
          <table:table-cell table:formula="of:=1.01325*[.B87]" office:value-type="float" office:value="2.533125">
            <text:p>2.533125</text:p>
          </table:table-cell>
          <table:table-cell office:value-type="float" office:value="149.96">
            <text:p>149.96</text:p>
          </table:table-cell>
          <table:table-cell table:formula="of:=[.$H$9]+[.$H$10]*[.A87]+[.$H$11]*[.A87]^2+[.$H$12]*[.A87]^3+[.$H$13]*[.A87]^4+[.$H$14]*[.C87]+[.$H$15]*[.A87]*[.C87]+[.$H$16]*[.A87]^2*[.C87]+[.$H$17]*[.A87]^3*[.C87]+[.$H$18]*[.A87]^4*[.C87]+[.$H$19]*[.C87]^2+[.$H$20]*[.A87]*[.C87]^2+[.$H$21]*[.A87]^2*[.C87]^2+[.$H$22]*[.A87]^3*[.C87]^2+[.$H$23]*[.A87]^4*[.C87]^2+[.$H$24]*[.C87]^3+[.$H$25]*[.A87]*[.C87]^3+[.$H$26]*[.A87]^2*[.C87]^3+[.$H$27]*[.A87]^3*[.C87]^3+[.$H$28]*[.A87]^4*[.C87]^3+[.$H$29]*[.C87]^4+[.$H$30]*[.A87]*[.C87]^4+[.$H$31]*[.A87]^2*[.C87]^4+[.$H$32]*[.A87]^3*[.C87]^4+[.$H$33]*[.A87]^4*[.C87]^4" office:value-type="float" office:value="149.955883986448">
            <text:p>149.96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149.955883986448">
            <text:p>149.955883986448</text:p>
          </table:table-cell>
          <table:table-cell table:formula="of:=[.K87]-[.E87]" office:value-type="float" office:value="0">
            <text:p>0</text:p>
          </table:table-cell>
          <table:table-cell table:formula="of:=100*([.K87]-[.D87])/[.D87]" office:value-type="float" office:value="-0.00274474096573784">
            <text:p>-0.002744741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.5">
            <text:p>2.5</text:p>
          </table:table-cell>
          <table:table-cell table:formula="of:=1.01325*[.B88]" office:value-type="float" office:value="2.533125">
            <text:p>2.533125</text:p>
          </table:table-cell>
          <table:table-cell office:value-type="float" office:value="150.09">
            <text:p>150.09</text:p>
          </table:table-cell>
          <table:table-cell table:formula="of:=[.$H$9]+[.$H$10]*[.A88]+[.$H$11]*[.A88]^2+[.$H$12]*[.A88]^3+[.$H$13]*[.A88]^4+[.$H$14]*[.C88]+[.$H$15]*[.A88]*[.C88]+[.$H$16]*[.A88]^2*[.C88]+[.$H$17]*[.A88]^3*[.C88]+[.$H$18]*[.A88]^4*[.C88]+[.$H$19]*[.C88]^2+[.$H$20]*[.A88]*[.C88]^2+[.$H$21]*[.A88]^2*[.C88]^2+[.$H$22]*[.A88]^3*[.C88]^2+[.$H$23]*[.A88]^4*[.C88]^2+[.$H$24]*[.C88]^3+[.$H$25]*[.A88]*[.C88]^3+[.$H$26]*[.A88]^2*[.C88]^3+[.$H$27]*[.A88]^3*[.C88]^3+[.$H$28]*[.A88]^4*[.C88]^3+[.$H$29]*[.C88]^4+[.$H$30]*[.A88]*[.C88]^4+[.$H$31]*[.A88]^2*[.C88]^4+[.$H$32]*[.A88]^3*[.C88]^4+[.$H$33]*[.A88]^4*[.C88]^4" office:value-type="float" office:value="150.080643228012">
            <text:p>150.08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50.080643228012">
            <text:p>150.080643228012</text:p>
          </table:table-cell>
          <table:table-cell table:formula="of:=[.K88]-[.E88]" office:value-type="float" office:value="0">
            <text:p>0</text:p>
          </table:table-cell>
          <table:table-cell table:formula="of:=100*([.K88]-[.D88])/[.D88]" office:value-type="float" office:value="-0.00623410752782148">
            <text:p>-0.0062341075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2.5">
            <text:p>2.5</text:p>
          </table:table-cell>
          <table:table-cell table:formula="of:=1.01325*[.B89]" office:value-type="float" office:value="2.533125">
            <text:p>2.533125</text:p>
          </table:table-cell>
          <table:table-cell office:value-type="float" office:value="150.24">
            <text:p>150.24</text:p>
          </table:table-cell>
          <table:table-cell table:formula="of:=[.$H$9]+[.$H$10]*[.A89]+[.$H$11]*[.A89]^2+[.$H$12]*[.A89]^3+[.$H$13]*[.A89]^4+[.$H$14]*[.C89]+[.$H$15]*[.A89]*[.C89]+[.$H$16]*[.A89]^2*[.C89]+[.$H$17]*[.A89]^3*[.C89]+[.$H$18]*[.A89]^4*[.C89]+[.$H$19]*[.C89]^2+[.$H$20]*[.A89]*[.C89]^2+[.$H$21]*[.A89]^2*[.C89]^2+[.$H$22]*[.A89]^3*[.C89]^2+[.$H$23]*[.A89]^4*[.C89]^2+[.$H$24]*[.C89]^3+[.$H$25]*[.A89]*[.C89]^3+[.$H$26]*[.A89]^2*[.C89]^3+[.$H$27]*[.A89]^3*[.C89]^3+[.$H$28]*[.A89]^4*[.C89]^3+[.$H$29]*[.C89]^4+[.$H$30]*[.A89]*[.C89]^4+[.$H$31]*[.A89]^2*[.C89]^4+[.$H$32]*[.A89]^3*[.C89]^4+[.$H$33]*[.A89]^4*[.C89]^4" office:value-type="float" office:value="150.2206948463">
            <text:p>150.22</text:p>
          </table:table-cell>
          <table:table-cell table:number-columns-repeated="4"/>
          <table:table-cell office:value-type="float" office:value="2.05">
            <text:p>2.05</text:p>
          </table:table-cell>
          <table:table-cell office:value-type="string">
            <text:p><text:s text:c="3"/>150.2206948463</text:p>
          </table:table-cell>
          <table:table-cell table:formula="of:=[.K89]-[.E89]" office:value-type="float" office:value="0">
            <text:p>0</text:p>
          </table:table-cell>
          <table:table-cell table:formula="of:=100*([.K89]-[.D89])/[.D89]" office:value-type="float" office:value="-0.0128495431975526">
            <text:p>-0.0128495432</text:p>
          </table:table-cell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2.5">
            <text:p>2.5</text:p>
          </table:table-cell>
          <table:table-cell table:formula="of:=1.01325*[.B90]" office:value-type="float" office:value="2.533125">
            <text:p>2.533125</text:p>
          </table:table-cell>
          <table:table-cell office:value-type="float" office:value="150.41">
            <text:p>150.41</text:p>
          </table:table-cell>
          <table:table-cell table:formula="of:=[.$H$9]+[.$H$10]*[.A90]+[.$H$11]*[.A90]^2+[.$H$12]*[.A90]^3+[.$H$13]*[.A90]^4+[.$H$14]*[.C90]+[.$H$15]*[.A90]*[.C90]+[.$H$16]*[.A90]^2*[.C90]+[.$H$17]*[.A90]^3*[.C90]+[.$H$18]*[.A90]^4*[.C90]+[.$H$19]*[.C90]^2+[.$H$20]*[.A90]*[.C90]^2+[.$H$21]*[.A90]^2*[.C90]^2+[.$H$22]*[.A90]^3*[.C90]^2+[.$H$23]*[.A90]^4*[.C90]^2+[.$H$24]*[.C90]^3+[.$H$25]*[.A90]*[.C90]^3+[.$H$26]*[.A90]^2*[.C90]^3+[.$H$27]*[.A90]^3*[.C90]^3+[.$H$28]*[.A90]^4*[.C90]^3+[.$H$29]*[.C90]^4+[.$H$30]*[.A90]*[.C90]^4+[.$H$31]*[.A90]^2*[.C90]^4+[.$H$32]*[.A90]^3*[.C90]^4+[.$H$33]*[.A90]^4*[.C90]^4" office:value-type="float" office:value="150.377224953842">
            <text:p>150.38</text:p>
          </table:table-cell>
          <table:table-cell table:number-columns-repeated="4"/>
          <table:table-cell office:value-type="float" office:value="2.1">
            <text:p>2.10</text:p>
          </table:table-cell>
          <table:table-cell office:value-type="float" office:value="150.377224953842">
            <text:p>150.377224953842</text:p>
          </table:table-cell>
          <table:table-cell table:formula="of:=[.K90]-[.E90]" office:value-type="float" office:value="0">
            <text:p>0</text:p>
          </table:table-cell>
          <table:table-cell table:formula="of:=100*([.K90]-[.D90])/[.D90]" office:value-type="float" office:value="-0.021790470153321">
            <text:p>-0.0217904702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5">
            <text:p>5</text:p>
          </table:table-cell>
          <table:table-cell table:formula="of:=1.01325*[.B91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1]+[.$H$11]*[.A91]^2+[.$H$12]*[.A91]^3+[.$H$13]*[.A91]^4+[.$H$14]*[.C91]+[.$H$15]*[.A91]*[.C91]+[.$H$16]*[.A91]^2*[.C91]+[.$H$17]*[.A91]^3*[.C91]+[.$H$18]*[.A91]^4*[.C91]+[.$H$19]*[.C91]^2+[.$H$20]*[.A91]*[.C91]^2+[.$H$21]*[.A91]^2*[.C91]^2+[.$H$22]*[.A91]^3*[.C91]^2+[.$H$23]*[.A91]^4*[.C91]^2+[.$H$24]*[.C91]^3+[.$H$25]*[.A91]*[.C91]^3+[.$H$26]*[.A91]^2*[.C91]^3+[.$H$27]*[.A91]^3*[.C91]^3+[.$H$28]*[.A91]^4*[.C91]^3+[.$H$29]*[.C91]^4+[.$H$30]*[.A91]*[.C91]^4+[.$H$31]*[.A91]^2*[.C91]^4+[.$H$32]*[.A91]^3*[.C91]^4+[.$H$33]*[.A91]^4*[.C91]^4" office:value-type="float" office:value="152.853175089921">
            <text:p>152.85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52.853175089921">
            <text:p>152.853175089921</text:p>
          </table:table-cell>
          <table:table-cell table:formula="of:=[.K91]-[.E91]" office:value-type="float" office:value="0">
            <text:p>0</text:p>
          </table:table-cell>
          <table:table-cell table:formula="of:=100*([.K91]-[.D91])/[.D91]" office:value-type="float" office:value="0.00862018445524066">
            <text:p>0.0086201845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5">
            <text:p>5</text:p>
          </table:table-cell>
          <table:table-cell table:formula="of:=1.01325*[.B92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2]+[.$H$11]*[.A92]^2+[.$H$12]*[.A92]^3+[.$H$13]*[.A92]^4+[.$H$14]*[.C92]+[.$H$15]*[.A92]*[.C92]+[.$H$16]*[.A92]^2*[.C92]+[.$H$17]*[.A92]^3*[.C92]+[.$H$18]*[.A92]^4*[.C92]+[.$H$19]*[.C92]^2+[.$H$20]*[.A92]*[.C92]^2+[.$H$21]*[.A92]^2*[.C92]^2+[.$H$22]*[.A92]^3*[.C92]^2+[.$H$23]*[.A92]^4*[.C92]^2+[.$H$24]*[.C92]^3+[.$H$25]*[.A92]*[.C92]^3+[.$H$26]*[.A92]^2*[.C92]^3+[.$H$27]*[.A92]^3*[.C92]^3+[.$H$28]*[.A92]^4*[.C92]^3+[.$H$29]*[.C92]^4+[.$H$30]*[.A92]*[.C92]^4+[.$H$31]*[.A92]^2*[.C92]^4+[.$H$32]*[.A92]^3*[.C92]^4+[.$H$33]*[.A92]^4*[.C92]^4" office:value-type="float" office:value="152.842977614542">
            <text:p>152.8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52.842977614542">
            <text:p>152.842977614542</text:p>
          </table:table-cell>
          <table:table-cell table:formula="of:=[.K92]-[.E92]" office:value-type="float" office:value="0">
            <text:p>0</text:p>
          </table:table-cell>
          <table:table-cell table:formula="of:=100*([.K92]-[.D92])/[.D92]" office:value-type="float" office:value="0.00194819061913676">
            <text:p>0.0019481906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5">
            <text:p>5</text:p>
          </table:table-cell>
          <table:table-cell table:formula="of:=1.01325*[.B93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3]+[.$H$11]*[.A93]^2+[.$H$12]*[.A93]^3+[.$H$13]*[.A93]^4+[.$H$14]*[.C93]+[.$H$15]*[.A93]*[.C93]+[.$H$16]*[.A93]^2*[.C93]+[.$H$17]*[.A93]^3*[.C93]+[.$H$18]*[.A93]^4*[.C93]+[.$H$19]*[.C93]^2+[.$H$20]*[.A93]*[.C93]^2+[.$H$21]*[.A93]^2*[.C93]^2+[.$H$22]*[.A93]^3*[.C93]^2+[.$H$23]*[.A93]^4*[.C93]^2+[.$H$24]*[.C93]^3+[.$H$25]*[.A93]*[.C93]^3+[.$H$26]*[.A93]^2*[.C93]^3+[.$H$27]*[.A93]^3*[.C93]^3+[.$H$28]*[.A93]^4*[.C93]^3+[.$H$29]*[.C93]^4+[.$H$30]*[.A93]*[.C93]^4+[.$H$31]*[.A93]^2*[.C93]^4+[.$H$32]*[.A93]^3*[.C93]^4+[.$H$33]*[.A93]^4*[.C93]^4" office:value-type="float" office:value="152.835971884897">
            <text:p>152.8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52.835971884897">
            <text:p>152.835971884897</text:p>
          </table:table-cell>
          <table:table-cell table:formula="of:=[.K93]-[.E93]" office:value-type="float" office:value="0">
            <text:p>0</text:p>
          </table:table-cell>
          <table:table-cell table:formula="of:=100*([.K93]-[.D93])/[.D93]" office:value-type="float" office:value="-0.00263551105934098">
            <text:p>-0.002635511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formula="of:=1.01325*[.B94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4]+[.$H$11]*[.A94]^2+[.$H$12]*[.A94]^3+[.$H$13]*[.A94]^4+[.$H$14]*[.C94]+[.$H$15]*[.A94]*[.C94]+[.$H$16]*[.A94]^2*[.C94]+[.$H$17]*[.A94]^3*[.C94]+[.$H$18]*[.A94]^4*[.C94]+[.$H$19]*[.C94]^2+[.$H$20]*[.A94]*[.C94]^2+[.$H$21]*[.A94]^2*[.C94]^2+[.$H$22]*[.A94]^3*[.C94]^2+[.$H$23]*[.A94]^4*[.C94]^2+[.$H$24]*[.C94]^3+[.$H$25]*[.A94]*[.C94]^3+[.$H$26]*[.A94]^2*[.C94]^3+[.$H$27]*[.A94]^3*[.C94]^3+[.$H$28]*[.A94]^4*[.C94]^3+[.$H$29]*[.C94]^4+[.$H$30]*[.A94]*[.C94]^4+[.$H$31]*[.A94]^2*[.C94]^4+[.$H$32]*[.A94]^3*[.C94]^4+[.$H$33]*[.A94]^4*[.C94]^4" office:value-type="float" office:value="152.831544781441">
            <text:p>152.83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52.831544781441">
            <text:p>152.831544781441</text:p>
          </table:table-cell>
          <table:table-cell table:formula="of:=[.K94]-[.E94]" office:value-type="float" office:value="0">
            <text:p>0</text:p>
          </table:table-cell>
          <table:table-cell table:formula="of:=100*([.K94]-[.D94])/[.D94]" office:value-type="float" office:value="-0.00553207181326268">
            <text:p>-0.0055320718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5">
            <text:p>5</text:p>
          </table:table-cell>
          <table:table-cell table:formula="of:=1.01325*[.B95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5]+[.$H$11]*[.A95]^2+[.$H$12]*[.A95]^3+[.$H$13]*[.A95]^4+[.$H$14]*[.C95]+[.$H$15]*[.A95]*[.C95]+[.$H$16]*[.A95]^2*[.C95]+[.$H$17]*[.A95]^3*[.C95]+[.$H$18]*[.A95]^4*[.C95]+[.$H$19]*[.C95]^2+[.$H$20]*[.A95]*[.C95]^2+[.$H$21]*[.A95]^2*[.C95]^2+[.$H$22]*[.A95]^3*[.C95]^2+[.$H$23]*[.A95]^4*[.C95]^2+[.$H$24]*[.C95]^3+[.$H$25]*[.A95]*[.C95]^3+[.$H$26]*[.A95]^2*[.C95]^3+[.$H$27]*[.A95]^3*[.C95]^3+[.$H$28]*[.A95]^4*[.C95]^3+[.$H$29]*[.C95]^4+[.$H$30]*[.A95]*[.C95]^4+[.$H$31]*[.A95]^2*[.C95]^4+[.$H$32]*[.A95]^3*[.C95]^4+[.$H$33]*[.A95]^4*[.C95]^4" office:value-type="float" office:value="152.829144372018">
            <text:p>152.83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52.829144372018">
            <text:p>152.829144372018</text:p>
          </table:table-cell>
          <table:table-cell table:formula="of:=[.K95]-[.E95]" office:value-type="float" office:value="0">
            <text:p>0</text:p>
          </table:table-cell>
          <table:table-cell table:formula="of:=100*([.K95]-[.D95])/[.D95]" office:value-type="float" office:value="-0.00710260925269021">
            <text:p>-0.007102609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table:formula="of:=1.01325*[.B96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6]+[.$H$11]*[.A96]^2+[.$H$12]*[.A96]^3+[.$H$13]*[.A96]^4+[.$H$14]*[.C96]+[.$H$15]*[.A96]*[.C96]+[.$H$16]*[.A96]^2*[.C96]+[.$H$17]*[.A96]^3*[.C96]+[.$H$18]*[.A96]^4*[.C96]+[.$H$19]*[.C96]^2+[.$H$20]*[.A96]*[.C96]^2+[.$H$21]*[.A96]^2*[.C96]^2+[.$H$22]*[.A96]^3*[.C96]^2+[.$H$23]*[.A96]^4*[.C96]^2+[.$H$24]*[.C96]^3+[.$H$25]*[.A96]*[.C96]^3+[.$H$26]*[.A96]^2*[.C96]^3+[.$H$27]*[.A96]^3*[.C96]^3+[.$H$28]*[.A96]^4*[.C96]^3+[.$H$29]*[.C96]^4+[.$H$30]*[.A96]*[.C96]^4+[.$H$31]*[.A96]^2*[.C96]^4+[.$H$32]*[.A96]^3*[.C96]^4+[.$H$33]*[.A96]^4*[.C96]^4" office:value-type="float" office:value="152.828279911864">
            <text:p>152.83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52.828279911864">
            <text:p>152.828279911864</text:p>
          </table:table-cell>
          <table:table-cell table:formula="of:=[.K96]-[.E96]" office:value-type="float" office:value="0">
            <text:p>0</text:p>
          </table:table-cell>
          <table:table-cell table:formula="of:=100*([.K96]-[.D96])/[.D96]" office:value-type="float" office:value="-0.00766820736436101">
            <text:p>-0.0076682074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5">
            <text:p>5</text:p>
          </table:table-cell>
          <table:table-cell table:formula="of:=1.01325*[.B97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97]+[.$H$11]*[.A97]^2+[.$H$12]*[.A97]^3+[.$H$13]*[.A97]^4+[.$H$14]*[.C97]+[.$H$15]*[.A97]*[.C97]+[.$H$16]*[.A97]^2*[.C97]+[.$H$17]*[.A97]^3*[.C97]+[.$H$18]*[.A97]^4*[.C97]+[.$H$19]*[.C97]^2+[.$H$20]*[.A97]*[.C97]^2+[.$H$21]*[.A97]^2*[.C97]^2+[.$H$22]*[.A97]^3*[.C97]^2+[.$H$23]*[.A97]^4*[.C97]^2+[.$H$24]*[.C97]^3+[.$H$25]*[.A97]*[.C97]^3+[.$H$26]*[.A97]^2*[.C97]^3+[.$H$27]*[.A97]^3*[.C97]^3+[.$H$28]*[.A97]^4*[.C97]^3+[.$H$29]*[.C97]^4+[.$H$30]*[.A97]*[.C97]^4+[.$H$31]*[.A97]^2*[.C97]^4+[.$H$32]*[.A97]^3*[.C97]^4+[.$H$33]*[.A97]^4*[.C97]^4" office:value-type="float" office:value="152.828521843603">
            <text:p>152.83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52.828521843603">
            <text:p>152.828521843603</text:p>
          </table:table-cell>
          <table:table-cell table:formula="of:=[.K97]-[.E97]" office:value-type="float" office:value="0">
            <text:p>0</text:p>
          </table:table-cell>
          <table:table-cell table:formula="of:=100*([.K97]-[.D97])/[.D97]" office:value-type="float" office:value="-0.00750991651178108">
            <text:p>-0.007509916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table:formula="of:=1.01325*[.B98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98]+[.$H$11]*[.A98]^2+[.$H$12]*[.A98]^3+[.$H$13]*[.A98]^4+[.$H$14]*[.C98]+[.$H$15]*[.A98]*[.C98]+[.$H$16]*[.A98]^2*[.C98]+[.$H$17]*[.A98]^3*[.C98]+[.$H$18]*[.A98]^4*[.C98]+[.$H$19]*[.C98]^2+[.$H$20]*[.A98]*[.C98]^2+[.$H$21]*[.A98]^2*[.C98]^2+[.$H$22]*[.A98]^3*[.C98]^2+[.$H$23]*[.A98]^4*[.C98]^2+[.$H$24]*[.C98]^3+[.$H$25]*[.A98]*[.C98]^3+[.$H$26]*[.A98]^2*[.C98]^3+[.$H$27]*[.A98]^3*[.C98]^3+[.$H$28]*[.A98]^4*[.C98]^3+[.$H$29]*[.C98]^4+[.$H$30]*[.A98]*[.C98]^4+[.$H$31]*[.A98]^2*[.C98]^4+[.$H$32]*[.A98]^3*[.C98]^4+[.$H$33]*[.A98]^4*[.C98]^4" office:value-type="float" office:value="152.829501797249">
            <text:p>152.83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52.829501797249">
            <text:p>152.829501797249</text:p>
          </table:table-cell>
          <table:table-cell table:formula="of:=[.K98]-[.E98]" office:value-type="float" office:value="0">
            <text:p>0</text:p>
          </table:table-cell>
          <table:table-cell table:formula="of:=100*([.K98]-[.D98])/[.D98]" office:value-type="float" office:value="-0.000325984918353501">
            <text:p>-0.0003259849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5">
            <text:p>5</text:p>
          </table:table-cell>
          <table:table-cell table:formula="of:=1.01325*[.B99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99]+[.$H$11]*[.A99]^2+[.$H$12]*[.A99]^3+[.$H$13]*[.A99]^4+[.$H$14]*[.C99]+[.$H$15]*[.A99]*[.C99]+[.$H$16]*[.A99]^2*[.C99]+[.$H$17]*[.A99]^3*[.C99]+[.$H$18]*[.A99]^4*[.C99]+[.$H$19]*[.C99]^2+[.$H$20]*[.A99]*[.C99]^2+[.$H$21]*[.A99]^2*[.C99]^2+[.$H$22]*[.A99]^3*[.C99]^2+[.$H$23]*[.A99]^4*[.C99]^2+[.$H$24]*[.C99]^3+[.$H$25]*[.A99]*[.C99]^3+[.$H$26]*[.A99]^2*[.C99]^3+[.$H$27]*[.A99]^3*[.C99]^3+[.$H$28]*[.A99]^4*[.C99]^3+[.$H$29]*[.C99]^4+[.$H$30]*[.A99]*[.C99]^4+[.$H$31]*[.A99]^2*[.C99]^4+[.$H$32]*[.A99]^3*[.C99]^4+[.$H$33]*[.A99]^4*[.C99]^4" office:value-type="float" office:value="152.830912590206">
            <text:p>152.83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52.830912590206">
            <text:p>152.830912590206</text:p>
          </table:table-cell>
          <table:table-cell table:formula="of:=[.K99]-[.E99]" office:value-type="float" office:value="0">
            <text:p>0</text:p>
          </table:table-cell>
          <table:table-cell table:formula="of:=100*([.K99]-[.D99])/[.D99]" office:value-type="float" office:value="0.000597127662172796">
            <text:p>0.000597127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 table:formula="of:=1.01325*[.B100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0]+[.$H$11]*[.A100]^2+[.$H$12]*[.A100]^3+[.$H$13]*[.A100]^4+[.$H$14]*[.C100]+[.$H$15]*[.A100]*[.C100]+[.$H$16]*[.A100]^2*[.C100]+[.$H$17]*[.A100]^3*[.C100]+[.$H$18]*[.A100]^4*[.C100]+[.$H$19]*[.C100]^2+[.$H$20]*[.A100]*[.C100]^2+[.$H$21]*[.A100]^2*[.C100]^2+[.$H$22]*[.A100]^3*[.C100]^2+[.$H$23]*[.A100]^4*[.C100]^2+[.$H$24]*[.C100]^3+[.$H$25]*[.A100]*[.C100]^3+[.$H$26]*[.A100]^2*[.C100]^3+[.$H$27]*[.A100]^3*[.C100]^3+[.$H$28]*[.A100]^4*[.C100]^3+[.$H$29]*[.C100]^4+[.$H$30]*[.A100]*[.C100]^4+[.$H$31]*[.A100]^2*[.C100]^4+[.$H$32]*[.A100]^3*[.C100]^4+[.$H$33]*[.A100]^4*[.C100]^4" office:value-type="float" office:value="152.832508227267">
            <text:p>152.83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52.832508227267">
            <text:p>152.832508227267</text:p>
          </table:table-cell>
          <table:table-cell table:formula="of:=[.K100]-[.E100]" office:value-type="float" office:value="0">
            <text:p>0</text:p>
          </table:table-cell>
          <table:table-cell table:formula="of:=100*([.K100]-[.D100])/[.D100]" office:value-type="float" office:value="0.00164118776869792">
            <text:p>0.0016411878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5">
            <text:p>5</text:p>
          </table:table-cell>
          <table:table-cell table:formula="of:=1.01325*[.B101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1]+[.$H$11]*[.A101]^2+[.$H$12]*[.A101]^3+[.$H$13]*[.A101]^4+[.$H$14]*[.C101]+[.$H$15]*[.A101]*[.C101]+[.$H$16]*[.A101]^2*[.C101]+[.$H$17]*[.A101]^3*[.C101]+[.$H$18]*[.A101]^4*[.C101]+[.$H$19]*[.C101]^2+[.$H$20]*[.A101]*[.C101]^2+[.$H$21]*[.A101]^2*[.C101]^2+[.$H$22]*[.A101]^3*[.C101]^2+[.$H$23]*[.A101]^4*[.C101]^2+[.$H$24]*[.C101]^3+[.$H$25]*[.A101]*[.C101]^3+[.$H$26]*[.A101]^2*[.C101]^3+[.$H$27]*[.A101]^3*[.C101]^3+[.$H$28]*[.A101]^4*[.C101]^3+[.$H$29]*[.C101]^4+[.$H$30]*[.A101]*[.C101]^4+[.$H$31]*[.A101]^2*[.C101]^4+[.$H$32]*[.A101]^3*[.C101]^4+[.$H$33]*[.A101]^4*[.C101]^4" office:value-type="float" office:value="152.834103900615">
            <text:p>152.83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string">
            <text:p><text:s/>152.834103900615</text:p>
          </table:table-cell>
          <table:table-cell table:formula="of:=[.K101]-[.E101]" office:value-type="float" office:value="0">
            <text:p>0</text:p>
          </table:table-cell>
          <table:table-cell table:formula="of:=100*([.K101]-[.D101])/[.D101]" office:value-type="float" office:value="0.00268527161877824">
            <text:p>0.0026852716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 table:formula="of:=1.01325*[.B102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2]+[.$H$11]*[.A102]^2+[.$H$12]*[.A102]^3+[.$H$13]*[.A102]^4+[.$H$14]*[.C102]+[.$H$15]*[.A102]*[.C102]+[.$H$16]*[.A102]^2*[.C102]+[.$H$17]*[.A102]^3*[.C102]+[.$H$18]*[.A102]^4*[.C102]+[.$H$19]*[.C102]^2+[.$H$20]*[.A102]*[.C102]^2+[.$H$21]*[.A102]^2*[.C102]^2+[.$H$22]*[.A102]^3*[.C102]^2+[.$H$23]*[.A102]^4*[.C102]^2+[.$H$24]*[.C102]^3+[.$H$25]*[.A102]*[.C102]^3+[.$H$26]*[.A102]^2*[.C102]^3+[.$H$27]*[.A102]^3*[.C102]^3+[.$H$28]*[.A102]^4*[.C102]^3+[.$H$29]*[.C102]^4+[.$H$30]*[.A102]*[.C102]^4+[.$H$31]*[.A102]^2*[.C102]^4+[.$H$32]*[.A102]^3*[.C102]^4+[.$H$33]*[.A102]^4*[.C102]^4" office:value-type="float" office:value="152.835575989823">
            <text:p>152.8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52.835575989823">
            <text:p>152.835575989823</text:p>
          </table:table-cell>
          <table:table-cell table:formula="of:=[.K102]-[.E102]" office:value-type="float" office:value="0">
            <text:p>0</text:p>
          </table:table-cell>
          <table:table-cell table:formula="of:=100*([.K102]-[.D102])/[.D102]" office:value-type="float" office:value="0.00364849167270738">
            <text:p>0.0036484917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5">
            <text:p>5</text:p>
          </table:table-cell>
          <table:table-cell table:formula="of:=1.01325*[.B103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3]+[.$H$11]*[.A103]^2+[.$H$12]*[.A103]^3+[.$H$13]*[.A103]^4+[.$H$14]*[.C103]+[.$H$15]*[.A103]*[.C103]+[.$H$16]*[.A103]^2*[.C103]+[.$H$17]*[.A103]^3*[.C103]+[.$H$18]*[.A103]^4*[.C103]+[.$H$19]*[.C103]^2+[.$H$20]*[.A103]*[.C103]^2+[.$H$21]*[.A103]^2*[.C103]^2+[.$H$22]*[.A103]^3*[.C103]^2+[.$H$23]*[.A103]^4*[.C103]^2+[.$H$24]*[.C103]^3+[.$H$25]*[.A103]*[.C103]^3+[.$H$26]*[.A103]^2*[.C103]^3+[.$H$27]*[.A103]^3*[.C103]^3+[.$H$28]*[.A103]^4*[.C103]^3+[.$H$29]*[.C103]^4+[.$H$30]*[.A103]*[.C103]^4+[.$H$31]*[.A103]^2*[.C103]^4+[.$H$32]*[.A103]^3*[.C103]^4+[.$H$33]*[.A103]^4*[.C103]^4" office:value-type="float" office:value="152.836862061855">
            <text:p>152.84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52.836862061855">
            <text:p>152.836862061855</text:p>
          </table:table-cell>
          <table:table-cell table:formula="of:=[.K103]-[.E103]" office:value-type="float" office:value="0">
            <text:p>0</text:p>
          </table:table-cell>
          <table:table-cell table:formula="of:=100*([.K103]-[.D103])/[.D103]" office:value-type="float" office:value="0.00448999663323725">
            <text:p>0.004489996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5">
            <text:p>5</text:p>
          </table:table-cell>
          <table:table-cell table:formula="of:=1.01325*[.B104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4]+[.$H$11]*[.A104]^2+[.$H$12]*[.A104]^3+[.$H$13]*[.A104]^4+[.$H$14]*[.C104]+[.$H$15]*[.A104]*[.C104]+[.$H$16]*[.A104]^2*[.C104]+[.$H$17]*[.A104]^3*[.C104]+[.$H$18]*[.A104]^4*[.C104]+[.$H$19]*[.C104]^2+[.$H$20]*[.A104]*[.C104]^2+[.$H$21]*[.A104]^2*[.C104]^2+[.$H$22]*[.A104]^3*[.C104]^2+[.$H$23]*[.A104]^4*[.C104]^2+[.$H$24]*[.C104]^3+[.$H$25]*[.A104]*[.C104]^3+[.$H$26]*[.A104]^2*[.C104]^3+[.$H$27]*[.A104]^3*[.C104]^3+[.$H$28]*[.A104]^4*[.C104]^3+[.$H$29]*[.C104]^4+[.$H$30]*[.A104]*[.C104]^4+[.$H$31]*[.A104]^2*[.C104]^4+[.$H$32]*[.A104]^3*[.C104]^4+[.$H$33]*[.A104]^4*[.C104]^4" office:value-type="float" office:value="152.837960871061">
            <text:p>152.8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52.837960871061">
            <text:p>152.837960871061</text:p>
          </table:table-cell>
          <table:table-cell table:formula="of:=[.K104]-[.E104]" office:value-type="float" office:value="0">
            <text:p>0</text:p>
          </table:table-cell>
          <table:table-cell table:formula="of:=100*([.K104]-[.D104])/[.D104]" office:value-type="float" office:value="0.00520897144596862">
            <text:p>0.0052089714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5">
            <text:p>5</text:p>
          </table:table-cell>
          <table:table-cell table:formula="of:=1.01325*[.B105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5]+[.$H$11]*[.A105]^2+[.$H$12]*[.A105]^3+[.$H$13]*[.A105]^4+[.$H$14]*[.C105]+[.$H$15]*[.A105]*[.C105]+[.$H$16]*[.A105]^2*[.C105]+[.$H$17]*[.A105]^3*[.C105]+[.$H$18]*[.A105]^4*[.C105]+[.$H$19]*[.C105]^2+[.$H$20]*[.A105]*[.C105]^2+[.$H$21]*[.A105]^2*[.C105]^2+[.$H$22]*[.A105]^3*[.C105]^2+[.$H$23]*[.A105]^4*[.C105]^2+[.$H$24]*[.C105]^3+[.$H$25]*[.A105]*[.C105]^3+[.$H$26]*[.A105]^2*[.C105]^3+[.$H$27]*[.A105]^3*[.C105]^3+[.$H$28]*[.A105]^4*[.C105]^3+[.$H$29]*[.C105]^4+[.$H$30]*[.A105]*[.C105]^4+[.$H$31]*[.A105]^2*[.C105]^4+[.$H$32]*[.A105]^3*[.C105]^4+[.$H$33]*[.A105]^4*[.C105]^4" office:value-type="float" office:value="152.838932359184">
            <text:p>152.84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52.838932359184">
            <text:p>152.838932359184</text:p>
          </table:table-cell>
          <table:table-cell table:formula="of:=[.K105]-[.E105]" office:value-type="float" office:value="0">
            <text:p>0</text:p>
          </table:table-cell>
          <table:table-cell table:formula="of:=100*([.K105]-[.D105])/[.D105]" office:value-type="float" office:value="0.00584463729914649">
            <text:p>0.005844637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table:formula="of:=1.01325*[.B106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6]+[.$H$11]*[.A106]^2+[.$H$12]*[.A106]^3+[.$H$13]*[.A106]^4+[.$H$14]*[.C106]+[.$H$15]*[.A106]*[.C106]+[.$H$16]*[.A106]^2*[.C106]+[.$H$17]*[.A106]^3*[.C106]+[.$H$18]*[.A106]^4*[.C106]+[.$H$19]*[.C106]^2+[.$H$20]*[.A106]*[.C106]^2+[.$H$21]*[.A106]^2*[.C106]^2+[.$H$22]*[.A106]^3*[.C106]^2+[.$H$23]*[.A106]^4*[.C106]^2+[.$H$24]*[.C106]^3+[.$H$25]*[.A106]*[.C106]^3+[.$H$26]*[.A106]^2*[.C106]^3+[.$H$27]*[.A106]^3*[.C106]^3+[.$H$28]*[.A106]^4*[.C106]^3+[.$H$29]*[.C106]^4+[.$H$30]*[.A106]*[.C106]^4+[.$H$31]*[.A106]^2*[.C106]^4+[.$H$32]*[.A106]^3*[.C106]^4+[.$H$33]*[.A106]^4*[.C106]^4" office:value-type="float" office:value="152.839897655357">
            <text:p>152.8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52.839897655357">
            <text:p>152.839897655357</text:p>
          </table:table-cell>
          <table:table-cell table:formula="of:=[.K106]-[.E106]" office:value-type="float" office:value="0">
            <text:p>0</text:p>
          </table:table-cell>
          <table:table-cell table:formula="of:=100*([.K106]-[.D106])/[.D106]" office:value-type="float" office:value="0.00647625162382754">
            <text:p>0.0064762516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5">
            <text:p>5</text:p>
          </table:table-cell>
          <table:table-cell table:formula="of:=1.01325*[.B107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7]+[.$H$11]*[.A107]^2+[.$H$12]*[.A107]^3+[.$H$13]*[.A107]^4+[.$H$14]*[.C107]+[.$H$15]*[.A107]*[.C107]+[.$H$16]*[.A107]^2*[.C107]+[.$H$17]*[.A107]^3*[.C107]+[.$H$18]*[.A107]^4*[.C107]+[.$H$19]*[.C107]^2+[.$H$20]*[.A107]*[.C107]^2+[.$H$21]*[.A107]^2*[.C107]^2+[.$H$22]*[.A107]^3*[.C107]^2+[.$H$23]*[.A107]^4*[.C107]^2+[.$H$24]*[.C107]^3+[.$H$25]*[.A107]*[.C107]^3+[.$H$26]*[.A107]^2*[.C107]^3+[.$H$27]*[.A107]^3*[.C107]^3+[.$H$28]*[.A107]^4*[.C107]^3+[.$H$29]*[.C107]^4+[.$H$30]*[.A107]*[.C107]^4+[.$H$31]*[.A107]^2*[.C107]^4+[.$H$32]*[.A107]^3*[.C107]^4+[.$H$33]*[.A107]^4*[.C107]^4" office:value-type="float" office:value="152.841039076099">
            <text:p>152.8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52.841039076099">
            <text:p>152.841039076099</text:p>
          </table:table-cell>
          <table:table-cell table:formula="of:=[.K107]-[.E107]" office:value-type="float" office:value="0">
            <text:p>0</text:p>
          </table:table-cell>
          <table:table-cell table:formula="of:=100*([.K107]-[.D107])/[.D107]" office:value-type="float" office:value="0.00722310809343371">
            <text:p>0.007223108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5">
            <text:p>5</text:p>
          </table:table-cell>
          <table:table-cell table:formula="of:=1.01325*[.B108]" office:value-type="float" office:value="5.06625">
            <text:p>5.066250</text:p>
          </table:table-cell>
          <table:table-cell office:value-type="float" office:value="152.83">
            <text:p>152.83</text:p>
          </table:table-cell>
          <table:table-cell table:formula="of:=[.$H$9]+[.$H$10]*[.A108]+[.$H$11]*[.A108]^2+[.$H$12]*[.A108]^3+[.$H$13]*[.A108]^4+[.$H$14]*[.C108]+[.$H$15]*[.A108]*[.C108]+[.$H$16]*[.A108]^2*[.C108]+[.$H$17]*[.A108]^3*[.C108]+[.$H$18]*[.A108]^4*[.C108]+[.$H$19]*[.C108]^2+[.$H$20]*[.A108]*[.C108]^2+[.$H$21]*[.A108]^2*[.C108]^2+[.$H$22]*[.A108]^3*[.C108]^2+[.$H$23]*[.A108]^4*[.C108]^2+[.$H$24]*[.C108]^3+[.$H$25]*[.A108]*[.C108]^3+[.$H$26]*[.A108]^2*[.C108]^3+[.$H$27]*[.A108]^3*[.C108]^3+[.$H$28]*[.A108]^4*[.C108]^3+[.$H$29]*[.C108]^4+[.$H$30]*[.A108]*[.C108]^4+[.$H$31]*[.A108]^2*[.C108]^4+[.$H$32]*[.A108]^3*[.C108]^4+[.$H$33]*[.A108]^4*[.C108]^4" office:value-type="float" office:value="152.842600125323">
            <text:p>152.8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52.842600125323">
            <text:p>152.842600125323</text:p>
          </table:table-cell>
          <table:table-cell table:formula="of:=[.K108]-[.E108]" office:value-type="float" office:value="0">
            <text:p>0</text:p>
          </table:table-cell>
          <table:table-cell table:formula="of:=100*([.K108]-[.D108])/[.D108]" office:value-type="float" office:value="0.0082445366244032">
            <text:p>0.0082445366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5">
            <text:p>5</text:p>
          </table:table-cell>
          <table:table-cell table:formula="of:=1.01325*[.B109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109]+[.$H$11]*[.A109]^2+[.$H$12]*[.A109]^3+[.$H$13]*[.A109]^4+[.$H$14]*[.C109]+[.$H$15]*[.A109]*[.C109]+[.$H$16]*[.A109]^2*[.C109]+[.$H$17]*[.A109]^3*[.C109]+[.$H$18]*[.A109]^4*[.C109]+[.$H$19]*[.C109]^2+[.$H$20]*[.A109]*[.C109]^2+[.$H$21]*[.A109]^2*[.C109]^2+[.$H$22]*[.A109]^3*[.C109]^2+[.$H$23]*[.A109]^4*[.C109]^2+[.$H$24]*[.C109]^3+[.$H$25]*[.A109]*[.C109]^3+[.$H$26]*[.A109]^2*[.C109]^3+[.$H$27]*[.A109]^3*[.C109]^3+[.$H$28]*[.A109]^4*[.C109]^3+[.$H$29]*[.C109]^4+[.$H$30]*[.A109]*[.C109]^4+[.$H$31]*[.A109]^2*[.C109]^4+[.$H$32]*[.A109]^3*[.C109]^4+[.$H$33]*[.A109]^4*[.C109]^4" office:value-type="float" office:value="152.84488549433">
            <text:p>152.84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52.844885494329">
            <text:p>152.844885494329</text:p>
          </table:table-cell>
          <table:table-cell table:formula="of:=[.K109]-[.E109]" office:value-type="float" office:value="0">
            <text:p>0</text:p>
          </table:table-cell>
          <table:table-cell table:formula="of:=100*([.K109]-[.D109])/[.D109]" office:value-type="float" office:value="0.00319647626889958">
            <text:p>0.003196476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5">
            <text:p>5</text:p>
          </table:table-cell>
          <table:table-cell table:formula="of:=1.01325*[.B110]" office:value-type="float" office:value="5.06625">
            <text:p>5.066250</text:p>
          </table:table-cell>
          <table:table-cell office:value-type="float" office:value="152.84">
            <text:p>152.84</text:p>
          </table:table-cell>
          <table:table-cell table:formula="of:=[.$H$9]+[.$H$10]*[.A110]+[.$H$11]*[.A110]^2+[.$H$12]*[.A110]^3+[.$H$13]*[.A110]^4+[.$H$14]*[.C110]+[.$H$15]*[.A110]*[.C110]+[.$H$16]*[.A110]^2*[.C110]+[.$H$17]*[.A110]^3*[.C110]+[.$H$18]*[.A110]^4*[.C110]+[.$H$19]*[.C110]^2+[.$H$20]*[.A110]*[.C110]^2+[.$H$21]*[.A110]^2*[.C110]^2+[.$H$22]*[.A110]^3*[.C110]^2+[.$H$23]*[.A110]^4*[.C110]^2+[.$H$24]*[.C110]^3+[.$H$25]*[.A110]*[.C110]^3+[.$H$26]*[.A110]^2*[.C110]^3+[.$H$27]*[.A110]^3*[.C110]^3+[.$H$28]*[.A110]^4*[.C110]^3+[.$H$29]*[.C110]^4+[.$H$30]*[.A110]*[.C110]^4+[.$H$31]*[.A110]^2*[.C110]^4+[.$H$32]*[.A110]^3*[.C110]^4+[.$H$33]*[.A110]^4*[.C110]^4" office:value-type="float" office:value="152.848261061809">
            <text:p>152.85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52.848261061809">
            <text:p>152.848261061809</text:p>
          </table:table-cell>
          <table:table-cell table:formula="of:=[.K110]-[.E110]" office:value-type="float" office:value="0">
            <text:p>0</text:p>
          </table:table-cell>
          <table:table-cell table:formula="of:=100*([.K110]-[.D110])/[.D110]" office:value-type="float" office:value="0.00540503913151711">
            <text:p>0.0054050391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5">
            <text:p>5</text:p>
          </table:table-cell>
          <table:table-cell table:formula="of:=1.01325*[.B111]" office:value-type="float" office:value="5.06625">
            <text:p>5.066250</text:p>
          </table:table-cell>
          <table:table-cell office:value-type="float" office:value="152.85">
            <text:p>152.85</text:p>
          </table:table-cell>
          <table:table-cell table:formula="of:=[.$H$9]+[.$H$10]*[.A111]+[.$H$11]*[.A111]^2+[.$H$12]*[.A111]^3+[.$H$13]*[.A111]^4+[.$H$14]*[.C111]+[.$H$15]*[.A111]*[.C111]+[.$H$16]*[.A111]^2*[.C111]+[.$H$17]*[.A111]^3*[.C111]+[.$H$18]*[.A111]^4*[.C111]+[.$H$19]*[.C111]^2+[.$H$20]*[.A111]*[.C111]^2+[.$H$21]*[.A111]^2*[.C111]^2+[.$H$22]*[.A111]^3*[.C111]^2+[.$H$23]*[.A111]^4*[.C111]^2+[.$H$24]*[.C111]^3+[.$H$25]*[.A111]*[.C111]^3+[.$H$26]*[.A111]^2*[.C111]^3+[.$H$27]*[.A111]^3*[.C111]^3+[.$H$28]*[.A111]^4*[.C111]^3+[.$H$29]*[.C111]^4+[.$H$30]*[.A111]*[.C111]^4+[.$H$31]*[.A111]^2*[.C111]^4+[.$H$32]*[.A111]^3*[.C111]^4+[.$H$33]*[.A111]^4*[.C111]^4" office:value-type="float" office:value="152.853153893841">
            <text:p>152.85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52.853153893841">
            <text:p>152.853153893841</text:p>
          </table:table-cell>
          <table:table-cell table:formula="of:=[.K111]-[.E111]" office:value-type="float" office:value="0">
            <text:p>0</text:p>
          </table:table-cell>
          <table:table-cell table:formula="of:=100*([.K111]-[.D111])/[.D111]" office:value-type="float" office:value="0.00206339145621037">
            <text:p>0.0020633915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table:formula="of:=1.01325*[.B112]" office:value-type="float" office:value="5.06625">
            <text:p>5.066250</text:p>
          </table:table-cell>
          <table:table-cell office:value-type="float" office:value="152.86">
            <text:p>152.86</text:p>
          </table:table-cell>
          <table:table-cell table:formula="of:=[.$H$9]+[.$H$10]*[.A112]+[.$H$11]*[.A112]^2+[.$H$12]*[.A112]^3+[.$H$13]*[.A112]^4+[.$H$14]*[.C112]+[.$H$15]*[.A112]*[.C112]+[.$H$16]*[.A112]^2*[.C112]+[.$H$17]*[.A112]^3*[.C112]+[.$H$18]*[.A112]^4*[.C112]+[.$H$19]*[.C112]^2+[.$H$20]*[.A112]*[.C112]^2+[.$H$21]*[.A112]^2*[.C112]^2+[.$H$22]*[.A112]^3*[.C112]^2+[.$H$23]*[.A112]^4*[.C112]^2+[.$H$24]*[.C112]^3+[.$H$25]*[.A112]*[.C112]^3+[.$H$26]*[.A112]^2*[.C112]^3+[.$H$27]*[.A112]^3*[.C112]^3+[.$H$28]*[.A112]^4*[.C112]^3+[.$H$29]*[.C112]^4+[.$H$30]*[.A112]*[.C112]^4+[.$H$31]*[.A112]^2*[.C112]^4+[.$H$32]*[.A112]^3*[.C112]^4+[.$H$33]*[.A112]^4*[.C112]^4" office:value-type="float" office:value="152.860052243896">
            <text:p>152.86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52.860052243896">
            <text:p>152.860052243896</text:p>
          </table:table-cell>
          <table:table-cell table:formula="of:=[.K112]-[.E112]" office:value-type="float" office:value="0">
            <text:p>0</text:p>
          </table:table-cell>
          <table:table-cell table:formula="of:=100*([.K112]-[.D112])/[.D112]" office:value-type="float" office:value="0.0000341776110115756">
            <text:p>3.41776110115756E-00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5">
            <text:p>5</text:p>
          </table:table-cell>
          <table:table-cell table:formula="of:=1.01325*[.B113]" office:value-type="float" office:value="5.06625">
            <text:p>5.066250</text:p>
          </table:table-cell>
          <table:table-cell office:value-type="float" office:value="152.87">
            <text:p>152.87</text:p>
          </table:table-cell>
          <table:table-cell table:formula="of:=[.$H$9]+[.$H$10]*[.A113]+[.$H$11]*[.A113]^2+[.$H$12]*[.A113]^3+[.$H$13]*[.A113]^4+[.$H$14]*[.C113]+[.$H$15]*[.A113]*[.C113]+[.$H$16]*[.A113]^2*[.C113]+[.$H$17]*[.A113]^3*[.C113]+[.$H$18]*[.A113]^4*[.C113]+[.$H$19]*[.C113]^2+[.$H$20]*[.A113]*[.C113]^2+[.$H$21]*[.A113]^2*[.C113]^2+[.$H$22]*[.A113]^3*[.C113]^2+[.$H$23]*[.A113]^4*[.C113]^2+[.$H$24]*[.C113]^3+[.$H$25]*[.A113]*[.C113]^3+[.$H$26]*[.A113]^2*[.C113]^3+[.$H$27]*[.A113]^3*[.C113]^3+[.$H$28]*[.A113]^4*[.C113]^3+[.$H$29]*[.C113]^4+[.$H$30]*[.A113]*[.C113]^4+[.$H$31]*[.A113]^2*[.C113]^4+[.$H$32]*[.A113]^3*[.C113]^4+[.$H$33]*[.A113]^4*[.C113]^4" office:value-type="float" office:value="152.869505552834">
            <text:p>152.87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52.869505552834">
            <text:p>152.869505552834</text:p>
          </table:table-cell>
          <table:table-cell table:formula="of:=[.K113]-[.E113]" office:value-type="float" office:value="0">
            <text:p>0</text:p>
          </table:table-cell>
          <table:table-cell table:formula="of:=100*([.K113]-[.D113])/[.D113]" office:value-type="float" office:value="-0.000323442902919272">
            <text:p>-0.0003234429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5">
            <text:p>5</text:p>
          </table:table-cell>
          <table:table-cell table:formula="of:=1.01325*[.B114]" office:value-type="float" office:value="5.06625">
            <text:p>5.066250</text:p>
          </table:table-cell>
          <table:table-cell office:value-type="float" office:value="152.89">
            <text:p>152.89</text:p>
          </table:table-cell>
          <table:table-cell table:formula="of:=[.$H$9]+[.$H$10]*[.A114]+[.$H$11]*[.A114]^2+[.$H$12]*[.A114]^3+[.$H$13]*[.A114]^4+[.$H$14]*[.C114]+[.$H$15]*[.A114]*[.C114]+[.$H$16]*[.A114]^2*[.C114]+[.$H$17]*[.A114]^3*[.C114]+[.$H$18]*[.A114]^4*[.C114]+[.$H$19]*[.C114]^2+[.$H$20]*[.A114]*[.C114]^2+[.$H$21]*[.A114]^2*[.C114]^2+[.$H$22]*[.A114]^3*[.C114]^2+[.$H$23]*[.A114]^4*[.C114]^2+[.$H$24]*[.C114]^3+[.$H$25]*[.A114]*[.C114]^3+[.$H$26]*[.A114]^2*[.C114]^3+[.$H$27]*[.A114]^3*[.C114]^3+[.$H$28]*[.A114]^4*[.C114]^3+[.$H$29]*[.C114]^4+[.$H$30]*[.A114]*[.C114]^4+[.$H$31]*[.A114]^2*[.C114]^4+[.$H$32]*[.A114]^3*[.C114]^4+[.$H$33]*[.A114]^4*[.C114]^4" office:value-type="float" office:value="152.882124448905">
            <text:p>152.88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52.882124448905">
            <text:p>152.882124448905</text:p>
          </table:table-cell>
          <table:table-cell table:formula="of:=[.K114]-[.E114]" office:value-type="float" office:value="0">
            <text:p>0</text:p>
          </table:table-cell>
          <table:table-cell table:formula="of:=100*([.K114]-[.D114])/[.D114]" office:value-type="float" office:value="-0.00515112243795892">
            <text:p>-0.0051511224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5">
            <text:p>5</text:p>
          </table:table-cell>
          <table:table-cell table:formula="of:=1.01325*[.B115]" office:value-type="float" office:value="5.06625">
            <text:p>5.066250</text:p>
          </table:table-cell>
          <table:table-cell office:value-type="float" office:value="152.91">
            <text:p>152.91</text:p>
          </table:table-cell>
          <table:table-cell table:formula="of:=[.$H$9]+[.$H$10]*[.A115]+[.$H$11]*[.A115]^2+[.$H$12]*[.A115]^3+[.$H$13]*[.A115]^4+[.$H$14]*[.C115]+[.$H$15]*[.A115]*[.C115]+[.$H$16]*[.A115]^2*[.C115]+[.$H$17]*[.A115]^3*[.C115]+[.$H$18]*[.A115]^4*[.C115]+[.$H$19]*[.C115]^2+[.$H$20]*[.A115]*[.C115]^2+[.$H$21]*[.A115]^2*[.C115]^2+[.$H$22]*[.A115]^3*[.C115]^2+[.$H$23]*[.A115]^4*[.C115]^2+[.$H$24]*[.C115]^3+[.$H$25]*[.A115]*[.C115]^3+[.$H$26]*[.A115]^2*[.C115]^3+[.$H$27]*[.A115]^3*[.C115]^3+[.$H$28]*[.A115]^4*[.C115]^3+[.$H$29]*[.C115]^4+[.$H$30]*[.A115]*[.C115]^4+[.$H$31]*[.A115]^2*[.C115]^4+[.$H$32]*[.A115]^3*[.C115]^4+[.$H$33]*[.A115]^4*[.C115]^4" office:value-type="float" office:value="152.898580747746">
            <text:p>152.90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52.898580747746">
            <text:p>152.898580747746</text:p>
          </table:table-cell>
          <table:table-cell table:formula="of:=[.K115]-[.E115]" office:value-type="float" office:value="0">
            <text:p>0</text:p>
          </table:table-cell>
          <table:table-cell table:formula="of:=100*([.K115]-[.D115])/[.D115]" office:value-type="float" office:value="-0.00746795648007863">
            <text:p>-0.0074679565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5">
            <text:p>5</text:p>
          </table:table-cell>
          <table:table-cell table:formula="of:=1.01325*[.B116]" office:value-type="float" office:value="5.06625">
            <text:p>5.066250</text:p>
          </table:table-cell>
          <table:table-cell office:value-type="float" office:value="152.93">
            <text:p>152.93</text:p>
          </table:table-cell>
          <table:table-cell table:formula="of:=[.$H$9]+[.$H$10]*[.A116]+[.$H$11]*[.A116]^2+[.$H$12]*[.A116]^3+[.$H$13]*[.A116]^4+[.$H$14]*[.C116]+[.$H$15]*[.A116]*[.C116]+[.$H$16]*[.A116]^2*[.C116]+[.$H$17]*[.A116]^3*[.C116]+[.$H$18]*[.A116]^4*[.C116]+[.$H$19]*[.C116]^2+[.$H$20]*[.A116]*[.C116]^2+[.$H$21]*[.A116]^2*[.C116]^2+[.$H$22]*[.A116]^3*[.C116]^2+[.$H$23]*[.A116]^4*[.C116]^2+[.$H$24]*[.C116]^3+[.$H$25]*[.A116]*[.C116]^3+[.$H$26]*[.A116]^2*[.C116]^3+[.$H$27]*[.A116]^3*[.C116]^3+[.$H$28]*[.A116]^4*[.C116]^3+[.$H$29]*[.C116]^4+[.$H$30]*[.A116]*[.C116]^4+[.$H$31]*[.A116]^2*[.C116]^4+[.$H$32]*[.A116]^3*[.C116]^4+[.$H$33]*[.A116]^4*[.C116]^4" office:value-type="float" office:value="152.919607452388">
            <text:p>152.92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52.919607452388">
            <text:p>152.919607452388</text:p>
          </table:table-cell>
          <table:table-cell table:formula="of:=[.K116]-[.E116]" office:value-type="float" office:value="0">
            <text:p>0</text:p>
          </table:table-cell>
          <table:table-cell table:formula="of:=100*([.K116]-[.D116])/[.D116]" office:value-type="float" office:value="-0.00679562388798812">
            <text:p>-0.0067956239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5">
            <text:p>5</text:p>
          </table:table-cell>
          <table:table-cell table:formula="of:=1.01325*[.B117]" office:value-type="float" office:value="5.06625">
            <text:p>5.066250</text:p>
          </table:table-cell>
          <table:table-cell office:value-type="float" office:value="152.96">
            <text:p>152.96</text:p>
          </table:table-cell>
          <table:table-cell table:formula="of:=[.$H$9]+[.$H$10]*[.A117]+[.$H$11]*[.A117]^2+[.$H$12]*[.A117]^3+[.$H$13]*[.A117]^4+[.$H$14]*[.C117]+[.$H$15]*[.A117]*[.C117]+[.$H$16]*[.A117]^2*[.C117]+[.$H$17]*[.A117]^3*[.C117]+[.$H$18]*[.A117]^4*[.C117]+[.$H$19]*[.C117]^2+[.$H$20]*[.A117]*[.C117]^2+[.$H$21]*[.A117]^2*[.C117]^2+[.$H$22]*[.A117]^3*[.C117]^2+[.$H$23]*[.A117]^4*[.C117]^2+[.$H$24]*[.C117]^3+[.$H$25]*[.A117]*[.C117]^3+[.$H$26]*[.A117]^2*[.C117]^3+[.$H$27]*[.A117]^3*[.C117]^3+[.$H$28]*[.A117]^4*[.C117]^3+[.$H$29]*[.C117]^4+[.$H$30]*[.A117]*[.C117]^4+[.$H$31]*[.A117]^2*[.C117]^4+[.$H$32]*[.A117]^3*[.C117]^4+[.$H$33]*[.A117]^4*[.C117]^4" office:value-type="float" office:value="152.945998753249">
            <text:p>152.95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52.945998753249">
            <text:p>152.945998753249</text:p>
          </table:table-cell>
          <table:table-cell table:formula="of:=[.K117]-[.E117]" office:value-type="float" office:value="0">
            <text:p>0</text:p>
          </table:table-cell>
          <table:table-cell table:formula="of:=100*([.K117]-[.D117])/[.D117]" office:value-type="float" office:value="-0.00915353474856529">
            <text:p>-0.0091535347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5">
            <text:p>5</text:p>
          </table:table-cell>
          <table:table-cell table:formula="of:=1.01325*[.B118]" office:value-type="float" office:value="5.06625">
            <text:p>5.066250</text:p>
          </table:table-cell>
          <table:table-cell office:value-type="float" office:value="152.99">
            <text:p>152.99</text:p>
          </table:table-cell>
          <table:table-cell table:formula="of:=[.$H$9]+[.$H$10]*[.A118]+[.$H$11]*[.A118]^2+[.$H$12]*[.A118]^3+[.$H$13]*[.A118]^4+[.$H$14]*[.C118]+[.$H$15]*[.A118]*[.C118]+[.$H$16]*[.A118]^2*[.C118]+[.$H$17]*[.A118]^3*[.C118]+[.$H$18]*[.A118]^4*[.C118]+[.$H$19]*[.C118]^2+[.$H$20]*[.A118]*[.C118]^2+[.$H$21]*[.A118]^2*[.C118]^2+[.$H$22]*[.A118]^3*[.C118]^2+[.$H$23]*[.A118]^4*[.C118]^2+[.$H$24]*[.C118]^3+[.$H$25]*[.A118]*[.C118]^3+[.$H$26]*[.A118]^2*[.C118]^3+[.$H$27]*[.A118]^3*[.C118]^3+[.$H$28]*[.A118]^4*[.C118]^3+[.$H$29]*[.C118]^4+[.$H$30]*[.A118]*[.C118]^4+[.$H$31]*[.A118]^2*[.C118]^4+[.$H$32]*[.A118]^3*[.C118]^4+[.$H$33]*[.A118]^4*[.C118]^4" office:value-type="float" office:value="152.978610028136">
            <text:p>152.98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52.978610028136">
            <text:p>152.978610028136</text:p>
          </table:table-cell>
          <table:table-cell table:formula="of:=[.K118]-[.E118]" office:value-type="float" office:value="0">
            <text:p>0</text:p>
          </table:table-cell>
          <table:table-cell table:formula="of:=100*([.K118]-[.D118])/[.D118]" office:value-type="float" office:value="-0.00744491265056871">
            <text:p>-0.0074449127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5">
            <text:p>5</text:p>
          </table:table-cell>
          <table:table-cell table:formula="of:=1.01325*[.B119]" office:value-type="float" office:value="5.06625">
            <text:p>5.066250</text:p>
          </table:table-cell>
          <table:table-cell office:value-type="float" office:value="153.03">
            <text:p>153.03</text:p>
          </table:table-cell>
          <table:table-cell table:formula="of:=[.$H$9]+[.$H$10]*[.A119]+[.$H$11]*[.A119]^2+[.$H$12]*[.A119]^3+[.$H$13]*[.A119]^4+[.$H$14]*[.C119]+[.$H$15]*[.A119]*[.C119]+[.$H$16]*[.A119]^2*[.C119]+[.$H$17]*[.A119]^3*[.C119]+[.$H$18]*[.A119]^4*[.C119]+[.$H$19]*[.C119]^2+[.$H$20]*[.A119]*[.C119]^2+[.$H$21]*[.A119]^2*[.C119]^2+[.$H$22]*[.A119]^3*[.C119]^2+[.$H$23]*[.A119]^4*[.C119]^2+[.$H$24]*[.C119]^3+[.$H$25]*[.A119]*[.C119]^3+[.$H$26]*[.A119]^2*[.C119]^3+[.$H$27]*[.A119]^3*[.C119]^3+[.$H$28]*[.A119]^4*[.C119]^3+[.$H$29]*[.C119]^4+[.$H$30]*[.A119]*[.C119]^4+[.$H$31]*[.A119]^2*[.C119]^4+[.$H$32]*[.A119]^3*[.C119]^4+[.$H$33]*[.A119]^4*[.C119]^4" office:value-type="float" office:value="153.018357842248">
            <text:p>153.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53.018357842248">
            <text:p>153.018357842248</text:p>
          </table:table-cell>
          <table:table-cell table:formula="of:=[.K119]-[.E119]" office:value-type="float" office:value="0">
            <text:p>0</text:p>
          </table:table-cell>
          <table:table-cell table:formula="of:=100*([.K119]-[.D119])/[.D119]" office:value-type="float" office:value="-0.00760776171456185">
            <text:p>-0.007607761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table:formula="of:=1.01325*[.B120]" office:value-type="float" office:value="5.06625">
            <text:p>5.066250</text:p>
          </table:table-cell>
          <table:table-cell office:value-type="float" office:value="153.08">
            <text:p>153.08</text:p>
          </table:table-cell>
          <table:table-cell table:formula="of:=[.$H$9]+[.$H$10]*[.A120]+[.$H$11]*[.A120]^2+[.$H$12]*[.A120]^3+[.$H$13]*[.A120]^4+[.$H$14]*[.C120]+[.$H$15]*[.A120]*[.C120]+[.$H$16]*[.A120]^2*[.C120]+[.$H$17]*[.A120]^3*[.C120]+[.$H$18]*[.A120]^4*[.C120]+[.$H$19]*[.C120]^2+[.$H$20]*[.A120]*[.C120]^2+[.$H$21]*[.A120]^2*[.C120]^2+[.$H$22]*[.A120]^3*[.C120]^2+[.$H$23]*[.A120]^4*[.C120]^2+[.$H$24]*[.C120]^3+[.$H$25]*[.A120]*[.C120]^3+[.$H$26]*[.A120]^2*[.C120]^3+[.$H$27]*[.A120]^3*[.C120]^3+[.$H$28]*[.A120]^4*[.C120]^3+[.$H$29]*[.C120]^4+[.$H$30]*[.A120]*[.C120]^4+[.$H$31]*[.A120]^2*[.C120]^4+[.$H$32]*[.A120]^3*[.C120]^4+[.$H$33]*[.A120]^4*[.C120]^4" office:value-type="float" office:value="153.066219948173">
            <text:p>153.07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53.066219948173">
            <text:p>153.066219948173</text:p>
          </table:table-cell>
          <table:table-cell table:formula="of:=[.K120]-[.E120]" office:value-type="float" office:value="0">
            <text:p>0</text:p>
          </table:table-cell>
          <table:table-cell table:formula="of:=100*([.K120]-[.D120])/[.D120]" office:value-type="float" office:value="-0.00900186296505023">
            <text:p>-0.009001863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5">
            <text:p>5</text:p>
          </table:table-cell>
          <table:table-cell table:formula="of:=1.01325*[.B121]" office:value-type="float" office:value="5.06625">
            <text:p>5.066250</text:p>
          </table:table-cell>
          <table:table-cell office:value-type="float" office:value="153.13">
            <text:p>153.13</text:p>
          </table:table-cell>
          <table:table-cell table:formula="of:=[.$H$9]+[.$H$10]*[.A121]+[.$H$11]*[.A121]^2+[.$H$12]*[.A121]^3+[.$H$13]*[.A121]^4+[.$H$14]*[.C121]+[.$H$15]*[.A121]*[.C121]+[.$H$16]*[.A121]^2*[.C121]+[.$H$17]*[.A121]^3*[.C121]+[.$H$18]*[.A121]^4*[.C121]+[.$H$19]*[.C121]^2+[.$H$20]*[.A121]*[.C121]^2+[.$H$21]*[.A121]^2*[.C121]^2+[.$H$22]*[.A121]^3*[.C121]^2+[.$H$23]*[.A121]^4*[.C121]^2+[.$H$24]*[.C121]^3+[.$H$25]*[.A121]*[.C121]^3+[.$H$26]*[.A121]^2*[.C121]^3+[.$H$27]*[.A121]^3*[.C121]^3+[.$H$28]*[.A121]^4*[.C121]^3+[.$H$29]*[.C121]^4+[.$H$30]*[.A121]*[.C121]^4+[.$H$31]*[.A121]^2*[.C121]^4+[.$H$32]*[.A121]^3*[.C121]^4+[.$H$33]*[.A121]^4*[.C121]^4" office:value-type="float" office:value="153.123235285888">
            <text:p>153.1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53.123235285888">
            <text:p>153.123235285888</text:p>
          </table:table-cell>
          <table:table-cell table:formula="of:=[.K121]-[.E121]" office:value-type="float" office:value="0">
            <text:p>0</text:p>
          </table:table-cell>
          <table:table-cell table:formula="of:=100*([.K121]-[.D121])/[.D121]" office:value-type="float" office:value="-0.00441762823234756">
            <text:p>-0.0044176282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5">
            <text:p>5</text:p>
          </table:table-cell>
          <table:table-cell table:formula="of:=1.01325*[.B122]" office:value-type="float" office:value="5.06625">
            <text:p>5.066250</text:p>
          </table:table-cell>
          <table:table-cell office:value-type="float" office:value="153.19">
            <text:p>153.19</text:p>
          </table:table-cell>
          <table:table-cell table:formula="of:=[.$H$9]+[.$H$10]*[.A122]+[.$H$11]*[.A122]^2+[.$H$12]*[.A122]^3+[.$H$13]*[.A122]^4+[.$H$14]*[.C122]+[.$H$15]*[.A122]*[.C122]+[.$H$16]*[.A122]^2*[.C122]+[.$H$17]*[.A122]^3*[.C122]+[.$H$18]*[.A122]^4*[.C122]+[.$H$19]*[.C122]^2+[.$H$20]*[.A122]*[.C122]^2+[.$H$21]*[.A122]^2*[.C122]^2+[.$H$22]*[.A122]^3*[.C122]^2+[.$H$23]*[.A122]^4*[.C122]^2+[.$H$24]*[.C122]^3+[.$H$25]*[.A122]*[.C122]^3+[.$H$26]*[.A122]^2*[.C122]^3+[.$H$27]*[.A122]^3*[.C122]^3+[.$H$28]*[.A122]^4*[.C122]^3+[.$H$29]*[.C122]^4+[.$H$30]*[.A122]*[.C122]^4+[.$H$31]*[.A122]^2*[.C122]^4+[.$H$32]*[.A122]^3*[.C122]^4+[.$H$33]*[.A122]^4*[.C122]^4" office:value-type="float" office:value="153.190503982759">
            <text:p>153.19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53.19050398276">
            <text:p>153.19050398276</text:p>
          </table:table-cell>
          <table:table-cell table:formula="of:=[.K122]-[.E122]" office:value-type="float" office:value="0">
            <text:p>0</text:p>
          </table:table-cell>
          <table:table-cell table:formula="of:=100*([.K122]-[.D122])/[.D122]" office:value-type="float" office:value="0.000328991944324855">
            <text:p>0.0003289919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5">
            <text:p>5</text:p>
          </table:table-cell>
          <table:table-cell table:formula="of:=1.01325*[.B123]" office:value-type="float" office:value="5.06625">
            <text:p>5.066250</text:p>
          </table:table-cell>
          <table:table-cell office:value-type="float" office:value="153.27">
            <text:p>153.27</text:p>
          </table:table-cell>
          <table:table-cell table:formula="of:=[.$H$9]+[.$H$10]*[.A123]+[.$H$11]*[.A123]^2+[.$H$12]*[.A123]^3+[.$H$13]*[.A123]^4+[.$H$14]*[.C123]+[.$H$15]*[.A123]*[.C123]+[.$H$16]*[.A123]^2*[.C123]+[.$H$17]*[.A123]^3*[.C123]+[.$H$18]*[.A123]^4*[.C123]+[.$H$19]*[.C123]^2+[.$H$20]*[.A123]*[.C123]^2+[.$H$21]*[.A123]^2*[.C123]^2+[.$H$22]*[.A123]^3*[.C123]^2+[.$H$23]*[.A123]^4*[.C123]^2+[.$H$24]*[.C123]^3+[.$H$25]*[.A123]*[.C123]^3+[.$H$26]*[.A123]^2*[.C123]^3+[.$H$27]*[.A123]^3*[.C123]^3+[.$H$28]*[.A123]^4*[.C123]^3+[.$H$29]*[.C123]^4+[.$H$30]*[.A123]*[.C123]^4+[.$H$31]*[.A123]^2*[.C123]^4+[.$H$32]*[.A123]^3*[.C123]^4+[.$H$33]*[.A123]^4*[.C123]^4" office:value-type="float" office:value="153.269187353545">
            <text:p>153.27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string">
            <text:p><text:s/>153.269187353545</text:p>
          </table:table-cell>
          <table:table-cell table:formula="of:=[.K123]-[.E123]" office:value-type="float" office:value="0">
            <text:p>0</text:p>
          </table:table-cell>
          <table:table-cell table:formula="of:=100*([.K123]-[.D123])/[.D123]" office:value-type="float" office:value="-0.000530205816544222">
            <text:p>-0.0005302058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5">
            <text:p>5</text:p>
          </table:table-cell>
          <table:table-cell table:formula="of:=1.01325*[.B124]" office:value-type="float" office:value="5.06625">
            <text:p>5.066250</text:p>
          </table:table-cell>
          <table:table-cell office:value-type="float" office:value="153.35">
            <text:p>153.35</text:p>
          </table:table-cell>
          <table:table-cell table:formula="of:=[.$H$9]+[.$H$10]*[.A124]+[.$H$11]*[.A124]^2+[.$H$12]*[.A124]^3+[.$H$13]*[.A124]^4+[.$H$14]*[.C124]+[.$H$15]*[.A124]*[.C124]+[.$H$16]*[.A124]^2*[.C124]+[.$H$17]*[.A124]^3*[.C124]+[.$H$18]*[.A124]^4*[.C124]+[.$H$19]*[.C124]^2+[.$H$20]*[.A124]*[.C124]^2+[.$H$21]*[.A124]^2*[.C124]^2+[.$H$22]*[.A124]^3*[.C124]^2+[.$H$23]*[.A124]^4*[.C124]^2+[.$H$24]*[.C124]^3+[.$H$25]*[.A124]*[.C124]^3+[.$H$26]*[.A124]^2*[.C124]^3+[.$H$27]*[.A124]^3*[.C124]^3+[.$H$28]*[.A124]^4*[.C124]^3+[.$H$29]*[.C124]^4+[.$H$30]*[.A124]*[.C124]^4+[.$H$31]*[.A124]^2*[.C124]^4+[.$H$32]*[.A124]^3*[.C124]^4+[.$H$33]*[.A124]^4*[.C124]^4" office:value-type="float" office:value="153.360507900391">
            <text:p>153.36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53.360507900391">
            <text:p>153.360507900391</text:p>
          </table:table-cell>
          <table:table-cell table:formula="of:=[.K124]-[.E124]" office:value-type="float" office:value="0">
            <text:p>0</text:p>
          </table:table-cell>
          <table:table-cell table:formula="of:=100*([.K124]-[.D124])/[.D124]" office:value-type="float" office:value="0.00685223370772204">
            <text:p>0.0068522337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5">
            <text:p>5</text:p>
          </table:table-cell>
          <table:table-cell table:formula="of:=1.01325*[.B125]" office:value-type="float" office:value="5.06625">
            <text:p>5.066250</text:p>
          </table:table-cell>
          <table:table-cell office:value-type="float" office:value="153.45">
            <text:p>153.45</text:p>
          </table:table-cell>
          <table:table-cell table:formula="of:=[.$H$9]+[.$H$10]*[.A125]+[.$H$11]*[.A125]^2+[.$H$12]*[.A125]^3+[.$H$13]*[.A125]^4+[.$H$14]*[.C125]+[.$H$15]*[.A125]*[.C125]+[.$H$16]*[.A125]^2*[.C125]+[.$H$17]*[.A125]^3*[.C125]+[.$H$18]*[.A125]^4*[.C125]+[.$H$19]*[.C125]^2+[.$H$20]*[.A125]*[.C125]^2+[.$H$21]*[.A125]^2*[.C125]^2+[.$H$22]*[.A125]^3*[.C125]^2+[.$H$23]*[.A125]^4*[.C125]^2+[.$H$24]*[.C125]^3+[.$H$25]*[.A125]*[.C125]^3+[.$H$26]*[.A125]^2*[.C125]^3+[.$H$27]*[.A125]^3*[.C125]^3+[.$H$28]*[.A125]^4*[.C125]^3+[.$H$29]*[.C125]^4+[.$H$30]*[.A125]*[.C125]^4+[.$H$31]*[.A125]^2*[.C125]^4+[.$H$32]*[.A125]^3*[.C125]^4+[.$H$33]*[.A125]^4*[.C125]^4" office:value-type="float" office:value="153.465749312833">
            <text:p>153.47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string">
            <text:p><text:s/>153.465749312833</text:p>
          </table:table-cell>
          <table:table-cell table:formula="of:=[.K125]-[.E125]" office:value-type="float" office:value="0">
            <text:p>0</text:p>
          </table:table-cell>
          <table:table-cell table:formula="of:=100*([.K125]-[.D125])/[.D125]" office:value-type="float" office:value="0.0102634818071091">
            <text:p>0.0102634818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5">
            <text:p>5</text:p>
          </table:table-cell>
          <table:table-cell table:formula="of:=1.01325*[.B126]" office:value-type="float" office:value="5.06625">
            <text:p>5.066250</text:p>
          </table:table-cell>
          <table:table-cell office:value-type="float" office:value="153.57">
            <text:p>153.57</text:p>
          </table:table-cell>
          <table:table-cell table:formula="of:=[.$H$9]+[.$H$10]*[.A126]+[.$H$11]*[.A126]^2+[.$H$12]*[.A126]^3+[.$H$13]*[.A126]^4+[.$H$14]*[.C126]+[.$H$15]*[.A126]*[.C126]+[.$H$16]*[.A126]^2*[.C126]+[.$H$17]*[.A126]^3*[.C126]+[.$H$18]*[.A126]^4*[.C126]+[.$H$19]*[.C126]^2+[.$H$20]*[.A126]*[.C126]^2+[.$H$21]*[.A126]^2*[.C126]^2+[.$H$22]*[.A126]^3*[.C126]^2+[.$H$23]*[.A126]^4*[.C126]^2+[.$H$24]*[.C126]^3+[.$H$25]*[.A126]*[.C126]^3+[.$H$26]*[.A126]^2*[.C126]^3+[.$H$27]*[.A126]^3*[.C126]^3+[.$H$28]*[.A126]^4*[.C126]^3+[.$H$29]*[.C126]^4+[.$H$30]*[.A126]*[.C126]^4+[.$H$31]*[.A126]^2*[.C126]^4+[.$H$32]*[.A126]^3*[.C126]^4+[.$H$33]*[.A126]^4*[.C126]^4" office:value-type="float" office:value="153.586256467798">
            <text:p>153.59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53.586256467798">
            <text:p>153.586256467798</text:p>
          </table:table-cell>
          <table:table-cell table:formula="of:=[.K126]-[.E126]" office:value-type="float" office:value="0">
            <text:p>0</text:p>
          </table:table-cell>
          <table:table-cell table:formula="of:=100*([.K126]-[.D126])/[.D126]" office:value-type="float" office:value="0.0105857054097267">
            <text:p>0.0105857054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5">
            <text:p>5</text:p>
          </table:table-cell>
          <table:table-cell table:formula="of:=1.01325*[.B127]" office:value-type="float" office:value="5.06625">
            <text:p>5.066250</text:p>
          </table:table-cell>
          <table:table-cell office:value-type="float" office:value="153.7">
            <text:p>153.70</text:p>
          </table:table-cell>
          <table:table-cell table:formula="of:=[.$H$9]+[.$H$10]*[.A127]+[.$H$11]*[.A127]^2+[.$H$12]*[.A127]^3+[.$H$13]*[.A127]^4+[.$H$14]*[.C127]+[.$H$15]*[.A127]*[.C127]+[.$H$16]*[.A127]^2*[.C127]+[.$H$17]*[.A127]^3*[.C127]+[.$H$18]*[.A127]^4*[.C127]+[.$H$19]*[.C127]^2+[.$H$20]*[.A127]*[.C127]^2+[.$H$21]*[.A127]^2*[.C127]^2+[.$H$22]*[.A127]^3*[.C127]^2+[.$H$23]*[.A127]^4*[.C127]^2+[.$H$24]*[.C127]^3+[.$H$25]*[.A127]*[.C127]^3+[.$H$26]*[.A127]^2*[.C127]^3+[.$H$27]*[.A127]^3*[.C127]^3+[.$H$28]*[.A127]^4*[.C127]^3+[.$H$29]*[.C127]^4+[.$H$30]*[.A127]*[.C127]^4+[.$H$31]*[.A127]^2*[.C127]^4+[.$H$32]*[.A127]^3*[.C127]^4+[.$H$33]*[.A127]^4*[.C127]^4" office:value-type="float" office:value="153.7234354296">
            <text:p>153.7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53.723435429601">
            <text:p>153.723435429601</text:p>
          </table:table-cell>
          <table:table-cell table:formula="of:=[.K127]-[.E127]" office:value-type="float" office:value="0">
            <text:p>0</text:p>
          </table:table-cell>
          <table:table-cell table:formula="of:=100*([.K127]-[.D127])/[.D127]" office:value-type="float" office:value="0.0152475143789921">
            <text:p>0.0152475144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5">
            <text:p>5</text:p>
          </table:table-cell>
          <table:table-cell table:formula="of:=1.01325*[.B128]" office:value-type="float" office:value="5.06625">
            <text:p>5.066250</text:p>
          </table:table-cell>
          <table:table-cell office:value-type="float" office:value="153.87">
            <text:p>153.87</text:p>
          </table:table-cell>
          <table:table-cell table:formula="of:=[.$H$9]+[.$H$10]*[.A128]+[.$H$11]*[.A128]^2+[.$H$12]*[.A128]^3+[.$H$13]*[.A128]^4+[.$H$14]*[.C128]+[.$H$15]*[.A128]*[.C128]+[.$H$16]*[.A128]^2*[.C128]+[.$H$17]*[.A128]^3*[.C128]+[.$H$18]*[.A128]^4*[.C128]+[.$H$19]*[.C128]^2+[.$H$20]*[.A128]*[.C128]^2+[.$H$21]*[.A128]^2*[.C128]^2+[.$H$22]*[.A128]^3*[.C128]^2+[.$H$23]*[.A128]^4*[.C128]^2+[.$H$24]*[.C128]^3+[.$H$25]*[.A128]*[.C128]^3+[.$H$26]*[.A128]^2*[.C128]^3+[.$H$27]*[.A128]^3*[.C128]^3+[.$H$28]*[.A128]^4*[.C128]^3+[.$H$29]*[.C128]^4+[.$H$30]*[.A128]*[.C128]^4+[.$H$31]*[.A128]^2*[.C128]^4+[.$H$32]*[.A128]^3*[.C128]^4+[.$H$33]*[.A128]^4*[.C128]^4" office:value-type="float" office:value="153.878753449947">
            <text:p>153.88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153.878753449947">
            <text:p>153.878753449947</text:p>
          </table:table-cell>
          <table:table-cell table:formula="of:=[.K128]-[.E128]" office:value-type="float" office:value="0">
            <text:p>0</text:p>
          </table:table-cell>
          <table:table-cell table:formula="of:=100*([.K128]-[.D128])/[.D128]" office:value-type="float" office:value="0.00568886069188015">
            <text:p>0.0056888607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5">
            <text:p>5</text:p>
          </table:table-cell>
          <table:table-cell table:formula="of:=1.01325*[.B129]" office:value-type="float" office:value="5.06625">
            <text:p>5.066250</text:p>
          </table:table-cell>
          <table:table-cell office:value-type="float" office:value="154.05">
            <text:p>154.05</text:p>
          </table:table-cell>
          <table:table-cell table:formula="of:=[.$H$9]+[.$H$10]*[.A129]+[.$H$11]*[.A129]^2+[.$H$12]*[.A129]^3+[.$H$13]*[.A129]^4+[.$H$14]*[.C129]+[.$H$15]*[.A129]*[.C129]+[.$H$16]*[.A129]^2*[.C129]+[.$H$17]*[.A129]^3*[.C129]+[.$H$18]*[.A129]^4*[.C129]+[.$H$19]*[.C129]^2+[.$H$20]*[.A129]*[.C129]^2+[.$H$21]*[.A129]^2*[.C129]^2+[.$H$22]*[.A129]^3*[.C129]^2+[.$H$23]*[.A129]^4*[.C129]^2+[.$H$24]*[.C129]^3+[.$H$25]*[.A129]*[.C129]^3+[.$H$26]*[.A129]^2*[.C129]^3+[.$H$27]*[.A129]^3*[.C129]^3+[.$H$28]*[.A129]^4*[.C129]^3+[.$H$29]*[.C129]^4+[.$H$30]*[.A129]*[.C129]^4+[.$H$31]*[.A129]^2*[.C129]^4+[.$H$32]*[.A129]^3*[.C129]^4+[.$H$33]*[.A129]^4*[.C129]^4" office:value-type="float" office:value="154.053738967931">
            <text:p>154.05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54.053738967931">
            <text:p>154.053738967931</text:p>
          </table:table-cell>
          <table:table-cell table:formula="of:=[.K129]-[.E129]" office:value-type="float" office:value="0">
            <text:p>0</text:p>
          </table:table-cell>
          <table:table-cell table:formula="of:=100*([.K129]-[.D129])/[.D129]" office:value-type="float" office:value="0.00242711323031355">
            <text:p>0.0024271132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5">
            <text:p>5</text:p>
          </table:table-cell>
          <table:table-cell table:formula="of:=1.01325*[.B130]" office:value-type="float" office:value="5.06625">
            <text:p>5.066250</text:p>
          </table:table-cell>
          <table:table-cell office:value-type="float" office:value="154.27">
            <text:p>154.27</text:p>
          </table:table-cell>
          <table:table-cell table:formula="of:=[.$H$9]+[.$H$10]*[.A130]+[.$H$11]*[.A130]^2+[.$H$12]*[.A130]^3+[.$H$13]*[.A130]^4+[.$H$14]*[.C130]+[.$H$15]*[.A130]*[.C130]+[.$H$16]*[.A130]^2*[.C130]+[.$H$17]*[.A130]^3*[.C130]+[.$H$18]*[.A130]^4*[.C130]+[.$H$19]*[.C130]^2+[.$H$20]*[.A130]*[.C130]^2+[.$H$21]*[.A130]^2*[.C130]^2+[.$H$22]*[.A130]^3*[.C130]^2+[.$H$23]*[.A130]^4*[.C130]^2+[.$H$24]*[.C130]^3+[.$H$25]*[.A130]*[.C130]^3+[.$H$26]*[.A130]^2*[.C130]^3+[.$H$27]*[.A130]^3*[.C130]^3+[.$H$28]*[.A130]^4*[.C130]^3+[.$H$29]*[.C130]^4+[.$H$30]*[.A130]*[.C130]^4+[.$H$31]*[.A130]^2*[.C130]^4+[.$H$32]*[.A130]^3*[.C130]^4+[.$H$33]*[.A130]^4*[.C130]^4" office:value-type="float" office:value="154.249981610039">
            <text:p>154.25</text:p>
          </table:table-cell>
          <table:table-cell table:number-columns-repeated="4"/>
          <table:table-cell office:value-type="float" office:value="2.05">
            <text:p>2.05</text:p>
          </table:table-cell>
          <table:table-cell office:value-type="float" office:value="154.249981610039">
            <text:p>154.249981610039</text:p>
          </table:table-cell>
          <table:table-cell table:formula="of:=[.K130]-[.E130]" office:value-type="float" office:value="0">
            <text:p>0</text:p>
          </table:table-cell>
          <table:table-cell table:formula="of:=100*([.K130]-[.D130])/[.D130]" office:value-type="float" office:value="-0.0129762040324084">
            <text:p>-0.012976204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7.5">
            <text:p>7.5</text:p>
          </table:table-cell>
          <table:table-cell table:formula="of:=1.01325*[.B131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1]+[.$H$11]*[.A131]^2+[.$H$12]*[.A131]^3+[.$H$13]*[.A131]^4+[.$H$14]*[.C131]+[.$H$15]*[.A131]*[.C131]+[.$H$16]*[.A131]^2*[.C131]+[.$H$17]*[.A131]^3*[.C131]+[.$H$18]*[.A131]^4*[.C131]+[.$H$19]*[.C131]^2+[.$H$20]*[.A131]*[.C131]^2+[.$H$21]*[.A131]^2*[.C131]^2+[.$H$22]*[.A131]^3*[.C131]^2+[.$H$23]*[.A131]^4*[.C131]^2+[.$H$24]*[.C131]^3+[.$H$25]*[.A131]*[.C131]^3+[.$H$26]*[.A131]^2*[.C131]^3+[.$H$27]*[.A131]^3*[.C131]^3+[.$H$28]*[.A131]^4*[.C131]^3+[.$H$29]*[.C131]^4+[.$H$30]*[.A131]*[.C131]^4+[.$H$31]*[.A131]^2*[.C131]^4+[.$H$32]*[.A131]^3*[.C131]^4+[.$H$33]*[.A131]^4*[.C131]^4" office:value-type="float" office:value="156.056779600329">
            <text:p>156.06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56.056779600329">
            <text:p>156.056779600329</text:p>
          </table:table-cell>
          <table:table-cell table:formula="of:=[.K131]-[.E131]" office:value-type="float" office:value="0">
            <text:p>0</text:p>
          </table:table-cell>
          <table:table-cell table:formula="of:=100*([.K131]-[.D131])/[.D131]" office:value-type="float" office:value="0.0171631098693152">
            <text:p>0.017163109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7.5">
            <text:p>7.5</text:p>
          </table:table-cell>
          <table:table-cell table:formula="of:=1.01325*[.B132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2]+[.$H$11]*[.A132]^2+[.$H$12]*[.A132]^3+[.$H$13]*[.A132]^4+[.$H$14]*[.C132]+[.$H$15]*[.A132]*[.C132]+[.$H$16]*[.A132]^2*[.C132]+[.$H$17]*[.A132]^3*[.C132]+[.$H$18]*[.A132]^4*[.C132]+[.$H$19]*[.C132]^2+[.$H$20]*[.A132]*[.C132]^2+[.$H$21]*[.A132]^2*[.C132]^2+[.$H$22]*[.A132]^3*[.C132]^2+[.$H$23]*[.A132]^4*[.C132]^2+[.$H$24]*[.C132]^3+[.$H$25]*[.A132]*[.C132]^3+[.$H$26]*[.A132]^2*[.C132]^3+[.$H$27]*[.A132]^3*[.C132]^3+[.$H$28]*[.A132]^4*[.C132]^3+[.$H$29]*[.C132]^4+[.$H$30]*[.A132]*[.C132]^4+[.$H$31]*[.A132]^2*[.C132]^4+[.$H$32]*[.A132]^3*[.C132]^4+[.$H$33]*[.A132]^4*[.C132]^4" office:value-type="float" office:value="156.044467152489">
            <text:p>156.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56.044467152489">
            <text:p>156.044467152489</text:p>
          </table:table-cell>
          <table:table-cell table:formula="of:=[.K132]-[.E132]" office:value-type="float" office:value="0">
            <text:p>0</text:p>
          </table:table-cell>
          <table:table-cell table:formula="of:=100*([.K132]-[.D132])/[.D132]" office:value-type="float" office:value="0.00927203261501203">
            <text:p>0.0092720326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7.5">
            <text:p>7.5</text:p>
          </table:table-cell>
          <table:table-cell table:formula="of:=1.01325*[.B133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3]+[.$H$11]*[.A133]^2+[.$H$12]*[.A133]^3+[.$H$13]*[.A133]^4+[.$H$14]*[.C133]+[.$H$15]*[.A133]*[.C133]+[.$H$16]*[.A133]^2*[.C133]+[.$H$17]*[.A133]^3*[.C133]+[.$H$18]*[.A133]^4*[.C133]+[.$H$19]*[.C133]^2+[.$H$20]*[.A133]*[.C133]^2+[.$H$21]*[.A133]^2*[.C133]^2+[.$H$22]*[.A133]^3*[.C133]^2+[.$H$23]*[.A133]^4*[.C133]^2+[.$H$24]*[.C133]^3+[.$H$25]*[.A133]*[.C133]^3+[.$H$26]*[.A133]^2*[.C133]^3+[.$H$27]*[.A133]^3*[.C133]^3+[.$H$28]*[.A133]^4*[.C133]^3+[.$H$29]*[.C133]^4+[.$H$30]*[.A133]*[.C133]^4+[.$H$31]*[.A133]^2*[.C133]^4+[.$H$32]*[.A133]^3*[.C133]^4+[.$H$33]*[.A133]^4*[.C133]^4" office:value-type="float" office:value="156.036194178024">
            <text:p>156.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56.036194178024">
            <text:p>156.036194178024</text:p>
          </table:table-cell>
          <table:table-cell table:formula="of:=[.K133]-[.E133]" office:value-type="float" office:value="0">
            <text:p>0</text:p>
          </table:table-cell>
          <table:table-cell table:formula="of:=100*([.K133]-[.D133])/[.D133]" office:value-type="float" office:value="0.00396986350310175">
            <text:p>0.003969863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7.5">
            <text:p>7.5</text:p>
          </table:table-cell>
          <table:table-cell table:formula="of:=1.01325*[.B134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4]+[.$H$11]*[.A134]^2+[.$H$12]*[.A134]^3+[.$H$13]*[.A134]^4+[.$H$14]*[.C134]+[.$H$15]*[.A134]*[.C134]+[.$H$16]*[.A134]^2*[.C134]+[.$H$17]*[.A134]^3*[.C134]+[.$H$18]*[.A134]^4*[.C134]+[.$H$19]*[.C134]^2+[.$H$20]*[.A134]*[.C134]^2+[.$H$21]*[.A134]^2*[.C134]^2+[.$H$22]*[.A134]^3*[.C134]^2+[.$H$23]*[.A134]^4*[.C134]^2+[.$H$24]*[.C134]^3+[.$H$25]*[.A134]*[.C134]^3+[.$H$26]*[.A134]^2*[.C134]^3+[.$H$27]*[.A134]^3*[.C134]^3+[.$H$28]*[.A134]^4*[.C134]^3+[.$H$29]*[.C134]^4+[.$H$30]*[.A134]*[.C134]^4+[.$H$31]*[.A134]^2*[.C134]^4+[.$H$32]*[.A134]^3*[.C134]^4+[.$H$33]*[.A134]^4*[.C134]^4" office:value-type="float" office:value="156.031175198835">
            <text:p>156.03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56.031175198835">
            <text:p>156.031175198835</text:p>
          </table:table-cell>
          <table:table-cell table:formula="of:=[.K134]-[.E134]" office:value-type="float" office:value="0">
            <text:p>0</text:p>
          </table:table-cell>
          <table:table-cell table:formula="of:=100*([.K134]-[.D134])/[.D134]" office:value-type="float" office:value="0.000753187742486729">
            <text:p>0.0007531877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7.5">
            <text:p>7.5</text:p>
          </table:table-cell>
          <table:table-cell table:formula="of:=1.01325*[.B135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5]+[.$H$11]*[.A135]^2+[.$H$12]*[.A135]^3+[.$H$13]*[.A135]^4+[.$H$14]*[.C135]+[.$H$15]*[.A135]*[.C135]+[.$H$16]*[.A135]^2*[.C135]+[.$H$17]*[.A135]^3*[.C135]+[.$H$18]*[.A135]^4*[.C135]+[.$H$19]*[.C135]^2+[.$H$20]*[.A135]*[.C135]^2+[.$H$21]*[.A135]^2*[.C135]^2+[.$H$22]*[.A135]^3*[.C135]^2+[.$H$23]*[.A135]^4*[.C135]^2+[.$H$24]*[.C135]^3+[.$H$25]*[.A135]*[.C135]^3+[.$H$26]*[.A135]^2*[.C135]^3+[.$H$27]*[.A135]^3*[.C135]^3+[.$H$28]*[.A135]^4*[.C135]^3+[.$H$29]*[.C135]^4+[.$H$30]*[.A135]*[.C135]^4+[.$H$31]*[.A135]^2*[.C135]^4+[.$H$32]*[.A135]^3*[.C135]^4+[.$H$33]*[.A135]^4*[.C135]^4" office:value-type="float" office:value="156.028703589185">
            <text:p>156.03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56.028703589185">
            <text:p>156.028703589185</text:p>
          </table:table-cell>
          <table:table-cell table:formula="of:=[.K135]-[.E135]" office:value-type="float" office:value="0">
            <text:p>0</text:p>
          </table:table-cell>
          <table:table-cell table:formula="of:=100*([.K135]-[.D135])/[.D135]" office:value-type="float" office:value="-0.000830872790417131">
            <text:p>-0.0008308728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7.5">
            <text:p>7.5</text:p>
          </table:table-cell>
          <table:table-cell table:formula="of:=1.01325*[.B136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6]+[.$H$11]*[.A136]^2+[.$H$12]*[.A136]^3+[.$H$13]*[.A136]^4+[.$H$14]*[.C136]+[.$H$15]*[.A136]*[.C136]+[.$H$16]*[.A136]^2*[.C136]+[.$H$17]*[.A136]^3*[.C136]+[.$H$18]*[.A136]^4*[.C136]+[.$H$19]*[.C136]^2+[.$H$20]*[.A136]*[.C136]^2+[.$H$21]*[.A136]^2*[.C136]^2+[.$H$22]*[.A136]^3*[.C136]^2+[.$H$23]*[.A136]^4*[.C136]^2+[.$H$24]*[.C136]^3+[.$H$25]*[.A136]*[.C136]^3+[.$H$26]*[.A136]^2*[.C136]^3+[.$H$27]*[.A136]^3*[.C136]^3+[.$H$28]*[.A136]^4*[.C136]^3+[.$H$29]*[.C136]^4+[.$H$30]*[.A136]*[.C136]^4+[.$H$31]*[.A136]^2*[.C136]^4+[.$H$32]*[.A136]^3*[.C136]^4+[.$H$33]*[.A136]^4*[.C136]^4" office:value-type="float" office:value="156.028151575701">
            <text:p>156.03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56.028151575701">
            <text:p>156.028151575701</text:p>
          </table:table-cell>
          <table:table-cell table:formula="of:=[.K136]-[.E136]" office:value-type="float" office:value="0">
            <text:p>0</text:p>
          </table:table-cell>
          <table:table-cell table:formula="of:=100*([.K136]-[.D136])/[.D136]" office:value-type="float" office:value="-0.0011846595520811">
            <text:p>-0.0011846596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7.5">
            <text:p>7.5</text:p>
          </table:table-cell>
          <table:table-cell table:formula="of:=1.01325*[.B137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7]+[.$H$11]*[.A137]^2+[.$H$12]*[.A137]^3+[.$H$13]*[.A137]^4+[.$H$14]*[.C137]+[.$H$15]*[.A137]*[.C137]+[.$H$16]*[.A137]^2*[.C137]+[.$H$17]*[.A137]^3*[.C137]+[.$H$18]*[.A137]^4*[.C137]+[.$H$19]*[.C137]^2+[.$H$20]*[.A137]*[.C137]^2+[.$H$21]*[.A137]^2*[.C137]^2+[.$H$22]*[.A137]^3*[.C137]^2+[.$H$23]*[.A137]^4*[.C137]^2+[.$H$24]*[.C137]^3+[.$H$25]*[.A137]*[.C137]^3+[.$H$26]*[.A137]^2*[.C137]^3+[.$H$27]*[.A137]^3*[.C137]^3+[.$H$28]*[.A137]^4*[.C137]^3+[.$H$29]*[.C137]^4+[.$H$30]*[.A137]*[.C137]^4+[.$H$31]*[.A137]^2*[.C137]^4+[.$H$32]*[.A137]^3*[.C137]^4+[.$H$33]*[.A137]^4*[.C137]^4" office:value-type="float" office:value="156.028970237369">
            <text:p>156.03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56.028970237369">
            <text:p>156.028970237369</text:p>
          </table:table-cell>
          <table:table-cell table:formula="of:=[.K137]-[.E137]" office:value-type="float" office:value="0">
            <text:p>0</text:p>
          </table:table-cell>
          <table:table-cell table:formula="of:=100*([.K137]-[.D137])/[.D137]" office:value-type="float" office:value="-0.000659977331663256">
            <text:p>-0.000659977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7.5">
            <text:p>7.5</text:p>
          </table:table-cell>
          <table:table-cell table:formula="of:=1.01325*[.B138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8]+[.$H$11]*[.A138]^2+[.$H$12]*[.A138]^3+[.$H$13]*[.A138]^4+[.$H$14]*[.C138]+[.$H$15]*[.A138]*[.C138]+[.$H$16]*[.A138]^2*[.C138]+[.$H$17]*[.A138]^3*[.C138]+[.$H$18]*[.A138]^4*[.C138]+[.$H$19]*[.C138]^2+[.$H$20]*[.A138]*[.C138]^2+[.$H$21]*[.A138]^2*[.C138]^2+[.$H$22]*[.A138]^3*[.C138]^2+[.$H$23]*[.A138]^4*[.C138]^2+[.$H$24]*[.C138]^3+[.$H$25]*[.A138]*[.C138]^3+[.$H$26]*[.A138]^2*[.C138]^3+[.$H$27]*[.A138]^3*[.C138]^3+[.$H$28]*[.A138]^4*[.C138]^3+[.$H$29]*[.C138]^4+[.$H$30]*[.A138]*[.C138]^4+[.$H$31]*[.A138]^2*[.C138]^4+[.$H$32]*[.A138]^3*[.C138]^4+[.$H$33]*[.A138]^4*[.C138]^4" office:value-type="float" office:value="156.03068950554">
            <text:p>156.03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56.03068950554">
            <text:p>156.03068950554</text:p>
          </table:table-cell>
          <table:table-cell table:formula="of:=[.K138]-[.E138]" office:value-type="float" office:value="0">
            <text:p>0</text:p>
          </table:table-cell>
          <table:table-cell table:formula="of:=100*([.K138]-[.D138])/[.D138]" office:value-type="float" office:value="0.000441905749027944">
            <text:p>0.0004419057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7.5">
            <text:p>7.5</text:p>
          </table:table-cell>
          <table:table-cell table:formula="of:=1.01325*[.B139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39]+[.$H$11]*[.A139]^2+[.$H$12]*[.A139]^3+[.$H$13]*[.A139]^4+[.$H$14]*[.C139]+[.$H$15]*[.A139]*[.C139]+[.$H$16]*[.A139]^2*[.C139]+[.$H$17]*[.A139]^3*[.C139]+[.$H$18]*[.A139]^4*[.C139]+[.$H$19]*[.C139]^2+[.$H$20]*[.A139]*[.C139]^2+[.$H$21]*[.A139]^2*[.C139]^2+[.$H$22]*[.A139]^3*[.C139]^2+[.$H$23]*[.A139]^4*[.C139]^2+[.$H$24]*[.C139]^3+[.$H$25]*[.A139]*[.C139]^3+[.$H$26]*[.A139]^2*[.C139]^3+[.$H$27]*[.A139]^3*[.C139]^3+[.$H$28]*[.A139]^4*[.C139]^3+[.$H$29]*[.C139]^4+[.$H$30]*[.A139]*[.C139]^4+[.$H$31]*[.A139]^2*[.C139]^4+[.$H$32]*[.A139]^3*[.C139]^4+[.$H$33]*[.A139]^4*[.C139]^4" office:value-type="float" office:value="156.032918163925">
            <text:p>156.03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56.032918163925">
            <text:p>156.032918163925</text:p>
          </table:table-cell>
          <table:table-cell table:formula="of:=[.K139]-[.E139]" office:value-type="float" office:value="0">
            <text:p>0</text:p>
          </table:table-cell>
          <table:table-cell table:formula="of:=100*([.K139]-[.D139])/[.D139]" office:value-type="float" office:value="0.00187025823527865">
            <text:p>0.001870258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7.5">
            <text:p>7.5</text:p>
          </table:table-cell>
          <table:table-cell table:formula="of:=1.01325*[.B140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40]+[.$H$11]*[.A140]^2+[.$H$12]*[.A140]^3+[.$H$13]*[.A140]^4+[.$H$14]*[.C140]+[.$H$15]*[.A140]*[.C140]+[.$H$16]*[.A140]^2*[.C140]+[.$H$17]*[.A140]^3*[.C140]+[.$H$18]*[.A140]^4*[.C140]+[.$H$19]*[.C140]^2+[.$H$20]*[.A140]*[.C140]^2+[.$H$21]*[.A140]^2*[.C140]^2+[.$H$22]*[.A140]^3*[.C140]^2+[.$H$23]*[.A140]^4*[.C140]^2+[.$H$24]*[.C140]^3+[.$H$25]*[.A140]*[.C140]^3+[.$H$26]*[.A140]^2*[.C140]^3+[.$H$27]*[.A140]^3*[.C140]^3+[.$H$28]*[.A140]^4*[.C140]^3+[.$H$29]*[.C140]^4+[.$H$30]*[.A140]*[.C140]^4+[.$H$31]*[.A140]^2*[.C140]^4+[.$H$32]*[.A140]^3*[.C140]^4+[.$H$33]*[.A140]^4*[.C140]^4" office:value-type="float" office:value="156.035343848596">
            <text:p>156.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56.035343848596">
            <text:p>156.035343848596</text:p>
          </table:table-cell>
          <table:table-cell table:formula="of:=[.K140]-[.E140]" office:value-type="float" office:value="0">
            <text:p>0</text:p>
          </table:table-cell>
          <table:table-cell table:formula="of:=100*([.K140]-[.D140])/[.D140]" office:value-type="float" office:value="0.00342488534007073">
            <text:p>0.0034248853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7.5">
            <text:p>7.5</text:p>
          </table:table-cell>
          <table:table-cell table:formula="of:=1.01325*[.B141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41]+[.$H$11]*[.A141]^2+[.$H$12]*[.A141]^3+[.$H$13]*[.A141]^4+[.$H$14]*[.C141]+[.$H$15]*[.A141]*[.C141]+[.$H$16]*[.A141]^2*[.C141]+[.$H$17]*[.A141]^3*[.C141]+[.$H$18]*[.A141]^4*[.C141]+[.$H$19]*[.C141]^2+[.$H$20]*[.A141]*[.C141]^2+[.$H$21]*[.A141]^2*[.C141]^2+[.$H$22]*[.A141]^3*[.C141]^2+[.$H$23]*[.A141]^4*[.C141]^2+[.$H$24]*[.C141]^3+[.$H$25]*[.A141]*[.C141]^3+[.$H$26]*[.A141]^2*[.C141]^3+[.$H$27]*[.A141]^3*[.C141]^3+[.$H$28]*[.A141]^4*[.C141]^3+[.$H$29]*[.C141]^4+[.$H$30]*[.A141]*[.C141]^4+[.$H$31]*[.A141]^2*[.C141]^4+[.$H$32]*[.A141]^3*[.C141]^4+[.$H$33]*[.A141]^4*[.C141]^4" office:value-type="float" office:value="156.03773304799">
            <text:p>156.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56.03773304799">
            <text:p>156.03773304799</text:p>
          </table:table-cell>
          <table:table-cell table:formula="of:=[.K141]-[.E141]" office:value-type="float" office:value="0">
            <text:p>0</text:p>
          </table:table-cell>
          <table:table-cell table:formula="of:=100*([.K141]-[.D141])/[.D141]" office:value-type="float" office:value="0.00495612894307993">
            <text:p>0.004956128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7.5">
            <text:p>7.5</text:p>
          </table:table-cell>
          <table:table-cell table:formula="of:=1.01325*[.B142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42]+[.$H$11]*[.A142]^2+[.$H$12]*[.A142]^3+[.$H$13]*[.A142]^4+[.$H$14]*[.C142]+[.$H$15]*[.A142]*[.C142]+[.$H$16]*[.A142]^2*[.C142]+[.$H$17]*[.A142]^3*[.C142]+[.$H$18]*[.A142]^4*[.C142]+[.$H$19]*[.C142]^2+[.$H$20]*[.A142]*[.C142]^2+[.$H$21]*[.A142]^2*[.C142]^2+[.$H$22]*[.A142]^3*[.C142]^2+[.$H$23]*[.A142]^4*[.C142]^2+[.$H$24]*[.C142]^3+[.$H$25]*[.A142]*[.C142]^3+[.$H$26]*[.A142]^2*[.C142]^3+[.$H$27]*[.A142]^3*[.C142]^3+[.$H$28]*[.A142]^4*[.C142]^3+[.$H$29]*[.C142]^4+[.$H$30]*[.A142]*[.C142]^4+[.$H$31]*[.A142]^2*[.C142]^4+[.$H$32]*[.A142]^3*[.C142]^4+[.$H$33]*[.A142]^4*[.C142]^4" office:value-type="float" office:value="156.039931102904">
            <text:p>156.0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56.039931102904">
            <text:p>156.039931102904</text:p>
          </table:table-cell>
          <table:table-cell table:formula="of:=[.K142]-[.E142]" office:value-type="float" office:value="0">
            <text:p>0</text:p>
          </table:table-cell>
          <table:table-cell table:formula="of:=100*([.K142]-[.D142])/[.D142]" office:value-type="float" office:value="0.00636486759187805">
            <text:p>0.0063648676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7.5">
            <text:p>7.5</text:p>
          </table:table-cell>
          <table:table-cell table:formula="of:=1.01325*[.B143]" office:value-type="float" office:value="7.599375">
            <text:p>7.599375</text:p>
          </table:table-cell>
          <table:table-cell office:value-type="float" office:value="156.02">
            <text:p>156.02</text:p>
          </table:table-cell>
          <table:table-cell table:formula="of:=[.$H$9]+[.$H$10]*[.A143]+[.$H$11]*[.A143]^2+[.$H$12]*[.A143]^3+[.$H$13]*[.A143]^4+[.$H$14]*[.C143]+[.$H$15]*[.A143]*[.C143]+[.$H$16]*[.A143]^2*[.C143]+[.$H$17]*[.A143]^3*[.C143]+[.$H$18]*[.A143]^4*[.C143]+[.$H$19]*[.C143]^2+[.$H$20]*[.A143]*[.C143]^2+[.$H$21]*[.A143]^2*[.C143]^2+[.$H$22]*[.A143]^3*[.C143]^2+[.$H$23]*[.A143]^4*[.C143]^2+[.$H$24]*[.C143]^3+[.$H$25]*[.A143]*[.C143]^3+[.$H$26]*[.A143]^2*[.C143]^3+[.$H$27]*[.A143]^3*[.C143]^3+[.$H$28]*[.A143]^4*[.C143]^3+[.$H$29]*[.C143]^4+[.$H$30]*[.A143]*[.C143]^4+[.$H$31]*[.A143]^2*[.C143]^4+[.$H$32]*[.A143]^3*[.C143]^4+[.$H$33]*[.A143]^4*[.C143]^4" office:value-type="float" office:value="156.041862206497">
            <text:p>156.04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56.041862206497">
            <text:p>156.041862206497</text:p>
          </table:table-cell>
          <table:table-cell table:formula="of:=[.K143]-[.E143]" office:value-type="float" office:value="0">
            <text:p>0</text:p>
          </table:table-cell>
          <table:table-cell table:formula="of:=100*([.K143]-[.D143])/[.D143]" office:value-type="float" office:value="0.0140124384671703">
            <text:p>0.014012438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7.5">
            <text:p>7.5</text:p>
          </table:table-cell>
          <table:table-cell table:formula="of:=1.01325*[.B144]" office:value-type="float" office:value="7.599375">
            <text:p>7.599375</text:p>
          </table:table-cell>
          <table:table-cell office:value-type="float" office:value="156.02">
            <text:p>156.02</text:p>
          </table:table-cell>
          <table:table-cell table:formula="of:=[.$H$9]+[.$H$10]*[.A144]+[.$H$11]*[.A144]^2+[.$H$12]*[.A144]^3+[.$H$13]*[.A144]^4+[.$H$14]*[.C144]+[.$H$15]*[.A144]*[.C144]+[.$H$16]*[.A144]^2*[.C144]+[.$H$17]*[.A144]^3*[.C144]+[.$H$18]*[.A144]^4*[.C144]+[.$H$19]*[.C144]^2+[.$H$20]*[.A144]*[.C144]^2+[.$H$21]*[.A144]^2*[.C144]^2+[.$H$22]*[.A144]^3*[.C144]^2+[.$H$23]*[.A144]^4*[.C144]^2+[.$H$24]*[.C144]^3+[.$H$25]*[.A144]*[.C144]^3+[.$H$26]*[.A144]^2*[.C144]^3+[.$H$27]*[.A144]^3*[.C144]^3+[.$H$28]*[.A144]^4*[.C144]^3+[.$H$29]*[.C144]^4+[.$H$30]*[.A144]*[.C144]^4+[.$H$31]*[.A144]^2*[.C144]^4+[.$H$32]*[.A144]^3*[.C144]^4+[.$H$33]*[.A144]^4*[.C144]^4" office:value-type="float" office:value="156.04352940429">
            <text:p>156.0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string">
            <text:p><text:s text:c="2"/>156.04352940429</text:p>
          </table:table-cell>
          <table:table-cell table:formula="of:=[.K144]-[.E144]" office:value-type="float" office:value="0">
            <text:p>0</text:p>
          </table:table-cell>
          <table:table-cell table:formula="of:=100*([.K144]-[.D144])/[.D144]" office:value-type="float" office:value="0.0150810180041035">
            <text:p>0.015081018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7.5">
            <text:p>7.5</text:p>
          </table:table-cell>
          <table:table-cell table:formula="of:=1.01325*[.B145]" office:value-type="float" office:value="7.599375">
            <text:p>7.599375</text:p>
          </table:table-cell>
          <table:table-cell office:value-type="float" office:value="156.02">
            <text:p>156.02</text:p>
          </table:table-cell>
          <table:table-cell table:formula="of:=[.$H$9]+[.$H$10]*[.A145]+[.$H$11]*[.A145]^2+[.$H$12]*[.A145]^3+[.$H$13]*[.A145]^4+[.$H$14]*[.C145]+[.$H$15]*[.A145]*[.C145]+[.$H$16]*[.A145]^2*[.C145]+[.$H$17]*[.A145]^3*[.C145]+[.$H$18]*[.A145]^4*[.C145]+[.$H$19]*[.C145]^2+[.$H$20]*[.A145]*[.C145]^2+[.$H$21]*[.A145]^2*[.C145]^2+[.$H$22]*[.A145]^3*[.C145]^2+[.$H$23]*[.A145]^4*[.C145]^2+[.$H$24]*[.C145]^3+[.$H$25]*[.A145]*[.C145]^3+[.$H$26]*[.A145]^2*[.C145]^3+[.$H$27]*[.A145]^3*[.C145]^3+[.$H$28]*[.A145]^4*[.C145]^3+[.$H$29]*[.C145]^4+[.$H$30]*[.A145]*[.C145]^4+[.$H$31]*[.A145]^2*[.C145]^4+[.$H$32]*[.A145]^3*[.C145]^4+[.$H$33]*[.A145]^4*[.C145]^4" office:value-type="float" office:value="156.045014594167">
            <text:p>156.05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string">
            <text:p><text:s/>156.045014594167</text:p>
          </table:table-cell>
          <table:table-cell table:formula="of:=[.K145]-[.E145]" office:value-type="float" office:value="0">
            <text:p>0</text:p>
          </table:table-cell>
          <table:table-cell table:formula="of:=100*([.K145]-[.D145])/[.D145]" office:value-type="float" office:value="0.0160329407556568">
            <text:p>0.016032940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7.5">
            <text:p>7.5</text:p>
          </table:table-cell>
          <table:table-cell table:formula="of:=1.01325*[.B146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46]+[.$H$11]*[.A146]^2+[.$H$12]*[.A146]^3+[.$H$13]*[.A146]^4+[.$H$14]*[.C146]+[.$H$15]*[.A146]*[.C146]+[.$H$16]*[.A146]^2*[.C146]+[.$H$17]*[.A146]^3*[.C146]+[.$H$18]*[.A146]^4*[.C146]+[.$H$19]*[.C146]^2+[.$H$20]*[.A146]*[.C146]^2+[.$H$21]*[.A146]^2*[.C146]^2+[.$H$22]*[.A146]^3*[.C146]^2+[.$H$23]*[.A146]^4*[.C146]^2+[.$H$24]*[.C146]^3+[.$H$25]*[.A146]*[.C146]^3+[.$H$26]*[.A146]^2*[.C146]^3+[.$H$27]*[.A146]^3*[.C146]^3+[.$H$28]*[.A146]^4*[.C146]^3+[.$H$29]*[.C146]^4+[.$H$30]*[.A146]*[.C146]^4+[.$H$31]*[.A146]^2*[.C146]^4+[.$H$32]*[.A146]^3*[.C146]^4+[.$H$33]*[.A146]^4*[.C146]^4" office:value-type="float" office:value="156.046478526373">
            <text:p>156.05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56.046478526373">
            <text:p>156.046478526373</text:p>
          </table:table-cell>
          <table:table-cell table:formula="of:=[.K146]-[.E146]" office:value-type="float" office:value="0">
            <text:p>0</text:p>
          </table:table-cell>
          <table:table-cell table:formula="of:=100*([.K146]-[.D146])/[.D146]" office:value-type="float" office:value="0.0105611269455819">
            <text:p>0.0105611269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7.5">
            <text:p>7.5</text:p>
          </table:table-cell>
          <table:table-cell table:formula="of:=1.01325*[.B147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47]+[.$H$11]*[.A147]^2+[.$H$12]*[.A147]^3+[.$H$13]*[.A147]^4+[.$H$14]*[.C147]+[.$H$15]*[.A147]*[.C147]+[.$H$16]*[.A147]^2*[.C147]+[.$H$17]*[.A147]^3*[.C147]+[.$H$18]*[.A147]^4*[.C147]+[.$H$19]*[.C147]^2+[.$H$20]*[.A147]*[.C147]^2+[.$H$21]*[.A147]^2*[.C147]^2+[.$H$22]*[.A147]^3*[.C147]^2+[.$H$23]*[.A147]^4*[.C147]^2+[.$H$24]*[.C147]^3+[.$H$25]*[.A147]*[.C147]^3+[.$H$26]*[.A147]^2*[.C147]^3+[.$H$27]*[.A147]^3*[.C147]^3+[.$H$28]*[.A147]^4*[.C147]^3+[.$H$29]*[.C147]^4+[.$H$30]*[.A147]*[.C147]^4+[.$H$31]*[.A147]^2*[.C147]^4+[.$H$32]*[.A147]^3*[.C147]^4+[.$H$33]*[.A147]^4*[.C147]^4" office:value-type="float" office:value="156.048160803516">
            <text:p>156.05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56.048160803516">
            <text:p>156.048160803516</text:p>
          </table:table-cell>
          <table:table-cell table:formula="of:=[.K147]-[.E147]" office:value-type="float" office:value="0">
            <text:p>0</text:p>
          </table:table-cell>
          <table:table-cell table:formula="of:=100*([.K147]-[.D147])/[.D147]" office:value-type="float" office:value="0.0116393023876724">
            <text:p>0.011639302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7.5">
            <text:p>7.5</text:p>
          </table:table-cell>
          <table:table-cell table:formula="of:=1.01325*[.B148]" office:value-type="float" office:value="7.599375">
            <text:p>7.599375</text:p>
          </table:table-cell>
          <table:table-cell office:value-type="float" office:value="156.03">
            <text:p>156.03</text:p>
          </table:table-cell>
          <table:table-cell table:formula="of:=[.$H$9]+[.$H$10]*[.A148]+[.$H$11]*[.A148]^2+[.$H$12]*[.A148]^3+[.$H$13]*[.A148]^4+[.$H$14]*[.C148]+[.$H$15]*[.A148]*[.C148]+[.$H$16]*[.A148]^2*[.C148]+[.$H$17]*[.A148]^3*[.C148]+[.$H$18]*[.A148]^4*[.C148]+[.$H$19]*[.C148]^2+[.$H$20]*[.A148]*[.C148]^2+[.$H$21]*[.A148]^2*[.C148]^2+[.$H$22]*[.A148]^3*[.C148]^2+[.$H$23]*[.A148]^4*[.C148]^2+[.$H$24]*[.C148]^3+[.$H$25]*[.A148]*[.C148]^3+[.$H$26]*[.A148]^2*[.C148]^3+[.$H$27]*[.A148]^3*[.C148]^3+[.$H$28]*[.A148]^4*[.C148]^3+[.$H$29]*[.C148]^4+[.$H$30]*[.A148]*[.C148]^4+[.$H$31]*[.A148]^2*[.C148]^4+[.$H$32]*[.A148]^3*[.C148]^4+[.$H$33]*[.A148]^4*[.C148]^4" office:value-type="float" office:value="156.050379880563">
            <text:p>156.05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56.050379880563">
            <text:p>156.050379880563</text:p>
          </table:table-cell>
          <table:table-cell table:formula="of:=[.K148]-[.E148]" office:value-type="float" office:value="0">
            <text:p>0</text:p>
          </table:table-cell>
          <table:table-cell table:formula="of:=100*([.K148]-[.D148])/[.D148]" office:value-type="float" office:value="0.0130615141725378">
            <text:p>0.0130615142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7.5">
            <text:p>7.5</text:p>
          </table:table-cell>
          <table:table-cell table:formula="of:=1.01325*[.B149]" office:value-type="float" office:value="7.599375">
            <text:p>7.599375</text:p>
          </table:table-cell>
          <table:table-cell office:value-type="float" office:value="156.04">
            <text:p>156.04</text:p>
          </table:table-cell>
          <table:table-cell table:formula="of:=[.$H$9]+[.$H$10]*[.A149]+[.$H$11]*[.A149]^2+[.$H$12]*[.A149]^3+[.$H$13]*[.A149]^4+[.$H$14]*[.C149]+[.$H$15]*[.A149]*[.C149]+[.$H$16]*[.A149]^2*[.C149]+[.$H$17]*[.A149]^3*[.C149]+[.$H$18]*[.A149]^4*[.C149]+[.$H$19]*[.C149]^2+[.$H$20]*[.A149]*[.C149]^2+[.$H$21]*[.A149]^2*[.C149]^2+[.$H$22]*[.A149]^3*[.C149]^2+[.$H$23]*[.A149]^4*[.C149]^2+[.$H$24]*[.C149]^3+[.$H$25]*[.A149]*[.C149]^3+[.$H$26]*[.A149]^2*[.C149]^3+[.$H$27]*[.A149]^3*[.C149]^3+[.$H$28]*[.A149]^4*[.C149]^3+[.$H$29]*[.C149]^4+[.$H$30]*[.A149]*[.C149]^4+[.$H$31]*[.A149]^2*[.C149]^4+[.$H$32]*[.A149]^3*[.C149]^4+[.$H$33]*[.A149]^4*[.C149]^4" office:value-type="float" office:value="156.053533064848">
            <text:p>156.05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56.053533064848">
            <text:p>156.053533064848</text:p>
          </table:table-cell>
          <table:table-cell table:formula="of:=[.K149]-[.E149]" office:value-type="float" office:value="0">
            <text:p>0</text:p>
          </table:table-cell>
          <table:table-cell table:formula="of:=100*([.K149]-[.D149])/[.D149]" office:value-type="float" office:value="0.00867281776968742">
            <text:p>0.008672817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7.5">
            <text:p>7.5</text:p>
          </table:table-cell>
          <table:table-cell table:formula="of:=1.01325*[.B150]" office:value-type="float" office:value="7.599375">
            <text:p>7.599375</text:p>
          </table:table-cell>
          <table:table-cell office:value-type="float" office:value="156.04">
            <text:p>156.04</text:p>
          </table:table-cell>
          <table:table-cell table:formula="of:=[.$H$9]+[.$H$10]*[.A150]+[.$H$11]*[.A150]^2+[.$H$12]*[.A150]^3+[.$H$13]*[.A150]^4+[.$H$14]*[.C150]+[.$H$15]*[.A150]*[.C150]+[.$H$16]*[.A150]^2*[.C150]+[.$H$17]*[.A150]^3*[.C150]+[.$H$18]*[.A150]^4*[.C150]+[.$H$19]*[.C150]^2+[.$H$20]*[.A150]*[.C150]^2+[.$H$21]*[.A150]^2*[.C150]^2+[.$H$22]*[.A150]^3*[.C150]^2+[.$H$23]*[.A150]^4*[.C150]^2+[.$H$24]*[.C150]^3+[.$H$25]*[.A150]*[.C150]^3+[.$H$26]*[.A150]^2*[.C150]^3+[.$H$27]*[.A150]^3*[.C150]^3+[.$H$28]*[.A150]^4*[.C150]^3+[.$H$29]*[.C150]^4+[.$H$30]*[.A150]*[.C150]^4+[.$H$31]*[.A150]^2*[.C150]^4+[.$H$32]*[.A150]^3*[.C150]^4+[.$H$33]*[.A150]^4*[.C150]^4" office:value-type="float" office:value="156.058096516062">
            <text:p>156.06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56.058096516062">
            <text:p>156.058096516062</text:p>
          </table:table-cell>
          <table:table-cell table:formula="of:=[.K150]-[.E150]" office:value-type="float" office:value="0">
            <text:p>0</text:p>
          </table:table-cell>
          <table:table-cell table:formula="of:=100*([.K150]-[.D150])/[.D150]" office:value-type="float" office:value="0.0115973571276062">
            <text:p>0.0115973571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7.5">
            <text:p>7.5</text:p>
          </table:table-cell>
          <table:table-cell table:formula="of:=1.01325*[.B151]" office:value-type="float" office:value="7.599375">
            <text:p>7.599375</text:p>
          </table:table-cell>
          <table:table-cell office:value-type="float" office:value="156.05">
            <text:p>156.05</text:p>
          </table:table-cell>
          <table:table-cell table:formula="of:=[.$H$9]+[.$H$10]*[.A151]+[.$H$11]*[.A151]^2+[.$H$12]*[.A151]^3+[.$H$13]*[.A151]^4+[.$H$14]*[.C151]+[.$H$15]*[.A151]*[.C151]+[.$H$16]*[.A151]^2*[.C151]+[.$H$17]*[.A151]^3*[.C151]+[.$H$18]*[.A151]^4*[.C151]+[.$H$19]*[.C151]^2+[.$H$20]*[.A151]*[.C151]^2+[.$H$21]*[.A151]^2*[.C151]^2+[.$H$22]*[.A151]^3*[.C151]^2+[.$H$23]*[.A151]^4*[.C151]^2+[.$H$24]*[.C151]^3+[.$H$25]*[.A151]*[.C151]^3+[.$H$26]*[.A151]^2*[.C151]^3+[.$H$27]*[.A151]^3*[.C151]^3+[.$H$28]*[.A151]^4*[.C151]^3+[.$H$29]*[.C151]^4+[.$H$30]*[.A151]*[.C151]^4+[.$H$31]*[.A151]^2*[.C151]^4+[.$H$32]*[.A151]^3*[.C151]^4+[.$H$33]*[.A151]^4*[.C151]^4" office:value-type="float" office:value="156.064625246261">
            <text:p>156.06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56.064625246261">
            <text:p>156.064625246261</text:p>
          </table:table-cell>
          <table:table-cell table:formula="of:=[.K151]-[.E151]" office:value-type="float" office:value="0">
            <text:p>0</text:p>
          </table:table-cell>
          <table:table-cell table:formula="of:=100*([.K151]-[.D151])/[.D151]" office:value-type="float" office:value="0.00937215396397158">
            <text:p>0.009372154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7.5">
            <text:p>7.5</text:p>
          </table:table-cell>
          <table:table-cell table:formula="of:=1.01325*[.B152]" office:value-type="float" office:value="7.599375">
            <text:p>7.599375</text:p>
          </table:table-cell>
          <table:table-cell office:value-type="float" office:value="156.07">
            <text:p>156.07</text:p>
          </table:table-cell>
          <table:table-cell table:formula="of:=[.$H$9]+[.$H$10]*[.A152]+[.$H$11]*[.A152]^2+[.$H$12]*[.A152]^3+[.$H$13]*[.A152]^4+[.$H$14]*[.C152]+[.$H$15]*[.A152]*[.C152]+[.$H$16]*[.A152]^2*[.C152]+[.$H$17]*[.A152]^3*[.C152]+[.$H$18]*[.A152]^4*[.C152]+[.$H$19]*[.C152]^2+[.$H$20]*[.A152]*[.C152]^2+[.$H$21]*[.A152]^2*[.C152]^2+[.$H$22]*[.A152]^3*[.C152]^2+[.$H$23]*[.A152]^4*[.C152]^2+[.$H$24]*[.C152]^3+[.$H$25]*[.A152]*[.C152]^3+[.$H$26]*[.A152]^2*[.C152]^3+[.$H$27]*[.A152]^3*[.C152]^3+[.$H$28]*[.A152]^4*[.C152]^3+[.$H$29]*[.C152]^4+[.$H$30]*[.A152]*[.C152]^4+[.$H$31]*[.A152]^2*[.C152]^4+[.$H$32]*[.A152]^3*[.C152]^4+[.$H$33]*[.A152]^4*[.C152]^4" office:value-type="float" office:value="156.073753119862">
            <text:p>156.07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56.073753119862">
            <text:p>156.073753119862</text:p>
          </table:table-cell>
          <table:table-cell table:formula="of:=[.K152]-[.E152]" office:value-type="float" office:value="0">
            <text:p>0</text:p>
          </table:table-cell>
          <table:table-cell table:formula="of:=100*([.K152]-[.D152])/[.D152]" office:value-type="float" office:value="0.00240476700320232">
            <text:p>0.002404767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7.5">
            <text:p>7.5</text:p>
          </table:table-cell>
          <table:table-cell table:formula="of:=1.01325*[.B153]" office:value-type="float" office:value="7.599375">
            <text:p>7.599375</text:p>
          </table:table-cell>
          <table:table-cell office:value-type="float" office:value="156.08">
            <text:p>156.08</text:p>
          </table:table-cell>
          <table:table-cell table:formula="of:=[.$H$9]+[.$H$10]*[.A153]+[.$H$11]*[.A153]^2+[.$H$12]*[.A153]^3+[.$H$13]*[.A153]^4+[.$H$14]*[.C153]+[.$H$15]*[.A153]*[.C153]+[.$H$16]*[.A153]^2*[.C153]+[.$H$17]*[.A153]^3*[.C153]+[.$H$18]*[.A153]^4*[.C153]+[.$H$19]*[.C153]^2+[.$H$20]*[.A153]*[.C153]^2+[.$H$21]*[.A153]^2*[.C153]^2+[.$H$22]*[.A153]^3*[.C153]^2+[.$H$23]*[.A153]^4*[.C153]^2+[.$H$24]*[.C153]^3+[.$H$25]*[.A153]*[.C153]^3+[.$H$26]*[.A153]^2*[.C153]^3+[.$H$27]*[.A153]^3*[.C153]^3+[.$H$28]*[.A153]^4*[.C153]^3+[.$H$29]*[.C153]^4+[.$H$30]*[.A153]*[.C153]^4+[.$H$31]*[.A153]^2*[.C153]^4+[.$H$32]*[.A153]^3*[.C153]^4+[.$H$33]*[.A153]^4*[.C153]^4" office:value-type="float" office:value="156.086192853644">
            <text:p>156.09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56.086192853644">
            <text:p>156.086192853644</text:p>
          </table:table-cell>
          <table:table-cell table:formula="of:=[.K153]-[.E153]" office:value-type="float" office:value="0">
            <text:p>0</text:p>
          </table:table-cell>
          <table:table-cell table:formula="of:=100*([.K153]-[.D153])/[.D153]" office:value-type="float" office:value="0.00396774323672561">
            <text:p>0.003967743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7.5">
            <text:p>7.5</text:p>
          </table:table-cell>
          <table:table-cell table:formula="of:=1.01325*[.B154]" office:value-type="float" office:value="7.599375">
            <text:p>7.599375</text:p>
          </table:table-cell>
          <table:table-cell office:value-type="float" office:value="156.1">
            <text:p>156.10</text:p>
          </table:table-cell>
          <table:table-cell table:formula="of:=[.$H$9]+[.$H$10]*[.A154]+[.$H$11]*[.A154]^2+[.$H$12]*[.A154]^3+[.$H$13]*[.A154]^4+[.$H$14]*[.C154]+[.$H$15]*[.A154]*[.C154]+[.$H$16]*[.A154]^2*[.C154]+[.$H$17]*[.A154]^3*[.C154]+[.$H$18]*[.A154]^4*[.C154]+[.$H$19]*[.C154]^2+[.$H$20]*[.A154]*[.C154]^2+[.$H$21]*[.A154]^2*[.C154]^2+[.$H$22]*[.A154]^3*[.C154]^2+[.$H$23]*[.A154]^4*[.C154]^2+[.$H$24]*[.C154]^3+[.$H$25]*[.A154]*[.C154]^3+[.$H$26]*[.A154]^2*[.C154]^3+[.$H$27]*[.A154]^3*[.C154]^3+[.$H$28]*[.A154]^4*[.C154]^3+[.$H$29]*[.C154]^4+[.$H$30]*[.A154]*[.C154]^4+[.$H$31]*[.A154]^2*[.C154]^4+[.$H$32]*[.A154]^3*[.C154]^4+[.$H$33]*[.A154]^4*[.C154]^4" office:value-type="float" office:value="156.102736016748">
            <text:p>156.10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56.102736016748">
            <text:p>156.102736016748</text:p>
          </table:table-cell>
          <table:table-cell table:formula="of:=[.K154]-[.E154]" office:value-type="float" office:value="0">
            <text:p>0</text:p>
          </table:table-cell>
          <table:table-cell table:formula="of:=100*([.K154]-[.D154])/[.D154]" office:value-type="float" office:value="0.00175273334267607">
            <text:p>0.0017527333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7.5">
            <text:p>7.5</text:p>
          </table:table-cell>
          <table:table-cell table:formula="of:=1.01325*[.B155]" office:value-type="float" office:value="7.599375">
            <text:p>7.599375</text:p>
          </table:table-cell>
          <table:table-cell office:value-type="float" office:value="156.12">
            <text:p>156.12</text:p>
          </table:table-cell>
          <table:table-cell table:formula="of:=[.$H$9]+[.$H$10]*[.A155]+[.$H$11]*[.A155]^2+[.$H$12]*[.A155]^3+[.$H$13]*[.A155]^4+[.$H$14]*[.C155]+[.$H$15]*[.A155]*[.C155]+[.$H$16]*[.A155]^2*[.C155]+[.$H$17]*[.A155]^3*[.C155]+[.$H$18]*[.A155]^4*[.C155]+[.$H$19]*[.C155]^2+[.$H$20]*[.A155]*[.C155]^2+[.$H$21]*[.A155]^2*[.C155]^2+[.$H$22]*[.A155]^3*[.C155]^2+[.$H$23]*[.A155]^4*[.C155]^2+[.$H$24]*[.C155]^3+[.$H$25]*[.A155]*[.C155]^3+[.$H$26]*[.A155]^2*[.C155]^3+[.$H$27]*[.A155]^3*[.C155]^3+[.$H$28]*[.A155]^4*[.C155]^3+[.$H$29]*[.C155]^4+[.$H$30]*[.A155]*[.C155]^4+[.$H$31]*[.A155]^2*[.C155]^4+[.$H$32]*[.A155]^3*[.C155]^4+[.$H$33]*[.A155]^4*[.C155]^4" office:value-type="float" office:value="156.124253030677">
            <text:p>156.12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string">
            <text:p><text:s/>156.124253030677</text:p>
          </table:table-cell>
          <table:table-cell table:formula="of:=[.K155]-[.E155]" office:value-type="float" office:value="0">
            <text:p>0</text:p>
          </table:table-cell>
          <table:table-cell table:formula="of:=100*([.K155]-[.D155])/[.D155]" office:value-type="float" office:value="0.0027242061728197">
            <text:p>0.002724206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7.5">
            <text:p>7.5</text:p>
          </table:table-cell>
          <table:table-cell table:formula="of:=1.01325*[.B156]" office:value-type="float" office:value="7.599375">
            <text:p>7.599375</text:p>
          </table:table-cell>
          <table:table-cell office:value-type="float" office:value="156.15">
            <text:p>156.15</text:p>
          </table:table-cell>
          <table:table-cell table:formula="of:=[.$H$9]+[.$H$10]*[.A156]+[.$H$11]*[.A156]^2+[.$H$12]*[.A156]^3+[.$H$13]*[.A156]^4+[.$H$14]*[.C156]+[.$H$15]*[.A156]*[.C156]+[.$H$16]*[.A156]^2*[.C156]+[.$H$17]*[.A156]^3*[.C156]+[.$H$18]*[.A156]^4*[.C156]+[.$H$19]*[.C156]^2+[.$H$20]*[.A156]*[.C156]^2+[.$H$21]*[.A156]^2*[.C156]^2+[.$H$22]*[.A156]^3*[.C156]^2+[.$H$23]*[.A156]^4*[.C156]^2+[.$H$24]*[.C156]^3+[.$H$25]*[.A156]*[.C156]^3+[.$H$26]*[.A156]^2*[.C156]^3+[.$H$27]*[.A156]^3*[.C156]^3+[.$H$28]*[.A156]^4*[.C156]^3+[.$H$29]*[.C156]^4+[.$H$30]*[.A156]*[.C156]^4+[.$H$31]*[.A156]^2*[.C156]^4+[.$H$32]*[.A156]^3*[.C156]^4+[.$H$33]*[.A156]^4*[.C156]^4" office:value-type="float" office:value="156.151693169296">
            <text:p>156.15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56.151693169296">
            <text:p>156.151693169296</text:p>
          </table:table-cell>
          <table:table-cell table:formula="of:=[.K156]-[.E156]" office:value-type="float" office:value="0">
            <text:p>0</text:p>
          </table:table-cell>
          <table:table-cell table:formula="of:=100*([.K156]-[.D156])/[.D156]" office:value-type="float" office:value="0.0010843223157794">
            <text:p>0.0010843223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7.5">
            <text:p>7.5</text:p>
          </table:table-cell>
          <table:table-cell table:formula="of:=1.01325*[.B157]" office:value-type="float" office:value="7.599375">
            <text:p>7.599375</text:p>
          </table:table-cell>
          <table:table-cell office:value-type="float" office:value="156.19">
            <text:p>156.19</text:p>
          </table:table-cell>
          <table:table-cell table:formula="of:=[.$H$9]+[.$H$10]*[.A157]+[.$H$11]*[.A157]^2+[.$H$12]*[.A157]^3+[.$H$13]*[.A157]^4+[.$H$14]*[.C157]+[.$H$15]*[.A157]*[.C157]+[.$H$16]*[.A157]^2*[.C157]+[.$H$17]*[.A157]^3*[.C157]+[.$H$18]*[.A157]^4*[.C157]+[.$H$19]*[.C157]^2+[.$H$20]*[.A157]*[.C157]^2+[.$H$21]*[.A157]^2*[.C157]^2+[.$H$22]*[.A157]^3*[.C157]^2+[.$H$23]*[.A157]^4*[.C157]^2+[.$H$24]*[.C157]^3+[.$H$25]*[.A157]*[.C157]^3+[.$H$26]*[.A157]^2*[.C157]^3+[.$H$27]*[.A157]^3*[.C157]^3+[.$H$28]*[.A157]^4*[.C157]^3+[.$H$29]*[.C157]^4+[.$H$30]*[.A157]*[.C157]^4+[.$H$31]*[.A157]^2*[.C157]^4+[.$H$32]*[.A157]^3*[.C157]^4+[.$H$33]*[.A157]^4*[.C157]^4" office:value-type="float" office:value="156.186084558832">
            <text:p>156.19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56.186084558832">
            <text:p>156.186084558832</text:p>
          </table:table-cell>
          <table:table-cell table:formula="of:=[.K157]-[.E157]" office:value-type="float" office:value="0">
            <text:p>0</text:p>
          </table:table-cell>
          <table:table-cell table:formula="of:=100*([.K157]-[.D157])/[.D157]" office:value-type="float" office:value="-0.00250684497579347">
            <text:p>-0.002506845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7.5">
            <text:p>7.5</text:p>
          </table:table-cell>
          <table:table-cell table:formula="of:=1.01325*[.B158]" office:value-type="float" office:value="7.599375">
            <text:p>7.599375</text:p>
          </table:table-cell>
          <table:table-cell office:value-type="float" office:value="156.23">
            <text:p>156.23</text:p>
          </table:table-cell>
          <table:table-cell table:formula="of:=[.$H$9]+[.$H$10]*[.A158]+[.$H$11]*[.A158]^2+[.$H$12]*[.A158]^3+[.$H$13]*[.A158]^4+[.$H$14]*[.C158]+[.$H$15]*[.A158]*[.C158]+[.$H$16]*[.A158]^2*[.C158]+[.$H$17]*[.A158]^3*[.C158]+[.$H$18]*[.A158]^4*[.C158]+[.$H$19]*[.C158]^2+[.$H$20]*[.A158]*[.C158]^2+[.$H$21]*[.A158]^2*[.C158]^2+[.$H$22]*[.A158]^3*[.C158]^2+[.$H$23]*[.A158]^4*[.C158]^2+[.$H$24]*[.C158]^3+[.$H$25]*[.A158]*[.C158]^3+[.$H$26]*[.A158]^2*[.C158]^3+[.$H$27]*[.A158]^3*[.C158]^3+[.$H$28]*[.A158]^4*[.C158]^3+[.$H$29]*[.C158]^4+[.$H$30]*[.A158]*[.C158]^4+[.$H$31]*[.A158]^2*[.C158]^4+[.$H$32]*[.A158]^3*[.C158]^4+[.$H$33]*[.A158]^4*[.C158]^4" office:value-type="float" office:value="156.228534177874">
            <text:p>156.2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56.228534177874">
            <text:p>156.228534177874</text:p>
          </table:table-cell>
          <table:table-cell table:formula="of:=[.K158]-[.E158]" office:value-type="float" office:value="0">
            <text:p>0</text:p>
          </table:table-cell>
          <table:table-cell table:formula="of:=100*([.K158]-[.D158])/[.D158]" office:value-type="float" office:value="-0.000938246255956548">
            <text:p>-0.0009382463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7.5">
            <text:p>7.5</text:p>
          </table:table-cell>
          <table:table-cell table:formula="of:=1.01325*[.B159]" office:value-type="float" office:value="7.599375">
            <text:p>7.599375</text:p>
          </table:table-cell>
          <table:table-cell office:value-type="float" office:value="156.28">
            <text:p>156.28</text:p>
          </table:table-cell>
          <table:table-cell table:formula="of:=[.$H$9]+[.$H$10]*[.A159]+[.$H$11]*[.A159]^2+[.$H$12]*[.A159]^3+[.$H$13]*[.A159]^4+[.$H$14]*[.C159]+[.$H$15]*[.A159]*[.C159]+[.$H$16]*[.A159]^2*[.C159]+[.$H$17]*[.A159]^3*[.C159]+[.$H$18]*[.A159]^4*[.C159]+[.$H$19]*[.C159]^2+[.$H$20]*[.A159]*[.C159]^2+[.$H$21]*[.A159]^2*[.C159]^2+[.$H$22]*[.A159]^3*[.C159]^2+[.$H$23]*[.A159]^4*[.C159]^2+[.$H$24]*[.C159]^3+[.$H$25]*[.A159]*[.C159]^3+[.$H$26]*[.A159]^2*[.C159]^3+[.$H$27]*[.A159]^3*[.C159]^3+[.$H$28]*[.A159]^4*[.C159]^3+[.$H$29]*[.C159]^4+[.$H$30]*[.A159]*[.C159]^4+[.$H$31]*[.A159]^2*[.C159]^4+[.$H$32]*[.A159]^3*[.C159]^4+[.$H$33]*[.A159]^4*[.C159]^4" office:value-type="float" office:value="156.280227857373">
            <text:p>156.28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56.280227857373">
            <text:p>156.280227857373</text:p>
          </table:table-cell>
          <table:table-cell table:formula="of:=[.K159]-[.E159]" office:value-type="float" office:value="0">
            <text:p>0</text:p>
          </table:table-cell>
          <table:table-cell table:formula="of:=100*([.K159]-[.D159])/[.D159]" office:value-type="float" office:value="0.000145800725166018">
            <text:p>0.000145800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7.5">
            <text:p>7.5</text:p>
          </table:table-cell>
          <table:table-cell table:formula="of:=1.01325*[.B160]" office:value-type="float" office:value="7.599375">
            <text:p>7.599375</text:p>
          </table:table-cell>
          <table:table-cell office:value-type="float" office:value="156.34">
            <text:p>156.34</text:p>
          </table:table-cell>
          <table:table-cell table:formula="of:=[.$H$9]+[.$H$10]*[.A160]+[.$H$11]*[.A160]^2+[.$H$12]*[.A160]^3+[.$H$13]*[.A160]^4+[.$H$14]*[.C160]+[.$H$15]*[.A160]*[.C160]+[.$H$16]*[.A160]^2*[.C160]+[.$H$17]*[.A160]^3*[.C160]+[.$H$18]*[.A160]^4*[.C160]+[.$H$19]*[.C160]^2+[.$H$20]*[.A160]*[.C160]^2+[.$H$21]*[.A160]^2*[.C160]^2+[.$H$22]*[.A160]^3*[.C160]^2+[.$H$23]*[.A160]^4*[.C160]^2+[.$H$24]*[.C160]^3+[.$H$25]*[.A160]*[.C160]^3+[.$H$26]*[.A160]^2*[.C160]^3+[.$H$27]*[.A160]^3*[.C160]^3+[.$H$28]*[.A160]^4*[.C160]^3+[.$H$29]*[.C160]^4+[.$H$30]*[.A160]*[.C160]^4+[.$H$31]*[.A160]^2*[.C160]^4+[.$H$32]*[.A160]^3*[.C160]^4+[.$H$33]*[.A160]^4*[.C160]^4" office:value-type="float" office:value="156.342430280642">
            <text:p>156.34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56.342430280642">
            <text:p>156.342430280642</text:p>
          </table:table-cell>
          <table:table-cell table:formula="of:=[.K160]-[.E160]" office:value-type="float" office:value="0">
            <text:p>0</text:p>
          </table:table-cell>
          <table:table-cell table:formula="of:=100*([.K160]-[.D160])/[.D160]" office:value-type="float" office:value="0.00155448422790264">
            <text:p>0.0015544842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7.5">
            <text:p>7.5</text:p>
          </table:table-cell>
          <table:table-cell table:formula="of:=1.01325*[.B161]" office:value-type="float" office:value="7.599375">
            <text:p>7.599375</text:p>
          </table:table-cell>
          <table:table-cell office:value-type="float" office:value="156.41">
            <text:p>156.41</text:p>
          </table:table-cell>
          <table:table-cell table:formula="of:=[.$H$9]+[.$H$10]*[.A161]+[.$H$11]*[.A161]^2+[.$H$12]*[.A161]^3+[.$H$13]*[.A161]^4+[.$H$14]*[.C161]+[.$H$15]*[.A161]*[.C161]+[.$H$16]*[.A161]^2*[.C161]+[.$H$17]*[.A161]^3*[.C161]+[.$H$18]*[.A161]^4*[.C161]+[.$H$19]*[.C161]^2+[.$H$20]*[.A161]*[.C161]^2+[.$H$21]*[.A161]^2*[.C161]^2+[.$H$22]*[.A161]^3*[.C161]^2+[.$H$23]*[.A161]^4*[.C161]^2+[.$H$24]*[.C161]^3+[.$H$25]*[.A161]*[.C161]^3+[.$H$26]*[.A161]^2*[.C161]^3+[.$H$27]*[.A161]^3*[.C161]^3+[.$H$28]*[.A161]^4*[.C161]^3+[.$H$29]*[.C161]^4+[.$H$30]*[.A161]*[.C161]^4+[.$H$31]*[.A161]^2*[.C161]^4+[.$H$32]*[.A161]^3*[.C161]^4+[.$H$33]*[.A161]^4*[.C161]^4" office:value-type="float" office:value="156.416484983355">
            <text:p>156.4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56.416484983355">
            <text:p>156.416484983355</text:p>
          </table:table-cell>
          <table:table-cell table:formula="of:=[.K161]-[.E161]" office:value-type="float" office:value="0">
            <text:p>0</text:p>
          </table:table-cell>
          <table:table-cell table:formula="of:=100*([.K161]-[.D161])/[.D161]" office:value-type="float" office:value="0.00414614369612425">
            <text:p>0.0041461437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7.5">
            <text:p>7.5</text:p>
          </table:table-cell>
          <table:table-cell table:formula="of:=1.01325*[.B162]" office:value-type="float" office:value="7.599375">
            <text:p>7.599375</text:p>
          </table:table-cell>
          <table:table-cell office:value-type="float" office:value="156.49">
            <text:p>156.49</text:p>
          </table:table-cell>
          <table:table-cell table:formula="of:=[.$H$9]+[.$H$10]*[.A162]+[.$H$11]*[.A162]^2+[.$H$12]*[.A162]^3+[.$H$13]*[.A162]^4+[.$H$14]*[.C162]+[.$H$15]*[.A162]*[.C162]+[.$H$16]*[.A162]^2*[.C162]+[.$H$17]*[.A162]^3*[.C162]+[.$H$18]*[.A162]^4*[.C162]+[.$H$19]*[.C162]^2+[.$H$20]*[.A162]*[.C162]^2+[.$H$21]*[.A162]^2*[.C162]^2+[.$H$22]*[.A162]^3*[.C162]^2+[.$H$23]*[.A162]^4*[.C162]^2+[.$H$24]*[.C162]^3+[.$H$25]*[.A162]*[.C162]^3+[.$H$26]*[.A162]^2*[.C162]^3+[.$H$27]*[.A162]^3*[.C162]^3+[.$H$28]*[.A162]^4*[.C162]^3+[.$H$29]*[.C162]^4+[.$H$30]*[.A162]*[.C162]^4+[.$H$31]*[.A162]^2*[.C162]^4+[.$H$32]*[.A162]^3*[.C162]^4+[.$H$33]*[.A162]^4*[.C162]^4" office:value-type="float" office:value="156.50381435355">
            <text:p>156.50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56.50381435355">
            <text:p>156.50381435355</text:p>
          </table:table-cell>
          <table:table-cell table:formula="of:=[.K162]-[.E162]" office:value-type="float" office:value="0">
            <text:p>0</text:p>
          </table:table-cell>
          <table:table-cell table:formula="of:=100*([.K162]-[.D162])/[.D162]" office:value-type="float" office:value="0.00882762703660116">
            <text:p>0.008827627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7.5">
            <text:p>7.5</text:p>
          </table:table-cell>
          <table:table-cell table:formula="of:=1.01325*[.B163]" office:value-type="float" office:value="7.599375">
            <text:p>7.599375</text:p>
          </table:table-cell>
          <table:table-cell office:value-type="float" office:value="156.59">
            <text:p>156.59</text:p>
          </table:table-cell>
          <table:table-cell table:formula="of:=[.$H$9]+[.$H$10]*[.A163]+[.$H$11]*[.A163]^2+[.$H$12]*[.A163]^3+[.$H$13]*[.A163]^4+[.$H$14]*[.C163]+[.$H$15]*[.A163]*[.C163]+[.$H$16]*[.A163]^2*[.C163]+[.$H$17]*[.A163]^3*[.C163]+[.$H$18]*[.A163]^4*[.C163]+[.$H$19]*[.C163]^2+[.$H$20]*[.A163]*[.C163]^2+[.$H$21]*[.A163]^2*[.C163]^2+[.$H$22]*[.A163]^3*[.C163]^2+[.$H$23]*[.A163]^4*[.C163]^2+[.$H$24]*[.C163]^3+[.$H$25]*[.A163]*[.C163]^3+[.$H$26]*[.A163]^2*[.C163]^3+[.$H$27]*[.A163]^3*[.C163]^3+[.$H$28]*[.A163]^4*[.C163]^3+[.$H$29]*[.C163]^4+[.$H$30]*[.A163]*[.C163]^4+[.$H$31]*[.A163]^2*[.C163]^4+[.$H$32]*[.A163]^3*[.C163]^4+[.$H$33]*[.A163]^4*[.C163]^4" office:value-type="float" office:value="156.605919631624">
            <text:p>156.61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56.605919631624">
            <text:p>156.605919631624</text:p>
          </table:table-cell>
          <table:table-cell table:formula="of:=[.K163]-[.E163]" office:value-type="float" office:value="0">
            <text:p>0</text:p>
          </table:table-cell>
          <table:table-cell table:formula="of:=100*([.K163]-[.D163])/[.D163]" office:value-type="float" office:value="0.0101664420616167">
            <text:p>0.010166442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7.5">
            <text:p>7.5</text:p>
          </table:table-cell>
          <table:table-cell table:formula="of:=1.01325*[.B164]" office:value-type="float" office:value="7.599375">
            <text:p>7.599375</text:p>
          </table:table-cell>
          <table:table-cell office:value-type="float" office:value="156.7">
            <text:p>156.70</text:p>
          </table:table-cell>
          <table:table-cell table:formula="of:=[.$H$9]+[.$H$10]*[.A164]+[.$H$11]*[.A164]^2+[.$H$12]*[.A164]^3+[.$H$13]*[.A164]^4+[.$H$14]*[.C164]+[.$H$15]*[.A164]*[.C164]+[.$H$16]*[.A164]^2*[.C164]+[.$H$17]*[.A164]^3*[.C164]+[.$H$18]*[.A164]^4*[.C164]+[.$H$19]*[.C164]^2+[.$H$20]*[.A164]*[.C164]^2+[.$H$21]*[.A164]^2*[.C164]^2+[.$H$22]*[.A164]^3*[.C164]^2+[.$H$23]*[.A164]^4*[.C164]^2+[.$H$24]*[.C164]^3+[.$H$25]*[.A164]*[.C164]^3+[.$H$26]*[.A164]^2*[.C164]^3+[.$H$27]*[.A164]^3*[.C164]^3+[.$H$28]*[.A164]^4*[.C164]^3+[.$H$29]*[.C164]^4+[.$H$30]*[.A164]*[.C164]^4+[.$H$31]*[.A164]^2*[.C164]^4+[.$H$32]*[.A164]^3*[.C164]^4+[.$H$33]*[.A164]^4*[.C164]^4" office:value-type="float" office:value="156.72438091034">
            <text:p>156.7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56.72438091034">
            <text:p>156.72438091034</text:p>
          </table:table-cell>
          <table:table-cell table:formula="of:=[.K164]-[.E164]" office:value-type="float" office:value="0">
            <text:p>0</text:p>
          </table:table-cell>
          <table:table-cell table:formula="of:=100*([.K164]-[.D164])/[.D164]" office:value-type="float" office:value="0.0155589727759505">
            <text:p>0.0155589728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7.5">
            <text:p>7.5</text:p>
          </table:table-cell>
          <table:table-cell table:formula="of:=1.01325*[.B165]" office:value-type="float" office:value="7.599375">
            <text:p>7.599375</text:p>
          </table:table-cell>
          <table:table-cell office:value-type="float" office:value="156.84">
            <text:p>156.84</text:p>
          </table:table-cell>
          <table:table-cell table:formula="of:=[.$H$9]+[.$H$10]*[.A165]+[.$H$11]*[.A165]^2+[.$H$12]*[.A165]^3+[.$H$13]*[.A165]^4+[.$H$14]*[.C165]+[.$H$15]*[.A165]*[.C165]+[.$H$16]*[.A165]^2*[.C165]+[.$H$17]*[.A165]^3*[.C165]+[.$H$18]*[.A165]^4*[.C165]+[.$H$19]*[.C165]^2+[.$H$20]*[.A165]*[.C165]^2+[.$H$21]*[.A165]^2*[.C165]^2+[.$H$22]*[.A165]^3*[.C165]^2+[.$H$23]*[.A165]^4*[.C165]^2+[.$H$24]*[.C165]^3+[.$H$25]*[.A165]*[.C165]^3+[.$H$26]*[.A165]^2*[.C165]^3+[.$H$27]*[.A165]^3*[.C165]^3+[.$H$28]*[.A165]^4*[.C165]^3+[.$H$29]*[.C165]^4+[.$H$30]*[.A165]*[.C165]^4+[.$H$31]*[.A165]^2*[.C165]^4+[.$H$32]*[.A165]^3*[.C165]^4+[.$H$33]*[.A165]^4*[.C165]^4" office:value-type="float" office:value="156.860857134819">
            <text:p>156.86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56.860857134819">
            <text:p>156.860857134819</text:p>
          </table:table-cell>
          <table:table-cell table:formula="of:=[.K165]-[.E165]" office:value-type="float" office:value="0">
            <text:p>0</text:p>
          </table:table-cell>
          <table:table-cell table:formula="of:=100*([.K165]-[.D165])/[.D165]" office:value-type="float" office:value="0.0132983517082437">
            <text:p>0.0132983517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7.5">
            <text:p>7.5</text:p>
          </table:table-cell>
          <table:table-cell table:formula="of:=1.01325*[.B166]" office:value-type="float" office:value="7.599375">
            <text:p>7.599375</text:p>
          </table:table-cell>
          <table:table-cell office:value-type="float" office:value="156.99">
            <text:p>156.99</text:p>
          </table:table-cell>
          <table:table-cell table:formula="of:=[.$H$9]+[.$H$10]*[.A166]+[.$H$11]*[.A166]^2+[.$H$12]*[.A166]^3+[.$H$13]*[.A166]^4+[.$H$14]*[.C166]+[.$H$15]*[.A166]*[.C166]+[.$H$16]*[.A166]^2*[.C166]+[.$H$17]*[.A166]^3*[.C166]+[.$H$18]*[.A166]^4*[.C166]+[.$H$19]*[.C166]^2+[.$H$20]*[.A166]*[.C166]^2+[.$H$21]*[.A166]^2*[.C166]^2+[.$H$22]*[.A166]^3*[.C166]^2+[.$H$23]*[.A166]^4*[.C166]^2+[.$H$24]*[.C166]^3+[.$H$25]*[.A166]*[.C166]^3+[.$H$26]*[.A166]^2*[.C166]^3+[.$H$27]*[.A166]^3*[.C166]^3+[.$H$28]*[.A166]^4*[.C166]^3+[.$H$29]*[.C166]^4+[.$H$30]*[.A166]*[.C166]^4+[.$H$31]*[.A166]^2*[.C166]^4+[.$H$32]*[.A166]^3*[.C166]^4+[.$H$33]*[.A166]^4*[.C166]^4" office:value-type="float" office:value="157.017086102547">
            <text:p>157.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57.017086102547">
            <text:p>157.017086102547</text:p>
          </table:table-cell>
          <table:table-cell table:formula="of:=[.K166]-[.E166]" office:value-type="float" office:value="0">
            <text:p>0</text:p>
          </table:table-cell>
          <table:table-cell table:formula="of:=100*([.K166]-[.D166])/[.D166]" office:value-type="float" office:value="0.0172533935580634">
            <text:p>0.0172533936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7.5">
            <text:p>7.5</text:p>
          </table:table-cell>
          <table:table-cell table:formula="of:=1.01325*[.B167]" office:value-type="float" office:value="7.599375">
            <text:p>7.599375</text:p>
          </table:table-cell>
          <table:table-cell office:value-type="float" office:value="157.17">
            <text:p>157.17</text:p>
          </table:table-cell>
          <table:table-cell table:formula="of:=[.$H$9]+[.$H$10]*[.A167]+[.$H$11]*[.A167]^2+[.$H$12]*[.A167]^3+[.$H$13]*[.A167]^4+[.$H$14]*[.C167]+[.$H$15]*[.A167]*[.C167]+[.$H$16]*[.A167]^2*[.C167]+[.$H$17]*[.A167]^3*[.C167]+[.$H$18]*[.A167]^4*[.C167]+[.$H$19]*[.C167]^2+[.$H$20]*[.A167]*[.C167]^2+[.$H$21]*[.A167]^2*[.C167]^2+[.$H$22]*[.A167]^3*[.C167]^2+[.$H$23]*[.A167]^4*[.C167]^2+[.$H$24]*[.C167]^3+[.$H$25]*[.A167]*[.C167]^3+[.$H$26]*[.A167]^2*[.C167]^3+[.$H$27]*[.A167]^3*[.C167]^3+[.$H$28]*[.A167]^4*[.C167]^3+[.$H$29]*[.C167]^4+[.$H$30]*[.A167]*[.C167]^4+[.$H$31]*[.A167]^2*[.C167]^4+[.$H$32]*[.A167]^3*[.C167]^4+[.$H$33]*[.A167]^4*[.C167]^4" office:value-type="float" office:value="157.19488446337">
            <text:p>157.19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57.19488446337">
            <text:p>157.19488446337</text:p>
          </table:table-cell>
          <table:table-cell table:formula="of:=[.K167]-[.E167]" office:value-type="float" office:value="0">
            <text:p>0</text:p>
          </table:table-cell>
          <table:table-cell table:formula="of:=100*([.K167]-[.D167])/[.D167]" office:value-type="float" office:value="0.0158328328367482">
            <text:p>0.0158328328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7.5">
            <text:p>7.5</text:p>
          </table:table-cell>
          <table:table-cell table:formula="of:=1.01325*[.B168]" office:value-type="float" office:value="7.599375">
            <text:p>7.599375</text:p>
          </table:table-cell>
          <table:table-cell office:value-type="float" office:value="157.38">
            <text:p>157.38</text:p>
          </table:table-cell>
          <table:table-cell table:formula="of:=[.$H$9]+[.$H$10]*[.A168]+[.$H$11]*[.A168]^2+[.$H$12]*[.A168]^3+[.$H$13]*[.A168]^4+[.$H$14]*[.C168]+[.$H$15]*[.A168]*[.C168]+[.$H$16]*[.A168]^2*[.C168]+[.$H$17]*[.A168]^3*[.C168]+[.$H$18]*[.A168]^4*[.C168]+[.$H$19]*[.C168]^2+[.$H$20]*[.A168]*[.C168]^2+[.$H$21]*[.A168]^2*[.C168]^2+[.$H$22]*[.A168]^3*[.C168]^2+[.$H$23]*[.A168]^4*[.C168]^2+[.$H$24]*[.C168]^3+[.$H$25]*[.A168]*[.C168]^3+[.$H$26]*[.A168]^2*[.C168]^3+[.$H$27]*[.A168]^3*[.C168]^3+[.$H$28]*[.A168]^4*[.C168]^3+[.$H$29]*[.C168]^4+[.$H$30]*[.A168]*[.C168]^4+[.$H$31]*[.A168]^2*[.C168]^4+[.$H$32]*[.A168]^3*[.C168]^4+[.$H$33]*[.A168]^4*[.C168]^4" office:value-type="float" office:value="157.396147719496">
            <text:p>157.40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157.396147719496">
            <text:p>157.396147719496</text:p>
          </table:table-cell>
          <table:table-cell table:formula="of:=[.K168]-[.E168]" office:value-type="float" office:value="0">
            <text:p>0</text:p>
          </table:table-cell>
          <table:table-cell table:formula="of:=100*([.K168]-[.D168])/[.D168]" office:value-type="float" office:value="0.010260337715024">
            <text:p>0.0102603377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7.5">
            <text:p>7.5</text:p>
          </table:table-cell>
          <table:table-cell table:formula="of:=1.01325*[.B169]" office:value-type="float" office:value="7.599375">
            <text:p>7.599375</text:p>
          </table:table-cell>
          <table:table-cell office:value-type="float" office:value="157.62">
            <text:p>157.62</text:p>
          </table:table-cell>
          <table:table-cell table:formula="of:=[.$H$9]+[.$H$10]*[.A169]+[.$H$11]*[.A169]^2+[.$H$12]*[.A169]^3+[.$H$13]*[.A169]^4+[.$H$14]*[.C169]+[.$H$15]*[.A169]*[.C169]+[.$H$16]*[.A169]^2*[.C169]+[.$H$17]*[.A169]^3*[.C169]+[.$H$18]*[.A169]^4*[.C169]+[.$H$19]*[.C169]^2+[.$H$20]*[.A169]*[.C169]^2+[.$H$21]*[.A169]^2*[.C169]^2+[.$H$22]*[.A169]^3*[.C169]^2+[.$H$23]*[.A169]^4*[.C169]^2+[.$H$24]*[.C169]^3+[.$H$25]*[.A169]*[.C169]^3+[.$H$26]*[.A169]^2*[.C169]^3+[.$H$27]*[.A169]^3*[.C169]^3+[.$H$28]*[.A169]^4*[.C169]^3+[.$H$29]*[.C169]^4+[.$H$30]*[.A169]*[.C169]^4+[.$H$31]*[.A169]^2*[.C169]^4+[.$H$32]*[.A169]^3*[.C169]^4+[.$H$33]*[.A169]^4*[.C169]^4" office:value-type="float" office:value="157.622850225497">
            <text:p>157.62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57.622850225497">
            <text:p>157.622850225497</text:p>
          </table:table-cell>
          <table:table-cell table:formula="of:=[.K169]-[.E169]" office:value-type="float" office:value="0">
            <text:p>0</text:p>
          </table:table-cell>
          <table:table-cell table:formula="of:=100*([.K169]-[.D169])/[.D169]" office:value-type="float" office:value="0.00180828923790518">
            <text:p>0.0018082892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0">
            <text:p>10</text:p>
          </table:table-cell>
          <table:table-cell table:formula="of:=1.01325*[.B170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0]+[.$H$11]*[.A170]^2+[.$H$12]*[.A170]^3+[.$H$13]*[.A170]^4+[.$H$14]*[.C170]+[.$H$15]*[.A170]*[.C170]+[.$H$16]*[.A170]^2*[.C170]+[.$H$17]*[.A170]^3*[.C170]+[.$H$18]*[.A170]^4*[.C170]+[.$H$19]*[.C170]^2+[.$H$20]*[.A170]*[.C170]^2+[.$H$21]*[.A170]^2*[.C170]^2+[.$H$22]*[.A170]^3*[.C170]^2+[.$H$23]*[.A170]^4*[.C170]^2+[.$H$24]*[.C170]^3+[.$H$25]*[.A170]*[.C170]^3+[.$H$26]*[.A170]^2*[.C170]^3+[.$H$27]*[.A170]^3*[.C170]^3+[.$H$28]*[.A170]^4*[.C170]^3+[.$H$29]*[.C170]^4+[.$H$30]*[.A170]*[.C170]^4+[.$H$31]*[.A170]^2*[.C170]^4+[.$H$32]*[.A170]^3*[.C170]^4+[.$H$33]*[.A170]^4*[.C170]^4" office:value-type="float" office:value="158.945854169726">
            <text:p>158.95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58.945854169726">
            <text:p>158.945854169726</text:p>
          </table:table-cell>
          <table:table-cell table:formula="of:=[.K170]-[.E170]" office:value-type="float" office:value="0">
            <text:p>0</text:p>
          </table:table-cell>
          <table:table-cell table:formula="of:=100*([.K170]-[.D170])/[.D170]" office:value-type="float" office:value="0.0162686695988549">
            <text:p>0.016268669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table:formula="of:=1.01325*[.B171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1]+[.$H$11]*[.A171]^2+[.$H$12]*[.A171]^3+[.$H$13]*[.A171]^4+[.$H$14]*[.C171]+[.$H$15]*[.A171]*[.C171]+[.$H$16]*[.A171]^2*[.C171]+[.$H$17]*[.A171]^3*[.C171]+[.$H$18]*[.A171]^4*[.C171]+[.$H$19]*[.C171]^2+[.$H$20]*[.A171]*[.C171]^2+[.$H$21]*[.A171]^2*[.C171]^2+[.$H$22]*[.A171]^3*[.C171]^2+[.$H$23]*[.A171]^4*[.C171]^2+[.$H$24]*[.C171]^3+[.$H$25]*[.A171]*[.C171]^3+[.$H$26]*[.A171]^2*[.C171]^3+[.$H$27]*[.A171]^3*[.C171]^3+[.$H$28]*[.A171]^4*[.C171]^3+[.$H$29]*[.C171]^4+[.$H$30]*[.A171]*[.C171]^4+[.$H$31]*[.A171]^2*[.C171]^4+[.$H$32]*[.A171]^3*[.C171]^4+[.$H$33]*[.A171]^4*[.C171]^4" office:value-type="float" office:value="158.931768384563">
            <text:p>158.93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58.931768384563">
            <text:p>158.931768384563</text:p>
          </table:table-cell>
          <table:table-cell table:formula="of:=[.K171]-[.E171]" office:value-type="float" office:value="0">
            <text:p>0</text:p>
          </table:table-cell>
          <table:table-cell table:formula="of:=100*([.K171]-[.D171])/[.D171]" office:value-type="float" office:value="0.00740522562459126">
            <text:p>0.0074052256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0">
            <text:p>10</text:p>
          </table:table-cell>
          <table:table-cell table:formula="of:=1.01325*[.B172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2]+[.$H$11]*[.A172]^2+[.$H$12]*[.A172]^3+[.$H$13]*[.A172]^4+[.$H$14]*[.C172]+[.$H$15]*[.A172]*[.C172]+[.$H$16]*[.A172]^2*[.C172]+[.$H$17]*[.A172]^3*[.C172]+[.$H$18]*[.A172]^4*[.C172]+[.$H$19]*[.C172]^2+[.$H$20]*[.A172]*[.C172]^2+[.$H$21]*[.A172]^2*[.C172]^2+[.$H$22]*[.A172]^3*[.C172]^2+[.$H$23]*[.A172]^4*[.C172]^2+[.$H$24]*[.C172]^3+[.$H$25]*[.A172]*[.C172]^3+[.$H$26]*[.A172]^2*[.C172]^3+[.$H$27]*[.A172]^3*[.C172]^3+[.$H$28]*[.A172]^4*[.C172]^3+[.$H$29]*[.C172]^4+[.$H$30]*[.A172]*[.C172]^4+[.$H$31]*[.A172]^2*[.C172]^4+[.$H$32]*[.A172]^3*[.C172]^4+[.$H$33]*[.A172]^4*[.C172]^4" office:value-type="float" office:value="158.922504205571">
            <text:p>158.92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58.922504205571">
            <text:p>158.922504205571</text:p>
          </table:table-cell>
          <table:table-cell table:formula="of:=[.K172]-[.E172]" office:value-type="float" office:value="0">
            <text:p>0</text:p>
          </table:table-cell>
          <table:table-cell table:formula="of:=100*([.K172]-[.D172])/[.D172]" office:value-type="float" office:value="0.00157576489511259">
            <text:p>0.001575764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table:formula="of:=1.01325*[.B173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3]+[.$H$11]*[.A173]^2+[.$H$12]*[.A173]^3+[.$H$13]*[.A173]^4+[.$H$14]*[.C173]+[.$H$15]*[.A173]*[.C173]+[.$H$16]*[.A173]^2*[.C173]+[.$H$17]*[.A173]^3*[.C173]+[.$H$18]*[.A173]^4*[.C173]+[.$H$19]*[.C173]^2+[.$H$20]*[.A173]*[.C173]^2+[.$H$21]*[.A173]^2*[.C173]^2+[.$H$22]*[.A173]^3*[.C173]^2+[.$H$23]*[.A173]^4*[.C173]^2+[.$H$24]*[.C173]^3+[.$H$25]*[.A173]*[.C173]^3+[.$H$26]*[.A173]^2*[.C173]^3+[.$H$27]*[.A173]^3*[.C173]^3+[.$H$28]*[.A173]^4*[.C173]^3+[.$H$29]*[.C173]^4+[.$H$30]*[.A173]*[.C173]^4+[.$H$31]*[.A173]^2*[.C173]^4+[.$H$32]*[.A173]^3*[.C173]^4+[.$H$33]*[.A173]^4*[.C173]^4" office:value-type="float" office:value="158.917106769795">
            <text:p>158.92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58.917106769795">
            <text:p>158.917106769795</text:p>
          </table:table-cell>
          <table:table-cell table:formula="of:=[.K173]-[.E173]" office:value-type="float" office:value="0">
            <text:p>0</text:p>
          </table:table-cell>
          <table:table-cell table:formula="of:=100*([.K173]-[.D173])/[.D173]" office:value-type="float" office:value="-0.00182055764195296">
            <text:p>-0.0018205576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0">
            <text:p>10</text:p>
          </table:table-cell>
          <table:table-cell table:formula="of:=1.01325*[.B174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4]+[.$H$11]*[.A174]^2+[.$H$12]*[.A174]^3+[.$H$13]*[.A174]^4+[.$H$14]*[.C174]+[.$H$15]*[.A174]*[.C174]+[.$H$16]*[.A174]^2*[.C174]+[.$H$17]*[.A174]^3*[.C174]+[.$H$18]*[.A174]^4*[.C174]+[.$H$19]*[.C174]^2+[.$H$20]*[.A174]*[.C174]^2+[.$H$21]*[.A174]^2*[.C174]^2+[.$H$22]*[.A174]^3*[.C174]^2+[.$H$23]*[.A174]^4*[.C174]^2+[.$H$24]*[.C174]^3+[.$H$25]*[.A174]*[.C174]^3+[.$H$26]*[.A174]^2*[.C174]^3+[.$H$27]*[.A174]^3*[.C174]^3+[.$H$28]*[.A174]^4*[.C174]^3+[.$H$29]*[.C174]^4+[.$H$30]*[.A174]*[.C174]^4+[.$H$31]*[.A174]^2*[.C174]^4+[.$H$32]*[.A174]^3*[.C174]^4+[.$H$33]*[.A174]^4*[.C174]^4" office:value-type="float" office:value="158.914717693539">
            <text:p>158.91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58.914717693539">
            <text:p>158.914717693539</text:p>
          </table:table-cell>
          <table:table-cell table:formula="of:=[.K174]-[.E174]" office:value-type="float" office:value="0">
            <text:p>0</text:p>
          </table:table-cell>
          <table:table-cell table:formula="of:=100*([.K174]-[.D174])/[.D174]" office:value-type="float" office:value="-0.00332387771243408">
            <text:p>-0.0033238777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table:formula="of:=1.01325*[.B175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5]+[.$H$11]*[.A175]^2+[.$H$12]*[.A175]^3+[.$H$13]*[.A175]^4+[.$H$14]*[.C175]+[.$H$15]*[.A175]*[.C175]+[.$H$16]*[.A175]^2*[.C175]+[.$H$17]*[.A175]^3*[.C175]+[.$H$18]*[.A175]^4*[.C175]+[.$H$19]*[.C175]^2+[.$H$20]*[.A175]*[.C175]^2+[.$H$21]*[.A175]^2*[.C175]^2+[.$H$22]*[.A175]^3*[.C175]^2+[.$H$23]*[.A175]^4*[.C175]^2+[.$H$24]*[.C175]^3+[.$H$25]*[.A175]*[.C175]^3+[.$H$26]*[.A175]^2*[.C175]^3+[.$H$27]*[.A175]^3*[.C175]^3+[.$H$28]*[.A175]^4*[.C175]^3+[.$H$29]*[.C175]^4+[.$H$30]*[.A175]*[.C175]^4+[.$H$31]*[.A175]^2*[.C175]^4+[.$H$32]*[.A175]^3*[.C175]^4+[.$H$33]*[.A175]^4*[.C175]^4" office:value-type="float" office:value="158.914575072369">
            <text:p>158.9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58.914575072369">
            <text:p>158.914575072369</text:p>
          </table:table-cell>
          <table:table-cell table:formula="of:=[.K175]-[.E175]" office:value-type="float" office:value="0">
            <text:p>0</text:p>
          </table:table-cell>
          <table:table-cell table:formula="of:=100*([.K175]-[.D175])/[.D175]" office:value-type="float" office:value="-0.00341362171626014">
            <text:p>-0.0034136217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0">
            <text:p>10</text:p>
          </table:table-cell>
          <table:table-cell table:formula="of:=1.01325*[.B176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6]+[.$H$11]*[.A176]^2+[.$H$12]*[.A176]^3+[.$H$13]*[.A176]^4+[.$H$14]*[.C176]+[.$H$15]*[.A176]*[.C176]+[.$H$16]*[.A176]^2*[.C176]+[.$H$17]*[.A176]^3*[.C176]+[.$H$18]*[.A176]^4*[.C176]+[.$H$19]*[.C176]^2+[.$H$20]*[.A176]*[.C176]^2+[.$H$21]*[.A176]^2*[.C176]^2+[.$H$22]*[.A176]^3*[.C176]^2+[.$H$23]*[.A176]^4*[.C176]^2+[.$H$24]*[.C176]^3+[.$H$25]*[.A176]*[.C176]^3+[.$H$26]*[.A176]^2*[.C176]^3+[.$H$27]*[.A176]^3*[.C176]^3+[.$H$28]*[.A176]^4*[.C176]^3+[.$H$29]*[.C176]^4+[.$H$30]*[.A176]*[.C176]^4+[.$H$31]*[.A176]^2*[.C176]^4+[.$H$32]*[.A176]^3*[.C176]^4+[.$H$33]*[.A176]^4*[.C176]^4" office:value-type="float" office:value="158.91601348111">
            <text:p>158.92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58.91601348111">
            <text:p>158.91601348111</text:p>
          </table:table-cell>
          <table:table-cell table:formula="of:=[.K176]-[.E176]" office:value-type="float" office:value="0">
            <text:p>0</text:p>
          </table:table-cell>
          <table:table-cell table:formula="of:=100*([.K176]-[.D176])/[.D176]" office:value-type="float" office:value="-0.00250850672678159">
            <text:p>-0.002508506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0">
            <text:p>10</text:p>
          </table:table-cell>
          <table:table-cell table:formula="of:=1.01325*[.B177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7]+[.$H$11]*[.A177]^2+[.$H$12]*[.A177]^3+[.$H$13]*[.A177]^4+[.$H$14]*[.C177]+[.$H$15]*[.A177]*[.C177]+[.$H$16]*[.A177]^2*[.C177]+[.$H$17]*[.A177]^3*[.C177]+[.$H$18]*[.A177]^4*[.C177]+[.$H$19]*[.C177]^2+[.$H$20]*[.A177]*[.C177]^2+[.$H$21]*[.A177]^2*[.C177]^2+[.$H$22]*[.A177]^3*[.C177]^2+[.$H$23]*[.A177]^4*[.C177]^2+[.$H$24]*[.C177]^3+[.$H$25]*[.A177]*[.C177]^3+[.$H$26]*[.A177]^2*[.C177]^3+[.$H$27]*[.A177]^3*[.C177]^3+[.$H$28]*[.A177]^4*[.C177]^3+[.$H$29]*[.C177]^4+[.$H$30]*[.A177]*[.C177]^4+[.$H$31]*[.A177]^2*[.C177]^4+[.$H$32]*[.A177]^3*[.C177]^4+[.$H$33]*[.A177]^4*[.C177]^4" office:value-type="float" office:value="158.918463973851">
            <text:p>158.92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58.918463973851">
            <text:p>158.918463973851</text:p>
          </table:table-cell>
          <table:table-cell table:formula="of:=[.K177]-[.E177]" office:value-type="float" office:value="0">
            <text:p>0</text:p>
          </table:table-cell>
          <table:table-cell table:formula="of:=100*([.K177]-[.D177])/[.D177]" office:value-type="float" office:value="-0.00096654049150319">
            <text:p>-0.000966540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0">
            <text:p>10</text:p>
          </table:table-cell>
          <table:table-cell table:formula="of:=1.01325*[.B178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8]+[.$H$11]*[.A178]^2+[.$H$12]*[.A178]^3+[.$H$13]*[.A178]^4+[.$H$14]*[.C178]+[.$H$15]*[.A178]*[.C178]+[.$H$16]*[.A178]^2*[.C178]+[.$H$17]*[.A178]^3*[.C178]+[.$H$18]*[.A178]^4*[.C178]+[.$H$19]*[.C178]^2+[.$H$20]*[.A178]*[.C178]^2+[.$H$21]*[.A178]^2*[.C178]^2+[.$H$22]*[.A178]^3*[.C178]^2+[.$H$23]*[.A178]^4*[.C178]^2+[.$H$24]*[.C178]^3+[.$H$25]*[.A178]*[.C178]^3+[.$H$26]*[.A178]^2*[.C178]^3+[.$H$27]*[.A178]^3*[.C178]^3+[.$H$28]*[.A178]^4*[.C178]^3+[.$H$29]*[.C178]^4+[.$H$30]*[.A178]*[.C178]^4+[.$H$31]*[.A178]^2*[.C178]^4+[.$H$32]*[.A178]^3*[.C178]^4+[.$H$33]*[.A178]^4*[.C178]^4" office:value-type="float" office:value="158.921454083942">
            <text:p>158.92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58.921454083942">
            <text:p>158.921454083942</text:p>
          </table:table-cell>
          <table:table-cell table:formula="of:=[.K178]-[.E178]" office:value-type="float" office:value="0">
            <text:p>0</text:p>
          </table:table-cell>
          <table:table-cell table:formula="of:=100*([.K178]-[.D178])/[.D178]" office:value-type="float" office:value="0.00091497856884593">
            <text:p>0.000914978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0">
            <text:p>10</text:p>
          </table:table-cell>
          <table:table-cell table:formula="of:=1.01325*[.B179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79]+[.$H$11]*[.A179]^2+[.$H$12]*[.A179]^3+[.$H$13]*[.A179]^4+[.$H$14]*[.C179]+[.$H$15]*[.A179]*[.C179]+[.$H$16]*[.A179]^2*[.C179]+[.$H$17]*[.A179]^3*[.C179]+[.$H$18]*[.A179]^4*[.C179]+[.$H$19]*[.C179]^2+[.$H$20]*[.A179]*[.C179]^2+[.$H$21]*[.A179]^2*[.C179]^2+[.$H$22]*[.A179]^3*[.C179]^2+[.$H$23]*[.A179]^4*[.C179]^2+[.$H$24]*[.C179]^3+[.$H$25]*[.A179]*[.C179]^3+[.$H$26]*[.A179]^2*[.C179]^3+[.$H$27]*[.A179]^3*[.C179]^3+[.$H$28]*[.A179]^4*[.C179]^3+[.$H$29]*[.C179]^4+[.$H$30]*[.A179]*[.C179]^4+[.$H$31]*[.A179]^2*[.C179]^4+[.$H$32]*[.A179]^3*[.C179]^4+[.$H$33]*[.A179]^4*[.C179]^4" office:value-type="float" office:value="158.924607823992">
            <text:p>158.92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58.924607823992">
            <text:p>158.924607823992</text:p>
          </table:table-cell>
          <table:table-cell table:formula="of:=[.K179]-[.E179]" office:value-type="float" office:value="0">
            <text:p>0</text:p>
          </table:table-cell>
          <table:table-cell table:formula="of:=100*([.K179]-[.D179])/[.D179]" office:value-type="float" office:value="0.00289946135923925">
            <text:p>0.0028994614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0">
            <text:p>10</text:p>
          </table:table-cell>
          <table:table-cell table:formula="of:=1.01325*[.B180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0]+[.$H$11]*[.A180]^2+[.$H$12]*[.A180]^3+[.$H$13]*[.A180]^4+[.$H$14]*[.C180]+[.$H$15]*[.A180]*[.C180]+[.$H$16]*[.A180]^2*[.C180]+[.$H$17]*[.A180]^3*[.C180]+[.$H$18]*[.A180]^4*[.C180]+[.$H$19]*[.C180]^2+[.$H$20]*[.A180]*[.C180]^2+[.$H$21]*[.A180]^2*[.C180]^2+[.$H$22]*[.A180]^3*[.C180]^2+[.$H$23]*[.A180]^4*[.C180]^2+[.$H$24]*[.C180]^3+[.$H$25]*[.A180]*[.C180]^3+[.$H$26]*[.A180]^2*[.C180]^3+[.$H$27]*[.A180]^3*[.C180]^3+[.$H$28]*[.A180]^4*[.C180]^3+[.$H$29]*[.C180]^4+[.$H$30]*[.A180]*[.C180]^4+[.$H$31]*[.A180]^2*[.C180]^4+[.$H$32]*[.A180]^3*[.C180]^4+[.$H$33]*[.A180]^4*[.C180]^4" office:value-type="float" office:value="158.927645685875">
            <text:p>158.93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58.927645685875">
            <text:p>158.927645685875</text:p>
          </table:table-cell>
          <table:table-cell table:formula="of:=[.K180]-[.E180]" office:value-type="float" office:value="0">
            <text:p>0</text:p>
          </table:table-cell>
          <table:table-cell table:formula="of:=100*([.K180]-[.D180])/[.D180]" office:value-type="float" office:value="0.00481102811131861">
            <text:p>0.0048110281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0">
            <text:p>10</text:p>
          </table:table-cell>
          <table:table-cell table:formula="of:=1.01325*[.B181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1]+[.$H$11]*[.A181]^2+[.$H$12]*[.A181]^3+[.$H$13]*[.A181]^4+[.$H$14]*[.C181]+[.$H$15]*[.A181]*[.C181]+[.$H$16]*[.A181]^2*[.C181]+[.$H$17]*[.A181]^3*[.C181]+[.$H$18]*[.A181]^4*[.C181]+[.$H$19]*[.C181]^2+[.$H$20]*[.A181]*[.C181]^2+[.$H$21]*[.A181]^2*[.C181]^2+[.$H$22]*[.A181]^3*[.C181]^2+[.$H$23]*[.A181]^4*[.C181]^2+[.$H$24]*[.C181]^3+[.$H$25]*[.A181]*[.C181]^3+[.$H$26]*[.A181]^2*[.C181]^3+[.$H$27]*[.A181]^3*[.C181]^3+[.$H$28]*[.A181]^4*[.C181]^3+[.$H$29]*[.C181]^4+[.$H$30]*[.A181]*[.C181]^4+[.$H$31]*[.A181]^2*[.C181]^4+[.$H$32]*[.A181]^3*[.C181]^4+[.$H$33]*[.A181]^4*[.C181]^4" office:value-type="float" office:value="158.930384640722">
            <text:p>158.93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58.930384640722">
            <text:p>158.930384640722</text:p>
          </table:table-cell>
          <table:table-cell table:formula="of:=[.K181]-[.E181]" office:value-type="float" office:value="0">
            <text:p>0</text:p>
          </table:table-cell>
          <table:table-cell table:formula="of:=100*([.K181]-[.D181])/[.D181]" office:value-type="float" office:value="0.00653450838271457">
            <text:p>0.0065345084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0">
            <text:p>10</text:p>
          </table:table-cell>
          <table:table-cell table:formula="of:=1.01325*[.B182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2]+[.$H$11]*[.A182]^2+[.$H$12]*[.A182]^3+[.$H$13]*[.A182]^4+[.$H$14]*[.C182]+[.$H$15]*[.A182]*[.C182]+[.$H$16]*[.A182]^2*[.C182]+[.$H$17]*[.A182]^3*[.C182]+[.$H$18]*[.A182]^4*[.C182]+[.$H$19]*[.C182]^2+[.$H$20]*[.A182]*[.C182]^2+[.$H$21]*[.A182]^2*[.C182]^2+[.$H$22]*[.A182]^3*[.C182]^2+[.$H$23]*[.A182]^4*[.C182]^2+[.$H$24]*[.C182]^3+[.$H$25]*[.A182]*[.C182]^3+[.$H$26]*[.A182]^2*[.C182]^3+[.$H$27]*[.A182]^3*[.C182]^3+[.$H$28]*[.A182]^4*[.C182]^3+[.$H$29]*[.C182]^4+[.$H$30]*[.A182]*[.C182]^4+[.$H$31]*[.A182]^2*[.C182]^4+[.$H$32]*[.A182]^3*[.C182]^4+[.$H$33]*[.A182]^4*[.C182]^4" office:value-type="float" office:value="158.932738138929">
            <text:p>158.93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58.932738138929">
            <text:p>158.932738138929</text:p>
          </table:table-cell>
          <table:table-cell table:formula="of:=[.K182]-[.E182]" office:value-type="float" office:value="0">
            <text:p>0</text:p>
          </table:table-cell>
          <table:table-cell table:formula="of:=100*([.K182]-[.D182])/[.D182]" office:value-type="float" office:value="0.00801544105745781">
            <text:p>0.0080154411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0">
            <text:p>10</text:p>
          </table:table-cell>
          <table:table-cell table:formula="of:=1.01325*[.B183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3]+[.$H$11]*[.A183]^2+[.$H$12]*[.A183]^3+[.$H$13]*[.A183]^4+[.$H$14]*[.C183]+[.$H$15]*[.A183]*[.C183]+[.$H$16]*[.A183]^2*[.C183]+[.$H$17]*[.A183]^3*[.C183]+[.$H$18]*[.A183]^4*[.C183]+[.$H$19]*[.C183]^2+[.$H$20]*[.A183]*[.C183]^2+[.$H$21]*[.A183]^2*[.C183]^2+[.$H$22]*[.A183]^3*[.C183]^2+[.$H$23]*[.A183]^4*[.C183]^2+[.$H$24]*[.C183]^3+[.$H$25]*[.A183]*[.C183]^3+[.$H$26]*[.A183]^2*[.C183]^3+[.$H$27]*[.A183]^3*[.C183]^3+[.$H$28]*[.A183]^4*[.C183]^3+[.$H$29]*[.C183]^4+[.$H$30]*[.A183]*[.C183]^4+[.$H$31]*[.A183]^2*[.C183]^4+[.$H$32]*[.A183]^3*[.C183]^4+[.$H$33]*[.A183]^4*[.C183]^4" office:value-type="float" office:value="158.93471611015">
            <text:p>158.93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58.93471611015">
            <text:p>158.93471611015</text:p>
          </table:table-cell>
          <table:table-cell table:formula="of:=[.K183]-[.E183]" office:value-type="float" office:value="0">
            <text:p>0</text:p>
          </table:table-cell>
          <table:table-cell table:formula="of:=100*([.K183]-[.D183])/[.D183]" office:value-type="float" office:value="0.00926007434583597">
            <text:p>0.0092600743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0">
            <text:p>10</text:p>
          </table:table-cell>
          <table:table-cell table:formula="of:=1.01325*[.B184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4]+[.$H$11]*[.A184]^2+[.$H$12]*[.A184]^3+[.$H$13]*[.A184]^4+[.$H$14]*[.C184]+[.$H$15]*[.A184]*[.C184]+[.$H$16]*[.A184]^2*[.C184]+[.$H$17]*[.A184]^3*[.C184]+[.$H$18]*[.A184]^4*[.C184]+[.$H$19]*[.C184]^2+[.$H$20]*[.A184]*[.C184]^2+[.$H$21]*[.A184]^2*[.C184]^2+[.$H$22]*[.A184]^3*[.C184]^2+[.$H$23]*[.A184]^4*[.C184]^2+[.$H$24]*[.C184]^3+[.$H$25]*[.A184]*[.C184]^3+[.$H$26]*[.A184]^2*[.C184]^3+[.$H$27]*[.A184]^3*[.C184]^3+[.$H$28]*[.A184]^4*[.C184]^3+[.$H$29]*[.C184]^4+[.$H$30]*[.A184]*[.C184]^4+[.$H$31]*[.A184]^2*[.C184]^4+[.$H$32]*[.A184]^3*[.C184]^4+[.$H$33]*[.A184]^4*[.C184]^4" office:value-type="float" office:value="158.936424963304">
            <text:p>158.94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58.936424963304">
            <text:p>158.936424963304</text:p>
          </table:table-cell>
          <table:table-cell table:formula="of:=[.K184]-[.E184]" office:value-type="float" office:value="0">
            <text:p>0</text:p>
          </table:table-cell>
          <table:table-cell table:formula="of:=100*([.K184]-[.D184])/[.D184]" office:value-type="float" office:value="0.0103353657842328">
            <text:p>0.010335365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0">
            <text:p>10</text:p>
          </table:table-cell>
          <table:table-cell table:formula="of:=1.01325*[.B185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5]+[.$H$11]*[.A185]^2+[.$H$12]*[.A185]^3+[.$H$13]*[.A185]^4+[.$H$14]*[.C185]+[.$H$15]*[.A185]*[.C185]+[.$H$16]*[.A185]^2*[.C185]+[.$H$17]*[.A185]^3*[.C185]+[.$H$18]*[.A185]^4*[.C185]+[.$H$19]*[.C185]^2+[.$H$20]*[.A185]*[.C185]^2+[.$H$21]*[.A185]^2*[.C185]^2+[.$H$22]*[.A185]^3*[.C185]^2+[.$H$23]*[.A185]^4*[.C185]^2+[.$H$24]*[.C185]^3+[.$H$25]*[.A185]*[.C185]^3+[.$H$26]*[.A185]^2*[.C185]^3+[.$H$27]*[.A185]^3*[.C185]^3+[.$H$28]*[.A185]^4*[.C185]^3+[.$H$29]*[.C185]^4+[.$H$30]*[.A185]*[.C185]^4+[.$H$31]*[.A185]^2*[.C185]^4+[.$H$32]*[.A185]^3*[.C185]^4+[.$H$33]*[.A185]^4*[.C185]^4" office:value-type="float" office:value="158.938067586568">
            <text:p>158.9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58.938067586568">
            <text:p>158.938067586568</text:p>
          </table:table-cell>
          <table:table-cell table:formula="of:=[.K185]-[.E185]" office:value-type="float" office:value="0">
            <text:p>0</text:p>
          </table:table-cell>
          <table:table-cell table:formula="of:=100*([.K185]-[.D185])/[.D185]" office:value-type="float" office:value="0.011368982235289">
            <text:p>0.0113689822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0">
            <text:p>10</text:p>
          </table:table-cell>
          <table:table-cell table:formula="of:=1.01325*[.B186]" office:value-type="float" office:value="10.1325">
            <text:p>10.132500</text:p>
          </table:table-cell>
          <table:table-cell office:value-type="float" office:value="158.92">
            <text:p>158.92</text:p>
          </table:table-cell>
          <table:table-cell table:formula="of:=[.$H$9]+[.$H$10]*[.A186]+[.$H$11]*[.A186]^2+[.$H$12]*[.A186]^3+[.$H$13]*[.A186]^4+[.$H$14]*[.C186]+[.$H$15]*[.A186]*[.C186]+[.$H$16]*[.A186]^2*[.C186]+[.$H$17]*[.A186]^3*[.C186]+[.$H$18]*[.A186]^4*[.C186]+[.$H$19]*[.C186]^2+[.$H$20]*[.A186]*[.C186]^2+[.$H$21]*[.A186]^2*[.C186]^2+[.$H$22]*[.A186]^3*[.C186]^2+[.$H$23]*[.A186]^4*[.C186]^2+[.$H$24]*[.C186]^3+[.$H$25]*[.A186]*[.C186]^3+[.$H$26]*[.A186]^2*[.C186]^3+[.$H$27]*[.A186]^3*[.C186]^3+[.$H$28]*[.A186]^4*[.C186]^3+[.$H$29]*[.C186]^4+[.$H$30]*[.A186]*[.C186]^4+[.$H$31]*[.A186]^2*[.C186]^4+[.$H$32]*[.A186]^3*[.C186]^4+[.$H$33]*[.A186]^4*[.C186]^4" office:value-type="float" office:value="158.939943347382">
            <text:p>158.9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58.939943347382">
            <text:p>158.939943347382</text:p>
          </table:table-cell>
          <table:table-cell table:formula="of:=[.K186]-[.E186]" office:value-type="float" office:value="0">
            <text:p>0</text:p>
          </table:table-cell>
          <table:table-cell table:formula="of:=100*([.K186]-[.D186])/[.D186]" office:value-type="float" office:value="0.0125492998881349">
            <text:p>0.012549299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table:formula="of:=1.01325*[.B187]" office:value-type="float" office:value="10.1325">
            <text:p>10.132500</text:p>
          </table:table-cell>
          <table:table-cell office:value-type="float" office:value="158.93">
            <text:p>158.93</text:p>
          </table:table-cell>
          <table:table-cell table:formula="of:=[.$H$9]+[.$H$10]*[.A187]+[.$H$11]*[.A187]^2+[.$H$12]*[.A187]^3+[.$H$13]*[.A187]^4+[.$H$14]*[.C187]+[.$H$15]*[.A187]*[.C187]+[.$H$16]*[.A187]^2*[.C187]+[.$H$17]*[.A187]^3*[.C187]+[.$H$18]*[.A187]^4*[.C187]+[.$H$19]*[.C187]^2+[.$H$20]*[.A187]*[.C187]^2+[.$H$21]*[.A187]^2*[.C187]^2+[.$H$22]*[.A187]^3*[.C187]^2+[.$H$23]*[.A187]^4*[.C187]^2+[.$H$24]*[.C187]^3+[.$H$25]*[.A187]*[.C187]^3+[.$H$26]*[.A187]^2*[.C187]^3+[.$H$27]*[.A187]^3*[.C187]^3+[.$H$28]*[.A187]^4*[.C187]^3+[.$H$29]*[.C187]^4+[.$H$30]*[.A187]*[.C187]^4+[.$H$31]*[.A187]^2*[.C187]^4+[.$H$32]*[.A187]^3*[.C187]^4+[.$H$33]*[.A187]^4*[.C187]^4" office:value-type="float" office:value="158.942448092447">
            <text:p>158.9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58.942448092447">
            <text:p>158.942448092447</text:p>
          </table:table-cell>
          <table:table-cell table:formula="of:=[.K187]-[.E187]" office:value-type="float" office:value="0">
            <text:p>0</text:p>
          </table:table-cell>
          <table:table-cell table:formula="of:=100*([.K187]-[.D187])/[.D187]" office:value-type="float" office:value="0.00783243720298474">
            <text:p>0.0078324372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0">
            <text:p>10</text:p>
          </table:table-cell>
          <table:table-cell table:formula="of:=1.01325*[.B188]" office:value-type="float" office:value="10.1325">
            <text:p>10.132500</text:p>
          </table:table-cell>
          <table:table-cell office:value-type="float" office:value="158.93">
            <text:p>158.93</text:p>
          </table:table-cell>
          <table:table-cell table:formula="of:=[.$H$9]+[.$H$10]*[.A188]+[.$H$11]*[.A188]^2+[.$H$12]*[.A188]^3+[.$H$13]*[.A188]^4+[.$H$14]*[.C188]+[.$H$15]*[.A188]*[.C188]+[.$H$16]*[.A188]^2*[.C188]+[.$H$17]*[.A188]^3*[.C188]+[.$H$18]*[.A188]^4*[.C188]+[.$H$19]*[.C188]^2+[.$H$20]*[.A188]*[.C188]^2+[.$H$21]*[.A188]^2*[.C188]^2+[.$H$22]*[.A188]^3*[.C188]^2+[.$H$23]*[.A188]^4*[.C188]^2+[.$H$24]*[.C188]^3+[.$H$25]*[.A188]*[.C188]^3+[.$H$26]*[.A188]^2*[.C188]^3+[.$H$27]*[.A188]^3*[.C188]^3+[.$H$28]*[.A188]^4*[.C188]^3+[.$H$29]*[.C188]^4+[.$H$30]*[.A188]*[.C188]^4+[.$H$31]*[.A188]^2*[.C188]^4+[.$H$32]*[.A188]^3*[.C188]^4+[.$H$33]*[.A188]^4*[.C188]^4" office:value-type="float" office:value="158.946074147724">
            <text:p>158.95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58.946074147724">
            <text:p>158.946074147724</text:p>
          </table:table-cell>
          <table:table-cell table:formula="of:=[.K188]-[.E188]" office:value-type="float" office:value="0">
            <text:p>0</text:p>
          </table:table-cell>
          <table:table-cell table:formula="of:=100*([.K188]-[.D188])/[.D188]" office:value-type="float" office:value="0.0101139795656487">
            <text:p>0.010113979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0">
            <text:p>10</text:p>
          </table:table-cell>
          <table:table-cell table:formula="of:=1.01325*[.B189]" office:value-type="float" office:value="10.1325">
            <text:p>10.132500</text:p>
          </table:table-cell>
          <table:table-cell office:value-type="float" office:value="158.94">
            <text:p>158.94</text:p>
          </table:table-cell>
          <table:table-cell table:formula="of:=[.$H$9]+[.$H$10]*[.A189]+[.$H$11]*[.A189]^2+[.$H$12]*[.A189]^3+[.$H$13]*[.A189]^4+[.$H$14]*[.C189]+[.$H$15]*[.A189]*[.C189]+[.$H$16]*[.A189]^2*[.C189]+[.$H$17]*[.A189]^3*[.C189]+[.$H$18]*[.A189]^4*[.C189]+[.$H$19]*[.C189]^2+[.$H$20]*[.A189]*[.C189]^2+[.$H$21]*[.A189]^2*[.C189]^2+[.$H$22]*[.A189]^3*[.C189]^2+[.$H$23]*[.A189]^4*[.C189]^2+[.$H$24]*[.C189]^3+[.$H$25]*[.A189]*[.C189]^3+[.$H$26]*[.A189]^2*[.C189]^3+[.$H$27]*[.A189]^3*[.C189]^3+[.$H$28]*[.A189]^4*[.C189]^3+[.$H$29]*[.C189]^4+[.$H$30]*[.A189]*[.C189]^4+[.$H$31]*[.A189]^2*[.C189]^4+[.$H$32]*[.A189]^3*[.C189]^4+[.$H$33]*[.A189]^4*[.C189]^4" office:value-type="float" office:value="158.951410318437">
            <text:p>158.95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58.951410318437">
            <text:p>158.951410318437</text:p>
          </table:table-cell>
          <table:table-cell table:formula="of:=[.K189]-[.E189]" office:value-type="float" office:value="0">
            <text:p>0</text:p>
          </table:table-cell>
          <table:table-cell table:formula="of:=100*([.K189]-[.D189])/[.D189]" office:value-type="float" office:value="0.00717900996395022">
            <text:p>0.00717901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0">
            <text:p>10</text:p>
          </table:table-cell>
          <table:table-cell table:formula="of:=1.01325*[.B190]" office:value-type="float" office:value="10.1325">
            <text:p>10.132500</text:p>
          </table:table-cell>
          <table:table-cell office:value-type="float" office:value="158.95">
            <text:p>158.95</text:p>
          </table:table-cell>
          <table:table-cell table:formula="of:=[.$H$9]+[.$H$10]*[.A190]+[.$H$11]*[.A190]^2+[.$H$12]*[.A190]^3+[.$H$13]*[.A190]^4+[.$H$14]*[.C190]+[.$H$15]*[.A190]*[.C190]+[.$H$16]*[.A190]^2*[.C190]+[.$H$17]*[.A190]^3*[.C190]+[.$H$18]*[.A190]^4*[.C190]+[.$H$19]*[.C190]^2+[.$H$20]*[.A190]*[.C190]^2+[.$H$21]*[.A190]^2*[.C190]^2+[.$H$22]*[.A190]^3*[.C190]^2+[.$H$23]*[.A190]^4*[.C190]^2+[.$H$24]*[.C190]^3+[.$H$25]*[.A190]*[.C190]^3+[.$H$26]*[.A190]^2*[.C190]^3+[.$H$27]*[.A190]^3*[.C190]^3+[.$H$28]*[.A190]^4*[.C190]^3+[.$H$29]*[.C190]^4+[.$H$30]*[.A190]*[.C190]^4+[.$H$31]*[.A190]^2*[.C190]^4+[.$H$32]*[.A190]^3*[.C190]^4+[.$H$33]*[.A190]^4*[.C190]^4" office:value-type="float" office:value="158.95914188907">
            <text:p>158.96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58.95914188907">
            <text:p>158.95914188907</text:p>
          </table:table-cell>
          <table:table-cell table:formula="of:=[.K190]-[.E190]" office:value-type="float" office:value="0">
            <text:p>0</text:p>
          </table:table-cell>
          <table:table-cell table:formula="of:=100*([.K190]-[.D190])/[.D190]" office:value-type="float" office:value="0.00575142439144844">
            <text:p>0.0057514244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0">
            <text:p>10</text:p>
          </table:table-cell>
          <table:table-cell table:formula="of:=1.01325*[.B191]" office:value-type="float" office:value="10.1325">
            <text:p>10.132500</text:p>
          </table:table-cell>
          <table:table-cell office:value-type="float" office:value="158.97">
            <text:p>158.97</text:p>
          </table:table-cell>
          <table:table-cell table:formula="of:=[.$H$9]+[.$H$10]*[.A191]+[.$H$11]*[.A191]^2+[.$H$12]*[.A191]^3+[.$H$13]*[.A191]^4+[.$H$14]*[.C191]+[.$H$15]*[.A191]*[.C191]+[.$H$16]*[.A191]^2*[.C191]+[.$H$17]*[.A191]^3*[.C191]+[.$H$18]*[.A191]^4*[.C191]+[.$H$19]*[.C191]^2+[.$H$20]*[.A191]*[.C191]^2+[.$H$21]*[.A191]^2*[.C191]^2+[.$H$22]*[.A191]^3*[.C191]^2+[.$H$23]*[.A191]^4*[.C191]^2+[.$H$24]*[.C191]^3+[.$H$25]*[.A191]*[.C191]^3+[.$H$26]*[.A191]^2*[.C191]^3+[.$H$27]*[.A191]^3*[.C191]^3+[.$H$28]*[.A191]^4*[.C191]^3+[.$H$29]*[.C191]^4+[.$H$30]*[.A191]*[.C191]^4+[.$H$31]*[.A191]^2*[.C191]^4+[.$H$32]*[.A191]^3*[.C191]^4+[.$H$33]*[.A191]^4*[.C191]^4" office:value-type="float" office:value="158.97005062337">
            <text:p>158.97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58.97005062337">
            <text:p>158.97005062337</text:p>
          </table:table-cell>
          <table:table-cell table:formula="of:=[.K191]-[.E191]" office:value-type="float" office:value="0">
            <text:p>0</text:p>
          </table:table-cell>
          <table:table-cell table:formula="of:=100*([.K191]-[.D191])/[.D191]" office:value-type="float" office:value="0.000031844605963585">
            <text:p>3.1844605963585E-00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0">
            <text:p>10</text:p>
          </table:table-cell>
          <table:table-cell table:formula="of:=1.01325*[.B192]" office:value-type="float" office:value="10.1325">
            <text:p>10.132500</text:p>
          </table:table-cell>
          <table:table-cell office:value-type="float" office:value="158.99">
            <text:p>158.99</text:p>
          </table:table-cell>
          <table:table-cell table:formula="of:=[.$H$9]+[.$H$10]*[.A192]+[.$H$11]*[.A192]^2+[.$H$12]*[.A192]^3+[.$H$13]*[.A192]^4+[.$H$14]*[.C192]+[.$H$15]*[.A192]*[.C192]+[.$H$16]*[.A192]^2*[.C192]+[.$H$17]*[.A192]^3*[.C192]+[.$H$18]*[.A192]^4*[.C192]+[.$H$19]*[.C192]^2+[.$H$20]*[.A192]*[.C192]^2+[.$H$21]*[.A192]^2*[.C192]^2+[.$H$22]*[.A192]^3*[.C192]^2+[.$H$23]*[.A192]^4*[.C192]^2+[.$H$24]*[.C192]^3+[.$H$25]*[.A192]*[.C192]^3+[.$H$26]*[.A192]^2*[.C192]^3+[.$H$27]*[.A192]^3*[.C192]^3+[.$H$28]*[.A192]^4*[.C192]^3+[.$H$29]*[.C192]^4+[.$H$30]*[.A192]*[.C192]^4+[.$H$31]*[.A192]^2*[.C192]^4+[.$H$32]*[.A192]^3*[.C192]^4+[.$H$33]*[.A192]^4*[.C192]^4" office:value-type="float" office:value="158.985014764343">
            <text:p>158.99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58.985014764344">
            <text:p>158.985014764344</text:p>
          </table:table-cell>
          <table:table-cell table:formula="of:=[.K192]-[.E192]" office:value-type="float" office:value="0">
            <text:p>0</text:p>
          </table:table-cell>
          <table:table-cell table:formula="of:=100*([.K192]-[.D192])/[.D192]" office:value-type="float" office:value="-0.00313556554280485">
            <text:p>-0.003135565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1.01325*[.B193]" office:value-type="float" office:value="10.1325">
            <text:p>10.132500</text:p>
          </table:table-cell>
          <table:table-cell office:value-type="float" office:value="159.01">
            <text:p>159.01</text:p>
          </table:table-cell>
          <table:table-cell table:formula="of:=[.$H$9]+[.$H$10]*[.A193]+[.$H$11]*[.A193]^2+[.$H$12]*[.A193]^3+[.$H$13]*[.A193]^4+[.$H$14]*[.C193]+[.$H$15]*[.A193]*[.C193]+[.$H$16]*[.A193]^2*[.C193]+[.$H$17]*[.A193]^3*[.C193]+[.$H$18]*[.A193]^4*[.C193]+[.$H$19]*[.C193]^2+[.$H$20]*[.A193]*[.C193]^2+[.$H$21]*[.A193]^2*[.C193]^2+[.$H$22]*[.A193]^3*[.C193]^2+[.$H$23]*[.A193]^4*[.C193]^2+[.$H$24]*[.C193]^3+[.$H$25]*[.A193]*[.C193]^3+[.$H$26]*[.A193]^2*[.C193]^3+[.$H$27]*[.A193]^3*[.C193]^3+[.$H$28]*[.A193]^4*[.C193]^3+[.$H$29]*[.C193]^4+[.$H$30]*[.A193]*[.C193]^4+[.$H$31]*[.A193]^2*[.C193]^4+[.$H$32]*[.A193]^3*[.C193]^4+[.$H$33]*[.A193]^4*[.C193]^4" office:value-type="float" office:value="159.005009034259">
            <text:p>159.01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string">
            <text:p><text:s/>159.005009034259</text:p>
          </table:table-cell>
          <table:table-cell table:formula="of:=[.K193]-[.E193]" office:value-type="float" office:value="0">
            <text:p>0</text:p>
          </table:table-cell>
          <table:table-cell table:formula="of:=100*([.K193]-[.D193])/[.D193]" office:value-type="float" office:value="-0.00313877475693429">
            <text:p>-0.0031387748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0">
            <text:p>10</text:p>
          </table:table-cell>
          <table:table-cell table:formula="of:=1.01325*[.B194]" office:value-type="float" office:value="10.1325">
            <text:p>10.132500</text:p>
          </table:table-cell>
          <table:table-cell office:value-type="float" office:value="159.04">
            <text:p>159.04</text:p>
          </table:table-cell>
          <table:table-cell table:formula="of:=[.$H$9]+[.$H$10]*[.A194]+[.$H$11]*[.A194]^2+[.$H$12]*[.A194]^3+[.$H$13]*[.A194]^4+[.$H$14]*[.C194]+[.$H$15]*[.A194]*[.C194]+[.$H$16]*[.A194]^2*[.C194]+[.$H$17]*[.A194]^3*[.C194]+[.$H$18]*[.A194]^4*[.C194]+[.$H$19]*[.C194]^2+[.$H$20]*[.A194]*[.C194]^2+[.$H$21]*[.A194]^2*[.C194]^2+[.$H$22]*[.A194]^3*[.C194]^2+[.$H$23]*[.A194]^4*[.C194]^2+[.$H$24]*[.C194]^3+[.$H$25]*[.A194]*[.C194]^3+[.$H$26]*[.A194]^2*[.C194]^3+[.$H$27]*[.A194]^3*[.C194]^3+[.$H$28]*[.A194]^4*[.C194]^3+[.$H$29]*[.C194]^4+[.$H$30]*[.A194]*[.C194]^4+[.$H$31]*[.A194]^2*[.C194]^4+[.$H$32]*[.A194]^3*[.C194]^4+[.$H$33]*[.A194]^4*[.C194]^4" office:value-type="float" office:value="159.031104634646">
            <text:p>159.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string">
            <text:p><text:s/>159.031104634646</text:p>
          </table:table-cell>
          <table:table-cell table:formula="of:=[.K194]-[.E194]" office:value-type="float" office:value="0">
            <text:p>0</text:p>
          </table:table-cell>
          <table:table-cell table:formula="of:=100*([.K194]-[.D194])/[.D194]" office:value-type="float" office:value="-0.00559316232016672">
            <text:p>-0.005593162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 table:formula="of:=1.01325*[.B195]" office:value-type="float" office:value="10.1325">
            <text:p>10.132500</text:p>
          </table:table-cell>
          <table:table-cell office:value-type="float" office:value="159.07">
            <text:p>159.07</text:p>
          </table:table-cell>
          <table:table-cell table:formula="of:=[.$H$9]+[.$H$10]*[.A195]+[.$H$11]*[.A195]^2+[.$H$12]*[.A195]^3+[.$H$13]*[.A195]^4+[.$H$14]*[.C195]+[.$H$15]*[.A195]*[.C195]+[.$H$16]*[.A195]^2*[.C195]+[.$H$17]*[.A195]^3*[.C195]+[.$H$18]*[.A195]^4*[.C195]+[.$H$19]*[.C195]^2+[.$H$20]*[.A195]*[.C195]^2+[.$H$21]*[.A195]^2*[.C195]^2+[.$H$22]*[.A195]^3*[.C195]^2+[.$H$23]*[.A195]^4*[.C195]^2+[.$H$24]*[.C195]^3+[.$H$25]*[.A195]*[.C195]^3+[.$H$26]*[.A195]^2*[.C195]^3+[.$H$27]*[.A195]^3*[.C195]^3+[.$H$28]*[.A195]^4*[.C195]^3+[.$H$29]*[.C195]^4+[.$H$30]*[.A195]*[.C195]^4+[.$H$31]*[.A195]^2*[.C195]^4+[.$H$32]*[.A195]^3*[.C195]^4+[.$H$33]*[.A195]^4*[.C195]^4" office:value-type="float" office:value="159.064469246296">
            <text:p>159.06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59.064469246296">
            <text:p>159.064469246296</text:p>
          </table:table-cell>
          <table:table-cell table:formula="of:=[.K195]-[.E195]" office:value-type="float" office:value="0">
            <text:p>0</text:p>
          </table:table-cell>
          <table:table-cell table:formula="of:=100*([.K195]-[.D195])/[.D195]" office:value-type="float" office:value="-0.0034769307250307">
            <text:p>-0.0034769307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0">
            <text:p>10</text:p>
          </table:table-cell>
          <table:table-cell table:formula="of:=1.01325*[.B196]" office:value-type="float" office:value="10.1325">
            <text:p>10.132500</text:p>
          </table:table-cell>
          <table:table-cell office:value-type="float" office:value="159.11">
            <text:p>159.11</text:p>
          </table:table-cell>
          <table:table-cell table:formula="of:=[.$H$9]+[.$H$10]*[.A196]+[.$H$11]*[.A196]^2+[.$H$12]*[.A196]^3+[.$H$13]*[.A196]^4+[.$H$14]*[.C196]+[.$H$15]*[.A196]*[.C196]+[.$H$16]*[.A196]^2*[.C196]+[.$H$17]*[.A196]^3*[.C196]+[.$H$18]*[.A196]^4*[.C196]+[.$H$19]*[.C196]^2+[.$H$20]*[.A196]*[.C196]^2+[.$H$21]*[.A196]^2*[.C196]^2+[.$H$22]*[.A196]^3*[.C196]^2+[.$H$23]*[.A196]^4*[.C196]^2+[.$H$24]*[.C196]^3+[.$H$25]*[.A196]*[.C196]^3+[.$H$26]*[.A196]^2*[.C196]^3+[.$H$27]*[.A196]^3*[.C196]^3+[.$H$28]*[.A196]^4*[.C196]^3+[.$H$29]*[.C196]^4+[.$H$30]*[.A196]*[.C196]^4+[.$H$31]*[.A196]^2*[.C196]^4+[.$H$32]*[.A196]^3*[.C196]^4+[.$H$33]*[.A196]^4*[.C196]^4" office:value-type="float" office:value="159.10636702926">
            <text:p>159.11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59.10636702926">
            <text:p>159.10636702926</text:p>
          </table:table-cell>
          <table:table-cell table:formula="of:=[.K196]-[.E196]" office:value-type="float" office:value="0">
            <text:p>0</text:p>
          </table:table-cell>
          <table:table-cell table:formula="of:=100*([.K196]-[.D196])/[.D196]" office:value-type="float" office:value="-0.00228330761090805">
            <text:p>-0.0022833076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0">
            <text:p>10</text:p>
          </table:table-cell>
          <table:table-cell table:formula="of:=1.01325*[.B197]" office:value-type="float" office:value="10.1325">
            <text:p>10.132500</text:p>
          </table:table-cell>
          <table:table-cell office:value-type="float" office:value="159.16">
            <text:p>159.16</text:p>
          </table:table-cell>
          <table:table-cell table:formula="of:=[.$H$9]+[.$H$10]*[.A197]+[.$H$11]*[.A197]^2+[.$H$12]*[.A197]^3+[.$H$13]*[.A197]^4+[.$H$14]*[.C197]+[.$H$15]*[.A197]*[.C197]+[.$H$16]*[.A197]^2*[.C197]+[.$H$17]*[.A197]^3*[.C197]+[.$H$18]*[.A197]^4*[.C197]+[.$H$19]*[.C197]^2+[.$H$20]*[.A197]*[.C197]^2+[.$H$21]*[.A197]^2*[.C197]^2+[.$H$22]*[.A197]^3*[.C197]^2+[.$H$23]*[.A197]^4*[.C197]^2+[.$H$24]*[.C197]^3+[.$H$25]*[.A197]*[.C197]^3+[.$H$26]*[.A197]^2*[.C197]^3+[.$H$27]*[.A197]^3*[.C197]^3+[.$H$28]*[.A197]^4*[.C197]^3+[.$H$29]*[.C197]^4+[.$H$30]*[.A197]*[.C197]^4+[.$H$31]*[.A197]^2*[.C197]^4+[.$H$32]*[.A197]^3*[.C197]^4+[.$H$33]*[.A197]^4*[.C197]^4" office:value-type="float" office:value="159.158158622853">
            <text:p>159.16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59.158158622853">
            <text:p>159.158158622853</text:p>
          </table:table-cell>
          <table:table-cell table:formula="of:=[.K197]-[.E197]" office:value-type="float" office:value="0">
            <text:p>0</text:p>
          </table:table-cell>
          <table:table-cell table:formula="of:=100*([.K197]-[.D197])/[.D197]" office:value-type="float" office:value="-0.00115693462352559">
            <text:p>-0.0011569346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0">
            <text:p>10</text:p>
          </table:table-cell>
          <table:table-cell table:formula="of:=1.01325*[.B198]" office:value-type="float" office:value="10.1325">
            <text:p>10.132500</text:p>
          </table:table-cell>
          <table:table-cell office:value-type="float" office:value="159.22">
            <text:p>159.22</text:p>
          </table:table-cell>
          <table:table-cell table:formula="of:=[.$H$9]+[.$H$10]*[.A198]+[.$H$11]*[.A198]^2+[.$H$12]*[.A198]^3+[.$H$13]*[.A198]^4+[.$H$14]*[.C198]+[.$H$15]*[.A198]*[.C198]+[.$H$16]*[.A198]^2*[.C198]+[.$H$17]*[.A198]^3*[.C198]+[.$H$18]*[.A198]^4*[.C198]+[.$H$19]*[.C198]^2+[.$H$20]*[.A198]*[.C198]^2+[.$H$21]*[.A198]^2*[.C198]^2+[.$H$22]*[.A198]^3*[.C198]^2+[.$H$23]*[.A198]^4*[.C198]^2+[.$H$24]*[.C198]^3+[.$H$25]*[.A198]*[.C198]^3+[.$H$26]*[.A198]^2*[.C198]^3+[.$H$27]*[.A198]^3*[.C198]^3+[.$H$28]*[.A198]^4*[.C198]^3+[.$H$29]*[.C198]^4+[.$H$30]*[.A198]*[.C198]^4+[.$H$31]*[.A198]^2*[.C198]^4+[.$H$32]*[.A198]^3*[.C198]^4+[.$H$33]*[.A198]^4*[.C198]^4" office:value-type="float" office:value="159.221301145649">
            <text:p>159.2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59.221301145649">
            <text:p>159.221301145649</text:p>
          </table:table-cell>
          <table:table-cell table:formula="of:=[.K198]-[.E198]" office:value-type="float" office:value="0">
            <text:p>0</text:p>
          </table:table-cell>
          <table:table-cell table:formula="of:=100*([.K198]-[.D198])/[.D198]" office:value-type="float" office:value="0.000817199880233325">
            <text:p>0.0008171999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0">
            <text:p>10</text:p>
          </table:table-cell>
          <table:table-cell table:formula="of:=1.01325*[.B199]" office:value-type="float" office:value="10.1325">
            <text:p>10.132500</text:p>
          </table:table-cell>
          <table:table-cell office:value-type="float" office:value="159.29">
            <text:p>159.29</text:p>
          </table:table-cell>
          <table:table-cell table:formula="of:=[.$H$9]+[.$H$10]*[.A199]+[.$H$11]*[.A199]^2+[.$H$12]*[.A199]^3+[.$H$13]*[.A199]^4+[.$H$14]*[.C199]+[.$H$15]*[.A199]*[.C199]+[.$H$16]*[.A199]^2*[.C199]+[.$H$17]*[.A199]^3*[.C199]+[.$H$18]*[.A199]^4*[.C199]+[.$H$19]*[.C199]^2+[.$H$20]*[.A199]*[.C199]^2+[.$H$21]*[.A199]^2*[.C199]^2+[.$H$22]*[.A199]^3*[.C199]^2+[.$H$23]*[.A199]^4*[.C199]^2+[.$H$24]*[.C199]^3+[.$H$25]*[.A199]*[.C199]^3+[.$H$26]*[.A199]^2*[.C199]^3+[.$H$27]*[.A199]^3*[.C199]^3+[.$H$28]*[.A199]^4*[.C199]^3+[.$H$29]*[.C199]^4+[.$H$30]*[.A199]*[.C199]^4+[.$H$31]*[.A199]^2*[.C199]^4+[.$H$32]*[.A199]^3*[.C199]^4+[.$H$33]*[.A199]^4*[.C199]^4" office:value-type="float" office:value="159.297348195485">
            <text:p>159.30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59.297348195485">
            <text:p>159.297348195485</text:p>
          </table:table-cell>
          <table:table-cell table:formula="of:=[.K199]-[.E199]" office:value-type="float" office:value="0">
            <text:p>0</text:p>
          </table:table-cell>
          <table:table-cell table:formula="of:=100*([.K199]-[.D199])/[.D199]" office:value-type="float" office:value="0.00461309277713319">
            <text:p>0.0046130928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0">
            <text:p>10</text:p>
          </table:table-cell>
          <table:table-cell table:formula="of:=1.01325*[.B200]" office:value-type="float" office:value="10.1325">
            <text:p>10.132500</text:p>
          </table:table-cell>
          <table:table-cell office:value-type="float" office:value="159.38">
            <text:p>159.38</text:p>
          </table:table-cell>
          <table:table-cell table:formula="of:=[.$H$9]+[.$H$10]*[.A200]+[.$H$11]*[.A200]^2+[.$H$12]*[.A200]^3+[.$H$13]*[.A200]^4+[.$H$14]*[.C200]+[.$H$15]*[.A200]*[.C200]+[.$H$16]*[.A200]^2*[.C200]+[.$H$17]*[.A200]^3*[.C200]+[.$H$18]*[.A200]^4*[.C200]+[.$H$19]*[.C200]^2+[.$H$20]*[.A200]*[.C200]^2+[.$H$21]*[.A200]^2*[.C200]^2+[.$H$22]*[.A200]^3*[.C200]^2+[.$H$23]*[.A200]^4*[.C200]^2+[.$H$24]*[.C200]^3+[.$H$25]*[.A200]*[.C200]^3+[.$H$26]*[.A200]^2*[.C200]^3+[.$H$27]*[.A200]^3*[.C200]^3+[.$H$28]*[.A200]^4*[.C200]^3+[.$H$29]*[.C200]^4+[.$H$30]*[.A200]*[.C200]^4+[.$H$31]*[.A200]^2*[.C200]^4+[.$H$32]*[.A200]^3*[.C200]^4+[.$H$33]*[.A200]^4*[.C200]^4" office:value-type="float" office:value="159.387949849457">
            <text:p>159.39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59.387949849457">
            <text:p>159.387949849457</text:p>
          </table:table-cell>
          <table:table-cell table:formula="of:=[.K200]-[.E200]" office:value-type="float" office:value="0">
            <text:p>0</text:p>
          </table:table-cell>
          <table:table-cell table:formula="of:=100*([.K200]-[.D200])/[.D200]" office:value-type="float" office:value="0.0049879843497264">
            <text:p>0.0049879843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0">
            <text:p>10</text:p>
          </table:table-cell>
          <table:table-cell table:formula="of:=1.01325*[.B201]" office:value-type="float" office:value="10.1325">
            <text:p>10.132500</text:p>
          </table:table-cell>
          <table:table-cell office:value-type="float" office:value="159.48">
            <text:p>159.48</text:p>
          </table:table-cell>
          <table:table-cell table:formula="of:=[.$H$9]+[.$H$10]*[.A201]+[.$H$11]*[.A201]^2+[.$H$12]*[.A201]^3+[.$H$13]*[.A201]^4+[.$H$14]*[.C201]+[.$H$15]*[.A201]*[.C201]+[.$H$16]*[.A201]^2*[.C201]+[.$H$17]*[.A201]^3*[.C201]+[.$H$18]*[.A201]^4*[.C201]+[.$H$19]*[.C201]^2+[.$H$20]*[.A201]*[.C201]^2+[.$H$21]*[.A201]^2*[.C201]^2+[.$H$22]*[.A201]^3*[.C201]^2+[.$H$23]*[.A201]^4*[.C201]^2+[.$H$24]*[.C201]^3+[.$H$25]*[.A201]*[.C201]^3+[.$H$26]*[.A201]^2*[.C201]^3+[.$H$27]*[.A201]^3*[.C201]^3+[.$H$28]*[.A201]^4*[.C201]^3+[.$H$29]*[.C201]^4+[.$H$30]*[.A201]*[.C201]^4+[.$H$31]*[.A201]^2*[.C201]^4+[.$H$32]*[.A201]^3*[.C201]^4+[.$H$33]*[.A201]^4*[.C201]^4" office:value-type="float" office:value="159.494852663924">
            <text:p>159.49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59.494852663924">
            <text:p>159.494852663924</text:p>
          </table:table-cell>
          <table:table-cell table:formula="of:=[.K201]-[.E201]" office:value-type="float" office:value="0">
            <text:p>0</text:p>
          </table:table-cell>
          <table:table-cell table:formula="of:=100*([.K201]-[.D201])/[.D201]" office:value-type="float" office:value="0.00931318279640379">
            <text:p>0.0093131828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0">
            <text:p>10</text:p>
          </table:table-cell>
          <table:table-cell table:formula="of:=1.01325*[.B202]" office:value-type="float" office:value="10.1325">
            <text:p>10.132500</text:p>
          </table:table-cell>
          <table:table-cell office:value-type="float" office:value="159.6">
            <text:p>159.60</text:p>
          </table:table-cell>
          <table:table-cell table:formula="of:=[.$H$9]+[.$H$10]*[.A202]+[.$H$11]*[.A202]^2+[.$H$12]*[.A202]^3+[.$H$13]*[.A202]^4+[.$H$14]*[.C202]+[.$H$15]*[.A202]*[.C202]+[.$H$16]*[.A202]^2*[.C202]+[.$H$17]*[.A202]^3*[.C202]+[.$H$18]*[.A202]^4*[.C202]+[.$H$19]*[.C202]^2+[.$H$20]*[.A202]*[.C202]^2+[.$H$21]*[.A202]^2*[.C202]^2+[.$H$22]*[.A202]^3*[.C202]^2+[.$H$23]*[.A202]^4*[.C202]^2+[.$H$24]*[.C202]^3+[.$H$25]*[.A202]*[.C202]^3+[.$H$26]*[.A202]^2*[.C202]^3+[.$H$27]*[.A202]^3*[.C202]^3+[.$H$28]*[.A202]^4*[.C202]^3+[.$H$29]*[.C202]^4+[.$H$30]*[.A202]*[.C202]^4+[.$H$31]*[.A202]^2*[.C202]^4+[.$H$32]*[.A202]^3*[.C202]^4+[.$H$33]*[.A202]^4*[.C202]^4" office:value-type="float" office:value="159.619899674506">
            <text:p>159.6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59.619899674506">
            <text:p>159.619899674506</text:p>
          </table:table-cell>
          <table:table-cell table:formula="of:=[.K202]-[.E202]" office:value-type="float" office:value="0">
            <text:p>0</text:p>
          </table:table-cell>
          <table:table-cell table:formula="of:=100*([.K202]-[.D202])/[.D202]" office:value-type="float" office:value="0.0124684677354688">
            <text:p>0.0124684677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table:formula="of:=1.01325*[.B203]" office:value-type="float" office:value="10.1325">
            <text:p>10.132500</text:p>
          </table:table-cell>
          <table:table-cell office:value-type="float" office:value="159.74">
            <text:p>159.74</text:p>
          </table:table-cell>
          <table:table-cell table:formula="of:=[.$H$9]+[.$H$10]*[.A203]+[.$H$11]*[.A203]^2+[.$H$12]*[.A203]^3+[.$H$13]*[.A203]^4+[.$H$14]*[.C203]+[.$H$15]*[.A203]*[.C203]+[.$H$16]*[.A203]^2*[.C203]+[.$H$17]*[.A203]^3*[.C203]+[.$H$18]*[.A203]^4*[.C203]+[.$H$19]*[.C203]^2+[.$H$20]*[.A203]*[.C203]^2+[.$H$21]*[.A203]^2*[.C203]^2+[.$H$22]*[.A203]^3*[.C203]^2+[.$H$23]*[.A203]^4*[.C203]^2+[.$H$24]*[.C203]^3+[.$H$25]*[.A203]*[.C203]^3+[.$H$26]*[.A203]^2*[.C203]^3+[.$H$27]*[.A203]^3*[.C203]^3+[.$H$28]*[.A203]^4*[.C203]^3+[.$H$29]*[.C203]^4+[.$H$30]*[.A203]*[.C203]^4+[.$H$31]*[.A203]^2*[.C203]^4+[.$H$32]*[.A203]^3*[.C203]^4+[.$H$33]*[.A203]^4*[.C203]^4" office:value-type="float" office:value="159.765030396084">
            <text:p>159.77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59.765030396084">
            <text:p>159.765030396084</text:p>
          </table:table-cell>
          <table:table-cell table:formula="of:=[.K203]-[.E203]" office:value-type="float" office:value="0">
            <text:p>0</text:p>
          </table:table-cell>
          <table:table-cell table:formula="of:=100*([.K203]-[.D203])/[.D203]" office:value-type="float" office:value="0.0156694604257576">
            <text:p>0.0156694604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0">
            <text:p>10</text:p>
          </table:table-cell>
          <table:table-cell table:formula="of:=1.01325*[.B204]" office:value-type="float" office:value="10.1325">
            <text:p>10.132500</text:p>
          </table:table-cell>
          <table:table-cell office:value-type="float" office:value="159.91">
            <text:p>159.91</text:p>
          </table:table-cell>
          <table:table-cell table:formula="of:=[.$H$9]+[.$H$10]*[.A204]+[.$H$11]*[.A204]^2+[.$H$12]*[.A204]^3+[.$H$13]*[.A204]^4+[.$H$14]*[.C204]+[.$H$15]*[.A204]*[.C204]+[.$H$16]*[.A204]^2*[.C204]+[.$H$17]*[.A204]^3*[.C204]+[.$H$18]*[.A204]^4*[.C204]+[.$H$19]*[.C204]^2+[.$H$20]*[.A204]*[.C204]^2+[.$H$21]*[.A204]^2*[.C204]^2+[.$H$22]*[.A204]^3*[.C204]^2+[.$H$23]*[.A204]^4*[.C204]^2+[.$H$24]*[.C204]^3+[.$H$25]*[.A204]*[.C204]^3+[.$H$26]*[.A204]^2*[.C204]^3+[.$H$27]*[.A204]^3*[.C204]^3+[.$H$28]*[.A204]^4*[.C204]^3+[.$H$29]*[.C204]^4+[.$H$30]*[.A204]*[.C204]^4+[.$H$31]*[.A204]^2*[.C204]^4+[.$H$32]*[.A204]^3*[.C204]^4+[.$H$33]*[.A204]^4*[.C204]^4" office:value-type="float" office:value="159.932280822801">
            <text:p>159.93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59.932280822801">
            <text:p>159.932280822801</text:p>
          </table:table-cell>
          <table:table-cell table:formula="of:=[.K204]-[.E204]" office:value-type="float" office:value="0">
            <text:p>0</text:p>
          </table:table-cell>
          <table:table-cell table:formula="of:=100*([.K204]-[.D204])/[.D204]" office:value-type="float" office:value="0.0139333517610489">
            <text:p>0.0139333518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0">
            <text:p>10</text:p>
          </table:table-cell>
          <table:table-cell table:formula="of:=1.01325*[.B205]" office:value-type="float" office:value="10.1325">
            <text:p>10.132500</text:p>
          </table:table-cell>
          <table:table-cell office:value-type="float" office:value="160.11">
            <text:p>160.11</text:p>
          </table:table-cell>
          <table:table-cell table:formula="of:=[.$H$9]+[.$H$10]*[.A205]+[.$H$11]*[.A205]^2+[.$H$12]*[.A205]^3+[.$H$13]*[.A205]^4+[.$H$14]*[.C205]+[.$H$15]*[.A205]*[.C205]+[.$H$16]*[.A205]^2*[.C205]+[.$H$17]*[.A205]^3*[.C205]+[.$H$18]*[.A205]^4*[.C205]+[.$H$19]*[.C205]^2+[.$H$20]*[.A205]*[.C205]^2+[.$H$21]*[.A205]^2*[.C205]^2+[.$H$22]*[.A205]^3*[.C205]^2+[.$H$23]*[.A205]^4*[.C205]^2+[.$H$24]*[.C205]^3+[.$H$25]*[.A205]*[.C205]^3+[.$H$26]*[.A205]^2*[.C205]^3+[.$H$27]*[.A205]^3*[.C205]^3+[.$H$28]*[.A205]^4*[.C205]^3+[.$H$29]*[.C205]^4+[.$H$30]*[.A205]*[.C205]^4+[.$H$31]*[.A205]^2*[.C205]^4+[.$H$32]*[.A205]^3*[.C205]^4+[.$H$33]*[.A205]^4*[.C205]^4" office:value-type="float" office:value="160.12378342806">
            <text:p>160.1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60.12378342806">
            <text:p>160.12378342806</text:p>
          </table:table-cell>
          <table:table-cell table:formula="of:=[.K205]-[.E205]" office:value-type="float" office:value="0">
            <text:p>0</text:p>
          </table:table-cell>
          <table:table-cell table:formula="of:=100*([.K205]-[.D205])/[.D205]" office:value-type="float" office:value="0.00860872403990575">
            <text:p>0.008608724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0">
            <text:p>10</text:p>
          </table:table-cell>
          <table:table-cell table:formula="of:=1.01325*[.B206]" office:value-type="float" office:value="10.1325">
            <text:p>10.132500</text:p>
          </table:table-cell>
          <table:table-cell office:value-type="float" office:value="160.32">
            <text:p>160.32</text:p>
          </table:table-cell>
          <table:table-cell table:formula="of:=[.$H$9]+[.$H$10]*[.A206]+[.$H$11]*[.A206]^2+[.$H$12]*[.A206]^3+[.$H$13]*[.A206]^4+[.$H$14]*[.C206]+[.$H$15]*[.A206]*[.C206]+[.$H$16]*[.A206]^2*[.C206]+[.$H$17]*[.A206]^3*[.C206]+[.$H$18]*[.A206]^4*[.C206]+[.$H$19]*[.C206]^2+[.$H$20]*[.A206]*[.C206]^2+[.$H$21]*[.A206]^2*[.C206]^2+[.$H$22]*[.A206]^3*[.C206]^2+[.$H$23]*[.A206]^4*[.C206]^2+[.$H$24]*[.C206]^3+[.$H$25]*[.A206]*[.C206]^3+[.$H$26]*[.A206]^2*[.C206]^3+[.$H$27]*[.A206]^3*[.C206]^3+[.$H$28]*[.A206]^4*[.C206]^3+[.$H$29]*[.C206]^4+[.$H$30]*[.A206]*[.C206]^4+[.$H$31]*[.A206]^2*[.C206]^4+[.$H$32]*[.A206]^3*[.C206]^4+[.$H$33]*[.A206]^4*[.C206]^4" office:value-type="float" office:value="160.341767164527">
            <text:p>160.34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60.341767164527">
            <text:p>160.341767164527</text:p>
          </table:table-cell>
          <table:table-cell table:formula="of:=[.K206]-[.E206]" office:value-type="float" office:value="0">
            <text:p>0</text:p>
          </table:table-cell>
          <table:table-cell table:formula="of:=100*([.K206]-[.D206])/[.D206]" office:value-type="float" office:value="0.0135773231829595">
            <text:p>0.013577323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0">
            <text:p>10</text:p>
          </table:table-cell>
          <table:table-cell table:formula="of:=1.01325*[.B207]" office:value-type="float" office:value="10.1325">
            <text:p>10.132500</text:p>
          </table:table-cell>
          <table:table-cell office:value-type="float" office:value="160.59">
            <text:p>160.59</text:p>
          </table:table-cell>
          <table:table-cell table:formula="of:=[.$H$9]+[.$H$10]*[.A207]+[.$H$11]*[.A207]^2+[.$H$12]*[.A207]^3+[.$H$13]*[.A207]^4+[.$H$14]*[.C207]+[.$H$15]*[.A207]*[.C207]+[.$H$16]*[.A207]^2*[.C207]+[.$H$17]*[.A207]^3*[.C207]+[.$H$18]*[.A207]^4*[.C207]+[.$H$19]*[.C207]^2+[.$H$20]*[.A207]*[.C207]^2+[.$H$21]*[.A207]^2*[.C207]^2+[.$H$22]*[.A207]^3*[.C207]^2+[.$H$23]*[.A207]^4*[.C207]^2+[.$H$24]*[.C207]^3+[.$H$25]*[.A207]*[.C207]^3+[.$H$26]*[.A207]^2*[.C207]^3+[.$H$27]*[.A207]^3*[.C207]^3+[.$H$28]*[.A207]^4*[.C207]^3+[.$H$29]*[.C207]^4+[.$H$30]*[.A207]*[.C207]^4+[.$H$31]*[.A207]^2*[.C207]^4+[.$H$32]*[.A207]^3*[.C207]^4+[.$H$33]*[.A207]^4*[.C207]^4" office:value-type="float" office:value="160.588557464127">
            <text:p>160.59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string">
            <text:p><text:s/>160.588557464127</text:p>
          </table:table-cell>
          <table:table-cell table:formula="of:=[.K207]-[.E207]" office:value-type="float" office:value="0">
            <text:p>0</text:p>
          </table:table-cell>
          <table:table-cell table:formula="of:=100*([.K207]-[.D207])/[.D207]" office:value-type="float" office:value="-0.000898272540629296">
            <text:p>-0.000898272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10">
            <text:p>10</text:p>
          </table:table-cell>
          <table:table-cell table:formula="of:=1.01325*[.B208]" office:value-type="float" office:value="10.1325">
            <text:p>10.132500</text:p>
          </table:table-cell>
          <table:table-cell office:value-type="float" office:value="160.91">
            <text:p>160.91</text:p>
          </table:table-cell>
          <table:table-cell table:formula="of:=[.$H$9]+[.$H$10]*[.A208]+[.$H$11]*[.A208]^2+[.$H$12]*[.A208]^3+[.$H$13]*[.A208]^4+[.$H$14]*[.C208]+[.$H$15]*[.A208]*[.C208]+[.$H$16]*[.A208]^2*[.C208]+[.$H$17]*[.A208]^3*[.C208]+[.$H$18]*[.A208]^4*[.C208]+[.$H$19]*[.C208]^2+[.$H$20]*[.A208]*[.C208]^2+[.$H$21]*[.A208]^2*[.C208]^2+[.$H$22]*[.A208]^3*[.C208]^2+[.$H$23]*[.A208]^4*[.C208]^2+[.$H$24]*[.C208]^3+[.$H$25]*[.A208]*[.C208]^3+[.$H$26]*[.A208]^2*[.C208]^3+[.$H$27]*[.A208]^3*[.C208]^3+[.$H$28]*[.A208]^4*[.C208]^3+[.$H$29]*[.C208]^4+[.$H$30]*[.A208]*[.C208]^4+[.$H$31]*[.A208]^2*[.C208]^4+[.$H$32]*[.A208]^3*[.C208]^4+[.$H$33]*[.A208]^4*[.C208]^4" office:value-type="float" office:value="160.866576238048">
            <text:p>160.87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60.866576238048">
            <text:p>160.866576238048</text:p>
          </table:table-cell>
          <table:table-cell table:formula="of:=[.K208]-[.E208]" office:value-type="float" office:value="0">
            <text:p>0</text:p>
          </table:table-cell>
          <table:table-cell table:formula="of:=100*([.K208]-[.D208])/[.D208]" office:value-type="float" office:value="-0.0269863662616906">
            <text:p>-0.0269863663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2.5">
            <text:p>12.5</text:p>
          </table:table-cell>
          <table:table-cell table:formula="of:=1.01325*[.B209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09]+[.$H$11]*[.A209]^2+[.$H$12]*[.A209]^3+[.$H$13]*[.A209]^4+[.$H$14]*[.C209]+[.$H$15]*[.A209]*[.C209]+[.$H$16]*[.A209]^2*[.C209]+[.$H$17]*[.A209]^3*[.C209]+[.$H$18]*[.A209]^4*[.C209]+[.$H$19]*[.C209]^2+[.$H$20]*[.A209]*[.C209]^2+[.$H$21]*[.A209]^2*[.C209]^2+[.$H$22]*[.A209]^3*[.C209]^2+[.$H$23]*[.A209]^4*[.C209]^2+[.$H$24]*[.C209]^3+[.$H$25]*[.A209]*[.C209]^3+[.$H$26]*[.A209]^2*[.C209]^3+[.$H$27]*[.A209]^3*[.C209]^3+[.$H$28]*[.A209]^4*[.C209]^3+[.$H$29]*[.C209]^4+[.$H$30]*[.A209]*[.C209]^4+[.$H$31]*[.A209]^2*[.C209]^4+[.$H$32]*[.A209]^3*[.C209]^4+[.$H$33]*[.A209]^4*[.C209]^4" office:value-type="float" office:value="161.59108049371">
            <text:p>161.59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61.59108049371">
            <text:p>161.59108049371</text:p>
          </table:table-cell>
          <table:table-cell table:formula="of:=[.K209]-[.E209]" office:value-type="float" office:value="0">
            <text:p>0</text:p>
          </table:table-cell>
          <table:table-cell table:formula="of:=100*([.K209]-[.D209])/[.D209]" office:value-type="float" office:value="0.0130472821128415">
            <text:p>0.0130472821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2.5">
            <text:p>12.5</text:p>
          </table:table-cell>
          <table:table-cell table:formula="of:=1.01325*[.B210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0]+[.$H$11]*[.A210]^2+[.$H$12]*[.A210]^3+[.$H$13]*[.A210]^4+[.$H$14]*[.C210]+[.$H$15]*[.A210]*[.C210]+[.$H$16]*[.A210]^2*[.C210]+[.$H$17]*[.A210]^3*[.C210]+[.$H$18]*[.A210]^4*[.C210]+[.$H$19]*[.C210]^2+[.$H$20]*[.A210]*[.C210]^2+[.$H$21]*[.A210]^2*[.C210]^2+[.$H$22]*[.A210]^3*[.C210]^2+[.$H$23]*[.A210]^4*[.C210]^2+[.$H$24]*[.C210]^3+[.$H$25]*[.A210]*[.C210]^3+[.$H$26]*[.A210]^2*[.C210]^3+[.$H$27]*[.A210]^3*[.C210]^3+[.$H$28]*[.A210]^4*[.C210]^3+[.$H$29]*[.C210]^4+[.$H$30]*[.A210]*[.C210]^4+[.$H$31]*[.A210]^2*[.C210]^4+[.$H$32]*[.A210]^3*[.C210]^4+[.$H$33]*[.A210]^4*[.C210]^4" office:value-type="float" office:value="161.575030993639">
            <text:p>161.58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61.575030993639">
            <text:p>161.575030993639</text:p>
          </table:table-cell>
          <table:table-cell table:formula="of:=[.K210]-[.E210]" office:value-type="float" office:value="0">
            <text:p>0</text:p>
          </table:table-cell>
          <table:table-cell table:formula="of:=100*([.K210]-[.D210])/[.D210]" office:value-type="float" office:value="0.0031138166981466">
            <text:p>0.0031138167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2.5">
            <text:p>12.5</text:p>
          </table:table-cell>
          <table:table-cell table:formula="of:=1.01325*[.B211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1]+[.$H$11]*[.A211]^2+[.$H$12]*[.A211]^3+[.$H$13]*[.A211]^4+[.$H$14]*[.C211]+[.$H$15]*[.A211]*[.C211]+[.$H$16]*[.A211]^2*[.C211]+[.$H$17]*[.A211]^3*[.C211]+[.$H$18]*[.A211]^4*[.C211]+[.$H$19]*[.C211]^2+[.$H$20]*[.A211]*[.C211]^2+[.$H$21]*[.A211]^2*[.C211]^2+[.$H$22]*[.A211]^3*[.C211]^2+[.$H$23]*[.A211]^4*[.C211]^2+[.$H$24]*[.C211]^3+[.$H$25]*[.A211]*[.C211]^3+[.$H$26]*[.A211]^2*[.C211]^3+[.$H$27]*[.A211]^3*[.C211]^3+[.$H$28]*[.A211]^4*[.C211]^3+[.$H$29]*[.C211]^4+[.$H$30]*[.A211]*[.C211]^4+[.$H$31]*[.A211]^2*[.C211]^4+[.$H$32]*[.A211]^3*[.C211]^4+[.$H$33]*[.A211]^4*[.C211]^4" office:value-type="float" office:value="161.564616448544">
            <text:p>161.56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61.564616448544">
            <text:p>161.564616448544</text:p>
          </table:table-cell>
          <table:table-cell table:formula="of:=[.K211]-[.E211]" office:value-type="float" office:value="0">
            <text:p>0</text:p>
          </table:table-cell>
          <table:table-cell table:formula="of:=100*([.K211]-[.D211])/[.D211]" office:value-type="float" office:value="-0.00333202417299298">
            <text:p>-0.0033320242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2.5">
            <text:p>12.5</text:p>
          </table:table-cell>
          <table:table-cell table:formula="of:=1.01325*[.B212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2]+[.$H$11]*[.A212]^2+[.$H$12]*[.A212]^3+[.$H$13]*[.A212]^4+[.$H$14]*[.C212]+[.$H$15]*[.A212]*[.C212]+[.$H$16]*[.A212]^2*[.C212]+[.$H$17]*[.A212]^3*[.C212]+[.$H$18]*[.A212]^4*[.C212]+[.$H$19]*[.C212]^2+[.$H$20]*[.A212]*[.C212]^2+[.$H$21]*[.A212]^2*[.C212]^2+[.$H$22]*[.A212]^3*[.C212]^2+[.$H$23]*[.A212]^4*[.C212]^2+[.$H$24]*[.C212]^3+[.$H$25]*[.A212]*[.C212]^3+[.$H$26]*[.A212]^2*[.C212]^3+[.$H$27]*[.A212]^3*[.C212]^3+[.$H$28]*[.A212]^4*[.C212]^3+[.$H$29]*[.C212]^4+[.$H$30]*[.A212]*[.C212]^4+[.$H$31]*[.A212]^2*[.C212]^4+[.$H$32]*[.A212]^3*[.C212]^4+[.$H$33]*[.A212]^4*[.C212]^4" office:value-type="float" office:value="161.558708223514">
            <text:p>161.56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61.558708223514">
            <text:p>161.558708223514</text:p>
          </table:table-cell>
          <table:table-cell table:formula="of:=[.K212]-[.E212]" office:value-type="float" office:value="0">
            <text:p>0</text:p>
          </table:table-cell>
          <table:table-cell table:formula="of:=100*([.K212]-[.D212])/[.D212]" office:value-type="float" office:value="-0.00698878287163823">
            <text:p>-0.0069887829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2.5">
            <text:p>12.5</text:p>
          </table:table-cell>
          <table:table-cell table:formula="of:=1.01325*[.B213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3]+[.$H$11]*[.A213]^2+[.$H$12]*[.A213]^3+[.$H$13]*[.A213]^4+[.$H$14]*[.C213]+[.$H$15]*[.A213]*[.C213]+[.$H$16]*[.A213]^2*[.C213]+[.$H$17]*[.A213]^3*[.C213]+[.$H$18]*[.A213]^4*[.C213]+[.$H$19]*[.C213]^2+[.$H$20]*[.A213]*[.C213]^2+[.$H$21]*[.A213]^2*[.C213]^2+[.$H$22]*[.A213]^3*[.C213]^2+[.$H$23]*[.A213]^4*[.C213]^2+[.$H$24]*[.C213]^3+[.$H$25]*[.A213]*[.C213]^3+[.$H$26]*[.A213]^2*[.C213]^3+[.$H$27]*[.A213]^3*[.C213]^3+[.$H$28]*[.A213]^4*[.C213]^3+[.$H$29]*[.C213]^4+[.$H$30]*[.A213]*[.C213]^4+[.$H$31]*[.A213]^2*[.C213]^4+[.$H$32]*[.A213]^3*[.C213]^4+[.$H$33]*[.A213]^4*[.C213]^4" office:value-type="float" office:value="161.55629199949">
            <text:p>161.56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string">
            <text:p><text:s text:c="2"/>161.55629199949</text:p>
          </table:table-cell>
          <table:table-cell table:formula="of:=[.K213]-[.E213]" office:value-type="float" office:value="0">
            <text:p>0</text:p>
          </table:table-cell>
          <table:table-cell table:formula="of:=100*([.K213]-[.D213])/[.D213]" office:value-type="float" office:value="-0.00848424862908177">
            <text:p>-0.0084842486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2.5">
            <text:p>12.5</text:p>
          </table:table-cell>
          <table:table-cell table:formula="of:=1.01325*[.B214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4]+[.$H$11]*[.A214]^2+[.$H$12]*[.A214]^3+[.$H$13]*[.A214]^4+[.$H$14]*[.C214]+[.$H$15]*[.A214]*[.C214]+[.$H$16]*[.A214]^2*[.C214]+[.$H$17]*[.A214]^3*[.C214]+[.$H$18]*[.A214]^4*[.C214]+[.$H$19]*[.C214]^2+[.$H$20]*[.A214]*[.C214]^2+[.$H$21]*[.A214]^2*[.C214]^2+[.$H$22]*[.A214]^3*[.C214]^2+[.$H$23]*[.A214]^4*[.C214]^2+[.$H$24]*[.C214]^3+[.$H$25]*[.A214]*[.C214]^3+[.$H$26]*[.A214]^2*[.C214]^3+[.$H$27]*[.A214]^3*[.C214]^3+[.$H$28]*[.A214]^4*[.C214]^3+[.$H$29]*[.C214]^4+[.$H$30]*[.A214]*[.C214]^4+[.$H$31]*[.A214]^2*[.C214]^4+[.$H$32]*[.A214]^3*[.C214]^4+[.$H$33]*[.A214]^4*[.C214]^4" office:value-type="float" office:value="161.556467773257">
            <text:p>161.56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string">
            <text:p><text:s/>161.556467773257</text:p>
          </table:table-cell>
          <table:table-cell table:formula="of:=[.K214]-[.E214]" office:value-type="float" office:value="0">
            <text:p>0</text:p>
          </table:table-cell>
          <table:table-cell table:formula="of:=100*([.K214]-[.D214])/[.D214]" office:value-type="float" office:value="-0.00837545753728761">
            <text:p>-0.0083754575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2.5">
            <text:p>12.5</text:p>
          </table:table-cell>
          <table:table-cell table:formula="of:=1.01325*[.B215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5]+[.$H$11]*[.A215]^2+[.$H$12]*[.A215]^3+[.$H$13]*[.A215]^4+[.$H$14]*[.C215]+[.$H$15]*[.A215]*[.C215]+[.$H$16]*[.A215]^2*[.C215]+[.$H$17]*[.A215]^3*[.C215]+[.$H$18]*[.A215]^4*[.C215]+[.$H$19]*[.C215]^2+[.$H$20]*[.A215]*[.C215]^2+[.$H$21]*[.A215]^2*[.C215]^2+[.$H$22]*[.A215]^3*[.C215]^2+[.$H$23]*[.A215]^4*[.C215]^2+[.$H$24]*[.C215]^3+[.$H$25]*[.A215]*[.C215]^3+[.$H$26]*[.A215]^2*[.C215]^3+[.$H$27]*[.A215]^3*[.C215]^3+[.$H$28]*[.A215]^4*[.C215]^3+[.$H$29]*[.C215]^4+[.$H$30]*[.A215]*[.C215]^4+[.$H$31]*[.A215]^2*[.C215]^4+[.$H$32]*[.A215]^3*[.C215]^4+[.$H$33]*[.A215]^4*[.C215]^4" office:value-type="float" office:value="161.558449857449">
            <text:p>161.56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61.558449857449">
            <text:p>161.558449857449</text:p>
          </table:table-cell>
          <table:table-cell table:formula="of:=[.K215]-[.E215]" office:value-type="float" office:value="0">
            <text:p>0</text:p>
          </table:table-cell>
          <table:table-cell table:formula="of:=100*([.K215]-[.D215])/[.D215]" office:value-type="float" office:value="-0.00714869254868006">
            <text:p>-0.007148692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2.5">
            <text:p>12.5</text:p>
          </table:table-cell>
          <table:table-cell table:formula="of:=1.01325*[.B216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6]+[.$H$11]*[.A216]^2+[.$H$12]*[.A216]^3+[.$H$13]*[.A216]^4+[.$H$14]*[.C216]+[.$H$15]*[.A216]*[.C216]+[.$H$16]*[.A216]^2*[.C216]+[.$H$17]*[.A216]^3*[.C216]+[.$H$18]*[.A216]^4*[.C216]+[.$H$19]*[.C216]^2+[.$H$20]*[.A216]*[.C216]^2+[.$H$21]*[.A216]^2*[.C216]^2+[.$H$22]*[.A216]^3*[.C216]^2+[.$H$23]*[.A216]^4*[.C216]^2+[.$H$24]*[.C216]^3+[.$H$25]*[.A216]*[.C216]^3+[.$H$26]*[.A216]^2*[.C216]^3+[.$H$27]*[.A216]^3*[.C216]^3+[.$H$28]*[.A216]^4*[.C216]^3+[.$H$29]*[.C216]^4+[.$H$30]*[.A216]*[.C216]^4+[.$H$31]*[.A216]^2*[.C216]^4+[.$H$32]*[.A216]^3*[.C216]^4+[.$H$33]*[.A216]^4*[.C216]^4" office:value-type="float" office:value="161.561566880547">
            <text:p>161.56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61.561566880547">
            <text:p>161.561566880547</text:p>
          </table:table-cell>
          <table:table-cell table:formula="of:=[.K216]-[.E216]" office:value-type="float" office:value="0">
            <text:p>0</text:p>
          </table:table-cell>
          <table:table-cell table:formula="of:=100*([.K216]-[.D216])/[.D216]" office:value-type="float" office:value="-0.00521948347626687">
            <text:p>-0.005219483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2.5">
            <text:p>12.5</text:p>
          </table:table-cell>
          <table:table-cell table:formula="of:=1.01325*[.B217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7]+[.$H$11]*[.A217]^2+[.$H$12]*[.A217]^3+[.$H$13]*[.A217]^4+[.$H$14]*[.C217]+[.$H$15]*[.A217]*[.C217]+[.$H$16]*[.A217]^2*[.C217]+[.$H$17]*[.A217]^3*[.C217]+[.$H$18]*[.A217]^4*[.C217]+[.$H$19]*[.C217]^2+[.$H$20]*[.A217]*[.C217]^2+[.$H$21]*[.A217]^2*[.C217]^2+[.$H$22]*[.A217]^3*[.C217]^2+[.$H$23]*[.A217]^4*[.C217]^2+[.$H$24]*[.C217]^3+[.$H$25]*[.A217]*[.C217]^3+[.$H$26]*[.A217]^2*[.C217]^3+[.$H$27]*[.A217]^3*[.C217]^3+[.$H$28]*[.A217]^4*[.C217]^3+[.$H$29]*[.C217]^4+[.$H$30]*[.A217]*[.C217]^4+[.$H$31]*[.A217]^2*[.C217]^4+[.$H$32]*[.A217]^3*[.C217]^4+[.$H$33]*[.A217]^4*[.C217]^4" office:value-type="float" office:value="161.565261786881">
            <text:p>161.57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61.565261786881">
            <text:p>161.565261786881</text:p>
          </table:table-cell>
          <table:table-cell table:formula="of:=[.K217]-[.E217]" office:value-type="float" office:value="0">
            <text:p>0</text:p>
          </table:table-cell>
          <table:table-cell table:formula="of:=100*([.K217]-[.D217])/[.D217]" office:value-type="float" office:value="-0.00293260699342818">
            <text:p>-0.00293260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table:formula="of:=1.01325*[.B218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8]+[.$H$11]*[.A218]^2+[.$H$12]*[.A218]^3+[.$H$13]*[.A218]^4+[.$H$14]*[.C218]+[.$H$15]*[.A218]*[.C218]+[.$H$16]*[.A218]^2*[.C218]+[.$H$17]*[.A218]^3*[.C218]+[.$H$18]*[.A218]^4*[.C218]+[.$H$19]*[.C218]^2+[.$H$20]*[.A218]*[.C218]^2+[.$H$21]*[.A218]^2*[.C218]^2+[.$H$22]*[.A218]^3*[.C218]^2+[.$H$23]*[.A218]^4*[.C218]^2+[.$H$24]*[.C218]^3+[.$H$25]*[.A218]*[.C218]^3+[.$H$26]*[.A218]^2*[.C218]^3+[.$H$27]*[.A218]^3*[.C218]^3+[.$H$28]*[.A218]^4*[.C218]^3+[.$H$29]*[.C218]^4+[.$H$30]*[.A218]*[.C218]^4+[.$H$31]*[.A218]^2*[.C218]^4+[.$H$32]*[.A218]^3*[.C218]^4+[.$H$33]*[.A218]^4*[.C218]^4" office:value-type="float" office:value="161.569091836625">
            <text:p>161.57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string">
            <text:p><text:s/>161.569091836625</text:p>
          </table:table-cell>
          <table:table-cell table:formula="of:=[.K218]-[.E218]" office:value-type="float" office:value="0">
            <text:p>0</text:p>
          </table:table-cell>
          <table:table-cell table:formula="of:=100*([.K218]-[.D218])/[.D218]" office:value-type="float" office:value="-0.000562086634268259">
            <text:p>-0.0005620866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2.5">
            <text:p>12.5</text:p>
          </table:table-cell>
          <table:table-cell table:formula="of:=1.01325*[.B219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19]+[.$H$11]*[.A219]^2+[.$H$12]*[.A219]^3+[.$H$13]*[.A219]^4+[.$H$14]*[.C219]+[.$H$15]*[.A219]*[.C219]+[.$H$16]*[.A219]^2*[.C219]+[.$H$17]*[.A219]^3*[.C219]+[.$H$18]*[.A219]^4*[.C219]+[.$H$19]*[.C219]^2+[.$H$20]*[.A219]*[.C219]^2+[.$H$21]*[.A219]^2*[.C219]^2+[.$H$22]*[.A219]^3*[.C219]^2+[.$H$23]*[.A219]^4*[.C219]^2+[.$H$24]*[.C219]^3+[.$H$25]*[.A219]*[.C219]^3+[.$H$26]*[.A219]^2*[.C219]^3+[.$H$27]*[.A219]^3*[.C219]^3+[.$H$28]*[.A219]^4*[.C219]^3+[.$H$29]*[.C219]^4+[.$H$30]*[.A219]*[.C219]^4+[.$H$31]*[.A219]^2*[.C219]^4+[.$H$32]*[.A219]^3*[.C219]^4+[.$H$33]*[.A219]^4*[.C219]^4" office:value-type="float" office:value="161.572728605804">
            <text:p>161.57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61.572728605804">
            <text:p>161.572728605804</text:p>
          </table:table-cell>
          <table:table-cell table:formula="of:=[.K219]-[.E219]" office:value-type="float" office:value="0">
            <text:p>0</text:p>
          </table:table-cell>
          <table:table-cell table:formula="of:=100*([.K219]-[.D219])/[.D219]" office:value-type="float" office:value="0.00168880720659552">
            <text:p>0.0016888072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2.5">
            <text:p>12.5</text:p>
          </table:table-cell>
          <table:table-cell table:formula="of:=1.01325*[.B220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20]+[.$H$11]*[.A220]^2+[.$H$12]*[.A220]^3+[.$H$13]*[.A220]^4+[.$H$14]*[.C220]+[.$H$15]*[.A220]*[.C220]+[.$H$16]*[.A220]^2*[.C220]+[.$H$17]*[.A220]^3*[.C220]+[.$H$18]*[.A220]^4*[.C220]+[.$H$19]*[.C220]^2+[.$H$20]*[.A220]*[.C220]^2+[.$H$21]*[.A220]^2*[.C220]^2+[.$H$22]*[.A220]^3*[.C220]^2+[.$H$23]*[.A220]^4*[.C220]^2+[.$H$24]*[.C220]^3+[.$H$25]*[.A220]*[.C220]^3+[.$H$26]*[.A220]^2*[.C220]^3+[.$H$27]*[.A220]^3*[.C220]^3+[.$H$28]*[.A220]^4*[.C220]^3+[.$H$29]*[.C220]^4+[.$H$30]*[.A220]*[.C220]^4+[.$H$31]*[.A220]^2*[.C220]^4+[.$H$32]*[.A220]^3*[.C220]^4+[.$H$33]*[.A220]^4*[.C220]^4" office:value-type="float" office:value="161.575957986288">
            <text:p>161.58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61.575957986288">
            <text:p>161.575957986288</text:p>
          </table:table-cell>
          <table:table-cell table:formula="of:=[.K220]-[.E220]" office:value-type="float" office:value="0">
            <text:p>0</text:p>
          </table:table-cell>
          <table:table-cell table:formula="of:=100*([.K220]-[.D220])/[.D220]" office:value-type="float" office:value="0.00368755727436694">
            <text:p>0.0036875573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2.5">
            <text:p>12.5</text:p>
          </table:table-cell>
          <table:table-cell table:formula="of:=1.01325*[.B221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21]+[.$H$11]*[.A221]^2+[.$H$12]*[.A221]^3+[.$H$13]*[.A221]^4+[.$H$14]*[.C221]+[.$H$15]*[.A221]*[.C221]+[.$H$16]*[.A221]^2*[.C221]+[.$H$17]*[.A221]^3*[.C221]+[.$H$18]*[.A221]^4*[.C221]+[.$H$19]*[.C221]^2+[.$H$20]*[.A221]*[.C221]^2+[.$H$21]*[.A221]^2*[.C221]^2+[.$H$22]*[.A221]^3*[.C221]^2+[.$H$23]*[.A221]^4*[.C221]^2+[.$H$24]*[.C221]^3+[.$H$25]*[.A221]*[.C221]^3+[.$H$26]*[.A221]^2*[.C221]^3+[.$H$27]*[.A221]^3*[.C221]^3+[.$H$28]*[.A221]^4*[.C221]^3+[.$H$29]*[.C221]^4+[.$H$30]*[.A221]*[.C221]^4+[.$H$31]*[.A221]^2*[.C221]^4+[.$H$32]*[.A221]^3*[.C221]^4+[.$H$33]*[.A221]^4*[.C221]^4" office:value-type="float" office:value="161.578680185797">
            <text:p>161.58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61.578680185797">
            <text:p>161.578680185797</text:p>
          </table:table-cell>
          <table:table-cell table:formula="of:=[.K221]-[.E221]" office:value-type="float" office:value="0">
            <text:p>0</text:p>
          </table:table-cell>
          <table:table-cell table:formula="of:=100*([.K221]-[.D221])/[.D221]" office:value-type="float" office:value="0.00537239945331451">
            <text:p>0.005372399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2.5">
            <text:p>12.5</text:p>
          </table:table-cell>
          <table:table-cell table:formula="of:=1.01325*[.B222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22]+[.$H$11]*[.A222]^2+[.$H$12]*[.A222]^3+[.$H$13]*[.A222]^4+[.$H$14]*[.C222]+[.$H$15]*[.A222]*[.C222]+[.$H$16]*[.A222]^2*[.C222]+[.$H$17]*[.A222]^3*[.C222]+[.$H$18]*[.A222]^4*[.C222]+[.$H$19]*[.C222]^2+[.$H$20]*[.A222]*[.C222]^2+[.$H$21]*[.A222]^2*[.C222]^2+[.$H$22]*[.A222]^3*[.C222]^2+[.$H$23]*[.A222]^4*[.C222]^2+[.$H$24]*[.C222]^3+[.$H$25]*[.A222]*[.C222]^3+[.$H$26]*[.A222]^2*[.C222]^3+[.$H$27]*[.A222]^3*[.C222]^3+[.$H$28]*[.A222]^4*[.C222]^3+[.$H$29]*[.C222]^4+[.$H$30]*[.A222]*[.C222]^4+[.$H$31]*[.A222]^2*[.C222]^4+[.$H$32]*[.A222]^3*[.C222]^4+[.$H$33]*[.A222]^4*[.C222]^4" office:value-type="float" office:value="161.580909727895">
            <text:p>161.58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61.580909727895">
            <text:p>161.580909727895</text:p>
          </table:table-cell>
          <table:table-cell table:formula="of:=[.K222]-[.E222]" office:value-type="float" office:value="0">
            <text:p>0</text:p>
          </table:table-cell>
          <table:table-cell table:formula="of:=100*([.K222]-[.D222])/[.D222]" office:value-type="float" office:value="0.00675232276728163">
            <text:p>0.0067523228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2.5">
            <text:p>12.5</text:p>
          </table:table-cell>
          <table:table-cell table:formula="of:=1.01325*[.B223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23]+[.$H$11]*[.A223]^2+[.$H$12]*[.A223]^3+[.$H$13]*[.A223]^4+[.$H$14]*[.C223]+[.$H$15]*[.A223]*[.C223]+[.$H$16]*[.A223]^2*[.C223]+[.$H$17]*[.A223]^3*[.C223]+[.$H$18]*[.A223]^4*[.C223]+[.$H$19]*[.C223]^2+[.$H$20]*[.A223]*[.C223]^2+[.$H$21]*[.A223]^2*[.C223]^2+[.$H$22]*[.A223]^3*[.C223]^2+[.$H$23]*[.A223]^4*[.C223]^2+[.$H$24]*[.C223]^3+[.$H$25]*[.A223]*[.C223]^3+[.$H$26]*[.A223]^2*[.C223]^3+[.$H$27]*[.A223]^3*[.C223]^3+[.$H$28]*[.A223]^4*[.C223]^3+[.$H$29]*[.C223]^4+[.$H$30]*[.A223]*[.C223]^4+[.$H$31]*[.A223]^2*[.C223]^4+[.$H$32]*[.A223]^3*[.C223]^4+[.$H$33]*[.A223]^4*[.C223]^4" office:value-type="float" office:value="161.582775451997">
            <text:p>161.58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string">
            <text:p><text:s/>161.582775451997</text:p>
          </table:table-cell>
          <table:table-cell table:formula="of:=[.K223]-[.E223]" office:value-type="float" office:value="0">
            <text:p>0</text:p>
          </table:table-cell>
          <table:table-cell table:formula="of:=100*([.K223]-[.D223])/[.D223]" office:value-type="float" office:value="0.00790706937984487">
            <text:p>0.0079070694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2.5">
            <text:p>12.5</text:p>
          </table:table-cell>
          <table:table-cell table:formula="of:=1.01325*[.B224]" office:value-type="float" office:value="12.665625">
            <text:p>12.665625</text:p>
          </table:table-cell>
          <table:table-cell office:value-type="float" office:value="161.57">
            <text:p>161.57</text:p>
          </table:table-cell>
          <table:table-cell table:formula="of:=[.$H$9]+[.$H$10]*[.A224]+[.$H$11]*[.A224]^2+[.$H$12]*[.A224]^3+[.$H$13]*[.A224]^4+[.$H$14]*[.C224]+[.$H$15]*[.A224]*[.C224]+[.$H$16]*[.A224]^2*[.C224]+[.$H$17]*[.A224]^3*[.C224]+[.$H$18]*[.A224]^4*[.C224]+[.$H$19]*[.C224]^2+[.$H$20]*[.A224]*[.C224]^2+[.$H$21]*[.A224]^2*[.C224]^2+[.$H$22]*[.A224]^3*[.C224]^2+[.$H$23]*[.A224]^4*[.C224]^2+[.$H$24]*[.C224]^3+[.$H$25]*[.A224]*[.C224]^3+[.$H$26]*[.A224]^2*[.C224]^3+[.$H$27]*[.A224]^3*[.C224]^3+[.$H$28]*[.A224]^4*[.C224]^3+[.$H$29]*[.C224]^4+[.$H$30]*[.A224]*[.C224]^4+[.$H$31]*[.A224]^2*[.C224]^4+[.$H$32]*[.A224]^3*[.C224]^4+[.$H$33]*[.A224]^4*[.C224]^4" office:value-type="float" office:value="161.584520513363">
            <text:p>161.58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61.584520513363">
            <text:p>161.584520513363</text:p>
          </table:table-cell>
          <table:table-cell table:formula="of:=[.K224]-[.E224]" office:value-type="float" office:value="0">
            <text:p>0</text:p>
          </table:table-cell>
          <table:table-cell table:formula="of:=100*([.K224]-[.D224])/[.D224]" office:value-type="float" office:value="0.00898713459373351">
            <text:p>0.0089871346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2.5">
            <text:p>12.5</text:p>
          </table:table-cell>
          <table:table-cell table:formula="of:=1.01325*[.B225]" office:value-type="float" office:value="12.665625">
            <text:p>12.665625</text:p>
          </table:table-cell>
          <table:table-cell office:value-type="float" office:value="161.58">
            <text:p>161.58</text:p>
          </table:table-cell>
          <table:table-cell table:formula="of:=[.$H$9]+[.$H$10]*[.A225]+[.$H$11]*[.A225]^2+[.$H$12]*[.A225]^3+[.$H$13]*[.A225]^4+[.$H$14]*[.C225]+[.$H$15]*[.A225]*[.C225]+[.$H$16]*[.A225]^2*[.C225]+[.$H$17]*[.A225]^3*[.C225]+[.$H$18]*[.A225]^4*[.C225]+[.$H$19]*[.C225]^2+[.$H$20]*[.A225]*[.C225]^2+[.$H$21]*[.A225]^2*[.C225]^2+[.$H$22]*[.A225]^3*[.C225]^2+[.$H$23]*[.A225]^4*[.C225]^2+[.$H$24]*[.C225]^3+[.$H$25]*[.A225]*[.C225]^3+[.$H$26]*[.A225]^2*[.C225]^3+[.$H$27]*[.A225]^3*[.C225]^3+[.$H$28]*[.A225]^4*[.C225]^3+[.$H$29]*[.C225]^4+[.$H$30]*[.A225]*[.C225]^4+[.$H$31]*[.A225]^2*[.C225]^4+[.$H$32]*[.A225]^3*[.C225]^4+[.$H$33]*[.A225]^4*[.C225]^4" office:value-type="float" office:value="161.586502383102">
            <text:p>161.59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61.586502383102">
            <text:p>161.586502383102</text:p>
          </table:table-cell>
          <table:table-cell table:formula="of:=[.K225]-[.E225]" office:value-type="float" office:value="0">
            <text:p>0</text:p>
          </table:table-cell>
          <table:table-cell table:formula="of:=100*([.K225]-[.D225])/[.D225]" office:value-type="float" office:value="0.00402424997015436">
            <text:p>0.0040242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2.5">
            <text:p>12.5</text:p>
          </table:table-cell>
          <table:table-cell table:formula="of:=1.01325*[.B226]" office:value-type="float" office:value="12.665625">
            <text:p>12.665625</text:p>
          </table:table-cell>
          <table:table-cell office:value-type="float" office:value="161.58">
            <text:p>161.58</text:p>
          </table:table-cell>
          <table:table-cell table:formula="of:=[.$H$9]+[.$H$10]*[.A226]+[.$H$11]*[.A226]^2+[.$H$12]*[.A226]^3+[.$H$13]*[.A226]^4+[.$H$14]*[.C226]+[.$H$15]*[.A226]*[.C226]+[.$H$16]*[.A226]^2*[.C226]+[.$H$17]*[.A226]^3*[.C226]+[.$H$18]*[.A226]^4*[.C226]+[.$H$19]*[.C226]^2+[.$H$20]*[.A226]*[.C226]^2+[.$H$21]*[.A226]^2*[.C226]^2+[.$H$22]*[.A226]^3*[.C226]^2+[.$H$23]*[.A226]^4*[.C226]^2+[.$H$24]*[.C226]^3+[.$H$25]*[.A226]*[.C226]^3+[.$H$26]*[.A226]^2*[.C226]^3+[.$H$27]*[.A226]^3*[.C226]^3+[.$H$28]*[.A226]^4*[.C226]^3+[.$H$29]*[.C226]^4+[.$H$30]*[.A226]*[.C226]^4+[.$H$31]*[.A226]^2*[.C226]^4+[.$H$32]*[.A226]^3*[.C226]^4+[.$H$33]*[.A226]^4*[.C226]^4" office:value-type="float" office:value="161.589192848169">
            <text:p>161.59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61.589192848169">
            <text:p>161.589192848169</text:p>
          </table:table-cell>
          <table:table-cell table:formula="of:=[.K226]-[.E226]" office:value-type="float" office:value="0">
            <text:p>0</text:p>
          </table:table-cell>
          <table:table-cell table:formula="of:=100*([.K226]-[.D226])/[.D226]" office:value-type="float" office:value="0.00568934779606366">
            <text:p>0.0056893478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2.5">
            <text:p>12.5</text:p>
          </table:table-cell>
          <table:table-cell table:formula="of:=1.01325*[.B227]" office:value-type="float" office:value="12.665625">
            <text:p>12.665625</text:p>
          </table:table-cell>
          <table:table-cell office:value-type="float" office:value="161.59">
            <text:p>161.59</text:p>
          </table:table-cell>
          <table:table-cell table:formula="of:=[.$H$9]+[.$H$10]*[.A227]+[.$H$11]*[.A227]^2+[.$H$12]*[.A227]^3+[.$H$13]*[.A227]^4+[.$H$14]*[.C227]+[.$H$15]*[.A227]*[.C227]+[.$H$16]*[.A227]^2*[.C227]+[.$H$17]*[.A227]^3*[.C227]+[.$H$18]*[.A227]^4*[.C227]+[.$H$19]*[.C227]^2+[.$H$20]*[.A227]*[.C227]^2+[.$H$21]*[.A227]^2*[.C227]^2+[.$H$22]*[.A227]^3*[.C227]^2+[.$H$23]*[.A227]^4*[.C227]^2+[.$H$24]*[.C227]^3+[.$H$25]*[.A227]*[.C227]^3+[.$H$26]*[.A227]^2*[.C227]^3+[.$H$27]*[.A227]^3*[.C227]^3+[.$H$28]*[.A227]^4*[.C227]^3+[.$H$29]*[.C227]^4+[.$H$30]*[.A227]*[.C227]^4+[.$H$31]*[.A227]^2*[.C227]^4+[.$H$32]*[.A227]^3*[.C227]^4+[.$H$33]*[.A227]^4*[.C227]^4" office:value-type="float" office:value="161.593178011367">
            <text:p>161.59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61.593178011368">
            <text:p>161.593178011368</text:p>
          </table:table-cell>
          <table:table-cell table:formula="of:=[.K227]-[.E227]" office:value-type="float" office:value="0">
            <text:p>0</text:p>
          </table:table-cell>
          <table:table-cell table:formula="of:=100*([.K227]-[.D227])/[.D227]" office:value-type="float" office:value="0.00196671289529657">
            <text:p>0.001966712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2.5">
            <text:p>12.5</text:p>
          </table:table-cell>
          <table:table-cell table:formula="of:=1.01325*[.B228]" office:value-type="float" office:value="12.665625">
            <text:p>12.665625</text:p>
          </table:table-cell>
          <table:table-cell office:value-type="float" office:value="161.6">
            <text:p>161.60</text:p>
          </table:table-cell>
          <table:table-cell table:formula="of:=[.$H$9]+[.$H$10]*[.A228]+[.$H$11]*[.A228]^2+[.$H$12]*[.A228]^3+[.$H$13]*[.A228]^4+[.$H$14]*[.C228]+[.$H$15]*[.A228]*[.C228]+[.$H$16]*[.A228]^2*[.C228]+[.$H$17]*[.A228]^3*[.C228]+[.$H$18]*[.A228]^4*[.C228]+[.$H$19]*[.C228]^2+[.$H$20]*[.A228]*[.C228]^2+[.$H$21]*[.A228]^2*[.C228]^2+[.$H$22]*[.A228]^3*[.C228]^2+[.$H$23]*[.A228]^4*[.C228]^2+[.$H$24]*[.C228]^3+[.$H$25]*[.A228]*[.C228]^3+[.$H$26]*[.A228]^2*[.C228]^3+[.$H$27]*[.A228]^3*[.C228]^3+[.$H$28]*[.A228]^4*[.C228]^3+[.$H$29]*[.C228]^4+[.$H$30]*[.A228]*[.C228]^4+[.$H$31]*[.A228]^2*[.C228]^4+[.$H$32]*[.A228]^3*[.C228]^4+[.$H$33]*[.A228]^4*[.C228]^4" office:value-type="float" office:value="161.599158291348">
            <text:p>161.60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61.599158291348">
            <text:p>161.599158291348</text:p>
          </table:table-cell>
          <table:table-cell table:formula="of:=[.K228]-[.E228]" office:value-type="float" office:value="0">
            <text:p>0</text:p>
          </table:table-cell>
          <table:table-cell table:formula="of:=100*([.K228]-[.D228])/[.D228]" office:value-type="float" office:value="-0.000520859314174276">
            <text:p>-0.0005208593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2.5">
            <text:p>12.5</text:p>
          </table:table-cell>
          <table:table-cell table:formula="of:=1.01325*[.B229]" office:value-type="float" office:value="12.665625">
            <text:p>12.665625</text:p>
          </table:table-cell>
          <table:table-cell office:value-type="float" office:value="161.61">
            <text:p>161.61</text:p>
          </table:table-cell>
          <table:table-cell table:formula="of:=[.$H$9]+[.$H$10]*[.A229]+[.$H$11]*[.A229]^2+[.$H$12]*[.A229]^3+[.$H$13]*[.A229]^4+[.$H$14]*[.C229]+[.$H$15]*[.A229]*[.C229]+[.$H$16]*[.A229]^2*[.C229]+[.$H$17]*[.A229]^3*[.C229]+[.$H$18]*[.A229]^4*[.C229]+[.$H$19]*[.C229]^2+[.$H$20]*[.A229]*[.C229]^2+[.$H$21]*[.A229]^2*[.C229]^2+[.$H$22]*[.A229]^3*[.C229]^2+[.$H$23]*[.A229]^4*[.C229]^2+[.$H$24]*[.C229]^3+[.$H$25]*[.A229]*[.C229]^3+[.$H$26]*[.A229]^2*[.C229]^3+[.$H$27]*[.A229]^3*[.C229]^3+[.$H$28]*[.A229]^4*[.C229]^3+[.$H$29]*[.C229]^4+[.$H$30]*[.A229]*[.C229]^4+[.$H$31]*[.A229]^2*[.C229]^4+[.$H$32]*[.A229]^3*[.C229]^4+[.$H$33]*[.A229]^4*[.C229]^4" office:value-type="float" office:value="161.607948422609">
            <text:p>161.61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61.607948422609">
            <text:p>161.607948422609</text:p>
          </table:table-cell>
          <table:table-cell table:formula="of:=[.K229]-[.E229]" office:value-type="float" office:value="0">
            <text:p>0</text:p>
          </table:table-cell>
          <table:table-cell table:formula="of:=100*([.K229]-[.D229])/[.D229]" office:value-type="float" office:value="-0.00126946190867068">
            <text:p>-0.0012694619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2.5">
            <text:p>12.5</text:p>
          </table:table-cell>
          <table:table-cell table:formula="of:=1.01325*[.B230]" office:value-type="float" office:value="12.665625">
            <text:p>12.665625</text:p>
          </table:table-cell>
          <table:table-cell office:value-type="float" office:value="161.63">
            <text:p>161.63</text:p>
          </table:table-cell>
          <table:table-cell table:formula="of:=[.$H$9]+[.$H$10]*[.A230]+[.$H$11]*[.A230]^2+[.$H$12]*[.A230]^3+[.$H$13]*[.A230]^4+[.$H$14]*[.C230]+[.$H$15]*[.A230]*[.C230]+[.$H$16]*[.A230]^2*[.C230]+[.$H$17]*[.A230]^3*[.C230]+[.$H$18]*[.A230]^4*[.C230]+[.$H$19]*[.C230]^2+[.$H$20]*[.A230]*[.C230]^2+[.$H$21]*[.A230]^2*[.C230]^2+[.$H$22]*[.A230]^3*[.C230]^2+[.$H$23]*[.A230]^4*[.C230]^2+[.$H$24]*[.C230]^3+[.$H$25]*[.A230]*[.C230]^3+[.$H$26]*[.A230]^2*[.C230]^3+[.$H$27]*[.A230]^3*[.C230]^3+[.$H$28]*[.A230]^4*[.C230]^3+[.$H$29]*[.C230]^4+[.$H$30]*[.A230]*[.C230]^4+[.$H$31]*[.A230]^2*[.C230]^4+[.$H$32]*[.A230]^3*[.C230]^4+[.$H$33]*[.A230]^4*[.C230]^4" office:value-type="float" office:value="161.620477455497">
            <text:p>161.62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61.620477455497">
            <text:p>161.620477455497</text:p>
          </table:table-cell>
          <table:table-cell table:formula="of:=[.K230]-[.E230]" office:value-type="float" office:value="0">
            <text:p>0</text:p>
          </table:table-cell>
          <table:table-cell table:formula="of:=100*([.K230]-[.D230])/[.D230]" office:value-type="float" office:value="-0.0058915699458006">
            <text:p>-0.0058915699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2.5">
            <text:p>12.5</text:p>
          </table:table-cell>
          <table:table-cell table:formula="of:=1.01325*[.B231]" office:value-type="float" office:value="12.665625">
            <text:p>12.665625</text:p>
          </table:table-cell>
          <table:table-cell office:value-type="float" office:value="161.65">
            <text:p>161.65</text:p>
          </table:table-cell>
          <table:table-cell table:formula="of:=[.$H$9]+[.$H$10]*[.A231]+[.$H$11]*[.A231]^2+[.$H$12]*[.A231]^3+[.$H$13]*[.A231]^4+[.$H$14]*[.C231]+[.$H$15]*[.A231]*[.C231]+[.$H$16]*[.A231]^2*[.C231]+[.$H$17]*[.A231]^3*[.C231]+[.$H$18]*[.A231]^4*[.C231]+[.$H$19]*[.C231]^2+[.$H$20]*[.A231]*[.C231]^2+[.$H$21]*[.A231]^2*[.C231]^2+[.$H$22]*[.A231]^3*[.C231]^2+[.$H$23]*[.A231]^4*[.C231]^2+[.$H$24]*[.C231]^3+[.$H$25]*[.A231]*[.C231]^3+[.$H$26]*[.A231]^2*[.C231]^3+[.$H$27]*[.A231]^3*[.C231]^3+[.$H$28]*[.A231]^4*[.C231]^3+[.$H$29]*[.C231]^4+[.$H$30]*[.A231]*[.C231]^4+[.$H$31]*[.A231]^2*[.C231]^4+[.$H$32]*[.A231]^3*[.C231]^4+[.$H$33]*[.A231]^4*[.C231]^4" office:value-type="float" office:value="161.637788756203">
            <text:p>161.64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61.637788756203">
            <text:p>161.637788756203</text:p>
          </table:table-cell>
          <table:table-cell table:formula="of:=[.K231]-[.E231]" office:value-type="float" office:value="0">
            <text:p>0</text:p>
          </table:table-cell>
          <table:table-cell table:formula="of:=100*([.K231]-[.D231])/[.D231]" office:value-type="float" office:value="-0.00755412545449824">
            <text:p>-0.007554125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.5">
            <text:p>12.5</text:p>
          </table:table-cell>
          <table:table-cell table:formula="of:=1.01325*[.B232]" office:value-type="float" office:value="12.665625">
            <text:p>12.665625</text:p>
          </table:table-cell>
          <table:table-cell office:value-type="float" office:value="161.68">
            <text:p>161.68</text:p>
          </table:table-cell>
          <table:table-cell table:formula="of:=[.$H$9]+[.$H$10]*[.A232]+[.$H$11]*[.A232]^2+[.$H$12]*[.A232]^3+[.$H$13]*[.A232]^4+[.$H$14]*[.C232]+[.$H$15]*[.A232]*[.C232]+[.$H$16]*[.A232]^2*[.C232]+[.$H$17]*[.A232]^3*[.C232]+[.$H$18]*[.A232]^4*[.C232]+[.$H$19]*[.C232]^2+[.$H$20]*[.A232]*[.C232]^2+[.$H$21]*[.A232]^2*[.C232]^2+[.$H$22]*[.A232]^3*[.C232]^2+[.$H$23]*[.A232]^4*[.C232]^2+[.$H$24]*[.C232]^3+[.$H$25]*[.A232]*[.C232]^3+[.$H$26]*[.A232]^2*[.C232]^3+[.$H$27]*[.A232]^3*[.C232]^3+[.$H$28]*[.A232]^4*[.C232]^3+[.$H$29]*[.C232]^4+[.$H$30]*[.A232]*[.C232]^4+[.$H$31]*[.A232]^2*[.C232]^4+[.$H$32]*[.A232]^3*[.C232]^4+[.$H$33]*[.A232]^4*[.C232]^4" office:value-type="float" office:value="161.661040006768">
            <text:p>161.66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61.661040006769">
            <text:p>161.661040006769</text:p>
          </table:table-cell>
          <table:table-cell table:formula="of:=[.K232]-[.E232]" office:value-type="float" office:value="0">
            <text:p>0</text:p>
          </table:table-cell>
          <table:table-cell table:formula="of:=100*([.K232]-[.D232])/[.D232]" office:value-type="float" office:value="-0.0117268637008317">
            <text:p>-0.0117268637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2.5">
            <text:p>12.5</text:p>
          </table:table-cell>
          <table:table-cell table:formula="of:=1.01325*[.B233]" office:value-type="float" office:value="12.665625">
            <text:p>12.665625</text:p>
          </table:table-cell>
          <table:table-cell office:value-type="float" office:value="161.71">
            <text:p>161.71</text:p>
          </table:table-cell>
          <table:table-cell table:formula="of:=[.$H$9]+[.$H$10]*[.A233]+[.$H$11]*[.A233]^2+[.$H$12]*[.A233]^3+[.$H$13]*[.A233]^4+[.$H$14]*[.C233]+[.$H$15]*[.A233]*[.C233]+[.$H$16]*[.A233]^2*[.C233]+[.$H$17]*[.A233]^3*[.C233]+[.$H$18]*[.A233]^4*[.C233]+[.$H$19]*[.C233]^2+[.$H$20]*[.A233]*[.C233]^2+[.$H$21]*[.A233]^2*[.C233]^2+[.$H$22]*[.A233]^3*[.C233]^2+[.$H$23]*[.A233]^4*[.C233]^2+[.$H$24]*[.C233]^3+[.$H$25]*[.A233]*[.C233]^3+[.$H$26]*[.A233]^2*[.C233]^3+[.$H$27]*[.A233]^3*[.C233]^3+[.$H$28]*[.A233]^4*[.C233]^3+[.$H$29]*[.C233]^4+[.$H$30]*[.A233]*[.C233]^4+[.$H$31]*[.A233]^2*[.C233]^4+[.$H$32]*[.A233]^3*[.C233]^4+[.$H$33]*[.A233]^4*[.C233]^4" office:value-type="float" office:value="161.691503205082">
            <text:p>161.69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61.691503205082">
            <text:p>161.691503205082</text:p>
          </table:table-cell>
          <table:table-cell table:formula="of:=[.K233]-[.E233]" office:value-type="float" office:value="0">
            <text:p>0</text:p>
          </table:table-cell>
          <table:table-cell table:formula="of:=100*([.K233]-[.D233])/[.D233]" office:value-type="float" office:value="-0.0114382505215017">
            <text:p>-0.0114382505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2.5">
            <text:p>12.5</text:p>
          </table:table-cell>
          <table:table-cell table:formula="of:=1.01325*[.B234]" office:value-type="float" office:value="12.665625">
            <text:p>12.665625</text:p>
          </table:table-cell>
          <table:table-cell office:value-type="float" office:value="161.75">
            <text:p>161.75</text:p>
          </table:table-cell>
          <table:table-cell table:formula="of:=[.$H$9]+[.$H$10]*[.A234]+[.$H$11]*[.A234]^2+[.$H$12]*[.A234]^3+[.$H$13]*[.A234]^4+[.$H$14]*[.C234]+[.$H$15]*[.A234]*[.C234]+[.$H$16]*[.A234]^2*[.C234]+[.$H$17]*[.A234]^3*[.C234]+[.$H$18]*[.A234]^4*[.C234]+[.$H$19]*[.C234]^2+[.$H$20]*[.A234]*[.C234]^2+[.$H$21]*[.A234]^2*[.C234]^2+[.$H$22]*[.A234]^3*[.C234]^2+[.$H$23]*[.A234]^4*[.C234]^2+[.$H$24]*[.C234]^3+[.$H$25]*[.A234]*[.C234]^3+[.$H$26]*[.A234]^2*[.C234]^3+[.$H$27]*[.A234]^3*[.C234]^3+[.$H$28]*[.A234]^4*[.C234]^3+[.$H$29]*[.C234]^4+[.$H$30]*[.A234]*[.C234]^4+[.$H$31]*[.A234]^2*[.C234]^4+[.$H$32]*[.A234]^3*[.C234]^4+[.$H$33]*[.A234]^4*[.C234]^4" office:value-type="float" office:value="161.730564664878">
            <text:p>161.7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string">
            <text:p><text:s/>161.730564664878</text:p>
          </table:table-cell>
          <table:table-cell table:formula="of:=[.K234]-[.E234]" office:value-type="float" office:value="0">
            <text:p>0</text:p>
          </table:table-cell>
          <table:table-cell table:formula="of:=100*([.K234]-[.D234])/[.D234]" office:value-type="float" office:value="-0.0120156631357104">
            <text:p>-0.0120156631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2.5">
            <text:p>12.5</text:p>
          </table:table-cell>
          <table:table-cell table:formula="of:=1.01325*[.B235]" office:value-type="float" office:value="12.665625">
            <text:p>12.665625</text:p>
          </table:table-cell>
          <table:table-cell office:value-type="float" office:value="161.8">
            <text:p>161.80</text:p>
          </table:table-cell>
          <table:table-cell table:formula="of:=[.$H$9]+[.$H$10]*[.A235]+[.$H$11]*[.A235]^2+[.$H$12]*[.A235]^3+[.$H$13]*[.A235]^4+[.$H$14]*[.C235]+[.$H$15]*[.A235]*[.C235]+[.$H$16]*[.A235]^2*[.C235]+[.$H$17]*[.A235]^3*[.C235]+[.$H$18]*[.A235]^4*[.C235]+[.$H$19]*[.C235]^2+[.$H$20]*[.A235]*[.C235]^2+[.$H$21]*[.A235]^2*[.C235]^2+[.$H$22]*[.A235]^3*[.C235]^2+[.$H$23]*[.A235]^4*[.C235]^2+[.$H$24]*[.C235]^3+[.$H$25]*[.A235]*[.C235]^3+[.$H$26]*[.A235]^2*[.C235]^3+[.$H$27]*[.A235]^3*[.C235]^3+[.$H$28]*[.A235]^4*[.C235]^3+[.$H$29]*[.C235]^4+[.$H$30]*[.A235]*[.C235]^4+[.$H$31]*[.A235]^2*[.C235]^4+[.$H$32]*[.A235]^3*[.C235]^4+[.$H$33]*[.A235]^4*[.C235]^4" office:value-type="float" office:value="161.77972501574">
            <text:p>161.78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61.77972501574">
            <text:p>161.77972501574</text:p>
          </table:table-cell>
          <table:table-cell table:formula="of:=[.K235]-[.E235]" office:value-type="float" office:value="0">
            <text:p>0</text:p>
          </table:table-cell>
          <table:table-cell table:formula="of:=100*([.K235]-[.D235])/[.D235]" office:value-type="float" office:value="-0.0125308926205885">
            <text:p>-0.0125308926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2.5">
            <text:p>12.5</text:p>
          </table:table-cell>
          <table:table-cell table:formula="of:=1.01325*[.B236]" office:value-type="float" office:value="12.665625">
            <text:p>12.665625</text:p>
          </table:table-cell>
          <table:table-cell office:value-type="float" office:value="161.85">
            <text:p>161.85</text:p>
          </table:table-cell>
          <table:table-cell table:formula="of:=[.$H$9]+[.$H$10]*[.A236]+[.$H$11]*[.A236]^2+[.$H$12]*[.A236]^3+[.$H$13]*[.A236]^4+[.$H$14]*[.C236]+[.$H$15]*[.A236]*[.C236]+[.$H$16]*[.A236]^2*[.C236]+[.$H$17]*[.A236]^3*[.C236]+[.$H$18]*[.A236]^4*[.C236]+[.$H$19]*[.C236]^2+[.$H$20]*[.A236]*[.C236]^2+[.$H$21]*[.A236]^2*[.C236]^2+[.$H$22]*[.A236]^3*[.C236]^2+[.$H$23]*[.A236]^4*[.C236]^2+[.$H$24]*[.C236]^3+[.$H$25]*[.A236]*[.C236]^3+[.$H$26]*[.A236]^2*[.C236]^3+[.$H$27]*[.A236]^3*[.C236]^3+[.$H$28]*[.A236]^4*[.C236]^3+[.$H$29]*[.C236]^4+[.$H$30]*[.A236]*[.C236]^4+[.$H$31]*[.A236]^2*[.C236]^4+[.$H$32]*[.A236]^3*[.C236]^4+[.$H$33]*[.A236]^4*[.C236]^4" office:value-type="float" office:value="161.840599203098">
            <text:p>161.84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string">
            <text:p><text:s/>161.840599203098</text:p>
          </table:table-cell>
          <table:table-cell table:formula="of:=[.K236]-[.E236]" office:value-type="float" office:value="0">
            <text:p>0</text:p>
          </table:table-cell>
          <table:table-cell table:formula="of:=100*([.K236]-[.D236])/[.D236]" office:value-type="float" office:value="-0.00580833914240691">
            <text:p>-0.0058083391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2.5">
            <text:p>12.5</text:p>
          </table:table-cell>
          <table:table-cell table:formula="of:=1.01325*[.B237]" office:value-type="float" office:value="12.665625">
            <text:p>12.665625</text:p>
          </table:table-cell>
          <table:table-cell office:value-type="float" office:value="161.92">
            <text:p>161.92</text:p>
          </table:table-cell>
          <table:table-cell table:formula="of:=[.$H$9]+[.$H$10]*[.A237]+[.$H$11]*[.A237]^2+[.$H$12]*[.A237]^3+[.$H$13]*[.A237]^4+[.$H$14]*[.C237]+[.$H$15]*[.A237]*[.C237]+[.$H$16]*[.A237]^2*[.C237]+[.$H$17]*[.A237]^3*[.C237]+[.$H$18]*[.A237]^4*[.C237]+[.$H$19]*[.C237]^2+[.$H$20]*[.A237]*[.C237]^2+[.$H$21]*[.A237]^2*[.C237]^2+[.$H$22]*[.A237]^3*[.C237]^2+[.$H$23]*[.A237]^4*[.C237]^2+[.$H$24]*[.C237]^3+[.$H$25]*[.A237]*[.C237]^3+[.$H$26]*[.A237]^2*[.C237]^3+[.$H$27]*[.A237]^3*[.C237]^3+[.$H$28]*[.A237]^4*[.C237]^3+[.$H$29]*[.C237]^4+[.$H$30]*[.A237]*[.C237]^4+[.$H$31]*[.A237]^2*[.C237]^4+[.$H$32]*[.A237]^3*[.C237]^4+[.$H$33]*[.A237]^4*[.C237]^4" office:value-type="float" office:value="161.91491648823">
            <text:p>161.91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61.91491648823">
            <text:p>161.91491648823</text:p>
          </table:table-cell>
          <table:table-cell table:formula="of:=[.K237]-[.E237]" office:value-type="float" office:value="0">
            <text:p>0</text:p>
          </table:table-cell>
          <table:table-cell table:formula="of:=100*([.K237]-[.D237])/[.D237]" office:value-type="float" office:value="-0.00313952060880864">
            <text:p>-0.0031395206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2.5">
            <text:p>12.5</text:p>
          </table:table-cell>
          <table:table-cell table:formula="of:=1.01325*[.B238]" office:value-type="float" office:value="12.665625">
            <text:p>12.665625</text:p>
          </table:table-cell>
          <table:table-cell office:value-type="float" office:value="162.01">
            <text:p>162.01</text:p>
          </table:table-cell>
          <table:table-cell table:formula="of:=[.$H$9]+[.$H$10]*[.A238]+[.$H$11]*[.A238]^2+[.$H$12]*[.A238]^3+[.$H$13]*[.A238]^4+[.$H$14]*[.C238]+[.$H$15]*[.A238]*[.C238]+[.$H$16]*[.A238]^2*[.C238]+[.$H$17]*[.A238]^3*[.C238]+[.$H$18]*[.A238]^4*[.C238]+[.$H$19]*[.C238]^2+[.$H$20]*[.A238]*[.C238]^2+[.$H$21]*[.A238]^2*[.C238]^2+[.$H$22]*[.A238]^3*[.C238]^2+[.$H$23]*[.A238]^4*[.C238]^2+[.$H$24]*[.C238]^3+[.$H$25]*[.A238]*[.C238]^3+[.$H$26]*[.A238]^2*[.C238]^3+[.$H$27]*[.A238]^3*[.C238]^3+[.$H$28]*[.A238]^4*[.C238]^3+[.$H$29]*[.C238]^4+[.$H$30]*[.A238]*[.C238]^4+[.$H$31]*[.A238]^2*[.C238]^4+[.$H$32]*[.A238]^3*[.C238]^4+[.$H$33]*[.A238]^4*[.C238]^4" office:value-type="float" office:value="162.004520448261">
            <text:p>162.00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62.004520448262">
            <text:p>162.004520448262</text:p>
          </table:table-cell>
          <table:table-cell table:formula="of:=[.K238]-[.E238]" office:value-type="float" office:value="0">
            <text:p>0</text:p>
          </table:table-cell>
          <table:table-cell table:formula="of:=100*([.K238]-[.D238])/[.D238]" office:value-type="float" office:value="-0.00338223056508173">
            <text:p>-0.0033822306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2.5">
            <text:p>12.5</text:p>
          </table:table-cell>
          <table:table-cell table:formula="of:=1.01325*[.B239]" office:value-type="float" office:value="12.665625">
            <text:p>12.665625</text:p>
          </table:table-cell>
          <table:table-cell office:value-type="float" office:value="162.11">
            <text:p>162.11</text:p>
          </table:table-cell>
          <table:table-cell table:formula="of:=[.$H$9]+[.$H$10]*[.A239]+[.$H$11]*[.A239]^2+[.$H$12]*[.A239]^3+[.$H$13]*[.A239]^4+[.$H$14]*[.C239]+[.$H$15]*[.A239]*[.C239]+[.$H$16]*[.A239]^2*[.C239]+[.$H$17]*[.A239]^3*[.C239]+[.$H$18]*[.A239]^4*[.C239]+[.$H$19]*[.C239]^2+[.$H$20]*[.A239]*[.C239]^2+[.$H$21]*[.A239]^2*[.C239]^2+[.$H$22]*[.A239]^3*[.C239]^2+[.$H$23]*[.A239]^4*[.C239]^2+[.$H$24]*[.C239]^3+[.$H$25]*[.A239]*[.C239]^3+[.$H$26]*[.A239]^2*[.C239]^3+[.$H$27]*[.A239]^3*[.C239]^3+[.$H$28]*[.A239]^4*[.C239]^3+[.$H$29]*[.C239]^4+[.$H$30]*[.A239]*[.C239]^4+[.$H$31]*[.A239]^2*[.C239]^4+[.$H$32]*[.A239]^3*[.C239]^4+[.$H$33]*[.A239]^4*[.C239]^4" office:value-type="float" office:value="162.111368976165">
            <text:p>162.11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62.111368976165">
            <text:p>162.111368976165</text:p>
          </table:table-cell>
          <table:table-cell table:formula="of:=[.K239]-[.E239]" office:value-type="float" office:value="0">
            <text:p>0</text:p>
          </table:table-cell>
          <table:table-cell table:formula="of:=100*([.K239]-[.D239])/[.D239]" office:value-type="float" office:value="0.000844473607232407">
            <text:p>0.000844473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2.5">
            <text:p>12.5</text:p>
          </table:table-cell>
          <table:table-cell table:formula="of:=1.01325*[.B240]" office:value-type="float" office:value="12.665625">
            <text:p>12.665625</text:p>
          </table:table-cell>
          <table:table-cell office:value-type="float" office:value="162.23">
            <text:p>162.23</text:p>
          </table:table-cell>
          <table:table-cell table:formula="of:=[.$H$9]+[.$H$10]*[.A240]+[.$H$11]*[.A240]^2+[.$H$12]*[.A240]^3+[.$H$13]*[.A240]^4+[.$H$14]*[.C240]+[.$H$15]*[.A240]*[.C240]+[.$H$16]*[.A240]^2*[.C240]+[.$H$17]*[.A240]^3*[.C240]+[.$H$18]*[.A240]^4*[.C240]+[.$H$19]*[.C240]^2+[.$H$20]*[.A240]*[.C240]^2+[.$H$21]*[.A240]^2*[.C240]^2+[.$H$22]*[.A240]^3*[.C240]^2+[.$H$23]*[.A240]^4*[.C240]^2+[.$H$24]*[.C240]^3+[.$H$25]*[.A240]*[.C240]^3+[.$H$26]*[.A240]^2*[.C240]^3+[.$H$27]*[.A240]^3*[.C240]^3+[.$H$28]*[.A240]^4*[.C240]^3+[.$H$29]*[.C240]^4+[.$H$30]*[.A240]*[.C240]^4+[.$H$31]*[.A240]^2*[.C240]^4+[.$H$32]*[.A240]^3*[.C240]^4+[.$H$33]*[.A240]^4*[.C240]^4" office:value-type="float" office:value="162.23753428076">
            <text:p>162.24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62.23753428076">
            <text:p>162.23753428076</text:p>
          </table:table-cell>
          <table:table-cell table:formula="of:=[.K240]-[.E240]" office:value-type="float" office:value="0">
            <text:p>0</text:p>
          </table:table-cell>
          <table:table-cell table:formula="of:=100*([.K240]-[.D240])/[.D240]" office:value-type="float" office:value="0.004644196979657">
            <text:p>0.004644197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2.5">
            <text:p>12.5</text:p>
          </table:table-cell>
          <table:table-cell table:formula="of:=1.01325*[.B241]" office:value-type="float" office:value="12.665625">
            <text:p>12.665625</text:p>
          </table:table-cell>
          <table:table-cell office:value-type="float" office:value="162.37">
            <text:p>162.37</text:p>
          </table:table-cell>
          <table:table-cell table:formula="of:=[.$H$9]+[.$H$10]*[.A241]+[.$H$11]*[.A241]^2+[.$H$12]*[.A241]^3+[.$H$13]*[.A241]^4+[.$H$14]*[.C241]+[.$H$15]*[.A241]*[.C241]+[.$H$16]*[.A241]^2*[.C241]+[.$H$17]*[.A241]^3*[.C241]+[.$H$18]*[.A241]^4*[.C241]+[.$H$19]*[.C241]^2+[.$H$20]*[.A241]*[.C241]^2+[.$H$21]*[.A241]^2*[.C241]^2+[.$H$22]*[.A241]^3*[.C241]^2+[.$H$23]*[.A241]^4*[.C241]^2+[.$H$24]*[.C241]^3+[.$H$25]*[.A241]*[.C241]^3+[.$H$26]*[.A241]^2*[.C241]^3+[.$H$27]*[.A241]^3*[.C241]^3+[.$H$28]*[.A241]^4*[.C241]^3+[.$H$29]*[.C241]^4+[.$H$30]*[.A241]*[.C241]^4+[.$H$31]*[.A241]^2*[.C241]^4+[.$H$32]*[.A241]^3*[.C241]^4+[.$H$33]*[.A241]^4*[.C241]^4" office:value-type="float" office:value="162.385202886715">
            <text:p>162.39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62.385202886715">
            <text:p>162.385202886715</text:p>
          </table:table-cell>
          <table:table-cell table:formula="of:=[.K241]-[.E241]" office:value-type="float" office:value="0">
            <text:p>0</text:p>
          </table:table-cell>
          <table:table-cell table:formula="of:=100*([.K241]-[.D241])/[.D241]" office:value-type="float" office:value="0.00936311308443752">
            <text:p>0.009363113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2.5">
            <text:p>12.5</text:p>
          </table:table-cell>
          <table:table-cell table:formula="of:=1.01325*[.B242]" office:value-type="float" office:value="12.665625">
            <text:p>12.665625</text:p>
          </table:table-cell>
          <table:table-cell office:value-type="float" office:value="162.54">
            <text:p>162.54</text:p>
          </table:table-cell>
          <table:table-cell table:formula="of:=[.$H$9]+[.$H$10]*[.A242]+[.$H$11]*[.A242]^2+[.$H$12]*[.A242]^3+[.$H$13]*[.A242]^4+[.$H$14]*[.C242]+[.$H$15]*[.A242]*[.C242]+[.$H$16]*[.A242]^2*[.C242]+[.$H$17]*[.A242]^3*[.C242]+[.$H$18]*[.A242]^4*[.C242]+[.$H$19]*[.C242]^2+[.$H$20]*[.A242]*[.C242]^2+[.$H$21]*[.A242]^2*[.C242]^2+[.$H$22]*[.A242]^3*[.C242]^2+[.$H$23]*[.A242]^4*[.C242]^2+[.$H$24]*[.C242]^3+[.$H$25]*[.A242]*[.C242]^3+[.$H$26]*[.A242]^2*[.C242]^3+[.$H$27]*[.A242]^3*[.C242]^3+[.$H$28]*[.A242]^4*[.C242]^3+[.$H$29]*[.C242]^4+[.$H$30]*[.A242]*[.C242]^4+[.$H$31]*[.A242]^2*[.C242]^4+[.$H$32]*[.A242]^3*[.C242]^4+[.$H$33]*[.A242]^4*[.C242]^4" office:value-type="float" office:value="162.556675634545">
            <text:p>162.56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62.556675634545">
            <text:p>162.556675634545</text:p>
          </table:table-cell>
          <table:table-cell table:formula="of:=[.K242]-[.E242]" office:value-type="float" office:value="0">
            <text:p>0</text:p>
          </table:table-cell>
          <table:table-cell table:formula="of:=100*([.K242]-[.D242])/[.D242]" office:value-type="float" office:value="0.0102594035591823">
            <text:p>0.0102594036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2.5">
            <text:p>12.5</text:p>
          </table:table-cell>
          <table:table-cell table:formula="of:=1.01325*[.B243]" office:value-type="float" office:value="12.665625">
            <text:p>12.665625</text:p>
          </table:table-cell>
          <table:table-cell office:value-type="float" office:value="162.74">
            <text:p>162.74</text:p>
          </table:table-cell>
          <table:table-cell table:formula="of:=[.$H$9]+[.$H$10]*[.A243]+[.$H$11]*[.A243]^2+[.$H$12]*[.A243]^3+[.$H$13]*[.A243]^4+[.$H$14]*[.C243]+[.$H$15]*[.A243]*[.C243]+[.$H$16]*[.A243]^2*[.C243]+[.$H$17]*[.A243]^3*[.C243]+[.$H$18]*[.A243]^4*[.C243]+[.$H$19]*[.C243]^2+[.$H$20]*[.A243]*[.C243]^2+[.$H$21]*[.A243]^2*[.C243]^2+[.$H$22]*[.A243]^3*[.C243]^2+[.$H$23]*[.A243]^4*[.C243]^2+[.$H$24]*[.C243]^3+[.$H$25]*[.A243]*[.C243]^3+[.$H$26]*[.A243]^2*[.C243]^3+[.$H$27]*[.A243]^3*[.C243]^3+[.$H$28]*[.A243]^4*[.C243]^3+[.$H$29]*[.C243]^4+[.$H$30]*[.A243]*[.C243]^4+[.$H$31]*[.A243]^2*[.C243]^4+[.$H$32]*[.A243]^3*[.C243]^4+[.$H$33]*[.A243]^4*[.C243]^4" office:value-type="float" office:value="162.754367680612">
            <text:p>162.75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62.754367680612">
            <text:p>162.754367680612</text:p>
          </table:table-cell>
          <table:table-cell table:formula="of:=[.K243]-[.E243]" office:value-type="float" office:value="0">
            <text:p>0</text:p>
          </table:table-cell>
          <table:table-cell table:formula="of:=100*([.K243]-[.D243])/[.D243]" office:value-type="float" office:value="0.00882861042914766">
            <text:p>0.0088286104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2.5">
            <text:p>12.5</text:p>
          </table:table-cell>
          <table:table-cell table:formula="of:=1.01325*[.B244]" office:value-type="float" office:value="12.665625">
            <text:p>12.665625</text:p>
          </table:table-cell>
          <table:table-cell office:value-type="float" office:value="162.97">
            <text:p>162.97</text:p>
          </table:table-cell>
          <table:table-cell table:formula="of:=[.$H$9]+[.$H$10]*[.A244]+[.$H$11]*[.A244]^2+[.$H$12]*[.A244]^3+[.$H$13]*[.A244]^4+[.$H$14]*[.C244]+[.$H$15]*[.A244]*[.C244]+[.$H$16]*[.A244]^2*[.C244]+[.$H$17]*[.A244]^3*[.C244]+[.$H$18]*[.A244]^4*[.C244]+[.$H$19]*[.C244]^2+[.$H$20]*[.A244]*[.C244]^2+[.$H$21]*[.A244]^2*[.C244]^2+[.$H$22]*[.A244]^3*[.C244]^2+[.$H$23]*[.A244]^4*[.C244]^2+[.$H$24]*[.C244]^3+[.$H$25]*[.A244]*[.C244]^3+[.$H$26]*[.A244]^2*[.C244]^3+[.$H$27]*[.A244]^3*[.C244]^3+[.$H$28]*[.A244]^4*[.C244]^3+[.$H$29]*[.C244]^4+[.$H$30]*[.A244]*[.C244]^4+[.$H$31]*[.A244]^2*[.C244]^4+[.$H$32]*[.A244]^3*[.C244]^4+[.$H$33]*[.A244]^4*[.C244]^4" office:value-type="float" office:value="162.980808497127">
            <text:p>162.98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string">
            <text:p><text:s/>162.980808497127</text:p>
          </table:table-cell>
          <table:table-cell table:formula="of:=[.K244]-[.E244]" office:value-type="float" office:value="0">
            <text:p>0</text:p>
          </table:table-cell>
          <table:table-cell table:formula="of:=100*([.K244]-[.D244])/[.D244]" office:value-type="float" office:value="0.0066322004829033">
            <text:p>0.0066322005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2.5">
            <text:p>12.5</text:p>
          </table:table-cell>
          <table:table-cell table:formula="of:=1.01325*[.B245]" office:value-type="float" office:value="12.665625">
            <text:p>12.665625</text:p>
          </table:table-cell>
          <table:table-cell office:value-type="float" office:value="163.23">
            <text:p>163.23</text:p>
          </table:table-cell>
          <table:table-cell table:formula="of:=[.$H$9]+[.$H$10]*[.A245]+[.$H$11]*[.A245]^2+[.$H$12]*[.A245]^3+[.$H$13]*[.A245]^4+[.$H$14]*[.C245]+[.$H$15]*[.A245]*[.C245]+[.$H$16]*[.A245]^2*[.C245]+[.$H$17]*[.A245]^3*[.C245]+[.$H$18]*[.A245]^4*[.C245]+[.$H$19]*[.C245]^2+[.$H$20]*[.A245]*[.C245]^2+[.$H$21]*[.A245]^2*[.C245]^2+[.$H$22]*[.A245]^3*[.C245]^2+[.$H$23]*[.A245]^4*[.C245]^2+[.$H$24]*[.C245]^3+[.$H$25]*[.A245]*[.C245]^3+[.$H$26]*[.A245]^2*[.C245]^3+[.$H$27]*[.A245]^3*[.C245]^3+[.$H$28]*[.A245]^4*[.C245]^3+[.$H$29]*[.C245]^4+[.$H$30]*[.A245]*[.C245]^4+[.$H$31]*[.A245]^2*[.C245]^4+[.$H$32]*[.A245]^3*[.C245]^4+[.$H$33]*[.A245]^4*[.C245]^4" office:value-type="float" office:value="163.238641872147">
            <text:p>163.24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63.238641872147">
            <text:p>163.238641872147</text:p>
          </table:table-cell>
          <table:table-cell table:formula="of:=[.K245]-[.E245]" office:value-type="float" office:value="0">
            <text:p>0</text:p>
          </table:table-cell>
          <table:table-cell table:formula="of:=100*([.K245]-[.D245])/[.D245]" office:value-type="float" office:value="0.00529429158034522">
            <text:p>0.005294291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2.5">
            <text:p>12.5</text:p>
          </table:table-cell>
          <table:table-cell table:formula="of:=1.01325*[.B246]" office:value-type="float" office:value="12.665625">
            <text:p>12.665625</text:p>
          </table:table-cell>
          <table:table-cell office:value-type="float" office:value="163.57">
            <text:p>163.57</text:p>
          </table:table-cell>
          <table:table-cell table:formula="of:=[.$H$9]+[.$H$10]*[.A246]+[.$H$11]*[.A246]^2+[.$H$12]*[.A246]^3+[.$H$13]*[.A246]^4+[.$H$14]*[.C246]+[.$H$15]*[.A246]*[.C246]+[.$H$16]*[.A246]^2*[.C246]+[.$H$17]*[.A246]^3*[.C246]+[.$H$18]*[.A246]^4*[.C246]+[.$H$19]*[.C246]^2+[.$H$20]*[.A246]*[.C246]^2+[.$H$21]*[.A246]^2*[.C246]^2+[.$H$22]*[.A246]^3*[.C246]^2+[.$H$23]*[.A246]^4*[.C246]^2+[.$H$24]*[.C246]^3+[.$H$25]*[.A246]*[.C246]^3+[.$H$26]*[.A246]^2*[.C246]^3+[.$H$27]*[.A246]^3*[.C246]^3+[.$H$28]*[.A246]^4*[.C246]^3+[.$H$29]*[.C246]^4+[.$H$30]*[.A246]*[.C246]^4+[.$H$31]*[.A246]^2*[.C246]^4+[.$H$32]*[.A246]^3*[.C246]^4+[.$H$33]*[.A246]^4*[.C246]^4" office:value-type="float" office:value="163.530625909576">
            <text:p>163.53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163.530625909576">
            <text:p>163.530625909576</text:p>
          </table:table-cell>
          <table:table-cell table:formula="of:=[.K246]-[.E246]" office:value-type="float" office:value="0">
            <text:p>0</text:p>
          </table:table-cell>
          <table:table-cell table:formula="of:=100*([.K246]-[.D246])/[.D246]" office:value-type="float" office:value="-0.0240717065624439">
            <text:p>-0.0240717066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5">
            <text:p>15</text:p>
          </table:table-cell>
          <table:table-cell table:formula="of:=1.01325*[.B247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47]+[.$H$11]*[.A247]^2+[.$H$12]*[.A247]^3+[.$H$13]*[.A247]^4+[.$H$14]*[.C247]+[.$H$15]*[.A247]*[.C247]+[.$H$16]*[.A247]^2*[.C247]+[.$H$17]*[.A247]^3*[.C247]+[.$H$18]*[.A247]^4*[.C247]+[.$H$19]*[.C247]^2+[.$H$20]*[.A247]*[.C247]^2+[.$H$21]*[.A247]^2*[.C247]^2+[.$H$22]*[.A247]^3*[.C247]^2+[.$H$23]*[.A247]^4*[.C247]^2+[.$H$24]*[.C247]^3+[.$H$25]*[.A247]*[.C247]^3+[.$H$26]*[.A247]^2*[.C247]^3+[.$H$27]*[.A247]^3*[.C247]^3+[.$H$28]*[.A247]^4*[.C247]^3+[.$H$29]*[.C247]^4+[.$H$30]*[.A247]*[.C247]^4+[.$H$31]*[.A247]^2*[.C247]^4+[.$H$32]*[.A247]^3*[.C247]^4+[.$H$33]*[.A247]^4*[.C247]^4" office:value-type="float" office:value="164.046861773263">
            <text:p>164.05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64.046861773263">
            <text:p>164.046861773263</text:p>
          </table:table-cell>
          <table:table-cell table:formula="of:=[.K247]-[.E247]" office:value-type="float" office:value="0">
            <text:p>0</text:p>
          </table:table-cell>
          <table:table-cell table:formula="of:=100*([.K247]-[.D247])/[.D247]" office:value-type="float" office:value="0.0102796886318378">
            <text:p>0.010279688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  <table:table-cell table:formula="of:=1.01325*[.B248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48]+[.$H$11]*[.A248]^2+[.$H$12]*[.A248]^3+[.$H$13]*[.A248]^4+[.$H$14]*[.C248]+[.$H$15]*[.A248]*[.C248]+[.$H$16]*[.A248]^2*[.C248]+[.$H$17]*[.A248]^3*[.C248]+[.$H$18]*[.A248]^4*[.C248]+[.$H$19]*[.C248]^2+[.$H$20]*[.A248]*[.C248]^2+[.$H$21]*[.A248]^2*[.C248]^2+[.$H$22]*[.A248]^3*[.C248]^2+[.$H$23]*[.A248]^4*[.C248]^2+[.$H$24]*[.C248]^3+[.$H$25]*[.A248]*[.C248]^3+[.$H$26]*[.A248]^2*[.C248]^3+[.$H$27]*[.A248]^3*[.C248]^3+[.$H$28]*[.A248]^4*[.C248]^3+[.$H$29]*[.C248]^4+[.$H$30]*[.A248]*[.C248]^4+[.$H$31]*[.A248]^2*[.C248]^4+[.$H$32]*[.A248]^3*[.C248]^4+[.$H$33]*[.A248]^4*[.C248]^4" office:value-type="float" office:value="164.028350437226">
            <text:p>164.03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64.028350437226">
            <text:p>164.028350437226</text:p>
          </table:table-cell>
          <table:table-cell table:formula="of:=[.K248]-[.E248]" office:value-type="float" office:value="0">
            <text:p>0</text:p>
          </table:table-cell>
          <table:table-cell table:formula="of:=100*([.K248]-[.D248])/[.D248]" office:value-type="float" office:value="-0.00100564699981251">
            <text:p>-0.001005647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5">
            <text:p>15</text:p>
          </table:table-cell>
          <table:table-cell table:formula="of:=1.01325*[.B249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49]+[.$H$11]*[.A249]^2+[.$H$12]*[.A249]^3+[.$H$13]*[.A249]^4+[.$H$14]*[.C249]+[.$H$15]*[.A249]*[.C249]+[.$H$16]*[.A249]^2*[.C249]+[.$H$17]*[.A249]^3*[.C249]+[.$H$18]*[.A249]^4*[.C249]+[.$H$19]*[.C249]^2+[.$H$20]*[.A249]*[.C249]^2+[.$H$21]*[.A249]^2*[.C249]^2+[.$H$22]*[.A249]^3*[.C249]^2+[.$H$23]*[.A249]^4*[.C249]^2+[.$H$24]*[.C249]^3+[.$H$25]*[.A249]*[.C249]^3+[.$H$26]*[.A249]^2*[.C249]^3+[.$H$27]*[.A249]^3*[.C249]^3+[.$H$28]*[.A249]^4*[.C249]^3+[.$H$29]*[.C249]^4+[.$H$30]*[.A249]*[.C249]^4+[.$H$31]*[.A249]^2*[.C249]^4+[.$H$32]*[.A249]^3*[.C249]^4+[.$H$33]*[.A249]^4*[.C249]^4" office:value-type="float" office:value="164.016391032293">
            <text:p>164.02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64.016391032293">
            <text:p>164.016391032293</text:p>
          </table:table-cell>
          <table:table-cell table:formula="of:=[.K249]-[.E249]" office:value-type="float" office:value="0">
            <text:p>0</text:p>
          </table:table-cell>
          <table:table-cell table:formula="of:=100*([.K249]-[.D249])/[.D249]" office:value-type="float" office:value="-0.00829663336408832">
            <text:p>-0.008296633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table:formula="of:=1.01325*[.B250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0]+[.$H$11]*[.A250]^2+[.$H$12]*[.A250]^3+[.$H$13]*[.A250]^4+[.$H$14]*[.C250]+[.$H$15]*[.A250]*[.C250]+[.$H$16]*[.A250]^2*[.C250]+[.$H$17]*[.A250]^3*[.C250]+[.$H$18]*[.A250]^4*[.C250]+[.$H$19]*[.C250]^2+[.$H$20]*[.A250]*[.C250]^2+[.$H$21]*[.A250]^2*[.C250]^2+[.$H$22]*[.A250]^3*[.C250]^2+[.$H$23]*[.A250]^4*[.C250]^2+[.$H$24]*[.C250]^3+[.$H$25]*[.A250]*[.C250]^3+[.$H$26]*[.A250]^2*[.C250]^3+[.$H$27]*[.A250]^3*[.C250]^3+[.$H$28]*[.A250]^4*[.C250]^3+[.$H$29]*[.C250]^4+[.$H$30]*[.A250]*[.C250]^4+[.$H$31]*[.A250]^2*[.C250]^4+[.$H$32]*[.A250]^3*[.C250]^4+[.$H$33]*[.A250]^4*[.C250]^4" office:value-type="float" office:value="164.009667469089">
            <text:p>164.0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string">
            <text:p><text:s/>164.009667469089</text:p>
          </table:table-cell>
          <table:table-cell table:formula="of:=[.K250]-[.E250]" office:value-type="float" office:value="0">
            <text:p>0</text:p>
          </table:table-cell>
          <table:table-cell table:formula="of:=100*([.K250]-[.D250])/[.D250]" office:value-type="float" office:value="-0.0123956172108708">
            <text:p>-0.0123956172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5">
            <text:p>15</text:p>
          </table:table-cell>
          <table:table-cell table:formula="of:=1.01325*[.B251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1]+[.$H$11]*[.A251]^2+[.$H$12]*[.A251]^3+[.$H$13]*[.A251]^4+[.$H$14]*[.C251]+[.$H$15]*[.A251]*[.C251]+[.$H$16]*[.A251]^2*[.C251]+[.$H$17]*[.A251]^3*[.C251]+[.$H$18]*[.A251]^4*[.C251]+[.$H$19]*[.C251]^2+[.$H$20]*[.A251]*[.C251]^2+[.$H$21]*[.A251]^2*[.C251]^2+[.$H$22]*[.A251]^3*[.C251]^2+[.$H$23]*[.A251]^4*[.C251]^2+[.$H$24]*[.C251]^3+[.$H$25]*[.A251]*[.C251]^3+[.$H$26]*[.A251]^2*[.C251]^3+[.$H$27]*[.A251]^3*[.C251]^3+[.$H$28]*[.A251]^4*[.C251]^3+[.$H$29]*[.C251]^4+[.$H$30]*[.A251]*[.C251]^4+[.$H$31]*[.A251]^2*[.C251]^4+[.$H$32]*[.A251]^3*[.C251]^4+[.$H$33]*[.A251]^4*[.C251]^4" office:value-type="float" office:value="164.006996774068">
            <text:p>164.01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64.006996774069">
            <text:p>164.006996774069</text:p>
          </table:table-cell>
          <table:table-cell table:formula="of:=[.K251]-[.E251]" office:value-type="float" office:value="0">
            <text:p>0</text:p>
          </table:table-cell>
          <table:table-cell table:formula="of:=100*([.K251]-[.D251])/[.D251]" office:value-type="float" office:value="-0.0140237919475033">
            <text:p>-0.0140237919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5">
            <text:p>15</text:p>
          </table:table-cell>
          <table:table-cell table:formula="of:=1.01325*[.B252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2]+[.$H$11]*[.A252]^2+[.$H$12]*[.A252]^3+[.$H$13]*[.A252]^4+[.$H$14]*[.C252]+[.$H$15]*[.A252]*[.C252]+[.$H$16]*[.A252]^2*[.C252]+[.$H$17]*[.A252]^3*[.C252]+[.$H$18]*[.A252]^4*[.C252]+[.$H$19]*[.C252]^2+[.$H$20]*[.A252]*[.C252]^2+[.$H$21]*[.A252]^2*[.C252]^2+[.$H$22]*[.A252]^3*[.C252]^2+[.$H$23]*[.A252]^4*[.C252]^2+[.$H$24]*[.C252]^3+[.$H$25]*[.A252]*[.C252]^3+[.$H$26]*[.A252]^2*[.C252]^3+[.$H$27]*[.A252]^3*[.C252]^3+[.$H$28]*[.A252]^4*[.C252]^3+[.$H$29]*[.C252]^4+[.$H$30]*[.A252]*[.C252]^4+[.$H$31]*[.A252]^2*[.C252]^4+[.$H$32]*[.A252]^3*[.C252]^4+[.$H$33]*[.A252]^4*[.C252]^4" office:value-type="float" office:value="164.007329089512">
            <text:p>164.0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64.007329089512">
            <text:p>164.007329089512</text:p>
          </table:table-cell>
          <table:table-cell table:formula="of:=[.K252]-[.E252]" office:value-type="float" office:value="0">
            <text:p>0</text:p>
          </table:table-cell>
          <table:table-cell table:formula="of:=100*([.K252]-[.D252])/[.D252]" office:value-type="float" office:value="-0.013821197639328">
            <text:p>-0.0138211976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5">
            <text:p>15</text:p>
          </table:table-cell>
          <table:table-cell table:formula="of:=1.01325*[.B253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3]+[.$H$11]*[.A253]^2+[.$H$12]*[.A253]^3+[.$H$13]*[.A253]^4+[.$H$14]*[.C253]+[.$H$15]*[.A253]*[.C253]+[.$H$16]*[.A253]^2*[.C253]+[.$H$17]*[.A253]^3*[.C253]+[.$H$18]*[.A253]^4*[.C253]+[.$H$19]*[.C253]^2+[.$H$20]*[.A253]*[.C253]^2+[.$H$21]*[.A253]^2*[.C253]^2+[.$H$22]*[.A253]^3*[.C253]^2+[.$H$23]*[.A253]^4*[.C253]^2+[.$H$24]*[.C253]^3+[.$H$25]*[.A253]*[.C253]^3+[.$H$26]*[.A253]^2*[.C253]^3+[.$H$27]*[.A253]^3*[.C253]^3+[.$H$28]*[.A253]^4*[.C253]^3+[.$H$29]*[.C253]^4+[.$H$30]*[.A253]*[.C253]^4+[.$H$31]*[.A253]^2*[.C253]^4+[.$H$32]*[.A253]^3*[.C253]^4+[.$H$33]*[.A253]^4*[.C253]^4" office:value-type="float" office:value="164.009747673529">
            <text:p>164.01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64.009747673529">
            <text:p>164.009747673529</text:p>
          </table:table-cell>
          <table:table-cell table:formula="of:=[.K253]-[.E253]" office:value-type="float" office:value="0">
            <text:p>0</text:p>
          </table:table-cell>
          <table:table-cell table:formula="of:=100*([.K253]-[.D253])/[.D253]" office:value-type="float" office:value="-0.0123467210092015">
            <text:p>-0.012346721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5">
            <text:p>15</text:p>
          </table:table-cell>
          <table:table-cell table:formula="of:=1.01325*[.B254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4]+[.$H$11]*[.A254]^2+[.$H$12]*[.A254]^3+[.$H$13]*[.A254]^4+[.$H$14]*[.C254]+[.$H$15]*[.A254]*[.C254]+[.$H$16]*[.A254]^2*[.C254]+[.$H$17]*[.A254]^3*[.C254]+[.$H$18]*[.A254]^4*[.C254]+[.$H$19]*[.C254]^2+[.$H$20]*[.A254]*[.C254]^2+[.$H$21]*[.A254]^2*[.C254]^2+[.$H$22]*[.A254]^3*[.C254]^2+[.$H$23]*[.A254]^4*[.C254]^2+[.$H$24]*[.C254]^3+[.$H$25]*[.A254]*[.C254]^3+[.$H$26]*[.A254]^2*[.C254]^3+[.$H$27]*[.A254]^3*[.C254]^3+[.$H$28]*[.A254]^4*[.C254]^3+[.$H$29]*[.C254]^4+[.$H$30]*[.A254]*[.C254]^4+[.$H$31]*[.A254]^2*[.C254]^4+[.$H$32]*[.A254]^3*[.C254]^4+[.$H$33]*[.A254]^4*[.C254]^4" office:value-type="float" office:value="164.013468900053">
            <text:p>164.01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64.013468900053">
            <text:p>164.013468900053</text:p>
          </table:table-cell>
          <table:table-cell table:formula="of:=[.K254]-[.E254]" office:value-type="float" office:value="0">
            <text:p>0</text:p>
          </table:table-cell>
          <table:table-cell table:formula="of:=100*([.K254]-[.D254])/[.D254]" office:value-type="float" office:value="-0.0100780954379097">
            <text:p>-0.0100780954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5">
            <text:p>15</text:p>
          </table:table-cell>
          <table:table-cell table:formula="of:=1.01325*[.B255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5]+[.$H$11]*[.A255]^2+[.$H$12]*[.A255]^3+[.$H$13]*[.A255]^4+[.$H$14]*[.C255]+[.$H$15]*[.A255]*[.C255]+[.$H$16]*[.A255]^2*[.C255]+[.$H$17]*[.A255]^3*[.C255]+[.$H$18]*[.A255]^4*[.C255]+[.$H$19]*[.C255]^2+[.$H$20]*[.A255]*[.C255]^2+[.$H$21]*[.A255]^2*[.C255]^2+[.$H$22]*[.A255]^3*[.C255]^2+[.$H$23]*[.A255]^4*[.C255]^2+[.$H$24]*[.C255]^3+[.$H$25]*[.A255]*[.C255]^3+[.$H$26]*[.A255]^2*[.C255]^3+[.$H$27]*[.A255]^3*[.C255]^3+[.$H$28]*[.A255]^4*[.C255]^3+[.$H$29]*[.C255]^4+[.$H$30]*[.A255]*[.C255]^4+[.$H$31]*[.A255]^2*[.C255]^4+[.$H$32]*[.A255]^3*[.C255]^4+[.$H$33]*[.A255]^4*[.C255]^4" office:value-type="float" office:value="164.017842258849">
            <text:p>164.02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64.017842258849">
            <text:p>164.017842258849</text:p>
          </table:table-cell>
          <table:table-cell table:formula="of:=[.K255]-[.E255]" office:value-type="float" office:value="0">
            <text:p>0</text:p>
          </table:table-cell>
          <table:table-cell table:formula="of:=100*([.K255]-[.D255])/[.D255]" office:value-type="float" office:value="-0.00741190096359703">
            <text:p>-0.00741190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5">
            <text:p>15</text:p>
          </table:table-cell>
          <table:table-cell table:formula="of:=1.01325*[.B256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6]+[.$H$11]*[.A256]^2+[.$H$12]*[.A256]^3+[.$H$13]*[.A256]^4+[.$H$14]*[.C256]+[.$H$15]*[.A256]*[.C256]+[.$H$16]*[.A256]^2*[.C256]+[.$H$17]*[.A256]^3*[.C256]+[.$H$18]*[.A256]^4*[.C256]+[.$H$19]*[.C256]^2+[.$H$20]*[.A256]*[.C256]^2+[.$H$21]*[.A256]^2*[.C256]^2+[.$H$22]*[.A256]^3*[.C256]^2+[.$H$23]*[.A256]^4*[.C256]^2+[.$H$24]*[.C256]^3+[.$H$25]*[.A256]*[.C256]^3+[.$H$26]*[.A256]^2*[.C256]^3+[.$H$27]*[.A256]^3*[.C256]^3+[.$H$28]*[.A256]^4*[.C256]^3+[.$H$29]*[.C256]^4+[.$H$30]*[.A256]*[.C256]^4+[.$H$31]*[.A256]^2*[.C256]^4+[.$H$32]*[.A256]^3*[.C256]^4+[.$H$33]*[.A256]^4*[.C256]^4" office:value-type="float" office:value="164.022350355507">
            <text:p>164.02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64.022350355507">
            <text:p>164.022350355507</text:p>
          </table:table-cell>
          <table:table-cell table:formula="of:=[.K256]-[.E256]" office:value-type="float" office:value="0">
            <text:p>0</text:p>
          </table:table-cell>
          <table:table-cell table:formula="of:=100*([.K256]-[.D256])/[.D256]" office:value-type="float" office:value="-0.00466356428256262">
            <text:p>-0.0046635643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5">
            <text:p>15</text:p>
          </table:table-cell>
          <table:table-cell table:formula="of:=1.01325*[.B257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7]+[.$H$11]*[.A257]^2+[.$H$12]*[.A257]^3+[.$H$13]*[.A257]^4+[.$H$14]*[.C257]+[.$H$15]*[.A257]*[.C257]+[.$H$16]*[.A257]^2*[.C257]+[.$H$17]*[.A257]^3*[.C257]+[.$H$18]*[.A257]^4*[.C257]+[.$H$19]*[.C257]^2+[.$H$20]*[.A257]*[.C257]^2+[.$H$21]*[.A257]^2*[.C257]^2+[.$H$22]*[.A257]^3*[.C257]^2+[.$H$23]*[.A257]^4*[.C257]^2+[.$H$24]*[.C257]^3+[.$H$25]*[.A257]*[.C257]^3+[.$H$26]*[.A257]^2*[.C257]^3+[.$H$27]*[.A257]^3*[.C257]^3+[.$H$28]*[.A257]^4*[.C257]^3+[.$H$29]*[.C257]^4+[.$H$30]*[.A257]*[.C257]^4+[.$H$31]*[.A257]^2*[.C257]^4+[.$H$32]*[.A257]^3*[.C257]^4+[.$H$33]*[.A257]^4*[.C257]^4" office:value-type="float" office:value="164.026608911445">
            <text:p>164.03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64.026608911445">
            <text:p>164.026608911445</text:p>
          </table:table-cell>
          <table:table-cell table:formula="of:=[.K257]-[.E257]" office:value-type="float" office:value="0">
            <text:p>0</text:p>
          </table:table-cell>
          <table:table-cell table:formula="of:=100*([.K257]-[.D257])/[.D257]" office:value-type="float" office:value="-0.00206735874851578">
            <text:p>-0.0020673587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5">
            <text:p>15</text:p>
          </table:table-cell>
          <table:table-cell table:formula="of:=1.01325*[.B258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8]+[.$H$11]*[.A258]^2+[.$H$12]*[.A258]^3+[.$H$13]*[.A258]^4+[.$H$14]*[.C258]+[.$H$15]*[.A258]*[.C258]+[.$H$16]*[.A258]^2*[.C258]+[.$H$17]*[.A258]^3*[.C258]+[.$H$18]*[.A258]^4*[.C258]+[.$H$19]*[.C258]^2+[.$H$20]*[.A258]*[.C258]^2+[.$H$21]*[.A258]^2*[.C258]^2+[.$H$22]*[.A258]^3*[.C258]^2+[.$H$23]*[.A258]^4*[.C258]^2+[.$H$24]*[.C258]^3+[.$H$25]*[.A258]*[.C258]^3+[.$H$26]*[.A258]^2*[.C258]^3+[.$H$27]*[.A258]^3*[.C258]^3+[.$H$28]*[.A258]^4*[.C258]^3+[.$H$29]*[.C258]^4+[.$H$30]*[.A258]*[.C258]^4+[.$H$31]*[.A258]^2*[.C258]^4+[.$H$32]*[.A258]^3*[.C258]^4+[.$H$33]*[.A258]^4*[.C258]^4" office:value-type="float" office:value="164.030366763907">
            <text:p>164.03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64.030366763907">
            <text:p>164.030366763907</text:p>
          </table:table-cell>
          <table:table-cell table:formula="of:=[.K258]-[.E258]" office:value-type="float" office:value="0">
            <text:p>0</text:p>
          </table:table-cell>
          <table:table-cell table:formula="of:=100*([.K258]-[.D258])/[.D258]" office:value-type="float" office:value="0.000223595626956346">
            <text:p>0.0002235956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5">
            <text:p>15</text:p>
          </table:table-cell>
          <table:table-cell table:formula="of:=1.01325*[.B259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59]+[.$H$11]*[.A259]^2+[.$H$12]*[.A259]^3+[.$H$13]*[.A259]^4+[.$H$14]*[.C259]+[.$H$15]*[.A259]*[.C259]+[.$H$16]*[.A259]^2*[.C259]+[.$H$17]*[.A259]^3*[.C259]+[.$H$18]*[.A259]^4*[.C259]+[.$H$19]*[.C259]^2+[.$H$20]*[.A259]*[.C259]^2+[.$H$21]*[.A259]^2*[.C259]^2+[.$H$22]*[.A259]^3*[.C259]^2+[.$H$23]*[.A259]^4*[.C259]^2+[.$H$24]*[.C259]^3+[.$H$25]*[.A259]*[.C259]^3+[.$H$26]*[.A259]^2*[.C259]^3+[.$H$27]*[.A259]^3*[.C259]^3+[.$H$28]*[.A259]^4*[.C259]^3+[.$H$29]*[.C259]^4+[.$H$30]*[.A259]*[.C259]^4+[.$H$31]*[.A259]^2*[.C259]^4+[.$H$32]*[.A259]^3*[.C259]^4+[.$H$33]*[.A259]^4*[.C259]^4" office:value-type="float" office:value="164.033505865966">
            <text:p>164.03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64.033505865966">
            <text:p>164.033505865966</text:p>
          </table:table-cell>
          <table:table-cell table:formula="of:=[.K259]-[.E259]" office:value-type="float" office:value="0">
            <text:p>0</text:p>
          </table:table-cell>
          <table:table-cell table:formula="of:=100*([.K259]-[.D259])/[.D259]" office:value-type="float" office:value="0.00213733217471801">
            <text:p>0.0021373322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 table:formula="of:=1.01325*[.B260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60]+[.$H$11]*[.A260]^2+[.$H$12]*[.A260]^3+[.$H$13]*[.A260]^4+[.$H$14]*[.C260]+[.$H$15]*[.A260]*[.C260]+[.$H$16]*[.A260]^2*[.C260]+[.$H$17]*[.A260]^3*[.C260]+[.$H$18]*[.A260]^4*[.C260]+[.$H$19]*[.C260]^2+[.$H$20]*[.A260]*[.C260]^2+[.$H$21]*[.A260]^2*[.C260]^2+[.$H$22]*[.A260]^3*[.C260]^2+[.$H$23]*[.A260]^4*[.C260]^2+[.$H$24]*[.C260]^3+[.$H$25]*[.A260]*[.C260]^3+[.$H$26]*[.A260]^2*[.C260]^3+[.$H$27]*[.A260]^3*[.C260]^3+[.$H$28]*[.A260]^4*[.C260]^3+[.$H$29]*[.C260]^4+[.$H$30]*[.A260]*[.C260]^4+[.$H$31]*[.A260]^2*[.C260]^4+[.$H$32]*[.A260]^3*[.C260]^4+[.$H$33]*[.A260]^4*[.C260]^4" office:value-type="float" office:value="164.036041286522">
            <text:p>164.0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64.036041286522">
            <text:p>164.036041286522</text:p>
          </table:table-cell>
          <table:table-cell table:formula="of:=[.K260]-[.E260]" office:value-type="float" office:value="0">
            <text:p>0</text:p>
          </table:table-cell>
          <table:table-cell table:formula="of:=100*([.K260]-[.D260])/[.D260]" office:value-type="float" office:value="0.00368303756770365">
            <text:p>0.0036830376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5">
            <text:p>15</text:p>
          </table:table-cell>
          <table:table-cell table:formula="of:=1.01325*[.B261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61]+[.$H$11]*[.A261]^2+[.$H$12]*[.A261]^3+[.$H$13]*[.A261]^4+[.$H$14]*[.C261]+[.$H$15]*[.A261]*[.C261]+[.$H$16]*[.A261]^2*[.C261]+[.$H$17]*[.A261]^3*[.C261]+[.$H$18]*[.A261]^4*[.C261]+[.$H$19]*[.C261]^2+[.$H$20]*[.A261]*[.C261]^2+[.$H$21]*[.A261]^2*[.C261]^2+[.$H$22]*[.A261]^3*[.C261]^2+[.$H$23]*[.A261]^4*[.C261]^2+[.$H$24]*[.C261]^3+[.$H$25]*[.A261]*[.C261]^3+[.$H$26]*[.A261]^2*[.C261]^3+[.$H$27]*[.A261]^3*[.C261]^3+[.$H$28]*[.A261]^4*[.C261]^3+[.$H$29]*[.C261]^4+[.$H$30]*[.A261]*[.C261]^4+[.$H$31]*[.A261]^2*[.C261]^4+[.$H$32]*[.A261]^3*[.C261]^4+[.$H$33]*[.A261]^4*[.C261]^4" office:value-type="float" office:value="164.038121210302">
            <text:p>164.04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64.038121210302">
            <text:p>164.038121210302</text:p>
          </table:table-cell>
          <table:table-cell table:formula="of:=[.K261]-[.E261]" office:value-type="float" office:value="0">
            <text:p>0</text:p>
          </table:table-cell>
          <table:table-cell table:formula="of:=100*([.K261]-[.D261])/[.D261]" office:value-type="float" office:value="0.00495105182124706">
            <text:p>0.004951051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table:formula="of:=1.01325*[.B262]" office:value-type="float" office:value="15.19875">
            <text:p>15.198750</text:p>
          </table:table-cell>
          <table:table-cell office:value-type="float" office:value="164.03">
            <text:p>164.03</text:p>
          </table:table-cell>
          <table:table-cell table:formula="of:=[.$H$9]+[.$H$10]*[.A262]+[.$H$11]*[.A262]^2+[.$H$12]*[.A262]^3+[.$H$13]*[.A262]^4+[.$H$14]*[.C262]+[.$H$15]*[.A262]*[.C262]+[.$H$16]*[.A262]^2*[.C262]+[.$H$17]*[.A262]^3*[.C262]+[.$H$18]*[.A262]^4*[.C262]+[.$H$19]*[.C262]^2+[.$H$20]*[.A262]*[.C262]^2+[.$H$21]*[.A262]^2*[.C262]^2+[.$H$22]*[.A262]^3*[.C262]^2+[.$H$23]*[.A262]^4*[.C262]^2+[.$H$24]*[.C262]^3+[.$H$25]*[.A262]*[.C262]^3+[.$H$26]*[.A262]^2*[.C262]^3+[.$H$27]*[.A262]^3*[.C262]^3+[.$H$28]*[.A262]^4*[.C262]^3+[.$H$29]*[.C262]^4+[.$H$30]*[.A262]*[.C262]^4+[.$H$31]*[.A262]^2*[.C262]^4+[.$H$32]*[.A262]^3*[.C262]^4+[.$H$33]*[.A262]^4*[.C262]^4" office:value-type="float" office:value="164.040026937861">
            <text:p>164.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64.040026937861">
            <text:p>164.040026937861</text:p>
          </table:table-cell>
          <table:table-cell table:formula="of:=[.K262]-[.E262]" office:value-type="float" office:value="0">
            <text:p>0</text:p>
          </table:table-cell>
          <table:table-cell table:formula="of:=100*([.K262]-[.D262])/[.D262]" office:value-type="float" office:value="0.00611286829292551">
            <text:p>0.0061128683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5">
            <text:p>15</text:p>
          </table:table-cell>
          <table:table-cell table:formula="of:=1.01325*[.B263]" office:value-type="float" office:value="15.19875">
            <text:p>15.198750</text:p>
          </table:table-cell>
          <table:table-cell office:value-type="float" office:value="164.04">
            <text:p>164.04</text:p>
          </table:table-cell>
          <table:table-cell table:formula="of:=[.$H$9]+[.$H$10]*[.A263]+[.$H$11]*[.A263]^2+[.$H$12]*[.A263]^3+[.$H$13]*[.A263]^4+[.$H$14]*[.C263]+[.$H$15]*[.A263]*[.C263]+[.$H$16]*[.A263]^2*[.C263]+[.$H$17]*[.A263]^3*[.C263]+[.$H$18]*[.A263]^4*[.C263]+[.$H$19]*[.C263]^2+[.$H$20]*[.A263]*[.C263]^2+[.$H$21]*[.A263]^2*[.C263]^2+[.$H$22]*[.A263]^3*[.C263]^2+[.$H$23]*[.A263]^4*[.C263]^2+[.$H$24]*[.C263]^3+[.$H$25]*[.A263]*[.C263]^3+[.$H$26]*[.A263]^2*[.C263]^3+[.$H$27]*[.A263]^3*[.C263]^3+[.$H$28]*[.A263]^4*[.C263]^3+[.$H$29]*[.C263]^4+[.$H$30]*[.A263]*[.C263]^4+[.$H$31]*[.A263]^2*[.C263]^4+[.$H$32]*[.A263]^3*[.C263]^4+[.$H$33]*[.A263]^4*[.C263]^4" office:value-type="float" office:value="164.04217288558">
            <text:p>164.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64.04217288558">
            <text:p>164.04217288558</text:p>
          </table:table-cell>
          <table:table-cell table:formula="of:=[.K263]-[.E263]" office:value-type="float" office:value="0">
            <text:p>0</text:p>
          </table:table-cell>
          <table:table-cell table:formula="of:=100*([.K263]-[.D263])/[.D263]" office:value-type="float" office:value="0.00132460715673597">
            <text:p>0.001324607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5">
            <text:p>15</text:p>
          </table:table-cell>
          <table:table-cell table:formula="of:=1.01325*[.B264]" office:value-type="float" office:value="15.19875">
            <text:p>15.198750</text:p>
          </table:table-cell>
          <table:table-cell office:value-type="float" office:value="164.04">
            <text:p>164.04</text:p>
          </table:table-cell>
          <table:table-cell table:formula="of:=[.$H$9]+[.$H$10]*[.A264]+[.$H$11]*[.A264]^2+[.$H$12]*[.A264]^3+[.$H$13]*[.A264]^4+[.$H$14]*[.C264]+[.$H$15]*[.A264]*[.C264]+[.$H$16]*[.A264]^2*[.C264]+[.$H$17]*[.A264]^3*[.C264]+[.$H$18]*[.A264]^4*[.C264]+[.$H$19]*[.C264]^2+[.$H$20]*[.A264]*[.C264]^2+[.$H$21]*[.A264]^2*[.C264]^2+[.$H$22]*[.A264]^3*[.C264]^2+[.$H$23]*[.A264]^4*[.C264]^2+[.$H$24]*[.C264]^3+[.$H$25]*[.A264]*[.C264]^3+[.$H$26]*[.A264]^2*[.C264]^3+[.$H$27]*[.A264]^3*[.C264]^3+[.$H$28]*[.A264]^4*[.C264]^3+[.$H$29]*[.C264]^4+[.$H$30]*[.A264]*[.C264]^4+[.$H$31]*[.A264]^2*[.C264]^4+[.$H$32]*[.A264]^3*[.C264]^4+[.$H$33]*[.A264]^4*[.C264]^4" office:value-type="float" office:value="164.045106585668">
            <text:p>164.05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64.045106585668">
            <text:p>164.045106585668</text:p>
          </table:table-cell>
          <table:table-cell table:formula="of:=[.K264]-[.E264]" office:value-type="float" office:value="0">
            <text:p>0</text:p>
          </table:table-cell>
          <table:table-cell table:formula="of:=100*([.K264]-[.D264])/[.D264]" office:value-type="float" office:value="0.00311301247762803">
            <text:p>0.003113012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5">
            <text:p>15</text:p>
          </table:table-cell>
          <table:table-cell table:formula="of:=1.01325*[.B265]" office:value-type="float" office:value="15.19875">
            <text:p>15.198750</text:p>
          </table:table-cell>
          <table:table-cell office:value-type="float" office:value="164.05">
            <text:p>164.05</text:p>
          </table:table-cell>
          <table:table-cell table:formula="of:=[.$H$9]+[.$H$10]*[.A265]+[.$H$11]*[.A265]^2+[.$H$12]*[.A265]^3+[.$H$13]*[.A265]^4+[.$H$14]*[.C265]+[.$H$15]*[.A265]*[.C265]+[.$H$16]*[.A265]^2*[.C265]+[.$H$17]*[.A265]^3*[.C265]+[.$H$18]*[.A265]^4*[.C265]+[.$H$19]*[.C265]^2+[.$H$20]*[.A265]*[.C265]^2+[.$H$21]*[.A265]^2*[.C265]^2+[.$H$22]*[.A265]^3*[.C265]^2+[.$H$23]*[.A265]^4*[.C265]^2+[.$H$24]*[.C265]^3+[.$H$25]*[.A265]*[.C265]^3+[.$H$26]*[.A265]^2*[.C265]^3+[.$H$27]*[.A265]^3*[.C265]^3+[.$H$28]*[.A265]^4*[.C265]^3+[.$H$29]*[.C265]^4+[.$H$30]*[.A265]*[.C265]^4+[.$H$31]*[.A265]^2*[.C265]^4+[.$H$32]*[.A265]^3*[.C265]^4+[.$H$33]*[.A265]^4*[.C265]^4" office:value-type="float" office:value="164.049508686163">
            <text:p>164.05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64.049508686163">
            <text:p>164.049508686163</text:p>
          </table:table-cell>
          <table:table-cell table:formula="of:=[.K265]-[.E265]" office:value-type="float" office:value="0">
            <text:p>0</text:p>
          </table:table-cell>
          <table:table-cell table:formula="of:=100*([.K265]-[.D265])/[.D265]" office:value-type="float" office:value="-0.000299490300092214">
            <text:p>-0.000299490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5">
            <text:p>15</text:p>
          </table:table-cell>
          <table:table-cell table:formula="of:=1.01325*[.B266]" office:value-type="float" office:value="15.19875">
            <text:p>15.198750</text:p>
          </table:table-cell>
          <table:table-cell office:value-type="float" office:value="164.06">
            <text:p>164.06</text:p>
          </table:table-cell>
          <table:table-cell table:formula="of:=[.$H$9]+[.$H$10]*[.A266]+[.$H$11]*[.A266]^2+[.$H$12]*[.A266]^3+[.$H$13]*[.A266]^4+[.$H$14]*[.C266]+[.$H$15]*[.A266]*[.C266]+[.$H$16]*[.A266]^2*[.C266]+[.$H$17]*[.A266]^3*[.C266]+[.$H$18]*[.A266]^4*[.C266]+[.$H$19]*[.C266]^2+[.$H$20]*[.A266]*[.C266]^2+[.$H$21]*[.A266]^2*[.C266]^2+[.$H$22]*[.A266]^3*[.C266]^2+[.$H$23]*[.A266]^4*[.C266]^2+[.$H$24]*[.C266]^3+[.$H$25]*[.A266]*[.C266]^3+[.$H$26]*[.A266]^2*[.C266]^3+[.$H$27]*[.A266]^3*[.C266]^3+[.$H$28]*[.A266]^4*[.C266]^3+[.$H$29]*[.C266]^4+[.$H$30]*[.A266]*[.C266]^4+[.$H$31]*[.A266]^2*[.C266]^4+[.$H$32]*[.A266]^3*[.C266]^4+[.$H$33]*[.A266]^4*[.C266]^4" office:value-type="float" office:value="164.056192950927">
            <text:p>164.06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64.056192950927">
            <text:p>164.056192950927</text:p>
          </table:table-cell>
          <table:table-cell table:formula="of:=[.K266]-[.E266]" office:value-type="float" office:value="0">
            <text:p>0</text:p>
          </table:table-cell>
          <table:table-cell table:formula="of:=100*([.K266]-[.D266])/[.D266]" office:value-type="float" office:value="-0.00232052241441474">
            <text:p>-0.0023205224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5">
            <text:p>15</text:p>
          </table:table-cell>
          <table:table-cell table:formula="of:=1.01325*[.B267]" office:value-type="float" office:value="15.19875">
            <text:p>15.198750</text:p>
          </table:table-cell>
          <table:table-cell office:value-type="float" office:value="164.08">
            <text:p>164.08</text:p>
          </table:table-cell>
          <table:table-cell table:formula="of:=[.$H$9]+[.$H$10]*[.A267]+[.$H$11]*[.A267]^2+[.$H$12]*[.A267]^3+[.$H$13]*[.A267]^4+[.$H$14]*[.C267]+[.$H$15]*[.A267]*[.C267]+[.$H$16]*[.A267]^2*[.C267]+[.$H$17]*[.A267]^3*[.C267]+[.$H$18]*[.A267]^4*[.C267]+[.$H$19]*[.C267]^2+[.$H$20]*[.A267]*[.C267]^2+[.$H$21]*[.A267]^2*[.C267]^2+[.$H$22]*[.A267]^3*[.C267]^2+[.$H$23]*[.A267]^4*[.C267]^2+[.$H$24]*[.C267]^3+[.$H$25]*[.A267]*[.C267]^3+[.$H$26]*[.A267]^2*[.C267]^3+[.$H$27]*[.A267]^3*[.C267]^3+[.$H$28]*[.A267]^4*[.C267]^3+[.$H$29]*[.C267]^4+[.$H$30]*[.A267]*[.C267]^4+[.$H$31]*[.A267]^2*[.C267]^4+[.$H$32]*[.A267]^3*[.C267]^4+[.$H$33]*[.A267]^4*[.C267]^4" office:value-type="float" office:value="164.066106259652">
            <text:p>164.07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64.066106259652">
            <text:p>164.066106259652</text:p>
          </table:table-cell>
          <table:table-cell table:formula="of:=[.K267]-[.E267]" office:value-type="float" office:value="0">
            <text:p>0</text:p>
          </table:table-cell>
          <table:table-cell table:formula="of:=100*([.K267]-[.D267])/[.D267]" office:value-type="float" office:value="-0.00846766232801742">
            <text:p>-0.008467662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5">
            <text:p>15</text:p>
          </table:table-cell>
          <table:table-cell table:formula="of:=1.01325*[.B268]" office:value-type="float" office:value="15.19875">
            <text:p>15.198750</text:p>
          </table:table-cell>
          <table:table-cell office:value-type="float" office:value="164.1">
            <text:p>164.10</text:p>
          </table:table-cell>
          <table:table-cell table:formula="of:=[.$H$9]+[.$H$10]*[.A268]+[.$H$11]*[.A268]^2+[.$H$12]*[.A268]^3+[.$H$13]*[.A268]^4+[.$H$14]*[.C268]+[.$H$15]*[.A268]*[.C268]+[.$H$16]*[.A268]^2*[.C268]+[.$H$17]*[.A268]^3*[.C268]+[.$H$18]*[.A268]^4*[.C268]+[.$H$19]*[.C268]^2+[.$H$20]*[.A268]*[.C268]^2+[.$H$21]*[.A268]^2*[.C268]^2+[.$H$22]*[.A268]^3*[.C268]^2+[.$H$23]*[.A268]^4*[.C268]^2+[.$H$24]*[.C268]^3+[.$H$25]*[.A268]*[.C268]^3+[.$H$26]*[.A268]^2*[.C268]^3+[.$H$27]*[.A268]^3*[.C268]^3+[.$H$28]*[.A268]^4*[.C268]^3+[.$H$29]*[.C268]^4+[.$H$30]*[.A268]*[.C268]^4+[.$H$31]*[.A268]^2*[.C268]^4+[.$H$32]*[.A268]^3*[.C268]^4+[.$H$33]*[.A268]^4*[.C268]^4" office:value-type="float" office:value="164.080328607857">
            <text:p>164.08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string">
            <text:p><text:s/>164.080328607857</text:p>
          </table:table-cell>
          <table:table-cell table:formula="of:=[.K268]-[.E268]" office:value-type="float" office:value="0">
            <text:p>0</text:p>
          </table:table-cell>
          <table:table-cell table:formula="of:=100*([.K268]-[.D268])/[.D268]" office:value-type="float" office:value="-0.0119874418909091">
            <text:p>-0.0119874419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5">
            <text:p>15</text:p>
          </table:table-cell>
          <table:table-cell table:formula="of:=1.01325*[.B269]" office:value-type="float" office:value="15.19875">
            <text:p>15.198750</text:p>
          </table:table-cell>
          <table:table-cell office:value-type="float" office:value="164.12">
            <text:p>164.12</text:p>
          </table:table-cell>
          <table:table-cell table:formula="of:=[.$H$9]+[.$H$10]*[.A269]+[.$H$11]*[.A269]^2+[.$H$12]*[.A269]^3+[.$H$13]*[.A269]^4+[.$H$14]*[.C269]+[.$H$15]*[.A269]*[.C269]+[.$H$16]*[.A269]^2*[.C269]+[.$H$17]*[.A269]^3*[.C269]+[.$H$18]*[.A269]^4*[.C269]+[.$H$19]*[.C269]^2+[.$H$20]*[.A269]*[.C269]^2+[.$H$21]*[.A269]^2*[.C269]^2+[.$H$22]*[.A269]^3*[.C269]^2+[.$H$23]*[.A269]^4*[.C269]^2+[.$H$24]*[.C269]^3+[.$H$25]*[.A269]*[.C269]^3+[.$H$26]*[.A269]^2*[.C269]^3+[.$H$27]*[.A269]^3*[.C269]^3+[.$H$28]*[.A269]^4*[.C269]^3+[.$H$29]*[.C269]^4+[.$H$30]*[.A269]*[.C269]^4+[.$H$31]*[.A269]^2*[.C269]^4+[.$H$32]*[.A269]^3*[.C269]^4+[.$H$33]*[.A269]^4*[.C269]^4" office:value-type="float" office:value="164.100073106887">
            <text:p>164.10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64.100073106887">
            <text:p>164.100073106887</text:p>
          </table:table-cell>
          <table:table-cell table:formula="of:=[.K269]-[.E269]" office:value-type="float" office:value="0">
            <text:p>0</text:p>
          </table:table-cell>
          <table:table-cell table:formula="of:=100*([.K269]-[.D269])/[.D269]" office:value-type="float" office:value="-0.0121416604390672">
            <text:p>-0.012141660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5">
            <text:p>15</text:p>
          </table:table-cell>
          <table:table-cell table:formula="of:=1.01325*[.B270]" office:value-type="float" office:value="15.19875">
            <text:p>15.198750</text:p>
          </table:table-cell>
          <table:table-cell office:value-type="float" office:value="164.15">
            <text:p>164.15</text:p>
          </table:table-cell>
          <table:table-cell table:formula="of:=[.$H$9]+[.$H$10]*[.A270]+[.$H$11]*[.A270]^2+[.$H$12]*[.A270]^3+[.$H$13]*[.A270]^4+[.$H$14]*[.C270]+[.$H$15]*[.A270]*[.C270]+[.$H$16]*[.A270]^2*[.C270]+[.$H$17]*[.A270]^3*[.C270]+[.$H$18]*[.A270]^4*[.C270]+[.$H$19]*[.C270]^2+[.$H$20]*[.A270]*[.C270]^2+[.$H$21]*[.A270]^2*[.C270]^2+[.$H$22]*[.A270]^3*[.C270]^2+[.$H$23]*[.A270]^4*[.C270]^2+[.$H$24]*[.C270]^3+[.$H$25]*[.A270]*[.C270]^3+[.$H$26]*[.A270]^2*[.C270]^3+[.$H$27]*[.A270]^3*[.C270]^3+[.$H$28]*[.A270]^4*[.C270]^3+[.$H$29]*[.C270]^4+[.$H$30]*[.A270]*[.C270]^4+[.$H$31]*[.A270]^2*[.C270]^4+[.$H$32]*[.A270]^3*[.C270]^4+[.$H$33]*[.A270]^4*[.C270]^4" office:value-type="float" office:value="164.126685983916">
            <text:p>164.1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64.126685983917">
            <text:p>164.126685983917</text:p>
          </table:table-cell>
          <table:table-cell table:formula="of:=[.K270]-[.E270]" office:value-type="float" office:value="0">
            <text:p>0</text:p>
          </table:table-cell>
          <table:table-cell table:formula="of:=100*([.K270]-[.D270])/[.D270]" office:value-type="float" office:value="-0.0142028730328989">
            <text:p>-0.014202873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5">
            <text:p>15</text:p>
          </table:table-cell>
          <table:table-cell table:formula="of:=1.01325*[.B271]" office:value-type="float" office:value="15.19875">
            <text:p>15.198750</text:p>
          </table:table-cell>
          <table:table-cell office:value-type="float" office:value="164.19">
            <text:p>164.19</text:p>
          </table:table-cell>
          <table:table-cell table:formula="of:=[.$H$9]+[.$H$10]*[.A271]+[.$H$11]*[.A271]^2+[.$H$12]*[.A271]^3+[.$H$13]*[.A271]^4+[.$H$14]*[.C271]+[.$H$15]*[.A271]*[.C271]+[.$H$16]*[.A271]^2*[.C271]+[.$H$17]*[.A271]^3*[.C271]+[.$H$18]*[.A271]^4*[.C271]+[.$H$19]*[.C271]^2+[.$H$20]*[.A271]*[.C271]^2+[.$H$21]*[.A271]^2*[.C271]^2+[.$H$22]*[.A271]^3*[.C271]^2+[.$H$23]*[.A271]^4*[.C271]^2+[.$H$24]*[.C271]^3+[.$H$25]*[.A271]*[.C271]^3+[.$H$26]*[.A271]^2*[.C271]^3+[.$H$27]*[.A271]^3*[.C271]^3+[.$H$28]*[.A271]^4*[.C271]^3+[.$H$29]*[.C271]^4+[.$H$30]*[.A271]*[.C271]^4+[.$H$31]*[.A271]^2*[.C271]^4+[.$H$32]*[.A271]^3*[.C271]^4+[.$H$33]*[.A271]^4*[.C271]^4" office:value-type="float" office:value="164.161646581945">
            <text:p>164.16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64.161646581945">
            <text:p>164.161646581945</text:p>
          </table:table-cell>
          <table:table-cell table:formula="of:=[.K271]-[.E271]" office:value-type="float" office:value="0">
            <text:p>0</text:p>
          </table:table-cell>
          <table:table-cell table:formula="of:=100*([.K271]-[.D271])/[.D271]" office:value-type="float" office:value="-0.0172686631677871">
            <text:p>-0.017268663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5">
            <text:p>15</text:p>
          </table:table-cell>
          <table:table-cell table:formula="of:=1.01325*[.B272]" office:value-type="float" office:value="15.19875">
            <text:p>15.198750</text:p>
          </table:table-cell>
          <table:table-cell office:value-type="float" office:value="164.23">
            <text:p>164.23</text:p>
          </table:table-cell>
          <table:table-cell table:formula="of:=[.$H$9]+[.$H$10]*[.A272]+[.$H$11]*[.A272]^2+[.$H$12]*[.A272]^3+[.$H$13]*[.A272]^4+[.$H$14]*[.C272]+[.$H$15]*[.A272]*[.C272]+[.$H$16]*[.A272]^2*[.C272]+[.$H$17]*[.A272]^3*[.C272]+[.$H$18]*[.A272]^4*[.C272]+[.$H$19]*[.C272]^2+[.$H$20]*[.A272]*[.C272]^2+[.$H$21]*[.A272]^2*[.C272]^2+[.$H$22]*[.A272]^3*[.C272]^2+[.$H$23]*[.A272]^4*[.C272]^2+[.$H$24]*[.C272]^3+[.$H$25]*[.A272]*[.C272]^3+[.$H$26]*[.A272]^2*[.C272]^3+[.$H$27]*[.A272]^3*[.C272]^3+[.$H$28]*[.A272]^4*[.C272]^3+[.$H$29]*[.C272]^4+[.$H$30]*[.A272]*[.C272]^4+[.$H$31]*[.A272]^2*[.C272]^4+[.$H$32]*[.A272]^3*[.C272]^4+[.$H$33]*[.A272]^4*[.C272]^4" office:value-type="float" office:value="164.2065673598">
            <text:p>164.21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64.2065673598">
            <text:p>164.2065673598</text:p>
          </table:table-cell>
          <table:table-cell table:formula="of:=[.K272]-[.E272]" office:value-type="float" office:value="0">
            <text:p>0</text:p>
          </table:table-cell>
          <table:table-cell table:formula="of:=100*([.K272]-[.D272])/[.D272]" office:value-type="float" office:value="-0.0142681849842217">
            <text:p>-0.014268185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5">
            <text:p>15</text:p>
          </table:table-cell>
          <table:table-cell table:formula="of:=1.01325*[.B273]" office:value-type="float" office:value="15.19875">
            <text:p>15.198750</text:p>
          </table:table-cell>
          <table:table-cell office:value-type="float" office:value="164.29">
            <text:p>164.29</text:p>
          </table:table-cell>
          <table:table-cell table:formula="of:=[.$H$9]+[.$H$10]*[.A273]+[.$H$11]*[.A273]^2+[.$H$12]*[.A273]^3+[.$H$13]*[.A273]^4+[.$H$14]*[.C273]+[.$H$15]*[.A273]*[.C273]+[.$H$16]*[.A273]^2*[.C273]+[.$H$17]*[.A273]^3*[.C273]+[.$H$18]*[.A273]^4*[.C273]+[.$H$19]*[.C273]^2+[.$H$20]*[.A273]*[.C273]^2+[.$H$21]*[.A273]^2*[.C273]^2+[.$H$22]*[.A273]^3*[.C273]^2+[.$H$23]*[.A273]^4*[.C273]^2+[.$H$24]*[.C273]^3+[.$H$25]*[.A273]*[.C273]^3+[.$H$26]*[.A273]^2*[.C273]^3+[.$H$27]*[.A273]^3*[.C273]^3+[.$H$28]*[.A273]^4*[.C273]^3+[.$H$29]*[.C273]^4+[.$H$30]*[.A273]*[.C273]^4+[.$H$31]*[.A273]^2*[.C273]^4+[.$H$32]*[.A273]^3*[.C273]^4+[.$H$33]*[.A273]^4*[.C273]^4" office:value-type="float" office:value="164.263193892138">
            <text:p>164.26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64.263193892138">
            <text:p>164.263193892138</text:p>
          </table:table-cell>
          <table:table-cell table:formula="of:=[.K273]-[.E273]" office:value-type="float" office:value="0">
            <text:p>0</text:p>
          </table:table-cell>
          <table:table-cell table:formula="of:=100*([.K273]-[.D273])/[.D273]" office:value-type="float" office:value="-0.0163163356635236">
            <text:p>-0.0163163357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5">
            <text:p>15</text:p>
          </table:table-cell>
          <table:table-cell table:formula="of:=1.01325*[.B274]" office:value-type="float" office:value="15.19875">
            <text:p>15.198750</text:p>
          </table:table-cell>
          <table:table-cell office:value-type="float" office:value="164.36">
            <text:p>164.36</text:p>
          </table:table-cell>
          <table:table-cell table:formula="of:=[.$H$9]+[.$H$10]*[.A274]+[.$H$11]*[.A274]^2+[.$H$12]*[.A274]^3+[.$H$13]*[.A274]^4+[.$H$14]*[.C274]+[.$H$15]*[.A274]*[.C274]+[.$H$16]*[.A274]^2*[.C274]+[.$H$17]*[.A274]^3*[.C274]+[.$H$18]*[.A274]^4*[.C274]+[.$H$19]*[.C274]^2+[.$H$20]*[.A274]*[.C274]^2+[.$H$21]*[.A274]^2*[.C274]^2+[.$H$22]*[.A274]^3*[.C274]^2+[.$H$23]*[.A274]^4*[.C274]^2+[.$H$24]*[.C274]^3+[.$H$25]*[.A274]*[.C274]^3+[.$H$26]*[.A274]^2*[.C274]^3+[.$H$27]*[.A274]^3*[.C274]^3+[.$H$28]*[.A274]^4*[.C274]^3+[.$H$29]*[.C274]^4+[.$H$30]*[.A274]*[.C274]^4+[.$H$31]*[.A274]^2*[.C274]^4+[.$H$32]*[.A274]^3*[.C274]^4+[.$H$33]*[.A274]^4*[.C274]^4" office:value-type="float" office:value="164.333404869441">
            <text:p>164.3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64.333404869442">
            <text:p>164.333404869442</text:p>
          </table:table-cell>
          <table:table-cell table:formula="of:=[.K274]-[.E274]" office:value-type="float" office:value="0">
            <text:p>0</text:p>
          </table:table-cell>
          <table:table-cell table:formula="of:=100*([.K274]-[.D274])/[.D274]" office:value-type="float" office:value="-0.016181023703094">
            <text:p>-0.0161810237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5">
            <text:p>15</text:p>
          </table:table-cell>
          <table:table-cell table:formula="of:=1.01325*[.B275]" office:value-type="float" office:value="15.19875">
            <text:p>15.198750</text:p>
          </table:table-cell>
          <table:table-cell office:value-type="float" office:value="164.44">
            <text:p>164.44</text:p>
          </table:table-cell>
          <table:table-cell table:formula="of:=[.$H$9]+[.$H$10]*[.A275]+[.$H$11]*[.A275]^2+[.$H$12]*[.A275]^3+[.$H$13]*[.A275]^4+[.$H$14]*[.C275]+[.$H$15]*[.A275]*[.C275]+[.$H$16]*[.A275]^2*[.C275]+[.$H$17]*[.A275]^3*[.C275]+[.$H$18]*[.A275]^4*[.C275]+[.$H$19]*[.C275]^2+[.$H$20]*[.A275]*[.C275]^2+[.$H$21]*[.A275]^2*[.C275]^2+[.$H$22]*[.A275]^3*[.C275]^2+[.$H$23]*[.A275]^4*[.C275]^2+[.$H$24]*[.C275]^3+[.$H$25]*[.A275]*[.C275]^3+[.$H$26]*[.A275]^2*[.C275]^3+[.$H$27]*[.A275]^3*[.C275]^3+[.$H$28]*[.A275]^4*[.C275]^3+[.$H$29]*[.C275]^4+[.$H$30]*[.A275]*[.C275]^4+[.$H$31]*[.A275]^2*[.C275]^4+[.$H$32]*[.A275]^3*[.C275]^4+[.$H$33]*[.A275]^4*[.C275]^4" office:value-type="float" office:value="164.41921209802">
            <text:p>164.4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64.41921209802">
            <text:p>164.41921209802</text:p>
          </table:table-cell>
          <table:table-cell table:formula="of:=[.K275]-[.E275]" office:value-type="float" office:value="0">
            <text:p>0</text:p>
          </table:table-cell>
          <table:table-cell table:formula="of:=100*([.K275]-[.D275])/[.D275]" office:value-type="float" office:value="-0.0126416334104232">
            <text:p>-0.0126416334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5">
            <text:p>15</text:p>
          </table:table-cell>
          <table:table-cell table:formula="of:=1.01325*[.B276]" office:value-type="float" office:value="15.19875">
            <text:p>15.198750</text:p>
          </table:table-cell>
          <table:table-cell office:value-type="float" office:value="164.53">
            <text:p>164.53</text:p>
          </table:table-cell>
          <table:table-cell table:formula="of:=[.$H$9]+[.$H$10]*[.A276]+[.$H$11]*[.A276]^2+[.$H$12]*[.A276]^3+[.$H$13]*[.A276]^4+[.$H$14]*[.C276]+[.$H$15]*[.A276]*[.C276]+[.$H$16]*[.A276]^2*[.C276]+[.$H$17]*[.A276]^3*[.C276]+[.$H$18]*[.A276]^4*[.C276]+[.$H$19]*[.C276]^2+[.$H$20]*[.A276]*[.C276]^2+[.$H$21]*[.A276]^2*[.C276]^2+[.$H$22]*[.A276]^3*[.C276]^2+[.$H$23]*[.A276]^4*[.C276]^2+[.$H$24]*[.C276]^3+[.$H$25]*[.A276]*[.C276]^3+[.$H$26]*[.A276]^2*[.C276]^3+[.$H$27]*[.A276]^3*[.C276]^3+[.$H$28]*[.A276]^4*[.C276]^3+[.$H$29]*[.C276]^4+[.$H$30]*[.A276]*[.C276]^4+[.$H$31]*[.A276]^2*[.C276]^4+[.$H$32]*[.A276]^3*[.C276]^4+[.$H$33]*[.A276]^4*[.C276]^4" office:value-type="float" office:value="164.52276050001">
            <text:p>164.5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64.52276050001">
            <text:p>164.52276050001</text:p>
          </table:table-cell>
          <table:table-cell table:formula="of:=[.K276]-[.E276]" office:value-type="float" office:value="0">
            <text:p>0</text:p>
          </table:table-cell>
          <table:table-cell table:formula="of:=100*([.K276]-[.D276])/[.D276]" office:value-type="float" office:value="-0.00440010939616457">
            <text:p>-0.0044001094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5">
            <text:p>15</text:p>
          </table:table-cell>
          <table:table-cell table:formula="of:=1.01325*[.B277]" office:value-type="float" office:value="15.19875">
            <text:p>15.198750</text:p>
          </table:table-cell>
          <table:table-cell office:value-type="float" office:value="164.65">
            <text:p>164.65</text:p>
          </table:table-cell>
          <table:table-cell table:formula="of:=[.$H$9]+[.$H$10]*[.A277]+[.$H$11]*[.A277]^2+[.$H$12]*[.A277]^3+[.$H$13]*[.A277]^4+[.$H$14]*[.C277]+[.$H$15]*[.A277]*[.C277]+[.$H$16]*[.A277]^2*[.C277]+[.$H$17]*[.A277]^3*[.C277]+[.$H$18]*[.A277]^4*[.C277]+[.$H$19]*[.C277]^2+[.$H$20]*[.A277]*[.C277]^2+[.$H$21]*[.A277]^2*[.C277]^2+[.$H$22]*[.A277]^3*[.C277]^2+[.$H$23]*[.A277]^4*[.C277]^2+[.$H$24]*[.C277]^3+[.$H$25]*[.A277]*[.C277]^3+[.$H$26]*[.A277]^2*[.C277]^3+[.$H$27]*[.A277]^3*[.C277]^3+[.$H$28]*[.A277]^4*[.C277]^3+[.$H$29]*[.C277]^4+[.$H$30]*[.A277]*[.C277]^4+[.$H$31]*[.A277]^2*[.C277]^4+[.$H$32]*[.A277]^3*[.C277]^4+[.$H$33]*[.A277]^4*[.C277]^4" office:value-type="float" office:value="164.646328113378">
            <text:p>164.65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64.646328113378">
            <text:p>164.646328113378</text:p>
          </table:table-cell>
          <table:table-cell table:formula="of:=[.K277]-[.E277]" office:value-type="float" office:value="0">
            <text:p>0</text:p>
          </table:table-cell>
          <table:table-cell table:formula="of:=100*([.K277]-[.D277])/[.D277]" office:value-type="float" office:value="-0.00223011638123469">
            <text:p>-0.0022301164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5">
            <text:p>15</text:p>
          </table:table-cell>
          <table:table-cell table:formula="of:=1.01325*[.B278]" office:value-type="float" office:value="15.19875">
            <text:p>15.198750</text:p>
          </table:table-cell>
          <table:table-cell office:value-type="float" office:value="164.78">
            <text:p>164.78</text:p>
          </table:table-cell>
          <table:table-cell table:formula="of:=[.$H$9]+[.$H$10]*[.A278]+[.$H$11]*[.A278]^2+[.$H$12]*[.A278]^3+[.$H$13]*[.A278]^4+[.$H$14]*[.C278]+[.$H$15]*[.A278]*[.C278]+[.$H$16]*[.A278]^2*[.C278]+[.$H$17]*[.A278]^3*[.C278]+[.$H$18]*[.A278]^4*[.C278]+[.$H$19]*[.C278]^2+[.$H$20]*[.A278]*[.C278]^2+[.$H$21]*[.A278]^2*[.C278]^2+[.$H$22]*[.A278]^3*[.C278]^2+[.$H$23]*[.A278]^4*[.C278]^2+[.$H$24]*[.C278]^3+[.$H$25]*[.A278]*[.C278]^3+[.$H$26]*[.A278]^2*[.C278]^3+[.$H$27]*[.A278]^3*[.C278]^3+[.$H$28]*[.A278]^4*[.C278]^3+[.$H$29]*[.C278]^4+[.$H$30]*[.A278]*[.C278]^4+[.$H$31]*[.A278]^2*[.C278]^4+[.$H$32]*[.A278]^3*[.C278]^4+[.$H$33]*[.A278]^4*[.C278]^4" office:value-type="float" office:value="164.792326091915">
            <text:p>164.79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string">
            <text:p><text:s/>164.792326091915</text:p>
          </table:table-cell>
          <table:table-cell table:formula="of:=[.K278]-[.E278]" office:value-type="float" office:value="0">
            <text:p>0</text:p>
          </table:table-cell>
          <table:table-cell table:formula="of:=100*([.K278]-[.D278])/[.D278]" office:value-type="float" office:value="0.00748033251303901">
            <text:p>0.0074803325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5">
            <text:p>15</text:p>
          </table:table-cell>
          <table:table-cell table:formula="of:=1.01325*[.B279]" office:value-type="float" office:value="15.19875">
            <text:p>15.198750</text:p>
          </table:table-cell>
          <table:table-cell office:value-type="float" office:value="164.95">
            <text:p>164.95</text:p>
          </table:table-cell>
          <table:table-cell table:formula="of:=[.$H$9]+[.$H$10]*[.A279]+[.$H$11]*[.A279]^2+[.$H$12]*[.A279]^3+[.$H$13]*[.A279]^4+[.$H$14]*[.C279]+[.$H$15]*[.A279]*[.C279]+[.$H$16]*[.A279]^2*[.C279]+[.$H$17]*[.A279]^3*[.C279]+[.$H$18]*[.A279]^4*[.C279]+[.$H$19]*[.C279]^2+[.$H$20]*[.A279]*[.C279]^2+[.$H$21]*[.A279]^2*[.C279]^2+[.$H$22]*[.A279]^3*[.C279]^2+[.$H$23]*[.A279]^4*[.C279]^2+[.$H$24]*[.C279]^3+[.$H$25]*[.A279]*[.C279]^3+[.$H$26]*[.A279]^2*[.C279]^3+[.$H$27]*[.A279]^3*[.C279]^3+[.$H$28]*[.A279]^4*[.C279]^3+[.$H$29]*[.C279]^4+[.$H$30]*[.A279]*[.C279]^4+[.$H$31]*[.A279]^2*[.C279]^4+[.$H$32]*[.A279]^3*[.C279]^4+[.$H$33]*[.A279]^4*[.C279]^4" office:value-type="float" office:value="164.96329870524">
            <text:p>164.96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64.96329870524">
            <text:p>164.96329870524</text:p>
          </table:table-cell>
          <table:table-cell table:formula="of:=[.K279]-[.E279]" office:value-type="float" office:value="0">
            <text:p>0</text:p>
          </table:table-cell>
          <table:table-cell table:formula="of:=100*([.K279]-[.D279])/[.D279]" office:value-type="float" office:value="0.00806226446809195">
            <text:p>0.008062264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5">
            <text:p>15</text:p>
          </table:table-cell>
          <table:table-cell table:formula="of:=1.01325*[.B280]" office:value-type="float" office:value="15.19875">
            <text:p>15.198750</text:p>
          </table:table-cell>
          <table:table-cell office:value-type="float" office:value="165.14">
            <text:p>165.14</text:p>
          </table:table-cell>
          <table:table-cell table:formula="of:=[.$H$9]+[.$H$10]*[.A280]+[.$H$11]*[.A280]^2+[.$H$12]*[.A280]^3+[.$H$13]*[.A280]^4+[.$H$14]*[.C280]+[.$H$15]*[.A280]*[.C280]+[.$H$16]*[.A280]^2*[.C280]+[.$H$17]*[.A280]^3*[.C280]+[.$H$18]*[.A280]^4*[.C280]+[.$H$19]*[.C280]^2+[.$H$20]*[.A280]*[.C280]^2+[.$H$21]*[.A280]^2*[.C280]^2+[.$H$22]*[.A280]^3*[.C280]^2+[.$H$23]*[.A280]^4*[.C280]^2+[.$H$24]*[.C280]^3+[.$H$25]*[.A280]*[.C280]^3+[.$H$26]*[.A280]^2*[.C280]^3+[.$H$27]*[.A280]^3*[.C280]^3+[.$H$28]*[.A280]^4*[.C280]^3+[.$H$29]*[.C280]^4+[.$H$30]*[.A280]*[.C280]^4+[.$H$31]*[.A280]^2*[.C280]^4+[.$H$32]*[.A280]^3*[.C280]^4+[.$H$33]*[.A280]^4*[.C280]^4" office:value-type="float" office:value="165.1619233388">
            <text:p>165.16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65.1619233388">
            <text:p>165.1619233388</text:p>
          </table:table-cell>
          <table:table-cell table:formula="of:=[.K280]-[.E280]" office:value-type="float" office:value="0">
            <text:p>0</text:p>
          </table:table-cell>
          <table:table-cell table:formula="of:=100*([.K280]-[.D280])/[.D280]" office:value-type="float" office:value="0.0132756078480806">
            <text:p>0.0132756078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5">
            <text:p>15</text:p>
          </table:table-cell>
          <table:table-cell table:formula="of:=1.01325*[.B281]" office:value-type="float" office:value="15.19875">
            <text:p>15.198750</text:p>
          </table:table-cell>
          <table:table-cell office:value-type="float" office:value="165.36">
            <text:p>165.36</text:p>
          </table:table-cell>
          <table:table-cell table:formula="of:=[.$H$9]+[.$H$10]*[.A281]+[.$H$11]*[.A281]^2+[.$H$12]*[.A281]^3+[.$H$13]*[.A281]^4+[.$H$14]*[.C281]+[.$H$15]*[.A281]*[.C281]+[.$H$16]*[.A281]^2*[.C281]+[.$H$17]*[.A281]^3*[.C281]+[.$H$18]*[.A281]^4*[.C281]+[.$H$19]*[.C281]^2+[.$H$20]*[.A281]*[.C281]^2+[.$H$21]*[.A281]^2*[.C281]^2+[.$H$22]*[.A281]^3*[.C281]^2+[.$H$23]*[.A281]^4*[.C281]^2+[.$H$24]*[.C281]^3+[.$H$25]*[.A281]*[.C281]^3+[.$H$26]*[.A281]^2*[.C281]^3+[.$H$27]*[.A281]^3*[.C281]^3+[.$H$28]*[.A281]^4*[.C281]^3+[.$H$29]*[.C281]^4+[.$H$30]*[.A281]*[.C281]^4+[.$H$31]*[.A281]^2*[.C281]^4+[.$H$32]*[.A281]^3*[.C281]^4+[.$H$33]*[.A281]^4*[.C281]^4" office:value-type="float" office:value="165.39101049387">
            <text:p>165.39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65.39101049387">
            <text:p>165.39101049387</text:p>
          </table:table-cell>
          <table:table-cell table:formula="of:=[.K281]-[.E281]" office:value-type="float" office:value="0">
            <text:p>0</text:p>
          </table:table-cell>
          <table:table-cell table:formula="of:=100*([.K281]-[.D281])/[.D281]" office:value-type="float" office:value="0.0187533223691263">
            <text:p>0.0187533224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table:formula="of:=1.01325*[.B282]" office:value-type="float" office:value="15.19875">
            <text:p>15.198750</text:p>
          </table:table-cell>
          <table:table-cell office:value-type="float" office:value="165.64">
            <text:p>165.64</text:p>
          </table:table-cell>
          <table:table-cell table:formula="of:=[.$H$9]+[.$H$10]*[.A282]+[.$H$11]*[.A282]^2+[.$H$12]*[.A282]^3+[.$H$13]*[.A282]^4+[.$H$14]*[.C282]+[.$H$15]*[.A282]*[.C282]+[.$H$16]*[.A282]^2*[.C282]+[.$H$17]*[.A282]^3*[.C282]+[.$H$18]*[.A282]^4*[.C282]+[.$H$19]*[.C282]^2+[.$H$20]*[.A282]*[.C282]^2+[.$H$21]*[.A282]^2*[.C282]^2+[.$H$22]*[.A282]^3*[.C282]^2+[.$H$23]*[.A282]^4*[.C282]^2+[.$H$24]*[.C282]^3+[.$H$25]*[.A282]*[.C282]^3+[.$H$26]*[.A282]^2*[.C282]^3+[.$H$27]*[.A282]^3*[.C282]^3+[.$H$28]*[.A282]^4*[.C282]^3+[.$H$29]*[.C282]^4+[.$H$30]*[.A282]*[.C282]^4+[.$H$31]*[.A282]^2*[.C282]^4+[.$H$32]*[.A282]^3*[.C282]^4+[.$H$33]*[.A282]^4*[.C282]^4" office:value-type="float" office:value="165.653503787549">
            <text:p>165.65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65.653503787549">
            <text:p>165.653503787549</text:p>
          </table:table-cell>
          <table:table-cell table:formula="of:=[.K282]-[.E282]" office:value-type="float" office:value="0">
            <text:p>0</text:p>
          </table:table-cell>
          <table:table-cell table:formula="of:=100*([.K282]-[.D282])/[.D282]" office:value-type="float" office:value="0.00815249187957338">
            <text:p>0.0081524919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5">
            <text:p>15</text:p>
          </table:table-cell>
          <table:table-cell table:formula="of:=1.01325*[.B283]" office:value-type="float" office:value="15.19875">
            <text:p>15.198750</text:p>
          </table:table-cell>
          <table:table-cell office:value-type="float" office:value="165.96">
            <text:p>165.96</text:p>
          </table:table-cell>
          <table:table-cell table:formula="of:=[.$H$9]+[.$H$10]*[.A283]+[.$H$11]*[.A283]^2+[.$H$12]*[.A283]^3+[.$H$13]*[.A283]^4+[.$H$14]*[.C283]+[.$H$15]*[.A283]*[.C283]+[.$H$16]*[.A283]^2*[.C283]+[.$H$17]*[.A283]^3*[.C283]+[.$H$18]*[.A283]^4*[.C283]+[.$H$19]*[.C283]^2+[.$H$20]*[.A283]*[.C283]^2+[.$H$21]*[.A283]^2*[.C283]^2+[.$H$22]*[.A283]^3*[.C283]^2+[.$H$23]*[.A283]^4*[.C283]^2+[.$H$24]*[.C283]^3+[.$H$25]*[.A283]*[.C283]^3+[.$H$26]*[.A283]^2*[.C283]^3+[.$H$27]*[.A283]^3*[.C283]^3+[.$H$28]*[.A283]^4*[.C283]^3+[.$H$29]*[.C283]^4+[.$H$30]*[.A283]*[.C283]^4+[.$H$31]*[.A283]^2*[.C283]^4+[.$H$32]*[.A283]^3*[.C283]^4+[.$H$33]*[.A283]^4*[.C283]^4" office:value-type="float" office:value="165.952479952768">
            <text:p>165.95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65.952479952768">
            <text:p>165.952479952768</text:p>
          </table:table-cell>
          <table:table-cell table:formula="of:=[.K283]-[.E283]" office:value-type="float" office:value="0">
            <text:p>0</text:p>
          </table:table-cell>
          <table:table-cell table:formula="of:=100*([.K283]-[.D283])/[.D283]" office:value-type="float" office:value="-0.00453124080008528">
            <text:p>-0.0045312408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5">
            <text:p>15</text:p>
          </table:table-cell>
          <table:table-cell table:formula="of:=1.01325*[.B284]" office:value-type="float" office:value="15.19875">
            <text:p>15.198750</text:p>
          </table:table-cell>
          <table:table-cell office:value-type="float" office:value="166.41">
            <text:p>166.41</text:p>
          </table:table-cell>
          <table:table-cell table:formula="of:=[.$H$9]+[.$H$10]*[.A284]+[.$H$11]*[.A284]^2+[.$H$12]*[.A284]^3+[.$H$13]*[.A284]^4+[.$H$14]*[.C284]+[.$H$15]*[.A284]*[.C284]+[.$H$16]*[.A284]^2*[.C284]+[.$H$17]*[.A284]^3*[.C284]+[.$H$18]*[.A284]^4*[.C284]+[.$H$19]*[.C284]^2+[.$H$20]*[.A284]*[.C284]^2+[.$H$21]*[.A284]^2*[.C284]^2+[.$H$22]*[.A284]^3*[.C284]^2+[.$H$23]*[.A284]^4*[.C284]^2+[.$H$24]*[.C284]^3+[.$H$25]*[.A284]*[.C284]^3+[.$H$26]*[.A284]^2*[.C284]^3+[.$H$27]*[.A284]^3*[.C284]^3+[.$H$28]*[.A284]^4*[.C284]^3+[.$H$29]*[.C284]^4+[.$H$30]*[.A284]*[.C284]^4+[.$H$31]*[.A284]^2*[.C284]^4+[.$H$32]*[.A284]^3*[.C284]^4+[.$H$33]*[.A284]^4*[.C284]^4" office:value-type="float" office:value="166.291148838283">
            <text:p>166.29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166.291148838283">
            <text:p>166.291148838283</text:p>
          </table:table-cell>
          <table:table-cell table:formula="of:=[.K284]-[.E284]" office:value-type="float" office:value="0">
            <text:p>0</text:p>
          </table:table-cell>
          <table:table-cell table:formula="of:=100*([.K284]-[.D284])/[.D284]" office:value-type="float" office:value="-0.0714206848851641">
            <text:p>-0.0714206849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7.5">
            <text:p>17.5</text:p>
          </table:table-cell>
          <table:table-cell table:formula="of:=1.01325*[.B285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85]+[.$H$11]*[.A285]^2+[.$H$12]*[.A285]^3+[.$H$13]*[.A285]^4+[.$H$14]*[.C285]+[.$H$15]*[.A285]*[.C285]+[.$H$16]*[.A285]^2*[.C285]+[.$H$17]*[.A285]^3*[.C285]+[.$H$18]*[.A285]^4*[.C285]+[.$H$19]*[.C285]^2+[.$H$20]*[.A285]*[.C285]^2+[.$H$21]*[.A285]^2*[.C285]^2+[.$H$22]*[.A285]^3*[.C285]^2+[.$H$23]*[.A285]^4*[.C285]^2+[.$H$24]*[.C285]^3+[.$H$25]*[.A285]*[.C285]^3+[.$H$26]*[.A285]^2*[.C285]^3+[.$H$27]*[.A285]^3*[.C285]^3+[.$H$28]*[.A285]^4*[.C285]^3+[.$H$29]*[.C285]^4+[.$H$30]*[.A285]*[.C285]^4+[.$H$31]*[.A285]^2*[.C285]^4+[.$H$32]*[.A285]^3*[.C285]^4+[.$H$33]*[.A285]^4*[.C285]^4" office:value-type="float" office:value="166.351322714758">
            <text:p>166.35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66.351322714758">
            <text:p>166.351322714758</text:p>
          </table:table-cell>
          <table:table-cell table:formula="of:=[.K285]-[.E285]" office:value-type="float" office:value="0">
            <text:p>0</text:p>
          </table:table-cell>
          <table:table-cell table:formula="of:=100*([.K285]-[.D285])/[.D285]" office:value-type="float" office:value="0.0128195242938138">
            <text:p>0.0128195243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7.5">
            <text:p>17.5</text:p>
          </table:table-cell>
          <table:table-cell table:formula="of:=1.01325*[.B286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86]+[.$H$11]*[.A286]^2+[.$H$12]*[.A286]^3+[.$H$13]*[.A286]^4+[.$H$14]*[.C286]+[.$H$15]*[.A286]*[.C286]+[.$H$16]*[.A286]^2*[.C286]+[.$H$17]*[.A286]^3*[.C286]+[.$H$18]*[.A286]^4*[.C286]+[.$H$19]*[.C286]^2+[.$H$20]*[.A286]*[.C286]^2+[.$H$21]*[.A286]^2*[.C286]^2+[.$H$22]*[.A286]^3*[.C286]^2+[.$H$23]*[.A286]^4*[.C286]^2+[.$H$24]*[.C286]^3+[.$H$25]*[.A286]*[.C286]^3+[.$H$26]*[.A286]^2*[.C286]^3+[.$H$27]*[.A286]^3*[.C286]^3+[.$H$28]*[.A286]^4*[.C286]^3+[.$H$29]*[.C286]^4+[.$H$30]*[.A286]*[.C286]^4+[.$H$31]*[.A286]^2*[.C286]^4+[.$H$32]*[.A286]^3*[.C286]^4+[.$H$33]*[.A286]^4*[.C286]^4" office:value-type="float" office:value="166.329767947461">
            <text:p>166.33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66.329767947461">
            <text:p>166.329767947461</text:p>
          </table:table-cell>
          <table:table-cell table:formula="of:=[.K286]-[.E286]" office:value-type="float" office:value="0">
            <text:p>0</text:p>
          </table:table-cell>
          <table:table-cell table:formula="of:=100*([.K286]-[.D286])/[.D286]" office:value-type="float" office:value="-0.000139513340170916">
            <text:p>-0.0001395133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7.5">
            <text:p>17.5</text:p>
          </table:table-cell>
          <table:table-cell table:formula="of:=1.01325*[.B287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87]+[.$H$11]*[.A287]^2+[.$H$12]*[.A287]^3+[.$H$13]*[.A287]^4+[.$H$14]*[.C287]+[.$H$15]*[.A287]*[.C287]+[.$H$16]*[.A287]^2*[.C287]+[.$H$17]*[.A287]^3*[.C287]+[.$H$18]*[.A287]^4*[.C287]+[.$H$19]*[.C287]^2+[.$H$20]*[.A287]*[.C287]^2+[.$H$21]*[.A287]^2*[.C287]^2+[.$H$22]*[.A287]^3*[.C287]^2+[.$H$23]*[.A287]^4*[.C287]^2+[.$H$24]*[.C287]^3+[.$H$25]*[.A287]*[.C287]^3+[.$H$26]*[.A287]^2*[.C287]^3+[.$H$27]*[.A287]^3*[.C287]^3+[.$H$28]*[.A287]^4*[.C287]^3+[.$H$29]*[.C287]^4+[.$H$30]*[.A287]*[.C287]^4+[.$H$31]*[.A287]^2*[.C287]^4+[.$H$32]*[.A287]^3*[.C287]^4+[.$H$33]*[.A287]^4*[.C287]^4" office:value-type="float" office:value="166.315833726518">
            <text:p>166.32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66.315833726519">
            <text:p>166.315833726519</text:p>
          </table:table-cell>
          <table:table-cell table:formula="of:=[.K287]-[.E287]" office:value-type="float" office:value="0">
            <text:p>0</text:p>
          </table:table-cell>
          <table:table-cell table:formula="of:=100*([.K287]-[.D287])/[.D287]" office:value-type="float" office:value="-0.00851696836494177">
            <text:p>-0.008516968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7.5">
            <text:p>17.5</text:p>
          </table:table-cell>
          <table:table-cell table:formula="of:=1.01325*[.B288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88]+[.$H$11]*[.A288]^2+[.$H$12]*[.A288]^3+[.$H$13]*[.A288]^4+[.$H$14]*[.C288]+[.$H$15]*[.A288]*[.C288]+[.$H$16]*[.A288]^2*[.C288]+[.$H$17]*[.A288]^3*[.C288]+[.$H$18]*[.A288]^4*[.C288]+[.$H$19]*[.C288]^2+[.$H$20]*[.A288]*[.C288]^2+[.$H$21]*[.A288]^2*[.C288]^2+[.$H$22]*[.A288]^3*[.C288]^2+[.$H$23]*[.A288]^4*[.C288]^2+[.$H$24]*[.C288]^3+[.$H$25]*[.A288]*[.C288]^3+[.$H$26]*[.A288]^2*[.C288]^3+[.$H$27]*[.A288]^3*[.C288]^3+[.$H$28]*[.A288]^4*[.C288]^3+[.$H$29]*[.C288]^4+[.$H$30]*[.A288]*[.C288]^4+[.$H$31]*[.A288]^2*[.C288]^4+[.$H$32]*[.A288]^3*[.C288]^4+[.$H$33]*[.A288]^4*[.C288]^4" office:value-type="float" office:value="166.307991595524">
            <text:p>166.3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66.307991595525">
            <text:p>166.307991595525</text:p>
          </table:table-cell>
          <table:table-cell table:formula="of:=[.K288]-[.E288]" office:value-type="float" office:value="0">
            <text:p>0</text:p>
          </table:table-cell>
          <table:table-cell table:formula="of:=100*([.K288]-[.D288])/[.D288]" office:value-type="float" office:value="-0.0132317708623822">
            <text:p>-0.0132317709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7.5">
            <text:p>17.5</text:p>
          </table:table-cell>
          <table:table-cell table:formula="of:=1.01325*[.B289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89]+[.$H$11]*[.A289]^2+[.$H$12]*[.A289]^3+[.$H$13]*[.A289]^4+[.$H$14]*[.C289]+[.$H$15]*[.A289]*[.C289]+[.$H$16]*[.A289]^2*[.C289]+[.$H$17]*[.A289]^3*[.C289]+[.$H$18]*[.A289]^4*[.C289]+[.$H$19]*[.C289]^2+[.$H$20]*[.A289]*[.C289]^2+[.$H$21]*[.A289]^2*[.C289]^2+[.$H$22]*[.A289]^3*[.C289]^2+[.$H$23]*[.A289]^4*[.C289]^2+[.$H$24]*[.C289]^3+[.$H$25]*[.A289]*[.C289]^3+[.$H$26]*[.A289]^2*[.C289]^3+[.$H$27]*[.A289]^3*[.C289]^3+[.$H$28]*[.A289]^4*[.C289]^3+[.$H$29]*[.C289]^4+[.$H$30]*[.A289]*[.C289]^4+[.$H$31]*[.A289]^2*[.C289]^4+[.$H$32]*[.A289]^3*[.C289]^4+[.$H$33]*[.A289]^4*[.C289]^4" office:value-type="float" office:value="166.304867236929">
            <text:p>166.30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66.304867236929">
            <text:p>166.304867236929</text:p>
          </table:table-cell>
          <table:table-cell table:formula="of:=[.K289]-[.E289]" office:value-type="float" office:value="0">
            <text:p>0</text:p>
          </table:table-cell>
          <table:table-cell table:formula="of:=100*([.K289]-[.D289])/[.D289]" office:value-type="float" office:value="-0.015110180406962">
            <text:p>-0.015110180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7.5">
            <text:p>17.5</text:p>
          </table:table-cell>
          <table:table-cell table:formula="of:=1.01325*[.B290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0]+[.$H$11]*[.A290]^2+[.$H$12]*[.A290]^3+[.$H$13]*[.A290]^4+[.$H$14]*[.C290]+[.$H$15]*[.A290]*[.C290]+[.$H$16]*[.A290]^2*[.C290]+[.$H$17]*[.A290]^3*[.C290]+[.$H$18]*[.A290]^4*[.C290]+[.$H$19]*[.C290]^2+[.$H$20]*[.A290]*[.C290]^2+[.$H$21]*[.A290]^2*[.C290]^2+[.$H$22]*[.A290]^3*[.C290]^2+[.$H$23]*[.A290]^4*[.C290]^2+[.$H$24]*[.C290]^3+[.$H$25]*[.A290]*[.C290]^3+[.$H$26]*[.A290]^2*[.C290]^3+[.$H$27]*[.A290]^3*[.C290]^3+[.$H$28]*[.A290]^4*[.C290]^3+[.$H$29]*[.C290]^4+[.$H$30]*[.A290]*[.C290]^4+[.$H$31]*[.A290]^2*[.C290]^4+[.$H$32]*[.A290]^3*[.C290]^4+[.$H$33]*[.A290]^4*[.C290]^4" office:value-type="float" office:value="166.305240472036">
            <text:p>166.3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66.305240472036">
            <text:p>166.305240472036</text:p>
          </table:table-cell>
          <table:table-cell table:formula="of:=[.K290]-[.E290]" office:value-type="float" office:value="0">
            <text:p>0</text:p>
          </table:table-cell>
          <table:table-cell table:formula="of:=100*([.K290]-[.D290])/[.D290]" office:value-type="float" office:value="-0.0148857860660792">
            <text:p>-0.0148857861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7.5">
            <text:p>17.5</text:p>
          </table:table-cell>
          <table:table-cell table:formula="of:=1.01325*[.B291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1]+[.$H$11]*[.A291]^2+[.$H$12]*[.A291]^3+[.$H$13]*[.A291]^4+[.$H$14]*[.C291]+[.$H$15]*[.A291]*[.C291]+[.$H$16]*[.A291]^2*[.C291]+[.$H$17]*[.A291]^3*[.C291]+[.$H$18]*[.A291]^4*[.C291]+[.$H$19]*[.C291]^2+[.$H$20]*[.A291]*[.C291]^2+[.$H$21]*[.A291]^2*[.C291]^2+[.$H$22]*[.A291]^3*[.C291]^2+[.$H$23]*[.A291]^4*[.C291]^2+[.$H$24]*[.C291]^3+[.$H$25]*[.A291]*[.C291]^3+[.$H$26]*[.A291]^2*[.C291]^3+[.$H$27]*[.A291]^3*[.C291]^3+[.$H$28]*[.A291]^4*[.C291]^3+[.$H$29]*[.C291]^4+[.$H$30]*[.A291]*[.C291]^4+[.$H$31]*[.A291]^2*[.C291]^4+[.$H$32]*[.A291]^3*[.C291]^4+[.$H$33]*[.A291]^4*[.C291]^4" office:value-type="float" office:value="166.308045261005">
            <text:p>166.31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66.308045261005">
            <text:p>166.308045261005</text:p>
          </table:table-cell>
          <table:table-cell table:formula="of:=[.K291]-[.E291]" office:value-type="float" office:value="0">
            <text:p>0</text:p>
          </table:table-cell>
          <table:table-cell table:formula="of:=100*([.K291]-[.D291])/[.D291]" office:value-type="float" office:value="-0.0131995063997524">
            <text:p>-0.013199506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7.5">
            <text:p>17.5</text:p>
          </table:table-cell>
          <table:table-cell table:formula="of:=1.01325*[.B292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2]+[.$H$11]*[.A292]^2+[.$H$12]*[.A292]^3+[.$H$13]*[.A292]^4+[.$H$14]*[.C292]+[.$H$15]*[.A292]*[.C292]+[.$H$16]*[.A292]^2*[.C292]+[.$H$17]*[.A292]^3*[.C292]+[.$H$18]*[.A292]^4*[.C292]+[.$H$19]*[.C292]^2+[.$H$20]*[.A292]*[.C292]^2+[.$H$21]*[.A292]^2*[.C292]^2+[.$H$22]*[.A292]^3*[.C292]^2+[.$H$23]*[.A292]^4*[.C292]^2+[.$H$24]*[.C292]^3+[.$H$25]*[.A292]*[.C292]^3+[.$H$26]*[.A292]^2*[.C292]^3+[.$H$27]*[.A292]^3*[.C292]^3+[.$H$28]*[.A292]^4*[.C292]^3+[.$H$29]*[.C292]^4+[.$H$30]*[.A292]*[.C292]^4+[.$H$31]*[.A292]^2*[.C292]^4+[.$H$32]*[.A292]^3*[.C292]^4+[.$H$33]*[.A292]^4*[.C292]^4" office:value-type="float" office:value="166.31236970285">
            <text:p>166.31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66.31236970285">
            <text:p>166.31236970285</text:p>
          </table:table-cell>
          <table:table-cell table:formula="of:=[.K292]-[.E292]" office:value-type="float" office:value="0">
            <text:p>0</text:p>
          </table:table-cell>
          <table:table-cell table:formula="of:=100*([.K292]-[.D292])/[.D292]" office:value-type="float" office:value="-0.0105995894607743">
            <text:p>-0.010599589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7.5">
            <text:p>17.5</text:p>
          </table:table-cell>
          <table:table-cell table:formula="of:=1.01325*[.B293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3]+[.$H$11]*[.A293]^2+[.$H$12]*[.A293]^3+[.$H$13]*[.A293]^4+[.$H$14]*[.C293]+[.$H$15]*[.A293]*[.C293]+[.$H$16]*[.A293]^2*[.C293]+[.$H$17]*[.A293]^3*[.C293]+[.$H$18]*[.A293]^4*[.C293]+[.$H$19]*[.C293]^2+[.$H$20]*[.A293]*[.C293]^2+[.$H$21]*[.A293]^2*[.C293]^2+[.$H$22]*[.A293]^3*[.C293]^2+[.$H$23]*[.A293]^4*[.C293]^2+[.$H$24]*[.C293]^3+[.$H$25]*[.A293]*[.C293]^3+[.$H$26]*[.A293]^2*[.C293]^3+[.$H$27]*[.A293]^3*[.C293]^3+[.$H$28]*[.A293]^4*[.C293]^3+[.$H$29]*[.C293]^4+[.$H$30]*[.A293]*[.C293]^4+[.$H$31]*[.A293]^2*[.C293]^4+[.$H$32]*[.A293]^3*[.C293]^4+[.$H$33]*[.A293]^4*[.C293]^4" office:value-type="float" office:value="166.317456035439">
            <text:p>166.32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66.317456035439">
            <text:p>166.317456035439</text:p>
          </table:table-cell>
          <table:table-cell table:formula="of:=[.K293]-[.E293]" office:value-type="float" office:value="0">
            <text:p>0</text:p>
          </table:table-cell>
          <table:table-cell table:formula="of:=100*([.K293]-[.D293])/[.D293]" office:value-type="float" office:value="-0.00754161279462683">
            <text:p>-0.007541612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7.5">
            <text:p>17.5</text:p>
          </table:table-cell>
          <table:table-cell table:formula="of:=1.01325*[.B294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4]+[.$H$11]*[.A294]^2+[.$H$12]*[.A294]^3+[.$H$13]*[.A294]^4+[.$H$14]*[.C294]+[.$H$15]*[.A294]*[.C294]+[.$H$16]*[.A294]^2*[.C294]+[.$H$17]*[.A294]^3*[.C294]+[.$H$18]*[.A294]^4*[.C294]+[.$H$19]*[.C294]^2+[.$H$20]*[.A294]*[.C294]^2+[.$H$21]*[.A294]^2*[.C294]^2+[.$H$22]*[.A294]^3*[.C294]^2+[.$H$23]*[.A294]^4*[.C294]^2+[.$H$24]*[.C294]^3+[.$H$25]*[.A294]*[.C294]^3+[.$H$26]*[.A294]^2*[.C294]^3+[.$H$27]*[.A294]^3*[.C294]^3+[.$H$28]*[.A294]^4*[.C294]^3+[.$H$29]*[.C294]^4+[.$H$30]*[.A294]*[.C294]^4+[.$H$31]*[.A294]^2*[.C294]^4+[.$H$32]*[.A294]^3*[.C294]^4+[.$H$33]*[.A294]^4*[.C294]^4" office:value-type="float" office:value="166.322700635495">
            <text:p>166.32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66.322700635495">
            <text:p>166.322700635495</text:p>
          </table:table-cell>
          <table:table-cell table:formula="of:=[.K294]-[.E294]" office:value-type="float" office:value="0">
            <text:p>0</text:p>
          </table:table-cell>
          <table:table-cell table:formula="of:=100*([.K294]-[.D294])/[.D294]" office:value-type="float" office:value="-0.00438848343949777">
            <text:p>-0.0043884834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7.5">
            <text:p>17.5</text:p>
          </table:table-cell>
          <table:table-cell table:formula="of:=1.01325*[.B295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5]+[.$H$11]*[.A295]^2+[.$H$12]*[.A295]^3+[.$H$13]*[.A295]^4+[.$H$14]*[.C295]+[.$H$15]*[.A295]*[.C295]+[.$H$16]*[.A295]^2*[.C295]+[.$H$17]*[.A295]^3*[.C295]+[.$H$18]*[.A295]^4*[.C295]+[.$H$19]*[.C295]^2+[.$H$20]*[.A295]*[.C295]^2+[.$H$21]*[.A295]^2*[.C295]^2+[.$H$22]*[.A295]^3*[.C295]^2+[.$H$23]*[.A295]^4*[.C295]^2+[.$H$24]*[.C295]^3+[.$H$25]*[.A295]*[.C295]^3+[.$H$26]*[.A295]^2*[.C295]^3+[.$H$27]*[.A295]^3*[.C295]^3+[.$H$28]*[.A295]^4*[.C295]^3+[.$H$29]*[.C295]^4+[.$H$30]*[.A295]*[.C295]^4+[.$H$31]*[.A295]^2*[.C295]^4+[.$H$32]*[.A295]^3*[.C295]^4+[.$H$33]*[.A295]^4*[.C295]^4" office:value-type="float" office:value="166.327654018597">
            <text:p>166.33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66.327654018597">
            <text:p>166.327654018597</text:p>
          </table:table-cell>
          <table:table-cell table:formula="of:=[.K295]-[.E295]" office:value-type="float" office:value="0">
            <text:p>0</text:p>
          </table:table-cell>
          <table:table-cell table:formula="of:=100*([.K295]-[.D295])/[.D295]" office:value-type="float" office:value="-0.00141043792653725">
            <text:p>-0.001410437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7.5">
            <text:p>17.5</text:p>
          </table:table-cell>
          <table:table-cell table:formula="of:=1.01325*[.B296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6]+[.$H$11]*[.A296]^2+[.$H$12]*[.A296]^3+[.$H$13]*[.A296]^4+[.$H$14]*[.C296]+[.$H$15]*[.A296]*[.C296]+[.$H$16]*[.A296]^2*[.C296]+[.$H$17]*[.A296]^3*[.C296]+[.$H$18]*[.A296]^4*[.C296]+[.$H$19]*[.C296]^2+[.$H$20]*[.A296]*[.C296]^2+[.$H$21]*[.A296]^2*[.C296]^2+[.$H$22]*[.A296]^3*[.C296]^2+[.$H$23]*[.A296]^4*[.C296]^2+[.$H$24]*[.C296]^3+[.$H$25]*[.A296]*[.C296]^3+[.$H$26]*[.A296]^2*[.C296]^3+[.$H$27]*[.A296]^3*[.C296]^3+[.$H$28]*[.A296]^4*[.C296]^3+[.$H$29]*[.C296]^4+[.$H$30]*[.A296]*[.C296]^4+[.$H$31]*[.A296]^2*[.C296]^4+[.$H$32]*[.A296]^3*[.C296]^4+[.$H$33]*[.A296]^4*[.C296]^4" office:value-type="float" office:value="166.332020839177">
            <text:p>166.33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66.332020839177">
            <text:p>166.332020839177</text:p>
          </table:table-cell>
          <table:table-cell table:formula="of:=[.K296]-[.E296]" office:value-type="float" office:value="0">
            <text:p>0</text:p>
          </table:table-cell>
          <table:table-cell table:formula="of:=100*([.K296]-[.D296])/[.D296]" office:value-type="float" office:value="0.00121495772055239">
            <text:p>0.0012149577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7.5">
            <text:p>17.5</text:p>
          </table:table-cell>
          <table:table-cell table:formula="of:=1.01325*[.B297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7]+[.$H$11]*[.A297]^2+[.$H$12]*[.A297]^3+[.$H$13]*[.A297]^4+[.$H$14]*[.C297]+[.$H$15]*[.A297]*[.C297]+[.$H$16]*[.A297]^2*[.C297]+[.$H$17]*[.A297]^3*[.C297]+[.$H$18]*[.A297]^4*[.C297]+[.$H$19]*[.C297]^2+[.$H$20]*[.A297]*[.C297]^2+[.$H$21]*[.A297]^2*[.C297]^2+[.$H$22]*[.A297]^3*[.C297]^2+[.$H$23]*[.A297]^4*[.C297]^2+[.$H$24]*[.C297]^3+[.$H$25]*[.A297]*[.C297]^3+[.$H$26]*[.A297]^2*[.C297]^3+[.$H$27]*[.A297]^3*[.C297]^3+[.$H$28]*[.A297]^4*[.C297]^3+[.$H$29]*[.C297]^4+[.$H$30]*[.A297]*[.C297]^4+[.$H$31]*[.A297]^2*[.C297]^4+[.$H$32]*[.A297]^3*[.C297]^4+[.$H$33]*[.A297]^4*[.C297]^4" office:value-type="float" office:value="166.335659890522">
            <text:p>166.34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66.335659890522">
            <text:p>166.335659890522</text:p>
          </table:table-cell>
          <table:table-cell table:formula="of:=[.K297]-[.E297]" office:value-type="float" office:value="0">
            <text:p>0</text:p>
          </table:table-cell>
          <table:table-cell table:formula="of:=100*([.K297]-[.D297])/[.D297]" office:value-type="float" office:value="0.00340280798544824">
            <text:p>0.00340280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7.5">
            <text:p>17.5</text:p>
          </table:table-cell>
          <table:table-cell table:formula="of:=1.01325*[.B298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8]+[.$H$11]*[.A298]^2+[.$H$12]*[.A298]^3+[.$H$13]*[.A298]^4+[.$H$14]*[.C298]+[.$H$15]*[.A298]*[.C298]+[.$H$16]*[.A298]^2*[.C298]+[.$H$17]*[.A298]^3*[.C298]+[.$H$18]*[.A298]^4*[.C298]+[.$H$19]*[.C298]^2+[.$H$20]*[.A298]*[.C298]^2+[.$H$21]*[.A298]^2*[.C298]^2+[.$H$22]*[.A298]^3*[.C298]^2+[.$H$23]*[.A298]^4*[.C298]^2+[.$H$24]*[.C298]^3+[.$H$25]*[.A298]*[.C298]^3+[.$H$26]*[.A298]^2*[.C298]^3+[.$H$27]*[.A298]^3*[.C298]^3+[.$H$28]*[.A298]^4*[.C298]^3+[.$H$29]*[.C298]^4+[.$H$30]*[.A298]*[.C298]^4+[.$H$31]*[.A298]^2*[.C298]^4+[.$H$32]*[.A298]^3*[.C298]^4+[.$H$33]*[.A298]^4*[.C298]^4" office:value-type="float" office:value="166.338584104776">
            <text:p>166.3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66.338584104776">
            <text:p>166.338584104776</text:p>
          </table:table-cell>
          <table:table-cell table:formula="of:=[.K298]-[.E298]" office:value-type="float" office:value="0">
            <text:p>0</text:p>
          </table:table-cell>
          <table:table-cell table:formula="of:=100*([.K298]-[.D298])/[.D298]" office:value-type="float" office:value="0.00516088785876256">
            <text:p>0.0051608879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7.5">
            <text:p>17.5</text:p>
          </table:table-cell>
          <table:table-cell table:formula="of:=1.01325*[.B299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299]+[.$H$11]*[.A299]^2+[.$H$12]*[.A299]^3+[.$H$13]*[.A299]^4+[.$H$14]*[.C299]+[.$H$15]*[.A299]*[.C299]+[.$H$16]*[.A299]^2*[.C299]+[.$H$17]*[.A299]^3*[.C299]+[.$H$18]*[.A299]^4*[.C299]+[.$H$19]*[.C299]^2+[.$H$20]*[.A299]*[.C299]^2+[.$H$21]*[.A299]^2*[.C299]^2+[.$H$22]*[.A299]^3*[.C299]^2+[.$H$23]*[.A299]^4*[.C299]^2+[.$H$24]*[.C299]^3+[.$H$25]*[.A299]*[.C299]^3+[.$H$26]*[.A299]^2*[.C299]^3+[.$H$27]*[.A299]^3*[.C299]^3+[.$H$28]*[.A299]^4*[.C299]^3+[.$H$29]*[.C299]^4+[.$H$30]*[.A299]*[.C299]^4+[.$H$31]*[.A299]^2*[.C299]^4+[.$H$32]*[.A299]^3*[.C299]^4+[.$H$33]*[.A299]^4*[.C299]^4" office:value-type="float" office:value="166.340960552934">
            <text:p>166.34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66.340960552934">
            <text:p>166.340960552934</text:p>
          </table:table-cell>
          <table:table-cell table:formula="of:=[.K299]-[.E299]" office:value-type="float" office:value="0">
            <text:p>0</text:p>
          </table:table-cell>
          <table:table-cell table:formula="of:=100*([.K299]-[.D299])/[.D299]" office:value-type="float" office:value="0.00658964283862373">
            <text:p>0.006589642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7.5">
            <text:p>17.5</text:p>
          </table:table-cell>
          <table:table-cell table:formula="of:=1.01325*[.B300]" office:value-type="float" office:value="17.731875">
            <text:p>17.731875</text:p>
          </table:table-cell>
          <table:table-cell office:value-type="float" office:value="166.33">
            <text:p>166.33</text:p>
          </table:table-cell>
          <table:table-cell table:formula="of:=[.$H$9]+[.$H$10]*[.A300]+[.$H$11]*[.A300]^2+[.$H$12]*[.A300]^3+[.$H$13]*[.A300]^4+[.$H$14]*[.C300]+[.$H$15]*[.A300]*[.C300]+[.$H$16]*[.A300]^2*[.C300]+[.$H$17]*[.A300]^3*[.C300]+[.$H$18]*[.A300]^4*[.C300]+[.$H$19]*[.C300]^2+[.$H$20]*[.A300]*[.C300]^2+[.$H$21]*[.A300]^2*[.C300]^2+[.$H$22]*[.A300]^3*[.C300]^2+[.$H$23]*[.A300]^4*[.C300]^2+[.$H$24]*[.C300]^3+[.$H$25]*[.A300]*[.C300]^3+[.$H$26]*[.A300]^2*[.C300]^3+[.$H$27]*[.A300]^3*[.C300]^3+[.$H$28]*[.A300]^4*[.C300]^3+[.$H$29]*[.C300]^4+[.$H$30]*[.A300]*[.C300]^4+[.$H$31]*[.A300]^2*[.C300]^4+[.$H$32]*[.A300]^3*[.C300]^4+[.$H$33]*[.A300]^4*[.C300]^4" office:value-type="float" office:value="166.343110444848">
            <text:p>166.3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string">
            <text:p><text:s/>166.343110444848</text:p>
          </table:table-cell>
          <table:table-cell table:formula="of:=[.K300]-[.E300]" office:value-type="float" office:value="0">
            <text:p>0</text:p>
          </table:table-cell>
          <table:table-cell table:formula="of:=100*([.K300]-[.D300])/[.D300]" office:value-type="float" office:value="0.00788218893043705">
            <text:p>0.0078821889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7.5">
            <text:p>17.5</text:p>
          </table:table-cell>
          <table:table-cell table:formula="of:=1.01325*[.B301]" office:value-type="float" office:value="17.731875">
            <text:p>17.731875</text:p>
          </table:table-cell>
          <table:table-cell office:value-type="float" office:value="166.34">
            <text:p>166.34</text:p>
          </table:table-cell>
          <table:table-cell table:formula="of:=[.$H$9]+[.$H$10]*[.A301]+[.$H$11]*[.A301]^2+[.$H$12]*[.A301]^3+[.$H$13]*[.A301]^4+[.$H$14]*[.C301]+[.$H$15]*[.A301]*[.C301]+[.$H$16]*[.A301]^2*[.C301]+[.$H$17]*[.A301]^3*[.C301]+[.$H$18]*[.A301]^4*[.C301]+[.$H$19]*[.C301]^2+[.$H$20]*[.A301]*[.C301]^2+[.$H$21]*[.A301]^2*[.C301]^2+[.$H$22]*[.A301]^3*[.C301]^2+[.$H$23]*[.A301]^4*[.C301]^2+[.$H$24]*[.C301]^3+[.$H$25]*[.A301]*[.C301]^3+[.$H$26]*[.A301]^2*[.C301]^3+[.$H$27]*[.A301]^3*[.C301]^3+[.$H$28]*[.A301]^4*[.C301]^3+[.$H$29]*[.C301]^4+[.$H$30]*[.A301]*[.C301]^4+[.$H$31]*[.A301]^2*[.C301]^4+[.$H$32]*[.A301]^3*[.C301]^4+[.$H$33]*[.A301]^4*[.C301]^4" office:value-type="float" office:value="166.345509129225">
            <text:p>166.35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66.345509129225">
            <text:p>166.345509129225</text:p>
          </table:table-cell>
          <table:table-cell table:formula="of:=[.K301]-[.E301]" office:value-type="float" office:value="0">
            <text:p>0</text:p>
          </table:table-cell>
          <table:table-cell table:formula="of:=100*([.K301]-[.D301])/[.D301]" office:value-type="float" office:value="0.00331196899435071">
            <text:p>0.00331196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7.5">
            <text:p>17.5</text:p>
          </table:table-cell>
          <table:table-cell table:formula="of:=1.01325*[.B302]" office:value-type="float" office:value="17.731875">
            <text:p>17.731875</text:p>
          </table:table-cell>
          <table:table-cell office:value-type="float" office:value="166.34">
            <text:p>166.34</text:p>
          </table:table-cell>
          <table:table-cell table:formula="of:=[.$H$9]+[.$H$10]*[.A302]+[.$H$11]*[.A302]^2+[.$H$12]*[.A302]^3+[.$H$13]*[.A302]^4+[.$H$14]*[.C302]+[.$H$15]*[.A302]*[.C302]+[.$H$16]*[.A302]^2*[.C302]+[.$H$17]*[.A302]^3*[.C302]+[.$H$18]*[.A302]^4*[.C302]+[.$H$19]*[.C302]^2+[.$H$20]*[.A302]*[.C302]^2+[.$H$21]*[.A302]^2*[.C302]^2+[.$H$22]*[.A302]^3*[.C302]^2+[.$H$23]*[.A302]^4*[.C302]^2+[.$H$24]*[.C302]^3+[.$H$25]*[.A302]*[.C302]^3+[.$H$26]*[.A302]^2*[.C302]^3+[.$H$27]*[.A302]^3*[.C302]^3+[.$H$28]*[.A302]^4*[.C302]^3+[.$H$29]*[.C302]^4+[.$H$30]*[.A302]*[.C302]^4+[.$H$31]*[.A302]^2*[.C302]^4+[.$H$32]*[.A302]^3*[.C302]^4+[.$H$33]*[.A302]^4*[.C302]^4" office:value-type="float" office:value="166.348786093626">
            <text:p>166.35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66.348786093626">
            <text:p>166.348786093626</text:p>
          </table:table-cell>
          <table:table-cell table:formula="of:=[.K302]-[.E302]" office:value-type="float" office:value="0">
            <text:p>0</text:p>
          </table:table-cell>
          <table:table-cell table:formula="of:=100*([.K302]-[.D302])/[.D302]" office:value-type="float" office:value="0.00528200891324904">
            <text:p>0.0052820089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7.5">
            <text:p>17.5</text:p>
          </table:table-cell>
          <table:table-cell table:formula="of:=1.01325*[.B303]" office:value-type="float" office:value="17.731875">
            <text:p>17.731875</text:p>
          </table:table-cell>
          <table:table-cell office:value-type="float" office:value="166.35">
            <text:p>166.35</text:p>
          </table:table-cell>
          <table:table-cell table:formula="of:=[.$H$9]+[.$H$10]*[.A303]+[.$H$11]*[.A303]^2+[.$H$12]*[.A303]^3+[.$H$13]*[.A303]^4+[.$H$14]*[.C303]+[.$H$15]*[.A303]*[.C303]+[.$H$16]*[.A303]^2*[.C303]+[.$H$17]*[.A303]^3*[.C303]+[.$H$18]*[.A303]^4*[.C303]+[.$H$19]*[.C303]^2+[.$H$20]*[.A303]*[.C303]^2+[.$H$21]*[.A303]^2*[.C303]^2+[.$H$22]*[.A303]^3*[.C303]^2+[.$H$23]*[.A303]^4*[.C303]^2+[.$H$24]*[.C303]^3+[.$H$25]*[.A303]*[.C303]^3+[.$H$26]*[.A303]^2*[.C303]^3+[.$H$27]*[.A303]^3*[.C303]^3+[.$H$28]*[.A303]^4*[.C303]^3+[.$H$29]*[.C303]^4+[.$H$30]*[.A303]*[.C303]^4+[.$H$31]*[.A303]^2*[.C303]^4+[.$H$32]*[.A303]^3*[.C303]^4+[.$H$33]*[.A303]^4*[.C303]^4" office:value-type="float" office:value="166.353724964467">
            <text:p>166.35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66.353724964467">
            <text:p>166.353724964467</text:p>
          </table:table-cell>
          <table:table-cell table:formula="of:=[.K303]-[.E303]" office:value-type="float" office:value="0">
            <text:p>0</text:p>
          </table:table-cell>
          <table:table-cell table:formula="of:=100*([.K303]-[.D303])/[.D303]" office:value-type="float" office:value="0.00223923322326271">
            <text:p>0.0022392332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7.5">
            <text:p>17.5</text:p>
          </table:table-cell>
          <table:table-cell table:formula="of:=1.01325*[.B304]" office:value-type="float" office:value="17.731875">
            <text:p>17.731875</text:p>
          </table:table-cell>
          <table:table-cell office:value-type="float" office:value="166.36">
            <text:p>166.36</text:p>
          </table:table-cell>
          <table:table-cell table:formula="of:=[.$H$9]+[.$H$10]*[.A304]+[.$H$11]*[.A304]^2+[.$H$12]*[.A304]^3+[.$H$13]*[.A304]^4+[.$H$14]*[.C304]+[.$H$15]*[.A304]*[.C304]+[.$H$16]*[.A304]^2*[.C304]+[.$H$17]*[.A304]^3*[.C304]+[.$H$18]*[.A304]^4*[.C304]+[.$H$19]*[.C304]^2+[.$H$20]*[.A304]*[.C304]^2+[.$H$21]*[.A304]^2*[.C304]^2+[.$H$22]*[.A304]^3*[.C304]^2+[.$H$23]*[.A304]^4*[.C304]^2+[.$H$24]*[.C304]^3+[.$H$25]*[.A304]*[.C304]^3+[.$H$26]*[.A304]^2*[.C304]^3+[.$H$27]*[.A304]^3*[.C304]^3+[.$H$28]*[.A304]^4*[.C304]^3+[.$H$29]*[.C304]^4+[.$H$30]*[.A304]*[.C304]^4+[.$H$31]*[.A304]^2*[.C304]^4+[.$H$32]*[.A304]^3*[.C304]^4+[.$H$33]*[.A304]^4*[.C304]^4" office:value-type="float" office:value="166.361263507018">
            <text:p>166.36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66.361263507018">
            <text:p>166.361263507018</text:p>
          </table:table-cell>
          <table:table-cell table:formula="of:=[.K304]-[.E304]" office:value-type="float" office:value="0">
            <text:p>0</text:p>
          </table:table-cell>
          <table:table-cell table:formula="of:=100*([.K304]-[.D304])/[.D304]" office:value-type="float" office:value="0.000759501693965283">
            <text:p>0.0007595017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7.5">
            <text:p>17.5</text:p>
          </table:table-cell>
          <table:table-cell table:formula="of:=1.01325*[.B305]" office:value-type="float" office:value="17.731875">
            <text:p>17.731875</text:p>
          </table:table-cell>
          <table:table-cell office:value-type="float" office:value="166.38">
            <text:p>166.38</text:p>
          </table:table-cell>
          <table:table-cell table:formula="of:=[.$H$9]+[.$H$10]*[.A305]+[.$H$11]*[.A305]^2+[.$H$12]*[.A305]^3+[.$H$13]*[.A305]^4+[.$H$14]*[.C305]+[.$H$15]*[.A305]*[.C305]+[.$H$16]*[.A305]^2*[.C305]+[.$H$17]*[.A305]^3*[.C305]+[.$H$18]*[.A305]^4*[.C305]+[.$H$19]*[.C305]^2+[.$H$20]*[.A305]*[.C305]^2+[.$H$21]*[.A305]^2*[.C305]^2+[.$H$22]*[.A305]^3*[.C305]^2+[.$H$23]*[.A305]^4*[.C305]^2+[.$H$24]*[.C305]^3+[.$H$25]*[.A305]*[.C305]^3+[.$H$26]*[.A305]^2*[.C305]^3+[.$H$27]*[.A305]^3*[.C305]^3+[.$H$28]*[.A305]^4*[.C305]^3+[.$H$29]*[.C305]^4+[.$H$30]*[.A305]*[.C305]^4+[.$H$31]*[.A305]^2*[.C305]^4+[.$H$32]*[.A305]^3*[.C305]^4+[.$H$33]*[.A305]^4*[.C305]^4" office:value-type="float" office:value="166.372493625405">
            <text:p>166.37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66.372493625405">
            <text:p>166.372493625405</text:p>
          </table:table-cell>
          <table:table-cell table:formula="of:=[.K305]-[.E305]" office:value-type="float" office:value="0">
            <text:p>0</text:p>
          </table:table-cell>
          <table:table-cell table:formula="of:=100*([.K305]-[.D305])/[.D305]" office:value-type="float" office:value="-0.00451158468289954">
            <text:p>-0.0045115847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7.5">
            <text:p>17.5</text:p>
          </table:table-cell>
          <table:table-cell table:formula="of:=1.01325*[.B306]" office:value-type="float" office:value="17.731875">
            <text:p>17.731875</text:p>
          </table:table-cell>
          <table:table-cell office:value-type="float" office:value="166.4">
            <text:p>166.40</text:p>
          </table:table-cell>
          <table:table-cell table:formula="of:=[.$H$9]+[.$H$10]*[.A306]+[.$H$11]*[.A306]^2+[.$H$12]*[.A306]^3+[.$H$13]*[.A306]^4+[.$H$14]*[.C306]+[.$H$15]*[.A306]*[.C306]+[.$H$16]*[.A306]^2*[.C306]+[.$H$17]*[.A306]^3*[.C306]+[.$H$18]*[.A306]^4*[.C306]+[.$H$19]*[.C306]^2+[.$H$20]*[.A306]*[.C306]^2+[.$H$21]*[.A306]^2*[.C306]^2+[.$H$22]*[.A306]^3*[.C306]^2+[.$H$23]*[.A306]^4*[.C306]^2+[.$H$24]*[.C306]^3+[.$H$25]*[.A306]*[.C306]^3+[.$H$26]*[.A306]^2*[.C306]^3+[.$H$27]*[.A306]^3*[.C306]^3+[.$H$28]*[.A306]^4*[.C306]^3+[.$H$29]*[.C306]^4+[.$H$30]*[.A306]*[.C306]^4+[.$H$31]*[.A306]^2*[.C306]^4+[.$H$32]*[.A306]^3*[.C306]^4+[.$H$33]*[.A306]^4*[.C306]^4" office:value-type="float" office:value="166.388661362607">
            <text:p>166.39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66.388661362607">
            <text:p>166.388661362607</text:p>
          </table:table-cell>
          <table:table-cell table:formula="of:=[.K306]-[.E306]" office:value-type="float" office:value="0">
            <text:p>0</text:p>
          </table:table-cell>
          <table:table-cell table:formula="of:=100*([.K306]-[.D306])/[.D306]" office:value-type="float" office:value="-0.00681408497193149">
            <text:p>-0.00681408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7.5">
            <text:p>17.5</text:p>
          </table:table-cell>
          <table:table-cell table:formula="of:=1.01325*[.B307]" office:value-type="float" office:value="17.731875">
            <text:p>17.731875</text:p>
          </table:table-cell>
          <table:table-cell office:value-type="float" office:value="166.43">
            <text:p>166.43</text:p>
          </table:table-cell>
          <table:table-cell table:formula="of:=[.$H$9]+[.$H$10]*[.A307]+[.$H$11]*[.A307]^2+[.$H$12]*[.A307]^3+[.$H$13]*[.A307]^4+[.$H$14]*[.C307]+[.$H$15]*[.A307]*[.C307]+[.$H$16]*[.A307]^2*[.C307]+[.$H$17]*[.A307]^3*[.C307]+[.$H$18]*[.A307]^4*[.C307]+[.$H$19]*[.C307]^2+[.$H$20]*[.A307]*[.C307]^2+[.$H$21]*[.A307]^2*[.C307]^2+[.$H$22]*[.A307]^3*[.C307]^2+[.$H$23]*[.A307]^4*[.C307]^2+[.$H$24]*[.C307]^3+[.$H$25]*[.A307]*[.C307]^3+[.$H$26]*[.A307]^2*[.C307]^3+[.$H$27]*[.A307]^3*[.C307]^3+[.$H$28]*[.A307]^4*[.C307]^3+[.$H$29]*[.C307]^4+[.$H$30]*[.A307]*[.C307]^4+[.$H$31]*[.A307]^2*[.C307]^4+[.$H$32]*[.A307]^3*[.C307]^4+[.$H$33]*[.A307]^4*[.C307]^4" office:value-type="float" office:value="166.411166900459">
            <text:p>166.41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66.411166900459">
            <text:p>166.411166900459</text:p>
          </table:table-cell>
          <table:table-cell table:formula="of:=[.K307]-[.E307]" office:value-type="float" office:value="0">
            <text:p>0</text:p>
          </table:table-cell>
          <table:table-cell table:formula="of:=100*([.K307]-[.D307])/[.D307]" office:value-type="float" office:value="-0.0113159283427349">
            <text:p>-0.0113159283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7.5">
            <text:p>17.5</text:p>
          </table:table-cell>
          <table:table-cell table:formula="of:=1.01325*[.B308]" office:value-type="float" office:value="17.731875">
            <text:p>17.731875</text:p>
          </table:table-cell>
          <table:table-cell office:value-type="float" office:value="166.47">
            <text:p>166.47</text:p>
          </table:table-cell>
          <table:table-cell table:formula="of:=[.$H$9]+[.$H$10]*[.A308]+[.$H$11]*[.A308]^2+[.$H$12]*[.A308]^3+[.$H$13]*[.A308]^4+[.$H$14]*[.C308]+[.$H$15]*[.A308]*[.C308]+[.$H$16]*[.A308]^2*[.C308]+[.$H$17]*[.A308]^3*[.C308]+[.$H$18]*[.A308]^4*[.C308]+[.$H$19]*[.C308]^2+[.$H$20]*[.A308]*[.C308]^2+[.$H$21]*[.A308]^2*[.C308]^2+[.$H$22]*[.A308]^3*[.C308]^2+[.$H$23]*[.A308]^4*[.C308]^2+[.$H$24]*[.C308]^3+[.$H$25]*[.A308]*[.C308]^3+[.$H$26]*[.A308]^2*[.C308]^3+[.$H$27]*[.A308]^3*[.C308]^3+[.$H$28]*[.A308]^4*[.C308]^3+[.$H$29]*[.C308]^4+[.$H$30]*[.A308]*[.C308]^4+[.$H$31]*[.A308]^2*[.C308]^4+[.$H$32]*[.A308]^3*[.C308]^4+[.$H$33]*[.A308]^4*[.C308]^4" office:value-type="float" office:value="166.441564559651">
            <text:p>166.44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66.441564559652">
            <text:p>166.441564559652</text:p>
          </table:table-cell>
          <table:table-cell table:formula="of:=[.K308]-[.E308]" office:value-type="float" office:value="0">
            <text:p>0</text:p>
          </table:table-cell>
          <table:table-cell table:formula="of:=100*([.K308]-[.D308])/[.D308]" office:value-type="float" office:value="-0.0170814202850293">
            <text:p>-0.0170814203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7.5">
            <text:p>17.5</text:p>
          </table:table-cell>
          <table:table-cell table:formula="of:=1.01325*[.B309]" office:value-type="float" office:value="17.731875">
            <text:p>17.731875</text:p>
          </table:table-cell>
          <table:table-cell office:value-type="float" office:value="166.51">
            <text:p>166.51</text:p>
          </table:table-cell>
          <table:table-cell table:formula="of:=[.$H$9]+[.$H$10]*[.A309]+[.$H$11]*[.A309]^2+[.$H$12]*[.A309]^3+[.$H$13]*[.A309]^4+[.$H$14]*[.C309]+[.$H$15]*[.A309]*[.C309]+[.$H$16]*[.A309]^2*[.C309]+[.$H$17]*[.A309]^3*[.C309]+[.$H$18]*[.A309]^4*[.C309]+[.$H$19]*[.C309]^2+[.$H$20]*[.A309]*[.C309]^2+[.$H$21]*[.A309]^2*[.C309]^2+[.$H$22]*[.A309]^3*[.C309]^2+[.$H$23]*[.A309]^4*[.C309]^2+[.$H$24]*[.C309]^3+[.$H$25]*[.A309]*[.C309]^3+[.$H$26]*[.A309]^2*[.C309]^3+[.$H$27]*[.A309]^3*[.C309]^3+[.$H$28]*[.A309]^4*[.C309]^3+[.$H$29]*[.C309]^4+[.$H$30]*[.A309]*[.C309]^4+[.$H$31]*[.A309]^2*[.C309]^4+[.$H$32]*[.A309]^3*[.C309]^4+[.$H$33]*[.A309]^4*[.C309]^4" office:value-type="float" office:value="166.481562799728">
            <text:p>166.48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66.481562799728">
            <text:p>166.481562799728</text:p>
          </table:table-cell>
          <table:table-cell table:formula="of:=[.K309]-[.E309]" office:value-type="float" office:value="0">
            <text:p>0</text:p>
          </table:table-cell>
          <table:table-cell table:formula="of:=100*([.K309]-[.D309])/[.D309]" office:value-type="float" office:value="-0.0170783738346612">
            <text:p>-0.0170783738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7.5">
            <text:p>17.5</text:p>
          </table:table-cell>
          <table:table-cell table:formula="of:=1.01325*[.B310]" office:value-type="float" office:value="17.731875">
            <text:p>17.731875</text:p>
          </table:table-cell>
          <table:table-cell office:value-type="float" office:value="166.56">
            <text:p>166.56</text:p>
          </table:table-cell>
          <table:table-cell table:formula="of:=[.$H$9]+[.$H$10]*[.A310]+[.$H$11]*[.A310]^2+[.$H$12]*[.A310]^3+[.$H$13]*[.A310]^4+[.$H$14]*[.C310]+[.$H$15]*[.A310]*[.C310]+[.$H$16]*[.A310]^2*[.C310]+[.$H$17]*[.A310]^3*[.C310]+[.$H$18]*[.A310]^4*[.C310]+[.$H$19]*[.C310]^2+[.$H$20]*[.A310]*[.C310]^2+[.$H$21]*[.A310]^2*[.C310]^2+[.$H$22]*[.A310]^3*[.C310]^2+[.$H$23]*[.A310]^4*[.C310]^2+[.$H$24]*[.C310]^3+[.$H$25]*[.A310]*[.C310]^3+[.$H$26]*[.A310]^2*[.C310]^3+[.$H$27]*[.A310]^3*[.C310]^3+[.$H$28]*[.A310]^4*[.C310]^3+[.$H$29]*[.C310]^4+[.$H$30]*[.A310]*[.C310]^4+[.$H$31]*[.A310]^2*[.C310]^4+[.$H$32]*[.A310]^3*[.C310]^4+[.$H$33]*[.A310]^4*[.C310]^4" office:value-type="float" office:value="166.533024219087">
            <text:p>166.5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66.533024219087">
            <text:p>166.533024219087</text:p>
          </table:table-cell>
          <table:table-cell table:formula="of:=[.K310]-[.E310]" office:value-type="float" office:value="0">
            <text:p>0</text:p>
          </table:table-cell>
          <table:table-cell table:formula="of:=100*([.K310]-[.D310])/[.D310]" office:value-type="float" office:value="-0.0161958338812998">
            <text:p>-0.0161958339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7.5">
            <text:p>17.5</text:p>
          </table:table-cell>
          <table:table-cell table:formula="of:=1.01325*[.B311]" office:value-type="float" office:value="17.731875">
            <text:p>17.731875</text:p>
          </table:table-cell>
          <table:table-cell office:value-type="float" office:value="166.63">
            <text:p>166.63</text:p>
          </table:table-cell>
          <table:table-cell table:formula="of:=[.$H$9]+[.$H$10]*[.A311]+[.$H$11]*[.A311]^2+[.$H$12]*[.A311]^3+[.$H$13]*[.A311]^4+[.$H$14]*[.C311]+[.$H$15]*[.A311]*[.C311]+[.$H$16]*[.A311]^2*[.C311]+[.$H$17]*[.A311]^3*[.C311]+[.$H$18]*[.A311]^4*[.C311]+[.$H$19]*[.C311]^2+[.$H$20]*[.A311]*[.C311]^2+[.$H$21]*[.A311]^2*[.C311]^2+[.$H$22]*[.A311]^3*[.C311]^2+[.$H$23]*[.A311]^4*[.C311]^2+[.$H$24]*[.C311]^3+[.$H$25]*[.A311]*[.C311]^3+[.$H$26]*[.A311]^2*[.C311]^3+[.$H$27]*[.A311]^3*[.C311]^3+[.$H$28]*[.A311]^4*[.C311]^3+[.$H$29]*[.C311]^4+[.$H$30]*[.A311]*[.C311]^4+[.$H$31]*[.A311]^2*[.C311]^4+[.$H$32]*[.A311]^3*[.C311]^4+[.$H$33]*[.A311]^4*[.C311]^4" office:value-type="float" office:value="166.597965554983">
            <text:p>166.60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66.597965554983">
            <text:p>166.597965554983</text:p>
          </table:table-cell>
          <table:table-cell table:formula="of:=[.K311]-[.E311]" office:value-type="float" office:value="0">
            <text:p>0</text:p>
          </table:table-cell>
          <table:table-cell table:formula="of:=100*([.K311]-[.D311])/[.D311]" office:value-type="float" office:value="-0.0192248964873017">
            <text:p>-0.0192248965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7.5">
            <text:p>17.5</text:p>
          </table:table-cell>
          <table:table-cell table:formula="of:=1.01325*[.B312]" office:value-type="float" office:value="17.731875">
            <text:p>17.731875</text:p>
          </table:table-cell>
          <table:table-cell office:value-type="float" office:value="166.7">
            <text:p>166.70</text:p>
          </table:table-cell>
          <table:table-cell table:formula="of:=[.$H$9]+[.$H$10]*[.A312]+[.$H$11]*[.A312]^2+[.$H$12]*[.A312]^3+[.$H$13]*[.A312]^4+[.$H$14]*[.C312]+[.$H$15]*[.A312]*[.C312]+[.$H$16]*[.A312]^2*[.C312]+[.$H$17]*[.A312]^3*[.C312]+[.$H$18]*[.A312]^4*[.C312]+[.$H$19]*[.C312]^2+[.$H$20]*[.A312]*[.C312]^2+[.$H$21]*[.A312]^2*[.C312]^2+[.$H$22]*[.A312]^3*[.C312]^2+[.$H$23]*[.A312]^4*[.C312]^2+[.$H$24]*[.C312]^3+[.$H$25]*[.A312]*[.C312]^3+[.$H$26]*[.A312]^2*[.C312]^3+[.$H$27]*[.A312]^3*[.C312]^3+[.$H$28]*[.A312]^4*[.C312]^3+[.$H$29]*[.C312]^4+[.$H$30]*[.A312]*[.C312]^4+[.$H$31]*[.A312]^2*[.C312]^4+[.$H$32]*[.A312]^3*[.C312]^4+[.$H$33]*[.A312]^4*[.C312]^4" office:value-type="float" office:value="166.678557683524">
            <text:p>166.68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66.678557683524">
            <text:p>166.678557683524</text:p>
          </table:table-cell>
          <table:table-cell table:formula="of:=[.K312]-[.E312]" office:value-type="float" office:value="0">
            <text:p>0</text:p>
          </table:table-cell>
          <table:table-cell table:formula="of:=100*([.K312]-[.D312])/[.D312]" office:value-type="float" office:value="-0.0128628173220149">
            <text:p>-0.0128628173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7.5">
            <text:p>17.5</text:p>
          </table:table-cell>
          <table:table-cell table:formula="of:=1.01325*[.B313]" office:value-type="float" office:value="17.731875">
            <text:p>17.731875</text:p>
          </table:table-cell>
          <table:table-cell office:value-type="float" office:value="166.8">
            <text:p>166.80</text:p>
          </table:table-cell>
          <table:table-cell table:formula="of:=[.$H$9]+[.$H$10]*[.A313]+[.$H$11]*[.A313]^2+[.$H$12]*[.A313]^3+[.$H$13]*[.A313]^4+[.$H$14]*[.C313]+[.$H$15]*[.A313]*[.C313]+[.$H$16]*[.A313]^2*[.C313]+[.$H$17]*[.A313]^3*[.C313]+[.$H$18]*[.A313]^4*[.C313]+[.$H$19]*[.C313]^2+[.$H$20]*[.A313]*[.C313]^2+[.$H$21]*[.A313]^2*[.C313]^2+[.$H$22]*[.A313]^3*[.C313]^2+[.$H$23]*[.A313]^4*[.C313]^2+[.$H$24]*[.C313]^3+[.$H$25]*[.A313]*[.C313]^3+[.$H$26]*[.A313]^2*[.C313]^3+[.$H$27]*[.A313]^3*[.C313]^3+[.$H$28]*[.A313]^4*[.C313]^3+[.$H$29]*[.C313]^4+[.$H$30]*[.A313]*[.C313]^4+[.$H$31]*[.A313]^2*[.C313]^4+[.$H$32]*[.A313]^3*[.C313]^4+[.$H$33]*[.A313]^4*[.C313]^4" office:value-type="float" office:value="166.777125619673">
            <text:p>166.78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66.777125619673">
            <text:p>166.777125619673</text:p>
          </table:table-cell>
          <table:table-cell table:formula="of:=[.K313]-[.E313]" office:value-type="float" office:value="0">
            <text:p>0</text:p>
          </table:table-cell>
          <table:table-cell table:formula="of:=100*([.K313]-[.D313])/[.D313]" office:value-type="float" office:value="-0.0137136572701515">
            <text:p>-0.0137136573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7.5">
            <text:p>17.5</text:p>
          </table:table-cell>
          <table:table-cell table:formula="of:=1.01325*[.B314]" office:value-type="float" office:value="17.731875">
            <text:p>17.731875</text:p>
          </table:table-cell>
          <table:table-cell office:value-type="float" office:value="166.91">
            <text:p>166.91</text:p>
          </table:table-cell>
          <table:table-cell table:formula="of:=[.$H$9]+[.$H$10]*[.A314]+[.$H$11]*[.A314]^2+[.$H$12]*[.A314]^3+[.$H$13]*[.A314]^4+[.$H$14]*[.C314]+[.$H$15]*[.A314]*[.C314]+[.$H$16]*[.A314]^2*[.C314]+[.$H$17]*[.A314]^3*[.C314]+[.$H$18]*[.A314]^4*[.C314]+[.$H$19]*[.C314]^2+[.$H$20]*[.A314]*[.C314]^2+[.$H$21]*[.A314]^2*[.C314]^2+[.$H$22]*[.A314]^3*[.C314]^2+[.$H$23]*[.A314]^4*[.C314]^2+[.$H$24]*[.C314]^3+[.$H$25]*[.A314]*[.C314]^3+[.$H$26]*[.A314]^2*[.C314]^3+[.$H$27]*[.A314]^3*[.C314]^3+[.$H$28]*[.A314]^4*[.C314]^3+[.$H$29]*[.C314]^4+[.$H$30]*[.A314]*[.C314]^4+[.$H$31]*[.A314]^2*[.C314]^4+[.$H$32]*[.A314]^3*[.C314]^4+[.$H$33]*[.A314]^4*[.C314]^4" office:value-type="float" office:value="166.896148517248">
            <text:p>166.90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66.896148517249">
            <text:p>166.896148517249</text:p>
          </table:table-cell>
          <table:table-cell table:formula="of:=[.K314]-[.E314]" office:value-type="float" office:value="0">
            <text:p>0</text:p>
          </table:table-cell>
          <table:table-cell table:formula="of:=100*([.K314]-[.D314])/[.D314]" office:value-type="float" office:value="-0.00829877344155912">
            <text:p>-0.0082987734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7.5">
            <text:p>17.5</text:p>
          </table:table-cell>
          <table:table-cell table:formula="of:=1.01325*[.B315]" office:value-type="float" office:value="17.731875">
            <text:p>17.731875</text:p>
          </table:table-cell>
          <table:table-cell office:value-type="float" office:value="167.04">
            <text:p>167.04</text:p>
          </table:table-cell>
          <table:table-cell table:formula="of:=[.$H$9]+[.$H$10]*[.A315]+[.$H$11]*[.A315]^2+[.$H$12]*[.A315]^3+[.$H$13]*[.A315]^4+[.$H$14]*[.C315]+[.$H$15]*[.A315]*[.C315]+[.$H$16]*[.A315]^2*[.C315]+[.$H$17]*[.A315]^3*[.C315]+[.$H$18]*[.A315]^4*[.C315]+[.$H$19]*[.C315]^2+[.$H$20]*[.A315]*[.C315]^2+[.$H$21]*[.A315]^2*[.C315]^2+[.$H$22]*[.A315]^3*[.C315]^2+[.$H$23]*[.A315]^4*[.C315]^2+[.$H$24]*[.C315]^3+[.$H$25]*[.A315]*[.C315]^3+[.$H$26]*[.A315]^2*[.C315]^3+[.$H$27]*[.A315]^3*[.C315]^3+[.$H$28]*[.A315]^4*[.C315]^3+[.$H$29]*[.C315]^4+[.$H$30]*[.A315]*[.C315]^4+[.$H$31]*[.A315]^2*[.C315]^4+[.$H$32]*[.A315]^3*[.C315]^4+[.$H$33]*[.A315]^4*[.C315]^4" office:value-type="float" office:value="167.038259668922">
            <text:p>167.04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67.038259668923">
            <text:p>167.038259668923</text:p>
          </table:table-cell>
          <table:table-cell table:formula="of:=[.K315]-[.E315]" office:value-type="float" office:value="0">
            <text:p>0</text:p>
          </table:table-cell>
          <table:table-cell table:formula="of:=100*([.K315]-[.D315])/[.D315]" office:value-type="float" office:value="-0.00104186486913315">
            <text:p>-0.001041864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7.5">
            <text:p>17.5</text:p>
          </table:table-cell>
          <table:table-cell table:formula="of:=1.01325*[.B316]" office:value-type="float" office:value="17.731875">
            <text:p>17.731875</text:p>
          </table:table-cell>
          <table:table-cell office:value-type="float" office:value="167.19">
            <text:p>167.19</text:p>
          </table:table-cell>
          <table:table-cell table:formula="of:=[.$H$9]+[.$H$10]*[.A316]+[.$H$11]*[.A316]^2+[.$H$12]*[.A316]^3+[.$H$13]*[.A316]^4+[.$H$14]*[.C316]+[.$H$15]*[.A316]*[.C316]+[.$H$16]*[.A316]^2*[.C316]+[.$H$17]*[.A316]^3*[.C316]+[.$H$18]*[.A316]^4*[.C316]+[.$H$19]*[.C316]^2+[.$H$20]*[.A316]*[.C316]^2+[.$H$21]*[.A316]^2*[.C316]^2+[.$H$22]*[.A316]^3*[.C316]^2+[.$H$23]*[.A316]^4*[.C316]^2+[.$H$24]*[.C316]^3+[.$H$25]*[.A316]*[.C316]^3+[.$H$26]*[.A316]^2*[.C316]^3+[.$H$27]*[.A316]^3*[.C316]^3+[.$H$28]*[.A316]^4*[.C316]^3+[.$H$29]*[.C316]^4+[.$H$30]*[.A316]*[.C316]^4+[.$H$31]*[.A316]^2*[.C316]^4+[.$H$32]*[.A316]^3*[.C316]^4+[.$H$33]*[.A316]^4*[.C316]^4" office:value-type="float" office:value="167.206246506222">
            <text:p>167.21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67.206246506222">
            <text:p>167.206246506222</text:p>
          </table:table-cell>
          <table:table-cell table:formula="of:=[.K316]-[.E316]" office:value-type="float" office:value="0">
            <text:p>0</text:p>
          </table:table-cell>
          <table:table-cell table:formula="of:=100*([.K316]-[.D316])/[.D316]" office:value-type="float" office:value="0.00971739112531596">
            <text:p>0.0097173911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7.5">
            <text:p>17.5</text:p>
          </table:table-cell>
          <table:table-cell table:formula="of:=1.01325*[.B317]" office:value-type="float" office:value="17.731875">
            <text:p>17.731875</text:p>
          </table:table-cell>
          <table:table-cell office:value-type="float" office:value="167.38">
            <text:p>167.38</text:p>
          </table:table-cell>
          <table:table-cell table:formula="of:=[.$H$9]+[.$H$10]*[.A317]+[.$H$11]*[.A317]^2+[.$H$12]*[.A317]^3+[.$H$13]*[.A317]^4+[.$H$14]*[.C317]+[.$H$15]*[.A317]*[.C317]+[.$H$16]*[.A317]^2*[.C317]+[.$H$17]*[.A317]^3*[.C317]+[.$H$18]*[.A317]^4*[.C317]+[.$H$19]*[.C317]^2+[.$H$20]*[.A317]*[.C317]^2+[.$H$21]*[.A317]^2*[.C317]^2+[.$H$22]*[.A317]^3*[.C317]^2+[.$H$23]*[.A317]^4*[.C317]^2+[.$H$24]*[.C317]^3+[.$H$25]*[.A317]*[.C317]^3+[.$H$26]*[.A317]^2*[.C317]^3+[.$H$27]*[.A317]^3*[.C317]^3+[.$H$28]*[.A317]^4*[.C317]^3+[.$H$29]*[.C317]^4+[.$H$30]*[.A317]*[.C317]^4+[.$H$31]*[.A317]^2*[.C317]^4+[.$H$32]*[.A317]^3*[.C317]^4+[.$H$33]*[.A317]^4*[.C317]^4" office:value-type="float" office:value="167.40305059953">
            <text:p>167.40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67.40305059953">
            <text:p>167.40305059953</text:p>
          </table:table-cell>
          <table:table-cell table:formula="of:=[.K317]-[.E317]" office:value-type="float" office:value="0">
            <text:p>0</text:p>
          </table:table-cell>
          <table:table-cell table:formula="of:=100*([.K317]-[.D317])/[.D317]" office:value-type="float" office:value="0.0137714180488672">
            <text:p>0.013771418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7.5">
            <text:p>17.5</text:p>
          </table:table-cell>
          <table:table-cell table:formula="of:=1.01325*[.B318]" office:value-type="float" office:value="17.731875">
            <text:p>17.731875</text:p>
          </table:table-cell>
          <table:table-cell office:value-type="float" office:value="167.6">
            <text:p>167.60</text:p>
          </table:table-cell>
          <table:table-cell table:formula="of:=[.$H$9]+[.$H$10]*[.A318]+[.$H$11]*[.A318]^2+[.$H$12]*[.A318]^3+[.$H$13]*[.A318]^4+[.$H$14]*[.C318]+[.$H$15]*[.A318]*[.C318]+[.$H$16]*[.A318]^2*[.C318]+[.$H$17]*[.A318]^3*[.C318]+[.$H$18]*[.A318]^4*[.C318]+[.$H$19]*[.C318]^2+[.$H$20]*[.A318]*[.C318]^2+[.$H$21]*[.A318]^2*[.C318]^2+[.$H$22]*[.A318]^3*[.C318]^2+[.$H$23]*[.A318]^4*[.C318]^2+[.$H$24]*[.C318]^3+[.$H$25]*[.A318]*[.C318]^3+[.$H$26]*[.A318]^2*[.C318]^3+[.$H$27]*[.A318]^3*[.C318]^3+[.$H$28]*[.A318]^4*[.C318]^3+[.$H$29]*[.C318]^4+[.$H$30]*[.A318]*[.C318]^4+[.$H$31]*[.A318]^2*[.C318]^4+[.$H$32]*[.A318]^3*[.C318]^4+[.$H$33]*[.A318]^4*[.C318]^4" office:value-type="float" office:value="167.631767658083">
            <text:p>167.63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67.631767658083">
            <text:p>167.631767658083</text:p>
          </table:table-cell>
          <table:table-cell table:formula="of:=[.K318]-[.E318]" office:value-type="float" office:value="0">
            <text:p>0</text:p>
          </table:table-cell>
          <table:table-cell table:formula="of:=100*([.K318]-[.D318])/[.D318]" office:value-type="float" office:value="0.0189544499300711">
            <text:p>0.0189544499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7.5">
            <text:p>17.5</text:p>
          </table:table-cell>
          <table:table-cell table:formula="of:=1.01325*[.B319]" office:value-type="float" office:value="17.731875">
            <text:p>17.731875</text:p>
          </table:table-cell>
          <table:table-cell office:value-type="float" office:value="167.86">
            <text:p>167.86</text:p>
          </table:table-cell>
          <table:table-cell table:formula="of:=[.$H$9]+[.$H$10]*[.A319]+[.$H$11]*[.A319]^2+[.$H$12]*[.A319]^3+[.$H$13]*[.A319]^4+[.$H$14]*[.C319]+[.$H$15]*[.A319]*[.C319]+[.$H$16]*[.A319]^2*[.C319]+[.$H$17]*[.A319]^3*[.C319]+[.$H$18]*[.A319]^4*[.C319]+[.$H$19]*[.C319]^2+[.$H$20]*[.A319]*[.C319]^2+[.$H$21]*[.A319]^2*[.C319]^2+[.$H$22]*[.A319]^3*[.C319]^2+[.$H$23]*[.A319]^4*[.C319]^2+[.$H$24]*[.C319]^3+[.$H$25]*[.A319]*[.C319]^3+[.$H$26]*[.A319]^2*[.C319]^3+[.$H$27]*[.A319]^3*[.C319]^3+[.$H$28]*[.A319]^4*[.C319]^3+[.$H$29]*[.C319]^4+[.$H$30]*[.A319]*[.C319]^4+[.$H$31]*[.A319]^2*[.C319]^4+[.$H$32]*[.A319]^3*[.C319]^4+[.$H$33]*[.A319]^4*[.C319]^4" office:value-type="float" office:value="167.895647529972">
            <text:p>167.90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67.895647529972">
            <text:p>167.895647529972</text:p>
          </table:table-cell>
          <table:table-cell table:formula="of:=[.K319]-[.E319]" office:value-type="float" office:value="0">
            <text:p>0</text:p>
          </table:table-cell>
          <table:table-cell table:formula="of:=100*([.K319]-[.D319])/[.D319]" office:value-type="float" office:value="0.0212364648944934">
            <text:p>0.0212364649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7.5">
            <text:p>17.5</text:p>
          </table:table-cell>
          <table:table-cell table:formula="of:=1.01325*[.B320]" office:value-type="float" office:value="17.731875">
            <text:p>17.731875</text:p>
          </table:table-cell>
          <table:table-cell office:value-type="float" office:value="168.18">
            <text:p>168.18</text:p>
          </table:table-cell>
          <table:table-cell table:formula="of:=[.$H$9]+[.$H$10]*[.A320]+[.$H$11]*[.A320]^2+[.$H$12]*[.A320]^3+[.$H$13]*[.A320]^4+[.$H$14]*[.C320]+[.$H$15]*[.A320]*[.C320]+[.$H$16]*[.A320]^2*[.C320]+[.$H$17]*[.A320]^3*[.C320]+[.$H$18]*[.A320]^4*[.C320]+[.$H$19]*[.C320]^2+[.$H$20]*[.A320]*[.C320]^2+[.$H$21]*[.A320]^2*[.C320]^2+[.$H$22]*[.A320]^3*[.C320]^2+[.$H$23]*[.A320]^4*[.C320]^2+[.$H$24]*[.C320]^3+[.$H$25]*[.A320]*[.C320]^3+[.$H$26]*[.A320]^2*[.C320]^3+[.$H$27]*[.A320]^3*[.C320]^3+[.$H$28]*[.A320]^4*[.C320]^3+[.$H$29]*[.C320]^4+[.$H$30]*[.A320]*[.C320]^4+[.$H$31]*[.A320]^2*[.C320]^4+[.$H$32]*[.A320]^3*[.C320]^4+[.$H$33]*[.A320]^4*[.C320]^4" office:value-type="float" office:value="168.198094202143">
            <text:p>168.20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68.198094202143">
            <text:p>168.198094202143</text:p>
          </table:table-cell>
          <table:table-cell table:formula="of:=[.K320]-[.E320]" office:value-type="float" office:value="0">
            <text:p>0</text:p>
          </table:table-cell>
          <table:table-cell table:formula="of:=100*([.K320]-[.D320])/[.D320]" office:value-type="float" office:value="0.0107588310995381">
            <text:p>0.0107588311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7.5">
            <text:p>17.5</text:p>
          </table:table-cell>
          <table:table-cell table:formula="of:=1.01325*[.B321]" office:value-type="float" office:value="17.731875">
            <text:p>17.731875</text:p>
          </table:table-cell>
          <table:table-cell office:value-type="float" office:value="168.6">
            <text:p>168.60</text:p>
          </table:table-cell>
          <table:table-cell table:formula="of:=[.$H$9]+[.$H$10]*[.A321]+[.$H$11]*[.A321]^2+[.$H$12]*[.A321]^3+[.$H$13]*[.A321]^4+[.$H$14]*[.C321]+[.$H$15]*[.A321]*[.C321]+[.$H$16]*[.A321]^2*[.C321]+[.$H$17]*[.A321]^3*[.C321]+[.$H$18]*[.A321]^4*[.C321]+[.$H$19]*[.C321]^2+[.$H$20]*[.A321]*[.C321]^2+[.$H$21]*[.A321]^2*[.C321]^2+[.$H$22]*[.A321]^3*[.C321]^2+[.$H$23]*[.A321]^4*[.C321]^2+[.$H$24]*[.C321]^3+[.$H$25]*[.A321]*[.C321]^3+[.$H$26]*[.A321]^2*[.C321]^3+[.$H$27]*[.A321]^3*[.C321]^3+[.$H$28]*[.A321]^4*[.C321]^3+[.$H$29]*[.C321]^4+[.$H$30]*[.A321]*[.C321]^4+[.$H$31]*[.A321]^2*[.C321]^4+[.$H$32]*[.A321]^3*[.C321]^4+[.$H$33]*[.A321]^4*[.C321]^4" office:value-type="float" office:value="168.542665800398">
            <text:p>168.54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168.542665800398">
            <text:p>168.542665800398</text:p>
          </table:table-cell>
          <table:table-cell table:formula="of:=[.K321]-[.E321]" office:value-type="float" office:value="0">
            <text:p>0</text:p>
          </table:table-cell>
          <table:table-cell table:formula="of:=100*([.K321]-[.D321])/[.D321]" office:value-type="float" office:value="-0.0340060495858821">
            <text:p>-0.0340060496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0">
            <text:p>20</text:p>
          </table:table-cell>
          <table:table-cell table:formula="of:=1.01325*[.B322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2]+[.$H$11]*[.A322]^2+[.$H$12]*[.A322]^3+[.$H$13]*[.A322]^4+[.$H$14]*[.C322]+[.$H$15]*[.A322]*[.C322]+[.$H$16]*[.A322]^2*[.C322]+[.$H$17]*[.A322]^3*[.C322]+[.$H$18]*[.A322]^4*[.C322]+[.$H$19]*[.C322]^2+[.$H$20]*[.A322]*[.C322]^2+[.$H$21]*[.A322]^2*[.C322]^2+[.$H$22]*[.A322]^3*[.C322]^2+[.$H$23]*[.A322]^4*[.C322]^2+[.$H$24]*[.C322]^3+[.$H$25]*[.A322]*[.C322]^3+[.$H$26]*[.A322]^2*[.C322]^3+[.$H$27]*[.A322]^3*[.C322]^3+[.$H$28]*[.A322]^4*[.C322]^3+[.$H$29]*[.C322]^4+[.$H$30]*[.A322]*[.C322]^4+[.$H$31]*[.A322]^2*[.C322]^4+[.$H$32]*[.A322]^3*[.C322]^4+[.$H$33]*[.A322]^4*[.C322]^4" office:value-type="float" office:value="168.526309529955">
            <text:p>168.53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68.526309529955">
            <text:p>168.526309529955</text:p>
          </table:table-cell>
          <table:table-cell table:formula="of:=[.K322]-[.E322]" office:value-type="float" office:value="0">
            <text:p>0</text:p>
          </table:table-cell>
          <table:table-cell table:formula="of:=100*([.K322]-[.D322])/[.D322]" office:value-type="float" office:value="0.0215499613953973">
            <text:p>0.021549961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table:formula="of:=1.01325*[.B323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3]+[.$H$11]*[.A323]^2+[.$H$12]*[.A323]^3+[.$H$13]*[.A323]^4+[.$H$14]*[.C323]+[.$H$15]*[.A323]*[.C323]+[.$H$16]*[.A323]^2*[.C323]+[.$H$17]*[.A323]^3*[.C323]+[.$H$18]*[.A323]^4*[.C323]+[.$H$19]*[.C323]^2+[.$H$20]*[.A323]*[.C323]^2+[.$H$21]*[.A323]^2*[.C323]^2+[.$H$22]*[.A323]^3*[.C323]^2+[.$H$23]*[.A323]^4*[.C323]^2+[.$H$24]*[.C323]^3+[.$H$25]*[.A323]*[.C323]^3+[.$H$26]*[.A323]^2*[.C323]^3+[.$H$27]*[.A323]^3*[.C323]^3+[.$H$28]*[.A323]^4*[.C323]^3+[.$H$29]*[.C323]^4+[.$H$30]*[.A323]*[.C323]^4+[.$H$31]*[.A323]^2*[.C323]^4+[.$H$32]*[.A323]^3*[.C323]^4+[.$H$33]*[.A323]^4*[.C323]^4" office:value-type="float" office:value="168.501270531112">
            <text:p>168.50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68.501270531113">
            <text:p>168.501270531113</text:p>
          </table:table-cell>
          <table:table-cell table:formula="of:=[.K323]-[.E323]" office:value-type="float" office:value="0">
            <text:p>0</text:p>
          </table:table-cell>
          <table:table-cell table:formula="of:=100*([.K323]-[.D323])/[.D323]" office:value-type="float" office:value="0.006689139481741">
            <text:p>0.0066891395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0">
            <text:p>20</text:p>
          </table:table-cell>
          <table:table-cell table:formula="of:=1.01325*[.B324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4]+[.$H$11]*[.A324]^2+[.$H$12]*[.A324]^3+[.$H$13]*[.A324]^4+[.$H$14]*[.C324]+[.$H$15]*[.A324]*[.C324]+[.$H$16]*[.A324]^2*[.C324]+[.$H$17]*[.A324]^3*[.C324]+[.$H$18]*[.A324]^4*[.C324]+[.$H$19]*[.C324]^2+[.$H$20]*[.A324]*[.C324]^2+[.$H$21]*[.A324]^2*[.C324]^2+[.$H$22]*[.A324]^3*[.C324]^2+[.$H$23]*[.A324]^4*[.C324]^2+[.$H$24]*[.C324]^3+[.$H$25]*[.A324]*[.C324]^3+[.$H$26]*[.A324]^2*[.C324]^3+[.$H$27]*[.A324]^3*[.C324]^3+[.$H$28]*[.A324]^4*[.C324]^3+[.$H$29]*[.C324]^4+[.$H$30]*[.A324]*[.C324]^4+[.$H$31]*[.A324]^2*[.C324]^4+[.$H$32]*[.A324]^3*[.C324]^4+[.$H$33]*[.A324]^4*[.C324]^4" office:value-type="float" office:value="168.485095945268">
            <text:p>168.49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68.485095945268">
            <text:p>168.485095945268</text:p>
          </table:table-cell>
          <table:table-cell table:formula="of:=[.K324]-[.E324]" office:value-type="float" office:value="0">
            <text:p>0</text:p>
          </table:table-cell>
          <table:table-cell table:formula="of:=100*([.K324]-[.D324])/[.D324]" office:value-type="float" office:value="-0.00291059097383227">
            <text:p>-0.00291059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table:formula="of:=1.01325*[.B325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5]+[.$H$11]*[.A325]^2+[.$H$12]*[.A325]^3+[.$H$13]*[.A325]^4+[.$H$14]*[.C325]+[.$H$15]*[.A325]*[.C325]+[.$H$16]*[.A325]^2*[.C325]+[.$H$17]*[.A325]^3*[.C325]+[.$H$18]*[.A325]^4*[.C325]+[.$H$19]*[.C325]^2+[.$H$20]*[.A325]*[.C325]^2+[.$H$21]*[.A325]^2*[.C325]^2+[.$H$22]*[.A325]^3*[.C325]^2+[.$H$23]*[.A325]^4*[.C325]^2+[.$H$24]*[.C325]^3+[.$H$25]*[.A325]*[.C325]^3+[.$H$26]*[.A325]^2*[.C325]^3+[.$H$27]*[.A325]^3*[.C325]^3+[.$H$28]*[.A325]^4*[.C325]^3+[.$H$29]*[.C325]^4+[.$H$30]*[.A325]*[.C325]^4+[.$H$31]*[.A325]^2*[.C325]^4+[.$H$32]*[.A325]^3*[.C325]^4+[.$H$33]*[.A325]^4*[.C325]^4" office:value-type="float" office:value="168.476006871733">
            <text:p>168.48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68.476006871733">
            <text:p>168.476006871733</text:p>
          </table:table-cell>
          <table:table-cell table:formula="of:=[.K325]-[.E325]" office:value-type="float" office:value="0">
            <text:p>0</text:p>
          </table:table-cell>
          <table:table-cell table:formula="of:=100*([.K325]-[.D325])/[.D325]" office:value-type="float" office:value="-0.00830502004113955">
            <text:p>-0.00830502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0">
            <text:p>20</text:p>
          </table:table-cell>
          <table:table-cell table:formula="of:=1.01325*[.B326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6]+[.$H$11]*[.A326]^2+[.$H$12]*[.A326]^3+[.$H$13]*[.A326]^4+[.$H$14]*[.C326]+[.$H$15]*[.A326]*[.C326]+[.$H$16]*[.A326]^2*[.C326]+[.$H$17]*[.A326]^3*[.C326]+[.$H$18]*[.A326]^4*[.C326]+[.$H$19]*[.C326]^2+[.$H$20]*[.A326]*[.C326]^2+[.$H$21]*[.A326]^2*[.C326]^2+[.$H$22]*[.A326]^3*[.C326]^2+[.$H$23]*[.A326]^4*[.C326]^2+[.$H$24]*[.C326]^3+[.$H$25]*[.A326]*[.C326]^3+[.$H$26]*[.A326]^2*[.C326]^3+[.$H$27]*[.A326]^3*[.C326]^3+[.$H$28]*[.A326]^4*[.C326]^3+[.$H$29]*[.C326]^4+[.$H$30]*[.A326]*[.C326]^4+[.$H$31]*[.A326]^2*[.C326]^4+[.$H$32]*[.A326]^3*[.C326]^4+[.$H$33]*[.A326]^4*[.C326]^4" office:value-type="float" office:value="168.472403560348">
            <text:p>168.47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68.472403560349">
            <text:p>168.472403560349</text:p>
          </table:table-cell>
          <table:table-cell table:formula="of:=[.K326]-[.E326]" office:value-type="float" office:value="0">
            <text:p>0</text:p>
          </table:table-cell>
          <table:table-cell table:formula="of:=100*([.K326]-[.D326])/[.D326]" office:value-type="float" office:value="-0.010443610689951">
            <text:p>-0.0104436107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0">
            <text:p>20</text:p>
          </table:table-cell>
          <table:table-cell table:formula="of:=1.01325*[.B327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7]+[.$H$11]*[.A327]^2+[.$H$12]*[.A327]^3+[.$H$13]*[.A327]^4+[.$H$14]*[.C327]+[.$H$15]*[.A327]*[.C327]+[.$H$16]*[.A327]^2*[.C327]+[.$H$17]*[.A327]^3*[.C327]+[.$H$18]*[.A327]^4*[.C327]+[.$H$19]*[.C327]^2+[.$H$20]*[.A327]*[.C327]^2+[.$H$21]*[.A327]^2*[.C327]^2+[.$H$22]*[.A327]^3*[.C327]^2+[.$H$23]*[.A327]^4*[.C327]^2+[.$H$24]*[.C327]^3+[.$H$25]*[.A327]*[.C327]^3+[.$H$26]*[.A327]^2*[.C327]^3+[.$H$27]*[.A327]^3*[.C327]^3+[.$H$28]*[.A327]^4*[.C327]^3+[.$H$29]*[.C327]^4+[.$H$30]*[.A327]*[.C327]^4+[.$H$31]*[.A327]^2*[.C327]^4+[.$H$32]*[.A327]^3*[.C327]^4+[.$H$33]*[.A327]^4*[.C327]^4" office:value-type="float" office:value="168.472865411487">
            <text:p>168.47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68.472865411487">
            <text:p>168.472865411487</text:p>
          </table:table-cell>
          <table:table-cell table:formula="of:=[.K327]-[.E327]" office:value-type="float" office:value="0">
            <text:p>0</text:p>
          </table:table-cell>
          <table:table-cell table:formula="of:=100*([.K327]-[.D327])/[.D327]" office:value-type="float" office:value="-0.0101694987907998">
            <text:p>-0.0101694988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0">
            <text:p>20</text:p>
          </table:table-cell>
          <table:table-cell table:formula="of:=1.01325*[.B328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8]+[.$H$11]*[.A328]^2+[.$H$12]*[.A328]^3+[.$H$13]*[.A328]^4+[.$H$14]*[.C328]+[.$H$15]*[.A328]*[.C328]+[.$H$16]*[.A328]^2*[.C328]+[.$H$17]*[.A328]^3*[.C328]+[.$H$18]*[.A328]^4*[.C328]+[.$H$19]*[.C328]^2+[.$H$20]*[.A328]*[.C328]^2+[.$H$21]*[.A328]^2*[.C328]^2+[.$H$22]*[.A328]^3*[.C328]^2+[.$H$23]*[.A328]^4*[.C328]^2+[.$H$24]*[.C328]^3+[.$H$25]*[.A328]*[.C328]^3+[.$H$26]*[.A328]^2*[.C328]^3+[.$H$27]*[.A328]^3*[.C328]^3+[.$H$28]*[.A328]^4*[.C328]^3+[.$H$29]*[.C328]^4+[.$H$30]*[.A328]*[.C328]^4+[.$H$31]*[.A328]^2*[.C328]^4+[.$H$32]*[.A328]^3*[.C328]^4+[.$H$33]*[.A328]^4*[.C328]^4" office:value-type="float" office:value="168.476150976053">
            <text:p>168.48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68.476150976053">
            <text:p>168.476150976053</text:p>
          </table:table-cell>
          <table:table-cell table:formula="of:=[.K328]-[.E328]" office:value-type="float" office:value="0">
            <text:p>0</text:p>
          </table:table-cell>
          <table:table-cell table:formula="of:=100*([.K328]-[.D328])/[.D328]" office:value-type="float" office:value="-0.0082194931137843">
            <text:p>-0.0082194931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0">
            <text:p>20</text:p>
          </table:table-cell>
          <table:table-cell table:formula="of:=1.01325*[.B329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29]+[.$H$11]*[.A329]^2+[.$H$12]*[.A329]^3+[.$H$13]*[.A329]^4+[.$H$14]*[.C329]+[.$H$15]*[.A329]*[.C329]+[.$H$16]*[.A329]^2*[.C329]+[.$H$17]*[.A329]^3*[.C329]+[.$H$18]*[.A329]^4*[.C329]+[.$H$19]*[.C329]^2+[.$H$20]*[.A329]*[.C329]^2+[.$H$21]*[.A329]^2*[.C329]^2+[.$H$22]*[.A329]^3*[.C329]^2+[.$H$23]*[.A329]^4*[.C329]^2+[.$H$24]*[.C329]^3+[.$H$25]*[.A329]*[.C329]^3+[.$H$26]*[.A329]^2*[.C329]^3+[.$H$27]*[.A329]^3*[.C329]^3+[.$H$28]*[.A329]^4*[.C329]^3+[.$H$29]*[.C329]^4+[.$H$30]*[.A329]*[.C329]^4+[.$H$31]*[.A329]^2*[.C329]^4+[.$H$32]*[.A329]^3*[.C329]^4+[.$H$33]*[.A329]^4*[.C329]^4" office:value-type="float" office:value="168.481197955477">
            <text:p>168.48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68.481197955477">
            <text:p>168.481197955477</text:p>
          </table:table-cell>
          <table:table-cell table:formula="of:=[.K329]-[.E329]" office:value-type="float" office:value="0">
            <text:p>0</text:p>
          </table:table-cell>
          <table:table-cell table:formula="of:=100*([.K329]-[.D329])/[.D329]" office:value-type="float" office:value="-0.00522407532976573">
            <text:p>-0.0052240753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0">
            <text:p>20</text:p>
          </table:table-cell>
          <table:table-cell table:formula="of:=1.01325*[.B330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0]+[.$H$11]*[.A330]^2+[.$H$12]*[.A330]^3+[.$H$13]*[.A330]^4+[.$H$14]*[.C330]+[.$H$15]*[.A330]*[.C330]+[.$H$16]*[.A330]^2*[.C330]+[.$H$17]*[.A330]^3*[.C330]+[.$H$18]*[.A330]^4*[.C330]+[.$H$19]*[.C330]^2+[.$H$20]*[.A330]*[.C330]^2+[.$H$21]*[.A330]^2*[.C330]^2+[.$H$22]*[.A330]^3*[.C330]^2+[.$H$23]*[.A330]^4*[.C330]^2+[.$H$24]*[.C330]^3+[.$H$25]*[.A330]*[.C330]^3+[.$H$26]*[.A330]^2*[.C330]^3+[.$H$27]*[.A330]^3*[.C330]^3+[.$H$28]*[.A330]^4*[.C330]^3+[.$H$29]*[.C330]^4+[.$H$30]*[.A330]*[.C330]^4+[.$H$31]*[.A330]^2*[.C330]^4+[.$H$32]*[.A330]^3*[.C330]^4+[.$H$33]*[.A330]^4*[.C330]^4" office:value-type="float" office:value="168.487123201724">
            <text:p>168.49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68.487123201724">
            <text:p>168.487123201724</text:p>
          </table:table-cell>
          <table:table-cell table:formula="of:=[.K330]-[.E330]" office:value-type="float" office:value="0">
            <text:p>0</text:p>
          </table:table-cell>
          <table:table-cell table:formula="of:=100*([.K330]-[.D330])/[.D330]" office:value-type="float" office:value="-0.00170740000962609">
            <text:p>-0.001707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0">
            <text:p>20</text:p>
          </table:table-cell>
          <table:table-cell table:formula="of:=1.01325*[.B331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1]+[.$H$11]*[.A331]^2+[.$H$12]*[.A331]^3+[.$H$13]*[.A331]^4+[.$H$14]*[.C331]+[.$H$15]*[.A331]*[.C331]+[.$H$16]*[.A331]^2*[.C331]+[.$H$17]*[.A331]^3*[.C331]+[.$H$18]*[.A331]^4*[.C331]+[.$H$19]*[.C331]^2+[.$H$20]*[.A331]*[.C331]^2+[.$H$21]*[.A331]^2*[.C331]^2+[.$H$22]*[.A331]^3*[.C331]^2+[.$H$23]*[.A331]^4*[.C331]^2+[.$H$24]*[.C331]^3+[.$H$25]*[.A331]*[.C331]^3+[.$H$26]*[.A331]^2*[.C331]^3+[.$H$27]*[.A331]^3*[.C331]^3+[.$H$28]*[.A331]^4*[.C331]^3+[.$H$29]*[.C331]^4+[.$H$30]*[.A331]*[.C331]^4+[.$H$31]*[.A331]^2*[.C331]^4+[.$H$32]*[.A331]^3*[.C331]^4+[.$H$33]*[.A331]^4*[.C331]^4" office:value-type="float" office:value="168.493222717287">
            <text:p>168.49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68.493222717287">
            <text:p>168.493222717287</text:p>
          </table:table-cell>
          <table:table-cell table:formula="of:=[.K331]-[.E331]" office:value-type="float" office:value="0">
            <text:p>0</text:p>
          </table:table-cell>
          <table:table-cell table:formula="of:=100*([.K331]-[.D331])/[.D331]" office:value-type="float" office:value="0.00191270537544517">
            <text:p>0.0019127054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0">
            <text:p>20</text:p>
          </table:table-cell>
          <table:table-cell table:formula="of:=1.01325*[.B332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2]+[.$H$11]*[.A332]^2+[.$H$12]*[.A332]^3+[.$H$13]*[.A332]^4+[.$H$14]*[.C332]+[.$H$15]*[.A332]*[.C332]+[.$H$16]*[.A332]^2*[.C332]+[.$H$17]*[.A332]^3*[.C332]+[.$H$18]*[.A332]^4*[.C332]+[.$H$19]*[.C332]^2+[.$H$20]*[.A332]*[.C332]^2+[.$H$21]*[.A332]^2*[.C332]^2+[.$H$22]*[.A332]^3*[.C332]^2+[.$H$23]*[.A332]^4*[.C332]^2+[.$H$24]*[.C332]^3+[.$H$25]*[.A332]*[.C332]^3+[.$H$26]*[.A332]^2*[.C332]^3+[.$H$27]*[.A332]^3*[.C332]^3+[.$H$28]*[.A332]^4*[.C332]^3+[.$H$29]*[.C332]^4+[.$H$30]*[.A332]*[.C332]^4+[.$H$31]*[.A332]^2*[.C332]^4+[.$H$32]*[.A332]^3*[.C332]^4+[.$H$33]*[.A332]^4*[.C332]^4" office:value-type="float" office:value="168.498971655191">
            <text:p>168.50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68.498971655191">
            <text:p>168.498971655191</text:p>
          </table:table-cell>
          <table:table-cell table:formula="of:=[.K332]-[.E332]" office:value-type="float" office:value="0">
            <text:p>0</text:p>
          </table:table-cell>
          <table:table-cell table:formula="of:=100*([.K332]-[.D332])/[.D332]" office:value-type="float" office:value="0.00532474045396802">
            <text:p>0.005324740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0">
            <text:p>20</text:p>
          </table:table-cell>
          <table:table-cell table:formula="of:=1.01325*[.B333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3]+[.$H$11]*[.A333]^2+[.$H$12]*[.A333]^3+[.$H$13]*[.A333]^4+[.$H$14]*[.C333]+[.$H$15]*[.A333]*[.C333]+[.$H$16]*[.A333]^2*[.C333]+[.$H$17]*[.A333]^3*[.C333]+[.$H$18]*[.A333]^4*[.C333]+[.$H$19]*[.C333]^2+[.$H$20]*[.A333]*[.C333]^2+[.$H$21]*[.A333]^2*[.C333]^2+[.$H$22]*[.A333]^3*[.C333]^2+[.$H$23]*[.A333]^4*[.C333]^2+[.$H$24]*[.C333]^3+[.$H$25]*[.A333]*[.C333]^3+[.$H$26]*[.A333]^2*[.C333]^3+[.$H$27]*[.A333]^3*[.C333]^3+[.$H$28]*[.A333]^4*[.C333]^3+[.$H$29]*[.C333]^4+[.$H$30]*[.A333]*[.C333]^4+[.$H$31]*[.A333]^2*[.C333]^4+[.$H$32]*[.A333]^3*[.C333]^4+[.$H$33]*[.A333]^4*[.C333]^4" office:value-type="float" office:value="168.50402431899">
            <text:p>168.50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string">
            <text:p><text:s text:c="2"/>168.50402431899</text:p>
          </table:table-cell>
          <table:table-cell table:formula="of:=[.K333]-[.E333]" office:value-type="float" office:value="0">
            <text:p>0</text:p>
          </table:table-cell>
          <table:table-cell table:formula="of:=100*([.K333]-[.D333])/[.D333]" office:value-type="float" office:value="0.00832353195440799">
            <text:p>0.008323532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0">
            <text:p>20</text:p>
          </table:table-cell>
          <table:table-cell table:formula="of:=1.01325*[.B334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4]+[.$H$11]*[.A334]^2+[.$H$12]*[.A334]^3+[.$H$13]*[.A334]^4+[.$H$14]*[.C334]+[.$H$15]*[.A334]*[.C334]+[.$H$16]*[.A334]^2*[.C334]+[.$H$17]*[.A334]^3*[.C334]+[.$H$18]*[.A334]^4*[.C334]+[.$H$19]*[.C334]^2+[.$H$20]*[.A334]*[.C334]^2+[.$H$21]*[.A334]^2*[.C334]^2+[.$H$22]*[.A334]^3*[.C334]^2+[.$H$23]*[.A334]^4*[.C334]^2+[.$H$24]*[.C334]^3+[.$H$25]*[.A334]*[.C334]^3+[.$H$26]*[.A334]^2*[.C334]^3+[.$H$27]*[.A334]^3*[.C334]^3+[.$H$28]*[.A334]^4*[.C334]^3+[.$H$29]*[.C334]^4+[.$H$30]*[.A334]*[.C334]^4+[.$H$31]*[.A334]^2*[.C334]^4+[.$H$32]*[.A334]^3*[.C334]^4+[.$H$33]*[.A334]^4*[.C334]^4" office:value-type="float" office:value="168.50821416277">
            <text:p>168.51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68.508214162769">
            <text:p>168.508214162769</text:p>
          </table:table-cell>
          <table:table-cell table:formula="of:=[.K334]-[.E334]" office:value-type="float" office:value="0">
            <text:p>0</text:p>
          </table:table-cell>
          <table:table-cell table:formula="of:=100*([.K334]-[.D334])/[.D334]" office:value-type="float" office:value="0.0108102337048388">
            <text:p>0.010810233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formula="of:=1.01325*[.B335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5]+[.$H$11]*[.A335]^2+[.$H$12]*[.A335]^3+[.$H$13]*[.A335]^4+[.$H$14]*[.C335]+[.$H$15]*[.A335]*[.C335]+[.$H$16]*[.A335]^2*[.C335]+[.$H$17]*[.A335]^3*[.C335]+[.$H$18]*[.A335]^4*[.C335]+[.$H$19]*[.C335]^2+[.$H$20]*[.A335]*[.C335]^2+[.$H$21]*[.A335]^2*[.C335]^2+[.$H$22]*[.A335]^3*[.C335]^2+[.$H$23]*[.A335]^4*[.C335]^2+[.$H$24]*[.C335]^3+[.$H$25]*[.A335]*[.C335]^3+[.$H$26]*[.A335]^2*[.C335]^3+[.$H$27]*[.A335]^3*[.C335]^3+[.$H$28]*[.A335]^4*[.C335]^3+[.$H$29]*[.C335]^4+[.$H$30]*[.A335]*[.C335]^4+[.$H$31]*[.A335]^2*[.C335]^4+[.$H$32]*[.A335]^3*[.C335]^4+[.$H$33]*[.A335]^4*[.C335]^4" office:value-type="float" office:value="168.511553791144">
            <text:p>168.51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68.511553791144">
            <text:p>168.511553791144</text:p>
          </table:table-cell>
          <table:table-cell table:formula="of:=[.K335]-[.E335]" office:value-type="float" office:value="0">
            <text:p>0</text:p>
          </table:table-cell>
          <table:table-cell table:formula="of:=100*([.K335]-[.D335])/[.D335]" office:value-type="float" office:value="0.0127923266329761">
            <text:p>0.0127923266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0">
            <text:p>20</text:p>
          </table:table-cell>
          <table:table-cell table:formula="of:=1.01325*[.B336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6]+[.$H$11]*[.A336]^2+[.$H$12]*[.A336]^3+[.$H$13]*[.A336]^4+[.$H$14]*[.C336]+[.$H$15]*[.A336]*[.C336]+[.$H$16]*[.A336]^2*[.C336]+[.$H$17]*[.A336]^3*[.C336]+[.$H$18]*[.A336]^4*[.C336]+[.$H$19]*[.C336]^2+[.$H$20]*[.A336]*[.C336]^2+[.$H$21]*[.A336]^2*[.C336]^2+[.$H$22]*[.A336]^3*[.C336]^2+[.$H$23]*[.A336]^4*[.C336]^2+[.$H$24]*[.C336]^3+[.$H$25]*[.A336]*[.C336]^3+[.$H$26]*[.A336]^2*[.C336]^3+[.$H$27]*[.A336]^3*[.C336]^3+[.$H$28]*[.A336]^4*[.C336]^3+[.$H$29]*[.C336]^4+[.$H$30]*[.A336]*[.C336]^4+[.$H$31]*[.A336]^2*[.C336]^4+[.$H$32]*[.A336]^3*[.C336]^4+[.$H$33]*[.A336]^4*[.C336]^4" office:value-type="float" office:value="168.51423495926">
            <text:p>168.51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68.51423495926">
            <text:p>168.51423495926</text:p>
          </table:table-cell>
          <table:table-cell table:formula="of:=[.K336]-[.E336]" office:value-type="float" office:value="0">
            <text:p>0</text:p>
          </table:table-cell>
          <table:table-cell table:formula="of:=100*([.K336]-[.D336])/[.D336]" office:value-type="float" office:value="0.0143836187664474">
            <text:p>0.014383618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0">
            <text:p>20</text:p>
          </table:table-cell>
          <table:table-cell table:formula="of:=1.01325*[.B337]" office:value-type="float" office:value="20.265">
            <text:p>20.265000</text:p>
          </table:table-cell>
          <table:table-cell office:value-type="float" office:value="168.49">
            <text:p>168.49</text:p>
          </table:table-cell>
          <table:table-cell table:formula="of:=[.$H$9]+[.$H$10]*[.A337]+[.$H$11]*[.A337]^2+[.$H$12]*[.A337]^3+[.$H$13]*[.A337]^4+[.$H$14]*[.C337]+[.$H$15]*[.A337]*[.C337]+[.$H$16]*[.A337]^2*[.C337]+[.$H$17]*[.A337]^3*[.C337]+[.$H$18]*[.A337]^4*[.C337]+[.$H$19]*[.C337]^2+[.$H$20]*[.A337]*[.C337]^2+[.$H$21]*[.A337]^2*[.C337]^2+[.$H$22]*[.A337]^3*[.C337]^2+[.$H$23]*[.A337]^4*[.C337]^2+[.$H$24]*[.C337]^3+[.$H$25]*[.A337]*[.C337]^3+[.$H$26]*[.A337]^2*[.C337]^3+[.$H$27]*[.A337]^3*[.C337]^3+[.$H$28]*[.A337]^4*[.C337]^3+[.$H$29]*[.C337]^4+[.$H$30]*[.A337]*[.C337]^4+[.$H$31]*[.A337]^2*[.C337]^4+[.$H$32]*[.A337]^3*[.C337]^4+[.$H$33]*[.A337]^4*[.C337]^4" office:value-type="float" office:value="168.516628572793">
            <text:p>168.52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68.516628572793">
            <text:p>168.516628572793</text:p>
          </table:table-cell>
          <table:table-cell table:formula="of:=[.K337]-[.E337]" office:value-type="float" office:value="0">
            <text:p>0</text:p>
          </table:table-cell>
          <table:table-cell table:formula="of:=100*([.K337]-[.D337])/[.D337]" office:value-type="float" office:value="0.0158042452327076">
            <text:p>0.0158042452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0">
            <text:p>20</text:p>
          </table:table-cell>
          <table:table-cell table:formula="of:=1.01325*[.B338]" office:value-type="float" office:value="20.265">
            <text:p>20.265000</text:p>
          </table:table-cell>
          <table:table-cell office:value-type="float" office:value="168.5">
            <text:p>168.50</text:p>
          </table:table-cell>
          <table:table-cell table:formula="of:=[.$H$9]+[.$H$10]*[.A338]+[.$H$11]*[.A338]^2+[.$H$12]*[.A338]^3+[.$H$13]*[.A338]^4+[.$H$14]*[.C338]+[.$H$15]*[.A338]*[.C338]+[.$H$16]*[.A338]^2*[.C338]+[.$H$17]*[.A338]^3*[.C338]+[.$H$18]*[.A338]^4*[.C338]+[.$H$19]*[.C338]^2+[.$H$20]*[.A338]*[.C338]^2+[.$H$21]*[.A338]^2*[.C338]^2+[.$H$22]*[.A338]^3*[.C338]^2+[.$H$23]*[.A338]^4*[.C338]^2+[.$H$24]*[.C338]^3+[.$H$25]*[.A338]*[.C338]^3+[.$H$26]*[.A338]^2*[.C338]^3+[.$H$27]*[.A338]^3*[.C338]^3+[.$H$28]*[.A338]^4*[.C338]^3+[.$H$29]*[.C338]^4+[.$H$30]*[.A338]*[.C338]^4+[.$H$31]*[.A338]^2*[.C338]^4+[.$H$32]*[.A338]^3*[.C338]^4+[.$H$33]*[.A338]^4*[.C338]^4" office:value-type="float" office:value="168.51928468795">
            <text:p>168.52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68.519284687949">
            <text:p>168.519284687949</text:p>
          </table:table-cell>
          <table:table-cell table:formula="of:=[.K338]-[.E338]" office:value-type="float" office:value="0">
            <text:p>0</text:p>
          </table:table-cell>
          <table:table-cell table:formula="of:=100*([.K338]-[.D338])/[.D338]" office:value-type="float" office:value="0.0114449186642699">
            <text:p>0.011444918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1.01325*[.B339]" office:value-type="float" office:value="20.265">
            <text:p>20.265000</text:p>
          </table:table-cell>
          <table:table-cell office:value-type="float" office:value="168.51">
            <text:p>168.51</text:p>
          </table:table-cell>
          <table:table-cell table:formula="of:=[.$H$9]+[.$H$10]*[.A339]+[.$H$11]*[.A339]^2+[.$H$12]*[.A339]^3+[.$H$13]*[.A339]^4+[.$H$14]*[.C339]+[.$H$15]*[.A339]*[.C339]+[.$H$16]*[.A339]^2*[.C339]+[.$H$17]*[.A339]^3*[.C339]+[.$H$18]*[.A339]^4*[.C339]+[.$H$19]*[.C339]^2+[.$H$20]*[.A339]*[.C339]^2+[.$H$21]*[.A339]^2*[.C339]^2+[.$H$22]*[.A339]^3*[.C339]^2+[.$H$23]*[.A339]^4*[.C339]^2+[.$H$24]*[.C339]^3+[.$H$25]*[.A339]*[.C339]^3+[.$H$26]*[.A339]^2*[.C339]^3+[.$H$27]*[.A339]^3*[.C339]^3+[.$H$28]*[.A339]^4*[.C339]^3+[.$H$29]*[.C339]^4+[.$H$30]*[.A339]*[.C339]^4+[.$H$31]*[.A339]^2*[.C339]^4+[.$H$32]*[.A339]^3*[.C339]^4+[.$H$33]*[.A339]^4*[.C339]^4" office:value-type="float" office:value="168.522932511467">
            <text:p>168.52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68.522932511467">
            <text:p>168.522932511467</text:p>
          </table:table-cell>
          <table:table-cell table:formula="of:=[.K339]-[.E339]" office:value-type="float" office:value="0">
            <text:p>0</text:p>
          </table:table-cell>
          <table:table-cell table:formula="of:=100*([.K339]-[.D339])/[.D339]" office:value-type="float" office:value="0.00767462552169111">
            <text:p>0.007674625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0">
            <text:p>20</text:p>
          </table:table-cell>
          <table:table-cell table:formula="of:=1.01325*[.B340]" office:value-type="float" office:value="20.265">
            <text:p>20.265000</text:p>
          </table:table-cell>
          <table:table-cell office:value-type="float" office:value="168.52">
            <text:p>168.52</text:p>
          </table:table-cell>
          <table:table-cell table:formula="of:=[.$H$9]+[.$H$10]*[.A340]+[.$H$11]*[.A340]^2+[.$H$12]*[.A340]^3+[.$H$13]*[.A340]^4+[.$H$14]*[.C340]+[.$H$15]*[.A340]*[.C340]+[.$H$16]*[.A340]^2*[.C340]+[.$H$17]*[.A340]^3*[.C340]+[.$H$18]*[.A340]^4*[.C340]+[.$H$19]*[.C340]^2+[.$H$20]*[.A340]*[.C340]^2+[.$H$21]*[.A340]^2*[.C340]^2+[.$H$22]*[.A340]^3*[.C340]^2+[.$H$23]*[.A340]^4*[.C340]^2+[.$H$24]*[.C340]^3+[.$H$25]*[.A340]*[.C340]^3+[.$H$26]*[.A340]^2*[.C340]^3+[.$H$27]*[.A340]^3*[.C340]^3+[.$H$28]*[.A340]^4*[.C340]^3+[.$H$29]*[.C340]^4+[.$H$30]*[.A340]*[.C340]^4+[.$H$31]*[.A340]^2*[.C340]^4+[.$H$32]*[.A340]^3*[.C340]^4+[.$H$33]*[.A340]^4*[.C340]^4" office:value-type="float" office:value="168.528480400612">
            <text:p>168.5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68.528480400612">
            <text:p>168.528480400612</text:p>
          </table:table-cell>
          <table:table-cell table:formula="of:=[.K340]-[.E340]" office:value-type="float" office:value="0">
            <text:p>0</text:p>
          </table:table-cell>
          <table:table-cell table:formula="of:=100*([.K340]-[.D340])/[.D340]" office:value-type="float" office:value="0.00503228139775063">
            <text:p>0.0050322814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1.01325*[.B341]" office:value-type="float" office:value="20.265">
            <text:p>20.265000</text:p>
          </table:table-cell>
          <table:table-cell office:value-type="float" office:value="168.53">
            <text:p>168.53</text:p>
          </table:table-cell>
          <table:table-cell table:formula="of:=[.$H$9]+[.$H$10]*[.A341]+[.$H$11]*[.A341]^2+[.$H$12]*[.A341]^3+[.$H$13]*[.A341]^4+[.$H$14]*[.C341]+[.$H$15]*[.A341]*[.C341]+[.$H$16]*[.A341]^2*[.C341]+[.$H$17]*[.A341]^3*[.C341]+[.$H$18]*[.A341]^4*[.C341]+[.$H$19]*[.C341]^2+[.$H$20]*[.A341]*[.C341]^2+[.$H$21]*[.A341]^2*[.C341]^2+[.$H$22]*[.A341]^3*[.C341]^2+[.$H$23]*[.A341]^4*[.C341]^2+[.$H$24]*[.C341]^3+[.$H$25]*[.A341]*[.C341]^3+[.$H$26]*[.A341]^2*[.C341]^3+[.$H$27]*[.A341]^3*[.C341]^3+[.$H$28]*[.A341]^4*[.C341]^3+[.$H$29]*[.C341]^4+[.$H$30]*[.A341]*[.C341]^4+[.$H$31]*[.A341]^2*[.C341]^4+[.$H$32]*[.A341]^3*[.C341]^4+[.$H$33]*[.A341]^4*[.C341]^4" office:value-type="float" office:value="168.537015863182">
            <text:p>168.54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68.537015863182">
            <text:p>168.537015863182</text:p>
          </table:table-cell>
          <table:table-cell table:formula="of:=[.K341]-[.E341]" office:value-type="float" office:value="0">
            <text:p>0</text:p>
          </table:table-cell>
          <table:table-cell table:formula="of:=100*([.K341]-[.D341])/[.D341]" office:value-type="float" office:value="0.00416297583925194">
            <text:p>0.0041629758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0">
            <text:p>20</text:p>
          </table:table-cell>
          <table:table-cell table:formula="of:=1.01325*[.B342]" office:value-type="float" office:value="20.265">
            <text:p>20.265000</text:p>
          </table:table-cell>
          <table:table-cell office:value-type="float" office:value="168.55">
            <text:p>168.55</text:p>
          </table:table-cell>
          <table:table-cell table:formula="of:=[.$H$9]+[.$H$10]*[.A342]+[.$H$11]*[.A342]^2+[.$H$12]*[.A342]^3+[.$H$13]*[.A342]^4+[.$H$14]*[.C342]+[.$H$15]*[.A342]*[.C342]+[.$H$16]*[.A342]^2*[.C342]+[.$H$17]*[.A342]^3*[.C342]+[.$H$18]*[.A342]^4*[.C342]+[.$H$19]*[.C342]^2+[.$H$20]*[.A342]*[.C342]^2+[.$H$21]*[.A342]^2*[.C342]^2+[.$H$22]*[.A342]^3*[.C342]^2+[.$H$23]*[.A342]^4*[.C342]^2+[.$H$24]*[.C342]^3+[.$H$25]*[.A342]*[.C342]^3+[.$H$26]*[.A342]^2*[.C342]^3+[.$H$27]*[.A342]^3*[.C342]^3+[.$H$28]*[.A342]^4*[.C342]^3+[.$H$29]*[.C342]^4+[.$H$30]*[.A342]*[.C342]^4+[.$H$31]*[.A342]^2*[.C342]^4+[.$H$32]*[.A342]^3*[.C342]^4+[.$H$33]*[.A342]^4*[.C342]^4" office:value-type="float" office:value="168.549805557506">
            <text:p>168.55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68.549805557506">
            <text:p>168.549805557506</text:p>
          </table:table-cell>
          <table:table-cell table:formula="of:=[.K342]-[.E342]" office:value-type="float" office:value="0">
            <text:p>0</text:p>
          </table:table-cell>
          <table:table-cell table:formula="of:=100*([.K342]-[.D342])/[.D342]" office:value-type="float" office:value="-0.00011536190715986">
            <text:p>-0.0001153619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0">
            <text:p>20</text:p>
          </table:table-cell>
          <table:table-cell table:formula="of:=1.01325*[.B343]" office:value-type="float" office:value="20.265">
            <text:p>20.265000</text:p>
          </table:table-cell>
          <table:table-cell office:value-type="float" office:value="168.58">
            <text:p>168.58</text:p>
          </table:table-cell>
          <table:table-cell table:formula="of:=[.$H$9]+[.$H$10]*[.A343]+[.$H$11]*[.A343]^2+[.$H$12]*[.A343]^3+[.$H$13]*[.A343]^4+[.$H$14]*[.C343]+[.$H$15]*[.A343]*[.C343]+[.$H$16]*[.A343]^2*[.C343]+[.$H$17]*[.A343]^3*[.C343]+[.$H$18]*[.A343]^4*[.C343]+[.$H$19]*[.C343]^2+[.$H$20]*[.A343]*[.C343]^2+[.$H$21]*[.A343]^2*[.C343]^2+[.$H$22]*[.A343]^3*[.C343]^2+[.$H$23]*[.A343]^4*[.C343]^2+[.$H$24]*[.C343]^3+[.$H$25]*[.A343]*[.C343]^3+[.$H$26]*[.A343]^2*[.C343]^3+[.$H$27]*[.A343]^3*[.C343]^3+[.$H$28]*[.A343]^4*[.C343]^3+[.$H$29]*[.C343]^4+[.$H$30]*[.A343]*[.C343]^4+[.$H$31]*[.A343]^2*[.C343]^4+[.$H$32]*[.A343]^3*[.C343]^4+[.$H$33]*[.A343]^4*[.C343]^4" office:value-type="float" office:value="168.568295292441">
            <text:p>168.57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string">
            <text:p><text:s/>168.568295292441</text:p>
          </table:table-cell>
          <table:table-cell table:formula="of:=[.K343]-[.E343]" office:value-type="float" office:value="0">
            <text:p>0</text:p>
          </table:table-cell>
          <table:table-cell table:formula="of:=100*([.K343]-[.D343])/[.D343]" office:value-type="float" office:value="-0.00694311754597526">
            <text:p>-0.006943117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0">
            <text:p>20</text:p>
          </table:table-cell>
          <table:table-cell table:formula="of:=1.01325*[.B344]" office:value-type="float" office:value="20.265">
            <text:p>20.265000</text:p>
          </table:table-cell>
          <table:table-cell office:value-type="float" office:value="168.61">
            <text:p>168.61</text:p>
          </table:table-cell>
          <table:table-cell table:formula="of:=[.$H$9]+[.$H$10]*[.A344]+[.$H$11]*[.A344]^2+[.$H$12]*[.A344]^3+[.$H$13]*[.A344]^4+[.$H$14]*[.C344]+[.$H$15]*[.A344]*[.C344]+[.$H$16]*[.A344]^2*[.C344]+[.$H$17]*[.A344]^3*[.C344]+[.$H$18]*[.A344]^4*[.C344]+[.$H$19]*[.C344]^2+[.$H$20]*[.A344]*[.C344]^2+[.$H$21]*[.A344]^2*[.C344]^2+[.$H$22]*[.A344]^3*[.C344]^2+[.$H$23]*[.A344]^4*[.C344]^2+[.$H$24]*[.C344]^3+[.$H$25]*[.A344]*[.C344]^3+[.$H$26]*[.A344]^2*[.C344]^3+[.$H$27]*[.A344]^3*[.C344]^3+[.$H$28]*[.A344]^4*[.C344]^3+[.$H$29]*[.C344]^4+[.$H$30]*[.A344]*[.C344]^4+[.$H$31]*[.A344]^2*[.C344]^4+[.$H$32]*[.A344]^3*[.C344]^4+[.$H$33]*[.A344]^4*[.C344]^4" office:value-type="float" office:value="168.594110027377">
            <text:p>168.59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68.594110027377">
            <text:p>168.594110027377</text:p>
          </table:table-cell>
          <table:table-cell table:formula="of:=[.K344]-[.E344]" office:value-type="float" office:value="0">
            <text:p>0</text:p>
          </table:table-cell>
          <table:table-cell table:formula="of:=100*([.K344]-[.D344])/[.D344]" office:value-type="float" office:value="-0.00942409858456007">
            <text:p>-0.009424098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0">
            <text:p>20</text:p>
          </table:table-cell>
          <table:table-cell table:formula="of:=1.01325*[.B345]" office:value-type="float" office:value="20.265">
            <text:p>20.265000</text:p>
          </table:table-cell>
          <table:table-cell office:value-type="float" office:value="168.65">
            <text:p>168.65</text:p>
          </table:table-cell>
          <table:table-cell table:formula="of:=[.$H$9]+[.$H$10]*[.A345]+[.$H$11]*[.A345]^2+[.$H$12]*[.A345]^3+[.$H$13]*[.A345]^4+[.$H$14]*[.C345]+[.$H$15]*[.A345]*[.C345]+[.$H$16]*[.A345]^2*[.C345]+[.$H$17]*[.A345]^3*[.C345]+[.$H$18]*[.A345]^4*[.C345]+[.$H$19]*[.C345]^2+[.$H$20]*[.A345]*[.C345]^2+[.$H$21]*[.A345]^2*[.C345]^2+[.$H$22]*[.A345]^3*[.C345]^2+[.$H$23]*[.A345]^4*[.C345]^2+[.$H$24]*[.C345]^3+[.$H$25]*[.A345]*[.C345]^3+[.$H$26]*[.A345]^2*[.C345]^3+[.$H$27]*[.A345]^3*[.C345]^3+[.$H$28]*[.A345]^4*[.C345]^3+[.$H$29]*[.C345]^4+[.$H$30]*[.A345]*[.C345]^4+[.$H$31]*[.A345]^2*[.C345]^4+[.$H$32]*[.A345]^3*[.C345]^4+[.$H$33]*[.A345]^4*[.C345]^4" office:value-type="float" office:value="168.629053872232">
            <text:p>168.6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68.629053872232">
            <text:p>168.629053872232</text:p>
          </table:table-cell>
          <table:table-cell table:formula="of:=[.K345]-[.E345]" office:value-type="float" office:value="0">
            <text:p>0</text:p>
          </table:table-cell>
          <table:table-cell table:formula="of:=100*([.K345]-[.D345])/[.D345]" office:value-type="float" office:value="-0.0124198800878142">
            <text:p>-0.0124198801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0">
            <text:p>20</text:p>
          </table:table-cell>
          <table:table-cell table:formula="of:=1.01325*[.B346]" office:value-type="float" office:value="20.265">
            <text:p>20.265000</text:p>
          </table:table-cell>
          <table:table-cell office:value-type="float" office:value="168.7">
            <text:p>168.70</text:p>
          </table:table-cell>
          <table:table-cell table:formula="of:=[.$H$9]+[.$H$10]*[.A346]+[.$H$11]*[.A346]^2+[.$H$12]*[.A346]^3+[.$H$13]*[.A346]^4+[.$H$14]*[.C346]+[.$H$15]*[.A346]*[.C346]+[.$H$16]*[.A346]^2*[.C346]+[.$H$17]*[.A346]^3*[.C346]+[.$H$18]*[.A346]^4*[.C346]+[.$H$19]*[.C346]^2+[.$H$20]*[.A346]*[.C346]^2+[.$H$21]*[.A346]^2*[.C346]^2+[.$H$22]*[.A346]^3*[.C346]^2+[.$H$23]*[.A346]^4*[.C346]^2+[.$H$24]*[.C346]^3+[.$H$25]*[.A346]*[.C346]^3+[.$H$26]*[.A346]^2*[.C346]^3+[.$H$27]*[.A346]^3*[.C346]^3+[.$H$28]*[.A346]^4*[.C346]^3+[.$H$29]*[.C346]^4+[.$H$30]*[.A346]*[.C346]^4+[.$H$31]*[.A346]^2*[.C346]^4+[.$H$32]*[.A346]^3*[.C346]^4+[.$H$33]*[.A346]^4*[.C346]^4" office:value-type="float" office:value="168.675110087456">
            <text:p>168.68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68.675110087456">
            <text:p>168.675110087456</text:p>
          </table:table-cell>
          <table:table-cell table:formula="of:=[.K346]-[.E346]" office:value-type="float" office:value="0">
            <text:p>0</text:p>
          </table:table-cell>
          <table:table-cell table:formula="of:=100*([.K346]-[.D346])/[.D346]" office:value-type="float" office:value="-0.014753949344338">
            <text:p>-0.014753949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0">
            <text:p>20</text:p>
          </table:table-cell>
          <table:table-cell table:formula="of:=1.01325*[.B347]" office:value-type="float" office:value="20.265">
            <text:p>20.265000</text:p>
          </table:table-cell>
          <table:table-cell office:value-type="float" office:value="168.76">
            <text:p>168.76</text:p>
          </table:table-cell>
          <table:table-cell table:formula="of:=[.$H$9]+[.$H$10]*[.A347]+[.$H$11]*[.A347]^2+[.$H$12]*[.A347]^3+[.$H$13]*[.A347]^4+[.$H$14]*[.C347]+[.$H$15]*[.A347]*[.C347]+[.$H$16]*[.A347]^2*[.C347]+[.$H$17]*[.A347]^3*[.C347]+[.$H$18]*[.A347]^4*[.C347]+[.$H$19]*[.C347]^2+[.$H$20]*[.A347]*[.C347]^2+[.$H$21]*[.A347]^2*[.C347]^2+[.$H$22]*[.A347]^3*[.C347]^2+[.$H$23]*[.A347]^4*[.C347]^2+[.$H$24]*[.C347]^3+[.$H$25]*[.A347]*[.C347]^3+[.$H$26]*[.A347]^2*[.C347]^3+[.$H$27]*[.A347]^3*[.C347]^3+[.$H$28]*[.A347]^4*[.C347]^3+[.$H$29]*[.C347]^4+[.$H$30]*[.A347]*[.C347]^4+[.$H$31]*[.A347]^2*[.C347]^4+[.$H$32]*[.A347]^3*[.C347]^4+[.$H$33]*[.A347]^4*[.C347]^4" office:value-type="float" office:value="168.734441084029">
            <text:p>168.7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68.734441084029">
            <text:p>168.734441084029</text:p>
          </table:table-cell>
          <table:table-cell table:formula="of:=[.K347]-[.E347]" office:value-type="float" office:value="0">
            <text:p>0</text:p>
          </table:table-cell>
          <table:table-cell table:formula="of:=100*([.K347]-[.D347])/[.D347]" office:value-type="float" office:value="-0.015145126789866">
            <text:p>-0.0151451268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0">
            <text:p>20</text:p>
          </table:table-cell>
          <table:table-cell table:formula="of:=1.01325*[.B348]" office:value-type="float" office:value="20.265">
            <text:p>20.265000</text:p>
          </table:table-cell>
          <table:table-cell office:value-type="float" office:value="168.83">
            <text:p>168.83</text:p>
          </table:table-cell>
          <table:table-cell table:formula="of:=[.$H$9]+[.$H$10]*[.A348]+[.$H$11]*[.A348]^2+[.$H$12]*[.A348]^3+[.$H$13]*[.A348]^4+[.$H$14]*[.C348]+[.$H$15]*[.A348]*[.C348]+[.$H$16]*[.A348]^2*[.C348]+[.$H$17]*[.A348]^3*[.C348]+[.$H$18]*[.A348]^4*[.C348]+[.$H$19]*[.C348]^2+[.$H$20]*[.A348]*[.C348]^2+[.$H$21]*[.A348]^2*[.C348]^2+[.$H$22]*[.A348]^3*[.C348]^2+[.$H$23]*[.A348]^4*[.C348]^2+[.$H$24]*[.C348]^3+[.$H$25]*[.A348]*[.C348]^3+[.$H$26]*[.A348]^2*[.C348]^3+[.$H$27]*[.A348]^3*[.C348]^3+[.$H$28]*[.A348]^4*[.C348]^3+[.$H$29]*[.C348]^4+[.$H$30]*[.A348]*[.C348]^4+[.$H$31]*[.A348]^2*[.C348]^4+[.$H$32]*[.A348]^3*[.C348]^4+[.$H$33]*[.A348]^4*[.C348]^4" office:value-type="float" office:value="168.809388423461">
            <text:p>168.81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68.809388423462">
            <text:p>168.809388423462</text:p>
          </table:table-cell>
          <table:table-cell table:formula="of:=[.K348]-[.E348]" office:value-type="float" office:value="0">
            <text:p>0</text:p>
          </table:table-cell>
          <table:table-cell table:formula="of:=100*([.K348]-[.D348])/[.D348]" office:value-type="float" office:value="-0.0122084798545871">
            <text:p>-0.0122084799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0">
            <text:p>20</text:p>
          </table:table-cell>
          <table:table-cell table:formula="of:=1.01325*[.B349]" office:value-type="float" office:value="20.265">
            <text:p>20.265000</text:p>
          </table:table-cell>
          <table:table-cell office:value-type="float" office:value="168.92">
            <text:p>168.92</text:p>
          </table:table-cell>
          <table:table-cell table:formula="of:=[.$H$9]+[.$H$10]*[.A349]+[.$H$11]*[.A349]^2+[.$H$12]*[.A349]^3+[.$H$13]*[.A349]^4+[.$H$14]*[.C349]+[.$H$15]*[.A349]*[.C349]+[.$H$16]*[.A349]^2*[.C349]+[.$H$17]*[.A349]^3*[.C349]+[.$H$18]*[.A349]^4*[.C349]+[.$H$19]*[.C349]^2+[.$H$20]*[.A349]*[.C349]^2+[.$H$21]*[.A349]^2*[.C349]^2+[.$H$22]*[.A349]^3*[.C349]^2+[.$H$23]*[.A349]^4*[.C349]^2+[.$H$24]*[.C349]^3+[.$H$25]*[.A349]*[.C349]^3+[.$H$26]*[.A349]^2*[.C349]^3+[.$H$27]*[.A349]^3*[.C349]^3+[.$H$28]*[.A349]^4*[.C349]^3+[.$H$29]*[.C349]^4+[.$H$30]*[.A349]*[.C349]^4+[.$H$31]*[.A349]^2*[.C349]^4+[.$H$32]*[.A349]^3*[.C349]^4+[.$H$33]*[.A349]^4*[.C349]^4" office:value-type="float" office:value="168.902472817793">
            <text:p>168.90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68.902472817793">
            <text:p>168.902472817793</text:p>
          </table:table-cell>
          <table:table-cell table:formula="of:=[.K349]-[.E349]" office:value-type="float" office:value="0">
            <text:p>0</text:p>
          </table:table-cell>
          <table:table-cell table:formula="of:=100*([.K349]-[.D349])/[.D349]" office:value-type="float" office:value="-0.0103760254597313">
            <text:p>-0.0103760255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0">
            <text:p>20</text:p>
          </table:table-cell>
          <table:table-cell table:formula="of:=1.01325*[.B350]" office:value-type="float" office:value="20.265">
            <text:p>20.265000</text:p>
          </table:table-cell>
          <table:table-cell office:value-type="float" office:value="169.03">
            <text:p>169.03</text:p>
          </table:table-cell>
          <table:table-cell table:formula="of:=[.$H$9]+[.$H$10]*[.A350]+[.$H$11]*[.A350]^2+[.$H$12]*[.A350]^3+[.$H$13]*[.A350]^4+[.$H$14]*[.C350]+[.$H$15]*[.A350]*[.C350]+[.$H$16]*[.A350]^2*[.C350]+[.$H$17]*[.A350]^3*[.C350]+[.$H$18]*[.A350]^4*[.C350]+[.$H$19]*[.C350]^2+[.$H$20]*[.A350]*[.C350]^2+[.$H$21]*[.A350]^2*[.C350]^2+[.$H$22]*[.A350]^3*[.C350]^2+[.$H$23]*[.A350]^4*[.C350]^2+[.$H$24]*[.C350]^3+[.$H$25]*[.A350]*[.C350]^3+[.$H$26]*[.A350]^2*[.C350]^3+[.$H$27]*[.A350]^3*[.C350]^3+[.$H$28]*[.A350]^4*[.C350]^3+[.$H$29]*[.C350]^4+[.$H$30]*[.A350]*[.C350]^4+[.$H$31]*[.A350]^2*[.C350]^4+[.$H$32]*[.A350]^3*[.C350]^4+[.$H$33]*[.A350]^4*[.C350]^4" office:value-type="float" office:value="169.016394129596">
            <text:p>169.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69.016394129596">
            <text:p>169.016394129596</text:p>
          </table:table-cell>
          <table:table-cell table:formula="of:=[.K350]-[.E350]" office:value-type="float" office:value="0">
            <text:p>0</text:p>
          </table:table-cell>
          <table:table-cell table:formula="of:=100*([.K350]-[.D350])/[.D350]" office:value-type="float" office:value="-0.00804938200544743">
            <text:p>-0.008049382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0">
            <text:p>20</text:p>
          </table:table-cell>
          <table:table-cell table:formula="of:=1.01325*[.B351]" office:value-type="float" office:value="20.265">
            <text:p>20.265000</text:p>
          </table:table-cell>
          <table:table-cell office:value-type="float" office:value="169.16">
            <text:p>169.16</text:p>
          </table:table-cell>
          <table:table-cell table:formula="of:=[.$H$9]+[.$H$10]*[.A351]+[.$H$11]*[.A351]^2+[.$H$12]*[.A351]^3+[.$H$13]*[.A351]^4+[.$H$14]*[.C351]+[.$H$15]*[.A351]*[.C351]+[.$H$16]*[.A351]^2*[.C351]+[.$H$17]*[.A351]^3*[.C351]+[.$H$18]*[.A351]^4*[.C351]+[.$H$19]*[.C351]^2+[.$H$20]*[.A351]*[.C351]^2+[.$H$21]*[.A351]^2*[.C351]^2+[.$H$22]*[.A351]^3*[.C351]^2+[.$H$23]*[.A351]^4*[.C351]^2+[.$H$24]*[.C351]^3+[.$H$25]*[.A351]*[.C351]^3+[.$H$26]*[.A351]^2*[.C351]^3+[.$H$27]*[.A351]^3*[.C351]^3+[.$H$28]*[.A351]^4*[.C351]^3+[.$H$29]*[.C351]^4+[.$H$30]*[.A351]*[.C351]^4+[.$H$31]*[.A351]^2*[.C351]^4+[.$H$32]*[.A351]^3*[.C351]^4+[.$H$33]*[.A351]^4*[.C351]^4" office:value-type="float" office:value="169.154031371971">
            <text:p>169.15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string">
            <text:p><text:s/>169.154031371971</text:p>
          </table:table-cell>
          <table:table-cell table:formula="of:=[.K351]-[.E351]" office:value-type="float" office:value="0">
            <text:p>0</text:p>
          </table:table-cell>
          <table:table-cell table:formula="of:=100*([.K351]-[.D351])/[.D351]" office:value-type="float" office:value="-0.00352839207200002">
            <text:p>-0.0035283921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0">
            <text:p>20</text:p>
          </table:table-cell>
          <table:table-cell table:formula="of:=1.01325*[.B352]" office:value-type="float" office:value="20.265">
            <text:p>20.265000</text:p>
          </table:table-cell>
          <table:table-cell office:value-type="float" office:value="169.31">
            <text:p>169.31</text:p>
          </table:table-cell>
          <table:table-cell table:formula="of:=[.$H$9]+[.$H$10]*[.A352]+[.$H$11]*[.A352]^2+[.$H$12]*[.A352]^3+[.$H$13]*[.A352]^4+[.$H$14]*[.C352]+[.$H$15]*[.A352]*[.C352]+[.$H$16]*[.A352]^2*[.C352]+[.$H$17]*[.A352]^3*[.C352]+[.$H$18]*[.A352]^4*[.C352]+[.$H$19]*[.C352]^2+[.$H$20]*[.A352]*[.C352]^2+[.$H$21]*[.A352]^2*[.C352]^2+[.$H$22]*[.A352]^3*[.C352]^2+[.$H$23]*[.A352]^4*[.C352]^2+[.$H$24]*[.C352]^3+[.$H$25]*[.A352]*[.C352]^3+[.$H$26]*[.A352]^2*[.C352]^3+[.$H$27]*[.A352]^3*[.C352]^3+[.$H$28]*[.A352]^4*[.C352]^3+[.$H$29]*[.C352]^4+[.$H$30]*[.A352]*[.C352]^4+[.$H$31]*[.A352]^2*[.C352]^4+[.$H$32]*[.A352]^3*[.C352]^4+[.$H$33]*[.A352]^4*[.C352]^4" office:value-type="float" office:value="169.318442708549">
            <text:p>169.3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69.31844270855">
            <text:p>169.31844270855</text:p>
          </table:table-cell>
          <table:table-cell table:formula="of:=[.K352]-[.E352]" office:value-type="float" office:value="0">
            <text:p>0</text:p>
          </table:table-cell>
          <table:table-cell table:formula="of:=100*([.K352]-[.D352])/[.D352]" office:value-type="float" office:value="0.00498653862718923">
            <text:p>0.004986538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0">
            <text:p>20</text:p>
          </table:table-cell>
          <table:table-cell table:formula="of:=1.01325*[.B353]" office:value-type="float" office:value="20.265">
            <text:p>20.265000</text:p>
          </table:table-cell>
          <table:table-cell office:value-type="float" office:value="169.49">
            <text:p>169.49</text:p>
          </table:table-cell>
          <table:table-cell table:formula="of:=[.$H$9]+[.$H$10]*[.A353]+[.$H$11]*[.A353]^2+[.$H$12]*[.A353]^3+[.$H$13]*[.A353]^4+[.$H$14]*[.C353]+[.$H$15]*[.A353]*[.C353]+[.$H$16]*[.A353]^2*[.C353]+[.$H$17]*[.A353]^3*[.C353]+[.$H$18]*[.A353]^4*[.C353]+[.$H$19]*[.C353]^2+[.$H$20]*[.A353]*[.C353]^2+[.$H$21]*[.A353]^2*[.C353]^2+[.$H$22]*[.A353]^3*[.C353]^2+[.$H$23]*[.A353]^4*[.C353]^2+[.$H$24]*[.C353]^3+[.$H$25]*[.A353]*[.C353]^3+[.$H$26]*[.A353]^2*[.C353]^3+[.$H$27]*[.A353]^3*[.C353]^3+[.$H$28]*[.A353]^4*[.C353]^3+[.$H$29]*[.C353]^4+[.$H$30]*[.A353]*[.C353]^4+[.$H$31]*[.A353]^2*[.C353]^4+[.$H$32]*[.A353]^3*[.C353]^4+[.$H$33]*[.A353]^4*[.C353]^4" office:value-type="float" office:value="169.512865453494">
            <text:p>169.51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69.512865453494">
            <text:p>169.512865453494</text:p>
          </table:table-cell>
          <table:table-cell table:formula="of:=[.K353]-[.E353]" office:value-type="float" office:value="0">
            <text:p>0</text:p>
          </table:table-cell>
          <table:table-cell table:formula="of:=100*([.K353]-[.D353])/[.D353]" office:value-type="float" office:value="0.0134907389782151">
            <text:p>0.013490739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0">
            <text:p>20</text:p>
          </table:table-cell>
          <table:table-cell table:formula="of:=1.01325*[.B354]" office:value-type="float" office:value="20.265">
            <text:p>20.265000</text:p>
          </table:table-cell>
          <table:table-cell office:value-type="float" office:value="169.71">
            <text:p>169.71</text:p>
          </table:table-cell>
          <table:table-cell table:formula="of:=[.$H$9]+[.$H$10]*[.A354]+[.$H$11]*[.A354]^2+[.$H$12]*[.A354]^3+[.$H$13]*[.A354]^4+[.$H$14]*[.C354]+[.$H$15]*[.A354]*[.C354]+[.$H$16]*[.A354]^2*[.C354]+[.$H$17]*[.A354]^3*[.C354]+[.$H$18]*[.A354]^4*[.C354]+[.$H$19]*[.C354]^2+[.$H$20]*[.A354]*[.C354]^2+[.$H$21]*[.A354]^2*[.C354]^2+[.$H$22]*[.A354]^3*[.C354]^2+[.$H$23]*[.A354]^4*[.C354]^2+[.$H$24]*[.C354]^3+[.$H$25]*[.A354]*[.C354]^3+[.$H$26]*[.A354]^2*[.C354]^3+[.$H$27]*[.A354]^3*[.C354]^3+[.$H$28]*[.A354]^4*[.C354]^3+[.$H$29]*[.C354]^4+[.$H$30]*[.A354]*[.C354]^4+[.$H$31]*[.A354]^2*[.C354]^4+[.$H$32]*[.A354]^3*[.C354]^4+[.$H$33]*[.A354]^4*[.C354]^4" office:value-type="float" office:value="169.740716071497">
            <text:p>169.74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169.740716071497">
            <text:p>169.740716071497</text:p>
          </table:table-cell>
          <table:table-cell table:formula="of:=[.K354]-[.E354]" office:value-type="float" office:value="0">
            <text:p>0</text:p>
          </table:table-cell>
          <table:table-cell table:formula="of:=100*([.K354]-[.D354])/[.D354]" office:value-type="float" office:value="0.0180991523760417">
            <text:p>0.0180991524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0">
            <text:p>20</text:p>
          </table:table-cell>
          <table:table-cell table:formula="of:=1.01325*[.B355]" office:value-type="float" office:value="20.265">
            <text:p>20.265000</text:p>
          </table:table-cell>
          <table:table-cell office:value-type="float" office:value="169.97">
            <text:p>169.97</text:p>
          </table:table-cell>
          <table:table-cell table:formula="of:=[.$H$9]+[.$H$10]*[.A355]+[.$H$11]*[.A355]^2+[.$H$12]*[.A355]^3+[.$H$13]*[.A355]^4+[.$H$14]*[.C355]+[.$H$15]*[.A355]*[.C355]+[.$H$16]*[.A355]^2*[.C355]+[.$H$17]*[.A355]^3*[.C355]+[.$H$18]*[.A355]^4*[.C355]+[.$H$19]*[.C355]^2+[.$H$20]*[.A355]*[.C355]^2+[.$H$21]*[.A355]^2*[.C355]^2+[.$H$22]*[.A355]^3*[.C355]^2+[.$H$23]*[.A355]^4*[.C355]^2+[.$H$24]*[.C355]^3+[.$H$25]*[.A355]*[.C355]^3+[.$H$26]*[.A355]^2*[.C355]^3+[.$H$27]*[.A355]^3*[.C355]^3+[.$H$28]*[.A355]^4*[.C355]^3+[.$H$29]*[.C355]^4+[.$H$30]*[.A355]*[.C355]^4+[.$H$31]*[.A355]^2*[.C355]^4+[.$H$32]*[.A355]^3*[.C355]^4+[.$H$33]*[.A355]^4*[.C355]^4" office:value-type="float" office:value="170.005590177782">
            <text:p>170.01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70.005590177782">
            <text:p>170.005590177782</text:p>
          </table:table-cell>
          <table:table-cell table:formula="of:=[.K355]-[.E355]" office:value-type="float" office:value="0">
            <text:p>0</text:p>
          </table:table-cell>
          <table:table-cell table:formula="of:=100*([.K355]-[.D355])/[.D355]" office:value-type="float" office:value="0.0209390938293895">
            <text:p>0.0209390938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0">
            <text:p>20</text:p>
          </table:table-cell>
          <table:table-cell table:formula="of:=1.01325*[.B356]" office:value-type="float" office:value="20.265">
            <text:p>20.265000</text:p>
          </table:table-cell>
          <table:table-cell office:value-type="float" office:value="170.28">
            <text:p>170.28</text:p>
          </table:table-cell>
          <table:table-cell table:formula="of:=[.$H$9]+[.$H$10]*[.A356]+[.$H$11]*[.A356]^2+[.$H$12]*[.A356]^3+[.$H$13]*[.A356]^4+[.$H$14]*[.C356]+[.$H$15]*[.A356]*[.C356]+[.$H$16]*[.A356]^2*[.C356]+[.$H$17]*[.A356]^3*[.C356]+[.$H$18]*[.A356]^4*[.C356]+[.$H$19]*[.C356]^2+[.$H$20]*[.A356]*[.C356]^2+[.$H$21]*[.A356]^2*[.C356]^2+[.$H$22]*[.A356]^3*[.C356]^2+[.$H$23]*[.A356]^4*[.C356]^2+[.$H$24]*[.C356]^3+[.$H$25]*[.A356]*[.C356]^3+[.$H$26]*[.A356]^2*[.C356]^3+[.$H$27]*[.A356]^3*[.C356]^3+[.$H$28]*[.A356]^4*[.C356]^3+[.$H$29]*[.C356]^4+[.$H$30]*[.A356]*[.C356]^4+[.$H$31]*[.A356]^2*[.C356]^4+[.$H$32]*[.A356]^3*[.C356]^4+[.$H$33]*[.A356]^4*[.C356]^4" office:value-type="float" office:value="170.311262538101">
            <text:p>170.31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string">
            <text:p><text:s/>170.311262538101</text:p>
          </table:table-cell>
          <table:table-cell table:formula="of:=[.K356]-[.E356]" office:value-type="float" office:value="0">
            <text:p>0</text:p>
          </table:table-cell>
          <table:table-cell table:formula="of:=100*([.K356]-[.D356])/[.D356]" office:value-type="float" office:value="0.0183594891361309">
            <text:p>0.0183594891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0">
            <text:p>20</text:p>
          </table:table-cell>
          <table:table-cell table:formula="of:=1.01325*[.B357]" office:value-type="float" office:value="20.265">
            <text:p>20.265000</text:p>
          </table:table-cell>
          <table:table-cell office:value-type="float" office:value="170.7">
            <text:p>170.70</text:p>
          </table:table-cell>
          <table:table-cell table:formula="of:=[.$H$9]+[.$H$10]*[.A357]+[.$H$11]*[.A357]^2+[.$H$12]*[.A357]^3+[.$H$13]*[.A357]^4+[.$H$14]*[.C357]+[.$H$15]*[.A357]*[.C357]+[.$H$16]*[.A357]^2*[.C357]+[.$H$17]*[.A357]^3*[.C357]+[.$H$18]*[.A357]^4*[.C357]+[.$H$19]*[.C357]^2+[.$H$20]*[.A357]*[.C357]^2+[.$H$21]*[.A357]^2*[.C357]^2+[.$H$22]*[.A357]^3*[.C357]^2+[.$H$23]*[.A357]^4*[.C357]^2+[.$H$24]*[.C357]^3+[.$H$25]*[.A357]*[.C357]^3+[.$H$26]*[.A357]^2*[.C357]^3+[.$H$27]*[.A357]^3*[.C357]^3+[.$H$28]*[.A357]^4*[.C357]^3+[.$H$29]*[.C357]^4+[.$H$30]*[.A357]*[.C357]^4+[.$H$31]*[.A357]^2*[.C357]^4+[.$H$32]*[.A357]^3*[.C357]^4+[.$H$33]*[.A357]^4*[.C357]^4" office:value-type="float" office:value="170.661687068739">
            <text:p>170.66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170.661687068738">
            <text:p>170.661687068738</text:p>
          </table:table-cell>
          <table:table-cell table:formula="of:=[.K357]-[.E357]" office:value-type="float" office:value="0">
            <text:p>0</text:p>
          </table:table-cell>
          <table:table-cell table:formula="of:=100*([.K357]-[.D357])/[.D357]" office:value-type="float" office:value="-0.022444599450264">
            <text:p>-0.0224445995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2.5">
            <text:p>22.5</text:p>
          </table:table-cell>
          <table:table-cell table:formula="of:=1.01325*[.B358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58]+[.$H$11]*[.A358]^2+[.$H$12]*[.A358]^3+[.$H$13]*[.A358]^4+[.$H$14]*[.C358]+[.$H$15]*[.A358]*[.C358]+[.$H$16]*[.A358]^2*[.C358]+[.$H$17]*[.A358]^3*[.C358]+[.$H$18]*[.A358]^4*[.C358]+[.$H$19]*[.C358]^2+[.$H$20]*[.A358]*[.C358]^2+[.$H$21]*[.A358]^2*[.C358]^2+[.$H$22]*[.A358]^3*[.C358]^2+[.$H$23]*[.A358]^4*[.C358]^2+[.$H$24]*[.C358]^3+[.$H$25]*[.A358]*[.C358]^3+[.$H$26]*[.A358]^2*[.C358]^3+[.$H$27]*[.A358]^3*[.C358]^3+[.$H$28]*[.A358]^4*[.C358]^3+[.$H$29]*[.C358]^4+[.$H$30]*[.A358]*[.C358]^4+[.$H$31]*[.A358]^2*[.C358]^4+[.$H$32]*[.A358]^3*[.C358]^4+[.$H$33]*[.A358]^4*[.C358]^4" office:value-type="float" office:value="170.577389936001">
            <text:p>170.58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70.577389936002">
            <text:p>170.577389936002</text:p>
          </table:table-cell>
          <table:table-cell table:formula="of:=[.K358]-[.E358]" office:value-type="float" office:value="0.000000000000625277607468888">
            <text:p>0</text:p>
          </table:table-cell>
          <table:table-cell table:formula="of:=100*([.K358]-[.D358])/[.D358]" office:value-type="float" office:value="0.027789794172348">
            <text:p>0.027789794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2.5">
            <text:p>22.5</text:p>
          </table:table-cell>
          <table:table-cell table:formula="of:=1.01325*[.B359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59]+[.$H$11]*[.A359]^2+[.$H$12]*[.A359]^3+[.$H$13]*[.A359]^4+[.$H$14]*[.C359]+[.$H$15]*[.A359]*[.C359]+[.$H$16]*[.A359]^2*[.C359]+[.$H$17]*[.A359]^3*[.C359]+[.$H$18]*[.A359]^4*[.C359]+[.$H$19]*[.C359]^2+[.$H$20]*[.A359]*[.C359]^2+[.$H$21]*[.A359]^2*[.C359]^2+[.$H$22]*[.A359]^3*[.C359]^2+[.$H$23]*[.A359]^4*[.C359]^2+[.$H$24]*[.C359]^3+[.$H$25]*[.A359]*[.C359]^3+[.$H$26]*[.A359]^2*[.C359]^3+[.$H$27]*[.A359]^3*[.C359]^3+[.$H$28]*[.A359]^4*[.C359]^3+[.$H$29]*[.C359]^4+[.$H$30]*[.A359]*[.C359]^4+[.$H$31]*[.A359]^2*[.C359]^4+[.$H$32]*[.A359]^3*[.C359]^4+[.$H$33]*[.A359]^4*[.C359]^4" office:value-type="float" office:value="170.548790969579">
            <text:p>170.55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70.54879096958">
            <text:p>170.54879096958</text:p>
          </table:table-cell>
          <table:table-cell table:formula="of:=[.K359]-[.E359]" office:value-type="float" office:value="0">
            <text:p>0</text:p>
          </table:table-cell>
          <table:table-cell table:formula="of:=100*([.K359]-[.D359])/[.D359]" office:value-type="float" office:value="0.0110191576728426">
            <text:p>0.0110191577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2.5">
            <text:p>22.5</text:p>
          </table:table-cell>
          <table:table-cell table:formula="of:=1.01325*[.B360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0]+[.$H$11]*[.A360]^2+[.$H$12]*[.A360]^3+[.$H$13]*[.A360]^4+[.$H$14]*[.C360]+[.$H$15]*[.A360]*[.C360]+[.$H$16]*[.A360]^2*[.C360]+[.$H$17]*[.A360]^3*[.C360]+[.$H$18]*[.A360]^4*[.C360]+[.$H$19]*[.C360]^2+[.$H$20]*[.A360]*[.C360]^2+[.$H$21]*[.A360]^2*[.C360]^2+[.$H$22]*[.A360]^3*[.C360]^2+[.$H$23]*[.A360]^4*[.C360]^2+[.$H$24]*[.C360]^3+[.$H$25]*[.A360]*[.C360]^3+[.$H$26]*[.A360]^2*[.C360]^3+[.$H$27]*[.A360]^3*[.C360]^3+[.$H$28]*[.A360]^4*[.C360]^3+[.$H$29]*[.C360]^4+[.$H$30]*[.A360]*[.C360]^4+[.$H$31]*[.A360]^2*[.C360]^4+[.$H$32]*[.A360]^3*[.C360]^4+[.$H$33]*[.A360]^4*[.C360]^4" office:value-type="float" office:value="170.530474746936">
            <text:p>170.53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70.530474746937">
            <text:p>170.530474746937</text:p>
          </table:table-cell>
          <table:table-cell table:formula="of:=[.K360]-[.E360]" office:value-type="float" office:value="0">
            <text:p>0</text:p>
          </table:table-cell>
          <table:table-cell table:formula="of:=100*([.K360]-[.D360])/[.D360]" office:value-type="float" office:value="0.000278394966627311">
            <text:p>0.00027839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2.5">
            <text:p>22.5</text:p>
          </table:table-cell>
          <table:table-cell table:formula="of:=1.01325*[.B361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1]+[.$H$11]*[.A361]^2+[.$H$12]*[.A361]^3+[.$H$13]*[.A361]^4+[.$H$14]*[.C361]+[.$H$15]*[.A361]*[.C361]+[.$H$16]*[.A361]^2*[.C361]+[.$H$17]*[.A361]^3*[.C361]+[.$H$18]*[.A361]^4*[.C361]+[.$H$19]*[.C361]^2+[.$H$20]*[.A361]*[.C361]^2+[.$H$21]*[.A361]^2*[.C361]^2+[.$H$22]*[.A361]^3*[.C361]^2+[.$H$23]*[.A361]^4*[.C361]^2+[.$H$24]*[.C361]^3+[.$H$25]*[.A361]*[.C361]^3+[.$H$26]*[.A361]^2*[.C361]^3+[.$H$27]*[.A361]^3*[.C361]^3+[.$H$28]*[.A361]^4*[.C361]^3+[.$H$29]*[.C361]^4+[.$H$30]*[.A361]*[.C361]^4+[.$H$31]*[.A361]^2*[.C361]^4+[.$H$32]*[.A361]^3*[.C361]^4+[.$H$33]*[.A361]^4*[.C361]^4" office:value-type="float" office:value="170.520358746531">
            <text:p>170.52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70.520358746532">
            <text:p>170.520358746532</text:p>
          </table:table-cell>
          <table:table-cell table:formula="of:=[.K361]-[.E361]" office:value-type="float" office:value="0">
            <text:p>0</text:p>
          </table:table-cell>
          <table:table-cell table:formula="of:=100*([.K361]-[.D361])/[.D361]" office:value-type="float" office:value="-0.00565369933044221">
            <text:p>-0.0056536993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2.5">
            <text:p>22.5</text:p>
          </table:table-cell>
          <table:table-cell table:formula="of:=1.01325*[.B362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2]+[.$H$11]*[.A362]^2+[.$H$12]*[.A362]^3+[.$H$13]*[.A362]^4+[.$H$14]*[.C362]+[.$H$15]*[.A362]*[.C362]+[.$H$16]*[.A362]^2*[.C362]+[.$H$17]*[.A362]^3*[.C362]+[.$H$18]*[.A362]^4*[.C362]+[.$H$19]*[.C362]^2+[.$H$20]*[.A362]*[.C362]^2+[.$H$21]*[.A362]^2*[.C362]^2+[.$H$22]*[.A362]^3*[.C362]^2+[.$H$23]*[.A362]^4*[.C362]^2+[.$H$24]*[.C362]^3+[.$H$25]*[.A362]*[.C362]^3+[.$H$26]*[.A362]^2*[.C362]^3+[.$H$27]*[.A362]^3*[.C362]^3+[.$H$28]*[.A362]^4*[.C362]^3+[.$H$29]*[.C362]^4+[.$H$30]*[.A362]*[.C362]^4+[.$H$31]*[.A362]^2*[.C362]^4+[.$H$32]*[.A362]^3*[.C362]^4+[.$H$33]*[.A362]^4*[.C362]^4" office:value-type="float" office:value="170.516570869225">
            <text:p>170.52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70.516570869226">
            <text:p>170.516570869226</text:p>
          </table:table-cell>
          <table:table-cell table:formula="of:=[.K362]-[.E362]" office:value-type="float" office:value="0">
            <text:p>0</text:p>
          </table:table-cell>
          <table:table-cell table:formula="of:=100*([.K362]-[.D362])/[.D362]" office:value-type="float" office:value="-0.00787493741541757">
            <text:p>-0.007874937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2.5">
            <text:p>22.5</text:p>
          </table:table-cell>
          <table:table-cell table:formula="of:=1.01325*[.B363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3]+[.$H$11]*[.A363]^2+[.$H$12]*[.A363]^3+[.$H$13]*[.A363]^4+[.$H$14]*[.C363]+[.$H$15]*[.A363]*[.C363]+[.$H$16]*[.A363]^2*[.C363]+[.$H$17]*[.A363]^3*[.C363]+[.$H$18]*[.A363]^4*[.C363]+[.$H$19]*[.C363]^2+[.$H$20]*[.A363]*[.C363]^2+[.$H$21]*[.A363]^2*[.C363]^2+[.$H$22]*[.A363]^3*[.C363]^2+[.$H$23]*[.A363]^4*[.C363]^2+[.$H$24]*[.C363]^3+[.$H$25]*[.A363]*[.C363]^3+[.$H$26]*[.A363]^2*[.C363]^3+[.$H$27]*[.A363]^3*[.C363]^3+[.$H$28]*[.A363]^4*[.C363]^3+[.$H$29]*[.C363]^4+[.$H$30]*[.A363]*[.C363]^4+[.$H$31]*[.A363]^2*[.C363]^4+[.$H$32]*[.A363]^3*[.C363]^4+[.$H$33]*[.A363]^4*[.C363]^4" office:value-type="float" office:value="170.51744943828">
            <text:p>170.52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string">
            <text:p><text:s text:c="2"/>170.51744943828</text:p>
          </table:table-cell>
          <table:table-cell table:formula="of:=[.K363]-[.E363]" office:value-type="float" office:value="0">
            <text:p>0</text:p>
          </table:table-cell>
          <table:table-cell table:formula="of:=100*([.K363]-[.D363])/[.D363]" office:value-type="float" office:value="-0.00735973829824112">
            <text:p>-0.0073597383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2.5">
            <text:p>22.5</text:p>
          </table:table-cell>
          <table:table-cell table:formula="of:=1.01325*[.B364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4]+[.$H$11]*[.A364]^2+[.$H$12]*[.A364]^3+[.$H$13]*[.A364]^4+[.$H$14]*[.C364]+[.$H$15]*[.A364]*[.C364]+[.$H$16]*[.A364]^2*[.C364]+[.$H$17]*[.A364]^3*[.C364]+[.$H$18]*[.A364]^4*[.C364]+[.$H$19]*[.C364]^2+[.$H$20]*[.A364]*[.C364]^2+[.$H$21]*[.A364]^2*[.C364]^2+[.$H$22]*[.A364]^3*[.C364]^2+[.$H$23]*[.A364]^4*[.C364]^2+[.$H$24]*[.C364]^3+[.$H$25]*[.A364]*[.C364]^3+[.$H$26]*[.A364]^2*[.C364]^3+[.$H$27]*[.A364]^3*[.C364]^3+[.$H$28]*[.A364]^4*[.C364]^3+[.$H$29]*[.C364]^4+[.$H$30]*[.A364]*[.C364]^4+[.$H$31]*[.A364]^2*[.C364]^4+[.$H$32]*[.A364]^3*[.C364]^4+[.$H$33]*[.A364]^4*[.C364]^4" office:value-type="float" office:value="170.52154319936">
            <text:p>170.52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70.52154319936">
            <text:p>170.52154319936</text:p>
          </table:table-cell>
          <table:table-cell table:formula="of:=[.K364]-[.E364]" office:value-type="float" office:value="0">
            <text:p>0</text:p>
          </table:table-cell>
          <table:table-cell table:formula="of:=100*([.K364]-[.D364])/[.D364]" office:value-type="float" office:value="-0.00495912780161263">
            <text:p>-0.0049591278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2.5">
            <text:p>22.5</text:p>
          </table:table-cell>
          <table:table-cell table:formula="of:=1.01325*[.B365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5]+[.$H$11]*[.A365]^2+[.$H$12]*[.A365]^3+[.$H$13]*[.A365]^4+[.$H$14]*[.C365]+[.$H$15]*[.A365]*[.C365]+[.$H$16]*[.A365]^2*[.C365]+[.$H$17]*[.A365]^3*[.C365]+[.$H$18]*[.A365]^4*[.C365]+[.$H$19]*[.C365]^2+[.$H$20]*[.A365]*[.C365]^2+[.$H$21]*[.A365]^2*[.C365]^2+[.$H$22]*[.A365]^3*[.C365]^2+[.$H$23]*[.A365]^4*[.C365]^2+[.$H$24]*[.C365]^3+[.$H$25]*[.A365]*[.C365]^3+[.$H$26]*[.A365]^2*[.C365]^3+[.$H$27]*[.A365]^3*[.C365]^3+[.$H$28]*[.A365]^4*[.C365]^3+[.$H$29]*[.C365]^4+[.$H$30]*[.A365]*[.C365]^4+[.$H$31]*[.A365]^2*[.C365]^4+[.$H$32]*[.A365]^3*[.C365]^4+[.$H$33]*[.A365]^4*[.C365]^4" office:value-type="float" office:value="170.527611320531">
            <text:p>170.53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70.527611320531">
            <text:p>170.527611320531</text:p>
          </table:table-cell>
          <table:table-cell table:formula="of:=[.K365]-[.E365]" office:value-type="float" office:value="0">
            <text:p>0</text:p>
          </table:table-cell>
          <table:table-cell table:formula="of:=100*([.K365]-[.D365])/[.D365]" office:value-type="float" office:value="-0.0014007385613726">
            <text:p>-0.0014007386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2.5">
            <text:p>22.5</text:p>
          </table:table-cell>
          <table:table-cell table:formula="of:=1.01325*[.B366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6]+[.$H$11]*[.A366]^2+[.$H$12]*[.A366]^3+[.$H$13]*[.A366]^4+[.$H$14]*[.C366]+[.$H$15]*[.A366]*[.C366]+[.$H$16]*[.A366]^2*[.C366]+[.$H$17]*[.A366]^3*[.C366]+[.$H$18]*[.A366]^4*[.C366]+[.$H$19]*[.C366]^2+[.$H$20]*[.A366]*[.C366]^2+[.$H$21]*[.A366]^2*[.C366]^2+[.$H$22]*[.A366]^3*[.C366]^2+[.$H$23]*[.A366]^4*[.C366]^2+[.$H$24]*[.C366]^3+[.$H$25]*[.A366]*[.C366]^3+[.$H$26]*[.A366]^2*[.C366]^3+[.$H$27]*[.A366]^3*[.C366]^3+[.$H$28]*[.A366]^4*[.C366]^3+[.$H$29]*[.C366]^4+[.$H$30]*[.A366]*[.C366]^4+[.$H$31]*[.A366]^2*[.C366]^4+[.$H$32]*[.A366]^3*[.C366]^4+[.$H$33]*[.A366]^4*[.C366]^4" office:value-type="float" office:value="170.534623392263">
            <text:p>170.53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string">
            <text:p><text:s/>170.534623392263</text:p>
          </table:table-cell>
          <table:table-cell table:formula="of:=[.K366]-[.E366]" office:value-type="float" office:value="0">
            <text:p>0</text:p>
          </table:table-cell>
          <table:table-cell table:formula="of:=100*([.K366]-[.D366])/[.D366]" office:value-type="float" office:value="0.00271118997419777">
            <text:p>0.00271119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2.5">
            <text:p>22.5</text:p>
          </table:table-cell>
          <table:table-cell table:formula="of:=1.01325*[.B367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7]+[.$H$11]*[.A367]^2+[.$H$12]*[.A367]^3+[.$H$13]*[.A367]^4+[.$H$14]*[.C367]+[.$H$15]*[.A367]*[.C367]+[.$H$16]*[.A367]^2*[.C367]+[.$H$17]*[.A367]^3*[.C367]+[.$H$18]*[.A367]^4*[.C367]+[.$H$19]*[.C367]^2+[.$H$20]*[.A367]*[.C367]^2+[.$H$21]*[.A367]^2*[.C367]^2+[.$H$22]*[.A367]^3*[.C367]^2+[.$H$23]*[.A367]^4*[.C367]^2+[.$H$24]*[.C367]^3+[.$H$25]*[.A367]*[.C367]^3+[.$H$26]*[.A367]^2*[.C367]^3+[.$H$27]*[.A367]^3*[.C367]^3+[.$H$28]*[.A367]^4*[.C367]^3+[.$H$29]*[.C367]^4+[.$H$30]*[.A367]*[.C367]^4+[.$H$31]*[.A367]^2*[.C367]^4+[.$H$32]*[.A367]^3*[.C367]^4+[.$H$33]*[.A367]^4*[.C367]^4" office:value-type="float" office:value="170.541759427425">
            <text:p>170.5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70.541759427425">
            <text:p>170.541759427425</text:p>
          </table:table-cell>
          <table:table-cell table:formula="of:=[.K367]-[.E367]" office:value-type="float" office:value="0">
            <text:p>0</text:p>
          </table:table-cell>
          <table:table-cell table:formula="of:=100*([.K367]-[.D367])/[.D367]" office:value-type="float" office:value="0.00689581154347652">
            <text:p>0.0068958115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2.5">
            <text:p>22.5</text:p>
          </table:table-cell>
          <table:table-cell table:formula="of:=1.01325*[.B368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8]+[.$H$11]*[.A368]^2+[.$H$12]*[.A368]^3+[.$H$13]*[.A368]^4+[.$H$14]*[.C368]+[.$H$15]*[.A368]*[.C368]+[.$H$16]*[.A368]^2*[.C368]+[.$H$17]*[.A368]^3*[.C368]+[.$H$18]*[.A368]^4*[.C368]+[.$H$19]*[.C368]^2+[.$H$20]*[.A368]*[.C368]^2+[.$H$21]*[.A368]^2*[.C368]^2+[.$H$22]*[.A368]^3*[.C368]^2+[.$H$23]*[.A368]^4*[.C368]^2+[.$H$24]*[.C368]^3+[.$H$25]*[.A368]*[.C368]^3+[.$H$26]*[.A368]^2*[.C368]^3+[.$H$27]*[.A368]^3*[.C368]^3+[.$H$28]*[.A368]^4*[.C368]^3+[.$H$29]*[.C368]^4+[.$H$30]*[.A368]*[.C368]^4+[.$H$31]*[.A368]^2*[.C368]^4+[.$H$32]*[.A368]^3*[.C368]^4+[.$H$33]*[.A368]^4*[.C368]^4" office:value-type="float" office:value="170.548409861291">
            <text:p>170.55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70.548409861291">
            <text:p>170.548409861291</text:p>
          </table:table-cell>
          <table:table-cell table:formula="of:=[.K368]-[.E368]" office:value-type="float" office:value="0">
            <text:p>0</text:p>
          </table:table-cell>
          <table:table-cell table:formula="of:=100*([.K368]-[.D368])/[.D368]" office:value-type="float" office:value="0.010795673072601">
            <text:p>0.0107956731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2.5">
            <text:p>22.5</text:p>
          </table:table-cell>
          <table:table-cell table:formula="of:=1.01325*[.B369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69]+[.$H$11]*[.A369]^2+[.$H$12]*[.A369]^3+[.$H$13]*[.A369]^4+[.$H$14]*[.C369]+[.$H$15]*[.A369]*[.C369]+[.$H$16]*[.A369]^2*[.C369]+[.$H$17]*[.A369]^3*[.C369]+[.$H$18]*[.A369]^4*[.C369]+[.$H$19]*[.C369]^2+[.$H$20]*[.A369]*[.C369]^2+[.$H$21]*[.A369]^2*[.C369]^2+[.$H$22]*[.A369]^3*[.C369]^2+[.$H$23]*[.A369]^4*[.C369]^2+[.$H$24]*[.C369]^3+[.$H$25]*[.A369]*[.C369]^3+[.$H$26]*[.A369]^2*[.C369]^3+[.$H$27]*[.A369]^3*[.C369]^3+[.$H$28]*[.A369]^4*[.C369]^3+[.$H$29]*[.C369]^4+[.$H$30]*[.A369]*[.C369]^4+[.$H$31]*[.A369]^2*[.C369]^4+[.$H$32]*[.A369]^3*[.C369]^4+[.$H$33]*[.A369]^4*[.C369]^4" office:value-type="float" office:value="170.554175551534">
            <text:p>170.55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70.554175551534">
            <text:p>170.554175551534</text:p>
          </table:table-cell>
          <table:table-cell table:formula="of:=[.K369]-[.E369]" office:value-type="float" office:value="0">
            <text:p>0</text:p>
          </table:table-cell>
          <table:table-cell table:formula="of:=100*([.K369]-[.D369])/[.D369]" office:value-type="float" office:value="0.0141767146740677">
            <text:p>0.0141767147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2.5">
            <text:p>22.5</text:p>
          </table:table-cell>
          <table:table-cell table:formula="of:=1.01325*[.B370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70]+[.$H$11]*[.A370]^2+[.$H$12]*[.A370]^3+[.$H$13]*[.A370]^4+[.$H$14]*[.C370]+[.$H$15]*[.A370]*[.C370]+[.$H$16]*[.A370]^2*[.C370]+[.$H$17]*[.A370]^3*[.C370]+[.$H$18]*[.A370]^4*[.C370]+[.$H$19]*[.C370]^2+[.$H$20]*[.A370]*[.C370]^2+[.$H$21]*[.A370]^2*[.C370]^2+[.$H$22]*[.A370]^3*[.C370]^2+[.$H$23]*[.A370]^4*[.C370]^2+[.$H$24]*[.C370]^3+[.$H$25]*[.A370]*[.C370]^3+[.$H$26]*[.A370]^2*[.C370]^3+[.$H$27]*[.A370]^3*[.C370]^3+[.$H$28]*[.A370]^4*[.C370]^3+[.$H$29]*[.C370]^4+[.$H$30]*[.A370]*[.C370]^4+[.$H$31]*[.A370]^2*[.C370]^4+[.$H$32]*[.A370]^3*[.C370]^4+[.$H$33]*[.A370]^4*[.C370]^4" office:value-type="float" office:value="170.558867778232">
            <text:p>170.56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70.558867778231">
            <text:p>170.558867778231</text:p>
          </table:table-cell>
          <table:table-cell table:formula="of:=[.K370]-[.E370]" office:value-type="float" office:value="0">
            <text:p>0</text:p>
          </table:table-cell>
          <table:table-cell table:formula="of:=100*([.K370]-[.D370])/[.D370]" office:value-type="float" office:value="0.0169282696482659">
            <text:p>0.016928269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2.5">
            <text:p>22.5</text:p>
          </table:table-cell>
          <table:table-cell table:formula="of:=1.01325*[.B371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71]+[.$H$11]*[.A371]^2+[.$H$12]*[.A371]^3+[.$H$13]*[.A371]^4+[.$H$14]*[.C371]+[.$H$15]*[.A371]*[.C371]+[.$H$16]*[.A371]^2*[.C371]+[.$H$17]*[.A371]^3*[.C371]+[.$H$18]*[.A371]^4*[.C371]+[.$H$19]*[.C371]^2+[.$H$20]*[.A371]*[.C371]^2+[.$H$21]*[.A371]^2*[.C371]^2+[.$H$22]*[.A371]^3*[.C371]^2+[.$H$23]*[.A371]^4*[.C371]^2+[.$H$24]*[.C371]^3+[.$H$25]*[.A371]*[.C371]^3+[.$H$26]*[.A371]^2*[.C371]^3+[.$H$27]*[.A371]^3*[.C371]^3+[.$H$28]*[.A371]^4*[.C371]^3+[.$H$29]*[.C371]^4+[.$H$30]*[.A371]*[.C371]^4+[.$H$31]*[.A371]^2*[.C371]^4+[.$H$32]*[.A371]^3*[.C371]^4+[.$H$33]*[.A371]^4*[.C371]^4" office:value-type="float" office:value="170.562508243862">
            <text:p>170.56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70.562508243862">
            <text:p>170.562508243862</text:p>
          </table:table-cell>
          <table:table-cell table:formula="of:=[.K371]-[.E371]" office:value-type="float" office:value="0">
            <text:p>0</text:p>
          </table:table-cell>
          <table:table-cell table:formula="of:=100*([.K371]-[.D371])/[.D371]" office:value-type="float" office:value="0.0190630644822608">
            <text:p>0.0190630645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2.5">
            <text:p>22.5</text:p>
          </table:table-cell>
          <table:table-cell table:formula="of:=1.01325*[.B372]" office:value-type="float" office:value="22.798125">
            <text:p>22.798125</text:p>
          </table:table-cell>
          <table:table-cell office:value-type="float" office:value="170.53">
            <text:p>170.53</text:p>
          </table:table-cell>
          <table:table-cell table:formula="of:=[.$H$9]+[.$H$10]*[.A372]+[.$H$11]*[.A372]^2+[.$H$12]*[.A372]^3+[.$H$13]*[.A372]^4+[.$H$14]*[.C372]+[.$H$15]*[.A372]*[.C372]+[.$H$16]*[.A372]^2*[.C372]+[.$H$17]*[.A372]^3*[.C372]+[.$H$18]*[.A372]^4*[.C372]+[.$H$19]*[.C372]^2+[.$H$20]*[.A372]*[.C372]^2+[.$H$21]*[.A372]^2*[.C372]^2+[.$H$22]*[.A372]^3*[.C372]^2+[.$H$23]*[.A372]^4*[.C372]^2+[.$H$24]*[.C372]^3+[.$H$25]*[.A372]*[.C372]^3+[.$H$26]*[.A372]^2*[.C372]^3+[.$H$27]*[.A372]^3*[.C372]^3+[.$H$28]*[.A372]^4*[.C372]^3+[.$H$29]*[.C372]^4+[.$H$30]*[.A372]*[.C372]^4+[.$H$31]*[.A372]^2*[.C372]^4+[.$H$32]*[.A372]^3*[.C372]^4+[.$H$33]*[.A372]^4*[.C372]^4" office:value-type="float" office:value="170.565329073306">
            <text:p>170.57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70.565329073305">
            <text:p>170.565329073305</text:p>
          </table:table-cell>
          <table:table-cell table:formula="of:=[.K372]-[.E372]" office:value-type="float" office:value="0">
            <text:p>0</text:p>
          </table:table-cell>
          <table:table-cell table:formula="of:=100*([.K372]-[.D372])/[.D372]" office:value-type="float" office:value="0.0207172188503433">
            <text:p>0.0207172189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2.5">
            <text:p>22.5</text:p>
          </table:table-cell>
          <table:table-cell table:formula="of:=1.01325*[.B373]" office:value-type="float" office:value="22.798125">
            <text:p>22.798125</text:p>
          </table:table-cell>
          <table:table-cell office:value-type="float" office:value="170.54">
            <text:p>170.54</text:p>
          </table:table-cell>
          <table:table-cell table:formula="of:=[.$H$9]+[.$H$10]*[.A373]+[.$H$11]*[.A373]^2+[.$H$12]*[.A373]^3+[.$H$13]*[.A373]^4+[.$H$14]*[.C373]+[.$H$15]*[.A373]*[.C373]+[.$H$16]*[.A373]^2*[.C373]+[.$H$17]*[.A373]^3*[.C373]+[.$H$18]*[.A373]^4*[.C373]+[.$H$19]*[.C373]^2+[.$H$20]*[.A373]*[.C373]^2+[.$H$21]*[.A373]^2*[.C373]^2+[.$H$22]*[.A373]^3*[.C373]^2+[.$H$23]*[.A373]^4*[.C373]^2+[.$H$24]*[.C373]^3+[.$H$25]*[.A373]*[.C373]^3+[.$H$26]*[.A373]^2*[.C373]^3+[.$H$27]*[.A373]^3*[.C373]^3+[.$H$28]*[.A373]^4*[.C373]^3+[.$H$29]*[.C373]^4+[.$H$30]*[.A373]*[.C373]^4+[.$H$31]*[.A373]^2*[.C373]^4+[.$H$32]*[.A373]^3*[.C373]^4+[.$H$33]*[.A373]^4*[.C373]^4" office:value-type="float" office:value="170.567772813846">
            <text:p>170.57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70.567772813846">
            <text:p>170.567772813846</text:p>
          </table:table-cell>
          <table:table-cell table:formula="of:=[.K373]-[.E373]" office:value-type="float" office:value="0">
            <text:p>0</text:p>
          </table:table-cell>
          <table:table-cell table:formula="of:=100*([.K373]-[.D373])/[.D373]" office:value-type="float" office:value="0.0162852197992851">
            <text:p>0.0162852198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2.5">
            <text:p>22.5</text:p>
          </table:table-cell>
          <table:table-cell table:formula="of:=1.01325*[.B374]" office:value-type="float" office:value="22.798125">
            <text:p>22.798125</text:p>
          </table:table-cell>
          <table:table-cell office:value-type="float" office:value="170.54">
            <text:p>170.54</text:p>
          </table:table-cell>
          <table:table-cell table:formula="of:=[.$H$9]+[.$H$10]*[.A374]+[.$H$11]*[.A374]^2+[.$H$12]*[.A374]^3+[.$H$13]*[.A374]^4+[.$H$14]*[.C374]+[.$H$15]*[.A374]*[.C374]+[.$H$16]*[.A374]^2*[.C374]+[.$H$17]*[.A374]^3*[.C374]+[.$H$18]*[.A374]^4*[.C374]+[.$H$19]*[.C374]^2+[.$H$20]*[.A374]*[.C374]^2+[.$H$21]*[.A374]^2*[.C374]^2+[.$H$22]*[.A374]^3*[.C374]^2+[.$H$23]*[.A374]^4*[.C374]^2+[.$H$24]*[.C374]^3+[.$H$25]*[.A374]*[.C374]^3+[.$H$26]*[.A374]^2*[.C374]^3+[.$H$27]*[.A374]^3*[.C374]^3+[.$H$28]*[.A374]^4*[.C374]^3+[.$H$29]*[.C374]^4+[.$H$30]*[.A374]*[.C374]^4+[.$H$31]*[.A374]^2*[.C374]^4+[.$H$32]*[.A374]^3*[.C374]^4+[.$H$33]*[.A374]^4*[.C374]^4" office:value-type="float" office:value="170.570492435167">
            <text:p>170.57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70.570492435167">
            <text:p>170.570492435167</text:p>
          </table:table-cell>
          <table:table-cell table:formula="of:=[.K374]-[.E374]" office:value-type="float" office:value="0">
            <text:p>0</text:p>
          </table:table-cell>
          <table:table-cell table:formula="of:=100*([.K374]-[.D374])/[.D374]" office:value-type="float" office:value="0.0178799314922133">
            <text:p>0.017879931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2.5">
            <text:p>22.5</text:p>
          </table:table-cell>
          <table:table-cell table:formula="of:=1.01325*[.B375]" office:value-type="float" office:value="22.798125">
            <text:p>22.798125</text:p>
          </table:table-cell>
          <table:table-cell office:value-type="float" office:value="170.55">
            <text:p>170.55</text:p>
          </table:table-cell>
          <table:table-cell table:formula="of:=[.$H$9]+[.$H$10]*[.A375]+[.$H$11]*[.A375]^2+[.$H$12]*[.A375]^3+[.$H$13]*[.A375]^4+[.$H$14]*[.C375]+[.$H$15]*[.A375]*[.C375]+[.$H$16]*[.A375]^2*[.C375]+[.$H$17]*[.A375]^3*[.C375]+[.$H$18]*[.A375]^4*[.C375]+[.$H$19]*[.C375]^2+[.$H$20]*[.A375]*[.C375]^2+[.$H$21]*[.A375]^2*[.C375]^2+[.$H$22]*[.A375]^3*[.C375]^2+[.$H$23]*[.A375]^4*[.C375]^2+[.$H$24]*[.C375]^3+[.$H$25]*[.A375]*[.C375]^3+[.$H$26]*[.A375]^2*[.C375]^3+[.$H$27]*[.A375]^3*[.C375]^3+[.$H$28]*[.A375]^4*[.C375]^3+[.$H$29]*[.C375]^4+[.$H$30]*[.A375]*[.C375]^4+[.$H$31]*[.A375]^2*[.C375]^4+[.$H$32]*[.A375]^3*[.C375]^4+[.$H$33]*[.A375]^4*[.C375]^4" office:value-type="float" office:value="170.574351329356">
            <text:p>170.57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170.574351329356">
            <text:p>170.574351329356</text:p>
          </table:table-cell>
          <table:table-cell table:formula="of:=[.K375]-[.E375]" office:value-type="float" office:value="0">
            <text:p>0</text:p>
          </table:table-cell>
          <table:table-cell table:formula="of:=100*([.K375]-[.D375])/[.D375]" office:value-type="float" office:value="0.0142781174761632">
            <text:p>0.014278117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2.5">
            <text:p>22.5</text:p>
          </table:table-cell>
          <table:table-cell table:formula="of:=1.01325*[.B376]" office:value-type="float" office:value="22.798125">
            <text:p>22.798125</text:p>
          </table:table-cell>
          <table:table-cell office:value-type="float" office:value="170.56">
            <text:p>170.56</text:p>
          </table:table-cell>
          <table:table-cell table:formula="of:=[.$H$9]+[.$H$10]*[.A376]+[.$H$11]*[.A376]^2+[.$H$12]*[.A376]^3+[.$H$13]*[.A376]^4+[.$H$14]*[.C376]+[.$H$15]*[.A376]*[.C376]+[.$H$16]*[.A376]^2*[.C376]+[.$H$17]*[.A376]^3*[.C376]+[.$H$18]*[.A376]^4*[.C376]+[.$H$19]*[.C376]^2+[.$H$20]*[.A376]*[.C376]^2+[.$H$21]*[.A376]^2*[.C376]^2+[.$H$22]*[.A376]^3*[.C376]^2+[.$H$23]*[.A376]^4*[.C376]^2+[.$H$24]*[.C376]^3+[.$H$25]*[.A376]*[.C376]^3+[.$H$26]*[.A376]^2*[.C376]^3+[.$H$27]*[.A376]^3*[.C376]^3+[.$H$28]*[.A376]^4*[.C376]^3+[.$H$29]*[.C376]^4+[.$H$30]*[.A376]*[.C376]^4+[.$H$31]*[.A376]^2*[.C376]^4+[.$H$32]*[.A376]^3*[.C376]^4+[.$H$33]*[.A376]^4*[.C376]^4" office:value-type="float" office:value="170.580423310901">
            <text:p>170.58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string">
            <text:p><text:s/>170.580423310901</text:p>
          </table:table-cell>
          <table:table-cell table:formula="of:=[.K376]-[.E376]" office:value-type="float" office:value="0">
            <text:p>0</text:p>
          </table:table-cell>
          <table:table-cell table:formula="of:=100*([.K376]-[.D376])/[.D376]" office:value-type="float" office:value="0.0119742676483402">
            <text:p>0.011974267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2.5">
            <text:p>22.5</text:p>
          </table:table-cell>
          <table:table-cell table:formula="of:=1.01325*[.B377]" office:value-type="float" office:value="22.798125">
            <text:p>22.798125</text:p>
          </table:table-cell>
          <table:table-cell office:value-type="float" office:value="170.58">
            <text:p>170.58</text:p>
          </table:table-cell>
          <table:table-cell table:formula="of:=[.$H$9]+[.$H$10]*[.A377]+[.$H$11]*[.A377]^2+[.$H$12]*[.A377]^3+[.$H$13]*[.A377]^4+[.$H$14]*[.C377]+[.$H$15]*[.A377]*[.C377]+[.$H$16]*[.A377]^2*[.C377]+[.$H$17]*[.A377]^3*[.C377]+[.$H$18]*[.A377]^4*[.C377]+[.$H$19]*[.C377]^2+[.$H$20]*[.A377]*[.C377]^2+[.$H$21]*[.A377]^2*[.C377]^2+[.$H$22]*[.A377]^3*[.C377]^2+[.$H$23]*[.A377]^4*[.C377]^2+[.$H$24]*[.C377]^3+[.$H$25]*[.A377]*[.C377]^3+[.$H$26]*[.A377]^2*[.C377]^3+[.$H$27]*[.A377]^3*[.C377]^3+[.$H$28]*[.A377]^4*[.C377]^3+[.$H$29]*[.C377]^4+[.$H$30]*[.A377]*[.C377]^4+[.$H$31]*[.A377]^2*[.C377]^4+[.$H$32]*[.A377]^3*[.C377]^4+[.$H$33]*[.A377]^4*[.C377]^4" office:value-type="float" office:value="170.589992616694">
            <text:p>170.59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70.589992616694">
            <text:p>170.589992616694</text:p>
          </table:table-cell>
          <table:table-cell table:formula="of:=[.K377]-[.E377]" office:value-type="float" office:value="0">
            <text:p>0</text:p>
          </table:table-cell>
          <table:table-cell table:formula="of:=100*([.K377]-[.D377])/[.D377]" office:value-type="float" office:value="0.0058580236215816">
            <text:p>0.0058580236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2.5">
            <text:p>22.5</text:p>
          </table:table-cell>
          <table:table-cell table:formula="of:=1.01325*[.B378]" office:value-type="float" office:value="22.798125">
            <text:p>22.798125</text:p>
          </table:table-cell>
          <table:table-cell office:value-type="float" office:value="170.6">
            <text:p>170.60</text:p>
          </table:table-cell>
          <table:table-cell table:formula="of:=[.$H$9]+[.$H$10]*[.A378]+[.$H$11]*[.A378]^2+[.$H$12]*[.A378]^3+[.$H$13]*[.A378]^4+[.$H$14]*[.C378]+[.$H$15]*[.A378]*[.C378]+[.$H$16]*[.A378]^2*[.C378]+[.$H$17]*[.A378]^3*[.C378]+[.$H$18]*[.A378]^4*[.C378]+[.$H$19]*[.C378]^2+[.$H$20]*[.A378]*[.C378]^2+[.$H$21]*[.A378]^2*[.C378]^2+[.$H$22]*[.A378]^3*[.C378]^2+[.$H$23]*[.A378]^4*[.C378]^2+[.$H$24]*[.C378]^3+[.$H$25]*[.A378]*[.C378]^3+[.$H$26]*[.A378]^2*[.C378]^3+[.$H$27]*[.A378]^3*[.C378]^3+[.$H$28]*[.A378]^4*[.C378]^3+[.$H$29]*[.C378]^4+[.$H$30]*[.A378]*[.C378]^4+[.$H$31]*[.A378]^2*[.C378]^4+[.$H$32]*[.A378]^3*[.C378]^4+[.$H$33]*[.A378]^4*[.C378]^4" office:value-type="float" office:value="170.604553906027">
            <text:p>170.60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70.604553906026">
            <text:p>170.604553906026</text:p>
          </table:table-cell>
          <table:table-cell table:formula="of:=[.K378]-[.E378]" office:value-type="float" office:value="0">
            <text:p>0</text:p>
          </table:table-cell>
          <table:table-cell table:formula="of:=100*([.K378]-[.D378])/[.D378]" office:value-type="float" office:value="0.00266934702603525">
            <text:p>0.002669347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2.5">
            <text:p>22.5</text:p>
          </table:table-cell>
          <table:table-cell table:formula="of:=1.01325*[.B379]" office:value-type="float" office:value="22.798125">
            <text:p>22.798125</text:p>
          </table:table-cell>
          <table:table-cell office:value-type="float" office:value="170.63">
            <text:p>170.63</text:p>
          </table:table-cell>
          <table:table-cell table:formula="of:=[.$H$9]+[.$H$10]*[.A379]+[.$H$11]*[.A379]^2+[.$H$12]*[.A379]^3+[.$H$13]*[.A379]^4+[.$H$14]*[.C379]+[.$H$15]*[.A379]*[.C379]+[.$H$16]*[.A379]^2*[.C379]+[.$H$17]*[.A379]^3*[.C379]+[.$H$18]*[.A379]^4*[.C379]+[.$H$19]*[.C379]^2+[.$H$20]*[.A379]*[.C379]^2+[.$H$21]*[.A379]^2*[.C379]^2+[.$H$22]*[.A379]^3*[.C379]^2+[.$H$23]*[.A379]^4*[.C379]^2+[.$H$24]*[.C379]^3+[.$H$25]*[.A379]*[.C379]^3+[.$H$26]*[.A379]^2*[.C379]^3+[.$H$27]*[.A379]^3*[.C379]^3+[.$H$28]*[.A379]^4*[.C379]^3+[.$H$29]*[.C379]^4+[.$H$30]*[.A379]*[.C379]^4+[.$H$31]*[.A379]^2*[.C379]^4+[.$H$32]*[.A379]^3*[.C379]^4+[.$H$33]*[.A379]^4*[.C379]^4" office:value-type="float" office:value="170.625812260594">
            <text:p>170.6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70.625812260594">
            <text:p>170.625812260594</text:p>
          </table:table-cell>
          <table:table-cell table:formula="of:=[.K379]-[.E379]" office:value-type="float" office:value="0">
            <text:p>0</text:p>
          </table:table-cell>
          <table:table-cell table:formula="of:=100*([.K379]-[.D379])/[.D379]" office:value-type="float" office:value="-0.00245428084492407">
            <text:p>-0.0024542808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2.5">
            <text:p>22.5</text:p>
          </table:table-cell>
          <table:table-cell table:formula="of:=1.01325*[.B380]" office:value-type="float" office:value="22.798125">
            <text:p>22.798125</text:p>
          </table:table-cell>
          <table:table-cell office:value-type="float" office:value="170.66">
            <text:p>170.66</text:p>
          </table:table-cell>
          <table:table-cell table:formula="of:=[.$H$9]+[.$H$10]*[.A380]+[.$H$11]*[.A380]^2+[.$H$12]*[.A380]^3+[.$H$13]*[.A380]^4+[.$H$14]*[.C380]+[.$H$15]*[.A380]*[.C380]+[.$H$16]*[.A380]^2*[.C380]+[.$H$17]*[.A380]^3*[.C380]+[.$H$18]*[.A380]^4*[.C380]+[.$H$19]*[.C380]^2+[.$H$20]*[.A380]*[.C380]^2+[.$H$21]*[.A380]^2*[.C380]^2+[.$H$22]*[.A380]^3*[.C380]^2+[.$H$23]*[.A380]^4*[.C380]^2+[.$H$24]*[.C380]^3+[.$H$25]*[.A380]*[.C380]^3+[.$H$26]*[.A380]^2*[.C380]^3+[.$H$27]*[.A380]^3*[.C380]^3+[.$H$28]*[.A380]^4*[.C380]^3+[.$H$29]*[.C380]^4+[.$H$30]*[.A380]*[.C380]^4+[.$H$31]*[.A380]^2*[.C380]^4+[.$H$32]*[.A380]^3*[.C380]^4+[.$H$33]*[.A380]^4*[.C380]^4" office:value-type="float" office:value="170.655683184494">
            <text:p>170.66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70.655683184494">
            <text:p>170.655683184494</text:p>
          </table:table-cell>
          <table:table-cell table:formula="of:=[.K380]-[.E380]" office:value-type="float" office:value="0">
            <text:p>0</text:p>
          </table:table-cell>
          <table:table-cell table:formula="of:=100*([.K380]-[.D380])/[.D380]" office:value-type="float" office:value="-0.0025294828935233">
            <text:p>-0.0025294829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2.5">
            <text:p>22.5</text:p>
          </table:table-cell>
          <table:table-cell table:formula="of:=1.01325*[.B381]" office:value-type="float" office:value="22.798125">
            <text:p>22.798125</text:p>
          </table:table-cell>
          <table:table-cell office:value-type="float" office:value="170.71">
            <text:p>170.71</text:p>
          </table:table-cell>
          <table:table-cell table:formula="of:=[.$H$9]+[.$H$10]*[.A381]+[.$H$11]*[.A381]^2+[.$H$12]*[.A381]^3+[.$H$13]*[.A381]^4+[.$H$14]*[.C381]+[.$H$15]*[.A381]*[.C381]+[.$H$16]*[.A381]^2*[.C381]+[.$H$17]*[.A381]^3*[.C381]+[.$H$18]*[.A381]^4*[.C381]+[.$H$19]*[.C381]^2+[.$H$20]*[.A381]*[.C381]^2+[.$H$21]*[.A381]^2*[.C381]^2+[.$H$22]*[.A381]^3*[.C381]^2+[.$H$23]*[.A381]^4*[.C381]^2+[.$H$24]*[.C381]^3+[.$H$25]*[.A381]*[.C381]^3+[.$H$26]*[.A381]^2*[.C381]^3+[.$H$27]*[.A381]^3*[.C381]^3+[.$H$28]*[.A381]^4*[.C381]^3+[.$H$29]*[.C381]^4+[.$H$30]*[.A381]*[.C381]^4+[.$H$31]*[.A381]^2*[.C381]^4+[.$H$32]*[.A381]^3*[.C381]^4+[.$H$33]*[.A381]^4*[.C381]^4" office:value-type="float" office:value="170.696292604224">
            <text:p>170.70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70.696292604224">
            <text:p>170.696292604224</text:p>
          </table:table-cell>
          <table:table-cell table:formula="of:=[.K381]-[.E381]" office:value-type="float" office:value="0">
            <text:p>0</text:p>
          </table:table-cell>
          <table:table-cell table:formula="of:=100*([.K381]-[.D381])/[.D381]" office:value-type="float" office:value="-0.00802963843693796">
            <text:p>-0.0080296384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2.5">
            <text:p>22.5</text:p>
          </table:table-cell>
          <table:table-cell table:formula="of:=1.01325*[.B382]" office:value-type="float" office:value="22.798125">
            <text:p>22.798125</text:p>
          </table:table-cell>
          <table:table-cell office:value-type="float" office:value="170.77">
            <text:p>170.77</text:p>
          </table:table-cell>
          <table:table-cell table:formula="of:=[.$H$9]+[.$H$10]*[.A382]+[.$H$11]*[.A382]^2+[.$H$12]*[.A382]^3+[.$H$13]*[.A382]^4+[.$H$14]*[.C382]+[.$H$15]*[.A382]*[.C382]+[.$H$16]*[.A382]^2*[.C382]+[.$H$17]*[.A382]^3*[.C382]+[.$H$18]*[.A382]^4*[.C382]+[.$H$19]*[.C382]^2+[.$H$20]*[.A382]*[.C382]^2+[.$H$21]*[.A382]^2*[.C382]^2+[.$H$22]*[.A382]^3*[.C382]^2+[.$H$23]*[.A382]^4*[.C382]^2+[.$H$24]*[.C382]^3+[.$H$25]*[.A382]*[.C382]^3+[.$H$26]*[.A382]^2*[.C382]^3+[.$H$27]*[.A382]^3*[.C382]^3+[.$H$28]*[.A382]^4*[.C382]^3+[.$H$29]*[.C382]^4+[.$H$30]*[.A382]*[.C382]^4+[.$H$31]*[.A382]^2*[.C382]^4+[.$H$32]*[.A382]^3*[.C382]^4+[.$H$33]*[.A382]^4*[.C382]^4" office:value-type="float" office:value="170.749976868687">
            <text:p>170.75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70.749976868687">
            <text:p>170.749976868687</text:p>
          </table:table-cell>
          <table:table-cell table:formula="of:=[.K382]-[.E382]" office:value-type="float" office:value="0">
            <text:p>0</text:p>
          </table:table-cell>
          <table:table-cell table:formula="of:=100*([.K382]-[.D382])/[.D382]" office:value-type="float" office:value="-0.0117252042591922">
            <text:p>-0.011725204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2.5">
            <text:p>22.5</text:p>
          </table:table-cell>
          <table:table-cell table:formula="of:=1.01325*[.B383]" office:value-type="float" office:value="22.798125">
            <text:p>22.798125</text:p>
          </table:table-cell>
          <table:table-cell office:value-type="float" office:value="170.83">
            <text:p>170.83</text:p>
          </table:table-cell>
          <table:table-cell table:formula="of:=[.$H$9]+[.$H$10]*[.A383]+[.$H$11]*[.A383]^2+[.$H$12]*[.A383]^3+[.$H$13]*[.A383]^4+[.$H$14]*[.C383]+[.$H$15]*[.A383]*[.C383]+[.$H$16]*[.A383]^2*[.C383]+[.$H$17]*[.A383]^3*[.C383]+[.$H$18]*[.A383]^4*[.C383]+[.$H$19]*[.C383]^2+[.$H$20]*[.A383]*[.C383]^2+[.$H$21]*[.A383]^2*[.C383]^2+[.$H$22]*[.A383]^3*[.C383]^2+[.$H$23]*[.A383]^4*[.C383]^2+[.$H$24]*[.C383]^3+[.$H$25]*[.A383]*[.C383]^3+[.$H$26]*[.A383]^2*[.C383]^3+[.$H$27]*[.A383]^3*[.C383]^3+[.$H$28]*[.A383]^4*[.C383]^3+[.$H$29]*[.C383]^4+[.$H$30]*[.A383]*[.C383]^4+[.$H$31]*[.A383]^2*[.C383]^4+[.$H$32]*[.A383]^3*[.C383]^4+[.$H$33]*[.A383]^4*[.C383]^4" office:value-type="float" office:value="170.819282749184">
            <text:p>170.82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70.819282749184">
            <text:p>170.819282749184</text:p>
          </table:table-cell>
          <table:table-cell table:formula="of:=[.K383]-[.E383]" office:value-type="float" office:value="0">
            <text:p>0</text:p>
          </table:table-cell>
          <table:table-cell table:formula="of:=100*([.K383]-[.D383])/[.D383]" office:value-type="float" office:value="-0.00627363508529747">
            <text:p>-0.0062736351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2.5">
            <text:p>22.5</text:p>
          </table:table-cell>
          <table:table-cell table:formula="of:=1.01325*[.B384]" office:value-type="float" office:value="22.798125">
            <text:p>22.798125</text:p>
          </table:table-cell>
          <table:table-cell office:value-type="float" office:value="170.92">
            <text:p>170.92</text:p>
          </table:table-cell>
          <table:table-cell table:formula="of:=[.$H$9]+[.$H$10]*[.A384]+[.$H$11]*[.A384]^2+[.$H$12]*[.A384]^3+[.$H$13]*[.A384]^4+[.$H$14]*[.C384]+[.$H$15]*[.A384]*[.C384]+[.$H$16]*[.A384]^2*[.C384]+[.$H$17]*[.A384]^3*[.C384]+[.$H$18]*[.A384]^4*[.C384]+[.$H$19]*[.C384]^2+[.$H$20]*[.A384]*[.C384]^2+[.$H$21]*[.A384]^2*[.C384]^2+[.$H$22]*[.A384]^3*[.C384]^2+[.$H$23]*[.A384]^4*[.C384]^2+[.$H$24]*[.C384]^3+[.$H$25]*[.A384]*[.C384]^3+[.$H$26]*[.A384]^2*[.C384]^3+[.$H$27]*[.A384]^3*[.C384]^3+[.$H$28]*[.A384]^4*[.C384]^3+[.$H$29]*[.C384]^4+[.$H$30]*[.A384]*[.C384]^4+[.$H$31]*[.A384]^2*[.C384]^4+[.$H$32]*[.A384]^3*[.C384]^4+[.$H$33]*[.A384]^4*[.C384]^4" office:value-type="float" office:value="170.90696743942">
            <text:p>170.91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70.906967439421">
            <text:p>170.906967439421</text:p>
          </table:table-cell>
          <table:table-cell table:formula="of:=[.K384]-[.E384]" office:value-type="float" office:value="0">
            <text:p>0</text:p>
          </table:table-cell>
          <table:table-cell table:formula="of:=100*([.K384]-[.D384])/[.D384]" office:value-type="float" office:value="-0.00762494768276137">
            <text:p>-0.0076249477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2.5">
            <text:p>22.5</text:p>
          </table:table-cell>
          <table:table-cell table:formula="of:=1.01325*[.B385]" office:value-type="float" office:value="22.798125">
            <text:p>22.798125</text:p>
          </table:table-cell>
          <table:table-cell office:value-type="float" office:value="171.02">
            <text:p>171.02</text:p>
          </table:table-cell>
          <table:table-cell table:formula="of:=[.$H$9]+[.$H$10]*[.A385]+[.$H$11]*[.A385]^2+[.$H$12]*[.A385]^3+[.$H$13]*[.A385]^4+[.$H$14]*[.C385]+[.$H$15]*[.A385]*[.C385]+[.$H$16]*[.A385]^2*[.C385]+[.$H$17]*[.A385]^3*[.C385]+[.$H$18]*[.A385]^4*[.C385]+[.$H$19]*[.C385]^2+[.$H$20]*[.A385]*[.C385]^2+[.$H$21]*[.A385]^2*[.C385]^2+[.$H$22]*[.A385]^3*[.C385]^2+[.$H$23]*[.A385]^4*[.C385]^2+[.$H$24]*[.C385]^3+[.$H$25]*[.A385]*[.C385]^3+[.$H$26]*[.A385]^2*[.C385]^3+[.$H$27]*[.A385]^3*[.C385]^3+[.$H$28]*[.A385]^4*[.C385]^3+[.$H$29]*[.C385]^4+[.$H$30]*[.A385]*[.C385]^4+[.$H$31]*[.A385]^2*[.C385]^4+[.$H$32]*[.A385]^3*[.C385]^4+[.$H$33]*[.A385]^4*[.C385]^4" office:value-type="float" office:value="171.015998555504">
            <text:p>171.02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71.015998555504">
            <text:p>171.015998555504</text:p>
          </table:table-cell>
          <table:table-cell table:formula="of:=[.K385]-[.E385]" office:value-type="float" office:value="0">
            <text:p>0</text:p>
          </table:table-cell>
          <table:table-cell table:formula="of:=100*([.K385]-[.D385])/[.D385]" office:value-type="float" office:value="-0.00233975236557129">
            <text:p>-0.0023397524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2.5">
            <text:p>22.5</text:p>
          </table:table-cell>
          <table:table-cell table:formula="of:=1.01325*[.B386]" office:value-type="float" office:value="22.798125">
            <text:p>22.798125</text:p>
          </table:table-cell>
          <table:table-cell office:value-type="float" office:value="171.14">
            <text:p>171.14</text:p>
          </table:table-cell>
          <table:table-cell table:formula="of:=[.$H$9]+[.$H$10]*[.A386]+[.$H$11]*[.A386]^2+[.$H$12]*[.A386]^3+[.$H$13]*[.A386]^4+[.$H$14]*[.C386]+[.$H$15]*[.A386]*[.C386]+[.$H$16]*[.A386]^2*[.C386]+[.$H$17]*[.A386]^3*[.C386]+[.$H$18]*[.A386]^4*[.C386]+[.$H$19]*[.C386]^2+[.$H$20]*[.A386]*[.C386]^2+[.$H$21]*[.A386]^2*[.C386]^2+[.$H$22]*[.A386]^3*[.C386]^2+[.$H$23]*[.A386]^4*[.C386]^2+[.$H$24]*[.C386]^3+[.$H$25]*[.A386]*[.C386]^3+[.$H$26]*[.A386]^2*[.C386]^3+[.$H$27]*[.A386]^3*[.C386]^3+[.$H$28]*[.A386]^4*[.C386]^3+[.$H$29]*[.C386]^4+[.$H$30]*[.A386]*[.C386]^4+[.$H$31]*[.A386]^2*[.C386]^4+[.$H$32]*[.A386]^3*[.C386]^4+[.$H$33]*[.A386]^4*[.C386]^4" office:value-type="float" office:value="171.149554135944">
            <text:p>171.15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71.149554135944">
            <text:p>171.149554135944</text:p>
          </table:table-cell>
          <table:table-cell table:formula="of:=[.K386]-[.E386]" office:value-type="float" office:value="0">
            <text:p>0</text:p>
          </table:table-cell>
          <table:table-cell table:formula="of:=100*([.K386]-[.D386])/[.D386]" office:value-type="float" office:value="0.00558264341715219">
            <text:p>0.0055826434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2.5">
            <text:p>22.5</text:p>
          </table:table-cell>
          <table:table-cell table:formula="of:=1.01325*[.B387]" office:value-type="float" office:value="22.798125">
            <text:p>22.798125</text:p>
          </table:table-cell>
          <table:table-cell office:value-type="float" office:value="171.29">
            <text:p>171.29</text:p>
          </table:table-cell>
          <table:table-cell table:formula="of:=[.$H$9]+[.$H$10]*[.A387]+[.$H$11]*[.A387]^2+[.$H$12]*[.A387]^3+[.$H$13]*[.A387]^4+[.$H$14]*[.C387]+[.$H$15]*[.A387]*[.C387]+[.$H$16]*[.A387]^2*[.C387]+[.$H$17]*[.A387]^3*[.C387]+[.$H$18]*[.A387]^4*[.C387]+[.$H$19]*[.C387]^2+[.$H$20]*[.A387]*[.C387]^2+[.$H$21]*[.A387]^2*[.C387]^2+[.$H$22]*[.A387]^3*[.C387]^2+[.$H$23]*[.A387]^4*[.C387]^2+[.$H$24]*[.C387]^3+[.$H$25]*[.A387]*[.C387]^3+[.$H$26]*[.A387]^2*[.C387]^3+[.$H$27]*[.A387]^3*[.C387]^3+[.$H$28]*[.A387]^4*[.C387]^3+[.$H$29]*[.C387]^4+[.$H$30]*[.A387]*[.C387]^4+[.$H$31]*[.A387]^2*[.C387]^4+[.$H$32]*[.A387]^3*[.C387]^4+[.$H$33]*[.A387]^4*[.C387]^4" office:value-type="float" office:value="171.31102264165">
            <text:p>171.31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71.311022641651">
            <text:p>171.311022641651</text:p>
          </table:table-cell>
          <table:table-cell table:formula="of:=[.K387]-[.E387]" office:value-type="float" office:value="0">
            <text:p>0</text:p>
          </table:table-cell>
          <table:table-cell table:formula="of:=100*([.K387]-[.D387])/[.D387]" office:value-type="float" office:value="0.0122731284084314">
            <text:p>0.0122731284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2.5">
            <text:p>22.5</text:p>
          </table:table-cell>
          <table:table-cell table:formula="of:=1.01325*[.B388]" office:value-type="float" office:value="22.798125">
            <text:p>22.798125</text:p>
          </table:table-cell>
          <table:table-cell office:value-type="float" office:value="171.46">
            <text:p>171.46</text:p>
          </table:table-cell>
          <table:table-cell table:formula="of:=[.$H$9]+[.$H$10]*[.A388]+[.$H$11]*[.A388]^2+[.$H$12]*[.A388]^3+[.$H$13]*[.A388]^4+[.$H$14]*[.C388]+[.$H$15]*[.A388]*[.C388]+[.$H$16]*[.A388]^2*[.C388]+[.$H$17]*[.A388]^3*[.C388]+[.$H$18]*[.A388]^4*[.C388]+[.$H$19]*[.C388]^2+[.$H$20]*[.A388]*[.C388]^2+[.$H$21]*[.A388]^2*[.C388]^2+[.$H$22]*[.A388]^3*[.C388]^2+[.$H$23]*[.A388]^4*[.C388]^2+[.$H$24]*[.C388]^3+[.$H$25]*[.A388]*[.C388]^3+[.$H$26]*[.A388]^2*[.C388]^3+[.$H$27]*[.A388]^3*[.C388]^3+[.$H$28]*[.A388]^4*[.C388]^3+[.$H$29]*[.C388]^4+[.$H$30]*[.A388]*[.C388]^4+[.$H$31]*[.A388]^2*[.C388]^4+[.$H$32]*[.A388]^3*[.C388]^4+[.$H$33]*[.A388]^4*[.C388]^4" office:value-type="float" office:value="171.504002955937">
            <text:p>171.50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71.504002955938">
            <text:p>171.504002955938</text:p>
          </table:table-cell>
          <table:table-cell table:formula="of:=[.K388]-[.E388]" office:value-type="float" office:value="0">
            <text:p>0</text:p>
          </table:table-cell>
          <table:table-cell table:formula="of:=100*([.K388]-[.D388])/[.D388]" office:value-type="float" office:value="0.0256636859545581">
            <text:p>0.02566368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2.5">
            <text:p>22.5</text:p>
          </table:table-cell>
          <table:table-cell table:formula="of:=1.01325*[.B389]" office:value-type="float" office:value="22.798125">
            <text:p>22.798125</text:p>
          </table:table-cell>
          <table:table-cell office:value-type="float" office:value="171.68">
            <text:p>171.68</text:p>
          </table:table-cell>
          <table:table-cell table:formula="of:=[.$H$9]+[.$H$10]*[.A389]+[.$H$11]*[.A389]^2+[.$H$12]*[.A389]^3+[.$H$13]*[.A389]^4+[.$H$14]*[.C389]+[.$H$15]*[.A389]*[.C389]+[.$H$16]*[.A389]^2*[.C389]+[.$H$17]*[.A389]^3*[.C389]+[.$H$18]*[.A389]^4*[.C389]+[.$H$19]*[.C389]^2+[.$H$20]*[.A389]*[.C389]^2+[.$H$21]*[.A389]^2*[.C389]^2+[.$H$22]*[.A389]^3*[.C389]^2+[.$H$23]*[.A389]^4*[.C389]^2+[.$H$24]*[.C389]^3+[.$H$25]*[.A389]*[.C389]^3+[.$H$26]*[.A389]^2*[.C389]^3+[.$H$27]*[.A389]^3*[.C389]^3+[.$H$28]*[.A389]^4*[.C389]^3+[.$H$29]*[.C389]^4+[.$H$30]*[.A389]*[.C389]^4+[.$H$31]*[.A389]^2*[.C389]^4+[.$H$32]*[.A389]^3*[.C389]^4+[.$H$33]*[.A389]^4*[.C389]^4" office:value-type="float" office:value="171.73230438452">
            <text:p>171.73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71.73230438452">
            <text:p>171.73230438452</text:p>
          </table:table-cell>
          <table:table-cell table:formula="of:=[.K389]-[.E389]" office:value-type="float" office:value="0">
            <text:p>0</text:p>
          </table:table-cell>
          <table:table-cell table:formula="of:=100*([.K389]-[.D389])/[.D389]" office:value-type="float" office:value="0.0304662071994901">
            <text:p>0.0304662072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2.5">
            <text:p>22.5</text:p>
          </table:table-cell>
          <table:table-cell table:formula="of:=1.01325*[.B390]" office:value-type="float" office:value="22.798125">
            <text:p>22.798125</text:p>
          </table:table-cell>
          <table:table-cell office:value-type="float" office:value="171.93">
            <text:p>171.93</text:p>
          </table:table-cell>
          <table:table-cell table:formula="of:=[.$H$9]+[.$H$10]*[.A390]+[.$H$11]*[.A390]^2+[.$H$12]*[.A390]^3+[.$H$13]*[.A390]^4+[.$H$14]*[.C390]+[.$H$15]*[.A390]*[.C390]+[.$H$16]*[.A390]^2*[.C390]+[.$H$17]*[.A390]^3*[.C390]+[.$H$18]*[.A390]^4*[.C390]+[.$H$19]*[.C390]^2+[.$H$20]*[.A390]*[.C390]^2+[.$H$21]*[.A390]^2*[.C390]^2+[.$H$22]*[.A390]^3*[.C390]^2+[.$H$23]*[.A390]^4*[.C390]^2+[.$H$24]*[.C390]^3+[.$H$25]*[.A390]*[.C390]^3+[.$H$26]*[.A390]^2*[.C390]^3+[.$H$27]*[.A390]^3*[.C390]^3+[.$H$28]*[.A390]^4*[.C390]^3+[.$H$29]*[.C390]^4+[.$H$30]*[.A390]*[.C390]^4+[.$H$31]*[.A390]^2*[.C390]^4+[.$H$32]*[.A390]^3*[.C390]^4+[.$H$33]*[.A390]^4*[.C390]^4" office:value-type="float" office:value="171.999946655515">
            <text:p>172.00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string">
            <text:p><text:s/>171.999946655515</text:p>
          </table:table-cell>
          <table:table-cell table:formula="of:=[.K390]-[.E390]" office:value-type="float" office:value="0">
            <text:p>0</text:p>
          </table:table-cell>
          <table:table-cell table:formula="of:=100*([.K390]-[.D390])/[.D390]" office:value-type="float" office:value="0.0406832173064601">
            <text:p>0.0406832173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2.5">
            <text:p>22.5</text:p>
          </table:table-cell>
          <table:table-cell table:formula="of:=1.01325*[.B391]" office:value-type="float" office:value="22.798125">
            <text:p>22.798125</text:p>
          </table:table-cell>
          <table:table-cell office:value-type="float" office:value="172.25">
            <text:p>172.25</text:p>
          </table:table-cell>
          <table:table-cell table:formula="of:=[.$H$9]+[.$H$10]*[.A391]+[.$H$11]*[.A391]^2+[.$H$12]*[.A391]^3+[.$H$13]*[.A391]^4+[.$H$14]*[.C391]+[.$H$15]*[.A391]*[.C391]+[.$H$16]*[.A391]^2*[.C391]+[.$H$17]*[.A391]^3*[.C391]+[.$H$18]*[.A391]^4*[.C391]+[.$H$19]*[.C391]^2+[.$H$20]*[.A391]*[.C391]^2+[.$H$21]*[.A391]^2*[.C391]^2+[.$H$22]*[.A391]^3*[.C391]^2+[.$H$23]*[.A391]^4*[.C391]^2+[.$H$24]*[.C391]^3+[.$H$25]*[.A391]*[.C391]^3+[.$H$26]*[.A391]^2*[.C391]^3+[.$H$27]*[.A391]^3*[.C391]^3+[.$H$28]*[.A391]^4*[.C391]^3+[.$H$29]*[.C391]^4+[.$H$30]*[.A391]*[.C391]^4+[.$H$31]*[.A391]^2*[.C391]^4+[.$H$32]*[.A391]^3*[.C391]^4+[.$H$33]*[.A391]^4*[.C391]^4" office:value-type="float" office:value="172.311159919442">
            <text:p>172.31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72.311159919442">
            <text:p>172.311159919442</text:p>
          </table:table-cell>
          <table:table-cell table:formula="of:=[.K391]-[.E391]" office:value-type="float" office:value="0">
            <text:p>0</text:p>
          </table:table-cell>
          <table:table-cell table:formula="of:=100*([.K391]-[.D391])/[.D391]" office:value-type="float" office:value="0.035506484436454">
            <text:p>0.0355064844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2.5">
            <text:p>22.5</text:p>
          </table:table-cell>
          <table:table-cell table:formula="of:=1.01325*[.B392]" office:value-type="float" office:value="22.798125">
            <text:p>22.798125</text:p>
          </table:table-cell>
          <table:table-cell office:value-type="float" office:value="172.63">
            <text:p>172.63</text:p>
          </table:table-cell>
          <table:table-cell table:formula="of:=[.$H$9]+[.$H$10]*[.A392]+[.$H$11]*[.A392]^2+[.$H$12]*[.A392]^3+[.$H$13]*[.A392]^4+[.$H$14]*[.C392]+[.$H$15]*[.A392]*[.C392]+[.$H$16]*[.A392]^2*[.C392]+[.$H$17]*[.A392]^3*[.C392]+[.$H$18]*[.A392]^4*[.C392]+[.$H$19]*[.C392]^2+[.$H$20]*[.A392]*[.C392]^2+[.$H$21]*[.A392]^2*[.C392]^2+[.$H$22]*[.A392]^3*[.C392]^2+[.$H$23]*[.A392]^4*[.C392]^2+[.$H$24]*[.C392]^3+[.$H$25]*[.A392]*[.C392]^3+[.$H$26]*[.A392]^2*[.C392]^3+[.$H$27]*[.A392]^3*[.C392]^3+[.$H$28]*[.A392]^4*[.C392]^3+[.$H$29]*[.C392]^4+[.$H$30]*[.A392]*[.C392]^4+[.$H$31]*[.A392]^2*[.C392]^4+[.$H$32]*[.A392]^3*[.C392]^4+[.$H$33]*[.A392]^4*[.C392]^4" office:value-type="float" office:value="172.670384749222">
            <text:p>172.67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72.670384749222">
            <text:p>172.670384749222</text:p>
          </table:table-cell>
          <table:table-cell table:formula="of:=[.K392]-[.E392]" office:value-type="float" office:value="0">
            <text:p>0</text:p>
          </table:table-cell>
          <table:table-cell table:formula="of:=100*([.K392]-[.D392])/[.D392]" office:value-type="float" office:value="0.0233938186999451">
            <text:p>0.0233938187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2.5">
            <text:p>22.5</text:p>
          </table:table-cell>
          <table:table-cell table:formula="of:=1.01325*[.B393]" office:value-type="float" office:value="22.798125">
            <text:p>22.798125</text:p>
          </table:table-cell>
          <table:table-cell office:value-type="float" office:value="173.17">
            <text:p>173.17</text:p>
          </table:table-cell>
          <table:table-cell table:formula="of:=[.$H$9]+[.$H$10]*[.A393]+[.$H$11]*[.A393]^2+[.$H$12]*[.A393]^3+[.$H$13]*[.A393]^4+[.$H$14]*[.C393]+[.$H$15]*[.A393]*[.C393]+[.$H$16]*[.A393]^2*[.C393]+[.$H$17]*[.A393]^3*[.C393]+[.$H$18]*[.A393]^4*[.C393]+[.$H$19]*[.C393]^2+[.$H$20]*[.A393]*[.C393]^2+[.$H$21]*[.A393]^2*[.C393]^2+[.$H$22]*[.A393]^3*[.C393]^2+[.$H$23]*[.A393]^4*[.C393]^2+[.$H$24]*[.C393]^3+[.$H$25]*[.A393]*[.C393]^3+[.$H$26]*[.A393]^2*[.C393]^3+[.$H$27]*[.A393]^3*[.C393]^3+[.$H$28]*[.A393]^4*[.C393]^3+[.$H$29]*[.C393]^4+[.$H$30]*[.A393]*[.C393]^4+[.$H$31]*[.A393]^2*[.C393]^4+[.$H$32]*[.A393]^3*[.C393]^4+[.$H$33]*[.A393]^4*[.C393]^4" office:value-type="float" office:value="173.082272140179">
            <text:p>173.08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string">
            <text:p><text:s/>173.082272140178</text:p>
          </table:table-cell>
          <table:table-cell table:formula="of:=[.K393]-[.E393]" office:value-type="float" office:value="-0.000000000000682121026329696">
            <text:p>-0</text:p>
          </table:table-cell>
          <table:table-cell table:formula="of:=100*([.K393]-[.D393])/[.D393]" office:value-type="float" office:value="-0.0506599640942403">
            <text:p>-0.0506599641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5">
            <text:p>25</text:p>
          </table:table-cell>
          <table:table-cell table:formula="of:=1.01325*[.B394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394]+[.$H$11]*[.A394]^2+[.$H$12]*[.A394]^3+[.$H$13]*[.A394]^4+[.$H$14]*[.C394]+[.$H$15]*[.A394]*[.C394]+[.$H$16]*[.A394]^2*[.C394]+[.$H$17]*[.A394]^3*[.C394]+[.$H$18]*[.A394]^4*[.C394]+[.$H$19]*[.C394]^2+[.$H$20]*[.A394]*[.C394]^2+[.$H$21]*[.A394]^2*[.C394]^2+[.$H$22]*[.A394]^3*[.C394]^2+[.$H$23]*[.A394]^4*[.C394]^2+[.$H$24]*[.C394]^3+[.$H$25]*[.A394]*[.C394]^3+[.$H$26]*[.A394]^2*[.C394]^3+[.$H$27]*[.A394]^3*[.C394]^3+[.$H$28]*[.A394]^4*[.C394]^3+[.$H$29]*[.C394]^4+[.$H$30]*[.A394]*[.C394]^4+[.$H$31]*[.A394]^2*[.C394]^4+[.$H$32]*[.A394]^3*[.C394]^4+[.$H$33]*[.A394]^4*[.C394]^4" office:value-type="float" office:value="172.493853155434">
            <text:p>172.49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172.493853155435">
            <text:p>172.493853155435</text:p>
          </table:table-cell>
          <table:table-cell table:formula="of:=[.K394]-[.E394]" office:value-type="float" office:value="0.000000000000937916411203332">
            <text:p>0</text:p>
          </table:table-cell>
          <table:table-cell table:formula="of:=100*([.K394]-[.D394])/[.D394]" office:value-type="float" office:value="0.019629569427807">
            <text:p>0.019629569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5">
            <text:p>25</text:p>
          </table:table-cell>
          <table:table-cell table:formula="of:=1.01325*[.B395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395]+[.$H$11]*[.A395]^2+[.$H$12]*[.A395]^3+[.$H$13]*[.A395]^4+[.$H$14]*[.C395]+[.$H$15]*[.A395]*[.C395]+[.$H$16]*[.A395]^2*[.C395]+[.$H$17]*[.A395]^3*[.C395]+[.$H$18]*[.A395]^4*[.C395]+[.$H$19]*[.C395]^2+[.$H$20]*[.A395]*[.C395]^2+[.$H$21]*[.A395]^2*[.C395]^2+[.$H$22]*[.A395]^3*[.C395]^2+[.$H$23]*[.A395]^4*[.C395]^2+[.$H$24]*[.C395]^3+[.$H$25]*[.A395]*[.C395]^3+[.$H$26]*[.A395]^2*[.C395]^3+[.$H$27]*[.A395]^3*[.C395]^3+[.$H$28]*[.A395]^4*[.C395]^3+[.$H$29]*[.C395]^4+[.$H$30]*[.A395]*[.C395]^4+[.$H$31]*[.A395]^2*[.C395]^4+[.$H$32]*[.A395]^3*[.C395]^4+[.$H$33]*[.A395]^4*[.C395]^4" office:value-type="float" office:value="172.46220781889">
            <text:p>172.46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172.462207818891">
            <text:p>172.462207818891</text:p>
          </table:table-cell>
          <table:table-cell table:formula="of:=[.K395]-[.E395]" office:value-type="float" office:value="0.000000000000767386154620908">
            <text:p>0</text:p>
          </table:table-cell>
          <table:table-cell table:formula="of:=100*([.K395]-[.D395])/[.D395]" office:value-type="float" office:value="0.00128019186511788">
            <text:p>0.0012801919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5">
            <text:p>25</text:p>
          </table:table-cell>
          <table:table-cell table:formula="of:=1.01325*[.B396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396]+[.$H$11]*[.A396]^2+[.$H$12]*[.A396]^3+[.$H$13]*[.A396]^4+[.$H$14]*[.C396]+[.$H$15]*[.A396]*[.C396]+[.$H$16]*[.A396]^2*[.C396]+[.$H$17]*[.A396]^3*[.C396]+[.$H$18]*[.A396]^4*[.C396]+[.$H$19]*[.C396]^2+[.$H$20]*[.A396]*[.C396]^2+[.$H$21]*[.A396]^2*[.C396]^2+[.$H$22]*[.A396]^3*[.C396]^2+[.$H$23]*[.A396]^4*[.C396]^2+[.$H$24]*[.C396]^3+[.$H$25]*[.A396]*[.C396]^3+[.$H$26]*[.A396]^2*[.C396]^3+[.$H$27]*[.A396]^3*[.C396]^3+[.$H$28]*[.A396]^4*[.C396]^3+[.$H$29]*[.C396]^4+[.$H$30]*[.A396]*[.C396]^4+[.$H$31]*[.A396]^2*[.C396]^4+[.$H$32]*[.A396]^3*[.C396]^4+[.$H$33]*[.A396]^4*[.C396]^4" office:value-type="float" office:value="172.442412834266">
            <text:p>172.4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172.442412834266">
            <text:p>172.442412834266</text:p>
          </table:table-cell>
          <table:table-cell table:formula="of:=[.K396]-[.E396]" office:value-type="float" office:value="0.000000000000653699316899292">
            <text:p>0</text:p>
          </table:table-cell>
          <table:table-cell table:formula="of:=100*([.K396]-[.D396])/[.D396]" office:value-type="float" office:value="-0.0101978231088958">
            <text:p>-0.010197823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">
            <text:p>25</text:p>
          </table:table-cell>
          <table:table-cell table:formula="of:=1.01325*[.B397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397]+[.$H$11]*[.A397]^2+[.$H$12]*[.A397]^3+[.$H$13]*[.A397]^4+[.$H$14]*[.C397]+[.$H$15]*[.A397]*[.C397]+[.$H$16]*[.A397]^2*[.C397]+[.$H$17]*[.A397]^3*[.C397]+[.$H$18]*[.A397]^4*[.C397]+[.$H$19]*[.C397]^2+[.$H$20]*[.A397]*[.C397]^2+[.$H$21]*[.A397]^2*[.C397]^2+[.$H$22]*[.A397]^3*[.C397]^2+[.$H$23]*[.A397]^4*[.C397]^2+[.$H$24]*[.C397]^3+[.$H$25]*[.A397]*[.C397]^3+[.$H$26]*[.A397]^2*[.C397]^3+[.$H$27]*[.A397]^3*[.C397]^3+[.$H$28]*[.A397]^4*[.C397]^3+[.$H$29]*[.C397]^4+[.$H$30]*[.A397]*[.C397]^4+[.$H$31]*[.A397]^2*[.C397]^4+[.$H$32]*[.A397]^3*[.C397]^4+[.$H$33]*[.A397]^4*[.C397]^4" office:value-type="float" office:value="172.432011848647">
            <text:p>172.43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72.432011848647">
            <text:p>172.432011848647</text:p>
          </table:table-cell>
          <table:table-cell table:formula="of:=[.K397]-[.E397]" office:value-type="float" office:value="0">
            <text:p>0</text:p>
          </table:table-cell>
          <table:table-cell table:formula="of:=100*([.K397]-[.D397])/[.D397]" office:value-type="float" office:value="-0.0162287784720024">
            <text:p>-0.0162287785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5">
            <text:p>25</text:p>
          </table:table-cell>
          <table:table-cell table:formula="of:=1.01325*[.B398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398]+[.$H$11]*[.A398]^2+[.$H$12]*[.A398]^3+[.$H$13]*[.A398]^4+[.$H$14]*[.C398]+[.$H$15]*[.A398]*[.C398]+[.$H$16]*[.A398]^2*[.C398]+[.$H$17]*[.A398]^3*[.C398]+[.$H$18]*[.A398]^4*[.C398]+[.$H$19]*[.C398]^2+[.$H$20]*[.A398]*[.C398]^2+[.$H$21]*[.A398]^2*[.C398]^2+[.$H$22]*[.A398]^3*[.C398]^2+[.$H$23]*[.A398]^4*[.C398]^2+[.$H$24]*[.C398]^3+[.$H$25]*[.A398]*[.C398]^3+[.$H$26]*[.A398]^2*[.C398]^3+[.$H$27]*[.A398]^3*[.C398]^3+[.$H$28]*[.A398]^4*[.C398]^3+[.$H$29]*[.C398]^4+[.$H$30]*[.A398]*[.C398]^4+[.$H$31]*[.A398]^2*[.C398]^4+[.$H$32]*[.A398]^3*[.C398]^4+[.$H$33]*[.A398]^4*[.C398]^4" office:value-type="float" office:value="172.428799241082">
            <text:p>172.43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172.428799241082">
            <text:p>172.428799241082</text:p>
          </table:table-cell>
          <table:table-cell table:formula="of:=[.K398]-[.E398]" office:value-type="float" office:value="0">
            <text:p>0</text:p>
          </table:table-cell>
          <table:table-cell table:formula="of:=100*([.K398]-[.D398])/[.D398]" office:value-type="float" office:value="-0.0180915916257713">
            <text:p>-0.0180915916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5">
            <text:p>25</text:p>
          </table:table-cell>
          <table:table-cell table:formula="of:=1.01325*[.B399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399]+[.$H$11]*[.A399]^2+[.$H$12]*[.A399]^3+[.$H$13]*[.A399]^4+[.$H$14]*[.C399]+[.$H$15]*[.A399]*[.C399]+[.$H$16]*[.A399]^2*[.C399]+[.$H$17]*[.A399]^3*[.C399]+[.$H$18]*[.A399]^4*[.C399]+[.$H$19]*[.C399]^2+[.$H$20]*[.A399]*[.C399]^2+[.$H$21]*[.A399]^2*[.C399]^2+[.$H$22]*[.A399]^3*[.C399]^2+[.$H$23]*[.A399]^4*[.C399]^2+[.$H$24]*[.C399]^3+[.$H$25]*[.A399]*[.C399]^3+[.$H$26]*[.A399]^2*[.C399]^3+[.$H$27]*[.A399]^3*[.C399]^3+[.$H$28]*[.A399]^4*[.C399]^3+[.$H$29]*[.C399]^4+[.$H$30]*[.A399]*[.C399]^4+[.$H$31]*[.A399]^2*[.C399]^4+[.$H$32]*[.A399]^3*[.C399]^4+[.$H$33]*[.A399]^4*[.C399]^4" office:value-type="float" office:value="172.430820122585">
            <text:p>172.43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172.430820122585">
            <text:p>172.430820122585</text:p>
          </table:table-cell>
          <table:table-cell table:formula="of:=[.K399]-[.E399]" office:value-type="float" office:value="0">
            <text:p>0</text:p>
          </table:table-cell>
          <table:table-cell table:formula="of:=100*([.K399]-[.D399])/[.D399]" office:value-type="float" office:value="-0.0169197943959854">
            <text:p>-0.0169197944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5">
            <text:p>25</text:p>
          </table:table-cell>
          <table:table-cell table:formula="of:=1.01325*[.B400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0]+[.$H$11]*[.A400]^2+[.$H$12]*[.A400]^3+[.$H$13]*[.A400]^4+[.$H$14]*[.C400]+[.$H$15]*[.A400]*[.C400]+[.$H$16]*[.A400]^2*[.C400]+[.$H$17]*[.A400]^3*[.C400]+[.$H$18]*[.A400]^4*[.C400]+[.$H$19]*[.C400]^2+[.$H$20]*[.A400]*[.C400]^2+[.$H$21]*[.A400]^2*[.C400]^2+[.$H$22]*[.A400]^3*[.C400]^2+[.$H$23]*[.A400]^4*[.C400]^2+[.$H$24]*[.C400]^3+[.$H$25]*[.A400]*[.C400]^3+[.$H$26]*[.A400]^2*[.C400]^3+[.$H$27]*[.A400]^3*[.C400]^3+[.$H$28]*[.A400]^4*[.C400]^3+[.$H$29]*[.C400]^4+[.$H$30]*[.A400]*[.C400]^4+[.$H$31]*[.A400]^2*[.C400]^4+[.$H$32]*[.A400]^3*[.C400]^4+[.$H$33]*[.A400]^4*[.C400]^4" office:value-type="float" office:value="172.436370336133">
            <text:p>172.44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172.436370336133">
            <text:p>172.436370336133</text:p>
          </table:table-cell>
          <table:table-cell table:formula="of:=[.K400]-[.E400]" office:value-type="float" office:value="0">
            <text:p>0</text:p>
          </table:table-cell>
          <table:table-cell table:formula="of:=100*([.K400]-[.D400])/[.D400]" office:value-type="float" office:value="-0.0137015330321795">
            <text:p>-0.01370153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5">
            <text:p>25</text:p>
          </table:table-cell>
          <table:table-cell table:formula="of:=1.01325*[.B401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1]+[.$H$11]*[.A401]^2+[.$H$12]*[.A401]^3+[.$H$13]*[.A401]^4+[.$H$14]*[.C401]+[.$H$15]*[.A401]*[.C401]+[.$H$16]*[.A401]^2*[.C401]+[.$H$17]*[.A401]^3*[.C401]+[.$H$18]*[.A401]^4*[.C401]+[.$H$19]*[.C401]^2+[.$H$20]*[.A401]*[.C401]^2+[.$H$21]*[.A401]^2*[.C401]^2+[.$H$22]*[.A401]^3*[.C401]^2+[.$H$23]*[.A401]^4*[.C401]^2+[.$H$24]*[.C401]^3+[.$H$25]*[.A401]*[.C401]^3+[.$H$26]*[.A401]^2*[.C401]^3+[.$H$27]*[.A401]^3*[.C401]^3+[.$H$28]*[.A401]^4*[.C401]^3+[.$H$29]*[.C401]^4+[.$H$30]*[.A401]*[.C401]^4+[.$H$31]*[.A401]^2*[.C401]^4+[.$H$32]*[.A401]^3*[.C401]^4+[.$H$33]*[.A401]^4*[.C401]^4" office:value-type="float" office:value="172.443996456669">
            <text:p>172.4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172.443996456668">
            <text:p>172.443996456668</text:p>
          </table:table-cell>
          <table:table-cell table:formula="of:=[.K401]-[.E401]" office:value-type="float" office:value="0">
            <text:p>0</text:p>
          </table:table-cell>
          <table:table-cell table:formula="of:=100*([.K401]-[.D401])/[.D401]" office:value-type="float" office:value="-0.00927956820800275">
            <text:p>-0.0092795682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5">
            <text:p>25</text:p>
          </table:table-cell>
          <table:table-cell table:formula="of:=1.01325*[.B402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2]+[.$H$11]*[.A402]^2+[.$H$12]*[.A402]^3+[.$H$13]*[.A402]^4+[.$H$14]*[.C402]+[.$H$15]*[.A402]*[.C402]+[.$H$16]*[.A402]^2*[.C402]+[.$H$17]*[.A402]^3*[.C402]+[.$H$18]*[.A402]^4*[.C402]+[.$H$19]*[.C402]^2+[.$H$20]*[.A402]*[.C402]^2+[.$H$21]*[.A402]^2*[.C402]^2+[.$H$22]*[.A402]^3*[.C402]^2+[.$H$23]*[.A402]^4*[.C402]^2+[.$H$24]*[.C402]^3+[.$H$25]*[.A402]*[.C402]^3+[.$H$26]*[.A402]^2*[.C402]^3+[.$H$27]*[.A402]^3*[.C402]^3+[.$H$28]*[.A402]^4*[.C402]^3+[.$H$29]*[.C402]^4+[.$H$30]*[.A402]*[.C402]^4+[.$H$31]*[.A402]^2*[.C402]^4+[.$H$32]*[.A402]^3*[.C402]^4+[.$H$33]*[.A402]^4*[.C402]^4" office:value-type="float" office:value="172.452495791099">
            <text:p>172.45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172.452495791099">
            <text:p>172.452495791099</text:p>
          </table:table-cell>
          <table:table-cell table:formula="of:=[.K402]-[.E402]" office:value-type="float" office:value="0">
            <text:p>0</text:p>
          </table:table-cell>
          <table:table-cell table:formula="of:=100*([.K402]-[.D402])/[.D402]" office:value-type="float" office:value="-0.00435127502105389">
            <text:p>-0.0043512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5">
            <text:p>25</text:p>
          </table:table-cell>
          <table:table-cell table:formula="of:=1.01325*[.B403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3]+[.$H$11]*[.A403]^2+[.$H$12]*[.A403]^3+[.$H$13]*[.A403]^4+[.$H$14]*[.C403]+[.$H$15]*[.A403]*[.C403]+[.$H$16]*[.A403]^2*[.C403]+[.$H$17]*[.A403]^3*[.C403]+[.$H$18]*[.A403]^4*[.C403]+[.$H$19]*[.C403]^2+[.$H$20]*[.A403]*[.C403]^2+[.$H$21]*[.A403]^2*[.C403]^2+[.$H$22]*[.A403]^3*[.C403]^2+[.$H$23]*[.A403]^4*[.C403]^2+[.$H$24]*[.C403]^3+[.$H$25]*[.A403]*[.C403]^3+[.$H$26]*[.A403]^2*[.C403]^3+[.$H$27]*[.A403]^3*[.C403]^3+[.$H$28]*[.A403]^4*[.C403]^3+[.$H$29]*[.C403]^4+[.$H$30]*[.A403]*[.C403]^4+[.$H$31]*[.A403]^2*[.C403]^4+[.$H$32]*[.A403]^3*[.C403]^4+[.$H$33]*[.A403]^4*[.C403]^4" office:value-type="float" office:value="172.460916378295">
            <text:p>172.46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172.460916378294">
            <text:p>172.460916378294</text:p>
          </table:table-cell>
          <table:table-cell table:formula="of:=[.K403]-[.E403]" office:value-type="float" office:value="0">
            <text:p>0</text:p>
          </table:table-cell>
          <table:table-cell table:formula="of:=100*([.K403]-[.D403])/[.D403]" office:value-type="float" office:value="0.000531357007069179">
            <text:p>0.000531357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5">
            <text:p>25</text:p>
          </table:table-cell>
          <table:table-cell table:formula="of:=1.01325*[.B404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4]+[.$H$11]*[.A404]^2+[.$H$12]*[.A404]^3+[.$H$13]*[.A404]^4+[.$H$14]*[.C404]+[.$H$15]*[.A404]*[.C404]+[.$H$16]*[.A404]^2*[.C404]+[.$H$17]*[.A404]^3*[.C404]+[.$H$18]*[.A404]^4*[.C404]+[.$H$19]*[.C404]^2+[.$H$20]*[.A404]*[.C404]^2+[.$H$21]*[.A404]^2*[.C404]^2+[.$H$22]*[.A404]^3*[.C404]^2+[.$H$23]*[.A404]^4*[.C404]^2+[.$H$24]*[.C404]^3+[.$H$25]*[.A404]*[.C404]^3+[.$H$26]*[.A404]^2*[.C404]^3+[.$H$27]*[.A404]^3*[.C404]^3+[.$H$28]*[.A404]^4*[.C404]^3+[.$H$29]*[.C404]^4+[.$H$30]*[.A404]*[.C404]^4+[.$H$31]*[.A404]^2*[.C404]^4+[.$H$32]*[.A404]^3*[.C404]^4+[.$H$33]*[.A404]^4*[.C404]^4" office:value-type="float" office:value="172.468556989092">
            <text:p>172.47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172.468556989091">
            <text:p>172.468556989091</text:p>
          </table:table-cell>
          <table:table-cell table:formula="of:=[.K404]-[.E404]" office:value-type="float" office:value="0">
            <text:p>0</text:p>
          </table:table-cell>
          <table:table-cell table:formula="of:=100*([.K404]-[.D404])/[.D404]" office:value-type="float" office:value="0.00496172393093432">
            <text:p>0.004961723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5">
            <text:p>25</text:p>
          </table:table-cell>
          <table:table-cell table:formula="of:=1.01325*[.B405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5]+[.$H$11]*[.A405]^2+[.$H$12]*[.A405]^3+[.$H$13]*[.A405]^4+[.$H$14]*[.C405]+[.$H$15]*[.A405]*[.C405]+[.$H$16]*[.A405]^2*[.C405]+[.$H$17]*[.A405]^3*[.C405]+[.$H$18]*[.A405]^4*[.C405]+[.$H$19]*[.C405]^2+[.$H$20]*[.A405]*[.C405]^2+[.$H$21]*[.A405]^2*[.C405]^2+[.$H$22]*[.A405]^3*[.C405]^2+[.$H$23]*[.A405]^4*[.C405]^2+[.$H$24]*[.C405]^3+[.$H$25]*[.A405]*[.C405]^3+[.$H$26]*[.A405]^2*[.C405]^3+[.$H$27]*[.A405]^3*[.C405]^3+[.$H$28]*[.A405]^4*[.C405]^3+[.$H$29]*[.C405]^4+[.$H$30]*[.A405]*[.C405]^4+[.$H$31]*[.A405]^2*[.C405]^4+[.$H$32]*[.A405]^3*[.C405]^4+[.$H$33]*[.A405]^4*[.C405]^4" office:value-type="float" office:value="172.47496712629">
            <text:p>172.47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172.474967126289">
            <text:p>172.474967126289</text:p>
          </table:table-cell>
          <table:table-cell table:formula="of:=[.K405]-[.E405]" office:value-type="float" office:value="-0.0000000000007105427357601">
            <text:p>-0</text:p>
          </table:table-cell>
          <table:table-cell table:formula="of:=100*([.K405]-[.D405])/[.D405]" office:value-type="float" office:value="0.00867860738071479">
            <text:p>0.0086786074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5">
            <text:p>25</text:p>
          </table:table-cell>
          <table:table-cell table:formula="of:=1.01325*[.B406]" office:value-type="float" office:value="25.33125">
            <text:p>25.331250</text:p>
          </table:table-cell>
          <table:table-cell office:value-type="float" office:value="172.46">
            <text:p>172.46</text:p>
          </table:table-cell>
          <table:table-cell table:formula="of:=[.$H$9]+[.$H$10]*[.A406]+[.$H$11]*[.A406]^2+[.$H$12]*[.A406]^3+[.$H$13]*[.A406]^4+[.$H$14]*[.C406]+[.$H$15]*[.A406]*[.C406]+[.$H$16]*[.A406]^2*[.C406]+[.$H$17]*[.A406]^3*[.C406]+[.$H$18]*[.A406]^4*[.C406]+[.$H$19]*[.C406]^2+[.$H$20]*[.A406]*[.C406]^2+[.$H$21]*[.A406]^2*[.C406]^2+[.$H$22]*[.A406]^3*[.C406]^2+[.$H$23]*[.A406]^4*[.C406]^2+[.$H$24]*[.C406]^3+[.$H$25]*[.A406]*[.C406]^3+[.$H$26]*[.A406]^2*[.C406]^3+[.$H$27]*[.A406]^3*[.C406]^3+[.$H$28]*[.A406]^4*[.C406]^3+[.$H$29]*[.C406]^4+[.$H$30]*[.A406]*[.C406]^4+[.$H$31]*[.A406]^2*[.C406]^4+[.$H$32]*[.A406]^3*[.C406]^4+[.$H$33]*[.A406]^4*[.C406]^4" office:value-type="float" office:value="172.479947024652">
            <text:p>172.48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172.479947024652">
            <text:p>172.479947024652</text:p>
          </table:table-cell>
          <table:table-cell table:formula="of:=[.K406]-[.E406]" office:value-type="float" office:value="-0.000000000000767386154620908">
            <text:p>-0</text:p>
          </table:table-cell>
          <table:table-cell table:formula="of:=100*([.K406]-[.D406])/[.D406]" office:value-type="float" office:value="0.0115661745631945">
            <text:p>0.011566174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5">
            <text:p>25</text:p>
          </table:table-cell>
          <table:table-cell table:formula="of:=1.01325*[.B407]" office:value-type="float" office:value="25.33125">
            <text:p>25.331250</text:p>
          </table:table-cell>
          <table:table-cell office:value-type="float" office:value="172.47">
            <text:p>172.47</text:p>
          </table:table-cell>
          <table:table-cell table:formula="of:=[.$H$9]+[.$H$10]*[.A407]+[.$H$11]*[.A407]^2+[.$H$12]*[.A407]^3+[.$H$13]*[.A407]^4+[.$H$14]*[.C407]+[.$H$15]*[.A407]*[.C407]+[.$H$16]*[.A407]^2*[.C407]+[.$H$17]*[.A407]^3*[.C407]+[.$H$18]*[.A407]^4*[.C407]+[.$H$19]*[.C407]^2+[.$H$20]*[.A407]*[.C407]^2+[.$H$21]*[.A407]^2*[.C407]^2+[.$H$22]*[.A407]^3*[.C407]^2+[.$H$23]*[.A407]^4*[.C407]^2+[.$H$24]*[.C407]^3+[.$H$25]*[.A407]*[.C407]^3+[.$H$26]*[.A407]^2*[.C407]^3+[.$H$27]*[.A407]^3*[.C407]^3+[.$H$28]*[.A407]^4*[.C407]^3+[.$H$29]*[.C407]^4+[.$H$30]*[.A407]*[.C407]^4+[.$H$31]*[.A407]^2*[.C407]^4+[.$H$32]*[.A407]^3*[.C407]^4+[.$H$33]*[.A407]^4*[.C407]^4" office:value-type="float" office:value="172.483547650909">
            <text:p>172.48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172.483547650909">
            <text:p>172.483547650909</text:p>
          </table:table-cell>
          <table:table-cell table:formula="of:=[.K407]-[.E407]" office:value-type="float" office:value="-0.00000000000085265128291212">
            <text:p>-0</text:p>
          </table:table-cell>
          <table:table-cell table:formula="of:=100*([.K407]-[.D407])/[.D407]" office:value-type="float" office:value="0.00785507677189796">
            <text:p>0.0078550768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5">
            <text:p>25</text:p>
          </table:table-cell>
          <table:table-cell table:formula="of:=1.01325*[.B408]" office:value-type="float" office:value="25.33125">
            <text:p>25.331250</text:p>
          </table:table-cell>
          <table:table-cell office:value-type="float" office:value="172.47">
            <text:p>172.47</text:p>
          </table:table-cell>
          <table:table-cell table:formula="of:=[.$H$9]+[.$H$10]*[.A408]+[.$H$11]*[.A408]^2+[.$H$12]*[.A408]^3+[.$H$13]*[.A408]^4+[.$H$14]*[.C408]+[.$H$15]*[.A408]*[.C408]+[.$H$16]*[.A408]^2*[.C408]+[.$H$17]*[.A408]^3*[.C408]+[.$H$18]*[.A408]^4*[.C408]+[.$H$19]*[.C408]^2+[.$H$20]*[.A408]*[.C408]^2+[.$H$21]*[.A408]^2*[.C408]^2+[.$H$22]*[.A408]^3*[.C408]^2+[.$H$23]*[.A408]^4*[.C408]^2+[.$H$24]*[.C408]^3+[.$H$25]*[.A408]*[.C408]^3+[.$H$26]*[.A408]^2*[.C408]^3+[.$H$27]*[.A408]^3*[.C408]^3+[.$H$28]*[.A408]^4*[.C408]^3+[.$H$29]*[.C408]^4+[.$H$30]*[.A408]*[.C408]^4+[.$H$31]*[.A408]^2*[.C408]^4+[.$H$32]*[.A408]^3*[.C408]^4+[.$H$33]*[.A408]^4*[.C408]^4" office:value-type="float" office:value="172.486070703753">
            <text:p>172.49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172.486070703752">
            <text:p>172.486070703752</text:p>
          </table:table-cell>
          <table:table-cell table:formula="of:=[.K408]-[.E408]" office:value-type="float" office:value="-0.000000000000767386154620908">
            <text:p>-0</text:p>
          </table:table-cell>
          <table:table-cell table:formula="of:=100*([.K408]-[.D408])/[.D408]" office:value-type="float" office:value="0.00931797051794001">
            <text:p>0.0093179705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5">
            <text:p>25</text:p>
          </table:table-cell>
          <table:table-cell table:formula="of:=1.01325*[.B409]" office:value-type="float" office:value="25.33125">
            <text:p>25.331250</text:p>
          </table:table-cell>
          <table:table-cell office:value-type="float" office:value="172.47">
            <text:p>172.47</text:p>
          </table:table-cell>
          <table:table-cell table:formula="of:=[.$H$9]+[.$H$10]*[.A409]+[.$H$11]*[.A409]^2+[.$H$12]*[.A409]^3+[.$H$13]*[.A409]^4+[.$H$14]*[.C409]+[.$H$15]*[.A409]*[.C409]+[.$H$16]*[.A409]^2*[.C409]+[.$H$17]*[.A409]^3*[.C409]+[.$H$18]*[.A409]^4*[.C409]+[.$H$19]*[.C409]^2+[.$H$20]*[.A409]*[.C409]^2+[.$H$21]*[.A409]^2*[.C409]^2+[.$H$22]*[.A409]^3*[.C409]^2+[.$H$23]*[.A409]^4*[.C409]^2+[.$H$24]*[.C409]^3+[.$H$25]*[.A409]*[.C409]^3+[.$H$26]*[.A409]^2*[.C409]^3+[.$H$27]*[.A409]^3*[.C409]^3+[.$H$28]*[.A409]^4*[.C409]^3+[.$H$29]*[.C409]^4+[.$H$30]*[.A409]*[.C409]^4+[.$H$31]*[.A409]^2*[.C409]^4+[.$H$32]*[.A409]^3*[.C409]^4+[.$H$33]*[.A409]^4*[.C409]^4" office:value-type="float" office:value="172.488068613842">
            <text:p>172.49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172.488068613841">
            <text:p>172.488068613841</text:p>
          </table:table-cell>
          <table:table-cell table:formula="of:=[.K409]-[.E409]" office:value-type="float" office:value="-0.000000000000738964445190504">
            <text:p>-0</text:p>
          </table:table-cell>
          <table:table-cell table:formula="of:=100*([.K409]-[.D409])/[.D409]" office:value-type="float" office:value="0.0104763807275447">
            <text:p>0.0104763807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5">
            <text:p>25</text:p>
          </table:table-cell>
          <table:table-cell table:formula="of:=1.01325*[.B410]" office:value-type="float" office:value="25.33125">
            <text:p>25.331250</text:p>
          </table:table-cell>
          <table:table-cell office:value-type="float" office:value="172.48">
            <text:p>172.48</text:p>
          </table:table-cell>
          <table:table-cell table:formula="of:=[.$H$9]+[.$H$10]*[.A410]+[.$H$11]*[.A410]^2+[.$H$12]*[.A410]^3+[.$H$13]*[.A410]^4+[.$H$14]*[.C410]+[.$H$15]*[.A410]*[.C410]+[.$H$16]*[.A410]^2*[.C410]+[.$H$17]*[.A410]^3*[.C410]+[.$H$18]*[.A410]^4*[.C410]+[.$H$19]*[.C410]^2+[.$H$20]*[.A410]*[.C410]^2+[.$H$21]*[.A410]^2*[.C410]^2+[.$H$22]*[.A410]^3*[.C410]^2+[.$H$23]*[.A410]^4*[.C410]^2+[.$H$24]*[.C410]^3+[.$H$25]*[.A410]*[.C410]^3+[.$H$26]*[.A410]^2*[.C410]^3+[.$H$27]*[.A410]^3*[.C410]^3+[.$H$28]*[.A410]^4*[.C410]^3+[.$H$29]*[.C410]^4+[.$H$30]*[.A410]*[.C410]^4+[.$H$31]*[.A410]^2*[.C410]^4+[.$H$32]*[.A410]^3*[.C410]^4+[.$H$33]*[.A410]^4*[.C410]^4" office:value-type="float" office:value="172.490344543796">
            <text:p>172.49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172.490344543795">
            <text:p>172.490344543795</text:p>
          </table:table-cell>
          <table:table-cell table:formula="of:=[.K410]-[.E410]" office:value-type="float" office:value="-0.000000000000767386154620908">
            <text:p>-0</text:p>
          </table:table-cell>
          <table:table-cell table:formula="of:=100*([.K410]-[.D410])/[.D410]" office:value-type="float" office:value="0.00599753234891707">
            <text:p>0.0059975323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5">
            <text:p>25</text:p>
          </table:table-cell>
          <table:table-cell table:formula="of:=1.01325*[.B411]" office:value-type="float" office:value="25.33125">
            <text:p>25.331250</text:p>
          </table:table-cell>
          <table:table-cell office:value-type="float" office:value="172.49">
            <text:p>172.49</text:p>
          </table:table-cell>
          <table:table-cell table:formula="of:=[.$H$9]+[.$H$10]*[.A411]+[.$H$11]*[.A411]^2+[.$H$12]*[.A411]^3+[.$H$13]*[.A411]^4+[.$H$14]*[.C411]+[.$H$15]*[.A411]*[.C411]+[.$H$16]*[.A411]^2*[.C411]+[.$H$17]*[.A411]^3*[.C411]+[.$H$18]*[.A411]^4*[.C411]+[.$H$19]*[.C411]^2+[.$H$20]*[.A411]*[.C411]^2+[.$H$21]*[.A411]^2*[.C411]^2+[.$H$22]*[.A411]^3*[.C411]^2+[.$H$23]*[.A411]^4*[.C411]^2+[.$H$24]*[.C411]^3+[.$H$25]*[.A411]*[.C411]^3+[.$H$26]*[.A411]^2*[.C411]^3+[.$H$27]*[.A411]^3*[.C411]^3+[.$H$28]*[.A411]^4*[.C411]^3+[.$H$29]*[.C411]^4+[.$H$30]*[.A411]*[.C411]^4+[.$H$31]*[.A411]^2*[.C411]^4+[.$H$32]*[.A411]^3*[.C411]^4+[.$H$33]*[.A411]^4*[.C411]^4" office:value-type="float" office:value="172.493952388204">
            <text:p>172.49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string">
            <text:p><text:s/>172.493952388203</text:p>
          </table:table-cell>
          <table:table-cell table:formula="of:=[.K411]-[.E411]" office:value-type="float" office:value="-0.0000000000007105427357601">
            <text:p>-0</text:p>
          </table:table-cell>
          <table:table-cell table:formula="of:=100*([.K411]-[.D411])/[.D411]" office:value-type="float" office:value="0.00229137237115422">
            <text:p>0.0022913724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5">
            <text:p>25</text:p>
          </table:table-cell>
          <table:table-cell table:formula="of:=1.01325*[.B412]" office:value-type="float" office:value="25.33125">
            <text:p>25.331250</text:p>
          </table:table-cell>
          <table:table-cell office:value-type="float" office:value="172.51">
            <text:p>172.51</text:p>
          </table:table-cell>
          <table:table-cell table:formula="of:=[.$H$9]+[.$H$10]*[.A412]+[.$H$11]*[.A412]^2+[.$H$12]*[.A412]^3+[.$H$13]*[.A412]^4+[.$H$14]*[.C412]+[.$H$15]*[.A412]*[.C412]+[.$H$16]*[.A412]^2*[.C412]+[.$H$17]*[.A412]^3*[.C412]+[.$H$18]*[.A412]^4*[.C412]+[.$H$19]*[.C412]^2+[.$H$20]*[.A412]*[.C412]^2+[.$H$21]*[.A412]^2*[.C412]^2+[.$H$22]*[.A412]^3*[.C412]^2+[.$H$23]*[.A412]^4*[.C412]^2+[.$H$24]*[.C412]^3+[.$H$25]*[.A412]*[.C412]^3+[.$H$26]*[.A412]^2*[.C412]^3+[.$H$27]*[.A412]^3*[.C412]^3+[.$H$28]*[.A412]^4*[.C412]^3+[.$H$29]*[.C412]^4+[.$H$30]*[.A412]*[.C412]^4+[.$H$31]*[.A412]^2*[.C412]^4+[.$H$32]*[.A412]^3*[.C412]^4+[.$H$33]*[.A412]^4*[.C412]^4" office:value-type="float" office:value="172.500196773615">
            <text:p>172.50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172.500196773614">
            <text:p>172.500196773614</text:p>
          </table:table-cell>
          <table:table-cell table:formula="of:=[.K412]-[.E412]" office:value-type="float" office:value="0">
            <text:p>0</text:p>
          </table:table-cell>
          <table:table-cell table:formula="of:=100*([.K412]-[.D412])/[.D412]" office:value-type="float" office:value="-0.00568270035701353">
            <text:p>-0.0056827004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5">
            <text:p>25</text:p>
          </table:table-cell>
          <table:table-cell table:formula="of:=1.01325*[.B413]" office:value-type="float" office:value="25.33125">
            <text:p>25.331250</text:p>
          </table:table-cell>
          <table:table-cell office:value-type="float" office:value="172.52">
            <text:p>172.52</text:p>
          </table:table-cell>
          <table:table-cell table:formula="of:=[.$H$9]+[.$H$10]*[.A413]+[.$H$11]*[.A413]^2+[.$H$12]*[.A413]^3+[.$H$13]*[.A413]^4+[.$H$14]*[.C413]+[.$H$15]*[.A413]*[.C413]+[.$H$16]*[.A413]^2*[.C413]+[.$H$17]*[.A413]^3*[.C413]+[.$H$18]*[.A413]^4*[.C413]+[.$H$19]*[.C413]^2+[.$H$20]*[.A413]*[.C413]^2+[.$H$21]*[.A413]^2*[.C413]^2+[.$H$22]*[.A413]^3*[.C413]^2+[.$H$23]*[.A413]^4*[.C413]^2+[.$H$24]*[.C413]^3+[.$H$25]*[.A413]*[.C413]^3+[.$H$26]*[.A413]^2*[.C413]^3+[.$H$27]*[.A413]^3*[.C413]^3+[.$H$28]*[.A413]^4*[.C413]^3+[.$H$29]*[.C413]^4+[.$H$30]*[.A413]*[.C413]^4+[.$H$31]*[.A413]^2*[.C413]^4+[.$H$32]*[.A413]^3*[.C413]^4+[.$H$33]*[.A413]^4*[.C413]^4" office:value-type="float" office:value="172.510633058544">
            <text:p>172.51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172.510633058544">
            <text:p>172.510633058544</text:p>
          </table:table-cell>
          <table:table-cell table:formula="of:=[.K413]-[.E413]" office:value-type="float" office:value="0">
            <text:p>0</text:p>
          </table:table-cell>
          <table:table-cell table:formula="of:=100*([.K413]-[.D413])/[.D413]" office:value-type="float" office:value="-0.00542948148394837">
            <text:p>-0.0054294815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5">
            <text:p>25</text:p>
          </table:table-cell>
          <table:table-cell table:formula="of:=1.01325*[.B414]" office:value-type="float" office:value="25.33125">
            <text:p>25.331250</text:p>
          </table:table-cell>
          <table:table-cell office:value-type="float" office:value="172.55">
            <text:p>172.55</text:p>
          </table:table-cell>
          <table:table-cell table:formula="of:=[.$H$9]+[.$H$10]*[.A414]+[.$H$11]*[.A414]^2+[.$H$12]*[.A414]^3+[.$H$13]*[.A414]^4+[.$H$14]*[.C414]+[.$H$15]*[.A414]*[.C414]+[.$H$16]*[.A414]^2*[.C414]+[.$H$17]*[.A414]^3*[.C414]+[.$H$18]*[.A414]^4*[.C414]+[.$H$19]*[.C414]^2+[.$H$20]*[.A414]*[.C414]^2+[.$H$21]*[.A414]^2*[.C414]^2+[.$H$22]*[.A414]^3*[.C414]^2+[.$H$23]*[.A414]^4*[.C414]^2+[.$H$24]*[.C414]^3+[.$H$25]*[.A414]*[.C414]^3+[.$H$26]*[.A414]^2*[.C414]^3+[.$H$27]*[.A414]^3*[.C414]^3+[.$H$28]*[.A414]^4*[.C414]^3+[.$H$29]*[.C414]^4+[.$H$30]*[.A414]*[.C414]^4+[.$H$31]*[.A414]^2*[.C414]^4+[.$H$32]*[.A414]^3*[.C414]^4+[.$H$33]*[.A414]^4*[.C414]^4" office:value-type="float" office:value="172.527067333472">
            <text:p>172.5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172.527067333472">
            <text:p>172.527067333472</text:p>
          </table:table-cell>
          <table:table-cell table:formula="of:=[.K414]-[.E414]" office:value-type="float" office:value="0">
            <text:p>0</text:p>
          </table:table-cell>
          <table:table-cell table:formula="of:=100*([.K414]-[.D414])/[.D414]" office:value-type="float" office:value="-0.0132904471332478">
            <text:p>-0.0132904471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5">
            <text:p>25</text:p>
          </table:table-cell>
          <table:table-cell table:formula="of:=1.01325*[.B415]" office:value-type="float" office:value="25.33125">
            <text:p>25.331250</text:p>
          </table:table-cell>
          <table:table-cell office:value-type="float" office:value="172.58">
            <text:p>172.58</text:p>
          </table:table-cell>
          <table:table-cell table:formula="of:=[.$H$9]+[.$H$10]*[.A415]+[.$H$11]*[.A415]^2+[.$H$12]*[.A415]^3+[.$H$13]*[.A415]^4+[.$H$14]*[.C415]+[.$H$15]*[.A415]*[.C415]+[.$H$16]*[.A415]^2*[.C415]+[.$H$17]*[.A415]^3*[.C415]+[.$H$18]*[.A415]^4*[.C415]+[.$H$19]*[.C415]^2+[.$H$20]*[.A415]*[.C415]^2+[.$H$21]*[.A415]^2*[.C415]^2+[.$H$22]*[.A415]^3*[.C415]^2+[.$H$23]*[.A415]^4*[.C415]^2+[.$H$24]*[.C415]^3+[.$H$25]*[.A415]*[.C415]^3+[.$H$26]*[.A415]^2*[.C415]^3+[.$H$27]*[.A415]^3*[.C415]^3+[.$H$28]*[.A415]^4*[.C415]^3+[.$H$29]*[.C415]^4+[.$H$30]*[.A415]*[.C415]^4+[.$H$31]*[.A415]^2*[.C415]^4+[.$H$32]*[.A415]^3*[.C415]^4+[.$H$33]*[.A415]^4*[.C415]^4" office:value-type="float" office:value="172.551556420842">
            <text:p>172.55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172.551556420842">
            <text:p>172.551556420842</text:p>
          </table:table-cell>
          <table:table-cell table:formula="of:=[.K415]-[.E415]" office:value-type="float" office:value="0">
            <text:p>0</text:p>
          </table:table-cell>
          <table:table-cell table:formula="of:=100*([.K415]-[.D415])/[.D415]" office:value-type="float" office:value="-0.0164813878540418">
            <text:p>-0.0164813879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5">
            <text:p>25</text:p>
          </table:table-cell>
          <table:table-cell table:formula="of:=1.01325*[.B416]" office:value-type="float" office:value="25.33125">
            <text:p>25.331250</text:p>
          </table:table-cell>
          <table:table-cell office:value-type="float" office:value="172.62">
            <text:p>172.62</text:p>
          </table:table-cell>
          <table:table-cell table:formula="of:=[.$H$9]+[.$H$10]*[.A416]+[.$H$11]*[.A416]^2+[.$H$12]*[.A416]^3+[.$H$13]*[.A416]^4+[.$H$14]*[.C416]+[.$H$15]*[.A416]*[.C416]+[.$H$16]*[.A416]^2*[.C416]+[.$H$17]*[.A416]^3*[.C416]+[.$H$18]*[.A416]^4*[.C416]+[.$H$19]*[.C416]^2+[.$H$20]*[.A416]*[.C416]^2+[.$H$21]*[.A416]^2*[.C416]^2+[.$H$22]*[.A416]^3*[.C416]^2+[.$H$23]*[.A416]^4*[.C416]^2+[.$H$24]*[.C416]^3+[.$H$25]*[.A416]*[.C416]^3+[.$H$26]*[.A416]^2*[.C416]^3+[.$H$27]*[.A416]^3*[.C416]^3+[.$H$28]*[.A416]^4*[.C416]^3+[.$H$29]*[.C416]^4+[.$H$30]*[.A416]*[.C416]^4+[.$H$31]*[.A416]^2*[.C416]^4+[.$H$32]*[.A416]^3*[.C416]^4+[.$H$33]*[.A416]^4*[.C416]^4" office:value-type="float" office:value="172.586407875062">
            <text:p>172.59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72.586407875062">
            <text:p>172.586407875062</text:p>
          </table:table-cell>
          <table:table-cell table:formula="of:=[.K416]-[.E416]" office:value-type="float" office:value="0">
            <text:p>0</text:p>
          </table:table-cell>
          <table:table-cell table:formula="of:=100*([.K416]-[.D416])/[.D416]" office:value-type="float" office:value="-0.0194601581150477">
            <text:p>-0.019460158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5">
            <text:p>25</text:p>
          </table:table-cell>
          <table:table-cell table:formula="of:=1.01325*[.B417]" office:value-type="float" office:value="25.33125">
            <text:p>25.331250</text:p>
          </table:table-cell>
          <table:table-cell office:value-type="float" office:value="172.67">
            <text:p>172.67</text:p>
          </table:table-cell>
          <table:table-cell table:formula="of:=[.$H$9]+[.$H$10]*[.A417]+[.$H$11]*[.A417]^2+[.$H$12]*[.A417]^3+[.$H$13]*[.A417]^4+[.$H$14]*[.C417]+[.$H$15]*[.A417]*[.C417]+[.$H$16]*[.A417]^2*[.C417]+[.$H$17]*[.A417]^3*[.C417]+[.$H$18]*[.A417]^4*[.C417]+[.$H$19]*[.C417]^2+[.$H$20]*[.A417]*[.C417]^2+[.$H$21]*[.A417]^2*[.C417]^2+[.$H$22]*[.A417]^3*[.C417]^2+[.$H$23]*[.A417]^4*[.C417]^2+[.$H$24]*[.C417]^3+[.$H$25]*[.A417]*[.C417]^3+[.$H$26]*[.A417]^2*[.C417]^3+[.$H$27]*[.A417]^3*[.C417]^3+[.$H$28]*[.A417]^4*[.C417]^3+[.$H$29]*[.C417]^4+[.$H$30]*[.A417]*[.C417]^4+[.$H$31]*[.A417]^2*[.C417]^4+[.$H$32]*[.A417]^3*[.C417]^4+[.$H$33]*[.A417]^4*[.C417]^4" office:value-type="float" office:value="172.634179982505">
            <text:p>172.6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72.634179982505">
            <text:p>172.634179982505</text:p>
          </table:table-cell>
          <table:table-cell table:formula="of:=[.K417]-[.E417]" office:value-type="float" office:value="0">
            <text:p>0</text:p>
          </table:table-cell>
          <table:table-cell table:formula="of:=100*([.K417]-[.D417])/[.D417]" office:value-type="float" office:value="-0.0207447833989107">
            <text:p>-0.0207447834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5">
            <text:p>25</text:p>
          </table:table-cell>
          <table:table-cell table:formula="of:=1.01325*[.B418]" office:value-type="float" office:value="25.33125">
            <text:p>25.331250</text:p>
          </table:table-cell>
          <table:table-cell office:value-type="float" office:value="172.73">
            <text:p>172.73</text:p>
          </table:table-cell>
          <table:table-cell table:formula="of:=[.$H$9]+[.$H$10]*[.A418]+[.$H$11]*[.A418]^2+[.$H$12]*[.A418]^3+[.$H$13]*[.A418]^4+[.$H$14]*[.C418]+[.$H$15]*[.A418]*[.C418]+[.$H$16]*[.A418]^2*[.C418]+[.$H$17]*[.A418]^3*[.C418]+[.$H$18]*[.A418]^4*[.C418]+[.$H$19]*[.C418]^2+[.$H$20]*[.A418]*[.C418]^2+[.$H$21]*[.A418]^2*[.C418]^2+[.$H$22]*[.A418]^3*[.C418]^2+[.$H$23]*[.A418]^4*[.C418]^2+[.$H$24]*[.C418]^3+[.$H$25]*[.A418]*[.C418]^3+[.$H$26]*[.A418]^2*[.C418]^3+[.$H$27]*[.A418]^3*[.C418]^3+[.$H$28]*[.A418]^4*[.C418]^3+[.$H$29]*[.C418]^4+[.$H$30]*[.A418]*[.C418]^4+[.$H$31]*[.A418]^2*[.C418]^4+[.$H$32]*[.A418]^3*[.C418]^4+[.$H$33]*[.A418]^4*[.C418]^4" office:value-type="float" office:value="172.697681761509">
            <text:p>172.70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172.697681761509">
            <text:p>172.697681761509</text:p>
          </table:table-cell>
          <table:table-cell table:formula="of:=[.K418]-[.E418]" office:value-type="float" office:value="0">
            <text:p>0</text:p>
          </table:table-cell>
          <table:table-cell table:formula="of:=100*([.K418]-[.D418])/[.D418]" office:value-type="float" office:value="-0.018710263701268">
            <text:p>-0.0187102637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5">
            <text:p>25</text:p>
          </table:table-cell>
          <table:table-cell table:formula="of:=1.01325*[.B419]" office:value-type="float" office:value="25.33125">
            <text:p>25.331250</text:p>
          </table:table-cell>
          <table:table-cell office:value-type="float" office:value="172.82">
            <text:p>172.82</text:p>
          </table:table-cell>
          <table:table-cell table:formula="of:=[.$H$9]+[.$H$10]*[.A419]+[.$H$11]*[.A419]^2+[.$H$12]*[.A419]^3+[.$H$13]*[.A419]^4+[.$H$14]*[.C419]+[.$H$15]*[.A419]*[.C419]+[.$H$16]*[.A419]^2*[.C419]+[.$H$17]*[.A419]^3*[.C419]+[.$H$18]*[.A419]^4*[.C419]+[.$H$19]*[.C419]^2+[.$H$20]*[.A419]*[.C419]^2+[.$H$21]*[.A419]^2*[.C419]^2+[.$H$22]*[.A419]^3*[.C419]^2+[.$H$23]*[.A419]^4*[.C419]^2+[.$H$24]*[.C419]^3+[.$H$25]*[.A419]*[.C419]^3+[.$H$26]*[.A419]^2*[.C419]^3+[.$H$27]*[.A419]^3*[.C419]^3+[.$H$28]*[.A419]^4*[.C419]^3+[.$H$29]*[.C419]^4+[.$H$30]*[.A419]*[.C419]^4+[.$H$31]*[.A419]^2*[.C419]^4+[.$H$32]*[.A419]^3*[.C419]^4+[.$H$33]*[.A419]^4*[.C419]^4" office:value-type="float" office:value="172.779972962374">
            <text:p>172.78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172.779972962374">
            <text:p>172.779972962374</text:p>
          </table:table-cell>
          <table:table-cell table:formula="of:=[.K419]-[.E419]" office:value-type="float" office:value="0">
            <text:p>0</text:p>
          </table:table-cell>
          <table:table-cell table:formula="of:=100*([.K419]-[.D419])/[.D419]" office:value-type="float" office:value="-0.0231611142377074">
            <text:p>-0.0231611142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5">
            <text:p>25</text:p>
          </table:table-cell>
          <table:table-cell table:formula="of:=1.01325*[.B420]" office:value-type="float" office:value="25.33125">
            <text:p>25.331250</text:p>
          </table:table-cell>
          <table:table-cell office:value-type="float" office:value="172.91">
            <text:p>172.91</text:p>
          </table:table-cell>
          <table:table-cell table:formula="of:=[.$H$9]+[.$H$10]*[.A420]+[.$H$11]*[.A420]^2+[.$H$12]*[.A420]^3+[.$H$13]*[.A420]^4+[.$H$14]*[.C420]+[.$H$15]*[.A420]*[.C420]+[.$H$16]*[.A420]^2*[.C420]+[.$H$17]*[.A420]^3*[.C420]+[.$H$18]*[.A420]^4*[.C420]+[.$H$19]*[.C420]^2+[.$H$20]*[.A420]*[.C420]^2+[.$H$21]*[.A420]^2*[.C420]^2+[.$H$22]*[.A420]^3*[.C420]^2+[.$H$23]*[.A420]^4*[.C420]^2+[.$H$24]*[.C420]^3+[.$H$25]*[.A420]*[.C420]^3+[.$H$26]*[.A420]^2*[.C420]^3+[.$H$27]*[.A420]^3*[.C420]^3+[.$H$28]*[.A420]^4*[.C420]^3+[.$H$29]*[.C420]^4+[.$H$30]*[.A420]*[.C420]^4+[.$H$31]*[.A420]^2*[.C420]^4+[.$H$32]*[.A420]^3*[.C420]^4+[.$H$33]*[.A420]^4*[.C420]^4" office:value-type="float" office:value="172.884364067367">
            <text:p>172.88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172.884364067368">
            <text:p>172.884364067368</text:p>
          </table:table-cell>
          <table:table-cell table:formula="of:=[.K420]-[.E420]" office:value-type="float" office:value="0">
            <text:p>0</text:p>
          </table:table-cell>
          <table:table-cell table:formula="of:=100*([.K420]-[.D420])/[.D420]" office:value-type="float" office:value="-0.0148261712060512">
            <text:p>-0.0148261712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5">
            <text:p>25</text:p>
          </table:table-cell>
          <table:table-cell table:formula="of:=1.01325*[.B421]" office:value-type="float" office:value="25.33125">
            <text:p>25.331250</text:p>
          </table:table-cell>
          <table:table-cell office:value-type="float" office:value="173.03">
            <text:p>173.03</text:p>
          </table:table-cell>
          <table:table-cell table:formula="of:=[.$H$9]+[.$H$10]*[.A421]+[.$H$11]*[.A421]^2+[.$H$12]*[.A421]^3+[.$H$13]*[.A421]^4+[.$H$14]*[.C421]+[.$H$15]*[.A421]*[.C421]+[.$H$16]*[.A421]^2*[.C421]+[.$H$17]*[.A421]^3*[.C421]+[.$H$18]*[.A421]^4*[.C421]+[.$H$19]*[.C421]^2+[.$H$20]*[.A421]*[.C421]^2+[.$H$21]*[.A421]^2*[.C421]^2+[.$H$22]*[.A421]^3*[.C421]^2+[.$H$23]*[.A421]^4*[.C421]^2+[.$H$24]*[.C421]^3+[.$H$25]*[.A421]*[.C421]^3+[.$H$26]*[.A421]^2*[.C421]^3+[.$H$27]*[.A421]^3*[.C421]^3+[.$H$28]*[.A421]^4*[.C421]^3+[.$H$29]*[.C421]^4+[.$H$30]*[.A421]*[.C421]^4+[.$H$31]*[.A421]^2*[.C421]^4+[.$H$32]*[.A421]^3*[.C421]^4+[.$H$33]*[.A421]^4*[.C421]^4" office:value-type="float" office:value="173.014416290719">
            <text:p>173.01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173.014416290719">
            <text:p>173.014416290719</text:p>
          </table:table-cell>
          <table:table-cell table:formula="of:=[.K421]-[.E421]" office:value-type="float" office:value="0">
            <text:p>0</text:p>
          </table:table-cell>
          <table:table-cell table:formula="of:=100*([.K421]-[.D421])/[.D421]" office:value-type="float" office:value="-0.00900636264278115">
            <text:p>-0.0090063626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5">
            <text:p>25</text:p>
          </table:table-cell>
          <table:table-cell table:formula="of:=1.01325*[.B422]" office:value-type="float" office:value="25.33125">
            <text:p>25.331250</text:p>
          </table:table-cell>
          <table:table-cell office:value-type="float" office:value="173.17">
            <text:p>173.17</text:p>
          </table:table-cell>
          <table:table-cell table:formula="of:=[.$H$9]+[.$H$10]*[.A422]+[.$H$11]*[.A422]^2+[.$H$12]*[.A422]^3+[.$H$13]*[.A422]^4+[.$H$14]*[.C422]+[.$H$15]*[.A422]*[.C422]+[.$H$16]*[.A422]^2*[.C422]+[.$H$17]*[.A422]^3*[.C422]+[.$H$18]*[.A422]^4*[.C422]+[.$H$19]*[.C422]^2+[.$H$20]*[.A422]*[.C422]^2+[.$H$21]*[.A422]^2*[.C422]^2+[.$H$22]*[.A422]^3*[.C422]^2+[.$H$23]*[.A422]^4*[.C422]^2+[.$H$24]*[.C422]^3+[.$H$25]*[.A422]*[.C422]^3+[.$H$26]*[.A422]^2*[.C422]^3+[.$H$27]*[.A422]^3*[.C422]^3+[.$H$28]*[.A422]^4*[.C422]^3+[.$H$29]*[.C422]^4+[.$H$30]*[.A422]*[.C422]^4+[.$H$31]*[.A422]^2*[.C422]^4+[.$H$32]*[.A422]^3*[.C422]^4+[.$H$33]*[.A422]^4*[.C422]^4" office:value-type="float" office:value="173.173941578623">
            <text:p>173.17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173.173941578624">
            <text:p>173.173941578624</text:p>
          </table:table-cell>
          <table:table-cell table:formula="of:=[.K422]-[.E422]" office:value-type="float" office:value="0">
            <text:p>0</text:p>
          </table:table-cell>
          <table:table-cell table:formula="of:=100*([.K422]-[.D422])/[.D422]" office:value-type="float" office:value="0.00227613248455915">
            <text:p>0.0022761325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5">
            <text:p>25</text:p>
          </table:table-cell>
          <table:table-cell table:formula="of:=1.01325*[.B423]" office:value-type="float" office:value="25.33125">
            <text:p>25.331250</text:p>
          </table:table-cell>
          <table:table-cell office:value-type="float" office:value="173.35">
            <text:p>173.35</text:p>
          </table:table-cell>
          <table:table-cell table:formula="of:=[.$H$9]+[.$H$10]*[.A423]+[.$H$11]*[.A423]^2+[.$H$12]*[.A423]^3+[.$H$13]*[.A423]^4+[.$H$14]*[.C423]+[.$H$15]*[.A423]*[.C423]+[.$H$16]*[.A423]^2*[.C423]+[.$H$17]*[.A423]^3*[.C423]+[.$H$18]*[.A423]^4*[.C423]+[.$H$19]*[.C423]^2+[.$H$20]*[.A423]*[.C423]^2+[.$H$21]*[.A423]^2*[.C423]^2+[.$H$22]*[.A423]^3*[.C423]^2+[.$H$23]*[.A423]^4*[.C423]^2+[.$H$24]*[.C423]^3+[.$H$25]*[.A423]*[.C423]^3+[.$H$26]*[.A423]^2*[.C423]^3+[.$H$27]*[.A423]^3*[.C423]^3+[.$H$28]*[.A423]^4*[.C423]^3+[.$H$29]*[.C423]^4+[.$H$30]*[.A423]*[.C423]^4+[.$H$31]*[.A423]^2*[.C423]^4+[.$H$32]*[.A423]^3*[.C423]^4+[.$H$33]*[.A423]^4*[.C423]^4" office:value-type="float" office:value="173.36700260924">
            <text:p>173.37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173.36700260924">
            <text:p>173.36700260924</text:p>
          </table:table-cell>
          <table:table-cell table:formula="of:=[.K423]-[.E423]" office:value-type="float" office:value="0">
            <text:p>0</text:p>
          </table:table-cell>
          <table:table-cell table:formula="of:=100*([.K423]-[.D423])/[.D423]" office:value-type="float" office:value="0.00980825453701172">
            <text:p>0.0098082545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5">
            <text:p>25</text:p>
          </table:table-cell>
          <table:table-cell table:formula="of:=1.01325*[.B424]" office:value-type="float" office:value="25.33125">
            <text:p>25.331250</text:p>
          </table:table-cell>
          <table:table-cell office:value-type="float" office:value="173.56">
            <text:p>173.56</text:p>
          </table:table-cell>
          <table:table-cell table:formula="of:=[.$H$9]+[.$H$10]*[.A424]+[.$H$11]*[.A424]^2+[.$H$12]*[.A424]^3+[.$H$13]*[.A424]^4+[.$H$14]*[.C424]+[.$H$15]*[.A424]*[.C424]+[.$H$16]*[.A424]^2*[.C424]+[.$H$17]*[.A424]^3*[.C424]+[.$H$18]*[.A424]^4*[.C424]+[.$H$19]*[.C424]^2+[.$H$20]*[.A424]*[.C424]^2+[.$H$21]*[.A424]^2*[.C424]^2+[.$H$22]*[.A424]^3*[.C424]^2+[.$H$23]*[.A424]^4*[.C424]^2+[.$H$24]*[.C424]^3+[.$H$25]*[.A424]*[.C424]^3+[.$H$26]*[.A424]^2*[.C424]^3+[.$H$27]*[.A424]^3*[.C424]^3+[.$H$28]*[.A424]^4*[.C424]^3+[.$H$29]*[.C424]^4+[.$H$30]*[.A424]*[.C424]^4+[.$H$31]*[.A424]^2*[.C424]^4+[.$H$32]*[.A424]^3*[.C424]^4+[.$H$33]*[.A424]^4*[.C424]^4" office:value-type="float" office:value="173.597912792691">
            <text:p>173.60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173.597912792692">
            <text:p>173.597912792692</text:p>
          </table:table-cell>
          <table:table-cell table:formula="of:=[.K424]-[.E424]" office:value-type="float" office:value="0">
            <text:p>0</text:p>
          </table:table-cell>
          <table:table-cell table:formula="of:=100*([.K424]-[.D424])/[.D424]" office:value-type="float" office:value="0.0218441995228648">
            <text:p>0.0218441995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5">
            <text:p>25</text:p>
          </table:table-cell>
          <table:table-cell table:formula="of:=1.01325*[.B425]" office:value-type="float" office:value="25.33125">
            <text:p>25.331250</text:p>
          </table:table-cell>
          <table:table-cell office:value-type="float" office:value="173.82">
            <text:p>173.82</text:p>
          </table:table-cell>
          <table:table-cell table:formula="of:=[.$H$9]+[.$H$10]*[.A425]+[.$H$11]*[.A425]^2+[.$H$12]*[.A425]^3+[.$H$13]*[.A425]^4+[.$H$14]*[.C425]+[.$H$15]*[.A425]*[.C425]+[.$H$16]*[.A425]^2*[.C425]+[.$H$17]*[.A425]^3*[.C425]+[.$H$18]*[.A425]^4*[.C425]+[.$H$19]*[.C425]^2+[.$H$20]*[.A425]*[.C425]^2+[.$H$21]*[.A425]^2*[.C425]^2+[.$H$22]*[.A425]^3*[.C425]^2+[.$H$23]*[.A425]^4*[.C425]^2+[.$H$24]*[.C425]^3+[.$H$25]*[.A425]*[.C425]^3+[.$H$26]*[.A425]^2*[.C425]^3+[.$H$27]*[.A425]^3*[.C425]^3+[.$H$28]*[.A425]^4*[.C425]^3+[.$H$29]*[.C425]^4+[.$H$30]*[.A425]*[.C425]^4+[.$H$31]*[.A425]^2*[.C425]^4+[.$H$32]*[.A425]^3*[.C425]^4+[.$H$33]*[.A425]^4*[.C425]^4" office:value-type="float" office:value="173.871236271067">
            <text:p>173.87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173.871236271067">
            <text:p>173.871236271067</text:p>
          </table:table-cell>
          <table:table-cell table:formula="of:=[.K425]-[.E425]" office:value-type="float" office:value="0">
            <text:p>0</text:p>
          </table:table-cell>
          <table:table-cell table:formula="of:=100*([.K425]-[.D425])/[.D425]" office:value-type="float" office:value="0.0294766258585949">
            <text:p>0.0294766259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5">
            <text:p>25</text:p>
          </table:table-cell>
          <table:table-cell table:formula="of:=1.01325*[.B426]" office:value-type="float" office:value="25.33125">
            <text:p>25.331250</text:p>
          </table:table-cell>
          <table:table-cell office:value-type="float" office:value="174.13">
            <text:p>174.13</text:p>
          </table:table-cell>
          <table:table-cell table:formula="of:=[.$H$9]+[.$H$10]*[.A426]+[.$H$11]*[.A426]^2+[.$H$12]*[.A426]^3+[.$H$13]*[.A426]^4+[.$H$14]*[.C426]+[.$H$15]*[.A426]*[.C426]+[.$H$16]*[.A426]^2*[.C426]+[.$H$17]*[.A426]^3*[.C426]+[.$H$18]*[.A426]^4*[.C426]+[.$H$19]*[.C426]^2+[.$H$20]*[.A426]*[.C426]^2+[.$H$21]*[.A426]^2*[.C426]^2+[.$H$22]*[.A426]^3*[.C426]^2+[.$H$23]*[.A426]^4*[.C426]^2+[.$H$24]*[.C426]^3+[.$H$25]*[.A426]*[.C426]^3+[.$H$26]*[.A426]^2*[.C426]^3+[.$H$27]*[.A426]^3*[.C426]^3+[.$H$28]*[.A426]^4*[.C426]^3+[.$H$29]*[.C426]^4+[.$H$30]*[.A426]*[.C426]^4+[.$H$31]*[.A426]^2*[.C426]^4+[.$H$32]*[.A426]^3*[.C426]^4+[.$H$33]*[.A426]^4*[.C426]^4" office:value-type="float" office:value="174.191787918419">
            <text:p>174.19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string">
            <text:p><text:s/>174.191787918419</text:p>
          </table:table-cell>
          <table:table-cell table:formula="of:=[.K426]-[.E426]" office:value-type="float" office:value="0">
            <text:p>0</text:p>
          </table:table-cell>
          <table:table-cell table:formula="of:=100*([.K426]-[.D426])/[.D426]" office:value-type="float" office:value="0.0354837870665678">
            <text:p>0.035483787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5">
            <text:p>25</text:p>
          </table:table-cell>
          <table:table-cell table:formula="of:=1.01325*[.B427]" office:value-type="float" office:value="25.33125">
            <text:p>25.331250</text:p>
          </table:table-cell>
          <table:table-cell office:value-type="float" office:value="174.57">
            <text:p>174.57</text:p>
          </table:table-cell>
          <table:table-cell table:formula="of:=[.$H$9]+[.$H$10]*[.A427]+[.$H$11]*[.A427]^2+[.$H$12]*[.A427]^3+[.$H$13]*[.A427]^4+[.$H$14]*[.C427]+[.$H$15]*[.A427]*[.C427]+[.$H$16]*[.A427]^2*[.C427]+[.$H$17]*[.A427]^3*[.C427]+[.$H$18]*[.A427]^4*[.C427]+[.$H$19]*[.C427]^2+[.$H$20]*[.A427]*[.C427]^2+[.$H$21]*[.A427]^2*[.C427]^2+[.$H$22]*[.A427]^3*[.C427]^2+[.$H$23]*[.A427]^4*[.C427]^2+[.$H$24]*[.C427]^3+[.$H$25]*[.A427]*[.C427]^3+[.$H$26]*[.A427]^2*[.C427]^3+[.$H$27]*[.A427]^3*[.C427]^3+[.$H$28]*[.A427]^4*[.C427]^3+[.$H$29]*[.C427]^4+[.$H$30]*[.A427]*[.C427]^4+[.$H$31]*[.A427]^2*[.C427]^4+[.$H$32]*[.A427]^3*[.C427]^4+[.$H$33]*[.A427]^4*[.C427]^4" office:value-type="float" office:value="174.564633340763">
            <text:p>174.56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174.564633340763">
            <text:p>174.564633340763</text:p>
          </table:table-cell>
          <table:table-cell table:formula="of:=[.K427]-[.E427]" office:value-type="float" office:value="0">
            <text:p>0</text:p>
          </table:table-cell>
          <table:table-cell table:formula="of:=100*([.K427]-[.D427])/[.D427]" office:value-type="float" office:value="-0.00307421620942012">
            <text:p>-0.0030742162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5">
            <text:p>25</text:p>
          </table:table-cell>
          <table:table-cell table:formula="of:=1.01325*[.B428]" office:value-type="float" office:value="25.33125">
            <text:p>25.331250</text:p>
          </table:table-cell>
          <table:table-cell office:value-type="float" office:value="175.12">
            <text:p>175.12</text:p>
          </table:table-cell>
          <table:table-cell table:formula="of:=[.$H$9]+[.$H$10]*[.A428]+[.$H$11]*[.A428]^2+[.$H$12]*[.A428]^3+[.$H$13]*[.A428]^4+[.$H$14]*[.C428]+[.$H$15]*[.A428]*[.C428]+[.$H$16]*[.A428]^2*[.C428]+[.$H$17]*[.A428]^3*[.C428]+[.$H$18]*[.A428]^4*[.C428]+[.$H$19]*[.C428]^2+[.$H$20]*[.A428]*[.C428]^2+[.$H$21]*[.A428]^2*[.C428]^2+[.$H$22]*[.A428]^3*[.C428]^2+[.$H$23]*[.A428]^4*[.C428]^2+[.$H$24]*[.C428]^3+[.$H$25]*[.A428]*[.C428]^3+[.$H$26]*[.A428]^2*[.C428]^3+[.$H$27]*[.A428]^3*[.C428]^3+[.$H$28]*[.A428]^4*[.C428]^3+[.$H$29]*[.C428]^4+[.$H$30]*[.A428]*[.C428]^4+[.$H$31]*[.A428]^2*[.C428]^4+[.$H$32]*[.A428]^3*[.C428]^4+[.$H$33]*[.A428]^4*[.C428]^4" office:value-type="float" office:value="174.995088876082">
            <text:p>175.00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174.995088876081">
            <text:p>174.995088876081</text:p>
          </table:table-cell>
          <table:table-cell table:formula="of:=[.K428]-[.E428]" office:value-type="float" office:value="0">
            <text:p>0</text:p>
          </table:table-cell>
          <table:table-cell table:formula="of:=100*([.K428]-[.D428])/[.D428]" office:value-type="float" office:value="-0.0713288738685436">
            <text:p>-0.0713288739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Alpha" table:style-name="ta1" table:print="false">
        <table:table-column table:style-name="co14" table:default-cell-style-name="ce2"/>
        <table:table-column table:style-name="co15" table:default-cell-style-name="Default"/>
        <table:table-column table:style-name="co3" table:default-cell-style-name="ce9"/>
        <table:table-column table:style-name="co3" table:default-cell-style-name="ce10"/>
        <table:table-column table:style-name="co16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3" table:default-cell-style-name="ce2"/>
        <table:table-column table:style-name="co25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office:value-type="string">
            <text:p>COLUMNS A-H are from RhosAmps.ods Sheet 5 (with a wide table version on Sheet 3)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2"/>
          <table:table-cell table:style-name="ce10"/>
          <table:table-cell/>
          <table:table-cell table:style-name="Default"/>
          <table:table-cell table:number-columns-repeated="2"/>
          <table:table-cell office:value-type="string">
            <text:p>Max&amp;Min %diff</text:p>
          </table:table-cell>
          <table:table-cell/>
          <table:table-cell table:style-name="Default"/>
          <table:table-cell/>
          <table:table-cell office:value-type="string">
            <text:p>Max&amp;Min %diff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2"/>
          <table:table-cell table:style-name="ce10"/>
          <table:table-cell/>
          <table:table-cell table:style-name="Default"/>
          <table:table-cell table:number-columns-repeated="2"/>
          <table:table-cell table:formula="of:=MAX([.M9:.M428])" office:value-type="float" office:value="100267.153344998">
            <text:p>100267.153344998</text:p>
          </table:table-cell>
          <table:table-cell/>
          <table:table-cell table:style-name="Default"/>
          <table:table-cell/>
          <table:table-cell table:formula="of:=MAX([.Q9:.Q428])" office:value-type="float" office:value="83260.0587332576">
            <text:p>83260.058733257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Alpha (Thermal Expansion Coefficient) data from Brooks and Donnelly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ce10"/>
          <table:table-cell/>
          <table:table-cell table:style-name="Default"/>
          <table:table-cell table:number-columns-repeated="2"/>
          <table:table-cell table:formula="of:=MIN([.M9:.M428])" office:value-type="float" office:value="-684743.823876288">
            <text:p>-684743.823876288</text:p>
          </table:table-cell>
          <table:table-cell/>
          <table:table-cell table:style-name="Default"/>
          <table:table-cell/>
          <table:table-cell table:formula="of:=MIN([.Q9:.Q428])" office:value-type="float" office:value="-4904785.83640287">
            <text:p>-4904785.8364028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2"/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Default" office:value-type="string">
            <text:p>Alpha (K^-1)</text:p>
          </table:table-cell>
          <table:table-cell/>
          <table:table-cell table:style-name="Default" table:number-columns-repeated="2"/>
          <table:table-cell table:style-name="Default" office:value-type="string">
            <text:p>6<text:span text:style-name="T2">th</text:span> Order</text:p>
          </table:table-cell>
          <table:table-cell/>
          <table:table-cell table:style-name="ce2"/>
          <table:table-cell office:value-type="string">
            <text:p>6<text:span text:style-name="T2">th</text:span> Order</text:p>
          </table:table-cell>
          <table:table-cell/>
          <table:table-cell table:style-name="Default" office:value-type="string">
            <text:p>T</text:p>
          </table:table-cell>
          <table:table-cell office:value-type="string">
            <text:p>alpha from program</text:p>
          </table:table-cell>
          <table:table-cell office:value-type="string">
            <text:p>diff bt fits</text:p>
          </table:table-cell>
          <table:table-cell office:value-type="string">
            <text:p>%diff bt alpha and</text:p>
          </table:table-cell>
          <table:table-cell/>
          <table:table-cell table:style-name="Default"/>
          <table:table-cell office:value-type="string">
            <text:p>alpha from</text:p>
          </table:table-cell>
          <table:table-cell office:value-type="string">
            <text:p>%diff bt this alpha and</text:p>
          </table:table-cell>
          <table:table-cell/>
          <table:table-cell table:style-name="Default"/>
          <table:table-cell office:value-type="string">
            <text:p>alpha from program</text:p>
          </table:table-cell>
          <table:table-cell office:value-type="string">
            <text:p>alpha from</text:p>
          </table:table-cell>
          <table:table-cell office:value-type="string">
            <text:p>diff bt these</text:p>
          </table:table-cell>
        </table:table-row>
        <table:table-row table:style-name="ro1">
          <table:table-cell table:style-name="ce8" office:value-type="string">
            <text:p>T (K)</text:p>
          </table:table-cell>
          <table:table-cell table:style-name="ce8" office:value-type="string">
            <text:p>P (atm)</text:p>
          </table:table-cell>
          <table:table-cell table:style-name="ce8" office:value-type="string">
            <text:p>P (bar)</text:p>
          </table:table-cell>
          <table:table-cell table:style-name="ce8" office:value-type="string">
            <text:p>Alpha (K^-1)</text:p>
          </table:table-cell>
          <table:table-cell table:style-name="ce8" office:value-type="string">
            <text:p>Alpha (fit)</text:p>
          </table:table-cell>
          <table:table-cell table:number-columns-repeated="2"/>
          <table:table-cell office:value-type="string">
            <text:p>fit parameters</text:p>
          </table:table-cell>
          <table:table-cell/>
          <table:table-cell table:style-name="Default" office:value-type="string">
            <text:p>(K)</text:p>
          </table:table-cell>
          <table:table-cell office:value-type="string">
            <text:p>(fit from program)</text:p>
          </table:table-cell>
          <table:table-cell/>
          <table:table-cell office:value-type="string">
            <text:p>program alpha</text:p>
          </table:table-cell>
          <table:table-cell/>
          <table:table-cell table:style-name="Default"/>
          <table:table-cell office:value-type="string">
            <text:p>rho fit</text:p>
          </table:table-cell>
          <table:table-cell office:value-type="string">
            <text:p>program alpha</text:p>
          </table:table-cell>
          <table:table-cell/>
          <table:table-cell table:style-name="Default"/>
          <table:table-cell office:value-type="string">
            <text:p>(fit from program)</text:p>
          </table:table-cell>
          <table:table-cell office:value-type="string">
            <text:p>rho fit</text:p>
          </table:table-cell>
          <table:table-cell office:value-type="string">
            <text:p>alphas</text:p>
          </table:table-cell>
        </table:table-row>
        <table:table-row table:style-name="ro1">
          <table:table-cell table:style-name="ce8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0">
            <text:p>0</text:p>
          </table:table-cell>
          <table:table-cell table:formula="of:=1.01325*[.B9]" office:value-type="float" office:value="0">
            <text:p>0.000000</text:p>
          </table:table-cell>
          <table:table-cell office:value-type="float" office:value="0.000001138">
            <text:p>1.1380E-06</text:p>
          </table:table-cell>
          <table:table-cell table:formula="of:=[.$H$9]+[.$H$10]*[.A9]+[.$H$11]*[.A9]^2+[.$H$12]*[.A9]^3+[.$H$13]*[.A9]^4+[.$H$14]*[.A9]^5+[.$H$15]*[.A9]^6+[.$H$16]*[.C9]+[.$H$17]*[.A9]*[.C9]+[.$H$18]*[.A9]^2*[.C9]+[.$H$19]*[.A9]^3*[.C9]+[.$H$20]*[.A9]^4*[.C9]+[.$H$21]*[.A9]^5*[.C9]+[.$H$22]*[.A9]^6*[.C9]+[.$H$23]*[.C9]^2+[.$H$24]*[.A9]*[.C9]^2+[.$H$25]*[.A9]^2*[.C9]^2+[.$H$26]*[.A9]^3*[.C9]^2+[.$H$27]*[.A9]^4*[.C9]^2+[.$H$28]*[.A9]^5*[.C9]^2+[.$H$29]*[.A9]^6*[.C9]^2+[.$H$30]*[.C9]^3+[.$H$31]*[.A9]*[.C9]^3+[.$H$32]*[.A9]^2*[.C9]^3+[.$H$33]*[.A9]^3*[.C9]^3+[.$H$34]*[.A9]^4*[.C9]^3+[.$H$35]*[.A9]^5*[.C9]^3+[.$H$36]*[.A9]^6*[.C9]^3+[.$H$37]*[.C9]^4+[.$H$38]*[.A9]*[.C9]^4+[.$H$39]*[.A9]^2*[.C9]^4+[.$H$40]*[.A9]^3*[.C9]^4+[.$H$41]*[.A9]^4*[.C9]^4+[.$H$42]*[.A9]^5*[.C9]^4+[.$H$43]*[.A9]^6*[.C9]^4+[.$H$44]*[.C9]^5+[.$H$45]*[.A9]*[.C9]^5+[.$H$46]*[.A9]^2*[.C9]^5+[.$H$47]*[.A9]^3*[.C9]^5+[.$H$48]*[.A9]^4*[.C9]^5+[.$H$49]*[.A9]^5*[.C9]^5+[.$H$50]*[.A9]^6*[.C9]^5+[.$H$51]*[.C9]^6+[.$H$52]*[.A9]*[.C9]^6+[.$H$53]*[.A9]^2*[.C9]^6+[.$H$54]*[.A9]^3*[.C9]^6+[.$H$55]*[.A9]^4*[.C9]^6+[.$H$56]*[.A9]^5*[.C9]^6+[.$H$57]*[.A9]^6*[.C9]^6" office:value-type="float" office:value="-0.000172470668651428">
            <text:p>-1.7247E-04</text:p>
          </table:table-cell>
          <table:table-cell/>
          <table:table-cell table:style-name="ce6" office:value-type="string">
            <text:p>alph00 </text:p>
          </table:table-cell>
          <table:table-cell table:style-name="ce11" office:value-type="float" office:value="-0.00132545289717059">
            <text:p>-1.32545289717059E-03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172470668651428">
            <text:p>-0.0001724707</text:p>
          </table:table-cell>
          <table:table-cell table:formula="of:=[.K9]-[.E9]" office:value-type="float" office:value="0">
            <text:p>0</text:p>
          </table:table-cell>
          <table:table-cell table:formula="of:=100*([.K9]-[.D9])/[.D9]" office:value-type="float" office:value="-15255.5947848355">
            <text:p>-15255.5947848355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299725892212518">
            <text:p>-0.0002997259</text:p>
          </table:table-cell>
          <table:table-cell table:formula="of:=100*([.P9]-[.D9])/[.D9]" office:value-type="float" office:value="-26437.9518640174">
            <text:p>-26437.9518640174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172470668651428">
            <text:p>-0.0001724707</text:p>
          </table:table-cell>
          <table:table-cell office:value-type="float" office:value="-0.000299725892212518">
            <text:p>-0.0002997259</text:p>
          </table:table-cell>
          <table:table-cell office:value-type="float" office:value="0.00012725522356109">
            <text:p>0.000127255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1.01325*[.B10]" office:value-type="float" office:value="0">
            <text:p>0.000000</text:p>
          </table:table-cell>
          <table:table-cell office:value-type="float" office:value="0.000003761">
            <text:p>3.7610E-06</text:p>
          </table:table-cell>
          <table:table-cell table:formula="of:=[.$H$9]+[.$H$10]*[.A10]+[.$H$11]*[.A10]^2+[.$H$12]*[.A10]^3+[.$H$13]*[.A10]^4+[.$H$14]*[.A10]^5+[.$H$15]*[.A10]^6+[.$H$16]*[.C10]+[.$H$17]*[.A10]*[.C10]+[.$H$18]*[.A10]^2*[.C10]+[.$H$19]*[.A10]^3*[.C10]+[.$H$20]*[.A10]^4*[.C10]+[.$H$21]*[.A10]^5*[.C10]+[.$H$22]*[.A10]^6*[.C10]+[.$H$23]*[.C10]^2+[.$H$24]*[.A10]*[.C10]^2+[.$H$25]*[.A10]^2*[.C10]^2+[.$H$26]*[.A10]^3*[.C10]^2+[.$H$27]*[.A10]^4*[.C10]^2+[.$H$28]*[.A10]^5*[.C10]^2+[.$H$29]*[.A10]^6*[.C10]^2+[.$H$30]*[.C10]^3+[.$H$31]*[.A10]*[.C10]^3+[.$H$32]*[.A10]^2*[.C10]^3+[.$H$33]*[.A10]^3*[.C10]^3+[.$H$34]*[.A10]^4*[.C10]^3+[.$H$35]*[.A10]^5*[.C10]^3+[.$H$36]*[.A10]^6*[.C10]^3+[.$H$37]*[.C10]^4+[.$H$38]*[.A10]*[.C10]^4+[.$H$39]*[.A10]^2*[.C10]^4+[.$H$40]*[.A10]^3*[.C10]^4+[.$H$41]*[.A10]^4*[.C10]^4+[.$H$42]*[.A10]^5*[.C10]^4+[.$H$43]*[.A10]^6*[.C10]^4+[.$H$44]*[.C10]^5+[.$H$45]*[.A10]*[.C10]^5+[.$H$46]*[.A10]^2*[.C10]^5+[.$H$47]*[.A10]^3*[.C10]^5+[.$H$48]*[.A10]^4*[.C10]^5+[.$H$49]*[.A10]^5*[.C10]^5+[.$H$50]*[.A10]^6*[.C10]^5+[.$H$51]*[.C10]^6+[.$H$52]*[.A10]*[.C10]^6+[.$H$53]*[.A10]^2*[.C10]^6+[.$H$54]*[.A10]^3*[.C10]^6+[.$H$55]*[.A10]^4*[.C10]^6+[.$H$56]*[.A10]^5*[.C10]^6+[.$H$57]*[.A10]^6*[.C10]^6" office:value-type="float" office:value="0.0000546342201076141">
            <text:p>5.4634E-05</text:p>
          </table:table-cell>
          <table:table-cell/>
          <table:table-cell table:style-name="ce6" office:value-type="string">
            <text:p>alph10 </text:p>
          </table:table-cell>
          <table:table-cell table:style-name="ce11" office:value-type="float" office:value="0.0179528212646871">
            <text:p>1.79528212646871E-02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5.463422010761426e-05</text:p>
          </table:table-cell>
          <table:table-cell table:formula="of:=[.K10]-[.E10]" office:value-type="float" office:value="0">
            <text:p>0</text:p>
          </table:table-cell>
          <table:table-cell table:formula="of:=100*([.K10]-[.D10])/[.D10]" office:value-type="float" office:value="1352.65142535534">
            <text:p>1352.6514253553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0173060472476952">
            <text:p>-0.0001730605</text:p>
          </table:table-cell>
          <table:table-cell table:formula="of:=100*([.P10]-[.D10])/[.D10]" office:value-type="float" office:value="-4701.44835088944">
            <text:p>-4701.4483508894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5.463422010761426e-05</text:p>
          </table:table-cell>
          <table:table-cell office:value-type="float" office:value="-0.000173060472476952">
            <text:p>-0.0001730605</text:p>
          </table:table-cell>
          <table:table-cell office:value-type="float" office:value="0.000227694692584566">
            <text:p>0.0002276947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0">
            <text:p>0</text:p>
          </table:table-cell>
          <table:table-cell table:formula="of:=1.01325*[.B11]" office:value-type="float" office:value="0">
            <text:p>0.000000</text:p>
          </table:table-cell>
          <table:table-cell office:value-type="float" office:value="0.000008682">
            <text:p>8.6820E-06</text:p>
          </table:table-cell>
          <table:table-cell table:formula="of:=[.$H$9]+[.$H$10]*[.A11]+[.$H$11]*[.A11]^2+[.$H$12]*[.A11]^3+[.$H$13]*[.A11]^4+[.$H$14]*[.A11]^5+[.$H$15]*[.A11]^6+[.$H$16]*[.C11]+[.$H$17]*[.A11]*[.C11]+[.$H$18]*[.A11]^2*[.C11]+[.$H$19]*[.A11]^3*[.C11]+[.$H$20]*[.A11]^4*[.C11]+[.$H$21]*[.A11]^5*[.C11]+[.$H$22]*[.A11]^6*[.C11]+[.$H$23]*[.C11]^2+[.$H$24]*[.A11]*[.C11]^2+[.$H$25]*[.A11]^2*[.C11]^2+[.$H$26]*[.A11]^3*[.C11]^2+[.$H$27]*[.A11]^4*[.C11]^2+[.$H$28]*[.A11]^5*[.C11]^2+[.$H$29]*[.A11]^6*[.C11]^2+[.$H$30]*[.C11]^3+[.$H$31]*[.A11]*[.C11]^3+[.$H$32]*[.A11]^2*[.C11]^3+[.$H$33]*[.A11]^3*[.C11]^3+[.$H$34]*[.A11]^4*[.C11]^3+[.$H$35]*[.A11]^5*[.C11]^3+[.$H$36]*[.A11]^6*[.C11]^3+[.$H$37]*[.C11]^4+[.$H$38]*[.A11]*[.C11]^4+[.$H$39]*[.A11]^2*[.C11]^4+[.$H$40]*[.A11]^3*[.C11]^4+[.$H$41]*[.A11]^4*[.C11]^4+[.$H$42]*[.A11]^5*[.C11]^4+[.$H$43]*[.A11]^6*[.C11]^4+[.$H$44]*[.C11]^5+[.$H$45]*[.A11]*[.C11]^5+[.$H$46]*[.A11]^2*[.C11]^5+[.$H$47]*[.A11]^3*[.C11]^5+[.$H$48]*[.A11]^4*[.C11]^5+[.$H$49]*[.A11]^5*[.C11]^5+[.$H$50]*[.A11]^6*[.C11]^5+[.$H$51]*[.C11]^6+[.$H$52]*[.A11]*[.C11]^6+[.$H$53]*[.A11]^2*[.C11]^6+[.$H$54]*[.A11]^3*[.C11]^6+[.$H$55]*[.A11]^4*[.C11]^6+[.$H$56]*[.A11]^5*[.C11]^6+[.$H$57]*[.A11]^6*[.C11]^6" office:value-type="float" office:value="0.000144303360567961">
            <text:p>1.4430E-04</text:p>
          </table:table-cell>
          <table:table-cell/>
          <table:table-cell table:style-name="ce6" office:value-type="string">
            <text:p>alph20 </text:p>
          </table:table-cell>
          <table:table-cell table:style-name="ce11" office:value-type="float" office:value="-0.077814417132819">
            <text:p>-7.78144171328190E-02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144303360567961">
            <text:p>0.0001443034</text:p>
          </table:table-cell>
          <table:table-cell table:formula="of:=[.K11]-[.E11]" office:value-type="float" office:value="0">
            <text:p>0</text:p>
          </table:table-cell>
          <table:table-cell table:formula="of:=100*([.K11]-[.D11])/[.D11]" office:value-type="float" office:value="1562.09814061231">
            <text:p>1562.0981406123</text:p>
          </table:table-cell>
          <table:table-cell/>
          <table:table-cell office:value-type="float" office:value="0.2">
            <text:p>0.20</text:p>
          </table:table-cell>
          <table:table-cell table:style-name="ce7" office:value-type="string">
            <text:p>-8.130432895635057e-05</text:p>
          </table:table-cell>
          <table:table-cell table:formula="of:=100*([.P11]-[.D11])/[.D11]" office:value-type="float" office:value="-1036.47004096234">
            <text:p>-1036.4700409624</text:p>
          </table:table-cell>
          <table:table-cell table:style-name="ce7"/>
          <table:table-cell office:value-type="float" office:value="0.2">
            <text:p>0.20</text:p>
          </table:table-cell>
          <table:table-cell office:value-type="float" office:value="0.000144303360567961">
            <text:p>0.0001443034</text:p>
          </table:table-cell>
          <table:table-cell table:style-name="ce7" office:value-type="string">
            <text:p>-8.130432895635057e-05</text:p>
          </table:table-cell>
          <table:table-cell office:value-type="float" office:value="0.000225607689524311">
            <text:p>0.000225607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1.01325*[.B12]" office:value-type="float" office:value="0">
            <text:p>0.000000</text:p>
          </table:table-cell>
          <table:table-cell office:value-type="float" office:value="0.00001646">
            <text:p>1.6460E-05</text:p>
          </table:table-cell>
          <table:table-cell table:formula="of:=[.$H$9]+[.$H$10]*[.A12]+[.$H$11]*[.A12]^2+[.$H$12]*[.A12]^3+[.$H$13]*[.A12]^4+[.$H$14]*[.A12]^5+[.$H$15]*[.A12]^6+[.$H$16]*[.C12]+[.$H$17]*[.A12]*[.C12]+[.$H$18]*[.A12]^2*[.C12]+[.$H$19]*[.A12]^3*[.C12]+[.$H$20]*[.A12]^4*[.C12]+[.$H$21]*[.A12]^5*[.C12]+[.$H$22]*[.A12]^6*[.C12]+[.$H$23]*[.C12]^2+[.$H$24]*[.A12]*[.C12]^2+[.$H$25]*[.A12]^2*[.C12]^2+[.$H$26]*[.A12]^3*[.C12]^2+[.$H$27]*[.A12]^4*[.C12]^2+[.$H$28]*[.A12]^5*[.C12]^2+[.$H$29]*[.A12]^6*[.C12]^2+[.$H$30]*[.C12]^3+[.$H$31]*[.A12]*[.C12]^3+[.$H$32]*[.A12]^2*[.C12]^3+[.$H$33]*[.A12]^3*[.C12]^3+[.$H$34]*[.A12]^4*[.C12]^3+[.$H$35]*[.A12]^5*[.C12]^3+[.$H$36]*[.A12]^6*[.C12]^3+[.$H$37]*[.C12]^4+[.$H$38]*[.A12]*[.C12]^4+[.$H$39]*[.A12]^2*[.C12]^4+[.$H$40]*[.A12]^3*[.C12]^4+[.$H$41]*[.A12]^4*[.C12]^4+[.$H$42]*[.A12]^5*[.C12]^4+[.$H$43]*[.A12]^6*[.C12]^4+[.$H$44]*[.C12]^5+[.$H$45]*[.A12]*[.C12]^5+[.$H$46]*[.A12]^2*[.C12]^5+[.$H$47]*[.A12]^3*[.C12]^5+[.$H$48]*[.A12]^4*[.C12]^5+[.$H$49]*[.A12]^5*[.C12]^5+[.$H$50]*[.A12]^6*[.C12]^5+[.$H$51]*[.C12]^6+[.$H$52]*[.A12]*[.C12]^6+[.$H$53]*[.A12]^2*[.C12]^6+[.$H$54]*[.A12]^3*[.C12]^6+[.$H$55]*[.A12]^4*[.C12]^6+[.$H$56]*[.A12]^5*[.C12]^6+[.$H$57]*[.A12]^6*[.C12]^6" office:value-type="float" office:value="0.000149781341219444">
            <text:p>1.4978E-04</text:p>
          </table:table-cell>
          <table:table-cell/>
          <table:table-cell table:style-name="ce6" office:value-type="string">
            <text:p>alph30 </text:p>
          </table:table-cell>
          <table:table-cell table:style-name="ce11" office:value-type="float" office:value="0.148812649901035">
            <text:p>1.48812649901035E-01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149781341219444">
            <text:p>0.0001497813</text:p>
          </table:table-cell>
          <table:table-cell table:formula="of:=[.K12]-[.E12]" office:value-type="float" office:value="0">
            <text:p>0</text:p>
          </table:table-cell>
          <table:table-cell table:formula="of:=100*([.K12]-[.D12])/[.D12]" office:value-type="float" office:value="809.971696351419">
            <text:p>809.9716963514</text:p>
          </table:table-cell>
          <table:table-cell/>
          <table:table-cell office:value-type="float" office:value="0.25">
            <text:p>0.25</text:p>
          </table:table-cell>
          <table:table-cell table:style-name="ce7" office:value-type="string">
            <text:p>-2.070013699544862e-05</text:p>
          </table:table-cell>
          <table:table-cell table:formula="of:=100*([.P12]-[.D12])/[.D12]" office:value-type="float" office:value="-225.760249061049">
            <text:p>-225.760249061</text:p>
          </table:table-cell>
          <table:table-cell table:style-name="ce7"/>
          <table:table-cell office:value-type="float" office:value="0.25">
            <text:p>0.25</text:p>
          </table:table-cell>
          <table:table-cell office:value-type="float" office:value="0.000149781341219444">
            <text:p>0.0001497813</text:p>
          </table:table-cell>
          <table:table-cell table:style-name="ce7" office:value-type="string">
            <text:p>-2.070013699544862e-05</text:p>
          </table:table-cell>
          <table:table-cell office:value-type="float" office:value="0.000170481478214892">
            <text:p>0.0001704815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0">
            <text:p>0</text:p>
          </table:table-cell>
          <table:table-cell table:formula="of:=1.01325*[.B13]" office:value-type="float" office:value="0">
            <text:p>0.000000</text:p>
          </table:table-cell>
          <table:table-cell office:value-type="float" office:value="0.0000275">
            <text:p>2.7500E-05</text:p>
          </table:table-cell>
          <table:table-cell table:formula="of:=[.$H$9]+[.$H$10]*[.A13]+[.$H$11]*[.A13]^2+[.$H$12]*[.A13]^3+[.$H$13]*[.A13]^4+[.$H$14]*[.A13]^5+[.$H$15]*[.A13]^6+[.$H$16]*[.C13]+[.$H$17]*[.A13]*[.C13]+[.$H$18]*[.A13]^2*[.C13]+[.$H$19]*[.A13]^3*[.C13]+[.$H$20]*[.A13]^4*[.C13]+[.$H$21]*[.A13]^5*[.C13]+[.$H$22]*[.A13]^6*[.C13]+[.$H$23]*[.C13]^2+[.$H$24]*[.A13]*[.C13]^2+[.$H$25]*[.A13]^2*[.C13]^2+[.$H$26]*[.A13]^3*[.C13]^2+[.$H$27]*[.A13]^4*[.C13]^2+[.$H$28]*[.A13]^5*[.C13]^2+[.$H$29]*[.A13]^6*[.C13]^2+[.$H$30]*[.C13]^3+[.$H$31]*[.A13]*[.C13]^3+[.$H$32]*[.A13]^2*[.C13]^3+[.$H$33]*[.A13]^3*[.C13]^3+[.$H$34]*[.A13]^4*[.C13]^3+[.$H$35]*[.A13]^5*[.C13]^3+[.$H$36]*[.A13]^6*[.C13]^3+[.$H$37]*[.C13]^4+[.$H$38]*[.A13]*[.C13]^4+[.$H$39]*[.A13]^2*[.C13]^4+[.$H$40]*[.A13]^3*[.C13]^4+[.$H$41]*[.A13]^4*[.C13]^4+[.$H$42]*[.A13]^5*[.C13]^4+[.$H$43]*[.A13]^6*[.C13]^4+[.$H$44]*[.C13]^5+[.$H$45]*[.A13]*[.C13]^5+[.$H$46]*[.A13]^2*[.C13]^5+[.$H$47]*[.A13]^3*[.C13]^5+[.$H$48]*[.A13]^4*[.C13]^5+[.$H$49]*[.A13]^5*[.C13]^5+[.$H$50]*[.A13]^6*[.C13]^5+[.$H$51]*[.C13]^6+[.$H$52]*[.A13]*[.C13]^6+[.$H$53]*[.A13]^2*[.C13]^6+[.$H$54]*[.A13]^3*[.C13]^6+[.$H$55]*[.A13]^4*[.C13]^6+[.$H$56]*[.A13]^5*[.C13]^6+[.$H$57]*[.A13]^6*[.C13]^6" office:value-type="float" office:value="0.000111782714036765">
            <text:p>1.1178E-04</text:p>
          </table:table-cell>
          <table:table-cell/>
          <table:table-cell table:style-name="ce6" office:value-type="string">
            <text:p>alph40 </text:p>
          </table:table-cell>
          <table:table-cell table:style-name="ce11" office:value-type="float" office:value="-0.135348183536229">
            <text:p>-1.35348183536229E-01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111782714036764">
            <text:p>0.0001117827</text:p>
          </table:table-cell>
          <table:table-cell table:formula="of:=[.K13]-[.E13]" office:value-type="float" office:value="-5.82758667710959E-019">
            <text:p>-0</text:p>
          </table:table-cell>
          <table:table-cell table:formula="of:=100*([.K13]-[.D13])/[.D13]" office:value-type="float" office:value="306.482596497325">
            <text:p>306.4825964973</text:p>
          </table:table-cell>
          <table:table-cell/>
          <table:table-cell office:value-type="float" office:value="0.3">
            <text:p>0.30</text:p>
          </table:table-cell>
          <table:table-cell table:style-name="ce7" office:value-type="string">
            <text:p>1.25107154367956e-05</text:p>
          </table:table-cell>
          <table:table-cell table:formula="of:=100*([.P13]-[.D13])/[.D13]" office:value-type="float" office:value="-54.5064893207433">
            <text:p>-54.5064893207</text:p>
          </table:table-cell>
          <table:table-cell table:style-name="ce7"/>
          <table:table-cell office:value-type="float" office:value="0.3">
            <text:p>0.30</text:p>
          </table:table-cell>
          <table:table-cell office:value-type="float" office:value="0.000111782714036764">
            <text:p>0.0001117827</text:p>
          </table:table-cell>
          <table:table-cell table:style-name="ce7" office:value-type="string">
            <text:p>1.25107154367956e-05</text:p>
          </table:table-cell>
          <table:table-cell table:style-name="ce7" office:value-type="string">
            <text:p>9.927199859996866e-0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formula="of:=1.01325*[.B14]" office:value-type="float" office:value="0">
            <text:p>0.000000</text:p>
          </table:table-cell>
          <table:table-cell office:value-type="float" office:value="0.00004219">
            <text:p>4.2190E-05</text:p>
          </table:table-cell>
          <table:table-cell table:formula="of:=[.$H$9]+[.$H$10]*[.A14]+[.$H$11]*[.A14]^2+[.$H$12]*[.A14]^3+[.$H$13]*[.A14]^4+[.$H$14]*[.A14]^5+[.$H$15]*[.A14]^6+[.$H$16]*[.C14]+[.$H$17]*[.A14]*[.C14]+[.$H$18]*[.A14]^2*[.C14]+[.$H$19]*[.A14]^3*[.C14]+[.$H$20]*[.A14]^4*[.C14]+[.$H$21]*[.A14]^5*[.C14]+[.$H$22]*[.A14]^6*[.C14]+[.$H$23]*[.C14]^2+[.$H$24]*[.A14]*[.C14]^2+[.$H$25]*[.A14]^2*[.C14]^2+[.$H$26]*[.A14]^3*[.C14]^2+[.$H$27]*[.A14]^4*[.C14]^2+[.$H$28]*[.A14]^5*[.C14]^2+[.$H$29]*[.A14]^6*[.C14]^2+[.$H$30]*[.C14]^3+[.$H$31]*[.A14]*[.C14]^3+[.$H$32]*[.A14]^2*[.C14]^3+[.$H$33]*[.A14]^3*[.C14]^3+[.$H$34]*[.A14]^4*[.C14]^3+[.$H$35]*[.A14]^5*[.C14]^3+[.$H$36]*[.A14]^6*[.C14]^3+[.$H$37]*[.C14]^4+[.$H$38]*[.A14]*[.C14]^4+[.$H$39]*[.A14]^2*[.C14]^4+[.$H$40]*[.A14]^3*[.C14]^4+[.$H$41]*[.A14]^4*[.C14]^4+[.$H$42]*[.A14]^5*[.C14]^4+[.$H$43]*[.A14]^6*[.C14]^4+[.$H$44]*[.C14]^5+[.$H$45]*[.A14]*[.C14]^5+[.$H$46]*[.A14]^2*[.C14]^5+[.$H$47]*[.A14]^3*[.C14]^5+[.$H$48]*[.A14]^4*[.C14]^5+[.$H$49]*[.A14]^5*[.C14]^5+[.$H$50]*[.A14]^6*[.C14]^5+[.$H$51]*[.C14]^6+[.$H$52]*[.A14]*[.C14]^6+[.$H$53]*[.A14]^2*[.C14]^6+[.$H$54]*[.A14]^3*[.C14]^6+[.$H$55]*[.A14]^4*[.C14]^6+[.$H$56]*[.A14]^5*[.C14]^6+[.$H$57]*[.A14]^6*[.C14]^6" office:value-type="float" office:value="0.0000601744218020007">
            <text:p>6.0174E-05</text:p>
          </table:table-cell>
          <table:table-cell/>
          <table:table-cell table:style-name="ce6" office:value-type="string">
            <text:p>alph50 </text:p>
          </table:table-cell>
          <table:table-cell table:style-name="ce11" office:value-type="float" office:value="0.0575865394848149">
            <text:p>5.75865394848149E-02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6.017442180200139e-05</text:p>
          </table:table-cell>
          <table:table-cell table:formula="of:=[.K14]-[.E14]" office:value-type="float" office:value="7.25060202849681E-019">
            <text:p>0</text:p>
          </table:table-cell>
          <table:table-cell table:formula="of:=100*([.K14]-[.D14])/[.D14]" office:value-type="float" office:value="42.6272145105508">
            <text:p>42.6272145106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2.208752375437941e-05</text:p>
          </table:table-cell>
          <table:table-cell table:formula="of:=100*([.P14]-[.D14])/[.D14]" office:value-type="float" office:value="-47.6474905087002">
            <text:p>-47.6474905087</text:p>
          </table:table-cell>
          <table:table-cell table:style-name="ce7"/>
          <table:table-cell office:value-type="float" office:value="0.35">
            <text:p>0.35</text:p>
          </table:table-cell>
          <table:table-cell table:style-name="ce7" office:value-type="string">
            <text:p>6.017442180200139e-05</text:p>
          </table:table-cell>
          <table:table-cell table:style-name="ce7" office:value-type="string">
            <text:p>2.208752375437941e-05</text:p>
          </table:table-cell>
          <table:table-cell table:style-name="ce7" office:value-type="string">
            <text:p>3.808689804762198e-05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0">
            <text:p>0</text:p>
          </table:table-cell>
          <table:table-cell table:formula="of:=1.01325*[.B15]" office:value-type="float" office:value="0">
            <text:p>0.000000</text:p>
          </table:table-cell>
          <table:table-cell office:value-type="float" office:value="0.00006075">
            <text:p>6.0750E-05</text:p>
          </table:table-cell>
          <table:table-cell table:formula="of:=[.$H$9]+[.$H$10]*[.A15]+[.$H$11]*[.A15]^2+[.$H$12]*[.A15]^3+[.$H$13]*[.A15]^4+[.$H$14]*[.A15]^5+[.$H$15]*[.A15]^6+[.$H$16]*[.C15]+[.$H$17]*[.A15]*[.C15]+[.$H$18]*[.A15]^2*[.C15]+[.$H$19]*[.A15]^3*[.C15]+[.$H$20]*[.A15]^4*[.C15]+[.$H$21]*[.A15]^5*[.C15]+[.$H$22]*[.A15]^6*[.C15]+[.$H$23]*[.C15]^2+[.$H$24]*[.A15]*[.C15]^2+[.$H$25]*[.A15]^2*[.C15]^2+[.$H$26]*[.A15]^3*[.C15]^2+[.$H$27]*[.A15]^4*[.C15]^2+[.$H$28]*[.A15]^5*[.C15]^2+[.$H$29]*[.A15]^6*[.C15]^2+[.$H$30]*[.C15]^3+[.$H$31]*[.A15]*[.C15]^3+[.$H$32]*[.A15]^2*[.C15]^3+[.$H$33]*[.A15]^3*[.C15]^3+[.$H$34]*[.A15]^4*[.C15]^3+[.$H$35]*[.A15]^5*[.C15]^3+[.$H$36]*[.A15]^6*[.C15]^3+[.$H$37]*[.C15]^4+[.$H$38]*[.A15]*[.C15]^4+[.$H$39]*[.A15]^2*[.C15]^4+[.$H$40]*[.A15]^3*[.C15]^4+[.$H$41]*[.A15]^4*[.C15]^4+[.$H$42]*[.A15]^5*[.C15]^4+[.$H$43]*[.A15]^6*[.C15]^4+[.$H$44]*[.C15]^5+[.$H$45]*[.A15]*[.C15]^5+[.$H$46]*[.A15]^2*[.C15]^5+[.$H$47]*[.A15]^3*[.C15]^5+[.$H$48]*[.A15]^4*[.C15]^5+[.$H$49]*[.A15]^5*[.C15]^5+[.$H$50]*[.A15]^6*[.C15]^5+[.$H$51]*[.C15]^6+[.$H$52]*[.A15]*[.C15]^6+[.$H$53]*[.A15]^2*[.C15]^6+[.$H$54]*[.A15]^3*[.C15]^6+[.$H$55]*[.A15]^4*[.C15]^6+[.$H$56]*[.A15]^5*[.C15]^6+[.$H$57]*[.A15]^6*[.C15]^6" office:value-type="float" office:value="0.0000155522103364157">
            <text:p>1.5552E-05</text:p>
          </table:table-cell>
          <table:table-cell/>
          <table:table-cell table:style-name="ce6" office:value-type="string">
            <text:p>alph60 </text:p>
          </table:table-cell>
          <table:table-cell table:style-name="ce11" office:value-type="float" office:value="-0.00942356361818271">
            <text:p>-9.42356361818271E-03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1.555221033641666e-05</text:p>
          </table:table-cell>
          <table:table-cell table:formula="of:=[.K15]-[.E15]" office:value-type="float" office:value="9.82558218814988E-019">
            <text:p>0</text:p>
          </table:table-cell>
          <table:table-cell table:formula="of:=100*([.K15]-[.D15])/[.D15]" office:value-type="float" office:value="-74.3996537672154">
            <text:p>-74.3996537672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1.178984293441899e-05</text:p>
          </table:table-cell>
          <table:table-cell table:formula="of:=100*([.P15]-[.D15])/[.D15]" office:value-type="float" office:value="-80.5928511367589">
            <text:p>-80.5928511368</text:p>
          </table:table-cell>
          <table:table-cell table:style-name="ce7"/>
          <table:table-cell office:value-type="float" office:value="0.4">
            <text:p>0.40</text:p>
          </table:table-cell>
          <table:table-cell table:style-name="ce7" office:value-type="string">
            <text:p>1.555221033641666e-05</text:p>
          </table:table-cell>
          <table:table-cell table:style-name="ce7" office:value-type="string">
            <text:p>1.178984293441899e-05</text:p>
          </table:table-cell>
          <table:table-cell table:style-name="ce7" office:value-type="string">
            <text:p>3.762367401997669e-06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formula="of:=1.01325*[.B16]" office:value-type="float" office:value="0">
            <text:p>0.000000</text:p>
          </table:table-cell>
          <table:table-cell office:value-type="float" office:value="0.00008335">
            <text:p>8.3350E-05</text:p>
          </table:table-cell>
          <table:table-cell table:formula="of:=[.$H$9]+[.$H$10]*[.A16]+[.$H$11]*[.A16]^2+[.$H$12]*[.A16]^3+[.$H$13]*[.A16]^4+[.$H$14]*[.A16]^5+[.$H$15]*[.A16]^6+[.$H$16]*[.C16]+[.$H$17]*[.A16]*[.C16]+[.$H$18]*[.A16]^2*[.C16]+[.$H$19]*[.A16]^3*[.C16]+[.$H$20]*[.A16]^4*[.C16]+[.$H$21]*[.A16]^5*[.C16]+[.$H$22]*[.A16]^6*[.C16]+[.$H$23]*[.C16]^2+[.$H$24]*[.A16]*[.C16]^2+[.$H$25]*[.A16]^2*[.C16]^2+[.$H$26]*[.A16]^3*[.C16]^2+[.$H$27]*[.A16]^4*[.C16]^2+[.$H$28]*[.A16]^5*[.C16]^2+[.$H$29]*[.A16]^6*[.C16]^2+[.$H$30]*[.C16]^3+[.$H$31]*[.A16]*[.C16]^3+[.$H$32]*[.A16]^2*[.C16]^3+[.$H$33]*[.A16]^3*[.C16]^3+[.$H$34]*[.A16]^4*[.C16]^3+[.$H$35]*[.A16]^5*[.C16]^3+[.$H$36]*[.A16]^6*[.C16]^3+[.$H$37]*[.C16]^4+[.$H$38]*[.A16]*[.C16]^4+[.$H$39]*[.A16]^2*[.C16]^4+[.$H$40]*[.A16]^3*[.C16]^4+[.$H$41]*[.A16]^4*[.C16]^4+[.$H$42]*[.A16]^5*[.C16]^4+[.$H$43]*[.A16]^6*[.C16]^4+[.$H$44]*[.C16]^5+[.$H$45]*[.A16]*[.C16]^5+[.$H$46]*[.A16]^2*[.C16]^5+[.$H$47]*[.A16]^3*[.C16]^5+[.$H$48]*[.A16]^4*[.C16]^5+[.$H$49]*[.A16]^5*[.C16]^5+[.$H$50]*[.A16]^6*[.C16]^5+[.$H$51]*[.C16]^6+[.$H$52]*[.A16]*[.C16]^6+[.$H$53]*[.A16]^2*[.C16]^6+[.$H$54]*[.A16]^3*[.C16]^6+[.$H$55]*[.A16]^4*[.C16]^6+[.$H$56]*[.A16]^5*[.C16]^6+[.$H$57]*[.A16]^6*[.C16]^6" office:value-type="float" office:value="-0.00000928897435844995">
            <text:p>-9.2890E-06</text:p>
          </table:table-cell>
          <table:table-cell/>
          <table:table-cell table:style-name="ce6" office:value-type="string">
            <text:p>alph01 </text:p>
          </table:table-cell>
          <table:table-cell table:style-name="ce11" office:value-type="float" office:value="0.00169244447357293">
            <text:p>1.69244447357293E-03</text:p>
          </table:table-cell>
          <table:table-cell/>
          <table:table-cell office:value-type="float" office:value="0.45">
            <text:p>0.45</text:p>
          </table:table-cell>
          <table:table-cell table:style-name="ce7" office:value-type="string">
            <text:p>-9.288974358452818e-06</text:p>
          </table:table-cell>
          <table:table-cell table:formula="of:=[.K16]-[.E16]" office:value-type="float" office:value="-2.87144169119208E-018">
            <text:p>-0</text:p>
          </table:table-cell>
          <table:table-cell table:formula="of:=100*([.K16]-[.D16])/[.D16]" office:value-type="float" office:value="-111.144540322079">
            <text:p>-111.1445403221</text:p>
          </table:table-cell>
          <table:table-cell/>
          <table:table-cell office:value-type="float" office:value="0.45">
            <text:p>0.45</text:p>
          </table:table-cell>
          <table:table-cell table:style-name="ce7" office:value-type="string">
            <text:p>-1.462278082096108e-05</text:p>
          </table:table-cell>
          <table:table-cell table:formula="of:=100*([.P16]-[.D16])/[.D16]" office:value-type="float" office:value="-117.543828219509">
            <text:p>-117.5438282195</text:p>
          </table:table-cell>
          <table:table-cell table:style-name="ce7"/>
          <table:table-cell office:value-type="float" office:value="0.45">
            <text:p>0.45</text:p>
          </table:table-cell>
          <table:table-cell table:style-name="ce7" office:value-type="string">
            <text:p>-9.288974358452818e-06</text:p>
          </table:table-cell>
          <table:table-cell table:style-name="ce7" office:value-type="string">
            <text:p>-1.462278082096108e-05</text:p>
          </table:table-cell>
          <table:table-cell table:style-name="ce7" office:value-type="string">
            <text:p>5.333806462508261e-06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table:formula="of:=1.01325*[.B17]" office:value-type="float" office:value="0">
            <text:p>0.000000</text:p>
          </table:table-cell>
          <table:table-cell office:value-type="float" office:value="0.0001101">
            <text:p>1.1010E-04</text:p>
          </table:table-cell>
          <table:table-cell table:formula="of:=[.$H$9]+[.$H$10]*[.A17]+[.$H$11]*[.A17]^2+[.$H$12]*[.A17]^3+[.$H$13]*[.A17]^4+[.$H$14]*[.A17]^5+[.$H$15]*[.A17]^6+[.$H$16]*[.C17]+[.$H$17]*[.A17]*[.C17]+[.$H$18]*[.A17]^2*[.C17]+[.$H$19]*[.A17]^3*[.C17]+[.$H$20]*[.A17]^4*[.C17]+[.$H$21]*[.A17]^5*[.C17]+[.$H$22]*[.A17]^6*[.C17]+[.$H$23]*[.C17]^2+[.$H$24]*[.A17]*[.C17]^2+[.$H$25]*[.A17]^2*[.C17]^2+[.$H$26]*[.A17]^3*[.C17]^2+[.$H$27]*[.A17]^4*[.C17]^2+[.$H$28]*[.A17]^5*[.C17]^2+[.$H$29]*[.A17]^6*[.C17]^2+[.$H$30]*[.C17]^3+[.$H$31]*[.A17]*[.C17]^3+[.$H$32]*[.A17]^2*[.C17]^3+[.$H$33]*[.A17]^3*[.C17]^3+[.$H$34]*[.A17]^4*[.C17]^3+[.$H$35]*[.A17]^5*[.C17]^3+[.$H$36]*[.A17]^6*[.C17]^3+[.$H$37]*[.C17]^4+[.$H$38]*[.A17]*[.C17]^4+[.$H$39]*[.A17]^2*[.C17]^4+[.$H$40]*[.A17]^3*[.C17]^4+[.$H$41]*[.A17]^4*[.C17]^4+[.$H$42]*[.A17]^5*[.C17]^4+[.$H$43]*[.A17]^6*[.C17]^4+[.$H$44]*[.C17]^5+[.$H$45]*[.A17]*[.C17]^5+[.$H$46]*[.A17]^2*[.C17]^5+[.$H$47]*[.A17]^3*[.C17]^5+[.$H$48]*[.A17]^4*[.C17]^5+[.$H$49]*[.A17]^5*[.C17]^5+[.$H$50]*[.A17]^6*[.C17]^5+[.$H$51]*[.C17]^6+[.$H$52]*[.A17]*[.C17]^6+[.$H$53]*[.A17]^2*[.C17]^6+[.$H$54]*[.A17]^3*[.C17]^6+[.$H$55]*[.A17]^4*[.C17]^6+[.$H$56]*[.A17]^5*[.C17]^6+[.$H$57]*[.A17]^6*[.C17]^6" office:value-type="float" office:value="-0.000007990604050366">
            <text:p>-7.9906E-06</text:p>
          </table:table-cell>
          <table:table-cell/>
          <table:table-cell table:style-name="ce6" office:value-type="string">
            <text:p>alph11 </text:p>
          </table:table-cell>
          <table:table-cell table:style-name="ce11" office:value-type="float" office:value="-0.021665108348567">
            <text:p>-2.16651083485670E-02</text:p>
          </table:table-cell>
          <table:table-cell/>
          <table:table-cell office:value-type="float" office:value="0.5">
            <text:p>0.50</text:p>
          </table:table-cell>
          <table:table-cell table:style-name="ce7" office:value-type="string">
            <text:p>-7.990604050367488e-06</text:p>
          </table:table-cell>
          <table:table-cell table:formula="of:=[.K17]-[.E17]" office:value-type="float" office:value="-1.49077798716757E-018">
            <text:p>-0</text:p>
          </table:table-cell>
          <table:table-cell table:formula="of:=100*([.K17]-[.D17])/[.D17]" office:value-type="float" office:value="-107.25758769334">
            <text:p>-107.2575876933</text:p>
          </table:table-cell>
          <table:table-cell/>
          <table:table-cell office:value-type="float" office:value="0.5">
            <text:p>0.50</text:p>
          </table:table-cell>
          <table:table-cell table:style-name="ce7" office:value-type="string">
            <text:p>-5.339094766529886e-05</text:p>
          </table:table-cell>
          <table:table-cell table:formula="of:=100*([.P17]-[.D17])/[.D17]" office:value-type="float" office:value="-148.493140477111">
            <text:p>-148.4931404771</text:p>
          </table:table-cell>
          <table:table-cell table:style-name="ce7"/>
          <table:table-cell office:value-type="float" office:value="0.5">
            <text:p>0.50</text:p>
          </table:table-cell>
          <table:table-cell table:style-name="ce7" office:value-type="string">
            <text:p>-7.990604050367488e-06</text:p>
          </table:table-cell>
          <table:table-cell table:style-name="ce7" office:value-type="string">
            <text:p>-5.339094766529886e-05</text:p>
          </table:table-cell>
          <table:table-cell table:style-name="ce7" office:value-type="string">
            <text:p>4.540034361493138e-0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table:formula="of:=1.01325*[.B18]" office:value-type="float" office:value="0">
            <text:p>0.000000</text:p>
          </table:table-cell>
          <table:table-cell office:value-type="float" office:value="0.0001408">
            <text:p>1.4080E-04</text:p>
          </table:table-cell>
          <table:table-cell table:formula="of:=[.$H$9]+[.$H$10]*[.A18]+[.$H$11]*[.A18]^2+[.$H$12]*[.A18]^3+[.$H$13]*[.A18]^4+[.$H$14]*[.A18]^5+[.$H$15]*[.A18]^6+[.$H$16]*[.C18]+[.$H$17]*[.A18]*[.C18]+[.$H$18]*[.A18]^2*[.C18]+[.$H$19]*[.A18]^3*[.C18]+[.$H$20]*[.A18]^4*[.C18]+[.$H$21]*[.A18]^5*[.C18]+[.$H$22]*[.A18]^6*[.C18]+[.$H$23]*[.C18]^2+[.$H$24]*[.A18]*[.C18]^2+[.$H$25]*[.A18]^2*[.C18]^2+[.$H$26]*[.A18]^3*[.C18]^2+[.$H$27]*[.A18]^4*[.C18]^2+[.$H$28]*[.A18]^5*[.C18]^2+[.$H$29]*[.A18]^6*[.C18]^2+[.$H$30]*[.C18]^3+[.$H$31]*[.A18]*[.C18]^3+[.$H$32]*[.A18]^2*[.C18]^3+[.$H$33]*[.A18]^3*[.C18]^3+[.$H$34]*[.A18]^4*[.C18]^3+[.$H$35]*[.A18]^5*[.C18]^3+[.$H$36]*[.A18]^6*[.C18]^3+[.$H$37]*[.C18]^4+[.$H$38]*[.A18]*[.C18]^4+[.$H$39]*[.A18]^2*[.C18]^4+[.$H$40]*[.A18]^3*[.C18]^4+[.$H$41]*[.A18]^4*[.C18]^4+[.$H$42]*[.A18]^5*[.C18]^4+[.$H$43]*[.A18]^6*[.C18]^4+[.$H$44]*[.C18]^5+[.$H$45]*[.A18]*[.C18]^5+[.$H$46]*[.A18]^2*[.C18]^5+[.$H$47]*[.A18]^3*[.C18]^5+[.$H$48]*[.A18]^4*[.C18]^5+[.$H$49]*[.A18]^5*[.C18]^5+[.$H$50]*[.A18]^6*[.C18]^5+[.$H$51]*[.C18]^6+[.$H$52]*[.A18]*[.C18]^6+[.$H$53]*[.A18]^2*[.C18]^6+[.$H$54]*[.A18]^3*[.C18]^6+[.$H$55]*[.A18]^4*[.C18]^6+[.$H$56]*[.A18]^5*[.C18]^6+[.$H$57]*[.A18]^6*[.C18]^6" office:value-type="float" office:value="0.0000206277986832622">
            <text:p>2.0628E-05</text:p>
          </table:table-cell>
          <table:table-cell/>
          <table:table-cell table:style-name="ce6" office:value-type="string">
            <text:p>alph21 </text:p>
          </table:table-cell>
          <table:table-cell table:style-name="ce11" office:value-type="float" office:value="0.0875997904161722">
            <text:p>8.75997904161722E-02</text:p>
          </table:table-cell>
          <table:table-cell/>
          <table:table-cell office:value-type="float" office:value="0.55">
            <text:p>0.55</text:p>
          </table:table-cell>
          <table:table-cell table:style-name="ce7" office:value-type="string">
            <text:p>2.062779868325701e-05</text:p>
          </table:table-cell>
          <table:table-cell table:formula="of:=[.K18]-[.E18]" office:value-type="float" office:value="-5.20417042793042E-018">
            <text:p>-0</text:p>
          </table:table-cell>
          <table:table-cell table:formula="of:=100*([.K18]-[.D18])/[.D18]" office:value-type="float" office:value="-85.3495747988231">
            <text:p>-85.3495747988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100755435668064">
            <text:p>-0.0001007554</text:p>
          </table:table-cell>
          <table:table-cell table:formula="of:=100*([.P18]-[.D18])/[.D18]" office:value-type="float" office:value="-171.559258286978">
            <text:p>-171.559258287</text:p>
          </table:table-cell>
          <table:table-cell/>
          <table:table-cell office:value-type="float" office:value="0.55">
            <text:p>0.55</text:p>
          </table:table-cell>
          <table:table-cell table:style-name="ce7" office:value-type="string">
            <text:p>2.062779868325701e-05</text:p>
          </table:table-cell>
          <table:table-cell office:value-type="float" office:value="-0.000100755435668064">
            <text:p>-0.0001007554</text:p>
          </table:table-cell>
          <table:table-cell office:value-type="float" office:value="0.000121383234351322">
            <text:p>0.0001213832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0">
            <text:p>0</text:p>
          </table:table-cell>
          <table:table-cell table:formula="of:=1.01325*[.B19]" office:value-type="float" office:value="0">
            <text:p>0.000000</text:p>
          </table:table-cell>
          <table:table-cell office:value-type="float" office:value="0.0001749">
            <text:p>1.7490E-04</text:p>
          </table:table-cell>
          <table:table-cell table:formula="of:=[.$H$9]+[.$H$10]*[.A19]+[.$H$11]*[.A19]^2+[.$H$12]*[.A19]^3+[.$H$13]*[.A19]^4+[.$H$14]*[.A19]^5+[.$H$15]*[.A19]^6+[.$H$16]*[.C19]+[.$H$17]*[.A19]*[.C19]+[.$H$18]*[.A19]^2*[.C19]+[.$H$19]*[.A19]^3*[.C19]+[.$H$20]*[.A19]^4*[.C19]+[.$H$21]*[.A19]^5*[.C19]+[.$H$22]*[.A19]^6*[.C19]+[.$H$23]*[.C19]^2+[.$H$24]*[.A19]*[.C19]^2+[.$H$25]*[.A19]^2*[.C19]^2+[.$H$26]*[.A19]^3*[.C19]^2+[.$H$27]*[.A19]^4*[.C19]^2+[.$H$28]*[.A19]^5*[.C19]^2+[.$H$29]*[.A19]^6*[.C19]^2+[.$H$30]*[.C19]^3+[.$H$31]*[.A19]*[.C19]^3+[.$H$32]*[.A19]^2*[.C19]^3+[.$H$33]*[.A19]^3*[.C19]^3+[.$H$34]*[.A19]^4*[.C19]^3+[.$H$35]*[.A19]^5*[.C19]^3+[.$H$36]*[.A19]^6*[.C19]^3+[.$H$37]*[.C19]^4+[.$H$38]*[.A19]*[.C19]^4+[.$H$39]*[.A19]^2*[.C19]^4+[.$H$40]*[.A19]^3*[.C19]^4+[.$H$41]*[.A19]^4*[.C19]^4+[.$H$42]*[.A19]^5*[.C19]^4+[.$H$43]*[.A19]^6*[.C19]^4+[.$H$44]*[.C19]^5+[.$H$45]*[.A19]*[.C19]^5+[.$H$46]*[.A19]^2*[.C19]^5+[.$H$47]*[.A19]^3*[.C19]^5+[.$H$48]*[.A19]^4*[.C19]^5+[.$H$49]*[.A19]^5*[.C19]^5+[.$H$50]*[.A19]^6*[.C19]^5+[.$H$51]*[.C19]^6+[.$H$52]*[.A19]*[.C19]^6+[.$H$53]*[.A19]^2*[.C19]^6+[.$H$54]*[.A19]^3*[.C19]^6+[.$H$55]*[.A19]^4*[.C19]^6+[.$H$56]*[.A19]^5*[.C19]^6+[.$H$57]*[.A19]^6*[.C19]^6" office:value-type="float" office:value="0.0000737210123243848">
            <text:p>7.3721E-05</text:p>
          </table:table-cell>
          <table:table-cell/>
          <table:table-cell table:style-name="ce6" office:value-type="string">
            <text:p>alph31 </text:p>
          </table:table-cell>
          <table:table-cell table:style-name="ce11" office:value-type="float" office:value="-0.155075446681196">
            <text:p>-1.55075446681196E-01</text:p>
          </table:table-cell>
          <table:table-cell/>
          <table:table-cell office:value-type="float" office:value="0.6">
            <text:p>0.60</text:p>
          </table:table-cell>
          <table:table-cell table:style-name="ce7" office:value-type="string">
            <text:p>7.372101232438279e-05</text:p>
          </table:table-cell>
          <table:table-cell table:formula="of:=[.K19]-[.E19]" office:value-type="float" office:value="-1.99222149194211E-018">
            <text:p>-0</text:p>
          </table:table-cell>
          <table:table-cell table:formula="of:=100*([.K19]-[.D19])/[.D19]" office:value-type="float" office:value="-57.8496213125313">
            <text:p>-57.8496213125</text:p>
          </table:table-cell>
          <table:table-cell/>
          <table:table-cell office:value-type="float" office:value="0.6">
            <text:p>0.60</text:p>
          </table:table-cell>
          <table:table-cell office:value-type="float" office:value="-0.000152957151092094">
            <text:p>-0.0001529572</text:p>
          </table:table-cell>
          <table:table-cell table:formula="of:=100*([.P19]-[.D19])/[.D19]" office:value-type="float" office:value="-187.454060086961">
            <text:p>-187.454060087</text:p>
          </table:table-cell>
          <table:table-cell/>
          <table:table-cell office:value-type="float" office:value="0.6">
            <text:p>0.60</text:p>
          </table:table-cell>
          <table:table-cell table:style-name="ce7" office:value-type="string">
            <text:p>7.372101232438279e-05</text:p>
          </table:table-cell>
          <table:table-cell office:value-type="float" office:value="-0.000152957151092094">
            <text:p>-0.0001529572</text:p>
          </table:table-cell>
          <table:table-cell office:value-type="float" office:value="0.000226678163416477">
            <text:p>0.0002266782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table:formula="of:=1.01325*[.B20]" office:value-type="float" office:value="0">
            <text:p>0.000000</text:p>
          </table:table-cell>
          <table:table-cell office:value-type="float" office:value="0.0002112">
            <text:p>2.1120E-04</text:p>
          </table:table-cell>
          <table:table-cell table:formula="of:=[.$H$9]+[.$H$10]*[.A20]+[.$H$11]*[.A20]^2+[.$H$12]*[.A20]^3+[.$H$13]*[.A20]^4+[.$H$14]*[.A20]^5+[.$H$15]*[.A20]^6+[.$H$16]*[.C20]+[.$H$17]*[.A20]*[.C20]+[.$H$18]*[.A20]^2*[.C20]+[.$H$19]*[.A20]^3*[.C20]+[.$H$20]*[.A20]^4*[.C20]+[.$H$21]*[.A20]^5*[.C20]+[.$H$22]*[.A20]^6*[.C20]+[.$H$23]*[.C20]^2+[.$H$24]*[.A20]*[.C20]^2+[.$H$25]*[.A20]^2*[.C20]^2+[.$H$26]*[.A20]^3*[.C20]^2+[.$H$27]*[.A20]^4*[.C20]^2+[.$H$28]*[.A20]^5*[.C20]^2+[.$H$29]*[.A20]^6*[.C20]^2+[.$H$30]*[.C20]^3+[.$H$31]*[.A20]*[.C20]^3+[.$H$32]*[.A20]^2*[.C20]^3+[.$H$33]*[.A20]^3*[.C20]^3+[.$H$34]*[.A20]^4*[.C20]^3+[.$H$35]*[.A20]^5*[.C20]^3+[.$H$36]*[.A20]^6*[.C20]^3+[.$H$37]*[.C20]^4+[.$H$38]*[.A20]*[.C20]^4+[.$H$39]*[.A20]^2*[.C20]^4+[.$H$40]*[.A20]^3*[.C20]^4+[.$H$41]*[.A20]^4*[.C20]^4+[.$H$42]*[.A20]^5*[.C20]^4+[.$H$43]*[.A20]^6*[.C20]^4+[.$H$44]*[.C20]^5+[.$H$45]*[.A20]*[.C20]^5+[.$H$46]*[.A20]^2*[.C20]^5+[.$H$47]*[.A20]^3*[.C20]^5+[.$H$48]*[.A20]^4*[.C20]^5+[.$H$49]*[.A20]^5*[.C20]^5+[.$H$50]*[.A20]^6*[.C20]^5+[.$H$51]*[.C20]^6+[.$H$52]*[.A20]*[.C20]^6+[.$H$53]*[.A20]^2*[.C20]^6+[.$H$54]*[.A20]^3*[.C20]^6+[.$H$55]*[.A20]^4*[.C20]^6+[.$H$56]*[.A20]^5*[.C20]^6+[.$H$57]*[.A20]^6*[.C20]^6" office:value-type="float" office:value="0.0001454644531926">
            <text:p>1.4546E-04</text:p>
          </table:table-cell>
          <table:table-cell/>
          <table:table-cell table:style-name="ce6" office:value-type="string">
            <text:p>alph41 </text:p>
          </table:table-cell>
          <table:table-cell table:style-name="ce11" office:value-type="float" office:value="0.133241381828243">
            <text:p>1.33241381828243E-01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145464453192608">
            <text:p>0.0001454645</text:p>
          </table:table-cell>
          <table:table-cell table:formula="of:=[.K20]-[.E20]" office:value-type="float" office:value="7.83336069620777E-018">
            <text:p>0</text:p>
          </table:table-cell>
          <table:table-cell table:formula="of:=100*([.K20]-[.D20])/[.D20]" office:value-type="float" office:value="-31.1247854201668">
            <text:p>-31.1247854202</text:p>
          </table:table-cell>
          <table:table-cell/>
          <table:table-cell office:value-type="float" office:value="0.65">
            <text:p>0.65</text:p>
          </table:table-cell>
          <table:table-cell office:value-type="float" office:value="-0.000206237022120692">
            <text:p>-0.000206237</text:p>
          </table:table-cell>
          <table:table-cell table:formula="of:=100*([.P20]-[.D20])/[.D20]" office:value-type="float" office:value="-197.650105170782">
            <text:p>-197.6501051708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145464453192608">
            <text:p>0.0001454645</text:p>
          </table:table-cell>
          <table:table-cell office:value-type="float" office:value="-0.000206237022120692">
            <text:p>-0.000206237</text:p>
          </table:table-cell>
          <table:table-cell office:value-type="float" office:value="0.0003517014753133">
            <text:p>0.0003517015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0">
            <text:p>0</text:p>
          </table:table-cell>
          <table:table-cell table:formula="of:=1.01325*[.B21]" office:value-type="float" office:value="0">
            <text:p>0.000000</text:p>
          </table:table-cell>
          <table:table-cell office:value-type="float" office:value="0.0002497">
            <text:p>2.4970E-04</text:p>
          </table:table-cell>
          <table:table-cell table:formula="of:=[.$H$9]+[.$H$10]*[.A21]+[.$H$11]*[.A21]^2+[.$H$12]*[.A21]^3+[.$H$13]*[.A21]^4+[.$H$14]*[.A21]^5+[.$H$15]*[.A21]^6+[.$H$16]*[.C21]+[.$H$17]*[.A21]*[.C21]+[.$H$18]*[.A21]^2*[.C21]+[.$H$19]*[.A21]^3*[.C21]+[.$H$20]*[.A21]^4*[.C21]+[.$H$21]*[.A21]^5*[.C21]+[.$H$22]*[.A21]^6*[.C21]+[.$H$23]*[.C21]^2+[.$H$24]*[.A21]*[.C21]^2+[.$H$25]*[.A21]^2*[.C21]^2+[.$H$26]*[.A21]^3*[.C21]^2+[.$H$27]*[.A21]^4*[.C21]^2+[.$H$28]*[.A21]^5*[.C21]^2+[.$H$29]*[.A21]^6*[.C21]^2+[.$H$30]*[.C21]^3+[.$H$31]*[.A21]*[.C21]^3+[.$H$32]*[.A21]^2*[.C21]^3+[.$H$33]*[.A21]^3*[.C21]^3+[.$H$34]*[.A21]^4*[.C21]^3+[.$H$35]*[.A21]^5*[.C21]^3+[.$H$36]*[.A21]^6*[.C21]^3+[.$H$37]*[.C21]^4+[.$H$38]*[.A21]*[.C21]^4+[.$H$39]*[.A21]^2*[.C21]^4+[.$H$40]*[.A21]^3*[.C21]^4+[.$H$41]*[.A21]^4*[.C21]^4+[.$H$42]*[.A21]^5*[.C21]^4+[.$H$43]*[.A21]^6*[.C21]^4+[.$H$44]*[.C21]^5+[.$H$45]*[.A21]*[.C21]^5+[.$H$46]*[.A21]^2*[.C21]^5+[.$H$47]*[.A21]^3*[.C21]^5+[.$H$48]*[.A21]^4*[.C21]^5+[.$H$49]*[.A21]^5*[.C21]^5+[.$H$50]*[.A21]^6*[.C21]^5+[.$H$51]*[.C21]^6+[.$H$52]*[.A21]*[.C21]^6+[.$H$53]*[.A21]^2*[.C21]^6+[.$H$54]*[.A21]^3*[.C21]^6+[.$H$55]*[.A21]^4*[.C21]^6+[.$H$56]*[.A21]^5*[.C21]^6+[.$H$57]*[.A21]^6*[.C21]^6" office:value-type="float" office:value="0.000227994497132744">
            <text:p>2.2799E-04</text:p>
          </table:table-cell>
          <table:table-cell/>
          <table:table-cell table:style-name="ce6" office:value-type="string">
            <text:p>alph51 </text:p>
          </table:table-cell>
          <table:table-cell table:style-name="ce11" office:value-type="float" office:value="-0.0547135426838175">
            <text:p>-5.47135426838175E-02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227994497132748">
            <text:p>0.0002279945</text:p>
          </table:table-cell>
          <table:table-cell table:formula="of:=[.K21]-[.E21]" office:value-type="float" office:value="3.90312782094782E-018">
            <text:p>0</text:p>
          </table:table-cell>
          <table:table-cell table:formula="of:=100*([.K21]-[.D21])/[.D21]" office:value-type="float" office:value="-8.69263230566753">
            <text:p>-8.6926323057</text:p>
          </table:table-cell>
          <table:table-cell/>
          <table:table-cell office:value-type="float" office:value="0.7">
            <text:p>0.70</text:p>
          </table:table-cell>
          <table:table-cell office:value-type="float" office:value="-0.000256835860761261">
            <text:p>-0.0002568359</text:p>
          </table:table-cell>
          <table:table-cell table:formula="of:=100*([.P21]-[.D21])/[.D21]" office:value-type="float" office:value="-202.857773632864">
            <text:p>-202.8577736329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227994497132748">
            <text:p>0.0002279945</text:p>
          </table:table-cell>
          <table:table-cell office:value-type="float" office:value="-0.000256835860761261">
            <text:p>-0.0002568359</text:p>
          </table:table-cell>
          <table:table-cell office:value-type="float" office:value="0.00048483035789401">
            <text:p>0.000484830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1.01325*[.B22]" office:value-type="float" office:value="0">
            <text:p>0.000000</text:p>
          </table:table-cell>
          <table:table-cell office:value-type="float" office:value="0.0002818">
            <text:p>2.8180E-04</text:p>
          </table:table-cell>
          <table:table-cell table:formula="of:=[.$H$9]+[.$H$10]*[.A22]+[.$H$11]*[.A22]^2+[.$H$12]*[.A22]^3+[.$H$13]*[.A22]^4+[.$H$14]*[.A22]^5+[.$H$15]*[.A22]^6+[.$H$16]*[.C22]+[.$H$17]*[.A22]*[.C22]+[.$H$18]*[.A22]^2*[.C22]+[.$H$19]*[.A22]^3*[.C22]+[.$H$20]*[.A22]^4*[.C22]+[.$H$21]*[.A22]^5*[.C22]+[.$H$22]*[.A22]^6*[.C22]+[.$H$23]*[.C22]^2+[.$H$24]*[.A22]*[.C22]^2+[.$H$25]*[.A22]^2*[.C22]^2+[.$H$26]*[.A22]^3*[.C22]^2+[.$H$27]*[.A22]^4*[.C22]^2+[.$H$28]*[.A22]^5*[.C22]^2+[.$H$29]*[.A22]^6*[.C22]^2+[.$H$30]*[.C22]^3+[.$H$31]*[.A22]*[.C22]^3+[.$H$32]*[.A22]^2*[.C22]^3+[.$H$33]*[.A22]^3*[.C22]^3+[.$H$34]*[.A22]^4*[.C22]^3+[.$H$35]*[.A22]^5*[.C22]^3+[.$H$36]*[.A22]^6*[.C22]^3+[.$H$37]*[.C22]^4+[.$H$38]*[.A22]*[.C22]^4+[.$H$39]*[.A22]^2*[.C22]^4+[.$H$40]*[.A22]^3*[.C22]^4+[.$H$41]*[.A22]^4*[.C22]^4+[.$H$42]*[.A22]^5*[.C22]^4+[.$H$43]*[.A22]^6*[.C22]^4+[.$H$44]*[.C22]^5+[.$H$45]*[.A22]*[.C22]^5+[.$H$46]*[.A22]^2*[.C22]^5+[.$H$47]*[.A22]^3*[.C22]^5+[.$H$48]*[.A22]^4*[.C22]^5+[.$H$49]*[.A22]^5*[.C22]^5+[.$H$50]*[.A22]^6*[.C22]^5+[.$H$51]*[.C22]^6+[.$H$52]*[.A22]*[.C22]^6+[.$H$53]*[.A22]^2*[.C22]^6+[.$H$54]*[.A22]^3*[.C22]^6+[.$H$55]*[.A22]^4*[.C22]^6+[.$H$56]*[.A22]^5*[.C22]^6+[.$H$57]*[.A22]^6*[.C22]^6" office:value-type="float" office:value="0.000312242786111727">
            <text:p>3.1224E-04</text:p>
          </table:table-cell>
          <table:table-cell/>
          <table:table-cell table:style-name="ce6" office:value-type="string">
            <text:p>alph61 </text:p>
          </table:table-cell>
          <table:table-cell table:style-name="ce11" office:value-type="float" office:value="0.00857815766443886">
            <text:p>8.57815766443886E-03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312242786111724">
            <text:p>0.0003122428</text:p>
          </table:table-cell>
          <table:table-cell table:formula="of:=[.K22]-[.E22]" office:value-type="float" office:value="-3.03576608295941E-018">
            <text:p>-0</text:p>
          </table:table-cell>
          <table:table-cell table:formula="of:=100*([.K22]-[.D22])/[.D22]" office:value-type="float" office:value="10.8029759090574">
            <text:p>10.8029759091</text:p>
          </table:table-cell>
          <table:table-cell/>
          <table:table-cell office:value-type="float" office:value="0.75">
            <text:p>0.75</text:p>
          </table:table-cell>
          <table:table-cell office:value-type="float" office:value="-0.000300994217649582">
            <text:p>-0.0003009942</text:p>
          </table:table-cell>
          <table:table-cell table:formula="of:=100*([.P22]-[.D22])/[.D22]" office:value-type="float" office:value="-206.811290862165">
            <text:p>-206.811290862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312242786111724">
            <text:p>0.0003122428</text:p>
          </table:table-cell>
          <table:table-cell office:value-type="float" office:value="-0.000300994217649582">
            <text:p>-0.0003009942</text:p>
          </table:table-cell>
          <table:table-cell office:value-type="float" office:value="0.000613237003761306">
            <text:p>0.000613237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0">
            <text:p>0</text:p>
          </table:table-cell>
          <table:table-cell table:formula="of:=1.01325*[.B23]" office:value-type="float" office:value="0">
            <text:p>0.000000</text:p>
          </table:table-cell>
          <table:table-cell office:value-type="float" office:value="0.0003233">
            <text:p>3.2330E-04</text:p>
          </table:table-cell>
          <table:table-cell table:formula="of:=[.$H$9]+[.$H$10]*[.A23]+[.$H$11]*[.A23]^2+[.$H$12]*[.A23]^3+[.$H$13]*[.A23]^4+[.$H$14]*[.A23]^5+[.$H$15]*[.A23]^6+[.$H$16]*[.C23]+[.$H$17]*[.A23]*[.C23]+[.$H$18]*[.A23]^2*[.C23]+[.$H$19]*[.A23]^3*[.C23]+[.$H$20]*[.A23]^4*[.C23]+[.$H$21]*[.A23]^5*[.C23]+[.$H$22]*[.A23]^6*[.C23]+[.$H$23]*[.C23]^2+[.$H$24]*[.A23]*[.C23]^2+[.$H$25]*[.A23]^2*[.C23]^2+[.$H$26]*[.A23]^3*[.C23]^2+[.$H$27]*[.A23]^4*[.C23]^2+[.$H$28]*[.A23]^5*[.C23]^2+[.$H$29]*[.A23]^6*[.C23]^2+[.$H$30]*[.C23]^3+[.$H$31]*[.A23]*[.C23]^3+[.$H$32]*[.A23]^2*[.C23]^3+[.$H$33]*[.A23]^3*[.C23]^3+[.$H$34]*[.A23]^4*[.C23]^3+[.$H$35]*[.A23]^5*[.C23]^3+[.$H$36]*[.A23]^6*[.C23]^3+[.$H$37]*[.C23]^4+[.$H$38]*[.A23]*[.C23]^4+[.$H$39]*[.A23]^2*[.C23]^4+[.$H$40]*[.A23]^3*[.C23]^4+[.$H$41]*[.A23]^4*[.C23]^4+[.$H$42]*[.A23]^5*[.C23]^4+[.$H$43]*[.A23]^6*[.C23]^4+[.$H$44]*[.C23]^5+[.$H$45]*[.A23]*[.C23]^5+[.$H$46]*[.A23]^2*[.C23]^5+[.$H$47]*[.A23]^3*[.C23]^5+[.$H$48]*[.A23]^4*[.C23]^5+[.$H$49]*[.A23]^5*[.C23]^5+[.$H$50]*[.A23]^6*[.C23]^5+[.$H$51]*[.C23]^6+[.$H$52]*[.A23]*[.C23]^6+[.$H$53]*[.A23]^2*[.C23]^6+[.$H$54]*[.A23]^3*[.C23]^6+[.$H$55]*[.A23]^4*[.C23]^6+[.$H$56]*[.A23]^5*[.C23]^6+[.$H$57]*[.A23]^6*[.C23]^6" office:value-type="float" office:value="0.000388664519724709">
            <text:p>3.8866E-04</text:p>
          </table:table-cell>
          <table:table-cell/>
          <table:table-cell table:style-name="ce6" office:value-type="string">
            <text:p>alph02 </text:p>
          </table:table-cell>
          <table:table-cell table:style-name="ce11" office:value-type="float" office:value="-0.000402016588457985">
            <text:p>-4.02016588457985E-04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388664519724727">
            <text:p>0.0003886645</text:p>
          </table:table-cell>
          <table:table-cell table:formula="of:=[.K23]-[.E23]" office:value-type="float" office:value="1.77809156287623E-017">
            <text:p>0</text:p>
          </table:table-cell>
          <table:table-cell table:formula="of:=100*([.K23]-[.D23])/[.D23]" office:value-type="float" office:value="20.21791516385">
            <text:p>20.2179151639</text:p>
          </table:table-cell>
          <table:table-cell/>
          <table:table-cell office:value-type="float" office:value="0.8">
            <text:p>0.80</text:p>
          </table:table-cell>
          <table:table-cell office:value-type="float" office:value="-0.000334952254481082">
            <text:p>-0.0003349523</text:p>
          </table:table-cell>
          <table:table-cell table:formula="of:=100*([.P23]-[.D23])/[.D23]" office:value-type="float" office:value="-203.604161608748">
            <text:p>-203.6041616087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388664519724727">
            <text:p>0.0003886645</text:p>
          </table:table-cell>
          <table:table-cell office:value-type="float" office:value="-0.000334952254481082">
            <text:p>-0.0003349523</text:p>
          </table:table-cell>
          <table:table-cell office:value-type="float" office:value="0.000723616774205809">
            <text:p>0.000723616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table:formula="of:=1.01325*[.B24]" office:value-type="float" office:value="0">
            <text:p>0.000000</text:p>
          </table:table-cell>
          <table:table-cell office:value-type="float" office:value="0.000345">
            <text:p>3.4500E-04</text:p>
          </table:table-cell>
          <table:table-cell table:formula="of:=[.$H$9]+[.$H$10]*[.A24]+[.$H$11]*[.A24]^2+[.$H$12]*[.A24]^3+[.$H$13]*[.A24]^4+[.$H$14]*[.A24]^5+[.$H$15]*[.A24]^6+[.$H$16]*[.C24]+[.$H$17]*[.A24]*[.C24]+[.$H$18]*[.A24]^2*[.C24]+[.$H$19]*[.A24]^3*[.C24]+[.$H$20]*[.A24]^4*[.C24]+[.$H$21]*[.A24]^5*[.C24]+[.$H$22]*[.A24]^6*[.C24]+[.$H$23]*[.C24]^2+[.$H$24]*[.A24]*[.C24]^2+[.$H$25]*[.A24]^2*[.C24]^2+[.$H$26]*[.A24]^3*[.C24]^2+[.$H$27]*[.A24]^4*[.C24]^2+[.$H$28]*[.A24]^5*[.C24]^2+[.$H$29]*[.A24]^6*[.C24]^2+[.$H$30]*[.C24]^3+[.$H$31]*[.A24]*[.C24]^3+[.$H$32]*[.A24]^2*[.C24]^3+[.$H$33]*[.A24]^3*[.C24]^3+[.$H$34]*[.A24]^4*[.C24]^3+[.$H$35]*[.A24]^5*[.C24]^3+[.$H$36]*[.A24]^6*[.C24]^3+[.$H$37]*[.C24]^4+[.$H$38]*[.A24]*[.C24]^4+[.$H$39]*[.A24]^2*[.C24]^4+[.$H$40]*[.A24]^3*[.C24]^4+[.$H$41]*[.A24]^4*[.C24]^4+[.$H$42]*[.A24]^5*[.C24]^4+[.$H$43]*[.A24]^6*[.C24]^4+[.$H$44]*[.C24]^5+[.$H$45]*[.A24]*[.C24]^5+[.$H$46]*[.A24]^2*[.C24]^5+[.$H$47]*[.A24]^3*[.C24]^5+[.$H$48]*[.A24]^4*[.C24]^5+[.$H$49]*[.A24]^5*[.C24]^5+[.$H$50]*[.A24]^6*[.C24]^5+[.$H$51]*[.C24]^6+[.$H$52]*[.A24]*[.C24]^6+[.$H$53]*[.A24]^2*[.C24]^6+[.$H$54]*[.A24]^3*[.C24]^6+[.$H$55]*[.A24]^4*[.C24]^6+[.$H$56]*[.A24]^5*[.C24]^6+[.$H$57]*[.A24]^6*[.C24]^6" office:value-type="float" office:value="0.000447860731610605">
            <text:p>4.4786E-04</text:p>
          </table:table-cell>
          <table:table-cell/>
          <table:table-cell table:style-name="ce6" office:value-type="string">
            <text:p>alph12 </text:p>
          </table:table-cell>
          <table:table-cell table:style-name="ce11" office:value-type="float" office:value="0.00500646576912193">
            <text:p>5.00646576912193E-0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447860731610606">
            <text:p>0.0004478607</text:p>
          </table:table-cell>
          <table:table-cell table:formula="of:=[.K24]-[.E24]" office:value-type="float" office:value="0">
            <text:p>0</text:p>
          </table:table-cell>
          <table:table-cell table:formula="of:=100*([.K24]-[.D24])/[.D24]" office:value-type="float" office:value="29.8147048146685">
            <text:p>29.8147048147</text:p>
          </table:table-cell>
          <table:table-cell/>
          <table:table-cell office:value-type="float" office:value="0.85">
            <text:p>0.85</text:p>
          </table:table-cell>
          <table:table-cell office:value-type="float" office:value="-0.000354949658802956">
            <text:p>-0.0003549497</text:p>
          </table:table-cell>
          <table:table-cell table:formula="of:=100*([.P24]-[.D24])/[.D24]" office:value-type="float" office:value="-202.883959073321">
            <text:p>-202.883959073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447860731610606">
            <text:p>0.0004478607</text:p>
          </table:table-cell>
          <table:table-cell office:value-type="float" office:value="-0.000354949658802956">
            <text:p>-0.0003549497</text:p>
          </table:table-cell>
          <table:table-cell office:value-type="float" office:value="0.000802810390413562">
            <text:p>0.0008028104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0">
            <text:p>0</text:p>
          </table:table-cell>
          <table:table-cell table:formula="of:=1.01325*[.B25]" office:value-type="float" office:value="0">
            <text:p>0.000000</text:p>
          </table:table-cell>
          <table:table-cell office:value-type="float" office:value="0.0003598">
            <text:p>3.5980E-04</text:p>
          </table:table-cell>
          <table:table-cell table:formula="of:=[.$H$9]+[.$H$10]*[.A25]+[.$H$11]*[.A25]^2+[.$H$12]*[.A25]^3+[.$H$13]*[.A25]^4+[.$H$14]*[.A25]^5+[.$H$15]*[.A25]^6+[.$H$16]*[.C25]+[.$H$17]*[.A25]*[.C25]+[.$H$18]*[.A25]^2*[.C25]+[.$H$19]*[.A25]^3*[.C25]+[.$H$20]*[.A25]^4*[.C25]+[.$H$21]*[.A25]^5*[.C25]+[.$H$22]*[.A25]^6*[.C25]+[.$H$23]*[.C25]^2+[.$H$24]*[.A25]*[.C25]^2+[.$H$25]*[.A25]^2*[.C25]^2+[.$H$26]*[.A25]^3*[.C25]^2+[.$H$27]*[.A25]^4*[.C25]^2+[.$H$28]*[.A25]^5*[.C25]^2+[.$H$29]*[.A25]^6*[.C25]^2+[.$H$30]*[.C25]^3+[.$H$31]*[.A25]*[.C25]^3+[.$H$32]*[.A25]^2*[.C25]^3+[.$H$33]*[.A25]^3*[.C25]^3+[.$H$34]*[.A25]^4*[.C25]^3+[.$H$35]*[.A25]^5*[.C25]^3+[.$H$36]*[.A25]^6*[.C25]^3+[.$H$37]*[.C25]^4+[.$H$38]*[.A25]*[.C25]^4+[.$H$39]*[.A25]^2*[.C25]^4+[.$H$40]*[.A25]^3*[.C25]^4+[.$H$41]*[.A25]^4*[.C25]^4+[.$H$42]*[.A25]^5*[.C25]^4+[.$H$43]*[.A25]^6*[.C25]^4+[.$H$44]*[.C25]^5+[.$H$45]*[.A25]*[.C25]^5+[.$H$46]*[.A25]^2*[.C25]^5+[.$H$47]*[.A25]^3*[.C25]^5+[.$H$48]*[.A25]^4*[.C25]^5+[.$H$49]*[.A25]^5*[.C25]^5+[.$H$50]*[.A25]^6*[.C25]^5+[.$H$51]*[.C25]^6+[.$H$52]*[.A25]*[.C25]^6+[.$H$53]*[.A25]^2*[.C25]^6+[.$H$54]*[.A25]^3*[.C25]^6+[.$H$55]*[.A25]^4*[.C25]^6+[.$H$56]*[.A25]^5*[.C25]^6+[.$H$57]*[.A25]^6*[.C25]^6" office:value-type="float" office:value="0.000481094550776792">
            <text:p>4.8109E-04</text:p>
          </table:table-cell>
          <table:table-cell/>
          <table:table-cell table:style-name="ce6" office:value-type="string">
            <text:p>alph22 </text:p>
          </table:table-cell>
          <table:table-cell table:style-name="ce11" office:value-type="float" office:value="-0.0196997735925578">
            <text:p>-1.96997735925578E-02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481094550776765">
            <text:p>0.0004810946</text:p>
          </table:table-cell>
          <table:table-cell table:formula="of:=[.K25]-[.E25]" office:value-type="float" office:value="-2.68340037690162E-017">
            <text:p>-0</text:p>
          </table:table-cell>
          <table:table-cell table:formula="of:=100*([.K25]-[.D25])/[.D25]" office:value-type="float" office:value="33.7116594710298">
            <text:p>33.711659471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357225625912784">
            <text:p>-0.0003572256</text:p>
          </table:table-cell>
          <table:table-cell table:formula="of:=100*([.P25]-[.D25])/[.D25]" office:value-type="float" office:value="-199.284498586099">
            <text:p>-199.2844985861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481094550776765">
            <text:p>0.0004810946</text:p>
          </table:table-cell>
          <table:table-cell office:value-type="float" office:value="-0.000357225625912784">
            <text:p>-0.0003572256</text:p>
          </table:table-cell>
          <table:table-cell office:value-type="float" office:value="0.000838320176689549">
            <text:p>0.000838320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table:formula="of:=1.01325*[.B26]" office:value-type="float" office:value="0">
            <text:p>0.000000</text:p>
          </table:table-cell>
          <table:table-cell office:value-type="float" office:value="0.0003497">
            <text:p>3.4970E-04</text:p>
          </table:table-cell>
          <table:table-cell table:formula="of:=[.$H$9]+[.$H$10]*[.A26]+[.$H$11]*[.A26]^2+[.$H$12]*[.A26]^3+[.$H$13]*[.A26]^4+[.$H$14]*[.A26]^5+[.$H$15]*[.A26]^6+[.$H$16]*[.C26]+[.$H$17]*[.A26]*[.C26]+[.$H$18]*[.A26]^2*[.C26]+[.$H$19]*[.A26]^3*[.C26]+[.$H$20]*[.A26]^4*[.C26]+[.$H$21]*[.A26]^5*[.C26]+[.$H$22]*[.A26]^6*[.C26]+[.$H$23]*[.C26]^2+[.$H$24]*[.A26]*[.C26]^2+[.$H$25]*[.A26]^2*[.C26]^2+[.$H$26]*[.A26]^3*[.C26]^2+[.$H$27]*[.A26]^4*[.C26]^2+[.$H$28]*[.A26]^5*[.C26]^2+[.$H$29]*[.A26]^6*[.C26]^2+[.$H$30]*[.C26]^3+[.$H$31]*[.A26]*[.C26]^3+[.$H$32]*[.A26]^2*[.C26]^3+[.$H$33]*[.A26]^3*[.C26]^3+[.$H$34]*[.A26]^4*[.C26]^3+[.$H$35]*[.A26]^5*[.C26]^3+[.$H$36]*[.A26]^6*[.C26]^3+[.$H$37]*[.C26]^4+[.$H$38]*[.A26]*[.C26]^4+[.$H$39]*[.A26]^2*[.C26]^4+[.$H$40]*[.A26]^3*[.C26]^4+[.$H$41]*[.A26]^4*[.C26]^4+[.$H$42]*[.A26]^5*[.C26]^4+[.$H$43]*[.A26]^6*[.C26]^4+[.$H$44]*[.C26]^5+[.$H$45]*[.A26]*[.C26]^5+[.$H$46]*[.A26]^2*[.C26]^5+[.$H$47]*[.A26]^3*[.C26]^5+[.$H$48]*[.A26]^4*[.C26]^5+[.$H$49]*[.A26]^5*[.C26]^5+[.$H$50]*[.A26]^6*[.C26]^5+[.$H$51]*[.C26]^6+[.$H$52]*[.A26]*[.C26]^6+[.$H$53]*[.A26]^2*[.C26]^6+[.$H$54]*[.A26]^3*[.C26]^6+[.$H$55]*[.A26]^4*[.C26]^6+[.$H$56]*[.A26]^5*[.C26]^6+[.$H$57]*[.A26]^6*[.C26]^6" office:value-type="float" office:value="0.000480701447833221">
            <text:p>4.8070E-04</text:p>
          </table:table-cell>
          <table:table-cell/>
          <table:table-cell table:style-name="ce6" office:value-type="string">
            <text:p>alph32 </text:p>
          </table:table-cell>
          <table:table-cell table:style-name="ce11" office:value-type="float" office:value="0.0343311248462808">
            <text:p>3.43311248462808E-0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480701447833201">
            <text:p>0.0004807014</text:p>
          </table:table-cell>
          <table:table-cell table:formula="of:=[.K26]-[.E26]" office:value-type="float" office:value="-2.00035300823576E-017">
            <text:p>-0</text:p>
          </table:table-cell>
          <table:table-cell table:formula="of:=100*([.K26]-[.D26])/[.D26]" office:value-type="float" office:value="37.4610946048616">
            <text:p>37.4610946049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338018932622722">
            <text:p>-0.0003380189</text:p>
          </table:table-cell>
          <table:table-cell table:formula="of:=100*([.P26]-[.D26])/[.D26]" office:value-type="float" office:value="-196.659689054253">
            <text:p>-196.659689054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480701447833201">
            <text:p>0.0004807014</text:p>
          </table:table-cell>
          <table:table-cell office:value-type="float" office:value="-0.000338018932622722">
            <text:p>-0.0003380189</text:p>
          </table:table-cell>
          <table:table-cell office:value-type="float" office:value="0.000818720380455924">
            <text:p>0.0008187204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0">
            <text:p>0</text:p>
          </table:table-cell>
          <table:table-cell table:formula="of:=1.01325*[.B27]" office:value-type="float" office:value="0">
            <text:p>0.000000</text:p>
          </table:table-cell>
          <table:table-cell office:value-type="float" office:value="0.0003294">
            <text:p>3.2940E-04</text:p>
          </table:table-cell>
          <table:table-cell table:formula="of:=[.$H$9]+[.$H$10]*[.A27]+[.$H$11]*[.A27]^2+[.$H$12]*[.A27]^3+[.$H$13]*[.A27]^4+[.$H$14]*[.A27]^5+[.$H$15]*[.A27]^6+[.$H$16]*[.C27]+[.$H$17]*[.A27]*[.C27]+[.$H$18]*[.A27]^2*[.C27]+[.$H$19]*[.A27]^3*[.C27]+[.$H$20]*[.A27]^4*[.C27]+[.$H$21]*[.A27]^5*[.C27]+[.$H$22]*[.A27]^6*[.C27]+[.$H$23]*[.C27]^2+[.$H$24]*[.A27]*[.C27]^2+[.$H$25]*[.A27]^2*[.C27]^2+[.$H$26]*[.A27]^3*[.C27]^2+[.$H$27]*[.A27]^4*[.C27]^2+[.$H$28]*[.A27]^5*[.C27]^2+[.$H$29]*[.A27]^6*[.C27]^2+[.$H$30]*[.C27]^3+[.$H$31]*[.A27]*[.C27]^3+[.$H$32]*[.A27]^2*[.C27]^3+[.$H$33]*[.A27]^3*[.C27]^3+[.$H$34]*[.A27]^4*[.C27]^3+[.$H$35]*[.A27]^5*[.C27]^3+[.$H$36]*[.A27]^6*[.C27]^3+[.$H$37]*[.C27]^4+[.$H$38]*[.A27]*[.C27]^4+[.$H$39]*[.A27]^2*[.C27]^4+[.$H$40]*[.A27]^3*[.C27]^4+[.$H$41]*[.A27]^4*[.C27]^4+[.$H$42]*[.A27]^5*[.C27]^4+[.$H$43]*[.A27]^6*[.C27]^4+[.$H$44]*[.C27]^5+[.$H$45]*[.A27]*[.C27]^5+[.$H$46]*[.A27]^2*[.C27]^5+[.$H$47]*[.A27]^3*[.C27]^5+[.$H$48]*[.A27]^4*[.C27]^5+[.$H$49]*[.A27]^5*[.C27]^5+[.$H$50]*[.A27]^6*[.C27]^5+[.$H$51]*[.C27]^6+[.$H$52]*[.A27]*[.C27]^6+[.$H$53]*[.A27]^2*[.C27]^6+[.$H$54]*[.A27]^3*[.C27]^6+[.$H$55]*[.A27]^4*[.C27]^6+[.$H$56]*[.A27]^5*[.C27]^6+[.$H$57]*[.A27]^6*[.C27]^6" office:value-type="float" office:value="0.000440393466135688">
            <text:p>4.4039E-04</text:p>
          </table:table-cell>
          <table:table-cell/>
          <table:table-cell table:style-name="ce6" office:value-type="string">
            <text:p>alph42 </text:p>
          </table:table-cell>
          <table:table-cell table:style-name="ce11" office:value-type="float" office:value="-0.0295791060596021">
            <text:p>-2.95791060596021E-02</text:p>
          </table:table-cell>
          <table:table-cell/>
          <table:table-cell office:value-type="float" office:value="1">
            <text:p>1.00</text:p>
          </table:table-cell>
          <table:table-cell office:value-type="float" office:value="0.000440393466135697">
            <text:p>0.0004403935</text:p>
          </table:table-cell>
          <table:table-cell table:formula="of:=[.K27]-[.E27]" office:value-type="float" office:value="8.61940727125976E-018">
            <text:p>0</text:p>
          </table:table-cell>
          <table:table-cell table:formula="of:=100*([.K27]-[.D27])/[.D27]" office:value-type="float" office:value="33.6956484929255">
            <text:p>33.6956484929</text:p>
          </table:table-cell>
          <table:table-cell/>
          <table:table-cell office:value-type="float" office:value="1">
            <text:p>1.00</text:p>
          </table:table-cell>
          <table:table-cell office:value-type="float" office:value="-0.000293568127659242">
            <text:p>-0.0002935681</text:p>
          </table:table-cell>
          <table:table-cell table:formula="of:=100*([.P27]-[.D27])/[.D27]" office:value-type="float" office:value="-189.122078827942">
            <text:p>-189.1220788279</text:p>
          </table:table-cell>
          <table:table-cell/>
          <table:table-cell office:value-type="float" office:value="1">
            <text:p>1.00</text:p>
          </table:table-cell>
          <table:table-cell office:value-type="float" office:value="0.000440393466135697">
            <text:p>0.0004403935</text:p>
          </table:table-cell>
          <table:table-cell office:value-type="float" office:value="-0.000293568127659242">
            <text:p>-0.0002935681</text:p>
          </table:table-cell>
          <table:table-cell office:value-type="float" office:value="0.000733961593794939">
            <text:p>0.000733961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formula="of:=1.01325*[.B28]" office:value-type="float" office:value="0">
            <text:p>0.000000</text:p>
          </table:table-cell>
          <table:table-cell office:value-type="float" office:value="0.0002495">
            <text:p>2.4950E-04</text:p>
          </table:table-cell>
          <table:table-cell table:formula="of:=[.$H$9]+[.$H$10]*[.A28]+[.$H$11]*[.A28]^2+[.$H$12]*[.A28]^3+[.$H$13]*[.A28]^4+[.$H$14]*[.A28]^5+[.$H$15]*[.A28]^6+[.$H$16]*[.C28]+[.$H$17]*[.A28]*[.C28]+[.$H$18]*[.A28]^2*[.C28]+[.$H$19]*[.A28]^3*[.C28]+[.$H$20]*[.A28]^4*[.C28]+[.$H$21]*[.A28]^5*[.C28]+[.$H$22]*[.A28]^6*[.C28]+[.$H$23]*[.C28]^2+[.$H$24]*[.A28]*[.C28]^2+[.$H$25]*[.A28]^2*[.C28]^2+[.$H$26]*[.A28]^3*[.C28]^2+[.$H$27]*[.A28]^4*[.C28]^2+[.$H$28]*[.A28]^5*[.C28]^2+[.$H$29]*[.A28]^6*[.C28]^2+[.$H$30]*[.C28]^3+[.$H$31]*[.A28]*[.C28]^3+[.$H$32]*[.A28]^2*[.C28]^3+[.$H$33]*[.A28]^3*[.C28]^3+[.$H$34]*[.A28]^4*[.C28]^3+[.$H$35]*[.A28]^5*[.C28]^3+[.$H$36]*[.A28]^6*[.C28]^3+[.$H$37]*[.C28]^4+[.$H$38]*[.A28]*[.C28]^4+[.$H$39]*[.A28]^2*[.C28]^4+[.$H$40]*[.A28]^3*[.C28]^4+[.$H$41]*[.A28]^4*[.C28]^4+[.$H$42]*[.A28]^5*[.C28]^4+[.$H$43]*[.A28]^6*[.C28]^4+[.$H$44]*[.C28]^5+[.$H$45]*[.A28]*[.C28]^5+[.$H$46]*[.A28]^2*[.C28]^5+[.$H$47]*[.A28]^3*[.C28]^5+[.$H$48]*[.A28]^4*[.C28]^5+[.$H$49]*[.A28]^5*[.C28]^5+[.$H$50]*[.A28]^6*[.C28]^5+[.$H$51]*[.C28]^6+[.$H$52]*[.A28]*[.C28]^6+[.$H$53]*[.A28]^2*[.C28]^6+[.$H$54]*[.A28]^3*[.C28]^6+[.$H$55]*[.A28]^4*[.C28]^6+[.$H$56]*[.A28]^5*[.C28]^6+[.$H$57]*[.A28]^6*[.C28]^6" office:value-type="float" office:value="0.00035545743783859">
            <text:p>3.5546E-04</text:p>
          </table:table-cell>
          <table:table-cell/>
          <table:table-cell table:style-name="ce6" office:value-type="string">
            <text:p>alph52 </text:p>
          </table:table-cell>
          <table:table-cell table:style-name="ce11" office:value-type="float" office:value="0.0123277022988963">
            <text:p>1.23277022988963E-02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355457437838621">
            <text:p>0.0003554574</text:p>
          </table:table-cell>
          <table:table-cell table:formula="of:=[.K28]-[.E28]" office:value-type="float" office:value="3.12792326762068E-017">
            <text:p>0</text:p>
          </table:table-cell>
          <table:table-cell table:formula="of:=100*([.K28]-[.D28])/[.D28]" office:value-type="float" office:value="42.4679109573633">
            <text:p>42.4679109574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0220111863470969">
            <text:p>-0.0002201119</text:p>
          </table:table-cell>
          <table:table-cell table:formula="of:=100*([.P28]-[.D28])/[.D28]" office:value-type="float" office:value="-188.221187763916">
            <text:p>-188.2211877639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355457437838621">
            <text:p>0.0003554574</text:p>
          </table:table-cell>
          <table:table-cell office:value-type="float" office:value="-0.000220111863470969">
            <text:p>-0.0002201119</text:p>
          </table:table-cell>
          <table:table-cell office:value-type="float" office:value="0.000575569301309591">
            <text:p>0.0005755693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0">
            <text:p>0</text:p>
          </table:table-cell>
          <table:table-cell table:formula="of:=1.01325*[.B29]" office:value-type="float" office:value="0">
            <text:p>0.000000</text:p>
          </table:table-cell>
          <table:table-cell office:value-type="float" office:value="0.0001225">
            <text:p>1.2250E-04</text:p>
          </table:table-cell>
          <table:table-cell table:formula="of:=[.$H$9]+[.$H$10]*[.A29]+[.$H$11]*[.A29]^2+[.$H$12]*[.A29]^3+[.$H$13]*[.A29]^4+[.$H$14]*[.A29]^5+[.$H$15]*[.A29]^6+[.$H$16]*[.C29]+[.$H$17]*[.A29]*[.C29]+[.$H$18]*[.A29]^2*[.C29]+[.$H$19]*[.A29]^3*[.C29]+[.$H$20]*[.A29]^4*[.C29]+[.$H$21]*[.A29]^5*[.C29]+[.$H$22]*[.A29]^6*[.C29]+[.$H$23]*[.C29]^2+[.$H$24]*[.A29]*[.C29]^2+[.$H$25]*[.A29]^2*[.C29]^2+[.$H$26]*[.A29]^3*[.C29]^2+[.$H$27]*[.A29]^4*[.C29]^2+[.$H$28]*[.A29]^5*[.C29]^2+[.$H$29]*[.A29]^6*[.C29]^2+[.$H$30]*[.C29]^3+[.$H$31]*[.A29]*[.C29]^3+[.$H$32]*[.A29]^2*[.C29]^3+[.$H$33]*[.A29]^3*[.C29]^3+[.$H$34]*[.A29]^4*[.C29]^3+[.$H$35]*[.A29]^5*[.C29]^3+[.$H$36]*[.A29]^6*[.C29]^3+[.$H$37]*[.C29]^4+[.$H$38]*[.A29]*[.C29]^4+[.$H$39]*[.A29]^2*[.C29]^4+[.$H$40]*[.A29]^3*[.C29]^4+[.$H$41]*[.A29]^4*[.C29]^4+[.$H$42]*[.A29]^5*[.C29]^4+[.$H$43]*[.A29]^6*[.C29]^4+[.$H$44]*[.C29]^5+[.$H$45]*[.A29]*[.C29]^5+[.$H$46]*[.A29]^2*[.C29]^5+[.$H$47]*[.A29]^3*[.C29]^5+[.$H$48]*[.A29]^4*[.C29]^5+[.$H$49]*[.A29]^5*[.C29]^5+[.$H$50]*[.A29]^6*[.C29]^5+[.$H$51]*[.C29]^6+[.$H$52]*[.A29]*[.C29]^6+[.$H$53]*[.A29]^2*[.C29]^6+[.$H$54]*[.A29]^3*[.C29]^6+[.$H$55]*[.A29]^4*[.C29]^6+[.$H$56]*[.A29]^5*[.C29]^6+[.$H$57]*[.A29]^6*[.C29]^6" office:value-type="float" office:value="0.000222847184856826">
            <text:p>2.2285E-04</text:p>
          </table:table-cell>
          <table:table-cell/>
          <table:table-cell table:style-name="ce6" office:value-type="string">
            <text:p>alph62 </text:p>
          </table:table-cell>
          <table:table-cell table:style-name="ce11" office:value-type="float" office:value="-0.00198704719059122">
            <text:p>-1.98704719059122E-03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022284718485677">
            <text:p>0.0002228472</text:p>
          </table:table-cell>
          <table:table-cell table:formula="of:=[.K29]-[.E29]" office:value-type="float" office:value="-5.55111512312578E-017">
            <text:p>-0</text:p>
          </table:table-cell>
          <table:table-cell table:formula="of:=100*([.K29]-[.D29])/[.D29]" office:value-type="float" office:value="81.916069270833">
            <text:p>81.9160692708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0113889394204427">
            <text:p>-0.0001138894</text:p>
          </table:table-cell>
          <table:table-cell table:formula="of:=100*([.P29]-[.D29])/[.D29]" office:value-type="float" office:value="-192.97093404443">
            <text:p>-192.9709340444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022284718485677">
            <text:p>0.0002228472</text:p>
          </table:table-cell>
          <table:table-cell office:value-type="float" office:value="-0.000113889394204427">
            <text:p>-0.0001138894</text:p>
          </table:table-cell>
          <table:table-cell office:value-type="float" office:value="0.000336736579061197">
            <text:p>0.000336736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formula="of:=1.01325*[.B30]" office:value-type="float" office:value="0">
            <text:p>0.000000</text:p>
          </table:table-cell>
          <table:table-cell office:value-type="float" office:value="0.0004805">
            <text:p>4.8050E-04</text:p>
          </table:table-cell>
          <table:table-cell table:formula="of:=[.$H$9]+[.$H$10]*[.A30]+[.$H$11]*[.A30]^2+[.$H$12]*[.A30]^3+[.$H$13]*[.A30]^4+[.$H$14]*[.A30]^5+[.$H$15]*[.A30]^6+[.$H$16]*[.C30]+[.$H$17]*[.A30]*[.C30]+[.$H$18]*[.A30]^2*[.C30]+[.$H$19]*[.A30]^3*[.C30]+[.$H$20]*[.A30]^4*[.C30]+[.$H$21]*[.A30]^5*[.C30]+[.$H$22]*[.A30]^6*[.C30]+[.$H$23]*[.C30]^2+[.$H$24]*[.A30]*[.C30]^2+[.$H$25]*[.A30]^2*[.C30]^2+[.$H$26]*[.A30]^3*[.C30]^2+[.$H$27]*[.A30]^4*[.C30]^2+[.$H$28]*[.A30]^5*[.C30]^2+[.$H$29]*[.A30]^6*[.C30]^2+[.$H$30]*[.C30]^3+[.$H$31]*[.A30]*[.C30]^3+[.$H$32]*[.A30]^2*[.C30]^3+[.$H$33]*[.A30]^3*[.C30]^3+[.$H$34]*[.A30]^4*[.C30]^3+[.$H$35]*[.A30]^5*[.C30]^3+[.$H$36]*[.A30]^6*[.C30]^3+[.$H$37]*[.C30]^4+[.$H$38]*[.A30]*[.C30]^4+[.$H$39]*[.A30]^2*[.C30]^4+[.$H$40]*[.A30]^3*[.C30]^4+[.$H$41]*[.A30]^4*[.C30]^4+[.$H$42]*[.A30]^5*[.C30]^4+[.$H$43]*[.A30]^6*[.C30]^4+[.$H$44]*[.C30]^5+[.$H$45]*[.A30]*[.C30]^5+[.$H$46]*[.A30]^2*[.C30]^5+[.$H$47]*[.A30]^3*[.C30]^5+[.$H$48]*[.A30]^4*[.C30]^5+[.$H$49]*[.A30]^5*[.C30]^5+[.$H$50]*[.A30]^6*[.C30]^5+[.$H$51]*[.C30]^6+[.$H$52]*[.A30]*[.C30]^6+[.$H$53]*[.A30]^2*[.C30]^6+[.$H$54]*[.A30]^3*[.C30]^6+[.$H$55]*[.A30]^4*[.C30]^6+[.$H$56]*[.A30]^5*[.C30]^6+[.$H$57]*[.A30]^6*[.C30]^6" office:value-type="float" office:value="0.000041169704736839">
            <text:p>4.1170E-05</text:p>
          </table:table-cell>
          <table:table-cell/>
          <table:table-cell table:style-name="ce6" office:value-type="string">
            <text:p>alph03 </text:p>
          </table:table-cell>
          <table:table-cell table:style-name="ce11" office:value-type="float" office:value="0.0000350822131497139">
            <text:p>3.50822131497139E-05</text:p>
          </table:table-cell>
          <table:table-cell/>
          <table:table-cell office:value-type="float" office:value="1.15">
            <text:p>1.15</text:p>
          </table:table-cell>
          <table:table-cell table:style-name="ce7" office:value-type="string">
            <text:p>4.116970473684589e-05</text:p>
          </table:table-cell>
          <table:table-cell table:formula="of:=[.K30]-[.E30]" office:value-type="float" office:value="6.93889390390723E-018">
            <text:p>0</text:p>
          </table:table-cell>
          <table:table-cell table:formula="of:=100*([.K30]-[.D30])/[.D30]" office:value-type="float" office:value="-91.4319032805732">
            <text:p>-91.4319032806</text:p>
          </table:table-cell>
          <table:table-cell/>
          <table:table-cell office:value-type="float" office:value="1.15">
            <text:p>1.15</text:p>
          </table:table-cell>
          <table:table-cell table:style-name="ce7" office:value-type="string">
            <text:p>2.885873542967204e-05</text:p>
          </table:table-cell>
          <table:table-cell table:formula="of:=100*([.P30]-[.D30])/[.D30]" office:value-type="float" office:value="-93.9940196816499">
            <text:p>-93.9940196817</text:p>
          </table:table-cell>
          <table:table-cell table:style-name="ce7"/>
          <table:table-cell office:value-type="float" office:value="1.15">
            <text:p>1.15</text:p>
          </table:table-cell>
          <table:table-cell table:style-name="ce7" office:value-type="string">
            <text:p>4.116970473684589e-05</text:p>
          </table:table-cell>
          <table:table-cell table:style-name="ce7" office:value-type="string">
            <text:p>2.885873542967204e-05</text:p>
          </table:table-cell>
          <table:table-cell table:style-name="ce7" office:value-type="string">
            <text:p>1.231096930717386e-0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0">
            <text:p>0</text:p>
          </table:table-cell>
          <table:table-cell table:formula="of:=1.01325*[.B31]" office:value-type="float" office:value="0">
            <text:p>0.000000</text:p>
          </table:table-cell>
          <table:table-cell office:value-type="float" office:value="-0.0002215">
            <text:p>-2.2150E-04</text:p>
          </table:table-cell>
          <table:table-cell table:formula="of:=[.$H$9]+[.$H$10]*[.A31]+[.$H$11]*[.A31]^2+[.$H$12]*[.A31]^3+[.$H$13]*[.A31]^4+[.$H$14]*[.A31]^5+[.$H$15]*[.A31]^6+[.$H$16]*[.C31]+[.$H$17]*[.A31]*[.C31]+[.$H$18]*[.A31]^2*[.C31]+[.$H$19]*[.A31]^3*[.C31]+[.$H$20]*[.A31]^4*[.C31]+[.$H$21]*[.A31]^5*[.C31]+[.$H$22]*[.A31]^6*[.C31]+[.$H$23]*[.C31]^2+[.$H$24]*[.A31]*[.C31]^2+[.$H$25]*[.A31]^2*[.C31]^2+[.$H$26]*[.A31]^3*[.C31]^2+[.$H$27]*[.A31]^4*[.C31]^2+[.$H$28]*[.A31]^5*[.C31]^2+[.$H$29]*[.A31]^6*[.C31]^2+[.$H$30]*[.C31]^3+[.$H$31]*[.A31]*[.C31]^3+[.$H$32]*[.A31]^2*[.C31]^3+[.$H$33]*[.A31]^3*[.C31]^3+[.$H$34]*[.A31]^4*[.C31]^3+[.$H$35]*[.A31]^5*[.C31]^3+[.$H$36]*[.A31]^6*[.C31]^3+[.$H$37]*[.C31]^4+[.$H$38]*[.A31]*[.C31]^4+[.$H$39]*[.A31]^2*[.C31]^4+[.$H$40]*[.A31]^3*[.C31]^4+[.$H$41]*[.A31]^4*[.C31]^4+[.$H$42]*[.A31]^5*[.C31]^4+[.$H$43]*[.A31]^6*[.C31]^4+[.$H$44]*[.C31]^5+[.$H$45]*[.A31]*[.C31]^5+[.$H$46]*[.A31]^2*[.C31]^5+[.$H$47]*[.A31]^3*[.C31]^5+[.$H$48]*[.A31]^4*[.C31]^5+[.$H$49]*[.A31]^5*[.C31]^5+[.$H$50]*[.A31]^6*[.C31]^5+[.$H$51]*[.C31]^6+[.$H$52]*[.A31]*[.C31]^6+[.$H$53]*[.A31]^2*[.C31]^6+[.$H$54]*[.A31]^3*[.C31]^6+[.$H$55]*[.A31]^4*[.C31]^6+[.$H$56]*[.A31]^5*[.C31]^6+[.$H$57]*[.A31]^6*[.C31]^6" office:value-type="float" office:value="-0.000189434658562512">
            <text:p>-1.8943E-04</text:p>
          </table:table-cell>
          <table:table-cell/>
          <table:table-cell table:style-name="ce6" office:value-type="string">
            <text:p>alph13 </text:p>
          </table:table-cell>
          <table:table-cell table:style-name="ce11" office:value-type="float" office:value="-0.000417434943625329">
            <text:p>-4.17434943625329E-04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0189434658562457">
            <text:p>-0.0001894347</text:p>
          </table:table-cell>
          <table:table-cell table:formula="of:=[.K31]-[.E31]" office:value-type="float" office:value="5.54840461769457E-017">
            <text:p>0</text:p>
          </table:table-cell>
          <table:table-cell table:formula="of:=100*([.K31]-[.D31])/[.D31]" office:value-type="float" office:value="-14.4764521162723">
            <text:p>-14.4764521163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0211889785748572">
            <text:p>0.0002118898</text:p>
          </table:table-cell>
          <table:table-cell table:formula="of:=100*([.P31]-[.D31])/[.D31]" office:value-type="float" office:value="-195.661302821026">
            <text:p>-195.661302821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0189434658562457">
            <text:p>-0.0001894347</text:p>
          </table:table-cell>
          <table:table-cell office:value-type="float" office:value="0.000211889785748572">
            <text:p>0.0002118898</text:p>
          </table:table-cell>
          <table:table-cell office:value-type="float" office:value="-0.000401324444311029">
            <text:p>-0.000401324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table:formula="of:=1.01325*[.B32]" office:value-type="float" office:value="0">
            <text:p>0.000000</text:p>
          </table:table-cell>
          <table:table-cell office:value-type="float" office:value="-0.0004523">
            <text:p>-4.5230E-04</text:p>
          </table:table-cell>
          <table:table-cell table:formula="of:=[.$H$9]+[.$H$10]*[.A32]+[.$H$11]*[.A32]^2+[.$H$12]*[.A32]^3+[.$H$13]*[.A32]^4+[.$H$14]*[.A32]^5+[.$H$15]*[.A32]^6+[.$H$16]*[.C32]+[.$H$17]*[.A32]*[.C32]+[.$H$18]*[.A32]^2*[.C32]+[.$H$19]*[.A32]^3*[.C32]+[.$H$20]*[.A32]^4*[.C32]+[.$H$21]*[.A32]^5*[.C32]+[.$H$22]*[.A32]^6*[.C32]+[.$H$23]*[.C32]^2+[.$H$24]*[.A32]*[.C32]^2+[.$H$25]*[.A32]^2*[.C32]^2+[.$H$26]*[.A32]^3*[.C32]^2+[.$H$27]*[.A32]^4*[.C32]^2+[.$H$28]*[.A32]^5*[.C32]^2+[.$H$29]*[.A32]^6*[.C32]^2+[.$H$30]*[.C32]^3+[.$H$31]*[.A32]*[.C32]^3+[.$H$32]*[.A32]^2*[.C32]^3+[.$H$33]*[.A32]^3*[.C32]^3+[.$H$34]*[.A32]^4*[.C32]^3+[.$H$35]*[.A32]^5*[.C32]^3+[.$H$36]*[.A32]^6*[.C32]^3+[.$H$37]*[.C32]^4+[.$H$38]*[.A32]*[.C32]^4+[.$H$39]*[.A32]^2*[.C32]^4+[.$H$40]*[.A32]^3*[.C32]^4+[.$H$41]*[.A32]^4*[.C32]^4+[.$H$42]*[.A32]^5*[.C32]^4+[.$H$43]*[.A32]^6*[.C32]^4+[.$H$44]*[.C32]^5+[.$H$45]*[.A32]*[.C32]^5+[.$H$46]*[.A32]^2*[.C32]^5+[.$H$47]*[.A32]^3*[.C32]^5+[.$H$48]*[.A32]^4*[.C32]^5+[.$H$49]*[.A32]^5*[.C32]^5+[.$H$50]*[.A32]^6*[.C32]^5+[.$H$51]*[.C32]^6+[.$H$52]*[.A32]*[.C32]^6+[.$H$53]*[.A32]^2*[.C32]^6+[.$H$54]*[.A32]^3*[.C32]^6+[.$H$55]*[.A32]^4*[.C32]^6+[.$H$56]*[.A32]^5*[.C32]^6+[.$H$57]*[.A32]^6*[.C32]^6" office:value-type="float" office:value="-0.000467518058980307">
            <text:p>-4.6752E-04</text:p>
          </table:table-cell>
          <table:table-cell/>
          <table:table-cell table:style-name="ce6" office:value-type="string">
            <text:p>alph23 </text:p>
          </table:table-cell>
          <table:table-cell table:style-name="ce11" office:value-type="float" office:value="0.00157100359153513">
            <text:p>1.57100359153513E-03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0467518058980168">
            <text:p>-0.0004675181</text:p>
          </table:table-cell>
          <table:table-cell table:formula="of:=[.K32]-[.E32]" office:value-type="float" office:value="1.38777878078145E-016">
            <text:p>0</text:p>
          </table:table-cell>
          <table:table-cell table:formula="of:=100*([.K32]-[.D32])/[.D32]" office:value-type="float" office:value="3.36459407034448">
            <text:p>3.3645940703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0438957677615072">
            <text:p>0.0004389577</text:p>
          </table:table-cell>
          <table:table-cell table:formula="of:=100*([.P32]-[.D32])/[.D32]" office:value-type="float" office:value="-197.050116651575">
            <text:p>-197.0501166516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0467518058980168">
            <text:p>-0.0004675181</text:p>
          </table:table-cell>
          <table:table-cell office:value-type="float" office:value="0.000438957677615072">
            <text:p>0.0004389577</text:p>
          </table:table-cell>
          <table:table-cell office:value-type="float" office:value="-0.00090647573659524">
            <text:p>-0.0009064757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0">
            <text:p>0</text:p>
          </table:table-cell>
          <table:table-cell table:formula="of:=1.01325*[.B33]" office:value-type="float" office:value="0">
            <text:p>0.000000</text:p>
          </table:table-cell>
          <table:table-cell office:value-type="float" office:value="-0.0007342">
            <text:p>-7.3420E-04</text:p>
          </table:table-cell>
          <table:table-cell table:formula="of:=[.$H$9]+[.$H$10]*[.A33]+[.$H$11]*[.A33]^2+[.$H$12]*[.A33]^3+[.$H$13]*[.A33]^4+[.$H$14]*[.A33]^5+[.$H$15]*[.A33]^6+[.$H$16]*[.C33]+[.$H$17]*[.A33]*[.C33]+[.$H$18]*[.A33]^2*[.C33]+[.$H$19]*[.A33]^3*[.C33]+[.$H$20]*[.A33]^4*[.C33]+[.$H$21]*[.A33]^5*[.C33]+[.$H$22]*[.A33]^6*[.C33]+[.$H$23]*[.C33]^2+[.$H$24]*[.A33]*[.C33]^2+[.$H$25]*[.A33]^2*[.C33]^2+[.$H$26]*[.A33]^3*[.C33]^2+[.$H$27]*[.A33]^4*[.C33]^2+[.$H$28]*[.A33]^5*[.C33]^2+[.$H$29]*[.A33]^6*[.C33]^2+[.$H$30]*[.C33]^3+[.$H$31]*[.A33]*[.C33]^3+[.$H$32]*[.A33]^2*[.C33]^3+[.$H$33]*[.A33]^3*[.C33]^3+[.$H$34]*[.A33]^4*[.C33]^3+[.$H$35]*[.A33]^5*[.C33]^3+[.$H$36]*[.A33]^6*[.C33]^3+[.$H$37]*[.C33]^4+[.$H$38]*[.A33]*[.C33]^4+[.$H$39]*[.A33]^2*[.C33]^4+[.$H$40]*[.A33]^3*[.C33]^4+[.$H$41]*[.A33]^4*[.C33]^4+[.$H$42]*[.A33]^5*[.C33]^4+[.$H$43]*[.A33]^6*[.C33]^4+[.$H$44]*[.C33]^5+[.$H$45]*[.A33]*[.C33]^5+[.$H$46]*[.A33]^2*[.C33]^5+[.$H$47]*[.A33]^3*[.C33]^5+[.$H$48]*[.A33]^4*[.C33]^5+[.$H$49]*[.A33]^5*[.C33]^5+[.$H$50]*[.A33]^6*[.C33]^5+[.$H$51]*[.C33]^6+[.$H$52]*[.A33]*[.C33]^6+[.$H$53]*[.A33]^2*[.C33]^6+[.$H$54]*[.A33]^3*[.C33]^6+[.$H$55]*[.A33]^4*[.C33]^6+[.$H$56]*[.A33]^5*[.C33]^6+[.$H$57]*[.A33]^6*[.C33]^6" office:value-type="float" office:value="-0.000790657007754408">
            <text:p>-7.9066E-04</text:p>
          </table:table-cell>
          <table:table-cell/>
          <table:table-cell table:style-name="ce6" office:value-type="string">
            <text:p>alph33 </text:p>
          </table:table-cell>
          <table:table-cell table:style-name="ce11" office:value-type="float" office:value="-0.0026926366274236">
            <text:p>-2.69263662742360E-03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0790657007754277">
            <text:p>-0.000790657</text:p>
          </table:table-cell>
          <table:table-cell table:formula="of:=[.K33]-[.E33]" office:value-type="float" office:value="1.31838984174237E-016">
            <text:p>0</text:p>
          </table:table-cell>
          <table:table-cell table:formula="of:=100*([.K33]-[.D33])/[.D33]" office:value-type="float" office:value="7.68959517219785">
            <text:p>7.6895951722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071381158352536">
            <text:p>0.0007138116</text:p>
          </table:table-cell>
          <table:table-cell table:formula="of:=100*([.P33]-[.D33])/[.D33]" office:value-type="float" office:value="-197.223043247802">
            <text:p>-197.2230432478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0790657007754277">
            <text:p>-0.000790657</text:p>
          </table:table-cell>
          <table:table-cell office:value-type="float" office:value="0.00071381158352536">
            <text:p>0.0007138116</text:p>
          </table:table-cell>
          <table:table-cell office:value-type="float" office:value="-0.00150446859127964">
            <text:p>-0.0015044686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table:formula="of:=1.01325*[.B34]" office:value-type="float" office:value="0">
            <text:p>0.000000</text:p>
          </table:table-cell>
          <table:table-cell office:value-type="float" office:value="-0.001117">
            <text:p>-1.1170E-03</text:p>
          </table:table-cell>
          <table:table-cell table:formula="of:=[.$H$9]+[.$H$10]*[.A34]+[.$H$11]*[.A34]^2+[.$H$12]*[.A34]^3+[.$H$13]*[.A34]^4+[.$H$14]*[.A34]^5+[.$H$15]*[.A34]^6+[.$H$16]*[.C34]+[.$H$17]*[.A34]*[.C34]+[.$H$18]*[.A34]^2*[.C34]+[.$H$19]*[.A34]^3*[.C34]+[.$H$20]*[.A34]^4*[.C34]+[.$H$21]*[.A34]^5*[.C34]+[.$H$22]*[.A34]^6*[.C34]+[.$H$23]*[.C34]^2+[.$H$24]*[.A34]*[.C34]^2+[.$H$25]*[.A34]^2*[.C34]^2+[.$H$26]*[.A34]^3*[.C34]^2+[.$H$27]*[.A34]^4*[.C34]^2+[.$H$28]*[.A34]^5*[.C34]^2+[.$H$29]*[.A34]^6*[.C34]^2+[.$H$30]*[.C34]^3+[.$H$31]*[.A34]*[.C34]^3+[.$H$32]*[.A34]^2*[.C34]^3+[.$H$33]*[.A34]^3*[.C34]^3+[.$H$34]*[.A34]^4*[.C34]^3+[.$H$35]*[.A34]^5*[.C34]^3+[.$H$36]*[.A34]^6*[.C34]^3+[.$H$37]*[.C34]^4+[.$H$38]*[.A34]*[.C34]^4+[.$H$39]*[.A34]^2*[.C34]^4+[.$H$40]*[.A34]^3*[.C34]^4+[.$H$41]*[.A34]^4*[.C34]^4+[.$H$42]*[.A34]^5*[.C34]^4+[.$H$43]*[.A34]^6*[.C34]^4+[.$H$44]*[.C34]^5+[.$H$45]*[.A34]*[.C34]^5+[.$H$46]*[.A34]^2*[.C34]^5+[.$H$47]*[.A34]^3*[.C34]^5+[.$H$48]*[.A34]^4*[.C34]^5+[.$H$49]*[.A34]^5*[.C34]^5+[.$H$50]*[.A34]^6*[.C34]^5+[.$H$51]*[.C34]^6+[.$H$52]*[.A34]*[.C34]^6+[.$H$53]*[.A34]^2*[.C34]^6+[.$H$54]*[.A34]^3*[.C34]^6+[.$H$55]*[.A34]^4*[.C34]^6+[.$H$56]*[.A34]^5*[.C34]^6+[.$H$57]*[.A34]^6*[.C34]^6" office:value-type="float" office:value="-0.00115589024791303">
            <text:p>-1.1559E-03</text:p>
          </table:table-cell>
          <table:table-cell/>
          <table:table-cell office:value-type="string">
            <text:p>alph43 </text:p>
          </table:table-cell>
          <table:table-cell table:style-name="ce11" office:value-type="float" office:value="0.00238134017220718">
            <text:p>2.38134017220718E-03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115589024791296">
            <text:p>-0.0011558902</text:p>
          </table:table-cell>
          <table:table-cell table:formula="of:=[.K34]-[.E34]" office:value-type="float" office:value="6.89552581700781E-017">
            <text:p>0</text:p>
          </table:table-cell>
          <table:table-cell table:formula="of:=100*([.K34]-[.D34])/[.D34]" office:value-type="float" office:value="3.48166946400727">
            <text:p>3.481669464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104019423016408">
            <text:p>0.0010401942</text:p>
          </table:table-cell>
          <table:table-cell table:formula="of:=100*([.P34]-[.D34])/[.D34]" office:value-type="float" office:value="-193.123923918002">
            <text:p>-193.123923918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115589024791296">
            <text:p>-0.0011558902</text:p>
          </table:table-cell>
          <table:table-cell office:value-type="float" office:value="0.00104019423016408">
            <text:p>0.0010401942</text:p>
          </table:table-cell>
          <table:table-cell office:value-type="float" office:value="-0.00219608447807704">
            <text:p>-0.0021960845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0">
            <text:p>0</text:p>
          </table:table-cell>
          <table:table-cell table:formula="of:=1.01325*[.B35]" office:value-type="float" office:value="0">
            <text:p>0.000000</text:p>
          </table:table-cell>
          <table:table-cell office:value-type="float" office:value="-0.001387">
            <text:p>-1.3870E-03</text:p>
          </table:table-cell>
          <table:table-cell table:formula="of:=[.$H$9]+[.$H$10]*[.A35]+[.$H$11]*[.A35]^2+[.$H$12]*[.A35]^3+[.$H$13]*[.A35]^4+[.$H$14]*[.A35]^5+[.$H$15]*[.A35]^6+[.$H$16]*[.C35]+[.$H$17]*[.A35]*[.C35]+[.$H$18]*[.A35]^2*[.C35]+[.$H$19]*[.A35]^3*[.C35]+[.$H$20]*[.A35]^4*[.C35]+[.$H$21]*[.A35]^5*[.C35]+[.$H$22]*[.A35]^6*[.C35]+[.$H$23]*[.C35]^2+[.$H$24]*[.A35]*[.C35]^2+[.$H$25]*[.A35]^2*[.C35]^2+[.$H$26]*[.A35]^3*[.C35]^2+[.$H$27]*[.A35]^4*[.C35]^2+[.$H$28]*[.A35]^5*[.C35]^2+[.$H$29]*[.A35]^6*[.C35]^2+[.$H$30]*[.C35]^3+[.$H$31]*[.A35]*[.C35]^3+[.$H$32]*[.A35]^2*[.C35]^3+[.$H$33]*[.A35]^3*[.C35]^3+[.$H$34]*[.A35]^4*[.C35]^3+[.$H$35]*[.A35]^5*[.C35]^3+[.$H$36]*[.A35]^6*[.C35]^3+[.$H$37]*[.C35]^4+[.$H$38]*[.A35]*[.C35]^4+[.$H$39]*[.A35]^2*[.C35]^4+[.$H$40]*[.A35]^3*[.C35]^4+[.$H$41]*[.A35]^4*[.C35]^4+[.$H$42]*[.A35]^5*[.C35]^4+[.$H$43]*[.A35]^6*[.C35]^4+[.$H$44]*[.C35]^5+[.$H$45]*[.A35]*[.C35]^5+[.$H$46]*[.A35]^2*[.C35]^5+[.$H$47]*[.A35]^3*[.C35]^5+[.$H$48]*[.A35]^4*[.C35]^5+[.$H$49]*[.A35]^5*[.C35]^5+[.$H$50]*[.A35]^6*[.C35]^5+[.$H$51]*[.C35]^6+[.$H$52]*[.A35]*[.C35]^6+[.$H$53]*[.A35]^2*[.C35]^6+[.$H$54]*[.A35]^3*[.C35]^6+[.$H$55]*[.A35]^4*[.C35]^6+[.$H$56]*[.A35]^5*[.C35]^6+[.$H$57]*[.A35]^6*[.C35]^6" office:value-type="float" office:value="-0.00156026264385738">
            <text:p>-1.5603E-03</text:p>
          </table:table-cell>
          <table:table-cell/>
          <table:table-cell office:value-type="string">
            <text:p>alph53 </text:p>
          </table:table-cell>
          <table:table-cell table:style-name="ce11" office:value-type="float" office:value="-0.00104902823471905">
            <text:p>-1.04902823471905E-03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15602626438572">
            <text:p>-0.0015602626</text:p>
          </table:table-cell>
          <table:table-cell table:formula="of:=[.K35]-[.E35]" office:value-type="float" office:value="1.80844922370582E-016">
            <text:p>0</text:p>
          </table:table-cell>
          <table:table-cell table:formula="of:=100*([.K35]-[.D35])/[.D35]" office:value-type="float" office:value="12.4918993408216">
            <text:p>12.4918993408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142183988866651">
            <text:p>0.0014218399</text:p>
          </table:table-cell>
          <table:table-cell table:formula="of:=100*([.P35]-[.D35])/[.D35]" office:value-type="float" office:value="-202.511888151876">
            <text:p>-202.5118881519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15602626438572">
            <text:p>-0.0015602626</text:p>
          </table:table-cell>
          <table:table-cell office:value-type="float" office:value="0.00142183988866651">
            <text:p>0.0014218399</text:p>
          </table:table-cell>
          <table:table-cell office:value-type="float" office:value="-0.00298210253252371">
            <text:p>-0.0029821025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table:formula="of:=1.01325*[.B36]" office:value-type="float" office:value="0">
            <text:p>0.000000</text:p>
          </table:table-cell>
          <table:table-cell office:value-type="float" office:value="-0.001994">
            <text:p>-1.9940E-03</text:p>
          </table:table-cell>
          <table:table-cell table:formula="of:=[.$H$9]+[.$H$10]*[.A36]+[.$H$11]*[.A36]^2+[.$H$12]*[.A36]^3+[.$H$13]*[.A36]^4+[.$H$14]*[.A36]^5+[.$H$15]*[.A36]^6+[.$H$16]*[.C36]+[.$H$17]*[.A36]*[.C36]+[.$H$18]*[.A36]^2*[.C36]+[.$H$19]*[.A36]^3*[.C36]+[.$H$20]*[.A36]^4*[.C36]+[.$H$21]*[.A36]^5*[.C36]+[.$H$22]*[.A36]^6*[.C36]+[.$H$23]*[.C36]^2+[.$H$24]*[.A36]*[.C36]^2+[.$H$25]*[.A36]^2*[.C36]^2+[.$H$26]*[.A36]^3*[.C36]^2+[.$H$27]*[.A36]^4*[.C36]^2+[.$H$28]*[.A36]^5*[.C36]^2+[.$H$29]*[.A36]^6*[.C36]^2+[.$H$30]*[.C36]^3+[.$H$31]*[.A36]*[.C36]^3+[.$H$32]*[.A36]^2*[.C36]^3+[.$H$33]*[.A36]^3*[.C36]^3+[.$H$34]*[.A36]^4*[.C36]^3+[.$H$35]*[.A36]^5*[.C36]^3+[.$H$36]*[.A36]^6*[.C36]^3+[.$H$37]*[.C36]^4+[.$H$38]*[.A36]*[.C36]^4+[.$H$39]*[.A36]^2*[.C36]^4+[.$H$40]*[.A36]^3*[.C36]^4+[.$H$41]*[.A36]^4*[.C36]^4+[.$H$42]*[.A36]^5*[.C36]^4+[.$H$43]*[.A36]^6*[.C36]^4+[.$H$44]*[.C36]^5+[.$H$45]*[.A36]*[.C36]^5+[.$H$46]*[.A36]^2*[.C36]^5+[.$H$47]*[.A36]^3*[.C36]^5+[.$H$48]*[.A36]^4*[.C36]^5+[.$H$49]*[.A36]^5*[.C36]^5+[.$H$50]*[.A36]^6*[.C36]^5+[.$H$51]*[.C36]^6+[.$H$52]*[.A36]*[.C36]^6+[.$H$53]*[.A36]^2*[.C36]^6+[.$H$54]*[.A36]^3*[.C36]^6+[.$H$55]*[.A36]^4*[.C36]^6+[.$H$56]*[.A36]^5*[.C36]^6+[.$H$57]*[.A36]^6*[.C36]^6" office:value-type="float" office:value="-0.00200147508603379">
            <text:p>-2.0015E-03</text:p>
          </table:table-cell>
          <table:table-cell/>
          <table:table-cell office:value-type="string">
            <text:p>alph63 </text:p>
          </table:table-cell>
          <table:table-cell table:style-name="ce11" office:value-type="float" office:value="0.000181757286633977">
            <text:p>1.81757286633977E-04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200147508603368">
            <text:p>-0.0020014751</text:p>
          </table:table-cell>
          <table:table-cell table:formula="of:=[.K36]-[.E36]" office:value-type="float" office:value="1.10588621593521E-016">
            <text:p>0</text:p>
          </table:table-cell>
          <table:table-cell table:formula="of:=100*([.K36]-[.D36])/[.D36]" office:value-type="float" office:value="0.374878938499652">
            <text:p>0.3748789385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18624720292789">
            <text:p>0.001862472</text:p>
          </table:table-cell>
          <table:table-cell table:formula="of:=100*([.P36]-[.D36])/[.D36]" office:value-type="float" office:value="-193.403812902653">
            <text:p>-193.4038129027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200147508603368">
            <text:p>-0.0020014751</text:p>
          </table:table-cell>
          <table:table-cell office:value-type="float" office:value="0.0018624720292789">
            <text:p>0.001862472</text:p>
          </table:table-cell>
          <table:table-cell office:value-type="float" office:value="-0.00386394711531259">
            <text:p>-0.0038639471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0">
            <text:p>0</text:p>
          </table:table-cell>
          <table:table-cell table:formula="of:=1.01325*[.B37]" office:value-type="float" office:value="0">
            <text:p>0.000000</text:p>
          </table:table-cell>
          <table:table-cell office:value-type="float" office:value="-0.002417">
            <text:p>-2.4170E-03</text:p>
          </table:table-cell>
          <table:table-cell table:formula="of:=[.$H$9]+[.$H$10]*[.A37]+[.$H$11]*[.A37]^2+[.$H$12]*[.A37]^3+[.$H$13]*[.A37]^4+[.$H$14]*[.A37]^5+[.$H$15]*[.A37]^6+[.$H$16]*[.C37]+[.$H$17]*[.A37]*[.C37]+[.$H$18]*[.A37]^2*[.C37]+[.$H$19]*[.A37]^3*[.C37]+[.$H$20]*[.A37]^4*[.C37]+[.$H$21]*[.A37]^5*[.C37]+[.$H$22]*[.A37]^6*[.C37]+[.$H$23]*[.C37]^2+[.$H$24]*[.A37]*[.C37]^2+[.$H$25]*[.A37]^2*[.C37]^2+[.$H$26]*[.A37]^3*[.C37]^2+[.$H$27]*[.A37]^4*[.C37]^2+[.$H$28]*[.A37]^5*[.C37]^2+[.$H$29]*[.A37]^6*[.C37]^2+[.$H$30]*[.C37]^3+[.$H$31]*[.A37]*[.C37]^3+[.$H$32]*[.A37]^2*[.C37]^3+[.$H$33]*[.A37]^3*[.C37]^3+[.$H$34]*[.A37]^4*[.C37]^3+[.$H$35]*[.A37]^5*[.C37]^3+[.$H$36]*[.A37]^6*[.C37]^3+[.$H$37]*[.C37]^4+[.$H$38]*[.A37]*[.C37]^4+[.$H$39]*[.A37]^2*[.C37]^4+[.$H$40]*[.A37]^3*[.C37]^4+[.$H$41]*[.A37]^4*[.C37]^4+[.$H$42]*[.A37]^5*[.C37]^4+[.$H$43]*[.A37]^6*[.C37]^4+[.$H$44]*[.C37]^5+[.$H$45]*[.A37]*[.C37]^5+[.$H$46]*[.A37]^2*[.C37]^5+[.$H$47]*[.A37]^3*[.C37]^5+[.$H$48]*[.A37]^4*[.C37]^5+[.$H$49]*[.A37]^5*[.C37]^5+[.$H$50]*[.A37]^6*[.C37]^5+[.$H$51]*[.C37]^6+[.$H$52]*[.A37]*[.C37]^6+[.$H$53]*[.A37]^2*[.C37]^6+[.$H$54]*[.A37]^3*[.C37]^6+[.$H$55]*[.A37]^4*[.C37]^6+[.$H$56]*[.A37]^5*[.C37]^6+[.$H$57]*[.A37]^6*[.C37]^6" office:value-type="float" office:value="-0.00247864041069824">
            <text:p>-2.4786E-03</text:p>
          </table:table-cell>
          <table:table-cell/>
          <table:table-cell office:value-type="string">
            <text:p>alph04 </text:p>
          </table:table-cell>
          <table:table-cell table:style-name="ce11" office:value-type="float" office:value="-0.00000151074156982117">
            <text:p>-1.51074156982117E-06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247864041069815">
            <text:p>-0.0024786404</text:p>
          </table:table-cell>
          <table:table-cell table:formula="of:=[.K37]-[.E37]" office:value-type="float" office:value="9.71445146547012E-017">
            <text:p>0</text:p>
          </table:table-cell>
          <table:table-cell table:formula="of:=100*([.K37]-[.D37])/[.D37]" office:value-type="float" office:value="2.55028592048599">
            <text:p>2.5502859205</text:p>
          </table:table-cell>
          <table:table-cell/>
          <table:table-cell office:value-type="float" office:value="1.5">
            <text:p>1.50</text:p>
          </table:table-cell>
          <table:table-cell office:value-type="float" office:value="0.00236580061768588">
            <text:p>0.0023658006</text:p>
          </table:table-cell>
          <table:table-cell table:formula="of:=100*([.P37]-[.D37])/[.D37]" office:value-type="float" office:value="-197.881697049478">
            <text:p>-197.8816970495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247864041069815">
            <text:p>-0.0024786404</text:p>
          </table:table-cell>
          <table:table-cell office:value-type="float" office:value="0.00236580061768588">
            <text:p>0.0023658006</text:p>
          </table:table-cell>
          <table:table-cell office:value-type="float" office:value="-0.00484444102838403">
            <text:p>-0.004844441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">
            <text:p>0</text:p>
          </table:table-cell>
          <table:table-cell table:formula="of:=1.01325*[.B38]" office:value-type="float" office:value="0">
            <text:p>0.000000</text:p>
          </table:table-cell>
          <table:table-cell office:value-type="float" office:value="-0.002937">
            <text:p>-2.9370E-03</text:p>
          </table:table-cell>
          <table:table-cell table:formula="of:=[.$H$9]+[.$H$10]*[.A38]+[.$H$11]*[.A38]^2+[.$H$12]*[.A38]^3+[.$H$13]*[.A38]^4+[.$H$14]*[.A38]^5+[.$H$15]*[.A38]^6+[.$H$16]*[.C38]+[.$H$17]*[.A38]*[.C38]+[.$H$18]*[.A38]^2*[.C38]+[.$H$19]*[.A38]^3*[.C38]+[.$H$20]*[.A38]^4*[.C38]+[.$H$21]*[.A38]^5*[.C38]+[.$H$22]*[.A38]^6*[.C38]+[.$H$23]*[.C38]^2+[.$H$24]*[.A38]*[.C38]^2+[.$H$25]*[.A38]^2*[.C38]^2+[.$H$26]*[.A38]^3*[.C38]^2+[.$H$27]*[.A38]^4*[.C38]^2+[.$H$28]*[.A38]^5*[.C38]^2+[.$H$29]*[.A38]^6*[.C38]^2+[.$H$30]*[.C38]^3+[.$H$31]*[.A38]*[.C38]^3+[.$H$32]*[.A38]^2*[.C38]^3+[.$H$33]*[.A38]^3*[.C38]^3+[.$H$34]*[.A38]^4*[.C38]^3+[.$H$35]*[.A38]^5*[.C38]^3+[.$H$36]*[.A38]^6*[.C38]^3+[.$H$37]*[.C38]^4+[.$H$38]*[.A38]*[.C38]^4+[.$H$39]*[.A38]^2*[.C38]^4+[.$H$40]*[.A38]^3*[.C38]^4+[.$H$41]*[.A38]^4*[.C38]^4+[.$H$42]*[.A38]^5*[.C38]^4+[.$H$43]*[.A38]^6*[.C38]^4+[.$H$44]*[.C38]^5+[.$H$45]*[.A38]*[.C38]^5+[.$H$46]*[.A38]^2*[.C38]^5+[.$H$47]*[.A38]^3*[.C38]^5+[.$H$48]*[.A38]^4*[.C38]^5+[.$H$49]*[.A38]^5*[.C38]^5+[.$H$50]*[.A38]^6*[.C38]^5+[.$H$51]*[.C38]^6+[.$H$52]*[.A38]*[.C38]^6+[.$H$53]*[.A38]^2*[.C38]^6+[.$H$54]*[.A38]^3*[.C38]^6+[.$H$55]*[.A38]^4*[.C38]^6+[.$H$56]*[.A38]^5*[.C38]^6+[.$H$57]*[.A38]^6*[.C38]^6" office:value-type="float" office:value="-0.00299314533477052">
            <text:p>-2.9931E-03</text:p>
          </table:table-cell>
          <table:table-cell/>
          <table:table-cell office:value-type="string">
            <text:p>alph14 </text:p>
          </table:table-cell>
          <table:table-cell table:style-name="ce11" office:value-type="float" office:value="0.0000169620331490882">
            <text:p>1.69620331490882E-05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0299314533477044">
            <text:p>-0.0029931453</text:p>
          </table:table-cell>
          <table:table-cell table:formula="of:=[.K38]-[.E38]" office:value-type="float" office:value="8.32667268468867E-017">
            <text:p>0</text:p>
          </table:table-cell>
          <table:table-cell table:formula="of:=100*([.K38]-[.D38])/[.D38]" office:value-type="float" office:value="1.91165593362057">
            <text:p>1.9116559336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0293551903099914">
            <text:p>0.002935519</text:p>
          </table:table-cell>
          <table:table-cell table:formula="of:=100*([.P38]-[.D38])/[.D38]" office:value-type="float" office:value="-199.949575451111">
            <text:p>-199.9495754511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0299314533477044">
            <text:p>-0.0029931453</text:p>
          </table:table-cell>
          <table:table-cell office:value-type="float" office:value="0.00293551903099914">
            <text:p>0.002935519</text:p>
          </table:table-cell>
          <table:table-cell office:value-type="float" office:value="-0.00592866436576957">
            <text:p>-0.0059286644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0">
            <text:p>0</text:p>
          </table:table-cell>
          <table:table-cell table:formula="of:=1.01325*[.B39]" office:value-type="float" office:value="0">
            <text:p>0.000000</text:p>
          </table:table-cell>
          <table:table-cell office:value-type="float" office:value="-0.003579">
            <text:p>-3.5790E-03</text:p>
          </table:table-cell>
          <table:table-cell table:formula="of:=[.$H$9]+[.$H$10]*[.A39]+[.$H$11]*[.A39]^2+[.$H$12]*[.A39]^3+[.$H$13]*[.A39]^4+[.$H$14]*[.A39]^5+[.$H$15]*[.A39]^6+[.$H$16]*[.C39]+[.$H$17]*[.A39]*[.C39]+[.$H$18]*[.A39]^2*[.C39]+[.$H$19]*[.A39]^3*[.C39]+[.$H$20]*[.A39]^4*[.C39]+[.$H$21]*[.A39]^5*[.C39]+[.$H$22]*[.A39]^6*[.C39]+[.$H$23]*[.C39]^2+[.$H$24]*[.A39]*[.C39]^2+[.$H$25]*[.A39]^2*[.C39]^2+[.$H$26]*[.A39]^3*[.C39]^2+[.$H$27]*[.A39]^4*[.C39]^2+[.$H$28]*[.A39]^5*[.C39]^2+[.$H$29]*[.A39]^6*[.C39]^2+[.$H$30]*[.C39]^3+[.$H$31]*[.A39]*[.C39]^3+[.$H$32]*[.A39]^2*[.C39]^3+[.$H$33]*[.A39]^3*[.C39]^3+[.$H$34]*[.A39]^4*[.C39]^3+[.$H$35]*[.A39]^5*[.C39]^3+[.$H$36]*[.A39]^6*[.C39]^3+[.$H$37]*[.C39]^4+[.$H$38]*[.A39]*[.C39]^4+[.$H$39]*[.A39]^2*[.C39]^4+[.$H$40]*[.A39]^3*[.C39]^4+[.$H$41]*[.A39]^4*[.C39]^4+[.$H$42]*[.A39]^5*[.C39]^4+[.$H$43]*[.A39]^6*[.C39]^4+[.$H$44]*[.C39]^5+[.$H$45]*[.A39]*[.C39]^5+[.$H$46]*[.A39]^2*[.C39]^5+[.$H$47]*[.A39]^3*[.C39]^5+[.$H$48]*[.A39]^4*[.C39]^5+[.$H$49]*[.A39]^5*[.C39]^5+[.$H$50]*[.A39]^6*[.C39]^5+[.$H$51]*[.C39]^6+[.$H$52]*[.A39]*[.C39]^6+[.$H$53]*[.A39]^2*[.C39]^6+[.$H$54]*[.A39]^3*[.C39]^6+[.$H$55]*[.A39]^4*[.C39]^6+[.$H$56]*[.A39]^5*[.C39]^6+[.$H$57]*[.A39]^6*[.C39]^6" office:value-type="float" office:value="-0.00354961840577908">
            <text:p>-3.5496E-03</text:p>
          </table:table-cell>
          <table:table-cell/>
          <table:table-cell office:value-type="string">
            <text:p>alph24 </text:p>
          </table:table-cell>
          <table:table-cell table:style-name="ce11" office:value-type="float" office:value="-0.0000610050371264495">
            <text:p>-6.10050371264495E-05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0354961840577878">
            <text:p>-0.0035496184</text:p>
          </table:table-cell>
          <table:table-cell table:formula="of:=[.K39]-[.E39]" office:value-type="float" office:value="3.05311331771918E-016">
            <text:p>0</text:p>
          </table:table-cell>
          <table:table-cell table:formula="of:=100*([.K39]-[.D39])/[.D39]" office:value-type="float" office:value="-0.820944236413066">
            <text:p>-0.8209442364</text:p>
          </table:table-cell>
          <table:table-cell/>
          <table:table-cell office:value-type="float" office:value="1.6">
            <text:p>1.60</text:p>
          </table:table-cell>
          <table:table-cell office:value-type="float" office:value="0.0035753005722937">
            <text:p>0.0035753006</text:p>
          </table:table-cell>
          <table:table-cell table:formula="of:=100*([.P39]-[.D39])/[.D39]" office:value-type="float" office:value="-199.896635157689">
            <text:p>-199.8966351577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0354961840577878">
            <text:p>-0.0035496184</text:p>
          </table:table-cell>
          <table:table-cell office:value-type="float" office:value="0.0035753005722937">
            <text:p>0.0035753006</text:p>
          </table:table-cell>
          <table:table-cell office:value-type="float" office:value="-0.00712491897807247">
            <text:p>-0.00712491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1.01325*[.B40]" office:value-type="float" office:value="0">
            <text:p>0.000000</text:p>
          </table:table-cell>
          <table:table-cell office:value-type="float" office:value="-0.003965">
            <text:p>-3.9650E-03</text:p>
          </table:table-cell>
          <table:table-cell table:formula="of:=[.$H$9]+[.$H$10]*[.A40]+[.$H$11]*[.A40]^2+[.$H$12]*[.A40]^3+[.$H$13]*[.A40]^4+[.$H$14]*[.A40]^5+[.$H$15]*[.A40]^6+[.$H$16]*[.C40]+[.$H$17]*[.A40]*[.C40]+[.$H$18]*[.A40]^2*[.C40]+[.$H$19]*[.A40]^3*[.C40]+[.$H$20]*[.A40]^4*[.C40]+[.$H$21]*[.A40]^5*[.C40]+[.$H$22]*[.A40]^6*[.C40]+[.$H$23]*[.C40]^2+[.$H$24]*[.A40]*[.C40]^2+[.$H$25]*[.A40]^2*[.C40]^2+[.$H$26]*[.A40]^3*[.C40]^2+[.$H$27]*[.A40]^4*[.C40]^2+[.$H$28]*[.A40]^5*[.C40]^2+[.$H$29]*[.A40]^6*[.C40]^2+[.$H$30]*[.C40]^3+[.$H$31]*[.A40]*[.C40]^3+[.$H$32]*[.A40]^2*[.C40]^3+[.$H$33]*[.A40]^3*[.C40]^3+[.$H$34]*[.A40]^4*[.C40]^3+[.$H$35]*[.A40]^5*[.C40]^3+[.$H$36]*[.A40]^6*[.C40]^3+[.$H$37]*[.C40]^4+[.$H$38]*[.A40]*[.C40]^4+[.$H$39]*[.A40]^2*[.C40]^4+[.$H$40]*[.A40]^3*[.C40]^4+[.$H$41]*[.A40]^4*[.C40]^4+[.$H$42]*[.A40]^5*[.C40]^4+[.$H$43]*[.A40]^6*[.C40]^4+[.$H$44]*[.C40]^5+[.$H$45]*[.A40]*[.C40]^5+[.$H$46]*[.A40]^2*[.C40]^5+[.$H$47]*[.A40]^3*[.C40]^5+[.$H$48]*[.A40]^4*[.C40]^5+[.$H$49]*[.A40]^5*[.C40]^5+[.$H$50]*[.A40]^6*[.C40]^5+[.$H$51]*[.C40]^6+[.$H$52]*[.A40]*[.C40]^6+[.$H$53]*[.A40]^2*[.C40]^6+[.$H$54]*[.A40]^3*[.C40]^6+[.$H$55]*[.A40]^4*[.C40]^6+[.$H$56]*[.A40]^5*[.C40]^6+[.$H$57]*[.A40]^6*[.C40]^6" office:value-type="float" office:value="-0.00415700396689736">
            <text:p>-4.1570E-03</text:p>
          </table:table-cell>
          <table:table-cell/>
          <table:table-cell office:value-type="string">
            <text:p>alph34 </text:p>
          </table:table-cell>
          <table:table-cell table:style-name="ce11" office:value-type="float" office:value="0.000107369015843627">
            <text:p>1.07369015843627E-04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0415700396689703">
            <text:p>-0.004157004</text:p>
          </table:table-cell>
          <table:table-cell table:formula="of:=[.K40]-[.E40]" office:value-type="float" office:value="3.33066907387547E-016">
            <text:p>0</text:p>
          </table:table-cell>
          <table:table-cell table:formula="of:=100*([.K40]-[.D40])/[.D40]" office:value-type="float" office:value="4.84247079185441">
            <text:p>4.8424707919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0428879456366079">
            <text:p>0.0042887946</text:p>
          </table:table-cell>
          <table:table-cell table:formula="of:=100*([.P40]-[.D40])/[.D40]" office:value-type="float" office:value="-208.166319386149">
            <text:p>-208.1663193861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0415700396689703">
            <text:p>-0.004157004</text:p>
          </table:table-cell>
          <table:table-cell office:value-type="float" office:value="0.00428879456366079">
            <text:p>0.0042887946</text:p>
          </table:table-cell>
          <table:table-cell office:value-type="float" office:value="-0.00844579853055782">
            <text:p>-0.0084457985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0">
            <text:p>0</text:p>
          </table:table-cell>
          <table:table-cell table:formula="of:=1.01325*[.B41]" office:value-type="float" office:value="0">
            <text:p>0.000000</text:p>
          </table:table-cell>
          <table:table-cell office:value-type="float" office:value="-0.005155">
            <text:p>-5.1550E-03</text:p>
          </table:table-cell>
          <table:table-cell table:formula="of:=[.$H$9]+[.$H$10]*[.A41]+[.$H$11]*[.A41]^2+[.$H$12]*[.A41]^3+[.$H$13]*[.A41]^4+[.$H$14]*[.A41]^5+[.$H$15]*[.A41]^6+[.$H$16]*[.C41]+[.$H$17]*[.A41]*[.C41]+[.$H$18]*[.A41]^2*[.C41]+[.$H$19]*[.A41]^3*[.C41]+[.$H$20]*[.A41]^4*[.C41]+[.$H$21]*[.A41]^5*[.C41]+[.$H$22]*[.A41]^6*[.C41]+[.$H$23]*[.C41]^2+[.$H$24]*[.A41]*[.C41]^2+[.$H$25]*[.A41]^2*[.C41]^2+[.$H$26]*[.A41]^3*[.C41]^2+[.$H$27]*[.A41]^4*[.C41]^2+[.$H$28]*[.A41]^5*[.C41]^2+[.$H$29]*[.A41]^6*[.C41]^2+[.$H$30]*[.C41]^3+[.$H$31]*[.A41]*[.C41]^3+[.$H$32]*[.A41]^2*[.C41]^3+[.$H$33]*[.A41]^3*[.C41]^3+[.$H$34]*[.A41]^4*[.C41]^3+[.$H$35]*[.A41]^5*[.C41]^3+[.$H$36]*[.A41]^6*[.C41]^3+[.$H$37]*[.C41]^4+[.$H$38]*[.A41]*[.C41]^4+[.$H$39]*[.A41]^2*[.C41]^4+[.$H$40]*[.A41]^3*[.C41]^4+[.$H$41]*[.A41]^4*[.C41]^4+[.$H$42]*[.A41]^5*[.C41]^4+[.$H$43]*[.A41]^6*[.C41]^4+[.$H$44]*[.C41]^5+[.$H$45]*[.A41]*[.C41]^5+[.$H$46]*[.A41]^2*[.C41]^5+[.$H$47]*[.A41]^3*[.C41]^5+[.$H$48]*[.A41]^4*[.C41]^5+[.$H$49]*[.A41]^5*[.C41]^5+[.$H$50]*[.A41]^6*[.C41]^5+[.$H$51]*[.C41]^6+[.$H$52]*[.A41]*[.C41]^6+[.$H$53]*[.A41]^2*[.C41]^6+[.$H$54]*[.A41]^3*[.C41]^6+[.$H$55]*[.A41]^4*[.C41]^6+[.$H$56]*[.A41]^5*[.C41]^6+[.$H$57]*[.A41]^6*[.C41]^6" office:value-type="float" office:value="-0.00482974213706949">
            <text:p>-4.8297E-03</text:p>
          </table:table-cell>
          <table:table-cell/>
          <table:table-cell office:value-type="string">
            <text:p>alph44 </text:p>
          </table:table-cell>
          <table:table-cell table:style-name="ce11" office:value-type="float" office:value="-0.000106541517748163">
            <text:p>-1.06541517748163E-04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0482974213706922">
            <text:p>-0.0048297421</text:p>
          </table:table-cell>
          <table:table-cell table:formula="of:=[.K41]-[.E41]" office:value-type="float" office:value="2.77555756156289E-016">
            <text:p>0</text:p>
          </table:table-cell>
          <table:table-cell table:formula="of:=100*([.K41]-[.D41])/[.D41]" office:value-type="float" office:value="-6.30956087159621">
            <text:p>-6.3095608716</text:p>
          </table:table-cell>
          <table:table-cell/>
          <table:table-cell office:value-type="float" office:value="1.7">
            <text:p>1.70</text:p>
          </table:table-cell>
          <table:table-cell office:value-type="float" office:value="0.00507962199903931">
            <text:p>0.005079622</text:p>
          </table:table-cell>
          <table:table-cell table:formula="of:=100*([.P41]-[.D41])/[.D41]" office:value-type="float" office:value="-198.537769137523">
            <text:p>-198.5377691375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0482974213706922">
            <text:p>-0.0048297421</text:p>
          </table:table-cell>
          <table:table-cell office:value-type="float" office:value="0.00507962199903931">
            <text:p>0.005079622</text:p>
          </table:table-cell>
          <table:table-cell office:value-type="float" office:value="-0.00990936413610853">
            <text:p>-0.009909364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table:formula="of:=1.01325*[.B42]" office:value-type="float" office:value="0">
            <text:p>0.000000</text:p>
          </table:table-cell>
          <table:table-cell office:value-type="float" office:value="-0.005524">
            <text:p>-5.5240E-03</text:p>
          </table:table-cell>
          <table:table-cell table:formula="of:=[.$H$9]+[.$H$10]*[.A42]+[.$H$11]*[.A42]^2+[.$H$12]*[.A42]^3+[.$H$13]*[.A42]^4+[.$H$14]*[.A42]^5+[.$H$15]*[.A42]^6+[.$H$16]*[.C42]+[.$H$17]*[.A42]*[.C42]+[.$H$18]*[.A42]^2*[.C42]+[.$H$19]*[.A42]^3*[.C42]+[.$H$20]*[.A42]^4*[.C42]+[.$H$21]*[.A42]^5*[.C42]+[.$H$22]*[.A42]^6*[.C42]+[.$H$23]*[.C42]^2+[.$H$24]*[.A42]*[.C42]^2+[.$H$25]*[.A42]^2*[.C42]^2+[.$H$26]*[.A42]^3*[.C42]^2+[.$H$27]*[.A42]^4*[.C42]^2+[.$H$28]*[.A42]^5*[.C42]^2+[.$H$29]*[.A42]^6*[.C42]^2+[.$H$30]*[.C42]^3+[.$H$31]*[.A42]*[.C42]^3+[.$H$32]*[.A42]^2*[.C42]^3+[.$H$33]*[.A42]^3*[.C42]^3+[.$H$34]*[.A42]^4*[.C42]^3+[.$H$35]*[.A42]^5*[.C42]^3+[.$H$36]*[.A42]^6*[.C42]^3+[.$H$37]*[.C42]^4+[.$H$38]*[.A42]*[.C42]^4+[.$H$39]*[.A42]^2*[.C42]^4+[.$H$40]*[.A42]^3*[.C42]^4+[.$H$41]*[.A42]^4*[.C42]^4+[.$H$42]*[.A42]^5*[.C42]^4+[.$H$43]*[.A42]^6*[.C42]^4+[.$H$44]*[.C42]^5+[.$H$45]*[.A42]*[.C42]^5+[.$H$46]*[.A42]^2*[.C42]^5+[.$H$47]*[.A42]^3*[.C42]^5+[.$H$48]*[.A42]^4*[.C42]^5+[.$H$49]*[.A42]^5*[.C42]^5+[.$H$50]*[.A42]^6*[.C42]^5+[.$H$51]*[.C42]^6+[.$H$52]*[.A42]*[.C42]^6+[.$H$53]*[.A42]^2*[.C42]^6+[.$H$54]*[.A42]^3*[.C42]^6+[.$H$55]*[.A42]^4*[.C42]^6+[.$H$56]*[.A42]^5*[.C42]^6+[.$H$57]*[.A42]^6*[.C42]^6" office:value-type="float" office:value="-0.00558905480622829">
            <text:p>-5.5891E-03</text:p>
          </table:table-cell>
          <table:table-cell/>
          <table:table-cell office:value-type="string">
            <text:p>alph54 </text:p>
          </table:table-cell>
          <table:table-cell table:style-name="ce11" office:value-type="float" office:value="0.0000544104698460238">
            <text:p>5.44104698460238E-05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0558905480622773">
            <text:p>-0.0055890548</text:p>
          </table:table-cell>
          <table:table-cell table:formula="of:=[.K42]-[.E42]" office:value-type="float" office:value="5.55111512312578E-016">
            <text:p>0</text:p>
          </table:table-cell>
          <table:table-cell table:formula="of:=100*([.K42]-[.D42])/[.D42]" office:value-type="float" office:value="1.17767571013277">
            <text:p>1.1776757101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0595137073961603">
            <text:p>0.0059513707</text:p>
          </table:table-cell>
          <table:table-cell table:formula="of:=100*([.P42]-[.D42])/[.D42]" office:value-type="float" office:value="-207.736617299349">
            <text:p>-207.7366172993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0558905480622773">
            <text:p>-0.0055890548</text:p>
          </table:table-cell>
          <table:table-cell office:value-type="float" office:value="0.00595137073961603">
            <text:p>0.0059513707</text:p>
          </table:table-cell>
          <table:table-cell office:value-type="float" office:value="-0.0115404255458438">
            <text:p>-0.0115404255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0">
            <text:p>0</text:p>
          </table:table-cell>
          <table:table-cell table:formula="of:=1.01325*[.B43]" office:value-type="float" office:value="0">
            <text:p>0.000000</text:p>
          </table:table-cell>
          <table:table-cell office:value-type="float" office:value="-0.006582">
            <text:p>-6.5820E-03</text:p>
          </table:table-cell>
          <table:table-cell table:formula="of:=[.$H$9]+[.$H$10]*[.A43]+[.$H$11]*[.A43]^2+[.$H$12]*[.A43]^3+[.$H$13]*[.A43]^4+[.$H$14]*[.A43]^5+[.$H$15]*[.A43]^6+[.$H$16]*[.C43]+[.$H$17]*[.A43]*[.C43]+[.$H$18]*[.A43]^2*[.C43]+[.$H$19]*[.A43]^3*[.C43]+[.$H$20]*[.A43]^4*[.C43]+[.$H$21]*[.A43]^5*[.C43]+[.$H$22]*[.A43]^6*[.C43]+[.$H$23]*[.C43]^2+[.$H$24]*[.A43]*[.C43]^2+[.$H$25]*[.A43]^2*[.C43]^2+[.$H$26]*[.A43]^3*[.C43]^2+[.$H$27]*[.A43]^4*[.C43]^2+[.$H$28]*[.A43]^5*[.C43]^2+[.$H$29]*[.A43]^6*[.C43]^2+[.$H$30]*[.C43]^3+[.$H$31]*[.A43]*[.C43]^3+[.$H$32]*[.A43]^2*[.C43]^3+[.$H$33]*[.A43]^3*[.C43]^3+[.$H$34]*[.A43]^4*[.C43]^3+[.$H$35]*[.A43]^5*[.C43]^3+[.$H$36]*[.A43]^6*[.C43]^3+[.$H$37]*[.C43]^4+[.$H$38]*[.A43]*[.C43]^4+[.$H$39]*[.A43]^2*[.C43]^4+[.$H$40]*[.A43]^3*[.C43]^4+[.$H$41]*[.A43]^4*[.C43]^4+[.$H$42]*[.A43]^5*[.C43]^4+[.$H$43]*[.A43]^6*[.C43]^4+[.$H$44]*[.C43]^5+[.$H$45]*[.A43]*[.C43]^5+[.$H$46]*[.A43]^2*[.C43]^5+[.$H$47]*[.A43]^3*[.C43]^5+[.$H$48]*[.A43]^4*[.C43]^5+[.$H$49]*[.A43]^5*[.C43]^5+[.$H$50]*[.A43]^6*[.C43]^5+[.$H$51]*[.C43]^6+[.$H$52]*[.A43]*[.C43]^6+[.$H$53]*[.A43]^2*[.C43]^6+[.$H$54]*[.A43]^3*[.C43]^6+[.$H$55]*[.A43]^4*[.C43]^6+[.$H$56]*[.A43]^5*[.C43]^6+[.$H$57]*[.A43]^6*[.C43]^6" office:value-type="float" office:value="-0.0064643376456025">
            <text:p>-6.4643E-03</text:p>
          </table:table-cell>
          <table:table-cell/>
          <table:table-cell office:value-type="string">
            <text:p>alph64 </text:p>
          </table:table-cell>
          <table:table-cell table:style-name="ce11" office:value-type="float" office:value="-0.0000108691954908159">
            <text:p>-1.08691954908159E-05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064643376456025">
            <text:p>-0.0064643376</text:p>
          </table:table-cell>
          <table:table-cell table:formula="of:=[.K43]-[.E43]" office:value-type="float" office:value="0">
            <text:p>0</text:p>
          </table:table-cell>
          <table:table-cell table:formula="of:=100*([.K43]-[.D43])/[.D43]" office:value-type="float" office:value="-1.78763832266022">
            <text:p>-1.7876383227</text:p>
          </table:table-cell>
          <table:table-cell/>
          <table:table-cell office:value-type="float" office:value="1.8">
            <text:p>1.80</text:p>
          </table:table-cell>
          <table:table-cell office:value-type="float" office:value="0.00690759023636866">
            <text:p>0.0069075902</text:p>
          </table:table-cell>
          <table:table-cell table:formula="of:=100*([.P43]-[.D43])/[.D43]" office:value-type="float" office:value="-204.946676334984">
            <text:p>-204.946676335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064643376456025">
            <text:p>-0.0064643376</text:p>
          </table:table-cell>
          <table:table-cell office:value-type="float" office:value="0.00690759023636866">
            <text:p>0.0069075902</text:p>
          </table:table-cell>
          <table:table-cell office:value-type="float" office:value="-0.0133719278819712">
            <text:p>-0.0133719279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">
            <text:p>0</text:p>
          </table:table-cell>
          <table:table-cell table:formula="of:=1.01325*[.B44]" office:value-type="float" office:value="0">
            <text:p>0.000000</text:p>
          </table:table-cell>
          <table:table-cell office:value-type="float" office:value="-0.007929">
            <text:p>-7.9290E-03</text:p>
          </table:table-cell>
          <table:table-cell table:formula="of:=[.$H$9]+[.$H$10]*[.A44]+[.$H$11]*[.A44]^2+[.$H$12]*[.A44]^3+[.$H$13]*[.A44]^4+[.$H$14]*[.A44]^5+[.$H$15]*[.A44]^6+[.$H$16]*[.C44]+[.$H$17]*[.A44]*[.C44]+[.$H$18]*[.A44]^2*[.C44]+[.$H$19]*[.A44]^3*[.C44]+[.$H$20]*[.A44]^4*[.C44]+[.$H$21]*[.A44]^5*[.C44]+[.$H$22]*[.A44]^6*[.C44]+[.$H$23]*[.C44]^2+[.$H$24]*[.A44]*[.C44]^2+[.$H$25]*[.A44]^2*[.C44]^2+[.$H$26]*[.A44]^3*[.C44]^2+[.$H$27]*[.A44]^4*[.C44]^2+[.$H$28]*[.A44]^5*[.C44]^2+[.$H$29]*[.A44]^6*[.C44]^2+[.$H$30]*[.C44]^3+[.$H$31]*[.A44]*[.C44]^3+[.$H$32]*[.A44]^2*[.C44]^3+[.$H$33]*[.A44]^3*[.C44]^3+[.$H$34]*[.A44]^4*[.C44]^3+[.$H$35]*[.A44]^5*[.C44]^3+[.$H$36]*[.A44]^6*[.C44]^3+[.$H$37]*[.C44]^4+[.$H$38]*[.A44]*[.C44]^4+[.$H$39]*[.A44]^2*[.C44]^4+[.$H$40]*[.A44]^3*[.C44]^4+[.$H$41]*[.A44]^4*[.C44]^4+[.$H$42]*[.A44]^5*[.C44]^4+[.$H$43]*[.A44]^6*[.C44]^4+[.$H$44]*[.C44]^5+[.$H$45]*[.A44]*[.C44]^5+[.$H$46]*[.A44]^2*[.C44]^5+[.$H$47]*[.A44]^3*[.C44]^5+[.$H$48]*[.A44]^4*[.C44]^5+[.$H$49]*[.A44]^5*[.C44]^5+[.$H$50]*[.A44]^6*[.C44]^5+[.$H$51]*[.C44]^6+[.$H$52]*[.A44]*[.C44]^6+[.$H$53]*[.A44]^2*[.C44]^6+[.$H$54]*[.A44]^3*[.C44]^6+[.$H$55]*[.A44]^4*[.C44]^6+[.$H$56]*[.A44]^5*[.C44]^6+[.$H$57]*[.A44]^6*[.C44]^6" office:value-type="float" office:value="-0.00749465813311706">
            <text:p>-7.4947E-03</text:p>
          </table:table-cell>
          <table:table-cell/>
          <table:table-cell office:value-type="string">
            <text:p>alph05 </text:p>
          </table:table-cell>
          <table:table-cell table:style-name="ce11" office:value-type="float" office:value="0.0000000311237240810798">
            <text:p>3.11237240810798E-08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0749465813311662">
            <text:p>-0.0074946581</text:p>
          </table:table-cell>
          <table:table-cell table:formula="of:=[.K44]-[.E44]" office:value-type="float" office:value="4.44089209850063E-016">
            <text:p>0</text:p>
          </table:table-cell>
          <table:table-cell table:formula="of:=100*([.K44]-[.D44])/[.D44]" office:value-type="float" office:value="-5.4778896062982">
            <text:p>-5.4778896063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0795178576638855">
            <text:p>0.0079517858</text:p>
          </table:table-cell>
          <table:table-cell table:formula="of:=100*([.P44]-[.D44])/[.D44]" office:value-type="float" office:value="-200.287372510891">
            <text:p>-200.2873725109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0749465813311662">
            <text:p>-0.0074946581</text:p>
          </table:table-cell>
          <table:table-cell office:value-type="float" office:value="0.00795178576638855">
            <text:p>0.0079517858</text:p>
          </table:table-cell>
          <table:table-cell office:value-type="float" office:value="-0.0154464438995052">
            <text:p>-0.0154464439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0">
            <text:p>0</text:p>
          </table:table-cell>
          <table:table-cell table:formula="of:=1.01325*[.B45]" office:value-type="float" office:value="0">
            <text:p>0.000000</text:p>
          </table:table-cell>
          <table:table-cell office:value-type="float" office:value="-0.008732">
            <text:p>-8.7320E-03</text:p>
          </table:table-cell>
          <table:table-cell table:formula="of:=[.$H$9]+[.$H$10]*[.A45]+[.$H$11]*[.A45]^2+[.$H$12]*[.A45]^3+[.$H$13]*[.A45]^4+[.$H$14]*[.A45]^5+[.$H$15]*[.A45]^6+[.$H$16]*[.C45]+[.$H$17]*[.A45]*[.C45]+[.$H$18]*[.A45]^2*[.C45]+[.$H$19]*[.A45]^3*[.C45]+[.$H$20]*[.A45]^4*[.C45]+[.$H$21]*[.A45]^5*[.C45]+[.$H$22]*[.A45]^6*[.C45]+[.$H$23]*[.C45]^2+[.$H$24]*[.A45]*[.C45]^2+[.$H$25]*[.A45]^2*[.C45]^2+[.$H$26]*[.A45]^3*[.C45]^2+[.$H$27]*[.A45]^4*[.C45]^2+[.$H$28]*[.A45]^5*[.C45]^2+[.$H$29]*[.A45]^6*[.C45]^2+[.$H$30]*[.C45]^3+[.$H$31]*[.A45]*[.C45]^3+[.$H$32]*[.A45]^2*[.C45]^3+[.$H$33]*[.A45]^3*[.C45]^3+[.$H$34]*[.A45]^4*[.C45]^3+[.$H$35]*[.A45]^5*[.C45]^3+[.$H$36]*[.A45]^6*[.C45]^3+[.$H$37]*[.C45]^4+[.$H$38]*[.A45]*[.C45]^4+[.$H$39]*[.A45]^2*[.C45]^4+[.$H$40]*[.A45]^3*[.C45]^4+[.$H$41]*[.A45]^4*[.C45]^4+[.$H$42]*[.A45]^5*[.C45]^4+[.$H$43]*[.A45]^6*[.C45]^4+[.$H$44]*[.C45]^5+[.$H$45]*[.A45]*[.C45]^5+[.$H$46]*[.A45]^2*[.C45]^5+[.$H$47]*[.A45]^3*[.C45]^5+[.$H$48]*[.A45]^4*[.C45]^5+[.$H$49]*[.A45]^5*[.C45]^5+[.$H$50]*[.A45]^6*[.C45]^5+[.$H$51]*[.C45]^6+[.$H$52]*[.A45]*[.C45]^6+[.$H$53]*[.A45]^2*[.C45]^6+[.$H$54]*[.A45]^3*[.C45]^6+[.$H$55]*[.A45]^4*[.C45]^6+[.$H$56]*[.A45]^5*[.C45]^6+[.$H$57]*[.A45]^6*[.C45]^6" office:value-type="float" office:value="-0.00873035959387941">
            <text:p>-8.7304E-03</text:p>
          </table:table-cell>
          <table:table-cell/>
          <table:table-cell office:value-type="string">
            <text:p>alph15 </text:p>
          </table:table-cell>
          <table:table-cell table:style-name="ce11" office:value-type="float" office:value="-0.000000320093978259846">
            <text:p>-3.20093978259846E-07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087303595938788">
            <text:p>-0.0087303596</text:p>
          </table:table-cell>
          <table:table-cell table:formula="of:=[.K45]-[.E45]" office:value-type="float" office:value="6.10622663543836E-016">
            <text:p>0</text:p>
          </table:table-cell>
          <table:table-cell table:formula="of:=100*([.K45]-[.D45])/[.D45]" office:value-type="float" office:value="-0.0187861443105799">
            <text:p>-0.0187861443</text:p>
          </table:table-cell>
          <table:table-cell/>
          <table:table-cell office:value-type="float" office:value="1.9">
            <text:p>1.90</text:p>
          </table:table-cell>
          <table:table-cell office:value-type="float" office:value="0.00908741217198235">
            <text:p>0.0090874122</text:p>
          </table:table-cell>
          <table:table-cell table:formula="of:=100*([.P45]-[.D45])/[.D45]" office:value-type="float" office:value="-204.070226431314">
            <text:p>-204.0702264313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087303595938788">
            <text:p>-0.0087303596</text:p>
          </table:table-cell>
          <table:table-cell office:value-type="float" office:value="0.00908741217198235">
            <text:p>0.0090874122</text:p>
          </table:table-cell>
          <table:table-cell office:value-type="float" office:value="-0.0178177717658612">
            <text:p>-0.0178177718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table:formula="of:=1.01325*[.B46]" office:value-type="float" office:value="0">
            <text:p>0.000000</text:p>
          </table:table-cell>
          <table:table-cell office:value-type="float" office:value="-0.01031">
            <text:p>-1.0310E-02</text:p>
          </table:table-cell>
          <table:table-cell table:formula="of:=[.$H$9]+[.$H$10]*[.A46]+[.$H$11]*[.A46]^2+[.$H$12]*[.A46]^3+[.$H$13]*[.A46]^4+[.$H$14]*[.A46]^5+[.$H$15]*[.A46]^6+[.$H$16]*[.C46]+[.$H$17]*[.A46]*[.C46]+[.$H$18]*[.A46]^2*[.C46]+[.$H$19]*[.A46]^3*[.C46]+[.$H$20]*[.A46]^4*[.C46]+[.$H$21]*[.A46]^5*[.C46]+[.$H$22]*[.A46]^6*[.C46]+[.$H$23]*[.C46]^2+[.$H$24]*[.A46]*[.C46]^2+[.$H$25]*[.A46]^2*[.C46]^2+[.$H$26]*[.A46]^3*[.C46]^2+[.$H$27]*[.A46]^4*[.C46]^2+[.$H$28]*[.A46]^5*[.C46]^2+[.$H$29]*[.A46]^6*[.C46]^2+[.$H$30]*[.C46]^3+[.$H$31]*[.A46]*[.C46]^3+[.$H$32]*[.A46]^2*[.C46]^3+[.$H$33]*[.A46]^3*[.C46]^3+[.$H$34]*[.A46]^4*[.C46]^3+[.$H$35]*[.A46]^5*[.C46]^3+[.$H$36]*[.A46]^6*[.C46]^3+[.$H$37]*[.C46]^4+[.$H$38]*[.A46]*[.C46]^4+[.$H$39]*[.A46]^2*[.C46]^4+[.$H$40]*[.A46]^3*[.C46]^4+[.$H$41]*[.A46]^4*[.C46]^4+[.$H$42]*[.A46]^5*[.C46]^4+[.$H$43]*[.A46]^6*[.C46]^4+[.$H$44]*[.C46]^5+[.$H$45]*[.A46]*[.C46]^5+[.$H$46]*[.A46]^2*[.C46]^5+[.$H$47]*[.A46]^3*[.C46]^5+[.$H$48]*[.A46]^4*[.C46]^5+[.$H$49]*[.A46]^5*[.C46]^5+[.$H$50]*[.A46]^6*[.C46]^5+[.$H$51]*[.C46]^6+[.$H$52]*[.A46]*[.C46]^6+[.$H$53]*[.A46]^2*[.C46]^6+[.$H$54]*[.A46]^3*[.C46]^6+[.$H$55]*[.A46]^4*[.C46]^6+[.$H$56]*[.A46]^5*[.C46]^6+[.$H$57]*[.A46]^6*[.C46]^6" office:value-type="float" office:value="-0.0102347712557621">
            <text:p>-1.0235E-02</text:p>
          </table:table-cell>
          <table:table-cell/>
          <table:table-cell office:value-type="string">
            <text:p>alph25 </text:p>
          </table:table-cell>
          <table:table-cell table:style-name="ce11" office:value-type="float" office:value="0.00000108841581501832">
            <text:p>1.08841581501832E-06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102347712557616">
            <text:p>-0.0102347713</text:p>
          </table:table-cell>
          <table:table-cell table:formula="of:=[.K46]-[.E46]" office:value-type="float" office:value="5.58580959264532E-016">
            <text:p>0</text:p>
          </table:table-cell>
          <table:table-cell table:formula="of:=100*([.K46]-[.D46])/[.D46]" office:value-type="float" office:value="-0.729667742371004">
            <text:p>-0.7296677424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103178670942333">
            <text:p>0.0103178671</text:p>
          </table:table-cell>
          <table:table-cell table:formula="of:=100*([.P46]-[.D46])/[.D46]" office:value-type="float" office:value="-200.07630547268">
            <text:p>-200.0763054727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102347712557616">
            <text:p>-0.0102347713</text:p>
          </table:table-cell>
          <table:table-cell office:value-type="float" office:value="0.0103178670942333">
            <text:p>0.0103178671</text:p>
          </table:table-cell>
          <table:table-cell office:value-type="float" office:value="-0.0205526383499948">
            <text:p>-0.0205526383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0">
            <text:p>0</text:p>
          </table:table-cell>
          <table:table-cell table:formula="of:=1.01325*[.B47]" office:value-type="float" office:value="0">
            <text:p>0.000000</text:p>
          </table:table-cell>
          <table:table-cell office:value-type="float" office:value="-0.01128">
            <text:p>-1.1280E-02</text:p>
          </table:table-cell>
          <table:table-cell table:formula="of:=[.$H$9]+[.$H$10]*[.A47]+[.$H$11]*[.A47]^2+[.$H$12]*[.A47]^3+[.$H$13]*[.A47]^4+[.$H$14]*[.A47]^5+[.$H$15]*[.A47]^6+[.$H$16]*[.C47]+[.$H$17]*[.A47]*[.C47]+[.$H$18]*[.A47]^2*[.C47]+[.$H$19]*[.A47]^3*[.C47]+[.$H$20]*[.A47]^4*[.C47]+[.$H$21]*[.A47]^5*[.C47]+[.$H$22]*[.A47]^6*[.C47]+[.$H$23]*[.C47]^2+[.$H$24]*[.A47]*[.C47]^2+[.$H$25]*[.A47]^2*[.C47]^2+[.$H$26]*[.A47]^3*[.C47]^2+[.$H$27]*[.A47]^4*[.C47]^2+[.$H$28]*[.A47]^5*[.C47]^2+[.$H$29]*[.A47]^6*[.C47]^2+[.$H$30]*[.C47]^3+[.$H$31]*[.A47]*[.C47]^3+[.$H$32]*[.A47]^2*[.C47]^3+[.$H$33]*[.A47]^3*[.C47]^3+[.$H$34]*[.A47]^4*[.C47]^3+[.$H$35]*[.A47]^5*[.C47]^3+[.$H$36]*[.A47]^6*[.C47]^3+[.$H$37]*[.C47]^4+[.$H$38]*[.A47]*[.C47]^4+[.$H$39]*[.A47]^2*[.C47]^4+[.$H$40]*[.A47]^3*[.C47]^4+[.$H$41]*[.A47]^4*[.C47]^4+[.$H$42]*[.A47]^5*[.C47]^4+[.$H$43]*[.A47]^6*[.C47]^4+[.$H$44]*[.C47]^5+[.$H$45]*[.A47]*[.C47]^5+[.$H$46]*[.A47]^2*[.C47]^5+[.$H$47]*[.A47]^3*[.C47]^5+[.$H$48]*[.A47]^4*[.C47]^5+[.$H$49]*[.A47]^5*[.C47]^5+[.$H$50]*[.A47]^6*[.C47]^5+[.$H$51]*[.C47]^6+[.$H$52]*[.A47]*[.C47]^6+[.$H$53]*[.A47]^2*[.C47]^6+[.$H$54]*[.A47]^3*[.C47]^6+[.$H$55]*[.A47]^4*[.C47]^6+[.$H$56]*[.A47]^5*[.C47]^6+[.$H$57]*[.A47]^6*[.C47]^6" office:value-type="float" office:value="-0.0120860243200734">
            <text:p>-1.2086E-02</text:p>
          </table:table-cell>
          <table:table-cell/>
          <table:table-cell office:value-type="string">
            <text:p>alph35 </text:p>
          </table:table-cell>
          <table:table-cell table:style-name="ce11" office:value-type="float" office:value="-0.00000212545135194623">
            <text:p>-2.12545135194623E-06</text:p>
          </table:table-cell>
          <table:table-cell/>
          <table:table-cell office:value-type="float" office:value="2">
            <text:p>2.00</text:p>
          </table:table-cell>
          <table:table-cell office:value-type="float" office:value="-0.0120860243200729">
            <text:p>-0.0120860243</text:p>
          </table:table-cell>
          <table:table-cell table:formula="of:=[.K47]-[.E47]" office:value-type="float" office:value="5.49907341884648E-016">
            <text:p>0</text:p>
          </table:table-cell>
          <table:table-cell table:formula="of:=100*([.K47]-[.D47])/[.D47]" office:value-type="float" office:value="7.14560567440506">
            <text:p>7.1456056744</text:p>
          </table:table-cell>
          <table:table-cell/>
          <table:table-cell office:value-type="float" office:value="2">
            <text:p>2.00</text:p>
          </table:table-cell>
          <table:table-cell office:value-type="float" office:value="0.0116464836957223">
            <text:p>0.0116464837</text:p>
          </table:table-cell>
          <table:table-cell table:formula="of:=100*([.P47]-[.D47])/[.D47]" office:value-type="float" office:value="-203.248968933708">
            <text:p>-203.2489689337</text:p>
          </table:table-cell>
          <table:table-cell/>
          <table:table-cell office:value-type="float" office:value="2">
            <text:p>2.00</text:p>
          </table:table-cell>
          <table:table-cell office:value-type="float" office:value="-0.0120860243200729">
            <text:p>-0.0120860243</text:p>
          </table:table-cell>
          <table:table-cell office:value-type="float" office:value="0.0116464836957223">
            <text:p>0.0116464837</text:p>
          </table:table-cell>
          <table:table-cell office:value-type="float" office:value="-0.0237325080157952">
            <text:p>-0.023732508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table:formula="of:=1.01325*[.B48]" office:value-type="float" office:value="0">
            <text:p>0.000000</text:p>
          </table:table-cell>
          <table:table-cell office:value-type="float" office:value="-0.01416">
            <text:p>-1.4160E-02</text:p>
          </table:table-cell>
          <table:table-cell table:formula="of:=[.$H$9]+[.$H$10]*[.A48]+[.$H$11]*[.A48]^2+[.$H$12]*[.A48]^3+[.$H$13]*[.A48]^4+[.$H$14]*[.A48]^5+[.$H$15]*[.A48]^6+[.$H$16]*[.C48]+[.$H$17]*[.A48]*[.C48]+[.$H$18]*[.A48]^2*[.C48]+[.$H$19]*[.A48]^3*[.C48]+[.$H$20]*[.A48]^4*[.C48]+[.$H$21]*[.A48]^5*[.C48]+[.$H$22]*[.A48]^6*[.C48]+[.$H$23]*[.C48]^2+[.$H$24]*[.A48]*[.C48]^2+[.$H$25]*[.A48]^2*[.C48]^2+[.$H$26]*[.A48]^3*[.C48]^2+[.$H$27]*[.A48]^4*[.C48]^2+[.$H$28]*[.A48]^5*[.C48]^2+[.$H$29]*[.A48]^6*[.C48]^2+[.$H$30]*[.C48]^3+[.$H$31]*[.A48]*[.C48]^3+[.$H$32]*[.A48]^2*[.C48]^3+[.$H$33]*[.A48]^3*[.C48]^3+[.$H$34]*[.A48]^4*[.C48]^3+[.$H$35]*[.A48]^5*[.C48]^3+[.$H$36]*[.A48]^6*[.C48]^3+[.$H$37]*[.C48]^4+[.$H$38]*[.A48]*[.C48]^4+[.$H$39]*[.A48]^2*[.C48]^4+[.$H$40]*[.A48]^3*[.C48]^4+[.$H$41]*[.A48]^4*[.C48]^4+[.$H$42]*[.A48]^5*[.C48]^4+[.$H$43]*[.A48]^6*[.C48]^4+[.$H$44]*[.C48]^5+[.$H$45]*[.A48]*[.C48]^5+[.$H$46]*[.A48]^2*[.C48]^5+[.$H$47]*[.A48]^3*[.C48]^5+[.$H$48]*[.A48]^4*[.C48]^5+[.$H$49]*[.A48]^5*[.C48]^5+[.$H$50]*[.A48]^6*[.C48]^5+[.$H$51]*[.C48]^6+[.$H$52]*[.A48]*[.C48]^6+[.$H$53]*[.A48]^2*[.C48]^6+[.$H$54]*[.A48]^3*[.C48]^6+[.$H$55]*[.A48]^4*[.C48]^6+[.$H$56]*[.A48]^5*[.C48]^6+[.$H$57]*[.A48]^6*[.C48]^6" office:value-type="float" office:value="-0.0143789740473168">
            <text:p>-1.4379E-02</text:p>
          </table:table-cell>
          <table:table-cell/>
          <table:table-cell office:value-type="string">
            <text:p>alph45 </text:p>
          </table:table-cell>
          <table:table-cell table:style-name="ce11" office:value-type="float" office:value="0.00000263498247456092">
            <text:p>2.63498247456092E-06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143789740473165">
            <text:p>-0.014378974</text:p>
          </table:table-cell>
          <table:table-cell table:formula="of:=[.K48]-[.E48]" office:value-type="float" office:value="3.34801630863524E-016">
            <text:p>0</text:p>
          </table:table-cell>
          <table:table-cell table:formula="of:=100*([.K48]-[.D48])/[.D48]" office:value-type="float" office:value="1.54642688782818">
            <text:p>1.5464268878</text:p>
          </table:table-cell>
          <table:table-cell/>
          <table:table-cell office:value-type="float" office:value="2.05">
            <text:p>2.05</text:p>
          </table:table-cell>
          <table:table-cell office:value-type="float" office:value="0.0130765228704811">
            <text:p>0.0130765229</text:p>
          </table:table-cell>
          <table:table-cell table:formula="of:=100*([.P48]-[.D48])/[.D48]" office:value-type="float" office:value="-192.348325356505">
            <text:p>-192.3483253565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143789740473165">
            <text:p>-0.014378974</text:p>
          </table:table-cell>
          <table:table-cell office:value-type="float" office:value="0.0130765228704811">
            <text:p>0.0130765229</text:p>
          </table:table-cell>
          <table:table-cell office:value-type="float" office:value="-0.0274554969177975">
            <text:p>-0.0274554969</text:p>
          </table:table-cell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0">
            <text:p>0</text:p>
          </table:table-cell>
          <table:table-cell table:formula="of:=1.01325*[.B49]" office:value-type="float" office:value="0">
            <text:p>0.000000</text:p>
          </table:table-cell>
          <table:table-cell office:value-type="float" office:value="-0.0177">
            <text:p>-1.7700E-02</text:p>
          </table:table-cell>
          <table:table-cell table:formula="of:=[.$H$9]+[.$H$10]*[.A49]+[.$H$11]*[.A49]^2+[.$H$12]*[.A49]^3+[.$H$13]*[.A49]^4+[.$H$14]*[.A49]^5+[.$H$15]*[.A49]^6+[.$H$16]*[.C49]+[.$H$17]*[.A49]*[.C49]+[.$H$18]*[.A49]^2*[.C49]+[.$H$19]*[.A49]^3*[.C49]+[.$H$20]*[.A49]^4*[.C49]+[.$H$21]*[.A49]^5*[.C49]+[.$H$22]*[.A49]^6*[.C49]+[.$H$23]*[.C49]^2+[.$H$24]*[.A49]*[.C49]^2+[.$H$25]*[.A49]^2*[.C49]^2+[.$H$26]*[.A49]^3*[.C49]^2+[.$H$27]*[.A49]^4*[.C49]^2+[.$H$28]*[.A49]^5*[.C49]^2+[.$H$29]*[.A49]^6*[.C49]^2+[.$H$30]*[.C49]^3+[.$H$31]*[.A49]*[.C49]^3+[.$H$32]*[.A49]^2*[.C49]^3+[.$H$33]*[.A49]^3*[.C49]^3+[.$H$34]*[.A49]^4*[.C49]^3+[.$H$35]*[.A49]^5*[.C49]^3+[.$H$36]*[.A49]^6*[.C49]^3+[.$H$37]*[.C49]^4+[.$H$38]*[.A49]*[.C49]^4+[.$H$39]*[.A49]^2*[.C49]^4+[.$H$40]*[.A49]^3*[.C49]^4+[.$H$41]*[.A49]^4*[.C49]^4+[.$H$42]*[.A49]^5*[.C49]^4+[.$H$43]*[.A49]^6*[.C49]^4+[.$H$44]*[.C49]^5+[.$H$45]*[.A49]*[.C49]^5+[.$H$46]*[.A49]^2*[.C49]^5+[.$H$47]*[.A49]^3*[.C49]^5+[.$H$48]*[.A49]^4*[.C49]^5+[.$H$49]*[.A49]^5*[.C49]^5+[.$H$50]*[.A49]^6*[.C49]^5+[.$H$51]*[.C49]^6+[.$H$52]*[.A49]*[.C49]^6+[.$H$53]*[.A49]^2*[.C49]^6+[.$H$54]*[.A49]^3*[.C49]^6+[.$H$55]*[.A49]^4*[.C49]^6+[.$H$56]*[.A49]^5*[.C49]^6+[.$H$57]*[.A49]^6*[.C49]^6" office:value-type="float" office:value="-0.0172272278580462">
            <text:p>-1.7227E-02</text:p>
          </table:table-cell>
          <table:table-cell/>
          <table:table-cell office:value-type="string">
            <text:p>alph55 </text:p>
          </table:table-cell>
          <table:table-cell table:style-name="ce11" office:value-type="float" office:value="-0.00000162910668019171">
            <text:p>-1.62910668019171E-06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172272278580453">
            <text:p>-0.0172272279</text:p>
          </table:table-cell>
          <table:table-cell table:formula="of:=[.K49]-[.E49]" office:value-type="float" office:value="8.91647866652079E-016">
            <text:p>0</text:p>
          </table:table-cell>
          <table:table-cell table:formula="of:=100*([.K49]-[.D49])/[.D49]" office:value-type="float" office:value="-2.67102905059147">
            <text:p>-2.6710290506</text:p>
          </table:table-cell>
          <table:table-cell/>
          <table:table-cell office:value-type="float" office:value="2.1">
            <text:p>2.10</text:p>
          </table:table-cell>
          <table:table-cell office:value-type="float" office:value="0.0146111649429851">
            <text:p>0.0146111649</text:p>
          </table:table-cell>
          <table:table-cell table:formula="of:=100*([.P49]-[.D49])/[.D49]" office:value-type="float" office:value="-182.548954480142">
            <text:p>-182.5489544801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172272278580453">
            <text:p>-0.0172272279</text:p>
          </table:table-cell>
          <table:table-cell office:value-type="float" office:value="0.0146111649429851">
            <text:p>0.0146111649</text:p>
          </table:table-cell>
          <table:table-cell office:value-type="float" office:value="-0.0318383928010304">
            <text:p>-0.0318383928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.5">
            <text:p>2.5</text:p>
          </table:table-cell>
          <table:table-cell table:formula="of:=1.01325*[.B50]" office:value-type="float" office:value="2.533125">
            <text:p>2.533125</text:p>
          </table:table-cell>
          <table:table-cell office:value-type="float" office:value="0.0000007258">
            <text:p>7.2580E-07</text:p>
          </table:table-cell>
          <table:table-cell table:formula="of:=[.$H$9]+[.$H$10]*[.A50]+[.$H$11]*[.A50]^2+[.$H$12]*[.A50]^3+[.$H$13]*[.A50]^4+[.$H$14]*[.A50]^5+[.$H$15]*[.A50]^6+[.$H$16]*[.C50]+[.$H$17]*[.A50]*[.C50]+[.$H$18]*[.A50]^2*[.C50]+[.$H$19]*[.A50]^3*[.C50]+[.$H$20]*[.A50]^4*[.C50]+[.$H$21]*[.A50]^5*[.C50]+[.$H$22]*[.A50]^6*[.C50]+[.$H$23]*[.C50]^2+[.$H$24]*[.A50]*[.C50]^2+[.$H$25]*[.A50]^2*[.C50]^2+[.$H$26]*[.A50]^3*[.C50]^2+[.$H$27]*[.A50]^4*[.C50]^2+[.$H$28]*[.A50]^5*[.C50]^2+[.$H$29]*[.A50]^6*[.C50]^2+[.$H$30]*[.C50]^3+[.$H$31]*[.A50]*[.C50]^3+[.$H$32]*[.A50]^2*[.C50]^3+[.$H$33]*[.A50]^3*[.C50]^3+[.$H$34]*[.A50]^4*[.C50]^3+[.$H$35]*[.A50]^5*[.C50]^3+[.$H$36]*[.A50]^6*[.C50]^3+[.$H$37]*[.C50]^4+[.$H$38]*[.A50]*[.C50]^4+[.$H$39]*[.A50]^2*[.C50]^4+[.$H$40]*[.A50]^3*[.C50]^4+[.$H$41]*[.A50]^4*[.C50]^4+[.$H$42]*[.A50]^5*[.C50]^4+[.$H$43]*[.A50]^6*[.C50]^4+[.$H$44]*[.C50]^5+[.$H$45]*[.A50]*[.C50]^5+[.$H$46]*[.A50]^2*[.C50]^5+[.$H$47]*[.A50]^3*[.C50]^5+[.$H$48]*[.A50]^4*[.C50]^5+[.$H$49]*[.A50]^5*[.C50]^5+[.$H$50]*[.A50]^6*[.C50]^5+[.$H$51]*[.C50]^6+[.$H$52]*[.A50]*[.C50]^6+[.$H$53]*[.A50]^2*[.C50]^6+[.$H$54]*[.A50]^3*[.C50]^6+[.$H$55]*[.A50]^4*[.C50]^6+[.$H$56]*[.A50]^5*[.C50]^6+[.$H$57]*[.A50]^6*[.C50]^6" office:value-type="float" office:value="0.000150492812820039">
            <text:p>1.5049E-04</text:p>
          </table:table-cell>
          <table:table-cell/>
          <table:table-cell office:value-type="string">
            <text:p>alph65 </text:p>
          </table:table-cell>
          <table:table-cell table:style-name="ce11" office:value-type="float" office:value="0.000000371525294733195">
            <text:p>3.71525294733195E-07</text:p>
          </table:table-cell>
          <table:table-cell/>
          <table:table-cell office:value-type="float" office:value="0.1">
            <text:p>0.10</text:p>
          </table:table-cell>
          <table:table-cell office:value-type="float" office:value="0.000150492812820039">
            <text:p>0.0001504928</text:p>
          </table:table-cell>
          <table:table-cell table:formula="of:=[.K50]-[.E50]" office:value-type="float" office:value="-5.6920614055489E-019">
            <text:p>-0</text:p>
          </table:table-cell>
          <table:table-cell table:formula="of:=100*([.K50]-[.D50])/[.D50]" office:value-type="float" office:value="20634.7496307576">
            <text:p>20634.7496307576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110128696419921">
            <text:p>-0.001101287</text:p>
          </table:table-cell>
          <table:table-cell table:formula="of:=100*([.P50]-[.D50])/[.D50]" office:value-type="float" office:value="-151834.219371618">
            <text:p>-151834.219371618</text:p>
          </table:table-cell>
          <table:table-cell/>
          <table:table-cell office:value-type="float" office:value="0.1">
            <text:p>0.10</text:p>
          </table:table-cell>
          <table:table-cell office:value-type="float" office:value="0.000150492812820039">
            <text:p>0.0001504928</text:p>
          </table:table-cell>
          <table:table-cell office:value-type="float" office:value="-0.00110128696419921">
            <text:p>-0.001101287</text:p>
          </table:table-cell>
          <table:table-cell office:value-type="float" office:value="0.00125177977701924">
            <text:p>0.001251779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.5">
            <text:p>2.5</text:p>
          </table:table-cell>
          <table:table-cell table:formula="of:=1.01325*[.B51]" office:value-type="float" office:value="2.533125">
            <text:p>2.533125</text:p>
          </table:table-cell>
          <table:table-cell office:value-type="float" office:value="0.000002419">
            <text:p>2.4190E-06</text:p>
          </table:table-cell>
          <table:table-cell table:formula="of:=[.$H$9]+[.$H$10]*[.A51]+[.$H$11]*[.A51]^2+[.$H$12]*[.A51]^3+[.$H$13]*[.A51]^4+[.$H$14]*[.A51]^5+[.$H$15]*[.A51]^6+[.$H$16]*[.C51]+[.$H$17]*[.A51]*[.C51]+[.$H$18]*[.A51]^2*[.C51]+[.$H$19]*[.A51]^3*[.C51]+[.$H$20]*[.A51]^4*[.C51]+[.$H$21]*[.A51]^5*[.C51]+[.$H$22]*[.A51]^6*[.C51]+[.$H$23]*[.C51]^2+[.$H$24]*[.A51]*[.C51]^2+[.$H$25]*[.A51]^2*[.C51]^2+[.$H$26]*[.A51]^3*[.C51]^2+[.$H$27]*[.A51]^4*[.C51]^2+[.$H$28]*[.A51]^5*[.C51]^2+[.$H$29]*[.A51]^6*[.C51]^2+[.$H$30]*[.C51]^3+[.$H$31]*[.A51]*[.C51]^3+[.$H$32]*[.A51]^2*[.C51]^3+[.$H$33]*[.A51]^3*[.C51]^3+[.$H$34]*[.A51]^4*[.C51]^3+[.$H$35]*[.A51]^5*[.C51]^3+[.$H$36]*[.A51]^6*[.C51]^3+[.$H$37]*[.C51]^4+[.$H$38]*[.A51]*[.C51]^4+[.$H$39]*[.A51]^2*[.C51]^4+[.$H$40]*[.A51]^3*[.C51]^4+[.$H$41]*[.A51]^4*[.C51]^4+[.$H$42]*[.A51]^5*[.C51]^4+[.$H$43]*[.A51]^6*[.C51]^4+[.$H$44]*[.C51]^5+[.$H$45]*[.A51]*[.C51]^5+[.$H$46]*[.A51]^2*[.C51]^5+[.$H$47]*[.A51]^3*[.C51]^5+[.$H$48]*[.A51]^4*[.C51]^5+[.$H$49]*[.A51]^5*[.C51]^5+[.$H$50]*[.A51]^6*[.C51]^5+[.$H$51]*[.C51]^6+[.$H$52]*[.A51]*[.C51]^6+[.$H$53]*[.A51]^2*[.C51]^6+[.$H$54]*[.A51]^3*[.C51]^6+[.$H$55]*[.A51]^4*[.C51]^6+[.$H$56]*[.A51]^5*[.C51]^6+[.$H$57]*[.A51]^6*[.C51]^6" office:value-type="float" office:value="-0.0000177433339519613">
            <text:p>-1.7743E-05</text:p>
          </table:table-cell>
          <table:table-cell/>
          <table:table-cell office:value-type="string">
            <text:p>alph06 </text:p>
          </table:table-cell>
          <table:table-cell table:style-name="ce11" office:value-type="float" office:value="-0.000000000237222132465804">
            <text:p>-2.37222132465804E-10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-1.774333395196203e-05</text:p>
          </table:table-cell>
          <table:table-cell table:formula="of:=[.K51]-[.E51]" office:value-type="float" office:value="-7.3861273000575E-019">
            <text:p>-0</text:p>
          </table:table-cell>
          <table:table-cell table:formula="of:=100*([.K51]-[.D51])/[.D51]" office:value-type="float" office:value="-833.49871649285">
            <text:p>-833.4987164929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0781322858277755">
            <text:p>-0.0007813229</text:p>
          </table:table-cell>
          <table:table-cell table:formula="of:=100*([.P51]-[.D51])/[.D51]" office:value-type="float" office:value="-32399.4153897377">
            <text:p>-32399.4153897377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-1.774333395196203e-05</text:p>
          </table:table-cell>
          <table:table-cell office:value-type="float" office:value="-0.000781322858277755">
            <text:p>-0.0007813229</text:p>
          </table:table-cell>
          <table:table-cell office:value-type="float" office:value="0.000763579524325793">
            <text:p>0.0007635795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.5">
            <text:p>2.5</text:p>
          </table:table-cell>
          <table:table-cell table:formula="of:=1.01325*[.B52]" office:value-type="float" office:value="2.533125">
            <text:p>2.533125</text:p>
          </table:table-cell>
          <table:table-cell office:value-type="float" office:value="0.000005644">
            <text:p>5.6440E-06</text:p>
          </table:table-cell>
          <table:table-cell table:formula="of:=[.$H$9]+[.$H$10]*[.A52]+[.$H$11]*[.A52]^2+[.$H$12]*[.A52]^3+[.$H$13]*[.A52]^4+[.$H$14]*[.A52]^5+[.$H$15]*[.A52]^6+[.$H$16]*[.C52]+[.$H$17]*[.A52]*[.C52]+[.$H$18]*[.A52]^2*[.C52]+[.$H$19]*[.A52]^3*[.C52]+[.$H$20]*[.A52]^4*[.C52]+[.$H$21]*[.A52]^5*[.C52]+[.$H$22]*[.A52]^6*[.C52]+[.$H$23]*[.C52]^2+[.$H$24]*[.A52]*[.C52]^2+[.$H$25]*[.A52]^2*[.C52]^2+[.$H$26]*[.A52]^3*[.C52]^2+[.$H$27]*[.A52]^4*[.C52]^2+[.$H$28]*[.A52]^5*[.C52]^2+[.$H$29]*[.A52]^6*[.C52]^2+[.$H$30]*[.C52]^3+[.$H$31]*[.A52]*[.C52]^3+[.$H$32]*[.A52]^2*[.C52]^3+[.$H$33]*[.A52]^3*[.C52]^3+[.$H$34]*[.A52]^4*[.C52]^3+[.$H$35]*[.A52]^5*[.C52]^3+[.$H$36]*[.A52]^6*[.C52]^3+[.$H$37]*[.C52]^4+[.$H$38]*[.A52]*[.C52]^4+[.$H$39]*[.A52]^2*[.C52]^4+[.$H$40]*[.A52]^3*[.C52]^4+[.$H$41]*[.A52]^4*[.C52]^4+[.$H$42]*[.A52]^5*[.C52]^4+[.$H$43]*[.A52]^6*[.C52]^4+[.$H$44]*[.C52]^5+[.$H$45]*[.A52]*[.C52]^5+[.$H$46]*[.A52]^2*[.C52]^5+[.$H$47]*[.A52]^3*[.C52]^5+[.$H$48]*[.A52]^4*[.C52]^5+[.$H$49]*[.A52]^5*[.C52]^5+[.$H$50]*[.A52]^6*[.C52]^5+[.$H$51]*[.C52]^6+[.$H$52]*[.A52]*[.C52]^6+[.$H$53]*[.A52]^2*[.C52]^6+[.$H$54]*[.A52]^3*[.C52]^6+[.$H$55]*[.A52]^4*[.C52]^6+[.$H$56]*[.A52]^5*[.C52]^6+[.$H$57]*[.A52]^6*[.C52]^6" office:value-type="float" office:value="-0.0000949304631576192">
            <text:p>-9.4930E-05</text:p>
          </table:table-cell>
          <table:table-cell/>
          <table:table-cell office:value-type="string">
            <text:p>alph16 </text:p>
          </table:table-cell>
          <table:table-cell table:style-name="ce11" office:value-type="float" office:value="0.00000000208583118201288">
            <text:p>2.08583118201288E-09</text:p>
          </table:table-cell>
          <table:table-cell/>
          <table:table-cell office:value-type="float" office:value="0.2">
            <text:p>0.20</text:p>
          </table:table-cell>
          <table:table-cell table:style-name="ce7" office:value-type="string">
            <text:p>-9.493046315762042e-05</text:p>
          </table:table-cell>
          <table:table-cell table:formula="of:=[.K52]-[.E52]" office:value-type="float" office:value="-1.21972744404619E-018">
            <text:p>-0</text:p>
          </table:table-cell>
          <table:table-cell table:formula="of:=100*([.K52]-[.D52])/[.D52]" office:value-type="float" office:value="-1781.97135289902">
            <text:p>-1781.971352899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0522196398190338">
            <text:p>-0.0005221964</text:p>
          </table:table-cell>
          <table:table-cell table:formula="of:=100*([.P52]-[.D52])/[.D52]" office:value-type="float" office:value="-9352.23951435751">
            <text:p>-9352.2395143575</text:p>
          </table:table-cell>
          <table:table-cell/>
          <table:table-cell office:value-type="float" office:value="0.2">
            <text:p>0.20</text:p>
          </table:table-cell>
          <table:table-cell table:style-name="ce7" office:value-type="string">
            <text:p>-9.493046315762042e-05</text:p>
          </table:table-cell>
          <table:table-cell office:value-type="float" office:value="-0.000522196398190338">
            <text:p>-0.0005221964</text:p>
          </table:table-cell>
          <table:table-cell office:value-type="float" office:value="0.000427265935032717">
            <text:p>0.000427265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formula="of:=1.01325*[.B53]" office:value-type="float" office:value="2.533125">
            <text:p>2.533125</text:p>
          </table:table-cell>
          <table:table-cell office:value-type="float" office:value="0.00001082">
            <text:p>1.0820E-05</text:p>
          </table:table-cell>
          <table:table-cell table:formula="of:=[.$H$9]+[.$H$10]*[.A53]+[.$H$11]*[.A53]^2+[.$H$12]*[.A53]^3+[.$H$13]*[.A53]^4+[.$H$14]*[.A53]^5+[.$H$15]*[.A53]^6+[.$H$16]*[.C53]+[.$H$17]*[.A53]*[.C53]+[.$H$18]*[.A53]^2*[.C53]+[.$H$19]*[.A53]^3*[.C53]+[.$H$20]*[.A53]^4*[.C53]+[.$H$21]*[.A53]^5*[.C53]+[.$H$22]*[.A53]^6*[.C53]+[.$H$23]*[.C53]^2+[.$H$24]*[.A53]*[.C53]^2+[.$H$25]*[.A53]^2*[.C53]^2+[.$H$26]*[.A53]^3*[.C53]^2+[.$H$27]*[.A53]^4*[.C53]^2+[.$H$28]*[.A53]^5*[.C53]^2+[.$H$29]*[.A53]^6*[.C53]^2+[.$H$30]*[.C53]^3+[.$H$31]*[.A53]*[.C53]^3+[.$H$32]*[.A53]^2*[.C53]^3+[.$H$33]*[.A53]^3*[.C53]^3+[.$H$34]*[.A53]^4*[.C53]^3+[.$H$35]*[.A53]^5*[.C53]^3+[.$H$36]*[.A53]^6*[.C53]^3+[.$H$37]*[.C53]^4+[.$H$38]*[.A53]*[.C53]^4+[.$H$39]*[.A53]^2*[.C53]^4+[.$H$40]*[.A53]^3*[.C53]^4+[.$H$41]*[.A53]^4*[.C53]^4+[.$H$42]*[.A53]^5*[.C53]^4+[.$H$43]*[.A53]^6*[.C53]^4+[.$H$44]*[.C53]^5+[.$H$45]*[.A53]*[.C53]^5+[.$H$46]*[.A53]^2*[.C53]^5+[.$H$47]*[.A53]^3*[.C53]^5+[.$H$48]*[.A53]^4*[.C53]^5+[.$H$49]*[.A53]^5*[.C53]^5+[.$H$50]*[.A53]^6*[.C53]^5+[.$H$51]*[.C53]^6+[.$H$52]*[.A53]*[.C53]^6+[.$H$53]*[.A53]^2*[.C53]^6+[.$H$54]*[.A53]^3*[.C53]^6+[.$H$55]*[.A53]^4*[.C53]^6+[.$H$56]*[.A53]^5*[.C53]^6+[.$H$57]*[.A53]^6*[.C53]^6" office:value-type="float" office:value="-0.000107656630993239">
            <text:p>-1.0766E-04</text:p>
          </table:table-cell>
          <table:table-cell/>
          <table:table-cell office:value-type="string">
            <text:p>alph26 </text:p>
          </table:table-cell>
          <table:table-cell table:style-name="ce11" office:value-type="float" office:value="-0.0000000065282210389408">
            <text:p>-6.52822103894080E-09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107656630993242">
            <text:p>-0.0001076566</text:p>
          </table:table-cell>
          <table:table-cell table:formula="of:=[.K53]-[.E53]" office:value-type="float" office:value="-3.33392168039293E-018">
            <text:p>-0</text:p>
          </table:table-cell>
          <table:table-cell table:formula="of:=100*([.K53]-[.D53])/[.D53]" office:value-type="float" office:value="-1094.97810529799">
            <text:p>-1094.978105298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31806335654479">
            <text:p>-0.0003180634</text:p>
          </table:table-cell>
          <table:table-cell table:formula="of:=100*([.P53]-[.D53])/[.D53]" office:value-type="float" office:value="-3039.58739875037">
            <text:p>-3039.5873987504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107656630993242">
            <text:p>-0.0001076566</text:p>
          </table:table-cell>
          <table:table-cell office:value-type="float" office:value="-0.00031806335654479">
            <text:p>-0.0003180634</text:p>
          </table:table-cell>
          <table:table-cell office:value-type="float" office:value="0.000210406725551547">
            <text:p>0.0002104067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.5">
            <text:p>2.5</text:p>
          </table:table-cell>
          <table:table-cell table:formula="of:=1.01325*[.B54]" office:value-type="float" office:value="2.533125">
            <text:p>2.533125</text:p>
          </table:table-cell>
          <table:table-cell office:value-type="float" office:value="0.00001833">
            <text:p>1.8330E-05</text:p>
          </table:table-cell>
          <table:table-cell table:formula="of:=[.$H$9]+[.$H$10]*[.A54]+[.$H$11]*[.A54]^2+[.$H$12]*[.A54]^3+[.$H$13]*[.A54]^4+[.$H$14]*[.A54]^5+[.$H$15]*[.A54]^6+[.$H$16]*[.C54]+[.$H$17]*[.A54]*[.C54]+[.$H$18]*[.A54]^2*[.C54]+[.$H$19]*[.A54]^3*[.C54]+[.$H$20]*[.A54]^4*[.C54]+[.$H$21]*[.A54]^5*[.C54]+[.$H$22]*[.A54]^6*[.C54]+[.$H$23]*[.C54]^2+[.$H$24]*[.A54]*[.C54]^2+[.$H$25]*[.A54]^2*[.C54]^2+[.$H$26]*[.A54]^3*[.C54]^2+[.$H$27]*[.A54]^4*[.C54]^2+[.$H$28]*[.A54]^5*[.C54]^2+[.$H$29]*[.A54]^6*[.C54]^2+[.$H$30]*[.C54]^3+[.$H$31]*[.A54]*[.C54]^3+[.$H$32]*[.A54]^2*[.C54]^3+[.$H$33]*[.A54]^3*[.C54]^3+[.$H$34]*[.A54]^4*[.C54]^3+[.$H$35]*[.A54]^5*[.C54]^3+[.$H$36]*[.A54]^6*[.C54]^3+[.$H$37]*[.C54]^4+[.$H$38]*[.A54]*[.C54]^4+[.$H$39]*[.A54]^2*[.C54]^4+[.$H$40]*[.A54]^3*[.C54]^4+[.$H$41]*[.A54]^4*[.C54]^4+[.$H$42]*[.A54]^5*[.C54]^4+[.$H$43]*[.A54]^6*[.C54]^4+[.$H$44]*[.C54]^5+[.$H$45]*[.A54]*[.C54]^5+[.$H$46]*[.A54]^2*[.C54]^5+[.$H$47]*[.A54]^3*[.C54]^5+[.$H$48]*[.A54]^4*[.C54]^5+[.$H$49]*[.A54]^5*[.C54]^5+[.$H$50]*[.A54]^6*[.C54]^5+[.$H$51]*[.C54]^6+[.$H$52]*[.A54]*[.C54]^6+[.$H$53]*[.A54]^2*[.C54]^6+[.$H$54]*[.A54]^3*[.C54]^6+[.$H$55]*[.A54]^4*[.C54]^6+[.$H$56]*[.A54]^5*[.C54]^6+[.$H$57]*[.A54]^6*[.C54]^6" office:value-type="float" office:value="-0.0000778058714531803">
            <text:p>-7.7806E-05</text:p>
          </table:table-cell>
          <table:table-cell/>
          <table:table-cell office:value-type="string">
            <text:p>alph36 </text:p>
          </table:table-cell>
          <table:table-cell table:style-name="ce11" office:value-type="float" office:value="0.000000016933030216303">
            <text:p>1.69330302163030E-08</text:p>
          </table:table-cell>
          <table:table-cell/>
          <table:table-cell office:value-type="float" office:value="0.3">
            <text:p>0.30</text:p>
          </table:table-cell>
          <table:table-cell table:style-name="ce7" office:value-type="string">
            <text:p>-7.780587145318222e-05</text:p>
          </table:table-cell>
          <table:table-cell table:formula="of:=[.K54]-[.E54]" office:value-type="float" office:value="-1.92445885616177E-018">
            <text:p>-0</text:p>
          </table:table-cell>
          <table:table-cell table:formula="of:=100*([.K54]-[.D54])/[.D54]" office:value-type="float" office:value="-524.472839351785">
            <text:p>-524.4728393518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63072305057386">
            <text:p>-0.0001630723</text:p>
          </table:table-cell>
          <table:table-cell table:formula="of:=100*([.P54]-[.D54])/[.D54]" office:value-type="float" office:value="-989.647054322892">
            <text:p>-989.6470543229</text:p>
          </table:table-cell>
          <table:table-cell/>
          <table:table-cell office:value-type="float" office:value="0.3">
            <text:p>0.30</text:p>
          </table:table-cell>
          <table:table-cell table:style-name="ce7" office:value-type="string">
            <text:p>-7.780587145318222e-05</text:p>
          </table:table-cell>
          <table:table-cell office:value-type="float" office:value="-0.000163072305057386">
            <text:p>-0.0001630723</text:p>
          </table:table-cell>
          <table:table-cell table:style-name="ce7" office:value-type="string">
            <text:p>8.526643360420376e-0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.5">
            <text:p>2.5</text:p>
          </table:table-cell>
          <table:table-cell table:formula="of:=1.01325*[.B55]" office:value-type="float" office:value="2.533125">
            <text:p>2.533125</text:p>
          </table:table-cell>
          <table:table-cell office:value-type="float" office:value="0.00002847">
            <text:p>2.8470E-05</text:p>
          </table:table-cell>
          <table:table-cell table:formula="of:=[.$H$9]+[.$H$10]*[.A55]+[.$H$11]*[.A55]^2+[.$H$12]*[.A55]^3+[.$H$13]*[.A55]^4+[.$H$14]*[.A55]^5+[.$H$15]*[.A55]^6+[.$H$16]*[.C55]+[.$H$17]*[.A55]*[.C55]+[.$H$18]*[.A55]^2*[.C55]+[.$H$19]*[.A55]^3*[.C55]+[.$H$20]*[.A55]^4*[.C55]+[.$H$21]*[.A55]^5*[.C55]+[.$H$22]*[.A55]^6*[.C55]+[.$H$23]*[.C55]^2+[.$H$24]*[.A55]*[.C55]^2+[.$H$25]*[.A55]^2*[.C55]^2+[.$H$26]*[.A55]^3*[.C55]^2+[.$H$27]*[.A55]^4*[.C55]^2+[.$H$28]*[.A55]^5*[.C55]^2+[.$H$29]*[.A55]^6*[.C55]^2+[.$H$30]*[.C55]^3+[.$H$31]*[.A55]*[.C55]^3+[.$H$32]*[.A55]^2*[.C55]^3+[.$H$33]*[.A55]^3*[.C55]^3+[.$H$34]*[.A55]^4*[.C55]^3+[.$H$35]*[.A55]^5*[.C55]^3+[.$H$36]*[.A55]^6*[.C55]^3+[.$H$37]*[.C55]^4+[.$H$38]*[.A55]*[.C55]^4+[.$H$39]*[.A55]^2*[.C55]^4+[.$H$40]*[.A55]^3*[.C55]^4+[.$H$41]*[.A55]^4*[.C55]^4+[.$H$42]*[.A55]^5*[.C55]^4+[.$H$43]*[.A55]^6*[.C55]^4+[.$H$44]*[.C55]^5+[.$H$45]*[.A55]*[.C55]^5+[.$H$46]*[.A55]^2*[.C55]^5+[.$H$47]*[.A55]^3*[.C55]^5+[.$H$48]*[.A55]^4*[.C55]^5+[.$H$49]*[.A55]^5*[.C55]^5+[.$H$50]*[.A55]^6*[.C55]^5+[.$H$51]*[.C55]^6+[.$H$52]*[.A55]*[.C55]^6+[.$H$53]*[.A55]^2*[.C55]^6+[.$H$54]*[.A55]^3*[.C55]^6+[.$H$55]*[.A55]^4*[.C55]^6+[.$H$56]*[.A55]^5*[.C55]^6+[.$H$57]*[.A55]^6*[.C55]^6" office:value-type="float" office:value="-0.0000230849503611477">
            <text:p>-2.3085E-05</text:p>
          </table:table-cell>
          <table:table-cell/>
          <table:table-cell office:value-type="string">
            <text:p>alph46 </text:p>
          </table:table-cell>
          <table:table-cell table:style-name="ce11" office:value-type="float" office:value="-0.0000000289786898905826">
            <text:p>-2.89786898905826E-08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-2.308495036115516e-05</text:p>
          </table:table-cell>
          <table:table-cell table:formula="of:=[.K55]-[.E55]" office:value-type="float" office:value="-7.41323235436964E-018">
            <text:p>-0</text:p>
          </table:table-cell>
          <table:table-cell table:formula="of:=100*([.K55]-[.D55])/[.D55]" office:value-type="float" office:value="-181.085178648244">
            <text:p>-181.0851786482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-5.136687751962117e-05</text:p>
          </table:table-cell>
          <table:table-cell table:formula="of:=100*([.P55]-[.D55])/[.D55]" office:value-type="float" office:value="-280.424578572607">
            <text:p>-280.4245785726</text:p>
          </table:table-cell>
          <table:table-cell table:style-name="ce7"/>
          <table:table-cell office:value-type="float" office:value="0.35">
            <text:p>0.35</text:p>
          </table:table-cell>
          <table:table-cell table:style-name="ce7" office:value-type="string">
            <text:p>-2.308495036115516e-05</text:p>
          </table:table-cell>
          <table:table-cell table:style-name="ce7" office:value-type="string">
            <text:p>-5.136687751962117e-05</text:p>
          </table:table-cell>
          <table:table-cell table:style-name="ce7" office:value-type="string">
            <text:p>2.828192715846601e-05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.5">
            <text:p>2.5</text:p>
          </table:table-cell>
          <table:table-cell table:formula="of:=1.01325*[.B56]" office:value-type="float" office:value="2.533125">
            <text:p>2.533125</text:p>
          </table:table-cell>
          <table:table-cell office:value-type="float" office:value="0.00004153">
            <text:p>4.1530E-05</text:p>
          </table:table-cell>
          <table:table-cell table:formula="of:=[.$H$9]+[.$H$10]*[.A56]+[.$H$11]*[.A56]^2+[.$H$12]*[.A56]^3+[.$H$13]*[.A56]^4+[.$H$14]*[.A56]^5+[.$H$15]*[.A56]^6+[.$H$16]*[.C56]+[.$H$17]*[.A56]*[.C56]+[.$H$18]*[.A56]^2*[.C56]+[.$H$19]*[.A56]^3*[.C56]+[.$H$20]*[.A56]^4*[.C56]+[.$H$21]*[.A56]^5*[.C56]+[.$H$22]*[.A56]^6*[.C56]+[.$H$23]*[.C56]^2+[.$H$24]*[.A56]*[.C56]^2+[.$H$25]*[.A56]^2*[.C56]^2+[.$H$26]*[.A56]^3*[.C56]^2+[.$H$27]*[.A56]^4*[.C56]^2+[.$H$28]*[.A56]^5*[.C56]^2+[.$H$29]*[.A56]^6*[.C56]^2+[.$H$30]*[.C56]^3+[.$H$31]*[.A56]*[.C56]^3+[.$H$32]*[.A56]^2*[.C56]^3+[.$H$33]*[.A56]^3*[.C56]^3+[.$H$34]*[.A56]^4*[.C56]^3+[.$H$35]*[.A56]^5*[.C56]^3+[.$H$36]*[.A56]^6*[.C56]^3+[.$H$37]*[.C56]^4+[.$H$38]*[.A56]*[.C56]^4+[.$H$39]*[.A56]^2*[.C56]^4+[.$H$40]*[.A56]^3*[.C56]^4+[.$H$41]*[.A56]^4*[.C56]^4+[.$H$42]*[.A56]^5*[.C56]^4+[.$H$43]*[.A56]^6*[.C56]^4+[.$H$44]*[.C56]^5+[.$H$45]*[.A56]*[.C56]^5+[.$H$46]*[.A56]^2*[.C56]^5+[.$H$47]*[.A56]^3*[.C56]^5+[.$H$48]*[.A56]^4*[.C56]^5+[.$H$49]*[.A56]^5*[.C56]^5+[.$H$50]*[.A56]^6*[.C56]^5+[.$H$51]*[.C56]^6+[.$H$52]*[.A56]*[.C56]^6+[.$H$53]*[.A56]^2*[.C56]^6+[.$H$54]*[.A56]^3*[.C56]^6+[.$H$55]*[.A56]^4*[.C56]^6+[.$H$56]*[.A56]^5*[.C56]^6+[.$H$57]*[.A56]^6*[.C56]^6" office:value-type="float" office:value="0.0000424735035730036">
            <text:p>4.2474E-05</text:p>
          </table:table-cell>
          <table:table-cell/>
          <table:table-cell office:value-type="string">
            <text:p>alph56 </text:p>
          </table:table-cell>
          <table:table-cell table:style-name="ce11" office:value-type="float" office:value="0.0000000212469804642866">
            <text:p>2.12469804642866E-08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4.247350357299781e-05</text:p>
          </table:table-cell>
          <table:table-cell table:formula="of:=[.K56]-[.E56]" office:value-type="float" office:value="-5.75982404132924E-018">
            <text:p>-0</text:p>
          </table:table-cell>
          <table:table-cell table:formula="of:=100*([.K56]-[.D56])/[.D56]" office:value-type="float" office:value="2.27186027690298">
            <text:p>2.2718602769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2.291247008144727e-05</text:p>
          </table:table-cell>
          <table:table-cell table:formula="of:=100*([.P56]-[.D56])/[.D56]" office:value-type="float" office:value="-44.8291112895563">
            <text:p>-44.8291112896</text:p>
          </table:table-cell>
          <table:table-cell table:style-name="ce7"/>
          <table:table-cell office:value-type="float" office:value="0.4">
            <text:p>0.40</text:p>
          </table:table-cell>
          <table:table-cell table:style-name="ce7" office:value-type="string">
            <text:p>4.247350357299781e-05</text:p>
          </table:table-cell>
          <table:table-cell table:style-name="ce7" office:value-type="string">
            <text:p>2.291247008144727e-05</text:p>
          </table:table-cell>
          <table:table-cell table:style-name="ce7" office:value-type="string">
            <text:p>1.956103349155054e-0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.5">
            <text:p>2.5</text:p>
          </table:table-cell>
          <table:table-cell table:formula="of:=1.01325*[.B57]" office:value-type="float" office:value="2.533125">
            <text:p>2.533125</text:p>
          </table:table-cell>
          <table:table-cell office:value-type="float" office:value="0.0000577">
            <text:p>5.7700E-05</text:p>
          </table:table-cell>
          <table:table-cell table:formula="of:=[.$H$9]+[.$H$10]*[.A57]+[.$H$11]*[.A57]^2+[.$H$12]*[.A57]^3+[.$H$13]*[.A57]^4+[.$H$14]*[.A57]^5+[.$H$15]*[.A57]^6+[.$H$16]*[.C57]+[.$H$17]*[.A57]*[.C57]+[.$H$18]*[.A57]^2*[.C57]+[.$H$19]*[.A57]^3*[.C57]+[.$H$20]*[.A57]^4*[.C57]+[.$H$21]*[.A57]^5*[.C57]+[.$H$22]*[.A57]^6*[.C57]+[.$H$23]*[.C57]^2+[.$H$24]*[.A57]*[.C57]^2+[.$H$25]*[.A57]^2*[.C57]^2+[.$H$26]*[.A57]^3*[.C57]^2+[.$H$27]*[.A57]^4*[.C57]^2+[.$H$28]*[.A57]^5*[.C57]^2+[.$H$29]*[.A57]^6*[.C57]^2+[.$H$30]*[.C57]^3+[.$H$31]*[.A57]*[.C57]^3+[.$H$32]*[.A57]^2*[.C57]^3+[.$H$33]*[.A57]^3*[.C57]^3+[.$H$34]*[.A57]^4*[.C57]^3+[.$H$35]*[.A57]^5*[.C57]^3+[.$H$36]*[.A57]^6*[.C57]^3+[.$H$37]*[.C57]^4+[.$H$38]*[.A57]*[.C57]^4+[.$H$39]*[.A57]^2*[.C57]^4+[.$H$40]*[.A57]^3*[.C57]^4+[.$H$41]*[.A57]^4*[.C57]^4+[.$H$42]*[.A57]^5*[.C57]^4+[.$H$43]*[.A57]^6*[.C57]^4+[.$H$44]*[.C57]^5+[.$H$45]*[.A57]*[.C57]^5+[.$H$46]*[.A57]^2*[.C57]^5+[.$H$47]*[.A57]^3*[.C57]^5+[.$H$48]*[.A57]^4*[.C57]^5+[.$H$49]*[.A57]^5*[.C57]^5+[.$H$50]*[.A57]^6*[.C57]^5+[.$H$51]*[.C57]^6+[.$H$52]*[.A57]*[.C57]^6+[.$H$53]*[.A57]^2*[.C57]^6+[.$H$54]*[.A57]^3*[.C57]^6+[.$H$55]*[.A57]^4*[.C57]^6+[.$H$56]*[.A57]^5*[.C57]^6+[.$H$57]*[.A57]^6*[.C57]^6" office:value-type="float" office:value="0.000108031490671037">
            <text:p>1.0803E-04</text:p>
          </table:table-cell>
          <table:table-cell/>
          <table:table-cell office:value-type="string">
            <text:p>alph66 </text:p>
          </table:table-cell>
          <table:table-cell table:style-name="ce11" office:value-type="float" office:value="-0.00000000529362586788296">
            <text:p>-5.29362586788296E-09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108031490671035">
            <text:p>0.0001080315</text:p>
          </table:table-cell>
          <table:table-cell table:formula="of:=[.K57]-[.E57]" office:value-type="float" office:value="-1.61275073157219E-018">
            <text:p>-0</text:p>
          </table:table-cell>
          <table:table-cell table:formula="of:=100*([.K57]-[.D57])/[.D57]" office:value-type="float" office:value="87.2296198804773">
            <text:p>87.2296198805</text:p>
          </table:table-cell>
          <table:table-cell/>
          <table:table-cell office:value-type="float" office:value="0.45">
            <text:p>0.45</text:p>
          </table:table-cell>
          <table:table-cell table:style-name="ce7" office:value-type="string">
            <text:p>6.562714289654414e-05</text:p>
          </table:table-cell>
          <table:table-cell table:formula="of:=100*([.P57]-[.D57])/[.D57]" office:value-type="float" office:value="13.7385492141146">
            <text:p>13.7385492141</text:p>
          </table:table-cell>
          <table:table-cell table:style-name="ce7"/>
          <table:table-cell office:value-type="float" office:value="0.45">
            <text:p>0.45</text:p>
          </table:table-cell>
          <table:table-cell office:value-type="float" office:value="0.000108031490671035">
            <text:p>0.0001080315</text:p>
          </table:table-cell>
          <table:table-cell table:style-name="ce7" office:value-type="string">
            <text:p>6.562714289654414e-05</text:p>
          </table:table-cell>
          <table:table-cell table:style-name="ce7" office:value-type="string">
            <text:p>4.240434777449128e-0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.5">
            <text:p>2.5</text:p>
          </table:table-cell>
          <table:table-cell table:formula="of:=1.01325*[.B58]" office:value-type="float" office:value="2.533125">
            <text:p>2.533125</text:p>
          </table:table-cell>
          <table:table-cell office:value-type="float" office:value="0.00007691">
            <text:p>7.6910E-05</text:p>
          </table:table-cell>
          <table:table-cell table:formula="of:=[.$H$9]+[.$H$10]*[.A58]+[.$H$11]*[.A58]^2+[.$H$12]*[.A58]^3+[.$H$13]*[.A58]^4+[.$H$14]*[.A58]^5+[.$H$15]*[.A58]^6+[.$H$16]*[.C58]+[.$H$17]*[.A58]*[.C58]+[.$H$18]*[.A58]^2*[.C58]+[.$H$19]*[.A58]^3*[.C58]+[.$H$20]*[.A58]^4*[.C58]+[.$H$21]*[.A58]^5*[.C58]+[.$H$22]*[.A58]^6*[.C58]+[.$H$23]*[.C58]^2+[.$H$24]*[.A58]*[.C58]^2+[.$H$25]*[.A58]^2*[.C58]^2+[.$H$26]*[.A58]^3*[.C58]^2+[.$H$27]*[.A58]^4*[.C58]^2+[.$H$28]*[.A58]^5*[.C58]^2+[.$H$29]*[.A58]^6*[.C58]^2+[.$H$30]*[.C58]^3+[.$H$31]*[.A58]*[.C58]^3+[.$H$32]*[.A58]^2*[.C58]^3+[.$H$33]*[.A58]^3*[.C58]^3+[.$H$34]*[.A58]^4*[.C58]^3+[.$H$35]*[.A58]^5*[.C58]^3+[.$H$36]*[.A58]^6*[.C58]^3+[.$H$37]*[.C58]^4+[.$H$38]*[.A58]*[.C58]^4+[.$H$39]*[.A58]^2*[.C58]^4+[.$H$40]*[.A58]^3*[.C58]^4+[.$H$41]*[.A58]^4*[.C58]^4+[.$H$42]*[.A58]^5*[.C58]^4+[.$H$43]*[.A58]^6*[.C58]^4+[.$H$44]*[.C58]^5+[.$H$45]*[.A58]*[.C58]^5+[.$H$46]*[.A58]^2*[.C58]^5+[.$H$47]*[.A58]^3*[.C58]^5+[.$H$48]*[.A58]^4*[.C58]^5+[.$H$49]*[.A58]^5*[.C58]^5+[.$H$50]*[.A58]^6*[.C58]^5+[.$H$51]*[.C58]^6+[.$H$52]*[.A58]*[.C58]^6+[.$H$53]*[.A58]^2*[.C58]^6+[.$H$54]*[.A58]^3*[.C58]^6+[.$H$55]*[.A58]^4*[.C58]^6+[.$H$56]*[.A58]^5*[.C58]^6+[.$H$57]*[.A58]^6*[.C58]^6" office:value-type="float" office:value="0.000165489755178671">
            <text:p>1.6549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0.000165489755178666">
            <text:p>0.0001654898</text:p>
          </table:table-cell>
          <table:table-cell table:formula="of:=[.K58]-[.E58]" office:value-type="float" office:value="-5.39390580811538E-018">
            <text:p>-0</text:p>
          </table:table-cell>
          <table:table-cell table:formula="of:=100*([.K58]-[.D58])/[.D58]" office:value-type="float" office:value="115.173261186668">
            <text:p>115.1732611867</text:p>
          </table:table-cell>
          <table:table-cell/>
          <table:table-cell office:value-type="float" office:value="0.5">
            <text:p>0.50</text:p>
          </table:table-cell>
          <table:table-cell table:style-name="ce7" office:value-type="string">
            <text:p>8.263947426042671e-05</text:p>
          </table:table-cell>
          <table:table-cell table:formula="of:=100*([.P58]-[.D58])/[.D58]" office:value-type="float" office:value="7.44958296765922">
            <text:p>7.4495829677</text:p>
          </table:table-cell>
          <table:table-cell table:style-name="ce7"/>
          <table:table-cell office:value-type="float" office:value="0.5">
            <text:p>0.50</text:p>
          </table:table-cell>
          <table:table-cell office:value-type="float" office:value="0.000165489755178666">
            <text:p>0.0001654898</text:p>
          </table:table-cell>
          <table:table-cell table:style-name="ce7" office:value-type="string">
            <text:p>8.263947426042671e-05</text:p>
          </table:table-cell>
          <table:table-cell table:style-name="ce7" office:value-type="string">
            <text:p>8.285028091823936e-0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.5">
            <text:p>2.5</text:p>
          </table:table-cell>
          <table:table-cell table:formula="of:=1.01325*[.B59]" office:value-type="float" office:value="2.533125">
            <text:p>2.533125</text:p>
          </table:table-cell>
          <table:table-cell office:value-type="float" office:value="0.00009866">
            <text:p>9.8660E-05</text:p>
          </table:table-cell>
          <table:table-cell table:formula="of:=[.$H$9]+[.$H$10]*[.A59]+[.$H$11]*[.A59]^2+[.$H$12]*[.A59]^3+[.$H$13]*[.A59]^4+[.$H$14]*[.A59]^5+[.$H$15]*[.A59]^6+[.$H$16]*[.C59]+[.$H$17]*[.A59]*[.C59]+[.$H$18]*[.A59]^2*[.C59]+[.$H$19]*[.A59]^3*[.C59]+[.$H$20]*[.A59]^4*[.C59]+[.$H$21]*[.A59]^5*[.C59]+[.$H$22]*[.A59]^6*[.C59]+[.$H$23]*[.C59]^2+[.$H$24]*[.A59]*[.C59]^2+[.$H$25]*[.A59]^2*[.C59]^2+[.$H$26]*[.A59]^3*[.C59]^2+[.$H$27]*[.A59]^4*[.C59]^2+[.$H$28]*[.A59]^5*[.C59]^2+[.$H$29]*[.A59]^6*[.C59]^2+[.$H$30]*[.C59]^3+[.$H$31]*[.A59]*[.C59]^3+[.$H$32]*[.A59]^2*[.C59]^3+[.$H$33]*[.A59]^3*[.C59]^3+[.$H$34]*[.A59]^4*[.C59]^3+[.$H$35]*[.A59]^5*[.C59]^3+[.$H$36]*[.A59]^6*[.C59]^3+[.$H$37]*[.C59]^4+[.$H$38]*[.A59]*[.C59]^4+[.$H$39]*[.A59]^2*[.C59]^4+[.$H$40]*[.A59]^3*[.C59]^4+[.$H$41]*[.A59]^4*[.C59]^4+[.$H$42]*[.A59]^5*[.C59]^4+[.$H$43]*[.A59]^6*[.C59]^4+[.$H$44]*[.C59]^5+[.$H$45]*[.A59]*[.C59]^5+[.$H$46]*[.A59]^2*[.C59]^5+[.$H$47]*[.A59]^3*[.C59]^5+[.$H$48]*[.A59]^4*[.C59]^5+[.$H$49]*[.A59]^5*[.C59]^5+[.$H$50]*[.A59]^6*[.C59]^5+[.$H$51]*[.C59]^6+[.$H$52]*[.A59]*[.C59]^6+[.$H$53]*[.A59]^2*[.C59]^6+[.$H$54]*[.A59]^3*[.C59]^6+[.$H$55]*[.A59]^4*[.C59]^6+[.$H$56]*[.A59]^5*[.C59]^6+[.$H$57]*[.A59]^6*[.C59]^6" office:value-type="float" office:value="0.000209055523132352">
            <text:p>2.0906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0.000209055523132344">
            <text:p>0.0002090555</text:p>
          </table:table-cell>
          <table:table-cell table:formula="of:=[.K59]-[.E59]" office:value-type="float" office:value="-7.86046575051991E-018">
            <text:p>-0</text:p>
          </table:table-cell>
          <table:table-cell table:formula="of:=100*([.K59]-[.D59])/[.D59]" office:value-type="float" office:value="111.894914993253">
            <text:p>111.8949149933</text:p>
          </table:table-cell>
          <table:table-cell/>
          <table:table-cell office:value-type="float" office:value="0.55">
            <text:p>0.55</text:p>
          </table:table-cell>
          <table:table-cell table:style-name="ce7" office:value-type="string">
            <text:p>7.981211649457762e-05</text:p>
          </table:table-cell>
          <table:table-cell table:formula="of:=100*([.P59]-[.D59])/[.D59]" office:value-type="float" office:value="-19.1038754362684">
            <text:p>-19.1038754363</text:p>
          </table:table-cell>
          <table:table-cell table:style-name="ce7"/>
          <table:table-cell office:value-type="float" office:value="0.55">
            <text:p>0.55</text:p>
          </table:table-cell>
          <table:table-cell office:value-type="float" office:value="0.000209055523132344">
            <text:p>0.0002090555</text:p>
          </table:table-cell>
          <table:table-cell table:style-name="ce7" office:value-type="string">
            <text:p>7.981211649457762e-05</text:p>
          </table:table-cell>
          <table:table-cell office:value-type="float" office:value="0.000129243406637766">
            <text:p>0.0001292434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.5">
            <text:p>2.5</text:p>
          </table:table-cell>
          <table:table-cell table:formula="of:=1.01325*[.B60]" office:value-type="float" office:value="2.533125">
            <text:p>2.533125</text:p>
          </table:table-cell>
          <table:table-cell office:value-type="float" office:value="0.0001214">
            <text:p>1.2140E-04</text:p>
          </table:table-cell>
          <table:table-cell table:formula="of:=[.$H$9]+[.$H$10]*[.A60]+[.$H$11]*[.A60]^2+[.$H$12]*[.A60]^3+[.$H$13]*[.A60]^4+[.$H$14]*[.A60]^5+[.$H$15]*[.A60]^6+[.$H$16]*[.C60]+[.$H$17]*[.A60]*[.C60]+[.$H$18]*[.A60]^2*[.C60]+[.$H$19]*[.A60]^3*[.C60]+[.$H$20]*[.A60]^4*[.C60]+[.$H$21]*[.A60]^5*[.C60]+[.$H$22]*[.A60]^6*[.C60]+[.$H$23]*[.C60]^2+[.$H$24]*[.A60]*[.C60]^2+[.$H$25]*[.A60]^2*[.C60]^2+[.$H$26]*[.A60]^3*[.C60]^2+[.$H$27]*[.A60]^4*[.C60]^2+[.$H$28]*[.A60]^5*[.C60]^2+[.$H$29]*[.A60]^6*[.C60]^2+[.$H$30]*[.C60]^3+[.$H$31]*[.A60]*[.C60]^3+[.$H$32]*[.A60]^2*[.C60]^3+[.$H$33]*[.A60]^3*[.C60]^3+[.$H$34]*[.A60]^4*[.C60]^3+[.$H$35]*[.A60]^5*[.C60]^3+[.$H$36]*[.A60]^6*[.C60]^3+[.$H$37]*[.C60]^4+[.$H$38]*[.A60]*[.C60]^4+[.$H$39]*[.A60]^2*[.C60]^4+[.$H$40]*[.A60]^3*[.C60]^4+[.$H$41]*[.A60]^4*[.C60]^4+[.$H$42]*[.A60]^5*[.C60]^4+[.$H$43]*[.A60]^6*[.C60]^4+[.$H$44]*[.C60]^5+[.$H$45]*[.A60]*[.C60]^5+[.$H$46]*[.A60]^2*[.C60]^5+[.$H$47]*[.A60]^3*[.C60]^5+[.$H$48]*[.A60]^4*[.C60]^5+[.$H$49]*[.A60]^5*[.C60]^5+[.$H$50]*[.A60]^6*[.C60]^5+[.$H$51]*[.C60]^6+[.$H$52]*[.A60]*[.C60]^6+[.$H$53]*[.A60]^2*[.C60]^6+[.$H$54]*[.A60]^3*[.C60]^6+[.$H$55]*[.A60]^4*[.C60]^6+[.$H$56]*[.A60]^5*[.C60]^6+[.$H$57]*[.A60]^6*[.C60]^6" office:value-type="float" office:value="0.00023483386320063">
            <text:p>2.3483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0.00023483386320064">
            <text:p>0.0002348339</text:p>
          </table:table-cell>
          <table:table-cell table:formula="of:=[.K60]-[.E60]" office:value-type="float" office:value="1.01101852584273E-017">
            <text:p>0</text:p>
          </table:table-cell>
          <table:table-cell table:formula="of:=100*([.K60]-[.D60])/[.D60]" office:value-type="float" office:value="93.4381080730149">
            <text:p>93.438108073</text:p>
          </table:table-cell>
          <table:table-cell/>
          <table:table-cell office:value-type="float" office:value="0.6">
            <text:p>0.60</text:p>
          </table:table-cell>
          <table:table-cell table:style-name="ce7" office:value-type="string">
            <text:p>6.300769538962597e-05</text:p>
          </table:table-cell>
          <table:table-cell table:formula="of:=100*([.P60]-[.D60])/[.D60]" office:value-type="float" office:value="-48.0990977021203">
            <text:p>-48.0990977021</text:p>
          </table:table-cell>
          <table:table-cell table:style-name="ce7"/>
          <table:table-cell office:value-type="float" office:value="0.6">
            <text:p>0.60</text:p>
          </table:table-cell>
          <table:table-cell office:value-type="float" office:value="0.00023483386320064">
            <text:p>0.0002348339</text:p>
          </table:table-cell>
          <table:table-cell table:style-name="ce7" office:value-type="string">
            <text:p>6.300769538962597e-05</text:p>
          </table:table-cell>
          <table:table-cell office:value-type="float" office:value="0.000171826167811014">
            <text:p>0.0001718262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.5">
            <text:p>2.5</text:p>
          </table:table-cell>
          <table:table-cell table:formula="of:=1.01325*[.B61]" office:value-type="float" office:value="2.533125">
            <text:p>2.533125</text:p>
          </table:table-cell>
          <table:table-cell office:value-type="float" office:value="0.0001422">
            <text:p>1.4220E-04</text:p>
          </table:table-cell>
          <table:table-cell table:formula="of:=[.$H$9]+[.$H$10]*[.A61]+[.$H$11]*[.A61]^2+[.$H$12]*[.A61]^3+[.$H$13]*[.A61]^4+[.$H$14]*[.A61]^5+[.$H$15]*[.A61]^6+[.$H$16]*[.C61]+[.$H$17]*[.A61]*[.C61]+[.$H$18]*[.A61]^2*[.C61]+[.$H$19]*[.A61]^3*[.C61]+[.$H$20]*[.A61]^4*[.C61]+[.$H$21]*[.A61]^5*[.C61]+[.$H$22]*[.A61]^6*[.C61]+[.$H$23]*[.C61]^2+[.$H$24]*[.A61]*[.C61]^2+[.$H$25]*[.A61]^2*[.C61]^2+[.$H$26]*[.A61]^3*[.C61]^2+[.$H$27]*[.A61]^4*[.C61]^2+[.$H$28]*[.A61]^5*[.C61]^2+[.$H$29]*[.A61]^6*[.C61]^2+[.$H$30]*[.C61]^3+[.$H$31]*[.A61]*[.C61]^3+[.$H$32]*[.A61]^2*[.C61]^3+[.$H$33]*[.A61]^3*[.C61]^3+[.$H$34]*[.A61]^4*[.C61]^3+[.$H$35]*[.A61]^5*[.C61]^3+[.$H$36]*[.A61]^6*[.C61]^3+[.$H$37]*[.C61]^4+[.$H$38]*[.A61]*[.C61]^4+[.$H$39]*[.A61]^2*[.C61]^4+[.$H$40]*[.A61]^3*[.C61]^4+[.$H$41]*[.A61]^4*[.C61]^4+[.$H$42]*[.A61]^5*[.C61]^4+[.$H$43]*[.A61]^6*[.C61]^4+[.$H$44]*[.C61]^5+[.$H$45]*[.A61]*[.C61]^5+[.$H$46]*[.A61]^2*[.C61]^5+[.$H$47]*[.A61]^3*[.C61]^5+[.$H$48]*[.A61]^4*[.C61]^5+[.$H$49]*[.A61]^5*[.C61]^5+[.$H$50]*[.A61]^6*[.C61]^5+[.$H$51]*[.C61]^6+[.$H$52]*[.A61]*[.C61]^6+[.$H$53]*[.A61]^2*[.C61]^6+[.$H$54]*[.A61]^3*[.C61]^6+[.$H$55]*[.A61]^4*[.C61]^6+[.$H$56]*[.A61]^5*[.C61]^6+[.$H$57]*[.A61]^6*[.C61]^6" office:value-type="float" office:value="0.000240442670500195">
            <text:p>2.4044E-0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0.000240442670500191">
            <text:p>0.0002404427</text:p>
          </table:table-cell>
          <table:table-cell table:formula="of:=[.K61]-[.E61]" office:value-type="float" office:value="-3.52365706057789E-018">
            <text:p>-0</text:p>
          </table:table-cell>
          <table:table-cell table:formula="of:=100*([.K61]-[.D61])/[.D61]" office:value-type="float" office:value="69.0876726442978">
            <text:p>69.0876726443</text:p>
          </table:table-cell>
          <table:table-cell/>
          <table:table-cell office:value-type="float" office:value="0.65">
            <text:p>0.65</text:p>
          </table:table-cell>
          <table:table-cell table:style-name="ce7" office:value-type="string">
            <text:p>3.808866823462151e-05</text:p>
          </table:table-cell>
          <table:table-cell table:formula="of:=100*([.P61]-[.D61])/[.D61]" office:value-type="float" office:value="-73.2147199475236">
            <text:p>-73.2147199475</text:p>
          </table:table-cell>
          <table:table-cell table:style-name="ce7"/>
          <table:table-cell office:value-type="float" office:value="0.65">
            <text:p>0.65</text:p>
          </table:table-cell>
          <table:table-cell office:value-type="float" office:value="0.000240442670500191">
            <text:p>0.0002404427</text:p>
          </table:table-cell>
          <table:table-cell table:style-name="ce7" office:value-type="string">
            <text:p>3.808866823462151e-05</text:p>
          </table:table-cell>
          <table:table-cell office:value-type="float" office:value="0.00020235400226557">
            <text:p>0.000202354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.5">
            <text:p>2.5</text:p>
          </table:table-cell>
          <table:table-cell table:formula="of:=1.01325*[.B62]" office:value-type="float" office:value="2.533125">
            <text:p>2.533125</text:p>
          </table:table-cell>
          <table:table-cell office:value-type="float" office:value="0.0001561">
            <text:p>1.5610E-04</text:p>
          </table:table-cell>
          <table:table-cell table:formula="of:=[.$H$9]+[.$H$10]*[.A62]+[.$H$11]*[.A62]^2+[.$H$12]*[.A62]^3+[.$H$13]*[.A62]^4+[.$H$14]*[.A62]^5+[.$H$15]*[.A62]^6+[.$H$16]*[.C62]+[.$H$17]*[.A62]*[.C62]+[.$H$18]*[.A62]^2*[.C62]+[.$H$19]*[.A62]^3*[.C62]+[.$H$20]*[.A62]^4*[.C62]+[.$H$21]*[.A62]^5*[.C62]+[.$H$22]*[.A62]^6*[.C62]+[.$H$23]*[.C62]^2+[.$H$24]*[.A62]*[.C62]^2+[.$H$25]*[.A62]^2*[.C62]^2+[.$H$26]*[.A62]^3*[.C62]^2+[.$H$27]*[.A62]^4*[.C62]^2+[.$H$28]*[.A62]^5*[.C62]^2+[.$H$29]*[.A62]^6*[.C62]^2+[.$H$30]*[.C62]^3+[.$H$31]*[.A62]*[.C62]^3+[.$H$32]*[.A62]^2*[.C62]^3+[.$H$33]*[.A62]^3*[.C62]^3+[.$H$34]*[.A62]^4*[.C62]^3+[.$H$35]*[.A62]^5*[.C62]^3+[.$H$36]*[.A62]^6*[.C62]^3+[.$H$37]*[.C62]^4+[.$H$38]*[.A62]*[.C62]^4+[.$H$39]*[.A62]^2*[.C62]^4+[.$H$40]*[.A62]^3*[.C62]^4+[.$H$41]*[.A62]^4*[.C62]^4+[.$H$42]*[.A62]^5*[.C62]^4+[.$H$43]*[.A62]^6*[.C62]^4+[.$H$44]*[.C62]^5+[.$H$45]*[.A62]*[.C62]^5+[.$H$46]*[.A62]^2*[.C62]^5+[.$H$47]*[.A62]^3*[.C62]^5+[.$H$48]*[.A62]^4*[.C62]^5+[.$H$49]*[.A62]^5*[.C62]^5+[.$H$50]*[.A62]^6*[.C62]^5+[.$H$51]*[.C62]^6+[.$H$52]*[.A62]*[.C62]^6+[.$H$53]*[.A62]^2*[.C62]^6+[.$H$54]*[.A62]^3*[.C62]^6+[.$H$55]*[.A62]^4*[.C62]^6+[.$H$56]*[.A62]^5*[.C62]^6+[.$H$57]*[.A62]^6*[.C62]^6" office:value-type="float" office:value="0.000224651273386048">
            <text:p>2.2465E-04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0.000224651273385994">
            <text:p>0.0002246513</text:p>
          </table:table-cell>
          <table:table-cell table:formula="of:=[.K62]-[.E62]" office:value-type="float" office:value="-5.36680075380325E-017">
            <text:p>-0</text:p>
          </table:table-cell>
          <table:table-cell table:formula="of:=100*([.K62]-[.D62])/[.D62]" office:value-type="float" office:value="43.9149733414443">
            <text:p>43.9149733414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1.091732524281401e-05</text:p>
          </table:table-cell>
          <table:table-cell table:formula="of:=100*([.P62]-[.D62])/[.D62]" office:value-type="float" office:value="-93.0061977944817">
            <text:p>-93.0061977945</text:p>
          </table:table-cell>
          <table:table-cell table:style-name="ce7"/>
          <table:table-cell office:value-type="float" office:value="0.7">
            <text:p>0.70</text:p>
          </table:table-cell>
          <table:table-cell office:value-type="float" office:value="0.000224651273385994">
            <text:p>0.0002246513</text:p>
          </table:table-cell>
          <table:table-cell table:style-name="ce7" office:value-type="string">
            <text:p>1.091732524281401e-05</text:p>
          </table:table-cell>
          <table:table-cell office:value-type="float" office:value="0.00021373394814318">
            <text:p>0.000213733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table:formula="of:=1.01325*[.B63]" office:value-type="float" office:value="2.533125">
            <text:p>2.533125</text:p>
          </table:table-cell>
          <table:table-cell office:value-type="float" office:value="0.0001599">
            <text:p>1.5990E-04</text:p>
          </table:table-cell>
          <table:table-cell table:formula="of:=[.$H$9]+[.$H$10]*[.A63]+[.$H$11]*[.A63]^2+[.$H$12]*[.A63]^3+[.$H$13]*[.A63]^4+[.$H$14]*[.A63]^5+[.$H$15]*[.A63]^6+[.$H$16]*[.C63]+[.$H$17]*[.A63]*[.C63]+[.$H$18]*[.A63]^2*[.C63]+[.$H$19]*[.A63]^3*[.C63]+[.$H$20]*[.A63]^4*[.C63]+[.$H$21]*[.A63]^5*[.C63]+[.$H$22]*[.A63]^6*[.C63]+[.$H$23]*[.C63]^2+[.$H$24]*[.A63]*[.C63]^2+[.$H$25]*[.A63]^2*[.C63]^2+[.$H$26]*[.A63]^3*[.C63]^2+[.$H$27]*[.A63]^4*[.C63]^2+[.$H$28]*[.A63]^5*[.C63]^2+[.$H$29]*[.A63]^6*[.C63]^2+[.$H$30]*[.C63]^3+[.$H$31]*[.A63]*[.C63]^3+[.$H$32]*[.A63]^2*[.C63]^3+[.$H$33]*[.A63]^3*[.C63]^3+[.$H$34]*[.A63]^4*[.C63]^3+[.$H$35]*[.A63]^5*[.C63]^3+[.$H$36]*[.A63]^6*[.C63]^3+[.$H$37]*[.C63]^4+[.$H$38]*[.A63]*[.C63]^4+[.$H$39]*[.A63]^2*[.C63]^4+[.$H$40]*[.A63]^3*[.C63]^4+[.$H$41]*[.A63]^4*[.C63]^4+[.$H$42]*[.A63]^5*[.C63]^4+[.$H$43]*[.A63]^6*[.C63]^4+[.$H$44]*[.C63]^5+[.$H$45]*[.A63]*[.C63]^5+[.$H$46]*[.A63]^2*[.C63]^5+[.$H$47]*[.A63]^3*[.C63]^5+[.$H$48]*[.A63]^4*[.C63]^5+[.$H$49]*[.A63]^5*[.C63]^5+[.$H$50]*[.A63]^6*[.C63]^5+[.$H$51]*[.C63]^6+[.$H$52]*[.A63]*[.C63]^6+[.$H$53]*[.A63]^2*[.C63]^6+[.$H$54]*[.A63]^3*[.C63]^6+[.$H$55]*[.A63]^4*[.C63]^6+[.$H$56]*[.A63]^5*[.C63]^6+[.$H$57]*[.A63]^6*[.C63]^6" office:value-type="float" office:value="0.000187042663216776">
            <text:p>1.8704E-0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0.000187042663216748">
            <text:p>0.0001870427</text:p>
          </table:table-cell>
          <table:table-cell table:formula="of:=[.K63]-[.E63]" office:value-type="float" office:value="-2.83518868104959E-017">
            <text:p>-0</text:p>
          </table:table-cell>
          <table:table-cell table:formula="of:=100*([.K63]-[.D63])/[.D63]" office:value-type="float" office:value="16.9747737440576">
            <text:p>16.9747737441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-1.264412577501366e-05</text:p>
          </table:table-cell>
          <table:table-cell table:formula="of:=100*([.P63]-[.D63])/[.D63]" office:value-type="float" office:value="-107.90752080989">
            <text:p>-107.9075208099</text:p>
          </table:table-cell>
          <table:table-cell table:style-name="ce7"/>
          <table:table-cell office:value-type="float" office:value="0.75">
            <text:p>0.75</text:p>
          </table:table-cell>
          <table:table-cell office:value-type="float" office:value="0.000187042663216748">
            <text:p>0.0001870427</text:p>
          </table:table-cell>
          <table:table-cell table:style-name="ce7" office:value-type="string">
            <text:p>-1.264412577501366e-05</text:p>
          </table:table-cell>
          <table:table-cell office:value-type="float" office:value="0.000199686788991762">
            <text:p>0.0001996868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.5">
            <text:p>2.5</text:p>
          </table:table-cell>
          <table:table-cell table:formula="of:=1.01325*[.B64]" office:value-type="float" office:value="2.533125">
            <text:p>2.533125</text:p>
          </table:table-cell>
          <table:table-cell office:value-type="float" office:value="0.000137">
            <text:p>1.3700E-04</text:p>
          </table:table-cell>
          <table:table-cell table:formula="of:=[.$H$9]+[.$H$10]*[.A64]+[.$H$11]*[.A64]^2+[.$H$12]*[.A64]^3+[.$H$13]*[.A64]^4+[.$H$14]*[.A64]^5+[.$H$15]*[.A64]^6+[.$H$16]*[.C64]+[.$H$17]*[.A64]*[.C64]+[.$H$18]*[.A64]^2*[.C64]+[.$H$19]*[.A64]^3*[.C64]+[.$H$20]*[.A64]^4*[.C64]+[.$H$21]*[.A64]^5*[.C64]+[.$H$22]*[.A64]^6*[.C64]+[.$H$23]*[.C64]^2+[.$H$24]*[.A64]*[.C64]^2+[.$H$25]*[.A64]^2*[.C64]^2+[.$H$26]*[.A64]^3*[.C64]^2+[.$H$27]*[.A64]^4*[.C64]^2+[.$H$28]*[.A64]^5*[.C64]^2+[.$H$29]*[.A64]^6*[.C64]^2+[.$H$30]*[.C64]^3+[.$H$31]*[.A64]*[.C64]^3+[.$H$32]*[.A64]^2*[.C64]^3+[.$H$33]*[.A64]^3*[.C64]^3+[.$H$34]*[.A64]^4*[.C64]^3+[.$H$35]*[.A64]^5*[.C64]^3+[.$H$36]*[.A64]^6*[.C64]^3+[.$H$37]*[.C64]^4+[.$H$38]*[.A64]*[.C64]^4+[.$H$39]*[.A64]^2*[.C64]^4+[.$H$40]*[.A64]^3*[.C64]^4+[.$H$41]*[.A64]^4*[.C64]^4+[.$H$42]*[.A64]^5*[.C64]^4+[.$H$43]*[.A64]^6*[.C64]^4+[.$H$44]*[.C64]^5+[.$H$45]*[.A64]*[.C64]^5+[.$H$46]*[.A64]^2*[.C64]^5+[.$H$47]*[.A64]^3*[.C64]^5+[.$H$48]*[.A64]^4*[.C64]^5+[.$H$49]*[.A64]^5*[.C64]^5+[.$H$50]*[.A64]^6*[.C64]^5+[.$H$51]*[.C64]^6+[.$H$52]*[.A64]*[.C64]^6+[.$H$53]*[.A64]^2*[.C64]^6+[.$H$54]*[.A64]^3*[.C64]^6+[.$H$55]*[.A64]^4*[.C64]^6+[.$H$56]*[.A64]^5*[.C64]^6+[.$H$57]*[.A64]^6*[.C64]^6" office:value-type="float" office:value="0.000127699347093917">
            <text:p>1.2770E-04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0.000127699347093933">
            <text:p>0.0001276993</text:p>
          </table:table-cell>
          <table:table-cell table:formula="of:=[.K64]-[.E64]" office:value-type="float" office:value="1.59377719355369E-017">
            <text:p>0</text:p>
          </table:table-cell>
          <table:table-cell table:formula="of:=100*([.K64]-[.D64])/[.D64]" office:value-type="float" office:value="-6.78879774165473">
            <text:p>-6.7887977417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-2.673345163201387e-05</text:p>
          </table:table-cell>
          <table:table-cell table:formula="of:=100*([.P64]-[.D64])/[.D64]" office:value-type="float" office:value="-119.513468344536">
            <text:p>-119.5134683445</text:p>
          </table:table-cell>
          <table:table-cell table:style-name="ce7"/>
          <table:table-cell office:value-type="float" office:value="0.8">
            <text:p>0.80</text:p>
          </table:table-cell>
          <table:table-cell office:value-type="float" office:value="0.000127699347093933">
            <text:p>0.0001276993</text:p>
          </table:table-cell>
          <table:table-cell table:style-name="ce7" office:value-type="string">
            <text:p>-2.673345163201387e-05</text:p>
          </table:table-cell>
          <table:table-cell office:value-type="float" office:value="0.000154432798725947">
            <text:p>0.000154432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.5">
            <text:p>2.5</text:p>
          </table:table-cell>
          <table:table-cell table:formula="of:=1.01325*[.B65]" office:value-type="float" office:value="2.533125">
            <text:p>2.533125</text:p>
          </table:table-cell>
          <table:table-cell office:value-type="float" office:value="0.00009061">
            <text:p>9.0610E-05</text:p>
          </table:table-cell>
          <table:table-cell table:formula="of:=[.$H$9]+[.$H$10]*[.A65]+[.$H$11]*[.A65]^2+[.$H$12]*[.A65]^3+[.$H$13]*[.A65]^4+[.$H$14]*[.A65]^5+[.$H$15]*[.A65]^6+[.$H$16]*[.C65]+[.$H$17]*[.A65]*[.C65]+[.$H$18]*[.A65]^2*[.C65]+[.$H$19]*[.A65]^3*[.C65]+[.$H$20]*[.A65]^4*[.C65]+[.$H$21]*[.A65]^5*[.C65]+[.$H$22]*[.A65]^6*[.C65]+[.$H$23]*[.C65]^2+[.$H$24]*[.A65]*[.C65]^2+[.$H$25]*[.A65]^2*[.C65]^2+[.$H$26]*[.A65]^3*[.C65]^2+[.$H$27]*[.A65]^4*[.C65]^2+[.$H$28]*[.A65]^5*[.C65]^2+[.$H$29]*[.A65]^6*[.C65]^2+[.$H$30]*[.C65]^3+[.$H$31]*[.A65]*[.C65]^3+[.$H$32]*[.A65]^2*[.C65]^3+[.$H$33]*[.A65]^3*[.C65]^3+[.$H$34]*[.A65]^4*[.C65]^3+[.$H$35]*[.A65]^5*[.C65]^3+[.$H$36]*[.A65]^6*[.C65]^3+[.$H$37]*[.C65]^4+[.$H$38]*[.A65]*[.C65]^4+[.$H$39]*[.A65]^2*[.C65]^4+[.$H$40]*[.A65]^3*[.C65]^4+[.$H$41]*[.A65]^4*[.C65]^4+[.$H$42]*[.A65]^5*[.C65]^4+[.$H$43]*[.A65]^6*[.C65]^4+[.$H$44]*[.C65]^5+[.$H$45]*[.A65]*[.C65]^5+[.$H$46]*[.A65]^2*[.C65]^5+[.$H$47]*[.A65]^3*[.C65]^5+[.$H$48]*[.A65]^4*[.C65]^5+[.$H$49]*[.A65]^5*[.C65]^5+[.$H$50]*[.A65]^6*[.C65]^5+[.$H$51]*[.C65]^6+[.$H$52]*[.A65]*[.C65]^6+[.$H$53]*[.A65]^2*[.C65]^6+[.$H$54]*[.A65]^3*[.C65]^6+[.$H$55]*[.A65]^4*[.C65]^6+[.$H$56]*[.A65]^5*[.C65]^6+[.$H$57]*[.A65]^6*[.C65]^6" office:value-type="float" office:value="0.0000469128235759251">
            <text:p>4.6913E-05</text:p>
          </table:table-cell>
          <table:table-cell table:number-columns-repeated="4"/>
          <table:table-cell office:value-type="float" office:value="0.85">
            <text:p>0.85</text:p>
          </table:table-cell>
          <table:table-cell table:style-name="ce7" office:value-type="string">
            <text:p>4.691282357587091e-05</text:p>
          </table:table-cell>
          <table:table-cell table:formula="of:=[.K65]-[.E65]" office:value-type="float" office:value="-5.42033323606972E-017">
            <text:p>-0</text:p>
          </table:table-cell>
          <table:table-cell table:formula="of:=100*([.K65]-[.D65])/[.D65]" office:value-type="float" office:value="-48.2255561462632">
            <text:p>-48.2255561463</text:p>
          </table:table-cell>
          <table:table-cell/>
          <table:table-cell office:value-type="float" office:value="0.85">
            <text:p>0.85</text:p>
          </table:table-cell>
          <table:table-cell table:style-name="ce7" office:value-type="string">
            <text:p>-2.548832302044223e-05</text:p>
          </table:table-cell>
          <table:table-cell table:formula="of:=100*([.P65]-[.D65])/[.D65]" office:value-type="float" office:value="-128.129702042205">
            <text:p>-128.1297020422</text:p>
          </table:table-cell>
          <table:table-cell table:style-name="ce7"/>
          <table:table-cell office:value-type="float" office:value="0.85">
            <text:p>0.85</text:p>
          </table:table-cell>
          <table:table-cell table:style-name="ce7" office:value-type="string">
            <text:p>4.691282357587091e-05</text:p>
          </table:table-cell>
          <table:table-cell table:style-name="ce7" office:value-type="string">
            <text:p>-2.548832302044223e-05</text:p>
          </table:table-cell>
          <table:table-cell table:style-name="ce7" office:value-type="string">
            <text:p>7.240114659631313e-05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.5">
            <text:p>2.5</text:p>
          </table:table-cell>
          <table:table-cell table:formula="of:=1.01325*[.B66]" office:value-type="float" office:value="2.533125">
            <text:p>2.533125</text:p>
          </table:table-cell>
          <table:table-cell office:value-type="float" office:value="-0.000002966">
            <text:p>-2.9660E-06</text:p>
          </table:table-cell>
          <table:table-cell table:formula="of:=[.$H$9]+[.$H$10]*[.A66]+[.$H$11]*[.A66]^2+[.$H$12]*[.A66]^3+[.$H$13]*[.A66]^4+[.$H$14]*[.A66]^5+[.$H$15]*[.A66]^6+[.$H$16]*[.C66]+[.$H$17]*[.A66]*[.C66]+[.$H$18]*[.A66]^2*[.C66]+[.$H$19]*[.A66]^3*[.C66]+[.$H$20]*[.A66]^4*[.C66]+[.$H$21]*[.A66]^5*[.C66]+[.$H$22]*[.A66]^6*[.C66]+[.$H$23]*[.C66]^2+[.$H$24]*[.A66]*[.C66]^2+[.$H$25]*[.A66]^2*[.C66]^2+[.$H$26]*[.A66]^3*[.C66]^2+[.$H$27]*[.A66]^4*[.C66]^2+[.$H$28]*[.A66]^5*[.C66]^2+[.$H$29]*[.A66]^6*[.C66]^2+[.$H$30]*[.C66]^3+[.$H$31]*[.A66]*[.C66]^3+[.$H$32]*[.A66]^2*[.C66]^3+[.$H$33]*[.A66]^3*[.C66]^3+[.$H$34]*[.A66]^4*[.C66]^3+[.$H$35]*[.A66]^5*[.C66]^3+[.$H$36]*[.A66]^6*[.C66]^3+[.$H$37]*[.C66]^4+[.$H$38]*[.A66]*[.C66]^4+[.$H$39]*[.A66]^2*[.C66]^4+[.$H$40]*[.A66]^3*[.C66]^4+[.$H$41]*[.A66]^4*[.C66]^4+[.$H$42]*[.A66]^5*[.C66]^4+[.$H$43]*[.A66]^6*[.C66]^4+[.$H$44]*[.C66]^5+[.$H$45]*[.A66]*[.C66]^5+[.$H$46]*[.A66]^2*[.C66]^5+[.$H$47]*[.A66]^3*[.C66]^5+[.$H$48]*[.A66]^4*[.C66]^5+[.$H$49]*[.A66]^5*[.C66]^5+[.$H$50]*[.A66]^6*[.C66]^5+[.$H$51]*[.C66]^6+[.$H$52]*[.A66]*[.C66]^6+[.$H$53]*[.A66]^2*[.C66]^6+[.$H$54]*[.A66]^3*[.C66]^6+[.$H$55]*[.A66]^4*[.C66]^6+[.$H$56]*[.A66]^5*[.C66]^6+[.$H$57]*[.A66]^6*[.C66]^6" office:value-type="float" office:value="-0.0000550833186330722">
            <text:p>-5.5083E-05</text:p>
          </table:table-cell>
          <table:table-cell table:number-columns-repeated="4"/>
          <table:table-cell office:value-type="float" office:value="0.9">
            <text:p>0.90</text:p>
          </table:table-cell>
          <table:table-cell table:style-name="ce7" office:value-type="string">
            <text:p>-5.508331863313853e-05</text:p>
          </table:table-cell>
          <table:table-cell table:formula="of:=[.K66]-[.E66]" office:value-type="float" office:value="-6.63057391110666E-017">
            <text:p>-0</text:p>
          </table:table-cell>
          <table:table-cell table:formula="of:=100*([.K66]-[.D66])/[.D66]" office:value-type="float" office:value="1757.15841649152">
            <text:p>1757.1584164915</text:p>
          </table:table-cell>
          <table:table-cell/>
          <table:table-cell office:value-type="float" office:value="0.9">
            <text:p>0.90</text:p>
          </table:table-cell>
          <table:table-cell table:style-name="ce7" office:value-type="string">
            <text:p>-3.046340940997238e-06</text:p>
          </table:table-cell>
          <table:table-cell table:formula="of:=100*([.P66]-[.D66])/[.D66]" office:value-type="float" office:value="2.70873031008894">
            <text:p>2.7087303101</text:p>
          </table:table-cell>
          <table:table-cell table:style-name="ce7"/>
          <table:table-cell office:value-type="float" office:value="0.9">
            <text:p>0.90</text:p>
          </table:table-cell>
          <table:table-cell table:style-name="ce7" office:value-type="string">
            <text:p>-5.508331863313853e-05</text:p>
          </table:table-cell>
          <table:table-cell table:style-name="ce7" office:value-type="string">
            <text:p>-3.046340940997238e-06</text:p>
          </table:table-cell>
          <table:table-cell table:style-name="ce7" office:value-type="string">
            <text:p>-5.203697769214129e-0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.5">
            <text:p>2.5</text:p>
          </table:table-cell>
          <table:table-cell table:formula="of:=1.01325*[.B67]" office:value-type="float" office:value="2.533125">
            <text:p>2.533125</text:p>
          </table:table-cell>
          <table:table-cell office:value-type="float" office:value="-0.0001128">
            <text:p>-1.1280E-04</text:p>
          </table:table-cell>
          <table:table-cell table:formula="of:=[.$H$9]+[.$H$10]*[.A67]+[.$H$11]*[.A67]^2+[.$H$12]*[.A67]^3+[.$H$13]*[.A67]^4+[.$H$14]*[.A67]^5+[.$H$15]*[.A67]^6+[.$H$16]*[.C67]+[.$H$17]*[.A67]*[.C67]+[.$H$18]*[.A67]^2*[.C67]+[.$H$19]*[.A67]^3*[.C67]+[.$H$20]*[.A67]^4*[.C67]+[.$H$21]*[.A67]^5*[.C67]+[.$H$22]*[.A67]^6*[.C67]+[.$H$23]*[.C67]^2+[.$H$24]*[.A67]*[.C67]^2+[.$H$25]*[.A67]^2*[.C67]^2+[.$H$26]*[.A67]^3*[.C67]^2+[.$H$27]*[.A67]^4*[.C67]^2+[.$H$28]*[.A67]^5*[.C67]^2+[.$H$29]*[.A67]^6*[.C67]^2+[.$H$30]*[.C67]^3+[.$H$31]*[.A67]*[.C67]^3+[.$H$32]*[.A67]^2*[.C67]^3+[.$H$33]*[.A67]^3*[.C67]^3+[.$H$34]*[.A67]^4*[.C67]^3+[.$H$35]*[.A67]^5*[.C67]^3+[.$H$36]*[.A67]^6*[.C67]^3+[.$H$37]*[.C67]^4+[.$H$38]*[.A67]*[.C67]^4+[.$H$39]*[.A67]^2*[.C67]^4+[.$H$40]*[.A67]^3*[.C67]^4+[.$H$41]*[.A67]^4*[.C67]^4+[.$H$42]*[.A67]^5*[.C67]^4+[.$H$43]*[.A67]^6*[.C67]^4+[.$H$44]*[.C67]^5+[.$H$45]*[.A67]*[.C67]^5+[.$H$46]*[.A67]^2*[.C67]^5+[.$H$47]*[.A67]^3*[.C67]^5+[.$H$48]*[.A67]^4*[.C67]^5+[.$H$49]*[.A67]^5*[.C67]^5+[.$H$50]*[.A67]^6*[.C67]^5+[.$H$51]*[.C67]^6+[.$H$52]*[.A67]*[.C67]^6+[.$H$53]*[.A67]^2*[.C67]^6+[.$H$54]*[.A67]^3*[.C67]^6+[.$H$55]*[.A67]^4*[.C67]^6+[.$H$56]*[.A67]^5*[.C67]^6+[.$H$57]*[.A67]^6*[.C67]^6" office:value-type="float" office:value="-0.000178356679020085">
            <text:p>-1.7836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17835667902009">
            <text:p>-0.0001783567</text:p>
          </table:table-cell>
          <table:table-cell table:formula="of:=[.K67]-[.E67]" office:value-type="float" office:value="-5.28548559086683E-018">
            <text:p>-0</text:p>
          </table:table-cell>
          <table:table-cell table:formula="of:=100*([.K67]-[.D67])/[.D67]" office:value-type="float" office:value="58.1176232447606">
            <text:p>58.1176232448</text:p>
          </table:table-cell>
          <table:table-cell/>
          <table:table-cell office:value-type="float" office:value="0.95">
            <text:p>0.95</text:p>
          </table:table-cell>
          <table:table-cell table:style-name="ce7" office:value-type="string">
            <text:p>4.64547795498663e-05</text:p>
          </table:table-cell>
          <table:table-cell table:formula="of:=100*([.P67]-[.D67])/[.D67]" office:value-type="float" office:value="-141.183315203782">
            <text:p>-141.1833152038</text:p>
          </table:table-cell>
          <table:table-cell table:style-name="ce7"/>
          <table:table-cell office:value-type="float" office:value="0.95">
            <text:p>0.95</text:p>
          </table:table-cell>
          <table:table-cell office:value-type="float" office:value="-0.00017835667902009">
            <text:p>-0.0001783567</text:p>
          </table:table-cell>
          <table:table-cell table:style-name="ce7" office:value-type="string">
            <text:p>4.64547795498663e-05</text:p>
          </table:table-cell>
          <table:table-cell office:value-type="float" office:value="-0.000224811458569956">
            <text:p>-0.000224811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.5">
            <text:p>2.5</text:p>
          </table:table-cell>
          <table:table-cell table:formula="of:=1.01325*[.B68]" office:value-type="float" office:value="2.533125">
            <text:p>2.533125</text:p>
          </table:table-cell>
          <table:table-cell office:value-type="float" office:value="-0.0002673">
            <text:p>-2.6730E-04</text:p>
          </table:table-cell>
          <table:table-cell table:formula="of:=[.$H$9]+[.$H$10]*[.A68]+[.$H$11]*[.A68]^2+[.$H$12]*[.A68]^3+[.$H$13]*[.A68]^4+[.$H$14]*[.A68]^5+[.$H$15]*[.A68]^6+[.$H$16]*[.C68]+[.$H$17]*[.A68]*[.C68]+[.$H$18]*[.A68]^2*[.C68]+[.$H$19]*[.A68]^3*[.C68]+[.$H$20]*[.A68]^4*[.C68]+[.$H$21]*[.A68]^5*[.C68]+[.$H$22]*[.A68]^6*[.C68]+[.$H$23]*[.C68]^2+[.$H$24]*[.A68]*[.C68]^2+[.$H$25]*[.A68]^2*[.C68]^2+[.$H$26]*[.A68]^3*[.C68]^2+[.$H$27]*[.A68]^4*[.C68]^2+[.$H$28]*[.A68]^5*[.C68]^2+[.$H$29]*[.A68]^6*[.C68]^2+[.$H$30]*[.C68]^3+[.$H$31]*[.A68]*[.C68]^3+[.$H$32]*[.A68]^2*[.C68]^3+[.$H$33]*[.A68]^3*[.C68]^3+[.$H$34]*[.A68]^4*[.C68]^3+[.$H$35]*[.A68]^5*[.C68]^3+[.$H$36]*[.A68]^6*[.C68]^3+[.$H$37]*[.C68]^4+[.$H$38]*[.A68]*[.C68]^4+[.$H$39]*[.A68]^2*[.C68]^4+[.$H$40]*[.A68]^3*[.C68]^4+[.$H$41]*[.A68]^4*[.C68]^4+[.$H$42]*[.A68]^5*[.C68]^4+[.$H$43]*[.A68]^6*[.C68]^4+[.$H$44]*[.C68]^5+[.$H$45]*[.A68]*[.C68]^5+[.$H$46]*[.A68]^2*[.C68]^5+[.$H$47]*[.A68]^3*[.C68]^5+[.$H$48]*[.A68]^4*[.C68]^5+[.$H$49]*[.A68]^5*[.C68]^5+[.$H$50]*[.A68]^6*[.C68]^5+[.$H$51]*[.C68]^6+[.$H$52]*[.A68]*[.C68]^6+[.$H$53]*[.A68]^2*[.C68]^6+[.$H$54]*[.A68]^3*[.C68]^6+[.$H$55]*[.A68]^4*[.C68]^6+[.$H$56]*[.A68]^5*[.C68]^6+[.$H$57]*[.A68]^6*[.C68]^6" office:value-type="float" office:value="-0.000323495700626081">
            <text:p>-3.2350E-04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0323495700626085">
            <text:p>-0.0003234957</text:p>
          </table:table-cell>
          <table:table-cell table:formula="of:=[.K68]-[.E68]" office:value-type="float" office:value="-4.87890977618477E-018">
            <text:p>-0</text:p>
          </table:table-cell>
          <table:table-cell table:formula="of:=100*([.K68]-[.D68])/[.D68]" office:value-type="float" office:value="21.0234570243492">
            <text:p>21.0234570243</text:p>
          </table:table-cell>
          <table:table-cell/>
          <table:table-cell office:value-type="float" office:value="1">
            <text:p>1.00</text:p>
          </table:table-cell>
          <table:table-cell office:value-type="float" office:value="0.000128876808135277">
            <text:p>0.0001288768</text:p>
          </table:table-cell>
          <table:table-cell table:formula="of:=100*([.P68]-[.D68])/[.D68]" office:value-type="float" office:value="-148.214294102236">
            <text:p>-148.2142941022</text:p>
          </table:table-cell>
          <table:table-cell/>
          <table:table-cell office:value-type="float" office:value="1">
            <text:p>1.00</text:p>
          </table:table-cell>
          <table:table-cell office:value-type="float" office:value="-0.000323495700626085">
            <text:p>-0.0003234957</text:p>
          </table:table-cell>
          <table:table-cell office:value-type="float" office:value="0.000128876808135277">
            <text:p>0.0001288768</text:p>
          </table:table-cell>
          <table:table-cell office:value-type="float" office:value="-0.000452372508761362">
            <text:p>-0.0004523725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.5">
            <text:p>2.5</text:p>
          </table:table-cell>
          <table:table-cell table:formula="of:=1.01325*[.B69]" office:value-type="float" office:value="2.533125">
            <text:p>2.533125</text:p>
          </table:table-cell>
          <table:table-cell office:value-type="float" office:value="-0.0004329">
            <text:p>-4.3290E-04</text:p>
          </table:table-cell>
          <table:table-cell table:formula="of:=[.$H$9]+[.$H$10]*[.A69]+[.$H$11]*[.A69]^2+[.$H$12]*[.A69]^3+[.$H$13]*[.A69]^4+[.$H$14]*[.A69]^5+[.$H$15]*[.A69]^6+[.$H$16]*[.C69]+[.$H$17]*[.A69]*[.C69]+[.$H$18]*[.A69]^2*[.C69]+[.$H$19]*[.A69]^3*[.C69]+[.$H$20]*[.A69]^4*[.C69]+[.$H$21]*[.A69]^5*[.C69]+[.$H$22]*[.A69]^6*[.C69]+[.$H$23]*[.C69]^2+[.$H$24]*[.A69]*[.C69]^2+[.$H$25]*[.A69]^2*[.C69]^2+[.$H$26]*[.A69]^3*[.C69]^2+[.$H$27]*[.A69]^4*[.C69]^2+[.$H$28]*[.A69]^5*[.C69]^2+[.$H$29]*[.A69]^6*[.C69]^2+[.$H$30]*[.C69]^3+[.$H$31]*[.A69]*[.C69]^3+[.$H$32]*[.A69]^2*[.C69]^3+[.$H$33]*[.A69]^3*[.C69]^3+[.$H$34]*[.A69]^4*[.C69]^3+[.$H$35]*[.A69]^5*[.C69]^3+[.$H$36]*[.A69]^6*[.C69]^3+[.$H$37]*[.C69]^4+[.$H$38]*[.A69]*[.C69]^4+[.$H$39]*[.A69]^2*[.C69]^4+[.$H$40]*[.A69]^3*[.C69]^4+[.$H$41]*[.A69]^4*[.C69]^4+[.$H$42]*[.A69]^5*[.C69]^4+[.$H$43]*[.A69]^6*[.C69]^4+[.$H$44]*[.C69]^5+[.$H$45]*[.A69]*[.C69]^5+[.$H$46]*[.A69]^2*[.C69]^5+[.$H$47]*[.A69]^3*[.C69]^5+[.$H$48]*[.A69]^4*[.C69]^5+[.$H$49]*[.A69]^5*[.C69]^5+[.$H$50]*[.A69]^6*[.C69]^5+[.$H$51]*[.C69]^6+[.$H$52]*[.A69]*[.C69]^6+[.$H$53]*[.A69]^2*[.C69]^6+[.$H$54]*[.A69]^3*[.C69]^6+[.$H$55]*[.A69]^4*[.C69]^6+[.$H$56]*[.A69]^5*[.C69]^6+[.$H$57]*[.A69]^6*[.C69]^6" office:value-type="float" office:value="-0.000491805702433065">
            <text:p>-4.9181E-04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0491805702433246">
            <text:p>-0.0004918057</text:p>
          </table:table-cell>
          <table:table-cell table:formula="of:=[.K69]-[.E69]" office:value-type="float" office:value="-1.81061762805079E-016">
            <text:p>-0</text:p>
          </table:table-cell>
          <table:table-cell table:formula="of:=100*([.K69]-[.D69])/[.D69]" office:value-type="float" office:value="13.6072308693108">
            <text:p>13.607230869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250080320464203">
            <text:p>0.0002500803</text:p>
          </table:table-cell>
          <table:table-cell table:formula="of:=100*([.P69]-[.D69])/[.D69]" office:value-type="float" office:value="-157.768611795843">
            <text:p>-157.7686117958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0491805702433246">
            <text:p>-0.0004918057</text:p>
          </table:table-cell>
          <table:table-cell office:value-type="float" office:value="0.000250080320464203">
            <text:p>0.0002500803</text:p>
          </table:table-cell>
          <table:table-cell office:value-type="float" office:value="-0.000741886022897449">
            <text:p>-0.000741886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.5">
            <text:p>2.5</text:p>
          </table:table-cell>
          <table:table-cell table:formula="of:=1.01325*[.B70]" office:value-type="float" office:value="2.533125">
            <text:p>2.533125</text:p>
          </table:table-cell>
          <table:table-cell office:value-type="float" office:value="-0.0006585">
            <text:p>-6.5850E-04</text:p>
          </table:table-cell>
          <table:table-cell table:formula="of:=[.$H$9]+[.$H$10]*[.A70]+[.$H$11]*[.A70]^2+[.$H$12]*[.A70]^3+[.$H$13]*[.A70]^4+[.$H$14]*[.A70]^5+[.$H$15]*[.A70]^6+[.$H$16]*[.C70]+[.$H$17]*[.A70]*[.C70]+[.$H$18]*[.A70]^2*[.C70]+[.$H$19]*[.A70]^3*[.C70]+[.$H$20]*[.A70]^4*[.C70]+[.$H$21]*[.A70]^5*[.C70]+[.$H$22]*[.A70]^6*[.C70]+[.$H$23]*[.C70]^2+[.$H$24]*[.A70]*[.C70]^2+[.$H$25]*[.A70]^2*[.C70]^2+[.$H$26]*[.A70]^3*[.C70]^2+[.$H$27]*[.A70]^4*[.C70]^2+[.$H$28]*[.A70]^5*[.C70]^2+[.$H$29]*[.A70]^6*[.C70]^2+[.$H$30]*[.C70]^3+[.$H$31]*[.A70]*[.C70]^3+[.$H$32]*[.A70]^2*[.C70]^3+[.$H$33]*[.A70]^3*[.C70]^3+[.$H$34]*[.A70]^4*[.C70]^3+[.$H$35]*[.A70]^5*[.C70]^3+[.$H$36]*[.A70]^6*[.C70]^3+[.$H$37]*[.C70]^4+[.$H$38]*[.A70]*[.C70]^4+[.$H$39]*[.A70]^2*[.C70]^4+[.$H$40]*[.A70]^3*[.C70]^4+[.$H$41]*[.A70]^4*[.C70]^4+[.$H$42]*[.A70]^5*[.C70]^4+[.$H$43]*[.A70]^6*[.C70]^4+[.$H$44]*[.C70]^5+[.$H$45]*[.A70]*[.C70]^5+[.$H$46]*[.A70]^2*[.C70]^5+[.$H$47]*[.A70]^3*[.C70]^5+[.$H$48]*[.A70]^4*[.C70]^5+[.$H$49]*[.A70]^5*[.C70]^5+[.$H$50]*[.A70]^6*[.C70]^5+[.$H$51]*[.C70]^6+[.$H$52]*[.A70]*[.C70]^6+[.$H$53]*[.A70]^2*[.C70]^6+[.$H$54]*[.A70]^3*[.C70]^6+[.$H$55]*[.A70]^4*[.C70]^6+[.$H$56]*[.A70]^5*[.C70]^6+[.$H$57]*[.A70]^6*[.C70]^6" office:value-type="float" office:value="-0.000685481288778083">
            <text:p>-6.8548E-04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0685481288778034">
            <text:p>-0.0006854813</text:p>
          </table:table-cell>
          <table:table-cell table:formula="of:=[.K70]-[.E70]" office:value-type="float" office:value="4.97648797170847E-017">
            <text:p>0</text:p>
          </table:table-cell>
          <table:table-cell table:formula="of:=100*([.K70]-[.D70])/[.D70]" office:value-type="float" office:value="4.09738629886617">
            <text:p>4.0973862989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0415923681768152">
            <text:p>0.0004159237</text:p>
          </table:table-cell>
          <table:table-cell table:formula="of:=100*([.P70]-[.D70])/[.D70]" office:value-type="float" office:value="-163.162290321663">
            <text:p>-163.1622903217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0685481288778034">
            <text:p>-0.0006854813</text:p>
          </table:table-cell>
          <table:table-cell office:value-type="float" office:value="0.000415923681768152">
            <text:p>0.0004159237</text:p>
          </table:table-cell>
          <table:table-cell office:value-type="float" office:value="-0.00110140497054619">
            <text:p>-0.001101405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.5">
            <text:p>2.5</text:p>
          </table:table-cell>
          <table:table-cell table:formula="of:=1.01325*[.B71]" office:value-type="float" office:value="2.533125">
            <text:p>2.533125</text:p>
          </table:table-cell>
          <table:table-cell office:value-type="float" office:value="-0.0008227">
            <text:p>-8.2270E-04</text:p>
          </table:table-cell>
          <table:table-cell table:formula="of:=[.$H$9]+[.$H$10]*[.A71]+[.$H$11]*[.A71]^2+[.$H$12]*[.A71]^3+[.$H$13]*[.A71]^4+[.$H$14]*[.A71]^5+[.$H$15]*[.A71]^6+[.$H$16]*[.C71]+[.$H$17]*[.A71]*[.C71]+[.$H$18]*[.A71]^2*[.C71]+[.$H$19]*[.A71]^3*[.C71]+[.$H$20]*[.A71]^4*[.C71]+[.$H$21]*[.A71]^5*[.C71]+[.$H$22]*[.A71]^6*[.C71]+[.$H$23]*[.C71]^2+[.$H$24]*[.A71]*[.C71]^2+[.$H$25]*[.A71]^2*[.C71]^2+[.$H$26]*[.A71]^3*[.C71]^2+[.$H$27]*[.A71]^4*[.C71]^2+[.$H$28]*[.A71]^5*[.C71]^2+[.$H$29]*[.A71]^6*[.C71]^2+[.$H$30]*[.C71]^3+[.$H$31]*[.A71]*[.C71]^3+[.$H$32]*[.A71]^2*[.C71]^3+[.$H$33]*[.A71]^3*[.C71]^3+[.$H$34]*[.A71]^4*[.C71]^3+[.$H$35]*[.A71]^5*[.C71]^3+[.$H$36]*[.A71]^6*[.C71]^3+[.$H$37]*[.C71]^4+[.$H$38]*[.A71]*[.C71]^4+[.$H$39]*[.A71]^2*[.C71]^4+[.$H$40]*[.A71]^3*[.C71]^4+[.$H$41]*[.A71]^4*[.C71]^4+[.$H$42]*[.A71]^5*[.C71]^4+[.$H$43]*[.A71]^6*[.C71]^4+[.$H$44]*[.C71]^5+[.$H$45]*[.A71]*[.C71]^5+[.$H$46]*[.A71]^2*[.C71]^5+[.$H$47]*[.A71]^3*[.C71]^5+[.$H$48]*[.A71]^4*[.C71]^5+[.$H$49]*[.A71]^5*[.C71]^5+[.$H$50]*[.A71]^6*[.C71]^5+[.$H$51]*[.C71]^6+[.$H$52]*[.A71]*[.C71]^6+[.$H$53]*[.A71]^2*[.C71]^6+[.$H$54]*[.A71]^3*[.C71]^6+[.$H$55]*[.A71]^4*[.C71]^6+[.$H$56]*[.A71]^5*[.C71]^6+[.$H$57]*[.A71]^6*[.C71]^6" office:value-type="float" office:value="-0.000907755135791549">
            <text:p>-9.0776E-04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0907755135791617">
            <text:p>-0.0009077551</text:p>
          </table:table-cell>
          <table:table-cell table:formula="of:=[.K71]-[.E71]" office:value-type="float" office:value="-6.75457953458469E-017">
            <text:p>-0</text:p>
          </table:table-cell>
          <table:table-cell table:formula="of:=100*([.K71]-[.D71])/[.D71]" office:value-type="float" office:value="10.3385360145395">
            <text:p>10.3385360145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0632261632970372">
            <text:p>0.0006322616</text:p>
          </table:table-cell>
          <table:table-cell table:formula="of:=100*([.P71]-[.D71])/[.D71]" office:value-type="float" office:value="-176.852027831576">
            <text:p>-176.8520278316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0907755135791617">
            <text:p>-0.0009077551</text:p>
          </table:table-cell>
          <table:table-cell office:value-type="float" office:value="0.000632261632970372">
            <text:p>0.0006322616</text:p>
          </table:table-cell>
          <table:table-cell office:value-type="float" office:value="-0.00154001676876199">
            <text:p>-0.0015400168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.5">
            <text:p>2.5</text:p>
          </table:table-cell>
          <table:table-cell table:formula="of:=1.01325*[.B72]" office:value-type="float" office:value="2.533125">
            <text:p>2.533125</text:p>
          </table:table-cell>
          <table:table-cell office:value-type="float" office:value="-0.001086">
            <text:p>-1.0860E-03</text:p>
          </table:table-cell>
          <table:table-cell table:formula="of:=[.$H$9]+[.$H$10]*[.A72]+[.$H$11]*[.A72]^2+[.$H$12]*[.A72]^3+[.$H$13]*[.A72]^4+[.$H$14]*[.A72]^5+[.$H$15]*[.A72]^6+[.$H$16]*[.C72]+[.$H$17]*[.A72]*[.C72]+[.$H$18]*[.A72]^2*[.C72]+[.$H$19]*[.A72]^3*[.C72]+[.$H$20]*[.A72]^4*[.C72]+[.$H$21]*[.A72]^5*[.C72]+[.$H$22]*[.A72]^6*[.C72]+[.$H$23]*[.C72]^2+[.$H$24]*[.A72]*[.C72]^2+[.$H$25]*[.A72]^2*[.C72]^2+[.$H$26]*[.A72]^3*[.C72]^2+[.$H$27]*[.A72]^4*[.C72]^2+[.$H$28]*[.A72]^5*[.C72]^2+[.$H$29]*[.A72]^6*[.C72]^2+[.$H$30]*[.C72]^3+[.$H$31]*[.A72]*[.C72]^3+[.$H$32]*[.A72]^2*[.C72]^3+[.$H$33]*[.A72]^3*[.C72]^3+[.$H$34]*[.A72]^4*[.C72]^3+[.$H$35]*[.A72]^5*[.C72]^3+[.$H$36]*[.A72]^6*[.C72]^3+[.$H$37]*[.C72]^4+[.$H$38]*[.A72]*[.C72]^4+[.$H$39]*[.A72]^2*[.C72]^4+[.$H$40]*[.A72]^3*[.C72]^4+[.$H$41]*[.A72]^4*[.C72]^4+[.$H$42]*[.A72]^5*[.C72]^4+[.$H$43]*[.A72]^6*[.C72]^4+[.$H$44]*[.C72]^5+[.$H$45]*[.A72]*[.C72]^5+[.$H$46]*[.A72]^2*[.C72]^5+[.$H$47]*[.A72]^3*[.C72]^5+[.$H$48]*[.A72]^4*[.C72]^5+[.$H$49]*[.A72]^5*[.C72]^5+[.$H$50]*[.A72]^6*[.C72]^5+[.$H$51]*[.C72]^6+[.$H$52]*[.A72]*[.C72]^6+[.$H$53]*[.A72]^2*[.C72]^6+[.$H$54]*[.A72]^3*[.C72]^6+[.$H$55]*[.A72]^4*[.C72]^6+[.$H$56]*[.A72]^5*[.C72]^6+[.$H$57]*[.A72]^6*[.C72]^6" office:value-type="float" office:value="-0.00116302315486108">
            <text:p>-1.1630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116302315486121">
            <text:p>-0.0011630232</text:p>
          </table:table-cell>
          <table:table-cell table:formula="of:=[.K72]-[.E72]" office:value-type="float" office:value="-1.32923186346723E-016">
            <text:p>-0</text:p>
          </table:table-cell>
          <table:table-cell table:formula="of:=100*([.K72]-[.D72])/[.D72]" office:value-type="float" office:value="7.09237153418123">
            <text:p>7.0923715342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0904943419635267">
            <text:p>0.0009049434</text:p>
          </table:table-cell>
          <table:table-cell table:formula="of:=100*([.P72]-[.D72])/[.D72]" office:value-type="float" office:value="-183.328123354997">
            <text:p>-183.328123355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116302315486121">
            <text:p>-0.0011630232</text:p>
          </table:table-cell>
          <table:table-cell office:value-type="float" office:value="0.000904943419635267">
            <text:p>0.0009049434</text:p>
          </table:table-cell>
          <table:table-cell office:value-type="float" office:value="-0.00206796657449647">
            <text:p>-0.002067966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.5">
            <text:p>2.5</text:p>
          </table:table-cell>
          <table:table-cell table:formula="of:=1.01325*[.B73]" office:value-type="float" office:value="2.533125">
            <text:p>2.533125</text:p>
          </table:table-cell>
          <table:table-cell office:value-type="float" office:value="-0.00151">
            <text:p>-1.5100E-03</text:p>
          </table:table-cell>
          <table:table-cell table:formula="of:=[.$H$9]+[.$H$10]*[.A73]+[.$H$11]*[.A73]^2+[.$H$12]*[.A73]^3+[.$H$13]*[.A73]^4+[.$H$14]*[.A73]^5+[.$H$15]*[.A73]^6+[.$H$16]*[.C73]+[.$H$17]*[.A73]*[.C73]+[.$H$18]*[.A73]^2*[.C73]+[.$H$19]*[.A73]^3*[.C73]+[.$H$20]*[.A73]^4*[.C73]+[.$H$21]*[.A73]^5*[.C73]+[.$H$22]*[.A73]^6*[.C73]+[.$H$23]*[.C73]^2+[.$H$24]*[.A73]*[.C73]^2+[.$H$25]*[.A73]^2*[.C73]^2+[.$H$26]*[.A73]^3*[.C73]^2+[.$H$27]*[.A73]^4*[.C73]^2+[.$H$28]*[.A73]^5*[.C73]^2+[.$H$29]*[.A73]^6*[.C73]^2+[.$H$30]*[.C73]^3+[.$H$31]*[.A73]*[.C73]^3+[.$H$32]*[.A73]^2*[.C73]^3+[.$H$33]*[.A73]^3*[.C73]^3+[.$H$34]*[.A73]^4*[.C73]^3+[.$H$35]*[.A73]^5*[.C73]^3+[.$H$36]*[.A73]^6*[.C73]^3+[.$H$37]*[.C73]^4+[.$H$38]*[.A73]*[.C73]^4+[.$H$39]*[.A73]^2*[.C73]^4+[.$H$40]*[.A73]^3*[.C73]^4+[.$H$41]*[.A73]^4*[.C73]^4+[.$H$42]*[.A73]^5*[.C73]^4+[.$H$43]*[.A73]^6*[.C73]^4+[.$H$44]*[.C73]^5+[.$H$45]*[.A73]*[.C73]^5+[.$H$46]*[.A73]^2*[.C73]^5+[.$H$47]*[.A73]^3*[.C73]^5+[.$H$48]*[.A73]^4*[.C73]^5+[.$H$49]*[.A73]^5*[.C73]^5+[.$H$50]*[.A73]^6*[.C73]^5+[.$H$51]*[.C73]^6+[.$H$52]*[.A73]*[.C73]^6+[.$H$53]*[.A73]^2*[.C73]^6+[.$H$54]*[.A73]^3*[.C73]^6+[.$H$55]*[.A73]^4*[.C73]^6+[.$H$56]*[.A73]^5*[.C73]^6+[.$H$57]*[.A73]^6*[.C73]^6" office:value-type="float" office:value="-0.00145694603312195">
            <text:p>-1.4569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145694603312215">
            <text:p>-0.001456946</text:p>
          </table:table-cell>
          <table:table-cell table:formula="of:=[.K73]-[.E73]" office:value-type="float" office:value="-1.98842678433842E-016">
            <text:p>-0</text:p>
          </table:table-cell>
          <table:table-cell table:formula="of:=100*([.K73]-[.D73])/[.D73]" office:value-type="float" office:value="-3.51350774025523">
            <text:p>-3.5135077403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123981040449327">
            <text:p>0.0012398104</text:p>
          </table:table-cell>
          <table:table-cell table:formula="of:=100*([.P73]-[.D73])/[.D73]" office:value-type="float" office:value="-182.10664930419">
            <text:p>-182.1066493042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145694603312215">
            <text:p>-0.001456946</text:p>
          </table:table-cell>
          <table:table-cell office:value-type="float" office:value="0.00123981040449327">
            <text:p>0.0012398104</text:p>
          </table:table-cell>
          <table:table-cell office:value-type="float" office:value="-0.00269675643761541">
            <text:p>-0.0026967564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.5">
            <text:p>2.5</text:p>
          </table:table-cell>
          <table:table-cell table:formula="of:=1.01325*[.B74]" office:value-type="float" office:value="2.533125">
            <text:p>2.533125</text:p>
          </table:table-cell>
          <table:table-cell office:value-type="float" office:value="-0.001715">
            <text:p>-1.7150E-03</text:p>
          </table:table-cell>
          <table:table-cell table:formula="of:=[.$H$9]+[.$H$10]*[.A74]+[.$H$11]*[.A74]^2+[.$H$12]*[.A74]^3+[.$H$13]*[.A74]^4+[.$H$14]*[.A74]^5+[.$H$15]*[.A74]^6+[.$H$16]*[.C74]+[.$H$17]*[.A74]*[.C74]+[.$H$18]*[.A74]^2*[.C74]+[.$H$19]*[.A74]^3*[.C74]+[.$H$20]*[.A74]^4*[.C74]+[.$H$21]*[.A74]^5*[.C74]+[.$H$22]*[.A74]^6*[.C74]+[.$H$23]*[.C74]^2+[.$H$24]*[.A74]*[.C74]^2+[.$H$25]*[.A74]^2*[.C74]^2+[.$H$26]*[.A74]^3*[.C74]^2+[.$H$27]*[.A74]^4*[.C74]^2+[.$H$28]*[.A74]^5*[.C74]^2+[.$H$29]*[.A74]^6*[.C74]^2+[.$H$30]*[.C74]^3+[.$H$31]*[.A74]*[.C74]^3+[.$H$32]*[.A74]^2*[.C74]^3+[.$H$33]*[.A74]^3*[.C74]^3+[.$H$34]*[.A74]^4*[.C74]^3+[.$H$35]*[.A74]^5*[.C74]^3+[.$H$36]*[.A74]^6*[.C74]^3+[.$H$37]*[.C74]^4+[.$H$38]*[.A74]*[.C74]^4+[.$H$39]*[.A74]^2*[.C74]^4+[.$H$40]*[.A74]^3*[.C74]^4+[.$H$41]*[.A74]^4*[.C74]^4+[.$H$42]*[.A74]^5*[.C74]^4+[.$H$43]*[.A74]^6*[.C74]^4+[.$H$44]*[.C74]^5+[.$H$45]*[.A74]*[.C74]^5+[.$H$46]*[.A74]^2*[.C74]^5+[.$H$47]*[.A74]^3*[.C74]^5+[.$H$48]*[.A74]^4*[.C74]^5+[.$H$49]*[.A74]^5*[.C74]^5+[.$H$50]*[.A74]^6*[.C74]^5+[.$H$51]*[.C74]^6+[.$H$52]*[.A74]*[.C74]^6+[.$H$53]*[.A74]^2*[.C74]^6+[.$H$54]*[.A74]^3*[.C74]^6+[.$H$55]*[.A74]^4*[.C74]^6+[.$H$56]*[.A74]^5*[.C74]^6+[.$H$57]*[.A74]^6*[.C74]^6" office:value-type="float" office:value="-0.0017965271509721">
            <text:p>-1.7965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1796527150972">
            <text:p>-0.0017965272</text:p>
          </table:table-cell>
          <table:table-cell table:formula="of:=[.K74]-[.E74]" office:value-type="float" office:value="1.02131844648135E-016">
            <text:p>0</text:p>
          </table:table-cell>
          <table:table-cell table:formula="of:=100*([.K74]-[.D74])/[.D74]" office:value-type="float" office:value="4.7537697359768">
            <text:p>4.753769736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164269310484949">
            <text:p>0.0016426931</text:p>
          </table:table-cell>
          <table:table-cell table:formula="of:=100*([.P74]-[.D74])/[.D74]" office:value-type="float" office:value="-195.783854510174">
            <text:p>-195.7838545102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1796527150972">
            <text:p>-0.0017965272</text:p>
          </table:table-cell>
          <table:table-cell office:value-type="float" office:value="0.00164269310484949">
            <text:p>0.0016426931</text:p>
          </table:table-cell>
          <table:table-cell office:value-type="float" office:value="-0.00343922025582149">
            <text:p>-0.003439220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.5">
            <text:p>2.5</text:p>
          </table:table-cell>
          <table:table-cell table:formula="of:=1.01325*[.B75]" office:value-type="float" office:value="2.533125">
            <text:p>2.533125</text:p>
          </table:table-cell>
          <table:table-cell office:value-type="float" office:value="-0.002387">
            <text:p>-2.3870E-03</text:p>
          </table:table-cell>
          <table:table-cell table:formula="of:=[.$H$9]+[.$H$10]*[.A75]+[.$H$11]*[.A75]^2+[.$H$12]*[.A75]^3+[.$H$13]*[.A75]^4+[.$H$14]*[.A75]^5+[.$H$15]*[.A75]^6+[.$H$16]*[.C75]+[.$H$17]*[.A75]*[.C75]+[.$H$18]*[.A75]^2*[.C75]+[.$H$19]*[.A75]^3*[.C75]+[.$H$20]*[.A75]^4*[.C75]+[.$H$21]*[.A75]^5*[.C75]+[.$H$22]*[.A75]^6*[.C75]+[.$H$23]*[.C75]^2+[.$H$24]*[.A75]*[.C75]^2+[.$H$25]*[.A75]^2*[.C75]^2+[.$H$26]*[.A75]^3*[.C75]^2+[.$H$27]*[.A75]^4*[.C75]^2+[.$H$28]*[.A75]^5*[.C75]^2+[.$H$29]*[.A75]^6*[.C75]^2+[.$H$30]*[.C75]^3+[.$H$31]*[.A75]*[.C75]^3+[.$H$32]*[.A75]^2*[.C75]^3+[.$H$33]*[.A75]^3*[.C75]^3+[.$H$34]*[.A75]^4*[.C75]^3+[.$H$35]*[.A75]^5*[.C75]^3+[.$H$36]*[.A75]^6*[.C75]^3+[.$H$37]*[.C75]^4+[.$H$38]*[.A75]*[.C75]^4+[.$H$39]*[.A75]^2*[.C75]^4+[.$H$40]*[.A75]^3*[.C75]^4+[.$H$41]*[.A75]^4*[.C75]^4+[.$H$42]*[.A75]^5*[.C75]^4+[.$H$43]*[.A75]^6*[.C75]^4+[.$H$44]*[.C75]^5+[.$H$45]*[.A75]*[.C75]^5+[.$H$46]*[.A75]^2*[.C75]^5+[.$H$47]*[.A75]^3*[.C75]^5+[.$H$48]*[.A75]^4*[.C75]^5+[.$H$49]*[.A75]^5*[.C75]^5+[.$H$50]*[.A75]^6*[.C75]^5+[.$H$51]*[.C75]^6+[.$H$52]*[.A75]*[.C75]^6+[.$H$53]*[.A75]^2*[.C75]^6+[.$H$54]*[.A75]^3*[.C75]^6+[.$H$55]*[.A75]^4*[.C75]^6+[.$H$56]*[.A75]^5*[.C75]^6+[.$H$57]*[.A75]^6*[.C75]^6" office:value-type="float" office:value="-0.00219016687661165">
            <text:p>-2.1902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219016687661182">
            <text:p>-0.0021901669</text:p>
          </table:table-cell>
          <table:table-cell table:formula="of:=[.K75]-[.E75]" office:value-type="float" office:value="-1.67834496300756E-016">
            <text:p>-0</text:p>
          </table:table-cell>
          <table:table-cell table:formula="of:=100*([.K75]-[.D75])/[.D75]" office:value-type="float" office:value="-8.24604622489227">
            <text:p>-8.2460462249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211940759699257">
            <text:p>0.0021194076</text:p>
          </table:table-cell>
          <table:table-cell table:formula="of:=100*([.P75]-[.D75])/[.D75]" office:value-type="float" office:value="-188.789593506182">
            <text:p>-188.7895935062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219016687661182">
            <text:p>-0.0021901669</text:p>
          </table:table-cell>
          <table:table-cell office:value-type="float" office:value="0.00211940759699257">
            <text:p>0.0021194076</text:p>
          </table:table-cell>
          <table:table-cell office:value-type="float" office:value="-0.00430957447360439">
            <text:p>-0.0043095745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.5">
            <text:p>2.5</text:p>
          </table:table-cell>
          <table:table-cell table:formula="of:=1.01325*[.B76]" office:value-type="float" office:value="2.533125">
            <text:p>2.533125</text:p>
          </table:table-cell>
          <table:table-cell office:value-type="float" office:value="-0.00293">
            <text:p>-2.9300E-03</text:p>
          </table:table-cell>
          <table:table-cell table:formula="of:=[.$H$9]+[.$H$10]*[.A76]+[.$H$11]*[.A76]^2+[.$H$12]*[.A76]^3+[.$H$13]*[.A76]^4+[.$H$14]*[.A76]^5+[.$H$15]*[.A76]^6+[.$H$16]*[.C76]+[.$H$17]*[.A76]*[.C76]+[.$H$18]*[.A76]^2*[.C76]+[.$H$19]*[.A76]^3*[.C76]+[.$H$20]*[.A76]^4*[.C76]+[.$H$21]*[.A76]^5*[.C76]+[.$H$22]*[.A76]^6*[.C76]+[.$H$23]*[.C76]^2+[.$H$24]*[.A76]*[.C76]^2+[.$H$25]*[.A76]^2*[.C76]^2+[.$H$26]*[.A76]^3*[.C76]^2+[.$H$27]*[.A76]^4*[.C76]^2+[.$H$28]*[.A76]^5*[.C76]^2+[.$H$29]*[.A76]^6*[.C76]^2+[.$H$30]*[.C76]^3+[.$H$31]*[.A76]*[.C76]^3+[.$H$32]*[.A76]^2*[.C76]^3+[.$H$33]*[.A76]^3*[.C76]^3+[.$H$34]*[.A76]^4*[.C76]^3+[.$H$35]*[.A76]^5*[.C76]^3+[.$H$36]*[.A76]^6*[.C76]^3+[.$H$37]*[.C76]^4+[.$H$38]*[.A76]*[.C76]^4+[.$H$39]*[.A76]^2*[.C76]^4+[.$H$40]*[.A76]^3*[.C76]^4+[.$H$41]*[.A76]^4*[.C76]^4+[.$H$42]*[.A76]^5*[.C76]^4+[.$H$43]*[.A76]^6*[.C76]^4+[.$H$44]*[.C76]^5+[.$H$45]*[.A76]*[.C76]^5+[.$H$46]*[.A76]^2*[.C76]^5+[.$H$47]*[.A76]^3*[.C76]^5+[.$H$48]*[.A76]^4*[.C76]^5+[.$H$49]*[.A76]^5*[.C76]^5+[.$H$50]*[.A76]^6*[.C76]^5+[.$H$51]*[.C76]^6+[.$H$52]*[.A76]*[.C76]^6+[.$H$53]*[.A76]^2*[.C76]^6+[.$H$54]*[.A76]^3*[.C76]^6+[.$H$55]*[.A76]^4*[.C76]^6+[.$H$56]*[.A76]^5*[.C76]^6+[.$H$57]*[.A76]^6*[.C76]^6" office:value-type="float" office:value="-0.00264769323761097">
            <text:p>-2.6477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264769323761167">
            <text:p>-0.0026476932</text:p>
          </table:table-cell>
          <table:table-cell table:formula="of:=[.K76]-[.E76]" office:value-type="float" office:value="-7.05598773853566E-016">
            <text:p>-0</text:p>
          </table:table-cell>
          <table:table-cell table:formula="of:=100*([.K76]-[.D76])/[.D76]" office:value-type="float" office:value="-9.6350430849258">
            <text:p>-9.6350430849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26757512308175">
            <text:p>0.0026757512</text:p>
          </table:table-cell>
          <table:table-cell table:formula="of:=100*([.P76]-[.D76])/[.D76]" office:value-type="float" office:value="-191.322567604693">
            <text:p>-191.3225676047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264769323761167">
            <text:p>-0.0026476932</text:p>
          </table:table-cell>
          <table:table-cell office:value-type="float" office:value="0.0026757512308175">
            <text:p>0.0026757512</text:p>
          </table:table-cell>
          <table:table-cell office:value-type="float" office:value="-0.00532344446842918">
            <text:p>-0.0053234445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.5">
            <text:p>2.5</text:p>
          </table:table-cell>
          <table:table-cell table:formula="of:=1.01325*[.B77]" office:value-type="float" office:value="2.533125">
            <text:p>2.533125</text:p>
          </table:table-cell>
          <table:table-cell office:value-type="float" office:value="-0.003458">
            <text:p>-3.4580E-03</text:p>
          </table:table-cell>
          <table:table-cell table:formula="of:=[.$H$9]+[.$H$10]*[.A77]+[.$H$11]*[.A77]^2+[.$H$12]*[.A77]^3+[.$H$13]*[.A77]^4+[.$H$14]*[.A77]^5+[.$H$15]*[.A77]^6+[.$H$16]*[.C77]+[.$H$17]*[.A77]*[.C77]+[.$H$18]*[.A77]^2*[.C77]+[.$H$19]*[.A77]^3*[.C77]+[.$H$20]*[.A77]^4*[.C77]+[.$H$21]*[.A77]^5*[.C77]+[.$H$22]*[.A77]^6*[.C77]+[.$H$23]*[.C77]^2+[.$H$24]*[.A77]*[.C77]^2+[.$H$25]*[.A77]^2*[.C77]^2+[.$H$26]*[.A77]^3*[.C77]^2+[.$H$27]*[.A77]^4*[.C77]^2+[.$H$28]*[.A77]^5*[.C77]^2+[.$H$29]*[.A77]^6*[.C77]^2+[.$H$30]*[.C77]^3+[.$H$31]*[.A77]*[.C77]^3+[.$H$32]*[.A77]^2*[.C77]^3+[.$H$33]*[.A77]^3*[.C77]^3+[.$H$34]*[.A77]^4*[.C77]^3+[.$H$35]*[.A77]^5*[.C77]^3+[.$H$36]*[.A77]^6*[.C77]^3+[.$H$37]*[.C77]^4+[.$H$38]*[.A77]*[.C77]^4+[.$H$39]*[.A77]^2*[.C77]^4+[.$H$40]*[.A77]^3*[.C77]^4+[.$H$41]*[.A77]^4*[.C77]^4+[.$H$42]*[.A77]^5*[.C77]^4+[.$H$43]*[.A77]^6*[.C77]^4+[.$H$44]*[.C77]^5+[.$H$45]*[.A77]*[.C77]^5+[.$H$46]*[.A77]^2*[.C77]^5+[.$H$47]*[.A77]^3*[.C77]^5+[.$H$48]*[.A77]^4*[.C77]^5+[.$H$49]*[.A77]^5*[.C77]^5+[.$H$50]*[.A77]^6*[.C77]^5+[.$H$51]*[.C77]^6+[.$H$52]*[.A77]*[.C77]^6+[.$H$53]*[.A77]^2*[.C77]^6+[.$H$54]*[.A77]^3*[.C77]^6+[.$H$55]*[.A77]^4*[.C77]^6+[.$H$56]*[.A77]^5*[.C77]^6+[.$H$57]*[.A77]^6*[.C77]^6" office:value-type="float" office:value="-0.00318036896949971">
            <text:p>-3.1804E-0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0318036896949992">
            <text:p>-0.003180369</text:p>
          </table:table-cell>
          <table:table-cell table:formula="of:=[.K77]-[.E77]" office:value-type="float" office:value="-2.11202583200176E-016">
            <text:p>-0</text:p>
          </table:table-cell>
          <table:table-cell table:formula="of:=100*([.K77]-[.D77])/[.D77]" office:value-type="float" office:value="-8.02865906593639">
            <text:p>-8.0286590659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331749759932257">
            <text:p>0.0033174976</text:p>
          </table:table-cell>
          <table:table-cell table:formula="of:=100*([.P77]-[.D77])/[.D77]" office:value-type="float" office:value="-195.936888355193">
            <text:p>-195.9368883552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318036896949992">
            <text:p>-0.003180369</text:p>
          </table:table-cell>
          <table:table-cell office:value-type="float" office:value="0.00331749759932257">
            <text:p>0.0033174976</text:p>
          </table:table-cell>
          <table:table-cell office:value-type="float" office:value="-0.0064978665688225">
            <text:p>-0.0064978666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.5">
            <text:p>2.5</text:p>
          </table:table-cell>
          <table:table-cell table:formula="of:=1.01325*[.B78]" office:value-type="float" office:value="2.533125">
            <text:p>2.533125</text:p>
          </table:table-cell>
          <table:table-cell office:value-type="float" office:value="-0.004111">
            <text:p>-4.1110E-03</text:p>
          </table:table-cell>
          <table:table-cell table:formula="of:=[.$H$9]+[.$H$10]*[.A78]+[.$H$11]*[.A78]^2+[.$H$12]*[.A78]^3+[.$H$13]*[.A78]^4+[.$H$14]*[.A78]^5+[.$H$15]*[.A78]^6+[.$H$16]*[.C78]+[.$H$17]*[.A78]*[.C78]+[.$H$18]*[.A78]^2*[.C78]+[.$H$19]*[.A78]^3*[.C78]+[.$H$20]*[.A78]^4*[.C78]+[.$H$21]*[.A78]^5*[.C78]+[.$H$22]*[.A78]^6*[.C78]+[.$H$23]*[.C78]^2+[.$H$24]*[.A78]*[.C78]^2+[.$H$25]*[.A78]^2*[.C78]^2+[.$H$26]*[.A78]^3*[.C78]^2+[.$H$27]*[.A78]^4*[.C78]^2+[.$H$28]*[.A78]^5*[.C78]^2+[.$H$29]*[.A78]^6*[.C78]^2+[.$H$30]*[.C78]^3+[.$H$31]*[.A78]*[.C78]^3+[.$H$32]*[.A78]^2*[.C78]^3+[.$H$33]*[.A78]^3*[.C78]^3+[.$H$34]*[.A78]^4*[.C78]^3+[.$H$35]*[.A78]^5*[.C78]^3+[.$H$36]*[.A78]^6*[.C78]^3+[.$H$37]*[.C78]^4+[.$H$38]*[.A78]*[.C78]^4+[.$H$39]*[.A78]^2*[.C78]^4+[.$H$40]*[.A78]^3*[.C78]^4+[.$H$41]*[.A78]^4*[.C78]^4+[.$H$42]*[.A78]^5*[.C78]^4+[.$H$43]*[.A78]^6*[.C78]^4+[.$H$44]*[.C78]^5+[.$H$45]*[.A78]*[.C78]^5+[.$H$46]*[.A78]^2*[.C78]^5+[.$H$47]*[.A78]^3*[.C78]^5+[.$H$48]*[.A78]^4*[.C78]^5+[.$H$49]*[.A78]^5*[.C78]^5+[.$H$50]*[.A78]^6*[.C78]^5+[.$H$51]*[.C78]^6+[.$H$52]*[.A78]*[.C78]^6+[.$H$53]*[.A78]^2*[.C78]^6+[.$H$54]*[.A78]^3*[.C78]^6+[.$H$55]*[.A78]^4*[.C78]^6+[.$H$56]*[.A78]^5*[.C78]^6+[.$H$57]*[.A78]^6*[.C78]^6" office:value-type="float" office:value="-0.00380087494138656">
            <text:p>-3.8009E-03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0380087494138638">
            <text:p>-0.0038008749</text:p>
          </table:table-cell>
          <table:table-cell table:formula="of:=[.K78]-[.E78]" office:value-type="float" office:value="1.75207071073658E-016">
            <text:p>0</text:p>
          </table:table-cell>
          <table:table-cell table:formula="of:=100*([.K78]-[.D78])/[.D78]" office:value-type="float" office:value="-7.5437863929365">
            <text:p>-7.5437863929</text:p>
          </table:table-cell>
          <table:table-cell/>
          <table:table-cell office:value-type="float" office:value="1.5">
            <text:p>1.50</text:p>
          </table:table-cell>
          <table:table-cell office:value-type="float" office:value="0.00405039070949941">
            <text:p>0.0040503907</text:p>
          </table:table-cell>
          <table:table-cell table:formula="of:=100*([.P78]-[.D78])/[.D78]" office:value-type="float" office:value="-198.525680114313">
            <text:p>-198.5256801143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380087494138638">
            <text:p>-0.0038008749</text:p>
          </table:table-cell>
          <table:table-cell office:value-type="float" office:value="0.00405039070949941">
            <text:p>0.0040503907</text:p>
          </table:table-cell>
          <table:table-cell office:value-type="float" office:value="-0.00785126565088579">
            <text:p>-0.007851265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.5">
            <text:p>2.5</text:p>
          </table:table-cell>
          <table:table-cell table:formula="of:=1.01325*[.B79]" office:value-type="float" office:value="2.533125">
            <text:p>2.533125</text:p>
          </table:table-cell>
          <table:table-cell office:value-type="float" office:value="-0.004713">
            <text:p>-4.7130E-03</text:p>
          </table:table-cell>
          <table:table-cell table:formula="of:=[.$H$9]+[.$H$10]*[.A79]+[.$H$11]*[.A79]^2+[.$H$12]*[.A79]^3+[.$H$13]*[.A79]^4+[.$H$14]*[.A79]^5+[.$H$15]*[.A79]^6+[.$H$16]*[.C79]+[.$H$17]*[.A79]*[.C79]+[.$H$18]*[.A79]^2*[.C79]+[.$H$19]*[.A79]^3*[.C79]+[.$H$20]*[.A79]^4*[.C79]+[.$H$21]*[.A79]^5*[.C79]+[.$H$22]*[.A79]^6*[.C79]+[.$H$23]*[.C79]^2+[.$H$24]*[.A79]*[.C79]^2+[.$H$25]*[.A79]^2*[.C79]^2+[.$H$26]*[.A79]^3*[.C79]^2+[.$H$27]*[.A79]^4*[.C79]^2+[.$H$28]*[.A79]^5*[.C79]^2+[.$H$29]*[.A79]^6*[.C79]^2+[.$H$30]*[.C79]^3+[.$H$31]*[.A79]*[.C79]^3+[.$H$32]*[.A79]^2*[.C79]^3+[.$H$33]*[.A79]^3*[.C79]^3+[.$H$34]*[.A79]^4*[.C79]^3+[.$H$35]*[.A79]^5*[.C79]^3+[.$H$36]*[.A79]^6*[.C79]^3+[.$H$37]*[.C79]^4+[.$H$38]*[.A79]*[.C79]^4+[.$H$39]*[.A79]^2*[.C79]^4+[.$H$40]*[.A79]^3*[.C79]^4+[.$H$41]*[.A79]^4*[.C79]^4+[.$H$42]*[.A79]^5*[.C79]^4+[.$H$43]*[.A79]^6*[.C79]^4+[.$H$44]*[.C79]^5+[.$H$45]*[.A79]*[.C79]^5+[.$H$46]*[.A79]^2*[.C79]^5+[.$H$47]*[.A79]^3*[.C79]^5+[.$H$48]*[.A79]^4*[.C79]^5+[.$H$49]*[.A79]^5*[.C79]^5+[.$H$50]*[.A79]^6*[.C79]^5+[.$H$51]*[.C79]^6+[.$H$52]*[.A79]*[.C79]^6+[.$H$53]*[.A79]^2*[.C79]^6+[.$H$54]*[.A79]^3*[.C79]^6+[.$H$55]*[.A79]^4*[.C79]^6+[.$H$56]*[.A79]^5*[.C79]^6+[.$H$57]*[.A79]^6*[.C79]^6" office:value-type="float" office:value="-0.00452326995859833">
            <text:p>-4.5233E-03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0452326995859832">
            <text:p>-0.00452327</text:p>
          </table:table-cell>
          <table:table-cell table:formula="of:=[.K79]-[.E79]" office:value-type="float" office:value="1.64798730217797E-017">
            <text:p>0</text:p>
          </table:table-cell>
          <table:table-cell table:formula="of:=100*([.K79]-[.D79])/[.D79]" office:value-type="float" office:value="-4.02567454703342">
            <text:p>-4.025674547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0488013830347425">
            <text:p>0.0048801383</text:p>
          </table:table-cell>
          <table:table-cell table:formula="of:=100*([.P79]-[.D79])/[.D79]" office:value-type="float" office:value="-203.546325132066">
            <text:p>-203.5463251321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0452326995859832">
            <text:p>-0.00452327</text:p>
          </table:table-cell>
          <table:table-cell office:value-type="float" office:value="0.00488013830347425">
            <text:p>0.0048801383</text:p>
          </table:table-cell>
          <table:table-cell office:value-type="float" office:value="-0.00940340826207257">
            <text:p>-0.0094034083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.5">
            <text:p>2.5</text:p>
          </table:table-cell>
          <table:table-cell table:formula="of:=1.01325*[.B80]" office:value-type="float" office:value="2.533125">
            <text:p>2.533125</text:p>
          </table:table-cell>
          <table:table-cell office:value-type="float" office:value="-0.005508">
            <text:p>-5.5080E-03</text:p>
          </table:table-cell>
          <table:table-cell table:formula="of:=[.$H$9]+[.$H$10]*[.A80]+[.$H$11]*[.A80]^2+[.$H$12]*[.A80]^3+[.$H$13]*[.A80]^4+[.$H$14]*[.A80]^5+[.$H$15]*[.A80]^6+[.$H$16]*[.C80]+[.$H$17]*[.A80]*[.C80]+[.$H$18]*[.A80]^2*[.C80]+[.$H$19]*[.A80]^3*[.C80]+[.$H$20]*[.A80]^4*[.C80]+[.$H$21]*[.A80]^5*[.C80]+[.$H$22]*[.A80]^6*[.C80]+[.$H$23]*[.C80]^2+[.$H$24]*[.A80]*[.C80]^2+[.$H$25]*[.A80]^2*[.C80]^2+[.$H$26]*[.A80]^3*[.C80]^2+[.$H$27]*[.A80]^4*[.C80]^2+[.$H$28]*[.A80]^5*[.C80]^2+[.$H$29]*[.A80]^6*[.C80]^2+[.$H$30]*[.C80]^3+[.$H$31]*[.A80]*[.C80]^3+[.$H$32]*[.A80]^2*[.C80]^3+[.$H$33]*[.A80]^3*[.C80]^3+[.$H$34]*[.A80]^4*[.C80]^3+[.$H$35]*[.A80]^5*[.C80]^3+[.$H$36]*[.A80]^6*[.C80]^3+[.$H$37]*[.C80]^4+[.$H$38]*[.A80]*[.C80]^4+[.$H$39]*[.A80]^2*[.C80]^4+[.$H$40]*[.A80]^3*[.C80]^4+[.$H$41]*[.A80]^4*[.C80]^4+[.$H$42]*[.A80]^5*[.C80]^4+[.$H$43]*[.A80]^6*[.C80]^4+[.$H$44]*[.C80]^5+[.$H$45]*[.A80]*[.C80]^5+[.$H$46]*[.A80]^2*[.C80]^5+[.$H$47]*[.A80]^3*[.C80]^5+[.$H$48]*[.A80]^4*[.C80]^5+[.$H$49]*[.A80]^5*[.C80]^5+[.$H$50]*[.A80]^6*[.C80]^5+[.$H$51]*[.C80]^6+[.$H$52]*[.A80]*[.C80]^6+[.$H$53]*[.A80]^2*[.C80]^6+[.$H$54]*[.A80]^3*[.C80]^6+[.$H$55]*[.A80]^4*[.C80]^6+[.$H$56]*[.A80]^5*[.C80]^6+[.$H$57]*[.A80]^6*[.C80]^6" office:value-type="float" office:value="-0.00536292694235097">
            <text:p>-5.3629E-03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053629269423508">
            <text:p>-0.0053629269</text:p>
          </table:table-cell>
          <table:table-cell table:formula="of:=[.K80]-[.E80]" office:value-type="float" office:value="1.66533453693773E-016">
            <text:p>0</text:p>
          </table:table-cell>
          <table:table-cell table:formula="of:=100*([.K80]-[.D80])/[.D80]" office:value-type="float" office:value="-2.63386088687718">
            <text:p>-2.6338608869</text:p>
          </table:table-cell>
          <table:table-cell/>
          <table:table-cell office:value-type="float" office:value="1.6">
            <text:p>1.60</text:p>
          </table:table-cell>
          <table:table-cell office:value-type="float" office:value="0.00581240428164844">
            <text:p>0.0058124043</text:p>
          </table:table-cell>
          <table:table-cell table:formula="of:=100*([.P80]-[.D80])/[.D80]" office:value-type="float" office:value="-205.52658463414">
            <text:p>-205.5265846341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053629269423508">
            <text:p>-0.0053629269</text:p>
          </table:table-cell>
          <table:table-cell office:value-type="float" office:value="0.00581240428164844">
            <text:p>0.0058124043</text:p>
          </table:table-cell>
          <table:table-cell office:value-type="float" office:value="-0.0111753312239992">
            <text:p>-0.0111753312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.5">
            <text:p>2.5</text:p>
          </table:table-cell>
          <table:table-cell table:formula="of:=1.01325*[.B81]" office:value-type="float" office:value="2.533125">
            <text:p>2.533125</text:p>
          </table:table-cell>
          <table:table-cell office:value-type="float" office:value="-0.006625">
            <text:p>-6.6250E-03</text:p>
          </table:table-cell>
          <table:table-cell table:formula="of:=[.$H$9]+[.$H$10]*[.A81]+[.$H$11]*[.A81]^2+[.$H$12]*[.A81]^3+[.$H$13]*[.A81]^4+[.$H$14]*[.A81]^5+[.$H$15]*[.A81]^6+[.$H$16]*[.C81]+[.$H$17]*[.A81]*[.C81]+[.$H$18]*[.A81]^2*[.C81]+[.$H$19]*[.A81]^3*[.C81]+[.$H$20]*[.A81]^4*[.C81]+[.$H$21]*[.A81]^5*[.C81]+[.$H$22]*[.A81]^6*[.C81]+[.$H$23]*[.C81]^2+[.$H$24]*[.A81]*[.C81]^2+[.$H$25]*[.A81]^2*[.C81]^2+[.$H$26]*[.A81]^3*[.C81]^2+[.$H$27]*[.A81]^4*[.C81]^2+[.$H$28]*[.A81]^5*[.C81]^2+[.$H$29]*[.A81]^6*[.C81]^2+[.$H$30]*[.C81]^3+[.$H$31]*[.A81]*[.C81]^3+[.$H$32]*[.A81]^2*[.C81]^3+[.$H$33]*[.A81]^3*[.C81]^3+[.$H$34]*[.A81]^4*[.C81]^3+[.$H$35]*[.A81]^5*[.C81]^3+[.$H$36]*[.A81]^6*[.C81]^3+[.$H$37]*[.C81]^4+[.$H$38]*[.A81]*[.C81]^4+[.$H$39]*[.A81]^2*[.C81]^4+[.$H$40]*[.A81]^3*[.C81]^4+[.$H$41]*[.A81]^4*[.C81]^4+[.$H$42]*[.A81]^5*[.C81]^4+[.$H$43]*[.A81]^6*[.C81]^4+[.$H$44]*[.C81]^5+[.$H$45]*[.A81]*[.C81]^5+[.$H$46]*[.A81]^2*[.C81]^5+[.$H$47]*[.A81]^3*[.C81]^5+[.$H$48]*[.A81]^4*[.C81]^5+[.$H$49]*[.A81]^5*[.C81]^5+[.$H$50]*[.A81]^6*[.C81]^5+[.$H$51]*[.C81]^6+[.$H$52]*[.A81]*[.C81]^6+[.$H$53]*[.A81]^2*[.C81]^6+[.$H$54]*[.A81]^3*[.C81]^6+[.$H$55]*[.A81]^4*[.C81]^6+[.$H$56]*[.A81]^5*[.C81]^6+[.$H$57]*[.A81]^6*[.C81]^6" office:value-type="float" office:value="-0.00633644548644216">
            <text:p>-6.3364E-03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0633644548644236">
            <text:p>-0.0063364455</text:p>
          </table:table-cell>
          <table:table-cell table:formula="of:=[.K81]-[.E81]" office:value-type="float" office:value="-2.0122792321331E-016">
            <text:p>-0</text:p>
          </table:table-cell>
          <table:table-cell table:formula="of:=100*([.K81]-[.D81])/[.D81]" office:value-type="float" office:value="-4.35553982728509">
            <text:p>-4.3555398273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0685280018310022">
            <text:p>0.0068528002</text:p>
          </table:table-cell>
          <table:table-cell table:formula="of:=100*([.P81]-[.D81])/[.D81]" office:value-type="float" office:value="-203.438493329815">
            <text:p>-203.4384933298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0633644548644236">
            <text:p>-0.0063364455</text:p>
          </table:table-cell>
          <table:table-cell office:value-type="float" office:value="0.00685280018310022">
            <text:p>0.0068528002</text:p>
          </table:table-cell>
          <table:table-cell office:value-type="float" office:value="-0.0131892456695426">
            <text:p>-0.0131892457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.5">
            <text:p>2.5</text:p>
          </table:table-cell>
          <table:table-cell table:formula="of:=1.01325*[.B82]" office:value-type="float" office:value="2.533125">
            <text:p>2.533125</text:p>
          </table:table-cell>
          <table:table-cell office:value-type="float" office:value="-0.007651">
            <text:p>-7.6510E-03</text:p>
          </table:table-cell>
          <table:table-cell table:formula="of:=[.$H$9]+[.$H$10]*[.A82]+[.$H$11]*[.A82]^2+[.$H$12]*[.A82]^3+[.$H$13]*[.A82]^4+[.$H$14]*[.A82]^5+[.$H$15]*[.A82]^6+[.$H$16]*[.C82]+[.$H$17]*[.A82]*[.C82]+[.$H$18]*[.A82]^2*[.C82]+[.$H$19]*[.A82]^3*[.C82]+[.$H$20]*[.A82]^4*[.C82]+[.$H$21]*[.A82]^5*[.C82]+[.$H$22]*[.A82]^6*[.C82]+[.$H$23]*[.C82]^2+[.$H$24]*[.A82]*[.C82]^2+[.$H$25]*[.A82]^2*[.C82]^2+[.$H$26]*[.A82]^3*[.C82]^2+[.$H$27]*[.A82]^4*[.C82]^2+[.$H$28]*[.A82]^5*[.C82]^2+[.$H$29]*[.A82]^6*[.C82]^2+[.$H$30]*[.C82]^3+[.$H$31]*[.A82]*[.C82]^3+[.$H$32]*[.A82]^2*[.C82]^3+[.$H$33]*[.A82]^3*[.C82]^3+[.$H$34]*[.A82]^4*[.C82]^3+[.$H$35]*[.A82]^5*[.C82]^3+[.$H$36]*[.A82]^6*[.C82]^3+[.$H$37]*[.C82]^4+[.$H$38]*[.A82]*[.C82]^4+[.$H$39]*[.A82]^2*[.C82]^4+[.$H$40]*[.A82]^3*[.C82]^4+[.$H$41]*[.A82]^4*[.C82]^4+[.$H$42]*[.A82]^5*[.C82]^4+[.$H$43]*[.A82]^6*[.C82]^4+[.$H$44]*[.C82]^5+[.$H$45]*[.A82]*[.C82]^5+[.$H$46]*[.A82]^2*[.C82]^5+[.$H$47]*[.A82]^3*[.C82]^5+[.$H$48]*[.A82]^4*[.C82]^5+[.$H$49]*[.A82]^5*[.C82]^5+[.$H$50]*[.A82]^6*[.C82]^5+[.$H$51]*[.C82]^6+[.$H$52]*[.A82]*[.C82]^6+[.$H$53]*[.A82]^2*[.C82]^6+[.$H$54]*[.A82]^3*[.C82]^6+[.$H$55]*[.A82]^4*[.C82]^6+[.$H$56]*[.A82]^5*[.C82]^6+[.$H$57]*[.A82]^6*[.C82]^6" office:value-type="float" office:value="-0.00746154079096882">
            <text:p>-7.4615E-03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0746154079096792">
            <text:p>-0.0074615408</text:p>
          </table:table-cell>
          <table:table-cell table:formula="of:=[.K82]-[.E82]" office:value-type="float" office:value="9.02923569245928E-016">
            <text:p>0</text:p>
          </table:table-cell>
          <table:table-cell table:formula="of:=100*([.K82]-[.D82])/[.D82]" office:value-type="float" office:value="-2.47626727267134">
            <text:p>-2.4762672727</text:p>
          </table:table-cell>
          <table:table-cell/>
          <table:table-cell office:value-type="float" office:value="1.7">
            <text:p>1.70</text:p>
          </table:table-cell>
          <table:table-cell office:value-type="float" office:value="0.00800687568272128">
            <text:p>0.0080068757</text:p>
          </table:table-cell>
          <table:table-cell table:formula="of:=100*([.P82]-[.D82])/[.D82]" office:value-type="float" office:value="-204.651361687639">
            <text:p>-204.6513616876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0746154079096792">
            <text:p>-0.0074615408</text:p>
          </table:table-cell>
          <table:table-cell office:value-type="float" office:value="0.00800687568272128">
            <text:p>0.0080068757</text:p>
          </table:table-cell>
          <table:table-cell office:value-type="float" office:value="-0.0154684164736892">
            <text:p>-0.015468416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table:formula="of:=1.01325*[.B83]" office:value-type="float" office:value="2.533125">
            <text:p>2.533125</text:p>
          </table:table-cell>
          <table:table-cell office:value-type="float" office:value="-0.007739">
            <text:p>-7.7390E-03</text:p>
          </table:table-cell>
          <table:table-cell table:formula="of:=[.$H$9]+[.$H$10]*[.A83]+[.$H$11]*[.A83]^2+[.$H$12]*[.A83]^3+[.$H$13]*[.A83]^4+[.$H$14]*[.A83]^5+[.$H$15]*[.A83]^6+[.$H$16]*[.C83]+[.$H$17]*[.A83]*[.C83]+[.$H$18]*[.A83]^2*[.C83]+[.$H$19]*[.A83]^3*[.C83]+[.$H$20]*[.A83]^4*[.C83]+[.$H$21]*[.A83]^5*[.C83]+[.$H$22]*[.A83]^6*[.C83]+[.$H$23]*[.C83]^2+[.$H$24]*[.A83]*[.C83]^2+[.$H$25]*[.A83]^2*[.C83]^2+[.$H$26]*[.A83]^3*[.C83]^2+[.$H$27]*[.A83]^4*[.C83]^2+[.$H$28]*[.A83]^5*[.C83]^2+[.$H$29]*[.A83]^6*[.C83]^2+[.$H$30]*[.C83]^3+[.$H$31]*[.A83]*[.C83]^3+[.$H$32]*[.A83]^2*[.C83]^3+[.$H$33]*[.A83]^3*[.C83]^3+[.$H$34]*[.A83]^4*[.C83]^3+[.$H$35]*[.A83]^5*[.C83]^3+[.$H$36]*[.A83]^6*[.C83]^3+[.$H$37]*[.C83]^4+[.$H$38]*[.A83]*[.C83]^4+[.$H$39]*[.A83]^2*[.C83]^4+[.$H$40]*[.A83]^3*[.C83]^4+[.$H$41]*[.A83]^4*[.C83]^4+[.$H$42]*[.A83]^5*[.C83]^4+[.$H$43]*[.A83]^6*[.C83]^4+[.$H$44]*[.C83]^5+[.$H$45]*[.A83]*[.C83]^5+[.$H$46]*[.A83]^2*[.C83]^5+[.$H$47]*[.A83]^3*[.C83]^5+[.$H$48]*[.A83]^4*[.C83]^5+[.$H$49]*[.A83]^5*[.C83]^5+[.$H$50]*[.A83]^6*[.C83]^5+[.$H$51]*[.C83]^6+[.$H$52]*[.A83]*[.C83]^6+[.$H$53]*[.A83]^2*[.C83]^6+[.$H$54]*[.A83]^3*[.C83]^6+[.$H$55]*[.A83]^4*[.C83]^6+[.$H$56]*[.A83]^5*[.C83]^6+[.$H$57]*[.A83]^6*[.C83]^6" office:value-type="float" office:value="-0.00875690897307164">
            <text:p>-8.7569E-03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0875690897307081">
            <text:p>-0.008756909</text:p>
          </table:table-cell>
          <table:table-cell table:formula="of:=[.K83]-[.E83]" office:value-type="float" office:value="8.30932544992891E-016">
            <text:p>0</text:p>
          </table:table-cell>
          <table:table-cell table:formula="of:=100*([.K83]-[.D83])/[.D83]" office:value-type="float" office:value="13.1529780730173">
            <text:p>13.152978073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0928010806954445">
            <text:p>0.0092801081</text:p>
          </table:table-cell>
          <table:table-cell table:formula="of:=100*([.P83]-[.D83])/[.D83]" office:value-type="float" office:value="-219.913529778323">
            <text:p>-219.9135297783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0875690897307081">
            <text:p>-0.008756909</text:p>
          </table:table-cell>
          <table:table-cell office:value-type="float" office:value="0.00928010806954445">
            <text:p>0.0092801081</text:p>
          </table:table-cell>
          <table:table-cell office:value-type="float" office:value="-0.0180370170426153">
            <text:p>-0.018037017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.5">
            <text:p>2.5</text:p>
          </table:table-cell>
          <table:table-cell table:formula="of:=1.01325*[.B84]" office:value-type="float" office:value="2.533125">
            <text:p>2.533125</text:p>
          </table:table-cell>
          <table:table-cell office:value-type="float" office:value="-0.00949">
            <text:p>-9.4900E-03</text:p>
          </table:table-cell>
          <table:table-cell table:formula="of:=[.$H$9]+[.$H$10]*[.A84]+[.$H$11]*[.A84]^2+[.$H$12]*[.A84]^3+[.$H$13]*[.A84]^4+[.$H$14]*[.A84]^5+[.$H$15]*[.A84]^6+[.$H$16]*[.C84]+[.$H$17]*[.A84]*[.C84]+[.$H$18]*[.A84]^2*[.C84]+[.$H$19]*[.A84]^3*[.C84]+[.$H$20]*[.A84]^4*[.C84]+[.$H$21]*[.A84]^5*[.C84]+[.$H$22]*[.A84]^6*[.C84]+[.$H$23]*[.C84]^2+[.$H$24]*[.A84]*[.C84]^2+[.$H$25]*[.A84]^2*[.C84]^2+[.$H$26]*[.A84]^3*[.C84]^2+[.$H$27]*[.A84]^4*[.C84]^2+[.$H$28]*[.A84]^5*[.C84]^2+[.$H$29]*[.A84]^6*[.C84]^2+[.$H$30]*[.C84]^3+[.$H$31]*[.A84]*[.C84]^3+[.$H$32]*[.A84]^2*[.C84]^3+[.$H$33]*[.A84]^3*[.C84]^3+[.$H$34]*[.A84]^4*[.C84]^3+[.$H$35]*[.A84]^5*[.C84]^3+[.$H$36]*[.A84]^6*[.C84]^3+[.$H$37]*[.C84]^4+[.$H$38]*[.A84]*[.C84]^4+[.$H$39]*[.A84]^2*[.C84]^4+[.$H$40]*[.A84]^3*[.C84]^4+[.$H$41]*[.A84]^4*[.C84]^4+[.$H$42]*[.A84]^5*[.C84]^4+[.$H$43]*[.A84]^6*[.C84]^4+[.$H$44]*[.C84]^5+[.$H$45]*[.A84]*[.C84]^5+[.$H$46]*[.A84]^2*[.C84]^5+[.$H$47]*[.A84]^3*[.C84]^5+[.$H$48]*[.A84]^4*[.C84]^5+[.$H$49]*[.A84]^5*[.C84]^5+[.$H$50]*[.A84]^6*[.C84]^5+[.$H$51]*[.C84]^6+[.$H$52]*[.A84]*[.C84]^6+[.$H$53]*[.A84]^2*[.C84]^6+[.$H$54]*[.A84]^3*[.C84]^6+[.$H$55]*[.A84]^4*[.C84]^6+[.$H$56]*[.A84]^5*[.C84]^6+[.$H$57]*[.A84]^6*[.C84]^6" office:value-type="float" office:value="-0.0102420687547078">
            <text:p>-1.0242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102420687547072">
            <text:p>-0.0102420688</text:p>
          </table:table-cell>
          <table:table-cell table:formula="of:=[.K84]-[.E84]" office:value-type="float" office:value="5.34294830600857E-016">
            <text:p>0</text:p>
          </table:table-cell>
          <table:table-cell table:formula="of:=100*([.K84]-[.D84])/[.D84]" office:value-type="float" office:value="7.92485516024468">
            <text:p>7.9248551602</text:p>
          </table:table-cell>
          <table:table-cell/>
          <table:table-cell office:value-type="float" office:value="1.8">
            <text:p>1.80</text:p>
          </table:table-cell>
          <table:table-cell office:value-type="float" office:value="0.0106778906765451">
            <text:p>0.0106778907</text:p>
          </table:table-cell>
          <table:table-cell table:formula="of:=100*([.P84]-[.D84])/[.D84]" office:value-type="float" office:value="-212.51728847782">
            <text:p>-212.5172884778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102420687547072">
            <text:p>-0.0102420688</text:p>
          </table:table-cell>
          <table:table-cell office:value-type="float" office:value="0.0106778906765451">
            <text:p>0.0106778907</text:p>
          </table:table-cell>
          <table:table-cell office:value-type="float" office:value="-0.0209199594312523">
            <text:p>-0.0209199594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.5">
            <text:p>2.5</text:p>
          </table:table-cell>
          <table:table-cell table:formula="of:=1.01325*[.B85]" office:value-type="float" office:value="2.533125">
            <text:p>2.533125</text:p>
          </table:table-cell>
          <table:table-cell office:value-type="float" office:value="-0.0115">
            <text:p>-1.1500E-02</text:p>
          </table:table-cell>
          <table:table-cell table:formula="of:=[.$H$9]+[.$H$10]*[.A85]+[.$H$11]*[.A85]^2+[.$H$12]*[.A85]^3+[.$H$13]*[.A85]^4+[.$H$14]*[.A85]^5+[.$H$15]*[.A85]^6+[.$H$16]*[.C85]+[.$H$17]*[.A85]*[.C85]+[.$H$18]*[.A85]^2*[.C85]+[.$H$19]*[.A85]^3*[.C85]+[.$H$20]*[.A85]^4*[.C85]+[.$H$21]*[.A85]^5*[.C85]+[.$H$22]*[.A85]^6*[.C85]+[.$H$23]*[.C85]^2+[.$H$24]*[.A85]*[.C85]^2+[.$H$25]*[.A85]^2*[.C85]^2+[.$H$26]*[.A85]^3*[.C85]^2+[.$H$27]*[.A85]^4*[.C85]^2+[.$H$28]*[.A85]^5*[.C85]^2+[.$H$29]*[.A85]^6*[.C85]^2+[.$H$30]*[.C85]^3+[.$H$31]*[.A85]*[.C85]^3+[.$H$32]*[.A85]^2*[.C85]^3+[.$H$33]*[.A85]^3*[.C85]^3+[.$H$34]*[.A85]^4*[.C85]^3+[.$H$35]*[.A85]^5*[.C85]^3+[.$H$36]*[.A85]^6*[.C85]^3+[.$H$37]*[.C85]^4+[.$H$38]*[.A85]*[.C85]^4+[.$H$39]*[.A85]^2*[.C85]^4+[.$H$40]*[.A85]^3*[.C85]^4+[.$H$41]*[.A85]^4*[.C85]^4+[.$H$42]*[.A85]^5*[.C85]^4+[.$H$43]*[.A85]^6*[.C85]^4+[.$H$44]*[.C85]^5+[.$H$45]*[.A85]*[.C85]^5+[.$H$46]*[.A85]^2*[.C85]^5+[.$H$47]*[.A85]^3*[.C85]^5+[.$H$48]*[.A85]^4*[.C85]^5+[.$H$49]*[.A85]^5*[.C85]^5+[.$H$50]*[.A85]^6*[.C85]^5+[.$H$51]*[.C85]^6+[.$H$52]*[.A85]*[.C85]^6+[.$H$53]*[.A85]^2*[.C85]^6+[.$H$54]*[.A85]^3*[.C85]^6+[.$H$55]*[.A85]^4*[.C85]^6+[.$H$56]*[.A85]^5*[.C85]^6+[.$H$57]*[.A85]^6*[.C85]^6" office:value-type="float" office:value="-0.0119371795274409">
            <text:p>-1.1937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119371795274416">
            <text:p>-0.0119371795</text:p>
          </table:table-cell>
          <table:table-cell table:formula="of:=[.K85]-[.E85]" office:value-type="float" office:value="-6.956241138667E-016">
            <text:p>-0</text:p>
          </table:table-cell>
          <table:table-cell table:formula="of:=100*([.K85]-[.D85])/[.D85]" office:value-type="float" office:value="3.80156110818792">
            <text:p>3.8015611082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122055202389355">
            <text:p>0.0122055202</text:p>
          </table:table-cell>
          <table:table-cell table:formula="of:=100*([.P85]-[.D85])/[.D85]" office:value-type="float" office:value="-206.134958599439">
            <text:p>-206.1349585994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119371795274416">
            <text:p>-0.0119371795</text:p>
          </table:table-cell>
          <table:table-cell office:value-type="float" office:value="0.0122055202389355">
            <text:p>0.0122055202</text:p>
          </table:table-cell>
          <table:table-cell office:value-type="float" office:value="-0.0241426997663771">
            <text:p>-0.0241426998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2.5">
            <text:p>2.5</text:p>
          </table:table-cell>
          <table:table-cell table:formula="of:=1.01325*[.B86]" office:value-type="float" office:value="2.533125">
            <text:p>2.533125</text:p>
          </table:table-cell>
          <table:table-cell office:value-type="float" office:value="-0.0144">
            <text:p>-1.4400E-02</text:p>
          </table:table-cell>
          <table:table-cell table:formula="of:=[.$H$9]+[.$H$10]*[.A86]+[.$H$11]*[.A86]^2+[.$H$12]*[.A86]^3+[.$H$13]*[.A86]^4+[.$H$14]*[.A86]^5+[.$H$15]*[.A86]^6+[.$H$16]*[.C86]+[.$H$17]*[.A86]*[.C86]+[.$H$18]*[.A86]^2*[.C86]+[.$H$19]*[.A86]^3*[.C86]+[.$H$20]*[.A86]^4*[.C86]+[.$H$21]*[.A86]^5*[.C86]+[.$H$22]*[.A86]^6*[.C86]+[.$H$23]*[.C86]^2+[.$H$24]*[.A86]*[.C86]^2+[.$H$25]*[.A86]^2*[.C86]^2+[.$H$26]*[.A86]^3*[.C86]^2+[.$H$27]*[.A86]^4*[.C86]^2+[.$H$28]*[.A86]^5*[.C86]^2+[.$H$29]*[.A86]^6*[.C86]^2+[.$H$30]*[.C86]^3+[.$H$31]*[.A86]*[.C86]^3+[.$H$32]*[.A86]^2*[.C86]^3+[.$H$33]*[.A86]^3*[.C86]^3+[.$H$34]*[.A86]^4*[.C86]^3+[.$H$35]*[.A86]^5*[.C86]^3+[.$H$36]*[.A86]^6*[.C86]^3+[.$H$37]*[.C86]^4+[.$H$38]*[.A86]*[.C86]^4+[.$H$39]*[.A86]^2*[.C86]^4+[.$H$40]*[.A86]^3*[.C86]^4+[.$H$41]*[.A86]^4*[.C86]^4+[.$H$42]*[.A86]^5*[.C86]^4+[.$H$43]*[.A86]^6*[.C86]^4+[.$H$44]*[.C86]^5+[.$H$45]*[.A86]*[.C86]^5+[.$H$46]*[.A86]^2*[.C86]^5+[.$H$47]*[.A86]^3*[.C86]^5+[.$H$48]*[.A86]^4*[.C86]^5+[.$H$49]*[.A86]^5*[.C86]^5+[.$H$50]*[.A86]^6*[.C86]^5+[.$H$51]*[.C86]^6+[.$H$52]*[.A86]*[.C86]^6+[.$H$53]*[.A86]^2*[.C86]^6+[.$H$54]*[.A86]^3*[.C86]^6+[.$H$55]*[.A86]^4*[.C86]^6+[.$H$56]*[.A86]^5*[.C86]^6+[.$H$57]*[.A86]^6*[.C86]^6" office:value-type="float" office:value="-0.0138628357942673">
            <text:p>-1.3863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138628357942669">
            <text:p>-0.0138628358</text:p>
          </table:table-cell>
          <table:table-cell table:formula="of:=[.K86]-[.E86]" office:value-type="float" office:value="3.46944695195361E-016">
            <text:p>0</text:p>
          </table:table-cell>
          <table:table-cell table:formula="of:=100*([.K86]-[.D86])/[.D86]" office:value-type="float" office:value="-3.73030698425744">
            <text:p>-3.7303069843</text:p>
          </table:table-cell>
          <table:table-cell/>
          <table:table-cell office:value-type="float" office:value="1.9">
            <text:p>1.90</text:p>
          </table:table-cell>
          <table:table-cell office:value-type="float" office:value="0.0138681831656823">
            <text:p>0.0138681832</text:p>
          </table:table-cell>
          <table:table-cell table:formula="of:=100*([.P86]-[.D86])/[.D86]" office:value-type="float" office:value="-196.30682753946">
            <text:p>-196.3068275395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138628357942669">
            <text:p>-0.0138628358</text:p>
          </table:table-cell>
          <table:table-cell office:value-type="float" office:value="0.0138681831656823">
            <text:p>0.0138681832</text:p>
          </table:table-cell>
          <table:table-cell office:value-type="float" office:value="-0.0277310189599492">
            <text:p>-0.027731019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2.5">
            <text:p>2.5</text:p>
          </table:table-cell>
          <table:table-cell table:formula="of:=1.01325*[.B87]" office:value-type="float" office:value="2.533125">
            <text:p>2.533125</text:p>
          </table:table-cell>
          <table:table-cell office:value-type="float" office:value="-0.01659">
            <text:p>-1.6590E-02</text:p>
          </table:table-cell>
          <table:table-cell table:formula="of:=[.$H$9]+[.$H$10]*[.A87]+[.$H$11]*[.A87]^2+[.$H$12]*[.A87]^3+[.$H$13]*[.A87]^4+[.$H$14]*[.A87]^5+[.$H$15]*[.A87]^6+[.$H$16]*[.C87]+[.$H$17]*[.A87]*[.C87]+[.$H$18]*[.A87]^2*[.C87]+[.$H$19]*[.A87]^3*[.C87]+[.$H$20]*[.A87]^4*[.C87]+[.$H$21]*[.A87]^5*[.C87]+[.$H$22]*[.A87]^6*[.C87]+[.$H$23]*[.C87]^2+[.$H$24]*[.A87]*[.C87]^2+[.$H$25]*[.A87]^2*[.C87]^2+[.$H$26]*[.A87]^3*[.C87]^2+[.$H$27]*[.A87]^4*[.C87]^2+[.$H$28]*[.A87]^5*[.C87]^2+[.$H$29]*[.A87]^6*[.C87]^2+[.$H$30]*[.C87]^3+[.$H$31]*[.A87]*[.C87]^3+[.$H$32]*[.A87]^2*[.C87]^3+[.$H$33]*[.A87]^3*[.C87]^3+[.$H$34]*[.A87]^4*[.C87]^3+[.$H$35]*[.A87]^5*[.C87]^3+[.$H$36]*[.A87]^6*[.C87]^3+[.$H$37]*[.C87]^4+[.$H$38]*[.A87]*[.C87]^4+[.$H$39]*[.A87]^2*[.C87]^4+[.$H$40]*[.A87]^3*[.C87]^4+[.$H$41]*[.A87]^4*[.C87]^4+[.$H$42]*[.A87]^5*[.C87]^4+[.$H$43]*[.A87]^6*[.C87]^4+[.$H$44]*[.C87]^5+[.$H$45]*[.A87]*[.C87]^5+[.$H$46]*[.A87]^2*[.C87]^5+[.$H$47]*[.A87]^3*[.C87]^5+[.$H$48]*[.A87]^4*[.C87]^5+[.$H$49]*[.A87]^5*[.C87]^5+[.$H$50]*[.A87]^6*[.C87]^5+[.$H$51]*[.C87]^6+[.$H$52]*[.A87]*[.C87]^6+[.$H$53]*[.A87]^2*[.C87]^6+[.$H$54]*[.A87]^3*[.C87]^6+[.$H$55]*[.A87]^4*[.C87]^6+[.$H$56]*[.A87]^5*[.C87]^6+[.$H$57]*[.A87]^6*[.C87]^6" office:value-type="float" office:value="-0.0160398379884579">
            <text:p>-1.6040E-02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-0.0160398379884591">
            <text:p>-0.016039838</text:p>
          </table:table-cell>
          <table:table-cell table:formula="of:=[.K87]-[.E87]" office:value-type="float" office:value="-1.19002030452009E-015">
            <text:p>-0</text:p>
          </table:table-cell>
          <table:table-cell table:formula="of:=100*([.K87]-[.D87])/[.D87]" office:value-type="float" office:value="-3.31622671212109">
            <text:p>-3.3162267121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156709407177134">
            <text:p>0.0156709407</text:p>
          </table:table-cell>
          <table:table-cell table:formula="of:=100*([.P87]-[.D87])/[.D87]" office:value-type="float" office:value="-194.460161047097">
            <text:p>-194.4601610471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160398379884591">
            <text:p>-0.016039838</text:p>
          </table:table-cell>
          <table:table-cell office:value-type="float" office:value="0.0156709407177134">
            <text:p>0.0156709407</text:p>
          </table:table-cell>
          <table:table-cell office:value-type="float" office:value="-0.0317107787061725">
            <text:p>-0.0317107787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.5">
            <text:p>2.5</text:p>
          </table:table-cell>
          <table:table-cell table:formula="of:=1.01325*[.B88]" office:value-type="float" office:value="2.533125">
            <text:p>2.533125</text:p>
          </table:table-cell>
          <table:table-cell office:value-type="float" office:value="-0.01897">
            <text:p>-1.8970E-02</text:p>
          </table:table-cell>
          <table:table-cell table:formula="of:=[.$H$9]+[.$H$10]*[.A88]+[.$H$11]*[.A88]^2+[.$H$12]*[.A88]^3+[.$H$13]*[.A88]^4+[.$H$14]*[.A88]^5+[.$H$15]*[.A88]^6+[.$H$16]*[.C88]+[.$H$17]*[.A88]*[.C88]+[.$H$18]*[.A88]^2*[.C88]+[.$H$19]*[.A88]^3*[.C88]+[.$H$20]*[.A88]^4*[.C88]+[.$H$21]*[.A88]^5*[.C88]+[.$H$22]*[.A88]^6*[.C88]+[.$H$23]*[.C88]^2+[.$H$24]*[.A88]*[.C88]^2+[.$H$25]*[.A88]^2*[.C88]^2+[.$H$26]*[.A88]^3*[.C88]^2+[.$H$27]*[.A88]^4*[.C88]^2+[.$H$28]*[.A88]^5*[.C88]^2+[.$H$29]*[.A88]^6*[.C88]^2+[.$H$30]*[.C88]^3+[.$H$31]*[.A88]*[.C88]^3+[.$H$32]*[.A88]^2*[.C88]^3+[.$H$33]*[.A88]^3*[.C88]^3+[.$H$34]*[.A88]^4*[.C88]^3+[.$H$35]*[.A88]^5*[.C88]^3+[.$H$36]*[.A88]^6*[.C88]^3+[.$H$37]*[.C88]^4+[.$H$38]*[.A88]*[.C88]^4+[.$H$39]*[.A88]^2*[.C88]^4+[.$H$40]*[.A88]^3*[.C88]^4+[.$H$41]*[.A88]^4*[.C88]^4+[.$H$42]*[.A88]^5*[.C88]^4+[.$H$43]*[.A88]^6*[.C88]^4+[.$H$44]*[.C88]^5+[.$H$45]*[.A88]*[.C88]^5+[.$H$46]*[.A88]^2*[.C88]^5+[.$H$47]*[.A88]^3*[.C88]^5+[.$H$48]*[.A88]^4*[.C88]^5+[.$H$49]*[.A88]^5*[.C88]^5+[.$H$50]*[.A88]^6*[.C88]^5+[.$H$51]*[.C88]^6+[.$H$52]*[.A88]*[.C88]^6+[.$H$53]*[.A88]^2*[.C88]^6+[.$H$54]*[.A88]^3*[.C88]^6+[.$H$55]*[.A88]^4*[.C88]^6+[.$H$56]*[.A88]^5*[.C88]^6+[.$H$57]*[.A88]^6*[.C88]^6" office:value-type="float" office:value="-0.0184889396694333">
            <text:p>-1.8489E-02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-0.0184889396694338">
            <text:p>-0.0184889397</text:p>
          </table:table-cell>
          <table:table-cell table:formula="of:=[.K88]-[.E88]" office:value-type="float" office:value="-5.68989300120393E-016">
            <text:p>-0</text:p>
          </table:table-cell>
          <table:table-cell table:formula="of:=100*([.K88]-[.D88])/[.D88]" office:value-type="float" office:value="-2.53590053013274">
            <text:p>-2.5359005301</text:p>
          </table:table-cell>
          <table:table-cell/>
          <table:table-cell office:value-type="float" office:value="2">
            <text:p>2.00</text:p>
          </table:table-cell>
          <table:table-cell office:value-type="float" office:value="0.0176187130960902">
            <text:p>0.0176187131</text:p>
          </table:table-cell>
          <table:table-cell table:formula="of:=100*([.P88]-[.D88])/[.D88]" office:value-type="float" office:value="-192.876716373696">
            <text:p>-192.8767163737</text:p>
          </table:table-cell>
          <table:table-cell/>
          <table:table-cell office:value-type="float" office:value="2">
            <text:p>2.00</text:p>
          </table:table-cell>
          <table:table-cell office:value-type="float" office:value="-0.0184889396694338">
            <text:p>-0.0184889397</text:p>
          </table:table-cell>
          <table:table-cell office:value-type="float" office:value="0.0176187130960902">
            <text:p>0.0176187131</text:p>
          </table:table-cell>
          <table:table-cell office:value-type="float" office:value="-0.036107652765524">
            <text:p>-0.0361076528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2.5">
            <text:p>2.5</text:p>
          </table:table-cell>
          <table:table-cell table:formula="of:=1.01325*[.B89]" office:value-type="float" office:value="2.533125">
            <text:p>2.533125</text:p>
          </table:table-cell>
          <table:table-cell office:value-type="float" office:value="-0.02186">
            <text:p>-2.1860E-02</text:p>
          </table:table-cell>
          <table:table-cell table:formula="of:=[.$H$9]+[.$H$10]*[.A89]+[.$H$11]*[.A89]^2+[.$H$12]*[.A89]^3+[.$H$13]*[.A89]^4+[.$H$14]*[.A89]^5+[.$H$15]*[.A89]^6+[.$H$16]*[.C89]+[.$H$17]*[.A89]*[.C89]+[.$H$18]*[.A89]^2*[.C89]+[.$H$19]*[.A89]^3*[.C89]+[.$H$20]*[.A89]^4*[.C89]+[.$H$21]*[.A89]^5*[.C89]+[.$H$22]*[.A89]^6*[.C89]+[.$H$23]*[.C89]^2+[.$H$24]*[.A89]*[.C89]^2+[.$H$25]*[.A89]^2*[.C89]^2+[.$H$26]*[.A89]^3*[.C89]^2+[.$H$27]*[.A89]^4*[.C89]^2+[.$H$28]*[.A89]^5*[.C89]^2+[.$H$29]*[.A89]^6*[.C89]^2+[.$H$30]*[.C89]^3+[.$H$31]*[.A89]*[.C89]^3+[.$H$32]*[.A89]^2*[.C89]^3+[.$H$33]*[.A89]^3*[.C89]^3+[.$H$34]*[.A89]^4*[.C89]^3+[.$H$35]*[.A89]^5*[.C89]^3+[.$H$36]*[.A89]^6*[.C89]^3+[.$H$37]*[.C89]^4+[.$H$38]*[.A89]*[.C89]^4+[.$H$39]*[.A89]^2*[.C89]^4+[.$H$40]*[.A89]^3*[.C89]^4+[.$H$41]*[.A89]^4*[.C89]^4+[.$H$42]*[.A89]^5*[.C89]^4+[.$H$43]*[.A89]^6*[.C89]^4+[.$H$44]*[.C89]^5+[.$H$45]*[.A89]*[.C89]^5+[.$H$46]*[.A89]^2*[.C89]^5+[.$H$47]*[.A89]^3*[.C89]^5+[.$H$48]*[.A89]^4*[.C89]^5+[.$H$49]*[.A89]^5*[.C89]^5+[.$H$50]*[.A89]^6*[.C89]^5+[.$H$51]*[.C89]^6+[.$H$52]*[.A89]*[.C89]^6+[.$H$53]*[.A89]^2*[.C89]^6+[.$H$54]*[.A89]^3*[.C89]^6+[.$H$55]*[.A89]^4*[.C89]^6+[.$H$56]*[.A89]^5*[.C89]^6+[.$H$57]*[.A89]^6*[.C89]^6" office:value-type="float" office:value="-0.0212305710956557">
            <text:p>-2.1231E-02</text:p>
          </table:table-cell>
          <table:table-cell table:number-columns-repeated="4"/>
          <table:table-cell office:value-type="float" office:value="2.05">
            <text:p>2.05</text:p>
          </table:table-cell>
          <table:table-cell office:value-type="float" office:value="-0.0212305710956552">
            <text:p>-0.0212305711</text:p>
          </table:table-cell>
          <table:table-cell table:formula="of:=[.K89]-[.E89]" office:value-type="float" office:value="5.23886489744996E-016">
            <text:p>0</text:p>
          </table:table-cell>
          <table:table-cell table:formula="of:=100*([.K89]-[.D89])/[.D89]" office:value-type="float" office:value="-2.87936369782617">
            <text:p>-2.8793636978</text:p>
          </table:table-cell>
          <table:table-cell/>
          <table:table-cell office:value-type="float" office:value="2.05">
            <text:p>2.05</text:p>
          </table:table-cell>
          <table:table-cell office:value-type="float" office:value="0.0197162624543256">
            <text:p>0.0197162625</text:p>
          </table:table-cell>
          <table:table-cell table:formula="of:=100*([.P89]-[.D89])/[.D89]" office:value-type="float" office:value="-190.193332361965">
            <text:p>-190.193332362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212305710956552">
            <text:p>-0.0212305711</text:p>
          </table:table-cell>
          <table:table-cell office:value-type="float" office:value="0.0197162624543256">
            <text:p>0.0197162625</text:p>
          </table:table-cell>
          <table:table-cell office:value-type="float" office:value="-0.0409468335499808">
            <text:p>-0.0409468335</text:p>
          </table:table-cell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2.5">
            <text:p>2.5</text:p>
          </table:table-cell>
          <table:table-cell table:formula="of:=1.01325*[.B90]" office:value-type="float" office:value="2.533125">
            <text:p>2.533125</text:p>
          </table:table-cell>
          <table:table-cell office:value-type="float" office:value="-0.02344">
            <text:p>-2.3440E-02</text:p>
          </table:table-cell>
          <table:table-cell table:formula="of:=[.$H$9]+[.$H$10]*[.A90]+[.$H$11]*[.A90]^2+[.$H$12]*[.A90]^3+[.$H$13]*[.A90]^4+[.$H$14]*[.A90]^5+[.$H$15]*[.A90]^6+[.$H$16]*[.C90]+[.$H$17]*[.A90]*[.C90]+[.$H$18]*[.A90]^2*[.C90]+[.$H$19]*[.A90]^3*[.C90]+[.$H$20]*[.A90]^4*[.C90]+[.$H$21]*[.A90]^5*[.C90]+[.$H$22]*[.A90]^6*[.C90]+[.$H$23]*[.C90]^2+[.$H$24]*[.A90]*[.C90]^2+[.$H$25]*[.A90]^2*[.C90]^2+[.$H$26]*[.A90]^3*[.C90]^2+[.$H$27]*[.A90]^4*[.C90]^2+[.$H$28]*[.A90]^5*[.C90]^2+[.$H$29]*[.A90]^6*[.C90]^2+[.$H$30]*[.C90]^3+[.$H$31]*[.A90]*[.C90]^3+[.$H$32]*[.A90]^2*[.C90]^3+[.$H$33]*[.A90]^3*[.C90]^3+[.$H$34]*[.A90]^4*[.C90]^3+[.$H$35]*[.A90]^5*[.C90]^3+[.$H$36]*[.A90]^6*[.C90]^3+[.$H$37]*[.C90]^4+[.$H$38]*[.A90]*[.C90]^4+[.$H$39]*[.A90]^2*[.C90]^4+[.$H$40]*[.A90]^3*[.C90]^4+[.$H$41]*[.A90]^4*[.C90]^4+[.$H$42]*[.A90]^5*[.C90]^4+[.$H$43]*[.A90]^6*[.C90]^4+[.$H$44]*[.C90]^5+[.$H$45]*[.A90]*[.C90]^5+[.$H$46]*[.A90]^2*[.C90]^5+[.$H$47]*[.A90]^3*[.C90]^5+[.$H$48]*[.A90]^4*[.C90]^5+[.$H$49]*[.A90]^5*[.C90]^5+[.$H$50]*[.A90]^6*[.C90]^5+[.$H$51]*[.C90]^6+[.$H$52]*[.A90]*[.C90]^6+[.$H$53]*[.A90]^2*[.C90]^6+[.$H$54]*[.A90]^3*[.C90]^6+[.$H$55]*[.A90]^4*[.C90]^6+[.$H$56]*[.A90]^5*[.C90]^6+[.$H$57]*[.A90]^6*[.C90]^6" office:value-type="float" office:value="-0.0242845391745603">
            <text:p>-2.4285E-02</text:p>
          </table:table-cell>
          <table:table-cell table:number-columns-repeated="4"/>
          <table:table-cell office:value-type="float" office:value="2.1">
            <text:p>2.10</text:p>
          </table:table-cell>
          <table:table-cell office:value-type="float" office:value="-0.0242845391745639">
            <text:p>-0.0242845392</text:p>
          </table:table-cell>
          <table:table-cell table:formula="of:=[.K90]-[.E90]" office:value-type="float" office:value="-3.59434704222394E-015">
            <text:p>-0</text:p>
          </table:table-cell>
          <table:table-cell table:formula="of:=100*([.K90]-[.D90])/[.D90]" office:value-type="float" office:value="3.60298282663771">
            <text:p>3.6029828266</text:p>
          </table:table-cell>
          <table:table-cell/>
          <table:table-cell office:value-type="float" office:value="2.1">
            <text:p>2.10</text:p>
          </table:table-cell>
          <table:table-cell office:value-type="float" office:value="0.0219681748610509">
            <text:p>0.0219681749</text:p>
          </table:table-cell>
          <table:table-cell table:formula="of:=100*([.P90]-[.D90])/[.D90]" office:value-type="float" office:value="-193.720882513016">
            <text:p>-193.720882513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242845391745639">
            <text:p>-0.0242845392</text:p>
          </table:table-cell>
          <table:table-cell office:value-type="float" office:value="0.0219681748610509">
            <text:p>0.0219681749</text:p>
          </table:table-cell>
          <table:table-cell office:value-type="float" office:value="-0.0462527140356148">
            <text:p>-0.046252714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5">
            <text:p>5</text:p>
          </table:table-cell>
          <table:table-cell table:formula="of:=1.01325*[.B91]" office:value-type="float" office:value="5.06625">
            <text:p>5.066250</text:p>
          </table:table-cell>
          <table:table-cell office:value-type="float" office:value="0.0000005025">
            <text:p>5.0250E-07</text:p>
          </table:table-cell>
          <table:table-cell table:formula="of:=[.$H$9]+[.$H$10]*[.A91]+[.$H$11]*[.A91]^2+[.$H$12]*[.A91]^3+[.$H$13]*[.A91]^4+[.$H$14]*[.A91]^5+[.$H$15]*[.A91]^6+[.$H$16]*[.C91]+[.$H$17]*[.A91]*[.C91]+[.$H$18]*[.A91]^2*[.C91]+[.$H$19]*[.A91]^3*[.C91]+[.$H$20]*[.A91]^4*[.C91]+[.$H$21]*[.A91]^5*[.C91]+[.$H$22]*[.A91]^6*[.C91]+[.$H$23]*[.C91]^2+[.$H$24]*[.A91]*[.C91]^2+[.$H$25]*[.A91]^2*[.C91]^2+[.$H$26]*[.A91]^3*[.C91]^2+[.$H$27]*[.A91]^4*[.C91]^2+[.$H$28]*[.A91]^5*[.C91]^2+[.$H$29]*[.A91]^6*[.C91]^2+[.$H$30]*[.C91]^3+[.$H$31]*[.A91]*[.C91]^3+[.$H$32]*[.A91]^2*[.C91]^3+[.$H$33]*[.A91]^3*[.C91]^3+[.$H$34]*[.A91]^4*[.C91]^3+[.$H$35]*[.A91]^5*[.C91]^3+[.$H$36]*[.A91]^6*[.C91]^3+[.$H$37]*[.C91]^4+[.$H$38]*[.A91]*[.C91]^4+[.$H$39]*[.A91]^2*[.C91]^4+[.$H$40]*[.A91]^3*[.C91]^4+[.$H$41]*[.A91]^4*[.C91]^4+[.$H$42]*[.A91]^5*[.C91]^4+[.$H$43]*[.A91]^6*[.C91]^4+[.$H$44]*[.C91]^5+[.$H$45]*[.A91]*[.C91]^5+[.$H$46]*[.A91]^2*[.C91]^5+[.$H$47]*[.A91]^3*[.C91]^5+[.$H$48]*[.A91]^4*[.C91]^5+[.$H$49]*[.A91]^5*[.C91]^5+[.$H$50]*[.A91]^6*[.C91]^5+[.$H$51]*[.C91]^6+[.$H$52]*[.A91]*[.C91]^6+[.$H$53]*[.A91]^2*[.C91]^6+[.$H$54]*[.A91]^3*[.C91]^6+[.$H$55]*[.A91]^4*[.C91]^6+[.$H$56]*[.A91]^5*[.C91]^6+[.$H$57]*[.A91]^6*[.C91]^6" office:value-type="float" office:value="0.0000927607333640615">
            <text:p>9.2761E-05</text:p>
          </table:table-cell>
          <table:table-cell table:number-columns-repeated="4"/>
          <table:table-cell office:value-type="float" office:value="0.1">
            <text:p>0.10</text:p>
          </table:table-cell>
          <table:table-cell table:style-name="ce7" office:value-type="string">
            <text:p>9.276073336406087e-05</text:p>
          </table:table-cell>
          <table:table-cell table:formula="of:=[.K91]-[.E91]" office:value-type="float" office:value="-6.23416249179165E-019">
            <text:p>-0</text:p>
          </table:table-cell>
          <table:table-cell table:formula="of:=100*([.K91]-[.D91])/[.D91]" office:value-type="float" office:value="18359.847435634">
            <text:p>18359.847435634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157183758440578">
            <text:p>-0.0015718376</text:p>
          </table:table-cell>
          <table:table-cell table:formula="of:=100*([.P91]-[.D91])/[.D91]" office:value-type="float" office:value="-312903.499384234">
            <text:p>-312903.499384234</text:p>
          </table:table-cell>
          <table:table-cell/>
          <table:table-cell office:value-type="float" office:value="0.1">
            <text:p>0.10</text:p>
          </table:table-cell>
          <table:table-cell table:style-name="ce7" office:value-type="string">
            <text:p>9.276073336406087e-05</text:p>
          </table:table-cell>
          <table:table-cell office:value-type="float" office:value="-0.00157183758440578">
            <text:p>-0.0015718376</text:p>
          </table:table-cell>
          <table:table-cell office:value-type="float" office:value="0.00166459831776984">
            <text:p>0.0016645983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5">
            <text:p>5</text:p>
          </table:table-cell>
          <table:table-cell table:formula="of:=1.01325*[.B92]" office:value-type="float" office:value="5.06625">
            <text:p>5.066250</text:p>
          </table:table-cell>
          <table:table-cell office:value-type="float" office:value="0.000001633">
            <text:p>1.6330E-06</text:p>
          </table:table-cell>
          <table:table-cell table:formula="of:=[.$H$9]+[.$H$10]*[.A92]+[.$H$11]*[.A92]^2+[.$H$12]*[.A92]^3+[.$H$13]*[.A92]^4+[.$H$14]*[.A92]^5+[.$H$15]*[.A92]^6+[.$H$16]*[.C92]+[.$H$17]*[.A92]*[.C92]+[.$H$18]*[.A92]^2*[.C92]+[.$H$19]*[.A92]^3*[.C92]+[.$H$20]*[.A92]^4*[.C92]+[.$H$21]*[.A92]^5*[.C92]+[.$H$22]*[.A92]^6*[.C92]+[.$H$23]*[.C92]^2+[.$H$24]*[.A92]*[.C92]^2+[.$H$25]*[.A92]^2*[.C92]^2+[.$H$26]*[.A92]^3*[.C92]^2+[.$H$27]*[.A92]^4*[.C92]^2+[.$H$28]*[.A92]^5*[.C92]^2+[.$H$29]*[.A92]^6*[.C92]^2+[.$H$30]*[.C92]^3+[.$H$31]*[.A92]*[.C92]^3+[.$H$32]*[.A92]^2*[.C92]^3+[.$H$33]*[.A92]^3*[.C92]^3+[.$H$34]*[.A92]^4*[.C92]^3+[.$H$35]*[.A92]^5*[.C92]^3+[.$H$36]*[.A92]^6*[.C92]^3+[.$H$37]*[.C92]^4+[.$H$38]*[.A92]*[.C92]^4+[.$H$39]*[.A92]^2*[.C92]^4+[.$H$40]*[.A92]^3*[.C92]^4+[.$H$41]*[.A92]^4*[.C92]^4+[.$H$42]*[.A92]^5*[.C92]^4+[.$H$43]*[.A92]^6*[.C92]^4+[.$H$44]*[.C92]^5+[.$H$45]*[.A92]*[.C92]^5+[.$H$46]*[.A92]^2*[.C92]^5+[.$H$47]*[.A92]^3*[.C92]^5+[.$H$48]*[.A92]^4*[.C92]^5+[.$H$49]*[.A92]^5*[.C92]^5+[.$H$50]*[.A92]^6*[.C92]^5+[.$H$51]*[.C92]^6+[.$H$52]*[.A92]*[.C92]^6+[.$H$53]*[.A92]^2*[.C92]^6+[.$H$54]*[.A92]^3*[.C92]^6+[.$H$55]*[.A92]^4*[.C92]^6+[.$H$56]*[.A92]^5*[.C92]^6+[.$H$57]*[.A92]^6*[.C92]^6" office:value-type="float" office:value="-0.0000184836996530559">
            <text:p>-1.8484E-05</text:p>
          </table:table-cell>
          <table:table-cell table:number-columns-repeated="4"/>
          <table:table-cell office:value-type="float" office:value="0.15">
            <text:p>0.15</text:p>
          </table:table-cell>
          <table:table-cell table:style-name="ce7" office:value-type="string">
            <text:p>-1.84836996530564e-05</text:p>
          </table:table-cell>
          <table:table-cell table:formula="of:=[.K92]-[.E92]" office:value-type="float" office:value="-5.28548559086683E-019">
            <text:p>-0</text:p>
          </table:table-cell>
          <table:table-cell table:formula="of:=100*([.K92]-[.D92])/[.D92]" office:value-type="float" office:value="-1231.88607795814">
            <text:p>-1231.8860779581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111150896232126">
            <text:p>-0.001111509</text:p>
          </table:table-cell>
          <table:table-cell table:formula="of:=100*([.P92]-[.D92])/[.D92]" office:value-type="float" office:value="-68165.4600319201">
            <text:p>-68165.4600319201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-1.84836996530564e-05</text:p>
          </table:table-cell>
          <table:table-cell office:value-type="float" office:value="-0.00111150896232126">
            <text:p>-0.001111509</text:p>
          </table:table-cell>
          <table:table-cell office:value-type="float" office:value="0.0010930252626682">
            <text:p>0.0010930253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5">
            <text:p>5</text:p>
          </table:table-cell>
          <table:table-cell table:formula="of:=1.01325*[.B93]" office:value-type="float" office:value="5.06625">
            <text:p>5.066250</text:p>
          </table:table-cell>
          <table:table-cell office:value-type="float" office:value="0.000003952">
            <text:p>3.9520E-06</text:p>
          </table:table-cell>
          <table:table-cell table:formula="of:=[.$H$9]+[.$H$10]*[.A93]+[.$H$11]*[.A93]^2+[.$H$12]*[.A93]^3+[.$H$13]*[.A93]^4+[.$H$14]*[.A93]^5+[.$H$15]*[.A93]^6+[.$H$16]*[.C93]+[.$H$17]*[.A93]*[.C93]+[.$H$18]*[.A93]^2*[.C93]+[.$H$19]*[.A93]^3*[.C93]+[.$H$20]*[.A93]^4*[.C93]+[.$H$21]*[.A93]^5*[.C93]+[.$H$22]*[.A93]^6*[.C93]+[.$H$23]*[.C93]^2+[.$H$24]*[.A93]*[.C93]^2+[.$H$25]*[.A93]^2*[.C93]^2+[.$H$26]*[.A93]^3*[.C93]^2+[.$H$27]*[.A93]^4*[.C93]^2+[.$H$28]*[.A93]^5*[.C93]^2+[.$H$29]*[.A93]^6*[.C93]^2+[.$H$30]*[.C93]^3+[.$H$31]*[.A93]*[.C93]^3+[.$H$32]*[.A93]^2*[.C93]^3+[.$H$33]*[.A93]^3*[.C93]^3+[.$H$34]*[.A93]^4*[.C93]^3+[.$H$35]*[.A93]^5*[.C93]^3+[.$H$36]*[.A93]^6*[.C93]^3+[.$H$37]*[.C93]^4+[.$H$38]*[.A93]*[.C93]^4+[.$H$39]*[.A93]^2*[.C93]^4+[.$H$40]*[.A93]^3*[.C93]^4+[.$H$41]*[.A93]^4*[.C93]^4+[.$H$42]*[.A93]^5*[.C93]^4+[.$H$43]*[.A93]^6*[.C93]^4+[.$H$44]*[.C93]^5+[.$H$45]*[.A93]*[.C93]^5+[.$H$46]*[.A93]^2*[.C93]^5+[.$H$47]*[.A93]^3*[.C93]^5+[.$H$48]*[.A93]^4*[.C93]^5+[.$H$49]*[.A93]^5*[.C93]^5+[.$H$50]*[.A93]^6*[.C93]^5+[.$H$51]*[.C93]^6+[.$H$52]*[.A93]*[.C93]^6+[.$H$53]*[.A93]^2*[.C93]^6+[.$H$54]*[.A93]^3*[.C93]^6+[.$H$55]*[.A93]^4*[.C93]^6+[.$H$56]*[.A93]^5*[.C93]^6+[.$H$57]*[.A93]^6*[.C93]^6" office:value-type="float" office:value="-0.0000661979027440054">
            <text:p>-6.6198E-05</text:p>
          </table:table-cell>
          <table:table-cell table:number-columns-repeated="4"/>
          <table:table-cell office:value-type="float" office:value="0.2">
            <text:p>0.20</text:p>
          </table:table-cell>
          <table:table-cell table:style-name="ce7" office:value-type="string">
            <text:p>-6.619790274401107e-05</text:p>
          </table:table-cell>
          <table:table-cell table:formula="of:=[.K93]-[.E93]" office:value-type="float" office:value="-5.6920614055489E-018">
            <text:p>-0</text:p>
          </table:table-cell>
          <table:table-cell table:formula="of:=100*([.K93]-[.D93])/[.D93]" office:value-type="float" office:value="-1775.04814635656">
            <text:p>-1775.0481463566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0735341142518575">
            <text:p>-0.0007353411</text:p>
          </table:table-cell>
          <table:table-cell table:formula="of:=100*([.P93]-[.D93])/[.D93]" office:value-type="float" office:value="-18706.8102864012">
            <text:p>-18706.8102864012</text:p>
          </table:table-cell>
          <table:table-cell/>
          <table:table-cell office:value-type="float" office:value="0.2">
            <text:p>0.20</text:p>
          </table:table-cell>
          <table:table-cell table:style-name="ce7" office:value-type="string">
            <text:p>-6.619790274401107e-05</text:p>
          </table:table-cell>
          <table:table-cell office:value-type="float" office:value="-0.000735341142518575">
            <text:p>-0.0007353411</text:p>
          </table:table-cell>
          <table:table-cell office:value-type="float" office:value="0.000669143239774564">
            <text:p>0.0006691432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formula="of:=1.01325*[.B94]" office:value-type="float" office:value="5.06625">
            <text:p>5.066250</text:p>
          </table:table-cell>
          <table:table-cell office:value-type="float" office:value="0.000007632">
            <text:p>7.6320E-06</text:p>
          </table:table-cell>
          <table:table-cell table:formula="of:=[.$H$9]+[.$H$10]*[.A94]+[.$H$11]*[.A94]^2+[.$H$12]*[.A94]^3+[.$H$13]*[.A94]^4+[.$H$14]*[.A94]^5+[.$H$15]*[.A94]^6+[.$H$16]*[.C94]+[.$H$17]*[.A94]*[.C94]+[.$H$18]*[.A94]^2*[.C94]+[.$H$19]*[.A94]^3*[.C94]+[.$H$20]*[.A94]^4*[.C94]+[.$H$21]*[.A94]^5*[.C94]+[.$H$22]*[.A94]^6*[.C94]+[.$H$23]*[.C94]^2+[.$H$24]*[.A94]*[.C94]^2+[.$H$25]*[.A94]^2*[.C94]^2+[.$H$26]*[.A94]^3*[.C94]^2+[.$H$27]*[.A94]^4*[.C94]^2+[.$H$28]*[.A94]^5*[.C94]^2+[.$H$29]*[.A94]^6*[.C94]^2+[.$H$30]*[.C94]^3+[.$H$31]*[.A94]*[.C94]^3+[.$H$32]*[.A94]^2*[.C94]^3+[.$H$33]*[.A94]^3*[.C94]^3+[.$H$34]*[.A94]^4*[.C94]^3+[.$H$35]*[.A94]^5*[.C94]^3+[.$H$36]*[.A94]^6*[.C94]^3+[.$H$37]*[.C94]^4+[.$H$38]*[.A94]*[.C94]^4+[.$H$39]*[.A94]^2*[.C94]^4+[.$H$40]*[.A94]^3*[.C94]^4+[.$H$41]*[.A94]^4*[.C94]^4+[.$H$42]*[.A94]^5*[.C94]^4+[.$H$43]*[.A94]^6*[.C94]^4+[.$H$44]*[.C94]^5+[.$H$45]*[.A94]*[.C94]^5+[.$H$46]*[.A94]^2*[.C94]^5+[.$H$47]*[.A94]^3*[.C94]^5+[.$H$48]*[.A94]^4*[.C94]^5+[.$H$49]*[.A94]^5*[.C94]^5+[.$H$50]*[.A94]^6*[.C94]^5+[.$H$51]*[.C94]^6+[.$H$52]*[.A94]*[.C94]^6+[.$H$53]*[.A94]^2*[.C94]^6+[.$H$54]*[.A94]^3*[.C94]^6+[.$H$55]*[.A94]^4*[.C94]^6+[.$H$56]*[.A94]^5*[.C94]^6+[.$H$57]*[.A94]^6*[.C94]^6" office:value-type="float" office:value="-0.0000689691057374594">
            <text:p>-6.8969E-05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office:value-type="string">
            <text:p>-6.896910573747224e-05</text:p>
          </table:table-cell>
          <table:table-cell table:formula="of:=[.K94]-[.E94]" office:value-type="float" office:value="-1.28342432167972E-017">
            <text:p>-0</text:p>
          </table:table-cell>
          <table:table-cell table:formula="of:=100*([.K94]-[.D94])/[.D94]" office:value-type="float" office:value="-1003.68325127715">
            <text:p>-1003.6832512772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435363877366337">
            <text:p>-0.0004353639</text:p>
          </table:table-cell>
          <table:table-cell table:formula="of:=100*([.P94]-[.D94])/[.D94]" office:value-type="float" office:value="-5804.45331978953">
            <text:p>-5804.4533197895</text:p>
          </table:table-cell>
          <table:table-cell/>
          <table:table-cell office:value-type="float" office:value="0.25">
            <text:p>0.25</text:p>
          </table:table-cell>
          <table:table-cell table:style-name="ce7" office:value-type="string">
            <text:p>-6.896910573747224e-05</text:p>
          </table:table-cell>
          <table:table-cell office:value-type="float" office:value="-0.000435363877366337">
            <text:p>-0.0004353639</text:p>
          </table:table-cell>
          <table:table-cell office:value-type="float" office:value="0.000366394771628865">
            <text:p>0.0003663948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5">
            <text:p>5</text:p>
          </table:table-cell>
          <table:table-cell table:formula="of:=1.01325*[.B95]" office:value-type="float" office:value="5.06625">
            <text:p>5.066250</text:p>
          </table:table-cell>
          <table:table-cell office:value-type="float" office:value="0.00001303">
            <text:p>1.3030E-05</text:p>
          </table:table-cell>
          <table:table-cell table:formula="of:=[.$H$9]+[.$H$10]*[.A95]+[.$H$11]*[.A95]^2+[.$H$12]*[.A95]^3+[.$H$13]*[.A95]^4+[.$H$14]*[.A95]^5+[.$H$15]*[.A95]^6+[.$H$16]*[.C95]+[.$H$17]*[.A95]*[.C95]+[.$H$18]*[.A95]^2*[.C95]+[.$H$19]*[.A95]^3*[.C95]+[.$H$20]*[.A95]^4*[.C95]+[.$H$21]*[.A95]^5*[.C95]+[.$H$22]*[.A95]^6*[.C95]+[.$H$23]*[.C95]^2+[.$H$24]*[.A95]*[.C95]^2+[.$H$25]*[.A95]^2*[.C95]^2+[.$H$26]*[.A95]^3*[.C95]^2+[.$H$27]*[.A95]^4*[.C95]^2+[.$H$28]*[.A95]^5*[.C95]^2+[.$H$29]*[.A95]^6*[.C95]^2+[.$H$30]*[.C95]^3+[.$H$31]*[.A95]*[.C95]^3+[.$H$32]*[.A95]^2*[.C95]^3+[.$H$33]*[.A95]^3*[.C95]^3+[.$H$34]*[.A95]^4*[.C95]^3+[.$H$35]*[.A95]^5*[.C95]^3+[.$H$36]*[.A95]^6*[.C95]^3+[.$H$37]*[.C95]^4+[.$H$38]*[.A95]*[.C95]^4+[.$H$39]*[.A95]^2*[.C95]^4+[.$H$40]*[.A95]^3*[.C95]^4+[.$H$41]*[.A95]^4*[.C95]^4+[.$H$42]*[.A95]^5*[.C95]^4+[.$H$43]*[.A95]^6*[.C95]^4+[.$H$44]*[.C95]^5+[.$H$45]*[.A95]*[.C95]^5+[.$H$46]*[.A95]^2*[.C95]^5+[.$H$47]*[.A95]^3*[.C95]^5+[.$H$48]*[.A95]^4*[.C95]^5+[.$H$49]*[.A95]^5*[.C95]^5+[.$H$50]*[.A95]^6*[.C95]^5+[.$H$51]*[.C95]^6+[.$H$52]*[.A95]*[.C95]^6+[.$H$53]*[.A95]^2*[.C95]^6+[.$H$54]*[.A95]^3*[.C95]^6+[.$H$55]*[.A95]^4*[.C95]^6+[.$H$56]*[.A95]^5*[.C95]^6+[.$H$57]*[.A95]^6*[.C95]^6" office:value-type="float" office:value="-0.0000424109549918724">
            <text:p>-4.2411E-05</text:p>
          </table:table-cell>
          <table:table-cell table:number-columns-repeated="4"/>
          <table:table-cell office:value-type="float" office:value="0.3">
            <text:p>0.30</text:p>
          </table:table-cell>
          <table:table-cell table:style-name="ce7" office:value-type="string">
            <text:p>-4.241095499187678e-05</text:p>
          </table:table-cell>
          <table:table-cell table:formula="of:=[.K95]-[.E95]" office:value-type="float" office:value="-4.4316763800345E-018">
            <text:p>-0</text:p>
          </table:table-cell>
          <table:table-cell table:formula="of:=100*([.K95]-[.D95])/[.D95]" office:value-type="float" office:value="-425.486991495601">
            <text:p>-425.4869914956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203592442976487">
            <text:p>-0.0002035924</text:p>
          </table:table-cell>
          <table:table-cell table:formula="of:=100*([.P95]-[.D95])/[.D95]" office:value-type="float" office:value="-1662.48996912116">
            <text:p>-1662.4899691212</text:p>
          </table:table-cell>
          <table:table-cell/>
          <table:table-cell office:value-type="float" office:value="0.3">
            <text:p>0.30</text:p>
          </table:table-cell>
          <table:table-cell table:style-name="ce7" office:value-type="string">
            <text:p>-4.241095499187678e-05</text:p>
          </table:table-cell>
          <table:table-cell office:value-type="float" office:value="-0.000203592442976487">
            <text:p>-0.0002035924</text:p>
          </table:table-cell>
          <table:table-cell office:value-type="float" office:value="0.00016118148798461">
            <text:p>0.000161181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table:formula="of:=1.01325*[.B96]" office:value-type="float" office:value="5.06625">
            <text:p>5.066250</text:p>
          </table:table-cell>
          <table:table-cell office:value-type="float" office:value="0.00002041">
            <text:p>2.0410E-05</text:p>
          </table:table-cell>
          <table:table-cell table:formula="of:=[.$H$9]+[.$H$10]*[.A96]+[.$H$11]*[.A96]^2+[.$H$12]*[.A96]^3+[.$H$13]*[.A96]^4+[.$H$14]*[.A96]^5+[.$H$15]*[.A96]^6+[.$H$16]*[.C96]+[.$H$17]*[.A96]*[.C96]+[.$H$18]*[.A96]^2*[.C96]+[.$H$19]*[.A96]^3*[.C96]+[.$H$20]*[.A96]^4*[.C96]+[.$H$21]*[.A96]^5*[.C96]+[.$H$22]*[.A96]^6*[.C96]+[.$H$23]*[.C96]^2+[.$H$24]*[.A96]*[.C96]^2+[.$H$25]*[.A96]^2*[.C96]^2+[.$H$26]*[.A96]^3*[.C96]^2+[.$H$27]*[.A96]^4*[.C96]^2+[.$H$28]*[.A96]^5*[.C96]^2+[.$H$29]*[.A96]^6*[.C96]^2+[.$H$30]*[.C96]^3+[.$H$31]*[.A96]*[.C96]^3+[.$H$32]*[.A96]^2*[.C96]^3+[.$H$33]*[.A96]^3*[.C96]^3+[.$H$34]*[.A96]^4*[.C96]^3+[.$H$35]*[.A96]^5*[.C96]^3+[.$H$36]*[.A96]^6*[.C96]^3+[.$H$37]*[.C96]^4+[.$H$38]*[.A96]*[.C96]^4+[.$H$39]*[.A96]^2*[.C96]^4+[.$H$40]*[.A96]^3*[.C96]^4+[.$H$41]*[.A96]^4*[.C96]^4+[.$H$42]*[.A96]^5*[.C96]^4+[.$H$43]*[.A96]^6*[.C96]^4+[.$H$44]*[.C96]^5+[.$H$45]*[.A96]*[.C96]^5+[.$H$46]*[.A96]^2*[.C96]^5+[.$H$47]*[.A96]^3*[.C96]^5+[.$H$48]*[.A96]^4*[.C96]^5+[.$H$49]*[.A96]^5*[.C96]^5+[.$H$50]*[.A96]^6*[.C96]^5+[.$H$51]*[.C96]^6+[.$H$52]*[.A96]*[.C96]^6+[.$H$53]*[.A96]^2*[.C96]^6+[.$H$54]*[.A96]^3*[.C96]^6+[.$H$55]*[.A96]^4*[.C96]^6+[.$H$56]*[.A96]^5*[.C96]^6+[.$H$57]*[.A96]^6*[.C96]^6" office:value-type="float" office:value="0.000000538518534020578">
            <text:p>5.3852E-07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5.385185339858519e-07</text:p>
          </table:table-cell>
          <table:table-cell table:formula="of:=[.K96]-[.E96]" office:value-type="float" office:value="-3.47262332550582E-017">
            <text:p>-0</text:p>
          </table:table-cell>
          <table:table-cell table:formula="of:=100*([.K96]-[.D96])/[.D96]" office:value-type="float" office:value="-97.3614966487709">
            <text:p>-97.3614966488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-3.203206379546999e-05</text:p>
          </table:table-cell>
          <table:table-cell table:formula="of:=100*([.P96]-[.D96])/[.D96]" office:value-type="float" office:value="-256.942987728907">
            <text:p>-256.9429877289</text:p>
          </table:table-cell>
          <table:table-cell table:style-name="ce7"/>
          <table:table-cell office:value-type="float" office:value="0.35">
            <text:p>0.35</text:p>
          </table:table-cell>
          <table:table-cell table:style-name="ce7" office:value-type="string">
            <text:p>5.385185339858519e-07</text:p>
          </table:table-cell>
          <table:table-cell table:style-name="ce7" office:value-type="string">
            <text:p>-3.203206379546999e-05</text:p>
          </table:table-cell>
          <table:table-cell table:style-name="ce7" office:value-type="string">
            <text:p>3.257058232945584e-05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5">
            <text:p>5</text:p>
          </table:table-cell>
          <table:table-cell table:formula="of:=1.01325*[.B97]" office:value-type="float" office:value="5.06625">
            <text:p>5.066250</text:p>
          </table:table-cell>
          <table:table-cell office:value-type="float" office:value="0.00003002">
            <text:p>3.0020E-05</text:p>
          </table:table-cell>
          <table:table-cell table:formula="of:=[.$H$9]+[.$H$10]*[.A97]+[.$H$11]*[.A97]^2+[.$H$12]*[.A97]^3+[.$H$13]*[.A97]^4+[.$H$14]*[.A97]^5+[.$H$15]*[.A97]^6+[.$H$16]*[.C97]+[.$H$17]*[.A97]*[.C97]+[.$H$18]*[.A97]^2*[.C97]+[.$H$19]*[.A97]^3*[.C97]+[.$H$20]*[.A97]^4*[.C97]+[.$H$21]*[.A97]^5*[.C97]+[.$H$22]*[.A97]^6*[.C97]+[.$H$23]*[.C97]^2+[.$H$24]*[.A97]*[.C97]^2+[.$H$25]*[.A97]^2*[.C97]^2+[.$H$26]*[.A97]^3*[.C97]^2+[.$H$27]*[.A97]^4*[.C97]^2+[.$H$28]*[.A97]^5*[.C97]^2+[.$H$29]*[.A97]^6*[.C97]^2+[.$H$30]*[.C97]^3+[.$H$31]*[.A97]*[.C97]^3+[.$H$32]*[.A97]^2*[.C97]^3+[.$H$33]*[.A97]^3*[.C97]^3+[.$H$34]*[.A97]^4*[.C97]^3+[.$H$35]*[.A97]^5*[.C97]^3+[.$H$36]*[.A97]^6*[.C97]^3+[.$H$37]*[.C97]^4+[.$H$38]*[.A97]*[.C97]^4+[.$H$39]*[.A97]^2*[.C97]^4+[.$H$40]*[.A97]^3*[.C97]^4+[.$H$41]*[.A97]^4*[.C97]^4+[.$H$42]*[.A97]^5*[.C97]^4+[.$H$43]*[.A97]^6*[.C97]^4+[.$H$44]*[.C97]^5+[.$H$45]*[.A97]*[.C97]^5+[.$H$46]*[.A97]^2*[.C97]^5+[.$H$47]*[.A97]^3*[.C97]^5+[.$H$48]*[.A97]^4*[.C97]^5+[.$H$49]*[.A97]^5*[.C97]^5+[.$H$50]*[.A97]^6*[.C97]^5+[.$H$51]*[.C97]^6+[.$H$52]*[.A97]*[.C97]^6+[.$H$53]*[.A97]^2*[.C97]^6+[.$H$54]*[.A97]^3*[.C97]^6+[.$H$55]*[.A97]^4*[.C97]^6+[.$H$56]*[.A97]^5*[.C97]^6+[.$H$57]*[.A97]^6*[.C97]^6" office:value-type="float" office:value="0.0000493263446766283">
            <text:p>4.9326E-05</text:p>
          </table:table-cell>
          <table:table-cell table:number-columns-repeated="4"/>
          <table:table-cell office:value-type="float" office:value="0.4">
            <text:p>0.40</text:p>
          </table:table-cell>
          <table:table-cell table:style-name="ce7" office:value-type="string">
            <text:p>4.932634467660646e-05</text:p>
          </table:table-cell>
          <table:table-cell table:formula="of:=[.K97]-[.E97]" office:value-type="float" office:value="-2.1860226302739E-017">
            <text:p>-0</text:p>
          </table:table-cell>
          <table:table-cell table:formula="of:=100*([.K97]-[.D97])/[.D97]" office:value-type="float" office:value="64.3116078501215">
            <text:p>64.3116078501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8.731861474372425e-05</text:p>
          </table:table-cell>
          <table:table-cell table:formula="of:=100*([.P97]-[.D97])/[.D97]" office:value-type="float" office:value="190.868137054378">
            <text:p>190.8681370544</text:p>
          </table:table-cell>
          <table:table-cell table:style-name="ce7"/>
          <table:table-cell office:value-type="float" office:value="0.4">
            <text:p>0.40</text:p>
          </table:table-cell>
          <table:table-cell table:style-name="ce7" office:value-type="string">
            <text:p>4.932634467660646e-05</text:p>
          </table:table-cell>
          <table:table-cell table:style-name="ce7" office:value-type="string">
            <text:p>8.731861474372425e-05</text:p>
          </table:table-cell>
          <table:table-cell table:style-name="ce7" office:value-type="string">
            <text:p>-3.799227006711779e-0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table:formula="of:=1.01325*[.B98]" office:value-type="float" office:value="5.06625">
            <text:p>5.066250</text:p>
          </table:table-cell>
          <table:table-cell office:value-type="float" office:value="0.00004201">
            <text:p>4.2010E-05</text:p>
          </table:table-cell>
          <table:table-cell table:formula="of:=[.$H$9]+[.$H$10]*[.A98]+[.$H$11]*[.A98]^2+[.$H$12]*[.A98]^3+[.$H$13]*[.A98]^4+[.$H$14]*[.A98]^5+[.$H$15]*[.A98]^6+[.$H$16]*[.C98]+[.$H$17]*[.A98]*[.C98]+[.$H$18]*[.A98]^2*[.C98]+[.$H$19]*[.A98]^3*[.C98]+[.$H$20]*[.A98]^4*[.C98]+[.$H$21]*[.A98]^5*[.C98]+[.$H$22]*[.A98]^6*[.C98]+[.$H$23]*[.C98]^2+[.$H$24]*[.A98]*[.C98]^2+[.$H$25]*[.A98]^2*[.C98]^2+[.$H$26]*[.A98]^3*[.C98]^2+[.$H$27]*[.A98]^4*[.C98]^2+[.$H$28]*[.A98]^5*[.C98]^2+[.$H$29]*[.A98]^6*[.C98]^2+[.$H$30]*[.C98]^3+[.$H$31]*[.A98]*[.C98]^3+[.$H$32]*[.A98]^2*[.C98]^3+[.$H$33]*[.A98]^3*[.C98]^3+[.$H$34]*[.A98]^4*[.C98]^3+[.$H$35]*[.A98]^5*[.C98]^3+[.$H$36]*[.A98]^6*[.C98]^3+[.$H$37]*[.C98]^4+[.$H$38]*[.A98]*[.C98]^4+[.$H$39]*[.A98]^2*[.C98]^4+[.$H$40]*[.A98]^3*[.C98]^4+[.$H$41]*[.A98]^4*[.C98]^4+[.$H$42]*[.A98]^5*[.C98]^4+[.$H$43]*[.A98]^6*[.C98]^4+[.$H$44]*[.C98]^5+[.$H$45]*[.A98]*[.C98]^5+[.$H$46]*[.A98]^2*[.C98]^5+[.$H$47]*[.A98]^3*[.C98]^5+[.$H$48]*[.A98]^4*[.C98]^5+[.$H$49]*[.A98]^5*[.C98]^5+[.$H$50]*[.A98]^6*[.C98]^5+[.$H$51]*[.C98]^6+[.$H$52]*[.A98]*[.C98]^6+[.$H$53]*[.A98]^2*[.C98]^6+[.$H$54]*[.A98]^3*[.C98]^6+[.$H$55]*[.A98]^4*[.C98]^6+[.$H$56]*[.A98]^5*[.C98]^6+[.$H$57]*[.A98]^6*[.C98]^6" office:value-type="float" office:value="0.0000955014729294235">
            <text:p>9.5501E-05</text:p>
          </table:table-cell>
          <table:table-cell table:number-columns-repeated="4"/>
          <table:table-cell office:value-type="float" office:value="0.45">
            <text:p>0.45</text:p>
          </table:table-cell>
          <table:table-cell table:style-name="ce7" office:value-type="string">
            <text:p>9.550147292942485e-05</text:p>
          </table:table-cell>
          <table:table-cell table:formula="of:=[.K98]-[.E98]" office:value-type="float" office:value="1.35525271560688E-018">
            <text:p>0</text:p>
          </table:table-cell>
          <table:table-cell table:formula="of:=100*([.K98]-[.D98])/[.D98]" office:value-type="float" office:value="127.330333085991">
            <text:p>127.330333086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162464895450902">
            <text:p>0.0001624649</text:p>
          </table:table-cell>
          <table:table-cell table:formula="of:=100*([.P98]-[.D98])/[.D98]" office:value-type="float" office:value="286.729101287555">
            <text:p>286.7291012876</text:p>
          </table:table-cell>
          <table:table-cell/>
          <table:table-cell office:value-type="float" office:value="0.45">
            <text:p>0.45</text:p>
          </table:table-cell>
          <table:table-cell table:style-name="ce7" office:value-type="string">
            <text:p>9.550147292942485e-05</text:p>
          </table:table-cell>
          <table:table-cell office:value-type="float" office:value="0.000162464895450902">
            <text:p>0.0001624649</text:p>
          </table:table-cell>
          <table:table-cell table:style-name="ce7" office:value-type="string">
            <text:p>-6.696342252147713e-0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5">
            <text:p>5</text:p>
          </table:table-cell>
          <table:table-cell table:formula="of:=1.01325*[.B99]" office:value-type="float" office:value="5.06625">
            <text:p>5.066250</text:p>
          </table:table-cell>
          <table:table-cell office:value-type="float" office:value="0.00005623">
            <text:p>5.6230E-05</text:p>
          </table:table-cell>
          <table:table-cell table:formula="of:=[.$H$9]+[.$H$10]*[.A99]+[.$H$11]*[.A99]^2+[.$H$12]*[.A99]^3+[.$H$13]*[.A99]^4+[.$H$14]*[.A99]^5+[.$H$15]*[.A99]^6+[.$H$16]*[.C99]+[.$H$17]*[.A99]*[.C99]+[.$H$18]*[.A99]^2*[.C99]+[.$H$19]*[.A99]^3*[.C99]+[.$H$20]*[.A99]^4*[.C99]+[.$H$21]*[.A99]^5*[.C99]+[.$H$22]*[.A99]^6*[.C99]+[.$H$23]*[.C99]^2+[.$H$24]*[.A99]*[.C99]^2+[.$H$25]*[.A99]^2*[.C99]^2+[.$H$26]*[.A99]^3*[.C99]^2+[.$H$27]*[.A99]^4*[.C99]^2+[.$H$28]*[.A99]^5*[.C99]^2+[.$H$29]*[.A99]^6*[.C99]^2+[.$H$30]*[.C99]^3+[.$H$31]*[.A99]*[.C99]^3+[.$H$32]*[.A99]^2*[.C99]^3+[.$H$33]*[.A99]^3*[.C99]^3+[.$H$34]*[.A99]^4*[.C99]^3+[.$H$35]*[.A99]^5*[.C99]^3+[.$H$36]*[.A99]^6*[.C99]^3+[.$H$37]*[.C99]^4+[.$H$38]*[.A99]*[.C99]^4+[.$H$39]*[.A99]^2*[.C99]^4+[.$H$40]*[.A99]^3*[.C99]^4+[.$H$41]*[.A99]^4*[.C99]^4+[.$H$42]*[.A99]^5*[.C99]^4+[.$H$43]*[.A99]^6*[.C99]^4+[.$H$44]*[.C99]^5+[.$H$45]*[.A99]*[.C99]^5+[.$H$46]*[.A99]^2*[.C99]^5+[.$H$47]*[.A99]^3*[.C99]^5+[.$H$48]*[.A99]^4*[.C99]^5+[.$H$49]*[.A99]^5*[.C99]^5+[.$H$50]*[.A99]^6*[.C99]^5+[.$H$51]*[.C99]^6+[.$H$52]*[.A99]*[.C99]^6+[.$H$53]*[.A99]^2*[.C99]^6+[.$H$54]*[.A99]^3*[.C99]^6+[.$H$55]*[.A99]^4*[.C99]^6+[.$H$56]*[.A99]^5*[.C99]^6+[.$H$57]*[.A99]^6*[.C99]^6" office:value-type="float" office:value="0.000132439044770777">
            <text:p>1.3244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0.000132439044770747">
            <text:p>0.000132439</text:p>
          </table:table-cell>
          <table:table-cell table:formula="of:=[.K99]-[.E99]" office:value-type="float" office:value="-3.05202911554669E-017">
            <text:p>-0</text:p>
          </table:table-cell>
          <table:table-cell table:formula="of:=100*([.K99]-[.D99])/[.D99]" office:value-type="float" office:value="135.530935036007">
            <text:p>135.530935036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201414129460945">
            <text:p>0.0002014141</text:p>
          </table:table-cell>
          <table:table-cell table:formula="of:=100*([.P99]-[.D99])/[.D99]" office:value-type="float" office:value="258.196922391864">
            <text:p>258.1969223919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132439044770747">
            <text:p>0.000132439</text:p>
          </table:table-cell>
          <table:table-cell office:value-type="float" office:value="0.000201414129460945">
            <text:p>0.0002014141</text:p>
          </table:table-cell>
          <table:table-cell table:style-name="ce7" office:value-type="string">
            <text:p>-6.897508469019885e-0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 table:formula="of:=1.01325*[.B100]" office:value-type="float" office:value="5.06625">
            <text:p>5.066250</text:p>
          </table:table-cell>
          <table:table-cell office:value-type="float" office:value="0.00007131">
            <text:p>7.1310E-05</text:p>
          </table:table-cell>
          <table:table-cell table:formula="of:=[.$H$9]+[.$H$10]*[.A100]+[.$H$11]*[.A100]^2+[.$H$12]*[.A100]^3+[.$H$13]*[.A100]^4+[.$H$14]*[.A100]^5+[.$H$15]*[.A100]^6+[.$H$16]*[.C100]+[.$H$17]*[.A100]*[.C100]+[.$H$18]*[.A100]^2*[.C100]+[.$H$19]*[.A100]^3*[.C100]+[.$H$20]*[.A100]^4*[.C100]+[.$H$21]*[.A100]^5*[.C100]+[.$H$22]*[.A100]^6*[.C100]+[.$H$23]*[.C100]^2+[.$H$24]*[.A100]*[.C100]^2+[.$H$25]*[.A100]^2*[.C100]^2+[.$H$26]*[.A100]^3*[.C100]^2+[.$H$27]*[.A100]^4*[.C100]^2+[.$H$28]*[.A100]^5*[.C100]^2+[.$H$29]*[.A100]^6*[.C100]^2+[.$H$30]*[.C100]^3+[.$H$31]*[.A100]*[.C100]^3+[.$H$32]*[.A100]^2*[.C100]^3+[.$H$33]*[.A100]^3*[.C100]^3+[.$H$34]*[.A100]^4*[.C100]^3+[.$H$35]*[.A100]^5*[.C100]^3+[.$H$36]*[.A100]^6*[.C100]^3+[.$H$37]*[.C100]^4+[.$H$38]*[.A100]*[.C100]^4+[.$H$39]*[.A100]^2*[.C100]^4+[.$H$40]*[.A100]^3*[.C100]^4+[.$H$41]*[.A100]^4*[.C100]^4+[.$H$42]*[.A100]^5*[.C100]^4+[.$H$43]*[.A100]^6*[.C100]^4+[.$H$44]*[.C100]^5+[.$H$45]*[.A100]*[.C100]^5+[.$H$46]*[.A100]^2*[.C100]^5+[.$H$47]*[.A100]^3*[.C100]^5+[.$H$48]*[.A100]^4*[.C100]^5+[.$H$49]*[.A100]^5*[.C100]^5+[.$H$50]*[.A100]^6*[.C100]^5+[.$H$51]*[.C100]^6+[.$H$52]*[.A100]*[.C100]^6+[.$H$53]*[.A100]^2*[.C100]^6+[.$H$54]*[.A100]^3*[.C100]^6+[.$H$55]*[.A100]^4*[.C100]^6+[.$H$56]*[.A100]^5*[.C100]^6+[.$H$57]*[.A100]^6*[.C100]^6" office:value-type="float" office:value="0.000155072079457982">
            <text:p>1.5507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0.000155072079457947">
            <text:p>0.0001550721</text:p>
          </table:table-cell>
          <table:table-cell table:formula="of:=[.K100]-[.E100]" office:value-type="float" office:value="-3.54805160945881E-017">
            <text:p>-0</text:p>
          </table:table-cell>
          <table:table-cell table:formula="of:=100*([.K100]-[.D100])/[.D100]" office:value-type="float" office:value="117.461897991792">
            <text:p>117.4618979918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212174435526619">
            <text:p>0.0002121744</text:p>
          </table:table-cell>
          <table:table-cell table:formula="of:=100*([.P100]-[.D100])/[.D100]" office:value-type="float" office:value="197.538123021482">
            <text:p>197.5381230215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155072079457947">
            <text:p>0.0001550721</text:p>
          </table:table-cell>
          <table:table-cell office:value-type="float" office:value="0.000212174435526619">
            <text:p>0.0002121744</text:p>
          </table:table-cell>
          <table:table-cell table:style-name="ce7" office:value-type="string">
            <text:p>-5.710235606867233e-05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5">
            <text:p>5</text:p>
          </table:table-cell>
          <table:table-cell table:formula="of:=1.01325*[.B101]" office:value-type="float" office:value="5.06625">
            <text:p>5.066250</text:p>
          </table:table-cell>
          <table:table-cell office:value-type="float" office:value="0.00008655">
            <text:p>8.6550E-05</text:p>
          </table:table-cell>
          <table:table-cell table:formula="of:=[.$H$9]+[.$H$10]*[.A101]+[.$H$11]*[.A101]^2+[.$H$12]*[.A101]^3+[.$H$13]*[.A101]^4+[.$H$14]*[.A101]^5+[.$H$15]*[.A101]^6+[.$H$16]*[.C101]+[.$H$17]*[.A101]*[.C101]+[.$H$18]*[.A101]^2*[.C101]+[.$H$19]*[.A101]^3*[.C101]+[.$H$20]*[.A101]^4*[.C101]+[.$H$21]*[.A101]^5*[.C101]+[.$H$22]*[.A101]^6*[.C101]+[.$H$23]*[.C101]^2+[.$H$24]*[.A101]*[.C101]^2+[.$H$25]*[.A101]^2*[.C101]^2+[.$H$26]*[.A101]^3*[.C101]^2+[.$H$27]*[.A101]^4*[.C101]^2+[.$H$28]*[.A101]^5*[.C101]^2+[.$H$29]*[.A101]^6*[.C101]^2+[.$H$30]*[.C101]^3+[.$H$31]*[.A101]*[.C101]^3+[.$H$32]*[.A101]^2*[.C101]^3+[.$H$33]*[.A101]^3*[.C101]^3+[.$H$34]*[.A101]^4*[.C101]^3+[.$H$35]*[.A101]^5*[.C101]^3+[.$H$36]*[.A101]^6*[.C101]^3+[.$H$37]*[.C101]^4+[.$H$38]*[.A101]*[.C101]^4+[.$H$39]*[.A101]^2*[.C101]^4+[.$H$40]*[.A101]^3*[.C101]^4+[.$H$41]*[.A101]^4*[.C101]^4+[.$H$42]*[.A101]^5*[.C101]^4+[.$H$43]*[.A101]^6*[.C101]^4+[.$H$44]*[.C101]^5+[.$H$45]*[.A101]*[.C101]^5+[.$H$46]*[.A101]^2*[.C101]^5+[.$H$47]*[.A101]^3*[.C101]^5+[.$H$48]*[.A101]^4*[.C101]^5+[.$H$49]*[.A101]^5*[.C101]^5+[.$H$50]*[.A101]^6*[.C101]^5+[.$H$51]*[.C101]^6+[.$H$52]*[.A101]*[.C101]^6+[.$H$53]*[.A101]^2*[.C101]^6+[.$H$54]*[.A101]^3*[.C101]^6+[.$H$55]*[.A101]^4*[.C101]^6+[.$H$56]*[.A101]^5*[.C101]^6+[.$H$57]*[.A101]^6*[.C101]^6" office:value-type="float" office:value="0.000159630573287443">
            <text:p>1.5963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0.000159630573287459">
            <text:p>0.0001596306</text:p>
          </table:table-cell>
          <table:table-cell table:formula="of:=[.K101]-[.E101]" office:value-type="float" office:value="1.54227759036063E-017">
            <text:p>0</text:p>
          </table:table-cell>
          <table:table-cell table:formula="of:=100*([.K101]-[.D101])/[.D101]" office:value-type="float" office:value="84.4374041449553">
            <text:p>84.437404145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202753926526321">
            <text:p>0.0002027539</text:p>
          </table:table-cell>
          <table:table-cell table:formula="of:=100*([.P101]-[.D101])/[.D101]" office:value-type="float" office:value="134.26219124936">
            <text:p>134.2621912494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159630573287459">
            <text:p>0.0001596306</text:p>
          </table:table-cell>
          <table:table-cell office:value-type="float" office:value="0.000202753926526321">
            <text:p>0.0002027539</text:p>
          </table:table-cell>
          <table:table-cell table:style-name="ce7" office:value-type="string">
            <text:p>-4.312335323886267e-0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 table:formula="of:=1.01325*[.B102]" office:value-type="float" office:value="5.06625">
            <text:p>5.066250</text:p>
          </table:table-cell>
          <table:table-cell office:value-type="float" office:value="0.00009653">
            <text:p>9.6530E-05</text:p>
          </table:table-cell>
          <table:table-cell table:formula="of:=[.$H$9]+[.$H$10]*[.A102]+[.$H$11]*[.A102]^2+[.$H$12]*[.A102]^3+[.$H$13]*[.A102]^4+[.$H$14]*[.A102]^5+[.$H$15]*[.A102]^6+[.$H$16]*[.C102]+[.$H$17]*[.A102]*[.C102]+[.$H$18]*[.A102]^2*[.C102]+[.$H$19]*[.A102]^3*[.C102]+[.$H$20]*[.A102]^4*[.C102]+[.$H$21]*[.A102]^5*[.C102]+[.$H$22]*[.A102]^6*[.C102]+[.$H$23]*[.C102]^2+[.$H$24]*[.A102]*[.C102]^2+[.$H$25]*[.A102]^2*[.C102]^2+[.$H$26]*[.A102]^3*[.C102]^2+[.$H$27]*[.A102]^4*[.C102]^2+[.$H$28]*[.A102]^5*[.C102]^2+[.$H$29]*[.A102]^6*[.C102]^2+[.$H$30]*[.C102]^3+[.$H$31]*[.A102]*[.C102]^3+[.$H$32]*[.A102]^2*[.C102]^3+[.$H$33]*[.A102]^3*[.C102]^3+[.$H$34]*[.A102]^4*[.C102]^3+[.$H$35]*[.A102]^5*[.C102]^3+[.$H$36]*[.A102]^6*[.C102]^3+[.$H$37]*[.C102]^4+[.$H$38]*[.A102]*[.C102]^4+[.$H$39]*[.A102]^2*[.C102]^4+[.$H$40]*[.A102]^3*[.C102]^4+[.$H$41]*[.A102]^4*[.C102]^4+[.$H$42]*[.A102]^5*[.C102]^4+[.$H$43]*[.A102]^6*[.C102]^4+[.$H$44]*[.C102]^5+[.$H$45]*[.A102]*[.C102]^5+[.$H$46]*[.A102]^2*[.C102]^5+[.$H$47]*[.A102]^3*[.C102]^5+[.$H$48]*[.A102]^4*[.C102]^5+[.$H$49]*[.A102]^5*[.C102]^5+[.$H$50]*[.A102]^6*[.C102]^5+[.$H$51]*[.C102]^6+[.$H$52]*[.A102]*[.C102]^6+[.$H$53]*[.A102]^2*[.C102]^6+[.$H$54]*[.A102]^3*[.C102]^6+[.$H$55]*[.A102]^4*[.C102]^6+[.$H$56]*[.A102]^5*[.C102]^6+[.$H$57]*[.A102]^6*[.C102]^6" office:value-type="float" office:value="0.000143388012321514">
            <text:p>1.4339E-0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0.000143388012321477">
            <text:p>0.000143388</text:p>
          </table:table-cell>
          <table:table-cell table:formula="of:=[.K102]-[.E102]" office:value-type="float" office:value="-3.65647182670736E-017">
            <text:p>-0</text:p>
          </table:table-cell>
          <table:table-cell table:formula="of:=100*([.K102]-[.D102])/[.D102]" office:value-type="float" office:value="48.5424348093619">
            <text:p>48.5424348094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181160331017121">
            <text:p>0.0001811603</text:p>
          </table:table-cell>
          <table:table-cell table:formula="of:=100*([.P102]-[.D102])/[.D102]" office:value-type="float" office:value="87.6725691672234">
            <text:p>87.6725691672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143388012321477">
            <text:p>0.000143388</text:p>
          </table:table-cell>
          <table:table-cell office:value-type="float" office:value="0.000181160331017121">
            <text:p>0.0001811603</text:p>
          </table:table-cell>
          <table:table-cell table:style-name="ce7" office:value-type="string">
            <text:p>-3.77723186956437e-05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5">
            <text:p>5</text:p>
          </table:table-cell>
          <table:table-cell table:formula="of:=1.01325*[.B103]" office:value-type="float" office:value="5.06625">
            <text:p>5.066250</text:p>
          </table:table-cell>
          <table:table-cell office:value-type="float" office:value="0.00009537">
            <text:p>9.5370E-05</text:p>
          </table:table-cell>
          <table:table-cell table:formula="of:=[.$H$9]+[.$H$10]*[.A103]+[.$H$11]*[.A103]^2+[.$H$12]*[.A103]^3+[.$H$13]*[.A103]^4+[.$H$14]*[.A103]^5+[.$H$15]*[.A103]^6+[.$H$16]*[.C103]+[.$H$17]*[.A103]*[.C103]+[.$H$18]*[.A103]^2*[.C103]+[.$H$19]*[.A103]^3*[.C103]+[.$H$20]*[.A103]^4*[.C103]+[.$H$21]*[.A103]^5*[.C103]+[.$H$22]*[.A103]^6*[.C103]+[.$H$23]*[.C103]^2+[.$H$24]*[.A103]*[.C103]^2+[.$H$25]*[.A103]^2*[.C103]^2+[.$H$26]*[.A103]^3*[.C103]^2+[.$H$27]*[.A103]^4*[.C103]^2+[.$H$28]*[.A103]^5*[.C103]^2+[.$H$29]*[.A103]^6*[.C103]^2+[.$H$30]*[.C103]^3+[.$H$31]*[.A103]*[.C103]^3+[.$H$32]*[.A103]^2*[.C103]^3+[.$H$33]*[.A103]^3*[.C103]^3+[.$H$34]*[.A103]^4*[.C103]^3+[.$H$35]*[.A103]^5*[.C103]^3+[.$H$36]*[.A103]^6*[.C103]^3+[.$H$37]*[.C103]^4+[.$H$38]*[.A103]*[.C103]^4+[.$H$39]*[.A103]^2*[.C103]^4+[.$H$40]*[.A103]^3*[.C103]^4+[.$H$41]*[.A103]^4*[.C103]^4+[.$H$42]*[.A103]^5*[.C103]^4+[.$H$43]*[.A103]^6*[.C103]^4+[.$H$44]*[.C103]^5+[.$H$45]*[.A103]*[.C103]^5+[.$H$46]*[.A103]^2*[.C103]^5+[.$H$47]*[.A103]^3*[.C103]^5+[.$H$48]*[.A103]^4*[.C103]^5+[.$H$49]*[.A103]^5*[.C103]^5+[.$H$50]*[.A103]^6*[.C103]^5+[.$H$51]*[.C103]^6+[.$H$52]*[.A103]*[.C103]^6+[.$H$53]*[.A103]^2*[.C103]^6+[.$H$54]*[.A103]^3*[.C103]^6+[.$H$55]*[.A103]^4*[.C103]^6+[.$H$56]*[.A103]^5*[.C103]^6+[.$H$57]*[.A103]^6*[.C103]^6" office:value-type="float" office:value="0.000104415298580272">
            <text:p>1.0442E-04</text:p>
          </table:table-cell>
          <table:table-cell table:number-columns-repeated="4"/>
          <table:table-cell office:value-type="float" office:value="0.7">
            <text:p>0.70</text:p>
          </table:table-cell>
          <table:table-cell office:value-type="float" office:value="0.00010441529858009">
            <text:p>0.0001044153</text:p>
          </table:table-cell>
          <table:table-cell table:formula="of:=[.K103]-[.E103]" office:value-type="float" office:value="-1.827829337539E-016">
            <text:p>-0</text:p>
          </table:table-cell>
          <table:table-cell table:formula="of:=100*([.K103]-[.D103])/[.D103]" office:value-type="float" office:value="9.48442757690007">
            <text:p>9.4844275769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15540089760157">
            <text:p>0.0001554009</text:p>
          </table:table-cell>
          <table:table-cell table:formula="of:=100*([.P103]-[.D103])/[.D103]" office:value-type="float" office:value="62.9452632919893">
            <text:p>62.945263292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10441529858009">
            <text:p>0.0001044153</text:p>
          </table:table-cell>
          <table:table-cell office:value-type="float" office:value="0.00015540089760157">
            <text:p>0.0001554009</text:p>
          </table:table-cell>
          <table:table-cell table:style-name="ce7" office:value-type="string">
            <text:p>-5.098559902148057e-0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5">
            <text:p>5</text:p>
          </table:table-cell>
          <table:table-cell table:formula="of:=1.01325*[.B104]" office:value-type="float" office:value="5.06625">
            <text:p>5.066250</text:p>
          </table:table-cell>
          <table:table-cell office:value-type="float" office:value="0.00007569">
            <text:p>7.5690E-05</text:p>
          </table:table-cell>
          <table:table-cell table:formula="of:=[.$H$9]+[.$H$10]*[.A104]+[.$H$11]*[.A104]^2+[.$H$12]*[.A104]^3+[.$H$13]*[.A104]^4+[.$H$14]*[.A104]^5+[.$H$15]*[.A104]^6+[.$H$16]*[.C104]+[.$H$17]*[.A104]*[.C104]+[.$H$18]*[.A104]^2*[.C104]+[.$H$19]*[.A104]^3*[.C104]+[.$H$20]*[.A104]^4*[.C104]+[.$H$21]*[.A104]^5*[.C104]+[.$H$22]*[.A104]^6*[.C104]+[.$H$23]*[.C104]^2+[.$H$24]*[.A104]*[.C104]^2+[.$H$25]*[.A104]^2*[.C104]^2+[.$H$26]*[.A104]^3*[.C104]^2+[.$H$27]*[.A104]^4*[.C104]^2+[.$H$28]*[.A104]^5*[.C104]^2+[.$H$29]*[.A104]^6*[.C104]^2+[.$H$30]*[.C104]^3+[.$H$31]*[.A104]*[.C104]^3+[.$H$32]*[.A104]^2*[.C104]^3+[.$H$33]*[.A104]^3*[.C104]^3+[.$H$34]*[.A104]^4*[.C104]^3+[.$H$35]*[.A104]^5*[.C104]^3+[.$H$36]*[.A104]^6*[.C104]^3+[.$H$37]*[.C104]^4+[.$H$38]*[.A104]*[.C104]^4+[.$H$39]*[.A104]^2*[.C104]^4+[.$H$40]*[.A104]^3*[.C104]^4+[.$H$41]*[.A104]^4*[.C104]^4+[.$H$42]*[.A104]^5*[.C104]^4+[.$H$43]*[.A104]^6*[.C104]^4+[.$H$44]*[.C104]^5+[.$H$45]*[.A104]*[.C104]^5+[.$H$46]*[.A104]^2*[.C104]^5+[.$H$47]*[.A104]^3*[.C104]^5+[.$H$48]*[.A104]^4*[.C104]^5+[.$H$49]*[.A104]^5*[.C104]^5+[.$H$50]*[.A104]^6*[.C104]^5+[.$H$51]*[.C104]^6+[.$H$52]*[.A104]*[.C104]^6+[.$H$53]*[.A104]^2*[.C104]^6+[.$H$54]*[.A104]^3*[.C104]^6+[.$H$55]*[.A104]^4*[.C104]^6+[.$H$56]*[.A104]^5*[.C104]^6+[.$H$57]*[.A104]^6*[.C104]^6" office:value-type="float" office:value="0.0000413420897009901">
            <text:p>4.1342E-05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4.134208970094696e-05</text:p>
          </table:table-cell>
          <table:table-cell table:formula="of:=[.K104]-[.E104]" office:value-type="float" office:value="-4.3144470201345E-017">
            <text:p>-0</text:p>
          </table:table-cell>
          <table:table-cell table:formula="of:=100*([.K104]-[.D104])/[.D104]" office:value-type="float" office:value="-45.3797203052623">
            <text:p>-45.3797203053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1334824698749">
            <text:p>0.0001334825</text:p>
          </table:table-cell>
          <table:table-cell table:formula="of:=100*([.P104]-[.D104])/[.D104]" office:value-type="float" office:value="76.354168152861">
            <text:p>76.3541681529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4.134208970094696e-05</text:p>
          </table:table-cell>
          <table:table-cell office:value-type="float" office:value="0.0001334824698749">
            <text:p>0.0001334825</text:p>
          </table:table-cell>
          <table:table-cell table:style-name="ce7" office:value-type="string">
            <text:p>-9.214038017395354e-05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5">
            <text:p>5</text:p>
          </table:table-cell>
          <table:table-cell table:formula="of:=1.01325*[.B105]" office:value-type="float" office:value="5.06625">
            <text:p>5.066250</text:p>
          </table:table-cell>
          <table:table-cell office:value-type="float" office:value="0.00002509">
            <text:p>2.5090E-05</text:p>
          </table:table-cell>
          <table:table-cell table:formula="of:=[.$H$9]+[.$H$10]*[.A105]+[.$H$11]*[.A105]^2+[.$H$12]*[.A105]^3+[.$H$13]*[.A105]^4+[.$H$14]*[.A105]^5+[.$H$15]*[.A105]^6+[.$H$16]*[.C105]+[.$H$17]*[.A105]*[.C105]+[.$H$18]*[.A105]^2*[.C105]+[.$H$19]*[.A105]^3*[.C105]+[.$H$20]*[.A105]^4*[.C105]+[.$H$21]*[.A105]^5*[.C105]+[.$H$22]*[.A105]^6*[.C105]+[.$H$23]*[.C105]^2+[.$H$24]*[.A105]*[.C105]^2+[.$H$25]*[.A105]^2*[.C105]^2+[.$H$26]*[.A105]^3*[.C105]^2+[.$H$27]*[.A105]^4*[.C105]^2+[.$H$28]*[.A105]^5*[.C105]^2+[.$H$29]*[.A105]^6*[.C105]^2+[.$H$30]*[.C105]^3+[.$H$31]*[.A105]*[.C105]^3+[.$H$32]*[.A105]^2*[.C105]^3+[.$H$33]*[.A105]^3*[.C105]^3+[.$H$34]*[.A105]^4*[.C105]^3+[.$H$35]*[.A105]^5*[.C105]^3+[.$H$36]*[.A105]^6*[.C105]^3+[.$H$37]*[.C105]^4+[.$H$38]*[.A105]*[.C105]^4+[.$H$39]*[.A105]^2*[.C105]^4+[.$H$40]*[.A105]^3*[.C105]^4+[.$H$41]*[.A105]^4*[.C105]^4+[.$H$42]*[.A105]^5*[.C105]^4+[.$H$43]*[.A105]^6*[.C105]^4+[.$H$44]*[.C105]^5+[.$H$45]*[.A105]*[.C105]^5+[.$H$46]*[.A105]^2*[.C105]^5+[.$H$47]*[.A105]^3*[.C105]^5+[.$H$48]*[.A105]^4*[.C105]^5+[.$H$49]*[.A105]^5*[.C105]^5+[.$H$50]*[.A105]^6*[.C105]^5+[.$H$51]*[.C105]^6+[.$H$52]*[.A105]*[.C105]^6+[.$H$53]*[.A105]^2*[.C105]^6+[.$H$54]*[.A105]^3*[.C105]^6+[.$H$55]*[.A105]^4*[.C105]^6+[.$H$56]*[.A105]^5*[.C105]^6+[.$H$57]*[.A105]^6*[.C105]^6" office:value-type="float" office:value="-0.0000468744479371395">
            <text:p>-4.6874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-4.687444793727283e-05</text:p>
          </table:table-cell>
          <table:table-cell table:formula="of:=[.K105]-[.E105]" office:value-type="float" office:value="-1.33295880843515E-016">
            <text:p>-0</text:p>
          </table:table-cell>
          <table:table-cell table:formula="of:=100*([.K105]-[.D105])/[.D105]" office:value-type="float" office:value="-286.825220953658">
            <text:p>-286.8252209537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123411619740056">
            <text:p>0.0001234116</text:p>
          </table:table-cell>
          <table:table-cell table:formula="of:=100*([.P105]-[.D105])/[.D105]" office:value-type="float" office:value="391.87572634538">
            <text:p>391.8757263454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-4.687444793727283e-05</text:p>
          </table:table-cell>
          <table:table-cell office:value-type="float" office:value="0.000123411619740056">
            <text:p>0.0001234116</text:p>
          </table:table-cell>
          <table:table-cell office:value-type="float" office:value="-0.000170286067677329">
            <text:p>-0.000170286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table:formula="of:=1.01325*[.B106]" office:value-type="float" office:value="5.06625">
            <text:p>5.066250</text:p>
          </table:table-cell>
          <table:table-cell office:value-type="float" office:value="-0.00006036">
            <text:p>-6.0360E-05</text:p>
          </table:table-cell>
          <table:table-cell table:formula="of:=[.$H$9]+[.$H$10]*[.A106]+[.$H$11]*[.A106]^2+[.$H$12]*[.A106]^3+[.$H$13]*[.A106]^4+[.$H$14]*[.A106]^5+[.$H$15]*[.A106]^6+[.$H$16]*[.C106]+[.$H$17]*[.A106]*[.C106]+[.$H$18]*[.A106]^2*[.C106]+[.$H$19]*[.A106]^3*[.C106]+[.$H$20]*[.A106]^4*[.C106]+[.$H$21]*[.A106]^5*[.C106]+[.$H$22]*[.A106]^6*[.C106]+[.$H$23]*[.C106]^2+[.$H$24]*[.A106]*[.C106]^2+[.$H$25]*[.A106]^2*[.C106]^2+[.$H$26]*[.A106]^3*[.C106]^2+[.$H$27]*[.A106]^4*[.C106]^2+[.$H$28]*[.A106]^5*[.C106]^2+[.$H$29]*[.A106]^6*[.C106]^2+[.$H$30]*[.C106]^3+[.$H$31]*[.A106]*[.C106]^3+[.$H$32]*[.A106]^2*[.C106]^3+[.$H$33]*[.A106]^3*[.C106]^3+[.$H$34]*[.A106]^4*[.C106]^3+[.$H$35]*[.A106]^5*[.C106]^3+[.$H$36]*[.A106]^6*[.C106]^3+[.$H$37]*[.C106]^4+[.$H$38]*[.A106]*[.C106]^4+[.$H$39]*[.A106]^2*[.C106]^4+[.$H$40]*[.A106]^3*[.C106]^4+[.$H$41]*[.A106]^4*[.C106]^4+[.$H$42]*[.A106]^5*[.C106]^4+[.$H$43]*[.A106]^6*[.C106]^4+[.$H$44]*[.C106]^5+[.$H$45]*[.A106]*[.C106]^5+[.$H$46]*[.A106]^2*[.C106]^5+[.$H$47]*[.A106]^3*[.C106]^5+[.$H$48]*[.A106]^4*[.C106]^5+[.$H$49]*[.A106]^5*[.C106]^5+[.$H$50]*[.A106]^6*[.C106]^5+[.$H$51]*[.C106]^6+[.$H$52]*[.A106]*[.C106]^6+[.$H$53]*[.A106]^2*[.C106]^6+[.$H$54]*[.A106]^3*[.C106]^6+[.$H$55]*[.A106]^4*[.C106]^6+[.$H$56]*[.A106]^5*[.C106]^6+[.$H$57]*[.A106]^6*[.C106]^6" office:value-type="float" office:value="-0.000161173472622618">
            <text:p>-1.6117E-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-0.000161173472622816">
            <text:p>-0.0001611735</text:p>
          </table:table-cell>
          <table:table-cell table:formula="of:=[.K106]-[.E106]" office:value-type="float" office:value="-1.98137947021726E-016">
            <text:p>-0</text:p>
          </table:table-cell>
          <table:table-cell table:formula="of:=100*([.K106]-[.D106])/[.D106]" office:value-type="float" office:value="167.020332377097">
            <text:p>167.0203323771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133194726898792">
            <text:p>0.0001331947</text:p>
          </table:table-cell>
          <table:table-cell table:formula="of:=100*([.P106]-[.D106])/[.D106]" office:value-type="float" office:value="-320.667208248497">
            <text:p>-320.6672082485</text:p>
          </table:table-cell>
          <table:table-cell/>
          <table:table-cell office:value-type="float" office:value="0.85">
            <text:p>0.85</text:p>
          </table:table-cell>
          <table:table-cell office:value-type="float" office:value="-0.000161173472622816">
            <text:p>-0.0001611735</text:p>
          </table:table-cell>
          <table:table-cell office:value-type="float" office:value="0.000133194726898792">
            <text:p>0.0001331947</text:p>
          </table:table-cell>
          <table:table-cell office:value-type="float" office:value="-0.000294368199521608">
            <text:p>-0.0002943682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5">
            <text:p>5</text:p>
          </table:table-cell>
          <table:table-cell table:formula="of:=1.01325*[.B107]" office:value-type="float" office:value="5.06625">
            <text:p>5.066250</text:p>
          </table:table-cell>
          <table:table-cell office:value-type="float" office:value="-0.0001943">
            <text:p>-1.9430E-04</text:p>
          </table:table-cell>
          <table:table-cell table:formula="of:=[.$H$9]+[.$H$10]*[.A107]+[.$H$11]*[.A107]^2+[.$H$12]*[.A107]^3+[.$H$13]*[.A107]^4+[.$H$14]*[.A107]^5+[.$H$15]*[.A107]^6+[.$H$16]*[.C107]+[.$H$17]*[.A107]*[.C107]+[.$H$18]*[.A107]^2*[.C107]+[.$H$19]*[.A107]^3*[.C107]+[.$H$20]*[.A107]^4*[.C107]+[.$H$21]*[.A107]^5*[.C107]+[.$H$22]*[.A107]^6*[.C107]+[.$H$23]*[.C107]^2+[.$H$24]*[.A107]*[.C107]^2+[.$H$25]*[.A107]^2*[.C107]^2+[.$H$26]*[.A107]^3*[.C107]^2+[.$H$27]*[.A107]^4*[.C107]^2+[.$H$28]*[.A107]^5*[.C107]^2+[.$H$29]*[.A107]^6*[.C107]^2+[.$H$30]*[.C107]^3+[.$H$31]*[.A107]*[.C107]^3+[.$H$32]*[.A107]^2*[.C107]^3+[.$H$33]*[.A107]^3*[.C107]^3+[.$H$34]*[.A107]^4*[.C107]^3+[.$H$35]*[.A107]^5*[.C107]^3+[.$H$36]*[.A107]^6*[.C107]^3+[.$H$37]*[.C107]^4+[.$H$38]*[.A107]*[.C107]^4+[.$H$39]*[.A107]^2*[.C107]^4+[.$H$40]*[.A107]^3*[.C107]^4+[.$H$41]*[.A107]^4*[.C107]^4+[.$H$42]*[.A107]^5*[.C107]^4+[.$H$43]*[.A107]^6*[.C107]^4+[.$H$44]*[.C107]^5+[.$H$45]*[.A107]*[.C107]^5+[.$H$46]*[.A107]^2*[.C107]^5+[.$H$47]*[.A107]^3*[.C107]^5+[.$H$48]*[.A107]^4*[.C107]^5+[.$H$49]*[.A107]^5*[.C107]^5+[.$H$50]*[.A107]^6*[.C107]^5+[.$H$51]*[.C107]^6+[.$H$52]*[.A107]*[.C107]^6+[.$H$53]*[.A107]^2*[.C107]^6+[.$H$54]*[.A107]^3*[.C107]^6+[.$H$55]*[.A107]^4*[.C107]^6+[.$H$56]*[.A107]^5*[.C107]^6+[.$H$57]*[.A107]^6*[.C107]^6" office:value-type="float" office:value="-0.000302606887253399">
            <text:p>-3.0261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302606887253611">
            <text:p>-0.0003026069</text:p>
          </table:table-cell>
          <table:table-cell table:formula="of:=[.K107]-[.E107]" office:value-type="float" office:value="-2.11853104503668E-016">
            <text:p>-0</text:p>
          </table:table-cell>
          <table:table-cell table:formula="of:=100*([.K107]-[.D107])/[.D107]" office:value-type="float" office:value="55.7420932854407">
            <text:p>55.7420932854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170837892340429">
            <text:p>0.0001708379</text:p>
          </table:table-cell>
          <table:table-cell table:formula="of:=100*([.P107]-[.D107])/[.D107]" office:value-type="float" office:value="-187.924803057349">
            <text:p>-187.9248030573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302606887253611">
            <text:p>-0.0003026069</text:p>
          </table:table-cell>
          <table:table-cell office:value-type="float" office:value="0.000170837892340429">
            <text:p>0.0001708379</text:p>
          </table:table-cell>
          <table:table-cell office:value-type="float" office:value="-0.00047344477959404">
            <text:p>-0.000473444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5">
            <text:p>5</text:p>
          </table:table-cell>
          <table:table-cell table:formula="of:=1.01325*[.B108]" office:value-type="float" office:value="5.06625">
            <text:p>5.066250</text:p>
          </table:table-cell>
          <table:table-cell office:value-type="float" office:value="-0.0003747">
            <text:p>-3.7470E-04</text:p>
          </table:table-cell>
          <table:table-cell table:formula="of:=[.$H$9]+[.$H$10]*[.A108]+[.$H$11]*[.A108]^2+[.$H$12]*[.A108]^3+[.$H$13]*[.A108]^4+[.$H$14]*[.A108]^5+[.$H$15]*[.A108]^6+[.$H$16]*[.C108]+[.$H$17]*[.A108]*[.C108]+[.$H$18]*[.A108]^2*[.C108]+[.$H$19]*[.A108]^3*[.C108]+[.$H$20]*[.A108]^4*[.C108]+[.$H$21]*[.A108]^5*[.C108]+[.$H$22]*[.A108]^6*[.C108]+[.$H$23]*[.C108]^2+[.$H$24]*[.A108]*[.C108]^2+[.$H$25]*[.A108]^2*[.C108]^2+[.$H$26]*[.A108]^3*[.C108]^2+[.$H$27]*[.A108]^4*[.C108]^2+[.$H$28]*[.A108]^5*[.C108]^2+[.$H$29]*[.A108]^6*[.C108]^2+[.$H$30]*[.C108]^3+[.$H$31]*[.A108]*[.C108]^3+[.$H$32]*[.A108]^2*[.C108]^3+[.$H$33]*[.A108]^3*[.C108]^3+[.$H$34]*[.A108]^4*[.C108]^3+[.$H$35]*[.A108]^5*[.C108]^3+[.$H$36]*[.A108]^6*[.C108]^3+[.$H$37]*[.C108]^4+[.$H$38]*[.A108]*[.C108]^4+[.$H$39]*[.A108]^2*[.C108]^4+[.$H$40]*[.A108]^3*[.C108]^4+[.$H$41]*[.A108]^4*[.C108]^4+[.$H$42]*[.A108]^5*[.C108]^4+[.$H$43]*[.A108]^6*[.C108]^4+[.$H$44]*[.C108]^5+[.$H$45]*[.A108]*[.C108]^5+[.$H$46]*[.A108]^2*[.C108]^5+[.$H$47]*[.A108]^3*[.C108]^5+[.$H$48]*[.A108]^4*[.C108]^5+[.$H$49]*[.A108]^5*[.C108]^5+[.$H$50]*[.A108]^6*[.C108]^5+[.$H$51]*[.C108]^6+[.$H$52]*[.A108]*[.C108]^6+[.$H$53]*[.A108]^2*[.C108]^6+[.$H$54]*[.A108]^3*[.C108]^6+[.$H$55]*[.A108]^4*[.C108]^6+[.$H$56]*[.A108]^5*[.C108]^6+[.$H$57]*[.A108]^6*[.C108]^6" office:value-type="float" office:value="-0.000472548345813724">
            <text:p>-4.7255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47254834581389">
            <text:p>-0.0004725483</text:p>
          </table:table-cell>
          <table:table-cell table:formula="of:=[.K108]-[.E108]" office:value-type="float" office:value="-1.66696084019646E-016">
            <text:p>-0</text:p>
          </table:table-cell>
          <table:table-cell table:formula="of:=100*([.K108]-[.D108])/[.D108]" office:value-type="float" office:value="26.1137832436324">
            <text:p>26.113783243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244346573662566">
            <text:p>0.0002443466</text:p>
          </table:table-cell>
          <table:table-cell table:formula="of:=100*([.P108]-[.D108])/[.D108]" office:value-type="float" office:value="-165.211255314269">
            <text:p>-165.2112553143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47254834581389">
            <text:p>-0.0004725483</text:p>
          </table:table-cell>
          <table:table-cell office:value-type="float" office:value="0.000244346573662566">
            <text:p>0.0002443466</text:p>
          </table:table-cell>
          <table:table-cell office:value-type="float" office:value="-0.000716894919476456">
            <text:p>-0.0007168949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5">
            <text:p>5</text:p>
          </table:table-cell>
          <table:table-cell table:formula="of:=1.01325*[.B109]" office:value-type="float" office:value="5.06625">
            <text:p>5.066250</text:p>
          </table:table-cell>
          <table:table-cell office:value-type="float" office:value="-0.0006053">
            <text:p>-6.0530E-04</text:p>
          </table:table-cell>
          <table:table-cell table:formula="of:=[.$H$9]+[.$H$10]*[.A109]+[.$H$11]*[.A109]^2+[.$H$12]*[.A109]^3+[.$H$13]*[.A109]^4+[.$H$14]*[.A109]^5+[.$H$15]*[.A109]^6+[.$H$16]*[.C109]+[.$H$17]*[.A109]*[.C109]+[.$H$18]*[.A109]^2*[.C109]+[.$H$19]*[.A109]^3*[.C109]+[.$H$20]*[.A109]^4*[.C109]+[.$H$21]*[.A109]^5*[.C109]+[.$H$22]*[.A109]^6*[.C109]+[.$H$23]*[.C109]^2+[.$H$24]*[.A109]*[.C109]^2+[.$H$25]*[.A109]^2*[.C109]^2+[.$H$26]*[.A109]^3*[.C109]^2+[.$H$27]*[.A109]^4*[.C109]^2+[.$H$28]*[.A109]^5*[.C109]^2+[.$H$29]*[.A109]^6*[.C109]^2+[.$H$30]*[.C109]^3+[.$H$31]*[.A109]*[.C109]^3+[.$H$32]*[.A109]^2*[.C109]^3+[.$H$33]*[.A109]^3*[.C109]^3+[.$H$34]*[.A109]^4*[.C109]^3+[.$H$35]*[.A109]^5*[.C109]^3+[.$H$36]*[.A109]^6*[.C109]^3+[.$H$37]*[.C109]^4+[.$H$38]*[.A109]*[.C109]^4+[.$H$39]*[.A109]^2*[.C109]^4+[.$H$40]*[.A109]^3*[.C109]^4+[.$H$41]*[.A109]^4*[.C109]^4+[.$H$42]*[.A109]^5*[.C109]^4+[.$H$43]*[.A109]^6*[.C109]^4+[.$H$44]*[.C109]^5+[.$H$45]*[.A109]*[.C109]^5+[.$H$46]*[.A109]^2*[.C109]^5+[.$H$47]*[.A109]^3*[.C109]^5+[.$H$48]*[.A109]^4*[.C109]^5+[.$H$49]*[.A109]^5*[.C109]^5+[.$H$50]*[.A109]^6*[.C109]^5+[.$H$51]*[.C109]^6+[.$H$52]*[.A109]*[.C109]^6+[.$H$53]*[.A109]^2*[.C109]^6+[.$H$54]*[.A109]^3*[.C109]^6+[.$H$55]*[.A109]^4*[.C109]^6+[.$H$56]*[.A109]^5*[.C109]^6+[.$H$57]*[.A109]^6*[.C109]^6" office:value-type="float" office:value="-0.000672894846385921">
            <text:p>-6.7289E-04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0672894846386109">
            <text:p>-0.0006728948</text:p>
          </table:table-cell>
          <table:table-cell table:formula="of:=[.K109]-[.E109]" office:value-type="float" office:value="-1.87783816274489E-016">
            <text:p>-0</text:p>
          </table:table-cell>
          <table:table-cell table:formula="of:=100*([.K109]-[.D109])/[.D109]" office:value-type="float" office:value="11.1671644450865">
            <text:p>11.1671644451</text:p>
          </table:table-cell>
          <table:table-cell/>
          <table:table-cell office:value-type="float" office:value="1">
            <text:p>1.00</text:p>
          </table:table-cell>
          <table:table-cell office:value-type="float" office:value="0.000361724830092197">
            <text:p>0.0003617248</text:p>
          </table:table-cell>
          <table:table-cell table:formula="of:=100*([.P109]-[.D109])/[.D109]" office:value-type="float" office:value="-159.75959525726">
            <text:p>-159.7595952573</text:p>
          </table:table-cell>
          <table:table-cell/>
          <table:table-cell office:value-type="float" office:value="1">
            <text:p>1.00</text:p>
          </table:table-cell>
          <table:table-cell office:value-type="float" office:value="-0.000672894846386109">
            <text:p>-0.0006728948</text:p>
          </table:table-cell>
          <table:table-cell office:value-type="float" office:value="0.000361724830092197">
            <text:p>0.0003617248</text:p>
          </table:table-cell>
          <table:table-cell office:value-type="float" office:value="-0.00103461967647831">
            <text:p>-0.001034619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5">
            <text:p>5</text:p>
          </table:table-cell>
          <table:table-cell table:formula="of:=1.01325*[.B110]" office:value-type="float" office:value="5.06625">
            <text:p>5.066250</text:p>
          </table:table-cell>
          <table:table-cell office:value-type="float" office:value="-0.0008585">
            <text:p>-8.5850E-04</text:p>
          </table:table-cell>
          <table:table-cell table:formula="of:=[.$H$9]+[.$H$10]*[.A110]+[.$H$11]*[.A110]^2+[.$H$12]*[.A110]^3+[.$H$13]*[.A110]^4+[.$H$14]*[.A110]^5+[.$H$15]*[.A110]^6+[.$H$16]*[.C110]+[.$H$17]*[.A110]*[.C110]+[.$H$18]*[.A110]^2*[.C110]+[.$H$19]*[.A110]^3*[.C110]+[.$H$20]*[.A110]^4*[.C110]+[.$H$21]*[.A110]^5*[.C110]+[.$H$22]*[.A110]^6*[.C110]+[.$H$23]*[.C110]^2+[.$H$24]*[.A110]*[.C110]^2+[.$H$25]*[.A110]^2*[.C110]^2+[.$H$26]*[.A110]^3*[.C110]^2+[.$H$27]*[.A110]^4*[.C110]^2+[.$H$28]*[.A110]^5*[.C110]^2+[.$H$29]*[.A110]^6*[.C110]^2+[.$H$30]*[.C110]^3+[.$H$31]*[.A110]*[.C110]^3+[.$H$32]*[.A110]^2*[.C110]^3+[.$H$33]*[.A110]^3*[.C110]^3+[.$H$34]*[.A110]^4*[.C110]^3+[.$H$35]*[.A110]^5*[.C110]^3+[.$H$36]*[.A110]^6*[.C110]^3+[.$H$37]*[.C110]^4+[.$H$38]*[.A110]*[.C110]^4+[.$H$39]*[.A110]^2*[.C110]^4+[.$H$40]*[.A110]^3*[.C110]^4+[.$H$41]*[.A110]^4*[.C110]^4+[.$H$42]*[.A110]^5*[.C110]^4+[.$H$43]*[.A110]^6*[.C110]^4+[.$H$44]*[.C110]^5+[.$H$45]*[.A110]*[.C110]^5+[.$H$46]*[.A110]^2*[.C110]^5+[.$H$47]*[.A110]^3*[.C110]^5+[.$H$48]*[.A110]^4*[.C110]^5+[.$H$49]*[.A110]^5*[.C110]^5+[.$H$50]*[.A110]^6*[.C110]^5+[.$H$51]*[.C110]^6+[.$H$52]*[.A110]*[.C110]^6+[.$H$53]*[.A110]^2*[.C110]^6+[.$H$54]*[.A110]^3*[.C110]^6+[.$H$55]*[.A110]^4*[.C110]^6+[.$H$56]*[.A110]^5*[.C110]^6+[.$H$57]*[.A110]^6*[.C110]^6" office:value-type="float" office:value="-0.000906260910692378">
            <text:p>-9.0626E-04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0906260910692965">
            <text:p>-0.0009062609</text:p>
          </table:table-cell>
          <table:table-cell table:formula="of:=[.K110]-[.E110]" office:value-type="float" office:value="-5.87637577487143E-016">
            <text:p>-0</text:p>
          </table:table-cell>
          <table:table-cell table:formula="of:=100*([.K110]-[.D110])/[.D110]" office:value-type="float" office:value="5.56329769283233">
            <text:p>5.5632976928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530974065168174">
            <text:p>0.0005309741</text:p>
          </table:table-cell>
          <table:table-cell table:formula="of:=100*([.P110]-[.D110])/[.D110]" office:value-type="float" office:value="-161.849046612484">
            <text:p>-161.8490466125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0906260910692965">
            <text:p>-0.0009062609</text:p>
          </table:table-cell>
          <table:table-cell office:value-type="float" office:value="0.000530974065168174">
            <text:p>0.0005309741</text:p>
          </table:table-cell>
          <table:table-cell office:value-type="float" office:value="-0.00143723497586114">
            <text:p>-0.001437235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5">
            <text:p>5</text:p>
          </table:table-cell>
          <table:table-cell table:formula="of:=1.01325*[.B111]" office:value-type="float" office:value="5.06625">
            <text:p>5.066250</text:p>
          </table:table-cell>
          <table:table-cell office:value-type="float" office:value="-0.001126">
            <text:p>-1.1260E-03</text:p>
          </table:table-cell>
          <table:table-cell table:formula="of:=[.$H$9]+[.$H$10]*[.A111]+[.$H$11]*[.A111]^2+[.$H$12]*[.A111]^3+[.$H$13]*[.A111]^4+[.$H$14]*[.A111]^5+[.$H$15]*[.A111]^6+[.$H$16]*[.C111]+[.$H$17]*[.A111]*[.C111]+[.$H$18]*[.A111]^2*[.C111]+[.$H$19]*[.A111]^3*[.C111]+[.$H$20]*[.A111]^4*[.C111]+[.$H$21]*[.A111]^5*[.C111]+[.$H$22]*[.A111]^6*[.C111]+[.$H$23]*[.C111]^2+[.$H$24]*[.A111]*[.C111]^2+[.$H$25]*[.A111]^2*[.C111]^2+[.$H$26]*[.A111]^3*[.C111]^2+[.$H$27]*[.A111]^4*[.C111]^2+[.$H$28]*[.A111]^5*[.C111]^2+[.$H$29]*[.A111]^6*[.C111]^2+[.$H$30]*[.C111]^3+[.$H$31]*[.A111]*[.C111]^3+[.$H$32]*[.A111]^2*[.C111]^3+[.$H$33]*[.A111]^3*[.C111]^3+[.$H$34]*[.A111]^4*[.C111]^3+[.$H$35]*[.A111]^5*[.C111]^3+[.$H$36]*[.A111]^6*[.C111]^3+[.$H$37]*[.C111]^4+[.$H$38]*[.A111]*[.C111]^4+[.$H$39]*[.A111]^2*[.C111]^4+[.$H$40]*[.A111]^3*[.C111]^4+[.$H$41]*[.A111]^4*[.C111]^4+[.$H$42]*[.A111]^5*[.C111]^4+[.$H$43]*[.A111]^6*[.C111]^4+[.$H$44]*[.C111]^5+[.$H$45]*[.A111]*[.C111]^5+[.$H$46]*[.A111]^2*[.C111]^5+[.$H$47]*[.A111]^3*[.C111]^5+[.$H$48]*[.A111]^4*[.C111]^5+[.$H$49]*[.A111]^5*[.C111]^5+[.$H$50]*[.A111]^6*[.C111]^5+[.$H$51]*[.C111]^6+[.$H$52]*[.A111]*[.C111]^6+[.$H$53]*[.A111]^2*[.C111]^6+[.$H$54]*[.A111]^3*[.C111]^6+[.$H$55]*[.A111]^4*[.C111]^6+[.$H$56]*[.A111]^5*[.C111]^6+[.$H$57]*[.A111]^6*[.C111]^6" office:value-type="float" office:value="-0.00117616535017567">
            <text:p>-1.1762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11761653501757">
            <text:p>-0.0011761654</text:p>
          </table:table-cell>
          <table:table-cell table:formula="of:=[.K111]-[.E111]" office:value-type="float" office:value="-3.40439482160448E-017">
            <text:p>-0</text:p>
          </table:table-cell>
          <table:table-cell table:formula="of:=100*([.K111]-[.D111])/[.D111]" office:value-type="float" office:value="4.45518207599458">
            <text:p>4.455182076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0760091155247743">
            <text:p>0.0007600912</text:p>
          </table:table-cell>
          <table:table-cell table:formula="of:=100*([.P111]-[.D111])/[.D111]" office:value-type="float" office:value="-167.503654995359">
            <text:p>-167.5036549954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11761653501757">
            <text:p>-0.0011761654</text:p>
          </table:table-cell>
          <table:table-cell office:value-type="float" office:value="0.000760091155247743">
            <text:p>0.0007600912</text:p>
          </table:table-cell>
          <table:table-cell office:value-type="float" office:value="-0.00193625650542344">
            <text:p>-0.0019362565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table:formula="of:=1.01325*[.B112]" office:value-type="float" office:value="5.06625">
            <text:p>5.066250</text:p>
          </table:table-cell>
          <table:table-cell office:value-type="float" office:value="-0.001404">
            <text:p>-1.4040E-03</text:p>
          </table:table-cell>
          <table:table-cell table:formula="of:=[.$H$9]+[.$H$10]*[.A112]+[.$H$11]*[.A112]^2+[.$H$12]*[.A112]^3+[.$H$13]*[.A112]^4+[.$H$14]*[.A112]^5+[.$H$15]*[.A112]^6+[.$H$16]*[.C112]+[.$H$17]*[.A112]*[.C112]+[.$H$18]*[.A112]^2*[.C112]+[.$H$19]*[.A112]^3*[.C112]+[.$H$20]*[.A112]^4*[.C112]+[.$H$21]*[.A112]^5*[.C112]+[.$H$22]*[.A112]^6*[.C112]+[.$H$23]*[.C112]^2+[.$H$24]*[.A112]*[.C112]^2+[.$H$25]*[.A112]^2*[.C112]^2+[.$H$26]*[.A112]^3*[.C112]^2+[.$H$27]*[.A112]^4*[.C112]^2+[.$H$28]*[.A112]^5*[.C112]^2+[.$H$29]*[.A112]^6*[.C112]^2+[.$H$30]*[.C112]^3+[.$H$31]*[.A112]*[.C112]^3+[.$H$32]*[.A112]^2*[.C112]^3+[.$H$33]*[.A112]^3*[.C112]^3+[.$H$34]*[.A112]^4*[.C112]^3+[.$H$35]*[.A112]^5*[.C112]^3+[.$H$36]*[.A112]^6*[.C112]^3+[.$H$37]*[.C112]^4+[.$H$38]*[.A112]*[.C112]^4+[.$H$39]*[.A112]^2*[.C112]^4+[.$H$40]*[.A112]^3*[.C112]^4+[.$H$41]*[.A112]^4*[.C112]^4+[.$H$42]*[.A112]^5*[.C112]^4+[.$H$43]*[.A112]^6*[.C112]^4+[.$H$44]*[.C112]^5+[.$H$45]*[.A112]*[.C112]^5+[.$H$46]*[.A112]^2*[.C112]^5+[.$H$47]*[.A112]^3*[.C112]^5+[.$H$48]*[.A112]^4*[.C112]^5+[.$H$49]*[.A112]^5*[.C112]^5+[.$H$50]*[.A112]^6*[.C112]^5+[.$H$51]*[.C112]^6+[.$H$52]*[.A112]*[.C112]^6+[.$H$53]*[.A112]^2*[.C112]^6+[.$H$54]*[.A112]^3*[.C112]^6+[.$H$55]*[.A112]^4*[.C112]^6+[.$H$56]*[.A112]^5*[.C112]^6+[.$H$57]*[.A112]^6*[.C112]^6" office:value-type="float" office:value="-0.00148721061861016">
            <text:p>-1.4872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148721061861048">
            <text:p>-0.0014872106</text:p>
          </table:table-cell>
          <table:table-cell table:formula="of:=[.K112]-[.E112]" office:value-type="float" office:value="-3.20923843055709E-016">
            <text:p>-0</text:p>
          </table:table-cell>
          <table:table-cell table:formula="of:=100*([.K112]-[.D112])/[.D112]" office:value-type="float" office:value="5.92668223721348">
            <text:p>5.926682237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105706585237816">
            <text:p>0.0010570659</text:p>
          </table:table-cell>
          <table:table-cell table:formula="of:=100*([.P112]-[.D112])/[.D112]" office:value-type="float" office:value="-175.289590625225">
            <text:p>-175.2895906252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148721061861048">
            <text:p>-0.0014872106</text:p>
          </table:table-cell>
          <table:table-cell office:value-type="float" office:value="0.00105706585237816">
            <text:p>0.0010570659</text:p>
          </table:table-cell>
          <table:table-cell office:value-type="float" office:value="-0.00254427647098864">
            <text:p>-0.0025442765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5">
            <text:p>5</text:p>
          </table:table-cell>
          <table:table-cell table:formula="of:=1.01325*[.B113]" office:value-type="float" office:value="5.06625">
            <text:p>5.066250</text:p>
          </table:table-cell>
          <table:table-cell office:value-type="float" office:value="-0.001738">
            <text:p>-1.7380E-03</text:p>
          </table:table-cell>
          <table:table-cell table:formula="of:=[.$H$9]+[.$H$10]*[.A113]+[.$H$11]*[.A113]^2+[.$H$12]*[.A113]^3+[.$H$13]*[.A113]^4+[.$H$14]*[.A113]^5+[.$H$15]*[.A113]^6+[.$H$16]*[.C113]+[.$H$17]*[.A113]*[.C113]+[.$H$18]*[.A113]^2*[.C113]+[.$H$19]*[.A113]^3*[.C113]+[.$H$20]*[.A113]^4*[.C113]+[.$H$21]*[.A113]^5*[.C113]+[.$H$22]*[.A113]^6*[.C113]+[.$H$23]*[.C113]^2+[.$H$24]*[.A113]*[.C113]^2+[.$H$25]*[.A113]^2*[.C113]^2+[.$H$26]*[.A113]^3*[.C113]^2+[.$H$27]*[.A113]^4*[.C113]^2+[.$H$28]*[.A113]^5*[.C113]^2+[.$H$29]*[.A113]^6*[.C113]^2+[.$H$30]*[.C113]^3+[.$H$31]*[.A113]*[.C113]^3+[.$H$32]*[.A113]^2*[.C113]^3+[.$H$33]*[.A113]^3*[.C113]^3+[.$H$34]*[.A113]^4*[.C113]^3+[.$H$35]*[.A113]^5*[.C113]^3+[.$H$36]*[.A113]^6*[.C113]^3+[.$H$37]*[.C113]^4+[.$H$38]*[.A113]*[.C113]^4+[.$H$39]*[.A113]^2*[.C113]^4+[.$H$40]*[.A113]^3*[.C113]^4+[.$H$41]*[.A113]^4*[.C113]^4+[.$H$42]*[.A113]^5*[.C113]^4+[.$H$43]*[.A113]^6*[.C113]^4+[.$H$44]*[.C113]^5+[.$H$45]*[.A113]*[.C113]^5+[.$H$46]*[.A113]^2*[.C113]^5+[.$H$47]*[.A113]^3*[.C113]^5+[.$H$48]*[.A113]^4*[.C113]^5+[.$H$49]*[.A113]^5*[.C113]^5+[.$H$50]*[.A113]^6*[.C113]^5+[.$H$51]*[.C113]^6+[.$H$52]*[.A113]*[.C113]^6+[.$H$53]*[.A113]^2*[.C113]^6+[.$H$54]*[.A113]^3*[.C113]^6+[.$H$55]*[.A113]^4*[.C113]^6+[.$H$56]*[.A113]^5*[.C113]^6+[.$H$57]*[.A113]^6*[.C113]^6" office:value-type="float" office:value="-0.00184525475124599">
            <text:p>-1.8453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184525475124635">
            <text:p>-0.0018452548</text:p>
          </table:table-cell>
          <table:table-cell table:formula="of:=[.K113]-[.E113]" office:value-type="float" office:value="-3.52365706057789E-016">
            <text:p>-0</text:p>
          </table:table-cell>
          <table:table-cell table:formula="of:=100*([.K113]-[.D113])/[.D113]" office:value-type="float" office:value="6.17115945030754">
            <text:p>6.1711594503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142987735070896">
            <text:p>0.0014298774</text:p>
          </table:table-cell>
          <table:table-cell table:formula="of:=100*([.P113]-[.D113])/[.D113]" office:value-type="float" office:value="-182.271424091425">
            <text:p>-182.2714240914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184525475124635">
            <text:p>-0.0018452548</text:p>
          </table:table-cell>
          <table:table-cell office:value-type="float" office:value="0.00142987735070896">
            <text:p>0.0014298774</text:p>
          </table:table-cell>
          <table:table-cell office:value-type="float" office:value="-0.00327513210195531">
            <text:p>-0.003275132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5">
            <text:p>5</text:p>
          </table:table-cell>
          <table:table-cell table:formula="of:=1.01325*[.B114]" office:value-type="float" office:value="5.06625">
            <text:p>5.066250</text:p>
          </table:table-cell>
          <table:table-cell office:value-type="float" office:value="-0.002174">
            <text:p>-2.1740E-03</text:p>
          </table:table-cell>
          <table:table-cell table:formula="of:=[.$H$9]+[.$H$10]*[.A114]+[.$H$11]*[.A114]^2+[.$H$12]*[.A114]^3+[.$H$13]*[.A114]^4+[.$H$14]*[.A114]^5+[.$H$15]*[.A114]^6+[.$H$16]*[.C114]+[.$H$17]*[.A114]*[.C114]+[.$H$18]*[.A114]^2*[.C114]+[.$H$19]*[.A114]^3*[.C114]+[.$H$20]*[.A114]^4*[.C114]+[.$H$21]*[.A114]^5*[.C114]+[.$H$22]*[.A114]^6*[.C114]+[.$H$23]*[.C114]^2+[.$H$24]*[.A114]*[.C114]^2+[.$H$25]*[.A114]^2*[.C114]^2+[.$H$26]*[.A114]^3*[.C114]^2+[.$H$27]*[.A114]^4*[.C114]^2+[.$H$28]*[.A114]^5*[.C114]^2+[.$H$29]*[.A114]^6*[.C114]^2+[.$H$30]*[.C114]^3+[.$H$31]*[.A114]*[.C114]^3+[.$H$32]*[.A114]^2*[.C114]^3+[.$H$33]*[.A114]^3*[.C114]^3+[.$H$34]*[.A114]^4*[.C114]^3+[.$H$35]*[.A114]^5*[.C114]^3+[.$H$36]*[.A114]^6*[.C114]^3+[.$H$37]*[.C114]^4+[.$H$38]*[.A114]*[.C114]^4+[.$H$39]*[.A114]^2*[.C114]^4+[.$H$40]*[.A114]^3*[.C114]^4+[.$H$41]*[.A114]^4*[.C114]^4+[.$H$42]*[.A114]^5*[.C114]^4+[.$H$43]*[.A114]^6*[.C114]^4+[.$H$44]*[.C114]^5+[.$H$45]*[.A114]*[.C114]^5+[.$H$46]*[.A114]^2*[.C114]^5+[.$H$47]*[.A114]^3*[.C114]^5+[.$H$48]*[.A114]^4*[.C114]^5+[.$H$49]*[.A114]^5*[.C114]^5+[.$H$50]*[.A114]^6*[.C114]^5+[.$H$51]*[.C114]^6+[.$H$52]*[.A114]*[.C114]^6+[.$H$53]*[.A114]^2*[.C114]^6+[.$H$54]*[.A114]^3*[.C114]^6+[.$H$55]*[.A114]^4*[.C114]^6+[.$H$56]*[.A114]^5*[.C114]^6+[.$H$57]*[.A114]^6*[.C114]^6" office:value-type="float" office:value="-0.00225757589048992">
            <text:p>-2.2576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225757589049051">
            <text:p>-0.0022575759</text:p>
          </table:table-cell>
          <table:table-cell table:formula="of:=[.K114]-[.E114]" office:value-type="float" office:value="-5.85469173142172E-016">
            <text:p>-0</text:p>
          </table:table-cell>
          <table:table-cell table:formula="of:=100*([.K114]-[.D114])/[.D114]" office:value-type="float" office:value="3.84433718907578">
            <text:p>3.844337189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188648990660746">
            <text:p>0.0018864899</text:p>
          </table:table-cell>
          <table:table-cell table:formula="of:=100*([.P114]-[.D114])/[.D114]" office:value-type="float" office:value="-186.775064701355">
            <text:p>-186.7750647014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225757589049051">
            <text:p>-0.0022575759</text:p>
          </table:table-cell>
          <table:table-cell office:value-type="float" office:value="0.00188648990660746">
            <text:p>0.0018864899</text:p>
          </table:table-cell>
          <table:table-cell office:value-type="float" office:value="-0.00414406579709797">
            <text:p>-0.0041440658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5">
            <text:p>5</text:p>
          </table:table-cell>
          <table:table-cell table:formula="of:=1.01325*[.B115]" office:value-type="float" office:value="5.06625">
            <text:p>5.066250</text:p>
          </table:table-cell>
          <table:table-cell office:value-type="float" office:value="-0.002578">
            <text:p>-2.5780E-03</text:p>
          </table:table-cell>
          <table:table-cell table:formula="of:=[.$H$9]+[.$H$10]*[.A115]+[.$H$11]*[.A115]^2+[.$H$12]*[.A115]^3+[.$H$13]*[.A115]^4+[.$H$14]*[.A115]^5+[.$H$15]*[.A115]^6+[.$H$16]*[.C115]+[.$H$17]*[.A115]*[.C115]+[.$H$18]*[.A115]^2*[.C115]+[.$H$19]*[.A115]^3*[.C115]+[.$H$20]*[.A115]^4*[.C115]+[.$H$21]*[.A115]^5*[.C115]+[.$H$22]*[.A115]^6*[.C115]+[.$H$23]*[.C115]^2+[.$H$24]*[.A115]*[.C115]^2+[.$H$25]*[.A115]^2*[.C115]^2+[.$H$26]*[.A115]^3*[.C115]^2+[.$H$27]*[.A115]^4*[.C115]^2+[.$H$28]*[.A115]^5*[.C115]^2+[.$H$29]*[.A115]^6*[.C115]^2+[.$H$30]*[.C115]^3+[.$H$31]*[.A115]*[.C115]^3+[.$H$32]*[.A115]^2*[.C115]^3+[.$H$33]*[.A115]^3*[.C115]^3+[.$H$34]*[.A115]^4*[.C115]^3+[.$H$35]*[.A115]^5*[.C115]^3+[.$H$36]*[.A115]^6*[.C115]^3+[.$H$37]*[.C115]^4+[.$H$38]*[.A115]*[.C115]^4+[.$H$39]*[.A115]^2*[.C115]^4+[.$H$40]*[.A115]^3*[.C115]^4+[.$H$41]*[.A115]^4*[.C115]^4+[.$H$42]*[.A115]^5*[.C115]^4+[.$H$43]*[.A115]^6*[.C115]^4+[.$H$44]*[.C115]^5+[.$H$45]*[.A115]*[.C115]^5+[.$H$46]*[.A115]^2*[.C115]^5+[.$H$47]*[.A115]^3*[.C115]^5+[.$H$48]*[.A115]^4*[.C115]^5+[.$H$49]*[.A115]^5*[.C115]^5+[.$H$50]*[.A115]^6*[.C115]^5+[.$H$51]*[.C115]^6+[.$H$52]*[.A115]*[.C115]^6+[.$H$53]*[.A115]^2*[.C115]^6+[.$H$54]*[.A115]^3*[.C115]^6+[.$H$55]*[.A115]^4*[.C115]^6+[.$H$56]*[.A115]^5*[.C115]^6+[.$H$57]*[.A115]^6*[.C115]^6" office:value-type="float" office:value="-0.00273302939812228">
            <text:p>-2.7330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273302939812226">
            <text:p>-0.0027330294</text:p>
          </table:table-cell>
          <table:table-cell table:formula="of:=[.K115]-[.E115]" office:value-type="float" office:value="2.16840434497101E-017">
            <text:p>0</text:p>
          </table:table-cell>
          <table:table-cell table:formula="of:=100*([.K115]-[.D115])/[.D115]" office:value-type="float" office:value="6.01355306913356">
            <text:p>6.0135530691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243484740408826">
            <text:p>0.0024348474</text:p>
          </table:table-cell>
          <table:table-cell table:formula="of:=100*([.P115]-[.D115])/[.D115]" office:value-type="float" office:value="-194.447145232283">
            <text:p>-194.4471452323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273302939812226">
            <text:p>-0.0027330294</text:p>
          </table:table-cell>
          <table:table-cell office:value-type="float" office:value="0.00243484740408826">
            <text:p>0.0024348474</text:p>
          </table:table-cell>
          <table:table-cell office:value-type="float" office:value="-0.00516787680221053">
            <text:p>-0.0051678768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5">
            <text:p>5</text:p>
          </table:table-cell>
          <table:table-cell table:formula="of:=1.01325*[.B116]" office:value-type="float" office:value="5.06625">
            <text:p>5.066250</text:p>
          </table:table-cell>
          <table:table-cell office:value-type="float" office:value="-0.003272">
            <text:p>-3.2720E-03</text:p>
          </table:table-cell>
          <table:table-cell table:formula="of:=[.$H$9]+[.$H$10]*[.A116]+[.$H$11]*[.A116]^2+[.$H$12]*[.A116]^3+[.$H$13]*[.A116]^4+[.$H$14]*[.A116]^5+[.$H$15]*[.A116]^6+[.$H$16]*[.C116]+[.$H$17]*[.A116]*[.C116]+[.$H$18]*[.A116]^2*[.C116]+[.$H$19]*[.A116]^3*[.C116]+[.$H$20]*[.A116]^4*[.C116]+[.$H$21]*[.A116]^5*[.C116]+[.$H$22]*[.A116]^6*[.C116]+[.$H$23]*[.C116]^2+[.$H$24]*[.A116]*[.C116]^2+[.$H$25]*[.A116]^2*[.C116]^2+[.$H$26]*[.A116]^3*[.C116]^2+[.$H$27]*[.A116]^4*[.C116]^2+[.$H$28]*[.A116]^5*[.C116]^2+[.$H$29]*[.A116]^6*[.C116]^2+[.$H$30]*[.C116]^3+[.$H$31]*[.A116]*[.C116]^3+[.$H$32]*[.A116]^2*[.C116]^3+[.$H$33]*[.A116]^3*[.C116]^3+[.$H$34]*[.A116]^4*[.C116]^3+[.$H$35]*[.A116]^5*[.C116]^3+[.$H$36]*[.A116]^6*[.C116]^3+[.$H$37]*[.C116]^4+[.$H$38]*[.A116]*[.C116]^4+[.$H$39]*[.A116]^2*[.C116]^4+[.$H$40]*[.A116]^3*[.C116]^4+[.$H$41]*[.A116]^4*[.C116]^4+[.$H$42]*[.A116]^5*[.C116]^4+[.$H$43]*[.A116]^6*[.C116]^4+[.$H$44]*[.C116]^5+[.$H$45]*[.A116]*[.C116]^5+[.$H$46]*[.A116]^2*[.C116]^5+[.$H$47]*[.A116]^3*[.C116]^5+[.$H$48]*[.A116]^4*[.C116]^5+[.$H$49]*[.A116]^5*[.C116]^5+[.$H$50]*[.A116]^6*[.C116]^5+[.$H$51]*[.C116]^6+[.$H$52]*[.A116]*[.C116]^6+[.$H$53]*[.A116]^2*[.C116]^6+[.$H$54]*[.A116]^3*[.C116]^6+[.$H$55]*[.A116]^4*[.C116]^6+[.$H$56]*[.A116]^5*[.C116]^6+[.$H$57]*[.A116]^6*[.C116]^6" office:value-type="float" office:value="-0.00328219755403655">
            <text:p>-3.2822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328219755403679">
            <text:p>-0.0032821976</text:p>
          </table:table-cell>
          <table:table-cell table:formula="of:=[.K116]-[.E116]" office:value-type="float" office:value="-2.41126563160776E-016">
            <text:p>-0</text:p>
          </table:table-cell>
          <table:table-cell table:formula="of:=100*([.K116]-[.D116])/[.D116]" office:value-type="float" office:value="0.311661186943591">
            <text:p>0.3116611869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308286675919993">
            <text:p>0.0030828668</text:p>
          </table:table-cell>
          <table:table-cell table:formula="of:=100*([.P116]-[.D116])/[.D116]" office:value-type="float" office:value="-194.219644229827">
            <text:p>-194.2196442298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328219755403679">
            <text:p>-0.0032821976</text:p>
          </table:table-cell>
          <table:table-cell office:value-type="float" office:value="0.00308286675919993">
            <text:p>0.0030828668</text:p>
          </table:table-cell>
          <table:table-cell office:value-type="float" office:value="-0.00636506431323673">
            <text:p>-0.0063650643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5">
            <text:p>5</text:p>
          </table:table-cell>
          <table:table-cell table:formula="of:=1.01325*[.B117]" office:value-type="float" office:value="5.06625">
            <text:p>5.066250</text:p>
          </table:table-cell>
          <table:table-cell office:value-type="float" office:value="-0.004017">
            <text:p>-4.0170E-03</text:p>
          </table:table-cell>
          <table:table-cell table:formula="of:=[.$H$9]+[.$H$10]*[.A117]+[.$H$11]*[.A117]^2+[.$H$12]*[.A117]^3+[.$H$13]*[.A117]^4+[.$H$14]*[.A117]^5+[.$H$15]*[.A117]^6+[.$H$16]*[.C117]+[.$H$17]*[.A117]*[.C117]+[.$H$18]*[.A117]^2*[.C117]+[.$H$19]*[.A117]^3*[.C117]+[.$H$20]*[.A117]^4*[.C117]+[.$H$21]*[.A117]^5*[.C117]+[.$H$22]*[.A117]^6*[.C117]+[.$H$23]*[.C117]^2+[.$H$24]*[.A117]*[.C117]^2+[.$H$25]*[.A117]^2*[.C117]^2+[.$H$26]*[.A117]^3*[.C117]^2+[.$H$27]*[.A117]^4*[.C117]^2+[.$H$28]*[.A117]^5*[.C117]^2+[.$H$29]*[.A117]^6*[.C117]^2+[.$H$30]*[.C117]^3+[.$H$31]*[.A117]*[.C117]^3+[.$H$32]*[.A117]^2*[.C117]^3+[.$H$33]*[.A117]^3*[.C117]^3+[.$H$34]*[.A117]^4*[.C117]^3+[.$H$35]*[.A117]^5*[.C117]^3+[.$H$36]*[.A117]^6*[.C117]^3+[.$H$37]*[.C117]^4+[.$H$38]*[.A117]*[.C117]^4+[.$H$39]*[.A117]^2*[.C117]^4+[.$H$40]*[.A117]^3*[.C117]^4+[.$H$41]*[.A117]^4*[.C117]^4+[.$H$42]*[.A117]^5*[.C117]^4+[.$H$43]*[.A117]^6*[.C117]^4+[.$H$44]*[.C117]^5+[.$H$45]*[.A117]*[.C117]^5+[.$H$46]*[.A117]^2*[.C117]^5+[.$H$47]*[.A117]^3*[.C117]^5+[.$H$48]*[.A117]^4*[.C117]^5+[.$H$49]*[.A117]^5*[.C117]^5+[.$H$50]*[.A117]^6*[.C117]^5+[.$H$51]*[.C117]^6+[.$H$52]*[.A117]*[.C117]^6+[.$H$53]*[.A117]^2*[.C117]^6+[.$H$54]*[.A117]^3*[.C117]^6+[.$H$55]*[.A117]^4*[.C117]^6+[.$H$56]*[.A117]^5*[.C117]^6+[.$H$57]*[.A117]^6*[.C117]^6" office:value-type="float" office:value="-0.00391753184152852">
            <text:p>-3.9175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391753184153052">
            <text:p>-0.0039175318</text:p>
          </table:table-cell>
          <table:table-cell table:formula="of:=[.K117]-[.E117]" office:value-type="float" office:value="-2.00360561475321E-015">
            <text:p>-0</text:p>
          </table:table-cell>
          <table:table-cell table:formula="of:=100*([.K117]-[.D117])/[.D117]" office:value-type="float" office:value="-2.47618019590442">
            <text:p>-2.4761801959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383843005976393">
            <text:p>0.0038384301</text:p>
          </table:table-cell>
          <table:table-cell table:formula="of:=100*([.P117]-[.D117])/[.D117]" office:value-type="float" office:value="-195.55464425601">
            <text:p>-195.554644256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391753184153052">
            <text:p>-0.0039175318</text:p>
          </table:table-cell>
          <table:table-cell office:value-type="float" office:value="0.00383843005976393">
            <text:p>0.0038384301</text:p>
          </table:table-cell>
          <table:table-cell office:value-type="float" office:value="-0.00775596190129445">
            <text:p>-0.0077559619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5">
            <text:p>5</text:p>
          </table:table-cell>
          <table:table-cell table:formula="of:=1.01325*[.B118]" office:value-type="float" office:value="5.06625">
            <text:p>5.066250</text:p>
          </table:table-cell>
          <table:table-cell office:value-type="float" office:value="-0.004748">
            <text:p>-4.7480E-03</text:p>
          </table:table-cell>
          <table:table-cell table:formula="of:=[.$H$9]+[.$H$10]*[.A118]+[.$H$11]*[.A118]^2+[.$H$12]*[.A118]^3+[.$H$13]*[.A118]^4+[.$H$14]*[.A118]^5+[.$H$15]*[.A118]^6+[.$H$16]*[.C118]+[.$H$17]*[.A118]*[.C118]+[.$H$18]*[.A118]^2*[.C118]+[.$H$19]*[.A118]^3*[.C118]+[.$H$20]*[.A118]^4*[.C118]+[.$H$21]*[.A118]^5*[.C118]+[.$H$22]*[.A118]^6*[.C118]+[.$H$23]*[.C118]^2+[.$H$24]*[.A118]*[.C118]^2+[.$H$25]*[.A118]^2*[.C118]^2+[.$H$26]*[.A118]^3*[.C118]^2+[.$H$27]*[.A118]^4*[.C118]^2+[.$H$28]*[.A118]^5*[.C118]^2+[.$H$29]*[.A118]^6*[.C118]^2+[.$H$30]*[.C118]^3+[.$H$31]*[.A118]*[.C118]^3+[.$H$32]*[.A118]^2*[.C118]^3+[.$H$33]*[.A118]^3*[.C118]^3+[.$H$34]*[.A118]^4*[.C118]^3+[.$H$35]*[.A118]^5*[.C118]^3+[.$H$36]*[.A118]^6*[.C118]^3+[.$H$37]*[.C118]^4+[.$H$38]*[.A118]*[.C118]^4+[.$H$39]*[.A118]^2*[.C118]^4+[.$H$40]*[.A118]^3*[.C118]^4+[.$H$41]*[.A118]^4*[.C118]^4+[.$H$42]*[.A118]^5*[.C118]^4+[.$H$43]*[.A118]^6*[.C118]^4+[.$H$44]*[.C118]^5+[.$H$45]*[.A118]*[.C118]^5+[.$H$46]*[.A118]^2*[.C118]^5+[.$H$47]*[.A118]^3*[.C118]^5+[.$H$48]*[.A118]^4*[.C118]^5+[.$H$49]*[.A118]^5*[.C118]^5+[.$H$50]*[.A118]^6*[.C118]^5+[.$H$51]*[.C118]^6+[.$H$52]*[.A118]*[.C118]^6+[.$H$53]*[.A118]^2*[.C118]^6+[.$H$54]*[.A118]^3*[.C118]^6+[.$H$55]*[.A118]^4*[.C118]^6+[.$H$56]*[.A118]^5*[.C118]^6+[.$H$57]*[.A118]^6*[.C118]^6" office:value-type="float" office:value="-0.00465348781910472">
            <text:p>-4.6535E-0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0465348781910506">
            <text:p>-0.0046534878</text:p>
          </table:table-cell>
          <table:table-cell table:formula="of:=[.K118]-[.E118]" office:value-type="float" office:value="-3.36536354339501E-016">
            <text:p>-0</text:p>
          </table:table-cell>
          <table:table-cell table:formula="of:=100*([.K118]-[.D118])/[.D118]" office:value-type="float" office:value="-1.99056825810744">
            <text:p>-1.9905682581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470937534047914">
            <text:p>0.0047093753</text:p>
          </table:table-cell>
          <table:table-cell table:formula="of:=100*([.P118]-[.D118])/[.D118]" office:value-type="float" office:value="-199.186506749771">
            <text:p>-199.1865067498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465348781910506">
            <text:p>-0.0046534878</text:p>
          </table:table-cell>
          <table:table-cell office:value-type="float" office:value="0.00470937534047914">
            <text:p>0.0047093753</text:p>
          </table:table-cell>
          <table:table-cell office:value-type="float" office:value="-0.0093628631595842">
            <text:p>-0.0093628632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5">
            <text:p>5</text:p>
          </table:table-cell>
          <table:table-cell table:formula="of:=1.01325*[.B119]" office:value-type="float" office:value="5.06625">
            <text:p>5.066250</text:p>
          </table:table-cell>
          <table:table-cell office:value-type="float" office:value="-0.005605">
            <text:p>-5.6050E-03</text:p>
          </table:table-cell>
          <table:table-cell table:formula="of:=[.$H$9]+[.$H$10]*[.A119]+[.$H$11]*[.A119]^2+[.$H$12]*[.A119]^3+[.$H$13]*[.A119]^4+[.$H$14]*[.A119]^5+[.$H$15]*[.A119]^6+[.$H$16]*[.C119]+[.$H$17]*[.A119]*[.C119]+[.$H$18]*[.A119]^2*[.C119]+[.$H$19]*[.A119]^3*[.C119]+[.$H$20]*[.A119]^4*[.C119]+[.$H$21]*[.A119]^5*[.C119]+[.$H$22]*[.A119]^6*[.C119]+[.$H$23]*[.C119]^2+[.$H$24]*[.A119]*[.C119]^2+[.$H$25]*[.A119]^2*[.C119]^2+[.$H$26]*[.A119]^3*[.C119]^2+[.$H$27]*[.A119]^4*[.C119]^2+[.$H$28]*[.A119]^5*[.C119]^2+[.$H$29]*[.A119]^6*[.C119]^2+[.$H$30]*[.C119]^3+[.$H$31]*[.A119]*[.C119]^3+[.$H$32]*[.A119]^2*[.C119]^3+[.$H$33]*[.A119]^3*[.C119]^3+[.$H$34]*[.A119]^4*[.C119]^3+[.$H$35]*[.A119]^5*[.C119]^3+[.$H$36]*[.A119]^6*[.C119]^3+[.$H$37]*[.C119]^4+[.$H$38]*[.A119]*[.C119]^4+[.$H$39]*[.A119]^2*[.C119]^4+[.$H$40]*[.A119]^3*[.C119]^4+[.$H$41]*[.A119]^4*[.C119]^4+[.$H$42]*[.A119]^5*[.C119]^4+[.$H$43]*[.A119]^6*[.C119]^4+[.$H$44]*[.C119]^5+[.$H$45]*[.A119]*[.C119]^5+[.$H$46]*[.A119]^2*[.C119]^5+[.$H$47]*[.A119]^3*[.C119]^5+[.$H$48]*[.A119]^4*[.C119]^5+[.$H$49]*[.A119]^5*[.C119]^5+[.$H$50]*[.A119]^6*[.C119]^5+[.$H$51]*[.C119]^6+[.$H$52]*[.A119]*[.C119]^6+[.$H$53]*[.A119]^2*[.C119]^6+[.$H$54]*[.A119]^3*[.C119]^6+[.$H$55]*[.A119]^4*[.C119]^6+[.$H$56]*[.A119]^5*[.C119]^6+[.$H$57]*[.A119]^6*[.C119]^6" office:value-type="float" office:value="-0.00550665257883899">
            <text:p>-5.5067E-03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055066525788392">
            <text:p>-0.0055066526</text:p>
          </table:table-cell>
          <table:table-cell table:formula="of:=[.K119]-[.E119]" office:value-type="float" office:value="-2.04697370165263E-016">
            <text:p>-0</text:p>
          </table:table-cell>
          <table:table-cell table:formula="of:=100*([.K119]-[.D119])/[.D119]" office:value-type="float" office:value="-1.75463730884575">
            <text:p>-1.7546373088</text:p>
          </table:table-cell>
          <table:table-cell/>
          <table:table-cell office:value-type="float" office:value="1.5">
            <text:p>1.50</text:p>
          </table:table-cell>
          <table:table-cell office:value-type="float" office:value="0.00570348589804745">
            <text:p>0.0057034859</text:p>
          </table:table-cell>
          <table:table-cell table:formula="of:=100*([.P119]-[.D119])/[.D119]" office:value-type="float" office:value="-201.757107904504">
            <text:p>-201.7571079045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55066525788392">
            <text:p>-0.0055066526</text:p>
          </table:table-cell>
          <table:table-cell office:value-type="float" office:value="0.00570348589804745">
            <text:p>0.0057034859</text:p>
          </table:table-cell>
          <table:table-cell office:value-type="float" office:value="-0.0112101384768867">
            <text:p>-0.0112101385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table:formula="of:=1.01325*[.B120]" office:value-type="float" office:value="5.06625">
            <text:p>5.066250</text:p>
          </table:table-cell>
          <table:table-cell office:value-type="float" office:value="-0.006658">
            <text:p>-6.6580E-03</text:p>
          </table:table-cell>
          <table:table-cell table:formula="of:=[.$H$9]+[.$H$10]*[.A120]+[.$H$11]*[.A120]^2+[.$H$12]*[.A120]^3+[.$H$13]*[.A120]^4+[.$H$14]*[.A120]^5+[.$H$15]*[.A120]^6+[.$H$16]*[.C120]+[.$H$17]*[.A120]*[.C120]+[.$H$18]*[.A120]^2*[.C120]+[.$H$19]*[.A120]^3*[.C120]+[.$H$20]*[.A120]^4*[.C120]+[.$H$21]*[.A120]^5*[.C120]+[.$H$22]*[.A120]^6*[.C120]+[.$H$23]*[.C120]^2+[.$H$24]*[.A120]*[.C120]^2+[.$H$25]*[.A120]^2*[.C120]^2+[.$H$26]*[.A120]^3*[.C120]^2+[.$H$27]*[.A120]^4*[.C120]^2+[.$H$28]*[.A120]^5*[.C120]^2+[.$H$29]*[.A120]^6*[.C120]^2+[.$H$30]*[.C120]^3+[.$H$31]*[.A120]*[.C120]^3+[.$H$32]*[.A120]^2*[.C120]^3+[.$H$33]*[.A120]^3*[.C120]^3+[.$H$34]*[.A120]^4*[.C120]^3+[.$H$35]*[.A120]^5*[.C120]^3+[.$H$36]*[.A120]^6*[.C120]^3+[.$H$37]*[.C120]^4+[.$H$38]*[.A120]*[.C120]^4+[.$H$39]*[.A120]^2*[.C120]^4+[.$H$40]*[.A120]^3*[.C120]^4+[.$H$41]*[.A120]^4*[.C120]^4+[.$H$42]*[.A120]^5*[.C120]^4+[.$H$43]*[.A120]^6*[.C120]^4+[.$H$44]*[.C120]^5+[.$H$45]*[.A120]*[.C120]^5+[.$H$46]*[.A120]^2*[.C120]^5+[.$H$47]*[.A120]^3*[.C120]^5+[.$H$48]*[.A120]^4*[.C120]^5+[.$H$49]*[.A120]^5*[.C120]^5+[.$H$50]*[.A120]^6*[.C120]^5+[.$H$51]*[.C120]^6+[.$H$52]*[.A120]*[.C120]^6+[.$H$53]*[.A120]^2*[.C120]^6+[.$H$54]*[.A120]^3*[.C120]^6+[.$H$55]*[.A120]^4*[.C120]^6+[.$H$56]*[.A120]^5*[.C120]^6+[.$H$57]*[.A120]^6*[.C120]^6" office:value-type="float" office:value="-0.0064958647912432">
            <text:p>-6.4959E-03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0649586479124388">
            <text:p>-0.0064958648</text:p>
          </table:table-cell>
          <table:table-cell table:formula="of:=[.K120]-[.E120]" office:value-type="float" office:value="-6.73072708679001E-016">
            <text:p>-0</text:p>
          </table:table-cell>
          <table:table-cell table:formula="of:=100*([.K120]-[.D120])/[.D120]" office:value-type="float" office:value="-2.43519388339026">
            <text:p>-2.4351938834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0682847805680625">
            <text:p>0.0068284781</text:p>
          </table:table-cell>
          <table:table-cell table:formula="of:=100*([.P120]-[.D120])/[.D120]" office:value-type="float" office:value="-202.560499501446">
            <text:p>-202.5604995014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0649586479124388">
            <text:p>-0.0064958648</text:p>
          </table:table-cell>
          <table:table-cell office:value-type="float" office:value="0.00682847805680625">
            <text:p>0.0068284781</text:p>
          </table:table-cell>
          <table:table-cell office:value-type="float" office:value="-0.0133243428480501">
            <text:p>-0.0133243428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5">
            <text:p>5</text:p>
          </table:table-cell>
          <table:table-cell table:formula="of:=1.01325*[.B121]" office:value-type="float" office:value="5.06625">
            <text:p>5.066250</text:p>
          </table:table-cell>
          <table:table-cell office:value-type="float" office:value="-0.007757">
            <text:p>-7.7570E-03</text:p>
          </table:table-cell>
          <table:table-cell table:formula="of:=[.$H$9]+[.$H$10]*[.A121]+[.$H$11]*[.A121]^2+[.$H$12]*[.A121]^3+[.$H$13]*[.A121]^4+[.$H$14]*[.A121]^5+[.$H$15]*[.A121]^6+[.$H$16]*[.C121]+[.$H$17]*[.A121]*[.C121]+[.$H$18]*[.A121]^2*[.C121]+[.$H$19]*[.A121]^3*[.C121]+[.$H$20]*[.A121]^4*[.C121]+[.$H$21]*[.A121]^5*[.C121]+[.$H$22]*[.A121]^6*[.C121]+[.$H$23]*[.C121]^2+[.$H$24]*[.A121]*[.C121]^2+[.$H$25]*[.A121]^2*[.C121]^2+[.$H$26]*[.A121]^3*[.C121]^2+[.$H$27]*[.A121]^4*[.C121]^2+[.$H$28]*[.A121]^5*[.C121]^2+[.$H$29]*[.A121]^6*[.C121]^2+[.$H$30]*[.C121]^3+[.$H$31]*[.A121]*[.C121]^3+[.$H$32]*[.A121]^2*[.C121]^3+[.$H$33]*[.A121]^3*[.C121]^3+[.$H$34]*[.A121]^4*[.C121]^3+[.$H$35]*[.A121]^5*[.C121]^3+[.$H$36]*[.A121]^6*[.C121]^3+[.$H$37]*[.C121]^4+[.$H$38]*[.A121]*[.C121]^4+[.$H$39]*[.A121]^2*[.C121]^4+[.$H$40]*[.A121]^3*[.C121]^4+[.$H$41]*[.A121]^4*[.C121]^4+[.$H$42]*[.A121]^5*[.C121]^4+[.$H$43]*[.A121]^6*[.C121]^4+[.$H$44]*[.C121]^5+[.$H$45]*[.A121]*[.C121]^5+[.$H$46]*[.A121]^2*[.C121]^5+[.$H$47]*[.A121]^3*[.C121]^5+[.$H$48]*[.A121]^4*[.C121]^5+[.$H$49]*[.A121]^5*[.C121]^5+[.$H$50]*[.A121]^6*[.C121]^5+[.$H$51]*[.C121]^6+[.$H$52]*[.A121]*[.C121]^6+[.$H$53]*[.A121]^2*[.C121]^6+[.$H$54]*[.A121]^3*[.C121]^6+[.$H$55]*[.A121]^4*[.C121]^6+[.$H$56]*[.A121]^5*[.C121]^6+[.$H$57]*[.A121]^6*[.C121]^6" office:value-type="float" office:value="-0.00764232733669606">
            <text:p>-7.6423E-03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0764232733669729">
            <text:p>-0.0076423273</text:p>
          </table:table-cell>
          <table:table-cell table:formula="of:=[.K121]-[.E121]" office:value-type="float" office:value="-1.23338839141951E-015">
            <text:p>-0</text:p>
          </table:table-cell>
          <table:table-cell table:formula="of:=100*([.K121]-[.D121])/[.D121]" office:value-type="float" office:value="-1.47831201885661">
            <text:p>-1.4783120189</text:p>
          </table:table-cell>
          <table:table-cell/>
          <table:table-cell office:value-type="float" office:value="1.6">
            <text:p>1.60</text:p>
          </table:table-cell>
          <table:table-cell office:value-type="float" office:value="0.00809198730254288">
            <text:p>0.0080919873</text:p>
          </table:table-cell>
          <table:table-cell table:formula="of:=100*([.P121]-[.D121])/[.D121]" office:value-type="float" office:value="-204.318516211717">
            <text:p>-204.3185162117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0764232733669729">
            <text:p>-0.0076423273</text:p>
          </table:table-cell>
          <table:table-cell office:value-type="float" office:value="0.00809198730254288">
            <text:p>0.0080919873</text:p>
          </table:table-cell>
          <table:table-cell office:value-type="float" office:value="-0.0157343146392402">
            <text:p>-0.015734314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5">
            <text:p>5</text:p>
          </table:table-cell>
          <table:table-cell table:formula="of:=1.01325*[.B122]" office:value-type="float" office:value="5.06625">
            <text:p>5.066250</text:p>
          </table:table-cell>
          <table:table-cell office:value-type="float" office:value="-0.009036">
            <text:p>-9.0360E-03</text:p>
          </table:table-cell>
          <table:table-cell table:formula="of:=[.$H$9]+[.$H$10]*[.A122]+[.$H$11]*[.A122]^2+[.$H$12]*[.A122]^3+[.$H$13]*[.A122]^4+[.$H$14]*[.A122]^5+[.$H$15]*[.A122]^6+[.$H$16]*[.C122]+[.$H$17]*[.A122]*[.C122]+[.$H$18]*[.A122]^2*[.C122]+[.$H$19]*[.A122]^3*[.C122]+[.$H$20]*[.A122]^4*[.C122]+[.$H$21]*[.A122]^5*[.C122]+[.$H$22]*[.A122]^6*[.C122]+[.$H$23]*[.C122]^2+[.$H$24]*[.A122]*[.C122]^2+[.$H$25]*[.A122]^2*[.C122]^2+[.$H$26]*[.A122]^3*[.C122]^2+[.$H$27]*[.A122]^4*[.C122]^2+[.$H$28]*[.A122]^5*[.C122]^2+[.$H$29]*[.A122]^6*[.C122]^2+[.$H$30]*[.C122]^3+[.$H$31]*[.A122]*[.C122]^3+[.$H$32]*[.A122]^2*[.C122]^3+[.$H$33]*[.A122]^3*[.C122]^3+[.$H$34]*[.A122]^4*[.C122]^3+[.$H$35]*[.A122]^5*[.C122]^3+[.$H$36]*[.A122]^6*[.C122]^3+[.$H$37]*[.C122]^4+[.$H$38]*[.A122]*[.C122]^4+[.$H$39]*[.A122]^2*[.C122]^4+[.$H$40]*[.A122]^3*[.C122]^4+[.$H$41]*[.A122]^4*[.C122]^4+[.$H$42]*[.A122]^5*[.C122]^4+[.$H$43]*[.A122]^6*[.C122]^4+[.$H$44]*[.C122]^5+[.$H$45]*[.A122]*[.C122]^5+[.$H$46]*[.A122]^2*[.C122]^5+[.$H$47]*[.A122]^3*[.C122]^5+[.$H$48]*[.A122]^4*[.C122]^5+[.$H$49]*[.A122]^5*[.C122]^5+[.$H$50]*[.A122]^6*[.C122]^5+[.$H$51]*[.C122]^6+[.$H$52]*[.A122]*[.C122]^6+[.$H$53]*[.A122]^2*[.C122]^6+[.$H$54]*[.A122]^3*[.C122]^6+[.$H$55]*[.A122]^4*[.C122]^6+[.$H$56]*[.A122]^5*[.C122]^6+[.$H$57]*[.A122]^6*[.C122]^6" office:value-type="float" office:value="-0.00896971252338935">
            <text:p>-8.9697E-03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089697125233886">
            <text:p>-0.0089697125</text:p>
          </table:table-cell>
          <table:table-cell table:formula="of:=[.K122]-[.E122]" office:value-type="float" office:value="7.45931094670027E-016">
            <text:p>0</text:p>
          </table:table-cell>
          <table:table-cell table:formula="of:=100*([.K122]-[.D122])/[.D122]" office:value-type="float" office:value="-0.733593145323128">
            <text:p>-0.7335931453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0950155271088858">
            <text:p>0.0095015527</text:p>
          </table:table-cell>
          <table:table-cell table:formula="of:=100*([.P122]-[.D122])/[.D122]" office:value-type="float" office:value="-205.152199102353">
            <text:p>-205.1521991024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089697125233886">
            <text:p>-0.0089697125</text:p>
          </table:table-cell>
          <table:table-cell office:value-type="float" office:value="0.00950155271088858">
            <text:p>0.0095015527</text:p>
          </table:table-cell>
          <table:table-cell office:value-type="float" office:value="-0.0184712652342772">
            <text:p>-0.0184712652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5">
            <text:p>5</text:p>
          </table:table-cell>
          <table:table-cell table:formula="of:=1.01325*[.B123]" office:value-type="float" office:value="5.06625">
            <text:p>5.066250</text:p>
          </table:table-cell>
          <table:table-cell office:value-type="float" office:value="-0.01048">
            <text:p>-1.0480E-02</text:p>
          </table:table-cell>
          <table:table-cell table:formula="of:=[.$H$9]+[.$H$10]*[.A123]+[.$H$11]*[.A123]^2+[.$H$12]*[.A123]^3+[.$H$13]*[.A123]^4+[.$H$14]*[.A123]^5+[.$H$15]*[.A123]^6+[.$H$16]*[.C123]+[.$H$17]*[.A123]*[.C123]+[.$H$18]*[.A123]^2*[.C123]+[.$H$19]*[.A123]^3*[.C123]+[.$H$20]*[.A123]^4*[.C123]+[.$H$21]*[.A123]^5*[.C123]+[.$H$22]*[.A123]^6*[.C123]+[.$H$23]*[.C123]^2+[.$H$24]*[.A123]*[.C123]^2+[.$H$25]*[.A123]^2*[.C123]^2+[.$H$26]*[.A123]^3*[.C123]^2+[.$H$27]*[.A123]^4*[.C123]^2+[.$H$28]*[.A123]^5*[.C123]^2+[.$H$29]*[.A123]^6*[.C123]^2+[.$H$30]*[.C123]^3+[.$H$31]*[.A123]*[.C123]^3+[.$H$32]*[.A123]^2*[.C123]^3+[.$H$33]*[.A123]^3*[.C123]^3+[.$H$34]*[.A123]^4*[.C123]^3+[.$H$35]*[.A123]^5*[.C123]^3+[.$H$36]*[.A123]^6*[.C123]^3+[.$H$37]*[.C123]^4+[.$H$38]*[.A123]*[.C123]^4+[.$H$39]*[.A123]^2*[.C123]^4+[.$H$40]*[.A123]^3*[.C123]^4+[.$H$41]*[.A123]^4*[.C123]^4+[.$H$42]*[.A123]^5*[.C123]^4+[.$H$43]*[.A123]^6*[.C123]^4+[.$H$44]*[.C123]^5+[.$H$45]*[.A123]*[.C123]^5+[.$H$46]*[.A123]^2*[.C123]^5+[.$H$47]*[.A123]^3*[.C123]^5+[.$H$48]*[.A123]^4*[.C123]^5+[.$H$49]*[.A123]^5*[.C123]^5+[.$H$50]*[.A123]^6*[.C123]^5+[.$H$51]*[.C123]^6+[.$H$52]*[.A123]*[.C123]^6+[.$H$53]*[.A123]^2*[.C123]^6+[.$H$54]*[.A123]^3*[.C123]^6+[.$H$55]*[.A123]^4*[.C123]^6+[.$H$56]*[.A123]^5*[.C123]^6+[.$H$57]*[.A123]^6*[.C123]^6" office:value-type="float" office:value="-0.0105042598918051">
            <text:p>-1.0504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105042598918046">
            <text:p>-0.0105042599</text:p>
          </table:table-cell>
          <table:table-cell table:formula="of:=[.K123]-[.E123]" office:value-type="float" office:value="4.40619762898109E-016">
            <text:p>0</text:p>
          </table:table-cell>
          <table:table-cell table:formula="of:=100*([.K123]-[.D123])/[.D123]" office:value-type="float" office:value="0.231487517219559">
            <text:p>0.2314875172</text:p>
          </table:table-cell>
          <table:table-cell/>
          <table:table-cell office:value-type="float" office:value="1.7">
            <text:p>1.70</text:p>
          </table:table-cell>
          <table:table-cell office:value-type="float" office:value="0.0110645996071148">
            <text:p>0.0110645996</text:p>
          </table:table-cell>
          <table:table-cell table:formula="of:=100*([.P123]-[.D123])/[.D123]" office:value-type="float" office:value="-205.578240525904">
            <text:p>-205.5782405259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105042598918046">
            <text:p>-0.0105042599</text:p>
          </table:table-cell>
          <table:table-cell office:value-type="float" office:value="0.0110645996071148">
            <text:p>0.0110645996</text:p>
          </table:table-cell>
          <table:table-cell office:value-type="float" office:value="-0.0215688594989194">
            <text:p>-0.021568859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5">
            <text:p>5</text:p>
          </table:table-cell>
          <table:table-cell table:formula="of:=1.01325*[.B124]" office:value-type="float" office:value="5.06625">
            <text:p>5.066250</text:p>
          </table:table-cell>
          <table:table-cell office:value-type="float" office:value="-0.01172">
            <text:p>-1.1720E-02</text:p>
          </table:table-cell>
          <table:table-cell table:formula="of:=[.$H$9]+[.$H$10]*[.A124]+[.$H$11]*[.A124]^2+[.$H$12]*[.A124]^3+[.$H$13]*[.A124]^4+[.$H$14]*[.A124]^5+[.$H$15]*[.A124]^6+[.$H$16]*[.C124]+[.$H$17]*[.A124]*[.C124]+[.$H$18]*[.A124]^2*[.C124]+[.$H$19]*[.A124]^3*[.C124]+[.$H$20]*[.A124]^4*[.C124]+[.$H$21]*[.A124]^5*[.C124]+[.$H$22]*[.A124]^6*[.C124]+[.$H$23]*[.C124]^2+[.$H$24]*[.A124]*[.C124]^2+[.$H$25]*[.A124]^2*[.C124]^2+[.$H$26]*[.A124]^3*[.C124]^2+[.$H$27]*[.A124]^4*[.C124]^2+[.$H$28]*[.A124]^5*[.C124]^2+[.$H$29]*[.A124]^6*[.C124]^2+[.$H$30]*[.C124]^3+[.$H$31]*[.A124]*[.C124]^3+[.$H$32]*[.A124]^2*[.C124]^3+[.$H$33]*[.A124]^3*[.C124]^3+[.$H$34]*[.A124]^4*[.C124]^3+[.$H$35]*[.A124]^5*[.C124]^3+[.$H$36]*[.A124]^6*[.C124]^3+[.$H$37]*[.C124]^4+[.$H$38]*[.A124]*[.C124]^4+[.$H$39]*[.A124]^2*[.C124]^4+[.$H$40]*[.A124]^3*[.C124]^4+[.$H$41]*[.A124]^4*[.C124]^4+[.$H$42]*[.A124]^5*[.C124]^4+[.$H$43]*[.A124]^6*[.C124]^4+[.$H$44]*[.C124]^5+[.$H$45]*[.A124]*[.C124]^5+[.$H$46]*[.A124]^2*[.C124]^5+[.$H$47]*[.A124]^3*[.C124]^5+[.$H$48]*[.A124]^4*[.C124]^5+[.$H$49]*[.A124]^5*[.C124]^5+[.$H$50]*[.A124]^6*[.C124]^5+[.$H$51]*[.C124]^6+[.$H$52]*[.A124]*[.C124]^6+[.$H$53]*[.A124]^2*[.C124]^6+[.$H$54]*[.A124]^3*[.C124]^6+[.$H$55]*[.A124]^4*[.C124]^6+[.$H$56]*[.A124]^5*[.C124]^6+[.$H$57]*[.A124]^6*[.C124]^6" office:value-type="float" office:value="-0.0122748666057455">
            <text:p>-1.2275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122748666057444">
            <text:p>-0.0122748666</text:p>
          </table:table-cell>
          <table:table-cell table:formula="of:=[.K124]-[.E124]" office:value-type="float" office:value="1.03389519168218E-015">
            <text:p>0</text:p>
          </table:table-cell>
          <table:table-cell table:formula="of:=100*([.K124]-[.D124])/[.D124]" office:value-type="float" office:value="4.73435670430401">
            <text:p>4.7343567043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127884204064511">
            <text:p>0.0127884204</text:p>
          </table:table-cell>
          <table:table-cell table:formula="of:=100*([.P124]-[.D124])/[.D124]" office:value-type="float" office:value="-209.116215072108">
            <text:p>-209.1162150721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122748666057444">
            <text:p>-0.0122748666</text:p>
          </table:table-cell>
          <table:table-cell office:value-type="float" office:value="0.0127884204064511">
            <text:p>0.0127884204</text:p>
          </table:table-cell>
          <table:table-cell office:value-type="float" office:value="-0.0250632870121955">
            <text:p>-0.025063287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5">
            <text:p>5</text:p>
          </table:table-cell>
          <table:table-cell table:formula="of:=1.01325*[.B125]" office:value-type="float" office:value="5.06625">
            <text:p>5.066250</text:p>
          </table:table-cell>
          <table:table-cell office:value-type="float" office:value="-0.01368">
            <text:p>-1.3680E-02</text:p>
          </table:table-cell>
          <table:table-cell table:formula="of:=[.$H$9]+[.$H$10]*[.A125]+[.$H$11]*[.A125]^2+[.$H$12]*[.A125]^3+[.$H$13]*[.A125]^4+[.$H$14]*[.A125]^5+[.$H$15]*[.A125]^6+[.$H$16]*[.C125]+[.$H$17]*[.A125]*[.C125]+[.$H$18]*[.A125]^2*[.C125]+[.$H$19]*[.A125]^3*[.C125]+[.$H$20]*[.A125]^4*[.C125]+[.$H$21]*[.A125]^5*[.C125]+[.$H$22]*[.A125]^6*[.C125]+[.$H$23]*[.C125]^2+[.$H$24]*[.A125]*[.C125]^2+[.$H$25]*[.A125]^2*[.C125]^2+[.$H$26]*[.A125]^3*[.C125]^2+[.$H$27]*[.A125]^4*[.C125]^2+[.$H$28]*[.A125]^5*[.C125]^2+[.$H$29]*[.A125]^6*[.C125]^2+[.$H$30]*[.C125]^3+[.$H$31]*[.A125]*[.C125]^3+[.$H$32]*[.A125]^2*[.C125]^3+[.$H$33]*[.A125]^3*[.C125]^3+[.$H$34]*[.A125]^4*[.C125]^3+[.$H$35]*[.A125]^5*[.C125]^3+[.$H$36]*[.A125]^6*[.C125]^3+[.$H$37]*[.C125]^4+[.$H$38]*[.A125]*[.C125]^4+[.$H$39]*[.A125]^2*[.C125]^4+[.$H$40]*[.A125]^3*[.C125]^4+[.$H$41]*[.A125]^4*[.C125]^4+[.$H$42]*[.A125]^5*[.C125]^4+[.$H$43]*[.A125]^6*[.C125]^4+[.$H$44]*[.C125]^5+[.$H$45]*[.A125]*[.C125]^5+[.$H$46]*[.A125]^2*[.C125]^5+[.$H$47]*[.A125]^3*[.C125]^5+[.$H$48]*[.A125]^4*[.C125]^5+[.$H$49]*[.A125]^5*[.C125]^5+[.$H$50]*[.A125]^6*[.C125]^5+[.$H$51]*[.C125]^6+[.$H$52]*[.A125]*[.C125]^6+[.$H$53]*[.A125]^2*[.C125]^6+[.$H$54]*[.A125]^3*[.C125]^6+[.$H$55]*[.A125]^4*[.C125]^6+[.$H$56]*[.A125]^5*[.C125]^6+[.$H$57]*[.A125]^6*[.C125]^6" office:value-type="float" office:value="-0.0143131704298772">
            <text:p>-1.4313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143131704298741">
            <text:p>-0.0143131704</text:p>
          </table:table-cell>
          <table:table-cell table:formula="of:=[.K125]-[.E125]" office:value-type="float" office:value="3.03403135948344E-015">
            <text:p>0</text:p>
          </table:table-cell>
          <table:table-cell table:formula="of:=100*([.K125]-[.D125])/[.D125]" office:value-type="float" office:value="4.62843881486937">
            <text:p>4.6284388149</text:p>
          </table:table-cell>
          <table:table-cell/>
          <table:table-cell office:value-type="float" office:value="1.8">
            <text:p>1.80</text:p>
          </table:table-cell>
          <table:table-cell office:value-type="float" office:value="0.0146801535983656">
            <text:p>0.0146801536</text:p>
          </table:table-cell>
          <table:table-cell table:formula="of:=100*([.P125]-[.D125])/[.D125]" office:value-type="float" office:value="-207.311064315538">
            <text:p>-207.3110643155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143131704298741">
            <text:p>-0.0143131704</text:p>
          </table:table-cell>
          <table:table-cell office:value-type="float" office:value="0.0146801535983656">
            <text:p>0.0146801536</text:p>
          </table:table-cell>
          <table:table-cell office:value-type="float" office:value="-0.0289933240282397">
            <text:p>-0.028993324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5">
            <text:p>5</text:p>
          </table:table-cell>
          <table:table-cell table:formula="of:=1.01325*[.B126]" office:value-type="float" office:value="5.06625">
            <text:p>5.066250</text:p>
          </table:table-cell>
          <table:table-cell office:value-type="float" office:value="-0.01651">
            <text:p>-1.6510E-02</text:p>
          </table:table-cell>
          <table:table-cell table:formula="of:=[.$H$9]+[.$H$10]*[.A126]+[.$H$11]*[.A126]^2+[.$H$12]*[.A126]^3+[.$H$13]*[.A126]^4+[.$H$14]*[.A126]^5+[.$H$15]*[.A126]^6+[.$H$16]*[.C126]+[.$H$17]*[.A126]*[.C126]+[.$H$18]*[.A126]^2*[.C126]+[.$H$19]*[.A126]^3*[.C126]+[.$H$20]*[.A126]^4*[.C126]+[.$H$21]*[.A126]^5*[.C126]+[.$H$22]*[.A126]^6*[.C126]+[.$H$23]*[.C126]^2+[.$H$24]*[.A126]*[.C126]^2+[.$H$25]*[.A126]^2*[.C126]^2+[.$H$26]*[.A126]^3*[.C126]^2+[.$H$27]*[.A126]^4*[.C126]^2+[.$H$28]*[.A126]^5*[.C126]^2+[.$H$29]*[.A126]^6*[.C126]^2+[.$H$30]*[.C126]^3+[.$H$31]*[.A126]*[.C126]^3+[.$H$32]*[.A126]^2*[.C126]^3+[.$H$33]*[.A126]^3*[.C126]^3+[.$H$34]*[.A126]^4*[.C126]^3+[.$H$35]*[.A126]^5*[.C126]^3+[.$H$36]*[.A126]^6*[.C126]^3+[.$H$37]*[.C126]^4+[.$H$38]*[.A126]*[.C126]^4+[.$H$39]*[.A126]^2*[.C126]^4+[.$H$40]*[.A126]^3*[.C126]^4+[.$H$41]*[.A126]^4*[.C126]^4+[.$H$42]*[.A126]^5*[.C126]^4+[.$H$43]*[.A126]^6*[.C126]^4+[.$H$44]*[.C126]^5+[.$H$45]*[.A126]*[.C126]^5+[.$H$46]*[.A126]^2*[.C126]^5+[.$H$47]*[.A126]^3*[.C126]^5+[.$H$48]*[.A126]^4*[.C126]^5+[.$H$49]*[.A126]^5*[.C126]^5+[.$H$50]*[.A126]^6*[.C126]^5+[.$H$51]*[.C126]^6+[.$H$52]*[.A126]*[.C126]^6+[.$H$53]*[.A126]^2*[.C126]^6+[.$H$54]*[.A126]^3*[.C126]^6+[.$H$55]*[.A126]^4*[.C126]^6+[.$H$56]*[.A126]^5*[.C126]^6+[.$H$57]*[.A126]^6*[.C126]^6" office:value-type="float" office:value="-0.0166536252938131">
            <text:p>-1.6654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166536252938151">
            <text:p>-0.0166536253</text:p>
          </table:table-cell>
          <table:table-cell table:formula="of:=[.K126]-[.E126]" office:value-type="float" office:value="-1.99146255042137E-015">
            <text:p>-0</text:p>
          </table:table-cell>
          <table:table-cell table:formula="of:=100*([.K126]-[.D126])/[.D126]" office:value-type="float" office:value="0.86992909639649">
            <text:p>0.8699290964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167467608547325">
            <text:p>0.0167467609</text:p>
          </table:table-cell>
          <table:table-cell table:formula="of:=100*([.P126]-[.D126])/[.D126]" office:value-type="float" office:value="-201.434045152832">
            <text:p>-201.4340451528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166536252938151">
            <text:p>-0.0166536253</text:p>
          </table:table-cell>
          <table:table-cell office:value-type="float" office:value="0.0167467608547325">
            <text:p>0.0167467609</text:p>
          </table:table-cell>
          <table:table-cell office:value-type="float" office:value="-0.0334003861485476">
            <text:p>-0.0334003861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5">
            <text:p>5</text:p>
          </table:table-cell>
          <table:table-cell table:formula="of:=1.01325*[.B127]" office:value-type="float" office:value="5.06625">
            <text:p>5.066250</text:p>
          </table:table-cell>
          <table:table-cell office:value-type="float" office:value="-0.01943">
            <text:p>-1.9430E-02</text:p>
          </table:table-cell>
          <table:table-cell table:formula="of:=[.$H$9]+[.$H$10]*[.A127]+[.$H$11]*[.A127]^2+[.$H$12]*[.A127]^3+[.$H$13]*[.A127]^4+[.$H$14]*[.A127]^5+[.$H$15]*[.A127]^6+[.$H$16]*[.C127]+[.$H$17]*[.A127]*[.C127]+[.$H$18]*[.A127]^2*[.C127]+[.$H$19]*[.A127]^3*[.C127]+[.$H$20]*[.A127]^4*[.C127]+[.$H$21]*[.A127]^5*[.C127]+[.$H$22]*[.A127]^6*[.C127]+[.$H$23]*[.C127]^2+[.$H$24]*[.A127]*[.C127]^2+[.$H$25]*[.A127]^2*[.C127]^2+[.$H$26]*[.A127]^3*[.C127]^2+[.$H$27]*[.A127]^4*[.C127]^2+[.$H$28]*[.A127]^5*[.C127]^2+[.$H$29]*[.A127]^6*[.C127]^2+[.$H$30]*[.C127]^3+[.$H$31]*[.A127]*[.C127]^3+[.$H$32]*[.A127]^2*[.C127]^3+[.$H$33]*[.A127]^3*[.C127]^3+[.$H$34]*[.A127]^4*[.C127]^3+[.$H$35]*[.A127]^5*[.C127]^3+[.$H$36]*[.A127]^6*[.C127]^3+[.$H$37]*[.C127]^4+[.$H$38]*[.A127]*[.C127]^4+[.$H$39]*[.A127]^2*[.C127]^4+[.$H$40]*[.A127]^3*[.C127]^4+[.$H$41]*[.A127]^4*[.C127]^4+[.$H$42]*[.A127]^5*[.C127]^4+[.$H$43]*[.A127]^6*[.C127]^4+[.$H$44]*[.C127]^5+[.$H$45]*[.A127]*[.C127]^5+[.$H$46]*[.A127]^2*[.C127]^5+[.$H$47]*[.A127]^3*[.C127]^5+[.$H$48]*[.A127]^4*[.C127]^5+[.$H$49]*[.A127]^5*[.C127]^5+[.$H$50]*[.A127]^6*[.C127]^5+[.$H$51]*[.C127]^6+[.$H$52]*[.A127]*[.C127]^6+[.$H$53]*[.A127]^2*[.C127]^6+[.$H$54]*[.A127]^3*[.C127]^6+[.$H$55]*[.A127]^4*[.C127]^6+[.$H$56]*[.A127]^5*[.C127]^6+[.$H$57]*[.A127]^6*[.C127]^6" office:value-type="float" office:value="-0.0193335694427462">
            <text:p>-1.9334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193335694427452">
            <text:p>-0.0193335694</text:p>
          </table:table-cell>
          <table:table-cell table:formula="of:=[.K127]-[.E127]" office:value-type="float" office:value="9.67975699595058E-016">
            <text:p>0</text:p>
          </table:table-cell>
          <table:table-cell table:formula="of:=100*([.K127]-[.D127])/[.D127]" office:value-type="float" office:value="-0.496297258130633">
            <text:p>-0.4962972581</text:p>
          </table:table-cell>
          <table:table-cell/>
          <table:table-cell office:value-type="float" office:value="1.9">
            <text:p>1.90</text:p>
          </table:table-cell>
          <table:table-cell office:value-type="float" office:value="0.018995002260576">
            <text:p>0.0189950023</text:p>
          </table:table-cell>
          <table:table-cell table:formula="of:=100*([.P127]-[.D127])/[.D127]" office:value-type="float" office:value="-197.761205664313">
            <text:p>-197.7612056643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193335694427452">
            <text:p>-0.0193335694</text:p>
          </table:table-cell>
          <table:table-cell office:value-type="float" office:value="0.018995002260576">
            <text:p>0.0189950023</text:p>
          </table:table-cell>
          <table:table-cell office:value-type="float" office:value="-0.0383285717033212">
            <text:p>-0.0383285717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5">
            <text:p>5</text:p>
          </table:table-cell>
          <table:table-cell table:formula="of:=1.01325*[.B128]" office:value-type="float" office:value="5.06625">
            <text:p>5.066250</text:p>
          </table:table-cell>
          <table:table-cell office:value-type="float" office:value="-0.0227">
            <text:p>-2.2700E-02</text:p>
          </table:table-cell>
          <table:table-cell table:formula="of:=[.$H$9]+[.$H$10]*[.A128]+[.$H$11]*[.A128]^2+[.$H$12]*[.A128]^3+[.$H$13]*[.A128]^4+[.$H$14]*[.A128]^5+[.$H$15]*[.A128]^6+[.$H$16]*[.C128]+[.$H$17]*[.A128]*[.C128]+[.$H$18]*[.A128]^2*[.C128]+[.$H$19]*[.A128]^3*[.C128]+[.$H$20]*[.A128]^4*[.C128]+[.$H$21]*[.A128]^5*[.C128]+[.$H$22]*[.A128]^6*[.C128]+[.$H$23]*[.C128]^2+[.$H$24]*[.A128]*[.C128]^2+[.$H$25]*[.A128]^2*[.C128]^2+[.$H$26]*[.A128]^3*[.C128]^2+[.$H$27]*[.A128]^4*[.C128]^2+[.$H$28]*[.A128]^5*[.C128]^2+[.$H$29]*[.A128]^6*[.C128]^2+[.$H$30]*[.C128]^3+[.$H$31]*[.A128]*[.C128]^3+[.$H$32]*[.A128]^2*[.C128]^3+[.$H$33]*[.A128]^3*[.C128]^3+[.$H$34]*[.A128]^4*[.C128]^3+[.$H$35]*[.A128]^5*[.C128]^3+[.$H$36]*[.A128]^6*[.C128]^3+[.$H$37]*[.C128]^4+[.$H$38]*[.A128]*[.C128]^4+[.$H$39]*[.A128]^2*[.C128]^4+[.$H$40]*[.A128]^3*[.C128]^4+[.$H$41]*[.A128]^4*[.C128]^4+[.$H$42]*[.A128]^5*[.C128]^4+[.$H$43]*[.A128]^6*[.C128]^4+[.$H$44]*[.C128]^5+[.$H$45]*[.A128]*[.C128]^5+[.$H$46]*[.A128]^2*[.C128]^5+[.$H$47]*[.A128]^3*[.C128]^5+[.$H$48]*[.A128]^4*[.C128]^5+[.$H$49]*[.A128]^5*[.C128]^5+[.$H$50]*[.A128]^6*[.C128]^5+[.$H$51]*[.C128]^6+[.$H$52]*[.A128]*[.C128]^6+[.$H$53]*[.A128]^2*[.C128]^6+[.$H$54]*[.A128]^3*[.C128]^6+[.$H$55]*[.A128]^4*[.C128]^6+[.$H$56]*[.A128]^5*[.C128]^6+[.$H$57]*[.A128]^6*[.C128]^6" office:value-type="float" office:value="-0.0223932861745879">
            <text:p>-2.2393E-02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-0.022393286174591">
            <text:p>-0.0223932862</text:p>
          </table:table-cell>
          <table:table-cell table:formula="of:=[.K128]-[.E128]" office:value-type="float" office:value="-3.15025783237388E-015">
            <text:p>-0</text:p>
          </table:table-cell>
          <table:table-cell table:formula="of:=100*([.K128]-[.D128])/[.D128]" office:value-type="float" office:value="-1.35116222647119">
            <text:p>-1.3511622265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214314096872015">
            <text:p>0.0214314097</text:p>
          </table:table-cell>
          <table:table-cell table:formula="of:=100*([.P128]-[.D128])/[.D128]" office:value-type="float" office:value="-194.41149641939">
            <text:p>-194.4114964194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22393286174591">
            <text:p>-0.0223932862</text:p>
          </table:table-cell>
          <table:table-cell office:value-type="float" office:value="0.0214314096872015">
            <text:p>0.0214314097</text:p>
          </table:table-cell>
          <table:table-cell office:value-type="float" office:value="-0.0438246958617925">
            <text:p>-0.0438246959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5">
            <text:p>5</text:p>
          </table:table-cell>
          <table:table-cell table:formula="of:=1.01325*[.B129]" office:value-type="float" office:value="5.06625">
            <text:p>5.066250</text:p>
          </table:table-cell>
          <table:table-cell office:value-type="float" office:value="-0.0263">
            <text:p>-2.6300E-02</text:p>
          </table:table-cell>
          <table:table-cell table:formula="of:=[.$H$9]+[.$H$10]*[.A129]+[.$H$11]*[.A129]^2+[.$H$12]*[.A129]^3+[.$H$13]*[.A129]^4+[.$H$14]*[.A129]^5+[.$H$15]*[.A129]^6+[.$H$16]*[.C129]+[.$H$17]*[.A129]*[.C129]+[.$H$18]*[.A129]^2*[.C129]+[.$H$19]*[.A129]^3*[.C129]+[.$H$20]*[.A129]^4*[.C129]+[.$H$21]*[.A129]^5*[.C129]+[.$H$22]*[.A129]^6*[.C129]+[.$H$23]*[.C129]^2+[.$H$24]*[.A129]*[.C129]^2+[.$H$25]*[.A129]^2*[.C129]^2+[.$H$26]*[.A129]^3*[.C129]^2+[.$H$27]*[.A129]^4*[.C129]^2+[.$H$28]*[.A129]^5*[.C129]^2+[.$H$29]*[.A129]^6*[.C129]^2+[.$H$30]*[.C129]^3+[.$H$31]*[.A129]*[.C129]^3+[.$H$32]*[.A129]^2*[.C129]^3+[.$H$33]*[.A129]^3*[.C129]^3+[.$H$34]*[.A129]^4*[.C129]^3+[.$H$35]*[.A129]^5*[.C129]^3+[.$H$36]*[.A129]^6*[.C129]^3+[.$H$37]*[.C129]^4+[.$H$38]*[.A129]*[.C129]^4+[.$H$39]*[.A129]^2*[.C129]^4+[.$H$40]*[.A129]^3*[.C129]^4+[.$H$41]*[.A129]^4*[.C129]^4+[.$H$42]*[.A129]^5*[.C129]^4+[.$H$43]*[.A129]^6*[.C129]^4+[.$H$44]*[.C129]^5+[.$H$45]*[.A129]*[.C129]^5+[.$H$46]*[.A129]^2*[.C129]^5+[.$H$47]*[.A129]^3*[.C129]^5+[.$H$48]*[.A129]^4*[.C129]^5+[.$H$49]*[.A129]^5*[.C129]^5+[.$H$50]*[.A129]^6*[.C129]^5+[.$H$51]*[.C129]^6+[.$H$52]*[.A129]*[.C129]^6+[.$H$53]*[.A129]^2*[.C129]^6+[.$H$54]*[.A129]^3*[.C129]^6+[.$H$55]*[.A129]^4*[.C129]^6+[.$H$56]*[.A129]^5*[.C129]^6+[.$H$57]*[.A129]^6*[.C129]^6" office:value-type="float" office:value="-0.0258760571636648">
            <text:p>-2.5876E-02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-0.0258760571636655">
            <text:p>-0.0258760572</text:p>
          </table:table-cell>
          <table:table-cell table:formula="of:=[.K129]-[.E129]" office:value-type="float" office:value="-7.14706072102445E-016">
            <text:p>-0</text:p>
          </table:table-cell>
          <table:table-cell table:formula="of:=100*([.K129]-[.D129])/[.D129]" office:value-type="float" office:value="-1.61194994803996">
            <text:p>-1.611949948</text:p>
          </table:table-cell>
          <table:table-cell/>
          <table:table-cell office:value-type="float" office:value="2">
            <text:p>2.00</text:p>
          </table:table-cell>
          <table:table-cell office:value-type="float" office:value="0.0240622583510575">
            <text:p>0.0240622584</text:p>
          </table:table-cell>
          <table:table-cell table:formula="of:=100*([.P129]-[.D129])/[.D129]" office:value-type="float" office:value="-191.491476619991">
            <text:p>-191.49147662</text:p>
          </table:table-cell>
          <table:table-cell/>
          <table:table-cell office:value-type="float" office:value="2">
            <text:p>2.00</text:p>
          </table:table-cell>
          <table:table-cell office:value-type="float" office:value="-0.0258760571636655">
            <text:p>-0.0258760572</text:p>
          </table:table-cell>
          <table:table-cell office:value-type="float" office:value="0.0240622583510575">
            <text:p>0.0240622584</text:p>
          </table:table-cell>
          <table:table-cell office:value-type="float" office:value="-0.049938315514723">
            <text:p>-0.0499383155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5">
            <text:p>5</text:p>
          </table:table-cell>
          <table:table-cell table:formula="of:=1.01325*[.B130]" office:value-type="float" office:value="5.06625">
            <text:p>5.066250</text:p>
          </table:table-cell>
          <table:table-cell office:value-type="float" office:value="-0.02949">
            <text:p>-2.9490E-02</text:p>
          </table:table-cell>
          <table:table-cell table:formula="of:=[.$H$9]+[.$H$10]*[.A130]+[.$H$11]*[.A130]^2+[.$H$12]*[.A130]^3+[.$H$13]*[.A130]^4+[.$H$14]*[.A130]^5+[.$H$15]*[.A130]^6+[.$H$16]*[.C130]+[.$H$17]*[.A130]*[.C130]+[.$H$18]*[.A130]^2*[.C130]+[.$H$19]*[.A130]^3*[.C130]+[.$H$20]*[.A130]^4*[.C130]+[.$H$21]*[.A130]^5*[.C130]+[.$H$22]*[.A130]^6*[.C130]+[.$H$23]*[.C130]^2+[.$H$24]*[.A130]*[.C130]^2+[.$H$25]*[.A130]^2*[.C130]^2+[.$H$26]*[.A130]^3*[.C130]^2+[.$H$27]*[.A130]^4*[.C130]^2+[.$H$28]*[.A130]^5*[.C130]^2+[.$H$29]*[.A130]^6*[.C130]^2+[.$H$30]*[.C130]^3+[.$H$31]*[.A130]*[.C130]^3+[.$H$32]*[.A130]^2*[.C130]^3+[.$H$33]*[.A130]^3*[.C130]^3+[.$H$34]*[.A130]^4*[.C130]^3+[.$H$35]*[.A130]^5*[.C130]^3+[.$H$36]*[.A130]^6*[.C130]^3+[.$H$37]*[.C130]^4+[.$H$38]*[.A130]*[.C130]^4+[.$H$39]*[.A130]^2*[.C130]^4+[.$H$40]*[.A130]^3*[.C130]^4+[.$H$41]*[.A130]^4*[.C130]^4+[.$H$42]*[.A130]^5*[.C130]^4+[.$H$43]*[.A130]^6*[.C130]^4+[.$H$44]*[.C130]^5+[.$H$45]*[.A130]*[.C130]^5+[.$H$46]*[.A130]^2*[.C130]^5+[.$H$47]*[.A130]^3*[.C130]^5+[.$H$48]*[.A130]^4*[.C130]^5+[.$H$49]*[.A130]^5*[.C130]^5+[.$H$50]*[.A130]^6*[.C130]^5+[.$H$51]*[.C130]^6+[.$H$52]*[.A130]*[.C130]^6+[.$H$53]*[.A130]^2*[.C130]^6+[.$H$54]*[.A130]^3*[.C130]^6+[.$H$55]*[.A130]^4*[.C130]^6+[.$H$56]*[.A130]^5*[.C130]^6+[.$H$57]*[.A130]^6*[.C130]^6" office:value-type="float" office:value="-0.0298282083709318">
            <text:p>-2.9828E-02</text:p>
          </table:table-cell>
          <table:table-cell table:number-columns-repeated="4"/>
          <table:table-cell office:value-type="float" office:value="2.05">
            <text:p>2.05</text:p>
          </table:table-cell>
          <table:table-cell office:value-type="float" office:value="-0.0298282083709313">
            <text:p>-0.0298282084</text:p>
          </table:table-cell>
          <table:table-cell table:formula="of:=[.K130]-[.E130]" office:value-type="float" office:value="5.30825383648903E-016">
            <text:p>0</text:p>
          </table:table-cell>
          <table:table-cell table:formula="of:=100*([.K130]-[.D130])/[.D130]" office:value-type="float" office:value="1.14685781936674">
            <text:p>1.1468578194</text:p>
          </table:table-cell>
          <table:table-cell/>
          <table:table-cell office:value-type="float" office:value="2.05">
            <text:p>2.05</text:p>
          </table:table-cell>
          <table:table-cell office:value-type="float" office:value="0.0268935366275998">
            <text:p>0.0268935366</text:p>
          </table:table-cell>
          <table:table-cell table:formula="of:=100*([.P130]-[.D130])/[.D130]" office:value-type="float" office:value="-191.195444651068">
            <text:p>-191.1954446511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298282083709313">
            <text:p>-0.0298282084</text:p>
          </table:table-cell>
          <table:table-cell office:value-type="float" office:value="0.0268935366275998">
            <text:p>0.0268935366</text:p>
          </table:table-cell>
          <table:table-cell office:value-type="float" office:value="-0.0567217449985311">
            <text:p>-0.056721745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7.5">
            <text:p>7.5</text:p>
          </table:table-cell>
          <table:table-cell table:formula="of:=1.01325*[.B131]" office:value-type="float" office:value="7.599375">
            <text:p>7.599375</text:p>
          </table:table-cell>
          <table:table-cell office:value-type="float" office:value="0.0000003682">
            <text:p>3.6820E-07</text:p>
          </table:table-cell>
          <table:table-cell table:formula="of:=[.$H$9]+[.$H$10]*[.A131]+[.$H$11]*[.A131]^2+[.$H$12]*[.A131]^3+[.$H$13]*[.A131]^4+[.$H$14]*[.A131]^5+[.$H$15]*[.A131]^6+[.$H$16]*[.C131]+[.$H$17]*[.A131]*[.C131]+[.$H$18]*[.A131]^2*[.C131]+[.$H$19]*[.A131]^3*[.C131]+[.$H$20]*[.A131]^4*[.C131]+[.$H$21]*[.A131]^5*[.C131]+[.$H$22]*[.A131]^6*[.C131]+[.$H$23]*[.C131]^2+[.$H$24]*[.A131]*[.C131]^2+[.$H$25]*[.A131]^2*[.C131]^2+[.$H$26]*[.A131]^3*[.C131]^2+[.$H$27]*[.A131]^4*[.C131]^2+[.$H$28]*[.A131]^5*[.C131]^2+[.$H$29]*[.A131]^6*[.C131]^2+[.$H$30]*[.C131]^3+[.$H$31]*[.A131]*[.C131]^3+[.$H$32]*[.A131]^2*[.C131]^3+[.$H$33]*[.A131]^3*[.C131]^3+[.$H$34]*[.A131]^4*[.C131]^3+[.$H$35]*[.A131]^5*[.C131]^3+[.$H$36]*[.A131]^6*[.C131]^3+[.$H$37]*[.C131]^4+[.$H$38]*[.A131]*[.C131]^4+[.$H$39]*[.A131]^2*[.C131]^4+[.$H$40]*[.A131]^3*[.C131]^4+[.$H$41]*[.A131]^4*[.C131]^4+[.$H$42]*[.A131]^5*[.C131]^4+[.$H$43]*[.A131]^6*[.C131]^4+[.$H$44]*[.C131]^5+[.$H$45]*[.A131]*[.C131]^5+[.$H$46]*[.A131]^2*[.C131]^5+[.$H$47]*[.A131]^3*[.C131]^5+[.$H$48]*[.A131]^4*[.C131]^5+[.$H$49]*[.A131]^5*[.C131]^5+[.$H$50]*[.A131]^6*[.C131]^5+[.$H$51]*[.C131]^6+[.$H$52]*[.A131]*[.C131]^6+[.$H$53]*[.A131]^2*[.C131]^6+[.$H$54]*[.A131]^3*[.C131]^6+[.$H$55]*[.A131]^4*[.C131]^6+[.$H$56]*[.A131]^5*[.C131]^6+[.$H$57]*[.A131]^6*[.C131]^6" office:value-type="float" office:value="-0.0000730902827664049">
            <text:p>-7.3090E-05</text:p>
          </table:table-cell>
          <table:table-cell table:number-columns-repeated="4"/>
          <table:table-cell office:value-type="float" office:value="0.1">
            <text:p>0.10</text:p>
          </table:table-cell>
          <table:table-cell table:style-name="ce7" office:value-type="string">
            <text:p>-7.309028276640286e-05</text:p>
          </table:table-cell>
          <table:table-cell table:formula="of:=[.K131]-[.E131]" office:value-type="float" office:value="2.07353665487853E-018">
            <text:p>0</text:p>
          </table:table-cell>
          <table:table-cell table:formula="of:=100*([.K131]-[.D131])/[.D131]" office:value-type="float" office:value="-19950.7014574695">
            <text:p>-19950.7014574695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187287264135073">
            <text:p>-0.0018728726</text:p>
          </table:table-cell>
          <table:table-cell table:formula="of:=100*([.P131]-[.D131])/[.D131]" office:value-type="float" office:value="-508756.339313072">
            <text:p>-508756.339313072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342991485407464">
            <text:p>-0.0342991485</text:p>
          </table:table-cell>
          <table:table-cell office:value-type="float" office:value="0.0299309142177027">
            <text:p>0.0299309142</text:p>
          </table:table-cell>
          <table:table-cell office:value-type="float" office:value="-0.0642300627584491">
            <text:p>-0.064230062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7.5">
            <text:p>7.5</text:p>
          </table:table-cell>
          <table:table-cell table:formula="of:=1.01325*[.B132]" office:value-type="float" office:value="7.599375">
            <text:p>7.599375</text:p>
          </table:table-cell>
          <table:table-cell office:value-type="float" office:value="0.000001237">
            <text:p>1.2370E-06</text:p>
          </table:table-cell>
          <table:table-cell table:formula="of:=[.$H$9]+[.$H$10]*[.A132]+[.$H$11]*[.A132]^2+[.$H$12]*[.A132]^3+[.$H$13]*[.A132]^4+[.$H$14]*[.A132]^5+[.$H$15]*[.A132]^6+[.$H$16]*[.C132]+[.$H$17]*[.A132]*[.C132]+[.$H$18]*[.A132]^2*[.C132]+[.$H$19]*[.A132]^3*[.C132]+[.$H$20]*[.A132]^4*[.C132]+[.$H$21]*[.A132]^5*[.C132]+[.$H$22]*[.A132]^6*[.C132]+[.$H$23]*[.C132]^2+[.$H$24]*[.A132]*[.C132]^2+[.$H$25]*[.A132]^2*[.C132]^2+[.$H$26]*[.A132]^3*[.C132]^2+[.$H$27]*[.A132]^4*[.C132]^2+[.$H$28]*[.A132]^5*[.C132]^2+[.$H$29]*[.A132]^6*[.C132]^2+[.$H$30]*[.C132]^3+[.$H$31]*[.A132]*[.C132]^3+[.$H$32]*[.A132]^2*[.C132]^3+[.$H$33]*[.A132]^3*[.C132]^3+[.$H$34]*[.A132]^4*[.C132]^3+[.$H$35]*[.A132]^5*[.C132]^3+[.$H$36]*[.A132]^6*[.C132]^3+[.$H$37]*[.C132]^4+[.$H$38]*[.A132]*[.C132]^4+[.$H$39]*[.A132]^2*[.C132]^4+[.$H$40]*[.A132]^3*[.C132]^4+[.$H$41]*[.A132]^4*[.C132]^4+[.$H$42]*[.A132]^5*[.C132]^4+[.$H$43]*[.A132]^6*[.C132]^4+[.$H$44]*[.C132]^5+[.$H$45]*[.A132]*[.C132]^5+[.$H$46]*[.A132]^2*[.C132]^5+[.$H$47]*[.A132]^3*[.C132]^5+[.$H$48]*[.A132]^4*[.C132]^5+[.$H$49]*[.A132]^5*[.C132]^5+[.$H$50]*[.A132]^6*[.C132]^5+[.$H$51]*[.C132]^6+[.$H$52]*[.A132]*[.C132]^6+[.$H$53]*[.A132]^2*[.C132]^6+[.$H$54]*[.A132]^3*[.C132]^6+[.$H$55]*[.A132]^4*[.C132]^6+[.$H$56]*[.A132]^5*[.C132]^6+[.$H$57]*[.A132]^6*[.C132]^6" office:value-type="float" office:value="0.0000205962580741556">
            <text:p>2.0596E-05</text:p>
          </table:table-cell>
          <table:table-cell table:number-columns-repeated="4"/>
          <table:table-cell office:value-type="float" office:value="0.15">
            <text:p>0.15</text:p>
          </table:table-cell>
          <table:table-cell table:style-name="ce7" office:value-type="string">
            <text:p>2.059625807415618e-05</text:p>
          </table:table-cell>
          <table:table-cell table:formula="of:=[.K132]-[.E132]" office:value-type="float" office:value="5.9292306307801E-019">
            <text:p>0</text:p>
          </table:table-cell>
          <table:table-cell table:formula="of:=100*([.K132]-[.D132])/[.D132]" office:value-type="float" office:value="1565.01682086954">
            <text:p>1565.0168208695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130158118277407">
            <text:p>-0.0013015812</text:p>
          </table:table-cell>
          <table:table-cell table:formula="of:=100*([.P132]-[.D132])/[.D132]" office:value-type="float" office:value="-105320.790846732">
            <text:p>-105320.790846732</text:p>
          </table:table-cell>
          <table:table-cell/>
          <table:table-cell office:value-type="float" office:value="0.1">
            <text:p>0.10</text:p>
          </table:table-cell>
          <table:table-cell table:style-name="ce7" office:value-type="string">
            <text:p>-7.309028276640286e-05</text:p>
          </table:table-cell>
          <table:table-cell office:value-type="float" office:value="-0.00187287264135073">
            <text:p>-0.0018728726</text:p>
          </table:table-cell>
          <table:table-cell office:value-type="float" office:value="0.00179978235858433">
            <text:p>0.0017997824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7.5">
            <text:p>7.5</text:p>
          </table:table-cell>
          <table:table-cell table:formula="of:=1.01325*[.B133]" office:value-type="float" office:value="7.599375">
            <text:p>7.599375</text:p>
          </table:table-cell>
          <table:table-cell office:value-type="float" office:value="0.000002916">
            <text:p>2.9160E-06</text:p>
          </table:table-cell>
          <table:table-cell table:formula="of:=[.$H$9]+[.$H$10]*[.A133]+[.$H$11]*[.A133]^2+[.$H$12]*[.A133]^3+[.$H$13]*[.A133]^4+[.$H$14]*[.A133]^5+[.$H$15]*[.A133]^6+[.$H$16]*[.C133]+[.$H$17]*[.A133]*[.C133]+[.$H$18]*[.A133]^2*[.C133]+[.$H$19]*[.A133]^3*[.C133]+[.$H$20]*[.A133]^4*[.C133]+[.$H$21]*[.A133]^5*[.C133]+[.$H$22]*[.A133]^6*[.C133]+[.$H$23]*[.C133]^2+[.$H$24]*[.A133]*[.C133]^2+[.$H$25]*[.A133]^2*[.C133]^2+[.$H$26]*[.A133]^3*[.C133]^2+[.$H$27]*[.A133]^4*[.C133]^2+[.$H$28]*[.A133]^5*[.C133]^2+[.$H$29]*[.A133]^6*[.C133]^2+[.$H$30]*[.C133]^3+[.$H$31]*[.A133]*[.C133]^3+[.$H$32]*[.A133]^2*[.C133]^3+[.$H$33]*[.A133]^3*[.C133]^3+[.$H$34]*[.A133]^4*[.C133]^3+[.$H$35]*[.A133]^5*[.C133]^3+[.$H$36]*[.A133]^6*[.C133]^3+[.$H$37]*[.C133]^4+[.$H$38]*[.A133]*[.C133]^4+[.$H$39]*[.A133]^2*[.C133]^4+[.$H$40]*[.A133]^3*[.C133]^4+[.$H$41]*[.A133]^4*[.C133]^4+[.$H$42]*[.A133]^5*[.C133]^4+[.$H$43]*[.A133]^6*[.C133]^4+[.$H$44]*[.C133]^5+[.$H$45]*[.A133]*[.C133]^5+[.$H$46]*[.A133]^2*[.C133]^5+[.$H$47]*[.A133]^3*[.C133]^5+[.$H$48]*[.A133]^4*[.C133]^5+[.$H$49]*[.A133]^5*[.C133]^5+[.$H$50]*[.A133]^6*[.C133]^5+[.$H$51]*[.C133]^6+[.$H$52]*[.A133]*[.C133]^6+[.$H$53]*[.A133]^2*[.C133]^6+[.$H$54]*[.A133]^3*[.C133]^6+[.$H$55]*[.A133]^4*[.C133]^6+[.$H$56]*[.A133]^5*[.C133]^6+[.$H$57]*[.A133]^6*[.C133]^6" office:value-type="float" office:value="0.0000555811758872686">
            <text:p>5.5581E-05</text:p>
          </table:table-cell>
          <table:table-cell table:number-columns-repeated="4"/>
          <table:table-cell office:value-type="float" office:value="0.2">
            <text:p>0.20</text:p>
          </table:table-cell>
          <table:table-cell table:style-name="ce7" office:value-type="string">
            <text:p>5.558117588726123e-05</text:p>
          </table:table-cell>
          <table:table-cell table:formula="of:=[.K133]-[.E133]" office:value-type="float" office:value="-7.3861273000575E-018">
            <text:p>-0</text:p>
          </table:table-cell>
          <table:table-cell table:formula="of:=100*([.K133]-[.D133])/[.D133]" office:value-type="float" office:value="1806.07599064682">
            <text:p>1806.0759906468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0835913087395189">
            <text:p>-0.0008359131</text:p>
          </table:table-cell>
          <table:table-cell table:formula="of:=100*([.P133]-[.D133])/[.D133]" office:value-type="float" office:value="-28766.4296088885">
            <text:p>-28766.4296088885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2.059625807415618e-05</text:p>
          </table:table-cell>
          <table:table-cell office:value-type="float" office:value="-0.00130158118277407">
            <text:p>-0.0013015812</text:p>
          </table:table-cell>
          <table:table-cell office:value-type="float" office:value="0.00132217744084823">
            <text:p>0.001322177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7.5">
            <text:p>7.5</text:p>
          </table:table-cell>
          <table:table-cell table:formula="of:=1.01325*[.B134]" office:value-type="float" office:value="7.599375">
            <text:p>7.599375</text:p>
          </table:table-cell>
          <table:table-cell office:value-type="float" office:value="0.000005657">
            <text:p>5.6570E-06</text:p>
          </table:table-cell>
          <table:table-cell table:formula="of:=[.$H$9]+[.$H$10]*[.A134]+[.$H$11]*[.A134]^2+[.$H$12]*[.A134]^3+[.$H$13]*[.A134]^4+[.$H$14]*[.A134]^5+[.$H$15]*[.A134]^6+[.$H$16]*[.C134]+[.$H$17]*[.A134]*[.C134]+[.$H$18]*[.A134]^2*[.C134]+[.$H$19]*[.A134]^3*[.C134]+[.$H$20]*[.A134]^4*[.C134]+[.$H$21]*[.A134]^5*[.C134]+[.$H$22]*[.A134]^6*[.C134]+[.$H$23]*[.C134]^2+[.$H$24]*[.A134]*[.C134]^2+[.$H$25]*[.A134]^2*[.C134]^2+[.$H$26]*[.A134]^3*[.C134]^2+[.$H$27]*[.A134]^4*[.C134]^2+[.$H$28]*[.A134]^5*[.C134]^2+[.$H$29]*[.A134]^6*[.C134]^2+[.$H$30]*[.C134]^3+[.$H$31]*[.A134]*[.C134]^3+[.$H$32]*[.A134]^2*[.C134]^3+[.$H$33]*[.A134]^3*[.C134]^3+[.$H$34]*[.A134]^4*[.C134]^3+[.$H$35]*[.A134]^5*[.C134]^3+[.$H$36]*[.A134]^6*[.C134]^3+[.$H$37]*[.C134]^4+[.$H$38]*[.A134]*[.C134]^4+[.$H$39]*[.A134]^2*[.C134]^4+[.$H$40]*[.A134]^3*[.C134]^4+[.$H$41]*[.A134]^4*[.C134]^4+[.$H$42]*[.A134]^5*[.C134]^4+[.$H$43]*[.A134]^6*[.C134]^4+[.$H$44]*[.C134]^5+[.$H$45]*[.A134]*[.C134]^5+[.$H$46]*[.A134]^2*[.C134]^5+[.$H$47]*[.A134]^3*[.C134]^5+[.$H$48]*[.A134]^4*[.C134]^5+[.$H$49]*[.A134]^5*[.C134]^5+[.$H$50]*[.A134]^6*[.C134]^5+[.$H$51]*[.C134]^6+[.$H$52]*[.A134]*[.C134]^6+[.$H$53]*[.A134]^2*[.C134]^6+[.$H$54]*[.A134]^3*[.C134]^6+[.$H$55]*[.A134]^4*[.C134]^6+[.$H$56]*[.A134]^5*[.C134]^6+[.$H$57]*[.A134]^6*[.C134]^6" office:value-type="float" office:value="0.0000571149851997708">
            <text:p>5.7115E-05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office:value-type="string">
            <text:p>5.711498519975969e-05</text:p>
          </table:table-cell>
          <table:table-cell table:formula="of:=[.K134]-[.E134]" office:value-type="float" office:value="-1.11130722679764E-017">
            <text:p>-0</text:p>
          </table:table-cell>
          <table:table-cell table:formula="of:=100*([.K134]-[.D134])/[.D134]" office:value-type="float" office:value="909.633820041713">
            <text:p>909.6338200417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465816461203099">
            <text:p>-0.0004658165</text:p>
          </table:table-cell>
          <table:table-cell table:formula="of:=100*([.P134]-[.D134])/[.D134]" office:value-type="float" office:value="-8334.33730251191">
            <text:p>-8334.3373025119</text:p>
          </table:table-cell>
          <table:table-cell/>
          <table:table-cell office:value-type="float" office:value="0.2">
            <text:p>0.20</text:p>
          </table:table-cell>
          <table:table-cell table:style-name="ce7" office:value-type="string">
            <text:p>5.558117588726123e-05</text:p>
          </table:table-cell>
          <table:table-cell office:value-type="float" office:value="-0.000835913087395189">
            <text:p>-0.0008359131</text:p>
          </table:table-cell>
          <table:table-cell office:value-type="float" office:value="0.00089149426328245">
            <text:p>0.0008914943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7.5">
            <text:p>7.5</text:p>
          </table:table-cell>
          <table:table-cell table:formula="of:=1.01325*[.B135]" office:value-type="float" office:value="7.599375">
            <text:p>7.599375</text:p>
          </table:table-cell>
          <table:table-cell office:value-type="float" office:value="0.000009703">
            <text:p>9.7030E-06</text:p>
          </table:table-cell>
          <table:table-cell table:formula="of:=[.$H$9]+[.$H$10]*[.A135]+[.$H$11]*[.A135]^2+[.$H$12]*[.A135]^3+[.$H$13]*[.A135]^4+[.$H$14]*[.A135]^5+[.$H$15]*[.A135]^6+[.$H$16]*[.C135]+[.$H$17]*[.A135]*[.C135]+[.$H$18]*[.A135]^2*[.C135]+[.$H$19]*[.A135]^3*[.C135]+[.$H$20]*[.A135]^4*[.C135]+[.$H$21]*[.A135]^5*[.C135]+[.$H$22]*[.A135]^6*[.C135]+[.$H$23]*[.C135]^2+[.$H$24]*[.A135]*[.C135]^2+[.$H$25]*[.A135]^2*[.C135]^2+[.$H$26]*[.A135]^3*[.C135]^2+[.$H$27]*[.A135]^4*[.C135]^2+[.$H$28]*[.A135]^5*[.C135]^2+[.$H$29]*[.A135]^6*[.C135]^2+[.$H$30]*[.C135]^3+[.$H$31]*[.A135]*[.C135]^3+[.$H$32]*[.A135]^2*[.C135]^3+[.$H$33]*[.A135]^3*[.C135]^3+[.$H$34]*[.A135]^4*[.C135]^3+[.$H$35]*[.A135]^5*[.C135]^3+[.$H$36]*[.A135]^6*[.C135]^3+[.$H$37]*[.C135]^4+[.$H$38]*[.A135]*[.C135]^4+[.$H$39]*[.A135]^2*[.C135]^4+[.$H$40]*[.A135]^3*[.C135]^4+[.$H$41]*[.A135]^4*[.C135]^4+[.$H$42]*[.A135]^5*[.C135]^4+[.$H$43]*[.A135]^6*[.C135]^4+[.$H$44]*[.C135]^5+[.$H$45]*[.A135]*[.C135]^5+[.$H$46]*[.A135]^2*[.C135]^5+[.$H$47]*[.A135]^3*[.C135]^5+[.$H$48]*[.A135]^4*[.C135]^5+[.$H$49]*[.A135]^5*[.C135]^5+[.$H$50]*[.A135]^6*[.C135]^5+[.$H$51]*[.C135]^6+[.$H$52]*[.A135]*[.C135]^6+[.$H$53]*[.A135]^2*[.C135]^6+[.$H$54]*[.A135]^3*[.C135]^6+[.$H$55]*[.A135]^4*[.C135]^6+[.$H$56]*[.A135]^5*[.C135]^6+[.$H$57]*[.A135]^6*[.C135]^6" office:value-type="float" office:value="0.0000434343277513956">
            <text:p>4.3434E-05</text:p>
          </table:table-cell>
          <table:table-cell table:number-columns-repeated="4"/>
          <table:table-cell office:value-type="float" office:value="0.3">
            <text:p>0.30</text:p>
          </table:table-cell>
          <table:table-cell table:style-name="ce7" office:value-type="string">
            <text:p>4.343432775139028e-05</text:p>
          </table:table-cell>
          <table:table-cell table:formula="of:=[.K135]-[.E135]" office:value-type="float" office:value="-5.33291943591308E-018">
            <text:p>-0</text:p>
          </table:table-cell>
          <table:table-cell table:formula="of:=100*([.K135]-[.D135])/[.D135]" office:value-type="float" office:value="347.638129974135">
            <text:p>347.6381299741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81217131047125">
            <text:p>-0.0001812171</text:p>
          </table:table-cell>
          <table:table-cell table:formula="of:=100*([.P135]-[.D135])/[.D135]" office:value-type="float" office:value="-1967.64022515846">
            <text:p>-1967.6402251585</text:p>
          </table:table-cell>
          <table:table-cell/>
          <table:table-cell office:value-type="float" office:value="0.25">
            <text:p>0.25</text:p>
          </table:table-cell>
          <table:table-cell table:style-name="ce7" office:value-type="string">
            <text:p>5.711498519975969e-05</text:p>
          </table:table-cell>
          <table:table-cell office:value-type="float" office:value="-0.000465816461203099">
            <text:p>-0.0004658165</text:p>
          </table:table-cell>
          <table:table-cell office:value-type="float" office:value="0.000522931446402858">
            <text:p>0.000522931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7.5">
            <text:p>7.5</text:p>
          </table:table-cell>
          <table:table-cell table:formula="of:=1.01325*[.B136]" office:value-type="float" office:value="7.599375">
            <text:p>7.599375</text:p>
          </table:table-cell>
          <table:table-cell office:value-type="float" office:value="0.00001528">
            <text:p>1.5280E-05</text:p>
          </table:table-cell>
          <table:table-cell table:formula="of:=[.$H$9]+[.$H$10]*[.A136]+[.$H$11]*[.A136]^2+[.$H$12]*[.A136]^3+[.$H$13]*[.A136]^4+[.$H$14]*[.A136]^5+[.$H$15]*[.A136]^6+[.$H$16]*[.C136]+[.$H$17]*[.A136]*[.C136]+[.$H$18]*[.A136]^2*[.C136]+[.$H$19]*[.A136]^3*[.C136]+[.$H$20]*[.A136]^4*[.C136]+[.$H$21]*[.A136]^5*[.C136]+[.$H$22]*[.A136]^6*[.C136]+[.$H$23]*[.C136]^2+[.$H$24]*[.A136]*[.C136]^2+[.$H$25]*[.A136]^2*[.C136]^2+[.$H$26]*[.A136]^3*[.C136]^2+[.$H$27]*[.A136]^4*[.C136]^2+[.$H$28]*[.A136]^5*[.C136]^2+[.$H$29]*[.A136]^6*[.C136]^2+[.$H$30]*[.C136]^3+[.$H$31]*[.A136]*[.C136]^3+[.$H$32]*[.A136]^2*[.C136]^3+[.$H$33]*[.A136]^3*[.C136]^3+[.$H$34]*[.A136]^4*[.C136]^3+[.$H$35]*[.A136]^5*[.C136]^3+[.$H$36]*[.A136]^6*[.C136]^3+[.$H$37]*[.C136]^4+[.$H$38]*[.A136]*[.C136]^4+[.$H$39]*[.A136]^2*[.C136]^4+[.$H$40]*[.A136]^3*[.C136]^4+[.$H$41]*[.A136]^4*[.C136]^4+[.$H$42]*[.A136]^5*[.C136]^4+[.$H$43]*[.A136]^6*[.C136]^4+[.$H$44]*[.C136]^5+[.$H$45]*[.A136]*[.C136]^5+[.$H$46]*[.A136]^2*[.C136]^5+[.$H$47]*[.A136]^3*[.C136]^5+[.$H$48]*[.A136]^4*[.C136]^5+[.$H$49]*[.A136]^5*[.C136]^5+[.$H$50]*[.A136]^6*[.C136]^5+[.$H$51]*[.C136]^6+[.$H$52]*[.A136]*[.C136]^6+[.$H$53]*[.A136]^2*[.C136]^6+[.$H$54]*[.A136]^3*[.C136]^6+[.$H$55]*[.A136]^4*[.C136]^6+[.$H$56]*[.A136]^5*[.C136]^6+[.$H$57]*[.A136]^6*[.C136]^6" office:value-type="float" office:value="0.0000268143240346088">
            <text:p>2.6814E-05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2.681432403455859e-05</text:p>
          </table:table-cell>
          <table:table-cell table:formula="of:=[.K136]-[.E136]" office:value-type="float" office:value="-5.01748436635557E-017">
            <text:p>-0</text:p>
          </table:table-cell>
          <table:table-cell table:formula="of:=100*([.K136]-[.D136])/[.D136]" office:value-type="float" office:value="75.4864138387343">
            <text:p>75.4864138387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2.797442579285946e-05</text:p>
          </table:table-cell>
          <table:table-cell table:formula="of:=100*([.P136]-[.D136])/[.D136]" office:value-type="float" office:value="83.0787028328499">
            <text:p>83.0787028328</text:p>
          </table:table-cell>
          <table:table-cell/>
          <table:table-cell office:value-type="float" office:value="0.3">
            <text:p>0.30</text:p>
          </table:table-cell>
          <table:table-cell table:style-name="ce7" office:value-type="string">
            <text:p>4.343432775139028e-05</text:p>
          </table:table-cell>
          <table:table-cell office:value-type="float" office:value="-0.000181217131047125">
            <text:p>-0.0001812171</text:p>
          </table:table-cell>
          <table:table-cell office:value-type="float" office:value="0.000224651458798515">
            <text:p>0.0002246515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7.5">
            <text:p>7.5</text:p>
          </table:table-cell>
          <table:table-cell table:formula="of:=1.01325*[.B137]" office:value-type="float" office:value="7.599375">
            <text:p>7.599375</text:p>
          </table:table-cell>
          <table:table-cell office:value-type="float" office:value="0.0000226">
            <text:p>2.2600E-05</text:p>
          </table:table-cell>
          <table:table-cell table:formula="of:=[.$H$9]+[.$H$10]*[.A137]+[.$H$11]*[.A137]^2+[.$H$12]*[.A137]^3+[.$H$13]*[.A137]^4+[.$H$14]*[.A137]^5+[.$H$15]*[.A137]^6+[.$H$16]*[.C137]+[.$H$17]*[.A137]*[.C137]+[.$H$18]*[.A137]^2*[.C137]+[.$H$19]*[.A137]^3*[.C137]+[.$H$20]*[.A137]^4*[.C137]+[.$H$21]*[.A137]^5*[.C137]+[.$H$22]*[.A137]^6*[.C137]+[.$H$23]*[.C137]^2+[.$H$24]*[.A137]*[.C137]^2+[.$H$25]*[.A137]^2*[.C137]^2+[.$H$26]*[.A137]^3*[.C137]^2+[.$H$27]*[.A137]^4*[.C137]^2+[.$H$28]*[.A137]^5*[.C137]^2+[.$H$29]*[.A137]^6*[.C137]^2+[.$H$30]*[.C137]^3+[.$H$31]*[.A137]*[.C137]^3+[.$H$32]*[.A137]^2*[.C137]^3+[.$H$33]*[.A137]^3*[.C137]^3+[.$H$34]*[.A137]^4*[.C137]^3+[.$H$35]*[.A137]^5*[.C137]^3+[.$H$36]*[.A137]^6*[.C137]^3+[.$H$37]*[.C137]^4+[.$H$38]*[.A137]*[.C137]^4+[.$H$39]*[.A137]^2*[.C137]^4+[.$H$40]*[.A137]^3*[.C137]^4+[.$H$41]*[.A137]^4*[.C137]^4+[.$H$42]*[.A137]^5*[.C137]^4+[.$H$43]*[.A137]^6*[.C137]^4+[.$H$44]*[.C137]^5+[.$H$45]*[.A137]*[.C137]^5+[.$H$46]*[.A137]^2*[.C137]^5+[.$H$47]*[.A137]^3*[.C137]^5+[.$H$48]*[.A137]^4*[.C137]^5+[.$H$49]*[.A137]^5*[.C137]^5+[.$H$50]*[.A137]^6*[.C137]^5+[.$H$51]*[.C137]^6+[.$H$52]*[.A137]*[.C137]^6+[.$H$53]*[.A137]^2*[.C137]^6+[.$H$54]*[.A137]^3*[.C137]^6+[.$H$55]*[.A137]^4*[.C137]^6+[.$H$56]*[.A137]^5*[.C137]^6+[.$H$57]*[.A137]^6*[.C137]^6" office:value-type="float" office:value="0.0000145413434646442">
            <text:p>1.4541E-05</text:p>
          </table:table-cell>
          <table:table-cell table:number-columns-repeated="4"/>
          <table:table-cell office:value-type="float" office:value="0.4">
            <text:p>0.40</text:p>
          </table:table-cell>
          <table:table-cell table:style-name="ce7" office:value-type="string">
            <text:p>1.454134346462915e-05</text:p>
          </table:table-cell>
          <table:table-cell table:formula="of:=[.K137]-[.E137]" office:value-type="float" office:value="-1.50162000889242E-017">
            <text:p>-0</text:p>
          </table:table-cell>
          <table:table-cell table:formula="of:=100*([.K137]-[.D137])/[.D137]" office:value-type="float" office:value="-35.657772280402">
            <text:p>-35.6577722804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171857657267354">
            <text:p>0.0001718577</text:p>
          </table:table-cell>
          <table:table-cell table:formula="of:=100*([.P137]-[.D137])/[.D137]" office:value-type="float" office:value="660.432111802452">
            <text:p>660.4321118025</text:p>
          </table:table-cell>
          <table:table-cell table:style-name="ce7"/>
          <table:table-cell office:value-type="float" office:value="0.35">
            <text:p>0.35</text:p>
          </table:table-cell>
          <table:table-cell table:style-name="ce7" office:value-type="string">
            <text:p>2.681432403455859e-05</text:p>
          </table:table-cell>
          <table:table-cell table:style-name="ce7" office:value-type="string">
            <text:p>2.797442579285946e-05</text:p>
          </table:table-cell>
          <table:table-cell table:style-name="ce7" office:value-type="string">
            <text:p>-1.160101758300868e-06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7.5">
            <text:p>7.5</text:p>
          </table:table-cell>
          <table:table-cell table:formula="of:=1.01325*[.B138]" office:value-type="float" office:value="7.599375">
            <text:p>7.599375</text:p>
          </table:table-cell>
          <table:table-cell office:value-type="float" office:value="0.00003176">
            <text:p>3.1760E-05</text:p>
          </table:table-cell>
          <table:table-cell table:formula="of:=[.$H$9]+[.$H$10]*[.A138]+[.$H$11]*[.A138]^2+[.$H$12]*[.A138]^3+[.$H$13]*[.A138]^4+[.$H$14]*[.A138]^5+[.$H$15]*[.A138]^6+[.$H$16]*[.C138]+[.$H$17]*[.A138]*[.C138]+[.$H$18]*[.A138]^2*[.C138]+[.$H$19]*[.A138]^3*[.C138]+[.$H$20]*[.A138]^4*[.C138]+[.$H$21]*[.A138]^5*[.C138]+[.$H$22]*[.A138]^6*[.C138]+[.$H$23]*[.C138]^2+[.$H$24]*[.A138]*[.C138]^2+[.$H$25]*[.A138]^2*[.C138]^2+[.$H$26]*[.A138]^3*[.C138]^2+[.$H$27]*[.A138]^4*[.C138]^2+[.$H$28]*[.A138]^5*[.C138]^2+[.$H$29]*[.A138]^6*[.C138]^2+[.$H$30]*[.C138]^3+[.$H$31]*[.A138]*[.C138]^3+[.$H$32]*[.A138]^2*[.C138]^3+[.$H$33]*[.A138]^3*[.C138]^3+[.$H$34]*[.A138]^4*[.C138]^3+[.$H$35]*[.A138]^5*[.C138]^3+[.$H$36]*[.A138]^6*[.C138]^3+[.$H$37]*[.C138]^4+[.$H$38]*[.A138]*[.C138]^4+[.$H$39]*[.A138]^2*[.C138]^4+[.$H$40]*[.A138]^3*[.C138]^4+[.$H$41]*[.A138]^4*[.C138]^4+[.$H$42]*[.A138]^5*[.C138]^4+[.$H$43]*[.A138]^6*[.C138]^4+[.$H$44]*[.C138]^5+[.$H$45]*[.A138]*[.C138]^5+[.$H$46]*[.A138]^2*[.C138]^5+[.$H$47]*[.A138]^3*[.C138]^5+[.$H$48]*[.A138]^4*[.C138]^5+[.$H$49]*[.A138]^5*[.C138]^5+[.$H$50]*[.A138]^6*[.C138]^5+[.$H$51]*[.C138]^6+[.$H$52]*[.A138]*[.C138]^6+[.$H$53]*[.A138]^2*[.C138]^6+[.$H$54]*[.A138]^3*[.C138]^6+[.$H$55]*[.A138]^4*[.C138]^6+[.$H$56]*[.A138]^5*[.C138]^6+[.$H$57]*[.A138]^6*[.C138]^6" office:value-type="float" office:value="0.00000980619318014561">
            <text:p>9.8062E-06</text:p>
          </table:table-cell>
          <table:table-cell table:number-columns-repeated="4"/>
          <table:table-cell office:value-type="float" office:value="0.45">
            <text:p>0.45</text:p>
          </table:table-cell>
          <table:table-cell table:style-name="ce7" office:value-type="string">
            <text:p>9.806193180169465e-06</text:p>
          </table:table-cell>
          <table:table-cell table:formula="of:=[.K138]-[.E138]" office:value-type="float" office:value="2.38592240582591E-017">
            <text:p>0</text:p>
          </table:table-cell>
          <table:table-cell table:formula="of:=100*([.K138]-[.D138])/[.D138]" office:value-type="float" office:value="-69.1240768886352">
            <text:p>-69.1240768886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260537842726902">
            <text:p>0.0002605378</text:p>
          </table:table-cell>
          <table:table-cell table:formula="of:=100*([.P138]-[.D138])/[.D138]" office:value-type="float" office:value="720.33325795624">
            <text:p>720.3332579562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1.454134346462915e-05</text:p>
          </table:table-cell>
          <table:table-cell office:value-type="float" office:value="0.000171857657267354">
            <text:p>0.0001718577</text:p>
          </table:table-cell>
          <table:table-cell office:value-type="float" office:value="-0.000157316313802725">
            <text:p>-0.0001573163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7.5">
            <text:p>7.5</text:p>
          </table:table-cell>
          <table:table-cell table:formula="of:=1.01325*[.B139]" office:value-type="float" office:value="7.599375">
            <text:p>7.599375</text:p>
          </table:table-cell>
          <table:table-cell office:value-type="float" office:value="0.00004248">
            <text:p>4.2480E-05</text:p>
          </table:table-cell>
          <table:table-cell table:formula="of:=[.$H$9]+[.$H$10]*[.A139]+[.$H$11]*[.A139]^2+[.$H$12]*[.A139]^3+[.$H$13]*[.A139]^4+[.$H$14]*[.A139]^5+[.$H$15]*[.A139]^6+[.$H$16]*[.C139]+[.$H$17]*[.A139]*[.C139]+[.$H$18]*[.A139]^2*[.C139]+[.$H$19]*[.A139]^3*[.C139]+[.$H$20]*[.A139]^4*[.C139]+[.$H$21]*[.A139]^5*[.C139]+[.$H$22]*[.A139]^6*[.C139]+[.$H$23]*[.C139]^2+[.$H$24]*[.A139]*[.C139]^2+[.$H$25]*[.A139]^2*[.C139]^2+[.$H$26]*[.A139]^3*[.C139]^2+[.$H$27]*[.A139]^4*[.C139]^2+[.$H$28]*[.A139]^5*[.C139]^2+[.$H$29]*[.A139]^6*[.C139]^2+[.$H$30]*[.C139]^3+[.$H$31]*[.A139]*[.C139]^3+[.$H$32]*[.A139]^2*[.C139]^3+[.$H$33]*[.A139]^3*[.C139]^3+[.$H$34]*[.A139]^4*[.C139]^3+[.$H$35]*[.A139]^5*[.C139]^3+[.$H$36]*[.A139]^6*[.C139]^3+[.$H$37]*[.C139]^4+[.$H$38]*[.A139]*[.C139]^4+[.$H$39]*[.A139]^2*[.C139]^4+[.$H$40]*[.A139]^3*[.C139]^4+[.$H$41]*[.A139]^4*[.C139]^4+[.$H$42]*[.A139]^5*[.C139]^4+[.$H$43]*[.A139]^6*[.C139]^4+[.$H$44]*[.C139]^5+[.$H$45]*[.A139]*[.C139]^5+[.$H$46]*[.A139]^2*[.C139]^5+[.$H$47]*[.A139]^3*[.C139]^5+[.$H$48]*[.A139]^4*[.C139]^5+[.$H$49]*[.A139]^5*[.C139]^5+[.$H$50]*[.A139]^6*[.C139]^5+[.$H$51]*[.C139]^6+[.$H$52]*[.A139]*[.C139]^6+[.$H$53]*[.A139]^2*[.C139]^6+[.$H$54]*[.A139]^3*[.C139]^6+[.$H$55]*[.A139]^4*[.C139]^6+[.$H$56]*[.A139]^5*[.C139]^6+[.$H$57]*[.A139]^6*[.C139]^6" office:value-type="float" office:value="0.000012517725473852">
            <text:p>1.2518E-05</text:p>
          </table:table-cell>
          <table:table-cell table:number-columns-repeated="4"/>
          <table:table-cell office:value-type="float" office:value="0.5">
            <text:p>0.50</text:p>
          </table:table-cell>
          <table:table-cell table:style-name="ce7" office:value-type="string">
            <text:p>1.251772547379223e-05</text:p>
          </table:table-cell>
          <table:table-cell table:formula="of:=[.K139]-[.E139]" office:value-type="float" office:value="-5.97412337698458E-017">
            <text:p>-0</text:p>
          </table:table-cell>
          <table:table-cell table:formula="of:=100*([.K139]-[.D139])/[.D139]" office:value-type="float" office:value="-70.5326613140484">
            <text:p>-70.532661314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304123152999363">
            <text:p>0.0003041232</text:p>
          </table:table-cell>
          <table:table-cell table:formula="of:=100*([.P139]-[.D139])/[.D139]" office:value-type="float" office:value="615.920793313002">
            <text:p>615.920793313</text:p>
          </table:table-cell>
          <table:table-cell/>
          <table:table-cell office:value-type="float" office:value="0.45">
            <text:p>0.45</text:p>
          </table:table-cell>
          <table:table-cell table:style-name="ce7" office:value-type="string">
            <text:p>9.806193180169465e-06</text:p>
          </table:table-cell>
          <table:table-cell office:value-type="float" office:value="0.000260537842726902">
            <text:p>0.0002605378</text:p>
          </table:table-cell>
          <table:table-cell office:value-type="float" office:value="-0.000250731649546732">
            <text:p>-0.0002507316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7.5">
            <text:p>7.5</text:p>
          </table:table-cell>
          <table:table-cell table:formula="of:=1.01325*[.B140]" office:value-type="float" office:value="7.599375">
            <text:p>7.599375</text:p>
          </table:table-cell>
          <table:table-cell office:value-type="float" office:value="0.00005365">
            <text:p>5.3650E-05</text:p>
          </table:table-cell>
          <table:table-cell table:formula="of:=[.$H$9]+[.$H$10]*[.A140]+[.$H$11]*[.A140]^2+[.$H$12]*[.A140]^3+[.$H$13]*[.A140]^4+[.$H$14]*[.A140]^5+[.$H$15]*[.A140]^6+[.$H$16]*[.C140]+[.$H$17]*[.A140]*[.C140]+[.$H$18]*[.A140]^2*[.C140]+[.$H$19]*[.A140]^3*[.C140]+[.$H$20]*[.A140]^4*[.C140]+[.$H$21]*[.A140]^5*[.C140]+[.$H$22]*[.A140]^6*[.C140]+[.$H$23]*[.C140]^2+[.$H$24]*[.A140]*[.C140]^2+[.$H$25]*[.A140]^2*[.C140]^2+[.$H$26]*[.A140]^3*[.C140]^2+[.$H$27]*[.A140]^4*[.C140]^2+[.$H$28]*[.A140]^5*[.C140]^2+[.$H$29]*[.A140]^6*[.C140]^2+[.$H$30]*[.C140]^3+[.$H$31]*[.A140]*[.C140]^3+[.$H$32]*[.A140]^2*[.C140]^3+[.$H$33]*[.A140]^3*[.C140]^3+[.$H$34]*[.A140]^4*[.C140]^3+[.$H$35]*[.A140]^5*[.C140]^3+[.$H$36]*[.A140]^6*[.C140]^3+[.$H$37]*[.C140]^4+[.$H$38]*[.A140]*[.C140]^4+[.$H$39]*[.A140]^2*[.C140]^4+[.$H$40]*[.A140]^3*[.C140]^4+[.$H$41]*[.A140]^4*[.C140]^4+[.$H$42]*[.A140]^5*[.C140]^4+[.$H$43]*[.A140]^6*[.C140]^4+[.$H$44]*[.C140]^5+[.$H$45]*[.A140]*[.C140]^5+[.$H$46]*[.A140]^2*[.C140]^5+[.$H$47]*[.A140]^3*[.C140]^5+[.$H$48]*[.A140]^4*[.C140]^5+[.$H$49]*[.A140]^5*[.C140]^5+[.$H$50]*[.A140]^6*[.C140]^5+[.$H$51]*[.C140]^6+[.$H$52]*[.A140]*[.C140]^6+[.$H$53]*[.A140]^2*[.C140]^6+[.$H$54]*[.A140]^3*[.C140]^6+[.$H$55]*[.A140]^4*[.C140]^6+[.$H$56]*[.A140]^5*[.C140]^6+[.$H$57]*[.A140]^6*[.C140]^6" office:value-type="float" office:value="0.000020036863853451">
            <text:p>2.0037E-05</text:p>
          </table:table-cell>
          <table:table-cell table:number-columns-repeated="4"/>
          <table:table-cell office:value-type="float" office:value="0.55">
            <text:p>0.55</text:p>
          </table:table-cell>
          <table:table-cell table:style-name="ce7" office:value-type="string">
            <text:p>2.003686385350009e-05</text:p>
          </table:table-cell>
          <table:table-cell table:formula="of:=[.K140]-[.E140]" office:value-type="float" office:value="4.90906414910702E-017">
            <text:p>0</text:p>
          </table:table-cell>
          <table:table-cell table:formula="of:=100*([.K140]-[.D140])/[.D140]" office:value-type="float" office:value="-62.6526302823857">
            <text:p>-62.6526302824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31272268659757">
            <text:p>0.0003127227</text:p>
          </table:table-cell>
          <table:table-cell table:formula="of:=100*([.P140]-[.D140])/[.D140]" office:value-type="float" office:value="482.894103630139">
            <text:p>482.8941036301</text:p>
          </table:table-cell>
          <table:table-cell/>
          <table:table-cell office:value-type="float" office:value="0.5">
            <text:p>0.50</text:p>
          </table:table-cell>
          <table:table-cell table:style-name="ce7" office:value-type="string">
            <text:p>1.251772547379223e-05</text:p>
          </table:table-cell>
          <table:table-cell office:value-type="float" office:value="0.000304123152999363">
            <text:p>0.0003041232</text:p>
          </table:table-cell>
          <table:table-cell office:value-type="float" office:value="-0.000291605427525571">
            <text:p>-0.0002916054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7.5">
            <text:p>7.5</text:p>
          </table:table-cell>
          <table:table-cell table:formula="of:=1.01325*[.B141]" office:value-type="float" office:value="7.599375">
            <text:p>7.599375</text:p>
          </table:table-cell>
          <table:table-cell office:value-type="float" office:value="0.0000627">
            <text:p>6.2700E-05</text:p>
          </table:table-cell>
          <table:table-cell table:formula="of:=[.$H$9]+[.$H$10]*[.A141]+[.$H$11]*[.A141]^2+[.$H$12]*[.A141]^3+[.$H$13]*[.A141]^4+[.$H$14]*[.A141]^5+[.$H$15]*[.A141]^6+[.$H$16]*[.C141]+[.$H$17]*[.A141]*[.C141]+[.$H$18]*[.A141]^2*[.C141]+[.$H$19]*[.A141]^3*[.C141]+[.$H$20]*[.A141]^4*[.C141]+[.$H$21]*[.A141]^5*[.C141]+[.$H$22]*[.A141]^6*[.C141]+[.$H$23]*[.C141]^2+[.$H$24]*[.A141]*[.C141]^2+[.$H$25]*[.A141]^2*[.C141]^2+[.$H$26]*[.A141]^3*[.C141]^2+[.$H$27]*[.A141]^4*[.C141]^2+[.$H$28]*[.A141]^5*[.C141]^2+[.$H$29]*[.A141]^6*[.C141]^2+[.$H$30]*[.C141]^3+[.$H$31]*[.A141]*[.C141]^3+[.$H$32]*[.A141]^2*[.C141]^3+[.$H$33]*[.A141]^3*[.C141]^3+[.$H$34]*[.A141]^4*[.C141]^3+[.$H$35]*[.A141]^5*[.C141]^3+[.$H$36]*[.A141]^6*[.C141]^3+[.$H$37]*[.C141]^4+[.$H$38]*[.A141]*[.C141]^4+[.$H$39]*[.A141]^2*[.C141]^4+[.$H$40]*[.A141]^3*[.C141]^4+[.$H$41]*[.A141]^4*[.C141]^4+[.$H$42]*[.A141]^5*[.C141]^4+[.$H$43]*[.A141]^6*[.C141]^4+[.$H$44]*[.C141]^5+[.$H$45]*[.A141]*[.C141]^5+[.$H$46]*[.A141]^2*[.C141]^5+[.$H$47]*[.A141]^3*[.C141]^5+[.$H$48]*[.A141]^4*[.C141]^5+[.$H$49]*[.A141]^5*[.C141]^5+[.$H$50]*[.A141]^6*[.C141]^5+[.$H$51]*[.C141]^6+[.$H$52]*[.A141]*[.C141]^6+[.$H$53]*[.A141]^2*[.C141]^6+[.$H$54]*[.A141]^3*[.C141]^6+[.$H$55]*[.A141]^4*[.C141]^6+[.$H$56]*[.A141]^5*[.C141]^6+[.$H$57]*[.A141]^6*[.C141]^6" office:value-type="float" office:value="0.0000278310477330304">
            <text:p>2.7831E-05</text:p>
          </table:table-cell>
          <table:table-cell table:number-columns-repeated="4"/>
          <table:table-cell office:value-type="float" office:value="0.6">
            <text:p>0.60</text:p>
          </table:table-cell>
          <table:table-cell table:style-name="ce7" office:value-type="string">
            <text:p>2.783104773308164e-05</text:p>
          </table:table-cell>
          <table:table-cell table:formula="of:=[.K141]-[.E141]" office:value-type="float" office:value="5.12387170453071E-017">
            <text:p>0</text:p>
          </table:table-cell>
          <table:table-cell table:formula="of:=100*([.K141]-[.D141])/[.D141]" office:value-type="float" office:value="-55.6123640620707">
            <text:p>-55.6123640621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296445303615167">
            <text:p>0.0002964453</text:p>
          </table:table-cell>
          <table:table-cell table:formula="of:=100*([.P141]-[.D141])/[.D141]" office:value-type="float" office:value="372.799527296917">
            <text:p>372.7995272969</text:p>
          </table:table-cell>
          <table:table-cell/>
          <table:table-cell office:value-type="float" office:value="0.55">
            <text:p>0.55</text:p>
          </table:table-cell>
          <table:table-cell table:style-name="ce7" office:value-type="string">
            <text:p>2.003686385350009e-05</text:p>
          </table:table-cell>
          <table:table-cell office:value-type="float" office:value="0.00031272268659757">
            <text:p>0.0003127227</text:p>
          </table:table-cell>
          <table:table-cell office:value-type="float" office:value="-0.00029268582274407">
            <text:p>-0.000292685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7.5">
            <text:p>7.5</text:p>
          </table:table-cell>
          <table:table-cell table:formula="of:=1.01325*[.B142]" office:value-type="float" office:value="7.599375">
            <text:p>7.599375</text:p>
          </table:table-cell>
          <table:table-cell office:value-type="float" office:value="0.00006493">
            <text:p>6.4930E-05</text:p>
          </table:table-cell>
          <table:table-cell table:formula="of:=[.$H$9]+[.$H$10]*[.A142]+[.$H$11]*[.A142]^2+[.$H$12]*[.A142]^3+[.$H$13]*[.A142]^4+[.$H$14]*[.A142]^5+[.$H$15]*[.A142]^6+[.$H$16]*[.C142]+[.$H$17]*[.A142]*[.C142]+[.$H$18]*[.A142]^2*[.C142]+[.$H$19]*[.A142]^3*[.C142]+[.$H$20]*[.A142]^4*[.C142]+[.$H$21]*[.A142]^5*[.C142]+[.$H$22]*[.A142]^6*[.C142]+[.$H$23]*[.C142]^2+[.$H$24]*[.A142]*[.C142]^2+[.$H$25]*[.A142]^2*[.C142]^2+[.$H$26]*[.A142]^3*[.C142]^2+[.$H$27]*[.A142]^4*[.C142]^2+[.$H$28]*[.A142]^5*[.C142]^2+[.$H$29]*[.A142]^6*[.C142]^2+[.$H$30]*[.C142]^3+[.$H$31]*[.A142]*[.C142]^3+[.$H$32]*[.A142]^2*[.C142]^3+[.$H$33]*[.A142]^3*[.C142]^3+[.$H$34]*[.A142]^4*[.C142]^3+[.$H$35]*[.A142]^5*[.C142]^3+[.$H$36]*[.A142]^6*[.C142]^3+[.$H$37]*[.C142]^4+[.$H$38]*[.A142]*[.C142]^4+[.$H$39]*[.A142]^2*[.C142]^4+[.$H$40]*[.A142]^3*[.C142]^4+[.$H$41]*[.A142]^4*[.C142]^4+[.$H$42]*[.A142]^5*[.C142]^4+[.$H$43]*[.A142]^6*[.C142]^4+[.$H$44]*[.C142]^5+[.$H$45]*[.A142]*[.C142]^5+[.$H$46]*[.A142]^2*[.C142]^5+[.$H$47]*[.A142]^3*[.C142]^5+[.$H$48]*[.A142]^4*[.C142]^5+[.$H$49]*[.A142]^5*[.C142]^5+[.$H$50]*[.A142]^6*[.C142]^5+[.$H$51]*[.C142]^6+[.$H$52]*[.A142]*[.C142]^6+[.$H$53]*[.A142]^2*[.C142]^6+[.$H$54]*[.A142]^3*[.C142]^6+[.$H$55]*[.A142]^4*[.C142]^6+[.$H$56]*[.A142]^5*[.C142]^6+[.$H$57]*[.A142]^6*[.C142]^6" office:value-type="float" office:value="0.00003004909575517">
            <text:p>3.0049E-05</text:p>
          </table:table-cell>
          <table:table-cell table:number-columns-repeated="4"/>
          <table:table-cell office:value-type="float" office:value="0.65">
            <text:p>0.65</text:p>
          </table:table-cell>
          <table:table-cell table:style-name="ce7" office:value-type="string">
            <text:p>3.004909575525314e-05</text:p>
          </table:table-cell>
          <table:table-cell table:formula="of:=[.K142]-[.E142]" office:value-type="float" office:value="8.31583066296382E-017">
            <text:p>0</text:p>
          </table:table-cell>
          <table:table-cell table:formula="of:=100*([.K142]-[.D142])/[.D142]" office:value-type="float" office:value="-53.7207827579653">
            <text:p>-53.720782758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26539907855269">
            <text:p>0.0002653991</text:p>
          </table:table-cell>
          <table:table-cell table:formula="of:=100*([.P142]-[.D142])/[.D142]" office:value-type="float" office:value="308.746463195271">
            <text:p>308.7464631953</text:p>
          </table:table-cell>
          <table:table-cell/>
          <table:table-cell office:value-type="float" office:value="0.6">
            <text:p>0.60</text:p>
          </table:table-cell>
          <table:table-cell table:style-name="ce7" office:value-type="string">
            <text:p>2.783104773308164e-05</text:p>
          </table:table-cell>
          <table:table-cell office:value-type="float" office:value="0.000296445303615167">
            <text:p>0.0002964453</text:p>
          </table:table-cell>
          <table:table-cell office:value-type="float" office:value="-0.000268614255882086">
            <text:p>-0.0002686143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7.5">
            <text:p>7.5</text:p>
          </table:table-cell>
          <table:table-cell table:formula="of:=1.01325*[.B143]" office:value-type="float" office:value="7.599375">
            <text:p>7.599375</text:p>
          </table:table-cell>
          <table:table-cell office:value-type="float" office:value="0.00005402">
            <text:p>5.4020E-05</text:p>
          </table:table-cell>
          <table:table-cell table:formula="of:=[.$H$9]+[.$H$10]*[.A143]+[.$H$11]*[.A143]^2+[.$H$12]*[.A143]^3+[.$H$13]*[.A143]^4+[.$H$14]*[.A143]^5+[.$H$15]*[.A143]^6+[.$H$16]*[.C143]+[.$H$17]*[.A143]*[.C143]+[.$H$18]*[.A143]^2*[.C143]+[.$H$19]*[.A143]^3*[.C143]+[.$H$20]*[.A143]^4*[.C143]+[.$H$21]*[.A143]^5*[.C143]+[.$H$22]*[.A143]^6*[.C143]+[.$H$23]*[.C143]^2+[.$H$24]*[.A143]*[.C143]^2+[.$H$25]*[.A143]^2*[.C143]^2+[.$H$26]*[.A143]^3*[.C143]^2+[.$H$27]*[.A143]^4*[.C143]^2+[.$H$28]*[.A143]^5*[.C143]^2+[.$H$29]*[.A143]^6*[.C143]^2+[.$H$30]*[.C143]^3+[.$H$31]*[.A143]*[.C143]^3+[.$H$32]*[.A143]^2*[.C143]^3+[.$H$33]*[.A143]^3*[.C143]^3+[.$H$34]*[.A143]^4*[.C143]^3+[.$H$35]*[.A143]^5*[.C143]^3+[.$H$36]*[.A143]^6*[.C143]^3+[.$H$37]*[.C143]^4+[.$H$38]*[.A143]*[.C143]^4+[.$H$39]*[.A143]^2*[.C143]^4+[.$H$40]*[.A143]^3*[.C143]^4+[.$H$41]*[.A143]^4*[.C143]^4+[.$H$42]*[.A143]^5*[.C143]^4+[.$H$43]*[.A143]^6*[.C143]^4+[.$H$44]*[.C143]^5+[.$H$45]*[.A143]*[.C143]^5+[.$H$46]*[.A143]^2*[.C143]^5+[.$H$47]*[.A143]^3*[.C143]^5+[.$H$48]*[.A143]^4*[.C143]^5+[.$H$49]*[.A143]^5*[.C143]^5+[.$H$50]*[.A143]^6*[.C143]^5+[.$H$51]*[.C143]^6+[.$H$52]*[.A143]*[.C143]^6+[.$H$53]*[.A143]^2*[.C143]^6+[.$H$54]*[.A143]^3*[.C143]^6+[.$H$55]*[.A143]^4*[.C143]^6+[.$H$56]*[.A143]^5*[.C143]^6+[.$H$57]*[.A143]^6*[.C143]^6" office:value-type="float" office:value="0.0000200164877422856">
            <text:p>2.0016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2.001648774202332e-05</text:p>
          </table:table-cell>
          <table:table-cell table:formula="of:=[.K143]-[.E143]" office:value-type="float" office:value="-2.62238012338142E-016">
            <text:p>-0</text:p>
          </table:table-cell>
          <table:table-cell table:formula="of:=100*([.K143]-[.D143])/[.D143]" office:value-type="float" office:value="-62.946153754122">
            <text:p>-62.9461537541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229691193216095">
            <text:p>0.0002296912</text:p>
          </table:table-cell>
          <table:table-cell table:formula="of:=100*([.P143]-[.D143])/[.D143]" office:value-type="float" office:value="325.196581295992">
            <text:p>325.196581296</text:p>
          </table:table-cell>
          <table:table-cell/>
          <table:table-cell office:value-type="float" office:value="0.65">
            <text:p>0.65</text:p>
          </table:table-cell>
          <table:table-cell table:style-name="ce7" office:value-type="string">
            <text:p>3.004909575525314e-05</text:p>
          </table:table-cell>
          <table:table-cell office:value-type="float" office:value="0.00026539907855269">
            <text:p>0.0002653991</text:p>
          </table:table-cell>
          <table:table-cell office:value-type="float" office:value="-0.000235349982797436">
            <text:p>-0.0002353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7.5">
            <text:p>7.5</text:p>
          </table:table-cell>
          <table:table-cell table:formula="of:=1.01325*[.B144]" office:value-type="float" office:value="7.599375">
            <text:p>7.599375</text:p>
          </table:table-cell>
          <table:table-cell office:value-type="float" office:value="0.00002037">
            <text:p>2.0370E-05</text:p>
          </table:table-cell>
          <table:table-cell table:formula="of:=[.$H$9]+[.$H$10]*[.A144]+[.$H$11]*[.A144]^2+[.$H$12]*[.A144]^3+[.$H$13]*[.A144]^4+[.$H$14]*[.A144]^5+[.$H$15]*[.A144]^6+[.$H$16]*[.C144]+[.$H$17]*[.A144]*[.C144]+[.$H$18]*[.A144]^2*[.C144]+[.$H$19]*[.A144]^3*[.C144]+[.$H$20]*[.A144]^4*[.C144]+[.$H$21]*[.A144]^5*[.C144]+[.$H$22]*[.A144]^6*[.C144]+[.$H$23]*[.C144]^2+[.$H$24]*[.A144]*[.C144]^2+[.$H$25]*[.A144]^2*[.C144]^2+[.$H$26]*[.A144]^3*[.C144]^2+[.$H$27]*[.A144]^4*[.C144]^2+[.$H$28]*[.A144]^5*[.C144]^2+[.$H$29]*[.A144]^6*[.C144]^2+[.$H$30]*[.C144]^3+[.$H$31]*[.A144]*[.C144]^3+[.$H$32]*[.A144]^2*[.C144]^3+[.$H$33]*[.A144]^3*[.C144]^3+[.$H$34]*[.A144]^4*[.C144]^3+[.$H$35]*[.A144]^5*[.C144]^3+[.$H$36]*[.A144]^6*[.C144]^3+[.$H$37]*[.C144]^4+[.$H$38]*[.A144]*[.C144]^4+[.$H$39]*[.A144]^2*[.C144]^4+[.$H$40]*[.A144]^3*[.C144]^4+[.$H$41]*[.A144]^4*[.C144]^4+[.$H$42]*[.A144]^5*[.C144]^4+[.$H$43]*[.A144]^6*[.C144]^4+[.$H$44]*[.C144]^5+[.$H$45]*[.A144]*[.C144]^5+[.$H$46]*[.A144]^2*[.C144]^5+[.$H$47]*[.A144]^3*[.C144]^5+[.$H$48]*[.A144]^4*[.C144]^5+[.$H$49]*[.A144]^5*[.C144]^5+[.$H$50]*[.A144]^6*[.C144]^5+[.$H$51]*[.C144]^6+[.$H$52]*[.A144]*[.C144]^6+[.$H$53]*[.A144]^2*[.C144]^6+[.$H$54]*[.A144]^3*[.C144]^6+[.$H$55]*[.A144]^4*[.C144]^6+[.$H$56]*[.A144]^5*[.C144]^6+[.$H$57]*[.A144]^6*[.C144]^6" office:value-type="float" office:value="-0.00000934893472118279">
            <text:p>-9.3489E-06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-9.348934721321482e-06</text:p>
          </table:table-cell>
          <table:table-cell table:formula="of:=[.K144]-[.E144]" office:value-type="float" office:value="-1.38696562915208E-016">
            <text:p>-0</text:p>
          </table:table-cell>
          <table:table-cell table:formula="of:=100*([.K144]-[.D144])/[.D144]" office:value-type="float" office:value="-145.895604915668">
            <text:p>-145.8956049157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199428090842976">
            <text:p>0.0001994281</text:p>
          </table:table-cell>
          <table:table-cell table:formula="of:=100*([.P144]-[.D144])/[.D144]" office:value-type="float" office:value="879.028428291486">
            <text:p>879.0284282915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2.001648774202332e-05</text:p>
          </table:table-cell>
          <table:table-cell office:value-type="float" office:value="0.000229691193216095">
            <text:p>0.0002296912</text:p>
          </table:table-cell>
          <table:table-cell office:value-type="float" office:value="-0.000209674705474071">
            <text:p>-0.0002096747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7.5">
            <text:p>7.5</text:p>
          </table:table-cell>
          <table:table-cell table:formula="of:=1.01325*[.B145]" office:value-type="float" office:value="7.599375">
            <text:p>7.599375</text:p>
          </table:table-cell>
          <table:table-cell office:value-type="float" office:value="-0.0000443">
            <text:p>-4.4300E-05</text:p>
          </table:table-cell>
          <table:table-cell table:formula="of:=[.$H$9]+[.$H$10]*[.A145]+[.$H$11]*[.A145]^2+[.$H$12]*[.A145]^3+[.$H$13]*[.A145]^4+[.$H$14]*[.A145]^5+[.$H$15]*[.A145]^6+[.$H$16]*[.C145]+[.$H$17]*[.A145]*[.C145]+[.$H$18]*[.A145]^2*[.C145]+[.$H$19]*[.A145]^3*[.C145]+[.$H$20]*[.A145]^4*[.C145]+[.$H$21]*[.A145]^5*[.C145]+[.$H$22]*[.A145]^6*[.C145]+[.$H$23]*[.C145]^2+[.$H$24]*[.A145]*[.C145]^2+[.$H$25]*[.A145]^2*[.C145]^2+[.$H$26]*[.A145]^3*[.C145]^2+[.$H$27]*[.A145]^4*[.C145]^2+[.$H$28]*[.A145]^5*[.C145]^2+[.$H$29]*[.A145]^6*[.C145]^2+[.$H$30]*[.C145]^3+[.$H$31]*[.A145]*[.C145]^3+[.$H$32]*[.A145]^2*[.C145]^3+[.$H$33]*[.A145]^3*[.C145]^3+[.$H$34]*[.A145]^4*[.C145]^3+[.$H$35]*[.A145]^5*[.C145]^3+[.$H$36]*[.A145]^6*[.C145]^3+[.$H$37]*[.C145]^4+[.$H$38]*[.A145]*[.C145]^4+[.$H$39]*[.A145]^2*[.C145]^4+[.$H$40]*[.A145]^3*[.C145]^4+[.$H$41]*[.A145]^4*[.C145]^4+[.$H$42]*[.A145]^5*[.C145]^4+[.$H$43]*[.A145]^6*[.C145]^4+[.$H$44]*[.C145]^5+[.$H$45]*[.A145]*[.C145]^5+[.$H$46]*[.A145]^2*[.C145]^5+[.$H$47]*[.A145]^3*[.C145]^5+[.$H$48]*[.A145]^4*[.C145]^5+[.$H$49]*[.A145]^5*[.C145]^5+[.$H$50]*[.A145]^6*[.C145]^5+[.$H$51]*[.C145]^6+[.$H$52]*[.A145]*[.C145]^6+[.$H$53]*[.A145]^2*[.C145]^6+[.$H$54]*[.A145]^3*[.C145]^6+[.$H$55]*[.A145]^4*[.C145]^6+[.$H$56]*[.A145]^5*[.C145]^6+[.$H$57]*[.A145]^6*[.C145]^6" office:value-type="float" office:value="-0.000065200849074621">
            <text:p>-6.5201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-6.520084907467603e-05</text:p>
          </table:table-cell>
          <table:table-cell table:formula="of:=[.K145]-[.E145]" office:value-type="float" office:value="-5.50232602536394E-017">
            <text:p>-0</text:p>
          </table:table-cell>
          <table:table-cell table:formula="of:=100*([.K145]-[.D145])/[.D145]" office:value-type="float" office:value="47.1802462182303">
            <text:p>47.1802462182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184715712664276">
            <text:p>0.0001847157</text:p>
          </table:table-cell>
          <table:table-cell table:formula="of:=100*([.P145]-[.D145])/[.D145]" office:value-type="float" office:value="-516.965491341481">
            <text:p>-516.9654913415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-9.348934721321482e-06</text:p>
          </table:table-cell>
          <table:table-cell office:value-type="float" office:value="0.000199428090842976">
            <text:p>0.0001994281</text:p>
          </table:table-cell>
          <table:table-cell office:value-type="float" office:value="-0.000208777025564297">
            <text:p>-0.00020877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7.5">
            <text:p>7.5</text:p>
          </table:table-cell>
          <table:table-cell table:formula="of:=1.01325*[.B146]" office:value-type="float" office:value="7.599375">
            <text:p>7.599375</text:p>
          </table:table-cell>
          <table:table-cell office:value-type="float" office:value="-0.00001533">
            <text:p>-1.5330E-05</text:p>
          </table:table-cell>
          <table:table-cell table:formula="of:=[.$H$9]+[.$H$10]*[.A146]+[.$H$11]*[.A146]^2+[.$H$12]*[.A146]^3+[.$H$13]*[.A146]^4+[.$H$14]*[.A146]^5+[.$H$15]*[.A146]^6+[.$H$16]*[.C146]+[.$H$17]*[.A146]*[.C146]+[.$H$18]*[.A146]^2*[.C146]+[.$H$19]*[.A146]^3*[.C146]+[.$H$20]*[.A146]^4*[.C146]+[.$H$21]*[.A146]^5*[.C146]+[.$H$22]*[.A146]^6*[.C146]+[.$H$23]*[.C146]^2+[.$H$24]*[.A146]*[.C146]^2+[.$H$25]*[.A146]^2*[.C146]^2+[.$H$26]*[.A146]^3*[.C146]^2+[.$H$27]*[.A146]^4*[.C146]^2+[.$H$28]*[.A146]^5*[.C146]^2+[.$H$29]*[.A146]^6*[.C146]^2+[.$H$30]*[.C146]^3+[.$H$31]*[.A146]*[.C146]^3+[.$H$32]*[.A146]^2*[.C146]^3+[.$H$33]*[.A146]^3*[.C146]^3+[.$H$34]*[.A146]^4*[.C146]^3+[.$H$35]*[.A146]^5*[.C146]^3+[.$H$36]*[.A146]^6*[.C146]^3+[.$H$37]*[.C146]^4+[.$H$38]*[.A146]*[.C146]^4+[.$H$39]*[.A146]^2*[.C146]^4+[.$H$40]*[.A146]^3*[.C146]^4+[.$H$41]*[.A146]^4*[.C146]^4+[.$H$42]*[.A146]^5*[.C146]^4+[.$H$43]*[.A146]^6*[.C146]^4+[.$H$44]*[.C146]^5+[.$H$45]*[.A146]*[.C146]^5+[.$H$46]*[.A146]^2*[.C146]^5+[.$H$47]*[.A146]^3*[.C146]^5+[.$H$48]*[.A146]^4*[.C146]^5+[.$H$49]*[.A146]^5*[.C146]^5+[.$H$50]*[.A146]^6*[.C146]^5+[.$H$51]*[.C146]^6+[.$H$52]*[.A146]*[.C146]^6+[.$H$53]*[.A146]^2*[.C146]^6+[.$H$54]*[.A146]^3*[.C146]^6+[.$H$55]*[.A146]^4*[.C146]^6+[.$H$56]*[.A146]^5*[.C146]^6+[.$H$57]*[.A146]^6*[.C146]^6" office:value-type="float" office:value="-0.000154507913941018">
            <text:p>-1.5451E-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-0.000154507913941653">
            <text:p>-0.0001545079</text:p>
          </table:table-cell>
          <table:table-cell table:formula="of:=[.K146]-[.E146]" office:value-type="float" office:value="-6.35884574162748E-016">
            <text:p>-0</text:p>
          </table:table-cell>
          <table:table-cell table:formula="of:=100*([.K146]-[.D146])/[.D146]" office:value-type="float" office:value="907.879412535248">
            <text:p>907.879412535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195659638157643">
            <text:p>0.0001956596</text:p>
          </table:table-cell>
          <table:table-cell table:formula="of:=100*([.P146]-[.D146])/[.D146]" office:value-type="float" office:value="-1376.31857898006">
            <text:p>-1376.3185789801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-6.520084907467603e-05</text:p>
          </table:table-cell>
          <table:table-cell office:value-type="float" office:value="0.000184715712664276">
            <text:p>0.0001847157</text:p>
          </table:table-cell>
          <table:table-cell office:value-type="float" office:value="-0.000249916561738952">
            <text:p>-0.0002499166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7.5">
            <text:p>7.5</text:p>
          </table:table-cell>
          <table:table-cell table:formula="of:=1.01325*[.B147]" office:value-type="float" office:value="7.599375">
            <text:p>7.599375</text:p>
          </table:table-cell>
          <table:table-cell office:value-type="float" office:value="-0.0003099">
            <text:p>-3.0990E-04</text:p>
          </table:table-cell>
          <table:table-cell table:formula="of:=[.$H$9]+[.$H$10]*[.A147]+[.$H$11]*[.A147]^2+[.$H$12]*[.A147]^3+[.$H$13]*[.A147]^4+[.$H$14]*[.A147]^5+[.$H$15]*[.A147]^6+[.$H$16]*[.C147]+[.$H$17]*[.A147]*[.C147]+[.$H$18]*[.A147]^2*[.C147]+[.$H$19]*[.A147]^3*[.C147]+[.$H$20]*[.A147]^4*[.C147]+[.$H$21]*[.A147]^5*[.C147]+[.$H$22]*[.A147]^6*[.C147]+[.$H$23]*[.C147]^2+[.$H$24]*[.A147]*[.C147]^2+[.$H$25]*[.A147]^2*[.C147]^2+[.$H$26]*[.A147]^3*[.C147]^2+[.$H$27]*[.A147]^4*[.C147]^2+[.$H$28]*[.A147]^5*[.C147]^2+[.$H$29]*[.A147]^6*[.C147]^2+[.$H$30]*[.C147]^3+[.$H$31]*[.A147]*[.C147]^3+[.$H$32]*[.A147]^2*[.C147]^3+[.$H$33]*[.A147]^3*[.C147]^3+[.$H$34]*[.A147]^4*[.C147]^3+[.$H$35]*[.A147]^5*[.C147]^3+[.$H$36]*[.A147]^6*[.C147]^3+[.$H$37]*[.C147]^4+[.$H$38]*[.A147]*[.C147]^4+[.$H$39]*[.A147]^2*[.C147]^4+[.$H$40]*[.A147]^3*[.C147]^4+[.$H$41]*[.A147]^4*[.C147]^4+[.$H$42]*[.A147]^5*[.C147]^4+[.$H$43]*[.A147]^6*[.C147]^4+[.$H$44]*[.C147]^5+[.$H$45]*[.A147]*[.C147]^5+[.$H$46]*[.A147]^2*[.C147]^5+[.$H$47]*[.A147]^3*[.C147]^5+[.$H$48]*[.A147]^4*[.C147]^5+[.$H$49]*[.A147]^5*[.C147]^5+[.$H$50]*[.A147]^6*[.C147]^5+[.$H$51]*[.C147]^6+[.$H$52]*[.A147]*[.C147]^6+[.$H$53]*[.A147]^2*[.C147]^6+[.$H$54]*[.A147]^3*[.C147]^6+[.$H$55]*[.A147]^4*[.C147]^6+[.$H$56]*[.A147]^5*[.C147]^6+[.$H$57]*[.A147]^6*[.C147]^6" office:value-type="float" office:value="-0.000283876812651414">
            <text:p>-2.8388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28387681265162">
            <text:p>-0.0002838768</text:p>
          </table:table-cell>
          <table:table-cell table:formula="of:=[.K147]-[.E147]" office:value-type="float" office:value="-2.06377883532616E-016">
            <text:p>-0</text:p>
          </table:table-cell>
          <table:table-cell table:formula="of:=100*([.K147]-[.D147])/[.D147]" office:value-type="float" office:value="-8.39728536572434">
            <text:p>-8.3972853657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242364950279037">
            <text:p>0.000242365</text:p>
          </table:table-cell>
          <table:table-cell table:formula="of:=100*([.P147]-[.D147])/[.D147]" office:value-type="float" office:value="-178.207470241703">
            <text:p>-178.2074702417</text:p>
          </table:table-cell>
          <table:table-cell/>
          <table:table-cell office:value-type="float" office:value="0.85">
            <text:p>0.85</text:p>
          </table:table-cell>
          <table:table-cell office:value-type="float" office:value="-0.000154507913941653">
            <text:p>-0.0001545079</text:p>
          </table:table-cell>
          <table:table-cell office:value-type="float" office:value="0.000195659638157643">
            <text:p>0.0001956596</text:p>
          </table:table-cell>
          <table:table-cell office:value-type="float" office:value="-0.000350167552099297">
            <text:p>-0.000350167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7.5">
            <text:p>7.5</text:p>
          </table:table-cell>
          <table:table-cell table:formula="of:=1.01325*[.B148]" office:value-type="float" office:value="7.599375">
            <text:p>7.599375</text:p>
          </table:table-cell>
          <table:table-cell office:value-type="float" office:value="-0.0005261">
            <text:p>-5.2610E-04</text:p>
          </table:table-cell>
          <table:table-cell table:formula="of:=[.$H$9]+[.$H$10]*[.A148]+[.$H$11]*[.A148]^2+[.$H$12]*[.A148]^3+[.$H$13]*[.A148]^4+[.$H$14]*[.A148]^5+[.$H$15]*[.A148]^6+[.$H$16]*[.C148]+[.$H$17]*[.A148]*[.C148]+[.$H$18]*[.A148]^2*[.C148]+[.$H$19]*[.A148]^3*[.C148]+[.$H$20]*[.A148]^4*[.C148]+[.$H$21]*[.A148]^5*[.C148]+[.$H$22]*[.A148]^6*[.C148]+[.$H$23]*[.C148]^2+[.$H$24]*[.A148]*[.C148]^2+[.$H$25]*[.A148]^2*[.C148]^2+[.$H$26]*[.A148]^3*[.C148]^2+[.$H$27]*[.A148]^4*[.C148]^2+[.$H$28]*[.A148]^5*[.C148]^2+[.$H$29]*[.A148]^6*[.C148]^2+[.$H$30]*[.C148]^3+[.$H$31]*[.A148]*[.C148]^3+[.$H$32]*[.A148]^2*[.C148]^3+[.$H$33]*[.A148]^3*[.C148]^3+[.$H$34]*[.A148]^4*[.C148]^3+[.$H$35]*[.A148]^5*[.C148]^3+[.$H$36]*[.A148]^6*[.C148]^3+[.$H$37]*[.C148]^4+[.$H$38]*[.A148]*[.C148]^4+[.$H$39]*[.A148]^2*[.C148]^4+[.$H$40]*[.A148]^3*[.C148]^4+[.$H$41]*[.A148]^4*[.C148]^4+[.$H$42]*[.A148]^5*[.C148]^4+[.$H$43]*[.A148]^6*[.C148]^4+[.$H$44]*[.C148]^5+[.$H$45]*[.A148]*[.C148]^5+[.$H$46]*[.A148]^2*[.C148]^5+[.$H$47]*[.A148]^3*[.C148]^5+[.$H$48]*[.A148]^4*[.C148]^5+[.$H$49]*[.A148]^5*[.C148]^5+[.$H$50]*[.A148]^6*[.C148]^5+[.$H$51]*[.C148]^6+[.$H$52]*[.A148]*[.C148]^6+[.$H$53]*[.A148]^2*[.C148]^6+[.$H$54]*[.A148]^3*[.C148]^6+[.$H$55]*[.A148]^4*[.C148]^6+[.$H$56]*[.A148]^5*[.C148]^6+[.$H$57]*[.A148]^6*[.C148]^6" office:value-type="float" office:value="-0.000459454878141511">
            <text:p>-4.5945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45945487814219">
            <text:p>-0.0004594549</text:p>
          </table:table-cell>
          <table:table-cell table:formula="of:=[.K148]-[.E148]" office:value-type="float" office:value="-6.79957392474284E-016">
            <text:p>-0</text:p>
          </table:table-cell>
          <table:table-cell table:formula="of:=100*([.K148]-[.D148])/[.D148]" office:value-type="float" office:value="-12.6677669374281">
            <text:p>-12.667766937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334935646988065">
            <text:p>0.0003349356</text:p>
          </table:table-cell>
          <table:table-cell table:formula="of:=100*([.P148]-[.D148])/[.D148]" office:value-type="float" office:value="-163.66387511653">
            <text:p>-163.6638751165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28387681265162">
            <text:p>-0.0002838768</text:p>
          </table:table-cell>
          <table:table-cell office:value-type="float" office:value="0.000242364950279037">
            <text:p>0.000242365</text:p>
          </table:table-cell>
          <table:table-cell office:value-type="float" office:value="-0.000526241762930657">
            <text:p>-0.0005262418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7.5">
            <text:p>7.5</text:p>
          </table:table-cell>
          <table:table-cell table:formula="of:=1.01325*[.B149]" office:value-type="float" office:value="7.599375">
            <text:p>7.599375</text:p>
          </table:table-cell>
          <table:table-cell office:value-type="float" office:value="-0.0007986">
            <text:p>-7.9860E-04</text:p>
          </table:table-cell>
          <table:table-cell table:formula="of:=[.$H$9]+[.$H$10]*[.A149]+[.$H$11]*[.A149]^2+[.$H$12]*[.A149]^3+[.$H$13]*[.A149]^4+[.$H$14]*[.A149]^5+[.$H$15]*[.A149]^6+[.$H$16]*[.C149]+[.$H$17]*[.A149]*[.C149]+[.$H$18]*[.A149]^2*[.C149]+[.$H$19]*[.A149]^3*[.C149]+[.$H$20]*[.A149]^4*[.C149]+[.$H$21]*[.A149]^5*[.C149]+[.$H$22]*[.A149]^6*[.C149]+[.$H$23]*[.C149]^2+[.$H$24]*[.A149]*[.C149]^2+[.$H$25]*[.A149]^2*[.C149]^2+[.$H$26]*[.A149]^3*[.C149]^2+[.$H$27]*[.A149]^4*[.C149]^2+[.$H$28]*[.A149]^5*[.C149]^2+[.$H$29]*[.A149]^6*[.C149]^2+[.$H$30]*[.C149]^3+[.$H$31]*[.A149]*[.C149]^3+[.$H$32]*[.A149]^2*[.C149]^3+[.$H$33]*[.A149]^3*[.C149]^3+[.$H$34]*[.A149]^4*[.C149]^3+[.$H$35]*[.A149]^5*[.C149]^3+[.$H$36]*[.A149]^6*[.C149]^3+[.$H$37]*[.C149]^4+[.$H$38]*[.A149]*[.C149]^4+[.$H$39]*[.A149]^2*[.C149]^4+[.$H$40]*[.A149]^3*[.C149]^4+[.$H$41]*[.A149]^4*[.C149]^4+[.$H$42]*[.A149]^5*[.C149]^4+[.$H$43]*[.A149]^6*[.C149]^4+[.$H$44]*[.C149]^5+[.$H$45]*[.A149]*[.C149]^5+[.$H$46]*[.A149]^2*[.C149]^5+[.$H$47]*[.A149]^3*[.C149]^5+[.$H$48]*[.A149]^4*[.C149]^5+[.$H$49]*[.A149]^5*[.C149]^5+[.$H$50]*[.A149]^6*[.C149]^5+[.$H$51]*[.C149]^6+[.$H$52]*[.A149]*[.C149]^6+[.$H$53]*[.A149]^2*[.C149]^6+[.$H$54]*[.A149]^3*[.C149]^6+[.$H$55]*[.A149]^4*[.C149]^6+[.$H$56]*[.A149]^5*[.C149]^6+[.$H$57]*[.A149]^6*[.C149]^6" office:value-type="float" office:value="-0.000686912299221127">
            <text:p>-6.8691E-04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0686912299221391">
            <text:p>-0.0006869123</text:p>
          </table:table-cell>
          <table:table-cell table:formula="of:=[.K149]-[.E149]" office:value-type="float" office:value="-2.63677968348475E-016">
            <text:p>-0</text:p>
          </table:table-cell>
          <table:table-cell table:formula="of:=100*([.K149]-[.D149])/[.D149]" office:value-type="float" office:value="-13.9854371122727">
            <text:p>-13.9854371123</text:p>
          </table:table-cell>
          <table:table-cell/>
          <table:table-cell office:value-type="float" office:value="1">
            <text:p>1.00</text:p>
          </table:table-cell>
          <table:table-cell office:value-type="float" office:value="0.000483473420455014">
            <text:p>0.0004834734</text:p>
          </table:table-cell>
          <table:table-cell table:formula="of:=100*([.P149]-[.D149])/[.D149]" office:value-type="float" office:value="-160.540122771727">
            <text:p>-160.5401227717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45945487814219">
            <text:p>-0.0004594549</text:p>
          </table:table-cell>
          <table:table-cell office:value-type="float" office:value="0.000334935646988065">
            <text:p>0.0003349356</text:p>
          </table:table-cell>
          <table:table-cell office:value-type="float" office:value="-0.000794390525130256">
            <text:p>-0.0007943905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7.5">
            <text:p>7.5</text:p>
          </table:table-cell>
          <table:table-cell table:formula="of:=1.01325*[.B150]" office:value-type="float" office:value="7.599375">
            <text:p>7.599375</text:p>
          </table:table-cell>
          <table:table-cell office:value-type="float" office:value="-0.001105">
            <text:p>-1.1050E-03</text:p>
          </table:table-cell>
          <table:table-cell table:formula="of:=[.$H$9]+[.$H$10]*[.A150]+[.$H$11]*[.A150]^2+[.$H$12]*[.A150]^3+[.$H$13]*[.A150]^4+[.$H$14]*[.A150]^5+[.$H$15]*[.A150]^6+[.$H$16]*[.C150]+[.$H$17]*[.A150]*[.C150]+[.$H$18]*[.A150]^2*[.C150]+[.$H$19]*[.A150]^3*[.C150]+[.$H$20]*[.A150]^4*[.C150]+[.$H$21]*[.A150]^5*[.C150]+[.$H$22]*[.A150]^6*[.C150]+[.$H$23]*[.C150]^2+[.$H$24]*[.A150]*[.C150]^2+[.$H$25]*[.A150]^2*[.C150]^2+[.$H$26]*[.A150]^3*[.C150]^2+[.$H$27]*[.A150]^4*[.C150]^2+[.$H$28]*[.A150]^5*[.C150]^2+[.$H$29]*[.A150]^6*[.C150]^2+[.$H$30]*[.C150]^3+[.$H$31]*[.A150]*[.C150]^3+[.$H$32]*[.A150]^2*[.C150]^3+[.$H$33]*[.A150]^3*[.C150]^3+[.$H$34]*[.A150]^4*[.C150]^3+[.$H$35]*[.A150]^5*[.C150]^3+[.$H$36]*[.A150]^6*[.C150]^3+[.$H$37]*[.C150]^4+[.$H$38]*[.A150]*[.C150]^4+[.$H$39]*[.A150]^2*[.C150]^4+[.$H$40]*[.A150]^3*[.C150]^4+[.$H$41]*[.A150]^4*[.C150]^4+[.$H$42]*[.A150]^5*[.C150]^4+[.$H$43]*[.A150]^6*[.C150]^4+[.$H$44]*[.C150]^5+[.$H$45]*[.A150]*[.C150]^5+[.$H$46]*[.A150]^2*[.C150]^5+[.$H$47]*[.A150]^3*[.C150]^5+[.$H$48]*[.A150]^4*[.C150]^5+[.$H$49]*[.A150]^5*[.C150]^5+[.$H$50]*[.A150]^6*[.C150]^5+[.$H$51]*[.C150]^6+[.$H$52]*[.A150]*[.C150]^6+[.$H$53]*[.A150]^2*[.C150]^6+[.$H$54]*[.A150]^3*[.C150]^6+[.$H$55]*[.A150]^4*[.C150]^6+[.$H$56]*[.A150]^5*[.C150]^6+[.$H$57]*[.A150]^6*[.C150]^6" office:value-type="float" office:value="-0.000971503908204543">
            <text:p>-9.7150E-04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0971503908205302">
            <text:p>-0.0009715039</text:p>
          </table:table-cell>
          <table:table-cell table:formula="of:=[.K150]-[.E150]" office:value-type="float" office:value="-7.58616260088107E-016">
            <text:p>-0</text:p>
          </table:table-cell>
          <table:table-cell table:formula="of:=100*([.K150]-[.D150])/[.D150]" office:value-type="float" office:value="-12.0810942800632">
            <text:p>-12.0810942801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698075625530205">
            <text:p>0.0006980756</text:p>
          </table:table-cell>
          <table:table-cell table:formula="of:=100*([.P150]-[.D150])/[.D150]" office:value-type="float" office:value="-163.174264753865">
            <text:p>-163.1742647539</text:p>
          </table:table-cell>
          <table:table-cell/>
          <table:table-cell office:value-type="float" office:value="1">
            <text:p>1.00</text:p>
          </table:table-cell>
          <table:table-cell office:value-type="float" office:value="-0.000686912299221391">
            <text:p>-0.0006869123</text:p>
          </table:table-cell>
          <table:table-cell office:value-type="float" office:value="0.000483473420455014">
            <text:p>0.0004834734</text:p>
          </table:table-cell>
          <table:table-cell office:value-type="float" office:value="-0.00117038571967641">
            <text:p>-0.0011703857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7.5">
            <text:p>7.5</text:p>
          </table:table-cell>
          <table:table-cell table:formula="of:=1.01325*[.B151]" office:value-type="float" office:value="7.599375">
            <text:p>7.599375</text:p>
          </table:table-cell>
          <table:table-cell office:value-type="float" office:value="-0.001446">
            <text:p>-1.4460E-03</text:p>
          </table:table-cell>
          <table:table-cell table:formula="of:=[.$H$9]+[.$H$10]*[.A151]+[.$H$11]*[.A151]^2+[.$H$12]*[.A151]^3+[.$H$13]*[.A151]^4+[.$H$14]*[.A151]^5+[.$H$15]*[.A151]^6+[.$H$16]*[.C151]+[.$H$17]*[.A151]*[.C151]+[.$H$18]*[.A151]^2*[.C151]+[.$H$19]*[.A151]^3*[.C151]+[.$H$20]*[.A151]^4*[.C151]+[.$H$21]*[.A151]^5*[.C151]+[.$H$22]*[.A151]^6*[.C151]+[.$H$23]*[.C151]^2+[.$H$24]*[.A151]*[.C151]^2+[.$H$25]*[.A151]^2*[.C151]^2+[.$H$26]*[.A151]^3*[.C151]^2+[.$H$27]*[.A151]^4*[.C151]^2+[.$H$28]*[.A151]^5*[.C151]^2+[.$H$29]*[.A151]^6*[.C151]^2+[.$H$30]*[.C151]^3+[.$H$31]*[.A151]*[.C151]^3+[.$H$32]*[.A151]^2*[.C151]^3+[.$H$33]*[.A151]^3*[.C151]^3+[.$H$34]*[.A151]^4*[.C151]^3+[.$H$35]*[.A151]^5*[.C151]^3+[.$H$36]*[.A151]^6*[.C151]^3+[.$H$37]*[.C151]^4+[.$H$38]*[.A151]*[.C151]^4+[.$H$39]*[.A151]^2*[.C151]^4+[.$H$40]*[.A151]^3*[.C151]^4+[.$H$41]*[.A151]^4*[.C151]^4+[.$H$42]*[.A151]^5*[.C151]^4+[.$H$43]*[.A151]^6*[.C151]^4+[.$H$44]*[.C151]^5+[.$H$45]*[.A151]*[.C151]^5+[.$H$46]*[.A151]^2*[.C151]^5+[.$H$47]*[.A151]^3*[.C151]^5+[.$H$48]*[.A151]^4*[.C151]^5+[.$H$49]*[.A151]^5*[.C151]^5+[.$H$50]*[.A151]^6*[.C151]^5+[.$H$51]*[.C151]^6+[.$H$52]*[.A151]*[.C151]^6+[.$H$53]*[.A151]^2*[.C151]^6+[.$H$54]*[.A151]^3*[.C151]^6+[.$H$55]*[.A151]^4*[.C151]^6+[.$H$56]*[.A151]^5*[.C151]^6+[.$H$57]*[.A151]^6*[.C151]^6" office:value-type="float" office:value="-0.00131821054992016">
            <text:p>-1.3182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131821054991977">
            <text:p>-0.0013182105</text:p>
          </table:table-cell>
          <table:table-cell table:formula="of:=[.K151]-[.E151]" office:value-type="float" office:value="3.86626494708331E-016">
            <text:p>0</text:p>
          </table:table-cell>
          <table:table-cell table:formula="of:=100*([.K151]-[.D151])/[.D151]" office:value-type="float" office:value="-8.83744468051375">
            <text:p>-8.8374446805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0988832259473461">
            <text:p>0.0009888323</text:p>
          </table:table-cell>
          <table:table-cell table:formula="of:=100*([.P151]-[.D151])/[.D151]" office:value-type="float" office:value="-168.383973684195">
            <text:p>-168.3839736842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0971503908205302">
            <text:p>-0.0009715039</text:p>
          </table:table-cell>
          <table:table-cell office:value-type="float" office:value="0.000698075625530205">
            <text:p>0.0006980756</text:p>
          </table:table-cell>
          <table:table-cell office:value-type="float" office:value="-0.00166957953373551">
            <text:p>-0.0016695795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7.5">
            <text:p>7.5</text:p>
          </table:table-cell>
          <table:table-cell table:formula="of:=1.01325*[.B152]" office:value-type="float" office:value="7.599375">
            <text:p>7.599375</text:p>
          </table:table-cell>
          <table:table-cell office:value-type="float" office:value="-0.001833">
            <text:p>-1.8330E-03</text:p>
          </table:table-cell>
          <table:table-cell table:formula="of:=[.$H$9]+[.$H$10]*[.A152]+[.$H$11]*[.A152]^2+[.$H$12]*[.A152]^3+[.$H$13]*[.A152]^4+[.$H$14]*[.A152]^5+[.$H$15]*[.A152]^6+[.$H$16]*[.C152]+[.$H$17]*[.A152]*[.C152]+[.$H$18]*[.A152]^2*[.C152]+[.$H$19]*[.A152]^3*[.C152]+[.$H$20]*[.A152]^4*[.C152]+[.$H$21]*[.A152]^5*[.C152]+[.$H$22]*[.A152]^6*[.C152]+[.$H$23]*[.C152]^2+[.$H$24]*[.A152]*[.C152]^2+[.$H$25]*[.A152]^2*[.C152]^2+[.$H$26]*[.A152]^3*[.C152]^2+[.$H$27]*[.A152]^4*[.C152]^2+[.$H$28]*[.A152]^5*[.C152]^2+[.$H$29]*[.A152]^6*[.C152]^2+[.$H$30]*[.C152]^3+[.$H$31]*[.A152]*[.C152]^3+[.$H$32]*[.A152]^2*[.C152]^3+[.$H$33]*[.A152]^3*[.C152]^3+[.$H$34]*[.A152]^4*[.C152]^3+[.$H$35]*[.A152]^5*[.C152]^3+[.$H$36]*[.A152]^6*[.C152]^3+[.$H$37]*[.C152]^4+[.$H$38]*[.A152]*[.C152]^4+[.$H$39]*[.A152]^2*[.C152]^4+[.$H$40]*[.A152]^3*[.C152]^4+[.$H$41]*[.A152]^4*[.C152]^4+[.$H$42]*[.A152]^5*[.C152]^4+[.$H$43]*[.A152]^6*[.C152]^4+[.$H$44]*[.C152]^5+[.$H$45]*[.A152]*[.C152]^5+[.$H$46]*[.A152]^2*[.C152]^5+[.$H$47]*[.A152]^3*[.C152]^5+[.$H$48]*[.A152]^4*[.C152]^5+[.$H$49]*[.A152]^5*[.C152]^5+[.$H$50]*[.A152]^6*[.C152]^5+[.$H$51]*[.C152]^6+[.$H$52]*[.A152]*[.C152]^6+[.$H$53]*[.A152]^2*[.C152]^6+[.$H$54]*[.A152]^3*[.C152]^6+[.$H$55]*[.A152]^4*[.C152]^6+[.$H$56]*[.A152]^5*[.C152]^6+[.$H$57]*[.A152]^6*[.C152]^6" office:value-type="float" office:value="-0.00173196003208727">
            <text:p>-1.7320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173196003208801">
            <text:p>-0.00173196</text:p>
          </table:table-cell>
          <table:table-cell table:formula="of:=[.K152]-[.E152]" office:value-type="float" office:value="-7.37907998593634E-016">
            <text:p>-0</text:p>
          </table:table-cell>
          <table:table-cell table:formula="of:=100*([.K152]-[.D152])/[.D152]" office:value-type="float" office:value="-5.51227320851024">
            <text:p>-5.5122732085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136582177571912">
            <text:p>0.0013658218</text:p>
          </table:table-cell>
          <table:table-cell table:formula="of:=100*([.P152]-[.D152])/[.D152]" office:value-type="float" office:value="-174.51291738784">
            <text:p>-174.5129173878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131821054991977">
            <text:p>-0.0013182105</text:p>
          </table:table-cell>
          <table:table-cell office:value-type="float" office:value="0.000988832259473461">
            <text:p>0.0009888323</text:p>
          </table:table-cell>
          <table:table-cell office:value-type="float" office:value="-0.00230704280939323">
            <text:p>-0.0023070428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7.5">
            <text:p>7.5</text:p>
          </table:table-cell>
          <table:table-cell table:formula="of:=1.01325*[.B153]" office:value-type="float" office:value="7.599375">
            <text:p>7.599375</text:p>
          </table:table-cell>
          <table:table-cell office:value-type="float" office:value="-0.002261">
            <text:p>-2.2610E-03</text:p>
          </table:table-cell>
          <table:table-cell table:formula="of:=[.$H$9]+[.$H$10]*[.A153]+[.$H$11]*[.A153]^2+[.$H$12]*[.A153]^3+[.$H$13]*[.A153]^4+[.$H$14]*[.A153]^5+[.$H$15]*[.A153]^6+[.$H$16]*[.C153]+[.$H$17]*[.A153]*[.C153]+[.$H$18]*[.A153]^2*[.C153]+[.$H$19]*[.A153]^3*[.C153]+[.$H$20]*[.A153]^4*[.C153]+[.$H$21]*[.A153]^5*[.C153]+[.$H$22]*[.A153]^6*[.C153]+[.$H$23]*[.C153]^2+[.$H$24]*[.A153]*[.C153]^2+[.$H$25]*[.A153]^2*[.C153]^2+[.$H$26]*[.A153]^3*[.C153]^2+[.$H$27]*[.A153]^4*[.C153]^2+[.$H$28]*[.A153]^5*[.C153]^2+[.$H$29]*[.A153]^6*[.C153]^2+[.$H$30]*[.C153]^3+[.$H$31]*[.A153]*[.C153]^3+[.$H$32]*[.A153]^2*[.C153]^3+[.$H$33]*[.A153]^3*[.C153]^3+[.$H$34]*[.A153]^4*[.C153]^3+[.$H$35]*[.A153]^5*[.C153]^3+[.$H$36]*[.A153]^6*[.C153]^3+[.$H$37]*[.C153]^4+[.$H$38]*[.A153]*[.C153]^4+[.$H$39]*[.A153]^2*[.C153]^4+[.$H$40]*[.A153]^3*[.C153]^4+[.$H$41]*[.A153]^4*[.C153]^4+[.$H$42]*[.A153]^5*[.C153]^4+[.$H$43]*[.A153]^6*[.C153]^4+[.$H$44]*[.C153]^5+[.$H$45]*[.A153]*[.C153]^5+[.$H$46]*[.A153]^2*[.C153]^5+[.$H$47]*[.A153]^3*[.C153]^5+[.$H$48]*[.A153]^4*[.C153]^5+[.$H$49]*[.A153]^5*[.C153]^5+[.$H$50]*[.A153]^6*[.C153]^5+[.$H$51]*[.C153]^6+[.$H$52]*[.A153]*[.C153]^6+[.$H$53]*[.A153]^2*[.C153]^6+[.$H$54]*[.A153]^3*[.C153]^6+[.$H$55]*[.A153]^4*[.C153]^6+[.$H$56]*[.A153]^5*[.C153]^6+[.$H$57]*[.A153]^6*[.C153]^6" office:value-type="float" office:value="-0.00221792765705271">
            <text:p>-2.2179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221792765705286">
            <text:p>-0.0022179277</text:p>
          </table:table-cell>
          <table:table-cell table:formula="of:=[.K153]-[.E153]" office:value-type="float" office:value="-1.47017814589034E-016">
            <text:p>-0</text:p>
          </table:table-cell>
          <table:table-cell table:formula="of:=100*([.K153]-[.D153])/[.D153]" office:value-type="float" office:value="-1.90501295653002">
            <text:p>-1.9050129565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183910555575314">
            <text:p>0.0018391056</text:p>
          </table:table-cell>
          <table:table-cell table:formula="of:=100*([.P153]-[.D153])/[.D153]" office:value-type="float" office:value="-181.340360714424">
            <text:p>-181.3403607144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173196003208801">
            <text:p>-0.00173196</text:p>
          </table:table-cell>
          <table:table-cell office:value-type="float" office:value="0.00136582177571912">
            <text:p>0.0013658218</text:p>
          </table:table-cell>
          <table:table-cell office:value-type="float" office:value="-0.00309778180780712">
            <text:p>-0.003097781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7.5">
            <text:p>7.5</text:p>
          </table:table-cell>
          <table:table-cell table:formula="of:=1.01325*[.B154]" office:value-type="float" office:value="7.599375">
            <text:p>7.599375</text:p>
          </table:table-cell>
          <table:table-cell office:value-type="float" office:value="-0.002649">
            <text:p>-2.6490E-03</text:p>
          </table:table-cell>
          <table:table-cell table:formula="of:=[.$H$9]+[.$H$10]*[.A154]+[.$H$11]*[.A154]^2+[.$H$12]*[.A154]^3+[.$H$13]*[.A154]^4+[.$H$14]*[.A154]^5+[.$H$15]*[.A154]^6+[.$H$16]*[.C154]+[.$H$17]*[.A154]*[.C154]+[.$H$18]*[.A154]^2*[.C154]+[.$H$19]*[.A154]^3*[.C154]+[.$H$20]*[.A154]^4*[.C154]+[.$H$21]*[.A154]^5*[.C154]+[.$H$22]*[.A154]^6*[.C154]+[.$H$23]*[.C154]^2+[.$H$24]*[.A154]*[.C154]^2+[.$H$25]*[.A154]^2*[.C154]^2+[.$H$26]*[.A154]^3*[.C154]^2+[.$H$27]*[.A154]^4*[.C154]^2+[.$H$28]*[.A154]^5*[.C154]^2+[.$H$29]*[.A154]^6*[.C154]^2+[.$H$30]*[.C154]^3+[.$H$31]*[.A154]*[.C154]^3+[.$H$32]*[.A154]^2*[.C154]^3+[.$H$33]*[.A154]^3*[.C154]^3+[.$H$34]*[.A154]^4*[.C154]^3+[.$H$35]*[.A154]^5*[.C154]^3+[.$H$36]*[.A154]^6*[.C154]^3+[.$H$37]*[.C154]^4+[.$H$38]*[.A154]*[.C154]^4+[.$H$39]*[.A154]^2*[.C154]^4+[.$H$40]*[.A154]^3*[.C154]^4+[.$H$41]*[.A154]^4*[.C154]^4+[.$H$42]*[.A154]^5*[.C154]^4+[.$H$43]*[.A154]^6*[.C154]^4+[.$H$44]*[.C154]^5+[.$H$45]*[.A154]*[.C154]^5+[.$H$46]*[.A154]^2*[.C154]^5+[.$H$47]*[.A154]^3*[.C154]^5+[.$H$48]*[.A154]^4*[.C154]^5+[.$H$49]*[.A154]^5*[.C154]^5+[.$H$50]*[.A154]^6*[.C154]^5+[.$H$51]*[.C154]^6+[.$H$52]*[.A154]*[.C154]^6+[.$H$53]*[.A154]^2*[.C154]^6+[.$H$54]*[.A154]^3*[.C154]^6+[.$H$55]*[.A154]^4*[.C154]^6+[.$H$56]*[.A154]^5*[.C154]^6+[.$H$57]*[.A154]^6*[.C154]^6" office:value-type="float" office:value="-0.00278191633491537">
            <text:p>-2.7819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278191633491604">
            <text:p>-0.0027819163</text:p>
          </table:table-cell>
          <table:table-cell table:formula="of:=[.K154]-[.E154]" office:value-type="float" office:value="-6.69169580858053E-016">
            <text:p>-0</text:p>
          </table:table-cell>
          <table:table-cell table:formula="of:=100*([.K154]-[.D154])/[.D154]" office:value-type="float" office:value="5.0176041870908">
            <text:p>5.017604187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241872086519749">
            <text:p>0.0024187209</text:p>
          </table:table-cell>
          <table:table-cell table:formula="of:=100*([.P154]-[.D154])/[.D154]" office:value-type="float" office:value="-191.306940928558">
            <text:p>-191.3069409286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221792765705286">
            <text:p>-0.0022179277</text:p>
          </table:table-cell>
          <table:table-cell office:value-type="float" office:value="0.00183910555575314">
            <text:p>0.0018391056</text:p>
          </table:table-cell>
          <table:table-cell office:value-type="float" office:value="-0.00405703321280599">
            <text:p>-0.0040570332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7.5">
            <text:p>7.5</text:p>
          </table:table-cell>
          <table:table-cell table:formula="of:=1.01325*[.B155]" office:value-type="float" office:value="7.599375">
            <text:p>7.599375</text:p>
          </table:table-cell>
          <table:table-cell office:value-type="float" office:value="-0.003289">
            <text:p>-3.2890E-03</text:p>
          </table:table-cell>
          <table:table-cell table:formula="of:=[.$H$9]+[.$H$10]*[.A155]+[.$H$11]*[.A155]^2+[.$H$12]*[.A155]^3+[.$H$13]*[.A155]^4+[.$H$14]*[.A155]^5+[.$H$15]*[.A155]^6+[.$H$16]*[.C155]+[.$H$17]*[.A155]*[.C155]+[.$H$18]*[.A155]^2*[.C155]+[.$H$19]*[.A155]^3*[.C155]+[.$H$20]*[.A155]^4*[.C155]+[.$H$21]*[.A155]^5*[.C155]+[.$H$22]*[.A155]^6*[.C155]+[.$H$23]*[.C155]^2+[.$H$24]*[.A155]*[.C155]^2+[.$H$25]*[.A155]^2*[.C155]^2+[.$H$26]*[.A155]^3*[.C155]^2+[.$H$27]*[.A155]^4*[.C155]^2+[.$H$28]*[.A155]^5*[.C155]^2+[.$H$29]*[.A155]^6*[.C155]^2+[.$H$30]*[.C155]^3+[.$H$31]*[.A155]*[.C155]^3+[.$H$32]*[.A155]^2*[.C155]^3+[.$H$33]*[.A155]^3*[.C155]^3+[.$H$34]*[.A155]^4*[.C155]^3+[.$H$35]*[.A155]^5*[.C155]^3+[.$H$36]*[.A155]^6*[.C155]^3+[.$H$37]*[.C155]^4+[.$H$38]*[.A155]*[.C155]^4+[.$H$39]*[.A155]^2*[.C155]^4+[.$H$40]*[.A155]^3*[.C155]^4+[.$H$41]*[.A155]^4*[.C155]^4+[.$H$42]*[.A155]^5*[.C155]^4+[.$H$43]*[.A155]^6*[.C155]^4+[.$H$44]*[.C155]^5+[.$H$45]*[.A155]*[.C155]^5+[.$H$46]*[.A155]^2*[.C155]^5+[.$H$47]*[.A155]^3*[.C155]^5+[.$H$48]*[.A155]^4*[.C155]^5+[.$H$49]*[.A155]^5*[.C155]^5+[.$H$50]*[.A155]^6*[.C155]^5+[.$H$51]*[.C155]^6+[.$H$52]*[.A155]*[.C155]^6+[.$H$53]*[.A155]^2*[.C155]^6+[.$H$54]*[.A155]^3*[.C155]^6+[.$H$55]*[.A155]^4*[.C155]^6+[.$H$56]*[.A155]^5*[.C155]^6+[.$H$57]*[.A155]^6*[.C155]^6" office:value-type="float" office:value="-0.0034308162780068">
            <text:p>-3.4308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343081627800773">
            <text:p>-0.0034308163</text:p>
          </table:table-cell>
          <table:table-cell table:formula="of:=[.K155]-[.E155]" office:value-type="float" office:value="-9.3198018746854E-016">
            <text:p>-0</text:p>
          </table:table-cell>
          <table:table-cell table:formula="of:=100*([.K155]-[.D155])/[.D155]" office:value-type="float" office:value="4.31183575578396">
            <text:p>4.3118357558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311467212315256">
            <text:p>0.0031146721</text:p>
          </table:table-cell>
          <table:table-cell table:formula="of:=100*([.P155]-[.D155])/[.D155]" office:value-type="float" office:value="-194.699669296216">
            <text:p>-194.6996692962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278191633491604">
            <text:p>-0.0027819163</text:p>
          </table:table-cell>
          <table:table-cell office:value-type="float" office:value="0.00241872086519749">
            <text:p>0.0024187209</text:p>
          </table:table-cell>
          <table:table-cell office:value-type="float" office:value="-0.00520063720011353">
            <text:p>-0.005200637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7.5">
            <text:p>7.5</text:p>
          </table:table-cell>
          <table:table-cell table:formula="of:=1.01325*[.B156]" office:value-type="float" office:value="7.599375">
            <text:p>7.599375</text:p>
          </table:table-cell>
          <table:table-cell office:value-type="float" office:value="-0.004011">
            <text:p>-4.0110E-03</text:p>
          </table:table-cell>
          <table:table-cell table:formula="of:=[.$H$9]+[.$H$10]*[.A156]+[.$H$11]*[.A156]^2+[.$H$12]*[.A156]^3+[.$H$13]*[.A156]^4+[.$H$14]*[.A156]^5+[.$H$15]*[.A156]^6+[.$H$16]*[.C156]+[.$H$17]*[.A156]*[.C156]+[.$H$18]*[.A156]^2*[.C156]+[.$H$19]*[.A156]^3*[.C156]+[.$H$20]*[.A156]^4*[.C156]+[.$H$21]*[.A156]^5*[.C156]+[.$H$22]*[.A156]^6*[.C156]+[.$H$23]*[.C156]^2+[.$H$24]*[.A156]*[.C156]^2+[.$H$25]*[.A156]^2*[.C156]^2+[.$H$26]*[.A156]^3*[.C156]^2+[.$H$27]*[.A156]^4*[.C156]^2+[.$H$28]*[.A156]^5*[.C156]^2+[.$H$29]*[.A156]^6*[.C156]^2+[.$H$30]*[.C156]^3+[.$H$31]*[.A156]*[.C156]^3+[.$H$32]*[.A156]^2*[.C156]^3+[.$H$33]*[.A156]^3*[.C156]^3+[.$H$34]*[.A156]^4*[.C156]^3+[.$H$35]*[.A156]^5*[.C156]^3+[.$H$36]*[.A156]^6*[.C156]^3+[.$H$37]*[.C156]^4+[.$H$38]*[.A156]*[.C156]^4+[.$H$39]*[.A156]^2*[.C156]^4+[.$H$40]*[.A156]^3*[.C156]^4+[.$H$41]*[.A156]^4*[.C156]^4+[.$H$42]*[.A156]^5*[.C156]^4+[.$H$43]*[.A156]^6*[.C156]^4+[.$H$44]*[.C156]^5+[.$H$45]*[.A156]*[.C156]^5+[.$H$46]*[.A156]^2*[.C156]^5+[.$H$47]*[.A156]^3*[.C156]^5+[.$H$48]*[.A156]^4*[.C156]^5+[.$H$49]*[.A156]^5*[.C156]^5+[.$H$50]*[.A156]^6*[.C156]^5+[.$H$51]*[.C156]^6+[.$H$52]*[.A156]*[.C156]^6+[.$H$53]*[.A156]^2*[.C156]^6+[.$H$54]*[.A156]^3*[.C156]^6+[.$H$55]*[.A156]^4*[.C156]^6+[.$H$56]*[.A156]^5*[.C156]^6+[.$H$57]*[.A156]^6*[.C156]^6" office:value-type="float" office:value="-0.00417314427674216">
            <text:p>-4.1731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417314427674332">
            <text:p>-0.0041731443</text:p>
          </table:table-cell>
          <table:table-cell table:formula="of:=[.K156]-[.E156]" office:value-type="float" office:value="-1.16226472890446E-015">
            <text:p>-0</text:p>
          </table:table-cell>
          <table:table-cell table:formula="of:=100*([.K156]-[.D156])/[.D156]" office:value-type="float" office:value="4.04249007088811">
            <text:p>4.0424900709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393692031798892">
            <text:p>0.0039369203</text:p>
          </table:table-cell>
          <table:table-cell table:formula="of:=100*([.P156]-[.D156])/[.D156]" office:value-type="float" office:value="-198.153086960581">
            <text:p>-198.1530869606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343081627800773">
            <text:p>-0.0034308163</text:p>
          </table:table-cell>
          <table:table-cell office:value-type="float" office:value="0.00311467212315256">
            <text:p>0.0031146721</text:p>
          </table:table-cell>
          <table:table-cell office:value-type="float" office:value="-0.00654548840116029">
            <text:p>-0.0065454884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7.5">
            <text:p>7.5</text:p>
          </table:table-cell>
          <table:table-cell table:formula="of:=1.01325*[.B157]" office:value-type="float" office:value="7.599375">
            <text:p>7.599375</text:p>
          </table:table-cell>
          <table:table-cell office:value-type="float" office:value="-0.004904">
            <text:p>-4.9040E-03</text:p>
          </table:table-cell>
          <table:table-cell table:formula="of:=[.$H$9]+[.$H$10]*[.A157]+[.$H$11]*[.A157]^2+[.$H$12]*[.A157]^3+[.$H$13]*[.A157]^4+[.$H$14]*[.A157]^5+[.$H$15]*[.A157]^6+[.$H$16]*[.C157]+[.$H$17]*[.A157]*[.C157]+[.$H$18]*[.A157]^2*[.C157]+[.$H$19]*[.A157]^3*[.C157]+[.$H$20]*[.A157]^4*[.C157]+[.$H$21]*[.A157]^5*[.C157]+[.$H$22]*[.A157]^6*[.C157]+[.$H$23]*[.C157]^2+[.$H$24]*[.A157]*[.C157]^2+[.$H$25]*[.A157]^2*[.C157]^2+[.$H$26]*[.A157]^3*[.C157]^2+[.$H$27]*[.A157]^4*[.C157]^2+[.$H$28]*[.A157]^5*[.C157]^2+[.$H$29]*[.A157]^6*[.C157]^2+[.$H$30]*[.C157]^3+[.$H$31]*[.A157]*[.C157]^3+[.$H$32]*[.A157]^2*[.C157]^3+[.$H$33]*[.A157]^3*[.C157]^3+[.$H$34]*[.A157]^4*[.C157]^3+[.$H$35]*[.A157]^5*[.C157]^3+[.$H$36]*[.A157]^6*[.C157]^3+[.$H$37]*[.C157]^4+[.$H$38]*[.A157]*[.C157]^4+[.$H$39]*[.A157]^2*[.C157]^4+[.$H$40]*[.A157]^3*[.C157]^4+[.$H$41]*[.A157]^4*[.C157]^4+[.$H$42]*[.A157]^5*[.C157]^4+[.$H$43]*[.A157]^6*[.C157]^4+[.$H$44]*[.C157]^5+[.$H$45]*[.A157]*[.C157]^5+[.$H$46]*[.A157]^2*[.C157]^5+[.$H$47]*[.A157]^3*[.C157]^5+[.$H$48]*[.A157]^4*[.C157]^5+[.$H$49]*[.A157]^5*[.C157]^5+[.$H$50]*[.A157]^6*[.C157]^5+[.$H$51]*[.C157]^6+[.$H$52]*[.A157]*[.C157]^6+[.$H$53]*[.A157]^2*[.C157]^6+[.$H$54]*[.A157]^3*[.C157]^6+[.$H$55]*[.A157]^4*[.C157]^6+[.$H$56]*[.A157]^5*[.C157]^6+[.$H$57]*[.A157]^6*[.C157]^6" office:value-type="float" office:value="-0.00501966255684986">
            <text:p>-5.0197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501966255685022">
            <text:p>-0.0050196626</text:p>
          </table:table-cell>
          <table:table-cell table:formula="of:=[.K157]-[.E157]" office:value-type="float" office:value="-3.53883589099269E-016">
            <text:p>-0</text:p>
          </table:table-cell>
          <table:table-cell table:formula="of:=100*([.K157]-[.D157])/[.D157]" office:value-type="float" office:value="2.35853500918059">
            <text:p>2.3585350092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489537040837527">
            <text:p>0.0048953704</text:p>
          </table:table-cell>
          <table:table-cell table:formula="of:=100*([.P157]-[.D157])/[.D157]" office:value-type="float" office:value="-199.824029534569">
            <text:p>-199.8240295346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417314427674332">
            <text:p>-0.0041731443</text:p>
          </table:table-cell>
          <table:table-cell office:value-type="float" office:value="0.00393692031798892">
            <text:p>0.0039369203</text:p>
          </table:table-cell>
          <table:table-cell office:value-type="float" office:value="-0.00811006459473224">
            <text:p>-0.0081100646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7.5">
            <text:p>7.5</text:p>
          </table:table-cell>
          <table:table-cell table:formula="of:=1.01325*[.B158]" office:value-type="float" office:value="7.599375">
            <text:p>7.599375</text:p>
          </table:table-cell>
          <table:table-cell office:value-type="float" office:value="-0.005843">
            <text:p>-5.8430E-03</text:p>
          </table:table-cell>
          <table:table-cell table:formula="of:=[.$H$9]+[.$H$10]*[.A158]+[.$H$11]*[.A158]^2+[.$H$12]*[.A158]^3+[.$H$13]*[.A158]^4+[.$H$14]*[.A158]^5+[.$H$15]*[.A158]^6+[.$H$16]*[.C158]+[.$H$17]*[.A158]*[.C158]+[.$H$18]*[.A158]^2*[.C158]+[.$H$19]*[.A158]^3*[.C158]+[.$H$20]*[.A158]^4*[.C158]+[.$H$21]*[.A158]^5*[.C158]+[.$H$22]*[.A158]^6*[.C158]+[.$H$23]*[.C158]^2+[.$H$24]*[.A158]*[.C158]^2+[.$H$25]*[.A158]^2*[.C158]^2+[.$H$26]*[.A158]^3*[.C158]^2+[.$H$27]*[.A158]^4*[.C158]^2+[.$H$28]*[.A158]^5*[.C158]^2+[.$H$29]*[.A158]^6*[.C158]^2+[.$H$30]*[.C158]^3+[.$H$31]*[.A158]*[.C158]^3+[.$H$32]*[.A158]^2*[.C158]^3+[.$H$33]*[.A158]^3*[.C158]^3+[.$H$34]*[.A158]^4*[.C158]^3+[.$H$35]*[.A158]^5*[.C158]^3+[.$H$36]*[.A158]^6*[.C158]^3+[.$H$37]*[.C158]^4+[.$H$38]*[.A158]*[.C158]^4+[.$H$39]*[.A158]^2*[.C158]^4+[.$H$40]*[.A158]^3*[.C158]^4+[.$H$41]*[.A158]^4*[.C158]^4+[.$H$42]*[.A158]^5*[.C158]^4+[.$H$43]*[.A158]^6*[.C158]^4+[.$H$44]*[.C158]^5+[.$H$45]*[.A158]*[.C158]^5+[.$H$46]*[.A158]^2*[.C158]^5+[.$H$47]*[.A158]^3*[.C158]^5+[.$H$48]*[.A158]^4*[.C158]^5+[.$H$49]*[.A158]^5*[.C158]^5+[.$H$50]*[.A158]^6*[.C158]^5+[.$H$51]*[.C158]^6+[.$H$52]*[.A158]*[.C158]^6+[.$H$53]*[.A158]^2*[.C158]^6+[.$H$54]*[.A158]^3*[.C158]^6+[.$H$55]*[.A158]^4*[.C158]^6+[.$H$56]*[.A158]^5*[.C158]^6+[.$H$57]*[.A158]^6*[.C158]^6" office:value-type="float" office:value="-0.00598407721795396">
            <text:p>-5.9841E-0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059840772179549">
            <text:p>-0.0059840772</text:p>
          </table:table-cell>
          <table:table-cell table:formula="of:=[.K158]-[.E158]" office:value-type="float" office:value="-9.38485400503453E-016">
            <text:p>-0</text:p>
          </table:table-cell>
          <table:table-cell table:formula="of:=100*([.K158]-[.D158])/[.D158]" office:value-type="float" office:value="2.41446547928968">
            <text:p>2.4144654793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599985655567311">
            <text:p>0.0059998566</text:p>
          </table:table-cell>
          <table:table-cell table:formula="of:=100*([.P158]-[.D158])/[.D158]" office:value-type="float" office:value="-202.684520891205">
            <text:p>-202.6845208912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501966255685022">
            <text:p>-0.0050196626</text:p>
          </table:table-cell>
          <table:table-cell office:value-type="float" office:value="0.00489537040837527">
            <text:p>0.0048953704</text:p>
          </table:table-cell>
          <table:table-cell office:value-type="float" office:value="-0.00991503296522549">
            <text:p>-0.009915033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7.5">
            <text:p>7.5</text:p>
          </table:table-cell>
          <table:table-cell table:formula="of:=1.01325*[.B159]" office:value-type="float" office:value="7.599375">
            <text:p>7.599375</text:p>
          </table:table-cell>
          <table:table-cell office:value-type="float" office:value="-0.006933">
            <text:p>-6.9330E-03</text:p>
          </table:table-cell>
          <table:table-cell table:formula="of:=[.$H$9]+[.$H$10]*[.A159]+[.$H$11]*[.A159]^2+[.$H$12]*[.A159]^3+[.$H$13]*[.A159]^4+[.$H$14]*[.A159]^5+[.$H$15]*[.A159]^6+[.$H$16]*[.C159]+[.$H$17]*[.A159]*[.C159]+[.$H$18]*[.A159]^2*[.C159]+[.$H$19]*[.A159]^3*[.C159]+[.$H$20]*[.A159]^4*[.C159]+[.$H$21]*[.A159]^5*[.C159]+[.$H$22]*[.A159]^6*[.C159]+[.$H$23]*[.C159]^2+[.$H$24]*[.A159]*[.C159]^2+[.$H$25]*[.A159]^2*[.C159]^2+[.$H$26]*[.A159]^3*[.C159]^2+[.$H$27]*[.A159]^4*[.C159]^2+[.$H$28]*[.A159]^5*[.C159]^2+[.$H$29]*[.A159]^6*[.C159]^2+[.$H$30]*[.C159]^3+[.$H$31]*[.A159]*[.C159]^3+[.$H$32]*[.A159]^2*[.C159]^3+[.$H$33]*[.A159]^3*[.C159]^3+[.$H$34]*[.A159]^4*[.C159]^3+[.$H$35]*[.A159]^5*[.C159]^3+[.$H$36]*[.A159]^6*[.C159]^3+[.$H$37]*[.C159]^4+[.$H$38]*[.A159]*[.C159]^4+[.$H$39]*[.A159]^2*[.C159]^4+[.$H$40]*[.A159]^3*[.C159]^4+[.$H$41]*[.A159]^4*[.C159]^4+[.$H$42]*[.A159]^5*[.C159]^4+[.$H$43]*[.A159]^6*[.C159]^4+[.$H$44]*[.C159]^5+[.$H$45]*[.A159]*[.C159]^5+[.$H$46]*[.A159]^2*[.C159]^5+[.$H$47]*[.A159]^3*[.C159]^5+[.$H$48]*[.A159]^4*[.C159]^5+[.$H$49]*[.A159]^5*[.C159]^5+[.$H$50]*[.A159]^6*[.C159]^5+[.$H$51]*[.C159]^6+[.$H$52]*[.A159]*[.C159]^6+[.$H$53]*[.A159]^2*[.C159]^6+[.$H$54]*[.A159]^3*[.C159]^6+[.$H$55]*[.A159]^4*[.C159]^6+[.$H$56]*[.A159]^5*[.C159]^6+[.$H$57]*[.A159]^6*[.C159]^6" office:value-type="float" office:value="-0.00708381625356001">
            <text:p>-7.0838E-03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0708381625356305">
            <text:p>-0.0070838163</text:p>
          </table:table-cell>
          <table:table-cell table:formula="of:=[.K159]-[.E159]" office:value-type="float" office:value="-3.0366334446974E-015">
            <text:p>-0</text:p>
          </table:table-cell>
          <table:table-cell table:formula="of:=100*([.K159]-[.D159])/[.D159]" office:value-type="float" office:value="2.17533900999639">
            <text:p>2.17533901</text:p>
          </table:table-cell>
          <table:table-cell/>
          <table:table-cell office:value-type="float" office:value="1.5">
            <text:p>1.50</text:p>
          </table:table-cell>
          <table:table-cell office:value-type="float" office:value="0.00726012504323039">
            <text:p>0.007260125</text:p>
          </table:table-cell>
          <table:table-cell table:formula="of:=100*([.P159]-[.D159])/[.D159]" office:value-type="float" office:value="-204.718376507001">
            <text:p>-204.718376507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59840772179549">
            <text:p>-0.0059840772</text:p>
          </table:table-cell>
          <table:table-cell office:value-type="float" office:value="0.00599985655567311">
            <text:p>0.0059998566</text:p>
          </table:table-cell>
          <table:table-cell office:value-type="float" office:value="-0.011983933773628">
            <text:p>-0.0119839338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7.5">
            <text:p>7.5</text:p>
          </table:table-cell>
          <table:table-cell table:formula="of:=1.01325*[.B160]" office:value-type="float" office:value="7.599375">
            <text:p>7.599375</text:p>
          </table:table-cell>
          <table:table-cell office:value-type="float" office:value="-0.008284">
            <text:p>-8.2840E-03</text:p>
          </table:table-cell>
          <table:table-cell table:formula="of:=[.$H$9]+[.$H$10]*[.A160]+[.$H$11]*[.A160]^2+[.$H$12]*[.A160]^3+[.$H$13]*[.A160]^4+[.$H$14]*[.A160]^5+[.$H$15]*[.A160]^6+[.$H$16]*[.C160]+[.$H$17]*[.A160]*[.C160]+[.$H$18]*[.A160]^2*[.C160]+[.$H$19]*[.A160]^3*[.C160]+[.$H$20]*[.A160]^4*[.C160]+[.$H$21]*[.A160]^5*[.C160]+[.$H$22]*[.A160]^6*[.C160]+[.$H$23]*[.C160]^2+[.$H$24]*[.A160]*[.C160]^2+[.$H$25]*[.A160]^2*[.C160]^2+[.$H$26]*[.A160]^3*[.C160]^2+[.$H$27]*[.A160]^4*[.C160]^2+[.$H$28]*[.A160]^5*[.C160]^2+[.$H$29]*[.A160]^6*[.C160]^2+[.$H$30]*[.C160]^3+[.$H$31]*[.A160]*[.C160]^3+[.$H$32]*[.A160]^2*[.C160]^3+[.$H$33]*[.A160]^3*[.C160]^3+[.$H$34]*[.A160]^4*[.C160]^3+[.$H$35]*[.A160]^5*[.C160]^3+[.$H$36]*[.A160]^6*[.C160]^3+[.$H$37]*[.C160]^4+[.$H$38]*[.A160]*[.C160]^4+[.$H$39]*[.A160]^2*[.C160]^4+[.$H$40]*[.A160]^3*[.C160]^4+[.$H$41]*[.A160]^4*[.C160]^4+[.$H$42]*[.A160]^5*[.C160]^4+[.$H$43]*[.A160]^6*[.C160]^4+[.$H$44]*[.C160]^5+[.$H$45]*[.A160]*[.C160]^5+[.$H$46]*[.A160]^2*[.C160]^5+[.$H$47]*[.A160]^3*[.C160]^5+[.$H$48]*[.A160]^4*[.C160]^5+[.$H$49]*[.A160]^5*[.C160]^5+[.$H$50]*[.A160]^6*[.C160]^5+[.$H$51]*[.C160]^6+[.$H$52]*[.A160]*[.C160]^6+[.$H$53]*[.A160]^2*[.C160]^6+[.$H$54]*[.A160]^3*[.C160]^6+[.$H$55]*[.A160]^4*[.C160]^6+[.$H$56]*[.A160]^5*[.C160]^6+[.$H$57]*[.A160]^6*[.C160]^6" office:value-type="float" office:value="-0.00834088715235471">
            <text:p>-8.3409E-03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0834088715235372">
            <text:p>-0.0083408872</text:p>
          </table:table-cell>
          <table:table-cell table:formula="of:=[.K160]-[.E160]" office:value-type="float" office:value="9.85322934354826E-016">
            <text:p>0</text:p>
          </table:table-cell>
          <table:table-cell table:formula="of:=100*([.K160]-[.D160])/[.D160]" office:value-type="float" office:value="0.686711158301831">
            <text:p>0.6867111583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0868581474988847">
            <text:p>0.0086858147</text:p>
          </table:table-cell>
          <table:table-cell table:formula="of:=100*([.P160]-[.D160])/[.D160]" office:value-type="float" office:value="-204.850491910773">
            <text:p>-204.8504919108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708381625356305">
            <text:p>-0.0070838163</text:p>
          </table:table-cell>
          <table:table-cell office:value-type="float" office:value="0.00726012504323039">
            <text:p>0.007260125</text:p>
          </table:table-cell>
          <table:table-cell office:value-type="float" office:value="-0.0143439412967934">
            <text:p>-0.0143439413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7.5">
            <text:p>7.5</text:p>
          </table:table-cell>
          <table:table-cell table:formula="of:=1.01325*[.B161]" office:value-type="float" office:value="7.599375">
            <text:p>7.599375</text:p>
          </table:table-cell>
          <table:table-cell office:value-type="float" office:value="-0.009809">
            <text:p>-9.8090E-03</text:p>
          </table:table-cell>
          <table:table-cell table:formula="of:=[.$H$9]+[.$H$10]*[.A161]+[.$H$11]*[.A161]^2+[.$H$12]*[.A161]^3+[.$H$13]*[.A161]^4+[.$H$14]*[.A161]^5+[.$H$15]*[.A161]^6+[.$H$16]*[.C161]+[.$H$17]*[.A161]*[.C161]+[.$H$18]*[.A161]^2*[.C161]+[.$H$19]*[.A161]^3*[.C161]+[.$H$20]*[.A161]^4*[.C161]+[.$H$21]*[.A161]^5*[.C161]+[.$H$22]*[.A161]^6*[.C161]+[.$H$23]*[.C161]^2+[.$H$24]*[.A161]*[.C161]^2+[.$H$25]*[.A161]^2*[.C161]^2+[.$H$26]*[.A161]^3*[.C161]^2+[.$H$27]*[.A161]^4*[.C161]^2+[.$H$28]*[.A161]^5*[.C161]^2+[.$H$29]*[.A161]^6*[.C161]^2+[.$H$30]*[.C161]^3+[.$H$31]*[.A161]*[.C161]^3+[.$H$32]*[.A161]^2*[.C161]^3+[.$H$33]*[.A161]^3*[.C161]^3+[.$H$34]*[.A161]^4*[.C161]^3+[.$H$35]*[.A161]^5*[.C161]^3+[.$H$36]*[.A161]^6*[.C161]^3+[.$H$37]*[.C161]^4+[.$H$38]*[.A161]*[.C161]^4+[.$H$39]*[.A161]^2*[.C161]^4+[.$H$40]*[.A161]^3*[.C161]^4+[.$H$41]*[.A161]^4*[.C161]^4+[.$H$42]*[.A161]^5*[.C161]^4+[.$H$43]*[.A161]^6*[.C161]^4+[.$H$44]*[.C161]^5+[.$H$45]*[.A161]*[.C161]^5+[.$H$46]*[.A161]^2*[.C161]^5+[.$H$47]*[.A161]^3*[.C161]^5+[.$H$48]*[.A161]^4*[.C161]^5+[.$H$49]*[.A161]^5*[.C161]^5+[.$H$50]*[.A161]^6*[.C161]^5+[.$H$51]*[.C161]^6+[.$H$52]*[.A161]*[.C161]^6+[.$H$53]*[.A161]^2*[.C161]^6+[.$H$54]*[.A161]^3*[.C161]^6+[.$H$55]*[.A161]^4*[.C161]^6+[.$H$56]*[.A161]^5*[.C161]^6+[.$H$57]*[.A161]^6*[.C161]^6" office:value-type="float" office:value="-0.00978281408093556">
            <text:p>-9.7828E-03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097828140809381">
            <text:p>-0.0097828141</text:p>
          </table:table-cell>
          <table:table-cell table:formula="of:=[.K161]-[.E161]" office:value-type="float" office:value="-2.53616572187809E-015">
            <text:p>-0</text:p>
          </table:table-cell>
          <table:table-cell table:formula="of:=100*([.K161]-[.D161])/[.D161]" office:value-type="float" office:value="-0.266958090140679">
            <text:p>-0.2669580901</text:p>
          </table:table-cell>
          <table:table-cell/>
          <table:table-cell office:value-type="float" office:value="1.6">
            <text:p>1.60</text:p>
          </table:table-cell>
          <table:table-cell office:value-type="float" office:value="0.0102864350595068">
            <text:p>0.0102864351</text:p>
          </table:table-cell>
          <table:table-cell table:formula="of:=100*([.P161]-[.D161])/[.D161]" office:value-type="float" office:value="-204.867316337107">
            <text:p>-204.8673163371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0834088715235372">
            <text:p>-0.0083408872</text:p>
          </table:table-cell>
          <table:table-cell office:value-type="float" office:value="0.00868581474988847">
            <text:p>0.0086858147</text:p>
          </table:table-cell>
          <table:table-cell office:value-type="float" office:value="-0.0170267019022422">
            <text:p>-0.017026701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7.5">
            <text:p>7.5</text:p>
          </table:table-cell>
          <table:table-cell table:formula="of:=1.01325*[.B162]" office:value-type="float" office:value="7.599375">
            <text:p>7.599375</text:p>
          </table:table-cell>
          <table:table-cell office:value-type="float" office:value="-0.01146">
            <text:p>-1.1460E-02</text:p>
          </table:table-cell>
          <table:table-cell table:formula="of:=[.$H$9]+[.$H$10]*[.A162]+[.$H$11]*[.A162]^2+[.$H$12]*[.A162]^3+[.$H$13]*[.A162]^4+[.$H$14]*[.A162]^5+[.$H$15]*[.A162]^6+[.$H$16]*[.C162]+[.$H$17]*[.A162]*[.C162]+[.$H$18]*[.A162]^2*[.C162]+[.$H$19]*[.A162]^3*[.C162]+[.$H$20]*[.A162]^4*[.C162]+[.$H$21]*[.A162]^5*[.C162]+[.$H$22]*[.A162]^6*[.C162]+[.$H$23]*[.C162]^2+[.$H$24]*[.A162]*[.C162]^2+[.$H$25]*[.A162]^2*[.C162]^2+[.$H$26]*[.A162]^3*[.C162]^2+[.$H$27]*[.A162]^4*[.C162]^2+[.$H$28]*[.A162]^5*[.C162]^2+[.$H$29]*[.A162]^6*[.C162]^2+[.$H$30]*[.C162]^3+[.$H$31]*[.A162]*[.C162]^3+[.$H$32]*[.A162]^2*[.C162]^3+[.$H$33]*[.A162]^3*[.C162]^3+[.$H$34]*[.A162]^4*[.C162]^3+[.$H$35]*[.A162]^5*[.C162]^3+[.$H$36]*[.A162]^6*[.C162]^3+[.$H$37]*[.C162]^4+[.$H$38]*[.A162]*[.C162]^4+[.$H$39]*[.A162]^2*[.C162]^4+[.$H$40]*[.A162]^3*[.C162]^4+[.$H$41]*[.A162]^4*[.C162]^4+[.$H$42]*[.A162]^5*[.C162]^4+[.$H$43]*[.A162]^6*[.C162]^4+[.$H$44]*[.C162]^5+[.$H$45]*[.A162]*[.C162]^5+[.$H$46]*[.A162]^2*[.C162]^5+[.$H$47]*[.A162]^3*[.C162]^5+[.$H$48]*[.A162]^4*[.C162]^5+[.$H$49]*[.A162]^5*[.C162]^5+[.$H$50]*[.A162]^6*[.C162]^5+[.$H$51]*[.C162]^6+[.$H$52]*[.A162]*[.C162]^6+[.$H$53]*[.A162]^2*[.C162]^6+[.$H$54]*[.A162]^3*[.C162]^6+[.$H$55]*[.A162]^4*[.C162]^6+[.$H$56]*[.A162]^5*[.C162]^6+[.$H$57]*[.A162]^6*[.C162]^6" office:value-type="float" office:value="-0.0114436546478814">
            <text:p>-1.1444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11443654647884">
            <text:p>-0.0114436546</text:p>
          </table:table-cell>
          <table:table-cell table:formula="of:=[.K162]-[.E162]" office:value-type="float" office:value="-2.5205532105943E-015">
            <text:p>-0</text:p>
          </table:table-cell>
          <table:table-cell table:formula="of:=100*([.K162]-[.D162])/[.D162]" office:value-type="float" office:value="-0.142629599616408">
            <text:p>-0.1426295996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120713411058371">
            <text:p>0.0120713411</text:p>
          </table:table-cell>
          <table:table-cell table:formula="of:=100*([.P162]-[.D162])/[.D162]" office:value-type="float" office:value="-205.33456462336">
            <text:p>-205.3345646234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097828140809381">
            <text:p>-0.0097828141</text:p>
          </table:table-cell>
          <table:table-cell office:value-type="float" office:value="0.0102864350595068">
            <text:p>0.0102864351</text:p>
          </table:table-cell>
          <table:table-cell office:value-type="float" office:value="-0.0200692491404449">
            <text:p>-0.0200692491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7.5">
            <text:p>7.5</text:p>
          </table:table-cell>
          <table:table-cell table:formula="of:=1.01325*[.B163]" office:value-type="float" office:value="7.599375">
            <text:p>7.599375</text:p>
          </table:table-cell>
          <table:table-cell office:value-type="float" office:value="-0.01351">
            <text:p>-1.3510E-02</text:p>
          </table:table-cell>
          <table:table-cell table:formula="of:=[.$H$9]+[.$H$10]*[.A163]+[.$H$11]*[.A163]^2+[.$H$12]*[.A163]^3+[.$H$13]*[.A163]^4+[.$H$14]*[.A163]^5+[.$H$15]*[.A163]^6+[.$H$16]*[.C163]+[.$H$17]*[.A163]*[.C163]+[.$H$18]*[.A163]^2*[.C163]+[.$H$19]*[.A163]^3*[.C163]+[.$H$20]*[.A163]^4*[.C163]+[.$H$21]*[.A163]^5*[.C163]+[.$H$22]*[.A163]^6*[.C163]+[.$H$23]*[.C163]^2+[.$H$24]*[.A163]*[.C163]^2+[.$H$25]*[.A163]^2*[.C163]^2+[.$H$26]*[.A163]^3*[.C163]^2+[.$H$27]*[.A163]^4*[.C163]^2+[.$H$28]*[.A163]^5*[.C163]^2+[.$H$29]*[.A163]^6*[.C163]^2+[.$H$30]*[.C163]^3+[.$H$31]*[.A163]*[.C163]^3+[.$H$32]*[.A163]^2*[.C163]^3+[.$H$33]*[.A163]^3*[.C163]^3+[.$H$34]*[.A163]^4*[.C163]^3+[.$H$35]*[.A163]^5*[.C163]^3+[.$H$36]*[.A163]^6*[.C163]^3+[.$H$37]*[.C163]^4+[.$H$38]*[.A163]*[.C163]^4+[.$H$39]*[.A163]^2*[.C163]^4+[.$H$40]*[.A163]^3*[.C163]^4+[.$H$41]*[.A163]^4*[.C163]^4+[.$H$42]*[.A163]^5*[.C163]^4+[.$H$43]*[.A163]^6*[.C163]^4+[.$H$44]*[.C163]^5+[.$H$45]*[.A163]*[.C163]^5+[.$H$46]*[.A163]^2*[.C163]^5+[.$H$47]*[.A163]^3*[.C163]^5+[.$H$48]*[.A163]^4*[.C163]^5+[.$H$49]*[.A163]^5*[.C163]^5+[.$H$50]*[.A163]^6*[.C163]^5+[.$H$51]*[.C163]^6+[.$H$52]*[.A163]*[.C163]^6+[.$H$53]*[.A163]^2*[.C163]^6+[.$H$54]*[.A163]^3*[.C163]^6+[.$H$55]*[.A163]^4*[.C163]^6+[.$H$56]*[.A163]^5*[.C163]^6+[.$H$57]*[.A163]^6*[.C163]^6" office:value-type="float" office:value="-0.0133650962491728">
            <text:p>-1.3365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133650962491718">
            <text:p>-0.0133650962</text:p>
          </table:table-cell>
          <table:table-cell table:formula="of:=[.K163]-[.E163]" office:value-type="float" office:value="1.03562991515815E-015">
            <text:p>0</text:p>
          </table:table-cell>
          <table:table-cell table:formula="of:=100*([.K163]-[.D163])/[.D163]" office:value-type="float" office:value="-1.072566623451">
            <text:p>-1.0725666235</text:p>
          </table:table-cell>
          <table:table-cell/>
          <table:table-cell office:value-type="float" office:value="1.7">
            <text:p>1.70</text:p>
          </table:table-cell>
          <table:table-cell office:value-type="float" office:value="0.0140497062729565">
            <text:p>0.0140497063</text:p>
          </table:table-cell>
          <table:table-cell table:formula="of:=100*([.P163]-[.D163])/[.D163]" office:value-type="float" office:value="-203.9948650848">
            <text:p>-203.9948650848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11443654647884">
            <text:p>-0.0114436546</text:p>
          </table:table-cell>
          <table:table-cell office:value-type="float" office:value="0.0120713411058371">
            <text:p>0.0120713411</text:p>
          </table:table-cell>
          <table:table-cell office:value-type="float" office:value="-0.023514995753721">
            <text:p>-0.0235149958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7.5">
            <text:p>7.5</text:p>
          </table:table-cell>
          <table:table-cell table:formula="of:=1.01325*[.B164]" office:value-type="float" office:value="7.599375">
            <text:p>7.599375</text:p>
          </table:table-cell>
          <table:table-cell office:value-type="float" office:value="-0.01591">
            <text:p>-1.5910E-02</text:p>
          </table:table-cell>
          <table:table-cell table:formula="of:=[.$H$9]+[.$H$10]*[.A164]+[.$H$11]*[.A164]^2+[.$H$12]*[.A164]^3+[.$H$13]*[.A164]^4+[.$H$14]*[.A164]^5+[.$H$15]*[.A164]^6+[.$H$16]*[.C164]+[.$H$17]*[.A164]*[.C164]+[.$H$18]*[.A164]^2*[.C164]+[.$H$19]*[.A164]^3*[.C164]+[.$H$20]*[.A164]^4*[.C164]+[.$H$21]*[.A164]^5*[.C164]+[.$H$22]*[.A164]^6*[.C164]+[.$H$23]*[.C164]^2+[.$H$24]*[.A164]*[.C164]^2+[.$H$25]*[.A164]^2*[.C164]^2+[.$H$26]*[.A164]^3*[.C164]^2+[.$H$27]*[.A164]^4*[.C164]^2+[.$H$28]*[.A164]^5*[.C164]^2+[.$H$29]*[.A164]^6*[.C164]^2+[.$H$30]*[.C164]^3+[.$H$31]*[.A164]*[.C164]^3+[.$H$32]*[.A164]^2*[.C164]^3+[.$H$33]*[.A164]^3*[.C164]^3+[.$H$34]*[.A164]^4*[.C164]^3+[.$H$35]*[.A164]^5*[.C164]^3+[.$H$36]*[.A164]^6*[.C164]^3+[.$H$37]*[.C164]^4+[.$H$38]*[.A164]*[.C164]^4+[.$H$39]*[.A164]^2*[.C164]^4+[.$H$40]*[.A164]^3*[.C164]^4+[.$H$41]*[.A164]^4*[.C164]^4+[.$H$42]*[.A164]^5*[.C164]^4+[.$H$43]*[.A164]^6*[.C164]^4+[.$H$44]*[.C164]^5+[.$H$45]*[.A164]*[.C164]^5+[.$H$46]*[.A164]^2*[.C164]^5+[.$H$47]*[.A164]^3*[.C164]^5+[.$H$48]*[.A164]^4*[.C164]^5+[.$H$49]*[.A164]^5*[.C164]^5+[.$H$50]*[.A164]^6*[.C164]^5+[.$H$51]*[.C164]^6+[.$H$52]*[.A164]*[.C164]^6+[.$H$53]*[.A164]^2*[.C164]^6+[.$H$54]*[.A164]^3*[.C164]^6+[.$H$55]*[.A164]^4*[.C164]^6+[.$H$56]*[.A164]^5*[.C164]^6+[.$H$57]*[.A164]^6*[.C164]^6" office:value-type="float" office:value="-0.0155976319950234">
            <text:p>-1.5598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155976319950277">
            <text:p>-0.015597632</text:p>
          </table:table-cell>
          <table:table-cell table:formula="of:=[.K164]-[.E164]" office:value-type="float" office:value="-4.28129753871076E-015">
            <text:p>-0</text:p>
          </table:table-cell>
          <table:table-cell table:formula="of:=100*([.K164]-[.D164])/[.D164]" office:value-type="float" office:value="-1.96334384017768">
            <text:p>-1.9633438402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162304918959933">
            <text:p>0.0162304919</text:p>
          </table:table-cell>
          <table:table-cell table:formula="of:=100*([.P164]-[.D164])/[.D164]" office:value-type="float" office:value="-202.014405380222">
            <text:p>-202.0144053802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133650962491718">
            <text:p>-0.0133650962</text:p>
          </table:table-cell>
          <table:table-cell office:value-type="float" office:value="0.0140497062729565">
            <text:p>0.0140497063</text:p>
          </table:table-cell>
          <table:table-cell office:value-type="float" office:value="-0.0274148025221283">
            <text:p>-0.0274148025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7.5">
            <text:p>7.5</text:p>
          </table:table-cell>
          <table:table-cell table:formula="of:=1.01325*[.B165]" office:value-type="float" office:value="7.599375">
            <text:p>7.599375</text:p>
          </table:table-cell>
          <table:table-cell office:value-type="float" office:value="-0.01847">
            <text:p>-1.8470E-02</text:p>
          </table:table-cell>
          <table:table-cell table:formula="of:=[.$H$9]+[.$H$10]*[.A165]+[.$H$11]*[.A165]^2+[.$H$12]*[.A165]^3+[.$H$13]*[.A165]^4+[.$H$14]*[.A165]^5+[.$H$15]*[.A165]^6+[.$H$16]*[.C165]+[.$H$17]*[.A165]*[.C165]+[.$H$18]*[.A165]^2*[.C165]+[.$H$19]*[.A165]^3*[.C165]+[.$H$20]*[.A165]^4*[.C165]+[.$H$21]*[.A165]^5*[.C165]+[.$H$22]*[.A165]^6*[.C165]+[.$H$23]*[.C165]^2+[.$H$24]*[.A165]*[.C165]^2+[.$H$25]*[.A165]^2*[.C165]^2+[.$H$26]*[.A165]^3*[.C165]^2+[.$H$27]*[.A165]^4*[.C165]^2+[.$H$28]*[.A165]^5*[.C165]^2+[.$H$29]*[.A165]^6*[.C165]^2+[.$H$30]*[.C165]^3+[.$H$31]*[.A165]*[.C165]^3+[.$H$32]*[.A165]^2*[.C165]^3+[.$H$33]*[.A165]^3*[.C165]^3+[.$H$34]*[.A165]^4*[.C165]^3+[.$H$35]*[.A165]^5*[.C165]^3+[.$H$36]*[.A165]^6*[.C165]^3+[.$H$37]*[.C165]^4+[.$H$38]*[.A165]*[.C165]^4+[.$H$39]*[.A165]^2*[.C165]^4+[.$H$40]*[.A165]^3*[.C165]^4+[.$H$41]*[.A165]^4*[.C165]^4+[.$H$42]*[.A165]^5*[.C165]^4+[.$H$43]*[.A165]^6*[.C165]^4+[.$H$44]*[.C165]^5+[.$H$45]*[.A165]*[.C165]^5+[.$H$46]*[.A165]^2*[.C165]^5+[.$H$47]*[.A165]^3*[.C165]^5+[.$H$48]*[.A165]^4*[.C165]^5+[.$H$49]*[.A165]^5*[.C165]^5+[.$H$50]*[.A165]^6*[.C165]^5+[.$H$51]*[.C165]^6+[.$H$52]*[.A165]*[.C165]^6+[.$H$53]*[.A165]^2*[.C165]^6+[.$H$54]*[.A165]^3*[.C165]^6+[.$H$55]*[.A165]^4*[.C165]^6+[.$H$56]*[.A165]^5*[.C165]^6+[.$H$57]*[.A165]^6*[.C165]^6" office:value-type="float" office:value="-0.0182018162180649">
            <text:p>-1.8202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182018162180587">
            <text:p>-0.0182018162</text:p>
          </table:table-cell>
          <table:table-cell table:formula="of:=[.K165]-[.E165]" office:value-type="float" office:value="6.17908502142939E-015">
            <text:p>0</text:p>
          </table:table-cell>
          <table:table-cell table:formula="of:=100*([.K165]-[.D165])/[.D165]" office:value-type="float" office:value="-1.45199665371586">
            <text:p>-1.4519966537</text:p>
          </table:table-cell>
          <table:table-cell/>
          <table:table-cell office:value-type="float" office:value="1.8">
            <text:p>1.80</text:p>
          </table:table-cell>
          <table:table-cell office:value-type="float" office:value="0.0186224141353055">
            <text:p>0.0186224141</text:p>
          </table:table-cell>
          <table:table-cell table:formula="of:=100*([.P165]-[.D165])/[.D165]" office:value-type="float" office:value="-200.825198350328">
            <text:p>-200.8251983503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155976319950277">
            <text:p>-0.015597632</text:p>
          </table:table-cell>
          <table:table-cell office:value-type="float" office:value="0.0162304918959933">
            <text:p>0.0162304919</text:p>
          </table:table-cell>
          <table:table-cell office:value-type="float" office:value="-0.031828123891021">
            <text:p>-0.0318281239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7.5">
            <text:p>7.5</text:p>
          </table:table-cell>
          <table:table-cell table:formula="of:=1.01325*[.B166]" office:value-type="float" office:value="7.599375">
            <text:p>7.599375</text:p>
          </table:table-cell>
          <table:table-cell office:value-type="float" office:value="-0.02106">
            <text:p>-2.1060E-02</text:p>
          </table:table-cell>
          <table:table-cell table:formula="of:=[.$H$9]+[.$H$10]*[.A166]+[.$H$11]*[.A166]^2+[.$H$12]*[.A166]^3+[.$H$13]*[.A166]^4+[.$H$14]*[.A166]^5+[.$H$15]*[.A166]^6+[.$H$16]*[.C166]+[.$H$17]*[.A166]*[.C166]+[.$H$18]*[.A166]^2*[.C166]+[.$H$19]*[.A166]^3*[.C166]+[.$H$20]*[.A166]^4*[.C166]+[.$H$21]*[.A166]^5*[.C166]+[.$H$22]*[.A166]^6*[.C166]+[.$H$23]*[.C166]^2+[.$H$24]*[.A166]*[.C166]^2+[.$H$25]*[.A166]^2*[.C166]^2+[.$H$26]*[.A166]^3*[.C166]^2+[.$H$27]*[.A166]^4*[.C166]^2+[.$H$28]*[.A166]^5*[.C166]^2+[.$H$29]*[.A166]^6*[.C166]^2+[.$H$30]*[.C166]^3+[.$H$31]*[.A166]*[.C166]^3+[.$H$32]*[.A166]^2*[.C166]^3+[.$H$33]*[.A166]^3*[.C166]^3+[.$H$34]*[.A166]^4*[.C166]^3+[.$H$35]*[.A166]^5*[.C166]^3+[.$H$36]*[.A166]^6*[.C166]^3+[.$H$37]*[.C166]^4+[.$H$38]*[.A166]*[.C166]^4+[.$H$39]*[.A166]^2*[.C166]^4+[.$H$40]*[.A166]^3*[.C166]^4+[.$H$41]*[.A166]^4*[.C166]^4+[.$H$42]*[.A166]^5*[.C166]^4+[.$H$43]*[.A166]^6*[.C166]^4+[.$H$44]*[.C166]^5+[.$H$45]*[.A166]*[.C166]^5+[.$H$46]*[.A166]^2*[.C166]^5+[.$H$47]*[.A166]^3*[.C166]^5+[.$H$48]*[.A166]^4*[.C166]^5+[.$H$49]*[.A166]^5*[.C166]^5+[.$H$50]*[.A166]^6*[.C166]^5+[.$H$51]*[.C166]^6+[.$H$52]*[.A166]*[.C166]^6+[.$H$53]*[.A166]^2*[.C166]^6+[.$H$54]*[.A166]^3*[.C166]^6+[.$H$55]*[.A166]^4*[.C166]^6+[.$H$56]*[.A166]^5*[.C166]^6+[.$H$57]*[.A166]^6*[.C166]^6" office:value-type="float" office:value="-0.0212495995628652">
            <text:p>-2.1250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212495995628699">
            <text:p>-0.0212495996</text:p>
          </table:table-cell>
          <table:table-cell table:formula="of:=[.K166]-[.E166]" office:value-type="float" office:value="-4.67334504428152E-015">
            <text:p>-0</text:p>
          </table:table-cell>
          <table:table-cell table:formula="of:=100*([.K166]-[.D166])/[.D166]" office:value-type="float" office:value="0.900282824643294">
            <text:p>0.9002828246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212339080298166">
            <text:p>0.021233908</text:p>
          </table:table-cell>
          <table:table-cell table:formula="of:=100*([.P166]-[.D166])/[.D166]" office:value-type="float" office:value="-200.825774120687">
            <text:p>-200.8257741207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182018162180587">
            <text:p>-0.0182018162</text:p>
          </table:table-cell>
          <table:table-cell office:value-type="float" office:value="0.0186224141353055">
            <text:p>0.0186224141</text:p>
          </table:table-cell>
          <table:table-cell office:value-type="float" office:value="-0.0368242303533642">
            <text:p>-0.0368242304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7.5">
            <text:p>7.5</text:p>
          </table:table-cell>
          <table:table-cell table:formula="of:=1.01325*[.B167]" office:value-type="float" office:value="7.599375">
            <text:p>7.599375</text:p>
          </table:table-cell>
          <table:table-cell office:value-type="float" office:value="-0.0244">
            <text:p>-2.4400E-02</text:p>
          </table:table-cell>
          <table:table-cell table:formula="of:=[.$H$9]+[.$H$10]*[.A167]+[.$H$11]*[.A167]^2+[.$H$12]*[.A167]^3+[.$H$13]*[.A167]^4+[.$H$14]*[.A167]^5+[.$H$15]*[.A167]^6+[.$H$16]*[.C167]+[.$H$17]*[.A167]*[.C167]+[.$H$18]*[.A167]^2*[.C167]+[.$H$19]*[.A167]^3*[.C167]+[.$H$20]*[.A167]^4*[.C167]+[.$H$21]*[.A167]^5*[.C167]+[.$H$22]*[.A167]^6*[.C167]+[.$H$23]*[.C167]^2+[.$H$24]*[.A167]*[.C167]^2+[.$H$25]*[.A167]^2*[.C167]^2+[.$H$26]*[.A167]^3*[.C167]^2+[.$H$27]*[.A167]^4*[.C167]^2+[.$H$28]*[.A167]^5*[.C167]^2+[.$H$29]*[.A167]^6*[.C167]^2+[.$H$30]*[.C167]^3+[.$H$31]*[.A167]*[.C167]^3+[.$H$32]*[.A167]^2*[.C167]^3+[.$H$33]*[.A167]^3*[.C167]^3+[.$H$34]*[.A167]^4*[.C167]^3+[.$H$35]*[.A167]^5*[.C167]^3+[.$H$36]*[.A167]^6*[.C167]^3+[.$H$37]*[.C167]^4+[.$H$38]*[.A167]*[.C167]^4+[.$H$39]*[.A167]^2*[.C167]^4+[.$H$40]*[.A167]^3*[.C167]^4+[.$H$41]*[.A167]^4*[.C167]^4+[.$H$42]*[.A167]^5*[.C167]^4+[.$H$43]*[.A167]^6*[.C167]^4+[.$H$44]*[.C167]^5+[.$H$45]*[.A167]*[.C167]^5+[.$H$46]*[.A167]^2*[.C167]^5+[.$H$47]*[.A167]^3*[.C167]^5+[.$H$48]*[.A167]^4*[.C167]^5+[.$H$49]*[.A167]^5*[.C167]^5+[.$H$50]*[.A167]^6*[.C167]^5+[.$H$51]*[.C167]^6+[.$H$52]*[.A167]*[.C167]^6+[.$H$53]*[.A167]^2*[.C167]^6+[.$H$54]*[.A167]^3*[.C167]^6+[.$H$55]*[.A167]^4*[.C167]^6+[.$H$56]*[.A167]^5*[.C167]^6+[.$H$57]*[.A167]^6*[.C167]^6" office:value-type="float" office:value="-0.0248257436568975">
            <text:p>-2.4826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248257436569041">
            <text:p>-0.0248257437</text:p>
          </table:table-cell>
          <table:table-cell table:formula="of:=[.K167]-[.E167]" office:value-type="float" office:value="-6.58501031480796E-015">
            <text:p>-0</text:p>
          </table:table-cell>
          <table:table-cell table:formula="of:=100*([.K167]-[.D167])/[.D167]" office:value-type="float" office:value="1.7448510528855">
            <text:p>1.7448510529</text:p>
          </table:table-cell>
          <table:table-cell/>
          <table:table-cell office:value-type="float" office:value="1.9">
            <text:p>1.90</text:p>
          </table:table-cell>
          <table:table-cell office:value-type="float" office:value="0.0240730887720087">
            <text:p>0.0240730888</text:p>
          </table:table-cell>
          <table:table-cell table:formula="of:=100*([.P167]-[.D167])/[.D167]" office:value-type="float" office:value="-198.660199885282">
            <text:p>-198.6601998853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212495995628699">
            <text:p>-0.0212495996</text:p>
          </table:table-cell>
          <table:table-cell office:value-type="float" office:value="0.0212339080298166">
            <text:p>0.021233908</text:p>
          </table:table-cell>
          <table:table-cell office:value-type="float" office:value="-0.0424835075926865">
            <text:p>-0.042483507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7.5">
            <text:p>7.5</text:p>
          </table:table-cell>
          <table:table-cell table:formula="of:=1.01325*[.B168]" office:value-type="float" office:value="7.599375">
            <text:p>7.599375</text:p>
          </table:table-cell>
          <table:table-cell office:value-type="float" office:value="-0.02871">
            <text:p>-2.8710E-02</text:p>
          </table:table-cell>
          <table:table-cell table:formula="of:=[.$H$9]+[.$H$10]*[.A168]+[.$H$11]*[.A168]^2+[.$H$12]*[.A168]^3+[.$H$13]*[.A168]^4+[.$H$14]*[.A168]^5+[.$H$15]*[.A168]^6+[.$H$16]*[.C168]+[.$H$17]*[.A168]*[.C168]+[.$H$18]*[.A168]^2*[.C168]+[.$H$19]*[.A168]^3*[.C168]+[.$H$20]*[.A168]^4*[.C168]+[.$H$21]*[.A168]^5*[.C168]+[.$H$22]*[.A168]^6*[.C168]+[.$H$23]*[.C168]^2+[.$H$24]*[.A168]*[.C168]^2+[.$H$25]*[.A168]^2*[.C168]^2+[.$H$26]*[.A168]^3*[.C168]^2+[.$H$27]*[.A168]^4*[.C168]^2+[.$H$28]*[.A168]^5*[.C168]^2+[.$H$29]*[.A168]^6*[.C168]^2+[.$H$30]*[.C168]^3+[.$H$31]*[.A168]*[.C168]^3+[.$H$32]*[.A168]^2*[.C168]^3+[.$H$33]*[.A168]^3*[.C168]^3+[.$H$34]*[.A168]^4*[.C168]^3+[.$H$35]*[.A168]^5*[.C168]^3+[.$H$36]*[.A168]^6*[.C168]^3+[.$H$37]*[.C168]^4+[.$H$38]*[.A168]*[.C168]^4+[.$H$39]*[.A168]^2*[.C168]^4+[.$H$40]*[.A168]^3*[.C168]^4+[.$H$41]*[.A168]^4*[.C168]^4+[.$H$42]*[.A168]^5*[.C168]^4+[.$H$43]*[.A168]^6*[.C168]^4+[.$H$44]*[.C168]^5+[.$H$45]*[.A168]*[.C168]^5+[.$H$46]*[.A168]^2*[.C168]^5+[.$H$47]*[.A168]^3*[.C168]^5+[.$H$48]*[.A168]^4*[.C168]^5+[.$H$49]*[.A168]^5*[.C168]^5+[.$H$50]*[.A168]^6*[.C168]^5+[.$H$51]*[.C168]^6+[.$H$52]*[.A168]*[.C168]^6+[.$H$53]*[.A168]^2*[.C168]^6+[.$H$54]*[.A168]^3*[.C168]^6+[.$H$55]*[.A168]^4*[.C168]^6+[.$H$56]*[.A168]^5*[.C168]^6+[.$H$57]*[.A168]^6*[.C168]^6" office:value-type="float" office:value="-0.029029315362792">
            <text:p>-2.9029E-02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-0.0290293153628053">
            <text:p>-0.0290293154</text:p>
          </table:table-cell>
          <table:table-cell table:formula="of:=[.K168]-[.E168]" office:value-type="float" office:value="-0.0000000000000133087985076941">
            <text:p>-0</text:p>
          </table:table-cell>
          <table:table-cell table:formula="of:=100*([.K168]-[.D168])/[.D168]" office:value-type="float" office:value="1.11220955348429">
            <text:p>1.1122095535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271477102881915">
            <text:p>0.0271477103</text:p>
          </table:table-cell>
          <table:table-cell table:formula="of:=100*([.P168]-[.D168])/[.D168]" office:value-type="float" office:value="-194.558377875972">
            <text:p>-194.558377876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248257436569041">
            <text:p>-0.0248257437</text:p>
          </table:table-cell>
          <table:table-cell office:value-type="float" office:value="0.0240730887720087">
            <text:p>0.0240730888</text:p>
          </table:table-cell>
          <table:table-cell office:value-type="float" office:value="-0.0488988324289128">
            <text:p>-0.0488988324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7.5">
            <text:p>7.5</text:p>
          </table:table-cell>
          <table:table-cell table:formula="of:=1.01325*[.B169]" office:value-type="float" office:value="7.599375">
            <text:p>7.599375</text:p>
          </table:table-cell>
          <table:table-cell office:value-type="float" office:value="-0.0342">
            <text:p>-3.4200E-02</text:p>
          </table:table-cell>
          <table:table-cell table:formula="of:=[.$H$9]+[.$H$10]*[.A169]+[.$H$11]*[.A169]^2+[.$H$12]*[.A169]^3+[.$H$13]*[.A169]^4+[.$H$14]*[.A169]^5+[.$H$15]*[.A169]^6+[.$H$16]*[.C169]+[.$H$17]*[.A169]*[.C169]+[.$H$18]*[.A169]^2*[.C169]+[.$H$19]*[.A169]^3*[.C169]+[.$H$20]*[.A169]^4*[.C169]+[.$H$21]*[.A169]^5*[.C169]+[.$H$22]*[.A169]^6*[.C169]+[.$H$23]*[.C169]^2+[.$H$24]*[.A169]*[.C169]^2+[.$H$25]*[.A169]^2*[.C169]^2+[.$H$26]*[.A169]^3*[.C169]^2+[.$H$27]*[.A169]^4*[.C169]^2+[.$H$28]*[.A169]^5*[.C169]^2+[.$H$29]*[.A169]^6*[.C169]^2+[.$H$30]*[.C169]^3+[.$H$31]*[.A169]*[.C169]^3+[.$H$32]*[.A169]^2*[.C169]^3+[.$H$33]*[.A169]^3*[.C169]^3+[.$H$34]*[.A169]^4*[.C169]^3+[.$H$35]*[.A169]^5*[.C169]^3+[.$H$36]*[.A169]^6*[.C169]^3+[.$H$37]*[.C169]^4+[.$H$38]*[.A169]*[.C169]^4+[.$H$39]*[.A169]^2*[.C169]^4+[.$H$40]*[.A169]^3*[.C169]^4+[.$H$41]*[.A169]^4*[.C169]^4+[.$H$42]*[.A169]^5*[.C169]^4+[.$H$43]*[.A169]^6*[.C169]^4+[.$H$44]*[.C169]^5+[.$H$45]*[.A169]*[.C169]^5+[.$H$46]*[.A169]^2*[.C169]^5+[.$H$47]*[.A169]^3*[.C169]^5+[.$H$48]*[.A169]^4*[.C169]^5+[.$H$49]*[.A169]^5*[.C169]^5+[.$H$50]*[.A169]^6*[.C169]^5+[.$H$51]*[.C169]^6+[.$H$52]*[.A169]*[.C169]^6+[.$H$53]*[.A169]^2*[.C169]^6+[.$H$54]*[.A169]^3*[.C169]^6+[.$H$55]*[.A169]^4*[.C169]^6+[.$H$56]*[.A169]^5*[.C169]^6+[.$H$57]*[.A169]^6*[.C169]^6" office:value-type="float" office:value="-0.0339752606120177">
            <text:p>-3.3975E-02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-0.0339752606120221">
            <text:p>-0.0339752606</text:p>
          </table:table-cell>
          <table:table-cell table:formula="of:=[.K169]-[.E169]" office:value-type="float" office:value="-4.44783099240453E-015">
            <text:p>-0</text:p>
          </table:table-cell>
          <table:table-cell table:formula="of:=100*([.K169]-[.D169])/[.D169]" office:value-type="float" office:value="-0.657132713385636">
            <text:p>-0.6571327134</text:p>
          </table:table-cell>
          <table:table-cell/>
          <table:table-cell office:value-type="float" office:value="2">
            <text:p>2.00</text:p>
          </table:table-cell>
          <table:table-cell office:value-type="float" office:value="0.0304651212530588">
            <text:p>0.0304651213</text:p>
          </table:table-cell>
          <table:table-cell table:formula="of:=100*([.P169]-[.D169])/[.D169]" office:value-type="float" office:value="-189.079301909529">
            <text:p>-189.0793019095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290293153628053">
            <text:p>-0.0290293154</text:p>
          </table:table-cell>
          <table:table-cell office:value-type="float" office:value="0.0271477102881915">
            <text:p>0.0271477103</text:p>
          </table:table-cell>
          <table:table-cell office:value-type="float" office:value="-0.0561770256509969">
            <text:p>-0.0561770257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0">
            <text:p>10</text:p>
          </table:table-cell>
          <table:table-cell table:formula="of:=1.01325*[.B170]" office:value-type="float" office:value="10.1325">
            <text:p>10.132500</text:p>
          </table:table-cell>
          <table:table-cell office:value-type="float" office:value="0.0000002813">
            <text:p>2.8130E-07</text:p>
          </table:table-cell>
          <table:table-cell table:formula="of:=[.$H$9]+[.$H$10]*[.A170]+[.$H$11]*[.A170]^2+[.$H$12]*[.A170]^3+[.$H$13]*[.A170]^4+[.$H$14]*[.A170]^5+[.$H$15]*[.A170]^6+[.$H$16]*[.C170]+[.$H$17]*[.A170]*[.C170]+[.$H$18]*[.A170]^2*[.C170]+[.$H$19]*[.A170]^3*[.C170]+[.$H$20]*[.A170]^4*[.C170]+[.$H$21]*[.A170]^5*[.C170]+[.$H$22]*[.A170]^6*[.C170]+[.$H$23]*[.C170]^2+[.$H$24]*[.A170]*[.C170]^2+[.$H$25]*[.A170]^2*[.C170]^2+[.$H$26]*[.A170]^3*[.C170]^2+[.$H$27]*[.A170]^4*[.C170]^2+[.$H$28]*[.A170]^5*[.C170]^2+[.$H$29]*[.A170]^6*[.C170]^2+[.$H$30]*[.C170]^3+[.$H$31]*[.A170]*[.C170]^3+[.$H$32]*[.A170]^2*[.C170]^3+[.$H$33]*[.A170]^3*[.C170]^3+[.$H$34]*[.A170]^4*[.C170]^3+[.$H$35]*[.A170]^5*[.C170]^3+[.$H$36]*[.A170]^6*[.C170]^3+[.$H$37]*[.C170]^4+[.$H$38]*[.A170]*[.C170]^4+[.$H$39]*[.A170]^2*[.C170]^4+[.$H$40]*[.A170]^3*[.C170]^4+[.$H$41]*[.A170]^4*[.C170]^4+[.$H$42]*[.A170]^5*[.C170]^4+[.$H$43]*[.A170]^6*[.C170]^4+[.$H$44]*[.C170]^5+[.$H$45]*[.A170]*[.C170]^5+[.$H$46]*[.A170]^2*[.C170]^5+[.$H$47]*[.A170]^3*[.C170]^5+[.$H$48]*[.A170]^4*[.C170]^5+[.$H$49]*[.A170]^5*[.C170]^5+[.$H$50]*[.A170]^6*[.C170]^5+[.$H$51]*[.C170]^6+[.$H$52]*[.A170]*[.C170]^6+[.$H$53]*[.A170]^2*[.C170]^6+[.$H$54]*[.A170]^3*[.C170]^6+[.$H$55]*[.A170]^4*[.C170]^6+[.$H$56]*[.A170]^5*[.C170]^6+[.$H$57]*[.A170]^6*[.C170]^6" office:value-type="float" office:value="-0.000227521958928564">
            <text:p>-2.2752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227521958928565">
            <text:p>-0.000227522</text:p>
          </table:table-cell>
          <table:table-cell table:formula="of:=[.K170]-[.E170]" office:value-type="float" office:value="0">
            <text:p>0</text:p>
          </table:table-cell>
          <table:table-cell table:formula="of:=100*([.K170]-[.D170])/[.D170]" office:value-type="float" office:value="-80982.3174292802">
            <text:p>-80982.3174292802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211883421631706">
            <text:p>-0.0021188342</text:p>
          </table:table-cell>
          <table:table-cell table:formula="of:=100*([.P170]-[.D170])/[.D170]" office:value-type="float" office:value="-753329.36946927">
            <text:p>-753329.36946927</text:p>
          </table:table-cell>
          <table:table-cell/>
          <table:table-cell office:value-type="float" office:value="2">
            <text:p>2.00</text:p>
          </table:table-cell>
          <table:table-cell office:value-type="float" office:value="-0.0339752606120221">
            <text:p>-0.0339752606</text:p>
          </table:table-cell>
          <table:table-cell office:value-type="float" office:value="0.0304651212530588">
            <text:p>0.0304651213</text:p>
          </table:table-cell>
          <table:table-cell office:value-type="float" office:value="-0.0644403818650809">
            <text:p>-0.064440381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table:formula="of:=1.01325*[.B171]" office:value-type="float" office:value="10.1325">
            <text:p>10.132500</text:p>
          </table:table-cell>
          <table:table-cell office:value-type="float" office:value="0.0000009469">
            <text:p>9.4690E-07</text:p>
          </table:table-cell>
          <table:table-cell table:formula="of:=[.$H$9]+[.$H$10]*[.A171]+[.$H$11]*[.A171]^2+[.$H$12]*[.A171]^3+[.$H$13]*[.A171]^4+[.$H$14]*[.A171]^5+[.$H$15]*[.A171]^6+[.$H$16]*[.C171]+[.$H$17]*[.A171]*[.C171]+[.$H$18]*[.A171]^2*[.C171]+[.$H$19]*[.A171]^3*[.C171]+[.$H$20]*[.A171]^4*[.C171]+[.$H$21]*[.A171]^5*[.C171]+[.$H$22]*[.A171]^6*[.C171]+[.$H$23]*[.C171]^2+[.$H$24]*[.A171]*[.C171]^2+[.$H$25]*[.A171]^2*[.C171]^2+[.$H$26]*[.A171]^3*[.C171]^2+[.$H$27]*[.A171]^4*[.C171]^2+[.$H$28]*[.A171]^5*[.C171]^2+[.$H$29]*[.A171]^6*[.C171]^2+[.$H$30]*[.C171]^3+[.$H$31]*[.A171]*[.C171]^3+[.$H$32]*[.A171]^2*[.C171]^3+[.$H$33]*[.A171]^3*[.C171]^3+[.$H$34]*[.A171]^4*[.C171]^3+[.$H$35]*[.A171]^5*[.C171]^3+[.$H$36]*[.A171]^6*[.C171]^3+[.$H$37]*[.C171]^4+[.$H$38]*[.A171]*[.C171]^4+[.$H$39]*[.A171]^2*[.C171]^4+[.$H$40]*[.A171]^3*[.C171]^4+[.$H$41]*[.A171]^4*[.C171]^4+[.$H$42]*[.A171]^5*[.C171]^4+[.$H$43]*[.A171]^6*[.C171]^4+[.$H$44]*[.C171]^5+[.$H$45]*[.A171]*[.C171]^5+[.$H$46]*[.A171]^2*[.C171]^5+[.$H$47]*[.A171]^3*[.C171]^5+[.$H$48]*[.A171]^4*[.C171]^5+[.$H$49]*[.A171]^5*[.C171]^5+[.$H$50]*[.A171]^6*[.C171]^5+[.$H$51]*[.C171]^6+[.$H$52]*[.A171]*[.C171]^6+[.$H$53]*[.A171]^2*[.C171]^6+[.$H$54]*[.A171]^3*[.C171]^6+[.$H$55]*[.A171]^4*[.C171]^6+[.$H$56]*[.A171]^5*[.C171]^6+[.$H$57]*[.A171]^6*[.C171]^6" office:value-type="float" office:value="0.0000712289201725969">
            <text:p>7.1229E-05</text:p>
          </table:table-cell>
          <table:table-cell table:number-columns-repeated="4"/>
          <table:table-cell office:value-type="float" office:value="0.15">
            <text:p>0.15</text:p>
          </table:table-cell>
          <table:table-cell table:style-name="ce7" office:value-type="string">
            <text:p>7.122892017260546e-05</text:p>
          </table:table-cell>
          <table:table-cell table:formula="of:=[.K171]-[.E171]" office:value-type="float" office:value="8.60585474410369E-018">
            <text:p>0</text:p>
          </table:table-cell>
          <table:table-cell table:formula="of:=100*([.K171]-[.D171])/[.D171]" office:value-type="float" office:value="7422.3276135395">
            <text:p>7422.3276135395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144814324158836">
            <text:p>-0.0014481432</text:p>
          </table:table-cell>
          <table:table-cell table:formula="of:=100*([.P171]-[.D171])/[.D171]" office:value-type="float" office:value="-153035.182341151">
            <text:p>-153035.182341151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397960578198937">
            <text:p>-0.0397960578</text:p>
          </table:table-cell>
          <table:table-cell office:value-type="float" office:value="0.0340322187170532">
            <text:p>0.0340322187</text:p>
          </table:table-cell>
          <table:table-cell office:value-type="float" office:value="-0.0738282765369469">
            <text:p>-0.0738282765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0">
            <text:p>10</text:p>
          </table:table-cell>
          <table:table-cell table:formula="of:=1.01325*[.B172]" office:value-type="float" office:value="10.1325">
            <text:p>10.132500</text:p>
          </table:table-cell>
          <table:table-cell office:value-type="float" office:value="0.000002237">
            <text:p>2.2370E-06</text:p>
          </table:table-cell>
          <table:table-cell table:formula="of:=[.$H$9]+[.$H$10]*[.A172]+[.$H$11]*[.A172]^2+[.$H$12]*[.A172]^3+[.$H$13]*[.A172]^4+[.$H$14]*[.A172]^5+[.$H$15]*[.A172]^6+[.$H$16]*[.C172]+[.$H$17]*[.A172]*[.C172]+[.$H$18]*[.A172]^2*[.C172]+[.$H$19]*[.A172]^3*[.C172]+[.$H$20]*[.A172]^4*[.C172]+[.$H$21]*[.A172]^5*[.C172]+[.$H$22]*[.A172]^6*[.C172]+[.$H$23]*[.C172]^2+[.$H$24]*[.A172]*[.C172]^2+[.$H$25]*[.A172]^2*[.C172]^2+[.$H$26]*[.A172]^3*[.C172]^2+[.$H$27]*[.A172]^4*[.C172]^2+[.$H$28]*[.A172]^5*[.C172]^2+[.$H$29]*[.A172]^6*[.C172]^2+[.$H$30]*[.C172]^3+[.$H$31]*[.A172]*[.C172]^3+[.$H$32]*[.A172]^2*[.C172]^3+[.$H$33]*[.A172]^3*[.C172]^3+[.$H$34]*[.A172]^4*[.C172]^3+[.$H$35]*[.A172]^5*[.C172]^3+[.$H$36]*[.A172]^6*[.C172]^3+[.$H$37]*[.C172]^4+[.$H$38]*[.A172]*[.C172]^4+[.$H$39]*[.A172]^2*[.C172]^4+[.$H$40]*[.A172]^3*[.C172]^4+[.$H$41]*[.A172]^4*[.C172]^4+[.$H$42]*[.A172]^5*[.C172]^4+[.$H$43]*[.A172]^6*[.C172]^4+[.$H$44]*[.C172]^5+[.$H$45]*[.A172]*[.C172]^5+[.$H$46]*[.A172]^2*[.C172]^5+[.$H$47]*[.A172]^3*[.C172]^5+[.$H$48]*[.A172]^4*[.C172]^5+[.$H$49]*[.A172]^5*[.C172]^5+[.$H$50]*[.A172]^6*[.C172]^5+[.$H$51]*[.C172]^6+[.$H$52]*[.A172]*[.C172]^6+[.$H$53]*[.A172]^2*[.C172]^6+[.$H$54]*[.A172]^3*[.C172]^6+[.$H$55]*[.A172]^4*[.C172]^6+[.$H$56]*[.A172]^5*[.C172]^6+[.$H$57]*[.A172]^6*[.C172]^6" office:value-type="float" office:value="0.000180168408779146">
            <text:p>1.8017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180168408779116">
            <text:p>0.0001801684</text:p>
          </table:table-cell>
          <table:table-cell table:formula="of:=[.K172]-[.E172]" office:value-type="float" office:value="-2.93818788743572E-017">
            <text:p>-0</text:p>
          </table:table-cell>
          <table:table-cell table:formula="of:=100*([.K172]-[.D172])/[.D172]" office:value-type="float" office:value="7954.01916759572">
            <text:p>7954.0191675957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0903547742558599">
            <text:p>-0.0009035477</text:p>
          </table:table-cell>
          <table:table-cell table:formula="of:=100*([.P172]-[.D172])/[.D172]" office:value-type="float" office:value="-40491.0479462941">
            <text:p>-40491.0479462941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466434508820228">
            <text:p>-0.0466434509</text:p>
          </table:table-cell>
          <table:table-cell office:value-type="float" office:value="0.0378553995783813">
            <text:p>0.0378553996</text:p>
          </table:table-cell>
          <table:table-cell office:value-type="float" office:value="-0.0844988504604041">
            <text:p>-0.084498850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table:formula="of:=1.01325*[.B173]" office:value-type="float" office:value="10.1325">
            <text:p>10.132500</text:p>
          </table:table-cell>
          <table:table-cell office:value-type="float" office:value="0.000004353">
            <text:p>4.3530E-06</text:p>
          </table:table-cell>
          <table:table-cell table:formula="of:=[.$H$9]+[.$H$10]*[.A173]+[.$H$11]*[.A173]^2+[.$H$12]*[.A173]^3+[.$H$13]*[.A173]^4+[.$H$14]*[.A173]^5+[.$H$15]*[.A173]^6+[.$H$16]*[.C173]+[.$H$17]*[.A173]*[.C173]+[.$H$18]*[.A173]^2*[.C173]+[.$H$19]*[.A173]^3*[.C173]+[.$H$20]*[.A173]^4*[.C173]+[.$H$21]*[.A173]^5*[.C173]+[.$H$22]*[.A173]^6*[.C173]+[.$H$23]*[.C173]^2+[.$H$24]*[.A173]*[.C173]^2+[.$H$25]*[.A173]^2*[.C173]^2+[.$H$26]*[.A173]^3*[.C173]^2+[.$H$27]*[.A173]^4*[.C173]^2+[.$H$28]*[.A173]^5*[.C173]^2+[.$H$29]*[.A173]^6*[.C173]^2+[.$H$30]*[.C173]^3+[.$H$31]*[.A173]*[.C173]^3+[.$H$32]*[.A173]^2*[.C173]^3+[.$H$33]*[.A173]^3*[.C173]^3+[.$H$34]*[.A173]^4*[.C173]^3+[.$H$35]*[.A173]^5*[.C173]^3+[.$H$36]*[.A173]^6*[.C173]^3+[.$H$37]*[.C173]^4+[.$H$38]*[.A173]*[.C173]^4+[.$H$39]*[.A173]^2*[.C173]^4+[.$H$40]*[.A173]^3*[.C173]^4+[.$H$41]*[.A173]^4*[.C173]^4+[.$H$42]*[.A173]^5*[.C173]^4+[.$H$43]*[.A173]^6*[.C173]^4+[.$H$44]*[.C173]^5+[.$H$45]*[.A173]*[.C173]^5+[.$H$46]*[.A173]^2*[.C173]^5+[.$H$47]*[.A173]^3*[.C173]^5+[.$H$48]*[.A173]^4*[.C173]^5+[.$H$49]*[.A173]^5*[.C173]^5+[.$H$50]*[.A173]^6*[.C173]^5+[.$H$51]*[.C173]^6+[.$H$52]*[.A173]*[.C173]^6+[.$H$53]*[.A173]^2*[.C173]^6+[.$H$54]*[.A173]^3*[.C173]^6+[.$H$55]*[.A173]^4*[.C173]^6+[.$H$56]*[.A173]^5*[.C173]^6+[.$H$57]*[.A173]^6*[.C173]^6" office:value-type="float" office:value="0.000175003455929203">
            <text:p>1.7500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175003455929139">
            <text:p>0.0001750035</text:p>
          </table:table-cell>
          <table:table-cell table:formula="of:=[.K173]-[.E173]" office:value-type="float" office:value="-6.38052978507719E-017">
            <text:p>-0</text:p>
          </table:table-cell>
          <table:table-cell table:formula="of:=100*([.K173]-[.D173])/[.D173]" office:value-type="float" office:value="3920.29533492164">
            <text:p>3920.2953349216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472980169533978">
            <text:p>-0.0004729802</text:p>
          </table:table-cell>
          <table:table-cell table:formula="of:=100*([.P173]-[.D173])/[.D173]" office:value-type="float" office:value="-10965.6138188371">
            <text:p>-10965.6138188371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227521958928565">
            <text:p>-0.000227522</text:p>
          </table:table-cell>
          <table:table-cell office:value-type="float" office:value="-0.00211883421631706">
            <text:p>-0.0021188342</text:p>
          </table:table-cell>
          <table:table-cell office:value-type="float" office:value="0.00189131225738849">
            <text:p>0.0018913123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0">
            <text:p>10</text:p>
          </table:table-cell>
          <table:table-cell table:formula="of:=1.01325*[.B174]" office:value-type="float" office:value="10.1325">
            <text:p>10.132500</text:p>
          </table:table-cell>
          <table:table-cell office:value-type="float" office:value="0.000007491">
            <text:p>7.4910E-06</text:p>
          </table:table-cell>
          <table:table-cell table:formula="of:=[.$H$9]+[.$H$10]*[.A174]+[.$H$11]*[.A174]^2+[.$H$12]*[.A174]^3+[.$H$13]*[.A174]^4+[.$H$14]*[.A174]^5+[.$H$15]*[.A174]^6+[.$H$16]*[.C174]+[.$H$17]*[.A174]*[.C174]+[.$H$18]*[.A174]^2*[.C174]+[.$H$19]*[.A174]^3*[.C174]+[.$H$20]*[.A174]^4*[.C174]+[.$H$21]*[.A174]^5*[.C174]+[.$H$22]*[.A174]^6*[.C174]+[.$H$23]*[.C174]^2+[.$H$24]*[.A174]*[.C174]^2+[.$H$25]*[.A174]^2*[.C174]^2+[.$H$26]*[.A174]^3*[.C174]^2+[.$H$27]*[.A174]^4*[.C174]^2+[.$H$28]*[.A174]^5*[.C174]^2+[.$H$29]*[.A174]^6*[.C174]^2+[.$H$30]*[.C174]^3+[.$H$31]*[.A174]*[.C174]^3+[.$H$32]*[.A174]^2*[.C174]^3+[.$H$33]*[.A174]^3*[.C174]^3+[.$H$34]*[.A174]^4*[.C174]^3+[.$H$35]*[.A174]^5*[.C174]^3+[.$H$36]*[.A174]^6*[.C174]^3+[.$H$37]*[.C174]^4+[.$H$38]*[.A174]*[.C174]^4+[.$H$39]*[.A174]^2*[.C174]^4+[.$H$40]*[.A174]^3*[.C174]^4+[.$H$41]*[.A174]^4*[.C174]^4+[.$H$42]*[.A174]^5*[.C174]^4+[.$H$43]*[.A174]^6*[.C174]^4+[.$H$44]*[.C174]^5+[.$H$45]*[.A174]*[.C174]^5+[.$H$46]*[.A174]^2*[.C174]^5+[.$H$47]*[.A174]^3*[.C174]^5+[.$H$48]*[.A174]^4*[.C174]^5+[.$H$49]*[.A174]^5*[.C174]^5+[.$H$50]*[.A174]^6*[.C174]^5+[.$H$51]*[.C174]^6+[.$H$52]*[.A174]*[.C174]^6+[.$H$53]*[.A174]^2*[.C174]^6+[.$H$54]*[.A174]^3*[.C174]^6+[.$H$55]*[.A174]^4*[.C174]^6+[.$H$56]*[.A174]^5*[.C174]^6+[.$H$57]*[.A174]^6*[.C174]^6" office:value-type="float" office:value="0.000112128909373234">
            <text:p>1.1213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112128909373232">
            <text:p>0.0001121289</text:p>
          </table:table-cell>
          <table:table-cell table:formula="of:=[.K174]-[.E174]" office:value-type="float" office:value="-2.1277467635028E-018">
            <text:p>-0</text:p>
          </table:table-cell>
          <table:table-cell table:formula="of:=100*([.K174]-[.D174])/[.D174]" office:value-type="float" office:value="1396.84834298801">
            <text:p>1396.848342988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4434214730149">
            <text:p>-0.0001443421</text:p>
          </table:table-cell>
          <table:table-cell table:formula="of:=100*([.P174]-[.D174])/[.D174]" office:value-type="float" office:value="-2026.87421307556">
            <text:p>-2026.8742130756</text:p>
          </table:table-cell>
          <table:table-cell/>
          <table:table-cell office:value-type="float" office:value="0.15">
            <text:p>0.15</text:p>
          </table:table-cell>
          <table:table-cell table:style-name="ce7" office:value-type="string">
            <text:p>7.122892017260546e-05</text:p>
          </table:table-cell>
          <table:table-cell office:value-type="float" office:value="-0.00144814324158836">
            <text:p>-0.0014481432</text:p>
          </table:table-cell>
          <table:table-cell office:value-type="float" office:value="0.00151937216176097">
            <text:p>0.0015193722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table:formula="of:=1.01325*[.B175]" office:value-type="float" office:value="10.1325">
            <text:p>10.132500</text:p>
          </table:table-cell>
          <table:table-cell office:value-type="float" office:value="0.00001184">
            <text:p>1.1840E-05</text:p>
          </table:table-cell>
          <table:table-cell table:formula="of:=[.$H$9]+[.$H$10]*[.A175]+[.$H$11]*[.A175]^2+[.$H$12]*[.A175]^3+[.$H$13]*[.A175]^4+[.$H$14]*[.A175]^5+[.$H$15]*[.A175]^6+[.$H$16]*[.C175]+[.$H$17]*[.A175]*[.C175]+[.$H$18]*[.A175]^2*[.C175]+[.$H$19]*[.A175]^3*[.C175]+[.$H$20]*[.A175]^4*[.C175]+[.$H$21]*[.A175]^5*[.C175]+[.$H$22]*[.A175]^6*[.C175]+[.$H$23]*[.C175]^2+[.$H$24]*[.A175]*[.C175]^2+[.$H$25]*[.A175]^2*[.C175]^2+[.$H$26]*[.A175]^3*[.C175]^2+[.$H$27]*[.A175]^4*[.C175]^2+[.$H$28]*[.A175]^5*[.C175]^2+[.$H$29]*[.A175]^6*[.C175]^2+[.$H$30]*[.C175]^3+[.$H$31]*[.A175]*[.C175]^3+[.$H$32]*[.A175]^2*[.C175]^3+[.$H$33]*[.A175]^3*[.C175]^3+[.$H$34]*[.A175]^4*[.C175]^3+[.$H$35]*[.A175]^5*[.C175]^3+[.$H$36]*[.A175]^6*[.C175]^3+[.$H$37]*[.C175]^4+[.$H$38]*[.A175]*[.C175]^4+[.$H$39]*[.A175]^2*[.C175]^4+[.$H$40]*[.A175]^3*[.C175]^4+[.$H$41]*[.A175]^4*[.C175]^4+[.$H$42]*[.A175]^5*[.C175]^4+[.$H$43]*[.A175]^6*[.C175]^4+[.$H$44]*[.C175]^5+[.$H$45]*[.A175]*[.C175]^5+[.$H$46]*[.A175]^2*[.C175]^5+[.$H$47]*[.A175]^3*[.C175]^5+[.$H$48]*[.A175]^4*[.C175]^5+[.$H$49]*[.A175]^5*[.C175]^5+[.$H$50]*[.A175]^6*[.C175]^5+[.$H$51]*[.C175]^6+[.$H$52]*[.A175]*[.C175]^6+[.$H$53]*[.A175]^2*[.C175]^6+[.$H$54]*[.A175]^3*[.C175]^6+[.$H$55]*[.A175]^4*[.C175]^6+[.$H$56]*[.A175]^5*[.C175]^6+[.$H$57]*[.A175]^6*[.C175]^6" office:value-type="float" office:value="0.0000314673304587687">
            <text:p>3.1467E-05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3.146733045868964e-05</text:p>
          </table:table-cell>
          <table:table-cell table:formula="of:=[.K175]-[.E175]" office:value-type="float" office:value="-7.90654434285054E-017">
            <text:p>-0</text:p>
          </table:table-cell>
          <table:table-cell table:formula="of:=100*([.K175]-[.D175])/[.D175]" office:value-type="float" office:value="165.771372117311">
            <text:p>165.7713721173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9.448573762551502e-05</text:p>
          </table:table-cell>
          <table:table-cell table:formula="of:=100*([.P175]-[.D175])/[.D175]" office:value-type="float" office:value="698.021432647931">
            <text:p>698.0214326479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180168408779116">
            <text:p>0.0001801684</text:p>
          </table:table-cell>
          <table:table-cell office:value-type="float" office:value="-0.000903547742558599">
            <text:p>-0.0009035477</text:p>
          </table:table-cell>
          <table:table-cell office:value-type="float" office:value="0.00108371615133772">
            <text:p>0.0010837162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0">
            <text:p>10</text:p>
          </table:table-cell>
          <table:table-cell table:formula="of:=1.01325*[.B176]" office:value-type="float" office:value="10.1325">
            <text:p>10.132500</text:p>
          </table:table-cell>
          <table:table-cell office:value-type="float" office:value="0.00001757">
            <text:p>1.7570E-05</text:p>
          </table:table-cell>
          <table:table-cell table:formula="of:=[.$H$9]+[.$H$10]*[.A176]+[.$H$11]*[.A176]^2+[.$H$12]*[.A176]^3+[.$H$13]*[.A176]^4+[.$H$14]*[.A176]^5+[.$H$15]*[.A176]^6+[.$H$16]*[.C176]+[.$H$17]*[.A176]*[.C176]+[.$H$18]*[.A176]^2*[.C176]+[.$H$19]*[.A176]^3*[.C176]+[.$H$20]*[.A176]^4*[.C176]+[.$H$21]*[.A176]^5*[.C176]+[.$H$22]*[.A176]^6*[.C176]+[.$H$23]*[.C176]^2+[.$H$24]*[.A176]*[.C176]^2+[.$H$25]*[.A176]^2*[.C176]^2+[.$H$26]*[.A176]^3*[.C176]^2+[.$H$27]*[.A176]^4*[.C176]^2+[.$H$28]*[.A176]^5*[.C176]^2+[.$H$29]*[.A176]^6*[.C176]^2+[.$H$30]*[.C176]^3+[.$H$31]*[.A176]*[.C176]^3+[.$H$32]*[.A176]^2*[.C176]^3+[.$H$33]*[.A176]^3*[.C176]^3+[.$H$34]*[.A176]^4*[.C176]^3+[.$H$35]*[.A176]^5*[.C176]^3+[.$H$36]*[.A176]^6*[.C176]^3+[.$H$37]*[.C176]^4+[.$H$38]*[.A176]*[.C176]^4+[.$H$39]*[.A176]^2*[.C176]^4+[.$H$40]*[.A176]^3*[.C176]^4+[.$H$41]*[.A176]^4*[.C176]^4+[.$H$42]*[.A176]^5*[.C176]^4+[.$H$43]*[.A176]^6*[.C176]^4+[.$H$44]*[.C176]^5+[.$H$45]*[.A176]*[.C176]^5+[.$H$46]*[.A176]^2*[.C176]^5+[.$H$47]*[.A176]^3*[.C176]^5+[.$H$48]*[.A176]^4*[.C176]^5+[.$H$49]*[.A176]^5*[.C176]^5+[.$H$50]*[.A176]^6*[.C176]^5+[.$H$51]*[.C176]^6+[.$H$52]*[.A176]*[.C176]^6+[.$H$53]*[.A176]^2*[.C176]^6+[.$H$54]*[.A176]^3*[.C176]^6+[.$H$55]*[.A176]^4*[.C176]^6+[.$H$56]*[.A176]^5*[.C176]^6+[.$H$57]*[.A176]^6*[.C176]^6" office:value-type="float" office:value="-0.0000408942443045632">
            <text:p>-4.0894E-05</text:p>
          </table:table-cell>
          <table:table-cell table:number-columns-repeated="4"/>
          <table:table-cell office:value-type="float" office:value="0.4">
            <text:p>0.40</text:p>
          </table:table-cell>
          <table:table-cell table:style-name="ce7" office:value-type="string">
            <text:p>-4.089424430475102e-05</text:p>
          </table:table-cell>
          <table:table-cell table:formula="of:=[.K176]-[.E176]" office:value-type="float" office:value="-1.87810921328802E-016">
            <text:p>-0</text:p>
          </table:table-cell>
          <table:table-cell table:formula="of:=100*([.K176]-[.D176])/[.D176]" office:value-type="float" office:value="-332.750394449351">
            <text:p>-332.7503944494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255636304600796">
            <text:p>0.0002556363</text:p>
          </table:table-cell>
          <table:table-cell table:formula="of:=100*([.P176]-[.D176])/[.D176]" office:value-type="float" office:value="1354.95904724414">
            <text:p>1354.959047244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175003455929139">
            <text:p>0.0001750035</text:p>
          </table:table-cell>
          <table:table-cell office:value-type="float" office:value="-0.000472980169533978">
            <text:p>-0.0004729802</text:p>
          </table:table-cell>
          <table:table-cell office:value-type="float" office:value="0.000647983625463117">
            <text:p>0.0006479836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0">
            <text:p>10</text:p>
          </table:table-cell>
          <table:table-cell table:formula="of:=1.01325*[.B177]" office:value-type="float" office:value="10.1325">
            <text:p>10.132500</text:p>
          </table:table-cell>
          <table:table-cell office:value-type="float" office:value="0.00002471">
            <text:p>2.4710E-05</text:p>
          </table:table-cell>
          <table:table-cell table:formula="of:=[.$H$9]+[.$H$10]*[.A177]+[.$H$11]*[.A177]^2+[.$H$12]*[.A177]^3+[.$H$13]*[.A177]^4+[.$H$14]*[.A177]^5+[.$H$15]*[.A177]^6+[.$H$16]*[.C177]+[.$H$17]*[.A177]*[.C177]+[.$H$18]*[.A177]^2*[.C177]+[.$H$19]*[.A177]^3*[.C177]+[.$H$20]*[.A177]^4*[.C177]+[.$H$21]*[.A177]^5*[.C177]+[.$H$22]*[.A177]^6*[.C177]+[.$H$23]*[.C177]^2+[.$H$24]*[.A177]*[.C177]^2+[.$H$25]*[.A177]^2*[.C177]^2+[.$H$26]*[.A177]^3*[.C177]^2+[.$H$27]*[.A177]^4*[.C177]^2+[.$H$28]*[.A177]^5*[.C177]^2+[.$H$29]*[.A177]^6*[.C177]^2+[.$H$30]*[.C177]^3+[.$H$31]*[.A177]*[.C177]^3+[.$H$32]*[.A177]^2*[.C177]^3+[.$H$33]*[.A177]^3*[.C177]^3+[.$H$34]*[.A177]^4*[.C177]^3+[.$H$35]*[.A177]^5*[.C177]^3+[.$H$36]*[.A177]^6*[.C177]^3+[.$H$37]*[.C177]^4+[.$H$38]*[.A177]*[.C177]^4+[.$H$39]*[.A177]^2*[.C177]^4+[.$H$40]*[.A177]^3*[.C177]^4+[.$H$41]*[.A177]^4*[.C177]^4+[.$H$42]*[.A177]^5*[.C177]^4+[.$H$43]*[.A177]^6*[.C177]^4+[.$H$44]*[.C177]^5+[.$H$45]*[.A177]*[.C177]^5+[.$H$46]*[.A177]^2*[.C177]^5+[.$H$47]*[.A177]^3*[.C177]^5+[.$H$48]*[.A177]^4*[.C177]^5+[.$H$49]*[.A177]^5*[.C177]^5+[.$H$50]*[.A177]^6*[.C177]^5+[.$H$51]*[.C177]^6+[.$H$52]*[.A177]*[.C177]^6+[.$H$53]*[.A177]^2*[.C177]^6+[.$H$54]*[.A177]^3*[.C177]^6+[.$H$55]*[.A177]^4*[.C177]^6+[.$H$56]*[.A177]^5*[.C177]^6+[.$H$57]*[.A177]^6*[.C177]^6" office:value-type="float" office:value="-0.0000902705949978432">
            <text:p>-9.0271E-05</text:p>
          </table:table-cell>
          <table:table-cell table:number-columns-repeated="4"/>
          <table:table-cell office:value-type="float" office:value="0.45">
            <text:p>0.45</text:p>
          </table:table-cell>
          <table:table-cell table:style-name="ce7" office:value-type="string">
            <text:p>-9.02705949978191e-05</text:p>
          </table:table-cell>
          <table:table-cell table:formula="of:=[.K177]-[.E177]" office:value-type="float" office:value="2.41370508649585E-017">
            <text:p>0</text:p>
          </table:table-cell>
          <table:table-cell table:formula="of:=100*([.K177]-[.D177])/[.D177]" office:value-type="float" office:value="-465.320093070899">
            <text:p>-465.3200930709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35125004979966">
            <text:p>0.00035125</text:p>
          </table:table-cell>
          <table:table-cell table:formula="of:=100*([.P177]-[.D177])/[.D177]" office:value-type="float" office:value="1321.48947713339">
            <text:p>1321.4894771334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112128909373232">
            <text:p>0.0001121289</text:p>
          </table:table-cell>
          <table:table-cell office:value-type="float" office:value="-0.00014434214730149">
            <text:p>-0.0001443421</text:p>
          </table:table-cell>
          <table:table-cell office:value-type="float" office:value="0.000256471056674723">
            <text:p>0.0002564711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0">
            <text:p>10</text:p>
          </table:table-cell>
          <table:table-cell table:formula="of:=1.01325*[.B178]" office:value-type="float" office:value="10.1325">
            <text:p>10.132500</text:p>
          </table:table-cell>
          <table:table-cell office:value-type="float" office:value="0.0000329">
            <text:p>3.2900E-05</text:p>
          </table:table-cell>
          <table:table-cell table:formula="of:=[.$H$9]+[.$H$10]*[.A178]+[.$H$11]*[.A178]^2+[.$H$12]*[.A178]^3+[.$H$13]*[.A178]^4+[.$H$14]*[.A178]^5+[.$H$15]*[.A178]^6+[.$H$16]*[.C178]+[.$H$17]*[.A178]*[.C178]+[.$H$18]*[.A178]^2*[.C178]+[.$H$19]*[.A178]^3*[.C178]+[.$H$20]*[.A178]^4*[.C178]+[.$H$21]*[.A178]^5*[.C178]+[.$H$22]*[.A178]^6*[.C178]+[.$H$23]*[.C178]^2+[.$H$24]*[.A178]*[.C178]^2+[.$H$25]*[.A178]^2*[.C178]^2+[.$H$26]*[.A178]^3*[.C178]^2+[.$H$27]*[.A178]^4*[.C178]^2+[.$H$28]*[.A178]^5*[.C178]^2+[.$H$29]*[.A178]^6*[.C178]^2+[.$H$30]*[.C178]^3+[.$H$31]*[.A178]*[.C178]^3+[.$H$32]*[.A178]^2*[.C178]^3+[.$H$33]*[.A178]^3*[.C178]^3+[.$H$34]*[.A178]^4*[.C178]^3+[.$H$35]*[.A178]^5*[.C178]^3+[.$H$36]*[.A178]^6*[.C178]^3+[.$H$37]*[.C178]^4+[.$H$38]*[.A178]*[.C178]^4+[.$H$39]*[.A178]^2*[.C178]^4+[.$H$40]*[.A178]^3*[.C178]^4+[.$H$41]*[.A178]^4*[.C178]^4+[.$H$42]*[.A178]^5*[.C178]^4+[.$H$43]*[.A178]^6*[.C178]^4+[.$H$44]*[.C178]^5+[.$H$45]*[.A178]*[.C178]^5+[.$H$46]*[.A178]^2*[.C178]^5+[.$H$47]*[.A178]^3*[.C178]^5+[.$H$48]*[.A178]^4*[.C178]^5+[.$H$49]*[.A178]^5*[.C178]^5+[.$H$50]*[.A178]^6*[.C178]^5+[.$H$51]*[.C178]^6+[.$H$52]*[.A178]*[.C178]^6+[.$H$53]*[.A178]^2*[.C178]^6+[.$H$54]*[.A178]^3*[.C178]^6+[.$H$55]*[.A178]^4*[.C178]^6+[.$H$56]*[.A178]^5*[.C178]^6+[.$H$57]*[.A178]^6*[.C178]^6" office:value-type="float" office:value="-0.000111147663364468">
            <text:p>-1.1115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111147663364709">
            <text:p>-0.0001111477</text:p>
          </table:table-cell>
          <table:table-cell table:formula="of:=[.K178]-[.E178]" office:value-type="float" office:value="-2.41221430850869E-016">
            <text:p>-0</text:p>
          </table:table-cell>
          <table:table-cell table:formula="of:=100*([.K178]-[.D178])/[.D178]" office:value-type="float" office:value="-437.834843053827">
            <text:p>-437.8348430538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393471065949945">
            <text:p>0.0003934711</text:p>
          </table:table-cell>
          <table:table-cell table:formula="of:=100*([.P178]-[.D178])/[.D178]" office:value-type="float" office:value="1095.96068677795">
            <text:p>1095.960686778</text:p>
          </table:table-cell>
          <table:table-cell table:style-name="ce7"/>
          <table:table-cell office:value-type="float" office:value="0.35">
            <text:p>0.35</text:p>
          </table:table-cell>
          <table:table-cell table:style-name="ce7" office:value-type="string">
            <text:p>3.146733045868964e-05</text:p>
          </table:table-cell>
          <table:table-cell table:style-name="ce7" office:value-type="string">
            <text:p>9.448573762551502e-05</text:p>
          </table:table-cell>
          <table:table-cell table:style-name="ce7" office:value-type="string">
            <text:p>-6.301840716682537e-0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0">
            <text:p>10</text:p>
          </table:table-cell>
          <table:table-cell table:formula="of:=1.01325*[.B179]" office:value-type="float" office:value="10.1325">
            <text:p>10.132500</text:p>
          </table:table-cell>
          <table:table-cell office:value-type="float" office:value="0.00004083">
            <text:p>4.0830E-05</text:p>
          </table:table-cell>
          <table:table-cell table:formula="of:=[.$H$9]+[.$H$10]*[.A179]+[.$H$11]*[.A179]^2+[.$H$12]*[.A179]^3+[.$H$13]*[.A179]^4+[.$H$14]*[.A179]^5+[.$H$15]*[.A179]^6+[.$H$16]*[.C179]+[.$H$17]*[.A179]*[.C179]+[.$H$18]*[.A179]^2*[.C179]+[.$H$19]*[.A179]^3*[.C179]+[.$H$20]*[.A179]^4*[.C179]+[.$H$21]*[.A179]^5*[.C179]+[.$H$22]*[.A179]^6*[.C179]+[.$H$23]*[.C179]^2+[.$H$24]*[.A179]*[.C179]^2+[.$H$25]*[.A179]^2*[.C179]^2+[.$H$26]*[.A179]^3*[.C179]^2+[.$H$27]*[.A179]^4*[.C179]^2+[.$H$28]*[.A179]^5*[.C179]^2+[.$H$29]*[.A179]^6*[.C179]^2+[.$H$30]*[.C179]^3+[.$H$31]*[.A179]*[.C179]^3+[.$H$32]*[.A179]^2*[.C179]^3+[.$H$33]*[.A179]^3*[.C179]^3+[.$H$34]*[.A179]^4*[.C179]^3+[.$H$35]*[.A179]^5*[.C179]^3+[.$H$36]*[.A179]^6*[.C179]^3+[.$H$37]*[.C179]^4+[.$H$38]*[.A179]*[.C179]^4+[.$H$39]*[.A179]^2*[.C179]^4+[.$H$40]*[.A179]^3*[.C179]^4+[.$H$41]*[.A179]^4*[.C179]^4+[.$H$42]*[.A179]^5*[.C179]^4+[.$H$43]*[.A179]^6*[.C179]^4+[.$H$44]*[.C179]^5+[.$H$45]*[.A179]*[.C179]^5+[.$H$46]*[.A179]^2*[.C179]^5+[.$H$47]*[.A179]^3*[.C179]^5+[.$H$48]*[.A179]^4*[.C179]^5+[.$H$49]*[.A179]^5*[.C179]^5+[.$H$50]*[.A179]^6*[.C179]^5+[.$H$51]*[.C179]^6+[.$H$52]*[.A179]*[.C179]^6+[.$H$53]*[.A179]^2*[.C179]^6+[.$H$54]*[.A179]^3*[.C179]^6+[.$H$55]*[.A179]^4*[.C179]^6+[.$H$56]*[.A179]^5*[.C179]^6+[.$H$57]*[.A179]^6*[.C179]^6" office:value-type="float" office:value="-0.000105154951201782">
            <text:p>-1.0515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105154951202015">
            <text:p>-0.000105155</text:p>
          </table:table-cell>
          <table:table-cell table:formula="of:=[.K179]-[.E179]" office:value-type="float" office:value="-2.32886626649886E-016">
            <text:p>-0</text:p>
          </table:table-cell>
          <table:table-cell table:formula="of:=100*([.K179]-[.D179])/[.D179]" office:value-type="float" office:value="-357.54335342154">
            <text:p>-357.5433534215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394444354335374">
            <text:p>0.0003944444</text:p>
          </table:table-cell>
          <table:table-cell table:formula="of:=100*([.P179]-[.D179])/[.D179]" office:value-type="float" office:value="866.065036334493">
            <text:p>866.0650363345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-4.089424430475102e-05</text:p>
          </table:table-cell>
          <table:table-cell office:value-type="float" office:value="0.000255636304600796">
            <text:p>0.0002556363</text:p>
          </table:table-cell>
          <table:table-cell office:value-type="float" office:value="-0.000296530548905547">
            <text:p>-0.0002965305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0">
            <text:p>10</text:p>
          </table:table-cell>
          <table:table-cell table:formula="of:=1.01325*[.B180]" office:value-type="float" office:value="10.1325">
            <text:p>10.132500</text:p>
          </table:table-cell>
          <table:table-cell office:value-type="float" office:value="0.00004572">
            <text:p>4.5720E-05</text:p>
          </table:table-cell>
          <table:table-cell table:formula="of:=[.$H$9]+[.$H$10]*[.A180]+[.$H$11]*[.A180]^2+[.$H$12]*[.A180]^3+[.$H$13]*[.A180]^4+[.$H$14]*[.A180]^5+[.$H$15]*[.A180]^6+[.$H$16]*[.C180]+[.$H$17]*[.A180]*[.C180]+[.$H$18]*[.A180]^2*[.C180]+[.$H$19]*[.A180]^3*[.C180]+[.$H$20]*[.A180]^4*[.C180]+[.$H$21]*[.A180]^5*[.C180]+[.$H$22]*[.A180]^6*[.C180]+[.$H$23]*[.C180]^2+[.$H$24]*[.A180]*[.C180]^2+[.$H$25]*[.A180]^2*[.C180]^2+[.$H$26]*[.A180]^3*[.C180]^2+[.$H$27]*[.A180]^4*[.C180]^2+[.$H$28]*[.A180]^5*[.C180]^2+[.$H$29]*[.A180]^6*[.C180]^2+[.$H$30]*[.C180]^3+[.$H$31]*[.A180]*[.C180]^3+[.$H$32]*[.A180]^2*[.C180]^3+[.$H$33]*[.A180]^3*[.C180]^3+[.$H$34]*[.A180]^4*[.C180]^3+[.$H$35]*[.A180]^5*[.C180]^3+[.$H$36]*[.A180]^6*[.C180]^3+[.$H$37]*[.C180]^4+[.$H$38]*[.A180]*[.C180]^4+[.$H$39]*[.A180]^2*[.C180]^4+[.$H$40]*[.A180]^3*[.C180]^4+[.$H$41]*[.A180]^4*[.C180]^4+[.$H$42]*[.A180]^5*[.C180]^4+[.$H$43]*[.A180]^6*[.C180]^4+[.$H$44]*[.C180]^5+[.$H$45]*[.A180]*[.C180]^5+[.$H$46]*[.A180]^2*[.C180]^5+[.$H$47]*[.A180]^3*[.C180]^5+[.$H$48]*[.A180]^4*[.C180]^5+[.$H$49]*[.A180]^5*[.C180]^5+[.$H$50]*[.A180]^6*[.C180]^5+[.$H$51]*[.C180]^6+[.$H$52]*[.A180]*[.C180]^6+[.$H$53]*[.A180]^2*[.C180]^6+[.$H$54]*[.A180]^3*[.C180]^6+[.$H$55]*[.A180]^4*[.C180]^6+[.$H$56]*[.A180]^5*[.C180]^6+[.$H$57]*[.A180]^6*[.C180]^6" office:value-type="float" office:value="-0.0000792409720702783">
            <text:p>-7.9241E-05</text:p>
          </table:table-cell>
          <table:table-cell table:number-columns-repeated="4"/>
          <table:table-cell office:value-type="float" office:value="0.6">
            <text:p>0.60</text:p>
          </table:table-cell>
          <table:table-cell table:style-name="ce7" office:value-type="string">
            <text:p>-7.924097207045007e-05</text:p>
          </table:table-cell>
          <table:table-cell table:formula="of:=[.K180]-[.E180]" office:value-type="float" office:value="-1.71737624121704E-016">
            <text:p>-0</text:p>
          </table:table-cell>
          <table:table-cell table:formula="of:=100*([.K180]-[.D180])/[.D180]" office:value-type="float" office:value="-273.317961658902">
            <text:p>-273.3179616589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366314271506147">
            <text:p>0.0003663143</text:p>
          </table:table-cell>
          <table:table-cell table:formula="of:=100*([.P180]-[.D180])/[.D180]" office:value-type="float" office:value="701.212317380025">
            <text:p>701.21231738</text:p>
          </table:table-cell>
          <table:table-cell/>
          <table:table-cell office:value-type="float" office:value="0.45">
            <text:p>0.45</text:p>
          </table:table-cell>
          <table:table-cell table:style-name="ce7" office:value-type="string">
            <text:p>-9.02705949978191e-05</text:p>
          </table:table-cell>
          <table:table-cell office:value-type="float" office:value="0.00035125004979966">
            <text:p>0.00035125</text:p>
          </table:table-cell>
          <table:table-cell office:value-type="float" office:value="-0.000441520644797479">
            <text:p>-0.0004415206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0">
            <text:p>10</text:p>
          </table:table-cell>
          <table:table-cell table:formula="of:=1.01325*[.B181]" office:value-type="float" office:value="10.1325">
            <text:p>10.132500</text:p>
          </table:table-cell>
          <table:table-cell office:value-type="float" office:value="0.00004249">
            <text:p>4.2490E-05</text:p>
          </table:table-cell>
          <table:table-cell table:formula="of:=[.$H$9]+[.$H$10]*[.A181]+[.$H$11]*[.A181]^2+[.$H$12]*[.A181]^3+[.$H$13]*[.A181]^4+[.$H$14]*[.A181]^5+[.$H$15]*[.A181]^6+[.$H$16]*[.C181]+[.$H$17]*[.A181]*[.C181]+[.$H$18]*[.A181]^2*[.C181]+[.$H$19]*[.A181]^3*[.C181]+[.$H$20]*[.A181]^4*[.C181]+[.$H$21]*[.A181]^5*[.C181]+[.$H$22]*[.A181]^6*[.C181]+[.$H$23]*[.C181]^2+[.$H$24]*[.A181]*[.C181]^2+[.$H$25]*[.A181]^2*[.C181]^2+[.$H$26]*[.A181]^3*[.C181]^2+[.$H$27]*[.A181]^4*[.C181]^2+[.$H$28]*[.A181]^5*[.C181]^2+[.$H$29]*[.A181]^6*[.C181]^2+[.$H$30]*[.C181]^3+[.$H$31]*[.A181]*[.C181]^3+[.$H$32]*[.A181]^2*[.C181]^3+[.$H$33]*[.A181]^3*[.C181]^3+[.$H$34]*[.A181]^4*[.C181]^3+[.$H$35]*[.A181]^5*[.C181]^3+[.$H$36]*[.A181]^6*[.C181]^3+[.$H$37]*[.C181]^4+[.$H$38]*[.A181]*[.C181]^4+[.$H$39]*[.A181]^2*[.C181]^4+[.$H$40]*[.A181]^3*[.C181]^4+[.$H$41]*[.A181]^4*[.C181]^4+[.$H$42]*[.A181]^5*[.C181]^4+[.$H$43]*[.A181]^6*[.C181]^4+[.$H$44]*[.C181]^5+[.$H$45]*[.A181]*[.C181]^5+[.$H$46]*[.A181]^2*[.C181]^5+[.$H$47]*[.A181]^3*[.C181]^5+[.$H$48]*[.A181]^4*[.C181]^5+[.$H$49]*[.A181]^5*[.C181]^5+[.$H$50]*[.A181]^6*[.C181]^5+[.$H$51]*[.C181]^6+[.$H$52]*[.A181]*[.C181]^6+[.$H$53]*[.A181]^2*[.C181]^6+[.$H$54]*[.A181]^3*[.C181]^6+[.$H$55]*[.A181]^4*[.C181]^6+[.$H$56]*[.A181]^5*[.C181]^6+[.$H$57]*[.A181]^6*[.C181]^6" office:value-type="float" office:value="-0.0000440517563202053">
            <text:p>-4.4052E-05</text:p>
          </table:table-cell>
          <table:table-cell table:number-columns-repeated="4"/>
          <table:table-cell office:value-type="float" office:value="0.65">
            <text:p>0.65</text:p>
          </table:table-cell>
          <table:table-cell table:style-name="ce7" office:value-type="string">
            <text:p>-4.40517563202648e-05</text:p>
          </table:table-cell>
          <table:table-cell table:formula="of:=[.K181]-[.E181]" office:value-type="float" office:value="-5.95226992694542E-017">
            <text:p>-0</text:p>
          </table:table-cell>
          <table:table-cell table:formula="of:=100*([.K181]-[.D181])/[.D181]" office:value-type="float" office:value="-203.675585597234">
            <text:p>-203.6755855972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321223852651034">
            <text:p>0.0003212239</text:p>
          </table:table-cell>
          <table:table-cell table:formula="of:=100*([.P181]-[.D181])/[.D181]" office:value-type="float" office:value="655.998711816977">
            <text:p>655.998711817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111147663364709">
            <text:p>-0.0001111477</text:p>
          </table:table-cell>
          <table:table-cell office:value-type="float" office:value="0.000393471065949945">
            <text:p>0.0003934711</text:p>
          </table:table-cell>
          <table:table-cell office:value-type="float" office:value="-0.000504618729314655">
            <text:p>-0.0005046187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0">
            <text:p>10</text:p>
          </table:table-cell>
          <table:table-cell table:formula="of:=1.01325*[.B182]" office:value-type="float" office:value="10.1325">
            <text:p>10.132500</text:p>
          </table:table-cell>
          <table:table-cell office:value-type="float" office:value="0.00002419">
            <text:p>2.4190E-05</text:p>
          </table:table-cell>
          <table:table-cell table:formula="of:=[.$H$9]+[.$H$10]*[.A182]+[.$H$11]*[.A182]^2+[.$H$12]*[.A182]^3+[.$H$13]*[.A182]^4+[.$H$14]*[.A182]^5+[.$H$15]*[.A182]^6+[.$H$16]*[.C182]+[.$H$17]*[.A182]*[.C182]+[.$H$18]*[.A182]^2*[.C182]+[.$H$19]*[.A182]^3*[.C182]+[.$H$20]*[.A182]^4*[.C182]+[.$H$21]*[.A182]^5*[.C182]+[.$H$22]*[.A182]^6*[.C182]+[.$H$23]*[.C182]^2+[.$H$24]*[.A182]*[.C182]^2+[.$H$25]*[.A182]^2*[.C182]^2+[.$H$26]*[.A182]^3*[.C182]^2+[.$H$27]*[.A182]^4*[.C182]^2+[.$H$28]*[.A182]^5*[.C182]^2+[.$H$29]*[.A182]^6*[.C182]^2+[.$H$30]*[.C182]^3+[.$H$31]*[.A182]*[.C182]^3+[.$H$32]*[.A182]^2*[.C182]^3+[.$H$33]*[.A182]^3*[.C182]^3+[.$H$34]*[.A182]^4*[.C182]^3+[.$H$35]*[.A182]^5*[.C182]^3+[.$H$36]*[.A182]^6*[.C182]^3+[.$H$37]*[.C182]^4+[.$H$38]*[.A182]*[.C182]^4+[.$H$39]*[.A182]^2*[.C182]^4+[.$H$40]*[.A182]^3*[.C182]^4+[.$H$41]*[.A182]^4*[.C182]^4+[.$H$42]*[.A182]^5*[.C182]^4+[.$H$43]*[.A182]^6*[.C182]^4+[.$H$44]*[.C182]^5+[.$H$45]*[.A182]*[.C182]^5+[.$H$46]*[.A182]^2*[.C182]^5+[.$H$47]*[.A182]^3*[.C182]^5+[.$H$48]*[.A182]^4*[.C182]^5+[.$H$49]*[.A182]^5*[.C182]^5+[.$H$50]*[.A182]^6*[.C182]^5+[.$H$51]*[.C182]^6+[.$H$52]*[.A182]*[.C182]^6+[.$H$53]*[.A182]^2*[.C182]^6+[.$H$54]*[.A182]^3*[.C182]^6+[.$H$55]*[.A182]^4*[.C182]^6+[.$H$56]*[.A182]^5*[.C182]^6+[.$H$57]*[.A182]^6*[.C182]^6" office:value-type="float" office:value="-0.0000125124094411273">
            <text:p>-1.2512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-1.251240944194465e-05</text:p>
          </table:table-cell>
          <table:table-cell table:formula="of:=[.K182]-[.E182]" office:value-type="float" office:value="-8.17376629705033E-016">
            <text:p>-0</text:p>
          </table:table-cell>
          <table:table-cell table:formula="of:=100*([.K182]-[.D182])/[.D182]" office:value-type="float" office:value="-151.725545440036">
            <text:p>-151.72554544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271314753458142">
            <text:p>0.0002713148</text:p>
          </table:table-cell>
          <table:table-cell table:formula="of:=100*([.P182]-[.D182])/[.D182]" office:value-type="float" office:value="1021.59881545325">
            <text:p>1021.5988154533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105154951202015">
            <text:p>-0.000105155</text:p>
          </table:table-cell>
          <table:table-cell office:value-type="float" office:value="0.000394444354335374">
            <text:p>0.0003944444</text:p>
          </table:table-cell>
          <table:table-cell office:value-type="float" office:value="-0.000499599305537388">
            <text:p>-0.0004995993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0">
            <text:p>10</text:p>
          </table:table-cell>
          <table:table-cell table:formula="of:=1.01325*[.B183]" office:value-type="float" office:value="10.1325">
            <text:p>10.132500</text:p>
          </table:table-cell>
          <table:table-cell office:value-type="float" office:value="-0.00001767">
            <text:p>-1.7670E-05</text:p>
          </table:table-cell>
          <table:table-cell table:formula="of:=[.$H$9]+[.$H$10]*[.A183]+[.$H$11]*[.A183]^2+[.$H$12]*[.A183]^3+[.$H$13]*[.A183]^4+[.$H$14]*[.A183]^5+[.$H$15]*[.A183]^6+[.$H$16]*[.C183]+[.$H$17]*[.A183]*[.C183]+[.$H$18]*[.A183]^2*[.C183]+[.$H$19]*[.A183]^3*[.C183]+[.$H$20]*[.A183]^4*[.C183]+[.$H$21]*[.A183]^5*[.C183]+[.$H$22]*[.A183]^6*[.C183]+[.$H$23]*[.C183]^2+[.$H$24]*[.A183]*[.C183]^2+[.$H$25]*[.A183]^2*[.C183]^2+[.$H$26]*[.A183]^3*[.C183]^2+[.$H$27]*[.A183]^4*[.C183]^2+[.$H$28]*[.A183]^5*[.C183]^2+[.$H$29]*[.A183]^6*[.C183]^2+[.$H$30]*[.C183]^3+[.$H$31]*[.A183]*[.C183]^3+[.$H$32]*[.A183]^2*[.C183]^3+[.$H$33]*[.A183]^3*[.C183]^3+[.$H$34]*[.A183]^4*[.C183]^3+[.$H$35]*[.A183]^5*[.C183]^3+[.$H$36]*[.A183]^6*[.C183]^3+[.$H$37]*[.C183]^4+[.$H$38]*[.A183]*[.C183]^4+[.$H$39]*[.A183]^2*[.C183]^4+[.$H$40]*[.A183]^3*[.C183]^4+[.$H$41]*[.A183]^4*[.C183]^4+[.$H$42]*[.A183]^5*[.C183]^4+[.$H$43]*[.A183]^6*[.C183]^4+[.$H$44]*[.C183]^5+[.$H$45]*[.A183]*[.C183]^5+[.$H$46]*[.A183]^2*[.C183]^5+[.$H$47]*[.A183]^3*[.C183]^5+[.$H$48]*[.A183]^4*[.C183]^5+[.$H$49]*[.A183]^5*[.C183]^5+[.$H$50]*[.A183]^6*[.C183]^5+[.$H$51]*[.C183]^6+[.$H$52]*[.A183]*[.C183]^6+[.$H$53]*[.A183]^2*[.C183]^6+[.$H$54]*[.A183]^3*[.C183]^6+[.$H$55]*[.A183]^4*[.C183]^6+[.$H$56]*[.A183]^5*[.C183]^6+[.$H$57]*[.A183]^6*[.C183]^6" office:value-type="float" office:value="0.00000138827627316012">
            <text:p>1.3883E-06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1.388276272935038e-06</text:p>
          </table:table-cell>
          <table:table-cell table:formula="of:=[.K183]-[.E183]" office:value-type="float" office:value="-2.25080582766228E-016">
            <text:p>-0</text:p>
          </table:table-cell>
          <table:table-cell table:formula="of:=100*([.K183]-[.D183])/[.D183]" office:value-type="float" office:value="-107.856685189219">
            <text:p>-107.856685189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228727552341941">
            <text:p>0.0002287276</text:p>
          </table:table-cell>
          <table:table-cell table:formula="of:=100*([.P183]-[.D183])/[.D183]" office:value-type="float" office:value="-1394.44002457239">
            <text:p>-1394.4400245724</text:p>
          </table:table-cell>
          <table:table-cell/>
          <table:table-cell office:value-type="float" office:value="0.6">
            <text:p>0.60</text:p>
          </table:table-cell>
          <table:table-cell table:style-name="ce7" office:value-type="string">
            <text:p>-7.924097207045007e-05</text:p>
          </table:table-cell>
          <table:table-cell office:value-type="float" office:value="0.000366314271506147">
            <text:p>0.0003663143</text:p>
          </table:table-cell>
          <table:table-cell office:value-type="float" office:value="-0.000445555243576597">
            <text:p>-0.0004455552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0">
            <text:p>10</text:p>
          </table:table-cell>
          <table:table-cell table:formula="of:=1.01325*[.B184]" office:value-type="float" office:value="10.1325">
            <text:p>10.132500</text:p>
          </table:table-cell>
          <table:table-cell office:value-type="float" office:value="-0.00009283">
            <text:p>-9.2830E-05</text:p>
          </table:table-cell>
          <table:table-cell table:formula="of:=[.$H$9]+[.$H$10]*[.A184]+[.$H$11]*[.A184]^2+[.$H$12]*[.A184]^3+[.$H$13]*[.A184]^4+[.$H$14]*[.A184]^5+[.$H$15]*[.A184]^6+[.$H$16]*[.C184]+[.$H$17]*[.A184]*[.C184]+[.$H$18]*[.A184]^2*[.C184]+[.$H$19]*[.A184]^3*[.C184]+[.$H$20]*[.A184]^4*[.C184]+[.$H$21]*[.A184]^5*[.C184]+[.$H$22]*[.A184]^6*[.C184]+[.$H$23]*[.C184]^2+[.$H$24]*[.A184]*[.C184]^2+[.$H$25]*[.A184]^2*[.C184]^2+[.$H$26]*[.A184]^3*[.C184]^2+[.$H$27]*[.A184]^4*[.C184]^2+[.$H$28]*[.A184]^5*[.C184]^2+[.$H$29]*[.A184]^6*[.C184]^2+[.$H$30]*[.C184]^3+[.$H$31]*[.A184]*[.C184]^3+[.$H$32]*[.A184]^2*[.C184]^3+[.$H$33]*[.A184]^3*[.C184]^3+[.$H$34]*[.A184]^4*[.C184]^3+[.$H$35]*[.A184]^5*[.C184]^3+[.$H$36]*[.A184]^6*[.C184]^3+[.$H$37]*[.C184]^4+[.$H$38]*[.A184]*[.C184]^4+[.$H$39]*[.A184]^2*[.C184]^4+[.$H$40]*[.A184]^3*[.C184]^4+[.$H$41]*[.A184]^4*[.C184]^4+[.$H$42]*[.A184]^5*[.C184]^4+[.$H$43]*[.A184]^6*[.C184]^4+[.$H$44]*[.C184]^5+[.$H$45]*[.A184]*[.C184]^5+[.$H$46]*[.A184]^2*[.C184]^5+[.$H$47]*[.A184]^3*[.C184]^5+[.$H$48]*[.A184]^4*[.C184]^5+[.$H$49]*[.A184]^5*[.C184]^5+[.$H$50]*[.A184]^6*[.C184]^5+[.$H$51]*[.C184]^6+[.$H$52]*[.A184]*[.C184]^6+[.$H$53]*[.A184]^2*[.C184]^6+[.$H$54]*[.A184]^3*[.C184]^6+[.$H$55]*[.A184]^4*[.C184]^6+[.$H$56]*[.A184]^5*[.C184]^6+[.$H$57]*[.A184]^6*[.C184]^6" office:value-type="float" office:value="-0.0000163898432578235">
            <text:p>-1.6390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-1.638984325834283e-05</text:p>
          </table:table-cell>
          <table:table-cell table:formula="of:=[.K184]-[.E184]" office:value-type="float" office:value="-5.19336228752346E-016">
            <text:p>-0</text:p>
          </table:table-cell>
          <table:table-cell table:formula="of:=100*([.K184]-[.D184])/[.D184]" office:value-type="float" office:value="-82.3442386530832">
            <text:p>-82.3442386531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05602155018593">
            <text:p>0.0002056022</text:p>
          </table:table-cell>
          <table:table-cell table:formula="of:=100*([.P184]-[.D184])/[.D184]" office:value-type="float" office:value="-321.482446427441">
            <text:p>-321.4824464274</text:p>
          </table:table-cell>
          <table:table-cell/>
          <table:table-cell office:value-type="float" office:value="0.65">
            <text:p>0.65</text:p>
          </table:table-cell>
          <table:table-cell table:style-name="ce7" office:value-type="string">
            <text:p>-4.40517563202648e-05</text:p>
          </table:table-cell>
          <table:table-cell office:value-type="float" office:value="0.000321223852651034">
            <text:p>0.0003212239</text:p>
          </table:table-cell>
          <table:table-cell office:value-type="float" office:value="-0.000365275608971298">
            <text:p>-0.0003652756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0">
            <text:p>10</text:p>
          </table:table-cell>
          <table:table-cell table:formula="of:=1.01325*[.B185]" office:value-type="float" office:value="10.1325">
            <text:p>10.132500</text:p>
          </table:table-cell>
          <table:table-cell office:value-type="float" office:value="-0.0002133">
            <text:p>-2.1330E-04</text:p>
          </table:table-cell>
          <table:table-cell table:formula="of:=[.$H$9]+[.$H$10]*[.A185]+[.$H$11]*[.A185]^2+[.$H$12]*[.A185]^3+[.$H$13]*[.A185]^4+[.$H$14]*[.A185]^5+[.$H$15]*[.A185]^6+[.$H$16]*[.C185]+[.$H$17]*[.A185]*[.C185]+[.$H$18]*[.A185]^2*[.C185]+[.$H$19]*[.A185]^3*[.C185]+[.$H$20]*[.A185]^4*[.C185]+[.$H$21]*[.A185]^5*[.C185]+[.$H$22]*[.A185]^6*[.C185]+[.$H$23]*[.C185]^2+[.$H$24]*[.A185]*[.C185]^2+[.$H$25]*[.A185]^2*[.C185]^2+[.$H$26]*[.A185]^3*[.C185]^2+[.$H$27]*[.A185]^4*[.C185]^2+[.$H$28]*[.A185]^5*[.C185]^2+[.$H$29]*[.A185]^6*[.C185]^2+[.$H$30]*[.C185]^3+[.$H$31]*[.A185]*[.C185]^3+[.$H$32]*[.A185]^2*[.C185]^3+[.$H$33]*[.A185]^3*[.C185]^3+[.$H$34]*[.A185]^4*[.C185]^3+[.$H$35]*[.A185]^5*[.C185]^3+[.$H$36]*[.A185]^6*[.C185]^3+[.$H$37]*[.C185]^4+[.$H$38]*[.A185]*[.C185]^4+[.$H$39]*[.A185]^2*[.C185]^4+[.$H$40]*[.A185]^3*[.C185]^4+[.$H$41]*[.A185]^4*[.C185]^4+[.$H$42]*[.A185]^5*[.C185]^4+[.$H$43]*[.A185]^6*[.C185]^4+[.$H$44]*[.C185]^5+[.$H$45]*[.A185]*[.C185]^5+[.$H$46]*[.A185]^2*[.C185]^5+[.$H$47]*[.A185]^3*[.C185]^5+[.$H$48]*[.A185]^4*[.C185]^5+[.$H$49]*[.A185]^5*[.C185]^5+[.$H$50]*[.A185]^6*[.C185]^5+[.$H$51]*[.C185]^6+[.$H$52]*[.A185]*[.C185]^6+[.$H$53]*[.A185]^2*[.C185]^6+[.$H$54]*[.A185]^3*[.C185]^6+[.$H$55]*[.A185]^4*[.C185]^6+[.$H$56]*[.A185]^5*[.C185]^6+[.$H$57]*[.A185]^6*[.C185]^6" office:value-type="float" office:value="-0.0000791289822083124">
            <text:p>-7.9129E-05</text:p>
          </table:table-cell>
          <table:table-cell table:number-columns-repeated="4"/>
          <table:table-cell office:value-type="float" office:value="0.85">
            <text:p>0.85</text:p>
          </table:table-cell>
          <table:table-cell table:style-name="ce7" office:value-type="string">
            <text:p>-7.912898220882895e-05</text:p>
          </table:table-cell>
          <table:table-cell table:formula="of:=[.K185]-[.E185]" office:value-type="float" office:value="-5.1652746749925E-016">
            <text:p>-0</text:p>
          </table:table-cell>
          <table:table-cell table:formula="of:=100*([.K185]-[.D185])/[.D185]" office:value-type="float" office:value="-62.902493104159">
            <text:p>-62.902493104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14078043497277">
            <text:p>0.000214078</text:p>
          </table:table-cell>
          <table:table-cell table:formula="of:=100*([.P185]-[.D185])/[.D185]" office:value-type="float" office:value="-200.364764883862">
            <text:p>-200.3647648839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-1.251240944194465e-05</text:p>
          </table:table-cell>
          <table:table-cell office:value-type="float" office:value="0.000271314753458142">
            <text:p>0.0002713148</text:p>
          </table:table-cell>
          <table:table-cell office:value-type="float" office:value="-0.000283827162900086">
            <text:p>-0.0002838272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0">
            <text:p>10</text:p>
          </table:table-cell>
          <table:table-cell table:formula="of:=1.01325*[.B186]" office:value-type="float" office:value="10.1325">
            <text:p>10.132500</text:p>
          </table:table-cell>
          <table:table-cell office:value-type="float" office:value="-0.0003864">
            <text:p>-3.8640E-04</text:p>
          </table:table-cell>
          <table:table-cell table:formula="of:=[.$H$9]+[.$H$10]*[.A186]+[.$H$11]*[.A186]^2+[.$H$12]*[.A186]^3+[.$H$13]*[.A186]^4+[.$H$14]*[.A186]^5+[.$H$15]*[.A186]^6+[.$H$16]*[.C186]+[.$H$17]*[.A186]*[.C186]+[.$H$18]*[.A186]^2*[.C186]+[.$H$19]*[.A186]^3*[.C186]+[.$H$20]*[.A186]^4*[.C186]+[.$H$21]*[.A186]^5*[.C186]+[.$H$22]*[.A186]^6*[.C186]+[.$H$23]*[.C186]^2+[.$H$24]*[.A186]*[.C186]^2+[.$H$25]*[.A186]^2*[.C186]^2+[.$H$26]*[.A186]^3*[.C186]^2+[.$H$27]*[.A186]^4*[.C186]^2+[.$H$28]*[.A186]^5*[.C186]^2+[.$H$29]*[.A186]^6*[.C186]^2+[.$H$30]*[.C186]^3+[.$H$31]*[.A186]*[.C186]^3+[.$H$32]*[.A186]^2*[.C186]^3+[.$H$33]*[.A186]^3*[.C186]^3+[.$H$34]*[.A186]^4*[.C186]^3+[.$H$35]*[.A186]^5*[.C186]^3+[.$H$36]*[.A186]^6*[.C186]^3+[.$H$37]*[.C186]^4+[.$H$38]*[.A186]*[.C186]^4+[.$H$39]*[.A186]^2*[.C186]^4+[.$H$40]*[.A186]^3*[.C186]^4+[.$H$41]*[.A186]^4*[.C186]^4+[.$H$42]*[.A186]^5*[.C186]^4+[.$H$43]*[.A186]^6*[.C186]^4+[.$H$44]*[.C186]^5+[.$H$45]*[.A186]*[.C186]^5+[.$H$46]*[.A186]^2*[.C186]^5+[.$H$47]*[.A186]^3*[.C186]^5+[.$H$48]*[.A186]^4*[.C186]^5+[.$H$49]*[.A186]^5*[.C186]^5+[.$H$50]*[.A186]^6*[.C186]^5+[.$H$51]*[.C186]^6+[.$H$52]*[.A186]*[.C186]^6+[.$H$53]*[.A186]^2*[.C186]^6+[.$H$54]*[.A186]^3*[.C186]^6+[.$H$55]*[.A186]^4*[.C186]^6+[.$H$56]*[.A186]^5*[.C186]^6+[.$H$57]*[.A186]^6*[.C186]^6" office:value-type="float" office:value="-0.000198747196465501">
            <text:p>-1.9875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19874719646628">
            <text:p>-0.0001987472</text:p>
          </table:table-cell>
          <table:table-cell table:formula="of:=[.K186]-[.E186]" office:value-type="float" office:value="-7.78890840713586E-016">
            <text:p>-0</text:p>
          </table:table-cell>
          <table:table-cell table:formula="of:=100*([.K186]-[.D186])/[.D186]" office:value-type="float" office:value="-48.5643901484782">
            <text:p>-48.5643901485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266294111602186">
            <text:p>0.0002662941</text:p>
          </table:table-cell>
          <table:table-cell table:formula="of:=100*([.P186]-[.D186])/[.D186]" office:value-type="float" office:value="-168.91669554922">
            <text:p>-168.9166955492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1.388276272935038e-06</text:p>
          </table:table-cell>
          <table:table-cell office:value-type="float" office:value="0.000228727552341941">
            <text:p>0.0002287276</text:p>
          </table:table-cell>
          <table:table-cell office:value-type="float" office:value="-0.000227339276069006">
            <text:p>-0.0002273393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table:formula="of:=1.01325*[.B187]" office:value-type="float" office:value="10.1325">
            <text:p>10.132500</text:p>
          </table:table-cell>
          <table:table-cell office:value-type="float" office:value="-0.0006157">
            <text:p>-6.1570E-04</text:p>
          </table:table-cell>
          <table:table-cell table:formula="of:=[.$H$9]+[.$H$10]*[.A187]+[.$H$11]*[.A187]^2+[.$H$12]*[.A187]^3+[.$H$13]*[.A187]^4+[.$H$14]*[.A187]^5+[.$H$15]*[.A187]^6+[.$H$16]*[.C187]+[.$H$17]*[.A187]*[.C187]+[.$H$18]*[.A187]^2*[.C187]+[.$H$19]*[.A187]^3*[.C187]+[.$H$20]*[.A187]^4*[.C187]+[.$H$21]*[.A187]^5*[.C187]+[.$H$22]*[.A187]^6*[.C187]+[.$H$23]*[.C187]^2+[.$H$24]*[.A187]*[.C187]^2+[.$H$25]*[.A187]^2*[.C187]^2+[.$H$26]*[.A187]^3*[.C187]^2+[.$H$27]*[.A187]^4*[.C187]^2+[.$H$28]*[.A187]^5*[.C187]^2+[.$H$29]*[.A187]^6*[.C187]^2+[.$H$30]*[.C187]^3+[.$H$31]*[.A187]*[.C187]^3+[.$H$32]*[.A187]^2*[.C187]^3+[.$H$33]*[.A187]^3*[.C187]^3+[.$H$34]*[.A187]^4*[.C187]^3+[.$H$35]*[.A187]^5*[.C187]^3+[.$H$36]*[.A187]^6*[.C187]^3+[.$H$37]*[.C187]^4+[.$H$38]*[.A187]*[.C187]^4+[.$H$39]*[.A187]^2*[.C187]^4+[.$H$40]*[.A187]^3*[.C187]^4+[.$H$41]*[.A187]^4*[.C187]^4+[.$H$42]*[.A187]^5*[.C187]^4+[.$H$43]*[.A187]^6*[.C187]^4+[.$H$44]*[.C187]^5+[.$H$45]*[.A187]*[.C187]^5+[.$H$46]*[.A187]^2*[.C187]^5+[.$H$47]*[.A187]^3*[.C187]^5+[.$H$48]*[.A187]^4*[.C187]^5+[.$H$49]*[.A187]^5*[.C187]^5+[.$H$50]*[.A187]^6*[.C187]^5+[.$H$51]*[.C187]^6+[.$H$52]*[.A187]*[.C187]^6+[.$H$53]*[.A187]^2*[.C187]^6+[.$H$54]*[.A187]^3*[.C187]^6+[.$H$55]*[.A187]^4*[.C187]^6+[.$H$56]*[.A187]^5*[.C187]^6+[.$H$57]*[.A187]^6*[.C187]^6" office:value-type="float" office:value="-0.000385395208569132">
            <text:p>-3.8540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385395208570559">
            <text:p>-0.0003853952</text:p>
          </table:table-cell>
          <table:table-cell table:formula="of:=[.K187]-[.E187]" office:value-type="float" office:value="-1.42762321062029E-015">
            <text:p>-0</text:p>
          </table:table-cell>
          <table:table-cell table:formula="of:=100*([.K187]-[.D187])/[.D187]" office:value-type="float" office:value="-37.405358361124">
            <text:p>-37.405358361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374387829179109">
            <text:p>0.0003743878</text:p>
          </table:table-cell>
          <table:table-cell table:formula="of:=100*([.P187]-[.D187])/[.D187]" office:value-type="float" office:value="-160.806858726508">
            <text:p>-160.8068587265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-1.638984325834283e-05</text:p>
          </table:table-cell>
          <table:table-cell office:value-type="float" office:value="0.000205602155018593">
            <text:p>0.0002056022</text:p>
          </table:table-cell>
          <table:table-cell office:value-type="float" office:value="-0.000221991998276936">
            <text:p>-0.000221992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0">
            <text:p>10</text:p>
          </table:table-cell>
          <table:table-cell table:formula="of:=1.01325*[.B188]" office:value-type="float" office:value="10.1325">
            <text:p>10.132500</text:p>
          </table:table-cell>
          <table:table-cell office:value-type="float" office:value="-0.0009087">
            <text:p>-9.0870E-04</text:p>
          </table:table-cell>
          <table:table-cell table:formula="of:=[.$H$9]+[.$H$10]*[.A188]+[.$H$11]*[.A188]^2+[.$H$12]*[.A188]^3+[.$H$13]*[.A188]^4+[.$H$14]*[.A188]^5+[.$H$15]*[.A188]^6+[.$H$16]*[.C188]+[.$H$17]*[.A188]*[.C188]+[.$H$18]*[.A188]^2*[.C188]+[.$H$19]*[.A188]^3*[.C188]+[.$H$20]*[.A188]^4*[.C188]+[.$H$21]*[.A188]^5*[.C188]+[.$H$22]*[.A188]^6*[.C188]+[.$H$23]*[.C188]^2+[.$H$24]*[.A188]*[.C188]^2+[.$H$25]*[.A188]^2*[.C188]^2+[.$H$26]*[.A188]^3*[.C188]^2+[.$H$27]*[.A188]^4*[.C188]^2+[.$H$28]*[.A188]^5*[.C188]^2+[.$H$29]*[.A188]^6*[.C188]^2+[.$H$30]*[.C188]^3+[.$H$31]*[.A188]*[.C188]^3+[.$H$32]*[.A188]^2*[.C188]^3+[.$H$33]*[.A188]^3*[.C188]^3+[.$H$34]*[.A188]^4*[.C188]^3+[.$H$35]*[.A188]^5*[.C188]^3+[.$H$36]*[.A188]^6*[.C188]^3+[.$H$37]*[.C188]^4+[.$H$38]*[.A188]*[.C188]^4+[.$H$39]*[.A188]^2*[.C188]^4+[.$H$40]*[.A188]^3*[.C188]^4+[.$H$41]*[.A188]^4*[.C188]^4+[.$H$42]*[.A188]^5*[.C188]^4+[.$H$43]*[.A188]^6*[.C188]^4+[.$H$44]*[.C188]^5+[.$H$45]*[.A188]*[.C188]^5+[.$H$46]*[.A188]^2*[.C188]^5+[.$H$47]*[.A188]^3*[.C188]^5+[.$H$48]*[.A188]^4*[.C188]^5+[.$H$49]*[.A188]^5*[.C188]^5+[.$H$50]*[.A188]^6*[.C188]^5+[.$H$51]*[.C188]^6+[.$H$52]*[.A188]*[.C188]^6+[.$H$53]*[.A188]^2*[.C188]^6+[.$H$54]*[.A188]^3*[.C188]^6+[.$H$55]*[.A188]^4*[.C188]^6+[.$H$56]*[.A188]^5*[.C188]^6+[.$H$57]*[.A188]^6*[.C188]^6" office:value-type="float" office:value="-0.000647256285978861">
            <text:p>-6.4726E-04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0647256285980099">
            <text:p>-0.0006472563</text:p>
          </table:table-cell>
          <table:table-cell table:formula="of:=[.K188]-[.E188]" office:value-type="float" office:value="-1.23848414163019E-015">
            <text:p>-0</text:p>
          </table:table-cell>
          <table:table-cell table:formula="of:=100*([.K188]-[.D188])/[.D188]" office:value-type="float" office:value="-28.7711801496534">
            <text:p>-28.7711801497</text:p>
          </table:table-cell>
          <table:table-cell/>
          <table:table-cell office:value-type="float" office:value="1">
            <text:p>1.00</text:p>
          </table:table-cell>
          <table:table-cell office:value-type="float" office:value="0.000550493477254217">
            <text:p>0.0005504935</text:p>
          </table:table-cell>
          <table:table-cell table:formula="of:=100*([.P188]-[.D188])/[.D188]" office:value-type="float" office:value="-160.580332040741">
            <text:p>-160.5803320407</text:p>
          </table:table-cell>
          <table:table-cell/>
          <table:table-cell office:value-type="float" office:value="0.85">
            <text:p>0.85</text:p>
          </table:table-cell>
          <table:table-cell table:style-name="ce7" office:value-type="string">
            <text:p>-7.912898220882895e-05</text:p>
          </table:table-cell>
          <table:table-cell office:value-type="float" office:value="0.000214078043497277">
            <text:p>0.000214078</text:p>
          </table:table-cell>
          <table:table-cell office:value-type="float" office:value="-0.000293207025706106">
            <text:p>-0.00029320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0">
            <text:p>10</text:p>
          </table:table-cell>
          <table:table-cell table:formula="of:=1.01325*[.B189]" office:value-type="float" office:value="10.1325">
            <text:p>10.132500</text:p>
          </table:table-cell>
          <table:table-cell office:value-type="float" office:value="-0.001259">
            <text:p>-1.2590E-03</text:p>
          </table:table-cell>
          <table:table-cell table:formula="of:=[.$H$9]+[.$H$10]*[.A189]+[.$H$11]*[.A189]^2+[.$H$12]*[.A189]^3+[.$H$13]*[.A189]^4+[.$H$14]*[.A189]^5+[.$H$15]*[.A189]^6+[.$H$16]*[.C189]+[.$H$17]*[.A189]*[.C189]+[.$H$18]*[.A189]^2*[.C189]+[.$H$19]*[.A189]^3*[.C189]+[.$H$20]*[.A189]^4*[.C189]+[.$H$21]*[.A189]^5*[.C189]+[.$H$22]*[.A189]^6*[.C189]+[.$H$23]*[.C189]^2+[.$H$24]*[.A189]*[.C189]^2+[.$H$25]*[.A189]^2*[.C189]^2+[.$H$26]*[.A189]^3*[.C189]^2+[.$H$27]*[.A189]^4*[.C189]^2+[.$H$28]*[.A189]^5*[.C189]^2+[.$H$29]*[.A189]^6*[.C189]^2+[.$H$30]*[.C189]^3+[.$H$31]*[.A189]*[.C189]^3+[.$H$32]*[.A189]^2*[.C189]^3+[.$H$33]*[.A189]^3*[.C189]^3+[.$H$34]*[.A189]^4*[.C189]^3+[.$H$35]*[.A189]^5*[.C189]^3+[.$H$36]*[.A189]^6*[.C189]^3+[.$H$37]*[.C189]^4+[.$H$38]*[.A189]*[.C189]^4+[.$H$39]*[.A189]^2*[.C189]^4+[.$H$40]*[.A189]^3*[.C189]^4+[.$H$41]*[.A189]^4*[.C189]^4+[.$H$42]*[.A189]^5*[.C189]^4+[.$H$43]*[.A189]^6*[.C189]^4+[.$H$44]*[.C189]^5+[.$H$45]*[.A189]*[.C189]^5+[.$H$46]*[.A189]^2*[.C189]^5+[.$H$47]*[.A189]^3*[.C189]^5+[.$H$48]*[.A189]^4*[.C189]^5+[.$H$49]*[.A189]^5*[.C189]^5+[.$H$50]*[.A189]^6*[.C189]^5+[.$H$51]*[.C189]^6+[.$H$52]*[.A189]*[.C189]^6+[.$H$53]*[.A189]^2*[.C189]^6+[.$H$54]*[.A189]^3*[.C189]^6+[.$H$55]*[.A189]^4*[.C189]^6+[.$H$56]*[.A189]^5*[.C189]^6+[.$H$57]*[.A189]^6*[.C189]^6" office:value-type="float" office:value="-0.000990549172641264">
            <text:p>-9.9055E-04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0990549172644069">
            <text:p>-0.0009905492</text:p>
          </table:table-cell>
          <table:table-cell table:formula="of:=[.K189]-[.E189]" office:value-type="float" office:value="-2.8050478606545E-015">
            <text:p>-0</text:p>
          </table:table-cell>
          <table:table-cell table:formula="of:=100*([.K189]-[.D189])/[.D189]" office:value-type="float" office:value="-21.3225438725918">
            <text:p>-21.3225438726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80673919673689">
            <text:p>0.0008067392</text:p>
          </table:table-cell>
          <table:table-cell table:formula="of:=100*([.P189]-[.D189])/[.D189]" office:value-type="float" office:value="-164.077775753526">
            <text:p>-164.0777757535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19874719646628">
            <text:p>-0.0001987472</text:p>
          </table:table-cell>
          <table:table-cell office:value-type="float" office:value="0.000266294111602186">
            <text:p>0.0002662941</text:p>
          </table:table-cell>
          <table:table-cell office:value-type="float" office:value="-0.000465041308068466">
            <text:p>-0.0004650413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0">
            <text:p>10</text:p>
          </table:table-cell>
          <table:table-cell table:formula="of:=1.01325*[.B190]" office:value-type="float" office:value="10.1325">
            <text:p>10.132500</text:p>
          </table:table-cell>
          <table:table-cell office:value-type="float" office:value="-0.001668">
            <text:p>-1.6680E-03</text:p>
          </table:table-cell>
          <table:table-cell table:formula="of:=[.$H$9]+[.$H$10]*[.A190]+[.$H$11]*[.A190]^2+[.$H$12]*[.A190]^3+[.$H$13]*[.A190]^4+[.$H$14]*[.A190]^5+[.$H$15]*[.A190]^6+[.$H$16]*[.C190]+[.$H$17]*[.A190]*[.C190]+[.$H$18]*[.A190]^2*[.C190]+[.$H$19]*[.A190]^3*[.C190]+[.$H$20]*[.A190]^4*[.C190]+[.$H$21]*[.A190]^5*[.C190]+[.$H$22]*[.A190]^6*[.C190]+[.$H$23]*[.C190]^2+[.$H$24]*[.A190]*[.C190]^2+[.$H$25]*[.A190]^2*[.C190]^2+[.$H$26]*[.A190]^3*[.C190]^2+[.$H$27]*[.A190]^4*[.C190]^2+[.$H$28]*[.A190]^5*[.C190]^2+[.$H$29]*[.A190]^6*[.C190]^2+[.$H$30]*[.C190]^3+[.$H$31]*[.A190]*[.C190]^3+[.$H$32]*[.A190]^2*[.C190]^3+[.$H$33]*[.A190]^3*[.C190]^3+[.$H$34]*[.A190]^4*[.C190]^3+[.$H$35]*[.A190]^5*[.C190]^3+[.$H$36]*[.A190]^6*[.C190]^3+[.$H$37]*[.C190]^4+[.$H$38]*[.A190]*[.C190]^4+[.$H$39]*[.A190]^2*[.C190]^4+[.$H$40]*[.A190]^3*[.C190]^4+[.$H$41]*[.A190]^4*[.C190]^4+[.$H$42]*[.A190]^5*[.C190]^4+[.$H$43]*[.A190]^6*[.C190]^4+[.$H$44]*[.C190]^5+[.$H$45]*[.A190]*[.C190]^5+[.$H$46]*[.A190]^2*[.C190]^5+[.$H$47]*[.A190]^3*[.C190]^5+[.$H$48]*[.A190]^4*[.C190]^5+[.$H$49]*[.A190]^5*[.C190]^5+[.$H$50]*[.A190]^6*[.C190]^5+[.$H$51]*[.C190]^6+[.$H$52]*[.A190]*[.C190]^6+[.$H$53]*[.A190]^2*[.C190]^6+[.$H$54]*[.A190]^3*[.C190]^6+[.$H$55]*[.A190]^4*[.C190]^6+[.$H$56]*[.A190]^5*[.C190]^6+[.$H$57]*[.A190]^6*[.C190]^6" office:value-type="float" office:value="-0.00141973407389523">
            <text:p>-1.4197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141973407389569">
            <text:p>-0.0014197341</text:p>
          </table:table-cell>
          <table:table-cell table:formula="of:=[.K190]-[.E190]" office:value-type="float" office:value="-4.63821689389299E-016">
            <text:p>-0</text:p>
          </table:table-cell>
          <table:table-cell table:formula="of:=100*([.K190]-[.D190])/[.D190]" office:value-type="float" office:value="-14.8840483275965">
            <text:p>-14.8840483276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11552425939766">
            <text:p>0.0011552426</text:p>
          </table:table-cell>
          <table:table-cell table:formula="of:=100*([.P190]-[.D190])/[.D190]" office:value-type="float" office:value="-169.25914831994">
            <text:p>-169.2591483199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385395208570559">
            <text:p>-0.0003853952</text:p>
          </table:table-cell>
          <table:table-cell office:value-type="float" office:value="0.000374387829179109">
            <text:p>0.0003743878</text:p>
          </table:table-cell>
          <table:table-cell office:value-type="float" office:value="-0.000759783037749668">
            <text:p>-0.00075978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0">
            <text:p>10</text:p>
          </table:table-cell>
          <table:table-cell table:formula="of:=1.01325*[.B191]" office:value-type="float" office:value="10.1325">
            <text:p>10.132500</text:p>
          </table:table-cell>
          <table:table-cell office:value-type="float" office:value="-0.00215">
            <text:p>-2.1500E-03</text:p>
          </table:table-cell>
          <table:table-cell table:formula="of:=[.$H$9]+[.$H$10]*[.A191]+[.$H$11]*[.A191]^2+[.$H$12]*[.A191]^3+[.$H$13]*[.A191]^4+[.$H$14]*[.A191]^5+[.$H$15]*[.A191]^6+[.$H$16]*[.C191]+[.$H$17]*[.A191]*[.C191]+[.$H$18]*[.A191]^2*[.C191]+[.$H$19]*[.A191]^3*[.C191]+[.$H$20]*[.A191]^4*[.C191]+[.$H$21]*[.A191]^5*[.C191]+[.$H$22]*[.A191]^6*[.C191]+[.$H$23]*[.C191]^2+[.$H$24]*[.A191]*[.C191]^2+[.$H$25]*[.A191]^2*[.C191]^2+[.$H$26]*[.A191]^3*[.C191]^2+[.$H$27]*[.A191]^4*[.C191]^2+[.$H$28]*[.A191]^5*[.C191]^2+[.$H$29]*[.A191]^6*[.C191]^2+[.$H$30]*[.C191]^3+[.$H$31]*[.A191]*[.C191]^3+[.$H$32]*[.A191]^2*[.C191]^3+[.$H$33]*[.A191]^3*[.C191]^3+[.$H$34]*[.A191]^4*[.C191]^3+[.$H$35]*[.A191]^5*[.C191]^3+[.$H$36]*[.A191]^6*[.C191]^3+[.$H$37]*[.C191]^4+[.$H$38]*[.A191]*[.C191]^4+[.$H$39]*[.A191]^2*[.C191]^4+[.$H$40]*[.A191]^3*[.C191]^4+[.$H$41]*[.A191]^4*[.C191]^4+[.$H$42]*[.A191]^5*[.C191]^4+[.$H$43]*[.A191]^6*[.C191]^4+[.$H$44]*[.C191]^5+[.$H$45]*[.A191]*[.C191]^5+[.$H$46]*[.A191]^2*[.C191]^5+[.$H$47]*[.A191]^3*[.C191]^5+[.$H$48]*[.A191]^4*[.C191]^5+[.$H$49]*[.A191]^5*[.C191]^5+[.$H$50]*[.A191]^6*[.C191]^5+[.$H$51]*[.C191]^6+[.$H$52]*[.A191]*[.C191]^6+[.$H$53]*[.A191]^2*[.C191]^6+[.$H$54]*[.A191]^3*[.C191]^6+[.$H$55]*[.A191]^4*[.C191]^6+[.$H$56]*[.A191]^5*[.C191]^6+[.$H$57]*[.A191]^6*[.C191]^6" office:value-type="float" office:value="-0.00193792169468789">
            <text:p>-1.9379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19379216946901">
            <text:p>-0.0019379217</text:p>
          </table:table-cell>
          <table:table-cell table:formula="of:=[.K191]-[.E191]" office:value-type="float" office:value="-2.2137239957809E-015">
            <text:p>-0</text:p>
          </table:table-cell>
          <table:table-cell table:formula="of:=100*([.K191]-[.D191])/[.D191]" office:value-type="float" office:value="-9.86410722371622">
            <text:p>-9.8641072237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16081046478359">
            <text:p>0.0016081046</text:p>
          </table:table-cell>
          <table:table-cell table:formula="of:=100*([.P191]-[.D191])/[.D191]" office:value-type="float" office:value="-174.795565015623">
            <text:p>-174.7955650156</text:p>
          </table:table-cell>
          <table:table-cell/>
          <table:table-cell office:value-type="float" office:value="1">
            <text:p>1.00</text:p>
          </table:table-cell>
          <table:table-cell office:value-type="float" office:value="-0.000647256285980099">
            <text:p>-0.0006472563</text:p>
          </table:table-cell>
          <table:table-cell office:value-type="float" office:value="0.000550493477254217">
            <text:p>0.0005504935</text:p>
          </table:table-cell>
          <table:table-cell office:value-type="float" office:value="-0.00119774976323432">
            <text:p>-0.0011977498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0">
            <text:p>10</text:p>
          </table:table-cell>
          <table:table-cell table:formula="of:=1.01325*[.B192]" office:value-type="float" office:value="10.1325">
            <text:p>10.132500</text:p>
          </table:table-cell>
          <table:table-cell office:value-type="float" office:value="-0.002684">
            <text:p>-2.6840E-03</text:p>
          </table:table-cell>
          <table:table-cell table:formula="of:=[.$H$9]+[.$H$10]*[.A192]+[.$H$11]*[.A192]^2+[.$H$12]*[.A192]^3+[.$H$13]*[.A192]^4+[.$H$14]*[.A192]^5+[.$H$15]*[.A192]^6+[.$H$16]*[.C192]+[.$H$17]*[.A192]*[.C192]+[.$H$18]*[.A192]^2*[.C192]+[.$H$19]*[.A192]^3*[.C192]+[.$H$20]*[.A192]^4*[.C192]+[.$H$21]*[.A192]^5*[.C192]+[.$H$22]*[.A192]^6*[.C192]+[.$H$23]*[.C192]^2+[.$H$24]*[.A192]*[.C192]^2+[.$H$25]*[.A192]^2*[.C192]^2+[.$H$26]*[.A192]^3*[.C192]^2+[.$H$27]*[.A192]^4*[.C192]^2+[.$H$28]*[.A192]^5*[.C192]^2+[.$H$29]*[.A192]^6*[.C192]^2+[.$H$30]*[.C192]^3+[.$H$31]*[.A192]*[.C192]^3+[.$H$32]*[.A192]^2*[.C192]^3+[.$H$33]*[.A192]^3*[.C192]^3+[.$H$34]*[.A192]^4*[.C192]^3+[.$H$35]*[.A192]^5*[.C192]^3+[.$H$36]*[.A192]^6*[.C192]^3+[.$H$37]*[.C192]^4+[.$H$38]*[.A192]*[.C192]^4+[.$H$39]*[.A192]^2*[.C192]^4+[.$H$40]*[.A192]^3*[.C192]^4+[.$H$41]*[.A192]^4*[.C192]^4+[.$H$42]*[.A192]^5*[.C192]^4+[.$H$43]*[.A192]^6*[.C192]^4+[.$H$44]*[.C192]^5+[.$H$45]*[.A192]*[.C192]^5+[.$H$46]*[.A192]^2*[.C192]^5+[.$H$47]*[.A192]^3*[.C192]^5+[.$H$48]*[.A192]^4*[.C192]^5+[.$H$49]*[.A192]^5*[.C192]^5+[.$H$50]*[.A192]^6*[.C192]^5+[.$H$51]*[.C192]^6+[.$H$52]*[.A192]*[.C192]^6+[.$H$53]*[.A192]^2*[.C192]^6+[.$H$54]*[.A192]^3*[.C192]^6+[.$H$55]*[.A192]^4*[.C192]^6+[.$H$56]*[.A192]^5*[.C192]^6+[.$H$57]*[.A192]^6*[.C192]^6" office:value-type="float" office:value="-0.00254748533110314">
            <text:p>-2.5475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254748533110401">
            <text:p>-0.0025474853</text:p>
          </table:table-cell>
          <table:table-cell table:formula="of:=[.K192]-[.E192]" office:value-type="float" office:value="-8.70397504071363E-016">
            <text:p>-0</text:p>
          </table:table-cell>
          <table:table-cell table:formula="of:=100*([.K192]-[.D192])/[.D192]" office:value-type="float" office:value="-5.08623952667633">
            <text:p>-5.0862395267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217740166521264">
            <text:p>0.0021774017</text:p>
          </table:table-cell>
          <table:table-cell table:formula="of:=100*([.P192]-[.D192])/[.D192]" office:value-type="float" office:value="-181.125248331321">
            <text:p>-181.1252483313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0990549172644069">
            <text:p>-0.0009905492</text:p>
          </table:table-cell>
          <table:table-cell office:value-type="float" office:value="0.00080673919673689">
            <text:p>0.0008067392</text:p>
          </table:table-cell>
          <table:table-cell office:value-type="float" office:value="-0.00179728836938096">
            <text:p>-0.001797288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1.01325*[.B193]" office:value-type="float" office:value="10.1325">
            <text:p>10.132500</text:p>
          </table:table-cell>
          <table:table-cell office:value-type="float" office:value="-0.00308">
            <text:p>-3.0800E-03</text:p>
          </table:table-cell>
          <table:table-cell table:formula="of:=[.$H$9]+[.$H$10]*[.A193]+[.$H$11]*[.A193]^2+[.$H$12]*[.A193]^3+[.$H$13]*[.A193]^4+[.$H$14]*[.A193]^5+[.$H$15]*[.A193]^6+[.$H$16]*[.C193]+[.$H$17]*[.A193]*[.C193]+[.$H$18]*[.A193]^2*[.C193]+[.$H$19]*[.A193]^3*[.C193]+[.$H$20]*[.A193]^4*[.C193]+[.$H$21]*[.A193]^5*[.C193]+[.$H$22]*[.A193]^6*[.C193]+[.$H$23]*[.C193]^2+[.$H$24]*[.A193]*[.C193]^2+[.$H$25]*[.A193]^2*[.C193]^2+[.$H$26]*[.A193]^3*[.C193]^2+[.$H$27]*[.A193]^4*[.C193]^2+[.$H$28]*[.A193]^5*[.C193]^2+[.$H$29]*[.A193]^6*[.C193]^2+[.$H$30]*[.C193]^3+[.$H$31]*[.A193]*[.C193]^3+[.$H$32]*[.A193]^2*[.C193]^3+[.$H$33]*[.A193]^3*[.C193]^3+[.$H$34]*[.A193]^4*[.C193]^3+[.$H$35]*[.A193]^5*[.C193]^3+[.$H$36]*[.A193]^6*[.C193]^3+[.$H$37]*[.C193]^4+[.$H$38]*[.A193]*[.C193]^4+[.$H$39]*[.A193]^2*[.C193]^4+[.$H$40]*[.A193]^3*[.C193]^4+[.$H$41]*[.A193]^4*[.C193]^4+[.$H$42]*[.A193]^5*[.C193]^4+[.$H$43]*[.A193]^6*[.C193]^4+[.$H$44]*[.C193]^5+[.$H$45]*[.A193]*[.C193]^5+[.$H$46]*[.A193]^2*[.C193]^5+[.$H$47]*[.A193]^3*[.C193]^5+[.$H$48]*[.A193]^4*[.C193]^5+[.$H$49]*[.A193]^5*[.C193]^5+[.$H$50]*[.A193]^6*[.C193]^5+[.$H$51]*[.C193]^6+[.$H$52]*[.A193]*[.C193]^6+[.$H$53]*[.A193]^2*[.C193]^6+[.$H$54]*[.A193]^3*[.C193]^6+[.$H$55]*[.A193]^4*[.C193]^6+[.$H$56]*[.A193]^5*[.C193]^6+[.$H$57]*[.A193]^6*[.C193]^6" office:value-type="float" office:value="-0.00325087601521294">
            <text:p>-3.2509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325087601521389">
            <text:p>-0.003250876</text:p>
          </table:table-cell>
          <table:table-cell table:formula="of:=[.K193]-[.E193]" office:value-type="float" office:value="-9.39786443110435E-016">
            <text:p>-0</text:p>
          </table:table-cell>
          <table:table-cell table:formula="of:=100*([.K193]-[.D193])/[.D193]" office:value-type="float" office:value="5.54792257187938">
            <text:p>5.547922571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287517503547299">
            <text:p>0.002875175</text:p>
          </table:table-cell>
          <table:table-cell table:formula="of:=100*([.P193]-[.D193])/[.D193]" office:value-type="float" office:value="-193.349838814058">
            <text:p>-193.3498388141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141973407389569">
            <text:p>-0.0014197341</text:p>
          </table:table-cell>
          <table:table-cell office:value-type="float" office:value="0.0011552425939766">
            <text:p>0.0011552426</text:p>
          </table:table-cell>
          <table:table-cell office:value-type="float" office:value="-0.00257497666787229">
            <text:p>-0.0025749767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0">
            <text:p>10</text:p>
          </table:table-cell>
          <table:table-cell table:formula="of:=1.01325*[.B194]" office:value-type="float" office:value="10.1325">
            <text:p>10.132500</text:p>
          </table:table-cell>
          <table:table-cell office:value-type="float" office:value="-0.003903">
            <text:p>-3.9030E-03</text:p>
          </table:table-cell>
          <table:table-cell table:formula="of:=[.$H$9]+[.$H$10]*[.A194]+[.$H$11]*[.A194]^2+[.$H$12]*[.A194]^3+[.$H$13]*[.A194]^4+[.$H$14]*[.A194]^5+[.$H$15]*[.A194]^6+[.$H$16]*[.C194]+[.$H$17]*[.A194]*[.C194]+[.$H$18]*[.A194]^2*[.C194]+[.$H$19]*[.A194]^3*[.C194]+[.$H$20]*[.A194]^4*[.C194]+[.$H$21]*[.A194]^5*[.C194]+[.$H$22]*[.A194]^6*[.C194]+[.$H$23]*[.C194]^2+[.$H$24]*[.A194]*[.C194]^2+[.$H$25]*[.A194]^2*[.C194]^2+[.$H$26]*[.A194]^3*[.C194]^2+[.$H$27]*[.A194]^4*[.C194]^2+[.$H$28]*[.A194]^5*[.C194]^2+[.$H$29]*[.A194]^6*[.C194]^2+[.$H$30]*[.C194]^3+[.$H$31]*[.A194]*[.C194]^3+[.$H$32]*[.A194]^2*[.C194]^3+[.$H$33]*[.A194]^3*[.C194]^3+[.$H$34]*[.A194]^4*[.C194]^3+[.$H$35]*[.A194]^5*[.C194]^3+[.$H$36]*[.A194]^6*[.C194]^3+[.$H$37]*[.C194]^4+[.$H$38]*[.A194]*[.C194]^4+[.$H$39]*[.A194]^2*[.C194]^4+[.$H$40]*[.A194]^3*[.C194]^4+[.$H$41]*[.A194]^4*[.C194]^4+[.$H$42]*[.A194]^5*[.C194]^4+[.$H$43]*[.A194]^6*[.C194]^4+[.$H$44]*[.C194]^5+[.$H$45]*[.A194]*[.C194]^5+[.$H$46]*[.A194]^2*[.C194]^5+[.$H$47]*[.A194]^3*[.C194]^5+[.$H$48]*[.A194]^4*[.C194]^5+[.$H$49]*[.A194]^5*[.C194]^5+[.$H$50]*[.A194]^6*[.C194]^5+[.$H$51]*[.C194]^6+[.$H$52]*[.A194]*[.C194]^6+[.$H$53]*[.A194]^2*[.C194]^6+[.$H$54]*[.A194]^3*[.C194]^6+[.$H$55]*[.A194]^4*[.C194]^6+[.$H$56]*[.A194]^5*[.C194]^6+[.$H$57]*[.A194]^6*[.C194]^6" office:value-type="float" office:value="-0.00405164071327238">
            <text:p>-4.0516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40516407132733">
            <text:p>-0.0040516407</text:p>
          </table:table-cell>
          <table:table-cell table:formula="of:=[.K194]-[.E194]" office:value-type="float" office:value="-9.16801357053743E-016">
            <text:p>-0</text:p>
          </table:table-cell>
          <table:table-cell table:formula="of:=100*([.K194]-[.D194])/[.D194]" office:value-type="float" office:value="3.80837082432226">
            <text:p>3.8083708243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371341853942651">
            <text:p>0.0037134185</text:p>
          </table:table-cell>
          <table:table-cell table:formula="of:=100*([.P194]-[.D194])/[.D194]" office:value-type="float" office:value="-195.142673313515">
            <text:p>-195.1426733135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19379216946901">
            <text:p>-0.0019379217</text:p>
          </table:table-cell>
          <table:table-cell office:value-type="float" office:value="0.0016081046478359">
            <text:p>0.0016081046</text:p>
          </table:table-cell>
          <table:table-cell office:value-type="float" office:value="-0.00354602634252601">
            <text:p>-0.0035460263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 table:formula="of:=1.01325*[.B195]" office:value-type="float" office:value="10.1325">
            <text:p>10.132500</text:p>
          </table:table-cell>
          <table:table-cell office:value-type="float" office:value="-0.004662">
            <text:p>-4.6620E-03</text:p>
          </table:table-cell>
          <table:table-cell table:formula="of:=[.$H$9]+[.$H$10]*[.A195]+[.$H$11]*[.A195]^2+[.$H$12]*[.A195]^3+[.$H$13]*[.A195]^4+[.$H$14]*[.A195]^5+[.$H$15]*[.A195]^6+[.$H$16]*[.C195]+[.$H$17]*[.A195]*[.C195]+[.$H$18]*[.A195]^2*[.C195]+[.$H$19]*[.A195]^3*[.C195]+[.$H$20]*[.A195]^4*[.C195]+[.$H$21]*[.A195]^5*[.C195]+[.$H$22]*[.A195]^6*[.C195]+[.$H$23]*[.C195]^2+[.$H$24]*[.A195]*[.C195]^2+[.$H$25]*[.A195]^2*[.C195]^2+[.$H$26]*[.A195]^3*[.C195]^2+[.$H$27]*[.A195]^4*[.C195]^2+[.$H$28]*[.A195]^5*[.C195]^2+[.$H$29]*[.A195]^6*[.C195]^2+[.$H$30]*[.C195]^3+[.$H$31]*[.A195]*[.C195]^3+[.$H$32]*[.A195]^2*[.C195]^3+[.$H$33]*[.A195]^3*[.C195]^3+[.$H$34]*[.A195]^4*[.C195]^3+[.$H$35]*[.A195]^5*[.C195]^3+[.$H$36]*[.A195]^6*[.C195]^3+[.$H$37]*[.C195]^4+[.$H$38]*[.A195]*[.C195]^4+[.$H$39]*[.A195]^2*[.C195]^4+[.$H$40]*[.A195]^3*[.C195]^4+[.$H$41]*[.A195]^4*[.C195]^4+[.$H$42]*[.A195]^5*[.C195]^4+[.$H$43]*[.A195]^6*[.C195]^4+[.$H$44]*[.C195]^5+[.$H$45]*[.A195]*[.C195]^5+[.$H$46]*[.A195]^2*[.C195]^5+[.$H$47]*[.A195]^3*[.C195]^5+[.$H$48]*[.A195]^4*[.C195]^5+[.$H$49]*[.A195]^5*[.C195]^5+[.$H$50]*[.A195]^6*[.C195]^5+[.$H$51]*[.C195]^6+[.$H$52]*[.A195]*[.C195]^6+[.$H$53]*[.A195]^2*[.C195]^6+[.$H$54]*[.A195]^3*[.C195]^6+[.$H$55]*[.A195]^4*[.C195]^6+[.$H$56]*[.A195]^5*[.C195]^6+[.$H$57]*[.A195]^6*[.C195]^6" office:value-type="float" office:value="-0.00495564357717849">
            <text:p>-4.9556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49556435771777">
            <text:p>-0.0049556436</text:p>
          </table:table-cell>
          <table:table-cell table:formula="of:=[.K195]-[.E195]" office:value-type="float" office:value="7.84095011141517E-016">
            <text:p>0</text:p>
          </table:table-cell>
          <table:table-cell table:formula="of:=100*([.K195]-[.D195])/[.D195]" office:value-type="float" office:value="6.29866102912279">
            <text:p>6.2986610291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470406297571431">
            <text:p>0.004704063</text:p>
          </table:table-cell>
          <table:table-cell table:formula="of:=100*([.P195]-[.D195])/[.D195]" office:value-type="float" office:value="-200.902251731324">
            <text:p>-200.9022517313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254748533110401">
            <text:p>-0.0025474853</text:p>
          </table:table-cell>
          <table:table-cell office:value-type="float" office:value="0.00217740166521264">
            <text:p>0.0021774017</text:p>
          </table:table-cell>
          <table:table-cell office:value-type="float" office:value="-0.00472488699631665">
            <text:p>-0.004724887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0">
            <text:p>10</text:p>
          </table:table-cell>
          <table:table-cell table:formula="of:=1.01325*[.B196]" office:value-type="float" office:value="10.1325">
            <text:p>10.132500</text:p>
          </table:table-cell>
          <table:table-cell office:value-type="float" office:value="-0.00571">
            <text:p>-5.7100E-03</text:p>
          </table:table-cell>
          <table:table-cell table:formula="of:=[.$H$9]+[.$H$10]*[.A196]+[.$H$11]*[.A196]^2+[.$H$12]*[.A196]^3+[.$H$13]*[.A196]^4+[.$H$14]*[.A196]^5+[.$H$15]*[.A196]^6+[.$H$16]*[.C196]+[.$H$17]*[.A196]*[.C196]+[.$H$18]*[.A196]^2*[.C196]+[.$H$19]*[.A196]^3*[.C196]+[.$H$20]*[.A196]^4*[.C196]+[.$H$21]*[.A196]^5*[.C196]+[.$H$22]*[.A196]^6*[.C196]+[.$H$23]*[.C196]^2+[.$H$24]*[.A196]*[.C196]^2+[.$H$25]*[.A196]^2*[.C196]^2+[.$H$26]*[.A196]^3*[.C196]^2+[.$H$27]*[.A196]^4*[.C196]^2+[.$H$28]*[.A196]^5*[.C196]^2+[.$H$29]*[.A196]^6*[.C196]^2+[.$H$30]*[.C196]^3+[.$H$31]*[.A196]*[.C196]^3+[.$H$32]*[.A196]^2*[.C196]^3+[.$H$33]*[.A196]^3*[.C196]^3+[.$H$34]*[.A196]^4*[.C196]^3+[.$H$35]*[.A196]^5*[.C196]^3+[.$H$36]*[.A196]^6*[.C196]^3+[.$H$37]*[.C196]^4+[.$H$38]*[.A196]*[.C196]^4+[.$H$39]*[.A196]^2*[.C196]^4+[.$H$40]*[.A196]^3*[.C196]^4+[.$H$41]*[.A196]^4*[.C196]^4+[.$H$42]*[.A196]^5*[.C196]^4+[.$H$43]*[.A196]^6*[.C196]^4+[.$H$44]*[.C196]^5+[.$H$45]*[.A196]*[.C196]^5+[.$H$46]*[.A196]^2*[.C196]^5+[.$H$47]*[.A196]^3*[.C196]^5+[.$H$48]*[.A196]^4*[.C196]^5+[.$H$49]*[.A196]^5*[.C196]^5+[.$H$50]*[.A196]^6*[.C196]^5+[.$H$51]*[.C196]^6+[.$H$52]*[.A196]*[.C196]^6+[.$H$53]*[.A196]^2*[.C196]^6+[.$H$54]*[.A196]^3*[.C196]^6+[.$H$55]*[.A196]^4*[.C196]^6+[.$H$56]*[.A196]^5*[.C196]^6+[.$H$57]*[.A196]^6*[.C196]^6" office:value-type="float" office:value="-0.00597249024929638">
            <text:p>-5.9725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597249024930339">
            <text:p>-0.0059724902</text:p>
          </table:table-cell>
          <table:table-cell table:formula="of:=[.K196]-[.E196]" office:value-type="float" office:value="-7.01522173685021E-015">
            <text:p>-0</text:p>
          </table:table-cell>
          <table:table-cell table:formula="of:=100*([.K196]-[.D196])/[.D196]" office:value-type="float" office:value="4.59702713315926">
            <text:p>4.5970271332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585895787725843">
            <text:p>0.0058589579</text:p>
          </table:table-cell>
          <table:table-cell table:formula="of:=100*([.P196]-[.D196])/[.D196]" office:value-type="float" office:value="-202.608719391566">
            <text:p>-202.6087193916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325087601521389">
            <text:p>-0.003250876</text:p>
          </table:table-cell>
          <table:table-cell office:value-type="float" office:value="0.00287517503547299">
            <text:p>0.002875175</text:p>
          </table:table-cell>
          <table:table-cell office:value-type="float" office:value="-0.00612605105068687">
            <text:p>-0.0061260511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0">
            <text:p>10</text:p>
          </table:table-cell>
          <table:table-cell table:formula="of:=1.01325*[.B197]" office:value-type="float" office:value="10.1325">
            <text:p>10.132500</text:p>
          </table:table-cell>
          <table:table-cell office:value-type="float" office:value="-0.006839">
            <text:p>-6.8390E-03</text:p>
          </table:table-cell>
          <table:table-cell table:formula="of:=[.$H$9]+[.$H$10]*[.A197]+[.$H$11]*[.A197]^2+[.$H$12]*[.A197]^3+[.$H$13]*[.A197]^4+[.$H$14]*[.A197]^5+[.$H$15]*[.A197]^6+[.$H$16]*[.C197]+[.$H$17]*[.A197]*[.C197]+[.$H$18]*[.A197]^2*[.C197]+[.$H$19]*[.A197]^3*[.C197]+[.$H$20]*[.A197]^4*[.C197]+[.$H$21]*[.A197]^5*[.C197]+[.$H$22]*[.A197]^6*[.C197]+[.$H$23]*[.C197]^2+[.$H$24]*[.A197]*[.C197]^2+[.$H$25]*[.A197]^2*[.C197]^2+[.$H$26]*[.A197]^3*[.C197]^2+[.$H$27]*[.A197]^4*[.C197]^2+[.$H$28]*[.A197]^5*[.C197]^2+[.$H$29]*[.A197]^6*[.C197]^2+[.$H$30]*[.C197]^3+[.$H$31]*[.A197]*[.C197]^3+[.$H$32]*[.A197]^2*[.C197]^3+[.$H$33]*[.A197]^3*[.C197]^3+[.$H$34]*[.A197]^4*[.C197]^3+[.$H$35]*[.A197]^5*[.C197]^3+[.$H$36]*[.A197]^6*[.C197]^3+[.$H$37]*[.C197]^4+[.$H$38]*[.A197]*[.C197]^4+[.$H$39]*[.A197]^2*[.C197]^4+[.$H$40]*[.A197]^3*[.C197]^4+[.$H$41]*[.A197]^4*[.C197]^4+[.$H$42]*[.A197]^5*[.C197]^4+[.$H$43]*[.A197]^6*[.C197]^4+[.$H$44]*[.C197]^5+[.$H$45]*[.A197]*[.C197]^5+[.$H$46]*[.A197]^2*[.C197]^5+[.$H$47]*[.A197]^3*[.C197]^5+[.$H$48]*[.A197]^4*[.C197]^5+[.$H$49]*[.A197]^5*[.C197]^5+[.$H$50]*[.A197]^6*[.C197]^5+[.$H$51]*[.C197]^6+[.$H$52]*[.A197]*[.C197]^6+[.$H$53]*[.A197]^2*[.C197]^6+[.$H$54]*[.A197]^3*[.C197]^6+[.$H$55]*[.A197]^4*[.C197]^6+[.$H$56]*[.A197]^5*[.C197]^6+[.$H$57]*[.A197]^6*[.C197]^6" office:value-type="float" office:value="-0.00711715522059639">
            <text:p>-7.1172E-0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0711715522059581">
            <text:p>-0.0071171552</text:p>
          </table:table-cell>
          <table:table-cell table:formula="of:=[.K197]-[.E197]" office:value-type="float" office:value="5.81999726190219E-016">
            <text:p>0</text:p>
          </table:table-cell>
          <table:table-cell table:formula="of:=100*([.K197]-[.D197])/[.D197]" office:value-type="float" office:value="4.06719141096369">
            <text:p>4.067191411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718985010323968">
            <text:p>0.0071898501</text:p>
          </table:table-cell>
          <table:table-cell table:formula="of:=100*([.P197]-[.D197])/[.D197]" office:value-type="float" office:value="-205.130137494366">
            <text:p>-205.1301374944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40516407132733">
            <text:p>-0.0040516407</text:p>
          </table:table-cell>
          <table:table-cell office:value-type="float" office:value="0.00371341853942651">
            <text:p>0.0037134185</text:p>
          </table:table-cell>
          <table:table-cell office:value-type="float" office:value="-0.00776505925269981">
            <text:p>-0.0077650593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0">
            <text:p>10</text:p>
          </table:table-cell>
          <table:table-cell table:formula="of:=1.01325*[.B198]" office:value-type="float" office:value="10.1325">
            <text:p>10.132500</text:p>
          </table:table-cell>
          <table:table-cell office:value-type="float" office:value="-0.00821">
            <text:p>-8.2100E-03</text:p>
          </table:table-cell>
          <table:table-cell table:formula="of:=[.$H$9]+[.$H$10]*[.A198]+[.$H$11]*[.A198]^2+[.$H$12]*[.A198]^3+[.$H$13]*[.A198]^4+[.$H$14]*[.A198]^5+[.$H$15]*[.A198]^6+[.$H$16]*[.C198]+[.$H$17]*[.A198]*[.C198]+[.$H$18]*[.A198]^2*[.C198]+[.$H$19]*[.A198]^3*[.C198]+[.$H$20]*[.A198]^4*[.C198]+[.$H$21]*[.A198]^5*[.C198]+[.$H$22]*[.A198]^6*[.C198]+[.$H$23]*[.C198]^2+[.$H$24]*[.A198]*[.C198]^2+[.$H$25]*[.A198]^2*[.C198]^2+[.$H$26]*[.A198]^3*[.C198]^2+[.$H$27]*[.A198]^4*[.C198]^2+[.$H$28]*[.A198]^5*[.C198]^2+[.$H$29]*[.A198]^6*[.C198]^2+[.$H$30]*[.C198]^3+[.$H$31]*[.A198]*[.C198]^3+[.$H$32]*[.A198]^2*[.C198]^3+[.$H$33]*[.A198]^3*[.C198]^3+[.$H$34]*[.A198]^4*[.C198]^3+[.$H$35]*[.A198]^5*[.C198]^3+[.$H$36]*[.A198]^6*[.C198]^3+[.$H$37]*[.C198]^4+[.$H$38]*[.A198]*[.C198]^4+[.$H$39]*[.A198]^2*[.C198]^4+[.$H$40]*[.A198]^3*[.C198]^4+[.$H$41]*[.A198]^4*[.C198]^4+[.$H$42]*[.A198]^5*[.C198]^4+[.$H$43]*[.A198]^6*[.C198]^4+[.$H$44]*[.C198]^5+[.$H$45]*[.A198]*[.C198]^5+[.$H$46]*[.A198]^2*[.C198]^5+[.$H$47]*[.A198]^3*[.C198]^5+[.$H$48]*[.A198]^4*[.C198]^5+[.$H$49]*[.A198]^5*[.C198]^5+[.$H$50]*[.A198]^6*[.C198]^5+[.$H$51]*[.C198]^6+[.$H$52]*[.A198]*[.C198]^6+[.$H$53]*[.A198]^2*[.C198]^6+[.$H$54]*[.A198]^3*[.C198]^6+[.$H$55]*[.A198]^4*[.C198]^6+[.$H$56]*[.A198]^5*[.C198]^6+[.$H$57]*[.A198]^6*[.C198]^6" office:value-type="float" office:value="-0.00841181224208797">
            <text:p>-8.4118E-03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0841181224209259">
            <text:p>-0.0084118122</text:p>
          </table:table-cell>
          <table:table-cell table:formula="of:=[.K198]-[.E198]" office:value-type="float" office:value="-4.62303806347819E-015">
            <text:p>-0</text:p>
          </table:table-cell>
          <table:table-cell table:formula="of:=100*([.K198]-[.D198])/[.D198]" office:value-type="float" office:value="2.45812718748585">
            <text:p>2.4581271875</text:p>
          </table:table-cell>
          <table:table-cell/>
          <table:table-cell office:value-type="float" office:value="1.5">
            <text:p>1.50</text:p>
          </table:table-cell>
          <table:table-cell office:value-type="float" office:value="0.00870835910845847">
            <text:p>0.0087083591</text:p>
          </table:table-cell>
          <table:table-cell table:formula="of:=100*([.P198]-[.D198])/[.D198]" office:value-type="float" office:value="-206.070147484269">
            <text:p>-206.0701474843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49556435771777">
            <text:p>-0.0049556436</text:p>
          </table:table-cell>
          <table:table-cell office:value-type="float" office:value="0.00470406297571431">
            <text:p>0.004704063</text:p>
          </table:table-cell>
          <table:table-cell office:value-type="float" office:value="-0.00965970655289202">
            <text:p>-0.0096597066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0">
            <text:p>10</text:p>
          </table:table-cell>
          <table:table-cell table:formula="of:=1.01325*[.B199]" office:value-type="float" office:value="10.1325">
            <text:p>10.132500</text:p>
          </table:table-cell>
          <table:table-cell office:value-type="float" office:value="-0.009789">
            <text:p>-9.7890E-03</text:p>
          </table:table-cell>
          <table:table-cell table:formula="of:=[.$H$9]+[.$H$10]*[.A199]+[.$H$11]*[.A199]^2+[.$H$12]*[.A199]^3+[.$H$13]*[.A199]^4+[.$H$14]*[.A199]^5+[.$H$15]*[.A199]^6+[.$H$16]*[.C199]+[.$H$17]*[.A199]*[.C199]+[.$H$18]*[.A199]^2*[.C199]+[.$H$19]*[.A199]^3*[.C199]+[.$H$20]*[.A199]^4*[.C199]+[.$H$21]*[.A199]^5*[.C199]+[.$H$22]*[.A199]^6*[.C199]+[.$H$23]*[.C199]^2+[.$H$24]*[.A199]*[.C199]^2+[.$H$25]*[.A199]^2*[.C199]^2+[.$H$26]*[.A199]^3*[.C199]^2+[.$H$27]*[.A199]^4*[.C199]^2+[.$H$28]*[.A199]^5*[.C199]^2+[.$H$29]*[.A199]^6*[.C199]^2+[.$H$30]*[.C199]^3+[.$H$31]*[.A199]*[.C199]^3+[.$H$32]*[.A199]^2*[.C199]^3+[.$H$33]*[.A199]^3*[.C199]^3+[.$H$34]*[.A199]^4*[.C199]^3+[.$H$35]*[.A199]^5*[.C199]^3+[.$H$36]*[.A199]^6*[.C199]^3+[.$H$37]*[.C199]^4+[.$H$38]*[.A199]*[.C199]^4+[.$H$39]*[.A199]^2*[.C199]^4+[.$H$40]*[.A199]^3*[.C199]^4+[.$H$41]*[.A199]^4*[.C199]^4+[.$H$42]*[.A199]^5*[.C199]^4+[.$H$43]*[.A199]^6*[.C199]^4+[.$H$44]*[.C199]^5+[.$H$45]*[.A199]*[.C199]^5+[.$H$46]*[.A199]^2*[.C199]^5+[.$H$47]*[.A199]^3*[.C199]^5+[.$H$48]*[.A199]^4*[.C199]^5+[.$H$49]*[.A199]^5*[.C199]^5+[.$H$50]*[.A199]^6*[.C199]^5+[.$H$51]*[.C199]^6+[.$H$52]*[.A199]*[.C199]^6+[.$H$53]*[.A199]^2*[.C199]^6+[.$H$54]*[.A199]^3*[.C199]^6+[.$H$55]*[.A199]^4*[.C199]^6+[.$H$56]*[.A199]^5*[.C199]^6+[.$H$57]*[.A199]^6*[.C199]^6" office:value-type="float" office:value="-0.00988786778957934">
            <text:p>-9.8879E-03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0988786778958491">
            <text:p>-0.0098878678</text:p>
          </table:table-cell>
          <table:table-cell table:formula="of:=[.K199]-[.E199]" office:value-type="float" office:value="-5.5649929109336E-015">
            <text:p>-0</text:p>
          </table:table-cell>
          <table:table-cell table:formula="of:=100*([.K199]-[.D199])/[.D199]" office:value-type="float" office:value="1.00998865650125">
            <text:p>1.0099886565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104259487124325">
            <text:p>0.0104259487</text:p>
          </table:table-cell>
          <table:table-cell table:formula="of:=100*([.P199]-[.D199])/[.D199]" office:value-type="float" office:value="-206.506780186255">
            <text:p>-206.5067801863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597249024930339">
            <text:p>-0.0059724902</text:p>
          </table:table-cell>
          <table:table-cell office:value-type="float" office:value="0.00585895787725843">
            <text:p>0.0058589579</text:p>
          </table:table-cell>
          <table:table-cell office:value-type="float" office:value="-0.0118314481265618">
            <text:p>-0.0118314481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0">
            <text:p>10</text:p>
          </table:table-cell>
          <table:table-cell table:formula="of:=1.01325*[.B200]" office:value-type="float" office:value="10.1325">
            <text:p>10.132500</text:p>
          </table:table-cell>
          <table:table-cell office:value-type="float" office:value="-0.01167">
            <text:p>-1.1670E-02</text:p>
          </table:table-cell>
          <table:table-cell table:formula="of:=[.$H$9]+[.$H$10]*[.A200]+[.$H$11]*[.A200]^2+[.$H$12]*[.A200]^3+[.$H$13]*[.A200]^4+[.$H$14]*[.A200]^5+[.$H$15]*[.A200]^6+[.$H$16]*[.C200]+[.$H$17]*[.A200]*[.C200]+[.$H$18]*[.A200]^2*[.C200]+[.$H$19]*[.A200]^3*[.C200]+[.$H$20]*[.A200]^4*[.C200]+[.$H$21]*[.A200]^5*[.C200]+[.$H$22]*[.A200]^6*[.C200]+[.$H$23]*[.C200]^2+[.$H$24]*[.A200]*[.C200]^2+[.$H$25]*[.A200]^2*[.C200]^2+[.$H$26]*[.A200]^3*[.C200]^2+[.$H$27]*[.A200]^4*[.C200]^2+[.$H$28]*[.A200]^5*[.C200]^2+[.$H$29]*[.A200]^6*[.C200]^2+[.$H$30]*[.C200]^3+[.$H$31]*[.A200]*[.C200]^3+[.$H$32]*[.A200]^2*[.C200]^3+[.$H$33]*[.A200]^3*[.C200]^3+[.$H$34]*[.A200]^4*[.C200]^3+[.$H$35]*[.A200]^5*[.C200]^3+[.$H$36]*[.A200]^6*[.C200]^3+[.$H$37]*[.C200]^4+[.$H$38]*[.A200]*[.C200]^4+[.$H$39]*[.A200]^2*[.C200]^4+[.$H$40]*[.A200]^3*[.C200]^4+[.$H$41]*[.A200]^4*[.C200]^4+[.$H$42]*[.A200]^5*[.C200]^4+[.$H$43]*[.A200]^6*[.C200]^4+[.$H$44]*[.C200]^5+[.$H$45]*[.A200]*[.C200]^5+[.$H$46]*[.A200]^2*[.C200]^5+[.$H$47]*[.A200]^3*[.C200]^5+[.$H$48]*[.A200]^4*[.C200]^5+[.$H$49]*[.A200]^5*[.C200]^5+[.$H$50]*[.A200]^6*[.C200]^5+[.$H$51]*[.C200]^6+[.$H$52]*[.A200]*[.C200]^6+[.$H$53]*[.A200]^2*[.C200]^6+[.$H$54]*[.A200]^3*[.C200]^6+[.$H$55]*[.A200]^4*[.C200]^6+[.$H$56]*[.A200]^5*[.C200]^6+[.$H$57]*[.A200]^6*[.C200]^6" office:value-type="float" office:value="-0.0115881975817844">
            <text:p>-1.1588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115881975817899">
            <text:p>-0.0115881976</text:p>
          </table:table-cell>
          <table:table-cell table:formula="of:=[.K200]-[.E200]" office:value-type="float" office:value="-5.50948175970234E-015">
            <text:p>-0</text:p>
          </table:table-cell>
          <table:table-cell table:formula="of:=100*([.K200]-[.D200])/[.D200]" office:value-type="float" office:value="-0.700963309427084">
            <text:p>-0.7009633094</text:p>
          </table:table-cell>
          <table:table-cell/>
          <table:table-cell office:value-type="float" office:value="1.6">
            <text:p>1.60</text:p>
          </table:table-cell>
          <table:table-cell office:value-type="float" office:value="0.0123538952157432">
            <text:p>0.0123538952</text:p>
          </table:table-cell>
          <table:table-cell table:formula="of:=100*([.P200]-[.D200])/[.D200]" office:value-type="float" office:value="-205.860284625049">
            <text:p>-205.860284625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711715522059581">
            <text:p>-0.0071171552</text:p>
          </table:table-cell>
          <table:table-cell office:value-type="float" office:value="0.00718985010323968">
            <text:p>0.0071898501</text:p>
          </table:table-cell>
          <table:table-cell office:value-type="float" office:value="-0.0143070053238355">
            <text:p>-0.0143070053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0">
            <text:p>10</text:p>
          </table:table-cell>
          <table:table-cell table:formula="of:=1.01325*[.B201]" office:value-type="float" office:value="10.1325">
            <text:p>10.132500</text:p>
          </table:table-cell>
          <table:table-cell office:value-type="float" office:value="-0.01389">
            <text:p>-1.3890E-02</text:p>
          </table:table-cell>
          <table:table-cell table:formula="of:=[.$H$9]+[.$H$10]*[.A201]+[.$H$11]*[.A201]^2+[.$H$12]*[.A201]^3+[.$H$13]*[.A201]^4+[.$H$14]*[.A201]^5+[.$H$15]*[.A201]^6+[.$H$16]*[.C201]+[.$H$17]*[.A201]*[.C201]+[.$H$18]*[.A201]^2*[.C201]+[.$H$19]*[.A201]^3*[.C201]+[.$H$20]*[.A201]^4*[.C201]+[.$H$21]*[.A201]^5*[.C201]+[.$H$22]*[.A201]^6*[.C201]+[.$H$23]*[.C201]^2+[.$H$24]*[.A201]*[.C201]^2+[.$H$25]*[.A201]^2*[.C201]^2+[.$H$26]*[.A201]^3*[.C201]^2+[.$H$27]*[.A201]^4*[.C201]^2+[.$H$28]*[.A201]^5*[.C201]^2+[.$H$29]*[.A201]^6*[.C201]^2+[.$H$30]*[.C201]^3+[.$H$31]*[.A201]*[.C201]^3+[.$H$32]*[.A201]^2*[.C201]^3+[.$H$33]*[.A201]^3*[.C201]^3+[.$H$34]*[.A201]^4*[.C201]^3+[.$H$35]*[.A201]^5*[.C201]^3+[.$H$36]*[.A201]^6*[.C201]^3+[.$H$37]*[.C201]^4+[.$H$38]*[.A201]*[.C201]^4+[.$H$39]*[.A201]^2*[.C201]^4+[.$H$40]*[.A201]^3*[.C201]^4+[.$H$41]*[.A201]^4*[.C201]^4+[.$H$42]*[.A201]^5*[.C201]^4+[.$H$43]*[.A201]^6*[.C201]^4+[.$H$44]*[.C201]^5+[.$H$45]*[.A201]*[.C201]^5+[.$H$46]*[.A201]^2*[.C201]^5+[.$H$47]*[.A201]^3*[.C201]^5+[.$H$48]*[.A201]^4*[.C201]^5+[.$H$49]*[.A201]^5*[.C201]^5+[.$H$50]*[.A201]^6*[.C201]^5+[.$H$51]*[.C201]^6+[.$H$52]*[.A201]*[.C201]^6+[.$H$53]*[.A201]^2*[.C201]^6+[.$H$54]*[.A201]^3*[.C201]^6+[.$H$55]*[.A201]^4*[.C201]^6+[.$H$56]*[.A201]^5*[.C201]^6+[.$H$57]*[.A201]^6*[.C201]^6" office:value-type="float" office:value="-0.0135695861517096">
            <text:p>-1.3570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135695861517017">
            <text:p>-0.0135695862</text:p>
          </table:table-cell>
          <table:table-cell table:formula="of:=[.K201]-[.E201]" office:value-type="float" office:value="7.9207473913101E-015">
            <text:p>0</text:p>
          </table:table-cell>
          <table:table-cell table:formula="of:=100*([.K201]-[.D201])/[.D201]" office:value-type="float" office:value="-2.3067951641347">
            <text:p>-2.3067951641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145032517414909">
            <text:p>0.0145032517</text:p>
          </table:table-cell>
          <table:table-cell table:formula="of:=100*([.P201]-[.D201])/[.D201]" office:value-type="float" office:value="-204.415059333987">
            <text:p>-204.415059334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841181224209259">
            <text:p>-0.0084118122</text:p>
          </table:table-cell>
          <table:table-cell office:value-type="float" office:value="0.00870835910845847">
            <text:p>0.0087083591</text:p>
          </table:table-cell>
          <table:table-cell office:value-type="float" office:value="-0.0171201713505511">
            <text:p>-0.0171201714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0">
            <text:p>10</text:p>
          </table:table-cell>
          <table:table-cell table:formula="of:=1.01325*[.B202]" office:value-type="float" office:value="10.1325">
            <text:p>10.132500</text:p>
          </table:table-cell>
          <table:table-cell office:value-type="float" office:value="-0.01647">
            <text:p>-1.6470E-02</text:p>
          </table:table-cell>
          <table:table-cell table:formula="of:=[.$H$9]+[.$H$10]*[.A202]+[.$H$11]*[.A202]^2+[.$H$12]*[.A202]^3+[.$H$13]*[.A202]^4+[.$H$14]*[.A202]^5+[.$H$15]*[.A202]^6+[.$H$16]*[.C202]+[.$H$17]*[.A202]*[.C202]+[.$H$18]*[.A202]^2*[.C202]+[.$H$19]*[.A202]^3*[.C202]+[.$H$20]*[.A202]^4*[.C202]+[.$H$21]*[.A202]^5*[.C202]+[.$H$22]*[.A202]^6*[.C202]+[.$H$23]*[.C202]^2+[.$H$24]*[.A202]*[.C202]^2+[.$H$25]*[.A202]^2*[.C202]^2+[.$H$26]*[.A202]^3*[.C202]^2+[.$H$27]*[.A202]^4*[.C202]^2+[.$H$28]*[.A202]^5*[.C202]^2+[.$H$29]*[.A202]^6*[.C202]^2+[.$H$30]*[.C202]^3+[.$H$31]*[.A202]*[.C202]^3+[.$H$32]*[.A202]^2*[.C202]^3+[.$H$33]*[.A202]^3*[.C202]^3+[.$H$34]*[.A202]^4*[.C202]^3+[.$H$35]*[.A202]^5*[.C202]^3+[.$H$36]*[.A202]^6*[.C202]^3+[.$H$37]*[.C202]^4+[.$H$38]*[.A202]*[.C202]^4+[.$H$39]*[.A202]^2*[.C202]^4+[.$H$40]*[.A202]^3*[.C202]^4+[.$H$41]*[.A202]^4*[.C202]^4+[.$H$42]*[.A202]^5*[.C202]^4+[.$H$43]*[.A202]^6*[.C202]^4+[.$H$44]*[.C202]^5+[.$H$45]*[.A202]*[.C202]^5+[.$H$46]*[.A202]^2*[.C202]^5+[.$H$47]*[.A202]^3*[.C202]^5+[.$H$48]*[.A202]^4*[.C202]^5+[.$H$49]*[.A202]^5*[.C202]^5+[.$H$50]*[.A202]^6*[.C202]^5+[.$H$51]*[.C202]^6+[.$H$52]*[.A202]*[.C202]^6+[.$H$53]*[.A202]^2*[.C202]^6+[.$H$54]*[.A202]^3*[.C202]^6+[.$H$55]*[.A202]^4*[.C202]^6+[.$H$56]*[.A202]^5*[.C202]^6+[.$H$57]*[.A202]^6*[.C202]^6" office:value-type="float" office:value="-0.0159053694713751">
            <text:p>-1.5905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159053694713759">
            <text:p>-0.0159053695</text:p>
          </table:table-cell>
          <table:table-cell table:formula="of:=[.K202]-[.E202]" office:value-type="float" office:value="-8.11850586757146E-016">
            <text:p>-0</text:p>
          </table:table-cell>
          <table:table-cell table:formula="of:=100*([.K202]-[.D202])/[.D202]" office:value-type="float" office:value="-3.42823636080212">
            <text:p>-3.4282363608</text:p>
          </table:table-cell>
          <table:table-cell/>
          <table:table-cell office:value-type="float" office:value="1.7">
            <text:p>1.70</text:p>
          </table:table-cell>
          <table:table-cell office:value-type="float" office:value="0.0168848087157534">
            <text:p>0.0168848087</text:p>
          </table:table-cell>
          <table:table-cell table:formula="of:=100*([.P202]-[.D202])/[.D202]" office:value-type="float" office:value="-202.518571437482">
            <text:p>-202.5185714375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0988786778958491">
            <text:p>-0.0098878678</text:p>
          </table:table-cell>
          <table:table-cell office:value-type="float" office:value="0.0104259487124325">
            <text:p>0.0104259487</text:p>
          </table:table-cell>
          <table:table-cell office:value-type="float" office:value="-0.0203138165020174">
            <text:p>-0.020313816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table:formula="of:=1.01325*[.B203]" office:value-type="float" office:value="10.1325">
            <text:p>10.132500</text:p>
          </table:table-cell>
          <table:table-cell office:value-type="float" office:value="-0.01977">
            <text:p>-1.9770E-02</text:p>
          </table:table-cell>
          <table:table-cell table:formula="of:=[.$H$9]+[.$H$10]*[.A203]+[.$H$11]*[.A203]^2+[.$H$12]*[.A203]^3+[.$H$13]*[.A203]^4+[.$H$14]*[.A203]^5+[.$H$15]*[.A203]^6+[.$H$16]*[.C203]+[.$H$17]*[.A203]*[.C203]+[.$H$18]*[.A203]^2*[.C203]+[.$H$19]*[.A203]^3*[.C203]+[.$H$20]*[.A203]^4*[.C203]+[.$H$21]*[.A203]^5*[.C203]+[.$H$22]*[.A203]^6*[.C203]+[.$H$23]*[.C203]^2+[.$H$24]*[.A203]*[.C203]^2+[.$H$25]*[.A203]^2*[.C203]^2+[.$H$26]*[.A203]^3*[.C203]^2+[.$H$27]*[.A203]^4*[.C203]^2+[.$H$28]*[.A203]^5*[.C203]^2+[.$H$29]*[.A203]^6*[.C203]^2+[.$H$30]*[.C203]^3+[.$H$31]*[.A203]*[.C203]^3+[.$H$32]*[.A203]^2*[.C203]^3+[.$H$33]*[.A203]^3*[.C203]^3+[.$H$34]*[.A203]^4*[.C203]^3+[.$H$35]*[.A203]^5*[.C203]^3+[.$H$36]*[.A203]^6*[.C203]^3+[.$H$37]*[.C203]^4+[.$H$38]*[.A203]*[.C203]^4+[.$H$39]*[.A203]^2*[.C203]^4+[.$H$40]*[.A203]^3*[.C203]^4+[.$H$41]*[.A203]^4*[.C203]^4+[.$H$42]*[.A203]^5*[.C203]^4+[.$H$43]*[.A203]^6*[.C203]^4+[.$H$44]*[.C203]^5+[.$H$45]*[.A203]*[.C203]^5+[.$H$46]*[.A203]^2*[.C203]^5+[.$H$47]*[.A203]^3*[.C203]^5+[.$H$48]*[.A203]^4*[.C203]^5+[.$H$49]*[.A203]^5*[.C203]^5+[.$H$50]*[.A203]^6*[.C203]^5+[.$H$51]*[.C203]^6+[.$H$52]*[.A203]*[.C203]^6+[.$H$53]*[.A203]^2*[.C203]^6+[.$H$54]*[.A203]^3*[.C203]^6+[.$H$55]*[.A203]^4*[.C203]^6+[.$H$56]*[.A203]^5*[.C203]^6+[.$H$57]*[.A203]^6*[.C203]^6" office:value-type="float" office:value="-0.0186882806298723">
            <text:p>-1.8688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186882806298784">
            <text:p>-0.0186882806</text:p>
          </table:table-cell>
          <table:table-cell table:formula="of:=[.K203]-[.E203]" office:value-type="float" office:value="-6.08540995372664E-015">
            <text:p>-0</text:p>
          </table:table-cell>
          <table:table-cell table:formula="of:=100*([.K203]-[.D203])/[.D203]" office:value-type="float" office:value="-5.47151932282069">
            <text:p>-5.4715193228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195090504431116">
            <text:p>0.0195090504</text:p>
          </table:table-cell>
          <table:table-cell table:formula="of:=100*([.P203]-[.D203])/[.D203]" office:value-type="float" office:value="-198.680073055699">
            <text:p>-198.6800730557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115881975817899">
            <text:p>-0.0115881976</text:p>
          </table:table-cell>
          <table:table-cell office:value-type="float" office:value="0.0123538952157432">
            <text:p>0.0123538952</text:p>
          </table:table-cell>
          <table:table-cell office:value-type="float" office:value="-0.023942092797533">
            <text:p>-0.0239420928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0">
            <text:p>10</text:p>
          </table:table-cell>
          <table:table-cell table:formula="of:=1.01325*[.B204]" office:value-type="float" office:value="10.1325">
            <text:p>10.132500</text:p>
          </table:table-cell>
          <table:table-cell office:value-type="float" office:value="-0.02307">
            <text:p>-2.3070E-02</text:p>
          </table:table-cell>
          <table:table-cell table:formula="of:=[.$H$9]+[.$H$10]*[.A204]+[.$H$11]*[.A204]^2+[.$H$12]*[.A204]^3+[.$H$13]*[.A204]^4+[.$H$14]*[.A204]^5+[.$H$15]*[.A204]^6+[.$H$16]*[.C204]+[.$H$17]*[.A204]*[.C204]+[.$H$18]*[.A204]^2*[.C204]+[.$H$19]*[.A204]^3*[.C204]+[.$H$20]*[.A204]^4*[.C204]+[.$H$21]*[.A204]^5*[.C204]+[.$H$22]*[.A204]^6*[.C204]+[.$H$23]*[.C204]^2+[.$H$24]*[.A204]*[.C204]^2+[.$H$25]*[.A204]^2*[.C204]^2+[.$H$26]*[.A204]^3*[.C204]^2+[.$H$27]*[.A204]^4*[.C204]^2+[.$H$28]*[.A204]^5*[.C204]^2+[.$H$29]*[.A204]^6*[.C204]^2+[.$H$30]*[.C204]^3+[.$H$31]*[.A204]*[.C204]^3+[.$H$32]*[.A204]^2*[.C204]^3+[.$H$33]*[.A204]^3*[.C204]^3+[.$H$34]*[.A204]^4*[.C204]^3+[.$H$35]*[.A204]^5*[.C204]^3+[.$H$36]*[.A204]^6*[.C204]^3+[.$H$37]*[.C204]^4+[.$H$38]*[.A204]*[.C204]^4+[.$H$39]*[.A204]^2*[.C204]^4+[.$H$40]*[.A204]^3*[.C204]^4+[.$H$41]*[.A204]^4*[.C204]^4+[.$H$42]*[.A204]^5*[.C204]^4+[.$H$43]*[.A204]^6*[.C204]^4+[.$H$44]*[.C204]^5+[.$H$45]*[.A204]*[.C204]^5+[.$H$46]*[.A204]^2*[.C204]^5+[.$H$47]*[.A204]^3*[.C204]^5+[.$H$48]*[.A204]^4*[.C204]^5+[.$H$49]*[.A204]^5*[.C204]^5+[.$H$50]*[.A204]^6*[.C204]^5+[.$H$51]*[.C204]^6+[.$H$52]*[.A204]*[.C204]^6+[.$H$53]*[.A204]^2*[.C204]^6+[.$H$54]*[.A204]^3*[.C204]^6+[.$H$55]*[.A204]^4*[.C204]^6+[.$H$56]*[.A204]^5*[.C204]^6+[.$H$57]*[.A204]^6*[.C204]^6" office:value-type="float" office:value="-0.0220334985647184">
            <text:p>-2.2033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220334985647022">
            <text:p>-0.0220334986</text:p>
          </table:table-cell>
          <table:table-cell table:formula="of:=[.K204]-[.E204]" office:value-type="float" office:value="0.0000000000000162057867125753">
            <text:p>0</text:p>
          </table:table-cell>
          <table:table-cell table:formula="of:=100*([.K204]-[.D204])/[.D204]" office:value-type="float" office:value="-4.4928540758466">
            <text:p>-4.4928540758</text:p>
          </table:table-cell>
          <table:table-cell/>
          <table:table-cell office:value-type="float" office:value="1.8">
            <text:p>1.80</text:p>
          </table:table-cell>
          <table:table-cell office:value-type="float" office:value="0.0223861077819632">
            <text:p>0.0223861078</text:p>
          </table:table-cell>
          <table:table-cell table:formula="of:=100*([.P204]-[.D204])/[.D204]" office:value-type="float" office:value="-197.035577728492">
            <text:p>-197.0355777285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135695861517017">
            <text:p>-0.0135695862</text:p>
          </table:table-cell>
          <table:table-cell office:value-type="float" office:value="0.0145032517414909">
            <text:p>0.0145032517</text:p>
          </table:table-cell>
          <table:table-cell office:value-type="float" office:value="-0.0280728378931925">
            <text:p>-0.0280728379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0">
            <text:p>10</text:p>
          </table:table-cell>
          <table:table-cell table:formula="of:=1.01325*[.B205]" office:value-type="float" office:value="10.1325">
            <text:p>10.132500</text:p>
          </table:table-cell>
          <table:table-cell office:value-type="float" office:value="-0.0253">
            <text:p>-2.5300E-02</text:p>
          </table:table-cell>
          <table:table-cell table:formula="of:=[.$H$9]+[.$H$10]*[.A205]+[.$H$11]*[.A205]^2+[.$H$12]*[.A205]^3+[.$H$13]*[.A205]^4+[.$H$14]*[.A205]^5+[.$H$15]*[.A205]^6+[.$H$16]*[.C205]+[.$H$17]*[.A205]*[.C205]+[.$H$18]*[.A205]^2*[.C205]+[.$H$19]*[.A205]^3*[.C205]+[.$H$20]*[.A205]^4*[.C205]+[.$H$21]*[.A205]^5*[.C205]+[.$H$22]*[.A205]^6*[.C205]+[.$H$23]*[.C205]^2+[.$H$24]*[.A205]*[.C205]^2+[.$H$25]*[.A205]^2*[.C205]^2+[.$H$26]*[.A205]^3*[.C205]^2+[.$H$27]*[.A205]^4*[.C205]^2+[.$H$28]*[.A205]^5*[.C205]^2+[.$H$29]*[.A205]^6*[.C205]^2+[.$H$30]*[.C205]^3+[.$H$31]*[.A205]*[.C205]^3+[.$H$32]*[.A205]^2*[.C205]^3+[.$H$33]*[.A205]^3*[.C205]^3+[.$H$34]*[.A205]^4*[.C205]^3+[.$H$35]*[.A205]^5*[.C205]^3+[.$H$36]*[.A205]^6*[.C205]^3+[.$H$37]*[.C205]^4+[.$H$38]*[.A205]*[.C205]^4+[.$H$39]*[.A205]^2*[.C205]^4+[.$H$40]*[.A205]^3*[.C205]^4+[.$H$41]*[.A205]^4*[.C205]^4+[.$H$42]*[.A205]^5*[.C205]^4+[.$H$43]*[.A205]^6*[.C205]^4+[.$H$44]*[.C205]^5+[.$H$45]*[.A205]*[.C205]^5+[.$H$46]*[.A205]^2*[.C205]^5+[.$H$47]*[.A205]^3*[.C205]^5+[.$H$48]*[.A205]^4*[.C205]^5+[.$H$49]*[.A205]^5*[.C205]^5+[.$H$50]*[.A205]^6*[.C205]^5+[.$H$51]*[.C205]^6+[.$H$52]*[.A205]*[.C205]^6+[.$H$53]*[.A205]^2*[.C205]^6+[.$H$54]*[.A205]^3*[.C205]^6+[.$H$55]*[.A205]^4*[.C205]^6+[.$H$56]*[.A205]^5*[.C205]^6+[.$H$57]*[.A205]^6*[.C205]^6" office:value-type="float" office:value="-0.0260818998464938">
            <text:p>-2.6082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260818998465012">
            <text:p>-0.0260818998</text:p>
          </table:table-cell>
          <table:table-cell table:formula="of:=[.K205]-[.E205]" office:value-type="float" office:value="-7.38298311375729E-015">
            <text:p>-0</text:p>
          </table:table-cell>
          <table:table-cell table:formula="of:=100*([.K205]-[.D205])/[.D205]" office:value-type="float" office:value="3.09051322727756">
            <text:p>3.0905132273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255257069797469">
            <text:p>0.025525707</text:p>
          </table:table-cell>
          <table:table-cell table:formula="of:=100*([.P205]-[.D205])/[.D205]" office:value-type="float" office:value="-200.892122449592">
            <text:p>-200.8921224496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159053694713759">
            <text:p>-0.0159053695</text:p>
          </table:table-cell>
          <table:table-cell office:value-type="float" office:value="0.0168848087157534">
            <text:p>0.0168848087</text:p>
          </table:table-cell>
          <table:table-cell office:value-type="float" office:value="-0.0327901781871292">
            <text:p>-0.0327901782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0">
            <text:p>10</text:p>
          </table:table-cell>
          <table:table-cell table:formula="of:=1.01325*[.B206]" office:value-type="float" office:value="10.1325">
            <text:p>10.132500</text:p>
          </table:table-cell>
          <table:table-cell office:value-type="float" office:value="-0.02978">
            <text:p>-2.9780E-02</text:p>
          </table:table-cell>
          <table:table-cell table:formula="of:=[.$H$9]+[.$H$10]*[.A206]+[.$H$11]*[.A206]^2+[.$H$12]*[.A206]^3+[.$H$13]*[.A206]^4+[.$H$14]*[.A206]^5+[.$H$15]*[.A206]^6+[.$H$16]*[.C206]+[.$H$17]*[.A206]*[.C206]+[.$H$18]*[.A206]^2*[.C206]+[.$H$19]*[.A206]^3*[.C206]+[.$H$20]*[.A206]^4*[.C206]+[.$H$21]*[.A206]^5*[.C206]+[.$H$22]*[.A206]^6*[.C206]+[.$H$23]*[.C206]^2+[.$H$24]*[.A206]*[.C206]^2+[.$H$25]*[.A206]^2*[.C206]^2+[.$H$26]*[.A206]^3*[.C206]^2+[.$H$27]*[.A206]^4*[.C206]^2+[.$H$28]*[.A206]^5*[.C206]^2+[.$H$29]*[.A206]^6*[.C206]^2+[.$H$30]*[.C206]^3+[.$H$31]*[.A206]*[.C206]^3+[.$H$32]*[.A206]^2*[.C206]^3+[.$H$33]*[.A206]^3*[.C206]^3+[.$H$34]*[.A206]^4*[.C206]^3+[.$H$35]*[.A206]^5*[.C206]^3+[.$H$36]*[.A206]^6*[.C206]^3+[.$H$37]*[.C206]^4+[.$H$38]*[.A206]*[.C206]^4+[.$H$39]*[.A206]^2*[.C206]^4+[.$H$40]*[.A206]^3*[.C206]^4+[.$H$41]*[.A206]^4*[.C206]^4+[.$H$42]*[.A206]^5*[.C206]^4+[.$H$43]*[.A206]^6*[.C206]^4+[.$H$44]*[.C206]^5+[.$H$45]*[.A206]*[.C206]^5+[.$H$46]*[.A206]^2*[.C206]^5+[.$H$47]*[.A206]^3*[.C206]^5+[.$H$48]*[.A206]^4*[.C206]^5+[.$H$49]*[.A206]^5*[.C206]^5+[.$H$50]*[.A206]^6*[.C206]^5+[.$H$51]*[.C206]^6+[.$H$52]*[.A206]*[.C206]^6+[.$H$53]*[.A206]^2*[.C206]^6+[.$H$54]*[.A206]^3*[.C206]^6+[.$H$55]*[.A206]^4*[.C206]^6+[.$H$56]*[.A206]^5*[.C206]^6+[.$H$57]*[.A206]^6*[.C206]^6" office:value-type="float" office:value="-0.0310035135169276">
            <text:p>-3.1004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31003513516933">
            <text:p>-0.0310035135</text:p>
          </table:table-cell>
          <table:table-cell table:formula="of:=[.K206]-[.E206]" office:value-type="float" office:value="-5.43662337371131E-015">
            <text:p>-0</text:p>
          </table:table-cell>
          <table:table-cell table:formula="of:=100*([.K206]-[.D206])/[.D206]" office:value-type="float" office:value="4.1085074443688">
            <text:p>4.1085074444</text:p>
          </table:table-cell>
          <table:table-cell/>
          <table:table-cell office:value-type="float" office:value="1.9">
            <text:p>1.90</text:p>
          </table:table-cell>
          <table:table-cell office:value-type="float" office:value="0.0289371147904531">
            <text:p>0.0289371148</text:p>
          </table:table-cell>
          <table:table-cell table:formula="of:=100*([.P206]-[.D206])/[.D206]" office:value-type="float" office:value="-197.169626562972">
            <text:p>-197.169626563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186882806298784">
            <text:p>-0.0186882806</text:p>
          </table:table-cell>
          <table:table-cell office:value-type="float" office:value="0.0195090504431116">
            <text:p>0.0195090504</text:p>
          </table:table-cell>
          <table:table-cell office:value-type="float" office:value="-0.03819733107299">
            <text:p>-0.0381973311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0">
            <text:p>10</text:p>
          </table:table-cell>
          <table:table-cell table:formula="of:=1.01325*[.B207]" office:value-type="float" office:value="10.1325">
            <text:p>10.132500</text:p>
          </table:table-cell>
          <table:table-cell office:value-type="float" office:value="-0.03652">
            <text:p>-3.6520E-02</text:p>
          </table:table-cell>
          <table:table-cell table:formula="of:=[.$H$9]+[.$H$10]*[.A207]+[.$H$11]*[.A207]^2+[.$H$12]*[.A207]^3+[.$H$13]*[.A207]^4+[.$H$14]*[.A207]^5+[.$H$15]*[.A207]^6+[.$H$16]*[.C207]+[.$H$17]*[.A207]*[.C207]+[.$H$18]*[.A207]^2*[.C207]+[.$H$19]*[.A207]^3*[.C207]+[.$H$20]*[.A207]^4*[.C207]+[.$H$21]*[.A207]^5*[.C207]+[.$H$22]*[.A207]^6*[.C207]+[.$H$23]*[.C207]^2+[.$H$24]*[.A207]*[.C207]^2+[.$H$25]*[.A207]^2*[.C207]^2+[.$H$26]*[.A207]^3*[.C207]^2+[.$H$27]*[.A207]^4*[.C207]^2+[.$H$28]*[.A207]^5*[.C207]^2+[.$H$29]*[.A207]^6*[.C207]^2+[.$H$30]*[.C207]^3+[.$H$31]*[.A207]*[.C207]^3+[.$H$32]*[.A207]^2*[.C207]^3+[.$H$33]*[.A207]^3*[.C207]^3+[.$H$34]*[.A207]^4*[.C207]^3+[.$H$35]*[.A207]^5*[.C207]^3+[.$H$36]*[.A207]^6*[.C207]^3+[.$H$37]*[.C207]^4+[.$H$38]*[.A207]*[.C207]^4+[.$H$39]*[.A207]^2*[.C207]^4+[.$H$40]*[.A207]^3*[.C207]^4+[.$H$41]*[.A207]^4*[.C207]^4+[.$H$42]*[.A207]^5*[.C207]^4+[.$H$43]*[.A207]^6*[.C207]^4+[.$H$44]*[.C207]^5+[.$H$45]*[.A207]*[.C207]^5+[.$H$46]*[.A207]^2*[.C207]^5+[.$H$47]*[.A207]^3*[.C207]^5+[.$H$48]*[.A207]^4*[.C207]^5+[.$H$49]*[.A207]^5*[.C207]^5+[.$H$50]*[.A207]^6*[.C207]^5+[.$H$51]*[.C207]^6+[.$H$52]*[.A207]*[.C207]^6+[.$H$53]*[.A207]^2*[.C207]^6+[.$H$54]*[.A207]^3*[.C207]^6+[.$H$55]*[.A207]^4*[.C207]^6+[.$H$56]*[.A207]^5*[.C207]^6+[.$H$57]*[.A207]^6*[.C207]^6" office:value-type="float" office:value="-0.0370011789801306">
            <text:p>-3.7001E-02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-0.0370011789801481">
            <text:p>-0.037001179</text:p>
          </table:table-cell>
          <table:table-cell table:formula="of:=[.K207]-[.E207]" office:value-type="float" office:value="-0.0000000000000174860126378462">
            <text:p>-0</text:p>
          </table:table-cell>
          <table:table-cell table:formula="of:=100*([.K207]-[.D207])/[.D207]" office:value-type="float" office:value="1.31757661595863">
            <text:p>1.317576616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326290800658264">
            <text:p>0.0326290801</text:p>
          </table:table-cell>
          <table:table-cell table:formula="of:=100*([.P207]-[.D207])/[.D207]" office:value-type="float" office:value="-189.345783312778">
            <text:p>-189.3457833128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220334985647022">
            <text:p>-0.0220334986</text:p>
          </table:table-cell>
          <table:table-cell office:value-type="float" office:value="0.0223861077819632">
            <text:p>0.0223861078</text:p>
          </table:table-cell>
          <table:table-cell office:value-type="float" office:value="-0.0444196063466653">
            <text:p>-0.0444196063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10">
            <text:p>10</text:p>
          </table:table-cell>
          <table:table-cell table:formula="of:=1.01325*[.B208]" office:value-type="float" office:value="10.1325">
            <text:p>10.132500</text:p>
          </table:table-cell>
          <table:table-cell office:value-type="float" office:value="-0.04564">
            <text:p>-4.5640E-02</text:p>
          </table:table-cell>
          <table:table-cell table:formula="of:=[.$H$9]+[.$H$10]*[.A208]+[.$H$11]*[.A208]^2+[.$H$12]*[.A208]^3+[.$H$13]*[.A208]^4+[.$H$14]*[.A208]^5+[.$H$15]*[.A208]^6+[.$H$16]*[.C208]+[.$H$17]*[.A208]*[.C208]+[.$H$18]*[.A208]^2*[.C208]+[.$H$19]*[.A208]^3*[.C208]+[.$H$20]*[.A208]^4*[.C208]+[.$H$21]*[.A208]^5*[.C208]+[.$H$22]*[.A208]^6*[.C208]+[.$H$23]*[.C208]^2+[.$H$24]*[.A208]*[.C208]^2+[.$H$25]*[.A208]^2*[.C208]^2+[.$H$26]*[.A208]^3*[.C208]^2+[.$H$27]*[.A208]^4*[.C208]^2+[.$H$28]*[.A208]^5*[.C208]^2+[.$H$29]*[.A208]^6*[.C208]^2+[.$H$30]*[.C208]^3+[.$H$31]*[.A208]*[.C208]^3+[.$H$32]*[.A208]^2*[.C208]^3+[.$H$33]*[.A208]^3*[.C208]^3+[.$H$34]*[.A208]^4*[.C208]^3+[.$H$35]*[.A208]^5*[.C208]^3+[.$H$36]*[.A208]^6*[.C208]^3+[.$H$37]*[.C208]^4+[.$H$38]*[.A208]*[.C208]^4+[.$H$39]*[.A208]^2*[.C208]^4+[.$H$40]*[.A208]^3*[.C208]^4+[.$H$41]*[.A208]^4*[.C208]^4+[.$H$42]*[.A208]^5*[.C208]^4+[.$H$43]*[.A208]^6*[.C208]^4+[.$H$44]*[.C208]^5+[.$H$45]*[.A208]*[.C208]^5+[.$H$46]*[.A208]^2*[.C208]^5+[.$H$47]*[.A208]^3*[.C208]^5+[.$H$48]*[.A208]^4*[.C208]^5+[.$H$49]*[.A208]^5*[.C208]^5+[.$H$50]*[.A208]^6*[.C208]^5+[.$H$51]*[.C208]^6+[.$H$52]*[.A208]*[.C208]^6+[.$H$53]*[.A208]^2*[.C208]^6+[.$H$54]*[.A208]^3*[.C208]^6+[.$H$55]*[.A208]^4*[.C208]^6+[.$H$56]*[.A208]^5*[.C208]^6+[.$H$57]*[.A208]^6*[.C208]^6" office:value-type="float" office:value="-0.0443144069472524">
            <text:p>-4.4314E-02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-0.0443144069472635">
            <text:p>-0.0443144069</text:p>
          </table:table-cell>
          <table:table-cell table:formula="of:=[.K208]-[.E208]" office:value-type="float" office:value="-0.0000000000000110467190950203">
            <text:p>-0</text:p>
          </table:table-cell>
          <table:table-cell table:formula="of:=100*([.K208]-[.D208])/[.D208]" office:value-type="float" office:value="-2.90445454149111">
            <text:p>-2.9044545415</text:p>
          </table:table-cell>
          <table:table-cell/>
          <table:table-cell office:value-type="float" office:value="2">
            <text:p>2.00</text:p>
          </table:table-cell>
          <table:table-cell office:value-type="float" office:value="0.036609772087207">
            <text:p>0.0366097721</text:p>
          </table:table-cell>
          <table:table-cell table:formula="of:=100*([.P208]-[.D208])/[.D208]" office:value-type="float" office:value="-180.214224555668">
            <text:p>-180.2142245557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260818998465012">
            <text:p>-0.0260818998</text:p>
          </table:table-cell>
          <table:table-cell office:value-type="float" office:value="0.0255257069797469">
            <text:p>0.025525707</text:p>
          </table:table-cell>
          <table:table-cell office:value-type="float" office:value="-0.0516076068262481">
            <text:p>-0.0516076068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2.5">
            <text:p>12.5</text:p>
          </table:table-cell>
          <table:table-cell table:formula="of:=1.01325*[.B209]" office:value-type="float" office:value="12.665625">
            <text:p>12.665625</text:p>
          </table:table-cell>
          <table:table-cell office:value-type="float" office:value="0.0000002219">
            <text:p>2.2190E-07</text:p>
          </table:table-cell>
          <table:table-cell table:formula="of:=[.$H$9]+[.$H$10]*[.A209]+[.$H$11]*[.A209]^2+[.$H$12]*[.A209]^3+[.$H$13]*[.A209]^4+[.$H$14]*[.A209]^5+[.$H$15]*[.A209]^6+[.$H$16]*[.C209]+[.$H$17]*[.A209]*[.C209]+[.$H$18]*[.A209]^2*[.C209]+[.$H$19]*[.A209]^3*[.C209]+[.$H$20]*[.A209]^4*[.C209]+[.$H$21]*[.A209]^5*[.C209]+[.$H$22]*[.A209]^6*[.C209]+[.$H$23]*[.C209]^2+[.$H$24]*[.A209]*[.C209]^2+[.$H$25]*[.A209]^2*[.C209]^2+[.$H$26]*[.A209]^3*[.C209]^2+[.$H$27]*[.A209]^4*[.C209]^2+[.$H$28]*[.A209]^5*[.C209]^2+[.$H$29]*[.A209]^6*[.C209]^2+[.$H$30]*[.C209]^3+[.$H$31]*[.A209]*[.C209]^3+[.$H$32]*[.A209]^2*[.C209]^3+[.$H$33]*[.A209]^3*[.C209]^3+[.$H$34]*[.A209]^4*[.C209]^3+[.$H$35]*[.A209]^5*[.C209]^3+[.$H$36]*[.A209]^6*[.C209]^3+[.$H$37]*[.C209]^4+[.$H$38]*[.A209]*[.C209]^4+[.$H$39]*[.A209]^2*[.C209]^4+[.$H$40]*[.A209]^3*[.C209]^4+[.$H$41]*[.A209]^4*[.C209]^4+[.$H$42]*[.A209]^5*[.C209]^4+[.$H$43]*[.A209]^6*[.C209]^4+[.$H$44]*[.C209]^5+[.$H$45]*[.A209]*[.C209]^5+[.$H$46]*[.A209]^2*[.C209]^5+[.$H$47]*[.A209]^3*[.C209]^5+[.$H$48]*[.A209]^4*[.C209]^5+[.$H$49]*[.A209]^5*[.C209]^5+[.$H$50]*[.A209]^6*[.C209]^5+[.$H$51]*[.C209]^6+[.$H$52]*[.A209]*[.C209]^6+[.$H$53]*[.A209]^2*[.C209]^6+[.$H$54]*[.A209]^3*[.C209]^6+[.$H$55]*[.A209]^4*[.C209]^6+[.$H$56]*[.A209]^5*[.C209]^6+[.$H$57]*[.A209]^6*[.C209]^6" office:value-type="float" office:value="-0.000340289765649429">
            <text:p>-3.4029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340289765649441">
            <text:p>-0.0003402898</text:p>
          </table:table-cell>
          <table:table-cell table:formula="of:=[.K209]-[.E209]" office:value-type="float" office:value="-1.18720137887163E-017">
            <text:p>-0</text:p>
          </table:table-cell>
          <table:table-cell table:formula="of:=100*([.K209]-[.D209])/[.D209]" office:value-type="float" office:value="-153452.756038504">
            <text:p>-153452.756038504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238525147515524">
            <text:p>-0.0023852515</text:p>
          </table:table-cell>
          <table:table-cell table:formula="of:=100*([.P209]-[.D209])/[.D209]" office:value-type="float" office:value="-1075021.80043048">
            <text:p>-1075021.80043048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31003513516933">
            <text:p>-0.0310035135</text:p>
          </table:table-cell>
          <table:table-cell office:value-type="float" office:value="0.0289371147904531">
            <text:p>0.0289371148</text:p>
          </table:table-cell>
          <table:table-cell office:value-type="float" office:value="-0.0599406283073861">
            <text:p>-0.0599406283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2.5">
            <text:p>12.5</text:p>
          </table:table-cell>
          <table:table-cell table:formula="of:=1.01325*[.B210]" office:value-type="float" office:value="12.665625">
            <text:p>12.665625</text:p>
          </table:table-cell>
          <table:table-cell office:value-type="float" office:value="0.0000007478">
            <text:p>7.4780E-07</text:p>
          </table:table-cell>
          <table:table-cell table:formula="of:=[.$H$9]+[.$H$10]*[.A210]+[.$H$11]*[.A210]^2+[.$H$12]*[.A210]^3+[.$H$13]*[.A210]^4+[.$H$14]*[.A210]^5+[.$H$15]*[.A210]^6+[.$H$16]*[.C210]+[.$H$17]*[.A210]*[.C210]+[.$H$18]*[.A210]^2*[.C210]+[.$H$19]*[.A210]^3*[.C210]+[.$H$20]*[.A210]^4*[.C210]+[.$H$21]*[.A210]^5*[.C210]+[.$H$22]*[.A210]^6*[.C210]+[.$H$23]*[.C210]^2+[.$H$24]*[.A210]*[.C210]^2+[.$H$25]*[.A210]^2*[.C210]^2+[.$H$26]*[.A210]^3*[.C210]^2+[.$H$27]*[.A210]^4*[.C210]^2+[.$H$28]*[.A210]^5*[.C210]^2+[.$H$29]*[.A210]^6*[.C210]^2+[.$H$30]*[.C210]^3+[.$H$31]*[.A210]*[.C210]^3+[.$H$32]*[.A210]^2*[.C210]^3+[.$H$33]*[.A210]^3*[.C210]^3+[.$H$34]*[.A210]^4*[.C210]^3+[.$H$35]*[.A210]^5*[.C210]^3+[.$H$36]*[.A210]^6*[.C210]^3+[.$H$37]*[.C210]^4+[.$H$38]*[.A210]*[.C210]^4+[.$H$39]*[.A210]^2*[.C210]^4+[.$H$40]*[.A210]^3*[.C210]^4+[.$H$41]*[.A210]^4*[.C210]^4+[.$H$42]*[.A210]^5*[.C210]^4+[.$H$43]*[.A210]^6*[.C210]^4+[.$H$44]*[.C210]^5+[.$H$45]*[.A210]*[.C210]^5+[.$H$46]*[.A210]^2*[.C210]^5+[.$H$47]*[.A210]^3*[.C210]^5+[.$H$48]*[.A210]^4*[.C210]^5+[.$H$49]*[.A210]^5*[.C210]^5+[.$H$50]*[.A210]^6*[.C210]^5+[.$H$51]*[.C210]^6+[.$H$52]*[.A210]*[.C210]^6+[.$H$53]*[.A210]^2*[.C210]^6+[.$H$54]*[.A210]^3*[.C210]^6+[.$H$55]*[.A210]^4*[.C210]^6+[.$H$56]*[.A210]^5*[.C210]^6+[.$H$57]*[.A210]^6*[.C210]^6" office:value-type="float" office:value="0.000116287123825389">
            <text:p>1.1629E-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00116287123825323">
            <text:p>0.0001162871</text:p>
          </table:table-cell>
          <table:table-cell table:formula="of:=[.K210]-[.E210]" office:value-type="float" office:value="-6.58517294513383E-017">
            <text:p>-0</text:p>
          </table:table-cell>
          <table:table-cell table:formula="of:=100*([.K210]-[.D210])/[.D210]" office:value-type="float" office:value="15450.5648335548">
            <text:p>15450.5648335548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161341642506779">
            <text:p>-0.0016134164</text:p>
          </table:table-cell>
          <table:table-cell table:formula="of:=100*([.P210]-[.D210])/[.D210]" office:value-type="float" office:value="-215855.071552259">
            <text:p>-215855.071552259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370011789801481">
            <text:p>-0.037001179</text:p>
          </table:table-cell>
          <table:table-cell office:value-type="float" office:value="0.0326290800658264">
            <text:p>0.0326290801</text:p>
          </table:table-cell>
          <table:table-cell office:value-type="float" office:value="-0.0696302590459745">
            <text:p>-0.069630259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2.5">
            <text:p>12.5</text:p>
          </table:table-cell>
          <table:table-cell table:formula="of:=1.01325*[.B211]" office:value-type="float" office:value="12.665625">
            <text:p>12.665625</text:p>
          </table:table-cell>
          <table:table-cell office:value-type="float" office:value="0.00000177">
            <text:p>1.7700E-06</text:p>
          </table:table-cell>
          <table:table-cell table:formula="of:=[.$H$9]+[.$H$10]*[.A211]+[.$H$11]*[.A211]^2+[.$H$12]*[.A211]^3+[.$H$13]*[.A211]^4+[.$H$14]*[.A211]^5+[.$H$15]*[.A211]^6+[.$H$16]*[.C211]+[.$H$17]*[.A211]*[.C211]+[.$H$18]*[.A211]^2*[.C211]+[.$H$19]*[.A211]^3*[.C211]+[.$H$20]*[.A211]^4*[.C211]+[.$H$21]*[.A211]^5*[.C211]+[.$H$22]*[.A211]^6*[.C211]+[.$H$23]*[.C211]^2+[.$H$24]*[.A211]*[.C211]^2+[.$H$25]*[.A211]^2*[.C211]^2+[.$H$26]*[.A211]^3*[.C211]^2+[.$H$27]*[.A211]^4*[.C211]^2+[.$H$28]*[.A211]^5*[.C211]^2+[.$H$29]*[.A211]^6*[.C211]^2+[.$H$30]*[.C211]^3+[.$H$31]*[.A211]*[.C211]^3+[.$H$32]*[.A211]^2*[.C211]^3+[.$H$33]*[.A211]^3*[.C211]^3+[.$H$34]*[.A211]^4*[.C211]^3+[.$H$35]*[.A211]^5*[.C211]^3+[.$H$36]*[.A211]^6*[.C211]^3+[.$H$37]*[.C211]^4+[.$H$38]*[.A211]*[.C211]^4+[.$H$39]*[.A211]^2*[.C211]^4+[.$H$40]*[.A211]^3*[.C211]^4+[.$H$41]*[.A211]^4*[.C211]^4+[.$H$42]*[.A211]^5*[.C211]^4+[.$H$43]*[.A211]^6*[.C211]^4+[.$H$44]*[.C211]^5+[.$H$45]*[.A211]*[.C211]^5+[.$H$46]*[.A211]^2*[.C211]^5+[.$H$47]*[.A211]^3*[.C211]^5+[.$H$48]*[.A211]^4*[.C211]^5+[.$H$49]*[.A211]^5*[.C211]^5+[.$H$50]*[.A211]^6*[.C211]^5+[.$H$51]*[.C211]^6+[.$H$52]*[.A211]*[.C211]^6+[.$H$53]*[.A211]^2*[.C211]^6+[.$H$54]*[.A211]^3*[.C211]^6+[.$H$55]*[.A211]^4*[.C211]^6+[.$H$56]*[.A211]^5*[.C211]^6+[.$H$57]*[.A211]^6*[.C211]^6" office:value-type="float" office:value="0.000275755281549844">
            <text:p>2.7576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2757552815498">
            <text:p>0.0002757553</text:p>
          </table:table-cell>
          <table:table-cell table:formula="of:=[.K211]-[.E211]" office:value-type="float" office:value="-4.33680868994202E-017">
            <text:p>-0</text:p>
          </table:table-cell>
          <table:table-cell table:formula="of:=100*([.K211]-[.D211])/[.D211]" office:value-type="float" office:value="15479.3944378418">
            <text:p>15479.3944378418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0988187356918029">
            <text:p>-0.0009881874</text:p>
          </table:table-cell>
          <table:table-cell table:formula="of:=100*([.P211]-[.D211])/[.D211]" office:value-type="float" office:value="-55929.7941761598">
            <text:p>-55929.7941761598</text:p>
          </table:table-cell>
          <table:table-cell/>
          <table:table-cell office:value-type="float" office:value="2">
            <text:p>2.00</text:p>
          </table:table-cell>
          <table:table-cell office:value-type="float" office:value="-0.0443144069472635">
            <text:p>-0.0443144069</text:p>
          </table:table-cell>
          <table:table-cell office:value-type="float" office:value="0.036609772087207">
            <text:p>0.0366097721</text:p>
          </table:table-cell>
          <table:table-cell office:value-type="float" office:value="-0.0809241790344705">
            <text:p>-0.08092417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2.5">
            <text:p>12.5</text:p>
          </table:table-cell>
          <table:table-cell table:formula="of:=1.01325*[.B212]" office:value-type="float" office:value="12.665625">
            <text:p>12.665625</text:p>
          </table:table-cell>
          <table:table-cell office:value-type="float" office:value="0.000003449">
            <text:p>3.4490E-06</text:p>
          </table:table-cell>
          <table:table-cell table:formula="of:=[.$H$9]+[.$H$10]*[.A212]+[.$H$11]*[.A212]^2+[.$H$12]*[.A212]^3+[.$H$13]*[.A212]^4+[.$H$14]*[.A212]^5+[.$H$15]*[.A212]^6+[.$H$16]*[.C212]+[.$H$17]*[.A212]*[.C212]+[.$H$18]*[.A212]^2*[.C212]+[.$H$19]*[.A212]^3*[.C212]+[.$H$20]*[.A212]^4*[.C212]+[.$H$21]*[.A212]^5*[.C212]+[.$H$22]*[.A212]^6*[.C212]+[.$H$23]*[.C212]^2+[.$H$24]*[.A212]*[.C212]^2+[.$H$25]*[.A212]^2*[.C212]^2+[.$H$26]*[.A212]^3*[.C212]^2+[.$H$27]*[.A212]^4*[.C212]^2+[.$H$28]*[.A212]^5*[.C212]^2+[.$H$29]*[.A212]^6*[.C212]^2+[.$H$30]*[.C212]^3+[.$H$31]*[.A212]*[.C212]^3+[.$H$32]*[.A212]^2*[.C212]^3+[.$H$33]*[.A212]^3*[.C212]^3+[.$H$34]*[.A212]^4*[.C212]^3+[.$H$35]*[.A212]^5*[.C212]^3+[.$H$36]*[.A212]^6*[.C212]^3+[.$H$37]*[.C212]^4+[.$H$38]*[.A212]*[.C212]^4+[.$H$39]*[.A212]^2*[.C212]^4+[.$H$40]*[.A212]^3*[.C212]^4+[.$H$41]*[.A212]^4*[.C212]^4+[.$H$42]*[.A212]^5*[.C212]^4+[.$H$43]*[.A212]^6*[.C212]^4+[.$H$44]*[.C212]^5+[.$H$45]*[.A212]*[.C212]^5+[.$H$46]*[.A212]^2*[.C212]^5+[.$H$47]*[.A212]^3*[.C212]^5+[.$H$48]*[.A212]^4*[.C212]^5+[.$H$49]*[.A212]^5*[.C212]^5+[.$H$50]*[.A212]^6*[.C212]^5+[.$H$51]*[.C212]^6+[.$H$52]*[.A212]*[.C212]^6+[.$H$53]*[.A212]^2*[.C212]^6+[.$H$54]*[.A212]^3*[.C212]^6+[.$H$55]*[.A212]^4*[.C212]^6+[.$H$56]*[.A212]^5*[.C212]^6+[.$H$57]*[.A212]^6*[.C212]^6" office:value-type="float" office:value="0.000258395158929113">
            <text:p>2.5840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258395158929075">
            <text:p>0.0002583952</text:p>
          </table:table-cell>
          <table:table-cell table:formula="of:=[.K212]-[.E212]" office:value-type="float" office:value="-3.81097063628655E-017">
            <text:p>-0</text:p>
          </table:table-cell>
          <table:table-cell table:formula="of:=100*([.K212]-[.D212])/[.D212]" office:value-type="float" office:value="7391.88631281747">
            <text:p>7391.8863128175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495509987001164">
            <text:p>-0.00049551</text:p>
          </table:table-cell>
          <table:table-cell table:formula="of:=100*([.P212]-[.D212])/[.D212]" office:value-type="float" office:value="-14466.7726007876">
            <text:p>-14466.7726007876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53223443434495">
            <text:p>-0.0532234434</text:p>
          </table:table-cell>
          <table:table-cell office:value-type="float" office:value="0.040886715986471">
            <text:p>0.040886716</text:p>
          </table:table-cell>
          <table:table-cell office:value-type="float" office:value="-0.094110159420966">
            <text:p>-0.0941101594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2.5">
            <text:p>12.5</text:p>
          </table:table-cell>
          <table:table-cell table:formula="of:=1.01325*[.B213]" office:value-type="float" office:value="12.665625">
            <text:p>12.665625</text:p>
          </table:table-cell>
          <table:table-cell office:value-type="float" office:value="0.000005948">
            <text:p>5.9480E-06</text:p>
          </table:table-cell>
          <table:table-cell table:formula="of:=[.$H$9]+[.$H$10]*[.A213]+[.$H$11]*[.A213]^2+[.$H$12]*[.A213]^3+[.$H$13]*[.A213]^4+[.$H$14]*[.A213]^5+[.$H$15]*[.A213]^6+[.$H$16]*[.C213]+[.$H$17]*[.A213]*[.C213]+[.$H$18]*[.A213]^2*[.C213]+[.$H$19]*[.A213]^3*[.C213]+[.$H$20]*[.A213]^4*[.C213]+[.$H$21]*[.A213]^5*[.C213]+[.$H$22]*[.A213]^6*[.C213]+[.$H$23]*[.C213]^2+[.$H$24]*[.A213]*[.C213]^2+[.$H$25]*[.A213]^2*[.C213]^2+[.$H$26]*[.A213]^3*[.C213]^2+[.$H$27]*[.A213]^4*[.C213]^2+[.$H$28]*[.A213]^5*[.C213]^2+[.$H$29]*[.A213]^6*[.C213]^2+[.$H$30]*[.C213]^3+[.$H$31]*[.A213]*[.C213]^3+[.$H$32]*[.A213]^2*[.C213]^3+[.$H$33]*[.A213]^3*[.C213]^3+[.$H$34]*[.A213]^4*[.C213]^3+[.$H$35]*[.A213]^5*[.C213]^3+[.$H$36]*[.A213]^6*[.C213]^3+[.$H$37]*[.C213]^4+[.$H$38]*[.A213]*[.C213]^4+[.$H$39]*[.A213]^2*[.C213]^4+[.$H$40]*[.A213]^3*[.C213]^4+[.$H$41]*[.A213]^4*[.C213]^4+[.$H$42]*[.A213]^5*[.C213]^4+[.$H$43]*[.A213]^6*[.C213]^4+[.$H$44]*[.C213]^5+[.$H$45]*[.A213]*[.C213]^5+[.$H$46]*[.A213]^2*[.C213]^5+[.$H$47]*[.A213]^3*[.C213]^5+[.$H$48]*[.A213]^4*[.C213]^5+[.$H$49]*[.A213]^5*[.C213]^5+[.$H$50]*[.A213]^6*[.C213]^5+[.$H$51]*[.C213]^6+[.$H$52]*[.A213]*[.C213]^6+[.$H$53]*[.A213]^2*[.C213]^6+[.$H$54]*[.A213]^3*[.C213]^6+[.$H$55]*[.A213]^4*[.C213]^6+[.$H$56]*[.A213]^5*[.C213]^6+[.$H$57]*[.A213]^6*[.C213]^6" office:value-type="float" office:value="0.000153283924783979">
            <text:p>1.5328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153283924783838">
            <text:p>0.0001532839</text:p>
          </table:table-cell>
          <table:table-cell table:formula="of:=[.K213]-[.E213]" office:value-type="float" office:value="-1.40756547042931E-016">
            <text:p>-0</text:p>
          </table:table-cell>
          <table:table-cell table:formula="of:=100*([.K213]-[.D213])/[.D213]" office:value-type="float" office:value="2477.06665742834">
            <text:p>2477.0666574284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21289106294152">
            <text:p>-0.0001212891</text:p>
          </table:table-cell>
          <table:table-cell table:formula="of:=100*([.P213]-[.D213])/[.D213]" office:value-type="float" office:value="-2139.15780588689">
            <text:p>-2139.1578058869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640535368142771">
            <text:p>-0.0640535368</text:p>
          </table:table-cell>
          <table:table-cell office:value-type="float" office:value="0.0454667256912322">
            <text:p>0.0454667257</text:p>
          </table:table-cell>
          <table:table-cell office:value-type="float" office:value="-0.109520262505509">
            <text:p>-0.109520262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2.5">
            <text:p>12.5</text:p>
          </table:table-cell>
          <table:table-cell table:formula="of:=1.01325*[.B214]" office:value-type="float" office:value="12.665625">
            <text:p>12.665625</text:p>
          </table:table-cell>
          <table:table-cell office:value-type="float" office:value="0.000009424">
            <text:p>9.4240E-06</text:p>
          </table:table-cell>
          <table:table-cell table:formula="of:=[.$H$9]+[.$H$10]*[.A214]+[.$H$11]*[.A214]^2+[.$H$12]*[.A214]^3+[.$H$13]*[.A214]^4+[.$H$14]*[.A214]^5+[.$H$15]*[.A214]^6+[.$H$16]*[.C214]+[.$H$17]*[.A214]*[.C214]+[.$H$18]*[.A214]^2*[.C214]+[.$H$19]*[.A214]^3*[.C214]+[.$H$20]*[.A214]^4*[.C214]+[.$H$21]*[.A214]^5*[.C214]+[.$H$22]*[.A214]^6*[.C214]+[.$H$23]*[.C214]^2+[.$H$24]*[.A214]*[.C214]^2+[.$H$25]*[.A214]^2*[.C214]^2+[.$H$26]*[.A214]^3*[.C214]^2+[.$H$27]*[.A214]^4*[.C214]^2+[.$H$28]*[.A214]^5*[.C214]^2+[.$H$29]*[.A214]^6*[.C214]^2+[.$H$30]*[.C214]^3+[.$H$31]*[.A214]*[.C214]^3+[.$H$32]*[.A214]^2*[.C214]^3+[.$H$33]*[.A214]^3*[.C214]^3+[.$H$34]*[.A214]^4*[.C214]^3+[.$H$35]*[.A214]^5*[.C214]^3+[.$H$36]*[.A214]^6*[.C214]^3+[.$H$37]*[.C214]^4+[.$H$38]*[.A214]*[.C214]^4+[.$H$39]*[.A214]^2*[.C214]^4+[.$H$40]*[.A214]^3*[.C214]^4+[.$H$41]*[.A214]^4*[.C214]^4+[.$H$42]*[.A214]^5*[.C214]^4+[.$H$43]*[.A214]^6*[.C214]^4+[.$H$44]*[.C214]^5+[.$H$45]*[.A214]*[.C214]^5+[.$H$46]*[.A214]^2*[.C214]^5+[.$H$47]*[.A214]^3*[.C214]^5+[.$H$48]*[.A214]^4*[.C214]^5+[.$H$49]*[.A214]^5*[.C214]^5+[.$H$50]*[.A214]^6*[.C214]^5+[.$H$51]*[.C214]^6+[.$H$52]*[.A214]*[.C214]^6+[.$H$53]*[.A214]^2*[.C214]^6+[.$H$54]*[.A214]^3*[.C214]^6+[.$H$55]*[.A214]^4*[.C214]^6+[.$H$56]*[.A214]^5*[.C214]^6+[.$H$57]*[.A214]^6*[.C214]^6" office:value-type="float" office:value="0.0000230297949740099">
            <text:p>2.3030E-05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2.302979497392858e-05</text:p>
          </table:table-cell>
          <table:table-cell table:formula="of:=[.K214]-[.E214]" office:value-type="float" office:value="-8.13625967814591E-017">
            <text:p>-0</text:p>
          </table:table-cell>
          <table:table-cell table:formula="of:=100*([.K214]-[.D214])/[.D214]" office:value-type="float" office:value="144.37388554678">
            <text:p>144.3738855468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0148598266582022">
            <text:p>0.0001485983</text:p>
          </table:table-cell>
          <table:table-cell table:formula="of:=100*([.P214]-[.D214])/[.D214]" office:value-type="float" office:value="1476.8067336802">
            <text:p>1476.8067336802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340289765649441">
            <text:p>-0.0003402898</text:p>
          </table:table-cell>
          <table:table-cell office:value-type="float" office:value="-0.00238525147515524">
            <text:p>-0.0023852515</text:p>
          </table:table-cell>
          <table:table-cell office:value-type="float" office:value="0.0020449617095058">
            <text:p>0.0020449617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2.5">
            <text:p>12.5</text:p>
          </table:table-cell>
          <table:table-cell table:formula="of:=1.01325*[.B215]" office:value-type="float" office:value="12.665625">
            <text:p>12.665625</text:p>
          </table:table-cell>
          <table:table-cell office:value-type="float" office:value="0.00001401">
            <text:p>1.4010E-05</text:p>
          </table:table-cell>
          <table:table-cell table:formula="of:=[.$H$9]+[.$H$10]*[.A215]+[.$H$11]*[.A215]^2+[.$H$12]*[.A215]^3+[.$H$13]*[.A215]^4+[.$H$14]*[.A215]^5+[.$H$15]*[.A215]^6+[.$H$16]*[.C215]+[.$H$17]*[.A215]*[.C215]+[.$H$18]*[.A215]^2*[.C215]+[.$H$19]*[.A215]^3*[.C215]+[.$H$20]*[.A215]^4*[.C215]+[.$H$21]*[.A215]^5*[.C215]+[.$H$22]*[.A215]^6*[.C215]+[.$H$23]*[.C215]^2+[.$H$24]*[.A215]*[.C215]^2+[.$H$25]*[.A215]^2*[.C215]^2+[.$H$26]*[.A215]^3*[.C215]^2+[.$H$27]*[.A215]^4*[.C215]^2+[.$H$28]*[.A215]^5*[.C215]^2+[.$H$29]*[.A215]^6*[.C215]^2+[.$H$30]*[.C215]^3+[.$H$31]*[.A215]*[.C215]^3+[.$H$32]*[.A215]^2*[.C215]^3+[.$H$33]*[.A215]^3*[.C215]^3+[.$H$34]*[.A215]^4*[.C215]^3+[.$H$35]*[.A215]^5*[.C215]^3+[.$H$36]*[.A215]^6*[.C215]^3+[.$H$37]*[.C215]^4+[.$H$38]*[.A215]*[.C215]^4+[.$H$39]*[.A215]^2*[.C215]^4+[.$H$40]*[.A215]^3*[.C215]^4+[.$H$41]*[.A215]^4*[.C215]^4+[.$H$42]*[.A215]^5*[.C215]^4+[.$H$43]*[.A215]^6*[.C215]^4+[.$H$44]*[.C215]^5+[.$H$45]*[.A215]*[.C215]^5+[.$H$46]*[.A215]^2*[.C215]^5+[.$H$47]*[.A215]^3*[.C215]^5+[.$H$48]*[.A215]^4*[.C215]^5+[.$H$49]*[.A215]^5*[.C215]^5+[.$H$50]*[.A215]^6*[.C215]^5+[.$H$51]*[.C215]^6+[.$H$52]*[.A215]*[.C215]^6+[.$H$53]*[.A215]^2*[.C215]^6+[.$H$54]*[.A215]^3*[.C215]^6+[.$H$55]*[.A215]^4*[.C215]^6+[.$H$56]*[.A215]^5*[.C215]^6+[.$H$57]*[.A215]^6*[.C215]^6" office:value-type="float" office:value="-0.000091839095316302">
            <text:p>-9.1839E-05</text:p>
          </table:table-cell>
          <table:table-cell table:number-columns-repeated="4"/>
          <table:table-cell office:value-type="float" office:value="0.4">
            <text:p>0.40</text:p>
          </table:table-cell>
          <table:table-cell table:style-name="ce7" office:value-type="string">
            <text:p>-9.183909531654354e-05</text:p>
          </table:table-cell>
          <table:table-cell table:formula="of:=[.K215]-[.E215]" office:value-type="float" office:value="-2.41546691502614E-016">
            <text:p>-0</text:p>
          </table:table-cell>
          <table:table-cell table:formula="of:=100*([.K215]-[.D215])/[.D215]" office:value-type="float" office:value="-755.525305614158">
            <text:p>-755.5253056142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328292649510422">
            <text:p>0.0003282926</text:p>
          </table:table-cell>
          <table:table-cell table:formula="of:=100*([.P215]-[.D215])/[.D215]" office:value-type="float" office:value="2243.27372955334">
            <text:p>2243.2737295533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116287123825323">
            <text:p>0.0001162871</text:p>
          </table:table-cell>
          <table:table-cell office:value-type="float" office:value="-0.00161341642506779">
            <text:p>-0.0016134164</text:p>
          </table:table-cell>
          <table:table-cell office:value-type="float" office:value="0.00172970354889311">
            <text:p>0.001729703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2.5">
            <text:p>12.5</text:p>
          </table:table-cell>
          <table:table-cell table:formula="of:=1.01325*[.B216]" office:value-type="float" office:value="12.665625">
            <text:p>12.665625</text:p>
          </table:table-cell>
          <table:table-cell office:value-type="float" office:value="0.00001968">
            <text:p>1.9680E-05</text:p>
          </table:table-cell>
          <table:table-cell table:formula="of:=[.$H$9]+[.$H$10]*[.A216]+[.$H$11]*[.A216]^2+[.$H$12]*[.A216]^3+[.$H$13]*[.A216]^4+[.$H$14]*[.A216]^5+[.$H$15]*[.A216]^6+[.$H$16]*[.C216]+[.$H$17]*[.A216]*[.C216]+[.$H$18]*[.A216]^2*[.C216]+[.$H$19]*[.A216]^3*[.C216]+[.$H$20]*[.A216]^4*[.C216]+[.$H$21]*[.A216]^5*[.C216]+[.$H$22]*[.A216]^6*[.C216]+[.$H$23]*[.C216]^2+[.$H$24]*[.A216]*[.C216]^2+[.$H$25]*[.A216]^2*[.C216]^2+[.$H$26]*[.A216]^3*[.C216]^2+[.$H$27]*[.A216]^4*[.C216]^2+[.$H$28]*[.A216]^5*[.C216]^2+[.$H$29]*[.A216]^6*[.C216]^2+[.$H$30]*[.C216]^3+[.$H$31]*[.A216]*[.C216]^3+[.$H$32]*[.A216]^2*[.C216]^3+[.$H$33]*[.A216]^3*[.C216]^3+[.$H$34]*[.A216]^4*[.C216]^3+[.$H$35]*[.A216]^5*[.C216]^3+[.$H$36]*[.A216]^6*[.C216]^3+[.$H$37]*[.C216]^4+[.$H$38]*[.A216]*[.C216]^4+[.$H$39]*[.A216]^2*[.C216]^4+[.$H$40]*[.A216]^3*[.C216]^4+[.$H$41]*[.A216]^4*[.C216]^4+[.$H$42]*[.A216]^5*[.C216]^4+[.$H$43]*[.A216]^6*[.C216]^4+[.$H$44]*[.C216]^5+[.$H$45]*[.A216]*[.C216]^5+[.$H$46]*[.A216]^2*[.C216]^5+[.$H$47]*[.A216]^3*[.C216]^5+[.$H$48]*[.A216]^4*[.C216]^5+[.$H$49]*[.A216]^5*[.C216]^5+[.$H$50]*[.A216]^6*[.C216]^5+[.$H$51]*[.C216]^6+[.$H$52]*[.A216]*[.C216]^6+[.$H$53]*[.A216]^2*[.C216]^6+[.$H$54]*[.A216]^3*[.C216]^6+[.$H$55]*[.A216]^4*[.C216]^6+[.$H$56]*[.A216]^5*[.C216]^6+[.$H$57]*[.A216]^6*[.C216]^6" office:value-type="float" office:value="-0.000168831276631446">
            <text:p>-1.6883E-0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-0.000168831276631486">
            <text:p>-0.0001688313</text:p>
          </table:table-cell>
          <table:table-cell table:formula="of:=[.K216]-[.E216]" office:value-type="float" office:value="-4.08473168483914E-017">
            <text:p>-0</text:p>
          </table:table-cell>
          <table:table-cell table:formula="of:=100*([.K216]-[.D216])/[.D216]" office:value-type="float" office:value="-957.882503208772">
            <text:p>-957.8825032088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431944437582544">
            <text:p>0.0004319444</text:p>
          </table:table-cell>
          <table:table-cell table:formula="of:=100*([.P216]-[.D216])/[.D216]" office:value-type="float" office:value="2094.83962186252">
            <text:p>2094.8396218625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2757552815498">
            <text:p>0.0002757553</text:p>
          </table:table-cell>
          <table:table-cell office:value-type="float" office:value="-0.000988187356918029">
            <text:p>-0.0009881874</text:p>
          </table:table-cell>
          <table:table-cell office:value-type="float" office:value="0.00126394263846783">
            <text:p>0.0012639426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2.5">
            <text:p>12.5</text:p>
          </table:table-cell>
          <table:table-cell table:formula="of:=1.01325*[.B217]" office:value-type="float" office:value="12.665625">
            <text:p>12.665625</text:p>
          </table:table-cell>
          <table:table-cell office:value-type="float" office:value="0.00002596">
            <text:p>2.5960E-05</text:p>
          </table:table-cell>
          <table:table-cell table:formula="of:=[.$H$9]+[.$H$10]*[.A217]+[.$H$11]*[.A217]^2+[.$H$12]*[.A217]^3+[.$H$13]*[.A217]^4+[.$H$14]*[.A217]^5+[.$H$15]*[.A217]^6+[.$H$16]*[.C217]+[.$H$17]*[.A217]*[.C217]+[.$H$18]*[.A217]^2*[.C217]+[.$H$19]*[.A217]^3*[.C217]+[.$H$20]*[.A217]^4*[.C217]+[.$H$21]*[.A217]^5*[.C217]+[.$H$22]*[.A217]^6*[.C217]+[.$H$23]*[.C217]^2+[.$H$24]*[.A217]*[.C217]^2+[.$H$25]*[.A217]^2*[.C217]^2+[.$H$26]*[.A217]^3*[.C217]^2+[.$H$27]*[.A217]^4*[.C217]^2+[.$H$28]*[.A217]^5*[.C217]^2+[.$H$29]*[.A217]^6*[.C217]^2+[.$H$30]*[.C217]^3+[.$H$31]*[.A217]*[.C217]^3+[.$H$32]*[.A217]^2*[.C217]^3+[.$H$33]*[.A217]^3*[.C217]^3+[.$H$34]*[.A217]^4*[.C217]^3+[.$H$35]*[.A217]^5*[.C217]^3+[.$H$36]*[.A217]^6*[.C217]^3+[.$H$37]*[.C217]^4+[.$H$38]*[.A217]*[.C217]^4+[.$H$39]*[.A217]^2*[.C217]^4+[.$H$40]*[.A217]^3*[.C217]^4+[.$H$41]*[.A217]^4*[.C217]^4+[.$H$42]*[.A217]^5*[.C217]^4+[.$H$43]*[.A217]^6*[.C217]^4+[.$H$44]*[.C217]^5+[.$H$45]*[.A217]*[.C217]^5+[.$H$46]*[.A217]^2*[.C217]^5+[.$H$47]*[.A217]^3*[.C217]^5+[.$H$48]*[.A217]^4*[.C217]^5+[.$H$49]*[.A217]^5*[.C217]^5+[.$H$50]*[.A217]^6*[.C217]^5+[.$H$51]*[.C217]^6+[.$H$52]*[.A217]*[.C217]^6+[.$H$53]*[.A217]^2*[.C217]^6+[.$H$54]*[.A217]^3*[.C217]^6+[.$H$55]*[.A217]^4*[.C217]^6+[.$H$56]*[.A217]^5*[.C217]^6+[.$H$57]*[.A217]^6*[.C217]^6" office:value-type="float" office:value="-0.000199793987635645">
            <text:p>-1.9979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199793987635711">
            <text:p>-0.000199794</text:p>
          </table:table-cell>
          <table:table-cell table:formula="of:=[.K217]-[.E217]" office:value-type="float" office:value="-6.5404496055188E-017">
            <text:p>-0</text:p>
          </table:table-cell>
          <table:table-cell table:formula="of:=100*([.K217]-[.D217])/[.D217]" office:value-type="float" office:value="-869.622448519687">
            <text:p>-869.6224485197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473708475008374">
            <text:p>0.0004737085</text:p>
          </table:table-cell>
          <table:table-cell table:formula="of:=100*([.P217]-[.D217])/[.D217]" office:value-type="float" office:value="1724.76300080267">
            <text:p>1724.7630008027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258395158929075">
            <text:p>0.0002583952</text:p>
          </table:table-cell>
          <table:table-cell office:value-type="float" office:value="-0.000495509987001164">
            <text:p>-0.00049551</text:p>
          </table:table-cell>
          <table:table-cell office:value-type="float" office:value="0.000753905145930239">
            <text:p>0.000753905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table:formula="of:=1.01325*[.B218]" office:value-type="float" office:value="12.665625">
            <text:p>12.665625</text:p>
          </table:table-cell>
          <table:table-cell office:value-type="float" office:value="0.00003141">
            <text:p>3.1410E-05</text:p>
          </table:table-cell>
          <table:table-cell table:formula="of:=[.$H$9]+[.$H$10]*[.A218]+[.$H$11]*[.A218]^2+[.$H$12]*[.A218]^3+[.$H$13]*[.A218]^4+[.$H$14]*[.A218]^5+[.$H$15]*[.A218]^6+[.$H$16]*[.C218]+[.$H$17]*[.A218]*[.C218]+[.$H$18]*[.A218]^2*[.C218]+[.$H$19]*[.A218]^3*[.C218]+[.$H$20]*[.A218]^4*[.C218]+[.$H$21]*[.A218]^5*[.C218]+[.$H$22]*[.A218]^6*[.C218]+[.$H$23]*[.C218]^2+[.$H$24]*[.A218]*[.C218]^2+[.$H$25]*[.A218]^2*[.C218]^2+[.$H$26]*[.A218]^3*[.C218]^2+[.$H$27]*[.A218]^4*[.C218]^2+[.$H$28]*[.A218]^5*[.C218]^2+[.$H$29]*[.A218]^6*[.C218]^2+[.$H$30]*[.C218]^3+[.$H$31]*[.A218]*[.C218]^3+[.$H$32]*[.A218]^2*[.C218]^3+[.$H$33]*[.A218]^3*[.C218]^3+[.$H$34]*[.A218]^4*[.C218]^3+[.$H$35]*[.A218]^5*[.C218]^3+[.$H$36]*[.A218]^6*[.C218]^3+[.$H$37]*[.C218]^4+[.$H$38]*[.A218]*[.C218]^4+[.$H$39]*[.A218]^2*[.C218]^4+[.$H$40]*[.A218]^3*[.C218]^4+[.$H$41]*[.A218]^4*[.C218]^4+[.$H$42]*[.A218]^5*[.C218]^4+[.$H$43]*[.A218]^6*[.C218]^4+[.$H$44]*[.C218]^5+[.$H$45]*[.A218]*[.C218]^5+[.$H$46]*[.A218]^2*[.C218]^5+[.$H$47]*[.A218]^3*[.C218]^5+[.$H$48]*[.A218]^4*[.C218]^5+[.$H$49]*[.A218]^5*[.C218]^5+[.$H$50]*[.A218]^6*[.C218]^5+[.$H$51]*[.C218]^6+[.$H$52]*[.A218]*[.C218]^6+[.$H$53]*[.A218]^2*[.C218]^6+[.$H$54]*[.A218]^3*[.C218]^6+[.$H$55]*[.A218]^4*[.C218]^6+[.$H$56]*[.A218]^5*[.C218]^6+[.$H$57]*[.A218]^6*[.C218]^6" office:value-type="float" office:value="-0.000187560674842137">
            <text:p>-1.8756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187560674842787">
            <text:p>-0.0001875607</text:p>
          </table:table-cell>
          <table:table-cell table:formula="of:=[.K218]-[.E218]" office:value-type="float" office:value="-6.49735256916251E-016">
            <text:p>-0</text:p>
          </table:table-cell>
          <table:table-cell table:formula="of:=100*([.K218]-[.D218])/[.D218]" office:value-type="float" office:value="-697.136818983722">
            <text:p>-697.1368189837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467740509940639">
            <text:p>0.0004677405</text:p>
          </table:table-cell>
          <table:table-cell table:formula="of:=100*([.P218]-[.D218])/[.D218]" office:value-type="float" office:value="1389.14520834333">
            <text:p>1389.1452083433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153283924783838">
            <text:p>0.0001532839</text:p>
          </table:table-cell>
          <table:table-cell office:value-type="float" office:value="-0.000121289106294152">
            <text:p>-0.0001212891</text:p>
          </table:table-cell>
          <table:table-cell office:value-type="float" office:value="0.00027457303107799">
            <text:p>0.000274573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2.5">
            <text:p>12.5</text:p>
          </table:table-cell>
          <table:table-cell table:formula="of:=1.01325*[.B219]" office:value-type="float" office:value="12.665625">
            <text:p>12.665625</text:p>
          </table:table-cell>
          <table:table-cell office:value-type="float" office:value="0.00003287">
            <text:p>3.2870E-05</text:p>
          </table:table-cell>
          <table:table-cell table:formula="of:=[.$H$9]+[.$H$10]*[.A219]+[.$H$11]*[.A219]^2+[.$H$12]*[.A219]^3+[.$H$13]*[.A219]^4+[.$H$14]*[.A219]^5+[.$H$15]*[.A219]^6+[.$H$16]*[.C219]+[.$H$17]*[.A219]*[.C219]+[.$H$18]*[.A219]^2*[.C219]+[.$H$19]*[.A219]^3*[.C219]+[.$H$20]*[.A219]^4*[.C219]+[.$H$21]*[.A219]^5*[.C219]+[.$H$22]*[.A219]^6*[.C219]+[.$H$23]*[.C219]^2+[.$H$24]*[.A219]*[.C219]^2+[.$H$25]*[.A219]^2*[.C219]^2+[.$H$26]*[.A219]^3*[.C219]^2+[.$H$27]*[.A219]^4*[.C219]^2+[.$H$28]*[.A219]^5*[.C219]^2+[.$H$29]*[.A219]^6*[.C219]^2+[.$H$30]*[.C219]^3+[.$H$31]*[.A219]*[.C219]^3+[.$H$32]*[.A219]^2*[.C219]^3+[.$H$33]*[.A219]^3*[.C219]^3+[.$H$34]*[.A219]^4*[.C219]^3+[.$H$35]*[.A219]^5*[.C219]^3+[.$H$36]*[.A219]^6*[.C219]^3+[.$H$37]*[.C219]^4+[.$H$38]*[.A219]*[.C219]^4+[.$H$39]*[.A219]^2*[.C219]^4+[.$H$40]*[.A219]^3*[.C219]^4+[.$H$41]*[.A219]^4*[.C219]^4+[.$H$42]*[.A219]^5*[.C219]^4+[.$H$43]*[.A219]^6*[.C219]^4+[.$H$44]*[.C219]^5+[.$H$45]*[.A219]*[.C219]^5+[.$H$46]*[.A219]^2*[.C219]^5+[.$H$47]*[.A219]^3*[.C219]^5+[.$H$48]*[.A219]^4*[.C219]^5+[.$H$49]*[.A219]^5*[.C219]^5+[.$H$50]*[.A219]^6*[.C219]^5+[.$H$51]*[.C219]^6+[.$H$52]*[.A219]*[.C219]^6+[.$H$53]*[.A219]^2*[.C219]^6+[.$H$54]*[.A219]^3*[.C219]^6+[.$H$55]*[.A219]^4*[.C219]^6+[.$H$56]*[.A219]^5*[.C219]^6+[.$H$57]*[.A219]^6*[.C219]^6" office:value-type="float" office:value="-0.000142943949684027">
            <text:p>-1.4294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-0.000142943949684861">
            <text:p>-0.0001429439</text:p>
          </table:table-cell>
          <table:table-cell table:formula="of:=[.K219]-[.E219]" office:value-type="float" office:value="-8.33344894826671E-016">
            <text:p>-0</text:p>
          </table:table-cell>
          <table:table-cell table:formula="of:=100*([.K219]-[.D219])/[.D219]" office:value-type="float" office:value="-534.876634270948">
            <text:p>-534.8766342709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428195182318603">
            <text:p>0.0004281952</text:p>
          </table:table-cell>
          <table:table-cell table:formula="of:=100*([.P219]-[.D219])/[.D219]" office:value-type="float" office:value="1202.69297936904">
            <text:p>1202.692979369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2.302979497392858e-05</text:p>
          </table:table-cell>
          <table:table-cell office:value-type="float" office:value="0.000148598266582022">
            <text:p>0.0001485983</text:p>
          </table:table-cell>
          <table:table-cell office:value-type="float" office:value="-0.000125568471608093">
            <text:p>-0.000125568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2.5">
            <text:p>12.5</text:p>
          </table:table-cell>
          <table:table-cell table:formula="of:=1.01325*[.B220]" office:value-type="float" office:value="12.665625">
            <text:p>12.665625</text:p>
          </table:table-cell>
          <table:table-cell office:value-type="float" office:value="0.00002554">
            <text:p>2.5540E-05</text:p>
          </table:table-cell>
          <table:table-cell table:formula="of:=[.$H$9]+[.$H$10]*[.A220]+[.$H$11]*[.A220]^2+[.$H$12]*[.A220]^3+[.$H$13]*[.A220]^4+[.$H$14]*[.A220]^5+[.$H$15]*[.A220]^6+[.$H$16]*[.C220]+[.$H$17]*[.A220]*[.C220]+[.$H$18]*[.A220]^2*[.C220]+[.$H$19]*[.A220]^3*[.C220]+[.$H$20]*[.A220]^4*[.C220]+[.$H$21]*[.A220]^5*[.C220]+[.$H$22]*[.A220]^6*[.C220]+[.$H$23]*[.C220]^2+[.$H$24]*[.A220]*[.C220]^2+[.$H$25]*[.A220]^2*[.C220]^2+[.$H$26]*[.A220]^3*[.C220]^2+[.$H$27]*[.A220]^4*[.C220]^2+[.$H$28]*[.A220]^5*[.C220]^2+[.$H$29]*[.A220]^6*[.C220]^2+[.$H$30]*[.C220]^3+[.$H$31]*[.A220]*[.C220]^3+[.$H$32]*[.A220]^2*[.C220]^3+[.$H$33]*[.A220]^3*[.C220]^3+[.$H$34]*[.A220]^4*[.C220]^3+[.$H$35]*[.A220]^5*[.C220]^3+[.$H$36]*[.A220]^6*[.C220]^3+[.$H$37]*[.C220]^4+[.$H$38]*[.A220]*[.C220]^4+[.$H$39]*[.A220]^2*[.C220]^4+[.$H$40]*[.A220]^3*[.C220]^4+[.$H$41]*[.A220]^4*[.C220]^4+[.$H$42]*[.A220]^5*[.C220]^4+[.$H$43]*[.A220]^6*[.C220]^4+[.$H$44]*[.C220]^5+[.$H$45]*[.A220]*[.C220]^5+[.$H$46]*[.A220]^2*[.C220]^5+[.$H$47]*[.A220]^3*[.C220]^5+[.$H$48]*[.A220]^4*[.C220]^5+[.$H$49]*[.A220]^5*[.C220]^5+[.$H$50]*[.A220]^6*[.C220]^5+[.$H$51]*[.C220]^6+[.$H$52]*[.A220]*[.C220]^6+[.$H$53]*[.A220]^2*[.C220]^6+[.$H$54]*[.A220]^3*[.C220]^6+[.$H$55]*[.A220]^4*[.C220]^6+[.$H$56]*[.A220]^5*[.C220]^6+[.$H$57]*[.A220]^6*[.C220]^6" office:value-type="float" office:value="-0.0000820740029159612">
            <text:p>-8.2074E-05</text:p>
          </table:table-cell>
          <table:table-cell table:number-columns-repeated="4"/>
          <table:table-cell office:value-type="float" office:value="0.65">
            <text:p>0.65</text:p>
          </table:table-cell>
          <table:table-cell table:style-name="ce7" office:value-type="string">
            <text:p>-8.207400291689666e-05</text:p>
          </table:table-cell>
          <table:table-cell table:formula="of:=[.K220]-[.E220]" office:value-type="float" office:value="-9.35449634420493E-016">
            <text:p>-0</text:p>
          </table:table-cell>
          <table:table-cell table:formula="of:=100*([.K220]-[.D220])/[.D220]" office:value-type="float" office:value="-421.354749087301">
            <text:p>-421.3547490873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369225194133803">
            <text:p>0.0003692252</text:p>
          </table:table-cell>
          <table:table-cell table:formula="of:=100*([.P220]-[.D220])/[.D220]" office:value-type="float" office:value="1345.67421352311">
            <text:p>1345.6742135231</text:p>
          </table:table-cell>
          <table:table-cell/>
          <table:table-cell office:value-type="float" office:value="0.4">
            <text:p>0.40</text:p>
          </table:table-cell>
          <table:table-cell table:style-name="ce7" office:value-type="string">
            <text:p>-9.183909531654354e-05</text:p>
          </table:table-cell>
          <table:table-cell office:value-type="float" office:value="0.000328292649510422">
            <text:p>0.0003282926</text:p>
          </table:table-cell>
          <table:table-cell office:value-type="float" office:value="-0.000420131744826966">
            <text:p>-0.0004201317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2.5">
            <text:p>12.5</text:p>
          </table:table-cell>
          <table:table-cell table:formula="of:=1.01325*[.B221]" office:value-type="float" office:value="12.665625">
            <text:p>12.665625</text:p>
          </table:table-cell>
          <table:table-cell office:value-type="float" office:value="0.000001493">
            <text:p>1.4930E-06</text:p>
          </table:table-cell>
          <table:table-cell table:formula="of:=[.$H$9]+[.$H$10]*[.A221]+[.$H$11]*[.A221]^2+[.$H$12]*[.A221]^3+[.$H$13]*[.A221]^4+[.$H$14]*[.A221]^5+[.$H$15]*[.A221]^6+[.$H$16]*[.C221]+[.$H$17]*[.A221]*[.C221]+[.$H$18]*[.A221]^2*[.C221]+[.$H$19]*[.A221]^3*[.C221]+[.$H$20]*[.A221]^4*[.C221]+[.$H$21]*[.A221]^5*[.C221]+[.$H$22]*[.A221]^6*[.C221]+[.$H$23]*[.C221]^2+[.$H$24]*[.A221]*[.C221]^2+[.$H$25]*[.A221]^2*[.C221]^2+[.$H$26]*[.A221]^3*[.C221]^2+[.$H$27]*[.A221]^4*[.C221]^2+[.$H$28]*[.A221]^5*[.C221]^2+[.$H$29]*[.A221]^6*[.C221]^2+[.$H$30]*[.C221]^3+[.$H$31]*[.A221]*[.C221]^3+[.$H$32]*[.A221]^2*[.C221]^3+[.$H$33]*[.A221]^3*[.C221]^3+[.$H$34]*[.A221]^4*[.C221]^3+[.$H$35]*[.A221]^5*[.C221]^3+[.$H$36]*[.A221]^6*[.C221]^3+[.$H$37]*[.C221]^4+[.$H$38]*[.A221]*[.C221]^4+[.$H$39]*[.A221]^2*[.C221]^4+[.$H$40]*[.A221]^3*[.C221]^4+[.$H$41]*[.A221]^4*[.C221]^4+[.$H$42]*[.A221]^5*[.C221]^4+[.$H$43]*[.A221]^6*[.C221]^4+[.$H$44]*[.C221]^5+[.$H$45]*[.A221]*[.C221]^5+[.$H$46]*[.A221]^2*[.C221]^5+[.$H$47]*[.A221]^3*[.C221]^5+[.$H$48]*[.A221]^4*[.C221]^5+[.$H$49]*[.A221]^5*[.C221]^5+[.$H$50]*[.A221]^6*[.C221]^5+[.$H$51]*[.C221]^6+[.$H$52]*[.A221]*[.C221]^6+[.$H$53]*[.A221]^2*[.C221]^6+[.$H$54]*[.A221]^3*[.C221]^6+[.$H$55]*[.A221]^4*[.C221]^6+[.$H$56]*[.A221]^5*[.C221]^6+[.$H$57]*[.A221]^6*[.C221]^6" office:value-type="float" office:value="-0.0000240824763643021">
            <text:p>-2.4082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-2.408247636569117e-05</text:p>
          </table:table-cell>
          <table:table-cell table:formula="of:=[.K221]-[.E221]" office:value-type="float" office:value="-1.38907982338843E-015">
            <text:p>-0</text:p>
          </table:table-cell>
          <table:table-cell table:formula="of:=100*([.K221]-[.D221])/[.D221]" office:value-type="float" office:value="-1713.02587847898">
            <text:p>-1713.025878479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304981311359248">
            <text:p>0.0003049813</text:p>
          </table:table-cell>
          <table:table-cell table:formula="of:=100*([.P221]-[.D221])/[.D221]" office:value-type="float" office:value="20327.4153623073">
            <text:p>20327.4153623073</text:p>
          </table:table-cell>
          <table:table-cell/>
          <table:table-cell office:value-type="float" office:value="0.45">
            <text:p>0.45</text:p>
          </table:table-cell>
          <table:table-cell office:value-type="float" office:value="-0.000168831276631486">
            <text:p>-0.0001688313</text:p>
          </table:table-cell>
          <table:table-cell office:value-type="float" office:value="0.000431944437582544">
            <text:p>0.0004319444</text:p>
          </table:table-cell>
          <table:table-cell office:value-type="float" office:value="-0.00060077571421403">
            <text:p>-0.000600775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2.5">
            <text:p>12.5</text:p>
          </table:table-cell>
          <table:table-cell table:formula="of:=1.01325*[.B222]" office:value-type="float" office:value="12.665625">
            <text:p>12.665625</text:p>
          </table:table-cell>
          <table:table-cell office:value-type="float" office:value="-0.00004729">
            <text:p>-4.7290E-05</text:p>
          </table:table-cell>
          <table:table-cell table:formula="of:=[.$H$9]+[.$H$10]*[.A222]+[.$H$11]*[.A222]^2+[.$H$12]*[.A222]^3+[.$H$13]*[.A222]^4+[.$H$14]*[.A222]^5+[.$H$15]*[.A222]^6+[.$H$16]*[.C222]+[.$H$17]*[.A222]*[.C222]+[.$H$18]*[.A222]^2*[.C222]+[.$H$19]*[.A222]^3*[.C222]+[.$H$20]*[.A222]^4*[.C222]+[.$H$21]*[.A222]^5*[.C222]+[.$H$22]*[.A222]^6*[.C222]+[.$H$23]*[.C222]^2+[.$H$24]*[.A222]*[.C222]^2+[.$H$25]*[.A222]^2*[.C222]^2+[.$H$26]*[.A222]^3*[.C222]^2+[.$H$27]*[.A222]^4*[.C222]^2+[.$H$28]*[.A222]^5*[.C222]^2+[.$H$29]*[.A222]^6*[.C222]^2+[.$H$30]*[.C222]^3+[.$H$31]*[.A222]*[.C222]^3+[.$H$32]*[.A222]^2*[.C222]^3+[.$H$33]*[.A222]^3*[.C222]^3+[.$H$34]*[.A222]^4*[.C222]^3+[.$H$35]*[.A222]^5*[.C222]^3+[.$H$36]*[.A222]^6*[.C222]^3+[.$H$37]*[.C222]^4+[.$H$38]*[.A222]*[.C222]^4+[.$H$39]*[.A222]^2*[.C222]^4+[.$H$40]*[.A222]^3*[.C222]^4+[.$H$41]*[.A222]^4*[.C222]^4+[.$H$42]*[.A222]^5*[.C222]^4+[.$H$43]*[.A222]^6*[.C222]^4+[.$H$44]*[.C222]^5+[.$H$45]*[.A222]*[.C222]^5+[.$H$46]*[.A222]^2*[.C222]^5+[.$H$47]*[.A222]^3*[.C222]^5+[.$H$48]*[.A222]^4*[.C222]^5+[.$H$49]*[.A222]^5*[.C222]^5+[.$H$50]*[.A222]^6*[.C222]^5+[.$H$51]*[.C222]^6+[.$H$52]*[.A222]*[.C222]^6+[.$H$53]*[.A222]^2*[.C222]^6+[.$H$54]*[.A222]^3*[.C222]^6+[.$H$55]*[.A222]^4*[.C222]^6+[.$H$56]*[.A222]^5*[.C222]^6+[.$H$57]*[.A222]^6*[.C222]^6" office:value-type="float" office:value="0.0000108682079943525">
            <text:p>1.0868E-05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1.086820799438932e-05</text:p>
          </table:table-cell>
          <table:table-cell table:formula="of:=[.K222]-[.E222]" office:value-type="float" office:value="3.68628738645071E-017">
            <text:p>0</text:p>
          </table:table-cell>
          <table:table-cell table:formula="of:=100*([.K222]-[.D222])/[.D222]" office:value-type="float" office:value="-122.982042703297">
            <text:p>-122.9820427033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249612846888303">
            <text:p>0.0002496128</text:p>
          </table:table-cell>
          <table:table-cell table:formula="of:=100*([.P222]-[.D222])/[.D222]" office:value-type="float" office:value="-627.83431357222">
            <text:p>-627.8343135722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199793987635711">
            <text:p>-0.000199794</text:p>
          </table:table-cell>
          <table:table-cell office:value-type="float" office:value="0.000473708475008374">
            <text:p>0.0004737085</text:p>
          </table:table-cell>
          <table:table-cell office:value-type="float" office:value="-0.000673502462644085">
            <text:p>-0.0006735025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2.5">
            <text:p>12.5</text:p>
          </table:table-cell>
          <table:table-cell table:formula="of:=1.01325*[.B223]" office:value-type="float" office:value="12.665625">
            <text:p>12.665625</text:p>
          </table:table-cell>
          <table:table-cell office:value-type="float" office:value="-0.0001319">
            <text:p>-1.3190E-04</text:p>
          </table:table-cell>
          <table:table-cell table:formula="of:=[.$H$9]+[.$H$10]*[.A223]+[.$H$11]*[.A223]^2+[.$H$12]*[.A223]^3+[.$H$13]*[.A223]^4+[.$H$14]*[.A223]^5+[.$H$15]*[.A223]^6+[.$H$16]*[.C223]+[.$H$17]*[.A223]*[.C223]+[.$H$18]*[.A223]^2*[.C223]+[.$H$19]*[.A223]^3*[.C223]+[.$H$20]*[.A223]^4*[.C223]+[.$H$21]*[.A223]^5*[.C223]+[.$H$22]*[.A223]^6*[.C223]+[.$H$23]*[.C223]^2+[.$H$24]*[.A223]*[.C223]^2+[.$H$25]*[.A223]^2*[.C223]^2+[.$H$26]*[.A223]^3*[.C223]^2+[.$H$27]*[.A223]^4*[.C223]^2+[.$H$28]*[.A223]^5*[.C223]^2+[.$H$29]*[.A223]^6*[.C223]^2+[.$H$30]*[.C223]^3+[.$H$31]*[.A223]*[.C223]^3+[.$H$32]*[.A223]^2*[.C223]^3+[.$H$33]*[.A223]^3*[.C223]^3+[.$H$34]*[.A223]^4*[.C223]^3+[.$H$35]*[.A223]^5*[.C223]^3+[.$H$36]*[.A223]^6*[.C223]^3+[.$H$37]*[.C223]^4+[.$H$38]*[.A223]*[.C223]^4+[.$H$39]*[.A223]^2*[.C223]^4+[.$H$40]*[.A223]^3*[.C223]^4+[.$H$41]*[.A223]^4*[.C223]^4+[.$H$42]*[.A223]^5*[.C223]^4+[.$H$43]*[.A223]^6*[.C223]^4+[.$H$44]*[.C223]^5+[.$H$45]*[.A223]*[.C223]^5+[.$H$46]*[.A223]^2*[.C223]^5+[.$H$47]*[.A223]^3*[.C223]^5+[.$H$48]*[.A223]^4*[.C223]^5+[.$H$49]*[.A223]^5*[.C223]^5+[.$H$50]*[.A223]^6*[.C223]^5+[.$H$51]*[.C223]^6+[.$H$52]*[.A223]*[.C223]^6+[.$H$53]*[.A223]^2*[.C223]^6+[.$H$54]*[.A223]^3*[.C223]^6+[.$H$55]*[.A223]^4*[.C223]^6+[.$H$56]*[.A223]^5*[.C223]^6+[.$H$57]*[.A223]^6*[.C223]^6" office:value-type="float" office:value="0.00000321006161146421">
            <text:p>3.2101E-06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3.21006161008424e-06</text:p>
          </table:table-cell>
          <table:table-cell table:formula="of:=[.K223]-[.E223]" office:value-type="float" office:value="-1.37997294865602E-015">
            <text:p>-0</text:p>
          </table:table-cell>
          <table:table-cell table:formula="of:=100*([.K223]-[.D223])/[.D223]" office:value-type="float" office:value="-102.433708574742">
            <text:p>-102.4337085747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17268274006638">
            <text:p>0.0002172683</text:p>
          </table:table-cell>
          <table:table-cell table:formula="of:=100*([.P223]-[.D223])/[.D223]" office:value-type="float" office:value="-264.721966646428">
            <text:p>-264.7219666464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187560674842787">
            <text:p>-0.0001875607</text:p>
          </table:table-cell>
          <table:table-cell office:value-type="float" office:value="0.000467740509940639">
            <text:p>0.0004677405</text:p>
          </table:table-cell>
          <table:table-cell office:value-type="float" office:value="-0.000655301184783427">
            <text:p>-0.000655301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2.5">
            <text:p>12.5</text:p>
          </table:table-cell>
          <table:table-cell table:formula="of:=1.01325*[.B224]" office:value-type="float" office:value="12.665625">
            <text:p>12.665625</text:p>
          </table:table-cell>
          <table:table-cell office:value-type="float" office:value="-0.000259">
            <text:p>-2.5900E-04</text:p>
          </table:table-cell>
          <table:table-cell table:formula="of:=[.$H$9]+[.$H$10]*[.A224]+[.$H$11]*[.A224]^2+[.$H$12]*[.A224]^3+[.$H$13]*[.A224]^4+[.$H$14]*[.A224]^5+[.$H$15]*[.A224]^6+[.$H$16]*[.C224]+[.$H$17]*[.A224]*[.C224]+[.$H$18]*[.A224]^2*[.C224]+[.$H$19]*[.A224]^3*[.C224]+[.$H$20]*[.A224]^4*[.C224]+[.$H$21]*[.A224]^5*[.C224]+[.$H$22]*[.A224]^6*[.C224]+[.$H$23]*[.C224]^2+[.$H$24]*[.A224]*[.C224]^2+[.$H$25]*[.A224]^2*[.C224]^2+[.$H$26]*[.A224]^3*[.C224]^2+[.$H$27]*[.A224]^4*[.C224]^2+[.$H$28]*[.A224]^5*[.C224]^2+[.$H$29]*[.A224]^6*[.C224]^2+[.$H$30]*[.C224]^3+[.$H$31]*[.A224]*[.C224]^3+[.$H$32]*[.A224]^2*[.C224]^3+[.$H$33]*[.A224]^3*[.C224]^3+[.$H$34]*[.A224]^4*[.C224]^3+[.$H$35]*[.A224]^5*[.C224]^3+[.$H$36]*[.A224]^6*[.C224]^3+[.$H$37]*[.C224]^4+[.$H$38]*[.A224]*[.C224]^4+[.$H$39]*[.A224]^2*[.C224]^4+[.$H$40]*[.A224]^3*[.C224]^4+[.$H$41]*[.A224]^4*[.C224]^4+[.$H$42]*[.A224]^5*[.C224]^4+[.$H$43]*[.A224]^6*[.C224]^4+[.$H$44]*[.C224]^5+[.$H$45]*[.A224]*[.C224]^5+[.$H$46]*[.A224]^2*[.C224]^5+[.$H$47]*[.A224]^3*[.C224]^5+[.$H$48]*[.A224]^4*[.C224]^5+[.$H$49]*[.A224]^5*[.C224]^5+[.$H$50]*[.A224]^6*[.C224]^5+[.$H$51]*[.C224]^6+[.$H$52]*[.A224]*[.C224]^6+[.$H$53]*[.A224]^2*[.C224]^6+[.$H$54]*[.A224]^3*[.C224]^6+[.$H$55]*[.A224]^4*[.C224]^6+[.$H$56]*[.A224]^5*[.C224]^6+[.$H$57]*[.A224]^6*[.C224]^6" office:value-type="float" office:value="-0.00006475071439924">
            <text:p>-6.4751E-05</text:p>
          </table:table-cell>
          <table:table-cell table:number-columns-repeated="4"/>
          <table:table-cell office:value-type="float" office:value="0.85">
            <text:p>0.85</text:p>
          </table:table-cell>
          <table:table-cell table:style-name="ce7" office:value-type="string">
            <text:p>-6.475071440185942e-05</text:p>
          </table:table-cell>
          <table:table-cell table:formula="of:=[.K224]-[.E224]" office:value-type="float" office:value="-2.61943244872498E-015">
            <text:p>-0</text:p>
          </table:table-cell>
          <table:table-cell table:formula="of:=100*([.K224]-[.D224])/[.D224]" office:value-type="float" office:value="-74.9997241691662">
            <text:p>-74.9997241692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22095620056451">
            <text:p>0.0002220956</text:p>
          </table:table-cell>
          <table:table-cell table:formula="of:=100*([.P224]-[.D224])/[.D224]" office:value-type="float" office:value="-185.751204655">
            <text:p>-185.751204655</text:p>
          </table:table-cell>
          <table:table-cell/>
          <table:table-cell office:value-type="float" office:value="0.6">
            <text:p>0.60</text:p>
          </table:table-cell>
          <table:table-cell office:value-type="float" office:value="-0.000142943949684861">
            <text:p>-0.0001429439</text:p>
          </table:table-cell>
          <table:table-cell office:value-type="float" office:value="0.000428195182318603">
            <text:p>0.0004281952</text:p>
          </table:table-cell>
          <table:table-cell office:value-type="float" office:value="-0.000571139132003463">
            <text:p>-0.0005711391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2.5">
            <text:p>12.5</text:p>
          </table:table-cell>
          <table:table-cell table:formula="of:=1.01325*[.B225]" office:value-type="float" office:value="12.665625">
            <text:p>12.665625</text:p>
          </table:table-cell>
          <table:table-cell office:value-type="float" office:value="-0.000441">
            <text:p>-4.4100E-04</text:p>
          </table:table-cell>
          <table:table-cell table:formula="of:=[.$H$9]+[.$H$10]*[.A225]+[.$H$11]*[.A225]^2+[.$H$12]*[.A225]^3+[.$H$13]*[.A225]^4+[.$H$14]*[.A225]^5+[.$H$15]*[.A225]^6+[.$H$16]*[.C225]+[.$H$17]*[.A225]*[.C225]+[.$H$18]*[.A225]^2*[.C225]+[.$H$19]*[.A225]^3*[.C225]+[.$H$20]*[.A225]^4*[.C225]+[.$H$21]*[.A225]^5*[.C225]+[.$H$22]*[.A225]^6*[.C225]+[.$H$23]*[.C225]^2+[.$H$24]*[.A225]*[.C225]^2+[.$H$25]*[.A225]^2*[.C225]^2+[.$H$26]*[.A225]^3*[.C225]^2+[.$H$27]*[.A225]^4*[.C225]^2+[.$H$28]*[.A225]^5*[.C225]^2+[.$H$29]*[.A225]^6*[.C225]^2+[.$H$30]*[.C225]^3+[.$H$31]*[.A225]*[.C225]^3+[.$H$32]*[.A225]^2*[.C225]^3+[.$H$33]*[.A225]^3*[.C225]^3+[.$H$34]*[.A225]^4*[.C225]^3+[.$H$35]*[.A225]^5*[.C225]^3+[.$H$36]*[.A225]^6*[.C225]^3+[.$H$37]*[.C225]^4+[.$H$38]*[.A225]*[.C225]^4+[.$H$39]*[.A225]^2*[.C225]^4+[.$H$40]*[.A225]^3*[.C225]^4+[.$H$41]*[.A225]^4*[.C225]^4+[.$H$42]*[.A225]^5*[.C225]^4+[.$H$43]*[.A225]^6*[.C225]^4+[.$H$44]*[.C225]^5+[.$H$45]*[.A225]*[.C225]^5+[.$H$46]*[.A225]^2*[.C225]^5+[.$H$47]*[.A225]^3*[.C225]^5+[.$H$48]*[.A225]^4*[.C225]^5+[.$H$49]*[.A225]^5*[.C225]^5+[.$H$50]*[.A225]^6*[.C225]^5+[.$H$51]*[.C225]^6+[.$H$52]*[.A225]*[.C225]^6+[.$H$53]*[.A225]^2*[.C225]^6+[.$H$54]*[.A225]^3*[.C225]^6+[.$H$55]*[.A225]^4*[.C225]^6+[.$H$56]*[.A225]^5*[.C225]^6+[.$H$57]*[.A225]^6*[.C225]^6" office:value-type="float" office:value="-0.000207899430353368">
            <text:p>-2.0790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207899430353389">
            <text:p>-0.0002078994</text:p>
          </table:table-cell>
          <table:table-cell table:formula="of:=[.K225]-[.E225]" office:value-type="float" office:value="-2.07895766574095E-017">
            <text:p>-0</text:p>
          </table:table-cell>
          <table:table-cell table:formula="of:=100*([.K225]-[.D225])/[.D225]" office:value-type="float" office:value="-52.8572720287099">
            <text:p>-52.85727202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278242290017411">
            <text:p>0.0002782423</text:p>
          </table:table-cell>
          <table:table-cell table:formula="of:=100*([.P225]-[.D225])/[.D225]" office:value-type="float" office:value="-163.093489799867">
            <text:p>-163.0934897999</text:p>
          </table:table-cell>
          <table:table-cell/>
          <table:table-cell office:value-type="float" office:value="0.65">
            <text:p>0.65</text:p>
          </table:table-cell>
          <table:table-cell table:style-name="ce7" office:value-type="string">
            <text:p>-8.207400291689666e-05</text:p>
          </table:table-cell>
          <table:table-cell office:value-type="float" office:value="0.000369225194133803">
            <text:p>0.0003692252</text:p>
          </table:table-cell>
          <table:table-cell office:value-type="float" office:value="-0.0004512991970507">
            <text:p>-0.000451299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2.5">
            <text:p>12.5</text:p>
          </table:table-cell>
          <table:table-cell table:formula="of:=1.01325*[.B226]" office:value-type="float" office:value="12.665625">
            <text:p>12.665625</text:p>
          </table:table-cell>
          <table:table-cell office:value-type="float" office:value="-0.0006856">
            <text:p>-6.8560E-04</text:p>
          </table:table-cell>
          <table:table-cell table:formula="of:=[.$H$9]+[.$H$10]*[.A226]+[.$H$11]*[.A226]^2+[.$H$12]*[.A226]^3+[.$H$13]*[.A226]^4+[.$H$14]*[.A226]^5+[.$H$15]*[.A226]^6+[.$H$16]*[.C226]+[.$H$17]*[.A226]*[.C226]+[.$H$18]*[.A226]^2*[.C226]+[.$H$19]*[.A226]^3*[.C226]+[.$H$20]*[.A226]^4*[.C226]+[.$H$21]*[.A226]^5*[.C226]+[.$H$22]*[.A226]^6*[.C226]+[.$H$23]*[.C226]^2+[.$H$24]*[.A226]*[.C226]^2+[.$H$25]*[.A226]^2*[.C226]^2+[.$H$26]*[.A226]^3*[.C226]^2+[.$H$27]*[.A226]^4*[.C226]^2+[.$H$28]*[.A226]^5*[.C226]^2+[.$H$29]*[.A226]^6*[.C226]^2+[.$H$30]*[.C226]^3+[.$H$31]*[.A226]*[.C226]^3+[.$H$32]*[.A226]^2*[.C226]^3+[.$H$33]*[.A226]^3*[.C226]^3+[.$H$34]*[.A226]^4*[.C226]^3+[.$H$35]*[.A226]^5*[.C226]^3+[.$H$36]*[.A226]^6*[.C226]^3+[.$H$37]*[.C226]^4+[.$H$38]*[.A226]*[.C226]^4+[.$H$39]*[.A226]^2*[.C226]^4+[.$H$40]*[.A226]^3*[.C226]^4+[.$H$41]*[.A226]^4*[.C226]^4+[.$H$42]*[.A226]^5*[.C226]^4+[.$H$43]*[.A226]^6*[.C226]^4+[.$H$44]*[.C226]^5+[.$H$45]*[.A226]*[.C226]^5+[.$H$46]*[.A226]^2*[.C226]^5+[.$H$47]*[.A226]^3*[.C226]^5+[.$H$48]*[.A226]^4*[.C226]^5+[.$H$49]*[.A226]^5*[.C226]^5+[.$H$50]*[.A226]^6*[.C226]^5+[.$H$51]*[.C226]^6+[.$H$52]*[.A226]*[.C226]^6+[.$H$53]*[.A226]^2*[.C226]^6+[.$H$54]*[.A226]^3*[.C226]^6+[.$H$55]*[.A226]^4*[.C226]^6+[.$H$56]*[.A226]^5*[.C226]^6+[.$H$57]*[.A226]^6*[.C226]^6" office:value-type="float" office:value="-0.000437724066432558">
            <text:p>-4.3772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437724066435389">
            <text:p>-0.0004377241</text:p>
          </table:table-cell>
          <table:table-cell table:formula="of:=[.K226]-[.E226]" office:value-type="float" office:value="-2.83106871279415E-015">
            <text:p>-0</text:p>
          </table:table-cell>
          <table:table-cell table:formula="of:=100*([.K226]-[.D226])/[.D226]" office:value-type="float" office:value="-36.1545994114077">
            <text:p>-36.154599411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399853969774065">
            <text:p>0.000399854</text:p>
          </table:table-cell>
          <table:table-cell table:formula="of:=100*([.P226]-[.D226])/[.D226]" office:value-type="float" office:value="-158.321757551643">
            <text:p>-158.3217575516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-2.408247636569117e-05</text:p>
          </table:table-cell>
          <table:table-cell office:value-type="float" office:value="0.000304981311359248">
            <text:p>0.0003049813</text:p>
          </table:table-cell>
          <table:table-cell office:value-type="float" office:value="-0.000329063787724939">
            <text:p>-0.0003290638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2.5">
            <text:p>12.5</text:p>
          </table:table-cell>
          <table:table-cell table:formula="of:=1.01325*[.B227]" office:value-type="float" office:value="12.665625">
            <text:p>12.665625</text:p>
          </table:table-cell>
          <table:table-cell office:value-type="float" office:value="-0.0009983">
            <text:p>-9.9830E-04</text:p>
          </table:table-cell>
          <table:table-cell table:formula="of:=[.$H$9]+[.$H$10]*[.A227]+[.$H$11]*[.A227]^2+[.$H$12]*[.A227]^3+[.$H$13]*[.A227]^4+[.$H$14]*[.A227]^5+[.$H$15]*[.A227]^6+[.$H$16]*[.C227]+[.$H$17]*[.A227]*[.C227]+[.$H$18]*[.A227]^2*[.C227]+[.$H$19]*[.A227]^3*[.C227]+[.$H$20]*[.A227]^4*[.C227]+[.$H$21]*[.A227]^5*[.C227]+[.$H$22]*[.A227]^6*[.C227]+[.$H$23]*[.C227]^2+[.$H$24]*[.A227]*[.C227]^2+[.$H$25]*[.A227]^2*[.C227]^2+[.$H$26]*[.A227]^3*[.C227]^2+[.$H$27]*[.A227]^4*[.C227]^2+[.$H$28]*[.A227]^5*[.C227]^2+[.$H$29]*[.A227]^6*[.C227]^2+[.$H$30]*[.C227]^3+[.$H$31]*[.A227]*[.C227]^3+[.$H$32]*[.A227]^2*[.C227]^3+[.$H$33]*[.A227]^3*[.C227]^3+[.$H$34]*[.A227]^4*[.C227]^3+[.$H$35]*[.A227]^5*[.C227]^3+[.$H$36]*[.A227]^6*[.C227]^3+[.$H$37]*[.C227]^4+[.$H$38]*[.A227]*[.C227]^4+[.$H$39]*[.A227]^2*[.C227]^4+[.$H$40]*[.A227]^3*[.C227]^4+[.$H$41]*[.A227]^4*[.C227]^4+[.$H$42]*[.A227]^5*[.C227]^4+[.$H$43]*[.A227]^6*[.C227]^4+[.$H$44]*[.C227]^5+[.$H$45]*[.A227]*[.C227]^5+[.$H$46]*[.A227]^2*[.C227]^5+[.$H$47]*[.A227]^3*[.C227]^5+[.$H$48]*[.A227]^4*[.C227]^5+[.$H$49]*[.A227]^5*[.C227]^5+[.$H$50]*[.A227]^6*[.C227]^5+[.$H$51]*[.C227]^6+[.$H$52]*[.A227]*[.C227]^6+[.$H$53]*[.A227]^2*[.C227]^6+[.$H$54]*[.A227]^3*[.C227]^6+[.$H$55]*[.A227]^4*[.C227]^6+[.$H$56]*[.A227]^5*[.C227]^6+[.$H$57]*[.A227]^6*[.C227]^6" office:value-type="float" office:value="-0.000762071888465502">
            <text:p>-7.6207E-04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0762071888465374">
            <text:p>-0.0007620719</text:p>
          </table:table-cell>
          <table:table-cell table:formula="of:=[.K227]-[.E227]" office:value-type="float" office:value="1.28369537222284E-016">
            <text:p>0</text:p>
          </table:table-cell>
          <table:table-cell table:formula="of:=100*([.K227]-[.D227])/[.D227]" office:value-type="float" office:value="-23.6630383186042">
            <text:p>-23.6630383186</text:p>
          </table:table-cell>
          <table:table-cell/>
          <table:table-cell office:value-type="float" office:value="1">
            <text:p>1.00</text:p>
          </table:table-cell>
          <table:table-cell office:value-type="float" office:value="0.00060107225899785">
            <text:p>0.0006010723</text:p>
          </table:table-cell>
          <table:table-cell table:formula="of:=100*([.P227]-[.D227])/[.D227]" office:value-type="float" office:value="-160.209582189507">
            <text:p>-160.2095821895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1.086820799438932e-05</text:p>
          </table:table-cell>
          <table:table-cell office:value-type="float" office:value="0.000249612846888303">
            <text:p>0.0002496128</text:p>
          </table:table-cell>
          <table:table-cell office:value-type="float" office:value="-0.000238744638893913">
            <text:p>-0.000238744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2.5">
            <text:p>12.5</text:p>
          </table:table-cell>
          <table:table-cell table:formula="of:=1.01325*[.B228]" office:value-type="float" office:value="12.665625">
            <text:p>12.665625</text:p>
          </table:table-cell>
          <table:table-cell office:value-type="float" office:value="-0.001392">
            <text:p>-1.3920E-03</text:p>
          </table:table-cell>
          <table:table-cell table:formula="of:=[.$H$9]+[.$H$10]*[.A228]+[.$H$11]*[.A228]^2+[.$H$12]*[.A228]^3+[.$H$13]*[.A228]^4+[.$H$14]*[.A228]^5+[.$H$15]*[.A228]^6+[.$H$16]*[.C228]+[.$H$17]*[.A228]*[.C228]+[.$H$18]*[.A228]^2*[.C228]+[.$H$19]*[.A228]^3*[.C228]+[.$H$20]*[.A228]^4*[.C228]+[.$H$21]*[.A228]^5*[.C228]+[.$H$22]*[.A228]^6*[.C228]+[.$H$23]*[.C228]^2+[.$H$24]*[.A228]*[.C228]^2+[.$H$25]*[.A228]^2*[.C228]^2+[.$H$26]*[.A228]^3*[.C228]^2+[.$H$27]*[.A228]^4*[.C228]^2+[.$H$28]*[.A228]^5*[.C228]^2+[.$H$29]*[.A228]^6*[.C228]^2+[.$H$30]*[.C228]^3+[.$H$31]*[.A228]*[.C228]^3+[.$H$32]*[.A228]^2*[.C228]^3+[.$H$33]*[.A228]^3*[.C228]^3+[.$H$34]*[.A228]^4*[.C228]^3+[.$H$35]*[.A228]^5*[.C228]^3+[.$H$36]*[.A228]^6*[.C228]^3+[.$H$37]*[.C228]^4+[.$H$38]*[.A228]*[.C228]^4+[.$H$39]*[.A228]^2*[.C228]^4+[.$H$40]*[.A228]^3*[.C228]^4+[.$H$41]*[.A228]^4*[.C228]^4+[.$H$42]*[.A228]^5*[.C228]^4+[.$H$43]*[.A228]^6*[.C228]^4+[.$H$44]*[.C228]^5+[.$H$45]*[.A228]*[.C228]^5+[.$H$46]*[.A228]^2*[.C228]^5+[.$H$47]*[.A228]^3*[.C228]^5+[.$H$48]*[.A228]^4*[.C228]^5+[.$H$49]*[.A228]^5*[.C228]^5+[.$H$50]*[.A228]^6*[.C228]^5+[.$H$51]*[.C228]^6+[.$H$52]*[.A228]*[.C228]^6+[.$H$53]*[.A228]^2*[.C228]^6+[.$H$54]*[.A228]^3*[.C228]^6+[.$H$55]*[.A228]^4*[.C228]^6+[.$H$56]*[.A228]^5*[.C228]^6+[.$H$57]*[.A228]^6*[.C228]^6" office:value-type="float" office:value="-0.00118525152103247">
            <text:p>-1.1853E-0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118525152103594">
            <text:p>-0.0011852515</text:p>
          </table:table-cell>
          <table:table-cell table:formula="of:=[.K228]-[.E228]" office:value-type="float" office:value="-3.46966379238811E-015">
            <text:p>-0</text:p>
          </table:table-cell>
          <table:table-cell table:formula="of:=100*([.K228]-[.D228])/[.D228]" office:value-type="float" office:value="-14.8526206152341">
            <text:p>-14.8526206152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896030684059">
            <text:p>0.0008960307</text:p>
          </table:table-cell>
          <table:table-cell table:formula="of:=100*([.P228]-[.D228])/[.D228]" office:value-type="float" office:value="-164.370020406537">
            <text:p>-164.3700204065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3.21006161008424e-06</text:p>
          </table:table-cell>
          <table:table-cell office:value-type="float" office:value="0.000217268274006638">
            <text:p>0.0002172683</text:p>
          </table:table-cell>
          <table:table-cell office:value-type="float" office:value="-0.000214058212396554">
            <text:p>-0.0002140582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2.5">
            <text:p>12.5</text:p>
          </table:table-cell>
          <table:table-cell table:formula="of:=1.01325*[.B229]" office:value-type="float" office:value="12.665625">
            <text:p>12.665625</text:p>
          </table:table-cell>
          <table:table-cell office:value-type="float" office:value="-0.001839">
            <text:p>-1.8390E-03</text:p>
          </table:table-cell>
          <table:table-cell table:formula="of:=[.$H$9]+[.$H$10]*[.A229]+[.$H$11]*[.A229]^2+[.$H$12]*[.A229]^3+[.$H$13]*[.A229]^4+[.$H$14]*[.A229]^5+[.$H$15]*[.A229]^6+[.$H$16]*[.C229]+[.$H$17]*[.A229]*[.C229]+[.$H$18]*[.A229]^2*[.C229]+[.$H$19]*[.A229]^3*[.C229]+[.$H$20]*[.A229]^4*[.C229]+[.$H$21]*[.A229]^5*[.C229]+[.$H$22]*[.A229]^6*[.C229]+[.$H$23]*[.C229]^2+[.$H$24]*[.A229]*[.C229]^2+[.$H$25]*[.A229]^2*[.C229]^2+[.$H$26]*[.A229]^3*[.C229]^2+[.$H$27]*[.A229]^4*[.C229]^2+[.$H$28]*[.A229]^5*[.C229]^2+[.$H$29]*[.A229]^6*[.C229]^2+[.$H$30]*[.C229]^3+[.$H$31]*[.A229]*[.C229]^3+[.$H$32]*[.A229]^2*[.C229]^3+[.$H$33]*[.A229]^3*[.C229]^3+[.$H$34]*[.A229]^4*[.C229]^3+[.$H$35]*[.A229]^5*[.C229]^3+[.$H$36]*[.A229]^6*[.C229]^3+[.$H$37]*[.C229]^4+[.$H$38]*[.A229]*[.C229]^4+[.$H$39]*[.A229]^2*[.C229]^4+[.$H$40]*[.A229]^3*[.C229]^4+[.$H$41]*[.A229]^4*[.C229]^4+[.$H$42]*[.A229]^5*[.C229]^4+[.$H$43]*[.A229]^6*[.C229]^4+[.$H$44]*[.C229]^5+[.$H$45]*[.A229]*[.C229]^5+[.$H$46]*[.A229]^2*[.C229]^5+[.$H$47]*[.A229]^3*[.C229]^5+[.$H$48]*[.A229]^4*[.C229]^5+[.$H$49]*[.A229]^5*[.C229]^5+[.$H$50]*[.A229]^6*[.C229]^5+[.$H$51]*[.C229]^6+[.$H$52]*[.A229]*[.C229]^6+[.$H$53]*[.A229]^2*[.C229]^6+[.$H$54]*[.A229]^3*[.C229]^6+[.$H$55]*[.A229]^4*[.C229]^6+[.$H$56]*[.A229]^5*[.C229]^6+[.$H$57]*[.A229]^6*[.C229]^6" office:value-type="float" office:value="-0.00170848047792392">
            <text:p>-1.7085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170848047792615">
            <text:p>-0.0017084805</text:p>
          </table:table-cell>
          <table:table-cell table:formula="of:=[.K229]-[.E229]" office:value-type="float" office:value="-2.22716810271972E-015">
            <text:p>-0</text:p>
          </table:table-cell>
          <table:table-cell table:formula="of:=100*([.K229]-[.D229])/[.D229]" office:value-type="float" office:value="-7.09730952005719">
            <text:p>-7.0973095201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129884874249396">
            <text:p>0.0012988487</text:p>
          </table:table-cell>
          <table:table-cell table:formula="of:=100*([.P229]-[.D229])/[.D229]" office:value-type="float" office:value="-170.627990347687">
            <text:p>-170.6279903477</text:p>
          </table:table-cell>
          <table:table-cell/>
          <table:table-cell office:value-type="float" office:value="0.85">
            <text:p>0.85</text:p>
          </table:table-cell>
          <table:table-cell table:style-name="ce7" office:value-type="string">
            <text:p>-6.475071440185942e-05</text:p>
          </table:table-cell>
          <table:table-cell office:value-type="float" office:value="0.000222095620056451">
            <text:p>0.0002220956</text:p>
          </table:table-cell>
          <table:table-cell office:value-type="float" office:value="-0.00028684633445831">
            <text:p>-0.000286846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2.5">
            <text:p>12.5</text:p>
          </table:table-cell>
          <table:table-cell table:formula="of:=1.01325*[.B230]" office:value-type="float" office:value="12.665625">
            <text:p>12.665625</text:p>
          </table:table-cell>
          <table:table-cell office:value-type="float" office:value="-0.002405">
            <text:p>-2.4050E-03</text:p>
          </table:table-cell>
          <table:table-cell table:formula="of:=[.$H$9]+[.$H$10]*[.A230]+[.$H$11]*[.A230]^2+[.$H$12]*[.A230]^3+[.$H$13]*[.A230]^4+[.$H$14]*[.A230]^5+[.$H$15]*[.A230]^6+[.$H$16]*[.C230]+[.$H$17]*[.A230]*[.C230]+[.$H$18]*[.A230]^2*[.C230]+[.$H$19]*[.A230]^3*[.C230]+[.$H$20]*[.A230]^4*[.C230]+[.$H$21]*[.A230]^5*[.C230]+[.$H$22]*[.A230]^6*[.C230]+[.$H$23]*[.C230]^2+[.$H$24]*[.A230]*[.C230]^2+[.$H$25]*[.A230]^2*[.C230]^2+[.$H$26]*[.A230]^3*[.C230]^2+[.$H$27]*[.A230]^4*[.C230]^2+[.$H$28]*[.A230]^5*[.C230]^2+[.$H$29]*[.A230]^6*[.C230]^2+[.$H$30]*[.C230]^3+[.$H$31]*[.A230]*[.C230]^3+[.$H$32]*[.A230]^2*[.C230]^3+[.$H$33]*[.A230]^3*[.C230]^3+[.$H$34]*[.A230]^4*[.C230]^3+[.$H$35]*[.A230]^5*[.C230]^3+[.$H$36]*[.A230]^6*[.C230]^3+[.$H$37]*[.C230]^4+[.$H$38]*[.A230]*[.C230]^4+[.$H$39]*[.A230]^2*[.C230]^4+[.$H$40]*[.A230]^3*[.C230]^4+[.$H$41]*[.A230]^4*[.C230]^4+[.$H$42]*[.A230]^5*[.C230]^4+[.$H$43]*[.A230]^6*[.C230]^4+[.$H$44]*[.C230]^5+[.$H$45]*[.A230]*[.C230]^5+[.$H$46]*[.A230]^2*[.C230]^5+[.$H$47]*[.A230]^3*[.C230]^5+[.$H$48]*[.A230]^4*[.C230]^5+[.$H$49]*[.A230]^5*[.C230]^5+[.$H$50]*[.A230]^6*[.C230]^5+[.$H$51]*[.C230]^6+[.$H$52]*[.A230]*[.C230]^6+[.$H$53]*[.A230]^2*[.C230]^6+[.$H$54]*[.A230]^3*[.C230]^6+[.$H$55]*[.A230]^4*[.C230]^6+[.$H$56]*[.A230]^5*[.C230]^6+[.$H$57]*[.A230]^6*[.C230]^6" office:value-type="float" office:value="-0.00233067814993277">
            <text:p>-2.3307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233067814993358">
            <text:p>-0.0023306781</text:p>
          </table:table-cell>
          <table:table-cell table:formula="of:=[.K230]-[.E230]" office:value-type="float" office:value="-8.11850586757146E-016">
            <text:p>-0</text:p>
          </table:table-cell>
          <table:table-cell table:formula="of:=100*([.K230]-[.D230])/[.D230]" office:value-type="float" office:value="-3.09030561606727">
            <text:p>-3.0903056161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18236236326674">
            <text:p>0.0018236236</text:p>
          </table:table-cell>
          <table:table-cell table:formula="of:=100*([.P230]-[.D230])/[.D230]" office:value-type="float" office:value="-175.826346472657">
            <text:p>-175.8263464727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207899430353389">
            <text:p>-0.0002078994</text:p>
          </table:table-cell>
          <table:table-cell office:value-type="float" office:value="0.000278242290017411">
            <text:p>0.0002782423</text:p>
          </table:table-cell>
          <table:table-cell office:value-type="float" office:value="-0.000486141720370801">
            <text:p>-0.0004861417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2.5">
            <text:p>12.5</text:p>
          </table:table-cell>
          <table:table-cell table:formula="of:=1.01325*[.B231]" office:value-type="float" office:value="12.665625">
            <text:p>12.665625</text:p>
          </table:table-cell>
          <table:table-cell office:value-type="float" office:value="-0.00302">
            <text:p>-3.0200E-03</text:p>
          </table:table-cell>
          <table:table-cell table:formula="of:=[.$H$9]+[.$H$10]*[.A231]+[.$H$11]*[.A231]^2+[.$H$12]*[.A231]^3+[.$H$13]*[.A231]^4+[.$H$14]*[.A231]^5+[.$H$15]*[.A231]^6+[.$H$16]*[.C231]+[.$H$17]*[.A231]*[.C231]+[.$H$18]*[.A231]^2*[.C231]+[.$H$19]*[.A231]^3*[.C231]+[.$H$20]*[.A231]^4*[.C231]+[.$H$21]*[.A231]^5*[.C231]+[.$H$22]*[.A231]^6*[.C231]+[.$H$23]*[.C231]^2+[.$H$24]*[.A231]*[.C231]^2+[.$H$25]*[.A231]^2*[.C231]^2+[.$H$26]*[.A231]^3*[.C231]^2+[.$H$27]*[.A231]^4*[.C231]^2+[.$H$28]*[.A231]^5*[.C231]^2+[.$H$29]*[.A231]^6*[.C231]^2+[.$H$30]*[.C231]^3+[.$H$31]*[.A231]*[.C231]^3+[.$H$32]*[.A231]^2*[.C231]^3+[.$H$33]*[.A231]^3*[.C231]^3+[.$H$34]*[.A231]^4*[.C231]^3+[.$H$35]*[.A231]^5*[.C231]^3+[.$H$36]*[.A231]^6*[.C231]^3+[.$H$37]*[.C231]^4+[.$H$38]*[.A231]*[.C231]^4+[.$H$39]*[.A231]^2*[.C231]^4+[.$H$40]*[.A231]^3*[.C231]^4+[.$H$41]*[.A231]^4*[.C231]^4+[.$H$42]*[.A231]^5*[.C231]^4+[.$H$43]*[.A231]^6*[.C231]^4+[.$H$44]*[.C231]^5+[.$H$45]*[.A231]*[.C231]^5+[.$H$46]*[.A231]^2*[.C231]^5+[.$H$47]*[.A231]^3*[.C231]^5+[.$H$48]*[.A231]^4*[.C231]^5+[.$H$49]*[.A231]^5*[.C231]^5+[.$H$50]*[.A231]^6*[.C231]^5+[.$H$51]*[.C231]^6+[.$H$52]*[.A231]*[.C231]^6+[.$H$53]*[.A231]^2*[.C231]^6+[.$H$54]*[.A231]^3*[.C231]^6+[.$H$55]*[.A231]^4*[.C231]^6+[.$H$56]*[.A231]^5*[.C231]^6+[.$H$57]*[.A231]^6*[.C231]^6" office:value-type="float" office:value="-0.00304960424996399">
            <text:p>-3.0496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304960424996327">
            <text:p>-0.0030496042</text:p>
          </table:table-cell>
          <table:table-cell table:formula="of:=[.K231]-[.E231]" office:value-type="float" office:value="7.21211285137358E-016">
            <text:p>0</text:p>
          </table:table-cell>
          <table:table-cell table:formula="of:=100*([.K231]-[.D231])/[.D231]" office:value-type="float" office:value="0.980273177591723">
            <text:p>0.9802731776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248441932583778">
            <text:p>0.0024844193</text:p>
          </table:table-cell>
          <table:table-cell table:formula="of:=100*([.P231]-[.D231])/[.D231]" office:value-type="float" office:value="-182.265540590655">
            <text:p>-182.2655405907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437724066435389">
            <text:p>-0.0004377241</text:p>
          </table:table-cell>
          <table:table-cell office:value-type="float" office:value="0.000399853969774065">
            <text:p>0.000399854</text:p>
          </table:table-cell>
          <table:table-cell office:value-type="float" office:value="-0.000837578036209454">
            <text:p>-0.00083757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.5">
            <text:p>12.5</text:p>
          </table:table-cell>
          <table:table-cell table:formula="of:=1.01325*[.B232]" office:value-type="float" office:value="12.665625">
            <text:p>12.665625</text:p>
          </table:table-cell>
          <table:table-cell office:value-type="float" office:value="-0.003548">
            <text:p>-3.5480E-03</text:p>
          </table:table-cell>
          <table:table-cell table:formula="of:=[.$H$9]+[.$H$10]*[.A232]+[.$H$11]*[.A232]^2+[.$H$12]*[.A232]^3+[.$H$13]*[.A232]^4+[.$H$14]*[.A232]^5+[.$H$15]*[.A232]^6+[.$H$16]*[.C232]+[.$H$17]*[.A232]*[.C232]+[.$H$18]*[.A232]^2*[.C232]+[.$H$19]*[.A232]^3*[.C232]+[.$H$20]*[.A232]^4*[.C232]+[.$H$21]*[.A232]^5*[.C232]+[.$H$22]*[.A232]^6*[.C232]+[.$H$23]*[.C232]^2+[.$H$24]*[.A232]*[.C232]^2+[.$H$25]*[.A232]^2*[.C232]^2+[.$H$26]*[.A232]^3*[.C232]^2+[.$H$27]*[.A232]^4*[.C232]^2+[.$H$28]*[.A232]^5*[.C232]^2+[.$H$29]*[.A232]^6*[.C232]^2+[.$H$30]*[.C232]^3+[.$H$31]*[.A232]*[.C232]^3+[.$H$32]*[.A232]^2*[.C232]^3+[.$H$33]*[.A232]^3*[.C232]^3+[.$H$34]*[.A232]^4*[.C232]^3+[.$H$35]*[.A232]^5*[.C232]^3+[.$H$36]*[.A232]^6*[.C232]^3+[.$H$37]*[.C232]^4+[.$H$38]*[.A232]*[.C232]^4+[.$H$39]*[.A232]^2*[.C232]^4+[.$H$40]*[.A232]^3*[.C232]^4+[.$H$41]*[.A232]^4*[.C232]^4+[.$H$42]*[.A232]^5*[.C232]^4+[.$H$43]*[.A232]^6*[.C232]^4+[.$H$44]*[.C232]^5+[.$H$45]*[.A232]*[.C232]^5+[.$H$46]*[.A232]^2*[.C232]^5+[.$H$47]*[.A232]^3*[.C232]^5+[.$H$48]*[.A232]^4*[.C232]^5+[.$H$49]*[.A232]^5*[.C232]^5+[.$H$50]*[.A232]^6*[.C232]^5+[.$H$51]*[.C232]^6+[.$H$52]*[.A232]*[.C232]^6+[.$H$53]*[.A232]^2*[.C232]^6+[.$H$54]*[.A232]^3*[.C232]^6+[.$H$55]*[.A232]^4*[.C232]^6+[.$H$56]*[.A232]^5*[.C232]^6+[.$H$57]*[.A232]^6*[.C232]^6" office:value-type="float" office:value="-0.00386334271552169">
            <text:p>-3.8633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386334271552598">
            <text:p>-0.0038633427</text:p>
          </table:table-cell>
          <table:table-cell table:formula="of:=[.K232]-[.E232]" office:value-type="float" office:value="-4.28910379435266E-015">
            <text:p>-0</text:p>
          </table:table-cell>
          <table:table-cell table:formula="of:=100*([.K232]-[.D232])/[.D232]" office:value-type="float" office:value="8.88790066307718">
            <text:p>8.887900663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329525264340049">
            <text:p>0.0032952526</text:p>
          </table:table-cell>
          <table:table-cell table:formula="of:=100*([.P232]-[.D232])/[.D232]" office:value-type="float" office:value="-192.87634282414">
            <text:p>-192.8763428241</text:p>
          </table:table-cell>
          <table:table-cell/>
          <table:table-cell office:value-type="float" office:value="1">
            <text:p>1.00</text:p>
          </table:table-cell>
          <table:table-cell office:value-type="float" office:value="-0.000762071888465374">
            <text:p>-0.0007620719</text:p>
          </table:table-cell>
          <table:table-cell office:value-type="float" office:value="0.00060107225899785">
            <text:p>0.0006010723</text:p>
          </table:table-cell>
          <table:table-cell office:value-type="float" office:value="-0.00136314414746322">
            <text:p>-0.0013631441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2.5">
            <text:p>12.5</text:p>
          </table:table-cell>
          <table:table-cell table:formula="of:=1.01325*[.B233]" office:value-type="float" office:value="12.665625">
            <text:p>12.665625</text:p>
          </table:table-cell>
          <table:table-cell office:value-type="float" office:value="-0.00448">
            <text:p>-4.4800E-03</text:p>
          </table:table-cell>
          <table:table-cell table:formula="of:=[.$H$9]+[.$H$10]*[.A233]+[.$H$11]*[.A233]^2+[.$H$12]*[.A233]^3+[.$H$13]*[.A233]^4+[.$H$14]*[.A233]^5+[.$H$15]*[.A233]^6+[.$H$16]*[.C233]+[.$H$17]*[.A233]*[.C233]+[.$H$18]*[.A233]^2*[.C233]+[.$H$19]*[.A233]^3*[.C233]+[.$H$20]*[.A233]^4*[.C233]+[.$H$21]*[.A233]^5*[.C233]+[.$H$22]*[.A233]^6*[.C233]+[.$H$23]*[.C233]^2+[.$H$24]*[.A233]*[.C233]^2+[.$H$25]*[.A233]^2*[.C233]^2+[.$H$26]*[.A233]^3*[.C233]^2+[.$H$27]*[.A233]^4*[.C233]^2+[.$H$28]*[.A233]^5*[.C233]^2+[.$H$29]*[.A233]^6*[.C233]^2+[.$H$30]*[.C233]^3+[.$H$31]*[.A233]*[.C233]^3+[.$H$32]*[.A233]^2*[.C233]^3+[.$H$33]*[.A233]^3*[.C233]^3+[.$H$34]*[.A233]^4*[.C233]^3+[.$H$35]*[.A233]^5*[.C233]^3+[.$H$36]*[.A233]^6*[.C233]^3+[.$H$37]*[.C233]^4+[.$H$38]*[.A233]*[.C233]^4+[.$H$39]*[.A233]^2*[.C233]^4+[.$H$40]*[.A233]^3*[.C233]^4+[.$H$41]*[.A233]^4*[.C233]^4+[.$H$42]*[.A233]^5*[.C233]^4+[.$H$43]*[.A233]^6*[.C233]^4+[.$H$44]*[.C233]^5+[.$H$45]*[.A233]*[.C233]^5+[.$H$46]*[.A233]^2*[.C233]^5+[.$H$47]*[.A233]^3*[.C233]^5+[.$H$48]*[.A233]^4*[.C233]^5+[.$H$49]*[.A233]^5*[.C233]^5+[.$H$50]*[.A233]^6*[.C233]^5+[.$H$51]*[.C233]^6+[.$H$52]*[.A233]*[.C233]^6+[.$H$53]*[.A233]^2*[.C233]^6+[.$H$54]*[.A233]^3*[.C233]^6+[.$H$55]*[.A233]^4*[.C233]^6+[.$H$56]*[.A233]^5*[.C233]^6+[.$H$57]*[.A233]^6*[.C233]^6" office:value-type="float" office:value="-0.00477213106851561">
            <text:p>-4.7721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47721310685257">
            <text:p>-0.0047721311</text:p>
          </table:table-cell>
          <table:table-cell table:formula="of:=[.K233]-[.E233]" office:value-type="float" office:value="-0.0000000000000100900190980191">
            <text:p>-0</text:p>
          </table:table-cell>
          <table:table-cell table:formula="of:=100*([.K233]-[.D233])/[.D233]" office:value-type="float" office:value="6.52078277959148">
            <text:p>6.5207827796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427007601024656">
            <text:p>0.004270076</text:p>
          </table:table-cell>
          <table:table-cell table:formula="of:=100*([.P233]-[.D233])/[.D233]" office:value-type="float" office:value="-195.314196657289">
            <text:p>-195.3141966573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118525152103594">
            <text:p>-0.0011852515</text:p>
          </table:table-cell>
          <table:table-cell office:value-type="float" office:value="0.000896030684059">
            <text:p>0.0008960307</text:p>
          </table:table-cell>
          <table:table-cell office:value-type="float" office:value="-0.00208128220509494">
            <text:p>-0.002081282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2.5">
            <text:p>12.5</text:p>
          </table:table-cell>
          <table:table-cell table:formula="of:=1.01325*[.B234]" office:value-type="float" office:value="12.665625">
            <text:p>12.665625</text:p>
          </table:table-cell>
          <table:table-cell office:value-type="float" office:value="-0.00533">
            <text:p>-5.3300E-03</text:p>
          </table:table-cell>
          <table:table-cell table:formula="of:=[.$H$9]+[.$H$10]*[.A234]+[.$H$11]*[.A234]^2+[.$H$12]*[.A234]^3+[.$H$13]*[.A234]^4+[.$H$14]*[.A234]^5+[.$H$15]*[.A234]^6+[.$H$16]*[.C234]+[.$H$17]*[.A234]*[.C234]+[.$H$18]*[.A234]^2*[.C234]+[.$H$19]*[.A234]^3*[.C234]+[.$H$20]*[.A234]^4*[.C234]+[.$H$21]*[.A234]^5*[.C234]+[.$H$22]*[.A234]^6*[.C234]+[.$H$23]*[.C234]^2+[.$H$24]*[.A234]*[.C234]^2+[.$H$25]*[.A234]^2*[.C234]^2+[.$H$26]*[.A234]^3*[.C234]^2+[.$H$27]*[.A234]^4*[.C234]^2+[.$H$28]*[.A234]^5*[.C234]^2+[.$H$29]*[.A234]^6*[.C234]^2+[.$H$30]*[.C234]^3+[.$H$31]*[.A234]*[.C234]^3+[.$H$32]*[.A234]^2*[.C234]^3+[.$H$33]*[.A234]^3*[.C234]^3+[.$H$34]*[.A234]^4*[.C234]^3+[.$H$35]*[.A234]^5*[.C234]^3+[.$H$36]*[.A234]^6*[.C234]^3+[.$H$37]*[.C234]^4+[.$H$38]*[.A234]*[.C234]^4+[.$H$39]*[.A234]^2*[.C234]^4+[.$H$40]*[.A234]^3*[.C234]^4+[.$H$41]*[.A234]^4*[.C234]^4+[.$H$42]*[.A234]^5*[.C234]^4+[.$H$43]*[.A234]^6*[.C234]^4+[.$H$44]*[.C234]^5+[.$H$45]*[.A234]*[.C234]^5+[.$H$46]*[.A234]^2*[.C234]^5+[.$H$47]*[.A234]^3*[.C234]^5+[.$H$48]*[.A234]^4*[.C234]^5+[.$H$49]*[.A234]^5*[.C234]^5+[.$H$50]*[.A234]^6*[.C234]^5+[.$H$51]*[.C234]^6+[.$H$52]*[.A234]*[.C234]^6+[.$H$53]*[.A234]^2*[.C234]^6+[.$H$54]*[.A234]^3*[.C234]^6+[.$H$55]*[.A234]^4*[.C234]^6+[.$H$56]*[.A234]^5*[.C234]^6+[.$H$57]*[.A234]^6*[.C234]^6" office:value-type="float" office:value="-0.00578053523239391">
            <text:p>-5.7805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578053523240124">
            <text:p>-0.0057805352</text:p>
          </table:table-cell>
          <table:table-cell table:formula="of:=[.K234]-[.E234]" office:value-type="float" office:value="-7.32747196252603E-015">
            <text:p>-0</text:p>
          </table:table-cell>
          <table:table-cell table:formula="of:=100*([.K234]-[.D234])/[.D234]" office:value-type="float" office:value="8.45281861916022">
            <text:p>8.4528186192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542275656661853">
            <text:p>0.0054227566</text:p>
          </table:table-cell>
          <table:table-cell table:formula="of:=100*([.P234]-[.D234])/[.D234]" office:value-type="float" office:value="-201.740273294907">
            <text:p>-201.7402732949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170848047792615">
            <text:p>-0.0017084805</text:p>
          </table:table-cell>
          <table:table-cell office:value-type="float" office:value="0.00129884874249396">
            <text:p>0.0012988487</text:p>
          </table:table-cell>
          <table:table-cell office:value-type="float" office:value="-0.00300732922042011">
            <text:p>-0.0030073292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2.5">
            <text:p>12.5</text:p>
          </table:table-cell>
          <table:table-cell table:formula="of:=1.01325*[.B235]" office:value-type="float" office:value="12.665625">
            <text:p>12.665625</text:p>
          </table:table-cell>
          <table:table-cell office:value-type="float" office:value="-0.006548">
            <text:p>-6.5480E-03</text:p>
          </table:table-cell>
          <table:table-cell table:formula="of:=[.$H$9]+[.$H$10]*[.A235]+[.$H$11]*[.A235]^2+[.$H$12]*[.A235]^3+[.$H$13]*[.A235]^4+[.$H$14]*[.A235]^5+[.$H$15]*[.A235]^6+[.$H$16]*[.C235]+[.$H$17]*[.A235]*[.C235]+[.$H$18]*[.A235]^2*[.C235]+[.$H$19]*[.A235]^3*[.C235]+[.$H$20]*[.A235]^4*[.C235]+[.$H$21]*[.A235]^5*[.C235]+[.$H$22]*[.A235]^6*[.C235]+[.$H$23]*[.C235]^2+[.$H$24]*[.A235]*[.C235]^2+[.$H$25]*[.A235]^2*[.C235]^2+[.$H$26]*[.A235]^3*[.C235]^2+[.$H$27]*[.A235]^4*[.C235]^2+[.$H$28]*[.A235]^5*[.C235]^2+[.$H$29]*[.A235]^6*[.C235]^2+[.$H$30]*[.C235]^3+[.$H$31]*[.A235]*[.C235]^3+[.$H$32]*[.A235]^2*[.C235]^3+[.$H$33]*[.A235]^3*[.C235]^3+[.$H$34]*[.A235]^4*[.C235]^3+[.$H$35]*[.A235]^5*[.C235]^3+[.$H$36]*[.A235]^6*[.C235]^3+[.$H$37]*[.C235]^4+[.$H$38]*[.A235]*[.C235]^4+[.$H$39]*[.A235]^2*[.C235]^4+[.$H$40]*[.A235]^3*[.C235]^4+[.$H$41]*[.A235]^4*[.C235]^4+[.$H$42]*[.A235]^5*[.C235]^4+[.$H$43]*[.A235]^6*[.C235]^4+[.$H$44]*[.C235]^5+[.$H$45]*[.A235]*[.C235]^5+[.$H$46]*[.A235]^2*[.C235]^5+[.$H$47]*[.A235]^3*[.C235]^5+[.$H$48]*[.A235]^4*[.C235]^5+[.$H$49]*[.A235]^5*[.C235]^5+[.$H$50]*[.A235]^6*[.C235]^5+[.$H$51]*[.C235]^6+[.$H$52]*[.A235]*[.C235]^6+[.$H$53]*[.A235]^2*[.C235]^6+[.$H$54]*[.A235]^3*[.C235]^6+[.$H$55]*[.A235]^4*[.C235]^6+[.$H$56]*[.A235]^5*[.C235]^6+[.$H$57]*[.A235]^6*[.C235]^6" office:value-type="float" office:value="-0.00689996980661189">
            <text:p>-6.9000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689996980661836">
            <text:p>-0.0068999698</text:p>
          </table:table-cell>
          <table:table-cell table:formula="of:=[.K235]-[.E235]" office:value-type="float" office:value="-6.46704911844154E-015">
            <text:p>-0</text:p>
          </table:table-cell>
          <table:table-cell table:formula="of:=100*([.K235]-[.D235])/[.D235]" office:value-type="float" office:value="5.37522612428774">
            <text:p>5.3752261243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676705133630198">
            <text:p>0.0067670513</text:p>
          </table:table-cell>
          <table:table-cell table:formula="of:=100*([.P235]-[.D235])/[.D235]" office:value-type="float" office:value="-203.34531668146">
            <text:p>-203.3453166815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233067814993358">
            <text:p>-0.0023306781</text:p>
          </table:table-cell>
          <table:table-cell office:value-type="float" office:value="0.0018236236326674">
            <text:p>0.0018236236</text:p>
          </table:table-cell>
          <table:table-cell office:value-type="float" office:value="-0.00415430178260098">
            <text:p>-0.0041543018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2.5">
            <text:p>12.5</text:p>
          </table:table-cell>
          <table:table-cell table:formula="of:=1.01325*[.B236]" office:value-type="float" office:value="12.665625">
            <text:p>12.665625</text:p>
          </table:table-cell>
          <table:table-cell office:value-type="float" office:value="-0.007914">
            <text:p>-7.9140E-03</text:p>
          </table:table-cell>
          <table:table-cell table:formula="of:=[.$H$9]+[.$H$10]*[.A236]+[.$H$11]*[.A236]^2+[.$H$12]*[.A236]^3+[.$H$13]*[.A236]^4+[.$H$14]*[.A236]^5+[.$H$15]*[.A236]^6+[.$H$16]*[.C236]+[.$H$17]*[.A236]*[.C236]+[.$H$18]*[.A236]^2*[.C236]+[.$H$19]*[.A236]^3*[.C236]+[.$H$20]*[.A236]^4*[.C236]+[.$H$21]*[.A236]^5*[.C236]+[.$H$22]*[.A236]^6*[.C236]+[.$H$23]*[.C236]^2+[.$H$24]*[.A236]*[.C236]^2+[.$H$25]*[.A236]^2*[.C236]^2+[.$H$26]*[.A236]^3*[.C236]^2+[.$H$27]*[.A236]^4*[.C236]^2+[.$H$28]*[.A236]^5*[.C236]^2+[.$H$29]*[.A236]^6*[.C236]^2+[.$H$30]*[.C236]^3+[.$H$31]*[.A236]*[.C236]^3+[.$H$32]*[.A236]^2*[.C236]^3+[.$H$33]*[.A236]^3*[.C236]^3+[.$H$34]*[.A236]^4*[.C236]^3+[.$H$35]*[.A236]^5*[.C236]^3+[.$H$36]*[.A236]^6*[.C236]^3+[.$H$37]*[.C236]^4+[.$H$38]*[.A236]*[.C236]^4+[.$H$39]*[.A236]^2*[.C236]^4+[.$H$40]*[.A236]^3*[.C236]^4+[.$H$41]*[.A236]^4*[.C236]^4+[.$H$42]*[.A236]^5*[.C236]^4+[.$H$43]*[.A236]^6*[.C236]^4+[.$H$44]*[.C236]^5+[.$H$45]*[.A236]*[.C236]^5+[.$H$46]*[.A236]^2*[.C236]^5+[.$H$47]*[.A236]^3*[.C236]^5+[.$H$48]*[.A236]^4*[.C236]^5+[.$H$49]*[.A236]^5*[.C236]^5+[.$H$50]*[.A236]^6*[.C236]^5+[.$H$51]*[.C236]^6+[.$H$52]*[.A236]*[.C236]^6+[.$H$53]*[.A236]^2*[.C236]^6+[.$H$54]*[.A236]^3*[.C236]^6+[.$H$55]*[.A236]^4*[.C236]^6+[.$H$56]*[.A236]^5*[.C236]^6+[.$H$57]*[.A236]^6*[.C236]^6" office:value-type="float" office:value="-0.0081515637984832">
            <text:p>-8.1516E-0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0815156379847939">
            <text:p>-0.0081515638</text:p>
          </table:table-cell>
          <table:table-cell table:formula="of:=[.K236]-[.E236]" office:value-type="float" office:value="3.80251385934116E-015">
            <text:p>0</text:p>
          </table:table-cell>
          <table:table-cell table:formula="of:=100*([.K236]-[.D236])/[.D236]" office:value-type="float" office:value="3.00181701389178">
            <text:p>3.0018170139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831657816924919">
            <text:p>0.0083165782</text:p>
          </table:table-cell>
          <table:table-cell table:formula="of:=100*([.P236]-[.D236])/[.D236]" office:value-type="float" office:value="-205.086911413308">
            <text:p>-205.0869114133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304960424996327">
            <text:p>-0.0030496042</text:p>
          </table:table-cell>
          <table:table-cell office:value-type="float" office:value="0.00248441932583778">
            <text:p>0.0024844193</text:p>
          </table:table-cell>
          <table:table-cell office:value-type="float" office:value="-0.00553402357580105">
            <text:p>-0.0055340236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2.5">
            <text:p>12.5</text:p>
          </table:table-cell>
          <table:table-cell table:formula="of:=1.01325*[.B237]" office:value-type="float" office:value="12.665625">
            <text:p>12.665625</text:p>
          </table:table-cell>
          <table:table-cell office:value-type="float" office:value="-0.009478">
            <text:p>-9.4780E-03</text:p>
          </table:table-cell>
          <table:table-cell table:formula="of:=[.$H$9]+[.$H$10]*[.A237]+[.$H$11]*[.A237]^2+[.$H$12]*[.A237]^3+[.$H$13]*[.A237]^4+[.$H$14]*[.A237]^5+[.$H$15]*[.A237]^6+[.$H$16]*[.C237]+[.$H$17]*[.A237]*[.C237]+[.$H$18]*[.A237]^2*[.C237]+[.$H$19]*[.A237]^3*[.C237]+[.$H$20]*[.A237]^4*[.C237]+[.$H$21]*[.A237]^5*[.C237]+[.$H$22]*[.A237]^6*[.C237]+[.$H$23]*[.C237]^2+[.$H$24]*[.A237]*[.C237]^2+[.$H$25]*[.A237]^2*[.C237]^2+[.$H$26]*[.A237]^3*[.C237]^2+[.$H$27]*[.A237]^4*[.C237]^2+[.$H$28]*[.A237]^5*[.C237]^2+[.$H$29]*[.A237]^6*[.C237]^2+[.$H$30]*[.C237]^3+[.$H$31]*[.A237]*[.C237]^3+[.$H$32]*[.A237]^2*[.C237]^3+[.$H$33]*[.A237]^3*[.C237]^3+[.$H$34]*[.A237]^4*[.C237]^3+[.$H$35]*[.A237]^5*[.C237]^3+[.$H$36]*[.A237]^6*[.C237]^3+[.$H$37]*[.C237]^4+[.$H$38]*[.A237]*[.C237]^4+[.$H$39]*[.A237]^2*[.C237]^4+[.$H$40]*[.A237]^3*[.C237]^4+[.$H$41]*[.A237]^4*[.C237]^4+[.$H$42]*[.A237]^5*[.C237]^4+[.$H$43]*[.A237]^6*[.C237]^4+[.$H$44]*[.C237]^5+[.$H$45]*[.A237]*[.C237]^5+[.$H$46]*[.A237]^2*[.C237]^5+[.$H$47]*[.A237]^3*[.C237]^5+[.$H$48]*[.A237]^4*[.C237]^5+[.$H$49]*[.A237]^5*[.C237]^5+[.$H$50]*[.A237]^6*[.C237]^5+[.$H$51]*[.C237]^6+[.$H$52]*[.A237]*[.C237]^6+[.$H$53]*[.A237]^2*[.C237]^6+[.$H$54]*[.A237]^3*[.C237]^6+[.$H$55]*[.A237]^4*[.C237]^6+[.$H$56]*[.A237]^5*[.C237]^6+[.$H$57]*[.A237]^6*[.C237]^6" office:value-type="float" office:value="-0.0095693718123156">
            <text:p>-9.5694E-03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0956937181231307">
            <text:p>-0.0095693718</text:p>
          </table:table-cell>
          <table:table-cell table:formula="of:=[.K237]-[.E237]" office:value-type="float" office:value="2.52402265754625E-015">
            <text:p>0</text:p>
          </table:table-cell>
          <table:table-cell table:formula="of:=100*([.K237]-[.D237])/[.D237]" office:value-type="float" office:value="0.964041066818659">
            <text:p>0.9640410668</text:p>
          </table:table-cell>
          <table:table-cell/>
          <table:table-cell office:value-type="float" office:value="1.5">
            <text:p>1.50</text:p>
          </table:table-cell>
          <table:table-cell office:value-type="float" office:value="0.0100847822026102">
            <text:p>0.0100847822</text:p>
          </table:table-cell>
          <table:table-cell table:formula="of:=100*([.P237]-[.D237])/[.D237]" office:value-type="float" office:value="-206.402006780019">
            <text:p>-206.40200678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386334271552598">
            <text:p>-0.0038633427</text:p>
          </table:table-cell>
          <table:table-cell office:value-type="float" office:value="0.00329525264340049">
            <text:p>0.0032952526</text:p>
          </table:table-cell>
          <table:table-cell office:value-type="float" office:value="-0.00715859535892647">
            <text:p>-0.0071585954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2.5">
            <text:p>12.5</text:p>
          </table:table-cell>
          <table:table-cell table:formula="of:=1.01325*[.B238]" office:value-type="float" office:value="12.665625">
            <text:p>12.665625</text:p>
          </table:table-cell>
          <table:table-cell office:value-type="float" office:value="-0.01122">
            <text:p>-1.1220E-02</text:p>
          </table:table-cell>
          <table:table-cell table:formula="of:=[.$H$9]+[.$H$10]*[.A238]+[.$H$11]*[.A238]^2+[.$H$12]*[.A238]^3+[.$H$13]*[.A238]^4+[.$H$14]*[.A238]^5+[.$H$15]*[.A238]^6+[.$H$16]*[.C238]+[.$H$17]*[.A238]*[.C238]+[.$H$18]*[.A238]^2*[.C238]+[.$H$19]*[.A238]^3*[.C238]+[.$H$20]*[.A238]^4*[.C238]+[.$H$21]*[.A238]^5*[.C238]+[.$H$22]*[.A238]^6*[.C238]+[.$H$23]*[.C238]^2+[.$H$24]*[.A238]*[.C238]^2+[.$H$25]*[.A238]^2*[.C238]^2+[.$H$26]*[.A238]^3*[.C238]^2+[.$H$27]*[.A238]^4*[.C238]^2+[.$H$28]*[.A238]^5*[.C238]^2+[.$H$29]*[.A238]^6*[.C238]^2+[.$H$30]*[.C238]^3+[.$H$31]*[.A238]*[.C238]^3+[.$H$32]*[.A238]^2*[.C238]^3+[.$H$33]*[.A238]^3*[.C238]^3+[.$H$34]*[.A238]^4*[.C238]^3+[.$H$35]*[.A238]^5*[.C238]^3+[.$H$36]*[.A238]^6*[.C238]^3+[.$H$37]*[.C238]^4+[.$H$38]*[.A238]*[.C238]^4+[.$H$39]*[.A238]^2*[.C238]^4+[.$H$40]*[.A238]^3*[.C238]^4+[.$H$41]*[.A238]^4*[.C238]^4+[.$H$42]*[.A238]^5*[.C238]^4+[.$H$43]*[.A238]^6*[.C238]^4+[.$H$44]*[.C238]^5+[.$H$45]*[.A238]*[.C238]^5+[.$H$46]*[.A238]^2*[.C238]^5+[.$H$47]*[.A238]^3*[.C238]^5+[.$H$48]*[.A238]^4*[.C238]^5+[.$H$49]*[.A238]^5*[.C238]^5+[.$H$50]*[.A238]^6*[.C238]^5+[.$H$51]*[.C238]^6+[.$H$52]*[.A238]*[.C238]^6+[.$H$53]*[.A238]^2*[.C238]^6+[.$H$54]*[.A238]^3*[.C238]^6+[.$H$55]*[.A238]^4*[.C238]^6+[.$H$56]*[.A238]^5*[.C238]^6+[.$H$57]*[.A238]^6*[.C238]^6" office:value-type="float" office:value="-0.011203930695901">
            <text:p>-1.1204E-0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112039306959058">
            <text:p>-0.0112039307</text:p>
          </table:table-cell>
          <table:table-cell table:formula="of:=[.K238]-[.E238]" office:value-type="float" office:value="-4.83467432754736E-015">
            <text:p>-0</text:p>
          </table:table-cell>
          <table:table-cell table:formula="of:=100*([.K238]-[.D238])/[.D238]" office:value-type="float" office:value="-0.143220179092599">
            <text:p>-0.1432201791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120848976164806">
            <text:p>0.0120848976</text:p>
          </table:table-cell>
          <table:table-cell table:formula="of:=100*([.P238]-[.D238])/[.D238]" office:value-type="float" office:value="-207.708534906245">
            <text:p>-207.7085349062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47721310685257">
            <text:p>-0.0047721311</text:p>
          </table:table-cell>
          <table:table-cell office:value-type="float" office:value="0.00427007601024656">
            <text:p>0.004270076</text:p>
          </table:table-cell>
          <table:table-cell office:value-type="float" office:value="-0.00904220707877226">
            <text:p>-0.0090422071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2.5">
            <text:p>12.5</text:p>
          </table:table-cell>
          <table:table-cell table:formula="of:=1.01325*[.B239]" office:value-type="float" office:value="12.665625">
            <text:p>12.665625</text:p>
          </table:table-cell>
          <table:table-cell office:value-type="float" office:value="-0.0134">
            <text:p>-1.3400E-02</text:p>
          </table:table-cell>
          <table:table-cell table:formula="of:=[.$H$9]+[.$H$10]*[.A239]+[.$H$11]*[.A239]^2+[.$H$12]*[.A239]^3+[.$H$13]*[.A239]^4+[.$H$14]*[.A239]^5+[.$H$15]*[.A239]^6+[.$H$16]*[.C239]+[.$H$17]*[.A239]*[.C239]+[.$H$18]*[.A239]^2*[.C239]+[.$H$19]*[.A239]^3*[.C239]+[.$H$20]*[.A239]^4*[.C239]+[.$H$21]*[.A239]^5*[.C239]+[.$H$22]*[.A239]^6*[.C239]+[.$H$23]*[.C239]^2+[.$H$24]*[.A239]*[.C239]^2+[.$H$25]*[.A239]^2*[.C239]^2+[.$H$26]*[.A239]^3*[.C239]^2+[.$H$27]*[.A239]^4*[.C239]^2+[.$H$28]*[.A239]^5*[.C239]^2+[.$H$29]*[.A239]^6*[.C239]^2+[.$H$30]*[.C239]^3+[.$H$31]*[.A239]*[.C239]^3+[.$H$32]*[.A239]^2*[.C239]^3+[.$H$33]*[.A239]^3*[.C239]^3+[.$H$34]*[.A239]^4*[.C239]^3+[.$H$35]*[.A239]^5*[.C239]^3+[.$H$36]*[.A239]^6*[.C239]^3+[.$H$37]*[.C239]^4+[.$H$38]*[.A239]*[.C239]^4+[.$H$39]*[.A239]^2*[.C239]^4+[.$H$40]*[.A239]^3*[.C239]^4+[.$H$41]*[.A239]^4*[.C239]^4+[.$H$42]*[.A239]^5*[.C239]^4+[.$H$43]*[.A239]^6*[.C239]^4+[.$H$44]*[.C239]^5+[.$H$45]*[.A239]*[.C239]^5+[.$H$46]*[.A239]^2*[.C239]^5+[.$H$47]*[.A239]^3*[.C239]^5+[.$H$48]*[.A239]^4*[.C239]^5+[.$H$49]*[.A239]^5*[.C239]^5+[.$H$50]*[.A239]^6*[.C239]^5+[.$H$51]*[.C239]^6+[.$H$52]*[.A239]*[.C239]^6+[.$H$53]*[.A239]^2*[.C239]^6+[.$H$54]*[.A239]^3*[.C239]^6+[.$H$55]*[.A239]^4*[.C239]^6+[.$H$56]*[.A239]^5*[.C239]^6+[.$H$57]*[.A239]^6*[.C239]^6" office:value-type="float" office:value="-0.0131261616443862">
            <text:p>-1.3126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131261616444005">
            <text:p>-0.0131261616</text:p>
          </table:table-cell>
          <table:table-cell table:formula="of:=[.K239]-[.E239]" office:value-type="float" office:value="-0.0000000000000142698353133852">
            <text:p>-0</text:p>
          </table:table-cell>
          <table:table-cell table:formula="of:=100*([.K239]-[.D239])/[.D239]" office:value-type="float" office:value="-2.04356981790709">
            <text:p>-2.0435698179</text:p>
          </table:table-cell>
          <table:table-cell/>
          <table:table-cell office:value-type="float" office:value="1.6">
            <text:p>1.60</text:p>
          </table:table-cell>
          <table:table-cell office:value-type="float" office:value="0.0143299045002907">
            <text:p>0.0143299045</text:p>
          </table:table-cell>
          <table:table-cell table:formula="of:=100*([.P239]-[.D239])/[.D239]" office:value-type="float" office:value="-206.939585823065">
            <text:p>-206.9395858231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578053523240124">
            <text:p>-0.0057805352</text:p>
          </table:table-cell>
          <table:table-cell office:value-type="float" office:value="0.00542275656661853">
            <text:p>0.0054227566</text:p>
          </table:table-cell>
          <table:table-cell office:value-type="float" office:value="-0.0112032917990198">
            <text:p>-0.0112032918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2.5">
            <text:p>12.5</text:p>
          </table:table-cell>
          <table:table-cell table:formula="of:=1.01325*[.B240]" office:value-type="float" office:value="12.665625">
            <text:p>12.665625</text:p>
          </table:table-cell>
          <table:table-cell office:value-type="float" office:value="-0.01605">
            <text:p>-1.6050E-02</text:p>
          </table:table-cell>
          <table:table-cell table:formula="of:=[.$H$9]+[.$H$10]*[.A240]+[.$H$11]*[.A240]^2+[.$H$12]*[.A240]^3+[.$H$13]*[.A240]^4+[.$H$14]*[.A240]^5+[.$H$15]*[.A240]^6+[.$H$16]*[.C240]+[.$H$17]*[.A240]*[.C240]+[.$H$18]*[.A240]^2*[.C240]+[.$H$19]*[.A240]^3*[.C240]+[.$H$20]*[.A240]^4*[.C240]+[.$H$21]*[.A240]^5*[.C240]+[.$H$22]*[.A240]^6*[.C240]+[.$H$23]*[.C240]^2+[.$H$24]*[.A240]*[.C240]^2+[.$H$25]*[.A240]^2*[.C240]^2+[.$H$26]*[.A240]^3*[.C240]^2+[.$H$27]*[.A240]^4*[.C240]^2+[.$H$28]*[.A240]^5*[.C240]^2+[.$H$29]*[.A240]^6*[.C240]^2+[.$H$30]*[.C240]^3+[.$H$31]*[.A240]*[.C240]^3+[.$H$32]*[.A240]^2*[.C240]^3+[.$H$33]*[.A240]^3*[.C240]^3+[.$H$34]*[.A240]^4*[.C240]^3+[.$H$35]*[.A240]^5*[.C240]^3+[.$H$36]*[.A240]^6*[.C240]^3+[.$H$37]*[.C240]^4+[.$H$38]*[.A240]*[.C240]^4+[.$H$39]*[.A240]^2*[.C240]^4+[.$H$40]*[.A240]^3*[.C240]^4+[.$H$41]*[.A240]^4*[.C240]^4+[.$H$42]*[.A240]^5*[.C240]^4+[.$H$43]*[.A240]^6*[.C240]^4+[.$H$44]*[.C240]^5+[.$H$45]*[.A240]*[.C240]^5+[.$H$46]*[.A240]^2*[.C240]^5+[.$H$47]*[.A240]^3*[.C240]^5+[.$H$48]*[.A240]^4*[.C240]^5+[.$H$49]*[.A240]^5*[.C240]^5+[.$H$50]*[.A240]^6*[.C240]^5+[.$H$51]*[.C240]^6+[.$H$52]*[.A240]*[.C240]^6+[.$H$53]*[.A240]^2*[.C240]^6+[.$H$54]*[.A240]^3*[.C240]^6+[.$H$55]*[.A240]^4*[.C240]^6+[.$H$56]*[.A240]^5*[.C240]^6+[.$H$57]*[.A240]^6*[.C240]^6" office:value-type="float" office:value="-0.0154316177614282">
            <text:p>-1.5432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154316177614134">
            <text:p>-0.0154316178</text:p>
          </table:table-cell>
          <table:table-cell table:formula="of:=[.K240]-[.E240]" office:value-type="float" office:value="0.0000000000000147607620570867">
            <text:p>0</text:p>
          </table:table-cell>
          <table:table-cell table:formula="of:=100*([.K240]-[.D240])/[.D240]" office:value-type="float" office:value="-3.85284883854586">
            <text:p>-3.8528488385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168324806934473">
            <text:p>0.0168324807</text:p>
          </table:table-cell>
          <table:table-cell table:formula="of:=100*([.P240]-[.D240])/[.D240]" office:value-type="float" office:value="-204.875269118052">
            <text:p>-204.8752691181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689996980661836">
            <text:p>-0.0068999698</text:p>
          </table:table-cell>
          <table:table-cell office:value-type="float" office:value="0.00676705133630198">
            <text:p>0.0067670513</text:p>
          </table:table-cell>
          <table:table-cell office:value-type="float" office:value="-0.0136670211429203">
            <text:p>-0.0136670211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2.5">
            <text:p>12.5</text:p>
          </table:table-cell>
          <table:table-cell table:formula="of:=1.01325*[.B241]" office:value-type="float" office:value="12.665625">
            <text:p>12.665625</text:p>
          </table:table-cell>
          <table:table-cell office:value-type="float" office:value="-0.01917">
            <text:p>-1.9170E-02</text:p>
          </table:table-cell>
          <table:table-cell table:formula="of:=[.$H$9]+[.$H$10]*[.A241]+[.$H$11]*[.A241]^2+[.$H$12]*[.A241]^3+[.$H$13]*[.A241]^4+[.$H$14]*[.A241]^5+[.$H$15]*[.A241]^6+[.$H$16]*[.C241]+[.$H$17]*[.A241]*[.C241]+[.$H$18]*[.A241]^2*[.C241]+[.$H$19]*[.A241]^3*[.C241]+[.$H$20]*[.A241]^4*[.C241]+[.$H$21]*[.A241]^5*[.C241]+[.$H$22]*[.A241]^6*[.C241]+[.$H$23]*[.C241]^2+[.$H$24]*[.A241]*[.C241]^2+[.$H$25]*[.A241]^2*[.C241]^2+[.$H$26]*[.A241]^3*[.C241]^2+[.$H$27]*[.A241]^4*[.C241]^2+[.$H$28]*[.A241]^5*[.C241]^2+[.$H$29]*[.A241]^6*[.C241]^2+[.$H$30]*[.C241]^3+[.$H$31]*[.A241]*[.C241]^3+[.$H$32]*[.A241]^2*[.C241]^3+[.$H$33]*[.A241]^3*[.C241]^3+[.$H$34]*[.A241]^4*[.C241]^3+[.$H$35]*[.A241]^5*[.C241]^3+[.$H$36]*[.A241]^6*[.C241]^3+[.$H$37]*[.C241]^4+[.$H$38]*[.A241]*[.C241]^4+[.$H$39]*[.A241]^2*[.C241]^4+[.$H$40]*[.A241]^3*[.C241]^4+[.$H$41]*[.A241]^4*[.C241]^4+[.$H$42]*[.A241]^5*[.C241]^4+[.$H$43]*[.A241]^6*[.C241]^4+[.$H$44]*[.C241]^5+[.$H$45]*[.A241]*[.C241]^5+[.$H$46]*[.A241]^2*[.C241]^5+[.$H$47]*[.A241]^3*[.C241]^5+[.$H$48]*[.A241]^4*[.C241]^5+[.$H$49]*[.A241]^5*[.C241]^5+[.$H$50]*[.A241]^6*[.C241]^5+[.$H$51]*[.C241]^6+[.$H$52]*[.A241]*[.C241]^6+[.$H$53]*[.A241]^2*[.C241]^6+[.$H$54]*[.A241]^3*[.C241]^6+[.$H$55]*[.A241]^4*[.C241]^6+[.$H$56]*[.A241]^5*[.C241]^6+[.$H$57]*[.A241]^6*[.C241]^6" office:value-type="float" office:value="-0.0182450770776506">
            <text:p>-1.8245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182450770776604">
            <text:p>-0.0182450771</text:p>
          </table:table-cell>
          <table:table-cell table:formula="of:=[.K241]-[.E241]" office:value-type="float" office:value="-9.88098491916389E-015">
            <text:p>-0</text:p>
          </table:table-cell>
          <table:table-cell table:formula="of:=100*([.K241]-[.D241])/[.D241]" office:value-type="float" office:value="-4.82484570860496">
            <text:p>-4.8248457086</text:p>
          </table:table-cell>
          <table:table-cell/>
          <table:table-cell office:value-type="float" office:value="1.7">
            <text:p>1.70</text:p>
          </table:table-cell>
          <table:table-cell office:value-type="float" office:value="0.0196049485203099">
            <text:p>0.0196049485</text:p>
          </table:table-cell>
          <table:table-cell table:formula="of:=100*([.P241]-[.D241])/[.D241]" office:value-type="float" office:value="-202.268902036046">
            <text:p>-202.268902036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815156379847939">
            <text:p>-0.0081515638</text:p>
          </table:table-cell>
          <table:table-cell office:value-type="float" office:value="0.00831657816924919">
            <text:p>0.0083165782</text:p>
          </table:table-cell>
          <table:table-cell office:value-type="float" office:value="-0.0164681419677286">
            <text:p>-0.016468142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2.5">
            <text:p>12.5</text:p>
          </table:table-cell>
          <table:table-cell table:formula="of:=1.01325*[.B242]" office:value-type="float" office:value="12.665625">
            <text:p>12.665625</text:p>
          </table:table-cell>
          <table:table-cell office:value-type="float" office:value="-0.0227">
            <text:p>-2.2700E-02</text:p>
          </table:table-cell>
          <table:table-cell table:formula="of:=[.$H$9]+[.$H$10]*[.A242]+[.$H$11]*[.A242]^2+[.$H$12]*[.A242]^3+[.$H$13]*[.A242]^4+[.$H$14]*[.A242]^5+[.$H$15]*[.A242]^6+[.$H$16]*[.C242]+[.$H$17]*[.A242]*[.C242]+[.$H$18]*[.A242]^2*[.C242]+[.$H$19]*[.A242]^3*[.C242]+[.$H$20]*[.A242]^4*[.C242]+[.$H$21]*[.A242]^5*[.C242]+[.$H$22]*[.A242]^6*[.C242]+[.$H$23]*[.C242]^2+[.$H$24]*[.A242]*[.C242]^2+[.$H$25]*[.A242]^2*[.C242]^2+[.$H$26]*[.A242]^3*[.C242]^2+[.$H$27]*[.A242]^4*[.C242]^2+[.$H$28]*[.A242]^5*[.C242]^2+[.$H$29]*[.A242]^6*[.C242]^2+[.$H$30]*[.C242]^3+[.$H$31]*[.A242]*[.C242]^3+[.$H$32]*[.A242]^2*[.C242]^3+[.$H$33]*[.A242]^3*[.C242]^3+[.$H$34]*[.A242]^4*[.C242]^3+[.$H$35]*[.A242]^5*[.C242]^3+[.$H$36]*[.A242]^6*[.C242]^3+[.$H$37]*[.C242]^4+[.$H$38]*[.A242]*[.C242]^4+[.$H$39]*[.A242]^2*[.C242]^4+[.$H$40]*[.A242]^3*[.C242]^4+[.$H$41]*[.A242]^4*[.C242]^4+[.$H$42]*[.A242]^5*[.C242]^4+[.$H$43]*[.A242]^6*[.C242]^4+[.$H$44]*[.C242]^5+[.$H$45]*[.A242]*[.C242]^5+[.$H$46]*[.A242]^2*[.C242]^5+[.$H$47]*[.A242]^3*[.C242]^5+[.$H$48]*[.A242]^4*[.C242]^5+[.$H$49]*[.A242]^5*[.C242]^5+[.$H$50]*[.A242]^6*[.C242]^5+[.$H$51]*[.C242]^6+[.$H$52]*[.A242]*[.C242]^6+[.$H$53]*[.A242]^2*[.C242]^6+[.$H$54]*[.A242]^3*[.C242]^6+[.$H$55]*[.A242]^4*[.C242]^6+[.$H$56]*[.A242]^5*[.C242]^6+[.$H$57]*[.A242]^6*[.C242]^6" office:value-type="float" office:value="-0.021725481026622">
            <text:p>-2.1725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21725481026634">
            <text:p>-0.021725481</text:p>
          </table:table-cell>
          <table:table-cell table:formula="of:=[.K242]-[.E242]" office:value-type="float" office:value="-0.0000000000000119869392189997">
            <text:p>-0</text:p>
          </table:table-cell>
          <table:table-cell table:formula="of:=100*([.K242]-[.D242])/[.D242]" office:value-type="float" office:value="-4.29303512496053">
            <text:p>-4.293035125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226592164054347">
            <text:p>0.0226592164</text:p>
          </table:table-cell>
          <table:table-cell table:formula="of:=100*([.P242]-[.D242])/[.D242]" office:value-type="float" office:value="-199.820336587818">
            <text:p>-199.8203365878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0956937181231307">
            <text:p>-0.0095693718</text:p>
          </table:table-cell>
          <table:table-cell office:value-type="float" office:value="0.0100847822026102">
            <text:p>0.0100847822</text:p>
          </table:table-cell>
          <table:table-cell office:value-type="float" office:value="-0.0196541540149233">
            <text:p>-0.019654154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2.5">
            <text:p>12.5</text:p>
          </table:table-cell>
          <table:table-cell table:formula="of:=1.01325*[.B243]" office:value-type="float" office:value="12.665625">
            <text:p>12.665625</text:p>
          </table:table-cell>
          <table:table-cell office:value-type="float" office:value="-0.02681">
            <text:p>-2.6810E-02</text:p>
          </table:table-cell>
          <table:table-cell table:formula="of:=[.$H$9]+[.$H$10]*[.A243]+[.$H$11]*[.A243]^2+[.$H$12]*[.A243]^3+[.$H$13]*[.A243]^4+[.$H$14]*[.A243]^5+[.$H$15]*[.A243]^6+[.$H$16]*[.C243]+[.$H$17]*[.A243]*[.C243]+[.$H$18]*[.A243]^2*[.C243]+[.$H$19]*[.A243]^3*[.C243]+[.$H$20]*[.A243]^4*[.C243]+[.$H$21]*[.A243]^5*[.C243]+[.$H$22]*[.A243]^6*[.C243]+[.$H$23]*[.C243]^2+[.$H$24]*[.A243]*[.C243]^2+[.$H$25]*[.A243]^2*[.C243]^2+[.$H$26]*[.A243]^3*[.C243]^2+[.$H$27]*[.A243]^4*[.C243]^2+[.$H$28]*[.A243]^5*[.C243]^2+[.$H$29]*[.A243]^6*[.C243]^2+[.$H$30]*[.C243]^3+[.$H$31]*[.A243]*[.C243]^3+[.$H$32]*[.A243]^2*[.C243]^3+[.$H$33]*[.A243]^3*[.C243]^3+[.$H$34]*[.A243]^4*[.C243]^3+[.$H$35]*[.A243]^5*[.C243]^3+[.$H$36]*[.A243]^6*[.C243]^3+[.$H$37]*[.C243]^4+[.$H$38]*[.A243]*[.C243]^4+[.$H$39]*[.A243]^2*[.C243]^4+[.$H$40]*[.A243]^3*[.C243]^4+[.$H$41]*[.A243]^4*[.C243]^4+[.$H$42]*[.A243]^5*[.C243]^4+[.$H$43]*[.A243]^6*[.C243]^4+[.$H$44]*[.C243]^5+[.$H$45]*[.A243]*[.C243]^5+[.$H$46]*[.A243]^2*[.C243]^5+[.$H$47]*[.A243]^3*[.C243]^5+[.$H$48]*[.A243]^4*[.C243]^5+[.$H$49]*[.A243]^5*[.C243]^5+[.$H$50]*[.A243]^6*[.C243]^5+[.$H$51]*[.C243]^6+[.$H$52]*[.A243]*[.C243]^6+[.$H$53]*[.A243]^2*[.C243]^6+[.$H$54]*[.A243]^3*[.C243]^6+[.$H$55]*[.A243]^4*[.C243]^6+[.$H$56]*[.A243]^5*[.C243]^6+[.$H$57]*[.A243]^6*[.C243]^6" office:value-type="float" office:value="-0.0260712183778977">
            <text:p>-2.6071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260712183778863">
            <text:p>-0.0260712184</text:p>
          </table:table-cell>
          <table:table-cell table:formula="of:=[.K243]-[.E243]" office:value-type="float" office:value="0.0000000000000114387666005911">
            <text:p>0</text:p>
          </table:table-cell>
          <table:table-cell table:formula="of:=100*([.K243]-[.D243])/[.D243]" office:value-type="float" office:value="-2.75561962742902">
            <text:p>-2.7556196274</text:p>
          </table:table-cell>
          <table:table-cell/>
          <table:table-cell office:value-type="float" office:value="1.8">
            <text:p>1.80</text:p>
          </table:table-cell>
          <table:table-cell office:value-type="float" office:value="0.0260067154307035">
            <text:p>0.0260067154</text:p>
          </table:table-cell>
          <table:table-cell table:formula="of:=100*([.P243]-[.D243])/[.D243]" office:value-type="float" office:value="-197.003787507286">
            <text:p>-197.0037875073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112039306959058">
            <text:p>-0.0112039307</text:p>
          </table:table-cell>
          <table:table-cell office:value-type="float" office:value="0.0120848976164806">
            <text:p>0.0120848976</text:p>
          </table:table-cell>
          <table:table-cell office:value-type="float" office:value="-0.0232888283123865">
            <text:p>-0.0232888283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2.5">
            <text:p>12.5</text:p>
          </table:table-cell>
          <table:table-cell table:formula="of:=1.01325*[.B244]" office:value-type="float" office:value="12.665625">
            <text:p>12.665625</text:p>
          </table:table-cell>
          <table:table-cell office:value-type="float" office:value="-0.02986">
            <text:p>-2.9860E-02</text:p>
          </table:table-cell>
          <table:table-cell table:formula="of:=[.$H$9]+[.$H$10]*[.A244]+[.$H$11]*[.A244]^2+[.$H$12]*[.A244]^3+[.$H$13]*[.A244]^4+[.$H$14]*[.A244]^5+[.$H$15]*[.A244]^6+[.$H$16]*[.C244]+[.$H$17]*[.A244]*[.C244]+[.$H$18]*[.A244]^2*[.C244]+[.$H$19]*[.A244]^3*[.C244]+[.$H$20]*[.A244]^4*[.C244]+[.$H$21]*[.A244]^5*[.C244]+[.$H$22]*[.A244]^6*[.C244]+[.$H$23]*[.C244]^2+[.$H$24]*[.A244]*[.C244]^2+[.$H$25]*[.A244]^2*[.C244]^2+[.$H$26]*[.A244]^3*[.C244]^2+[.$H$27]*[.A244]^4*[.C244]^2+[.$H$28]*[.A244]^5*[.C244]^2+[.$H$29]*[.A244]^6*[.C244]^2+[.$H$30]*[.C244]^3+[.$H$31]*[.A244]*[.C244]^3+[.$H$32]*[.A244]^2*[.C244]^3+[.$H$33]*[.A244]^3*[.C244]^3+[.$H$34]*[.A244]^4*[.C244]^3+[.$H$35]*[.A244]^5*[.C244]^3+[.$H$36]*[.A244]^6*[.C244]^3+[.$H$37]*[.C244]^4+[.$H$38]*[.A244]*[.C244]^4+[.$H$39]*[.A244]^2*[.C244]^4+[.$H$40]*[.A244]^3*[.C244]^4+[.$H$41]*[.A244]^4*[.C244]^4+[.$H$42]*[.A244]^5*[.C244]^4+[.$H$43]*[.A244]^6*[.C244]^4+[.$H$44]*[.C244]^5+[.$H$45]*[.A244]*[.C244]^5+[.$H$46]*[.A244]^2*[.C244]^5+[.$H$47]*[.A244]^3*[.C244]^5+[.$H$48]*[.A244]^4*[.C244]^5+[.$H$49]*[.A244]^5*[.C244]^5+[.$H$50]*[.A244]^6*[.C244]^5+[.$H$51]*[.C244]^6+[.$H$52]*[.A244]*[.C244]^6+[.$H$53]*[.A244]^2*[.C244]^6+[.$H$54]*[.A244]^3*[.C244]^6+[.$H$55]*[.A244]^4*[.C244]^6+[.$H$56]*[.A244]^5*[.C244]^6+[.$H$57]*[.A244]^6*[.C244]^6" office:value-type="float" office:value="-0.0315257546276413">
            <text:p>-3.1526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315257546276337">
            <text:p>-0.0315257546</text:p>
          </table:table-cell>
          <table:table-cell table:formula="of:=[.K244]-[.E244]" office:value-type="float" office:value="7.54951656745106E-015">
            <text:p>0</text:p>
          </table:table-cell>
          <table:table-cell table:formula="of:=100*([.K244]-[.D244])/[.D244]" office:value-type="float" office:value="5.57854865249075">
            <text:p>5.5785486525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296583309816883">
            <text:p>0.029658331</text:p>
          </table:table-cell>
          <table:table-cell table:formula="of:=100*([.P244]-[.D244])/[.D244]" office:value-type="float" office:value="-199.324618157027">
            <text:p>-199.324618157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131261616444005">
            <text:p>-0.0131261616</text:p>
          </table:table-cell>
          <table:table-cell office:value-type="float" office:value="0.0143299045002907">
            <text:p>0.0143299045</text:p>
          </table:table-cell>
          <table:table-cell office:value-type="float" office:value="-0.0274560661446911">
            <text:p>-0.0274560661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2.5">
            <text:p>12.5</text:p>
          </table:table-cell>
          <table:table-cell table:formula="of:=1.01325*[.B245]" office:value-type="float" office:value="12.665625">
            <text:p>12.665625</text:p>
          </table:table-cell>
          <table:table-cell office:value-type="float" office:value="-0.03664">
            <text:p>-3.6640E-02</text:p>
          </table:table-cell>
          <table:table-cell table:formula="of:=[.$H$9]+[.$H$10]*[.A245]+[.$H$11]*[.A245]^2+[.$H$12]*[.A245]^3+[.$H$13]*[.A245]^4+[.$H$14]*[.A245]^5+[.$H$15]*[.A245]^6+[.$H$16]*[.C245]+[.$H$17]*[.A245]*[.C245]+[.$H$18]*[.A245]^2*[.C245]+[.$H$19]*[.A245]^3*[.C245]+[.$H$20]*[.A245]^4*[.C245]+[.$H$21]*[.A245]^5*[.C245]+[.$H$22]*[.A245]^6*[.C245]+[.$H$23]*[.C245]^2+[.$H$24]*[.A245]*[.C245]^2+[.$H$25]*[.A245]^2*[.C245]^2+[.$H$26]*[.A245]^3*[.C245]^2+[.$H$27]*[.A245]^4*[.C245]^2+[.$H$28]*[.A245]^5*[.C245]^2+[.$H$29]*[.A245]^6*[.C245]^2+[.$H$30]*[.C245]^3+[.$H$31]*[.A245]*[.C245]^3+[.$H$32]*[.A245]^2*[.C245]^3+[.$H$33]*[.A245]^3*[.C245]^3+[.$H$34]*[.A245]^4*[.C245]^3+[.$H$35]*[.A245]^5*[.C245]^3+[.$H$36]*[.A245]^6*[.C245]^3+[.$H$37]*[.C245]^4+[.$H$38]*[.A245]*[.C245]^4+[.$H$39]*[.A245]^2*[.C245]^4+[.$H$40]*[.A245]^3*[.C245]^4+[.$H$41]*[.A245]^4*[.C245]^4+[.$H$42]*[.A245]^5*[.C245]^4+[.$H$43]*[.A245]^6*[.C245]^4+[.$H$44]*[.C245]^5+[.$H$45]*[.A245]*[.C245]^5+[.$H$46]*[.A245]^2*[.C245]^5+[.$H$47]*[.A245]^3*[.C245]^5+[.$H$48]*[.A245]^4*[.C245]^5+[.$H$49]*[.A245]^5*[.C245]^5+[.$H$50]*[.A245]^6*[.C245]^5+[.$H$51]*[.C245]^6+[.$H$52]*[.A245]*[.C245]^6+[.$H$53]*[.A245]^2*[.C245]^6+[.$H$54]*[.A245]^3*[.C245]^6+[.$H$55]*[.A245]^4*[.C245]^6+[.$H$56]*[.A245]^5*[.C245]^6+[.$H$57]*[.A245]^6*[.C245]^6" office:value-type="float" office:value="-0.0383836068464656">
            <text:p>-3.8384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383836068464765">
            <text:p>-0.0383836068</text:p>
          </table:table-cell>
          <table:table-cell table:formula="of:=[.K245]-[.E245]" office:value-type="float" office:value="-0.0000000000000108871245352304">
            <text:p>-0</text:p>
          </table:table-cell>
          <table:table-cell table:formula="of:=100*([.K245]-[.D245])/[.D245]" office:value-type="float" office:value="4.75875231025235">
            <text:p>4.7587523103</text:p>
          </table:table-cell>
          <table:table-cell/>
          <table:table-cell office:value-type="float" office:value="1.9">
            <text:p>1.90</text:p>
          </table:table-cell>
          <table:table-cell office:value-type="float" office:value="0.0336243297263581">
            <text:p>0.0336243297</text:p>
          </table:table-cell>
          <table:table-cell table:formula="of:=100*([.P245]-[.D245])/[.D245]" office:value-type="float" office:value="-191.769458860148">
            <text:p>-191.7694588601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154316177614134">
            <text:p>-0.0154316178</text:p>
          </table:table-cell>
          <table:table-cell office:value-type="float" office:value="0.0168324806934473">
            <text:p>0.0168324807</text:p>
          </table:table-cell>
          <table:table-cell office:value-type="float" office:value="-0.0322640984548607">
            <text:p>-0.0322640985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2.5">
            <text:p>12.5</text:p>
          </table:table-cell>
          <table:table-cell table:formula="of:=1.01325*[.B246]" office:value-type="float" office:value="12.665625">
            <text:p>12.665625</text:p>
          </table:table-cell>
          <table:table-cell office:value-type="float" office:value="-0.04745">
            <text:p>-4.7450E-02</text:p>
          </table:table-cell>
          <table:table-cell table:formula="of:=[.$H$9]+[.$H$10]*[.A246]+[.$H$11]*[.A246]^2+[.$H$12]*[.A246]^3+[.$H$13]*[.A246]^4+[.$H$14]*[.A246]^5+[.$H$15]*[.A246]^6+[.$H$16]*[.C246]+[.$H$17]*[.A246]*[.C246]+[.$H$18]*[.A246]^2*[.C246]+[.$H$19]*[.A246]^3*[.C246]+[.$H$20]*[.A246]^4*[.C246]+[.$H$21]*[.A246]^5*[.C246]+[.$H$22]*[.A246]^6*[.C246]+[.$H$23]*[.C246]^2+[.$H$24]*[.A246]*[.C246]^2+[.$H$25]*[.A246]^2*[.C246]^2+[.$H$26]*[.A246]^3*[.C246]^2+[.$H$27]*[.A246]^4*[.C246]^2+[.$H$28]*[.A246]^5*[.C246]^2+[.$H$29]*[.A246]^6*[.C246]^2+[.$H$30]*[.C246]^3+[.$H$31]*[.A246]*[.C246]^3+[.$H$32]*[.A246]^2*[.C246]^3+[.$H$33]*[.A246]^3*[.C246]^3+[.$H$34]*[.A246]^4*[.C246]^3+[.$H$35]*[.A246]^5*[.C246]^3+[.$H$36]*[.A246]^6*[.C246]^3+[.$H$37]*[.C246]^4+[.$H$38]*[.A246]*[.C246]^4+[.$H$39]*[.A246]^2*[.C246]^4+[.$H$40]*[.A246]^3*[.C246]^4+[.$H$41]*[.A246]^4*[.C246]^4+[.$H$42]*[.A246]^5*[.C246]^4+[.$H$43]*[.A246]^6*[.C246]^4+[.$H$44]*[.C246]^5+[.$H$45]*[.A246]*[.C246]^5+[.$H$46]*[.A246]^2*[.C246]^5+[.$H$47]*[.A246]^3*[.C246]^5+[.$H$48]*[.A246]^4*[.C246]^5+[.$H$49]*[.A246]^5*[.C246]^5+[.$H$50]*[.A246]^6*[.C246]^5+[.$H$51]*[.C246]^6+[.$H$52]*[.A246]*[.C246]^6+[.$H$53]*[.A246]^2*[.C246]^6+[.$H$54]*[.A246]^3*[.C246]^6+[.$H$55]*[.A246]^4*[.C246]^6+[.$H$56]*[.A246]^5*[.C246]^6+[.$H$57]*[.A246]^6*[.C246]^6" office:value-type="float" office:value="-0.0469966639846529">
            <text:p>-4.6997E-02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-0.0469966639846704">
            <text:p>-0.046996664</text:p>
          </table:table-cell>
          <table:table-cell table:formula="of:=[.K246]-[.E246]" office:value-type="float" office:value="-0.0000000000000175415237890775">
            <text:p>-0</text:p>
          </table:table-cell>
          <table:table-cell table:formula="of:=100*([.K246]-[.D246])/[.D246]" office:value-type="float" office:value="-0.955397292580845">
            <text:p>-0.9553972926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3791428227465">
            <text:p>0.0379142823</text:p>
          </table:table-cell>
          <table:table-cell table:formula="of:=100*([.P246]-[.D246])/[.D246]" office:value-type="float" office:value="-179.903650736881">
            <text:p>-179.9036507369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182450770776604">
            <text:p>-0.0182450771</text:p>
          </table:table-cell>
          <table:table-cell office:value-type="float" office:value="0.0196049485203099">
            <text:p>0.0196049485</text:p>
          </table:table-cell>
          <table:table-cell office:value-type="float" office:value="-0.0378500255979704">
            <text:p>-0.0378500256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5">
            <text:p>15</text:p>
          </table:table-cell>
          <table:table-cell table:formula="of:=1.01325*[.B247]" office:value-type="float" office:value="15.19875">
            <text:p>15.198750</text:p>
          </table:table-cell>
          <table:table-cell office:value-type="float" office:value="0.0000001795">
            <text:p>1.7950E-07</text:p>
          </table:table-cell>
          <table:table-cell table:formula="of:=[.$H$9]+[.$H$10]*[.A247]+[.$H$11]*[.A247]^2+[.$H$12]*[.A247]^3+[.$H$13]*[.A247]^4+[.$H$14]*[.A247]^5+[.$H$15]*[.A247]^6+[.$H$16]*[.C247]+[.$H$17]*[.A247]*[.C247]+[.$H$18]*[.A247]^2*[.C247]+[.$H$19]*[.A247]^3*[.C247]+[.$H$20]*[.A247]^4*[.C247]+[.$H$21]*[.A247]^5*[.C247]+[.$H$22]*[.A247]^6*[.C247]+[.$H$23]*[.C247]^2+[.$H$24]*[.A247]*[.C247]^2+[.$H$25]*[.A247]^2*[.C247]^2+[.$H$26]*[.A247]^3*[.C247]^2+[.$H$27]*[.A247]^4*[.C247]^2+[.$H$28]*[.A247]^5*[.C247]^2+[.$H$29]*[.A247]^6*[.C247]^2+[.$H$30]*[.C247]^3+[.$H$31]*[.A247]*[.C247]^3+[.$H$32]*[.A247]^2*[.C247]^3+[.$H$33]*[.A247]^3*[.C247]^3+[.$H$34]*[.A247]^4*[.C247]^3+[.$H$35]*[.A247]^5*[.C247]^3+[.$H$36]*[.A247]^6*[.C247]^3+[.$H$37]*[.C247]^4+[.$H$38]*[.A247]*[.C247]^4+[.$H$39]*[.A247]^2*[.C247]^4+[.$H$40]*[.A247]^3*[.C247]^4+[.$H$41]*[.A247]^4*[.C247]^4+[.$H$42]*[.A247]^5*[.C247]^4+[.$H$43]*[.A247]^6*[.C247]^4+[.$H$44]*[.C247]^5+[.$H$45]*[.A247]*[.C247]^5+[.$H$46]*[.A247]^2*[.C247]^5+[.$H$47]*[.A247]^3*[.C247]^5+[.$H$48]*[.A247]^4*[.C247]^5+[.$H$49]*[.A247]^5*[.C247]^5+[.$H$50]*[.A247]^6*[.C247]^5+[.$H$51]*[.C247]^6+[.$H$52]*[.A247]*[.C247]^6+[.$H$53]*[.A247]^2*[.C247]^6+[.$H$54]*[.A247]^3*[.C247]^6+[.$H$55]*[.A247]^4*[.C247]^6+[.$H$56]*[.A247]^5*[.C247]^6+[.$H$57]*[.A247]^6*[.C247]^6" office:value-type="float" office:value="-0.000421855398106585">
            <text:p>-4.2186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421855398106553">
            <text:p>-0.0004218554</text:p>
          </table:table-cell>
          <table:table-cell table:formula="of:=[.K247]-[.E247]" office:value-type="float" office:value="3.1712913545201E-017">
            <text:p>0</text:p>
          </table:table-cell>
          <table:table-cell table:formula="of:=100*([.K247]-[.D247])/[.D247]" office:value-type="float" office:value="-235116.934878303">
            <text:p>-235116.934878303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271377053633639">
            <text:p>-0.0027137705</text:p>
          </table:table-cell>
          <table:table-cell table:formula="of:=100*([.P247]-[.D247])/[.D247]" office:value-type="float" office:value="-1511949.88096735">
            <text:p>-1511949.88096735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21725481026634">
            <text:p>-0.021725481</text:p>
          </table:table-cell>
          <table:table-cell office:value-type="float" office:value="0.0226592164054347">
            <text:p>0.0226592164</text:p>
          </table:table-cell>
          <table:table-cell office:value-type="float" office:value="-0.0443846974320687">
            <text:p>-0.044384697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  <table:table-cell table:formula="of:=1.01325*[.B248]" office:value-type="float" office:value="15.19875">
            <text:p>15.198750</text:p>
          </table:table-cell>
          <table:table-cell office:value-type="float" office:value="0.0000006054">
            <text:p>6.0540E-07</text:p>
          </table:table-cell>
          <table:table-cell table:formula="of:=[.$H$9]+[.$H$10]*[.A248]+[.$H$11]*[.A248]^2+[.$H$12]*[.A248]^3+[.$H$13]*[.A248]^4+[.$H$14]*[.A248]^5+[.$H$15]*[.A248]^6+[.$H$16]*[.C248]+[.$H$17]*[.A248]*[.C248]+[.$H$18]*[.A248]^2*[.C248]+[.$H$19]*[.A248]^3*[.C248]+[.$H$20]*[.A248]^4*[.C248]+[.$H$21]*[.A248]^5*[.C248]+[.$H$22]*[.A248]^6*[.C248]+[.$H$23]*[.C248]^2+[.$H$24]*[.A248]*[.C248]^2+[.$H$25]*[.A248]^2*[.C248]^2+[.$H$26]*[.A248]^3*[.C248]^2+[.$H$27]*[.A248]^4*[.C248]^2+[.$H$28]*[.A248]^5*[.C248]^2+[.$H$29]*[.A248]^6*[.C248]^2+[.$H$30]*[.C248]^3+[.$H$31]*[.A248]*[.C248]^3+[.$H$32]*[.A248]^2*[.C248]^3+[.$H$33]*[.A248]^3*[.C248]^3+[.$H$34]*[.A248]^4*[.C248]^3+[.$H$35]*[.A248]^5*[.C248]^3+[.$H$36]*[.A248]^6*[.C248]^3+[.$H$37]*[.C248]^4+[.$H$38]*[.A248]*[.C248]^4+[.$H$39]*[.A248]^2*[.C248]^4+[.$H$40]*[.A248]^3*[.C248]^4+[.$H$41]*[.A248]^4*[.C248]^4+[.$H$42]*[.A248]^5*[.C248]^4+[.$H$43]*[.A248]^6*[.C248]^4+[.$H$44]*[.C248]^5+[.$H$45]*[.A248]*[.C248]^5+[.$H$46]*[.A248]^2*[.C248]^5+[.$H$47]*[.A248]^3*[.C248]^5+[.$H$48]*[.A248]^4*[.C248]^5+[.$H$49]*[.A248]^5*[.C248]^5+[.$H$50]*[.A248]^6*[.C248]^5+[.$H$51]*[.C248]^6+[.$H$52]*[.A248]*[.C248]^6+[.$H$53]*[.A248]^2*[.C248]^6+[.$H$54]*[.A248]^3*[.C248]^6+[.$H$55]*[.A248]^4*[.C248]^6+[.$H$56]*[.A248]^5*[.C248]^6+[.$H$57]*[.A248]^6*[.C248]^6" office:value-type="float" office:value="0.000152201051479979">
            <text:p>1.5220E-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00152201051479987">
            <text:p>0.0001522011</text:p>
          </table:table-cell>
          <table:table-cell table:formula="of:=[.K248]-[.E248]" office:value-type="float" office:value="8.18572640226556E-018">
            <text:p>0</text:p>
          </table:table-cell>
          <table:table-cell table:formula="of:=100*([.K248]-[.D248])/[.D248]" office:value-type="float" office:value="25040.5767228258">
            <text:p>25040.5767228258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182955315107736">
            <text:p>-0.0018295532</text:p>
          </table:table-cell>
          <table:table-cell table:formula="of:=100*([.P248]-[.D248])/[.D248]" office:value-type="float" office:value="-302305.674112547">
            <text:p>-302305.674112547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260712183778863">
            <text:p>-0.0260712184</text:p>
          </table:table-cell>
          <table:table-cell office:value-type="float" office:value="0.0260067154307035">
            <text:p>0.0260067154</text:p>
          </table:table-cell>
          <table:table-cell office:value-type="float" office:value="-0.0520779338085898">
            <text:p>-0.0520779338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5">
            <text:p>15</text:p>
          </table:table-cell>
          <table:table-cell table:formula="of:=1.01325*[.B249]" office:value-type="float" office:value="15.19875">
            <text:p>15.198750</text:p>
          </table:table-cell>
          <table:table-cell office:value-type="float" office:value="0.000001434">
            <text:p>1.4340E-06</text:p>
          </table:table-cell>
          <table:table-cell table:formula="of:=[.$H$9]+[.$H$10]*[.A249]+[.$H$11]*[.A249]^2+[.$H$12]*[.A249]^3+[.$H$13]*[.A249]^4+[.$H$14]*[.A249]^5+[.$H$15]*[.A249]^6+[.$H$16]*[.C249]+[.$H$17]*[.A249]*[.C249]+[.$H$18]*[.A249]^2*[.C249]+[.$H$19]*[.A249]^3*[.C249]+[.$H$20]*[.A249]^4*[.C249]+[.$H$21]*[.A249]^5*[.C249]+[.$H$22]*[.A249]^6*[.C249]+[.$H$23]*[.C249]^2+[.$H$24]*[.A249]*[.C249]^2+[.$H$25]*[.A249]^2*[.C249]^2+[.$H$26]*[.A249]^3*[.C249]^2+[.$H$27]*[.A249]^4*[.C249]^2+[.$H$28]*[.A249]^5*[.C249]^2+[.$H$29]*[.A249]^6*[.C249]^2+[.$H$30]*[.C249]^3+[.$H$31]*[.A249]*[.C249]^3+[.$H$32]*[.A249]^2*[.C249]^3+[.$H$33]*[.A249]^3*[.C249]^3+[.$H$34]*[.A249]^4*[.C249]^3+[.$H$35]*[.A249]^5*[.C249]^3+[.$H$36]*[.A249]^6*[.C249]^3+[.$H$37]*[.C249]^4+[.$H$38]*[.A249]*[.C249]^4+[.$H$39]*[.A249]^2*[.C249]^4+[.$H$40]*[.A249]^3*[.C249]^4+[.$H$41]*[.A249]^4*[.C249]^4+[.$H$42]*[.A249]^5*[.C249]^4+[.$H$43]*[.A249]^6*[.C249]^4+[.$H$44]*[.C249]^5+[.$H$45]*[.A249]*[.C249]^5+[.$H$46]*[.A249]^2*[.C249]^5+[.$H$47]*[.A249]^3*[.C249]^5+[.$H$48]*[.A249]^4*[.C249]^5+[.$H$49]*[.A249]^5*[.C249]^5+[.$H$50]*[.A249]^6*[.C249]^5+[.$H$51]*[.C249]^6+[.$H$52]*[.A249]*[.C249]^6+[.$H$53]*[.A249]^2*[.C249]^6+[.$H$54]*[.A249]^3*[.C249]^6+[.$H$55]*[.A249]^4*[.C249]^6+[.$H$56]*[.A249]^5*[.C249]^6+[.$H$57]*[.A249]^6*[.C249]^6" office:value-type="float" office:value="0.000345445770245058">
            <text:p>3.4545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345445770245075">
            <text:p>0.0003454458</text:p>
          </table:table-cell>
          <table:table-cell table:formula="of:=[.K249]-[.E249]" office:value-type="float" office:value="1.76724954115137E-017">
            <text:p>0</text:p>
          </table:table-cell>
          <table:table-cell table:formula="of:=100*([.K249]-[.D249])/[.D249]" office:value-type="float" office:value="23989.6631970066">
            <text:p>23989.6631970066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11136970845127">
            <text:p>-0.0011136971</text:p>
          </table:table-cell>
          <table:table-cell table:formula="of:=100*([.P249]-[.D249])/[.D249]" office:value-type="float" office:value="-77763.6739548605">
            <text:p>-77763.6739548605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315257546276337">
            <text:p>-0.0315257546</text:p>
          </table:table-cell>
          <table:table-cell office:value-type="float" office:value="0.0296583309816883">
            <text:p>0.029658331</text:p>
          </table:table-cell>
          <table:table-cell office:value-type="float" office:value="-0.0611840856093221">
            <text:p>-0.0611840856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table:formula="of:=1.01325*[.B250]" office:value-type="float" office:value="15.19875">
            <text:p>15.198750</text:p>
          </table:table-cell>
          <table:table-cell office:value-type="float" office:value="0.000002799">
            <text:p>2.7990E-06</text:p>
          </table:table-cell>
          <table:table-cell table:formula="of:=[.$H$9]+[.$H$10]*[.A250]+[.$H$11]*[.A250]^2+[.$H$12]*[.A250]^3+[.$H$13]*[.A250]^4+[.$H$14]*[.A250]^5+[.$H$15]*[.A250]^6+[.$H$16]*[.C250]+[.$H$17]*[.A250]*[.C250]+[.$H$18]*[.A250]^2*[.C250]+[.$H$19]*[.A250]^3*[.C250]+[.$H$20]*[.A250]^4*[.C250]+[.$H$21]*[.A250]^5*[.C250]+[.$H$22]*[.A250]^6*[.C250]+[.$H$23]*[.C250]^2+[.$H$24]*[.A250]*[.C250]^2+[.$H$25]*[.A250]^2*[.C250]^2+[.$H$26]*[.A250]^3*[.C250]^2+[.$H$27]*[.A250]^4*[.C250]^2+[.$H$28]*[.A250]^5*[.C250]^2+[.$H$29]*[.A250]^6*[.C250]^2+[.$H$30]*[.C250]^3+[.$H$31]*[.A250]*[.C250]^3+[.$H$32]*[.A250]^2*[.C250]^3+[.$H$33]*[.A250]^3*[.C250]^3+[.$H$34]*[.A250]^4*[.C250]^3+[.$H$35]*[.A250]^5*[.C250]^3+[.$H$36]*[.A250]^6*[.C250]^3+[.$H$37]*[.C250]^4+[.$H$38]*[.A250]*[.C250]^4+[.$H$39]*[.A250]^2*[.C250]^4+[.$H$40]*[.A250]^3*[.C250]^4+[.$H$41]*[.A250]^4*[.C250]^4+[.$H$42]*[.A250]^5*[.C250]^4+[.$H$43]*[.A250]^6*[.C250]^4+[.$H$44]*[.C250]^5+[.$H$45]*[.A250]*[.C250]^5+[.$H$46]*[.A250]^2*[.C250]^5+[.$H$47]*[.A250]^3*[.C250]^5+[.$H$48]*[.A250]^4*[.C250]^5+[.$H$49]*[.A250]^5*[.C250]^5+[.$H$50]*[.A250]^6*[.C250]^5+[.$H$51]*[.C250]^6+[.$H$52]*[.A250]*[.C250]^6+[.$H$53]*[.A250]^2*[.C250]^6+[.$H$54]*[.A250]^3*[.C250]^6+[.$H$55]*[.A250]^4*[.C250]^6+[.$H$56]*[.A250]^5*[.C250]^6+[.$H$57]*[.A250]^6*[.C250]^6" office:value-type="float" office:value="0.000315386181327147">
            <text:p>3.1539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31538618132706">
            <text:p>0.0003153862</text:p>
          </table:table-cell>
          <table:table-cell table:formula="of:=[.K250]-[.E250]" office:value-type="float" office:value="-8.65193333643433E-017">
            <text:p>-0</text:p>
          </table:table-cell>
          <table:table-cell table:formula="of:=100*([.K250]-[.D250])/[.D250]" office:value-type="float" office:value="11167.8164103987">
            <text:p>11167.8164103987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55009682169107">
            <text:p>-0.0005500968</text:p>
          </table:table-cell>
          <table:table-cell table:formula="of:=100*([.P250]-[.D250])/[.D250]" office:value-type="float" office:value="-19753.3341082912">
            <text:p>-19753.3341082912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383836068464765">
            <text:p>-0.0383836068</text:p>
          </table:table-cell>
          <table:table-cell office:value-type="float" office:value="0.0336243297263581">
            <text:p>0.0336243297</text:p>
          </table:table-cell>
          <table:table-cell office:value-type="float" office:value="-0.0720079365728346">
            <text:p>-0.0720079366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5">
            <text:p>15</text:p>
          </table:table-cell>
          <table:table-cell table:formula="of:=1.01325*[.B251]" office:value-type="float" office:value="15.19875">
            <text:p>15.198750</text:p>
          </table:table-cell>
          <table:table-cell office:value-type="float" office:value="0.000004834">
            <text:p>4.8340E-06</text:p>
          </table:table-cell>
          <table:table-cell table:formula="of:=[.$H$9]+[.$H$10]*[.A251]+[.$H$11]*[.A251]^2+[.$H$12]*[.A251]^3+[.$H$13]*[.A251]^4+[.$H$14]*[.A251]^5+[.$H$15]*[.A251]^6+[.$H$16]*[.C251]+[.$H$17]*[.A251]*[.C251]+[.$H$18]*[.A251]^2*[.C251]+[.$H$19]*[.A251]^3*[.C251]+[.$H$20]*[.A251]^4*[.C251]+[.$H$21]*[.A251]^5*[.C251]+[.$H$22]*[.A251]^6*[.C251]+[.$H$23]*[.C251]^2+[.$H$24]*[.A251]*[.C251]^2+[.$H$25]*[.A251]^2*[.C251]^2+[.$H$26]*[.A251]^3*[.C251]^2+[.$H$27]*[.A251]^4*[.C251]^2+[.$H$28]*[.A251]^5*[.C251]^2+[.$H$29]*[.A251]^6*[.C251]^2+[.$H$30]*[.C251]^3+[.$H$31]*[.A251]*[.C251]^3+[.$H$32]*[.A251]^2*[.C251]^3+[.$H$33]*[.A251]^3*[.C251]^3+[.$H$34]*[.A251]^4*[.C251]^3+[.$H$35]*[.A251]^5*[.C251]^3+[.$H$36]*[.A251]^6*[.C251]^3+[.$H$37]*[.C251]^4+[.$H$38]*[.A251]*[.C251]^4+[.$H$39]*[.A251]^2*[.C251]^4+[.$H$40]*[.A251]^3*[.C251]^4+[.$H$41]*[.A251]^4*[.C251]^4+[.$H$42]*[.A251]^5*[.C251]^4+[.$H$43]*[.A251]^6*[.C251]^4+[.$H$44]*[.C251]^5+[.$H$45]*[.A251]*[.C251]^5+[.$H$46]*[.A251]^2*[.C251]^5+[.$H$47]*[.A251]^3*[.C251]^5+[.$H$48]*[.A251]^4*[.C251]^5+[.$H$49]*[.A251]^5*[.C251]^5+[.$H$50]*[.A251]^6*[.C251]^5+[.$H$51]*[.C251]^6+[.$H$52]*[.A251]*[.C251]^6+[.$H$53]*[.A251]^2*[.C251]^6+[.$H$54]*[.A251]^3*[.C251]^6+[.$H$55]*[.A251]^4*[.C251]^6+[.$H$56]*[.A251]^5*[.C251]^6+[.$H$57]*[.A251]^6*[.C251]^6" office:value-type="float" office:value="0.000177551359314416">
            <text:p>1.7755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177551359314356">
            <text:p>0.0001775514</text:p>
          </table:table-cell>
          <table:table-cell table:formula="of:=[.K251]-[.E251]" office:value-type="float" office:value="-6.00648003556969E-017">
            <text:p>-0</text:p>
          </table:table-cell>
          <table:table-cell table:formula="of:=100*([.K251]-[.D251])/[.D251]" office:value-type="float" office:value="3572.96978308556">
            <text:p>3572.9697830856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22593121916813">
            <text:p>-0.0001225931</text:p>
          </table:table-cell>
          <table:table-cell table:formula="of:=100*([.P251]-[.D251])/[.D251]" office:value-type="float" office:value="-2636.05961764197">
            <text:p>-2636.059617642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469966639846704">
            <text:p>-0.046996664</text:p>
          </table:table-cell>
          <table:table-cell office:value-type="float" office:value="0.03791428227465">
            <text:p>0.0379142823</text:p>
          </table:table-cell>
          <table:table-cell office:value-type="float" office:value="-0.0849109462593204">
            <text:p>-0.084910946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5">
            <text:p>15</text:p>
          </table:table-cell>
          <table:table-cell table:formula="of:=1.01325*[.B252]" office:value-type="float" office:value="15.19875">
            <text:p>15.198750</text:p>
          </table:table-cell>
          <table:table-cell office:value-type="float" office:value="0.000007669">
            <text:p>7.6690E-06</text:p>
          </table:table-cell>
          <table:table-cell table:formula="of:=[.$H$9]+[.$H$10]*[.A252]+[.$H$11]*[.A252]^2+[.$H$12]*[.A252]^3+[.$H$13]*[.A252]^4+[.$H$14]*[.A252]^5+[.$H$15]*[.A252]^6+[.$H$16]*[.C252]+[.$H$17]*[.A252]*[.C252]+[.$H$18]*[.A252]^2*[.C252]+[.$H$19]*[.A252]^3*[.C252]+[.$H$20]*[.A252]^4*[.C252]+[.$H$21]*[.A252]^5*[.C252]+[.$H$22]*[.A252]^6*[.C252]+[.$H$23]*[.C252]^2+[.$H$24]*[.A252]*[.C252]^2+[.$H$25]*[.A252]^2*[.C252]^2+[.$H$26]*[.A252]^3*[.C252]^2+[.$H$27]*[.A252]^4*[.C252]^2+[.$H$28]*[.A252]^5*[.C252]^2+[.$H$29]*[.A252]^6*[.C252]^2+[.$H$30]*[.C252]^3+[.$H$31]*[.A252]*[.C252]^3+[.$H$32]*[.A252]^2*[.C252]^3+[.$H$33]*[.A252]^3*[.C252]^3+[.$H$34]*[.A252]^4*[.C252]^3+[.$H$35]*[.A252]^5*[.C252]^3+[.$H$36]*[.A252]^6*[.C252]^3+[.$H$37]*[.C252]^4+[.$H$38]*[.A252]*[.C252]^4+[.$H$39]*[.A252]^2*[.C252]^4+[.$H$40]*[.A252]^3*[.C252]^4+[.$H$41]*[.A252]^4*[.C252]^4+[.$H$42]*[.A252]^5*[.C252]^4+[.$H$43]*[.A252]^6*[.C252]^4+[.$H$44]*[.C252]^5+[.$H$45]*[.A252]*[.C252]^5+[.$H$46]*[.A252]^2*[.C252]^5+[.$H$47]*[.A252]^3*[.C252]^5+[.$H$48]*[.A252]^4*[.C252]^5+[.$H$49]*[.A252]^5*[.C252]^5+[.$H$50]*[.A252]^6*[.C252]^5+[.$H$51]*[.C252]^6+[.$H$52]*[.A252]*[.C252]^6+[.$H$53]*[.A252]^2*[.C252]^6+[.$H$54]*[.A252]^3*[.C252]^6+[.$H$55]*[.A252]^4*[.C252]^6+[.$H$56]*[.A252]^5*[.C252]^6+[.$H$57]*[.A252]^6*[.C252]^6" office:value-type="float" office:value="0.0000120749717844345">
            <text:p>1.2075E-05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1.207497178428509e-05</text:p>
          </table:table-cell>
          <table:table-cell table:formula="of:=[.K252]-[.E252]" office:value-type="float" office:value="-1.49455575411232E-016">
            <text:p>-0</text:p>
          </table:table-cell>
          <table:table-cell table:formula="of:=100*([.K252]-[.D252])/[.D252]" office:value-type="float" office:value="57.4517118827108">
            <text:p>57.4517118827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0185009666106133">
            <text:p>0.0001850097</text:p>
          </table:table-cell>
          <table:table-cell table:formula="of:=100*([.P252]-[.D252])/[.D252]" office:value-type="float" office:value="2312.43533845525">
            <text:p>2312.4353384553</text:p>
          </table:table-cell>
          <table:table-cell/>
          <table:table-cell office:value-type="float" office:value="2">
            <text:p>2.00</text:p>
          </table:table-cell>
          <table:table-cell office:value-type="float" office:value="-0.0577808526346462">
            <text:p>-0.0577808526</text:p>
          </table:table-cell>
          <table:table-cell office:value-type="float" office:value="0.0425369819817744">
            <text:p>0.042536982</text:p>
          </table:table-cell>
          <table:table-cell office:value-type="float" office:value="-0.100317834616421">
            <text:p>-0.1003178346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5">
            <text:p>15</text:p>
          </table:table-cell>
          <table:table-cell table:formula="of:=1.01325*[.B253]" office:value-type="float" office:value="15.19875">
            <text:p>15.198750</text:p>
          </table:table-cell>
          <table:table-cell office:value-type="float" office:value="0.0000114">
            <text:p>1.1400E-05</text:p>
          </table:table-cell>
          <table:table-cell table:formula="of:=[.$H$9]+[.$H$10]*[.A253]+[.$H$11]*[.A253]^2+[.$H$12]*[.A253]^3+[.$H$13]*[.A253]^4+[.$H$14]*[.A253]^5+[.$H$15]*[.A253]^6+[.$H$16]*[.C253]+[.$H$17]*[.A253]*[.C253]+[.$H$18]*[.A253]^2*[.C253]+[.$H$19]*[.A253]^3*[.C253]+[.$H$20]*[.A253]^4*[.C253]+[.$H$21]*[.A253]^5*[.C253]+[.$H$22]*[.A253]^6*[.C253]+[.$H$23]*[.C253]^2+[.$H$24]*[.A253]*[.C253]^2+[.$H$25]*[.A253]^2*[.C253]^2+[.$H$26]*[.A253]^3*[.C253]^2+[.$H$27]*[.A253]^4*[.C253]^2+[.$H$28]*[.A253]^5*[.C253]^2+[.$H$29]*[.A253]^6*[.C253]^2+[.$H$30]*[.C253]^3+[.$H$31]*[.A253]*[.C253]^3+[.$H$32]*[.A253]^2*[.C253]^3+[.$H$33]*[.A253]^3*[.C253]^3+[.$H$34]*[.A253]^4*[.C253]^3+[.$H$35]*[.A253]^5*[.C253]^3+[.$H$36]*[.A253]^6*[.C253]^3+[.$H$37]*[.C253]^4+[.$H$38]*[.A253]*[.C253]^4+[.$H$39]*[.A253]^2*[.C253]^4+[.$H$40]*[.A253]^3*[.C253]^4+[.$H$41]*[.A253]^4*[.C253]^4+[.$H$42]*[.A253]^5*[.C253]^4+[.$H$43]*[.A253]^6*[.C253]^4+[.$H$44]*[.C253]^5+[.$H$45]*[.A253]*[.C253]^5+[.$H$46]*[.A253]^2*[.C253]^5+[.$H$47]*[.A253]^3*[.C253]^5+[.$H$48]*[.A253]^4*[.C253]^5+[.$H$49]*[.A253]^5*[.C253]^5+[.$H$50]*[.A253]^6*[.C253]^5+[.$H$51]*[.C253]^6+[.$H$52]*[.A253]*[.C253]^6+[.$H$53]*[.A253]^2*[.C253]^6+[.$H$54]*[.A253]^3*[.C253]^6+[.$H$55]*[.A253]^4*[.C253]^6+[.$H$56]*[.A253]^5*[.C253]^6+[.$H$57]*[.A253]^6*[.C253]^6" office:value-type="float" office:value="-0.000130215128499714">
            <text:p>-1.3022E-04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-0.000130215128499735">
            <text:p>-0.0001302151</text:p>
          </table:table-cell>
          <table:table-cell table:formula="of:=[.K253]-[.E253]" office:value-type="float" office:value="-2.12503625807159E-017">
            <text:p>-0</text:p>
          </table:table-cell>
          <table:table-cell table:formula="of:=100*([.K253]-[.D253])/[.D253]" office:value-type="float" office:value="-1242.23796929592">
            <text:p>-1242.2379692959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388930130580721">
            <text:p>0.0003889301</text:p>
          </table:table-cell>
          <table:table-cell table:formula="of:=100*([.P253]-[.D253])/[.D253]" office:value-type="float" office:value="3311.66781211159">
            <text:p>3311.6678121116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712231482509593">
            <text:p>-0.0712231483</text:p>
          </table:table-cell>
          <table:table-cell office:value-type="float" office:value="0.047500360480217">
            <text:p>0.0475003605</text:p>
          </table:table-cell>
          <table:table-cell office:value-type="float" office:value="-0.118723508731176">
            <text:p>-0.118723508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5">
            <text:p>15</text:p>
          </table:table-cell>
          <table:table-cell table:formula="of:=1.01325*[.B254]" office:value-type="float" office:value="15.19875">
            <text:p>15.198750</text:p>
          </table:table-cell>
          <table:table-cell office:value-type="float" office:value="0.00001596">
            <text:p>1.5960E-05</text:p>
          </table:table-cell>
          <table:table-cell table:formula="of:=[.$H$9]+[.$H$10]*[.A254]+[.$H$11]*[.A254]^2+[.$H$12]*[.A254]^3+[.$H$13]*[.A254]^4+[.$H$14]*[.A254]^5+[.$H$15]*[.A254]^6+[.$H$16]*[.C254]+[.$H$17]*[.A254]*[.C254]+[.$H$18]*[.A254]^2*[.C254]+[.$H$19]*[.A254]^3*[.C254]+[.$H$20]*[.A254]^4*[.C254]+[.$H$21]*[.A254]^5*[.C254]+[.$H$22]*[.A254]^6*[.C254]+[.$H$23]*[.C254]^2+[.$H$24]*[.A254]*[.C254]^2+[.$H$25]*[.A254]^2*[.C254]^2+[.$H$26]*[.A254]^3*[.C254]^2+[.$H$27]*[.A254]^4*[.C254]^2+[.$H$28]*[.A254]^5*[.C254]^2+[.$H$29]*[.A254]^6*[.C254]^2+[.$H$30]*[.C254]^3+[.$H$31]*[.A254]*[.C254]^3+[.$H$32]*[.A254]^2*[.C254]^3+[.$H$33]*[.A254]^3*[.C254]^3+[.$H$34]*[.A254]^4*[.C254]^3+[.$H$35]*[.A254]^5*[.C254]^3+[.$H$36]*[.A254]^6*[.C254]^3+[.$H$37]*[.C254]^4+[.$H$38]*[.A254]*[.C254]^4+[.$H$39]*[.A254]^2*[.C254]^4+[.$H$40]*[.A254]^3*[.C254]^4+[.$H$41]*[.A254]^4*[.C254]^4+[.$H$42]*[.A254]^5*[.C254]^4+[.$H$43]*[.A254]^6*[.C254]^4+[.$H$44]*[.C254]^5+[.$H$45]*[.A254]*[.C254]^5+[.$H$46]*[.A254]^2*[.C254]^5+[.$H$47]*[.A254]^3*[.C254]^5+[.$H$48]*[.A254]^4*[.C254]^5+[.$H$49]*[.A254]^5*[.C254]^5+[.$H$50]*[.A254]^6*[.C254]^5+[.$H$51]*[.C254]^6+[.$H$52]*[.A254]*[.C254]^6+[.$H$53]*[.A254]^2*[.C254]^6+[.$H$54]*[.A254]^3*[.C254]^6+[.$H$55]*[.A254]^4*[.C254]^6+[.$H$56]*[.A254]^5*[.C254]^6+[.$H$57]*[.A254]^6*[.C254]^6" office:value-type="float" office:value="-0.000222200660733671">
            <text:p>-2.2220E-0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-0.000222200660733671">
            <text:p>-0.0002222007</text:p>
          </table:table-cell>
          <table:table-cell table:formula="of:=[.K254]-[.E254]" office:value-type="float" office:value="0">
            <text:p>0</text:p>
          </table:table-cell>
          <table:table-cell table:formula="of:=100*([.K254]-[.D254])/[.D254]" office:value-type="float" office:value="-1492.23471637639">
            <text:p>-1492.2347163764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505399718134047">
            <text:p>0.0005053997</text:p>
          </table:table-cell>
          <table:table-cell table:formula="of:=100*([.P254]-[.D254])/[.D254]" office:value-type="float" office:value="3066.66490058927">
            <text:p>3066.6649005893</text:p>
          </table:table-cell>
          <table:table-cell/>
          <table:table-cell office:value-type="float" office:value="2.1">
            <text:p>2.10</text:p>
          </table:table-cell>
          <table:table-cell office:value-type="float" office:value="-0.0878889318274425">
            <text:p>-0.0878889318</text:p>
          </table:table-cell>
          <table:table-cell office:value-type="float" office:value="0.0528114006536129">
            <text:p>0.0528114007</text:p>
          </table:table-cell>
          <table:table-cell office:value-type="float" office:value="-0.140700332481055">
            <text:p>-0.140700332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5">
            <text:p>15</text:p>
          </table:table-cell>
          <table:table-cell table:formula="of:=1.01325*[.B255]" office:value-type="float" office:value="15.19875">
            <text:p>15.198750</text:p>
          </table:table-cell>
          <table:table-cell office:value-type="float" office:value="0.00002075">
            <text:p>2.0750E-05</text:p>
          </table:table-cell>
          <table:table-cell table:formula="of:=[.$H$9]+[.$H$10]*[.A255]+[.$H$11]*[.A255]^2+[.$H$12]*[.A255]^3+[.$H$13]*[.A255]^4+[.$H$14]*[.A255]^5+[.$H$15]*[.A255]^6+[.$H$16]*[.C255]+[.$H$17]*[.A255]*[.C255]+[.$H$18]*[.A255]^2*[.C255]+[.$H$19]*[.A255]^3*[.C255]+[.$H$20]*[.A255]^4*[.C255]+[.$H$21]*[.A255]^5*[.C255]+[.$H$22]*[.A255]^6*[.C255]+[.$H$23]*[.C255]^2+[.$H$24]*[.A255]*[.C255]^2+[.$H$25]*[.A255]^2*[.C255]^2+[.$H$26]*[.A255]^3*[.C255]^2+[.$H$27]*[.A255]^4*[.C255]^2+[.$H$28]*[.A255]^5*[.C255]^2+[.$H$29]*[.A255]^6*[.C255]^2+[.$H$30]*[.C255]^3+[.$H$31]*[.A255]*[.C255]^3+[.$H$32]*[.A255]^2*[.C255]^3+[.$H$33]*[.A255]^3*[.C255]^3+[.$H$34]*[.A255]^4*[.C255]^3+[.$H$35]*[.A255]^5*[.C255]^3+[.$H$36]*[.A255]^6*[.C255]^3+[.$H$37]*[.C255]^4+[.$H$38]*[.A255]*[.C255]^4+[.$H$39]*[.A255]^2*[.C255]^4+[.$H$40]*[.A255]^3*[.C255]^4+[.$H$41]*[.A255]^4*[.C255]^4+[.$H$42]*[.A255]^5*[.C255]^4+[.$H$43]*[.A255]^6*[.C255]^4+[.$H$44]*[.C255]^5+[.$H$45]*[.A255]*[.C255]^5+[.$H$46]*[.A255]^2*[.C255]^5+[.$H$47]*[.A255]^3*[.C255]^5+[.$H$48]*[.A255]^4*[.C255]^5+[.$H$49]*[.A255]^5*[.C255]^5+[.$H$50]*[.A255]^6*[.C255]^5+[.$H$51]*[.C255]^6+[.$H$52]*[.A255]*[.C255]^6+[.$H$53]*[.A255]^2*[.C255]^6+[.$H$54]*[.A255]^3*[.C255]^6+[.$H$55]*[.A255]^4*[.C255]^6+[.$H$56]*[.A255]^5*[.C255]^6+[.$H$57]*[.A255]^6*[.C255]^6" office:value-type="float" office:value="-0.000255370022562152">
            <text:p>-2.5537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255370022562552">
            <text:p>-0.00025537</text:p>
          </table:table-cell>
          <table:table-cell table:formula="of:=[.K255]-[.E255]" office:value-type="float" office:value="-4.00721122950642E-016">
            <text:p>-0</text:p>
          </table:table-cell>
          <table:table-cell table:formula="of:=100*([.K255]-[.D255])/[.D255]" office:value-type="float" office:value="-1330.69890391591">
            <text:p>-1330.6989039159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550655597075022">
            <text:p>0.0005506556</text:p>
          </table:table-cell>
          <table:table-cell table:formula="of:=100*([.P255]-[.D255])/[.D255]" office:value-type="float" office:value="2553.76191361456">
            <text:p>2553.7619136146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421855398106553">
            <text:p>-0.0004218554</text:p>
          </table:table-cell>
          <table:table-cell office:value-type="float" office:value="-0.00271377053633639">
            <text:p>-0.0027137705</text:p>
          </table:table-cell>
          <table:table-cell office:value-type="float" office:value="0.00229191513822984">
            <text:p>0.002291915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5">
            <text:p>15</text:p>
          </table:table-cell>
          <table:table-cell table:formula="of:=1.01325*[.B256]" office:value-type="float" office:value="15.19875">
            <text:p>15.198750</text:p>
          </table:table-cell>
          <table:table-cell office:value-type="float" office:value="0.00002408">
            <text:p>2.4080E-05</text:p>
          </table:table-cell>
          <table:table-cell table:formula="of:=[.$H$9]+[.$H$10]*[.A256]+[.$H$11]*[.A256]^2+[.$H$12]*[.A256]^3+[.$H$13]*[.A256]^4+[.$H$14]*[.A256]^5+[.$H$15]*[.A256]^6+[.$H$16]*[.C256]+[.$H$17]*[.A256]*[.C256]+[.$H$18]*[.A256]^2*[.C256]+[.$H$19]*[.A256]^3*[.C256]+[.$H$20]*[.A256]^4*[.C256]+[.$H$21]*[.A256]^5*[.C256]+[.$H$22]*[.A256]^6*[.C256]+[.$H$23]*[.C256]^2+[.$H$24]*[.A256]*[.C256]^2+[.$H$25]*[.A256]^2*[.C256]^2+[.$H$26]*[.A256]^3*[.C256]^2+[.$H$27]*[.A256]^4*[.C256]^2+[.$H$28]*[.A256]^5*[.C256]^2+[.$H$29]*[.A256]^6*[.C256]^2+[.$H$30]*[.C256]^3+[.$H$31]*[.A256]*[.C256]^3+[.$H$32]*[.A256]^2*[.C256]^3+[.$H$33]*[.A256]^3*[.C256]^3+[.$H$34]*[.A256]^4*[.C256]^3+[.$H$35]*[.A256]^5*[.C256]^3+[.$H$36]*[.A256]^6*[.C256]^3+[.$H$37]*[.C256]^4+[.$H$38]*[.A256]*[.C256]^4+[.$H$39]*[.A256]^2*[.C256]^4+[.$H$40]*[.A256]^3*[.C256]^4+[.$H$41]*[.A256]^4*[.C256]^4+[.$H$42]*[.A256]^5*[.C256]^4+[.$H$43]*[.A256]^6*[.C256]^4+[.$H$44]*[.C256]^5+[.$H$45]*[.A256]*[.C256]^5+[.$H$46]*[.A256]^2*[.C256]^5+[.$H$47]*[.A256]^3*[.C256]^5+[.$H$48]*[.A256]^4*[.C256]^5+[.$H$49]*[.A256]^5*[.C256]^5+[.$H$50]*[.A256]^6*[.C256]^5+[.$H$51]*[.C256]^6+[.$H$52]*[.A256]*[.C256]^6+[.$H$53]*[.A256]^2*[.C256]^6+[.$H$54]*[.A256]^3*[.C256]^6+[.$H$55]*[.A256]^4*[.C256]^6+[.$H$56]*[.A256]^5*[.C256]^6+[.$H$57]*[.A256]^6*[.C256]^6" office:value-type="float" office:value="-0.000235208745907668">
            <text:p>-2.3521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235208745907454">
            <text:p>-0.0002352087</text:p>
          </table:table-cell>
          <table:table-cell table:formula="of:=[.K256]-[.E256]" office:value-type="float" office:value="2.13804668414141E-016">
            <text:p>0</text:p>
          </table:table-cell>
          <table:table-cell table:formula="of:=100*([.K256]-[.D256])/[.D256]" office:value-type="float" office:value="-1076.78050626019">
            <text:p>-1076.7805062602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540936004495501">
            <text:p>0.000540936</text:p>
          </table:table-cell>
          <table:table-cell table:formula="of:=100*([.P256]-[.D256])/[.D256]" office:value-type="float" office:value="2146.41197880191">
            <text:p>2146.4119788019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152201051479987">
            <text:p>0.0001522011</text:p>
          </table:table-cell>
          <table:table-cell office:value-type="float" office:value="-0.00182955315107736">
            <text:p>-0.0018295532</text:p>
          </table:table-cell>
          <table:table-cell office:value-type="float" office:value="0.00198175420255735">
            <text:p>0.0019817542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5">
            <text:p>15</text:p>
          </table:table-cell>
          <table:table-cell table:formula="of:=1.01325*[.B257]" office:value-type="float" office:value="15.19875">
            <text:p>15.198750</text:p>
          </table:table-cell>
          <table:table-cell office:value-type="float" office:value="0.00002249">
            <text:p>2.2490E-05</text:p>
          </table:table-cell>
          <table:table-cell table:formula="of:=[.$H$9]+[.$H$10]*[.A257]+[.$H$11]*[.A257]^2+[.$H$12]*[.A257]^3+[.$H$13]*[.A257]^4+[.$H$14]*[.A257]^5+[.$H$15]*[.A257]^6+[.$H$16]*[.C257]+[.$H$17]*[.A257]*[.C257]+[.$H$18]*[.A257]^2*[.C257]+[.$H$19]*[.A257]^3*[.C257]+[.$H$20]*[.A257]^4*[.C257]+[.$H$21]*[.A257]^5*[.C257]+[.$H$22]*[.A257]^6*[.C257]+[.$H$23]*[.C257]^2+[.$H$24]*[.A257]*[.C257]^2+[.$H$25]*[.A257]^2*[.C257]^2+[.$H$26]*[.A257]^3*[.C257]^2+[.$H$27]*[.A257]^4*[.C257]^2+[.$H$28]*[.A257]^5*[.C257]^2+[.$H$29]*[.A257]^6*[.C257]^2+[.$H$30]*[.C257]^3+[.$H$31]*[.A257]*[.C257]^3+[.$H$32]*[.A257]^2*[.C257]^3+[.$H$33]*[.A257]^3*[.C257]^3+[.$H$34]*[.A257]^4*[.C257]^3+[.$H$35]*[.A257]^5*[.C257]^3+[.$H$36]*[.A257]^6*[.C257]^3+[.$H$37]*[.C257]^4+[.$H$38]*[.A257]*[.C257]^4+[.$H$39]*[.A257]^2*[.C257]^4+[.$H$40]*[.A257]^3*[.C257]^4+[.$H$41]*[.A257]^4*[.C257]^4+[.$H$42]*[.A257]^5*[.C257]^4+[.$H$43]*[.A257]^6*[.C257]^4+[.$H$44]*[.C257]^5+[.$H$45]*[.A257]*[.C257]^5+[.$H$46]*[.A257]^2*[.C257]^5+[.$H$47]*[.A257]^3*[.C257]^5+[.$H$48]*[.A257]^4*[.C257]^5+[.$H$49]*[.A257]^5*[.C257]^5+[.$H$50]*[.A257]^6*[.C257]^5+[.$H$51]*[.C257]^6+[.$H$52]*[.A257]*[.C257]^6+[.$H$53]*[.A257]^2*[.C257]^6+[.$H$54]*[.A257]^3*[.C257]^6+[.$H$55]*[.A257]^4*[.C257]^6+[.$H$56]*[.A257]^5*[.C257]^6+[.$H$57]*[.A257]^6*[.C257]^6" office:value-type="float" office:value="-0.000177083302146184">
            <text:p>-1.7708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-0.000177083302146815">
            <text:p>-0.0001770833</text:p>
          </table:table-cell>
          <table:table-cell table:formula="of:=[.K257]-[.E257]" office:value-type="float" office:value="-6.31005664386564E-016">
            <text:p>-0</text:p>
          </table:table-cell>
          <table:table-cell table:formula="of:=100*([.K257]-[.D257])/[.D257]" office:value-type="float" office:value="-887.386848140572">
            <text:p>-887.3868481406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492477616912677">
            <text:p>0.0004924776</text:p>
          </table:table-cell>
          <table:table-cell table:formula="of:=100*([.P257]-[.D257])/[.D257]" office:value-type="float" office:value="2089.76263633916">
            <text:p>2089.7626363392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345445770245075">
            <text:p>0.0003454458</text:p>
          </table:table-cell>
          <table:table-cell office:value-type="float" office:value="-0.0011136970845127">
            <text:p>-0.0011136971</text:p>
          </table:table-cell>
          <table:table-cell office:value-type="float" office:value="0.00145914285475777">
            <text:p>0.001459142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5">
            <text:p>15</text:p>
          </table:table-cell>
          <table:table-cell table:formula="of:=1.01325*[.B258]" office:value-type="float" office:value="15.19875">
            <text:p>15.198750</text:p>
          </table:table-cell>
          <table:table-cell office:value-type="float" office:value="0.00001069">
            <text:p>1.0690E-05</text:p>
          </table:table-cell>
          <table:table-cell table:formula="of:=[.$H$9]+[.$H$10]*[.A258]+[.$H$11]*[.A258]^2+[.$H$12]*[.A258]^3+[.$H$13]*[.A258]^4+[.$H$14]*[.A258]^5+[.$H$15]*[.A258]^6+[.$H$16]*[.C258]+[.$H$17]*[.A258]*[.C258]+[.$H$18]*[.A258]^2*[.C258]+[.$H$19]*[.A258]^3*[.C258]+[.$H$20]*[.A258]^4*[.C258]+[.$H$21]*[.A258]^5*[.C258]+[.$H$22]*[.A258]^6*[.C258]+[.$H$23]*[.C258]^2+[.$H$24]*[.A258]*[.C258]^2+[.$H$25]*[.A258]^2*[.C258]^2+[.$H$26]*[.A258]^3*[.C258]^2+[.$H$27]*[.A258]^4*[.C258]^2+[.$H$28]*[.A258]^5*[.C258]^2+[.$H$29]*[.A258]^6*[.C258]^2+[.$H$30]*[.C258]^3+[.$H$31]*[.A258]*[.C258]^3+[.$H$32]*[.A258]^2*[.C258]^3+[.$H$33]*[.A258]^3*[.C258]^3+[.$H$34]*[.A258]^4*[.C258]^3+[.$H$35]*[.A258]^5*[.C258]^3+[.$H$36]*[.A258]^6*[.C258]^3+[.$H$37]*[.C258]^4+[.$H$38]*[.A258]*[.C258]^4+[.$H$39]*[.A258]^2*[.C258]^4+[.$H$40]*[.A258]^3*[.C258]^4+[.$H$41]*[.A258]^4*[.C258]^4+[.$H$42]*[.A258]^5*[.C258]^4+[.$H$43]*[.A258]^6*[.C258]^4+[.$H$44]*[.C258]^5+[.$H$45]*[.A258]*[.C258]^5+[.$H$46]*[.A258]^2*[.C258]^5+[.$H$47]*[.A258]^3*[.C258]^5+[.$H$48]*[.A258]^4*[.C258]^5+[.$H$49]*[.A258]^5*[.C258]^5+[.$H$50]*[.A258]^6*[.C258]^5+[.$H$51]*[.C258]^6+[.$H$52]*[.A258]*[.C258]^6+[.$H$53]*[.A258]^2*[.C258]^6+[.$H$54]*[.A258]^3*[.C258]^6+[.$H$55]*[.A258]^4*[.C258]^6+[.$H$56]*[.A258]^5*[.C258]^6+[.$H$57]*[.A258]^6*[.C258]^6" office:value-type="float" office:value="-0.000102618256619382">
            <text:p>-1.0262E-0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-0.000102618256619326">
            <text:p>-0.0001026183</text:p>
          </table:table-cell>
          <table:table-cell table:formula="of:=[.K258]-[.E258]" office:value-type="float" office:value="5.55247037584139E-017">
            <text:p>0</text:p>
          </table:table-cell>
          <table:table-cell table:formula="of:=100*([.K258]-[.D258])/[.D258]" office:value-type="float" office:value="-1059.94627333327">
            <text:p>-1059.9462733333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42151448310509">
            <text:p>0.0004215145</text:p>
          </table:table-cell>
          <table:table-cell table:formula="of:=100*([.P258]-[.D258])/[.D258]" office:value-type="float" office:value="3843.07280734415">
            <text:p>3843.072807344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31538618132706">
            <text:p>0.0003153862</text:p>
          </table:table-cell>
          <table:table-cell office:value-type="float" office:value="-0.00055009682169107">
            <text:p>-0.0005500968</text:p>
          </table:table-cell>
          <table:table-cell office:value-type="float" office:value="0.00086548300301813">
            <text:p>0.000865483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5">
            <text:p>15</text:p>
          </table:table-cell>
          <table:table-cell table:formula="of:=1.01325*[.B259]" office:value-type="float" office:value="15.19875">
            <text:p>15.198750</text:p>
          </table:table-cell>
          <table:table-cell office:value-type="float" office:value="-0.00001924">
            <text:p>-1.9240E-05</text:p>
          </table:table-cell>
          <table:table-cell table:formula="of:=[.$H$9]+[.$H$10]*[.A259]+[.$H$11]*[.A259]^2+[.$H$12]*[.A259]^3+[.$H$13]*[.A259]^4+[.$H$14]*[.A259]^5+[.$H$15]*[.A259]^6+[.$H$16]*[.C259]+[.$H$17]*[.A259]*[.C259]+[.$H$18]*[.A259]^2*[.C259]+[.$H$19]*[.A259]^3*[.C259]+[.$H$20]*[.A259]^4*[.C259]+[.$H$21]*[.A259]^5*[.C259]+[.$H$22]*[.A259]^6*[.C259]+[.$H$23]*[.C259]^2+[.$H$24]*[.A259]*[.C259]^2+[.$H$25]*[.A259]^2*[.C259]^2+[.$H$26]*[.A259]^3*[.C259]^2+[.$H$27]*[.A259]^4*[.C259]^2+[.$H$28]*[.A259]^5*[.C259]^2+[.$H$29]*[.A259]^6*[.C259]^2+[.$H$30]*[.C259]^3+[.$H$31]*[.A259]*[.C259]^3+[.$H$32]*[.A259]^2*[.C259]^3+[.$H$33]*[.A259]^3*[.C259]^3+[.$H$34]*[.A259]^4*[.C259]^3+[.$H$35]*[.A259]^5*[.C259]^3+[.$H$36]*[.A259]^6*[.C259]^3+[.$H$37]*[.C259]^4+[.$H$38]*[.A259]*[.C259]^4+[.$H$39]*[.A259]^2*[.C259]^4+[.$H$40]*[.A259]^3*[.C259]^4+[.$H$41]*[.A259]^4*[.C259]^4+[.$H$42]*[.A259]^5*[.C259]^4+[.$H$43]*[.A259]^6*[.C259]^4+[.$H$44]*[.C259]^5+[.$H$45]*[.A259]*[.C259]^5+[.$H$46]*[.A259]^2*[.C259]^5+[.$H$47]*[.A259]^3*[.C259]^5+[.$H$48]*[.A259]^4*[.C259]^5+[.$H$49]*[.A259]^5*[.C259]^5+[.$H$50]*[.A259]^6*[.C259]^5+[.$H$51]*[.C259]^6+[.$H$52]*[.A259]*[.C259]^6+[.$H$53]*[.A259]^2*[.C259]^6+[.$H$54]*[.A259]^3*[.C259]^6+[.$H$55]*[.A259]^4*[.C259]^6+[.$H$56]*[.A259]^5*[.C259]^6+[.$H$57]*[.A259]^6*[.C259]^6" office:value-type="float" office:value="-0.000036566772494924">
            <text:p>-3.6567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-3.656677249636552e-05</text:p>
          </table:table-cell>
          <table:table-cell table:formula="of:=[.K259]-[.E259]" office:value-type="float" office:value="-1.4415619848003E-015">
            <text:p>-0</text:p>
          </table:table-cell>
          <table:table-cell table:formula="of:=100*([.K259]-[.D259])/[.D259]" office:value-type="float" office:value="90.0559901058499">
            <text:p>90.0559901059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344278057566297">
            <text:p>0.0003442781</text:p>
          </table:table-cell>
          <table:table-cell table:formula="of:=100*([.P259]-[.D259])/[.D259]" office:value-type="float" office:value="-1889.38699358783">
            <text:p>-1889.3869935878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177551359314356">
            <text:p>0.0001775514</text:p>
          </table:table-cell>
          <table:table-cell office:value-type="float" office:value="-0.000122593121916813">
            <text:p>-0.0001225931</text:p>
          </table:table-cell>
          <table:table-cell office:value-type="float" office:value="0.000300144481231169">
            <text:p>0.000300144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 table:formula="of:=1.01325*[.B260]" office:value-type="float" office:value="15.19875">
            <text:p>15.198750</text:p>
          </table:table-cell>
          <table:table-cell office:value-type="float" office:value="-0.00001539">
            <text:p>-1.5390E-05</text:p>
          </table:table-cell>
          <table:table-cell table:formula="of:=[.$H$9]+[.$H$10]*[.A260]+[.$H$11]*[.A260]^2+[.$H$12]*[.A260]^3+[.$H$13]*[.A260]^4+[.$H$14]*[.A260]^5+[.$H$15]*[.A260]^6+[.$H$16]*[.C260]+[.$H$17]*[.A260]*[.C260]+[.$H$18]*[.A260]^2*[.C260]+[.$H$19]*[.A260]^3*[.C260]+[.$H$20]*[.A260]^4*[.C260]+[.$H$21]*[.A260]^5*[.C260]+[.$H$22]*[.A260]^6*[.C260]+[.$H$23]*[.C260]^2+[.$H$24]*[.A260]*[.C260]^2+[.$H$25]*[.A260]^2*[.C260]^2+[.$H$26]*[.A260]^3*[.C260]^2+[.$H$27]*[.A260]^4*[.C260]^2+[.$H$28]*[.A260]^5*[.C260]^2+[.$H$29]*[.A260]^6*[.C260]^2+[.$H$30]*[.C260]^3+[.$H$31]*[.A260]*[.C260]^3+[.$H$32]*[.A260]^2*[.C260]^3+[.$H$33]*[.A260]^3*[.C260]^3+[.$H$34]*[.A260]^4*[.C260]^3+[.$H$35]*[.A260]^5*[.C260]^3+[.$H$36]*[.A260]^6*[.C260]^3+[.$H$37]*[.C260]^4+[.$H$38]*[.A260]*[.C260]^4+[.$H$39]*[.A260]^2*[.C260]^4+[.$H$40]*[.A260]^3*[.C260]^4+[.$H$41]*[.A260]^4*[.C260]^4+[.$H$42]*[.A260]^5*[.C260]^4+[.$H$43]*[.A260]^6*[.C260]^4+[.$H$44]*[.C260]^5+[.$H$45]*[.A260]*[.C260]^5+[.$H$46]*[.A260]^2*[.C260]^5+[.$H$47]*[.A260]^3*[.C260]^5+[.$H$48]*[.A260]^4*[.C260]^5+[.$H$49]*[.A260]^5*[.C260]^5+[.$H$50]*[.A260]^6*[.C260]^5+[.$H$51]*[.C260]^6+[.$H$52]*[.A260]*[.C260]^6+[.$H$53]*[.A260]^2*[.C260]^6+[.$H$54]*[.A260]^3*[.C260]^6+[.$H$55]*[.A260]^4*[.C260]^6+[.$H$56]*[.A260]^5*[.C260]^6+[.$H$57]*[.A260]^6*[.C260]^6" office:value-type="float" office:value="-0.00000417446397145416">
            <text:p>-4.1745E-06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-4.174463972073453e-06</text:p>
          </table:table-cell>
          <table:table-cell table:formula="of:=[.K260]-[.E260]" office:value-type="float" office:value="-6.1929628092372E-016">
            <text:p>-0</text:p>
          </table:table-cell>
          <table:table-cell table:formula="of:=100*([.K260]-[.D260])/[.D260]" office:value-type="float" office:value="-72.8754777643051">
            <text:p>-72.8754777643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276997873171107">
            <text:p>0.0002769979</text:p>
          </table:table-cell>
          <table:table-cell table:formula="of:=100*([.P260]-[.D260])/[.D260]" office:value-type="float" office:value="-1899.85622593312">
            <text:p>-1899.8562259331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1.207497178428509e-05</text:p>
          </table:table-cell>
          <table:table-cell office:value-type="float" office:value="0.000185009666106133">
            <text:p>0.0001850097</text:p>
          </table:table-cell>
          <table:table-cell office:value-type="float" office:value="-0.000172934694321848">
            <text:p>-0.0001729347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5">
            <text:p>15</text:p>
          </table:table-cell>
          <table:table-cell table:formula="of:=1.01325*[.B261]" office:value-type="float" office:value="15.19875">
            <text:p>15.198750</text:p>
          </table:table-cell>
          <table:table-cell office:value-type="float" office:value="-0.0001694">
            <text:p>-1.6940E-04</text:p>
          </table:table-cell>
          <table:table-cell table:formula="of:=[.$H$9]+[.$H$10]*[.A261]+[.$H$11]*[.A261]^2+[.$H$12]*[.A261]^3+[.$H$13]*[.A261]^4+[.$H$14]*[.A261]^5+[.$H$15]*[.A261]^6+[.$H$16]*[.C261]+[.$H$17]*[.A261]*[.C261]+[.$H$18]*[.A261]^2*[.C261]+[.$H$19]*[.A261]^3*[.C261]+[.$H$20]*[.A261]^4*[.C261]+[.$H$21]*[.A261]^5*[.C261]+[.$H$22]*[.A261]^6*[.C261]+[.$H$23]*[.C261]^2+[.$H$24]*[.A261]*[.C261]^2+[.$H$25]*[.A261]^2*[.C261]^2+[.$H$26]*[.A261]^3*[.C261]^2+[.$H$27]*[.A261]^4*[.C261]^2+[.$H$28]*[.A261]^5*[.C261]^2+[.$H$29]*[.A261]^6*[.C261]^2+[.$H$30]*[.C261]^3+[.$H$31]*[.A261]*[.C261]^3+[.$H$32]*[.A261]^2*[.C261]^3+[.$H$33]*[.A261]^3*[.C261]^3+[.$H$34]*[.A261]^4*[.C261]^3+[.$H$35]*[.A261]^5*[.C261]^3+[.$H$36]*[.A261]^6*[.C261]^3+[.$H$37]*[.C261]^4+[.$H$38]*[.A261]*[.C261]^4+[.$H$39]*[.A261]^2*[.C261]^4+[.$H$40]*[.A261]^3*[.C261]^4+[.$H$41]*[.A261]^4*[.C261]^4+[.$H$42]*[.A261]^5*[.C261]^4+[.$H$43]*[.A261]^6*[.C261]^4+[.$H$44]*[.C261]^5+[.$H$45]*[.A261]*[.C261]^5+[.$H$46]*[.A261]^2*[.C261]^5+[.$H$47]*[.A261]^3*[.C261]^5+[.$H$48]*[.A261]^4*[.C261]^5+[.$H$49]*[.A261]^5*[.C261]^5+[.$H$50]*[.A261]^6*[.C261]^5+[.$H$51]*[.C261]^6+[.$H$52]*[.A261]*[.C261]^6+[.$H$53]*[.A261]^2*[.C261]^6+[.$H$54]*[.A261]^3*[.C261]^6+[.$H$55]*[.A261]^4*[.C261]^6+[.$H$56]*[.A261]^5*[.C261]^6+[.$H$57]*[.A261]^6*[.C261]^6" office:value-type="float" office:value="-0.0000290365988093039">
            <text:p>-2.9037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-2.903659881014695e-05</text:p>
          </table:table-cell>
          <table:table-cell table:formula="of:=[.K261]-[.E261]" office:value-type="float" office:value="-8.43082385588306E-016">
            <text:p>-0</text:p>
          </table:table-cell>
          <table:table-cell table:formula="of:=100*([.K261]-[.D261])/[.D261]" office:value-type="float" office:value="-82.8591506433607">
            <text:p>-82.8591506434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359023919243">
            <text:p>0.0002359024</text:p>
          </table:table-cell>
          <table:table-cell table:formula="of:=100*([.P261]-[.D261])/[.D261]" office:value-type="float" office:value="-239.257610344923">
            <text:p>-239.2576103449</text:p>
          </table:table-cell>
          <table:table-cell/>
          <table:table-cell office:value-type="float" office:value="0.4">
            <text:p>0.40</text:p>
          </table:table-cell>
          <table:table-cell office:value-type="float" office:value="-0.000130215128499735">
            <text:p>-0.0001302151</text:p>
          </table:table-cell>
          <table:table-cell office:value-type="float" office:value="0.000388930130580721">
            <text:p>0.0003889301</text:p>
          </table:table-cell>
          <table:table-cell office:value-type="float" office:value="-0.000519145259080457">
            <text:p>-0.00051914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table:formula="of:=1.01325*[.B262]" office:value-type="float" office:value="15.19875">
            <text:p>15.198750</text:p>
          </table:table-cell>
          <table:table-cell office:value-type="float" office:value="-0.0003084">
            <text:p>-3.0840E-04</text:p>
          </table:table-cell>
          <table:table-cell table:formula="of:=[.$H$9]+[.$H$10]*[.A262]+[.$H$11]*[.A262]^2+[.$H$12]*[.A262]^3+[.$H$13]*[.A262]^4+[.$H$14]*[.A262]^5+[.$H$15]*[.A262]^6+[.$H$16]*[.C262]+[.$H$17]*[.A262]*[.C262]+[.$H$18]*[.A262]^2*[.C262]+[.$H$19]*[.A262]^3*[.C262]+[.$H$20]*[.A262]^4*[.C262]+[.$H$21]*[.A262]^5*[.C262]+[.$H$22]*[.A262]^6*[.C262]+[.$H$23]*[.C262]^2+[.$H$24]*[.A262]*[.C262]^2+[.$H$25]*[.A262]^2*[.C262]^2+[.$H$26]*[.A262]^3*[.C262]^2+[.$H$27]*[.A262]^4*[.C262]^2+[.$H$28]*[.A262]^5*[.C262]^2+[.$H$29]*[.A262]^6*[.C262]^2+[.$H$30]*[.C262]^3+[.$H$31]*[.A262]*[.C262]^3+[.$H$32]*[.A262]^2*[.C262]^3+[.$H$33]*[.A262]^3*[.C262]^3+[.$H$34]*[.A262]^4*[.C262]^3+[.$H$35]*[.A262]^5*[.C262]^3+[.$H$36]*[.A262]^6*[.C262]^3+[.$H$37]*[.C262]^4+[.$H$38]*[.A262]*[.C262]^4+[.$H$39]*[.A262]^2*[.C262]^4+[.$H$40]*[.A262]^3*[.C262]^4+[.$H$41]*[.A262]^4*[.C262]^4+[.$H$42]*[.A262]^5*[.C262]^4+[.$H$43]*[.A262]^6*[.C262]^4+[.$H$44]*[.C262]^5+[.$H$45]*[.A262]*[.C262]^5+[.$H$46]*[.A262]^2*[.C262]^5+[.$H$47]*[.A262]^3*[.C262]^5+[.$H$48]*[.A262]^4*[.C262]^5+[.$H$49]*[.A262]^5*[.C262]^5+[.$H$50]*[.A262]^6*[.C262]^5+[.$H$51]*[.C262]^6+[.$H$52]*[.A262]*[.C262]^6+[.$H$53]*[.A262]^2*[.C262]^6+[.$H$54]*[.A262]^3*[.C262]^6+[.$H$55]*[.A262]^4*[.C262]^6+[.$H$56]*[.A262]^5*[.C262]^6+[.$H$57]*[.A262]^6*[.C262]^6" office:value-type="float" office:value="-0.000131448650231611">
            <text:p>-1.3145E-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-0.000131448650234116">
            <text:p>-0.0001314487</text:p>
          </table:table-cell>
          <table:table-cell table:formula="of:=[.K262]-[.E262]" office:value-type="float" office:value="-2.50488648920189E-015">
            <text:p>-0</text:p>
          </table:table-cell>
          <table:table-cell table:formula="of:=100*([.K262]-[.D262])/[.D262]" office:value-type="float" office:value="-57.3772210654618">
            <text:p>-57.377221065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37219572869764">
            <text:p>0.0002372196</text:p>
          </table:table-cell>
          <table:table-cell table:formula="of:=100*([.P262]-[.D262])/[.D262]" office:value-type="float" office:value="-176.919446455825">
            <text:p>-176.9194464558</text:p>
          </table:table-cell>
          <table:table-cell/>
          <table:table-cell office:value-type="float" office:value="0.45">
            <text:p>0.45</text:p>
          </table:table-cell>
          <table:table-cell office:value-type="float" office:value="-0.000222200660733671">
            <text:p>-0.0002222007</text:p>
          </table:table-cell>
          <table:table-cell office:value-type="float" office:value="0.000505399718134047">
            <text:p>0.0005053997</text:p>
          </table:table-cell>
          <table:table-cell office:value-type="float" office:value="-0.000727600378867718">
            <text:p>-0.0007276004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5">
            <text:p>15</text:p>
          </table:table-cell>
          <table:table-cell table:formula="of:=1.01325*[.B263]" office:value-type="float" office:value="15.19875">
            <text:p>15.198750</text:p>
          </table:table-cell>
          <table:table-cell office:value-type="float" office:value="-0.0005061">
            <text:p>-5.0610E-04</text:p>
          </table:table-cell>
          <table:table-cell table:formula="of:=[.$H$9]+[.$H$10]*[.A263]+[.$H$11]*[.A263]^2+[.$H$12]*[.A263]^3+[.$H$13]*[.A263]^4+[.$H$14]*[.A263]^5+[.$H$15]*[.A263]^6+[.$H$16]*[.C263]+[.$H$17]*[.A263]*[.C263]+[.$H$18]*[.A263]^2*[.C263]+[.$H$19]*[.A263]^3*[.C263]+[.$H$20]*[.A263]^4*[.C263]+[.$H$21]*[.A263]^5*[.C263]+[.$H$22]*[.A263]^6*[.C263]+[.$H$23]*[.C263]^2+[.$H$24]*[.A263]*[.C263]^2+[.$H$25]*[.A263]^2*[.C263]^2+[.$H$26]*[.A263]^3*[.C263]^2+[.$H$27]*[.A263]^4*[.C263]^2+[.$H$28]*[.A263]^5*[.C263]^2+[.$H$29]*[.A263]^6*[.C263]^2+[.$H$30]*[.C263]^3+[.$H$31]*[.A263]*[.C263]^3+[.$H$32]*[.A263]^2*[.C263]^3+[.$H$33]*[.A263]^3*[.C263]^3+[.$H$34]*[.A263]^4*[.C263]^3+[.$H$35]*[.A263]^5*[.C263]^3+[.$H$36]*[.A263]^6*[.C263]^3+[.$H$37]*[.C263]^4+[.$H$38]*[.A263]*[.C263]^4+[.$H$39]*[.A263]^2*[.C263]^4+[.$H$40]*[.A263]^3*[.C263]^4+[.$H$41]*[.A263]^4*[.C263]^4+[.$H$42]*[.A263]^5*[.C263]^4+[.$H$43]*[.A263]^6*[.C263]^4+[.$H$44]*[.C263]^5+[.$H$45]*[.A263]*[.C263]^5+[.$H$46]*[.A263]^2*[.C263]^5+[.$H$47]*[.A263]^3*[.C263]^5+[.$H$48]*[.A263]^4*[.C263]^5+[.$H$49]*[.A263]^5*[.C263]^5+[.$H$50]*[.A263]^6*[.C263]^5+[.$H$51]*[.C263]^6+[.$H$52]*[.A263]*[.C263]^6+[.$H$53]*[.A263]^2*[.C263]^6+[.$H$54]*[.A263]^3*[.C263]^6+[.$H$55]*[.A263]^4*[.C263]^6+[.$H$56]*[.A263]^5*[.C263]^6+[.$H$57]*[.A263]^6*[.C263]^6" office:value-type="float" office:value="-0.000327250198145203">
            <text:p>-3.2725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327250198147048">
            <text:p>-0.0003272502</text:p>
          </table:table-cell>
          <table:table-cell table:formula="of:=[.K263]-[.E263]" office:value-type="float" office:value="-1.8456915683307E-015">
            <text:p>-0</text:p>
          </table:table-cell>
          <table:table-cell table:formula="of:=100*([.K263]-[.D263])/[.D263]" office:value-type="float" office:value="-35.3388266850329">
            <text:p>-35.338826685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297176696330853">
            <text:p>0.0002971767</text:p>
          </table:table-cell>
          <table:table-cell table:formula="of:=100*([.P263]-[.D263])/[.D263]" office:value-type="float" office:value="-158.718967858299">
            <text:p>-158.7189678583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255370022562552">
            <text:p>-0.00025537</text:p>
          </table:table-cell>
          <table:table-cell office:value-type="float" office:value="0.000550655597075022">
            <text:p>0.0005506556</text:p>
          </table:table-cell>
          <table:table-cell office:value-type="float" office:value="-0.000806025619637575">
            <text:p>-0.000806025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5">
            <text:p>15</text:p>
          </table:table-cell>
          <table:table-cell table:formula="of:=1.01325*[.B264]" office:value-type="float" office:value="15.19875">
            <text:p>15.198750</text:p>
          </table:table-cell>
          <table:table-cell office:value-type="float" office:value="-0.0007746">
            <text:p>-7.7460E-04</text:p>
          </table:table-cell>
          <table:table-cell table:formula="of:=[.$H$9]+[.$H$10]*[.A264]+[.$H$11]*[.A264]^2+[.$H$12]*[.A264]^3+[.$H$13]*[.A264]^4+[.$H$14]*[.A264]^5+[.$H$15]*[.A264]^6+[.$H$16]*[.C264]+[.$H$17]*[.A264]*[.C264]+[.$H$18]*[.A264]^2*[.C264]+[.$H$19]*[.A264]^3*[.C264]+[.$H$20]*[.A264]^4*[.C264]+[.$H$21]*[.A264]^5*[.C264]+[.$H$22]*[.A264]^6*[.C264]+[.$H$23]*[.C264]^2+[.$H$24]*[.A264]*[.C264]^2+[.$H$25]*[.A264]^2*[.C264]^2+[.$H$26]*[.A264]^3*[.C264]^2+[.$H$27]*[.A264]^4*[.C264]^2+[.$H$28]*[.A264]^5*[.C264]^2+[.$H$29]*[.A264]^6*[.C264]^2+[.$H$30]*[.C264]^3+[.$H$31]*[.A264]*[.C264]^3+[.$H$32]*[.A264]^2*[.C264]^3+[.$H$33]*[.A264]^3*[.C264]^3+[.$H$34]*[.A264]^4*[.C264]^3+[.$H$35]*[.A264]^5*[.C264]^3+[.$H$36]*[.A264]^6*[.C264]^3+[.$H$37]*[.C264]^4+[.$H$38]*[.A264]*[.C264]^4+[.$H$39]*[.A264]^2*[.C264]^4+[.$H$40]*[.A264]^3*[.C264]^4+[.$H$41]*[.A264]^4*[.C264]^4+[.$H$42]*[.A264]^5*[.C264]^4+[.$H$43]*[.A264]^6*[.C264]^4+[.$H$44]*[.C264]^5+[.$H$45]*[.A264]*[.C264]^5+[.$H$46]*[.A264]^2*[.C264]^5+[.$H$47]*[.A264]^3*[.C264]^5+[.$H$48]*[.A264]^4*[.C264]^5+[.$H$49]*[.A264]^5*[.C264]^5+[.$H$50]*[.A264]^6*[.C264]^5+[.$H$51]*[.C264]^6+[.$H$52]*[.A264]*[.C264]^6+[.$H$53]*[.A264]^2*[.C264]^6+[.$H$54]*[.A264]^3*[.C264]^6+[.$H$55]*[.A264]^4*[.C264]^6+[.$H$56]*[.A264]^5*[.C264]^6+[.$H$57]*[.A264]^6*[.C264]^6" office:value-type="float" office:value="-0.000627162179704481">
            <text:p>-6.2716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627162179709526">
            <text:p>-0.0006271622</text:p>
          </table:table-cell>
          <table:table-cell table:formula="of:=[.K264]-[.E264]" office:value-type="float" office:value="-5.04457586814056E-015">
            <text:p>-0</text:p>
          </table:table-cell>
          <table:table-cell table:formula="of:=100*([.K264]-[.D264])/[.D264]" office:value-type="float" office:value="-19.0340589065936">
            <text:p>-19.034058906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431998983707312">
            <text:p>0.000431999</text:p>
          </table:table-cell>
          <table:table-cell table:formula="of:=100*([.P264]-[.D264])/[.D264]" office:value-type="float" office:value="-155.770589169547">
            <text:p>-155.7705891695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235208745907454">
            <text:p>-0.0002352087</text:p>
          </table:table-cell>
          <table:table-cell office:value-type="float" office:value="0.000540936004495501">
            <text:p>0.000540936</text:p>
          </table:table-cell>
          <table:table-cell office:value-type="float" office:value="-0.000776144750402956">
            <text:p>-0.0007761448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5">
            <text:p>15</text:p>
          </table:table-cell>
          <table:table-cell table:formula="of:=1.01325*[.B265]" office:value-type="float" office:value="15.19875">
            <text:p>15.198750</text:p>
          </table:table-cell>
          <table:table-cell office:value-type="float" office:value="-0.001112">
            <text:p>-1.1120E-03</text:p>
          </table:table-cell>
          <table:table-cell table:formula="of:=[.$H$9]+[.$H$10]*[.A265]+[.$H$11]*[.A265]^2+[.$H$12]*[.A265]^3+[.$H$13]*[.A265]^4+[.$H$14]*[.A265]^5+[.$H$15]*[.A265]^6+[.$H$16]*[.C265]+[.$H$17]*[.A265]*[.C265]+[.$H$18]*[.A265]^2*[.C265]+[.$H$19]*[.A265]^3*[.C265]+[.$H$20]*[.A265]^4*[.C265]+[.$H$21]*[.A265]^5*[.C265]+[.$H$22]*[.A265]^6*[.C265]+[.$H$23]*[.C265]^2+[.$H$24]*[.A265]*[.C265]^2+[.$H$25]*[.A265]^2*[.C265]^2+[.$H$26]*[.A265]^3*[.C265]^2+[.$H$27]*[.A265]^4*[.C265]^2+[.$H$28]*[.A265]^5*[.C265]^2+[.$H$29]*[.A265]^6*[.C265]^2+[.$H$30]*[.C265]^3+[.$H$31]*[.A265]*[.C265]^3+[.$H$32]*[.A265]^2*[.C265]^3+[.$H$33]*[.A265]^3*[.C265]^3+[.$H$34]*[.A265]^4*[.C265]^3+[.$H$35]*[.A265]^5*[.C265]^3+[.$H$36]*[.A265]^6*[.C265]^3+[.$H$37]*[.C265]^4+[.$H$38]*[.A265]*[.C265]^4+[.$H$39]*[.A265]^2*[.C265]^4+[.$H$40]*[.A265]^3*[.C265]^4+[.$H$41]*[.A265]^4*[.C265]^4+[.$H$42]*[.A265]^5*[.C265]^4+[.$H$43]*[.A265]^6*[.C265]^4+[.$H$44]*[.C265]^5+[.$H$45]*[.A265]*[.C265]^5+[.$H$46]*[.A265]^2*[.C265]^5+[.$H$47]*[.A265]^3*[.C265]^5+[.$H$48]*[.A265]^4*[.C265]^5+[.$H$49]*[.A265]^5*[.C265]^5+[.$H$50]*[.A265]^6*[.C265]^5+[.$H$51]*[.C265]^6+[.$H$52]*[.A265]*[.C265]^6+[.$H$53]*[.A265]^2*[.C265]^6+[.$H$54]*[.A265]^3*[.C265]^6+[.$H$55]*[.A265]^4*[.C265]^6+[.$H$56]*[.A265]^5*[.C265]^6+[.$H$57]*[.A265]^6*[.C265]^6" office:value-type="float" office:value="-0.00103661748924196">
            <text:p>-1.0366E-0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10366174892444">
            <text:p>-0.0010366175</text:p>
          </table:table-cell>
          <table:table-cell table:formula="of:=[.K265]-[.E265]" office:value-type="float" office:value="-2.44292433504434E-015">
            <text:p>-0</text:p>
          </table:table-cell>
          <table:table-cell table:formula="of:=100*([.K265]-[.D265])/[.D265]" office:value-type="float" office:value="-6.77900276579145">
            <text:p>-6.7790027658</text:p>
          </table:table-cell>
          <table:table-cell/>
          <table:table-cell office:value-type="float" office:value="1">
            <text:p>1.00</text:p>
          </table:table-cell>
          <table:table-cell office:value-type="float" office:value="0.000657906552267737">
            <text:p>0.0006579066</text:p>
          </table:table-cell>
          <table:table-cell table:formula="of:=100*([.P265]-[.D265])/[.D265]" office:value-type="float" office:value="-159.164258297458">
            <text:p>-159.1642582975</text:p>
          </table:table-cell>
          <table:table-cell/>
          <table:table-cell office:value-type="float" office:value="0.6">
            <text:p>0.60</text:p>
          </table:table-cell>
          <table:table-cell office:value-type="float" office:value="-0.000177083302146815">
            <text:p>-0.0001770833</text:p>
          </table:table-cell>
          <table:table-cell office:value-type="float" office:value="0.000492477616912677">
            <text:p>0.0004924776</text:p>
          </table:table-cell>
          <table:table-cell office:value-type="float" office:value="-0.000669560919059492">
            <text:p>-0.000669560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5">
            <text:p>15</text:p>
          </table:table-cell>
          <table:table-cell table:formula="of:=1.01325*[.B266]" office:value-type="float" office:value="15.19875">
            <text:p>15.198750</text:p>
          </table:table-cell>
          <table:table-cell office:value-type="float" office:value="-0.001517">
            <text:p>-1.5170E-03</text:p>
          </table:table-cell>
          <table:table-cell table:formula="of:=[.$H$9]+[.$H$10]*[.A266]+[.$H$11]*[.A266]^2+[.$H$12]*[.A266]^3+[.$H$13]*[.A266]^4+[.$H$14]*[.A266]^5+[.$H$15]*[.A266]^6+[.$H$16]*[.C266]+[.$H$17]*[.A266]*[.C266]+[.$H$18]*[.A266]^2*[.C266]+[.$H$19]*[.A266]^3*[.C266]+[.$H$20]*[.A266]^4*[.C266]+[.$H$21]*[.A266]^5*[.C266]+[.$H$22]*[.A266]^6*[.C266]+[.$H$23]*[.C266]^2+[.$H$24]*[.A266]*[.C266]^2+[.$H$25]*[.A266]^2*[.C266]^2+[.$H$26]*[.A266]^3*[.C266]^2+[.$H$27]*[.A266]^4*[.C266]^2+[.$H$28]*[.A266]^5*[.C266]^2+[.$H$29]*[.A266]^6*[.C266]^2+[.$H$30]*[.C266]^3+[.$H$31]*[.A266]*[.C266]^3+[.$H$32]*[.A266]^2*[.C266]^3+[.$H$33]*[.A266]^3*[.C266]^3+[.$H$34]*[.A266]^4*[.C266]^3+[.$H$35]*[.A266]^5*[.C266]^3+[.$H$36]*[.A266]^6*[.C266]^3+[.$H$37]*[.C266]^4+[.$H$38]*[.A266]*[.C266]^4+[.$H$39]*[.A266]^2*[.C266]^4+[.$H$40]*[.A266]^3*[.C266]^4+[.$H$41]*[.A266]^4*[.C266]^4+[.$H$42]*[.A266]^5*[.C266]^4+[.$H$43]*[.A266]^6*[.C266]^4+[.$H$44]*[.C266]^5+[.$H$45]*[.A266]*[.C266]^5+[.$H$46]*[.A266]^2*[.C266]^5+[.$H$47]*[.A266]^3*[.C266]^5+[.$H$48]*[.A266]^4*[.C266]^5+[.$H$49]*[.A266]^5*[.C266]^5+[.$H$50]*[.A266]^6*[.C266]^5+[.$H$51]*[.C266]^6+[.$H$52]*[.A266]*[.C266]^6+[.$H$53]*[.A266]^2*[.C266]^6+[.$H$54]*[.A266]^3*[.C266]^6+[.$H$55]*[.A266]^4*[.C266]^6+[.$H$56]*[.A266]^5*[.C266]^6+[.$H$57]*[.A266]^6*[.C266]^6" office:value-type="float" office:value="-0.00155608492750353">
            <text:p>-1.5561E-0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155608492751015">
            <text:p>-0.0015560849</text:p>
          </table:table-cell>
          <table:table-cell table:formula="of:=[.K266]-[.E266]" office:value-type="float" office:value="-6.619487943893E-015">
            <text:p>-0</text:p>
          </table:table-cell>
          <table:table-cell table:formula="of:=100*([.K266]-[.D266])/[.D266]" office:value-type="float" office:value="2.5764619321128">
            <text:p>2.5764619321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0991109245073764">
            <text:p>0.0009911092</text:p>
          </table:table-cell>
          <table:table-cell table:formula="of:=100*([.P266]-[.D266])/[.D266]" office:value-type="float" office:value="-165.333503300841">
            <text:p>-165.3335033008</text:p>
          </table:table-cell>
          <table:table-cell/>
          <table:table-cell office:value-type="float" office:value="0.65">
            <text:p>0.65</text:p>
          </table:table-cell>
          <table:table-cell office:value-type="float" office:value="-0.000102618256619326">
            <text:p>-0.0001026183</text:p>
          </table:table-cell>
          <table:table-cell office:value-type="float" office:value="0.00042151448310509">
            <text:p>0.0004215145</text:p>
          </table:table-cell>
          <table:table-cell office:value-type="float" office:value="-0.000524132739724416">
            <text:p>-0.0005241327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5">
            <text:p>15</text:p>
          </table:table-cell>
          <table:table-cell table:formula="of:=1.01325*[.B267]" office:value-type="float" office:value="15.19875">
            <text:p>15.198750</text:p>
          </table:table-cell>
          <table:table-cell office:value-type="float" office:value="-0.002038">
            <text:p>-2.0380E-03</text:p>
          </table:table-cell>
          <table:table-cell table:formula="of:=[.$H$9]+[.$H$10]*[.A267]+[.$H$11]*[.A267]^2+[.$H$12]*[.A267]^3+[.$H$13]*[.A267]^4+[.$H$14]*[.A267]^5+[.$H$15]*[.A267]^6+[.$H$16]*[.C267]+[.$H$17]*[.A267]*[.C267]+[.$H$18]*[.A267]^2*[.C267]+[.$H$19]*[.A267]^3*[.C267]+[.$H$20]*[.A267]^4*[.C267]+[.$H$21]*[.A267]^5*[.C267]+[.$H$22]*[.A267]^6*[.C267]+[.$H$23]*[.C267]^2+[.$H$24]*[.A267]*[.C267]^2+[.$H$25]*[.A267]^2*[.C267]^2+[.$H$26]*[.A267]^3*[.C267]^2+[.$H$27]*[.A267]^4*[.C267]^2+[.$H$28]*[.A267]^5*[.C267]^2+[.$H$29]*[.A267]^6*[.C267]^2+[.$H$30]*[.C267]^3+[.$H$31]*[.A267]*[.C267]^3+[.$H$32]*[.A267]^2*[.C267]^3+[.$H$33]*[.A267]^3*[.C267]^3+[.$H$34]*[.A267]^4*[.C267]^3+[.$H$35]*[.A267]^5*[.C267]^3+[.$H$36]*[.A267]^6*[.C267]^3+[.$H$37]*[.C267]^4+[.$H$38]*[.A267]*[.C267]^4+[.$H$39]*[.A267]^2*[.C267]^4+[.$H$40]*[.A267]^3*[.C267]^4+[.$H$41]*[.A267]^4*[.C267]^4+[.$H$42]*[.A267]^5*[.C267]^4+[.$H$43]*[.A267]^6*[.C267]^4+[.$H$44]*[.C267]^5+[.$H$45]*[.A267]*[.C267]^5+[.$H$46]*[.A267]^2*[.C267]^5+[.$H$47]*[.A267]^3*[.C267]^5+[.$H$48]*[.A267]^4*[.C267]^5+[.$H$49]*[.A267]^5*[.C267]^5+[.$H$50]*[.A267]^6*[.C267]^5+[.$H$51]*[.C267]^6+[.$H$52]*[.A267]*[.C267]^6+[.$H$53]*[.A267]^2*[.C267]^6+[.$H$54]*[.A267]^3*[.C267]^6+[.$H$55]*[.A267]^4*[.C267]^6+[.$H$56]*[.A267]^5*[.C267]^6+[.$H$57]*[.A267]^6*[.C267]^6" office:value-type="float" office:value="-0.00218188650026449">
            <text:p>-2.1819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218188650026008">
            <text:p>-0.0021818865</text:p>
          </table:table-cell>
          <table:table-cell table:formula="of:=[.K267]-[.E267]" office:value-type="float" office:value="4.413136522885E-015">
            <text:p>0</text:p>
          </table:table-cell>
          <table:table-cell table:formula="of:=100*([.K267]-[.D267])/[.D267]" office:value-type="float" office:value="7.06018156330115">
            <text:p>7.0601815633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144779887779601">
            <text:p>0.0014477989</text:p>
          </table:table-cell>
          <table:table-cell table:formula="of:=100*([.P267]-[.D267])/[.D267]" office:value-type="float" office:value="-171.040180461041">
            <text:p>-171.040180461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-3.656677249636552e-05</text:p>
          </table:table-cell>
          <table:table-cell office:value-type="float" office:value="0.000344278057566297">
            <text:p>0.0003442781</text:p>
          </table:table-cell>
          <table:table-cell office:value-type="float" office:value="-0.000380844830062663">
            <text:p>-0.0003808448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5">
            <text:p>15</text:p>
          </table:table-cell>
          <table:table-cell table:formula="of:=1.01325*[.B268]" office:value-type="float" office:value="15.19875">
            <text:p>15.198750</text:p>
          </table:table-cell>
          <table:table-cell office:value-type="float" office:value="-0.002657">
            <text:p>-2.6570E-03</text:p>
          </table:table-cell>
          <table:table-cell table:formula="of:=[.$H$9]+[.$H$10]*[.A268]+[.$H$11]*[.A268]^2+[.$H$12]*[.A268]^3+[.$H$13]*[.A268]^4+[.$H$14]*[.A268]^5+[.$H$15]*[.A268]^6+[.$H$16]*[.C268]+[.$H$17]*[.A268]*[.C268]+[.$H$18]*[.A268]^2*[.C268]+[.$H$19]*[.A268]^3*[.C268]+[.$H$20]*[.A268]^4*[.C268]+[.$H$21]*[.A268]^5*[.C268]+[.$H$22]*[.A268]^6*[.C268]+[.$H$23]*[.C268]^2+[.$H$24]*[.A268]*[.C268]^2+[.$H$25]*[.A268]^2*[.C268]^2+[.$H$26]*[.A268]^3*[.C268]^2+[.$H$27]*[.A268]^4*[.C268]^2+[.$H$28]*[.A268]^5*[.C268]^2+[.$H$29]*[.A268]^6*[.C268]^2+[.$H$30]*[.C268]^3+[.$H$31]*[.A268]*[.C268]^3+[.$H$32]*[.A268]^2*[.C268]^3+[.$H$33]*[.A268]^3*[.C268]^3+[.$H$34]*[.A268]^4*[.C268]^3+[.$H$35]*[.A268]^5*[.C268]^3+[.$H$36]*[.A268]^6*[.C268]^3+[.$H$37]*[.C268]^4+[.$H$38]*[.A268]*[.C268]^4+[.$H$39]*[.A268]^2*[.C268]^4+[.$H$40]*[.A268]^3*[.C268]^4+[.$H$41]*[.A268]^4*[.C268]^4+[.$H$42]*[.A268]^5*[.C268]^4+[.$H$43]*[.A268]^6*[.C268]^4+[.$H$44]*[.C268]^5+[.$H$45]*[.A268]*[.C268]^5+[.$H$46]*[.A268]^2*[.C268]^5+[.$H$47]*[.A268]^3*[.C268]^5+[.$H$48]*[.A268]^4*[.C268]^5+[.$H$49]*[.A268]^5*[.C268]^5+[.$H$50]*[.A268]^6*[.C268]^5+[.$H$51]*[.C268]^6+[.$H$52]*[.A268]*[.C268]^6+[.$H$53]*[.A268]^2*[.C268]^6+[.$H$54]*[.A268]^3*[.C268]^6+[.$H$55]*[.A268]^4*[.C268]^6+[.$H$56]*[.A268]^5*[.C268]^6+[.$H$57]*[.A268]^6*[.C268]^6" office:value-type="float" office:value="-0.00290750806626769">
            <text:p>-2.9075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290750806626991">
            <text:p>-0.0029075081</text:p>
          </table:table-cell>
          <table:table-cell table:formula="of:=[.K268]-[.E268]" office:value-type="float" office:value="-2.22044604925031E-015">
            <text:p>-0</text:p>
          </table:table-cell>
          <table:table-cell table:formula="of:=100*([.K268]-[.D268])/[.D268]" office:value-type="float" office:value="9.42822981821262">
            <text:p>9.428229818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204413844730211">
            <text:p>0.0020441384</text:p>
          </table:table-cell>
          <table:table-cell table:formula="of:=100*([.P268]-[.D268])/[.D268]" office:value-type="float" office:value="-176.934077805875">
            <text:p>-176.9340778059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-4.174463972073453e-06</text:p>
          </table:table-cell>
          <table:table-cell office:value-type="float" office:value="0.000276997873171107">
            <text:p>0.0002769979</text:p>
          </table:table-cell>
          <table:table-cell office:value-type="float" office:value="-0.00028117233714318">
            <text:p>-0.0002811723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5">
            <text:p>15</text:p>
          </table:table-cell>
          <table:table-cell table:formula="of:=1.01325*[.B269]" office:value-type="float" office:value="15.19875">
            <text:p>15.198750</text:p>
          </table:table-cell>
          <table:table-cell office:value-type="float" office:value="-0.00337">
            <text:p>-3.3700E-03</text:p>
          </table:table-cell>
          <table:table-cell table:formula="of:=[.$H$9]+[.$H$10]*[.A269]+[.$H$11]*[.A269]^2+[.$H$12]*[.A269]^3+[.$H$13]*[.A269]^4+[.$H$14]*[.A269]^5+[.$H$15]*[.A269]^6+[.$H$16]*[.C269]+[.$H$17]*[.A269]*[.C269]+[.$H$18]*[.A269]^2*[.C269]+[.$H$19]*[.A269]^3*[.C269]+[.$H$20]*[.A269]^4*[.C269]+[.$H$21]*[.A269]^5*[.C269]+[.$H$22]*[.A269]^6*[.C269]+[.$H$23]*[.C269]^2+[.$H$24]*[.A269]*[.C269]^2+[.$H$25]*[.A269]^2*[.C269]^2+[.$H$26]*[.A269]^3*[.C269]^2+[.$H$27]*[.A269]^4*[.C269]^2+[.$H$28]*[.A269]^5*[.C269]^2+[.$H$29]*[.A269]^6*[.C269]^2+[.$H$30]*[.C269]^3+[.$H$31]*[.A269]*[.C269]^3+[.$H$32]*[.A269]^2*[.C269]^3+[.$H$33]*[.A269]^3*[.C269]^3+[.$H$34]*[.A269]^4*[.C269]^3+[.$H$35]*[.A269]^5*[.C269]^3+[.$H$36]*[.A269]^6*[.C269]^3+[.$H$37]*[.C269]^4+[.$H$38]*[.A269]*[.C269]^4+[.$H$39]*[.A269]^2*[.C269]^4+[.$H$40]*[.A269]^3*[.C269]^4+[.$H$41]*[.A269]^4*[.C269]^4+[.$H$42]*[.A269]^5*[.C269]^4+[.$H$43]*[.A269]^6*[.C269]^4+[.$H$44]*[.C269]^5+[.$H$45]*[.A269]*[.C269]^5+[.$H$46]*[.A269]^2*[.C269]^5+[.$H$47]*[.A269]^3*[.C269]^5+[.$H$48]*[.A269]^4*[.C269]^5+[.$H$49]*[.A269]^5*[.C269]^5+[.$H$50]*[.A269]^6*[.C269]^5+[.$H$51]*[.C269]^6+[.$H$52]*[.A269]*[.C269]^6+[.$H$53]*[.A269]^2*[.C269]^6+[.$H$54]*[.A269]^3*[.C269]^6+[.$H$55]*[.A269]^4*[.C269]^6+[.$H$56]*[.A269]^5*[.C269]^6+[.$H$57]*[.A269]^6*[.C269]^6" office:value-type="float" office:value="-0.00372540333448443">
            <text:p>-3.7254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37254033344768">
            <text:p>-0.0037254033</text:p>
          </table:table-cell>
          <table:table-cell table:formula="of:=[.K269]-[.E269]" office:value-type="float" office:value="7.63191593255996E-015">
            <text:p>0</text:p>
          </table:table-cell>
          <table:table-cell table:formula="of:=100*([.K269]-[.D269])/[.D269]" office:value-type="float" office:value="10.5460930111809">
            <text:p>10.5460930112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27962478521986">
            <text:p>0.0027962479</text:p>
          </table:table-cell>
          <table:table-cell table:formula="of:=100*([.P269]-[.D269])/[.D269]" office:value-type="float" office:value="-182.974713715092">
            <text:p>-182.9747137151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-2.903659881014695e-05</text:p>
          </table:table-cell>
          <table:table-cell office:value-type="float" office:value="0.0002359023919243">
            <text:p>0.0002359024</text:p>
          </table:table-cell>
          <table:table-cell office:value-type="float" office:value="-0.000264938990734447">
            <text:p>-0.000264939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5">
            <text:p>15</text:p>
          </table:table-cell>
          <table:table-cell table:formula="of:=1.01325*[.B270]" office:value-type="float" office:value="15.19875">
            <text:p>15.198750</text:p>
          </table:table-cell>
          <table:table-cell office:value-type="float" office:value="-0.004096">
            <text:p>-4.0960E-03</text:p>
          </table:table-cell>
          <table:table-cell table:formula="of:=[.$H$9]+[.$H$10]*[.A270]+[.$H$11]*[.A270]^2+[.$H$12]*[.A270]^3+[.$H$13]*[.A270]^4+[.$H$14]*[.A270]^5+[.$H$15]*[.A270]^6+[.$H$16]*[.C270]+[.$H$17]*[.A270]*[.C270]+[.$H$18]*[.A270]^2*[.C270]+[.$H$19]*[.A270]^3*[.C270]+[.$H$20]*[.A270]^4*[.C270]+[.$H$21]*[.A270]^5*[.C270]+[.$H$22]*[.A270]^6*[.C270]+[.$H$23]*[.C270]^2+[.$H$24]*[.A270]*[.C270]^2+[.$H$25]*[.A270]^2*[.C270]^2+[.$H$26]*[.A270]^3*[.C270]^2+[.$H$27]*[.A270]^4*[.C270]^2+[.$H$28]*[.A270]^5*[.C270]^2+[.$H$29]*[.A270]^6*[.C270]^2+[.$H$30]*[.C270]^3+[.$H$31]*[.A270]*[.C270]^3+[.$H$32]*[.A270]^2*[.C270]^3+[.$H$33]*[.A270]^3*[.C270]^3+[.$H$34]*[.A270]^4*[.C270]^3+[.$H$35]*[.A270]^5*[.C270]^3+[.$H$36]*[.A270]^6*[.C270]^3+[.$H$37]*[.C270]^4+[.$H$38]*[.A270]*[.C270]^4+[.$H$39]*[.A270]^2*[.C270]^4+[.$H$40]*[.A270]^3*[.C270]^4+[.$H$41]*[.A270]^4*[.C270]^4+[.$H$42]*[.A270]^5*[.C270]^4+[.$H$43]*[.A270]^6*[.C270]^4+[.$H$44]*[.C270]^5+[.$H$45]*[.A270]*[.C270]^5+[.$H$46]*[.A270]^2*[.C270]^5+[.$H$47]*[.A270]^3*[.C270]^5+[.$H$48]*[.A270]^4*[.C270]^5+[.$H$49]*[.A270]^5*[.C270]^5+[.$H$50]*[.A270]^6*[.C270]^5+[.$H$51]*[.C270]^6+[.$H$52]*[.A270]*[.C270]^6+[.$H$53]*[.A270]^2*[.C270]^6+[.$H$54]*[.A270]^3*[.C270]^6+[.$H$55]*[.A270]^4*[.C270]^6+[.$H$56]*[.A270]^5*[.C270]^6+[.$H$57]*[.A270]^6*[.C270]^6" office:value-type="float" office:value="-0.00462929121076311">
            <text:p>-4.6293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462929121076319">
            <text:p>-0.0046292912</text:p>
          </table:table-cell>
          <table:table-cell table:formula="of:=[.K270]-[.E270]" office:value-type="float" office:value="-8.32667268468867E-017">
            <text:p>-0</text:p>
          </table:table-cell>
          <table:table-cell table:formula="of:=100*([.K270]-[.D270])/[.D270]" office:value-type="float" office:value="13.0198049502733">
            <text:p>13.0198049503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37201856837972">
            <text:p>0.0037201857</text:p>
          </table:table-cell>
          <table:table-cell table:formula="of:=100*([.P270]-[.D270])/[.D270]" office:value-type="float" office:value="-190.82484579583">
            <text:p>-190.8248457958</text:p>
          </table:table-cell>
          <table:table-cell/>
          <table:table-cell office:value-type="float" office:value="0.85">
            <text:p>0.85</text:p>
          </table:table-cell>
          <table:table-cell office:value-type="float" office:value="-0.000131448650234116">
            <text:p>-0.0001314487</text:p>
          </table:table-cell>
          <table:table-cell office:value-type="float" office:value="0.000237219572869764">
            <text:p>0.0002372196</text:p>
          </table:table-cell>
          <table:table-cell office:value-type="float" office:value="-0.00036866822310388">
            <text:p>-0.0003686682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5">
            <text:p>15</text:p>
          </table:table-cell>
          <table:table-cell table:formula="of:=1.01325*[.B271]" office:value-type="float" office:value="15.19875">
            <text:p>15.198750</text:p>
          </table:table-cell>
          <table:table-cell office:value-type="float" office:value="-0.005054">
            <text:p>-5.0540E-03</text:p>
          </table:table-cell>
          <table:table-cell table:formula="of:=[.$H$9]+[.$H$10]*[.A271]+[.$H$11]*[.A271]^2+[.$H$12]*[.A271]^3+[.$H$13]*[.A271]^4+[.$H$14]*[.A271]^5+[.$H$15]*[.A271]^6+[.$H$16]*[.C271]+[.$H$17]*[.A271]*[.C271]+[.$H$18]*[.A271]^2*[.C271]+[.$H$19]*[.A271]^3*[.C271]+[.$H$20]*[.A271]^4*[.C271]+[.$H$21]*[.A271]^5*[.C271]+[.$H$22]*[.A271]^6*[.C271]+[.$H$23]*[.C271]^2+[.$H$24]*[.A271]*[.C271]^2+[.$H$25]*[.A271]^2*[.C271]^2+[.$H$26]*[.A271]^3*[.C271]^2+[.$H$27]*[.A271]^4*[.C271]^2+[.$H$28]*[.A271]^5*[.C271]^2+[.$H$29]*[.A271]^6*[.C271]^2+[.$H$30]*[.C271]^3+[.$H$31]*[.A271]*[.C271]^3+[.$H$32]*[.A271]^2*[.C271]^3+[.$H$33]*[.A271]^3*[.C271]^3+[.$H$34]*[.A271]^4*[.C271]^3+[.$H$35]*[.A271]^5*[.C271]^3+[.$H$36]*[.A271]^6*[.C271]^3+[.$H$37]*[.C271]^4+[.$H$38]*[.A271]*[.C271]^4+[.$H$39]*[.A271]^2*[.C271]^4+[.$H$40]*[.A271]^3*[.C271]^4+[.$H$41]*[.A271]^4*[.C271]^4+[.$H$42]*[.A271]^5*[.C271]^4+[.$H$43]*[.A271]^6*[.C271]^4+[.$H$44]*[.C271]^5+[.$H$45]*[.A271]*[.C271]^5+[.$H$46]*[.A271]^2*[.C271]^5+[.$H$47]*[.A271]^3*[.C271]^5+[.$H$48]*[.A271]^4*[.C271]^5+[.$H$49]*[.A271]^5*[.C271]^5+[.$H$50]*[.A271]^6*[.C271]^5+[.$H$51]*[.C271]^6+[.$H$52]*[.A271]*[.C271]^6+[.$H$53]*[.A271]^2*[.C271]^6+[.$H$54]*[.A271]^3*[.C271]^6+[.$H$55]*[.A271]^4*[.C271]^6+[.$H$56]*[.A271]^5*[.C271]^6+[.$H$57]*[.A271]^6*[.C271]^6" office:value-type="float" office:value="-0.00561694649381456">
            <text:p>-5.6169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561694649382355">
            <text:p>-0.0056169465</text:p>
          </table:table-cell>
          <table:table-cell table:formula="of:=[.K271]-[.E271]" office:value-type="float" office:value="-8.99280649946377E-015">
            <text:p>-0</text:p>
          </table:table-cell>
          <table:table-cell table:formula="of:=100*([.K271]-[.D271])/[.D271]" office:value-type="float" office:value="11.1386326439167">
            <text:p>11.1386326439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483192665816288">
            <text:p>0.0048319267</text:p>
          </table:table-cell>
          <table:table-cell table:formula="of:=100*([.P271]-[.D271])/[.D271]" office:value-type="float" office:value="-195.605988487592">
            <text:p>-195.6059884876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327250198147048">
            <text:p>-0.0003272502</text:p>
          </table:table-cell>
          <table:table-cell office:value-type="float" office:value="0.000297176696330853">
            <text:p>0.0002971767</text:p>
          </table:table-cell>
          <table:table-cell office:value-type="float" office:value="-0.000624426894477901">
            <text:p>-0.0006244269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5">
            <text:p>15</text:p>
          </table:table-cell>
          <table:table-cell table:formula="of:=1.01325*[.B272]" office:value-type="float" office:value="15.19875">
            <text:p>15.198750</text:p>
          </table:table-cell>
          <table:table-cell office:value-type="float" office:value="-0.006107">
            <text:p>-6.1070E-03</text:p>
          </table:table-cell>
          <table:table-cell table:formula="of:=[.$H$9]+[.$H$10]*[.A272]+[.$H$11]*[.A272]^2+[.$H$12]*[.A272]^3+[.$H$13]*[.A272]^4+[.$H$14]*[.A272]^5+[.$H$15]*[.A272]^6+[.$H$16]*[.C272]+[.$H$17]*[.A272]*[.C272]+[.$H$18]*[.A272]^2*[.C272]+[.$H$19]*[.A272]^3*[.C272]+[.$H$20]*[.A272]^4*[.C272]+[.$H$21]*[.A272]^5*[.C272]+[.$H$22]*[.A272]^6*[.C272]+[.$H$23]*[.C272]^2+[.$H$24]*[.A272]*[.C272]^2+[.$H$25]*[.A272]^2*[.C272]^2+[.$H$26]*[.A272]^3*[.C272]^2+[.$H$27]*[.A272]^4*[.C272]^2+[.$H$28]*[.A272]^5*[.C272]^2+[.$H$29]*[.A272]^6*[.C272]^2+[.$H$30]*[.C272]^3+[.$H$31]*[.A272]*[.C272]^3+[.$H$32]*[.A272]^2*[.C272]^3+[.$H$33]*[.A272]^3*[.C272]^3+[.$H$34]*[.A272]^4*[.C272]^3+[.$H$35]*[.A272]^5*[.C272]^3+[.$H$36]*[.A272]^6*[.C272]^3+[.$H$37]*[.C272]^4+[.$H$38]*[.A272]*[.C272]^4+[.$H$39]*[.A272]^2*[.C272]^4+[.$H$40]*[.A272]^3*[.C272]^4+[.$H$41]*[.A272]^4*[.C272]^4+[.$H$42]*[.A272]^5*[.C272]^4+[.$H$43]*[.A272]^6*[.C272]^4+[.$H$44]*[.C272]^5+[.$H$45]*[.A272]*[.C272]^5+[.$H$46]*[.A272]^2*[.C272]^5+[.$H$47]*[.A272]^3*[.C272]^5+[.$H$48]*[.A272]^4*[.C272]^5+[.$H$49]*[.A272]^5*[.C272]^5+[.$H$50]*[.A272]^6*[.C272]^5+[.$H$51]*[.C272]^6+[.$H$52]*[.A272]*[.C272]^6+[.$H$53]*[.A272]^2*[.C272]^6+[.$H$54]*[.A272]^3*[.C272]^6+[.$H$55]*[.A272]^4*[.C272]^6+[.$H$56]*[.A272]^5*[.C272]^6+[.$H$57]*[.A272]^6*[.C272]^6" office:value-type="float" office:value="-0.00669348392047092">
            <text:p>-6.6935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669348392047681">
            <text:p>-0.0066934839</text:p>
          </table:table-cell>
          <table:table-cell table:formula="of:=[.K272]-[.E272]" office:value-type="float" office:value="-5.88504939225132E-015">
            <text:p>-0</text:p>
          </table:table-cell>
          <table:table-cell table:formula="of:=100*([.K272]-[.D272])/[.D272]" office:value-type="float" office:value="9.60347012406758">
            <text:p>9.6034701241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614733427700344">
            <text:p>0.0061473343</text:p>
          </table:table-cell>
          <table:table-cell table:formula="of:=100*([.P272]-[.D272])/[.D272]" office:value-type="float" office:value="-200.660459751162">
            <text:p>-200.6604597512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627162179709526">
            <text:p>-0.0006271622</text:p>
          </table:table-cell>
          <table:table-cell office:value-type="float" office:value="0.000431998983707312">
            <text:p>0.000431999</text:p>
          </table:table-cell>
          <table:table-cell office:value-type="float" office:value="-0.00105916116341684">
            <text:p>-0.0010591612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5">
            <text:p>15</text:p>
          </table:table-cell>
          <table:table-cell table:formula="of:=1.01325*[.B273]" office:value-type="float" office:value="15.19875">
            <text:p>15.198750</text:p>
          </table:table-cell>
          <table:table-cell office:value-type="float" office:value="-0.007456">
            <text:p>-7.4560E-03</text:p>
          </table:table-cell>
          <table:table-cell table:formula="of:=[.$H$9]+[.$H$10]*[.A273]+[.$H$11]*[.A273]^2+[.$H$12]*[.A273]^3+[.$H$13]*[.A273]^4+[.$H$14]*[.A273]^5+[.$H$15]*[.A273]^6+[.$H$16]*[.C273]+[.$H$17]*[.A273]*[.C273]+[.$H$18]*[.A273]^2*[.C273]+[.$H$19]*[.A273]^3*[.C273]+[.$H$20]*[.A273]^4*[.C273]+[.$H$21]*[.A273]^5*[.C273]+[.$H$22]*[.A273]^6*[.C273]+[.$H$23]*[.C273]^2+[.$H$24]*[.A273]*[.C273]^2+[.$H$25]*[.A273]^2*[.C273]^2+[.$H$26]*[.A273]^3*[.C273]^2+[.$H$27]*[.A273]^4*[.C273]^2+[.$H$28]*[.A273]^5*[.C273]^2+[.$H$29]*[.A273]^6*[.C273]^2+[.$H$30]*[.C273]^3+[.$H$31]*[.A273]*[.C273]^3+[.$H$32]*[.A273]^2*[.C273]^3+[.$H$33]*[.A273]^3*[.C273]^3+[.$H$34]*[.A273]^4*[.C273]^3+[.$H$35]*[.A273]^5*[.C273]^3+[.$H$36]*[.A273]^6*[.C273]^3+[.$H$37]*[.C273]^4+[.$H$38]*[.A273]*[.C273]^4+[.$H$39]*[.A273]^2*[.C273]^4+[.$H$40]*[.A273]^3*[.C273]^4+[.$H$41]*[.A273]^4*[.C273]^4+[.$H$42]*[.A273]^5*[.C273]^4+[.$H$43]*[.A273]^6*[.C273]^4+[.$H$44]*[.C273]^5+[.$H$45]*[.A273]*[.C273]^5+[.$H$46]*[.A273]^2*[.C273]^5+[.$H$47]*[.A273]^3*[.C273]^5+[.$H$48]*[.A273]^4*[.C273]^5+[.$H$49]*[.A273]^5*[.C273]^5+[.$H$50]*[.A273]^6*[.C273]^5+[.$H$51]*[.C273]^6+[.$H$52]*[.A273]*[.C273]^6+[.$H$53]*[.A273]^2*[.C273]^6+[.$H$54]*[.A273]^3*[.C273]^6+[.$H$55]*[.A273]^4*[.C273]^6+[.$H$56]*[.A273]^5*[.C273]^6+[.$H$57]*[.A273]^6*[.C273]^6" office:value-type="float" office:value="-0.00787513556039449">
            <text:p>-7.8751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787513556038244">
            <text:p>-0.0078751356</text:p>
          </table:table-cell>
          <table:table-cell table:formula="of:=[.K273]-[.E273]" office:value-type="float" office:value="0.0000000000000120459198171829">
            <text:p>0</text:p>
          </table:table-cell>
          <table:table-cell table:formula="of:=100*([.K273]-[.D273])/[.D273]" office:value-type="float" office:value="5.62145333130955">
            <text:p>5.6214533313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768212832827448">
            <text:p>0.0076821283</text:p>
          </table:table-cell>
          <table:table-cell table:formula="of:=100*([.P273]-[.D273])/[.D273]" office:value-type="float" office:value="-203.032837020849">
            <text:p>-203.0328370208</text:p>
          </table:table-cell>
          <table:table-cell/>
          <table:table-cell office:value-type="float" office:value="1">
            <text:p>1.00</text:p>
          </table:table-cell>
          <table:table-cell office:value-type="float" office:value="-0.0010366174892444">
            <text:p>-0.0010366175</text:p>
          </table:table-cell>
          <table:table-cell office:value-type="float" office:value="0.000657906552267737">
            <text:p>0.0006579066</text:p>
          </table:table-cell>
          <table:table-cell office:value-type="float" office:value="-0.00169452404151214">
            <text:p>-0.001694524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5">
            <text:p>15</text:p>
          </table:table-cell>
          <table:table-cell table:formula="of:=1.01325*[.B274]" office:value-type="float" office:value="15.19875">
            <text:p>15.198750</text:p>
          </table:table-cell>
          <table:table-cell office:value-type="float" office:value="-0.00902">
            <text:p>-9.0200E-03</text:p>
          </table:table-cell>
          <table:table-cell table:formula="of:=[.$H$9]+[.$H$10]*[.A274]+[.$H$11]*[.A274]^2+[.$H$12]*[.A274]^3+[.$H$13]*[.A274]^4+[.$H$14]*[.A274]^5+[.$H$15]*[.A274]^6+[.$H$16]*[.C274]+[.$H$17]*[.A274]*[.C274]+[.$H$18]*[.A274]^2*[.C274]+[.$H$19]*[.A274]^3*[.C274]+[.$H$20]*[.A274]^4*[.C274]+[.$H$21]*[.A274]^5*[.C274]+[.$H$22]*[.A274]^6*[.C274]+[.$H$23]*[.C274]^2+[.$H$24]*[.A274]*[.C274]^2+[.$H$25]*[.A274]^2*[.C274]^2+[.$H$26]*[.A274]^3*[.C274]^2+[.$H$27]*[.A274]^4*[.C274]^2+[.$H$28]*[.A274]^5*[.C274]^2+[.$H$29]*[.A274]^6*[.C274]^2+[.$H$30]*[.C274]^3+[.$H$31]*[.A274]*[.C274]^3+[.$H$32]*[.A274]^2*[.C274]^3+[.$H$33]*[.A274]^3*[.C274]^3+[.$H$34]*[.A274]^4*[.C274]^3+[.$H$35]*[.A274]^5*[.C274]^3+[.$H$36]*[.A274]^6*[.C274]^3+[.$H$37]*[.C274]^4+[.$H$38]*[.A274]*[.C274]^4+[.$H$39]*[.A274]^2*[.C274]^4+[.$H$40]*[.A274]^3*[.C274]^4+[.$H$41]*[.A274]^4*[.C274]^4+[.$H$42]*[.A274]^5*[.C274]^4+[.$H$43]*[.A274]^6*[.C274]^4+[.$H$44]*[.C274]^5+[.$H$45]*[.A274]*[.C274]^5+[.$H$46]*[.A274]^2*[.C274]^5+[.$H$47]*[.A274]^3*[.C274]^5+[.$H$48]*[.A274]^4*[.C274]^5+[.$H$49]*[.A274]^5*[.C274]^5+[.$H$50]*[.A274]^6*[.C274]^5+[.$H$51]*[.C274]^6+[.$H$52]*[.A274]*[.C274]^6+[.$H$53]*[.A274]^2*[.C274]^6+[.$H$54]*[.A274]^3*[.C274]^6+[.$H$55]*[.A274]^4*[.C274]^6+[.$H$56]*[.A274]^5*[.C274]^6+[.$H$57]*[.A274]^6*[.C274]^6" office:value-type="float" office:value="-0.00919352155999986">
            <text:p>-9.1935E-03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0919352156000375">
            <text:p>-0.0091935216</text:p>
          </table:table-cell>
          <table:table-cell table:formula="of:=[.K274]-[.E274]" office:value-type="float" office:value="-3.88578058618805E-015">
            <text:p>-0</text:p>
          </table:table-cell>
          <table:table-cell table:formula="of:=100*([.K274]-[.D274])/[.D274]" office:value-type="float" office:value="1.92374235037414">
            <text:p>1.9237423504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0945184686767204">
            <text:p>0.0094518469</text:p>
          </table:table-cell>
          <table:table-cell table:formula="of:=100*([.P274]-[.D274])/[.D274]" office:value-type="float" office:value="-204.78765928683">
            <text:p>-204.7876592868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155608492751015">
            <text:p>-0.0015560849</text:p>
          </table:table-cell>
          <table:table-cell office:value-type="float" office:value="0.000991109245073764">
            <text:p>0.0009911092</text:p>
          </table:table-cell>
          <table:table-cell office:value-type="float" office:value="-0.00254719417258391">
            <text:p>-0.0025471942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5">
            <text:p>15</text:p>
          </table:table-cell>
          <table:table-cell table:formula="of:=1.01325*[.B275]" office:value-type="float" office:value="15.19875">
            <text:p>15.198750</text:p>
          </table:table-cell>
          <table:table-cell office:value-type="float" office:value="-0.01079">
            <text:p>-1.0790E-02</text:p>
          </table:table-cell>
          <table:table-cell table:formula="of:=[.$H$9]+[.$H$10]*[.A275]+[.$H$11]*[.A275]^2+[.$H$12]*[.A275]^3+[.$H$13]*[.A275]^4+[.$H$14]*[.A275]^5+[.$H$15]*[.A275]^6+[.$H$16]*[.C275]+[.$H$17]*[.A275]*[.C275]+[.$H$18]*[.A275]^2*[.C275]+[.$H$19]*[.A275]^3*[.C275]+[.$H$20]*[.A275]^4*[.C275]+[.$H$21]*[.A275]^5*[.C275]+[.$H$22]*[.A275]^6*[.C275]+[.$H$23]*[.C275]^2+[.$H$24]*[.A275]*[.C275]^2+[.$H$25]*[.A275]^2*[.C275]^2+[.$H$26]*[.A275]^3*[.C275]^2+[.$H$27]*[.A275]^4*[.C275]^2+[.$H$28]*[.A275]^5*[.C275]^2+[.$H$29]*[.A275]^6*[.C275]^2+[.$H$30]*[.C275]^3+[.$H$31]*[.A275]*[.C275]^3+[.$H$32]*[.A275]^2*[.C275]^3+[.$H$33]*[.A275]^3*[.C275]^3+[.$H$34]*[.A275]^4*[.C275]^3+[.$H$35]*[.A275]^5*[.C275]^3+[.$H$36]*[.A275]^6*[.C275]^3+[.$H$37]*[.C275]^4+[.$H$38]*[.A275]*[.C275]^4+[.$H$39]*[.A275]^2*[.C275]^4+[.$H$40]*[.A275]^3*[.C275]^4+[.$H$41]*[.A275]^4*[.C275]^4+[.$H$42]*[.A275]^5*[.C275]^4+[.$H$43]*[.A275]^6*[.C275]^4+[.$H$44]*[.C275]^5+[.$H$45]*[.A275]*[.C275]^5+[.$H$46]*[.A275]^2*[.C275]^5+[.$H$47]*[.A275]^3*[.C275]^5+[.$H$48]*[.A275]^4*[.C275]^5+[.$H$49]*[.A275]^5*[.C275]^5+[.$H$50]*[.A275]^6*[.C275]^5+[.$H$51]*[.C275]^6+[.$H$52]*[.A275]*[.C275]^6+[.$H$53]*[.A275]^2*[.C275]^6+[.$H$54]*[.A275]^3*[.C275]^6+[.$H$55]*[.A275]^4*[.C275]^6+[.$H$56]*[.A275]^5*[.C275]^6+[.$H$57]*[.A275]^6*[.C275]^6" office:value-type="float" office:value="-0.0107004142359273">
            <text:p>-1.0700E-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107004142359461">
            <text:p>-0.0107004142</text:p>
          </table:table-cell>
          <table:table-cell table:formula="of:=[.K275]-[.E275]" office:value-type="float" office:value="-0.0000000000000188720566951517">
            <text:p>-0</text:p>
          </table:table-cell>
          <table:table-cell table:formula="of:=100*([.K275]-[.D275])/[.D275]" office:value-type="float" office:value="-0.830266580665985">
            <text:p>-0.8302665807</text:p>
          </table:table-cell>
          <table:table-cell/>
          <table:table-cell office:value-type="float" office:value="1.5">
            <text:p>1.50</text:p>
          </table:table-cell>
          <table:table-cell office:value-type="float" office:value="0.0114718023608751">
            <text:p>0.0114718024</text:p>
          </table:table-cell>
          <table:table-cell table:formula="of:=100*([.P275]-[.D275])/[.D275]" office:value-type="float" office:value="-206.318835596618">
            <text:p>-206.3188355966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218188650026008">
            <text:p>-0.0021818865</text:p>
          </table:table-cell>
          <table:table-cell office:value-type="float" office:value="0.00144779887779601">
            <text:p>0.0014477989</text:p>
          </table:table-cell>
          <table:table-cell office:value-type="float" office:value="-0.00362968537805609">
            <text:p>-0.0036296854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5">
            <text:p>15</text:p>
          </table:table-cell>
          <table:table-cell table:formula="of:=1.01325*[.B276]" office:value-type="float" office:value="15.19875">
            <text:p>15.198750</text:p>
          </table:table-cell>
          <table:table-cell office:value-type="float" office:value="-0.01267">
            <text:p>-1.2670E-02</text:p>
          </table:table-cell>
          <table:table-cell table:formula="of:=[.$H$9]+[.$H$10]*[.A276]+[.$H$11]*[.A276]^2+[.$H$12]*[.A276]^3+[.$H$13]*[.A276]^4+[.$H$14]*[.A276]^5+[.$H$15]*[.A276]^6+[.$H$16]*[.C276]+[.$H$17]*[.A276]*[.C276]+[.$H$18]*[.A276]^2*[.C276]+[.$H$19]*[.A276]^3*[.C276]+[.$H$20]*[.A276]^4*[.C276]+[.$H$21]*[.A276]^5*[.C276]+[.$H$22]*[.A276]^6*[.C276]+[.$H$23]*[.C276]^2+[.$H$24]*[.A276]*[.C276]^2+[.$H$25]*[.A276]^2*[.C276]^2+[.$H$26]*[.A276]^3*[.C276]^2+[.$H$27]*[.A276]^4*[.C276]^2+[.$H$28]*[.A276]^5*[.C276]^2+[.$H$29]*[.A276]^6*[.C276]^2+[.$H$30]*[.C276]^3+[.$H$31]*[.A276]*[.C276]^3+[.$H$32]*[.A276]^2*[.C276]^3+[.$H$33]*[.A276]^3*[.C276]^3+[.$H$34]*[.A276]^4*[.C276]^3+[.$H$35]*[.A276]^5*[.C276]^3+[.$H$36]*[.A276]^6*[.C276]^3+[.$H$37]*[.C276]^4+[.$H$38]*[.A276]*[.C276]^4+[.$H$39]*[.A276]^2*[.C276]^4+[.$H$40]*[.A276]^3*[.C276]^4+[.$H$41]*[.A276]^4*[.C276]^4+[.$H$42]*[.A276]^5*[.C276]^4+[.$H$43]*[.A276]^6*[.C276]^4+[.$H$44]*[.C276]^5+[.$H$45]*[.A276]*[.C276]^5+[.$H$46]*[.A276]^2*[.C276]^5+[.$H$47]*[.A276]^3*[.C276]^5+[.$H$48]*[.A276]^4*[.C276]^5+[.$H$49]*[.A276]^5*[.C276]^5+[.$H$50]*[.A276]^6*[.C276]^5+[.$H$51]*[.C276]^6+[.$H$52]*[.A276]*[.C276]^6+[.$H$53]*[.A276]^2*[.C276]^6+[.$H$54]*[.A276]^3*[.C276]^6+[.$H$55]*[.A276]^4*[.C276]^6+[.$H$56]*[.A276]^5*[.C276]^6+[.$H$57]*[.A276]^6*[.C276]^6" office:value-type="float" office:value="-0.0124729955175379">
            <text:p>-1.2473E-0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124729955175342">
            <text:p>-0.0124729955</text:p>
          </table:table-cell>
          <table:table-cell table:formula="of:=[.K276]-[.E276]" office:value-type="float" office:value="3.66720542821497E-015">
            <text:p>0</text:p>
          </table:table-cell>
          <table:table-cell table:formula="of:=100*([.K276]-[.D276])/[.D276]" office:value-type="float" office:value="-1.5548893643708">
            <text:p>-1.5548893644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137570317147027">
            <text:p>0.0137570317</text:p>
          </table:table-cell>
          <table:table-cell table:formula="of:=100*([.P276]-[.D276])/[.D276]" office:value-type="float" office:value="-208.579571544615">
            <text:p>-208.5795715446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290750806626991">
            <text:p>-0.0029075081</text:p>
          </table:table-cell>
          <table:table-cell office:value-type="float" office:value="0.00204413844730211">
            <text:p>0.0020441384</text:p>
          </table:table-cell>
          <table:table-cell office:value-type="float" office:value="-0.00495164651357202">
            <text:p>-0.0049516465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5">
            <text:p>15</text:p>
          </table:table-cell>
          <table:table-cell table:formula="of:=1.01325*[.B277]" office:value-type="float" office:value="15.19875">
            <text:p>15.198750</text:p>
          </table:table-cell>
          <table:table-cell office:value-type="float" office:value="-0.0151">
            <text:p>-1.5100E-02</text:p>
          </table:table-cell>
          <table:table-cell table:formula="of:=[.$H$9]+[.$H$10]*[.A277]+[.$H$11]*[.A277]^2+[.$H$12]*[.A277]^3+[.$H$13]*[.A277]^4+[.$H$14]*[.A277]^5+[.$H$15]*[.A277]^6+[.$H$16]*[.C277]+[.$H$17]*[.A277]*[.C277]+[.$H$18]*[.A277]^2*[.C277]+[.$H$19]*[.A277]^3*[.C277]+[.$H$20]*[.A277]^4*[.C277]+[.$H$21]*[.A277]^5*[.C277]+[.$H$22]*[.A277]^6*[.C277]+[.$H$23]*[.C277]^2+[.$H$24]*[.A277]*[.C277]^2+[.$H$25]*[.A277]^2*[.C277]^2+[.$H$26]*[.A277]^3*[.C277]^2+[.$H$27]*[.A277]^4*[.C277]^2+[.$H$28]*[.A277]^5*[.C277]^2+[.$H$29]*[.A277]^6*[.C277]^2+[.$H$30]*[.C277]^3+[.$H$31]*[.A277]*[.C277]^3+[.$H$32]*[.A277]^2*[.C277]^3+[.$H$33]*[.A277]^3*[.C277]^3+[.$H$34]*[.A277]^4*[.C277]^3+[.$H$35]*[.A277]^5*[.C277]^3+[.$H$36]*[.A277]^6*[.C277]^3+[.$H$37]*[.C277]^4+[.$H$38]*[.A277]*[.C277]^4+[.$H$39]*[.A277]^2*[.C277]^4+[.$H$40]*[.A277]^3*[.C277]^4+[.$H$41]*[.A277]^4*[.C277]^4+[.$H$42]*[.A277]^5*[.C277]^4+[.$H$43]*[.A277]^6*[.C277]^4+[.$H$44]*[.C277]^5+[.$H$45]*[.A277]*[.C277]^5+[.$H$46]*[.A277]^2*[.C277]^5+[.$H$47]*[.A277]^3*[.C277]^5+[.$H$48]*[.A277]^4*[.C277]^5+[.$H$49]*[.A277]^5*[.C277]^5+[.$H$50]*[.A277]^6*[.C277]^5+[.$H$51]*[.C277]^6+[.$H$52]*[.A277]*[.C277]^6+[.$H$53]*[.A277]^2*[.C277]^6+[.$H$54]*[.A277]^3*[.C277]^6+[.$H$55]*[.A277]^4*[.C277]^6+[.$H$56]*[.A277]^5*[.C277]^6+[.$H$57]*[.A277]^6*[.C277]^6" office:value-type="float" office:value="-0.0146196077390952">
            <text:p>-1.4620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146196077391048">
            <text:p>-0.0146196077</text:p>
          </table:table-cell>
          <table:table-cell table:formula="of:=[.K277]-[.E277]" office:value-type="float" office:value="-9.55312218220428E-015">
            <text:p>-0</text:p>
          </table:table-cell>
          <table:table-cell table:formula="of:=100*([.K277]-[.D277])/[.D277]" office:value-type="float" office:value="-3.18140570129297">
            <text:p>-3.1814057013</text:p>
          </table:table-cell>
          <table:table-cell/>
          <table:table-cell office:value-type="float" office:value="1.6">
            <text:p>1.60</text:p>
          </table:table-cell>
          <table:table-cell office:value-type="float" office:value="0.016322239984452">
            <text:p>0.01632224</text:p>
          </table:table-cell>
          <table:table-cell table:formula="of:=100*([.P277]-[.D277])/[.D277]" office:value-type="float" office:value="-208.094304532794">
            <text:p>-208.0943045328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37254033344768">
            <text:p>-0.0037254033</text:p>
          </table:table-cell>
          <table:table-cell office:value-type="float" office:value="0.0027962478521986">
            <text:p>0.0027962479</text:p>
          </table:table-cell>
          <table:table-cell office:value-type="float" office:value="-0.0065216511866754">
            <text:p>-0.0065216512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5">
            <text:p>15</text:p>
          </table:table-cell>
          <table:table-cell table:formula="of:=1.01325*[.B278]" office:value-type="float" office:value="15.19875">
            <text:p>15.198750</text:p>
          </table:table-cell>
          <table:table-cell office:value-type="float" office:value="-0.01819">
            <text:p>-1.8190E-02</text:p>
          </table:table-cell>
          <table:table-cell table:formula="of:=[.$H$9]+[.$H$10]*[.A278]+[.$H$11]*[.A278]^2+[.$H$12]*[.A278]^3+[.$H$13]*[.A278]^4+[.$H$14]*[.A278]^5+[.$H$15]*[.A278]^6+[.$H$16]*[.C278]+[.$H$17]*[.A278]*[.C278]+[.$H$18]*[.A278]^2*[.C278]+[.$H$19]*[.A278]^3*[.C278]+[.$H$20]*[.A278]^4*[.C278]+[.$H$21]*[.A278]^5*[.C278]+[.$H$22]*[.A278]^6*[.C278]+[.$H$23]*[.C278]^2+[.$H$24]*[.A278]*[.C278]^2+[.$H$25]*[.A278]^2*[.C278]^2+[.$H$26]*[.A278]^3*[.C278]^2+[.$H$27]*[.A278]^4*[.C278]^2+[.$H$28]*[.A278]^5*[.C278]^2+[.$H$29]*[.A278]^6*[.C278]^2+[.$H$30]*[.C278]^3+[.$H$31]*[.A278]*[.C278]^3+[.$H$32]*[.A278]^2*[.C278]^3+[.$H$33]*[.A278]^3*[.C278]^3+[.$H$34]*[.A278]^4*[.C278]^3+[.$H$35]*[.A278]^5*[.C278]^3+[.$H$36]*[.A278]^6*[.C278]^3+[.$H$37]*[.C278]^4+[.$H$38]*[.A278]*[.C278]^4+[.$H$39]*[.A278]^2*[.C278]^4+[.$H$40]*[.A278]^3*[.C278]^4+[.$H$41]*[.A278]^4*[.C278]^4+[.$H$42]*[.A278]^5*[.C278]^4+[.$H$43]*[.A278]^6*[.C278]^4+[.$H$44]*[.C278]^5+[.$H$45]*[.A278]*[.C278]^5+[.$H$46]*[.A278]^2*[.C278]^5+[.$H$47]*[.A278]^3*[.C278]^5+[.$H$48]*[.A278]^4*[.C278]^5+[.$H$49]*[.A278]^5*[.C278]^5+[.$H$50]*[.A278]^6*[.C278]^5+[.$H$51]*[.C278]^6+[.$H$52]*[.A278]*[.C278]^6+[.$H$53]*[.A278]^2*[.C278]^6+[.$H$54]*[.A278]^3*[.C278]^6+[.$H$55]*[.A278]^4*[.C278]^6+[.$H$56]*[.A278]^5*[.C278]^6+[.$H$57]*[.A278]^6*[.C278]^6" office:value-type="float" office:value="-0.0172859977810518">
            <text:p>-1.7286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172859977810733">
            <text:p>-0.0172859978</text:p>
          </table:table-cell>
          <table:table-cell table:formula="of:=[.K278]-[.E278]" office:value-type="float" office:value="-0.0000000000000215348572307761">
            <text:p>-0</text:p>
          </table:table-cell>
          <table:table-cell table:formula="of:=100*([.K278]-[.D278])/[.D278]" office:value-type="float" office:value="-4.96977580498455">
            <text:p>-4.969775805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191817376156947">
            <text:p>0.0191817376</text:p>
          </table:table-cell>
          <table:table-cell table:formula="of:=100*([.P278]-[.D278])/[.D278]" office:value-type="float" office:value="-205.452103439773">
            <text:p>-205.4521034398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462929121076319">
            <text:p>-0.0046292912</text:p>
          </table:table-cell>
          <table:table-cell office:value-type="float" office:value="0.0037201856837972">
            <text:p>0.0037201857</text:p>
          </table:table-cell>
          <table:table-cell office:value-type="float" office:value="-0.00834947689456039">
            <text:p>-0.0083494769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5">
            <text:p>15</text:p>
          </table:table-cell>
          <table:table-cell table:formula="of:=1.01325*[.B279]" office:value-type="float" office:value="15.19875">
            <text:p>15.198750</text:p>
          </table:table-cell>
          <table:table-cell office:value-type="float" office:value="-0.02176">
            <text:p>-2.1760E-02</text:p>
          </table:table-cell>
          <table:table-cell table:formula="of:=[.$H$9]+[.$H$10]*[.A279]+[.$H$11]*[.A279]^2+[.$H$12]*[.A279]^3+[.$H$13]*[.A279]^4+[.$H$14]*[.A279]^5+[.$H$15]*[.A279]^6+[.$H$16]*[.C279]+[.$H$17]*[.A279]*[.C279]+[.$H$18]*[.A279]^2*[.C279]+[.$H$19]*[.A279]^3*[.C279]+[.$H$20]*[.A279]^4*[.C279]+[.$H$21]*[.A279]^5*[.C279]+[.$H$22]*[.A279]^6*[.C279]+[.$H$23]*[.C279]^2+[.$H$24]*[.A279]*[.C279]^2+[.$H$25]*[.A279]^2*[.C279]^2+[.$H$26]*[.A279]^3*[.C279]^2+[.$H$27]*[.A279]^4*[.C279]^2+[.$H$28]*[.A279]^5*[.C279]^2+[.$H$29]*[.A279]^6*[.C279]^2+[.$H$30]*[.C279]^3+[.$H$31]*[.A279]*[.C279]^3+[.$H$32]*[.A279]^2*[.C279]^3+[.$H$33]*[.A279]^3*[.C279]^3+[.$H$34]*[.A279]^4*[.C279]^3+[.$H$35]*[.A279]^5*[.C279]^3+[.$H$36]*[.A279]^6*[.C279]^3+[.$H$37]*[.C279]^4+[.$H$38]*[.A279]*[.C279]^4+[.$H$39]*[.A279]^2*[.C279]^4+[.$H$40]*[.A279]^3*[.C279]^4+[.$H$41]*[.A279]^4*[.C279]^4+[.$H$42]*[.A279]^5*[.C279]^4+[.$H$43]*[.A279]^6*[.C279]^4+[.$H$44]*[.C279]^5+[.$H$45]*[.A279]*[.C279]^5+[.$H$46]*[.A279]^2*[.C279]^5+[.$H$47]*[.A279]^3*[.C279]^5+[.$H$48]*[.A279]^4*[.C279]^5+[.$H$49]*[.A279]^5*[.C279]^5+[.$H$50]*[.A279]^6*[.C279]^5+[.$H$51]*[.C279]^6+[.$H$52]*[.A279]*[.C279]^6+[.$H$53]*[.A279]^2*[.C279]^6+[.$H$54]*[.A279]^3*[.C279]^6+[.$H$55]*[.A279]^4*[.C279]^6+[.$H$56]*[.A279]^5*[.C279]^6+[.$H$57]*[.A279]^6*[.C279]^6" office:value-type="float" office:value="-0.0206620545607978">
            <text:p>-2.0662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206620545607936">
            <text:p>-0.0206620546</text:p>
          </table:table-cell>
          <table:table-cell table:formula="of:=[.K279]-[.E279]" office:value-type="float" office:value="4.21537804662364E-015">
            <text:p>0</text:p>
          </table:table-cell>
          <table:table-cell table:formula="of:=100*([.K279]-[.D279])/[.D279]" office:value-type="float" office:value="-5.04570514341167">
            <text:p>-5.0457051434</text:p>
          </table:table-cell>
          <table:table-cell/>
          <table:table-cell office:value-type="float" office:value="1.7">
            <text:p>1.70</text:p>
          </table:table-cell>
          <table:table-cell office:value-type="float" office:value="0.0223493711626903">
            <text:p>0.0223493712</text:p>
          </table:table-cell>
          <table:table-cell table:formula="of:=100*([.P279]-[.D279])/[.D279]" office:value-type="float" office:value="-202.708507181481">
            <text:p>-202.7085071815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561694649382355">
            <text:p>-0.0056169465</text:p>
          </table:table-cell>
          <table:table-cell office:value-type="float" office:value="0.00483192665816288">
            <text:p>0.0048319267</text:p>
          </table:table-cell>
          <table:table-cell office:value-type="float" office:value="-0.0104488731519864">
            <text:p>-0.0104488732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5">
            <text:p>15</text:p>
          </table:table-cell>
          <table:table-cell table:formula="of:=1.01325*[.B280]" office:value-type="float" office:value="15.19875">
            <text:p>15.198750</text:p>
          </table:table-cell>
          <table:table-cell office:value-type="float" office:value="-0.02504">
            <text:p>-2.5040E-02</text:p>
          </table:table-cell>
          <table:table-cell table:formula="of:=[.$H$9]+[.$H$10]*[.A280]+[.$H$11]*[.A280]^2+[.$H$12]*[.A280]^3+[.$H$13]*[.A280]^4+[.$H$14]*[.A280]^5+[.$H$15]*[.A280]^6+[.$H$16]*[.C280]+[.$H$17]*[.A280]*[.C280]+[.$H$18]*[.A280]^2*[.C280]+[.$H$19]*[.A280]^3*[.C280]+[.$H$20]*[.A280]^4*[.C280]+[.$H$21]*[.A280]^5*[.C280]+[.$H$22]*[.A280]^6*[.C280]+[.$H$23]*[.C280]^2+[.$H$24]*[.A280]*[.C280]^2+[.$H$25]*[.A280]^2*[.C280]^2+[.$H$26]*[.A280]^3*[.C280]^2+[.$H$27]*[.A280]^4*[.C280]^2+[.$H$28]*[.A280]^5*[.C280]^2+[.$H$29]*[.A280]^6*[.C280]^2+[.$H$30]*[.C280]^3+[.$H$31]*[.A280]*[.C280]^3+[.$H$32]*[.A280]^2*[.C280]^3+[.$H$33]*[.A280]^3*[.C280]^3+[.$H$34]*[.A280]^4*[.C280]^3+[.$H$35]*[.A280]^5*[.C280]^3+[.$H$36]*[.A280]^6*[.C280]^3+[.$H$37]*[.C280]^4+[.$H$38]*[.A280]*[.C280]^4+[.$H$39]*[.A280]^2*[.C280]^4+[.$H$40]*[.A280]^3*[.C280]^4+[.$H$41]*[.A280]^4*[.C280]^4+[.$H$42]*[.A280]^5*[.C280]^4+[.$H$43]*[.A280]^6*[.C280]^4+[.$H$44]*[.C280]^5+[.$H$45]*[.A280]*[.C280]^5+[.$H$46]*[.A280]^2*[.C280]^5+[.$H$47]*[.A280]^3*[.C280]^5+[.$H$48]*[.A280]^4*[.C280]^5+[.$H$49]*[.A280]^5*[.C280]^5+[.$H$50]*[.A280]^6*[.C280]^5+[.$H$51]*[.C280]^6+[.$H$52]*[.A280]*[.C280]^6+[.$H$53]*[.A280]^2*[.C280]^6+[.$H$54]*[.A280]^3*[.C280]^6+[.$H$55]*[.A280]^4*[.C280]^6+[.$H$56]*[.A280]^5*[.C280]^6+[.$H$57]*[.A280]^6*[.C280]^6" office:value-type="float" office:value="-0.0249890398726393">
            <text:p>-2.4989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249890398726702">
            <text:p>-0.0249890399</text:p>
          </table:table-cell>
          <table:table-cell table:formula="of:=[.K280]-[.E280]" office:value-type="float" office:value="-0.0000000000000308607306376274">
            <text:p>-0</text:p>
          </table:table-cell>
          <table:table-cell table:formula="of:=100*([.K280]-[.D280])/[.D280]" office:value-type="float" office:value="-0.203514885502405">
            <text:p>-0.2035148855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258384475230914">
            <text:p>0.0258384475</text:p>
          </table:table-cell>
          <table:table-cell table:formula="of:=100*([.P280]-[.D280])/[.D280]" office:value-type="float" office:value="-203.18868819126">
            <text:p>-203.1886881913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669348392047681">
            <text:p>-0.0066934839</text:p>
          </table:table-cell>
          <table:table-cell office:value-type="float" office:value="0.00614733427700344">
            <text:p>0.0061473343</text:p>
          </table:table-cell>
          <table:table-cell office:value-type="float" office:value="-0.0128408181974802">
            <text:p>-0.0128408182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5">
            <text:p>15</text:p>
          </table:table-cell>
          <table:table-cell table:formula="of:=1.01325*[.B281]" office:value-type="float" office:value="15.19875">
            <text:p>15.198750</text:p>
          </table:table-cell>
          <table:table-cell office:value-type="float" office:value="-0.03012">
            <text:p>-3.0120E-02</text:p>
          </table:table-cell>
          <table:table-cell table:formula="of:=[.$H$9]+[.$H$10]*[.A281]+[.$H$11]*[.A281]^2+[.$H$12]*[.A281]^3+[.$H$13]*[.A281]^4+[.$H$14]*[.A281]^5+[.$H$15]*[.A281]^6+[.$H$16]*[.C281]+[.$H$17]*[.A281]*[.C281]+[.$H$18]*[.A281]^2*[.C281]+[.$H$19]*[.A281]^3*[.C281]+[.$H$20]*[.A281]^4*[.C281]+[.$H$21]*[.A281]^5*[.C281]+[.$H$22]*[.A281]^6*[.C281]+[.$H$23]*[.C281]^2+[.$H$24]*[.A281]*[.C281]^2+[.$H$25]*[.A281]^2*[.C281]^2+[.$H$26]*[.A281]^3*[.C281]^2+[.$H$27]*[.A281]^4*[.C281]^2+[.$H$28]*[.A281]^5*[.C281]^2+[.$H$29]*[.A281]^6*[.C281]^2+[.$H$30]*[.C281]^3+[.$H$31]*[.A281]*[.C281]^3+[.$H$32]*[.A281]^2*[.C281]^3+[.$H$33]*[.A281]^3*[.C281]^3+[.$H$34]*[.A281]^4*[.C281]^3+[.$H$35]*[.A281]^5*[.C281]^3+[.$H$36]*[.A281]^6*[.C281]^3+[.$H$37]*[.C281]^4+[.$H$38]*[.A281]*[.C281]^4+[.$H$39]*[.A281]^2*[.C281]^4+[.$H$40]*[.A281]^3*[.C281]^4+[.$H$41]*[.A281]^4*[.C281]^4+[.$H$42]*[.A281]^5*[.C281]^4+[.$H$43]*[.A281]^6*[.C281]^4+[.$H$44]*[.C281]^5+[.$H$45]*[.A281]*[.C281]^5+[.$H$46]*[.A281]^2*[.C281]^5+[.$H$47]*[.A281]^3*[.C281]^5+[.$H$48]*[.A281]^4*[.C281]^5+[.$H$49]*[.A281]^5*[.C281]^5+[.$H$50]*[.A281]^6*[.C281]^5+[.$H$51]*[.C281]^6+[.$H$52]*[.A281]*[.C281]^6+[.$H$53]*[.A281]^2*[.C281]^6+[.$H$54]*[.A281]^3*[.C281]^6+[.$H$55]*[.A281]^4*[.C281]^6+[.$H$56]*[.A281]^5*[.C281]^6+[.$H$57]*[.A281]^6*[.C281]^6" office:value-type="float" office:value="-0.0305673125773329">
            <text:p>-3.0567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305673125772947">
            <text:p>-0.0305673126</text:p>
          </table:table-cell>
          <table:table-cell table:formula="of:=[.K281]-[.E281]" office:value-type="float" office:value="0.0000000000000381847331532015">
            <text:p>0</text:p>
          </table:table-cell>
          <table:table-cell table:formula="of:=100*([.K281]-[.D281])/[.D281]" office:value-type="float" office:value="1.4851015182428">
            <text:p>1.4851015182</text:p>
          </table:table-cell>
          <table:table-cell/>
          <table:table-cell office:value-type="float" office:value="1.8">
            <text:p>1.80</text:p>
          </table:table-cell>
          <table:table-cell office:value-type="float" office:value="0.0296616518402352">
            <text:p>0.0296616518</text:p>
          </table:table-cell>
          <table:table-cell table:formula="of:=100*([.P281]-[.D281])/[.D281]" office:value-type="float" office:value="-198.478259761737">
            <text:p>-198.4782597617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787513556038244">
            <text:p>-0.0078751356</text:p>
          </table:table-cell>
          <table:table-cell office:value-type="float" office:value="0.00768212832827448">
            <text:p>0.0076821283</text:p>
          </table:table-cell>
          <table:table-cell office:value-type="float" office:value="-0.0155572638886569">
            <text:p>-0.0155572639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table:formula="of:=1.01325*[.B282]" office:value-type="float" office:value="15.19875">
            <text:p>15.198750</text:p>
          </table:table-cell>
          <table:table-cell office:value-type="float" office:value="-0.03538">
            <text:p>-3.5380E-02</text:p>
          </table:table-cell>
          <table:table-cell table:formula="of:=[.$H$9]+[.$H$10]*[.A282]+[.$H$11]*[.A282]^2+[.$H$12]*[.A282]^3+[.$H$13]*[.A282]^4+[.$H$14]*[.A282]^5+[.$H$15]*[.A282]^6+[.$H$16]*[.C282]+[.$H$17]*[.A282]*[.C282]+[.$H$18]*[.A282]^2*[.C282]+[.$H$19]*[.A282]^3*[.C282]+[.$H$20]*[.A282]^4*[.C282]+[.$H$21]*[.A282]^5*[.C282]+[.$H$22]*[.A282]^6*[.C282]+[.$H$23]*[.C282]^2+[.$H$24]*[.A282]*[.C282]^2+[.$H$25]*[.A282]^2*[.C282]^2+[.$H$26]*[.A282]^3*[.C282]^2+[.$H$27]*[.A282]^4*[.C282]^2+[.$H$28]*[.A282]^5*[.C282]^2+[.$H$29]*[.A282]^6*[.C282]^2+[.$H$30]*[.C282]^3+[.$H$31]*[.A282]*[.C282]^3+[.$H$32]*[.A282]^2*[.C282]^3+[.$H$33]*[.A282]^3*[.C282]^3+[.$H$34]*[.A282]^4*[.C282]^3+[.$H$35]*[.A282]^5*[.C282]^3+[.$H$36]*[.A282]^6*[.C282]^3+[.$H$37]*[.C282]^4+[.$H$38]*[.A282]*[.C282]^4+[.$H$39]*[.A282]^2*[.C282]^4+[.$H$40]*[.A282]^3*[.C282]^4+[.$H$41]*[.A282]^4*[.C282]^4+[.$H$42]*[.A282]^5*[.C282]^4+[.$H$43]*[.A282]^6*[.C282]^4+[.$H$44]*[.C282]^5+[.$H$45]*[.A282]*[.C282]^5+[.$H$46]*[.A282]^2*[.C282]^5+[.$H$47]*[.A282]^3*[.C282]^5+[.$H$48]*[.A282]^4*[.C282]^5+[.$H$49]*[.A282]^5*[.C282]^5+[.$H$50]*[.A282]^6*[.C282]^5+[.$H$51]*[.C282]^6+[.$H$52]*[.A282]*[.C282]^6+[.$H$53]*[.A282]^2*[.C282]^6+[.$H$54]*[.A282]^3*[.C282]^6+[.$H$55]*[.A282]^4*[.C282]^6+[.$H$56]*[.A282]^5*[.C282]^6+[.$H$57]*[.A282]^6*[.C282]^6" office:value-type="float" office:value="-0.0377645461406004">
            <text:p>-3.7765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377645461406102">
            <text:p>-0.0377645461</text:p>
          </table:table-cell>
          <table:table-cell table:formula="of:=[.K282]-[.E282]" office:value-type="float" office:value="-9.76996261670138E-015">
            <text:p>-0</text:p>
          </table:table-cell>
          <table:table-cell table:formula="of:=100*([.K282]-[.D282])/[.D282]" office:value-type="float" office:value="6.73981385135726">
            <text:p>6.7398138514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338309593501487">
            <text:p>0.0338309594</text:p>
          </table:table-cell>
          <table:table-cell table:formula="of:=100*([.P282]-[.D282])/[.D282]" office:value-type="float" office:value="-195.621705342421">
            <text:p>-195.6217053424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0919352156000375">
            <text:p>-0.0091935216</text:p>
          </table:table-cell>
          <table:table-cell office:value-type="float" office:value="0.00945184686767204">
            <text:p>0.0094518469</text:p>
          </table:table-cell>
          <table:table-cell office:value-type="float" office:value="-0.0186453684276758">
            <text:p>-0.0186453684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5">
            <text:p>15</text:p>
          </table:table-cell>
          <table:table-cell table:formula="of:=1.01325*[.B283]" office:value-type="float" office:value="15.19875">
            <text:p>15.198750</text:p>
          </table:table-cell>
          <table:table-cell office:value-type="float" office:value="-0.04545">
            <text:p>-4.5450E-02</text:p>
          </table:table-cell>
          <table:table-cell table:formula="of:=[.$H$9]+[.$H$10]*[.A283]+[.$H$11]*[.A283]^2+[.$H$12]*[.A283]^3+[.$H$13]*[.A283]^4+[.$H$14]*[.A283]^5+[.$H$15]*[.A283]^6+[.$H$16]*[.C283]+[.$H$17]*[.A283]*[.C283]+[.$H$18]*[.A283]^2*[.C283]+[.$H$19]*[.A283]^3*[.C283]+[.$H$20]*[.A283]^4*[.C283]+[.$H$21]*[.A283]^5*[.C283]+[.$H$22]*[.A283]^6*[.C283]+[.$H$23]*[.C283]^2+[.$H$24]*[.A283]*[.C283]^2+[.$H$25]*[.A283]^2*[.C283]^2+[.$H$26]*[.A283]^3*[.C283]^2+[.$H$27]*[.A283]^4*[.C283]^2+[.$H$28]*[.A283]^5*[.C283]^2+[.$H$29]*[.A283]^6*[.C283]^2+[.$H$30]*[.C283]^3+[.$H$31]*[.A283]*[.C283]^3+[.$H$32]*[.A283]^2*[.C283]^3+[.$H$33]*[.A283]^3*[.C283]^3+[.$H$34]*[.A283]^4*[.C283]^3+[.$H$35]*[.A283]^5*[.C283]^3+[.$H$36]*[.A283]^6*[.C283]^3+[.$H$37]*[.C283]^4+[.$H$38]*[.A283]*[.C283]^4+[.$H$39]*[.A283]^2*[.C283]^4+[.$H$40]*[.A283]^3*[.C283]^4+[.$H$41]*[.A283]^4*[.C283]^4+[.$H$42]*[.A283]^5*[.C283]^4+[.$H$43]*[.A283]^6*[.C283]^4+[.$H$44]*[.C283]^5+[.$H$45]*[.A283]*[.C283]^5+[.$H$46]*[.A283]^2*[.C283]^5+[.$H$47]*[.A283]^3*[.C283]^5+[.$H$48]*[.A283]^4*[.C283]^5+[.$H$49]*[.A283]^5*[.C283]^5+[.$H$50]*[.A283]^6*[.C283]^5+[.$H$51]*[.C283]^6+[.$H$52]*[.A283]*[.C283]^6+[.$H$53]*[.A283]^2*[.C283]^6+[.$H$54]*[.A283]^3*[.C283]^6+[.$H$55]*[.A283]^4*[.C283]^6+[.$H$56]*[.A283]^5*[.C283]^6+[.$H$57]*[.A283]^6*[.C283]^6" office:value-type="float" office:value="-0.0470244395214583">
            <text:p>-4.7024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470244395215334">
            <text:p>-0.0470244395</text:p>
          </table:table-cell>
          <table:table-cell table:formula="of:=[.K283]-[.E283]" office:value-type="float" office:value="-0.0000000000000750580153585645">
            <text:p>-0</text:p>
          </table:table-cell>
          <table:table-cell table:formula="of:=100*([.K283]-[.D283])/[.D283]" office:value-type="float" office:value="3.46411335870924">
            <text:p>3.4641133587</text:p>
          </table:table-cell>
          <table:table-cell/>
          <table:table-cell office:value-type="float" office:value="1.9">
            <text:p>1.90</text:p>
          </table:table-cell>
          <table:table-cell office:value-type="float" office:value="0.0383575415900887">
            <text:p>0.0383575416</text:p>
          </table:table-cell>
          <table:table-cell table:formula="of:=100*([.P283]-[.D283])/[.D283]" office:value-type="float" office:value="-184.395031001295">
            <text:p>-184.3950310013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107004142359461">
            <text:p>-0.0107004142</text:p>
          </table:table-cell>
          <table:table-cell office:value-type="float" office:value="0.0114718023608751">
            <text:p>0.0114718024</text:p>
          </table:table-cell>
          <table:table-cell office:value-type="float" office:value="-0.0221722165968212">
            <text:p>-0.022172216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5">
            <text:p>15</text:p>
          </table:table-cell>
          <table:table-cell table:formula="of:=1.01325*[.B284]" office:value-type="float" office:value="15.19875">
            <text:p>15.198750</text:p>
          </table:table-cell>
          <table:table-cell office:value-type="float" office:value="-0.06173">
            <text:p>-6.1730E-02</text:p>
          </table:table-cell>
          <table:table-cell table:formula="of:=[.$H$9]+[.$H$10]*[.A284]+[.$H$11]*[.A284]^2+[.$H$12]*[.A284]^3+[.$H$13]*[.A284]^4+[.$H$14]*[.A284]^5+[.$H$15]*[.A284]^6+[.$H$16]*[.C284]+[.$H$17]*[.A284]*[.C284]+[.$H$18]*[.A284]^2*[.C284]+[.$H$19]*[.A284]^3*[.C284]+[.$H$20]*[.A284]^4*[.C284]+[.$H$21]*[.A284]^5*[.C284]+[.$H$22]*[.A284]^6*[.C284]+[.$H$23]*[.C284]^2+[.$H$24]*[.A284]*[.C284]^2+[.$H$25]*[.A284]^2*[.C284]^2+[.$H$26]*[.A284]^3*[.C284]^2+[.$H$27]*[.A284]^4*[.C284]^2+[.$H$28]*[.A284]^5*[.C284]^2+[.$H$29]*[.A284]^6*[.C284]^2+[.$H$30]*[.C284]^3+[.$H$31]*[.A284]*[.C284]^3+[.$H$32]*[.A284]^2*[.C284]^3+[.$H$33]*[.A284]^3*[.C284]^3+[.$H$34]*[.A284]^4*[.C284]^3+[.$H$35]*[.A284]^5*[.C284]^3+[.$H$36]*[.A284]^6*[.C284]^3+[.$H$37]*[.C284]^4+[.$H$38]*[.A284]*[.C284]^4+[.$H$39]*[.A284]^2*[.C284]^4+[.$H$40]*[.A284]^3*[.C284]^4+[.$H$41]*[.A284]^4*[.C284]^4+[.$H$42]*[.A284]^5*[.C284]^4+[.$H$43]*[.A284]^6*[.C284]^4+[.$H$44]*[.C284]^5+[.$H$45]*[.A284]*[.C284]^5+[.$H$46]*[.A284]^2*[.C284]^5+[.$H$47]*[.A284]^3*[.C284]^5+[.$H$48]*[.A284]^4*[.C284]^5+[.$H$49]*[.A284]^5*[.C284]^5+[.$H$50]*[.A284]^6*[.C284]^5+[.$H$51]*[.C284]^6+[.$H$52]*[.A284]*[.C284]^6+[.$H$53]*[.A284]^2*[.C284]^6+[.$H$54]*[.A284]^3*[.C284]^6+[.$H$55]*[.A284]^4*[.C284]^6+[.$H$56]*[.A284]^5*[.C284]^6+[.$H$57]*[.A284]^6*[.C284]^6" office:value-type="float" office:value="-0.0588759214094954">
            <text:p>-5.8876E-02</text:p>
          </table:table-cell>
          <table:table-cell table:number-columns-repeated="4"/>
          <table:table-cell office:value-type="float" office:value="1.95">
            <text:p>1.95</text:p>
          </table:table-cell>
          <table:table-cell office:value-type="float" office:value="-0.0588759214095376">
            <text:p>-0.0588759214</text:p>
          </table:table-cell>
          <table:table-cell table:formula="of:=[.K284]-[.E284]" office:value-type="float" office:value="-0.0000000000000421954138296599">
            <text:p>-0</text:p>
          </table:table-cell>
          <table:table-cell table:formula="of:=100*([.K284]-[.D284])/[.D284]" office:value-type="float" office:value="-4.62348710588439">
            <text:p>-4.6234871059</text:p>
          </table:table-cell>
          <table:table-cell/>
          <table:table-cell office:value-type="float" office:value="1.95">
            <text:p>1.95</text:p>
          </table:table-cell>
          <table:table-cell office:value-type="float" office:value="0.0432516675380988">
            <text:p>0.0432516675</text:p>
          </table:table-cell>
          <table:table-cell table:formula="of:=100*([.P284]-[.D284])/[.D284]" office:value-type="float" office:value="-170.065879698848">
            <text:p>-170.0658796988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124729955175342">
            <text:p>-0.0124729955</text:p>
          </table:table-cell>
          <table:table-cell office:value-type="float" office:value="0.0137570317147027">
            <text:p>0.0137570317</text:p>
          </table:table-cell>
          <table:table-cell office:value-type="float" office:value="-0.0262300272322369">
            <text:p>-0.0262300272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7.5">
            <text:p>17.5</text:p>
          </table:table-cell>
          <table:table-cell table:formula="of:=1.01325*[.B285]" office:value-type="float" office:value="17.731875">
            <text:p>17.731875</text:p>
          </table:table-cell>
          <table:table-cell office:value-type="float" office:value="0.0000001482">
            <text:p>1.4820E-07</text:p>
          </table:table-cell>
          <table:table-cell table:formula="of:=[.$H$9]+[.$H$10]*[.A285]+[.$H$11]*[.A285]^2+[.$H$12]*[.A285]^3+[.$H$13]*[.A285]^4+[.$H$14]*[.A285]^5+[.$H$15]*[.A285]^6+[.$H$16]*[.C285]+[.$H$17]*[.A285]*[.C285]+[.$H$18]*[.A285]^2*[.C285]+[.$H$19]*[.A285]^3*[.C285]+[.$H$20]*[.A285]^4*[.C285]+[.$H$21]*[.A285]^5*[.C285]+[.$H$22]*[.A285]^6*[.C285]+[.$H$23]*[.C285]^2+[.$H$24]*[.A285]*[.C285]^2+[.$H$25]*[.A285]^2*[.C285]^2+[.$H$26]*[.A285]^3*[.C285]^2+[.$H$27]*[.A285]^4*[.C285]^2+[.$H$28]*[.A285]^5*[.C285]^2+[.$H$29]*[.A285]^6*[.C285]^2+[.$H$30]*[.C285]^3+[.$H$31]*[.A285]*[.C285]^3+[.$H$32]*[.A285]^2*[.C285]^3+[.$H$33]*[.A285]^3*[.C285]^3+[.$H$34]*[.A285]^4*[.C285]^3+[.$H$35]*[.A285]^5*[.C285]^3+[.$H$36]*[.A285]^6*[.C285]^3+[.$H$37]*[.C285]^4+[.$H$38]*[.A285]*[.C285]^4+[.$H$39]*[.A285]^2*[.C285]^4+[.$H$40]*[.A285]^3*[.C285]^4+[.$H$41]*[.A285]^4*[.C285]^4+[.$H$42]*[.A285]^5*[.C285]^4+[.$H$43]*[.A285]^6*[.C285]^4+[.$H$44]*[.C285]^5+[.$H$45]*[.A285]*[.C285]^5+[.$H$46]*[.A285]^2*[.C285]^5+[.$H$47]*[.A285]^3*[.C285]^5+[.$H$48]*[.A285]^4*[.C285]^5+[.$H$49]*[.A285]^5*[.C285]^5+[.$H$50]*[.A285]^6*[.C285]^5+[.$H$51]*[.C285]^6+[.$H$52]*[.A285]*[.C285]^6+[.$H$53]*[.A285]^2*[.C285]^6+[.$H$54]*[.A285]^3*[.C285]^6+[.$H$55]*[.A285]^4*[.C285]^6+[.$H$56]*[.A285]^5*[.C285]^6+[.$H$57]*[.A285]^6*[.C285]^6" office:value-type="float" office:value="-0.000489956331529749">
            <text:p>-4.8996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489956331529783">
            <text:p>-0.0004899563</text:p>
          </table:table-cell>
          <table:table-cell table:formula="of:=[.K285]-[.E285]" office:value-type="float" office:value="-3.40439482160448E-017">
            <text:p>-0</text:p>
          </table:table-cell>
          <table:table-cell table:formula="of:=100*([.K285]-[.D285])/[.D285]" office:value-type="float" office:value="-330704.812098369">
            <text:p>-330704.812098369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31154619311365">
            <text:p>-0.0031154619</text:p>
          </table:table-cell>
          <table:table-cell table:formula="of:=100*([.P285]-[.D285])/[.D285]" office:value-type="float" office:value="-2102301.03315554">
            <text:p>-2102301.03315554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146196077391048">
            <text:p>-0.0146196077</text:p>
          </table:table-cell>
          <table:table-cell office:value-type="float" office:value="0.016322239984452">
            <text:p>0.01632224</text:p>
          </table:table-cell>
          <table:table-cell office:value-type="float" office:value="-0.0309418477235567">
            <text:p>-0.0309418477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7.5">
            <text:p>17.5</text:p>
          </table:table-cell>
          <table:table-cell table:formula="of:=1.01325*[.B286]" office:value-type="float" office:value="17.731875">
            <text:p>17.731875</text:p>
          </table:table-cell>
          <table:table-cell office:value-type="float" office:value="0.0000005001">
            <text:p>5.0010E-07</text:p>
          </table:table-cell>
          <table:table-cell table:formula="of:=[.$H$9]+[.$H$10]*[.A286]+[.$H$11]*[.A286]^2+[.$H$12]*[.A286]^3+[.$H$13]*[.A286]^4+[.$H$14]*[.A286]^5+[.$H$15]*[.A286]^6+[.$H$16]*[.C286]+[.$H$17]*[.A286]*[.C286]+[.$H$18]*[.A286]^2*[.C286]+[.$H$19]*[.A286]^3*[.C286]+[.$H$20]*[.A286]^4*[.C286]+[.$H$21]*[.A286]^5*[.C286]+[.$H$22]*[.A286]^6*[.C286]+[.$H$23]*[.C286]^2+[.$H$24]*[.A286]*[.C286]^2+[.$H$25]*[.A286]^2*[.C286]^2+[.$H$26]*[.A286]^3*[.C286]^2+[.$H$27]*[.A286]^4*[.C286]^2+[.$H$28]*[.A286]^5*[.C286]^2+[.$H$29]*[.A286]^6*[.C286]^2+[.$H$30]*[.C286]^3+[.$H$31]*[.A286]*[.C286]^3+[.$H$32]*[.A286]^2*[.C286]^3+[.$H$33]*[.A286]^3*[.C286]^3+[.$H$34]*[.A286]^4*[.C286]^3+[.$H$35]*[.A286]^5*[.C286]^3+[.$H$36]*[.A286]^6*[.C286]^3+[.$H$37]*[.C286]^4+[.$H$38]*[.A286]*[.C286]^4+[.$H$39]*[.A286]^2*[.C286]^4+[.$H$40]*[.A286]^3*[.C286]^4+[.$H$41]*[.A286]^4*[.C286]^4+[.$H$42]*[.A286]^5*[.C286]^4+[.$H$43]*[.A286]^6*[.C286]^4+[.$H$44]*[.C286]^5+[.$H$45]*[.A286]*[.C286]^5+[.$H$46]*[.A286]^2*[.C286]^5+[.$H$47]*[.A286]^3*[.C286]^5+[.$H$48]*[.A286]^4*[.C286]^5+[.$H$49]*[.A286]^5*[.C286]^5+[.$H$50]*[.A286]^6*[.C286]^5+[.$H$51]*[.C286]^6+[.$H$52]*[.A286]*[.C286]^6+[.$H$53]*[.A286]^2*[.C286]^6+[.$H$54]*[.A286]^3*[.C286]^6+[.$H$55]*[.A286]^4*[.C286]^6+[.$H$56]*[.A286]^5*[.C286]^6+[.$H$57]*[.A286]^6*[.C286]^6" office:value-type="float" office:value="0.00018620079853062">
            <text:p>1.8620E-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00186200798530426">
            <text:p>0.0001862008</text:p>
          </table:table-cell>
          <table:table-cell table:formula="of:=[.K286]-[.E286]" office:value-type="float" office:value="-1.93448772625726E-016">
            <text:p>-0</text:p>
          </table:table-cell>
          <table:table-cell table:formula="of:=100*([.K286]-[.D286])/[.D286]" office:value-type="float" office:value="37132.7131634526">
            <text:p>37132.7131634526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210147668653525">
            <text:p>-0.0021014767</text:p>
          </table:table-cell>
          <table:table-cell table:formula="of:=100*([.P286]-[.D286])/[.D286]" office:value-type="float" office:value="-420311.295048041">
            <text:p>-420311.295048041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172859977810733">
            <text:p>-0.0172859978</text:p>
          </table:table-cell>
          <table:table-cell office:value-type="float" office:value="0.0191817376156947">
            <text:p>0.0191817376</text:p>
          </table:table-cell>
          <table:table-cell office:value-type="float" office:value="-0.036467735396768">
            <text:p>-0.0364677354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7.5">
            <text:p>17.5</text:p>
          </table:table-cell>
          <table:table-cell table:formula="of:=1.01325*[.B287]" office:value-type="float" office:value="17.731875">
            <text:p>17.731875</text:p>
          </table:table-cell>
          <table:table-cell office:value-type="float" office:value="0.000001185">
            <text:p>1.1850E-06</text:p>
          </table:table-cell>
          <table:table-cell table:formula="of:=[.$H$9]+[.$H$10]*[.A287]+[.$H$11]*[.A287]^2+[.$H$12]*[.A287]^3+[.$H$13]*[.A287]^4+[.$H$14]*[.A287]^5+[.$H$15]*[.A287]^6+[.$H$16]*[.C287]+[.$H$17]*[.A287]*[.C287]+[.$H$18]*[.A287]^2*[.C287]+[.$H$19]*[.A287]^3*[.C287]+[.$H$20]*[.A287]^4*[.C287]+[.$H$21]*[.A287]^5*[.C287]+[.$H$22]*[.A287]^6*[.C287]+[.$H$23]*[.C287]^2+[.$H$24]*[.A287]*[.C287]^2+[.$H$25]*[.A287]^2*[.C287]^2+[.$H$26]*[.A287]^3*[.C287]^2+[.$H$27]*[.A287]^4*[.C287]^2+[.$H$28]*[.A287]^5*[.C287]^2+[.$H$29]*[.A287]^6*[.C287]^2+[.$H$30]*[.C287]^3+[.$H$31]*[.A287]*[.C287]^3+[.$H$32]*[.A287]^2*[.C287]^3+[.$H$33]*[.A287]^3*[.C287]^3+[.$H$34]*[.A287]^4*[.C287]^3+[.$H$35]*[.A287]^5*[.C287]^3+[.$H$36]*[.A287]^6*[.C287]^3+[.$H$37]*[.C287]^4+[.$H$38]*[.A287]*[.C287]^4+[.$H$39]*[.A287]^2*[.C287]^4+[.$H$40]*[.A287]^3*[.C287]^4+[.$H$41]*[.A287]^4*[.C287]^4+[.$H$42]*[.A287]^5*[.C287]^4+[.$H$43]*[.A287]^6*[.C287]^4+[.$H$44]*[.C287]^5+[.$H$45]*[.A287]*[.C287]^5+[.$H$46]*[.A287]^2*[.C287]^5+[.$H$47]*[.A287]^3*[.C287]^5+[.$H$48]*[.A287]^4*[.C287]^5+[.$H$49]*[.A287]^5*[.C287]^5+[.$H$50]*[.A287]^6*[.C287]^5+[.$H$51]*[.C287]^6+[.$H$52]*[.A287]*[.C287]^6+[.$H$53]*[.A287]^2*[.C287]^6+[.$H$54]*[.A287]^3*[.C287]^6+[.$H$55]*[.A287]^4*[.C287]^6+[.$H$56]*[.A287]^5*[.C287]^6+[.$H$57]*[.A287]^6*[.C287]^6" office:value-type="float" office:value="0.000406473275431686">
            <text:p>4.0647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406473275431554">
            <text:p>0.0004064733</text:p>
          </table:table-cell>
          <table:table-cell table:formula="of:=[.K287]-[.E287]" office:value-type="float" office:value="-1.32706345912226E-016">
            <text:p>-0</text:p>
          </table:table-cell>
          <table:table-cell table:formula="of:=100*([.K287]-[.D287])/[.D287]" office:value-type="float" office:value="34201.5422305109">
            <text:p>34201.5422305109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128024829628899">
            <text:p>-0.0012802483</text:p>
          </table:table-cell>
          <table:table-cell table:formula="of:=100*([.P287]-[.D287])/[.D287]" office:value-type="float" office:value="-108137.830910464">
            <text:p>-108137.830910464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206620545607936">
            <text:p>-0.0206620546</text:p>
          </table:table-cell>
          <table:table-cell office:value-type="float" office:value="0.0223493711626903">
            <text:p>0.0223493712</text:p>
          </table:table-cell>
          <table:table-cell office:value-type="float" office:value="-0.0430114257234839">
            <text:p>-0.043011425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7.5">
            <text:p>17.5</text:p>
          </table:table-cell>
          <table:table-cell table:formula="of:=1.01325*[.B288]" office:value-type="float" office:value="17.731875">
            <text:p>17.731875</text:p>
          </table:table-cell>
          <table:table-cell office:value-type="float" office:value="0.000002316">
            <text:p>2.3160E-06</text:p>
          </table:table-cell>
          <table:table-cell table:formula="of:=[.$H$9]+[.$H$10]*[.A288]+[.$H$11]*[.A288]^2+[.$H$12]*[.A288]^3+[.$H$13]*[.A288]^4+[.$H$14]*[.A288]^5+[.$H$15]*[.A288]^6+[.$H$16]*[.C288]+[.$H$17]*[.A288]*[.C288]+[.$H$18]*[.A288]^2*[.C288]+[.$H$19]*[.A288]^3*[.C288]+[.$H$20]*[.A288]^4*[.C288]+[.$H$21]*[.A288]^5*[.C288]+[.$H$22]*[.A288]^6*[.C288]+[.$H$23]*[.C288]^2+[.$H$24]*[.A288]*[.C288]^2+[.$H$25]*[.A288]^2*[.C288]^2+[.$H$26]*[.A288]^3*[.C288]^2+[.$H$27]*[.A288]^4*[.C288]^2+[.$H$28]*[.A288]^5*[.C288]^2+[.$H$29]*[.A288]^6*[.C288]^2+[.$H$30]*[.C288]^3+[.$H$31]*[.A288]*[.C288]^3+[.$H$32]*[.A288]^2*[.C288]^3+[.$H$33]*[.A288]^3*[.C288]^3+[.$H$34]*[.A288]^4*[.C288]^3+[.$H$35]*[.A288]^5*[.C288]^3+[.$H$36]*[.A288]^6*[.C288]^3+[.$H$37]*[.C288]^4+[.$H$38]*[.A288]*[.C288]^4+[.$H$39]*[.A288]^2*[.C288]^4+[.$H$40]*[.A288]^3*[.C288]^4+[.$H$41]*[.A288]^4*[.C288]^4+[.$H$42]*[.A288]^5*[.C288]^4+[.$H$43]*[.A288]^6*[.C288]^4+[.$H$44]*[.C288]^5+[.$H$45]*[.A288]*[.C288]^5+[.$H$46]*[.A288]^2*[.C288]^5+[.$H$47]*[.A288]^3*[.C288]^5+[.$H$48]*[.A288]^4*[.C288]^5+[.$H$49]*[.A288]^5*[.C288]^5+[.$H$50]*[.A288]^6*[.C288]^5+[.$H$51]*[.C288]^6+[.$H$52]*[.A288]*[.C288]^6+[.$H$53]*[.A288]^2*[.C288]^6+[.$H$54]*[.A288]^3*[.C288]^6+[.$H$55]*[.A288]^4*[.C288]^6+[.$H$56]*[.A288]^5*[.C288]^6+[.$H$57]*[.A288]^6*[.C288]^6" office:value-type="float" office:value="0.000362527944992011">
            <text:p>3.6253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362527944991995">
            <text:p>0.0003625279</text:p>
          </table:table-cell>
          <table:table-cell table:formula="of:=[.K288]-[.E288]" office:value-type="float" office:value="-1.55040910665427E-017">
            <text:p>-0</text:p>
          </table:table-cell>
          <table:table-cell table:formula="of:=100*([.K288]-[.D288])/[.D288]" office:value-type="float" office:value="15553.1927889462">
            <text:p>15553.1927889462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63340753787219">
            <text:p>-0.0006334075</text:p>
          </table:table-cell>
          <table:table-cell table:formula="of:=100*([.P288]-[.D288])/[.D288]" office:value-type="float" office:value="-27449.2028442224">
            <text:p>-27449.2028442224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249890398726702">
            <text:p>-0.0249890399</text:p>
          </table:table-cell>
          <table:table-cell office:value-type="float" office:value="0.0258384475230914">
            <text:p>0.0258384475</text:p>
          </table:table-cell>
          <table:table-cell office:value-type="float" office:value="-0.0508274873957616">
            <text:p>-0.0508274874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7.5">
            <text:p>17.5</text:p>
          </table:table-cell>
          <table:table-cell table:formula="of:=1.01325*[.B289]" office:value-type="float" office:value="17.731875">
            <text:p>17.731875</text:p>
          </table:table-cell>
          <table:table-cell office:value-type="float" office:value="0.000004004">
            <text:p>4.0040E-06</text:p>
          </table:table-cell>
          <table:table-cell table:formula="of:=[.$H$9]+[.$H$10]*[.A289]+[.$H$11]*[.A289]^2+[.$H$12]*[.A289]^3+[.$H$13]*[.A289]^4+[.$H$14]*[.A289]^5+[.$H$15]*[.A289]^6+[.$H$16]*[.C289]+[.$H$17]*[.A289]*[.C289]+[.$H$18]*[.A289]^2*[.C289]+[.$H$19]*[.A289]^3*[.C289]+[.$H$20]*[.A289]^4*[.C289]+[.$H$21]*[.A289]^5*[.C289]+[.$H$22]*[.A289]^6*[.C289]+[.$H$23]*[.C289]^2+[.$H$24]*[.A289]*[.C289]^2+[.$H$25]*[.A289]^2*[.C289]^2+[.$H$26]*[.A289]^3*[.C289]^2+[.$H$27]*[.A289]^4*[.C289]^2+[.$H$28]*[.A289]^5*[.C289]^2+[.$H$29]*[.A289]^6*[.C289]^2+[.$H$30]*[.C289]^3+[.$H$31]*[.A289]*[.C289]^3+[.$H$32]*[.A289]^2*[.C289]^3+[.$H$33]*[.A289]^3*[.C289]^3+[.$H$34]*[.A289]^4*[.C289]^3+[.$H$35]*[.A289]^5*[.C289]^3+[.$H$36]*[.A289]^6*[.C289]^3+[.$H$37]*[.C289]^4+[.$H$38]*[.A289]*[.C289]^4+[.$H$39]*[.A289]^2*[.C289]^4+[.$H$40]*[.A289]^3*[.C289]^4+[.$H$41]*[.A289]^4*[.C289]^4+[.$H$42]*[.A289]^5*[.C289]^4+[.$H$43]*[.A289]^6*[.C289]^4+[.$H$44]*[.C289]^5+[.$H$45]*[.A289]*[.C289]^5+[.$H$46]*[.A289]^2*[.C289]^5+[.$H$47]*[.A289]^3*[.C289]^5+[.$H$48]*[.A289]^4*[.C289]^5+[.$H$49]*[.A289]^5*[.C289]^5+[.$H$50]*[.A289]^6*[.C289]^5+[.$H$51]*[.C289]^6+[.$H$52]*[.A289]*[.C289]^6+[.$H$53]*[.A289]^2*[.C289]^6+[.$H$54]*[.A289]^3*[.C289]^6+[.$H$55]*[.A289]^4*[.C289]^6+[.$H$56]*[.A289]^5*[.C289]^6+[.$H$57]*[.A289]^6*[.C289]^6" office:value-type="float" office:value="0.000194001210882739">
            <text:p>1.9400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194001210882494">
            <text:p>0.0001940012</text:p>
          </table:table-cell>
          <table:table-cell table:formula="of:=[.K289]-[.E289]" office:value-type="float" office:value="-2.4459601011273E-016">
            <text:p>-0</text:p>
          </table:table-cell>
          <table:table-cell table:formula="of:=100*([.K289]-[.D289])/[.D289]" office:value-type="float" office:value="4745.18508697538">
            <text:p>4745.1850869754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42514594129365">
            <text:p>-0.0001425146</text:p>
          </table:table-cell>
          <table:table-cell table:formula="of:=100*([.P289]-[.D289])/[.D289]" office:value-type="float" office:value="-3659.30554768644">
            <text:p>-3659.3055476864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305673125772947">
            <text:p>-0.0305673126</text:p>
          </table:table-cell>
          <table:table-cell office:value-type="float" office:value="0.0296616518402352">
            <text:p>0.0296616518</text:p>
          </table:table-cell>
          <table:table-cell office:value-type="float" office:value="-0.06022896441753">
            <text:p>-0.06022896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7.5">
            <text:p>17.5</text:p>
          </table:table-cell>
          <table:table-cell table:formula="of:=1.01325*[.B290]" office:value-type="float" office:value="17.731875">
            <text:p>17.731875</text:p>
          </table:table-cell>
          <table:table-cell office:value-type="float" office:value="0.000006358">
            <text:p>6.3580E-06</text:p>
          </table:table-cell>
          <table:table-cell table:formula="of:=[.$H$9]+[.$H$10]*[.A290]+[.$H$11]*[.A290]^2+[.$H$12]*[.A290]^3+[.$H$13]*[.A290]^4+[.$H$14]*[.A290]^5+[.$H$15]*[.A290]^6+[.$H$16]*[.C290]+[.$H$17]*[.A290]*[.C290]+[.$H$18]*[.A290]^2*[.C290]+[.$H$19]*[.A290]^3*[.C290]+[.$H$20]*[.A290]^4*[.C290]+[.$H$21]*[.A290]^5*[.C290]+[.$H$22]*[.A290]^6*[.C290]+[.$H$23]*[.C290]^2+[.$H$24]*[.A290]*[.C290]^2+[.$H$25]*[.A290]^2*[.C290]^2+[.$H$26]*[.A290]^3*[.C290]^2+[.$H$27]*[.A290]^4*[.C290]^2+[.$H$28]*[.A290]^5*[.C290]^2+[.$H$29]*[.A290]^6*[.C290]^2+[.$H$30]*[.C290]^3+[.$H$31]*[.A290]*[.C290]^3+[.$H$32]*[.A290]^2*[.C290]^3+[.$H$33]*[.A290]^3*[.C290]^3+[.$H$34]*[.A290]^4*[.C290]^3+[.$H$35]*[.A290]^5*[.C290]^3+[.$H$36]*[.A290]^6*[.C290]^3+[.$H$37]*[.C290]^4+[.$H$38]*[.A290]*[.C290]^4+[.$H$39]*[.A290]^2*[.C290]^4+[.$H$40]*[.A290]^3*[.C290]^4+[.$H$41]*[.A290]^4*[.C290]^4+[.$H$42]*[.A290]^5*[.C290]^4+[.$H$43]*[.A290]^6*[.C290]^4+[.$H$44]*[.C290]^5+[.$H$45]*[.A290]*[.C290]^5+[.$H$46]*[.A290]^2*[.C290]^5+[.$H$47]*[.A290]^3*[.C290]^5+[.$H$48]*[.A290]^4*[.C290]^5+[.$H$49]*[.A290]^5*[.C290]^5+[.$H$50]*[.A290]^6*[.C290]^5+[.$H$51]*[.C290]^6+[.$H$52]*[.A290]*[.C290]^6+[.$H$53]*[.A290]^2*[.C290]^6+[.$H$54]*[.A290]^3*[.C290]^6+[.$H$55]*[.A290]^4*[.C290]^6+[.$H$56]*[.A290]^5*[.C290]^6+[.$H$57]*[.A290]^6*[.C290]^6" office:value-type="float" office:value="-0.00000316770357392887">
            <text:p>-3.1677E-06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-3.167703574480135e-06</text:p>
          </table:table-cell>
          <table:table-cell table:formula="of:=[.K290]-[.E290]" office:value-type="float" office:value="-5.51262171083781E-016">
            <text:p>-0</text:p>
          </table:table-cell>
          <table:table-cell table:formula="of:=100*([.K290]-[.D290])/[.D290]" office:value-type="float" office:value="-149.822327374648">
            <text:p>-149.8223273746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0210918241107227">
            <text:p>0.0002109182</text:p>
          </table:table-cell>
          <table:table-cell table:formula="of:=100*([.P290]-[.D290])/[.D290]" office:value-type="float" office:value="3217.36774311461">
            <text:p>3217.3677431146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377645461406102">
            <text:p>-0.0377645461</text:p>
          </table:table-cell>
          <table:table-cell office:value-type="float" office:value="0.0338309593501487">
            <text:p>0.0338309594</text:p>
          </table:table-cell>
          <table:table-cell office:value-type="float" office:value="-0.0715955054907589">
            <text:p>-0.0715955055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7.5">
            <text:p>17.5</text:p>
          </table:table-cell>
          <table:table-cell table:formula="of:=1.01325*[.B291]" office:value-type="float" office:value="17.731875">
            <text:p>17.731875</text:p>
          </table:table-cell>
          <table:table-cell office:value-type="float" office:value="0.000009444">
            <text:p>9.4440E-06</text:p>
          </table:table-cell>
          <table:table-cell table:formula="of:=[.$H$9]+[.$H$10]*[.A291]+[.$H$11]*[.A291]^2+[.$H$12]*[.A291]^3+[.$H$13]*[.A291]^4+[.$H$14]*[.A291]^5+[.$H$15]*[.A291]^6+[.$H$16]*[.C291]+[.$H$17]*[.A291]*[.C291]+[.$H$18]*[.A291]^2*[.C291]+[.$H$19]*[.A291]^3*[.C291]+[.$H$20]*[.A291]^4*[.C291]+[.$H$21]*[.A291]^5*[.C291]+[.$H$22]*[.A291]^6*[.C291]+[.$H$23]*[.C291]^2+[.$H$24]*[.A291]*[.C291]^2+[.$H$25]*[.A291]^2*[.C291]^2+[.$H$26]*[.A291]^3*[.C291]^2+[.$H$27]*[.A291]^4*[.C291]^2+[.$H$28]*[.A291]^5*[.C291]^2+[.$H$29]*[.A291]^6*[.C291]^2+[.$H$30]*[.C291]^3+[.$H$31]*[.A291]*[.C291]^3+[.$H$32]*[.A291]^2*[.C291]^3+[.$H$33]*[.A291]^3*[.C291]^3+[.$H$34]*[.A291]^4*[.C291]^3+[.$H$35]*[.A291]^5*[.C291]^3+[.$H$36]*[.A291]^6*[.C291]^3+[.$H$37]*[.C291]^4+[.$H$38]*[.A291]*[.C291]^4+[.$H$39]*[.A291]^2*[.C291]^4+[.$H$40]*[.A291]^3*[.C291]^4+[.$H$41]*[.A291]^4*[.C291]^4+[.$H$42]*[.A291]^5*[.C291]^4+[.$H$43]*[.A291]^6*[.C291]^4+[.$H$44]*[.C291]^5+[.$H$45]*[.A291]*[.C291]^5+[.$H$46]*[.A291]^2*[.C291]^5+[.$H$47]*[.A291]^3*[.C291]^5+[.$H$48]*[.A291]^4*[.C291]^5+[.$H$49]*[.A291]^5*[.C291]^5+[.$H$50]*[.A291]^6*[.C291]^5+[.$H$51]*[.C291]^6+[.$H$52]*[.A291]*[.C291]^6+[.$H$53]*[.A291]^2*[.C291]^6+[.$H$54]*[.A291]^3*[.C291]^6+[.$H$55]*[.A291]^4*[.C291]^6+[.$H$56]*[.A291]^5*[.C291]^6+[.$H$57]*[.A291]^6*[.C291]^6" office:value-type="float" office:value="-0.000169039546242967">
            <text:p>-1.6904E-04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-0.000169039546243379">
            <text:p>-0.0001690395</text:p>
          </table:table-cell>
          <table:table-cell table:formula="of:=[.K291]-[.E291]" office:value-type="float" office:value="-4.11752880055682E-016">
            <text:p>-0</text:p>
          </table:table-cell>
          <table:table-cell table:formula="of:=100*([.K291]-[.D291])/[.D291]" office:value-type="float" office:value="-1889.91472091676">
            <text:p>-1889.9147209168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445408878946326">
            <text:p>0.0004454089</text:p>
          </table:table-cell>
          <table:table-cell table:formula="of:=100*([.P291]-[.D291])/[.D291]" office:value-type="float" office:value="4616.31595665317">
            <text:p>4616.3159566532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470244395215334">
            <text:p>-0.0470244395</text:p>
          </table:table-cell>
          <table:table-cell office:value-type="float" office:value="0.0383575415900887">
            <text:p>0.0383575416</text:p>
          </table:table-cell>
          <table:table-cell office:value-type="float" office:value="-0.0853819811116221">
            <text:p>-0.0853819811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7.5">
            <text:p>17.5</text:p>
          </table:table-cell>
          <table:table-cell table:formula="of:=1.01325*[.B292]" office:value-type="float" office:value="17.731875">
            <text:p>17.731875</text:p>
          </table:table-cell>
          <table:table-cell office:value-type="float" office:value="0.00001312">
            <text:p>1.3120E-05</text:p>
          </table:table-cell>
          <table:table-cell table:formula="of:=[.$H$9]+[.$H$10]*[.A292]+[.$H$11]*[.A292]^2+[.$H$12]*[.A292]^3+[.$H$13]*[.A292]^4+[.$H$14]*[.A292]^5+[.$H$15]*[.A292]^6+[.$H$16]*[.C292]+[.$H$17]*[.A292]*[.C292]+[.$H$18]*[.A292]^2*[.C292]+[.$H$19]*[.A292]^3*[.C292]+[.$H$20]*[.A292]^4*[.C292]+[.$H$21]*[.A292]^5*[.C292]+[.$H$22]*[.A292]^6*[.C292]+[.$H$23]*[.C292]^2+[.$H$24]*[.A292]*[.C292]^2+[.$H$25]*[.A292]^2*[.C292]^2+[.$H$26]*[.A292]^3*[.C292]^2+[.$H$27]*[.A292]^4*[.C292]^2+[.$H$28]*[.A292]^5*[.C292]^2+[.$H$29]*[.A292]^6*[.C292]^2+[.$H$30]*[.C292]^3+[.$H$31]*[.A292]*[.C292]^3+[.$H$32]*[.A292]^2*[.C292]^3+[.$H$33]*[.A292]^3*[.C292]^3+[.$H$34]*[.A292]^4*[.C292]^3+[.$H$35]*[.A292]^5*[.C292]^3+[.$H$36]*[.A292]^6*[.C292]^3+[.$H$37]*[.C292]^4+[.$H$38]*[.A292]*[.C292]^4+[.$H$39]*[.A292]^2*[.C292]^4+[.$H$40]*[.A292]^3*[.C292]^4+[.$H$41]*[.A292]^4*[.C292]^4+[.$H$42]*[.A292]^5*[.C292]^4+[.$H$43]*[.A292]^6*[.C292]^4+[.$H$44]*[.C292]^5+[.$H$45]*[.A292]*[.C292]^5+[.$H$46]*[.A292]^2*[.C292]^5+[.$H$47]*[.A292]^3*[.C292]^5+[.$H$48]*[.A292]^4*[.C292]^5+[.$H$49]*[.A292]^5*[.C292]^5+[.$H$50]*[.A292]^6*[.C292]^5+[.$H$51]*[.C292]^6+[.$H$52]*[.A292]*[.C292]^6+[.$H$53]*[.A292]^2*[.C292]^6+[.$H$54]*[.A292]^3*[.C292]^6+[.$H$55]*[.A292]^4*[.C292]^6+[.$H$56]*[.A292]^5*[.C292]^6+[.$H$57]*[.A292]^6*[.C292]^6" office:value-type="float" office:value="-0.000272613879643159">
            <text:p>-2.7261E-0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-0.000272613879643076">
            <text:p>-0.0002726139</text:p>
          </table:table-cell>
          <table:table-cell table:formula="of:=[.K292]-[.E292]" office:value-type="float" office:value="8.26162055433954E-017">
            <text:p>0</text:p>
          </table:table-cell>
          <table:table-cell table:formula="of:=100*([.K292]-[.D292])/[.D292]" office:value-type="float" office:value="-2177.8496924015">
            <text:p>-2177.8496924015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579492194040215">
            <text:p>0.0005794922</text:p>
          </table:table-cell>
          <table:table-cell table:formula="of:=100*([.P292]-[.D292])/[.D292]" office:value-type="float" office:value="4316.86123506262">
            <text:p>4316.8612350626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588759214095376">
            <text:p>-0.0588759214</text:p>
          </table:table-cell>
          <table:table-cell office:value-type="float" office:value="0.0432516675380988">
            <text:p>0.0432516675</text:p>
          </table:table-cell>
          <table:table-cell office:value-type="float" office:value="-0.102127588947636">
            <text:p>-0.1021275889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7.5">
            <text:p>17.5</text:p>
          </table:table-cell>
          <table:table-cell table:formula="of:=1.01325*[.B293]" office:value-type="float" office:value="17.731875">
            <text:p>17.731875</text:p>
          </table:table-cell>
          <table:table-cell office:value-type="float" office:value="0.0000166">
            <text:p>1.6600E-05</text:p>
          </table:table-cell>
          <table:table-cell table:formula="of:=[.$H$9]+[.$H$10]*[.A293]+[.$H$11]*[.A293]^2+[.$H$12]*[.A293]^3+[.$H$13]*[.A293]^4+[.$H$14]*[.A293]^5+[.$H$15]*[.A293]^6+[.$H$16]*[.C293]+[.$H$17]*[.A293]*[.C293]+[.$H$18]*[.A293]^2*[.C293]+[.$H$19]*[.A293]^3*[.C293]+[.$H$20]*[.A293]^4*[.C293]+[.$H$21]*[.A293]^5*[.C293]+[.$H$22]*[.A293]^6*[.C293]+[.$H$23]*[.C293]^2+[.$H$24]*[.A293]*[.C293]^2+[.$H$25]*[.A293]^2*[.C293]^2+[.$H$26]*[.A293]^3*[.C293]^2+[.$H$27]*[.A293]^4*[.C293]^2+[.$H$28]*[.A293]^5*[.C293]^2+[.$H$29]*[.A293]^6*[.C293]^2+[.$H$30]*[.C293]^3+[.$H$31]*[.A293]*[.C293]^3+[.$H$32]*[.A293]^2*[.C293]^3+[.$H$33]*[.A293]^3*[.C293]^3+[.$H$34]*[.A293]^4*[.C293]^3+[.$H$35]*[.A293]^5*[.C293]^3+[.$H$36]*[.A293]^6*[.C293]^3+[.$H$37]*[.C293]^4+[.$H$38]*[.A293]*[.C293]^4+[.$H$39]*[.A293]^2*[.C293]^4+[.$H$40]*[.A293]^3*[.C293]^4+[.$H$41]*[.A293]^4*[.C293]^4+[.$H$42]*[.A293]^5*[.C293]^4+[.$H$43]*[.A293]^6*[.C293]^4+[.$H$44]*[.C293]^5+[.$H$45]*[.A293]*[.C293]^5+[.$H$46]*[.A293]^2*[.C293]^5+[.$H$47]*[.A293]^3*[.C293]^5+[.$H$48]*[.A293]^4*[.C293]^5+[.$H$49]*[.A293]^5*[.C293]^5+[.$H$50]*[.A293]^6*[.C293]^5+[.$H$51]*[.C293]^6+[.$H$52]*[.A293]*[.C293]^6+[.$H$53]*[.A293]^2*[.C293]^6+[.$H$54]*[.A293]^3*[.C293]^6+[.$H$55]*[.A293]^4*[.C293]^6+[.$H$56]*[.A293]^5*[.C293]^6+[.$H$57]*[.A293]^6*[.C293]^6" office:value-type="float" office:value="-0.000305403977049826">
            <text:p>-3.0540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305403977049961">
            <text:p>-0.000305404</text:p>
          </table:table-cell>
          <table:table-cell table:formula="of:=[.K293]-[.E293]" office:value-type="float" office:value="-1.35254221017567E-016">
            <text:p>-0</text:p>
          </table:table-cell>
          <table:table-cell table:formula="of:=100*([.K293]-[.D293])/[.D293]" office:value-type="float" office:value="-1939.78299427688">
            <text:p>-1939.7829942769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631710636113262">
            <text:p>0.0006317106</text:p>
          </table:table-cell>
          <table:table-cell table:formula="of:=100*([.P293]-[.D293])/[.D293]" office:value-type="float" office:value="3705.48575971844">
            <text:p>3705.4857597185</text:p>
          </table:table-cell>
          <table:table-cell/>
          <table:table-cell office:value-type="float" office:value="2">
            <text:p>2.00</text:p>
          </table:table-cell>
          <table:table-cell office:value-type="float" office:value="-0.0739428478116428">
            <text:p>-0.0739428478</text:p>
          </table:table-cell>
          <table:table-cell office:value-type="float" office:value="0.0485226004171709">
            <text:p>0.0485226004</text:p>
          </table:table-cell>
          <table:table-cell office:value-type="float" office:value="-0.122465448228814">
            <text:p>-0.122465448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7.5">
            <text:p>17.5</text:p>
          </table:table-cell>
          <table:table-cell table:formula="of:=1.01325*[.B294]" office:value-type="float" office:value="17.731875">
            <text:p>17.731875</text:p>
          </table:table-cell>
          <table:table-cell office:value-type="float" office:value="0.00001781">
            <text:p>1.7810E-05</text:p>
          </table:table-cell>
          <table:table-cell table:formula="of:=[.$H$9]+[.$H$10]*[.A294]+[.$H$11]*[.A294]^2+[.$H$12]*[.A294]^3+[.$H$13]*[.A294]^4+[.$H$14]*[.A294]^5+[.$H$15]*[.A294]^6+[.$H$16]*[.C294]+[.$H$17]*[.A294]*[.C294]+[.$H$18]*[.A294]^2*[.C294]+[.$H$19]*[.A294]^3*[.C294]+[.$H$20]*[.A294]^4*[.C294]+[.$H$21]*[.A294]^5*[.C294]+[.$H$22]*[.A294]^6*[.C294]+[.$H$23]*[.C294]^2+[.$H$24]*[.A294]*[.C294]^2+[.$H$25]*[.A294]^2*[.C294]^2+[.$H$26]*[.A294]^3*[.C294]^2+[.$H$27]*[.A294]^4*[.C294]^2+[.$H$28]*[.A294]^5*[.C294]^2+[.$H$29]*[.A294]^6*[.C294]^2+[.$H$30]*[.C294]^3+[.$H$31]*[.A294]*[.C294]^3+[.$H$32]*[.A294]^2*[.C294]^3+[.$H$33]*[.A294]^3*[.C294]^3+[.$H$34]*[.A294]^4*[.C294]^3+[.$H$35]*[.A294]^5*[.C294]^3+[.$H$36]*[.A294]^6*[.C294]^3+[.$H$37]*[.C294]^4+[.$H$38]*[.A294]*[.C294]^4+[.$H$39]*[.A294]^2*[.C294]^4+[.$H$40]*[.A294]^3*[.C294]^4+[.$H$41]*[.A294]^4*[.C294]^4+[.$H$42]*[.A294]^5*[.C294]^4+[.$H$43]*[.A294]^6*[.C294]^4+[.$H$44]*[.C294]^5+[.$H$45]*[.A294]*[.C294]^5+[.$H$46]*[.A294]^2*[.C294]^5+[.$H$47]*[.A294]^3*[.C294]^5+[.$H$48]*[.A294]^4*[.C294]^5+[.$H$49]*[.A294]^5*[.C294]^5+[.$H$50]*[.A294]^6*[.C294]^5+[.$H$51]*[.C294]^6+[.$H$52]*[.A294]*[.C294]^6+[.$H$53]*[.A294]^2*[.C294]^6+[.$H$54]*[.A294]^3*[.C294]^6+[.$H$55]*[.A294]^4*[.C294]^6+[.$H$56]*[.A294]^5*[.C294]^6+[.$H$57]*[.A294]^6*[.C294]^6" office:value-type="float" office:value="-0.000275647771230393">
            <text:p>-2.7565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275647771231586">
            <text:p>-0.0002756478</text:p>
          </table:table-cell>
          <table:table-cell table:formula="of:=[.K294]-[.E294]" office:value-type="float" office:value="-1.19256817962543E-015">
            <text:p>-0</text:p>
          </table:table-cell>
          <table:table-cell table:formula="of:=100*([.K294]-[.D294])/[.D294]" office:value-type="float" office:value="-1647.71348249066">
            <text:p>-1647.7134824907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620608097998189">
            <text:p>0.0006206081</text:p>
          </table:table-cell>
          <table:table-cell table:formula="of:=100*([.P294]-[.D294])/[.D294]" office:value-type="float" office:value="3384.60470521161">
            <text:p>3384.6047052116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0929541929882189">
            <text:p>-0.092954193</text:p>
          </table:table-cell>
          <table:table-cell office:value-type="float" office:value="0.0541784910709117">
            <text:p>0.0541784911</text:p>
          </table:table-cell>
          <table:table-cell office:value-type="float" office:value="-0.147132684059131">
            <text:p>-0.1471326841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7.5">
            <text:p>17.5</text:p>
          </table:table-cell>
          <table:table-cell table:formula="of:=1.01325*[.B295]" office:value-type="float" office:value="17.731875">
            <text:p>17.731875</text:p>
          </table:table-cell>
          <table:table-cell office:value-type="float" office:value="0.00001297">
            <text:p>1.2970E-05</text:p>
          </table:table-cell>
          <table:table-cell table:formula="of:=[.$H$9]+[.$H$10]*[.A295]+[.$H$11]*[.A295]^2+[.$H$12]*[.A295]^3+[.$H$13]*[.A295]^4+[.$H$14]*[.A295]^5+[.$H$15]*[.A295]^6+[.$H$16]*[.C295]+[.$H$17]*[.A295]*[.C295]+[.$H$18]*[.A295]^2*[.C295]+[.$H$19]*[.A295]^3*[.C295]+[.$H$20]*[.A295]^4*[.C295]+[.$H$21]*[.A295]^5*[.C295]+[.$H$22]*[.A295]^6*[.C295]+[.$H$23]*[.C295]^2+[.$H$24]*[.A295]*[.C295]^2+[.$H$25]*[.A295]^2*[.C295]^2+[.$H$26]*[.A295]^3*[.C295]^2+[.$H$27]*[.A295]^4*[.C295]^2+[.$H$28]*[.A295]^5*[.C295]^2+[.$H$29]*[.A295]^6*[.C295]^2+[.$H$30]*[.C295]^3+[.$H$31]*[.A295]*[.C295]^3+[.$H$32]*[.A295]^2*[.C295]^3+[.$H$33]*[.A295]^3*[.C295]^3+[.$H$34]*[.A295]^4*[.C295]^3+[.$H$35]*[.A295]^5*[.C295]^3+[.$H$36]*[.A295]^6*[.C295]^3+[.$H$37]*[.C295]^4+[.$H$38]*[.A295]*[.C295]^4+[.$H$39]*[.A295]^2*[.C295]^4+[.$H$40]*[.A295]^3*[.C295]^4+[.$H$41]*[.A295]^4*[.C295]^4+[.$H$42]*[.A295]^5*[.C295]^4+[.$H$43]*[.A295]^6*[.C295]^4+[.$H$44]*[.C295]^5+[.$H$45]*[.A295]*[.C295]^5+[.$H$46]*[.A295]^2*[.C295]^5+[.$H$47]*[.A295]^3*[.C295]^5+[.$H$48]*[.A295]^4*[.C295]^5+[.$H$49]*[.A295]^5*[.C295]^5+[.$H$50]*[.A295]^6*[.C295]^5+[.$H$51]*[.C295]^6+[.$H$52]*[.A295]*[.C295]^6+[.$H$53]*[.A295]^2*[.C295]^6+[.$H$54]*[.A295]^3*[.C295]^6+[.$H$55]*[.A295]^4*[.C295]^6+[.$H$56]*[.A295]^5*[.C295]^6+[.$H$57]*[.A295]^6*[.C295]^6" office:value-type="float" office:value="-0.00020315485581431">
            <text:p>-2.0315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-0.00020315485581451">
            <text:p>-0.0002031549</text:p>
          </table:table-cell>
          <table:table-cell table:formula="of:=[.K295]-[.E295]" office:value-type="float" office:value="-2.00387666529633E-016">
            <text:p>-0</text:p>
          </table:table-cell>
          <table:table-cell table:formula="of:=100*([.K295]-[.D295])/[.D295]" office:value-type="float" office:value="-1666.34430080578">
            <text:p>-1666.3443008058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564726440129498">
            <text:p>0.0005647264</text:p>
          </table:table-cell>
          <table:table-cell table:formula="of:=100*([.P295]-[.D295])/[.D295]" office:value-type="float" office:value="4254.09745666537">
            <text:p>4254.0974566654</text:p>
          </table:table-cell>
          <table:table-cell/>
          <table:table-cell office:value-type="float" office:value="2.1">
            <text:p>2.10</text:p>
          </table:table-cell>
          <table:table-cell office:value-type="float" office:value="-0.116754733738643">
            <text:p>-0.1167547337</text:p>
          </table:table-cell>
          <table:table-cell office:value-type="float" office:value="0.0602262689971339">
            <text:p>0.060226269</text:p>
          </table:table-cell>
          <table:table-cell office:value-type="float" office:value="-0.176981002735776">
            <text:p>-0.1769810027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7.5">
            <text:p>17.5</text:p>
          </table:table-cell>
          <table:table-cell table:formula="of:=1.01325*[.B296]" office:value-type="float" office:value="17.731875">
            <text:p>17.731875</text:p>
          </table:table-cell>
          <table:table-cell office:value-type="float" office:value="-0.000004306">
            <text:p>-4.3060E-06</text:p>
          </table:table-cell>
          <table:table-cell table:formula="of:=[.$H$9]+[.$H$10]*[.A296]+[.$H$11]*[.A296]^2+[.$H$12]*[.A296]^3+[.$H$13]*[.A296]^4+[.$H$14]*[.A296]^5+[.$H$15]*[.A296]^6+[.$H$16]*[.C296]+[.$H$17]*[.A296]*[.C296]+[.$H$18]*[.A296]^2*[.C296]+[.$H$19]*[.A296]^3*[.C296]+[.$H$20]*[.A296]^4*[.C296]+[.$H$21]*[.A296]^5*[.C296]+[.$H$22]*[.A296]^6*[.C296]+[.$H$23]*[.C296]^2+[.$H$24]*[.A296]*[.C296]^2+[.$H$25]*[.A296]^2*[.C296]^2+[.$H$26]*[.A296]^3*[.C296]^2+[.$H$27]*[.A296]^4*[.C296]^2+[.$H$28]*[.A296]^5*[.C296]^2+[.$H$29]*[.A296]^6*[.C296]^2+[.$H$30]*[.C296]^3+[.$H$31]*[.A296]*[.C296]^3+[.$H$32]*[.A296]^2*[.C296]^3+[.$H$33]*[.A296]^3*[.C296]^3+[.$H$34]*[.A296]^4*[.C296]^3+[.$H$35]*[.A296]^5*[.C296]^3+[.$H$36]*[.A296]^6*[.C296]^3+[.$H$37]*[.C296]^4+[.$H$38]*[.A296]*[.C296]^4+[.$H$39]*[.A296]^2*[.C296]^4+[.$H$40]*[.A296]^3*[.C296]^4+[.$H$41]*[.A296]^4*[.C296]^4+[.$H$42]*[.A296]^5*[.C296]^4+[.$H$43]*[.A296]^6*[.C296]^4+[.$H$44]*[.C296]^5+[.$H$45]*[.A296]*[.C296]^5+[.$H$46]*[.A296]^2*[.C296]^5+[.$H$47]*[.A296]^3*[.C296]^5+[.$H$48]*[.A296]^4*[.C296]^5+[.$H$49]*[.A296]^5*[.C296]^5+[.$H$50]*[.A296]^6*[.C296]^5+[.$H$51]*[.C296]^6+[.$H$52]*[.A296]*[.C296]^6+[.$H$53]*[.A296]^2*[.C296]^6+[.$H$54]*[.A296]^3*[.C296]^6+[.$H$55]*[.A296]^4*[.C296]^6+[.$H$56]*[.A296]^5*[.C296]^6+[.$H$57]*[.A296]^6*[.C296]^6" office:value-type="float" office:value="-0.000114789539284158">
            <text:p>-1.1479E-0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-0.000114789539285091">
            <text:p>-0.0001147895</text:p>
          </table:table-cell>
          <table:table-cell table:formula="of:=[.K296]-[.E296]" office:value-type="float" office:value="-9.33281230075522E-016">
            <text:p>-0</text:p>
          </table:table-cell>
          <table:table-cell table:formula="of:=100*([.K296]-[.D296])/[.D296]" office:value-type="float" office:value="2565.80444229194">
            <text:p>2565.804442292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482604069857256">
            <text:p>0.0004826041</text:p>
          </table:table-cell>
          <table:table-cell table:formula="of:=100*([.P296]-[.D296])/[.D296]" office:value-type="float" office:value="-11307.7117941769">
            <text:p>-11307.7117941769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489956331529783">
            <text:p>-0.0004899563</text:p>
          </table:table-cell>
          <table:table-cell office:value-type="float" office:value="-0.0031154619311365">
            <text:p>-0.0031154619</text:p>
          </table:table-cell>
          <table:table-cell office:value-type="float" office:value="0.00262550559960672">
            <text:p>0.0026255056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7.5">
            <text:p>17.5</text:p>
          </table:table-cell>
          <table:table-cell table:formula="of:=1.01325*[.B297]" office:value-type="float" office:value="17.731875">
            <text:p>17.731875</text:p>
          </table:table-cell>
          <table:table-cell office:value-type="float" office:value="-0.00004238">
            <text:p>-4.2380E-05</text:p>
          </table:table-cell>
          <table:table-cell table:formula="of:=[.$H$9]+[.$H$10]*[.A297]+[.$H$11]*[.A297]^2+[.$H$12]*[.A297]^3+[.$H$13]*[.A297]^4+[.$H$14]*[.A297]^5+[.$H$15]*[.A297]^6+[.$H$16]*[.C297]+[.$H$17]*[.A297]*[.C297]+[.$H$18]*[.A297]^2*[.C297]+[.$H$19]*[.A297]^3*[.C297]+[.$H$20]*[.A297]^4*[.C297]+[.$H$21]*[.A297]^5*[.C297]+[.$H$22]*[.A297]^6*[.C297]+[.$H$23]*[.C297]^2+[.$H$24]*[.A297]*[.C297]^2+[.$H$25]*[.A297]^2*[.C297]^2+[.$H$26]*[.A297]^3*[.C297]^2+[.$H$27]*[.A297]^4*[.C297]^2+[.$H$28]*[.A297]^5*[.C297]^2+[.$H$29]*[.A297]^6*[.C297]^2+[.$H$30]*[.C297]^3+[.$H$31]*[.A297]*[.C297]^3+[.$H$32]*[.A297]^2*[.C297]^3+[.$H$33]*[.A297]^3*[.C297]^3+[.$H$34]*[.A297]^4*[.C297]^3+[.$H$35]*[.A297]^5*[.C297]^3+[.$H$36]*[.A297]^6*[.C297]^3+[.$H$37]*[.C297]^4+[.$H$38]*[.A297]*[.C297]^4+[.$H$39]*[.A297]^2*[.C297]^4+[.$H$40]*[.A297]^3*[.C297]^4+[.$H$41]*[.A297]^4*[.C297]^4+[.$H$42]*[.A297]^5*[.C297]^4+[.$H$43]*[.A297]^6*[.C297]^4+[.$H$44]*[.C297]^5+[.$H$45]*[.A297]*[.C297]^5+[.$H$46]*[.A297]^2*[.C297]^5+[.$H$47]*[.A297]^3*[.C297]^5+[.$H$48]*[.A297]^4*[.C297]^5+[.$H$49]*[.A297]^5*[.C297]^5+[.$H$50]*[.A297]^6*[.C297]^5+[.$H$51]*[.C297]^6+[.$H$52]*[.A297]*[.C297]^6+[.$H$53]*[.A297]^2*[.C297]^6+[.$H$54]*[.A297]^3*[.C297]^6+[.$H$55]*[.A297]^4*[.C297]^6+[.$H$56]*[.A297]^5*[.C297]^6+[.$H$57]*[.A297]^6*[.C297]^6" office:value-type="float" office:value="-0.0000405899516232079">
            <text:p>-4.0590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-4.058995162409262e-05</text:p>
          </table:table-cell>
          <table:table-cell table:formula="of:=[.K297]-[.E297]" office:value-type="float" office:value="-8.84708972748172E-016">
            <text:p>-0</text:p>
          </table:table-cell>
          <table:table-cell table:formula="of:=100*([.K297]-[.D297])/[.D297]" office:value-type="float" office:value="-4.223804567974">
            <text:p>-4.223804568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392775973592059">
            <text:p>0.000392776</text:p>
          </table:table-cell>
          <table:table-cell table:formula="of:=100*([.P297]-[.D297])/[.D297]" office:value-type="float" office:value="-1026.79559601713">
            <text:p>-1026.7955960171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186200798530426">
            <text:p>0.0001862008</text:p>
          </table:table-cell>
          <table:table-cell office:value-type="float" office:value="-0.00210147668653525">
            <text:p>-0.0021014767</text:p>
          </table:table-cell>
          <table:table-cell office:value-type="float" office:value="0.00228767748506568">
            <text:p>0.002287677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7.5">
            <text:p>17.5</text:p>
          </table:table-cell>
          <table:table-cell table:formula="of:=1.01325*[.B298]" office:value-type="float" office:value="17.731875">
            <text:p>17.731875</text:p>
          </table:table-cell>
          <table:table-cell office:value-type="float" office:value="-0.0001098">
            <text:p>-1.0980E-04</text:p>
          </table:table-cell>
          <table:table-cell table:formula="of:=[.$H$9]+[.$H$10]*[.A298]+[.$H$11]*[.A298]^2+[.$H$12]*[.A298]^3+[.$H$13]*[.A298]^4+[.$H$14]*[.A298]^5+[.$H$15]*[.A298]^6+[.$H$16]*[.C298]+[.$H$17]*[.A298]*[.C298]+[.$H$18]*[.A298]^2*[.C298]+[.$H$19]*[.A298]^3*[.C298]+[.$H$20]*[.A298]^4*[.C298]+[.$H$21]*[.A298]^5*[.C298]+[.$H$22]*[.A298]^6*[.C298]+[.$H$23]*[.C298]^2+[.$H$24]*[.A298]*[.C298]^2+[.$H$25]*[.A298]^2*[.C298]^2+[.$H$26]*[.A298]^3*[.C298]^2+[.$H$27]*[.A298]^4*[.C298]^2+[.$H$28]*[.A298]^5*[.C298]^2+[.$H$29]*[.A298]^6*[.C298]^2+[.$H$30]*[.C298]^3+[.$H$31]*[.A298]*[.C298]^3+[.$H$32]*[.A298]^2*[.C298]^3+[.$H$33]*[.A298]^3*[.C298]^3+[.$H$34]*[.A298]^4*[.C298]^3+[.$H$35]*[.A298]^5*[.C298]^3+[.$H$36]*[.A298]^6*[.C298]^3+[.$H$37]*[.C298]^4+[.$H$38]*[.A298]*[.C298]^4+[.$H$39]*[.A298]^2*[.C298]^4+[.$H$40]*[.A298]^3*[.C298]^4+[.$H$41]*[.A298]^4*[.C298]^4+[.$H$42]*[.A298]^5*[.C298]^4+[.$H$43]*[.A298]^6*[.C298]^4+[.$H$44]*[.C298]^5+[.$H$45]*[.A298]*[.C298]^5+[.$H$46]*[.A298]^2*[.C298]^5+[.$H$47]*[.A298]^3*[.C298]^5+[.$H$48]*[.A298]^4*[.C298]^5+[.$H$49]*[.A298]^5*[.C298]^5+[.$H$50]*[.A298]^6*[.C298]^5+[.$H$51]*[.C298]^6+[.$H$52]*[.A298]*[.C298]^6+[.$H$53]*[.A298]^2*[.C298]^6+[.$H$54]*[.A298]^3*[.C298]^6+[.$H$55]*[.A298]^4*[.C298]^6+[.$H$56]*[.A298]^5*[.C298]^6+[.$H$57]*[.A298]^6*[.C298]^6" office:value-type="float" office:value="-0.0000105232035724281">
            <text:p>-1.0523E-05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-1.052320357413164e-05</text:p>
          </table:table-cell>
          <table:table-cell table:formula="of:=[.K298]-[.E298]" office:value-type="float" office:value="-1.70350014747512E-015">
            <text:p>-0</text:p>
          </table:table-cell>
          <table:table-cell table:formula="of:=100*([.K298]-[.D298])/[.D298]" office:value-type="float" office:value="-90.416025888769">
            <text:p>-90.4160258888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313774600045625">
            <text:p>0.0003137746</text:p>
          </table:table-cell>
          <table:table-cell table:formula="of:=100*([.P298]-[.D298])/[.D298]" office:value-type="float" office:value="-385.769216799294">
            <text:p>-385.7692167993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406473275431554">
            <text:p>0.0004064733</text:p>
          </table:table-cell>
          <table:table-cell office:value-type="float" office:value="-0.00128024829628899">
            <text:p>-0.0012802483</text:p>
          </table:table-cell>
          <table:table-cell office:value-type="float" office:value="0.00168672157172055">
            <text:p>0.0016867216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7.5">
            <text:p>17.5</text:p>
          </table:table-cell>
          <table:table-cell table:formula="of:=1.01325*[.B299]" office:value-type="float" office:value="17.731875">
            <text:p>17.731875</text:p>
          </table:table-cell>
          <table:table-cell office:value-type="float" office:value="-0.000219">
            <text:p>-2.1900E-04</text:p>
          </table:table-cell>
          <table:table-cell table:formula="of:=[.$H$9]+[.$H$10]*[.A299]+[.$H$11]*[.A299]^2+[.$H$12]*[.A299]^3+[.$H$13]*[.A299]^4+[.$H$14]*[.A299]^5+[.$H$15]*[.A299]^6+[.$H$16]*[.C299]+[.$H$17]*[.A299]*[.C299]+[.$H$18]*[.A299]^2*[.C299]+[.$H$19]*[.A299]^3*[.C299]+[.$H$20]*[.A299]^4*[.C299]+[.$H$21]*[.A299]^5*[.C299]+[.$H$22]*[.A299]^6*[.C299]+[.$H$23]*[.C299]^2+[.$H$24]*[.A299]*[.C299]^2+[.$H$25]*[.A299]^2*[.C299]^2+[.$H$26]*[.A299]^3*[.C299]^2+[.$H$27]*[.A299]^4*[.C299]^2+[.$H$28]*[.A299]^5*[.C299]^2+[.$H$29]*[.A299]^6*[.C299]^2+[.$H$30]*[.C299]^3+[.$H$31]*[.A299]*[.C299]^3+[.$H$32]*[.A299]^2*[.C299]^3+[.$H$33]*[.A299]^3*[.C299]^3+[.$H$34]*[.A299]^4*[.C299]^3+[.$H$35]*[.A299]^5*[.C299]^3+[.$H$36]*[.A299]^6*[.C299]^3+[.$H$37]*[.C299]^4+[.$H$38]*[.A299]*[.C299]^4+[.$H$39]*[.A299]^2*[.C299]^4+[.$H$40]*[.A299]^3*[.C299]^4+[.$H$41]*[.A299]^4*[.C299]^4+[.$H$42]*[.A299]^5*[.C299]^4+[.$H$43]*[.A299]^6*[.C299]^4+[.$H$44]*[.C299]^5+[.$H$45]*[.A299]*[.C299]^5+[.$H$46]*[.A299]^2*[.C299]^5+[.$H$47]*[.A299]^3*[.C299]^5+[.$H$48]*[.A299]^4*[.C299]^5+[.$H$49]*[.A299]^5*[.C299]^5+[.$H$50]*[.A299]^6*[.C299]^5+[.$H$51]*[.C299]^6+[.$H$52]*[.A299]*[.C299]^6+[.$H$53]*[.A299]^2*[.C299]^6+[.$H$54]*[.A299]^3*[.C299]^6+[.$H$55]*[.A299]^4*[.C299]^6+[.$H$56]*[.A299]^5*[.C299]^6+[.$H$57]*[.A299]^6*[.C299]^6" office:value-type="float" office:value="-0.0000518765985289341">
            <text:p>-5.1877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-5.187659853216758e-05</text:p>
          </table:table-cell>
          <table:table-cell table:formula="of:=[.K299]-[.E299]" office:value-type="float" office:value="-3.23352455922077E-015">
            <text:p>-0</text:p>
          </table:table-cell>
          <table:table-cell table:formula="of:=100*([.K299]-[.D299])/[.D299]" office:value-type="float" office:value="-76.3120554647637">
            <text:p>-76.3120554648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64130993245883">
            <text:p>0.000264131</text:p>
          </table:table-cell>
          <table:table-cell table:formula="of:=100*([.P299]-[.D299])/[.D299]" office:value-type="float" office:value="-220.607759473006">
            <text:p>-220.60775947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362527944991995">
            <text:p>0.0003625279</text:p>
          </table:table-cell>
          <table:table-cell office:value-type="float" office:value="-0.00063340753787219">
            <text:p>-0.0006334075</text:p>
          </table:table-cell>
          <table:table-cell office:value-type="float" office:value="0.000995935482864185">
            <text:p>0.0009959355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7.5">
            <text:p>17.5</text:p>
          </table:table-cell>
          <table:table-cell table:formula="of:=1.01325*[.B300]" office:value-type="float" office:value="17.731875">
            <text:p>17.731875</text:p>
          </table:table-cell>
          <table:table-cell office:value-type="float" office:value="-0.0003799">
            <text:p>-3.7990E-04</text:p>
          </table:table-cell>
          <table:table-cell table:formula="of:=[.$H$9]+[.$H$10]*[.A300]+[.$H$11]*[.A300]^2+[.$H$12]*[.A300]^3+[.$H$13]*[.A300]^4+[.$H$14]*[.A300]^5+[.$H$15]*[.A300]^6+[.$H$16]*[.C300]+[.$H$17]*[.A300]*[.C300]+[.$H$18]*[.A300]^2*[.C300]+[.$H$19]*[.A300]^3*[.C300]+[.$H$20]*[.A300]^4*[.C300]+[.$H$21]*[.A300]^5*[.C300]+[.$H$22]*[.A300]^6*[.C300]+[.$H$23]*[.C300]^2+[.$H$24]*[.A300]*[.C300]^2+[.$H$25]*[.A300]^2*[.C300]^2+[.$H$26]*[.A300]^3*[.C300]^2+[.$H$27]*[.A300]^4*[.C300]^2+[.$H$28]*[.A300]^5*[.C300]^2+[.$H$29]*[.A300]^6*[.C300]^2+[.$H$30]*[.C300]^3+[.$H$31]*[.A300]*[.C300]^3+[.$H$32]*[.A300]^2*[.C300]^3+[.$H$33]*[.A300]^3*[.C300]^3+[.$H$34]*[.A300]^4*[.C300]^3+[.$H$35]*[.A300]^5*[.C300]^3+[.$H$36]*[.A300]^6*[.C300]^3+[.$H$37]*[.C300]^4+[.$H$38]*[.A300]*[.C300]^4+[.$H$39]*[.A300]^2*[.C300]^4+[.$H$40]*[.A300]^3*[.C300]^4+[.$H$41]*[.A300]^4*[.C300]^4+[.$H$42]*[.A300]^5*[.C300]^4+[.$H$43]*[.A300]^6*[.C300]^4+[.$H$44]*[.C300]^5+[.$H$45]*[.A300]*[.C300]^5+[.$H$46]*[.A300]^2*[.C300]^5+[.$H$47]*[.A300]^3*[.C300]^5+[.$H$48]*[.A300]^4*[.C300]^5+[.$H$49]*[.A300]^5*[.C300]^5+[.$H$50]*[.A300]^6*[.C300]^5+[.$H$51]*[.C300]^6+[.$H$52]*[.A300]*[.C300]^6+[.$H$53]*[.A300]^2*[.C300]^6+[.$H$54]*[.A300]^3*[.C300]^6+[.$H$55]*[.A300]^4*[.C300]^6+[.$H$56]*[.A300]^5*[.C300]^6+[.$H$57]*[.A300]^6*[.C300]^6" office:value-type="float" office:value="-0.000187284897085027">
            <text:p>-1.8728E-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-0.00018728489709461">
            <text:p>-0.0001872849</text:p>
          </table:table-cell>
          <table:table-cell table:formula="of:=[.K300]-[.E300]" office:value-type="float" office:value="-9.58263958635019E-015">
            <text:p>-0</text:p>
          </table:table-cell>
          <table:table-cell table:formula="of:=100*([.K300]-[.D300])/[.D300]" office:value-type="float" office:value="-50.7015274823349">
            <text:p>-50.701527482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62375574320607">
            <text:p>0.0002623756</text:p>
          </table:table-cell>
          <table:table-cell table:formula="of:=100*([.P300]-[.D300])/[.D300]" office:value-type="float" office:value="-169.064378605056">
            <text:p>-169.0643786051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194001210882494">
            <text:p>0.0001940012</text:p>
          </table:table-cell>
          <table:table-cell office:value-type="float" office:value="-0.000142514594129365">
            <text:p>-0.0001425146</text:p>
          </table:table-cell>
          <table:table-cell office:value-type="float" office:value="0.000336515805011859">
            <text:p>0.0003365158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7.5">
            <text:p>17.5</text:p>
          </table:table-cell>
          <table:table-cell table:formula="of:=1.01325*[.B301]" office:value-type="float" office:value="17.731875">
            <text:p>17.731875</text:p>
          </table:table-cell>
          <table:table-cell office:value-type="float" office:value="-0.0006013">
            <text:p>-6.0130E-04</text:p>
          </table:table-cell>
          <table:table-cell table:formula="of:=[.$H$9]+[.$H$10]*[.A301]+[.$H$11]*[.A301]^2+[.$H$12]*[.A301]^3+[.$H$13]*[.A301]^4+[.$H$14]*[.A301]^5+[.$H$15]*[.A301]^6+[.$H$16]*[.C301]+[.$H$17]*[.A301]*[.C301]+[.$H$18]*[.A301]^2*[.C301]+[.$H$19]*[.A301]^3*[.C301]+[.$H$20]*[.A301]^4*[.C301]+[.$H$21]*[.A301]^5*[.C301]+[.$H$22]*[.A301]^6*[.C301]+[.$H$23]*[.C301]^2+[.$H$24]*[.A301]*[.C301]^2+[.$H$25]*[.A301]^2*[.C301]^2+[.$H$26]*[.A301]^3*[.C301]^2+[.$H$27]*[.A301]^4*[.C301]^2+[.$H$28]*[.A301]^5*[.C301]^2+[.$H$29]*[.A301]^6*[.C301]^2+[.$H$30]*[.C301]^3+[.$H$31]*[.A301]*[.C301]^3+[.$H$32]*[.A301]^2*[.C301]^3+[.$H$33]*[.A301]^3*[.C301]^3+[.$H$34]*[.A301]^4*[.C301]^3+[.$H$35]*[.A301]^5*[.C301]^3+[.$H$36]*[.A301]^6*[.C301]^3+[.$H$37]*[.C301]^4+[.$H$38]*[.A301]*[.C301]^4+[.$H$39]*[.A301]^2*[.C301]^4+[.$H$40]*[.A301]^3*[.C301]^4+[.$H$41]*[.A301]^4*[.C301]^4+[.$H$42]*[.A301]^5*[.C301]^4+[.$H$43]*[.A301]^6*[.C301]^4+[.$H$44]*[.C301]^5+[.$H$45]*[.A301]*[.C301]^5+[.$H$46]*[.A301]^2*[.C301]^5+[.$H$47]*[.A301]^3*[.C301]^5+[.$H$48]*[.A301]^4*[.C301]^5+[.$H$49]*[.A301]^5*[.C301]^5+[.$H$50]*[.A301]^6*[.C301]^5+[.$H$51]*[.C301]^6+[.$H$52]*[.A301]*[.C301]^6+[.$H$53]*[.A301]^2*[.C301]^6+[.$H$54]*[.A301]^3*[.C301]^6+[.$H$55]*[.A301]^4*[.C301]^6+[.$H$56]*[.A301]^5*[.C301]^6+[.$H$57]*[.A301]^6*[.C301]^6" office:value-type="float" office:value="-0.000433393634197796">
            <text:p>-4.3339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433393634194146">
            <text:p>-0.0004333936</text:p>
          </table:table-cell>
          <table:table-cell table:formula="of:=[.K301]-[.E301]" office:value-type="float" office:value="3.6498581934552E-015">
            <text:p>0</text:p>
          </table:table-cell>
          <table:table-cell table:formula="of:=100*([.K301]-[.D301])/[.D301]" office:value-type="float" office:value="-27.9238925338191">
            <text:p>-27.9238925338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327037971182758">
            <text:p>0.000327038</text:p>
          </table:table-cell>
          <table:table-cell table:formula="of:=100*([.P301]-[.D301])/[.D301]" office:value-type="float" office:value="-154.38848680904">
            <text:p>-154.388486809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-3.167703574480135e-06</text:p>
          </table:table-cell>
          <table:table-cell office:value-type="float" office:value="0.000210918241107227">
            <text:p>0.0002109182</text:p>
          </table:table-cell>
          <table:table-cell office:value-type="float" office:value="-0.000214085944681707">
            <text:p>-0.000214085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7.5">
            <text:p>17.5</text:p>
          </table:table-cell>
          <table:table-cell table:formula="of:=1.01325*[.B302]" office:value-type="float" office:value="17.731875">
            <text:p>17.731875</text:p>
          </table:table-cell>
          <table:table-cell office:value-type="float" office:value="-0.000895">
            <text:p>-8.9500E-04</text:p>
          </table:table-cell>
          <table:table-cell table:formula="of:=[.$H$9]+[.$H$10]*[.A302]+[.$H$11]*[.A302]^2+[.$H$12]*[.A302]^3+[.$H$13]*[.A302]^4+[.$H$14]*[.A302]^5+[.$H$15]*[.A302]^6+[.$H$16]*[.C302]+[.$H$17]*[.A302]*[.C302]+[.$H$18]*[.A302]^2*[.C302]+[.$H$19]*[.A302]^3*[.C302]+[.$H$20]*[.A302]^4*[.C302]+[.$H$21]*[.A302]^5*[.C302]+[.$H$22]*[.A302]^6*[.C302]+[.$H$23]*[.C302]^2+[.$H$24]*[.A302]*[.C302]^2+[.$H$25]*[.A302]^2*[.C302]^2+[.$H$26]*[.A302]^3*[.C302]^2+[.$H$27]*[.A302]^4*[.C302]^2+[.$H$28]*[.A302]^5*[.C302]^2+[.$H$29]*[.A302]^6*[.C302]^2+[.$H$30]*[.C302]^3+[.$H$31]*[.A302]*[.C302]^3+[.$H$32]*[.A302]^2*[.C302]^3+[.$H$33]*[.A302]^3*[.C302]^3+[.$H$34]*[.A302]^4*[.C302]^3+[.$H$35]*[.A302]^5*[.C302]^3+[.$H$36]*[.A302]^6*[.C302]^3+[.$H$37]*[.C302]^4+[.$H$38]*[.A302]*[.C302]^4+[.$H$39]*[.A302]^2*[.C302]^4+[.$H$40]*[.A302]^3*[.C302]^4+[.$H$41]*[.A302]^4*[.C302]^4+[.$H$42]*[.A302]^5*[.C302]^4+[.$H$43]*[.A302]^6*[.C302]^4+[.$H$44]*[.C302]^5+[.$H$45]*[.A302]*[.C302]^5+[.$H$46]*[.A302]^2*[.C302]^5+[.$H$47]*[.A302]^3*[.C302]^5+[.$H$48]*[.A302]^4*[.C302]^5+[.$H$49]*[.A302]^5*[.C302]^5+[.$H$50]*[.A302]^6*[.C302]^5+[.$H$51]*[.C302]^6+[.$H$52]*[.A302]*[.C302]^6+[.$H$53]*[.A302]^2*[.C302]^6+[.$H$54]*[.A302]^3*[.C302]^6+[.$H$55]*[.A302]^4*[.C302]^6+[.$H$56]*[.A302]^5*[.C302]^6+[.$H$57]*[.A302]^6*[.C302]^6" office:value-type="float" office:value="-0.000800158488952985">
            <text:p>-8.0016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800158488961478">
            <text:p>-0.0008001585</text:p>
          </table:table-cell>
          <table:table-cell table:formula="of:=[.K302]-[.E302]" office:value-type="float" office:value="-8.49320613838245E-015">
            <text:p>-0</text:p>
          </table:table-cell>
          <table:table-cell table:formula="of:=100*([.K302]-[.D302])/[.D302]" office:value-type="float" office:value="-10.5968168758125">
            <text:p>-10.596816875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476645295322542">
            <text:p>0.0004766453</text:p>
          </table:table-cell>
          <table:table-cell table:formula="of:=100*([.P302]-[.D302])/[.D302]" office:value-type="float" office:value="-153.256457577938">
            <text:p>-153.2564575779</text:p>
          </table:table-cell>
          <table:table-cell/>
          <table:table-cell office:value-type="float" office:value="0.4">
            <text:p>0.40</text:p>
          </table:table-cell>
          <table:table-cell office:value-type="float" office:value="-0.000169039546243379">
            <text:p>-0.0001690395</text:p>
          </table:table-cell>
          <table:table-cell office:value-type="float" office:value="0.000445408878946326">
            <text:p>0.0004454089</text:p>
          </table:table-cell>
          <table:table-cell office:value-type="float" office:value="-0.000614448425189704">
            <text:p>-0.0006144484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7.5">
            <text:p>17.5</text:p>
          </table:table-cell>
          <table:table-cell table:formula="of:=1.01325*[.B303]" office:value-type="float" office:value="17.731875">
            <text:p>17.731875</text:p>
          </table:table-cell>
          <table:table-cell office:value-type="float" office:value="-0.003264">
            <text:p>-3.2640E-03</text:p>
          </table:table-cell>
          <table:table-cell table:formula="of:=[.$H$9]+[.$H$10]*[.A303]+[.$H$11]*[.A303]^2+[.$H$12]*[.A303]^3+[.$H$13]*[.A303]^4+[.$H$14]*[.A303]^5+[.$H$15]*[.A303]^6+[.$H$16]*[.C303]+[.$H$17]*[.A303]*[.C303]+[.$H$18]*[.A303]^2*[.C303]+[.$H$19]*[.A303]^3*[.C303]+[.$H$20]*[.A303]^4*[.C303]+[.$H$21]*[.A303]^5*[.C303]+[.$H$22]*[.A303]^6*[.C303]+[.$H$23]*[.C303]^2+[.$H$24]*[.A303]*[.C303]^2+[.$H$25]*[.A303]^2*[.C303]^2+[.$H$26]*[.A303]^3*[.C303]^2+[.$H$27]*[.A303]^4*[.C303]^2+[.$H$28]*[.A303]^5*[.C303]^2+[.$H$29]*[.A303]^6*[.C303]^2+[.$H$30]*[.C303]^3+[.$H$31]*[.A303]*[.C303]^3+[.$H$32]*[.A303]^2*[.C303]^3+[.$H$33]*[.A303]^3*[.C303]^3+[.$H$34]*[.A303]^4*[.C303]^3+[.$H$35]*[.A303]^5*[.C303]^3+[.$H$36]*[.A303]^6*[.C303]^3+[.$H$37]*[.C303]^4+[.$H$38]*[.A303]*[.C303]^4+[.$H$39]*[.A303]^2*[.C303]^4+[.$H$40]*[.A303]^3*[.C303]^4+[.$H$41]*[.A303]^4*[.C303]^4+[.$H$42]*[.A303]^5*[.C303]^4+[.$H$43]*[.A303]^6*[.C303]^4+[.$H$44]*[.C303]^5+[.$H$45]*[.A303]*[.C303]^5+[.$H$46]*[.A303]^2*[.C303]^5+[.$H$47]*[.A303]^3*[.C303]^5+[.$H$48]*[.A303]^4*[.C303]^5+[.$H$49]*[.A303]^5*[.C303]^5+[.$H$50]*[.A303]^6*[.C303]^5+[.$H$51]*[.C303]^6+[.$H$52]*[.A303]*[.C303]^6+[.$H$53]*[.A303]^2*[.C303]^6+[.$H$54]*[.A303]^3*[.C303]^6+[.$H$55]*[.A303]^4*[.C303]^6+[.$H$56]*[.A303]^5*[.C303]^6+[.$H$57]*[.A303]^6*[.C303]^6" office:value-type="float" office:value="-0.00129078070706359">
            <text:p>-1.2908E-0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129078070706276">
            <text:p>-0.0012907807</text:p>
          </table:table-cell>
          <table:table-cell table:formula="of:=[.K303]-[.E303]" office:value-type="float" office:value="8.3245042803437E-016">
            <text:p>0</text:p>
          </table:table-cell>
          <table:table-cell table:formula="of:=100*([.K303]-[.D303])/[.D303]" office:value-type="float" office:value="-60.454022455185">
            <text:p>-60.4540224552</text:p>
          </table:table-cell>
          <table:table-cell/>
          <table:table-cell office:value-type="float" office:value="1">
            <text:p>1.00</text:p>
          </table:table-cell>
          <table:table-cell office:value-type="float" office:value="0.000729718265204074">
            <text:p>0.0007297183</text:p>
          </table:table-cell>
          <table:table-cell table:formula="of:=100*([.P303]-[.D303])/[.D303]" office:value-type="float" office:value="-122.356564497674">
            <text:p>-122.3565644977</text:p>
          </table:table-cell>
          <table:table-cell/>
          <table:table-cell office:value-type="float" office:value="0.45">
            <text:p>0.45</text:p>
          </table:table-cell>
          <table:table-cell office:value-type="float" office:value="-0.000272613879643076">
            <text:p>-0.0002726139</text:p>
          </table:table-cell>
          <table:table-cell office:value-type="float" office:value="0.000579492194040215">
            <text:p>0.0005794922</text:p>
          </table:table-cell>
          <table:table-cell office:value-type="float" office:value="-0.000852106073683292">
            <text:p>-0.000852106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7.5">
            <text:p>17.5</text:p>
          </table:table-cell>
          <table:table-cell table:formula="of:=1.01325*[.B304]" office:value-type="float" office:value="17.731875">
            <text:p>17.731875</text:p>
          </table:table-cell>
          <table:table-cell office:value-type="float" office:value="-0.00373">
            <text:p>-3.7300E-03</text:p>
          </table:table-cell>
          <table:table-cell table:formula="of:=[.$H$9]+[.$H$10]*[.A304]+[.$H$11]*[.A304]^2+[.$H$12]*[.A304]^3+[.$H$13]*[.A304]^4+[.$H$14]*[.A304]^5+[.$H$15]*[.A304]^6+[.$H$16]*[.C304]+[.$H$17]*[.A304]*[.C304]+[.$H$18]*[.A304]^2*[.C304]+[.$H$19]*[.A304]^3*[.C304]+[.$H$20]*[.A304]^4*[.C304]+[.$H$21]*[.A304]^5*[.C304]+[.$H$22]*[.A304]^6*[.C304]+[.$H$23]*[.C304]^2+[.$H$24]*[.A304]*[.C304]^2+[.$H$25]*[.A304]^2*[.C304]^2+[.$H$26]*[.A304]^3*[.C304]^2+[.$H$27]*[.A304]^4*[.C304]^2+[.$H$28]*[.A304]^5*[.C304]^2+[.$H$29]*[.A304]^6*[.C304]^2+[.$H$30]*[.C304]^3+[.$H$31]*[.A304]*[.C304]^3+[.$H$32]*[.A304]^2*[.C304]^3+[.$H$33]*[.A304]^3*[.C304]^3+[.$H$34]*[.A304]^4*[.C304]^3+[.$H$35]*[.A304]^5*[.C304]^3+[.$H$36]*[.A304]^6*[.C304]^3+[.$H$37]*[.C304]^4+[.$H$38]*[.A304]*[.C304]^4+[.$H$39]*[.A304]^2*[.C304]^4+[.$H$40]*[.A304]^3*[.C304]^4+[.$H$41]*[.A304]^4*[.C304]^4+[.$H$42]*[.A304]^5*[.C304]^4+[.$H$43]*[.A304]^6*[.C304]^4+[.$H$44]*[.C304]^5+[.$H$45]*[.A304]*[.C304]^5+[.$H$46]*[.A304]^2*[.C304]^5+[.$H$47]*[.A304]^3*[.C304]^5+[.$H$48]*[.A304]^4*[.C304]^5+[.$H$49]*[.A304]^5*[.C304]^5+[.$H$50]*[.A304]^6*[.C304]^5+[.$H$51]*[.C304]^6+[.$H$52]*[.A304]*[.C304]^6+[.$H$53]*[.A304]^2*[.C304]^6+[.$H$54]*[.A304]^3*[.C304]^6+[.$H$55]*[.A304]^4*[.C304]^6+[.$H$56]*[.A304]^5*[.C304]^6+[.$H$57]*[.A304]^6*[.C304]^6" office:value-type="float" office:value="-0.00190227857585112">
            <text:p>-1.9023E-0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190227857586714">
            <text:p>-0.0019022786</text:p>
          </table:table-cell>
          <table:table-cell table:formula="of:=[.K304]-[.E304]" office:value-type="float" office:value="-0.0000000000000160151839706524">
            <text:p>-0</text:p>
          </table:table-cell>
          <table:table-cell table:formula="of:=100*([.K304]-[.D304])/[.D304]" office:value-type="float" office:value="-49.0005743735351">
            <text:p>-49.000574373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11047645767569">
            <text:p>0.0011047646</text:p>
          </table:table-cell>
          <table:table-cell table:formula="of:=100*([.P304]-[.D304])/[.D304]" office:value-type="float" office:value="-129.61835326426">
            <text:p>-129.6183532643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305403977049961">
            <text:p>-0.000305404</text:p>
          </table:table-cell>
          <table:table-cell office:value-type="float" office:value="0.000631710636113262">
            <text:p>0.0006317106</text:p>
          </table:table-cell>
          <table:table-cell office:value-type="float" office:value="-0.000937114613163223">
            <text:p>-0.0009371146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7.5">
            <text:p>17.5</text:p>
          </table:table-cell>
          <table:table-cell table:formula="of:=1.01325*[.B305]" office:value-type="float" office:value="17.731875">
            <text:p>17.731875</text:p>
          </table:table-cell>
          <table:table-cell office:value-type="float" office:value="-0.002287">
            <text:p>-2.2870E-03</text:p>
          </table:table-cell>
          <table:table-cell table:formula="of:=[.$H$9]+[.$H$10]*[.A305]+[.$H$11]*[.A305]^2+[.$H$12]*[.A305]^3+[.$H$13]*[.A305]^4+[.$H$14]*[.A305]^5+[.$H$15]*[.A305]^6+[.$H$16]*[.C305]+[.$H$17]*[.A305]*[.C305]+[.$H$18]*[.A305]^2*[.C305]+[.$H$19]*[.A305]^3*[.C305]+[.$H$20]*[.A305]^4*[.C305]+[.$H$21]*[.A305]^5*[.C305]+[.$H$22]*[.A305]^6*[.C305]+[.$H$23]*[.C305]^2+[.$H$24]*[.A305]*[.C305]^2+[.$H$25]*[.A305]^2*[.C305]^2+[.$H$26]*[.A305]^3*[.C305]^2+[.$H$27]*[.A305]^4*[.C305]^2+[.$H$28]*[.A305]^5*[.C305]^2+[.$H$29]*[.A305]^6*[.C305]^2+[.$H$30]*[.C305]^3+[.$H$31]*[.A305]*[.C305]^3+[.$H$32]*[.A305]^2*[.C305]^3+[.$H$33]*[.A305]^3*[.C305]^3+[.$H$34]*[.A305]^4*[.C305]^3+[.$H$35]*[.A305]^5*[.C305]^3+[.$H$36]*[.A305]^6*[.C305]^3+[.$H$37]*[.C305]^4+[.$H$38]*[.A305]*[.C305]^4+[.$H$39]*[.A305]^2*[.C305]^4+[.$H$40]*[.A305]^3*[.C305]^4+[.$H$41]*[.A305]^4*[.C305]^4+[.$H$42]*[.A305]^5*[.C305]^4+[.$H$43]*[.A305]^6*[.C305]^4+[.$H$44]*[.C305]^5+[.$H$45]*[.A305]*[.C305]^5+[.$H$46]*[.A305]^2*[.C305]^5+[.$H$47]*[.A305]^3*[.C305]^5+[.$H$48]*[.A305]^4*[.C305]^5+[.$H$49]*[.A305]^5*[.C305]^5+[.$H$50]*[.A305]^6*[.C305]^5+[.$H$51]*[.C305]^6+[.$H$52]*[.A305]*[.C305]^6+[.$H$53]*[.A305]^2*[.C305]^6+[.$H$54]*[.A305]^3*[.C305]^6+[.$H$55]*[.A305]^4*[.C305]^6+[.$H$56]*[.A305]^5*[.C305]^6+[.$H$57]*[.A305]^6*[.C305]^6" office:value-type="float" office:value="-0.00262669495201534">
            <text:p>-2.6267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262669495202239">
            <text:p>-0.002626695</text:p>
          </table:table-cell>
          <table:table-cell table:formula="of:=[.K305]-[.E305]" office:value-type="float" office:value="-7.04991620636974E-015">
            <text:p>-0</text:p>
          </table:table-cell>
          <table:table-cell table:formula="of:=100*([.K305]-[.D305])/[.D305]" office:value-type="float" office:value="14.8532991701963">
            <text:p>14.8532991702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162026892379804">
            <text:p>0.0016202689</text:p>
          </table:table-cell>
          <table:table-cell table:formula="of:=100*([.P305]-[.D305])/[.D305]" office:value-type="float" office:value="-170.846914027024">
            <text:p>-170.846914027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275647771231586">
            <text:p>-0.0002756478</text:p>
          </table:table-cell>
          <table:table-cell office:value-type="float" office:value="0.000620608097998189">
            <text:p>0.0006206081</text:p>
          </table:table-cell>
          <table:table-cell office:value-type="float" office:value="-0.000896255869229774">
            <text:p>-0.0008962559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7.5">
            <text:p>17.5</text:p>
          </table:table-cell>
          <table:table-cell table:formula="of:=1.01325*[.B306]" office:value-type="float" office:value="17.731875">
            <text:p>17.731875</text:p>
          </table:table-cell>
          <table:table-cell office:value-type="float" office:value="-0.002953">
            <text:p>-2.9530E-03</text:p>
          </table:table-cell>
          <table:table-cell table:formula="of:=[.$H$9]+[.$H$10]*[.A306]+[.$H$11]*[.A306]^2+[.$H$12]*[.A306]^3+[.$H$13]*[.A306]^4+[.$H$14]*[.A306]^5+[.$H$15]*[.A306]^6+[.$H$16]*[.C306]+[.$H$17]*[.A306]*[.C306]+[.$H$18]*[.A306]^2*[.C306]+[.$H$19]*[.A306]^3*[.C306]+[.$H$20]*[.A306]^4*[.C306]+[.$H$21]*[.A306]^5*[.C306]+[.$H$22]*[.A306]^6*[.C306]+[.$H$23]*[.C306]^2+[.$H$24]*[.A306]*[.C306]^2+[.$H$25]*[.A306]^2*[.C306]^2+[.$H$26]*[.A306]^3*[.C306]^2+[.$H$27]*[.A306]^4*[.C306]^2+[.$H$28]*[.A306]^5*[.C306]^2+[.$H$29]*[.A306]^6*[.C306]^2+[.$H$30]*[.C306]^3+[.$H$31]*[.A306]*[.C306]^3+[.$H$32]*[.A306]^2*[.C306]^3+[.$H$33]*[.A306]^3*[.C306]^3+[.$H$34]*[.A306]^4*[.C306]^3+[.$H$35]*[.A306]^5*[.C306]^3+[.$H$36]*[.A306]^6*[.C306]^3+[.$H$37]*[.C306]^4+[.$H$38]*[.A306]*[.C306]^4+[.$H$39]*[.A306]^2*[.C306]^4+[.$H$40]*[.A306]^3*[.C306]^4+[.$H$41]*[.A306]^4*[.C306]^4+[.$H$42]*[.A306]^5*[.C306]^4+[.$H$43]*[.A306]^6*[.C306]^4+[.$H$44]*[.C306]^5+[.$H$45]*[.A306]*[.C306]^5+[.$H$46]*[.A306]^2*[.C306]^5+[.$H$47]*[.A306]^3*[.C306]^5+[.$H$48]*[.A306]^4*[.C306]^5+[.$H$49]*[.A306]^5*[.C306]^5+[.$H$50]*[.A306]^6*[.C306]^5+[.$H$51]*[.C306]^6+[.$H$52]*[.A306]*[.C306]^6+[.$H$53]*[.A306]^2*[.C306]^6+[.$H$54]*[.A306]^3*[.C306]^6+[.$H$55]*[.A306]^4*[.C306]^6+[.$H$56]*[.A306]^5*[.C306]^6+[.$H$57]*[.A306]^6*[.C306]^6" office:value-type="float" office:value="-0.00345294084191733">
            <text:p>-3.4529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345294084193148">
            <text:p>-0.0034529408</text:p>
          </table:table-cell>
          <table:table-cell table:formula="of:=[.K306]-[.E306]" office:value-type="float" office:value="-0.0000000000000141553435639707">
            <text:p>-0</text:p>
          </table:table-cell>
          <table:table-cell table:formula="of:=100*([.K306]-[.D306])/[.D306]" office:value-type="float" office:value="16.929930305841">
            <text:p>16.9299303058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22946790757617">
            <text:p>0.0022946791</text:p>
          </table:table-cell>
          <table:table-cell table:formula="of:=100*([.P306]-[.D306])/[.D306]" office:value-type="float" office:value="-177.7067076113">
            <text:p>-177.7067076113</text:p>
          </table:table-cell>
          <table:table-cell/>
          <table:table-cell office:value-type="float" office:value="0.6">
            <text:p>0.60</text:p>
          </table:table-cell>
          <table:table-cell office:value-type="float" office:value="-0.00020315485581451">
            <text:p>-0.0002031549</text:p>
          </table:table-cell>
          <table:table-cell office:value-type="float" office:value="0.000564726440129498">
            <text:p>0.0005647264</text:p>
          </table:table-cell>
          <table:table-cell office:value-type="float" office:value="-0.000767881295944008">
            <text:p>-0.0007678813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7.5">
            <text:p>17.5</text:p>
          </table:table-cell>
          <table:table-cell table:formula="of:=1.01325*[.B307]" office:value-type="float" office:value="17.731875">
            <text:p>17.731875</text:p>
          </table:table-cell>
          <table:table-cell office:value-type="float" office:value="-0.003768">
            <text:p>-3.7680E-03</text:p>
          </table:table-cell>
          <table:table-cell table:formula="of:=[.$H$9]+[.$H$10]*[.A307]+[.$H$11]*[.A307]^2+[.$H$12]*[.A307]^3+[.$H$13]*[.A307]^4+[.$H$14]*[.A307]^5+[.$H$15]*[.A307]^6+[.$H$16]*[.C307]+[.$H$17]*[.A307]*[.C307]+[.$H$18]*[.A307]^2*[.C307]+[.$H$19]*[.A307]^3*[.C307]+[.$H$20]*[.A307]^4*[.C307]+[.$H$21]*[.A307]^5*[.C307]+[.$H$22]*[.A307]^6*[.C307]+[.$H$23]*[.C307]^2+[.$H$24]*[.A307]*[.C307]^2+[.$H$25]*[.A307]^2*[.C307]^2+[.$H$26]*[.A307]^3*[.C307]^2+[.$H$27]*[.A307]^4*[.C307]^2+[.$H$28]*[.A307]^5*[.C307]^2+[.$H$29]*[.A307]^6*[.C307]^2+[.$H$30]*[.C307]^3+[.$H$31]*[.A307]*[.C307]^3+[.$H$32]*[.A307]^2*[.C307]^3+[.$H$33]*[.A307]^3*[.C307]^3+[.$H$34]*[.A307]^4*[.C307]^3+[.$H$35]*[.A307]^5*[.C307]^3+[.$H$36]*[.A307]^6*[.C307]^3+[.$H$37]*[.C307]^4+[.$H$38]*[.A307]*[.C307]^4+[.$H$39]*[.A307]^2*[.C307]^4+[.$H$40]*[.A307]^3*[.C307]^4+[.$H$41]*[.A307]^4*[.C307]^4+[.$H$42]*[.A307]^5*[.C307]^4+[.$H$43]*[.A307]^6*[.C307]^4+[.$H$44]*[.C307]^5+[.$H$45]*[.A307]*[.C307]^5+[.$H$46]*[.A307]^2*[.C307]^5+[.$H$47]*[.A307]^3*[.C307]^5+[.$H$48]*[.A307]^4*[.C307]^5+[.$H$49]*[.A307]^5*[.C307]^5+[.$H$50]*[.A307]^6*[.C307]^5+[.$H$51]*[.C307]^6+[.$H$52]*[.A307]*[.C307]^6+[.$H$53]*[.A307]^2*[.C307]^6+[.$H$54]*[.A307]^3*[.C307]^6+[.$H$55]*[.A307]^4*[.C307]^6+[.$H$56]*[.A307]^5*[.C307]^6+[.$H$57]*[.A307]^6*[.C307]^6" office:value-type="float" office:value="-0.00436927503458018">
            <text:p>-4.3693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436927503457224">
            <text:p>-0.004369275</text:p>
          </table:table-cell>
          <table:table-cell table:formula="of:=[.K307]-[.E307]" office:value-type="float" office:value="7.93722726433188E-015">
            <text:p>0</text:p>
          </table:table-cell>
          <table:table-cell table:formula="of:=100*([.K307]-[.D307])/[.D307]" office:value-type="float" office:value="15.957405376121">
            <text:p>15.9574053761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314638742786466">
            <text:p>0.0031463874</text:p>
          </table:table-cell>
          <table:table-cell table:formula="of:=100*([.P307]-[.D307])/[.D307]" office:value-type="float" office:value="-183.502851057979">
            <text:p>-183.502851058</text:p>
          </table:table-cell>
          <table:table-cell/>
          <table:table-cell office:value-type="float" office:value="0.65">
            <text:p>0.65</text:p>
          </table:table-cell>
          <table:table-cell office:value-type="float" office:value="-0.000114789539285091">
            <text:p>-0.0001147895</text:p>
          </table:table-cell>
          <table:table-cell office:value-type="float" office:value="0.000482604069857256">
            <text:p>0.0004826041</text:p>
          </table:table-cell>
          <table:table-cell office:value-type="float" office:value="-0.000597393609142347">
            <text:p>-0.000597393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7.5">
            <text:p>17.5</text:p>
          </table:table-cell>
          <table:table-cell table:formula="of:=1.01325*[.B308]" office:value-type="float" office:value="17.731875">
            <text:p>17.731875</text:p>
          </table:table-cell>
          <table:table-cell office:value-type="float" office:value="-0.004733">
            <text:p>-4.7330E-03</text:p>
          </table:table-cell>
          <table:table-cell table:formula="of:=[.$H$9]+[.$H$10]*[.A308]+[.$H$11]*[.A308]^2+[.$H$12]*[.A308]^3+[.$H$13]*[.A308]^4+[.$H$14]*[.A308]^5+[.$H$15]*[.A308]^6+[.$H$16]*[.C308]+[.$H$17]*[.A308]*[.C308]+[.$H$18]*[.A308]^2*[.C308]+[.$H$19]*[.A308]^3*[.C308]+[.$H$20]*[.A308]^4*[.C308]+[.$H$21]*[.A308]^5*[.C308]+[.$H$22]*[.A308]^6*[.C308]+[.$H$23]*[.C308]^2+[.$H$24]*[.A308]*[.C308]^2+[.$H$25]*[.A308]^2*[.C308]^2+[.$H$26]*[.A308]^3*[.C308]^2+[.$H$27]*[.A308]^4*[.C308]^2+[.$H$28]*[.A308]^5*[.C308]^2+[.$H$29]*[.A308]^6*[.C308]^2+[.$H$30]*[.C308]^3+[.$H$31]*[.A308]*[.C308]^3+[.$H$32]*[.A308]^2*[.C308]^3+[.$H$33]*[.A308]^3*[.C308]^3+[.$H$34]*[.A308]^4*[.C308]^3+[.$H$35]*[.A308]^5*[.C308]^3+[.$H$36]*[.A308]^6*[.C308]^3+[.$H$37]*[.C308]^4+[.$H$38]*[.A308]*[.C308]^4+[.$H$39]*[.A308]^2*[.C308]^4+[.$H$40]*[.A308]^3*[.C308]^4+[.$H$41]*[.A308]^4*[.C308]^4+[.$H$42]*[.A308]^5*[.C308]^4+[.$H$43]*[.A308]^6*[.C308]^4+[.$H$44]*[.C308]^5+[.$H$45]*[.A308]*[.C308]^5+[.$H$46]*[.A308]^2*[.C308]^5+[.$H$47]*[.A308]^3*[.C308]^5+[.$H$48]*[.A308]^4*[.C308]^5+[.$H$49]*[.A308]^5*[.C308]^5+[.$H$50]*[.A308]^6*[.C308]^5+[.$H$51]*[.C308]^6+[.$H$52]*[.A308]*[.C308]^6+[.$H$53]*[.A308]^2*[.C308]^6+[.$H$54]*[.A308]^3*[.C308]^6+[.$H$55]*[.A308]^4*[.C308]^6+[.$H$56]*[.A308]^5*[.C308]^6+[.$H$57]*[.A308]^6*[.C308]^6" office:value-type="float" office:value="-0.00536641978720309">
            <text:p>-5.3664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536641978720132">
            <text:p>-0.0053664198</text:p>
          </table:table-cell>
          <table:table-cell table:formula="of:=[.K308]-[.E308]" office:value-type="float" office:value="1.77635683940025E-015">
            <text:p>0</text:p>
          </table:table-cell>
          <table:table-cell table:formula="of:=100*([.K308]-[.D308])/[.D308]" office:value-type="float" office:value="13.383050648665">
            <text:p>13.3830506487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419370745098846">
            <text:p>0.0041937075</text:p>
          </table:table-cell>
          <table:table-cell table:formula="of:=100*([.P308]-[.D308])/[.D308]" office:value-type="float" office:value="-188.605693027434">
            <text:p>-188.6056930274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-4.058995162409262e-05</text:p>
          </table:table-cell>
          <table:table-cell office:value-type="float" office:value="0.000392775973592059">
            <text:p>0.000392776</text:p>
          </table:table-cell>
          <table:table-cell office:value-type="float" office:value="-0.000433365925216151">
            <text:p>-0.0004333659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7.5">
            <text:p>17.5</text:p>
          </table:table-cell>
          <table:table-cell table:formula="of:=1.01325*[.B309]" office:value-type="float" office:value="17.731875">
            <text:p>17.731875</text:p>
          </table:table-cell>
          <table:table-cell office:value-type="float" office:value="-0.005721">
            <text:p>-5.7210E-03</text:p>
          </table:table-cell>
          <table:table-cell table:formula="of:=[.$H$9]+[.$H$10]*[.A309]+[.$H$11]*[.A309]^2+[.$H$12]*[.A309]^3+[.$H$13]*[.A309]^4+[.$H$14]*[.A309]^5+[.$H$15]*[.A309]^6+[.$H$16]*[.C309]+[.$H$17]*[.A309]*[.C309]+[.$H$18]*[.A309]^2*[.C309]+[.$H$19]*[.A309]^3*[.C309]+[.$H$20]*[.A309]^4*[.C309]+[.$H$21]*[.A309]^5*[.C309]+[.$H$22]*[.A309]^6*[.C309]+[.$H$23]*[.C309]^2+[.$H$24]*[.A309]*[.C309]^2+[.$H$25]*[.A309]^2*[.C309]^2+[.$H$26]*[.A309]^3*[.C309]^2+[.$H$27]*[.A309]^4*[.C309]^2+[.$H$28]*[.A309]^5*[.C309]^2+[.$H$29]*[.A309]^6*[.C309]^2+[.$H$30]*[.C309]^3+[.$H$31]*[.A309]*[.C309]^3+[.$H$32]*[.A309]^2*[.C309]^3+[.$H$33]*[.A309]^3*[.C309]^3+[.$H$34]*[.A309]^4*[.C309]^3+[.$H$35]*[.A309]^5*[.C309]^3+[.$H$36]*[.A309]^6*[.C309]^3+[.$H$37]*[.C309]^4+[.$H$38]*[.A309]*[.C309]^4+[.$H$39]*[.A309]^2*[.C309]^4+[.$H$40]*[.A309]^3*[.C309]^4+[.$H$41]*[.A309]^4*[.C309]^4+[.$H$42]*[.A309]^5*[.C309]^4+[.$H$43]*[.A309]^6*[.C309]^4+[.$H$44]*[.C309]^5+[.$H$45]*[.A309]*[.C309]^5+[.$H$46]*[.A309]^2*[.C309]^5+[.$H$47]*[.A309]^3*[.C309]^5+[.$H$48]*[.A309]^4*[.C309]^5+[.$H$49]*[.A309]^5*[.C309]^5+[.$H$50]*[.A309]^6*[.C309]^5+[.$H$51]*[.C309]^6+[.$H$52]*[.A309]*[.C309]^6+[.$H$53]*[.A309]^2*[.C309]^6+[.$H$54]*[.A309]^3*[.C309]^6+[.$H$55]*[.A309]^4*[.C309]^6+[.$H$56]*[.A309]^5*[.C309]^6+[.$H$57]*[.A309]^6*[.C309]^6" office:value-type="float" office:value="-0.00644131256352887">
            <text:p>-6.4413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644131256352554">
            <text:p>-0.0064413126</text:p>
          </table:table-cell>
          <table:table-cell table:formula="of:=[.K309]-[.E309]" office:value-type="float" office:value="3.33066907387547E-015">
            <text:p>0</text:p>
          </table:table-cell>
          <table:table-cell table:formula="of:=100*([.K309]-[.D309])/[.D309]" office:value-type="float" office:value="12.5906758176112">
            <text:p>12.5906758176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54548444864618">
            <text:p>0.0054548445</text:p>
          </table:table-cell>
          <table:table-cell table:formula="of:=100*([.P309]-[.D309])/[.D309]" office:value-type="float" office:value="-195.347744912809">
            <text:p>-195.3477449128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-1.052320357413164e-05</text:p>
          </table:table-cell>
          <table:table-cell office:value-type="float" office:value="0.000313774600045625">
            <text:p>0.0003137746</text:p>
          </table:table-cell>
          <table:table-cell office:value-type="float" office:value="-0.000324297803619756">
            <text:p>-0.0003242978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7.5">
            <text:p>17.5</text:p>
          </table:table-cell>
          <table:table-cell table:formula="of:=1.01325*[.B310]" office:value-type="float" office:value="17.731875">
            <text:p>17.731875</text:p>
          </table:table-cell>
          <table:table-cell office:value-type="float" office:value="-0.006942">
            <text:p>-6.9420E-03</text:p>
          </table:table-cell>
          <table:table-cell table:formula="of:=[.$H$9]+[.$H$10]*[.A310]+[.$H$11]*[.A310]^2+[.$H$12]*[.A310]^3+[.$H$13]*[.A310]^4+[.$H$14]*[.A310]^5+[.$H$15]*[.A310]^6+[.$H$16]*[.C310]+[.$H$17]*[.A310]*[.C310]+[.$H$18]*[.A310]^2*[.C310]+[.$H$19]*[.A310]^3*[.C310]+[.$H$20]*[.A310]^4*[.C310]+[.$H$21]*[.A310]^5*[.C310]+[.$H$22]*[.A310]^6*[.C310]+[.$H$23]*[.C310]^2+[.$H$24]*[.A310]*[.C310]^2+[.$H$25]*[.A310]^2*[.C310]^2+[.$H$26]*[.A310]^3*[.C310]^2+[.$H$27]*[.A310]^4*[.C310]^2+[.$H$28]*[.A310]^5*[.C310]^2+[.$H$29]*[.A310]^6*[.C310]^2+[.$H$30]*[.C310]^3+[.$H$31]*[.A310]*[.C310]^3+[.$H$32]*[.A310]^2*[.C310]^3+[.$H$33]*[.A310]^3*[.C310]^3+[.$H$34]*[.A310]^4*[.C310]^3+[.$H$35]*[.A310]^5*[.C310]^3+[.$H$36]*[.A310]^6*[.C310]^3+[.$H$37]*[.C310]^4+[.$H$38]*[.A310]*[.C310]^4+[.$H$39]*[.A310]^2*[.C310]^4+[.$H$40]*[.A310]^3*[.C310]^4+[.$H$41]*[.A310]^4*[.C310]^4+[.$H$42]*[.A310]^5*[.C310]^4+[.$H$43]*[.A310]^6*[.C310]^4+[.$H$44]*[.C310]^5+[.$H$45]*[.A310]*[.C310]^5+[.$H$46]*[.A310]^2*[.C310]^5+[.$H$47]*[.A310]^3*[.C310]^5+[.$H$48]*[.A310]^4*[.C310]^5+[.$H$49]*[.A310]^5*[.C310]^5+[.$H$50]*[.A310]^6*[.C310]^5+[.$H$51]*[.C310]^6+[.$H$52]*[.A310]*[.C310]^6+[.$H$53]*[.A310]^2*[.C310]^6+[.$H$54]*[.A310]^3*[.C310]^6+[.$H$55]*[.A310]^4*[.C310]^6+[.$H$56]*[.A310]^5*[.C310]^6+[.$H$57]*[.A310]^6*[.C310]^6" office:value-type="float" office:value="-0.00760149382458009">
            <text:p>-7.6015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760149382458308">
            <text:p>-0.0076014938</text:p>
          </table:table-cell>
          <table:table-cell table:formula="of:=[.K310]-[.E310]" office:value-type="float" office:value="-2.99760216648792E-015">
            <text:p>-0</text:p>
          </table:table-cell>
          <table:table-cell table:formula="of:=100*([.K310]-[.D310])/[.D310]" office:value-type="float" office:value="9.50005509338928">
            <text:p>9.5000550934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694786035607722">
            <text:p>0.0069478604</text:p>
          </table:table-cell>
          <table:table-cell table:formula="of:=100*([.P310]-[.D310])/[.D310]" office:value-type="float" office:value="-200.084418842945">
            <text:p>-200.0844188429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-5.187659853216758e-05</text:p>
          </table:table-cell>
          <table:table-cell office:value-type="float" office:value="0.000264130993245883">
            <text:p>0.000264131</text:p>
          </table:table-cell>
          <table:table-cell office:value-type="float" office:value="-0.000316007591778051">
            <text:p>-0.0003160076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7.5">
            <text:p>17.5</text:p>
          </table:table-cell>
          <table:table-cell table:formula="of:=1.01325*[.B311]" office:value-type="float" office:value="17.731875">
            <text:p>17.731875</text:p>
          </table:table-cell>
          <table:table-cell office:value-type="float" office:value="-0.00841">
            <text:p>-8.4100E-03</text:p>
          </table:table-cell>
          <table:table-cell table:formula="of:=[.$H$9]+[.$H$10]*[.A311]+[.$H$11]*[.A311]^2+[.$H$12]*[.A311]^3+[.$H$13]*[.A311]^4+[.$H$14]*[.A311]^5+[.$H$15]*[.A311]^6+[.$H$16]*[.C311]+[.$H$17]*[.A311]*[.C311]+[.$H$18]*[.A311]^2*[.C311]+[.$H$19]*[.A311]^3*[.C311]+[.$H$20]*[.A311]^4*[.C311]+[.$H$21]*[.A311]^5*[.C311]+[.$H$22]*[.A311]^6*[.C311]+[.$H$23]*[.C311]^2+[.$H$24]*[.A311]*[.C311]^2+[.$H$25]*[.A311]^2*[.C311]^2+[.$H$26]*[.A311]^3*[.C311]^2+[.$H$27]*[.A311]^4*[.C311]^2+[.$H$28]*[.A311]^5*[.C311]^2+[.$H$29]*[.A311]^6*[.C311]^2+[.$H$30]*[.C311]^3+[.$H$31]*[.A311]*[.C311]^3+[.$H$32]*[.A311]^2*[.C311]^3+[.$H$33]*[.A311]^3*[.C311]^3+[.$H$34]*[.A311]^4*[.C311]^3+[.$H$35]*[.A311]^5*[.C311]^3+[.$H$36]*[.A311]^6*[.C311]^3+[.$H$37]*[.C311]^4+[.$H$38]*[.A311]*[.C311]^4+[.$H$39]*[.A311]^2*[.C311]^4+[.$H$40]*[.A311]^3*[.C311]^4+[.$H$41]*[.A311]^4*[.C311]^4+[.$H$42]*[.A311]^5*[.C311]^4+[.$H$43]*[.A311]^6*[.C311]^4+[.$H$44]*[.C311]^5+[.$H$45]*[.A311]*[.C311]^5+[.$H$46]*[.A311]^2*[.C311]^5+[.$H$47]*[.A311]^3*[.C311]^5+[.$H$48]*[.A311]^4*[.C311]^5+[.$H$49]*[.A311]^5*[.C311]^5+[.$H$50]*[.A311]^6*[.C311]^5+[.$H$51]*[.C311]^6+[.$H$52]*[.A311]*[.C311]^6+[.$H$53]*[.A311]^2*[.C311]^6+[.$H$54]*[.A311]^3*[.C311]^6+[.$H$55]*[.A311]^4*[.C311]^6+[.$H$56]*[.A311]^5*[.C311]^6+[.$H$57]*[.A311]^6*[.C311]^6" office:value-type="float" office:value="-0.00887013087219901">
            <text:p>-8.8701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887013087218902">
            <text:p>-0.0088701309</text:p>
          </table:table-cell>
          <table:table-cell table:formula="of:=[.K311]-[.E311]" office:value-type="float" office:value="9.99200722162641E-015">
            <text:p>0</text:p>
          </table:table-cell>
          <table:table-cell table:formula="of:=100*([.K311]-[.D311])/[.D311]" office:value-type="float" office:value="5.4712351033177">
            <text:p>5.4712351033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869063129168981">
            <text:p>0.0086906313</text:p>
          </table:table-cell>
          <table:table-cell table:formula="of:=100*([.P311]-[.D311])/[.D311]" office:value-type="float" office:value="-203.33687623888">
            <text:p>-203.3368762389</text:p>
          </table:table-cell>
          <table:table-cell/>
          <table:table-cell office:value-type="float" office:value="0.85">
            <text:p>0.85</text:p>
          </table:table-cell>
          <table:table-cell office:value-type="float" office:value="-0.00018728489709461">
            <text:p>-0.0001872849</text:p>
          </table:table-cell>
          <table:table-cell office:value-type="float" office:value="0.000262375574320607">
            <text:p>0.0002623756</text:p>
          </table:table-cell>
          <table:table-cell office:value-type="float" office:value="-0.000449660471415216">
            <text:p>-0.0004496605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7.5">
            <text:p>17.5</text:p>
          </table:table-cell>
          <table:table-cell table:formula="of:=1.01325*[.B312]" office:value-type="float" office:value="17.731875">
            <text:p>17.731875</text:p>
          </table:table-cell>
          <table:table-cell office:value-type="float" office:value="-0.01032">
            <text:p>-1.0320E-02</text:p>
          </table:table-cell>
          <table:table-cell table:formula="of:=[.$H$9]+[.$H$10]*[.A312]+[.$H$11]*[.A312]^2+[.$H$12]*[.A312]^3+[.$H$13]*[.A312]^4+[.$H$14]*[.A312]^5+[.$H$15]*[.A312]^6+[.$H$16]*[.C312]+[.$H$17]*[.A312]*[.C312]+[.$H$18]*[.A312]^2*[.C312]+[.$H$19]*[.A312]^3*[.C312]+[.$H$20]*[.A312]^4*[.C312]+[.$H$21]*[.A312]^5*[.C312]+[.$H$22]*[.A312]^6*[.C312]+[.$H$23]*[.C312]^2+[.$H$24]*[.A312]*[.C312]^2+[.$H$25]*[.A312]^2*[.C312]^2+[.$H$26]*[.A312]^3*[.C312]^2+[.$H$27]*[.A312]^4*[.C312]^2+[.$H$28]*[.A312]^5*[.C312]^2+[.$H$29]*[.A312]^6*[.C312]^2+[.$H$30]*[.C312]^3+[.$H$31]*[.A312]*[.C312]^3+[.$H$32]*[.A312]^2*[.C312]^3+[.$H$33]*[.A312]^3*[.C312]^3+[.$H$34]*[.A312]^4*[.C312]^3+[.$H$35]*[.A312]^5*[.C312]^3+[.$H$36]*[.A312]^6*[.C312]^3+[.$H$37]*[.C312]^4+[.$H$38]*[.A312]*[.C312]^4+[.$H$39]*[.A312]^2*[.C312]^4+[.$H$40]*[.A312]^3*[.C312]^4+[.$H$41]*[.A312]^4*[.C312]^4+[.$H$42]*[.A312]^5*[.C312]^4+[.$H$43]*[.A312]^6*[.C312]^4+[.$H$44]*[.C312]^5+[.$H$45]*[.A312]*[.C312]^5+[.$H$46]*[.A312]^2*[.C312]^5+[.$H$47]*[.A312]^3*[.C312]^5+[.$H$48]*[.A312]^4*[.C312]^5+[.$H$49]*[.A312]^5*[.C312]^5+[.$H$50]*[.A312]^6*[.C312]^5+[.$H$51]*[.C312]^6+[.$H$52]*[.A312]*[.C312]^6+[.$H$53]*[.A312]^2*[.C312]^6+[.$H$54]*[.A312]^3*[.C312]^6+[.$H$55]*[.A312]^4*[.C312]^6+[.$H$56]*[.A312]^5*[.C312]^6+[.$H$57]*[.A312]^6*[.C312]^6" office:value-type="float" office:value="-0.0102916777451769">
            <text:p>-1.0292E-02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102916777451805">
            <text:p>-0.0102916777</text:p>
          </table:table-cell>
          <table:table-cell table:formula="of:=[.K312]-[.E312]" office:value-type="float" office:value="-3.55097895532452E-015">
            <text:p>-0</text:p>
          </table:table-cell>
          <table:table-cell table:formula="of:=100*([.K312]-[.D312])/[.D312]" office:value-type="float" office:value="-0.274440453677624">
            <text:p>-0.2744404537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107007987333346">
            <text:p>0.0107007987</text:p>
          </table:table-cell>
          <table:table-cell table:formula="of:=100*([.P312]-[.D312])/[.D312]" office:value-type="float" office:value="-203.689910206731">
            <text:p>-203.6899102067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433393634194146">
            <text:p>-0.0004333936</text:p>
          </table:table-cell>
          <table:table-cell office:value-type="float" office:value="0.000327037971182758">
            <text:p>0.000327038</text:p>
          </table:table-cell>
          <table:table-cell office:value-type="float" office:value="-0.000760431605376904">
            <text:p>-0.0007604316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7.5">
            <text:p>17.5</text:p>
          </table:table-cell>
          <table:table-cell table:formula="of:=1.01325*[.B313]" office:value-type="float" office:value="17.731875">
            <text:p>17.731875</text:p>
          </table:table-cell>
          <table:table-cell office:value-type="float" office:value="-0.01237">
            <text:p>-1.2370E-02</text:p>
          </table:table-cell>
          <table:table-cell table:formula="of:=[.$H$9]+[.$H$10]*[.A313]+[.$H$11]*[.A313]^2+[.$H$12]*[.A313]^3+[.$H$13]*[.A313]^4+[.$H$14]*[.A313]^5+[.$H$15]*[.A313]^6+[.$H$16]*[.C313]+[.$H$17]*[.A313]*[.C313]+[.$H$18]*[.A313]^2*[.C313]+[.$H$19]*[.A313]^3*[.C313]+[.$H$20]*[.A313]^4*[.C313]+[.$H$21]*[.A313]^5*[.C313]+[.$H$22]*[.A313]^6*[.C313]+[.$H$23]*[.C313]^2+[.$H$24]*[.A313]*[.C313]^2+[.$H$25]*[.A313]^2*[.C313]^2+[.$H$26]*[.A313]^3*[.C313]^2+[.$H$27]*[.A313]^4*[.C313]^2+[.$H$28]*[.A313]^5*[.C313]^2+[.$H$29]*[.A313]^6*[.C313]^2+[.$H$30]*[.C313]^3+[.$H$31]*[.A313]*[.C313]^3+[.$H$32]*[.A313]^2*[.C313]^3+[.$H$33]*[.A313]^3*[.C313]^3+[.$H$34]*[.A313]^4*[.C313]^3+[.$H$35]*[.A313]^5*[.C313]^3+[.$H$36]*[.A313]^6*[.C313]^3+[.$H$37]*[.C313]^4+[.$H$38]*[.A313]*[.C313]^4+[.$H$39]*[.A313]^2*[.C313]^4+[.$H$40]*[.A313]^3*[.C313]^4+[.$H$41]*[.A313]^4*[.C313]^4+[.$H$42]*[.A313]^5*[.C313]^4+[.$H$43]*[.A313]^6*[.C313]^4+[.$H$44]*[.C313]^5+[.$H$45]*[.A313]*[.C313]^5+[.$H$46]*[.A313]^2*[.C313]^5+[.$H$47]*[.A313]^3*[.C313]^5+[.$H$48]*[.A313]^4*[.C313]^5+[.$H$49]*[.A313]^5*[.C313]^5+[.$H$50]*[.A313]^6*[.C313]^5+[.$H$51]*[.C313]^6+[.$H$52]*[.A313]*[.C313]^6+[.$H$53]*[.A313]^2*[.C313]^6+[.$H$54]*[.A313]^3*[.C313]^6+[.$H$55]*[.A313]^4*[.C313]^6+[.$H$56]*[.A313]^5*[.C313]^6+[.$H$57]*[.A313]^6*[.C313]^6" office:value-type="float" office:value="-0.011938171168064">
            <text:p>-1.1938E-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119381711680744">
            <text:p>-0.0119381712</text:p>
          </table:table-cell>
          <table:table-cell table:formula="of:=[.K313]-[.E313]" office:value-type="float" office:value="-0.0000000000000104413006019044">
            <text:p>-0</text:p>
          </table:table-cell>
          <table:table-cell table:formula="of:=100*([.K313]-[.D313])/[.D313]" office:value-type="float" office:value="-3.49093639390146">
            <text:p>-3.4909363939</text:p>
          </table:table-cell>
          <table:table-cell/>
          <table:table-cell office:value-type="float" office:value="1.5">
            <text:p>1.50</text:p>
          </table:table-cell>
          <table:table-cell office:value-type="float" office:value="0.0129957126017169">
            <text:p>0.0129957126</text:p>
          </table:table-cell>
          <table:table-cell table:formula="of:=100*([.P313]-[.D313])/[.D313]" office:value-type="float" office:value="-205.058307208706">
            <text:p>-205.0583072087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800158488961478">
            <text:p>-0.0008001585</text:p>
          </table:table-cell>
          <table:table-cell office:value-type="float" office:value="0.000476645295322542">
            <text:p>0.0004766453</text:p>
          </table:table-cell>
          <table:table-cell office:value-type="float" office:value="-0.00127680378428402">
            <text:p>-0.0012768038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7.5">
            <text:p>17.5</text:p>
          </table:table-cell>
          <table:table-cell table:formula="of:=1.01325*[.B314]" office:value-type="float" office:value="17.731875">
            <text:p>17.731875</text:p>
          </table:table-cell>
          <table:table-cell office:value-type="float" office:value="-0.01433">
            <text:p>-1.4330E-02</text:p>
          </table:table-cell>
          <table:table-cell table:formula="of:=[.$H$9]+[.$H$10]*[.A314]+[.$H$11]*[.A314]^2+[.$H$12]*[.A314]^3+[.$H$13]*[.A314]^4+[.$H$14]*[.A314]^5+[.$H$15]*[.A314]^6+[.$H$16]*[.C314]+[.$H$17]*[.A314]*[.C314]+[.$H$18]*[.A314]^2*[.C314]+[.$H$19]*[.A314]^3*[.C314]+[.$H$20]*[.A314]^4*[.C314]+[.$H$21]*[.A314]^5*[.C314]+[.$H$22]*[.A314]^6*[.C314]+[.$H$23]*[.C314]^2+[.$H$24]*[.A314]*[.C314]^2+[.$H$25]*[.A314]^2*[.C314]^2+[.$H$26]*[.A314]^3*[.C314]^2+[.$H$27]*[.A314]^4*[.C314]^2+[.$H$28]*[.A314]^5*[.C314]^2+[.$H$29]*[.A314]^6*[.C314]^2+[.$H$30]*[.C314]^3+[.$H$31]*[.A314]*[.C314]^3+[.$H$32]*[.A314]^2*[.C314]^3+[.$H$33]*[.A314]^3*[.C314]^3+[.$H$34]*[.A314]^4*[.C314]^3+[.$H$35]*[.A314]^5*[.C314]^3+[.$H$36]*[.A314]^6*[.C314]^3+[.$H$37]*[.C314]^4+[.$H$38]*[.A314]*[.C314]^4+[.$H$39]*[.A314]^2*[.C314]^4+[.$H$40]*[.A314]^3*[.C314]^4+[.$H$41]*[.A314]^4*[.C314]^4+[.$H$42]*[.A314]^5*[.C314]^4+[.$H$43]*[.A314]^6*[.C314]^4+[.$H$44]*[.C314]^5+[.$H$45]*[.A314]*[.C314]^5+[.$H$46]*[.A314]^2*[.C314]^5+[.$H$47]*[.A314]^3*[.C314]^5+[.$H$48]*[.A314]^4*[.C314]^5+[.$H$49]*[.A314]^5*[.C314]^5+[.$H$50]*[.A314]^6*[.C314]^5+[.$H$51]*[.C314]^6+[.$H$52]*[.A314]*[.C314]^6+[.$H$53]*[.A314]^2*[.C314]^6+[.$H$54]*[.A314]^3*[.C314]^6+[.$H$55]*[.A314]^4*[.C314]^6+[.$H$56]*[.A314]^5*[.C314]^6+[.$H$57]*[.A314]^6*[.C314]^6" office:value-type="float" office:value="-0.01391616255242">
            <text:p>-1.3916E-0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139161625524356">
            <text:p>-0.0139161626</text:p>
          </table:table-cell>
          <table:table-cell table:formula="of:=[.K314]-[.E314]" office:value-type="float" office:value="-0.0000000000000155431223447522">
            <text:p>-0</text:p>
          </table:table-cell>
          <table:table-cell table:formula="of:=100*([.K314]-[.D314])/[.D314]" office:value-type="float" office:value="-2.88790961315038">
            <text:p>-2.8879096132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155923667219266">
            <text:p>0.0155923667</text:p>
          </table:table-cell>
          <table:table-cell table:formula="of:=100*([.P314]-[.D314])/[.D314]" office:value-type="float" office:value="-208.809258352593">
            <text:p>-208.8092583526</text:p>
          </table:table-cell>
          <table:table-cell/>
          <table:table-cell office:value-type="float" office:value="1">
            <text:p>1.00</text:p>
          </table:table-cell>
          <table:table-cell office:value-type="float" office:value="-0.00129078070706276">
            <text:p>-0.0012907807</text:p>
          </table:table-cell>
          <table:table-cell office:value-type="float" office:value="0.000729718265204074">
            <text:p>0.0007297183</text:p>
          </table:table-cell>
          <table:table-cell office:value-type="float" office:value="-0.00202049897226684">
            <text:p>-0.002020499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7.5">
            <text:p>17.5</text:p>
          </table:table-cell>
          <table:table-cell table:formula="of:=1.01325*[.B315]" office:value-type="float" office:value="17.731875">
            <text:p>17.731875</text:p>
          </table:table-cell>
          <table:table-cell office:value-type="float" office:value="-0.01699">
            <text:p>-1.6990E-02</text:p>
          </table:table-cell>
          <table:table-cell table:formula="of:=[.$H$9]+[.$H$10]*[.A315]+[.$H$11]*[.A315]^2+[.$H$12]*[.A315]^3+[.$H$13]*[.A315]^4+[.$H$14]*[.A315]^5+[.$H$15]*[.A315]^6+[.$H$16]*[.C315]+[.$H$17]*[.A315]*[.C315]+[.$H$18]*[.A315]^2*[.C315]+[.$H$19]*[.A315]^3*[.C315]+[.$H$20]*[.A315]^4*[.C315]+[.$H$21]*[.A315]^5*[.C315]+[.$H$22]*[.A315]^6*[.C315]+[.$H$23]*[.C315]^2+[.$H$24]*[.A315]*[.C315]^2+[.$H$25]*[.A315]^2*[.C315]^2+[.$H$26]*[.A315]^3*[.C315]^2+[.$H$27]*[.A315]^4*[.C315]^2+[.$H$28]*[.A315]^5*[.C315]^2+[.$H$29]*[.A315]^6*[.C315]^2+[.$H$30]*[.C315]^3+[.$H$31]*[.A315]*[.C315]^3+[.$H$32]*[.A315]^2*[.C315]^3+[.$H$33]*[.A315]^3*[.C315]^3+[.$H$34]*[.A315]^4*[.C315]^3+[.$H$35]*[.A315]^5*[.C315]^3+[.$H$36]*[.A315]^6*[.C315]^3+[.$H$37]*[.C315]^4+[.$H$38]*[.A315]*[.C315]^4+[.$H$39]*[.A315]^2*[.C315]^4+[.$H$40]*[.A315]^3*[.C315]^4+[.$H$41]*[.A315]^4*[.C315]^4+[.$H$42]*[.A315]^5*[.C315]^4+[.$H$43]*[.A315]^6*[.C315]^4+[.$H$44]*[.C315]^5+[.$H$45]*[.A315]*[.C315]^5+[.$H$46]*[.A315]^2*[.C315]^5+[.$H$47]*[.A315]^3*[.C315]^5+[.$H$48]*[.A315]^4*[.C315]^5+[.$H$49]*[.A315]^5*[.C315]^5+[.$H$50]*[.A315]^6*[.C315]^5+[.$H$51]*[.C315]^6+[.$H$52]*[.A315]*[.C315]^6+[.$H$53]*[.A315]^2*[.C315]^6+[.$H$54]*[.A315]^3*[.C315]^6+[.$H$55]*[.A315]^4*[.C315]^6+[.$H$56]*[.A315]^5*[.C315]^6+[.$H$57]*[.A315]^6*[.C315]^6" office:value-type="float" office:value="-0.0163742860509939">
            <text:p>-1.6374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163742860510374">
            <text:p>-0.0163742861</text:p>
          </table:table-cell>
          <table:table-cell table:formula="of:=[.K315]-[.E315]" office:value-type="float" office:value="-0.0000000000000435207425653061">
            <text:p>-0</text:p>
          </table:table-cell>
          <table:table-cell table:formula="of:=100*([.K315]-[.D315])/[.D315]" office:value-type="float" office:value="-3.62397851066857">
            <text:p>-3.6239785107</text:p>
          </table:table-cell>
          <table:table-cell/>
          <table:table-cell office:value-type="float" office:value="1.6">
            <text:p>1.60</text:p>
          </table:table-cell>
          <table:table-cell office:value-type="float" office:value="0.0185073261619757">
            <text:p>0.0185073262</text:p>
          </table:table-cell>
          <table:table-cell table:formula="of:=100*([.P315]-[.D315])/[.D315]" office:value-type="float" office:value="-208.930701365366">
            <text:p>-208.9307013654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190227857586714">
            <text:p>-0.0019022786</text:p>
          </table:table-cell>
          <table:table-cell office:value-type="float" office:value="0.0011047645767569">
            <text:p>0.0011047646</text:p>
          </table:table-cell>
          <table:table-cell office:value-type="float" office:value="-0.00300704315262404">
            <text:p>-0.0030070432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7.5">
            <text:p>17.5</text:p>
          </table:table-cell>
          <table:table-cell table:formula="of:=1.01325*[.B316]" office:value-type="float" office:value="17.731875">
            <text:p>17.731875</text:p>
          </table:table-cell>
          <table:table-cell office:value-type="float" office:value="-0.02062">
            <text:p>-2.0620E-02</text:p>
          </table:table-cell>
          <table:table-cell table:formula="of:=[.$H$9]+[.$H$10]*[.A316]+[.$H$11]*[.A316]^2+[.$H$12]*[.A316]^3+[.$H$13]*[.A316]^4+[.$H$14]*[.A316]^5+[.$H$15]*[.A316]^6+[.$H$16]*[.C316]+[.$H$17]*[.A316]*[.C316]+[.$H$18]*[.A316]^2*[.C316]+[.$H$19]*[.A316]^3*[.C316]+[.$H$20]*[.A316]^4*[.C316]+[.$H$21]*[.A316]^5*[.C316]+[.$H$22]*[.A316]^6*[.C316]+[.$H$23]*[.C316]^2+[.$H$24]*[.A316]*[.C316]^2+[.$H$25]*[.A316]^2*[.C316]^2+[.$H$26]*[.A316]^3*[.C316]^2+[.$H$27]*[.A316]^4*[.C316]^2+[.$H$28]*[.A316]^5*[.C316]^2+[.$H$29]*[.A316]^6*[.C316]^2+[.$H$30]*[.C316]^3+[.$H$31]*[.A316]*[.C316]^3+[.$H$32]*[.A316]^2*[.C316]^3+[.$H$33]*[.A316]^3*[.C316]^3+[.$H$34]*[.A316]^4*[.C316]^3+[.$H$35]*[.A316]^5*[.C316]^3+[.$H$36]*[.A316]^6*[.C316]^3+[.$H$37]*[.C316]^4+[.$H$38]*[.A316]*[.C316]^4+[.$H$39]*[.A316]^2*[.C316]^4+[.$H$40]*[.A316]^3*[.C316]^4+[.$H$41]*[.A316]^4*[.C316]^4+[.$H$42]*[.A316]^5*[.C316]^4+[.$H$43]*[.A316]^6*[.C316]^4+[.$H$44]*[.C316]^5+[.$H$45]*[.A316]*[.C316]^5+[.$H$46]*[.A316]^2*[.C316]^5+[.$H$47]*[.A316]^3*[.C316]^5+[.$H$48]*[.A316]^4*[.C316]^5+[.$H$49]*[.A316]^5*[.C316]^5+[.$H$50]*[.A316]^6*[.C316]^5+[.$H$51]*[.C316]^6+[.$H$52]*[.A316]*[.C316]^6+[.$H$53]*[.A316]^2*[.C316]^6+[.$H$54]*[.A316]^3*[.C316]^6+[.$H$55]*[.A316]^4*[.C316]^6+[.$H$56]*[.A316]^5*[.C316]^6+[.$H$57]*[.A316]^6*[.C316]^6" office:value-type="float" office:value="-0.0195114626643402">
            <text:p>-1.9511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195114626643327">
            <text:p>-0.0195114627</text:p>
          </table:table-cell>
          <table:table-cell table:formula="of:=[.K316]-[.E316]" office:value-type="float" office:value="7.54604712049911E-015">
            <text:p>0</text:p>
          </table:table-cell>
          <table:table-cell table:formula="of:=100*([.K316]-[.D316])/[.D316]" office:value-type="float" office:value="-5.37602975590359">
            <text:p>-5.3760297559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217566463537793">
            <text:p>0.0217566464</text:p>
          </table:table-cell>
          <table:table-cell table:formula="of:=100*([.P316]-[.D316])/[.D316]" office:value-type="float" office:value="-205.512348951403">
            <text:p>-205.5123489514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262669495202239">
            <text:p>-0.002626695</text:p>
          </table:table-cell>
          <table:table-cell office:value-type="float" office:value="0.00162026892379804">
            <text:p>0.0016202689</text:p>
          </table:table-cell>
          <table:table-cell office:value-type="float" office:value="-0.00424696387582043">
            <text:p>-0.0042469639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7.5">
            <text:p>17.5</text:p>
          </table:table-cell>
          <table:table-cell table:formula="of:=1.01325*[.B317]" office:value-type="float" office:value="17.731875">
            <text:p>17.731875</text:p>
          </table:table-cell>
          <table:table-cell office:value-type="float" office:value="-0.02468">
            <text:p>-2.4680E-02</text:p>
          </table:table-cell>
          <table:table-cell table:formula="of:=[.$H$9]+[.$H$10]*[.A317]+[.$H$11]*[.A317]^2+[.$H$12]*[.A317]^3+[.$H$13]*[.A317]^4+[.$H$14]*[.A317]^5+[.$H$15]*[.A317]^6+[.$H$16]*[.C317]+[.$H$17]*[.A317]*[.C317]+[.$H$18]*[.A317]^2*[.C317]+[.$H$19]*[.A317]^3*[.C317]+[.$H$20]*[.A317]^4*[.C317]+[.$H$21]*[.A317]^5*[.C317]+[.$H$22]*[.A317]^6*[.C317]+[.$H$23]*[.C317]^2+[.$H$24]*[.A317]*[.C317]^2+[.$H$25]*[.A317]^2*[.C317]^2+[.$H$26]*[.A317]^3*[.C317]^2+[.$H$27]*[.A317]^4*[.C317]^2+[.$H$28]*[.A317]^5*[.C317]^2+[.$H$29]*[.A317]^6*[.C317]^2+[.$H$30]*[.C317]^3+[.$H$31]*[.A317]*[.C317]^3+[.$H$32]*[.A317]^2*[.C317]^3+[.$H$33]*[.A317]^3*[.C317]^3+[.$H$34]*[.A317]^4*[.C317]^3+[.$H$35]*[.A317]^5*[.C317]^3+[.$H$36]*[.A317]^6*[.C317]^3+[.$H$37]*[.C317]^4+[.$H$38]*[.A317]*[.C317]^4+[.$H$39]*[.A317]^2*[.C317]^4+[.$H$40]*[.A317]^3*[.C317]^4+[.$H$41]*[.A317]^4*[.C317]^4+[.$H$42]*[.A317]^5*[.C317]^4+[.$H$43]*[.A317]^6*[.C317]^4+[.$H$44]*[.C317]^5+[.$H$45]*[.A317]*[.C317]^5+[.$H$46]*[.A317]^2*[.C317]^5+[.$H$47]*[.A317]^3*[.C317]^5+[.$H$48]*[.A317]^4*[.C317]^5+[.$H$49]*[.A317]^5*[.C317]^5+[.$H$50]*[.A317]^6*[.C317]^5+[.$H$51]*[.C317]^6+[.$H$52]*[.A317]*[.C317]^6+[.$H$53]*[.A317]^2*[.C317]^6+[.$H$54]*[.A317]^3*[.C317]^6+[.$H$55]*[.A317]^4*[.C317]^6+[.$H$56]*[.A317]^5*[.C317]^6+[.$H$57]*[.A317]^6*[.C317]^6" office:value-type="float" office:value="-0.0235857403999802">
            <text:p>-2.3586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235857404000086">
            <text:p>-0.0235857404</text:p>
          </table:table-cell>
          <table:table-cell table:formula="of:=[.K317]-[.E317]" office:value-type="float" office:value="-0.0000000000000284182399834521">
            <text:p>-0</text:p>
          </table:table-cell>
          <table:table-cell table:formula="of:=100*([.K317]-[.D317])/[.D317]" office:value-type="float" office:value="-4.43379092379012">
            <text:p>-4.4337909238</text:p>
          </table:table-cell>
          <table:table-cell/>
          <table:table-cell office:value-type="float" office:value="1.7">
            <text:p>1.70</text:p>
          </table:table-cell>
          <table:table-cell office:value-type="float" office:value="0.0253557839867473">
            <text:p>0.025355784</text:p>
          </table:table-cell>
          <table:table-cell table:formula="of:=100*([.P317]-[.D317])/[.D317]" office:value-type="float" office:value="-202.738184711294">
            <text:p>-202.7381847113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345294084193148">
            <text:p>-0.0034529408</text:p>
          </table:table-cell>
          <table:table-cell office:value-type="float" office:value="0.0022946790757617">
            <text:p>0.0022946791</text:p>
          </table:table-cell>
          <table:table-cell office:value-type="float" office:value="-0.00574761991769319">
            <text:p>-0.0057476199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7.5">
            <text:p>17.5</text:p>
          </table:table-cell>
          <table:table-cell table:formula="of:=1.01325*[.B318]" office:value-type="float" office:value="17.731875">
            <text:p>17.731875</text:p>
          </table:table-cell>
          <table:table-cell office:value-type="float" office:value="-0.02796">
            <text:p>-2.7960E-02</text:p>
          </table:table-cell>
          <table:table-cell table:formula="of:=[.$H$9]+[.$H$10]*[.A318]+[.$H$11]*[.A318]^2+[.$H$12]*[.A318]^3+[.$H$13]*[.A318]^4+[.$H$14]*[.A318]^5+[.$H$15]*[.A318]^6+[.$H$16]*[.C318]+[.$H$17]*[.A318]*[.C318]+[.$H$18]*[.A318]^2*[.C318]+[.$H$19]*[.A318]^3*[.C318]+[.$H$20]*[.A318]^4*[.C318]+[.$H$21]*[.A318]^5*[.C318]+[.$H$22]*[.A318]^6*[.C318]+[.$H$23]*[.C318]^2+[.$H$24]*[.A318]*[.C318]^2+[.$H$25]*[.A318]^2*[.C318]^2+[.$H$26]*[.A318]^3*[.C318]^2+[.$H$27]*[.A318]^4*[.C318]^2+[.$H$28]*[.A318]^5*[.C318]^2+[.$H$29]*[.A318]^6*[.C318]^2+[.$H$30]*[.C318]^3+[.$H$31]*[.A318]*[.C318]^3+[.$H$32]*[.A318]^2*[.C318]^3+[.$H$33]*[.A318]^3*[.C318]^3+[.$H$34]*[.A318]^4*[.C318]^3+[.$H$35]*[.A318]^5*[.C318]^3+[.$H$36]*[.A318]^6*[.C318]^3+[.$H$37]*[.C318]^4+[.$H$38]*[.A318]*[.C318]^4+[.$H$39]*[.A318]^2*[.C318]^4+[.$H$40]*[.A318]^3*[.C318]^4+[.$H$41]*[.A318]^4*[.C318]^4+[.$H$42]*[.A318]^5*[.C318]^4+[.$H$43]*[.A318]^6*[.C318]^4+[.$H$44]*[.C318]^5+[.$H$45]*[.A318]*[.C318]^5+[.$H$46]*[.A318]^2*[.C318]^5+[.$H$47]*[.A318]^3*[.C318]^5+[.$H$48]*[.A318]^4*[.C318]^5+[.$H$49]*[.A318]^5*[.C318]^5+[.$H$50]*[.A318]^6*[.C318]^5+[.$H$51]*[.C318]^6+[.$H$52]*[.A318]*[.C318]^6+[.$H$53]*[.A318]^2*[.C318]^6+[.$H$54]*[.A318]^3*[.C318]^6+[.$H$55]*[.A318]^4*[.C318]^6+[.$H$56]*[.A318]^5*[.C318]^6+[.$H$57]*[.A318]^6*[.C318]^6" office:value-type="float" office:value="-0.0289237704846137">
            <text:p>-2.8924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289237704845808">
            <text:p>-0.0289237705</text:p>
          </table:table-cell>
          <table:table-cell table:formula="of:=[.K318]-[.E318]" office:value-type="float" office:value="0.0000000000000328556626350007">
            <text:p>0</text:p>
          </table:table-cell>
          <table:table-cell table:formula="of:=100*([.K318]-[.D318])/[.D318]" office:value-type="float" office:value="3.44696167589714">
            <text:p>3.4469616759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293194998061312">
            <text:p>0.0293194998</text:p>
          </table:table-cell>
          <table:table-cell table:formula="of:=100*([.P318]-[.D318])/[.D318]" office:value-type="float" office:value="-204.862302597036">
            <text:p>-204.862302597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436927503457224">
            <text:p>-0.004369275</text:p>
          </table:table-cell>
          <table:table-cell office:value-type="float" office:value="0.00314638742786466">
            <text:p>0.0031463874</text:p>
          </table:table-cell>
          <table:table-cell office:value-type="float" office:value="-0.0075156624624369">
            <text:p>-0.0075156625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7.5">
            <text:p>17.5</text:p>
          </table:table-cell>
          <table:table-cell table:formula="of:=1.01325*[.B319]" office:value-type="float" office:value="17.731875">
            <text:p>17.731875</text:p>
          </table:table-cell>
          <table:table-cell office:value-type="float" office:value="-0.03466">
            <text:p>-3.4660E-02</text:p>
          </table:table-cell>
          <table:table-cell table:formula="of:=[.$H$9]+[.$H$10]*[.A319]+[.$H$11]*[.A319]^2+[.$H$12]*[.A319]^3+[.$H$13]*[.A319]^4+[.$H$14]*[.A319]^5+[.$H$15]*[.A319]^6+[.$H$16]*[.C319]+[.$H$17]*[.A319]*[.C319]+[.$H$18]*[.A319]^2*[.C319]+[.$H$19]*[.A319]^3*[.C319]+[.$H$20]*[.A319]^4*[.C319]+[.$H$21]*[.A319]^5*[.C319]+[.$H$22]*[.A319]^6*[.C319]+[.$H$23]*[.C319]^2+[.$H$24]*[.A319]*[.C319]^2+[.$H$25]*[.A319]^2*[.C319]^2+[.$H$26]*[.A319]^3*[.C319]^2+[.$H$27]*[.A319]^4*[.C319]^2+[.$H$28]*[.A319]^5*[.C319]^2+[.$H$29]*[.A319]^6*[.C319]^2+[.$H$30]*[.C319]^3+[.$H$31]*[.A319]*[.C319]^3+[.$H$32]*[.A319]^2*[.C319]^3+[.$H$33]*[.A319]^3*[.C319]^3+[.$H$34]*[.A319]^4*[.C319]^3+[.$H$35]*[.A319]^5*[.C319]^3+[.$H$36]*[.A319]^6*[.C319]^3+[.$H$37]*[.C319]^4+[.$H$38]*[.A319]*[.C319]^4+[.$H$39]*[.A319]^2*[.C319]^4+[.$H$40]*[.A319]^3*[.C319]^4+[.$H$41]*[.A319]^4*[.C319]^4+[.$H$42]*[.A319]^5*[.C319]^4+[.$H$43]*[.A319]^6*[.C319]^4+[.$H$44]*[.C319]^5+[.$H$45]*[.A319]*[.C319]^5+[.$H$46]*[.A319]^2*[.C319]^5+[.$H$47]*[.A319]^3*[.C319]^5+[.$H$48]*[.A319]^4*[.C319]^5+[.$H$49]*[.A319]^5*[.C319]^5+[.$H$50]*[.A319]^6*[.C319]^5+[.$H$51]*[.C319]^6+[.$H$52]*[.A319]*[.C319]^6+[.$H$53]*[.A319]^2*[.C319]^6+[.$H$54]*[.A319]^3*[.C319]^6+[.$H$55]*[.A319]^4*[.C319]^6+[.$H$56]*[.A319]^5*[.C319]^6+[.$H$57]*[.A319]^6*[.C319]^6" office:value-type="float" office:value="-0.0359309196284032">
            <text:p>-3.5931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359309196282691">
            <text:p>-0.0359309196</text:p>
          </table:table-cell>
          <table:table-cell table:formula="of:=[.K319]-[.E319]" office:value-type="float" office:value="0.000000000000134108002480815">
            <text:p>0</text:p>
          </table:table-cell>
          <table:table-cell table:formula="of:=100*([.K319]-[.D319])/[.D319]" office:value-type="float" office:value="3.66681946990511">
            <text:p>3.6668194699</text:p>
          </table:table-cell>
          <table:table-cell/>
          <table:table-cell office:value-type="float" office:value="1.8">
            <text:p>1.80</text:p>
          </table:table-cell>
          <table:table-cell office:value-type="float" office:value="0.0336617536100783">
            <text:p>0.0336617536</text:p>
          </table:table-cell>
          <table:table-cell table:formula="of:=100*([.P319]-[.D319])/[.D319]" office:value-type="float" office:value="-197.119889238541">
            <text:p>-197.1198892385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536641978720132">
            <text:p>-0.0053664198</text:p>
          </table:table-cell>
          <table:table-cell office:value-type="float" office:value="0.00419370745098846">
            <text:p>0.0041937075</text:p>
          </table:table-cell>
          <table:table-cell office:value-type="float" office:value="-0.00956012723818978">
            <text:p>-0.0095601272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7.5">
            <text:p>17.5</text:p>
          </table:table-cell>
          <table:table-cell table:formula="of:=1.01325*[.B320]" office:value-type="float" office:value="17.731875">
            <text:p>17.731875</text:p>
          </table:table-cell>
          <table:table-cell office:value-type="float" office:value="-0.04306">
            <text:p>-4.3060E-02</text:p>
          </table:table-cell>
          <table:table-cell table:formula="of:=[.$H$9]+[.$H$10]*[.A320]+[.$H$11]*[.A320]^2+[.$H$12]*[.A320]^3+[.$H$13]*[.A320]^4+[.$H$14]*[.A320]^5+[.$H$15]*[.A320]^6+[.$H$16]*[.C320]+[.$H$17]*[.A320]*[.C320]+[.$H$18]*[.A320]^2*[.C320]+[.$H$19]*[.A320]^3*[.C320]+[.$H$20]*[.A320]^4*[.C320]+[.$H$21]*[.A320]^5*[.C320]+[.$H$22]*[.A320]^6*[.C320]+[.$H$23]*[.C320]^2+[.$H$24]*[.A320]*[.C320]^2+[.$H$25]*[.A320]^2*[.C320]^2+[.$H$26]*[.A320]^3*[.C320]^2+[.$H$27]*[.A320]^4*[.C320]^2+[.$H$28]*[.A320]^5*[.C320]^2+[.$H$29]*[.A320]^6*[.C320]^2+[.$H$30]*[.C320]^3+[.$H$31]*[.A320]*[.C320]^3+[.$H$32]*[.A320]^2*[.C320]^3+[.$H$33]*[.A320]^3*[.C320]^3+[.$H$34]*[.A320]^4*[.C320]^3+[.$H$35]*[.A320]^5*[.C320]^3+[.$H$36]*[.A320]^6*[.C320]^3+[.$H$37]*[.C320]^4+[.$H$38]*[.A320]*[.C320]^4+[.$H$39]*[.A320]^2*[.C320]^4+[.$H$40]*[.A320]^3*[.C320]^4+[.$H$41]*[.A320]^4*[.C320]^4+[.$H$42]*[.A320]^5*[.C320]^4+[.$H$43]*[.A320]^6*[.C320]^4+[.$H$44]*[.C320]^5+[.$H$45]*[.A320]*[.C320]^5+[.$H$46]*[.A320]^2*[.C320]^5+[.$H$47]*[.A320]^3*[.C320]^5+[.$H$48]*[.A320]^4*[.C320]^5+[.$H$49]*[.A320]^5*[.C320]^5+[.$H$50]*[.A320]^6*[.C320]^5+[.$H$51]*[.C320]^6+[.$H$52]*[.A320]*[.C320]^6+[.$H$53]*[.A320]^2*[.C320]^6+[.$H$54]*[.A320]^3*[.C320]^6+[.$H$55]*[.A320]^4*[.C320]^6+[.$H$56]*[.A320]^5*[.C320]^6+[.$H$57]*[.A320]^6*[.C320]^6" office:value-type="float" office:value="-0.0451020183421047">
            <text:p>-4.5102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451020183421509">
            <text:p>-0.0451020183</text:p>
          </table:table-cell>
          <table:table-cell table:formula="of:=[.K320]-[.E320]" office:value-type="float" office:value="-0.0000000000000461852778244065">
            <text:p>-0</text:p>
          </table:table-cell>
          <table:table-cell table:formula="of:=100*([.K320]-[.D320])/[.D320]" office:value-type="float" office:value="4.74226275464673">
            <text:p>4.7422627546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383955919207681">
            <text:p>0.0383955919</text:p>
          </table:table-cell>
          <table:table-cell table:formula="of:=100*([.P320]-[.D320])/[.D320]" office:value-type="float" office:value="-189.167654251668">
            <text:p>-189.1676542517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644131256352554">
            <text:p>-0.0064413126</text:p>
          </table:table-cell>
          <table:table-cell office:value-type="float" office:value="0.0054548444864618">
            <text:p>0.0054548445</text:p>
          </table:table-cell>
          <table:table-cell office:value-type="float" office:value="-0.0118961570499873">
            <text:p>-0.011896157</text:p>
          </table:table-cell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7.5">
            <text:p>17.5</text:p>
          </table:table-cell>
          <table:table-cell table:formula="of:=1.01325*[.B321]" office:value-type="float" office:value="17.731875">
            <text:p>17.731875</text:p>
          </table:table-cell>
          <table:table-cell office:value-type="float" office:value="-0.05877">
            <text:p>-5.8770E-02</text:p>
          </table:table-cell>
          <table:table-cell table:formula="of:=[.$H$9]+[.$H$10]*[.A321]+[.$H$11]*[.A321]^2+[.$H$12]*[.A321]^3+[.$H$13]*[.A321]^4+[.$H$14]*[.A321]^5+[.$H$15]*[.A321]^6+[.$H$16]*[.C321]+[.$H$17]*[.A321]*[.C321]+[.$H$18]*[.A321]^2*[.C321]+[.$H$19]*[.A321]^3*[.C321]+[.$H$20]*[.A321]^4*[.C321]+[.$H$21]*[.A321]^5*[.C321]+[.$H$22]*[.A321]^6*[.C321]+[.$H$23]*[.C321]^2+[.$H$24]*[.A321]*[.C321]^2+[.$H$25]*[.A321]^2*[.C321]^2+[.$H$26]*[.A321]^3*[.C321]^2+[.$H$27]*[.A321]^4*[.C321]^2+[.$H$28]*[.A321]^5*[.C321]^2+[.$H$29]*[.A321]^6*[.C321]^2+[.$H$30]*[.C321]^3+[.$H$31]*[.A321]*[.C321]^3+[.$H$32]*[.A321]^2*[.C321]^3+[.$H$33]*[.A321]^3*[.C321]^3+[.$H$34]*[.A321]^4*[.C321]^3+[.$H$35]*[.A321]^5*[.C321]^3+[.$H$36]*[.A321]^6*[.C321]^3+[.$H$37]*[.C321]^4+[.$H$38]*[.A321]*[.C321]^4+[.$H$39]*[.A321]^2*[.C321]^4+[.$H$40]*[.A321]^3*[.C321]^4+[.$H$41]*[.A321]^4*[.C321]^4+[.$H$42]*[.A321]^5*[.C321]^4+[.$H$43]*[.A321]^6*[.C321]^4+[.$H$44]*[.C321]^5+[.$H$45]*[.A321]*[.C321]^5+[.$H$46]*[.A321]^2*[.C321]^5+[.$H$47]*[.A321]^3*[.C321]^5+[.$H$48]*[.A321]^4*[.C321]^5+[.$H$49]*[.A321]^5*[.C321]^5+[.$H$50]*[.A321]^6*[.C321]^5+[.$H$51]*[.C321]^6+[.$H$52]*[.A321]*[.C321]^6+[.$H$53]*[.A321]^2*[.C321]^6+[.$H$54]*[.A321]^3*[.C321]^6+[.$H$55]*[.A321]^4*[.C321]^6+[.$H$56]*[.A321]^5*[.C321]^6+[.$H$57]*[.A321]^6*[.C321]^6" office:value-type="float" office:value="-0.05703274530733">
            <text:p>-5.7033E-02</text:p>
          </table:table-cell>
          <table:table-cell table:number-columns-repeated="4"/>
          <table:table-cell office:value-type="float" office:value="1.9">
            <text:p>1.90</text:p>
          </table:table-cell>
          <table:table-cell office:value-type="float" office:value="-0.0570327453074171">
            <text:p>-0.0570327453</text:p>
          </table:table-cell>
          <table:table-cell table:formula="of:=[.K321]-[.E321]" office:value-type="float" office:value="-0.0000000000000870484240245162">
            <text:p>-0</text:p>
          </table:table-cell>
          <table:table-cell table:formula="of:=100*([.K321]-[.D321])/[.D321]" office:value-type="float" office:value="-2.95602295828298">
            <text:p>-2.9560229583</text:p>
          </table:table-cell>
          <table:table-cell/>
          <table:table-cell office:value-type="float" office:value="1.9">
            <text:p>1.90</text:p>
          </table:table-cell>
          <table:table-cell office:value-type="float" office:value="0.0435330290050728">
            <text:p>0.043533029</text:p>
          </table:table-cell>
          <table:table-cell table:formula="of:=100*([.P321]-[.D321])/[.D321]" office:value-type="float" office:value="-174.073556244807">
            <text:p>-174.0735562448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760149382458308">
            <text:p>-0.0076014938</text:p>
          </table:table-cell>
          <table:table-cell office:value-type="float" office:value="0.00694786035607722">
            <text:p>0.0069478604</text:p>
          </table:table-cell>
          <table:table-cell office:value-type="float" office:value="-0.0145493541806603">
            <text:p>-0.0145493542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0">
            <text:p>20</text:p>
          </table:table-cell>
          <table:table-cell table:formula="of:=1.01325*[.B322]" office:value-type="float" office:value="20.265">
            <text:p>20.265000</text:p>
          </table:table-cell>
          <table:table-cell office:value-type="float" office:value="0.0000001244">
            <text:p>1.2440E-07</text:p>
          </table:table-cell>
          <table:table-cell table:formula="of:=[.$H$9]+[.$H$10]*[.A322]+[.$H$11]*[.A322]^2+[.$H$12]*[.A322]^3+[.$H$13]*[.A322]^4+[.$H$14]*[.A322]^5+[.$H$15]*[.A322]^6+[.$H$16]*[.C322]+[.$H$17]*[.A322]*[.C322]+[.$H$18]*[.A322]^2*[.C322]+[.$H$19]*[.A322]^3*[.C322]+[.$H$20]*[.A322]^4*[.C322]+[.$H$21]*[.A322]^5*[.C322]+[.$H$22]*[.A322]^6*[.C322]+[.$H$23]*[.C322]^2+[.$H$24]*[.A322]*[.C322]^2+[.$H$25]*[.A322]^2*[.C322]^2+[.$H$26]*[.A322]^3*[.C322]^2+[.$H$27]*[.A322]^4*[.C322]^2+[.$H$28]*[.A322]^5*[.C322]^2+[.$H$29]*[.A322]^6*[.C322]^2+[.$H$30]*[.C322]^3+[.$H$31]*[.A322]*[.C322]^3+[.$H$32]*[.A322]^2*[.C322]^3+[.$H$33]*[.A322]^3*[.C322]^3+[.$H$34]*[.A322]^4*[.C322]^3+[.$H$35]*[.A322]^5*[.C322]^3+[.$H$36]*[.A322]^6*[.C322]^3+[.$H$37]*[.C322]^4+[.$H$38]*[.A322]*[.C322]^4+[.$H$39]*[.A322]^2*[.C322]^4+[.$H$40]*[.A322]^3*[.C322]^4+[.$H$41]*[.A322]^4*[.C322]^4+[.$H$42]*[.A322]^5*[.C322]^4+[.$H$43]*[.A322]^6*[.C322]^4+[.$H$44]*[.C322]^5+[.$H$45]*[.A322]*[.C322]^5+[.$H$46]*[.A322]^2*[.C322]^5+[.$H$47]*[.A322]^3*[.C322]^5+[.$H$48]*[.A322]^4*[.C322]^5+[.$H$49]*[.A322]^5*[.C322]^5+[.$H$50]*[.A322]^6*[.C322]^5+[.$H$51]*[.C322]^6+[.$H$52]*[.A322]*[.C322]^6+[.$H$53]*[.A322]^2*[.C322]^6+[.$H$54]*[.A322]^3*[.C322]^6+[.$H$55]*[.A322]^4*[.C322]^6+[.$H$56]*[.A322]^5*[.C322]^6+[.$H$57]*[.A322]^6*[.C322]^6" office:value-type="float" office:value="-0.000551332454523744">
            <text:p>-5.5133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551332454523812">
            <text:p>-0.0005513325</text:p>
          </table:table-cell>
          <table:table-cell table:formula="of:=[.K322]-[.E322]" office:value-type="float" office:value="-6.80878964320897E-017">
            <text:p>-0</text:p>
          </table:table-cell>
          <table:table-cell table:formula="of:=100*([.K322]-[.D322])/[.D322]" office:value-type="float" office:value="-443293.291417855">
            <text:p>-443293.291417855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357320586367731">
            <text:p>-0.0035732059</text:p>
          </table:table-cell>
          <table:table-cell table:formula="of:=100*([.P322]-[.D322])/[.D322]" office:value-type="float" office:value="-2872451.980448">
            <text:p>-2872451.980448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887013087218902">
            <text:p>-0.0088701309</text:p>
          </table:table-cell>
          <table:table-cell office:value-type="float" office:value="0.00869063129168981">
            <text:p>0.0086906313</text:p>
          </table:table-cell>
          <table:table-cell office:value-type="float" office:value="-0.0175607621638788">
            <text:p>-0.017560762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table:formula="of:=1.01325*[.B323]" office:value-type="float" office:value="20.265">
            <text:p>20.265000</text:p>
          </table:table-cell>
          <table:table-cell office:value-type="float" office:value="0.0000004201">
            <text:p>4.2010E-07</text:p>
          </table:table-cell>
          <table:table-cell table:formula="of:=[.$H$9]+[.$H$10]*[.A323]+[.$H$11]*[.A323]^2+[.$H$12]*[.A323]^3+[.$H$13]*[.A323]^4+[.$H$14]*[.A323]^5+[.$H$15]*[.A323]^6+[.$H$16]*[.C323]+[.$H$17]*[.A323]*[.C323]+[.$H$18]*[.A323]^2*[.C323]+[.$H$19]*[.A323]^3*[.C323]+[.$H$20]*[.A323]^4*[.C323]+[.$H$21]*[.A323]^5*[.C323]+[.$H$22]*[.A323]^6*[.C323]+[.$H$23]*[.C323]^2+[.$H$24]*[.A323]*[.C323]^2+[.$H$25]*[.A323]^2*[.C323]^2+[.$H$26]*[.A323]^3*[.C323]^2+[.$H$27]*[.A323]^4*[.C323]^2+[.$H$28]*[.A323]^5*[.C323]^2+[.$H$29]*[.A323]^6*[.C323]^2+[.$H$30]*[.C323]^3+[.$H$31]*[.A323]*[.C323]^3+[.$H$32]*[.A323]^2*[.C323]^3+[.$H$33]*[.A323]^3*[.C323]^3+[.$H$34]*[.A323]^4*[.C323]^3+[.$H$35]*[.A323]^5*[.C323]^3+[.$H$36]*[.A323]^6*[.C323]^3+[.$H$37]*[.C323]^4+[.$H$38]*[.A323]*[.C323]^4+[.$H$39]*[.A323]^2*[.C323]^4+[.$H$40]*[.A323]^3*[.C323]^4+[.$H$41]*[.A323]^4*[.C323]^4+[.$H$42]*[.A323]^5*[.C323]^4+[.$H$43]*[.A323]^6*[.C323]^4+[.$H$44]*[.C323]^5+[.$H$45]*[.A323]*[.C323]^5+[.$H$46]*[.A323]^2*[.C323]^5+[.$H$47]*[.A323]^3*[.C323]^5+[.$H$48]*[.A323]^4*[.C323]^5+[.$H$49]*[.A323]^5*[.C323]^5+[.$H$50]*[.A323]^6*[.C323]^5+[.$H$51]*[.C323]^6+[.$H$52]*[.A323]*[.C323]^6+[.$H$53]*[.A323]^2*[.C323]^6+[.$H$54]*[.A323]^3*[.C323]^6+[.$H$55]*[.A323]^4*[.C323]^6+[.$H$56]*[.A323]^5*[.C323]^6+[.$H$57]*[.A323]^6*[.C323]^6" office:value-type="float" office:value="0.000228384619656885">
            <text:p>2.2838E-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00228384619656894">
            <text:p>0.0002283846</text:p>
          </table:table-cell>
          <table:table-cell table:formula="of:=[.K323]-[.E323]" office:value-type="float" office:value="8.37546178245052E-018">
            <text:p>0</text:p>
          </table:table-cell>
          <table:table-cell table:formula="of:=100*([.K323]-[.D323])/[.D323]" office:value-type="float" office:value="54264.3465024741">
            <text:p>54264.3465024741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240892897964872">
            <text:p>-0.002408929</text:p>
          </table:table-cell>
          <table:table-cell table:formula="of:=100*([.P323]-[.D323])/[.D323]" office:value-type="float" office:value="-573517.990870917">
            <text:p>-573517.990870917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102916777451805">
            <text:p>-0.0102916777</text:p>
          </table:table-cell>
          <table:table-cell office:value-type="float" office:value="0.0107007987333346">
            <text:p>0.0107007987</text:p>
          </table:table-cell>
          <table:table-cell office:value-type="float" office:value="-0.0209924764785151">
            <text:p>-0.0209924765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0">
            <text:p>20</text:p>
          </table:table-cell>
          <table:table-cell table:formula="of:=1.01325*[.B324]" office:value-type="float" office:value="20.265">
            <text:p>20.265000</text:p>
          </table:table-cell>
          <table:table-cell office:value-type="float" office:value="0.0000009964">
            <text:p>9.9640E-07</text:p>
          </table:table-cell>
          <table:table-cell table:formula="of:=[.$H$9]+[.$H$10]*[.A324]+[.$H$11]*[.A324]^2+[.$H$12]*[.A324]^3+[.$H$13]*[.A324]^4+[.$H$14]*[.A324]^5+[.$H$15]*[.A324]^6+[.$H$16]*[.C324]+[.$H$17]*[.A324]*[.C324]+[.$H$18]*[.A324]^2*[.C324]+[.$H$19]*[.A324]^3*[.C324]+[.$H$20]*[.A324]^4*[.C324]+[.$H$21]*[.A324]^5*[.C324]+[.$H$22]*[.A324]^6*[.C324]+[.$H$23]*[.C324]^2+[.$H$24]*[.A324]*[.C324]^2+[.$H$25]*[.A324]^2*[.C324]^2+[.$H$26]*[.A324]^3*[.C324]^2+[.$H$27]*[.A324]^4*[.C324]^2+[.$H$28]*[.A324]^5*[.C324]^2+[.$H$29]*[.A324]^6*[.C324]^2+[.$H$30]*[.C324]^3+[.$H$31]*[.A324]*[.C324]^3+[.$H$32]*[.A324]^2*[.C324]^3+[.$H$33]*[.A324]^3*[.C324]^3+[.$H$34]*[.A324]^4*[.C324]^3+[.$H$35]*[.A324]^5*[.C324]^3+[.$H$36]*[.A324]^6*[.C324]^3+[.$H$37]*[.C324]^4+[.$H$38]*[.A324]*[.C324]^4+[.$H$39]*[.A324]^2*[.C324]^4+[.$H$40]*[.A324]^3*[.C324]^4+[.$H$41]*[.A324]^4*[.C324]^4+[.$H$42]*[.A324]^5*[.C324]^4+[.$H$43]*[.A324]^6*[.C324]^4+[.$H$44]*[.C324]^5+[.$H$45]*[.A324]*[.C324]^5+[.$H$46]*[.A324]^2*[.C324]^5+[.$H$47]*[.A324]^3*[.C324]^5+[.$H$48]*[.A324]^4*[.C324]^5+[.$H$49]*[.A324]^5*[.C324]^5+[.$H$50]*[.A324]^6*[.C324]^5+[.$H$51]*[.C324]^6+[.$H$52]*[.A324]*[.C324]^6+[.$H$53]*[.A324]^2*[.C324]^6+[.$H$54]*[.A324]^3*[.C324]^6+[.$H$55]*[.A324]^4*[.C324]^6+[.$H$56]*[.A324]^5*[.C324]^6+[.$H$57]*[.A324]^6*[.C324]^6" office:value-type="float" office:value="0.000472151849532462">
            <text:p>4.7215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472151849532198">
            <text:p>0.0004721518</text:p>
          </table:table-cell>
          <table:table-cell table:formula="of:=[.K324]-[.E324]" office:value-type="float" office:value="-2.6400322900022E-016">
            <text:p>-0</text:p>
          </table:table-cell>
          <table:table-cell table:formula="of:=100*([.K324]-[.D324])/[.D324]" office:value-type="float" office:value="47285.7737386791">
            <text:p>47285.7737386791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146603773865425">
            <text:p>-0.0014660377</text:p>
          </table:table-cell>
          <table:table-cell table:formula="of:=100*([.P324]-[.D324])/[.D324]" office:value-type="float" office:value="-147233.454300908">
            <text:p>-147233.454300908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119381711680744">
            <text:p>-0.0119381712</text:p>
          </table:table-cell>
          <table:table-cell office:value-type="float" office:value="0.0129957126017169">
            <text:p>0.0129957126</text:p>
          </table:table-cell>
          <table:table-cell office:value-type="float" office:value="-0.0249338837697913">
            <text:p>-0.024933883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table:formula="of:=1.01325*[.B325]" office:value-type="float" office:value="20.265">
            <text:p>20.265000</text:p>
          </table:table-cell>
          <table:table-cell office:value-type="float" office:value="0.000001948">
            <text:p>1.9480E-06</text:p>
          </table:table-cell>
          <table:table-cell table:formula="of:=[.$H$9]+[.$H$10]*[.A325]+[.$H$11]*[.A325]^2+[.$H$12]*[.A325]^3+[.$H$13]*[.A325]^4+[.$H$14]*[.A325]^5+[.$H$15]*[.A325]^6+[.$H$16]*[.C325]+[.$H$17]*[.A325]*[.C325]+[.$H$18]*[.A325]^2*[.C325]+[.$H$19]*[.A325]^3*[.C325]+[.$H$20]*[.A325]^4*[.C325]+[.$H$21]*[.A325]^5*[.C325]+[.$H$22]*[.A325]^6*[.C325]+[.$H$23]*[.C325]^2+[.$H$24]*[.A325]*[.C325]^2+[.$H$25]*[.A325]^2*[.C325]^2+[.$H$26]*[.A325]^3*[.C325]^2+[.$H$27]*[.A325]^4*[.C325]^2+[.$H$28]*[.A325]^5*[.C325]^2+[.$H$29]*[.A325]^6*[.C325]^2+[.$H$30]*[.C325]^3+[.$H$31]*[.A325]*[.C325]^3+[.$H$32]*[.A325]^2*[.C325]^3+[.$H$33]*[.A325]^3*[.C325]^3+[.$H$34]*[.A325]^4*[.C325]^3+[.$H$35]*[.A325]^5*[.C325]^3+[.$H$36]*[.A325]^6*[.C325]^3+[.$H$37]*[.C325]^4+[.$H$38]*[.A325]*[.C325]^4+[.$H$39]*[.A325]^2*[.C325]^4+[.$H$40]*[.A325]^3*[.C325]^4+[.$H$41]*[.A325]^4*[.C325]^4+[.$H$42]*[.A325]^5*[.C325]^4+[.$H$43]*[.A325]^6*[.C325]^4+[.$H$44]*[.C325]^5+[.$H$45]*[.A325]*[.C325]^5+[.$H$46]*[.A325]^2*[.C325]^5+[.$H$47]*[.A325]^3*[.C325]^5+[.$H$48]*[.A325]^4*[.C325]^5+[.$H$49]*[.A325]^5*[.C325]^5+[.$H$50]*[.A325]^6*[.C325]^5+[.$H$51]*[.C325]^6+[.$H$52]*[.A325]*[.C325]^6+[.$H$53]*[.A325]^2*[.C325]^6+[.$H$54]*[.A325]^3*[.C325]^6+[.$H$55]*[.A325]^4*[.C325]^6+[.$H$56]*[.A325]^5*[.C325]^6+[.$H$57]*[.A325]^6*[.C325]^6" office:value-type="float" office:value="0.00040783721043774">
            <text:p>4.0784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407837210437364">
            <text:p>0.0004078372</text:p>
          </table:table-cell>
          <table:table-cell table:formula="of:=[.K325]-[.E325]" office:value-type="float" office:value="-3.76651834721464E-016">
            <text:p>-0</text:p>
          </table:table-cell>
          <table:table-cell table:formula="of:=100*([.K325]-[.D325])/[.D325]" office:value-type="float" office:value="20836.2017678318">
            <text:p>20836.2017678318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723485409890601">
            <text:p>-0.0007234854</text:p>
          </table:table-cell>
          <table:table-cell table:formula="of:=100*([.P325]-[.D325])/[.D325]" office:value-type="float" office:value="-37239.908105267">
            <text:p>-37239.908105267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139161625524356">
            <text:p>-0.0139161626</text:p>
          </table:table-cell>
          <table:table-cell office:value-type="float" office:value="0.0155923667219266">
            <text:p>0.0155923667</text:p>
          </table:table-cell>
          <table:table-cell office:value-type="float" office:value="-0.0295085292743622">
            <text:p>-0.0295085293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0">
            <text:p>20</text:p>
          </table:table-cell>
          <table:table-cell table:formula="of:=1.01325*[.B326]" office:value-type="float" office:value="20.265">
            <text:p>20.265000</text:p>
          </table:table-cell>
          <table:table-cell office:value-type="float" office:value="0.00000337">
            <text:p>3.3700E-06</text:p>
          </table:table-cell>
          <table:table-cell table:formula="of:=[.$H$9]+[.$H$10]*[.A326]+[.$H$11]*[.A326]^2+[.$H$12]*[.A326]^3+[.$H$13]*[.A326]^4+[.$H$14]*[.A326]^5+[.$H$15]*[.A326]^6+[.$H$16]*[.C326]+[.$H$17]*[.A326]*[.C326]+[.$H$18]*[.A326]^2*[.C326]+[.$H$19]*[.A326]^3*[.C326]+[.$H$20]*[.A326]^4*[.C326]+[.$H$21]*[.A326]^5*[.C326]+[.$H$22]*[.A326]^6*[.C326]+[.$H$23]*[.C326]^2+[.$H$24]*[.A326]*[.C326]^2+[.$H$25]*[.A326]^2*[.C326]^2+[.$H$26]*[.A326]^3*[.C326]^2+[.$H$27]*[.A326]^4*[.C326]^2+[.$H$28]*[.A326]^5*[.C326]^2+[.$H$29]*[.A326]^6*[.C326]^2+[.$H$30]*[.C326]^3+[.$H$31]*[.A326]*[.C326]^3+[.$H$32]*[.A326]^2*[.C326]^3+[.$H$33]*[.A326]^3*[.C326]^3+[.$H$34]*[.A326]^4*[.C326]^3+[.$H$35]*[.A326]^5*[.C326]^3+[.$H$36]*[.A326]^6*[.C326]^3+[.$H$37]*[.C326]^4+[.$H$38]*[.A326]*[.C326]^4+[.$H$39]*[.A326]^2*[.C326]^4+[.$H$40]*[.A326]^3*[.C326]^4+[.$H$41]*[.A326]^4*[.C326]^4+[.$H$42]*[.A326]^5*[.C326]^4+[.$H$43]*[.A326]^6*[.C326]^4+[.$H$44]*[.C326]^5+[.$H$45]*[.A326]*[.C326]^5+[.$H$46]*[.A326]^2*[.C326]^5+[.$H$47]*[.A326]^3*[.C326]^5+[.$H$48]*[.A326]^4*[.C326]^5+[.$H$49]*[.A326]^5*[.C326]^5+[.$H$50]*[.A326]^6*[.C326]^5+[.$H$51]*[.C326]^6+[.$H$52]*[.A326]*[.C326]^6+[.$H$53]*[.A326]^2*[.C326]^6+[.$H$54]*[.A326]^3*[.C326]^6+[.$H$55]*[.A326]^4*[.C326]^6+[.$H$56]*[.A326]^5*[.C326]^6+[.$H$57]*[.A326]^6*[.C326]^6" office:value-type="float" office:value="0.000201047166220823">
            <text:p>2.0105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201047166220699">
            <text:p>0.0002010472</text:p>
          </table:table-cell>
          <table:table-cell table:formula="of:=[.K326]-[.E326]" office:value-type="float" office:value="-1.2400562347803E-016">
            <text:p>-0</text:p>
          </table:table-cell>
          <table:table-cell table:formula="of:=100*([.K326]-[.D326])/[.D326]" office:value-type="float" office:value="5865.79128251334">
            <text:p>5865.7912825133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6013218786986">
            <text:p>-0.0001601322</text:p>
          </table:table-cell>
          <table:table-cell table:formula="of:=100*([.P326]-[.D326])/[.D326]" office:value-type="float" office:value="-4851.69696943204">
            <text:p>-4851.696969432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163742860510374">
            <text:p>-0.0163742861</text:p>
          </table:table-cell>
          <table:table-cell office:value-type="float" office:value="0.0185073261619757">
            <text:p>0.0185073262</text:p>
          </table:table-cell>
          <table:table-cell office:value-type="float" office:value="-0.0348816122130131">
            <text:p>-0.0348816122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0">
            <text:p>20</text:p>
          </table:table-cell>
          <table:table-cell table:formula="of:=1.01325*[.B327]" office:value-type="float" office:value="20.265">
            <text:p>20.265000</text:p>
          </table:table-cell>
          <table:table-cell office:value-type="float" office:value="0.000005353">
            <text:p>5.3530E-06</text:p>
          </table:table-cell>
          <table:table-cell table:formula="of:=[.$H$9]+[.$H$10]*[.A327]+[.$H$11]*[.A327]^2+[.$H$12]*[.A327]^3+[.$H$13]*[.A327]^4+[.$H$14]*[.A327]^5+[.$H$15]*[.A327]^6+[.$H$16]*[.C327]+[.$H$17]*[.A327]*[.C327]+[.$H$18]*[.A327]^2*[.C327]+[.$H$19]*[.A327]^3*[.C327]+[.$H$20]*[.A327]^4*[.C327]+[.$H$21]*[.A327]^5*[.C327]+[.$H$22]*[.A327]^6*[.C327]+[.$H$23]*[.C327]^2+[.$H$24]*[.A327]*[.C327]^2+[.$H$25]*[.A327]^2*[.C327]^2+[.$H$26]*[.A327]^3*[.C327]^2+[.$H$27]*[.A327]^4*[.C327]^2+[.$H$28]*[.A327]^5*[.C327]^2+[.$H$29]*[.A327]^6*[.C327]^2+[.$H$30]*[.C327]^3+[.$H$31]*[.A327]*[.C327]^3+[.$H$32]*[.A327]^2*[.C327]^3+[.$H$33]*[.A327]^3*[.C327]^3+[.$H$34]*[.A327]^4*[.C327]^3+[.$H$35]*[.A327]^5*[.C327]^3+[.$H$36]*[.A327]^6*[.C327]^3+[.$H$37]*[.C327]^4+[.$H$38]*[.A327]*[.C327]^4+[.$H$39]*[.A327]^2*[.C327]^4+[.$H$40]*[.A327]^3*[.C327]^4+[.$H$41]*[.A327]^4*[.C327]^4+[.$H$42]*[.A327]^5*[.C327]^4+[.$H$43]*[.A327]^6*[.C327]^4+[.$H$44]*[.C327]^5+[.$H$45]*[.A327]*[.C327]^5+[.$H$46]*[.A327]^2*[.C327]^5+[.$H$47]*[.A327]^3*[.C327]^5+[.$H$48]*[.A327]^4*[.C327]^5+[.$H$49]*[.A327]^5*[.C327]^5+[.$H$50]*[.A327]^6*[.C327]^5+[.$H$51]*[.C327]^6+[.$H$52]*[.A327]*[.C327]^6+[.$H$53]*[.A327]^2*[.C327]^6+[.$H$54]*[.A327]^3*[.C327]^6+[.$H$55]*[.A327]^4*[.C327]^6+[.$H$56]*[.A327]^5*[.C327]^6+[.$H$57]*[.A327]^6*[.C327]^6" office:value-type="float" office:value="-0.0000348158498273383">
            <text:p>-3.4816E-05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-3.481584982781543e-05</text:p>
          </table:table-cell>
          <table:table-cell table:formula="of:=[.K327]-[.E327]" office:value-type="float" office:value="-4.77157376110871E-016">
            <text:p>-0</text:p>
          </table:table-cell>
          <table:table-cell table:formula="of:=100*([.K327]-[.D327])/[.D327]" office:value-type="float" office:value="-750.39883855437">
            <text:p>-750.3988385544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0245224869783341">
            <text:p>0.0002452249</text:p>
          </table:table-cell>
          <table:table-cell table:formula="of:=100*([.P327]-[.D327])/[.D327]" office:value-type="float" office:value="4481.07359953935">
            <text:p>4481.0735995394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195114626643327">
            <text:p>-0.0195114627</text:p>
          </table:table-cell>
          <table:table-cell office:value-type="float" office:value="0.0217566463537793">
            <text:p>0.0217566464</text:p>
          </table:table-cell>
          <table:table-cell office:value-type="float" office:value="-0.041268109018112">
            <text:p>-0.041268109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0">
            <text:p>20</text:p>
          </table:table-cell>
          <table:table-cell table:formula="of:=1.01325*[.B328]" office:value-type="float" office:value="20.265">
            <text:p>20.265000</text:p>
          </table:table-cell>
          <table:table-cell office:value-type="float" office:value="0.000007931">
            <text:p>7.9310E-06</text:p>
          </table:table-cell>
          <table:table-cell table:formula="of:=[.$H$9]+[.$H$10]*[.A328]+[.$H$11]*[.A328]^2+[.$H$12]*[.A328]^3+[.$H$13]*[.A328]^4+[.$H$14]*[.A328]^5+[.$H$15]*[.A328]^6+[.$H$16]*[.C328]+[.$H$17]*[.A328]*[.C328]+[.$H$18]*[.A328]^2*[.C328]+[.$H$19]*[.A328]^3*[.C328]+[.$H$20]*[.A328]^4*[.C328]+[.$H$21]*[.A328]^5*[.C328]+[.$H$22]*[.A328]^6*[.C328]+[.$H$23]*[.C328]^2+[.$H$24]*[.A328]*[.C328]^2+[.$H$25]*[.A328]^2*[.C328]^2+[.$H$26]*[.A328]^3*[.C328]^2+[.$H$27]*[.A328]^4*[.C328]^2+[.$H$28]*[.A328]^5*[.C328]^2+[.$H$29]*[.A328]^6*[.C328]^2+[.$H$30]*[.C328]^3+[.$H$31]*[.A328]*[.C328]^3+[.$H$32]*[.A328]^2*[.C328]^3+[.$H$33]*[.A328]^3*[.C328]^3+[.$H$34]*[.A328]^4*[.C328]^3+[.$H$35]*[.A328]^5*[.C328]^3+[.$H$36]*[.A328]^6*[.C328]^3+[.$H$37]*[.C328]^4+[.$H$38]*[.A328]*[.C328]^4+[.$H$39]*[.A328]^2*[.C328]^4+[.$H$40]*[.A328]^3*[.C328]^4+[.$H$41]*[.A328]^4*[.C328]^4+[.$H$42]*[.A328]^5*[.C328]^4+[.$H$43]*[.A328]^6*[.C328]^4+[.$H$44]*[.C328]^5+[.$H$45]*[.A328]*[.C328]^5+[.$H$46]*[.A328]^2*[.C328]^5+[.$H$47]*[.A328]^3*[.C328]^5+[.$H$48]*[.A328]^4*[.C328]^5+[.$H$49]*[.A328]^5*[.C328]^5+[.$H$50]*[.A328]^6*[.C328]^5+[.$H$51]*[.C328]^6+[.$H$52]*[.A328]*[.C328]^6+[.$H$53]*[.A328]^2*[.C328]^6+[.$H$54]*[.A328]^3*[.C328]^6+[.$H$55]*[.A328]^4*[.C328]^6+[.$H$56]*[.A328]^5*[.C328]^6+[.$H$57]*[.A328]^6*[.C328]^6" office:value-type="float" office:value="-0.000229271607025572">
            <text:p>-2.2927E-04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-0.000229271607026594">
            <text:p>-0.0002292716</text:p>
          </table:table-cell>
          <table:table-cell table:formula="of:=[.K328]-[.E328]" office:value-type="float" office:value="-1.02156239197015E-015">
            <text:p>-0</text:p>
          </table:table-cell>
          <table:table-cell table:formula="of:=100*([.K328]-[.D328])/[.D328]" office:value-type="float" office:value="-2990.82848350263">
            <text:p>-2990.8284835026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513828517560626">
            <text:p>0.0005138285</text:p>
          </table:table-cell>
          <table:table-cell table:formula="of:=100*([.P328]-[.D328])/[.D328]" office:value-type="float" office:value="6378.73556374512">
            <text:p>6378.7355637451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235857404000086">
            <text:p>-0.0235857404</text:p>
          </table:table-cell>
          <table:table-cell office:value-type="float" office:value="0.0253557839867473">
            <text:p>0.025355784</text:p>
          </table:table-cell>
          <table:table-cell office:value-type="float" office:value="-0.0489415243867559">
            <text:p>-0.048941524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0">
            <text:p>20</text:p>
          </table:table-cell>
          <table:table-cell table:formula="of:=1.01325*[.B329]" office:value-type="float" office:value="20.265">
            <text:p>20.265000</text:p>
          </table:table-cell>
          <table:table-cell office:value-type="float" office:value="0.00001086">
            <text:p>1.0860E-05</text:p>
          </table:table-cell>
          <table:table-cell table:formula="of:=[.$H$9]+[.$H$10]*[.A329]+[.$H$11]*[.A329]^2+[.$H$12]*[.A329]^3+[.$H$13]*[.A329]^4+[.$H$14]*[.A329]^5+[.$H$15]*[.A329]^6+[.$H$16]*[.C329]+[.$H$17]*[.A329]*[.C329]+[.$H$18]*[.A329]^2*[.C329]+[.$H$19]*[.A329]^3*[.C329]+[.$H$20]*[.A329]^4*[.C329]+[.$H$21]*[.A329]^5*[.C329]+[.$H$22]*[.A329]^6*[.C329]+[.$H$23]*[.C329]^2+[.$H$24]*[.A329]*[.C329]^2+[.$H$25]*[.A329]^2*[.C329]^2+[.$H$26]*[.A329]^3*[.C329]^2+[.$H$27]*[.A329]^4*[.C329]^2+[.$H$28]*[.A329]^5*[.C329]^2+[.$H$29]*[.A329]^6*[.C329]^2+[.$H$30]*[.C329]^3+[.$H$31]*[.A329]*[.C329]^3+[.$H$32]*[.A329]^2*[.C329]^3+[.$H$33]*[.A329]^3*[.C329]^3+[.$H$34]*[.A329]^4*[.C329]^3+[.$H$35]*[.A329]^5*[.C329]^3+[.$H$36]*[.A329]^6*[.C329]^3+[.$H$37]*[.C329]^4+[.$H$38]*[.A329]*[.C329]^4+[.$H$39]*[.A329]^2*[.C329]^4+[.$H$40]*[.A329]^3*[.C329]^4+[.$H$41]*[.A329]^4*[.C329]^4+[.$H$42]*[.A329]^5*[.C329]^4+[.$H$43]*[.A329]^6*[.C329]^4+[.$H$44]*[.C329]^5+[.$H$45]*[.A329]*[.C329]^5+[.$H$46]*[.A329]^2*[.C329]^5+[.$H$47]*[.A329]^3*[.C329]^5+[.$H$48]*[.A329]^4*[.C329]^5+[.$H$49]*[.A329]^5*[.C329]^5+[.$H$50]*[.A329]^6*[.C329]^5+[.$H$51]*[.C329]^6+[.$H$52]*[.A329]*[.C329]^6+[.$H$53]*[.A329]^2*[.C329]^6+[.$H$54]*[.A329]^3*[.C329]^6+[.$H$55]*[.A329]^4*[.C329]^6+[.$H$56]*[.A329]^5*[.C329]^6+[.$H$57]*[.A329]^6*[.C329]^6" office:value-type="float" office:value="-0.000346255902321333">
            <text:p>-3.4626E-0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-0.000346255902320946">
            <text:p>-0.0003462559</text:p>
          </table:table-cell>
          <table:table-cell table:formula="of:=[.K329]-[.E329]" office:value-type="float" office:value="3.86843335142828E-016">
            <text:p>0</text:p>
          </table:table-cell>
          <table:table-cell table:formula="of:=100*([.K329]-[.D329])/[.D329]" office:value-type="float" office:value="-3288.36005820392">
            <text:p>-3288.3600582039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66694385276631">
            <text:p>0.0006669439</text:p>
          </table:table-cell>
          <table:table-cell table:formula="of:=100*([.P329]-[.D329])/[.D329]" office:value-type="float" office:value="6041.28777869531">
            <text:p>6041.2877786953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289237704845808">
            <text:p>-0.0289237705</text:p>
          </table:table-cell>
          <table:table-cell office:value-type="float" office:value="0.0293194998061312">
            <text:p>0.0293194998</text:p>
          </table:table-cell>
          <table:table-cell office:value-type="float" office:value="-0.0582432702907121">
            <text:p>-0.0582432703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0">
            <text:p>20</text:p>
          </table:table-cell>
          <table:table-cell table:formula="of:=1.01325*[.B330]" office:value-type="float" office:value="20.265">
            <text:p>20.265000</text:p>
          </table:table-cell>
          <table:table-cell office:value-type="float" office:value="0.00001314">
            <text:p>1.3140E-05</text:p>
          </table:table-cell>
          <table:table-cell table:formula="of:=[.$H$9]+[.$H$10]*[.A330]+[.$H$11]*[.A330]^2+[.$H$12]*[.A330]^3+[.$H$13]*[.A330]^4+[.$H$14]*[.A330]^5+[.$H$15]*[.A330]^6+[.$H$16]*[.C330]+[.$H$17]*[.A330]*[.C330]+[.$H$18]*[.A330]^2*[.C330]+[.$H$19]*[.A330]^3*[.C330]+[.$H$20]*[.A330]^4*[.C330]+[.$H$21]*[.A330]^5*[.C330]+[.$H$22]*[.A330]^6*[.C330]+[.$H$23]*[.C330]^2+[.$H$24]*[.A330]*[.C330]^2+[.$H$25]*[.A330]^2*[.C330]^2+[.$H$26]*[.A330]^3*[.C330]^2+[.$H$27]*[.A330]^4*[.C330]^2+[.$H$28]*[.A330]^5*[.C330]^2+[.$H$29]*[.A330]^6*[.C330]^2+[.$H$30]*[.C330]^3+[.$H$31]*[.A330]*[.C330]^3+[.$H$32]*[.A330]^2*[.C330]^3+[.$H$33]*[.A330]^3*[.C330]^3+[.$H$34]*[.A330]^4*[.C330]^3+[.$H$35]*[.A330]^5*[.C330]^3+[.$H$36]*[.A330]^6*[.C330]^3+[.$H$37]*[.C330]^4+[.$H$38]*[.A330]*[.C330]^4+[.$H$39]*[.A330]^2*[.C330]^4+[.$H$40]*[.A330]^3*[.C330]^4+[.$H$41]*[.A330]^4*[.C330]^4+[.$H$42]*[.A330]^5*[.C330]^4+[.$H$43]*[.A330]^6*[.C330]^4+[.$H$44]*[.C330]^5+[.$H$45]*[.A330]*[.C330]^5+[.$H$46]*[.A330]^2*[.C330]^5+[.$H$47]*[.A330]^3*[.C330]^5+[.$H$48]*[.A330]^4*[.C330]^5+[.$H$49]*[.A330]^5*[.C330]^5+[.$H$50]*[.A330]^6*[.C330]^5+[.$H$51]*[.C330]^6+[.$H$52]*[.A330]*[.C330]^6+[.$H$53]*[.A330]^2*[.C330]^6+[.$H$54]*[.A330]^3*[.C330]^6+[.$H$55]*[.A330]^4*[.C330]^6+[.$H$56]*[.A330]^5*[.C330]^6+[.$H$57]*[.A330]^6*[.C330]^6" office:value-type="float" office:value="-0.000376390038290444">
            <text:p>-3.7639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376390038292367">
            <text:p>-0.00037639</text:p>
          </table:table-cell>
          <table:table-cell table:formula="of:=[.K330]-[.E330]" office:value-type="float" office:value="-1.92212782149093E-015">
            <text:p>-0</text:p>
          </table:table-cell>
          <table:table-cell table:formula="of:=100*([.K330]-[.D330])/[.D330]" office:value-type="float" office:value="-2964.45995656291">
            <text:p>-2964.4599565629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72584592765579">
            <text:p>0.0007258459</text:p>
          </table:table-cell>
          <table:table-cell table:formula="of:=100*([.P330]-[.D330])/[.D330]" office:value-type="float" office:value="5423.94161077466">
            <text:p>5423.9416107747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359309196282691">
            <text:p>-0.0359309196</text:p>
          </table:table-cell>
          <table:table-cell office:value-type="float" office:value="0.0336617536100783">
            <text:p>0.0336617536</text:p>
          </table:table-cell>
          <table:table-cell office:value-type="float" office:value="-0.0695926732383474">
            <text:p>-0.069592673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0">
            <text:p>20</text:p>
          </table:table-cell>
          <table:table-cell table:formula="of:=1.01325*[.B331]" office:value-type="float" office:value="20.265">
            <text:p>20.265000</text:p>
          </table:table-cell>
          <table:table-cell office:value-type="float" office:value="0.00001232">
            <text:p>1.2320E-05</text:p>
          </table:table-cell>
          <table:table-cell table:formula="of:=[.$H$9]+[.$H$10]*[.A331]+[.$H$11]*[.A331]^2+[.$H$12]*[.A331]^3+[.$H$13]*[.A331]^4+[.$H$14]*[.A331]^5+[.$H$15]*[.A331]^6+[.$H$16]*[.C331]+[.$H$17]*[.A331]*[.C331]+[.$H$18]*[.A331]^2*[.C331]+[.$H$19]*[.A331]^3*[.C331]+[.$H$20]*[.A331]^4*[.C331]+[.$H$21]*[.A331]^5*[.C331]+[.$H$22]*[.A331]^6*[.C331]+[.$H$23]*[.C331]^2+[.$H$24]*[.A331]*[.C331]^2+[.$H$25]*[.A331]^2*[.C331]^2+[.$H$26]*[.A331]^3*[.C331]^2+[.$H$27]*[.A331]^4*[.C331]^2+[.$H$28]*[.A331]^5*[.C331]^2+[.$H$29]*[.A331]^6*[.C331]^2+[.$H$30]*[.C331]^3+[.$H$31]*[.A331]*[.C331]^3+[.$H$32]*[.A331]^2*[.C331]^3+[.$H$33]*[.A331]^3*[.C331]^3+[.$H$34]*[.A331]^4*[.C331]^3+[.$H$35]*[.A331]^5*[.C331]^3+[.$H$36]*[.A331]^6*[.C331]^3+[.$H$37]*[.C331]^4+[.$H$38]*[.A331]*[.C331]^4+[.$H$39]*[.A331]^2*[.C331]^4+[.$H$40]*[.A331]^3*[.C331]^4+[.$H$41]*[.A331]^4*[.C331]^4+[.$H$42]*[.A331]^5*[.C331]^4+[.$H$43]*[.A331]^6*[.C331]^4+[.$H$44]*[.C331]^5+[.$H$45]*[.A331]*[.C331]^5+[.$H$46]*[.A331]^2*[.C331]^5+[.$H$47]*[.A331]^3*[.C331]^5+[.$H$48]*[.A331]^4*[.C331]^5+[.$H$49]*[.A331]^5*[.C331]^5+[.$H$50]*[.A331]^6*[.C331]^5+[.$H$51]*[.C331]^6+[.$H$52]*[.A331]*[.C331]^6+[.$H$53]*[.A331]^2*[.C331]^6+[.$H$54]*[.A331]^3*[.C331]^6+[.$H$55]*[.A331]^4*[.C331]^6+[.$H$56]*[.A331]^5*[.C331]^6+[.$H$57]*[.A331]^6*[.C331]^6" office:value-type="float" office:value="-0.00033002595411531">
            <text:p>-3.3003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330025954116242">
            <text:p>-0.000330026</text:p>
          </table:table-cell>
          <table:table-cell table:formula="of:=[.K331]-[.E331]" office:value-type="float" office:value="-9.31546506599545E-016">
            <text:p>-0</text:p>
          </table:table-cell>
          <table:table-cell table:formula="of:=100*([.K331]-[.D331])/[.D331]" office:value-type="float" office:value="-2778.78209509937">
            <text:p>-2778.7820950994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711811658888171">
            <text:p>0.0007118117</text:p>
          </table:table-cell>
          <table:table-cell table:formula="of:=100*([.P331]-[.D331])/[.D331]" office:value-type="float" office:value="5677.69203642996">
            <text:p>5677.69203643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451020183421509">
            <text:p>-0.0451020183</text:p>
          </table:table-cell>
          <table:table-cell office:value-type="float" office:value="0.0383955919207681">
            <text:p>0.0383955919</text:p>
          </table:table-cell>
          <table:table-cell office:value-type="float" office:value="-0.083497610262919">
            <text:p>-0.0834976103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0">
            <text:p>20</text:p>
          </table:table-cell>
          <table:table-cell table:formula="of:=1.01325*[.B332]" office:value-type="float" office:value="20.265">
            <text:p>20.265000</text:p>
          </table:table-cell>
          <table:table-cell office:value-type="float" office:value="0.000003806">
            <text:p>3.8060E-06</text:p>
          </table:table-cell>
          <table:table-cell table:formula="of:=[.$H$9]+[.$H$10]*[.A332]+[.$H$11]*[.A332]^2+[.$H$12]*[.A332]^3+[.$H$13]*[.A332]^4+[.$H$14]*[.A332]^5+[.$H$15]*[.A332]^6+[.$H$16]*[.C332]+[.$H$17]*[.A332]*[.C332]+[.$H$18]*[.A332]^2*[.C332]+[.$H$19]*[.A332]^3*[.C332]+[.$H$20]*[.A332]^4*[.C332]+[.$H$21]*[.A332]^5*[.C332]+[.$H$22]*[.A332]^6*[.C332]+[.$H$23]*[.C332]^2+[.$H$24]*[.A332]*[.C332]^2+[.$H$25]*[.A332]^2*[.C332]^2+[.$H$26]*[.A332]^3*[.C332]^2+[.$H$27]*[.A332]^4*[.C332]^2+[.$H$28]*[.A332]^5*[.C332]^2+[.$H$29]*[.A332]^6*[.C332]^2+[.$H$30]*[.C332]^3+[.$H$31]*[.A332]*[.C332]^3+[.$H$32]*[.A332]^2*[.C332]^3+[.$H$33]*[.A332]^3*[.C332]^3+[.$H$34]*[.A332]^4*[.C332]^3+[.$H$35]*[.A332]^5*[.C332]^3+[.$H$36]*[.A332]^6*[.C332]^3+[.$H$37]*[.C332]^4+[.$H$38]*[.A332]*[.C332]^4+[.$H$39]*[.A332]^2*[.C332]^4+[.$H$40]*[.A332]^3*[.C332]^4+[.$H$41]*[.A332]^4*[.C332]^4+[.$H$42]*[.A332]^5*[.C332]^4+[.$H$43]*[.A332]^6*[.C332]^4+[.$H$44]*[.C332]^5+[.$H$45]*[.A332]*[.C332]^5+[.$H$46]*[.A332]^2*[.C332]^5+[.$H$47]*[.A332]^3*[.C332]^5+[.$H$48]*[.A332]^4*[.C332]^5+[.$H$49]*[.A332]^5*[.C332]^5+[.$H$50]*[.A332]^6*[.C332]^5+[.$H$51]*[.C332]^6+[.$H$52]*[.A332]*[.C332]^6+[.$H$53]*[.A332]^2*[.C332]^6+[.$H$54]*[.A332]^3*[.C332]^6+[.$H$55]*[.A332]^4*[.C332]^6+[.$H$56]*[.A332]^5*[.C332]^6+[.$H$57]*[.A332]^6*[.C332]^6" office:value-type="float" office:value="-0.000231067009532872">
            <text:p>-2.3107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-0.000231067009534788">
            <text:p>-0.000231067</text:p>
          </table:table-cell>
          <table:table-cell table:formula="of:=[.K332]-[.E332]" office:value-type="float" office:value="-1.91510761242408E-015">
            <text:p>-0</text:p>
          </table:table-cell>
          <table:table-cell table:formula="of:=100*([.K332]-[.D332])/[.D332]" office:value-type="float" office:value="-6171.12479071959">
            <text:p>-6171.1247907196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646115244665386">
            <text:p>0.0006461152</text:p>
          </table:table-cell>
          <table:table-cell table:formula="of:=100*([.P332]-[.D332])/[.D332]" office:value-type="float" office:value="16876.2281835361">
            <text:p>16876.2281835361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570327453074171">
            <text:p>-0.0570327453</text:p>
          </table:table-cell>
          <table:table-cell office:value-type="float" office:value="0.0435330290050728">
            <text:p>0.043533029</text:p>
          </table:table-cell>
          <table:table-cell office:value-type="float" office:value="-0.10056577431249">
            <text:p>-0.100565774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0">
            <text:p>20</text:p>
          </table:table-cell>
          <table:table-cell table:formula="of:=1.01325*[.B333]" office:value-type="float" office:value="20.265">
            <text:p>20.265000</text:p>
          </table:table-cell>
          <table:table-cell office:value-type="float" office:value="-0.00001998">
            <text:p>-1.9980E-05</text:p>
          </table:table-cell>
          <table:table-cell table:formula="of:=[.$H$9]+[.$H$10]*[.A333]+[.$H$11]*[.A333]^2+[.$H$12]*[.A333]^3+[.$H$13]*[.A333]^4+[.$H$14]*[.A333]^5+[.$H$15]*[.A333]^6+[.$H$16]*[.C333]+[.$H$17]*[.A333]*[.C333]+[.$H$18]*[.A333]^2*[.C333]+[.$H$19]*[.A333]^3*[.C333]+[.$H$20]*[.A333]^4*[.C333]+[.$H$21]*[.A333]^5*[.C333]+[.$H$22]*[.A333]^6*[.C333]+[.$H$23]*[.C333]^2+[.$H$24]*[.A333]*[.C333]^2+[.$H$25]*[.A333]^2*[.C333]^2+[.$H$26]*[.A333]^3*[.C333]^2+[.$H$27]*[.A333]^4*[.C333]^2+[.$H$28]*[.A333]^5*[.C333]^2+[.$H$29]*[.A333]^6*[.C333]^2+[.$H$30]*[.C333]^3+[.$H$31]*[.A333]*[.C333]^3+[.$H$32]*[.A333]^2*[.C333]^3+[.$H$33]*[.A333]^3*[.C333]^3+[.$H$34]*[.A333]^4*[.C333]^3+[.$H$35]*[.A333]^5*[.C333]^3+[.$H$36]*[.A333]^6*[.C333]^3+[.$H$37]*[.C333]^4+[.$H$38]*[.A333]*[.C333]^4+[.$H$39]*[.A333]^2*[.C333]^4+[.$H$40]*[.A333]^3*[.C333]^4+[.$H$41]*[.A333]^4*[.C333]^4+[.$H$42]*[.A333]^5*[.C333]^4+[.$H$43]*[.A333]^6*[.C333]^4+[.$H$44]*[.C333]^5+[.$H$45]*[.A333]*[.C333]^5+[.$H$46]*[.A333]^2*[.C333]^5+[.$H$47]*[.A333]^3*[.C333]^5+[.$H$48]*[.A333]^4*[.C333]^5+[.$H$49]*[.A333]^5*[.C333]^5+[.$H$50]*[.A333]^6*[.C333]^5+[.$H$51]*[.C333]^6+[.$H$52]*[.A333]*[.C333]^6+[.$H$53]*[.A333]^2*[.C333]^6+[.$H$54]*[.A333]^3*[.C333]^6+[.$H$55]*[.A333]^4*[.C333]^6+[.$H$56]*[.A333]^5*[.C333]^6+[.$H$57]*[.A333]^6*[.C333]^6" office:value-type="float" office:value="-0.000111564421748603">
            <text:p>-1.1156E-04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-0.000111564421748277">
            <text:p>-0.0001115644</text:p>
          </table:table-cell>
          <table:table-cell table:formula="of:=[.K333]-[.E333]" office:value-type="float" office:value="3.26114460956484E-016">
            <text:p>0</text:p>
          </table:table-cell>
          <table:table-cell table:formula="of:=100*([.K333]-[.D333])/[.D333]" office:value-type="float" office:value="458.380489230614">
            <text:p>458.3804892306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550026297530293">
            <text:p>0.0005500263</text:p>
          </table:table-cell>
          <table:table-cell table:formula="of:=100*([.P333]-[.D333])/[.D333]" office:value-type="float" office:value="-2852.88437202349">
            <text:p>-2852.8843720235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724316477986733">
            <text:p>-0.0724316478</text:p>
          </table:table-cell>
          <table:table-cell office:value-type="float" office:value="0.0490849221370153">
            <text:p>0.0490849221</text:p>
          </table:table-cell>
          <table:table-cell office:value-type="float" office:value="-0.121516569935689">
            <text:p>-0.1215165699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0">
            <text:p>20</text:p>
          </table:table-cell>
          <table:table-cell table:formula="of:=1.01325*[.B334]" office:value-type="float" office:value="20.265">
            <text:p>20.265000</text:p>
          </table:table-cell>
          <table:table-cell office:value-type="float" office:value="-0.00006654">
            <text:p>-6.6540E-05</text:p>
          </table:table-cell>
          <table:table-cell table:formula="of:=[.$H$9]+[.$H$10]*[.A334]+[.$H$11]*[.A334]^2+[.$H$12]*[.A334]^3+[.$H$13]*[.A334]^4+[.$H$14]*[.A334]^5+[.$H$15]*[.A334]^6+[.$H$16]*[.C334]+[.$H$17]*[.A334]*[.C334]+[.$H$18]*[.A334]^2*[.C334]+[.$H$19]*[.A334]^3*[.C334]+[.$H$20]*[.A334]^4*[.C334]+[.$H$21]*[.A334]^5*[.C334]+[.$H$22]*[.A334]^6*[.C334]+[.$H$23]*[.C334]^2+[.$H$24]*[.A334]*[.C334]^2+[.$H$25]*[.A334]^2*[.C334]^2+[.$H$26]*[.A334]^3*[.C334]^2+[.$H$27]*[.A334]^4*[.C334]^2+[.$H$28]*[.A334]^5*[.C334]^2+[.$H$29]*[.A334]^6*[.C334]^2+[.$H$30]*[.C334]^3+[.$H$31]*[.A334]*[.C334]^3+[.$H$32]*[.A334]^2*[.C334]^3+[.$H$33]*[.A334]^3*[.C334]^3+[.$H$34]*[.A334]^4*[.C334]^3+[.$H$35]*[.A334]^5*[.C334]^3+[.$H$36]*[.A334]^6*[.C334]^3+[.$H$37]*[.C334]^4+[.$H$38]*[.A334]*[.C334]^4+[.$H$39]*[.A334]^2*[.C334]^4+[.$H$40]*[.A334]^3*[.C334]^4+[.$H$41]*[.A334]^4*[.C334]^4+[.$H$42]*[.A334]^5*[.C334]^4+[.$H$43]*[.A334]^6*[.C334]^4+[.$H$44]*[.C334]^5+[.$H$45]*[.A334]*[.C334]^5+[.$H$46]*[.A334]^2*[.C334]^5+[.$H$47]*[.A334]^3*[.C334]^5+[.$H$48]*[.A334]^4*[.C334]^5+[.$H$49]*[.A334]^5*[.C334]^5+[.$H$50]*[.A334]^6*[.C334]^5+[.$H$51]*[.C334]^6+[.$H$52]*[.A334]*[.C334]^6+[.$H$53]*[.A334]^2*[.C334]^6+[.$H$54]*[.A334]^3*[.C334]^6+[.$H$55]*[.A334]^4*[.C334]^6+[.$H$56]*[.A334]^5*[.C334]^6+[.$H$57]*[.A334]^6*[.C334]^6" office:value-type="float" office:value="-0.0000070893553527282">
            <text:p>-7.0894E-06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-7.089355358855243e-06</text:p>
          </table:table-cell>
          <table:table-cell table:formula="of:=[.K334]-[.E334]" office:value-type="float" office:value="-6.12704331715008E-015">
            <text:p>-0</text:p>
          </table:table-cell>
          <table:table-cell table:formula="of:=100*([.K334]-[.D334])/[.D334]" office:value-type="float" office:value="-89.3457238370074">
            <text:p>-89.345723837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444809900268565">
            <text:p>0.0004448099</text:p>
          </table:table-cell>
          <table:table-cell table:formula="of:=100*([.P334]-[.D334])/[.D334]" office:value-type="float" office:value="-768.484971849361">
            <text:p>-768.4849718494</text:p>
          </table:table-cell>
          <table:table-cell/>
          <table:table-cell office:value-type="float" office:value="2">
            <text:p>2.00</text:p>
          </table:table-cell>
          <table:table-cell office:value-type="float" office:value="-0.0921327981587172">
            <text:p>-0.0921327982</text:p>
          </table:table-cell>
          <table:table-cell office:value-type="float" office:value="0.0550608422250172">
            <text:p>0.0550608422</text:p>
          </table:table-cell>
          <table:table-cell office:value-type="float" office:value="-0.147193640383734">
            <text:p>-0.147193640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formula="of:=1.01325*[.B335]" office:value-type="float" office:value="20.265">
            <text:p>20.265000</text:p>
          </table:table-cell>
          <table:table-cell office:value-type="float" office:value="-0.0001496">
            <text:p>-1.4960E-04</text:p>
          </table:table-cell>
          <table:table-cell table:formula="of:=[.$H$9]+[.$H$10]*[.A335]+[.$H$11]*[.A335]^2+[.$H$12]*[.A335]^3+[.$H$13]*[.A335]^4+[.$H$14]*[.A335]^5+[.$H$15]*[.A335]^6+[.$H$16]*[.C335]+[.$H$17]*[.A335]*[.C335]+[.$H$18]*[.A335]^2*[.C335]+[.$H$19]*[.A335]^3*[.C335]+[.$H$20]*[.A335]^4*[.C335]+[.$H$21]*[.A335]^5*[.C335]+[.$H$22]*[.A335]^6*[.C335]+[.$H$23]*[.C335]^2+[.$H$24]*[.A335]*[.C335]^2+[.$H$25]*[.A335]^2*[.C335]^2+[.$H$26]*[.A335]^3*[.C335]^2+[.$H$27]*[.A335]^4*[.C335]^2+[.$H$28]*[.A335]^5*[.C335]^2+[.$H$29]*[.A335]^6*[.C335]^2+[.$H$30]*[.C335]^3+[.$H$31]*[.A335]*[.C335]^3+[.$H$32]*[.A335]^2*[.C335]^3+[.$H$33]*[.A335]^3*[.C335]^3+[.$H$34]*[.A335]^4*[.C335]^3+[.$H$35]*[.A335]^5*[.C335]^3+[.$H$36]*[.A335]^6*[.C335]^3+[.$H$37]*[.C335]^4+[.$H$38]*[.A335]*[.C335]^4+[.$H$39]*[.A335]^2*[.C335]^4+[.$H$40]*[.A335]^3*[.C335]^4+[.$H$41]*[.A335]^4*[.C335]^4+[.$H$42]*[.A335]^5*[.C335]^4+[.$H$43]*[.A335]^6*[.C335]^4+[.$H$44]*[.C335]^5+[.$H$45]*[.A335]*[.C335]^5+[.$H$46]*[.A335]^2*[.C335]^5+[.$H$47]*[.A335]^3*[.C335]^5+[.$H$48]*[.A335]^4*[.C335]^5+[.$H$49]*[.A335]^5*[.C335]^5+[.$H$50]*[.A335]^6*[.C335]^5+[.$H$51]*[.C335]^6+[.$H$52]*[.A335]*[.C335]^6+[.$H$53]*[.A335]^2*[.C335]^6+[.$H$54]*[.A335]^3*[.C335]^6+[.$H$55]*[.A335]^4*[.C335]^6+[.$H$56]*[.A335]^5*[.C335]^6+[.$H$57]*[.A335]^6*[.C335]^6" office:value-type="float" office:value="0.0000471193348099835">
            <text:p>4.7119E-05</text:p>
          </table:table-cell>
          <table:table-cell table:number-columns-repeated="4"/>
          <table:table-cell office:value-type="float" office:value="0.75">
            <text:p>0.75</text:p>
          </table:table-cell>
          <table:table-cell table:style-name="ce7" office:value-type="string">
            <text:p>4.711933481101049e-05</text:p>
          </table:table-cell>
          <table:table-cell table:formula="of:=[.K335]-[.E335]" office:value-type="float" office:value="1.02695629777827E-015">
            <text:p>0</text:p>
          </table:table-cell>
          <table:table-cell table:formula="of:=100*([.K335]-[.D335])/[.D335]" office:value-type="float" office:value="-131.496881558162">
            <text:p>-131.496881558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35172779274837">
            <text:p>0.0003517278</text:p>
          </table:table-cell>
          <table:table-cell table:formula="of:=100*([.P335]-[.D335])/[.D335]" office:value-type="float" office:value="-335.112160928055">
            <text:p>-335.1121609281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117109086325938">
            <text:p>-0.1171090863</text:p>
          </table:table-cell>
          <table:table-cell office:value-type="float" office:value="0.0614689411675138">
            <text:p>0.0614689412</text:p>
          </table:table-cell>
          <table:table-cell office:value-type="float" office:value="-0.178578027493451">
            <text:p>-0.1785780275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0">
            <text:p>20</text:p>
          </table:table-cell>
          <table:table-cell table:formula="of:=1.01325*[.B336]" office:value-type="float" office:value="20.265">
            <text:p>20.265000</text:p>
          </table:table-cell>
          <table:table-cell office:value-type="float" office:value="-0.0002785">
            <text:p>-2.7850E-04</text:p>
          </table:table-cell>
          <table:table-cell table:formula="of:=[.$H$9]+[.$H$10]*[.A336]+[.$H$11]*[.A336]^2+[.$H$12]*[.A336]^3+[.$H$13]*[.A336]^4+[.$H$14]*[.A336]^5+[.$H$15]*[.A336]^6+[.$H$16]*[.C336]+[.$H$17]*[.A336]*[.C336]+[.$H$18]*[.A336]^2*[.C336]+[.$H$19]*[.A336]^3*[.C336]+[.$H$20]*[.A336]^4*[.C336]+[.$H$21]*[.A336]^5*[.C336]+[.$H$22]*[.A336]^6*[.C336]+[.$H$23]*[.C336]^2+[.$H$24]*[.A336]*[.C336]^2+[.$H$25]*[.A336]^2*[.C336]^2+[.$H$26]*[.A336]^3*[.C336]^2+[.$H$27]*[.A336]^4*[.C336]^2+[.$H$28]*[.A336]^5*[.C336]^2+[.$H$29]*[.A336]^6*[.C336]^2+[.$H$30]*[.C336]^3+[.$H$31]*[.A336]*[.C336]^3+[.$H$32]*[.A336]^2*[.C336]^3+[.$H$33]*[.A336]^3*[.C336]^3+[.$H$34]*[.A336]^4*[.C336]^3+[.$H$35]*[.A336]^5*[.C336]^3+[.$H$36]*[.A336]^6*[.C336]^3+[.$H$37]*[.C336]^4+[.$H$38]*[.A336]*[.C336]^4+[.$H$39]*[.A336]^2*[.C336]^4+[.$H$40]*[.A336]^3*[.C336]^4+[.$H$41]*[.A336]^4*[.C336]^4+[.$H$42]*[.A336]^5*[.C336]^4+[.$H$43]*[.A336]^6*[.C336]^4+[.$H$44]*[.C336]^5+[.$H$45]*[.A336]*[.C336]^5+[.$H$46]*[.A336]^2*[.C336]^5+[.$H$47]*[.A336]^3*[.C336]^5+[.$H$48]*[.A336]^4*[.C336]^5+[.$H$49]*[.A336]^5*[.C336]^5+[.$H$50]*[.A336]^6*[.C336]^5+[.$H$51]*[.C336]^6+[.$H$52]*[.A336]*[.C336]^6+[.$H$53]*[.A336]^2*[.C336]^6+[.$H$54]*[.A336]^3*[.C336]^6+[.$H$55]*[.A336]^4*[.C336]^6+[.$H$56]*[.A336]^5*[.C336]^6+[.$H$57]*[.A336]^6*[.C336]^6" office:value-type="float" office:value="0.0000192317078020338">
            <text:p>1.9232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1.923170779816186e-05</text:p>
          </table:table-cell>
          <table:table-cell table:formula="of:=[.K336]-[.E336]" office:value-type="float" office:value="-3.87189602211666E-015">
            <text:p>-0</text:p>
          </table:table-cell>
          <table:table-cell table:formula="of:=100*([.K336]-[.D336])/[.D336]" office:value-type="float" office:value="-106.905460609753">
            <text:p>-106.9054606098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92039898164874">
            <text:p>0.0002920399</text:p>
          </table:table-cell>
          <table:table-cell table:formula="of:=100*([.P336]-[.D336])/[.D336]" office:value-type="float" office:value="-204.861722859919">
            <text:p>-204.8617228599</text:p>
          </table:table-cell>
          <table:table-cell/>
          <table:table-cell office:value-type="float" office:value="2.1">
            <text:p>2.10</text:p>
          </table:table-cell>
          <table:table-cell office:value-type="float" office:value="-0.148486148415062">
            <text:p>-0.1484861484</text:p>
          </table:table-cell>
          <table:table-cell office:value-type="float" office:value="0.0683158175457606">
            <text:p>0.0683158175</text:p>
          </table:table-cell>
          <table:table-cell office:value-type="float" office:value="-0.216801965960822">
            <text:p>-0.216801966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0">
            <text:p>20</text:p>
          </table:table-cell>
          <table:table-cell table:formula="of:=1.01325*[.B337]" office:value-type="float" office:value="20.265">
            <text:p>20.265000</text:p>
          </table:table-cell>
          <table:table-cell office:value-type="float" office:value="-0.0004664">
            <text:p>-4.6640E-04</text:p>
          </table:table-cell>
          <table:table-cell table:formula="of:=[.$H$9]+[.$H$10]*[.A337]+[.$H$11]*[.A337]^2+[.$H$12]*[.A337]^3+[.$H$13]*[.A337]^4+[.$H$14]*[.A337]^5+[.$H$15]*[.A337]^6+[.$H$16]*[.C337]+[.$H$17]*[.A337]*[.C337]+[.$H$18]*[.A337]^2*[.C337]+[.$H$19]*[.A337]^3*[.C337]+[.$H$20]*[.A337]^4*[.C337]+[.$H$21]*[.A337]^5*[.C337]+[.$H$22]*[.A337]^6*[.C337]+[.$H$23]*[.C337]^2+[.$H$24]*[.A337]*[.C337]^2+[.$H$25]*[.A337]^2*[.C337]^2+[.$H$26]*[.A337]^3*[.C337]^2+[.$H$27]*[.A337]^4*[.C337]^2+[.$H$28]*[.A337]^5*[.C337]^2+[.$H$29]*[.A337]^6*[.C337]^2+[.$H$30]*[.C337]^3+[.$H$31]*[.A337]*[.C337]^3+[.$H$32]*[.A337]^2*[.C337]^3+[.$H$33]*[.A337]^3*[.C337]^3+[.$H$34]*[.A337]^4*[.C337]^3+[.$H$35]*[.A337]^5*[.C337]^3+[.$H$36]*[.A337]^6*[.C337]^3+[.$H$37]*[.C337]^4+[.$H$38]*[.A337]*[.C337]^4+[.$H$39]*[.A337]^2*[.C337]^4+[.$H$40]*[.A337]^3*[.C337]^4+[.$H$41]*[.A337]^4*[.C337]^4+[.$H$42]*[.A337]^5*[.C337]^4+[.$H$43]*[.A337]^6*[.C337]^4+[.$H$44]*[.C337]^5+[.$H$45]*[.A337]*[.C337]^5+[.$H$46]*[.A337]^2*[.C337]^5+[.$H$47]*[.A337]^3*[.C337]^5+[.$H$48]*[.A337]^4*[.C337]^5+[.$H$49]*[.A337]^5*[.C337]^5+[.$H$50]*[.A337]^6*[.C337]^5+[.$H$51]*[.C337]^6+[.$H$52]*[.A337]*[.C337]^6+[.$H$53]*[.A337]^2*[.C337]^6+[.$H$54]*[.A337]^3*[.C337]^6+[.$H$55]*[.A337]^4*[.C337]^6+[.$H$56]*[.A337]^5*[.C337]^6+[.$H$57]*[.A337]^6*[.C337]^6" office:value-type="float" office:value="-0.000116872312246552">
            <text:p>-1.1687E-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-0.000116872312246302">
            <text:p>-0.0001168723</text:p>
          </table:table-cell>
          <table:table-cell table:formula="of:=[.K337]-[.E337]" office:value-type="float" office:value="2.49840838122128E-016">
            <text:p>0</text:p>
          </table:table-cell>
          <table:table-cell table:formula="of:=100*([.K337]-[.D337])/[.D337]" office:value-type="float" office:value="-74.9416140123709">
            <text:p>-74.941614012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87005397634549">
            <text:p>0.0002870054</text:p>
          </table:table-cell>
          <table:table-cell table:formula="of:=100*([.P337]-[.D337])/[.D337]" office:value-type="float" office:value="-161.536320247545">
            <text:p>-161.5363202475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551332454523812">
            <text:p>-0.0005513325</text:p>
          </table:table-cell>
          <table:table-cell office:value-type="float" office:value="-0.00357320586367731">
            <text:p>-0.0035732059</text:p>
          </table:table-cell>
          <table:table-cell office:value-type="float" office:value="0.0030218734091535">
            <text:p>0.0030218734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0">
            <text:p>20</text:p>
          </table:table-cell>
          <table:table-cell table:formula="of:=1.01325*[.B338]" office:value-type="float" office:value="20.265">
            <text:p>20.265000</text:p>
          </table:table-cell>
          <table:table-cell office:value-type="float" office:value="-0.0007212">
            <text:p>-7.2120E-04</text:p>
          </table:table-cell>
          <table:table-cell table:formula="of:=[.$H$9]+[.$H$10]*[.A338]+[.$H$11]*[.A338]^2+[.$H$12]*[.A338]^3+[.$H$13]*[.A338]^4+[.$H$14]*[.A338]^5+[.$H$15]*[.A338]^6+[.$H$16]*[.C338]+[.$H$17]*[.A338]*[.C338]+[.$H$18]*[.A338]^2*[.C338]+[.$H$19]*[.A338]^3*[.C338]+[.$H$20]*[.A338]^4*[.C338]+[.$H$21]*[.A338]^5*[.C338]+[.$H$22]*[.A338]^6*[.C338]+[.$H$23]*[.C338]^2+[.$H$24]*[.A338]*[.C338]^2+[.$H$25]*[.A338]^2*[.C338]^2+[.$H$26]*[.A338]^3*[.C338]^2+[.$H$27]*[.A338]^4*[.C338]^2+[.$H$28]*[.A338]^5*[.C338]^2+[.$H$29]*[.A338]^6*[.C338]^2+[.$H$30]*[.C338]^3+[.$H$31]*[.A338]*[.C338]^3+[.$H$32]*[.A338]^2*[.C338]^3+[.$H$33]*[.A338]^3*[.C338]^3+[.$H$34]*[.A338]^4*[.C338]^3+[.$H$35]*[.A338]^5*[.C338]^3+[.$H$36]*[.A338]^6*[.C338]^3+[.$H$37]*[.C338]^4+[.$H$38]*[.A338]*[.C338]^4+[.$H$39]*[.A338]^2*[.C338]^4+[.$H$40]*[.A338]^3*[.C338]^4+[.$H$41]*[.A338]^4*[.C338]^4+[.$H$42]*[.A338]^5*[.C338]^4+[.$H$43]*[.A338]^6*[.C338]^4+[.$H$44]*[.C338]^5+[.$H$45]*[.A338]*[.C338]^5+[.$H$46]*[.A338]^2*[.C338]^5+[.$H$47]*[.A338]^3*[.C338]^5+[.$H$48]*[.A338]^4*[.C338]^5+[.$H$49]*[.A338]^5*[.C338]^5+[.$H$50]*[.A338]^6*[.C338]^5+[.$H$51]*[.C338]^6+[.$H$52]*[.A338]*[.C338]^6+[.$H$53]*[.A338]^2*[.C338]^6+[.$H$54]*[.A338]^3*[.C338]^6+[.$H$55]*[.A338]^4*[.C338]^6+[.$H$56]*[.A338]^5*[.C338]^6+[.$H$57]*[.A338]^6*[.C338]^6" office:value-type="float" office:value="-0.000380077637943593">
            <text:p>-3.8008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380077637940818">
            <text:p>-0.0003800776</text:p>
          </table:table-cell>
          <table:table-cell table:formula="of:=[.K338]-[.E338]" office:value-type="float" office:value="2.77561177167152E-015">
            <text:p>0</text:p>
          </table:table-cell>
          <table:table-cell table:formula="of:=100*([.K338]-[.D338])/[.D338]" office:value-type="float" office:value="-47.2992737186886">
            <text:p>-47.29927371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357882562289524">
            <text:p>0.0003578826</text:p>
          </table:table-cell>
          <table:table-cell table:formula="of:=100*([.P338]-[.D338])/[.D338]" office:value-type="float" office:value="-149.623206085625">
            <text:p>-149.6232060856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228384619656894">
            <text:p>0.0002283846</text:p>
          </table:table-cell>
          <table:table-cell office:value-type="float" office:value="-0.00240892897964872">
            <text:p>-0.002408929</text:p>
          </table:table-cell>
          <table:table-cell office:value-type="float" office:value="0.00263731359930562">
            <text:p>0.002637313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1.01325*[.B339]" office:value-type="float" office:value="20.265">
            <text:p>20.265000</text:p>
          </table:table-cell>
          <table:table-cell office:value-type="float" office:value="-0.001056">
            <text:p>-1.0560E-03</text:p>
          </table:table-cell>
          <table:table-cell table:formula="of:=[.$H$9]+[.$H$10]*[.A339]+[.$H$11]*[.A339]^2+[.$H$12]*[.A339]^3+[.$H$13]*[.A339]^4+[.$H$14]*[.A339]^5+[.$H$15]*[.A339]^6+[.$H$16]*[.C339]+[.$H$17]*[.A339]*[.C339]+[.$H$18]*[.A339]^2*[.C339]+[.$H$19]*[.A339]^3*[.C339]+[.$H$20]*[.A339]^4*[.C339]+[.$H$21]*[.A339]^5*[.C339]+[.$H$22]*[.A339]^6*[.C339]+[.$H$23]*[.C339]^2+[.$H$24]*[.A339]*[.C339]^2+[.$H$25]*[.A339]^2*[.C339]^2+[.$H$26]*[.A339]^3*[.C339]^2+[.$H$27]*[.A339]^4*[.C339]^2+[.$H$28]*[.A339]^5*[.C339]^2+[.$H$29]*[.A339]^6*[.C339]^2+[.$H$30]*[.C339]^3+[.$H$31]*[.A339]*[.C339]^3+[.$H$32]*[.A339]^2*[.C339]^3+[.$H$33]*[.A339]^3*[.C339]^3+[.$H$34]*[.A339]^4*[.C339]^3+[.$H$35]*[.A339]^5*[.C339]^3+[.$H$36]*[.A339]^6*[.C339]^3+[.$H$37]*[.C339]^4+[.$H$38]*[.A339]*[.C339]^4+[.$H$39]*[.A339]^2*[.C339]^4+[.$H$40]*[.A339]^3*[.C339]^4+[.$H$41]*[.A339]^4*[.C339]^4+[.$H$42]*[.A339]^5*[.C339]^4+[.$H$43]*[.A339]^6*[.C339]^4+[.$H$44]*[.C339]^5+[.$H$45]*[.A339]*[.C339]^5+[.$H$46]*[.A339]^2*[.C339]^5+[.$H$47]*[.A339]^3*[.C339]^5+[.$H$48]*[.A339]^4*[.C339]^5+[.$H$49]*[.A339]^5*[.C339]^5+[.$H$50]*[.A339]^6*[.C339]^5+[.$H$51]*[.C339]^6+[.$H$52]*[.A339]*[.C339]^6+[.$H$53]*[.A339]^2*[.C339]^6+[.$H$54]*[.A339]^3*[.C339]^6+[.$H$55]*[.A339]^4*[.C339]^6+[.$H$56]*[.A339]^5*[.C339]^6+[.$H$57]*[.A339]^6*[.C339]^6" office:value-type="float" office:value="-0.000781284373372604">
            <text:p>-7.8128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781284373383151">
            <text:p>-0.0007812844</text:p>
          </table:table-cell>
          <table:table-cell table:formula="of:=[.K339]-[.E339]" office:value-type="float" office:value="-0.000000000000010547118733939">
            <text:p>-0</text:p>
          </table:table-cell>
          <table:table-cell table:formula="of:=100*([.K339]-[.D339])/[.D339]" office:value-type="float" office:value="-26.0147373690198">
            <text:p>-26.01473736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525926552112541">
            <text:p>0.0005259266</text:p>
          </table:table-cell>
          <table:table-cell table:formula="of:=100*([.P339]-[.D339])/[.D339]" office:value-type="float" office:value="-149.803650768233">
            <text:p>-149.8036507682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472151849532198">
            <text:p>0.0004721518</text:p>
          </table:table-cell>
          <table:table-cell office:value-type="float" office:value="-0.00146603773865425">
            <text:p>-0.0014660377</text:p>
          </table:table-cell>
          <table:table-cell office:value-type="float" office:value="0.00193818958818645">
            <text:p>0.0019381896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0">
            <text:p>20</text:p>
          </table:table-cell>
          <table:table-cell table:formula="of:=1.01325*[.B340]" office:value-type="float" office:value="20.265">
            <text:p>20.265000</text:p>
          </table:table-cell>
          <table:table-cell office:value-type="float" office:value="-0.001474">
            <text:p>-1.4740E-03</text:p>
          </table:table-cell>
          <table:table-cell table:formula="of:=[.$H$9]+[.$H$10]*[.A340]+[.$H$11]*[.A340]^2+[.$H$12]*[.A340]^3+[.$H$13]*[.A340]^4+[.$H$14]*[.A340]^5+[.$H$15]*[.A340]^6+[.$H$16]*[.C340]+[.$H$17]*[.A340]*[.C340]+[.$H$18]*[.A340]^2*[.C340]+[.$H$19]*[.A340]^3*[.C340]+[.$H$20]*[.A340]^4*[.C340]+[.$H$21]*[.A340]^5*[.C340]+[.$H$22]*[.A340]^6*[.C340]+[.$H$23]*[.C340]^2+[.$H$24]*[.A340]*[.C340]^2+[.$H$25]*[.A340]^2*[.C340]^2+[.$H$26]*[.A340]^3*[.C340]^2+[.$H$27]*[.A340]^4*[.C340]^2+[.$H$28]*[.A340]^5*[.C340]^2+[.$H$29]*[.A340]^6*[.C340]^2+[.$H$30]*[.C340]^3+[.$H$31]*[.A340]*[.C340]^3+[.$H$32]*[.A340]^2*[.C340]^3+[.$H$33]*[.A340]^3*[.C340]^3+[.$H$34]*[.A340]^4*[.C340]^3+[.$H$35]*[.A340]^5*[.C340]^3+[.$H$36]*[.A340]^6*[.C340]^3+[.$H$37]*[.C340]^4+[.$H$38]*[.A340]*[.C340]^4+[.$H$39]*[.A340]^2*[.C340]^4+[.$H$40]*[.A340]^3*[.C340]^4+[.$H$41]*[.A340]^4*[.C340]^4+[.$H$42]*[.A340]^5*[.C340]^4+[.$H$43]*[.A340]^6*[.C340]^4+[.$H$44]*[.C340]^5+[.$H$45]*[.A340]*[.C340]^5+[.$H$46]*[.A340]^2*[.C340]^5+[.$H$47]*[.A340]^3*[.C340]^5+[.$H$48]*[.A340]^4*[.C340]^5+[.$H$49]*[.A340]^5*[.C340]^5+[.$H$50]*[.A340]^6*[.C340]^5+[.$H$51]*[.C340]^6+[.$H$52]*[.A340]*[.C340]^6+[.$H$53]*[.A340]^2*[.C340]^6+[.$H$54]*[.A340]^3*[.C340]^6+[.$H$55]*[.A340]^4*[.C340]^6+[.$H$56]*[.A340]^5*[.C340]^6+[.$H$57]*[.A340]^6*[.C340]^6" office:value-type="float" office:value="-0.00132343382191702">
            <text:p>-1.3234E-0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132343382192879">
            <text:p>-0.0013234338</text:p>
          </table:table-cell>
          <table:table-cell table:formula="of:=[.K340]-[.E340]" office:value-type="float" office:value="-0.0000000000000117685809014612">
            <text:p>-0</text:p>
          </table:table-cell>
          <table:table-cell table:formula="of:=100*([.K340]-[.D340])/[.D340]" office:value-type="float" office:value="-10.2148017687389">
            <text:p>-10.2148017687</text:p>
          </table:table-cell>
          <table:table-cell/>
          <table:table-cell office:value-type="float" office:value="1">
            <text:p>1.00</text:p>
          </table:table-cell>
          <table:table-cell office:value-type="float" office:value="0.000812384391164403">
            <text:p>0.0008123844</text:p>
          </table:table-cell>
          <table:table-cell table:formula="of:=100*([.P340]-[.D340])/[.D340]" office:value-type="float" office:value="-155.114273484695">
            <text:p>-155.1142734847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407837210437364">
            <text:p>0.0004078372</text:p>
          </table:table-cell>
          <table:table-cell office:value-type="float" office:value="-0.000723485409890601">
            <text:p>-0.0007234854</text:p>
          </table:table-cell>
          <table:table-cell office:value-type="float" office:value="0.00113132262032796">
            <text:p>0.001131322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1.01325*[.B341]" office:value-type="float" office:value="20.265">
            <text:p>20.265000</text:p>
          </table:table-cell>
          <table:table-cell office:value-type="float" office:value="-0.001993">
            <text:p>-1.9930E-03</text:p>
          </table:table-cell>
          <table:table-cell table:formula="of:=[.$H$9]+[.$H$10]*[.A341]+[.$H$11]*[.A341]^2+[.$H$12]*[.A341]^3+[.$H$13]*[.A341]^4+[.$H$14]*[.A341]^5+[.$H$15]*[.A341]^6+[.$H$16]*[.C341]+[.$H$17]*[.A341]*[.C341]+[.$H$18]*[.A341]^2*[.C341]+[.$H$19]*[.A341]^3*[.C341]+[.$H$20]*[.A341]^4*[.C341]+[.$H$21]*[.A341]^5*[.C341]+[.$H$22]*[.A341]^6*[.C341]+[.$H$23]*[.C341]^2+[.$H$24]*[.A341]*[.C341]^2+[.$H$25]*[.A341]^2*[.C341]^2+[.$H$26]*[.A341]^3*[.C341]^2+[.$H$27]*[.A341]^4*[.C341]^2+[.$H$28]*[.A341]^5*[.C341]^2+[.$H$29]*[.A341]^6*[.C341]^2+[.$H$30]*[.C341]^3+[.$H$31]*[.A341]*[.C341]^3+[.$H$32]*[.A341]^2*[.C341]^3+[.$H$33]*[.A341]^3*[.C341]^3+[.$H$34]*[.A341]^4*[.C341]^3+[.$H$35]*[.A341]^5*[.C341]^3+[.$H$36]*[.A341]^6*[.C341]^3+[.$H$37]*[.C341]^4+[.$H$38]*[.A341]*[.C341]^4+[.$H$39]*[.A341]^2*[.C341]^4+[.$H$40]*[.A341]^3*[.C341]^4+[.$H$41]*[.A341]^4*[.C341]^4+[.$H$42]*[.A341]^5*[.C341]^4+[.$H$43]*[.A341]^6*[.C341]^4+[.$H$44]*[.C341]^5+[.$H$45]*[.A341]*[.C341]^5+[.$H$46]*[.A341]^2*[.C341]^5+[.$H$47]*[.A341]^3*[.C341]^5+[.$H$48]*[.A341]^4*[.C341]^5+[.$H$49]*[.A341]^5*[.C341]^5+[.$H$50]*[.A341]^6*[.C341]^5+[.$H$51]*[.C341]^6+[.$H$52]*[.A341]*[.C341]^6+[.$H$53]*[.A341]^2*[.C341]^6+[.$H$54]*[.A341]^3*[.C341]^6+[.$H$55]*[.A341]^4*[.C341]^6+[.$H$56]*[.A341]^5*[.C341]^6+[.$H$57]*[.A341]^6*[.C341]^6" office:value-type="float" office:value="-0.00200231014690633">
            <text:p>-2.0023E-0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200231014692798">
            <text:p>-0.0020023101</text:p>
          </table:table-cell>
          <table:table-cell table:formula="of:=[.K341]-[.E341]" office:value-type="float" office:value="-0.0000000000000216493489801906">
            <text:p>-0</text:p>
          </table:table-cell>
          <table:table-cell table:formula="of:=100*([.K341]-[.D341])/[.D341]" office:value-type="float" office:value="0.467142344604965">
            <text:p>0.4671423446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123848633030099">
            <text:p>0.0012384863</text:p>
          </table:table-cell>
          <table:table-cell table:formula="of:=100*([.P341]-[.D341])/[.D341]" office:value-type="float" office:value="-162.14181286006">
            <text:p>-162.1418128601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201047166220699">
            <text:p>0.0002010472</text:p>
          </table:table-cell>
          <table:table-cell office:value-type="float" office:value="-0.00016013218786986">
            <text:p>-0.0001601322</text:p>
          </table:table-cell>
          <table:table-cell office:value-type="float" office:value="0.000361179354090559">
            <text:p>0.0003611794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0">
            <text:p>20</text:p>
          </table:table-cell>
          <table:table-cell table:formula="of:=1.01325*[.B342]" office:value-type="float" office:value="20.265">
            <text:p>20.265000</text:p>
          </table:table-cell>
          <table:table-cell office:value-type="float" office:value="-0.002588">
            <text:p>-2.5880E-03</text:p>
          </table:table-cell>
          <table:table-cell table:formula="of:=[.$H$9]+[.$H$10]*[.A342]+[.$H$11]*[.A342]^2+[.$H$12]*[.A342]^3+[.$H$13]*[.A342]^4+[.$H$14]*[.A342]^5+[.$H$15]*[.A342]^6+[.$H$16]*[.C342]+[.$H$17]*[.A342]*[.C342]+[.$H$18]*[.A342]^2*[.C342]+[.$H$19]*[.A342]^3*[.C342]+[.$H$20]*[.A342]^4*[.C342]+[.$H$21]*[.A342]^5*[.C342]+[.$H$22]*[.A342]^6*[.C342]+[.$H$23]*[.C342]^2+[.$H$24]*[.A342]*[.C342]^2+[.$H$25]*[.A342]^2*[.C342]^2+[.$H$26]*[.A342]^3*[.C342]^2+[.$H$27]*[.A342]^4*[.C342]^2+[.$H$28]*[.A342]^5*[.C342]^2+[.$H$29]*[.A342]^6*[.C342]^2+[.$H$30]*[.C342]^3+[.$H$31]*[.A342]*[.C342]^3+[.$H$32]*[.A342]^2*[.C342]^3+[.$H$33]*[.A342]^3*[.C342]^3+[.$H$34]*[.A342]^4*[.C342]^3+[.$H$35]*[.A342]^5*[.C342]^3+[.$H$36]*[.A342]^6*[.C342]^3+[.$H$37]*[.C342]^4+[.$H$38]*[.A342]*[.C342]^4+[.$H$39]*[.A342]^2*[.C342]^4+[.$H$40]*[.A342]^3*[.C342]^4+[.$H$41]*[.A342]^4*[.C342]^4+[.$H$42]*[.A342]^5*[.C342]^4+[.$H$43]*[.A342]^6*[.C342]^4+[.$H$44]*[.C342]^5+[.$H$45]*[.A342]*[.C342]^5+[.$H$46]*[.A342]^2*[.C342]^5+[.$H$47]*[.A342]^3*[.C342]^5+[.$H$48]*[.A342]^4*[.C342]^5+[.$H$49]*[.A342]^5*[.C342]^5+[.$H$50]*[.A342]^6*[.C342]^5+[.$H$51]*[.C342]^6+[.$H$52]*[.A342]*[.C342]^6+[.$H$53]*[.A342]^2*[.C342]^6+[.$H$54]*[.A342]^3*[.C342]^6+[.$H$55]*[.A342]^4*[.C342]^6+[.$H$56]*[.A342]^5*[.C342]^6+[.$H$57]*[.A342]^6*[.C342]^6" office:value-type="float" office:value="-0.00280811768536526">
            <text:p>-2.8081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280811768536338">
            <text:p>-0.0028081177</text:p>
          </table:table-cell>
          <table:table-cell table:formula="of:=[.K342]-[.E342]" office:value-type="float" office:value="1.88737914186277E-015">
            <text:p>0</text:p>
          </table:table-cell>
          <table:table-cell table:formula="of:=100*([.K342]-[.D342])/[.D342]" office:value-type="float" office:value="8.50532014541638">
            <text:p>8.5053201454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18254328119454">
            <text:p>0.0018254328</text:p>
          </table:table-cell>
          <table:table-cell table:formula="of:=100*([.P342]-[.D342])/[.D342]" office:value-type="float" office:value="-170.534498143176">
            <text:p>-170.5344981432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-3.481584982781543e-05</text:p>
          </table:table-cell>
          <table:table-cell office:value-type="float" office:value="0.000245224869783341">
            <text:p>0.0002452249</text:p>
          </table:table-cell>
          <table:table-cell office:value-type="float" office:value="-0.000280040719611156">
            <text:p>-0.0002800407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0">
            <text:p>20</text:p>
          </table:table-cell>
          <table:table-cell table:formula="of:=1.01325*[.B343]" office:value-type="float" office:value="20.265">
            <text:p>20.265000</text:p>
          </table:table-cell>
          <table:table-cell office:value-type="float" office:value="-0.003309">
            <text:p>-3.3090E-03</text:p>
          </table:table-cell>
          <table:table-cell table:formula="of:=[.$H$9]+[.$H$10]*[.A343]+[.$H$11]*[.A343]^2+[.$H$12]*[.A343]^3+[.$H$13]*[.A343]^4+[.$H$14]*[.A343]^5+[.$H$15]*[.A343]^6+[.$H$16]*[.C343]+[.$H$17]*[.A343]*[.C343]+[.$H$18]*[.A343]^2*[.C343]+[.$H$19]*[.A343]^3*[.C343]+[.$H$20]*[.A343]^4*[.C343]+[.$H$21]*[.A343]^5*[.C343]+[.$H$22]*[.A343]^6*[.C343]+[.$H$23]*[.C343]^2+[.$H$24]*[.A343]*[.C343]^2+[.$H$25]*[.A343]^2*[.C343]^2+[.$H$26]*[.A343]^3*[.C343]^2+[.$H$27]*[.A343]^4*[.C343]^2+[.$H$28]*[.A343]^5*[.C343]^2+[.$H$29]*[.A343]^6*[.C343]^2+[.$H$30]*[.C343]^3+[.$H$31]*[.A343]*[.C343]^3+[.$H$32]*[.A343]^2*[.C343]^3+[.$H$33]*[.A343]^3*[.C343]^3+[.$H$34]*[.A343]^4*[.C343]^3+[.$H$35]*[.A343]^5*[.C343]^3+[.$H$36]*[.A343]^6*[.C343]^3+[.$H$37]*[.C343]^4+[.$H$38]*[.A343]*[.C343]^4+[.$H$39]*[.A343]^2*[.C343]^4+[.$H$40]*[.A343]^3*[.C343]^4+[.$H$41]*[.A343]^4*[.C343]^4+[.$H$42]*[.A343]^5*[.C343]^4+[.$H$43]*[.A343]^6*[.C343]^4+[.$H$44]*[.C343]^5+[.$H$45]*[.A343]*[.C343]^5+[.$H$46]*[.A343]^2*[.C343]^5+[.$H$47]*[.A343]^3*[.C343]^5+[.$H$48]*[.A343]^4*[.C343]^5+[.$H$49]*[.A343]^5*[.C343]^5+[.$H$50]*[.A343]^6*[.C343]^5+[.$H$51]*[.C343]^6+[.$H$52]*[.A343]*[.C343]^6+[.$H$53]*[.A343]^2*[.C343]^6+[.$H$54]*[.A343]^3*[.C343]^6+[.$H$55]*[.A343]^4*[.C343]^6+[.$H$56]*[.A343]^5*[.C343]^6+[.$H$57]*[.A343]^6*[.C343]^6" office:value-type="float" office:value="-0.00372783391468945">
            <text:p>-3.7278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372783391470366">
            <text:p>-0.0037278339</text:p>
          </table:table-cell>
          <table:table-cell table:formula="of:=[.K343]-[.E343]" office:value-type="float" office:value="-0.000000000000014211288396071">
            <text:p>-0</text:p>
          </table:table-cell>
          <table:table-cell table:formula="of:=100*([.K343]-[.D343])/[.D343]" office:value-type="float" office:value="12.6574165821596">
            <text:p>12.657416582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259437625823538">
            <text:p>0.0025943763</text:p>
          </table:table-cell>
          <table:table-cell table:formula="of:=100*([.P343]-[.D343])/[.D343]" office:value-type="float" office:value="-178.403634277286">
            <text:p>-178.4036342773</text:p>
          </table:table-cell>
          <table:table-cell/>
          <table:table-cell office:value-type="float" office:value="0.4">
            <text:p>0.40</text:p>
          </table:table-cell>
          <table:table-cell office:value-type="float" office:value="-0.000229271607026594">
            <text:p>-0.0002292716</text:p>
          </table:table-cell>
          <table:table-cell office:value-type="float" office:value="0.000513828517560626">
            <text:p>0.0005138285</text:p>
          </table:table-cell>
          <table:table-cell office:value-type="float" office:value="-0.000743100124587219">
            <text:p>-0.0007431001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0">
            <text:p>20</text:p>
          </table:table-cell>
          <table:table-cell table:formula="of:=1.01325*[.B344]" office:value-type="float" office:value="20.265">
            <text:p>20.265000</text:p>
          </table:table-cell>
          <table:table-cell office:value-type="float" office:value="-0.004192">
            <text:p>-4.1920E-03</text:p>
          </table:table-cell>
          <table:table-cell table:formula="of:=[.$H$9]+[.$H$10]*[.A344]+[.$H$11]*[.A344]^2+[.$H$12]*[.A344]^3+[.$H$13]*[.A344]^4+[.$H$14]*[.A344]^5+[.$H$15]*[.A344]^6+[.$H$16]*[.C344]+[.$H$17]*[.A344]*[.C344]+[.$H$18]*[.A344]^2*[.C344]+[.$H$19]*[.A344]^3*[.C344]+[.$H$20]*[.A344]^4*[.C344]+[.$H$21]*[.A344]^5*[.C344]+[.$H$22]*[.A344]^6*[.C344]+[.$H$23]*[.C344]^2+[.$H$24]*[.A344]*[.C344]^2+[.$H$25]*[.A344]^2*[.C344]^2+[.$H$26]*[.A344]^3*[.C344]^2+[.$H$27]*[.A344]^4*[.C344]^2+[.$H$28]*[.A344]^5*[.C344]^2+[.$H$29]*[.A344]^6*[.C344]^2+[.$H$30]*[.C344]^3+[.$H$31]*[.A344]*[.C344]^3+[.$H$32]*[.A344]^2*[.C344]^3+[.$H$33]*[.A344]^3*[.C344]^3+[.$H$34]*[.A344]^4*[.C344]^3+[.$H$35]*[.A344]^5*[.C344]^3+[.$H$36]*[.A344]^6*[.C344]^3+[.$H$37]*[.C344]^4+[.$H$38]*[.A344]*[.C344]^4+[.$H$39]*[.A344]^2*[.C344]^4+[.$H$40]*[.A344]^3*[.C344]^4+[.$H$41]*[.A344]^4*[.C344]^4+[.$H$42]*[.A344]^5*[.C344]^4+[.$H$43]*[.A344]^6*[.C344]^4+[.$H$44]*[.C344]^5+[.$H$45]*[.A344]*[.C344]^5+[.$H$46]*[.A344]^2*[.C344]^5+[.$H$47]*[.A344]^3*[.C344]^5+[.$H$48]*[.A344]^4*[.C344]^5+[.$H$49]*[.A344]^5*[.C344]^5+[.$H$50]*[.A344]^6*[.C344]^5+[.$H$51]*[.C344]^6+[.$H$52]*[.A344]*[.C344]^6+[.$H$53]*[.A344]^2*[.C344]^6+[.$H$54]*[.A344]^3*[.C344]^6+[.$H$55]*[.A344]^4*[.C344]^6+[.$H$56]*[.A344]^5*[.C344]^6+[.$H$57]*[.A344]^6*[.C344]^6" office:value-type="float" office:value="-0.00474833807229191">
            <text:p>-4.7483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474833807227615">
            <text:p>-0.0047483381</text:p>
          </table:table-cell>
          <table:table-cell table:formula="of:=[.K344]-[.E344]" office:value-type="float" office:value="0.0000000000000157651669496772">
            <text:p>0</text:p>
          </table:table-cell>
          <table:table-cell table:formula="of:=100*([.K344]-[.D344])/[.D344]" office:value-type="float" office:value="13.27142347987">
            <text:p>13.2714234799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356639691543727">
            <text:p>0.0035663969</text:p>
          </table:table-cell>
          <table:table-cell table:formula="of:=100*([.P344]-[.D344])/[.D344]" office:value-type="float" office:value="-185.076262295736">
            <text:p>-185.0762622957</text:p>
          </table:table-cell>
          <table:table-cell/>
          <table:table-cell office:value-type="float" office:value="0.45">
            <text:p>0.45</text:p>
          </table:table-cell>
          <table:table-cell office:value-type="float" office:value="-0.000346255902320946">
            <text:p>-0.0003462559</text:p>
          </table:table-cell>
          <table:table-cell office:value-type="float" office:value="0.00066694385276631">
            <text:p>0.0006669439</text:p>
          </table:table-cell>
          <table:table-cell office:value-type="float" office:value="-0.00101319975508726">
            <text:p>-0.001013199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0">
            <text:p>20</text:p>
          </table:table-cell>
          <table:table-cell table:formula="of:=1.01325*[.B345]" office:value-type="float" office:value="20.265">
            <text:p>20.265000</text:p>
          </table:table-cell>
          <table:table-cell office:value-type="float" office:value="-0.005367">
            <text:p>-5.3670E-03</text:p>
          </table:table-cell>
          <table:table-cell table:formula="of:=[.$H$9]+[.$H$10]*[.A345]+[.$H$11]*[.A345]^2+[.$H$12]*[.A345]^3+[.$H$13]*[.A345]^4+[.$H$14]*[.A345]^5+[.$H$15]*[.A345]^6+[.$H$16]*[.C345]+[.$H$17]*[.A345]*[.C345]+[.$H$18]*[.A345]^2*[.C345]+[.$H$19]*[.A345]^3*[.C345]+[.$H$20]*[.A345]^4*[.C345]+[.$H$21]*[.A345]^5*[.C345]+[.$H$22]*[.A345]^6*[.C345]+[.$H$23]*[.C345]^2+[.$H$24]*[.A345]*[.C345]^2+[.$H$25]*[.A345]^2*[.C345]^2+[.$H$26]*[.A345]^3*[.C345]^2+[.$H$27]*[.A345]^4*[.C345]^2+[.$H$28]*[.A345]^5*[.C345]^2+[.$H$29]*[.A345]^6*[.C345]^2+[.$H$30]*[.C345]^3+[.$H$31]*[.A345]*[.C345]^3+[.$H$32]*[.A345]^2*[.C345]^3+[.$H$33]*[.A345]^3*[.C345]^3+[.$H$34]*[.A345]^4*[.C345]^3+[.$H$35]*[.A345]^5*[.C345]^3+[.$H$36]*[.A345]^6*[.C345]^3+[.$H$37]*[.C345]^4+[.$H$38]*[.A345]*[.C345]^4+[.$H$39]*[.A345]^2*[.C345]^4+[.$H$40]*[.A345]^3*[.C345]^4+[.$H$41]*[.A345]^4*[.C345]^4+[.$H$42]*[.A345]^5*[.C345]^4+[.$H$43]*[.A345]^6*[.C345]^4+[.$H$44]*[.C345]^5+[.$H$45]*[.A345]*[.C345]^5+[.$H$46]*[.A345]^2*[.C345]^5+[.$H$47]*[.A345]^3*[.C345]^5+[.$H$48]*[.A345]^4*[.C345]^5+[.$H$49]*[.A345]^5*[.C345]^5+[.$H$50]*[.A345]^6*[.C345]^5+[.$H$51]*[.C345]^6+[.$H$52]*[.A345]*[.C345]^6+[.$H$53]*[.A345]^2*[.C345]^6+[.$H$54]*[.A345]^3*[.C345]^6+[.$H$55]*[.A345]^4*[.C345]^6+[.$H$56]*[.A345]^5*[.C345]^6+[.$H$57]*[.A345]^6*[.C345]^6" office:value-type="float" office:value="-0.00586031542814536">
            <text:p>-5.8603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586031542814158">
            <text:p>-0.0058603154</text:p>
          </table:table-cell>
          <table:table-cell table:formula="of:=[.K345]-[.E345]" office:value-type="float" office:value="3.77389092198754E-015">
            <text:p>0</text:p>
          </table:table-cell>
          <table:table-cell table:formula="of:=100*([.K345]-[.D345])/[.D345]" office:value-type="float" office:value="9.19164203729428">
            <text:p>9.1916420373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476247200569346">
            <text:p>0.004762472</text:p>
          </table:table-cell>
          <table:table-cell table:formula="of:=100*([.P345]-[.D345])/[.D345]" office:value-type="float" office:value="-188.736202826411">
            <text:p>-188.7362028264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376390038292367">
            <text:p>-0.00037639</text:p>
          </table:table-cell>
          <table:table-cell office:value-type="float" office:value="0.00072584592765579">
            <text:p>0.0007258459</text:p>
          </table:table-cell>
          <table:table-cell office:value-type="float" office:value="-0.00110223596594816">
            <text:p>-0.001102236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0">
            <text:p>20</text:p>
          </table:table-cell>
          <table:table-cell table:formula="of:=1.01325*[.B346]" office:value-type="float" office:value="20.265">
            <text:p>20.265000</text:p>
          </table:table-cell>
          <table:table-cell office:value-type="float" office:value="-0.006516">
            <text:p>-6.5160E-03</text:p>
          </table:table-cell>
          <table:table-cell table:formula="of:=[.$H$9]+[.$H$10]*[.A346]+[.$H$11]*[.A346]^2+[.$H$12]*[.A346]^3+[.$H$13]*[.A346]^4+[.$H$14]*[.A346]^5+[.$H$15]*[.A346]^6+[.$H$16]*[.C346]+[.$H$17]*[.A346]*[.C346]+[.$H$18]*[.A346]^2*[.C346]+[.$H$19]*[.A346]^3*[.C346]+[.$H$20]*[.A346]^4*[.C346]+[.$H$21]*[.A346]^5*[.C346]+[.$H$22]*[.A346]^6*[.C346]+[.$H$23]*[.C346]^2+[.$H$24]*[.A346]*[.C346]^2+[.$H$25]*[.A346]^2*[.C346]^2+[.$H$26]*[.A346]^3*[.C346]^2+[.$H$27]*[.A346]^4*[.C346]^2+[.$H$28]*[.A346]^5*[.C346]^2+[.$H$29]*[.A346]^6*[.C346]^2+[.$H$30]*[.C346]^3+[.$H$31]*[.A346]*[.C346]^3+[.$H$32]*[.A346]^2*[.C346]^3+[.$H$33]*[.A346]^3*[.C346]^3+[.$H$34]*[.A346]^4*[.C346]^3+[.$H$35]*[.A346]^5*[.C346]^3+[.$H$36]*[.A346]^6*[.C346]^3+[.$H$37]*[.C346]^4+[.$H$38]*[.A346]*[.C346]^4+[.$H$39]*[.A346]^2*[.C346]^4+[.$H$40]*[.A346]^3*[.C346]^4+[.$H$41]*[.A346]^4*[.C346]^4+[.$H$42]*[.A346]^5*[.C346]^4+[.$H$43]*[.A346]^6*[.C346]^4+[.$H$44]*[.C346]^5+[.$H$45]*[.A346]*[.C346]^5+[.$H$46]*[.A346]^2*[.C346]^5+[.$H$47]*[.A346]^3*[.C346]^5+[.$H$48]*[.A346]^4*[.C346]^5+[.$H$49]*[.A346]^5*[.C346]^5+[.$H$50]*[.A346]^6*[.C346]^5+[.$H$51]*[.C346]^6+[.$H$52]*[.A346]*[.C346]^6+[.$H$53]*[.A346]^2*[.C346]^6+[.$H$54]*[.A346]^3*[.C346]^6+[.$H$55]*[.A346]^4*[.C346]^6+[.$H$56]*[.A346]^5*[.C346]^6+[.$H$57]*[.A346]^6*[.C346]^6" office:value-type="float" office:value="-0.00706293721061968">
            <text:p>-7.0629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70629372106179">
            <text:p>-0.0070629372</text:p>
          </table:table-cell>
          <table:table-cell table:formula="of:=[.K346]-[.E346]" office:value-type="float" office:value="1.77635683940025E-015">
            <text:p>0</text:p>
          </table:table-cell>
          <table:table-cell table:formula="of:=100*([.K346]-[.D346])/[.D346]" office:value-type="float" office:value="8.3937570690286">
            <text:p>8.393757069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620343746397788">
            <text:p>0.0062034375</text:p>
          </table:table-cell>
          <table:table-cell table:formula="of:=100*([.P346]-[.D346])/[.D346]" office:value-type="float" office:value="-195.203153222497">
            <text:p>-195.2031532225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330025954116242">
            <text:p>-0.000330026</text:p>
          </table:table-cell>
          <table:table-cell office:value-type="float" office:value="0.000711811658888171">
            <text:p>0.0007118117</text:p>
          </table:table-cell>
          <table:table-cell office:value-type="float" office:value="-0.00104183761300441">
            <text:p>-0.0010418376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0">
            <text:p>20</text:p>
          </table:table-cell>
          <table:table-cell table:formula="of:=1.01325*[.B347]" office:value-type="float" office:value="20.265">
            <text:p>20.265000</text:p>
          </table:table-cell>
          <table:table-cell office:value-type="float" office:value="-0.00791">
            <text:p>-7.9100E-03</text:p>
          </table:table-cell>
          <table:table-cell table:formula="of:=[.$H$9]+[.$H$10]*[.A347]+[.$H$11]*[.A347]^2+[.$H$12]*[.A347]^3+[.$H$13]*[.A347]^4+[.$H$14]*[.A347]^5+[.$H$15]*[.A347]^6+[.$H$16]*[.C347]+[.$H$17]*[.A347]*[.C347]+[.$H$18]*[.A347]^2*[.C347]+[.$H$19]*[.A347]^3*[.C347]+[.$H$20]*[.A347]^4*[.C347]+[.$H$21]*[.A347]^5*[.C347]+[.$H$22]*[.A347]^6*[.C347]+[.$H$23]*[.C347]^2+[.$H$24]*[.A347]*[.C347]^2+[.$H$25]*[.A347]^2*[.C347]^2+[.$H$26]*[.A347]^3*[.C347]^2+[.$H$27]*[.A347]^4*[.C347]^2+[.$H$28]*[.A347]^5*[.C347]^2+[.$H$29]*[.A347]^6*[.C347]^2+[.$H$30]*[.C347]^3+[.$H$31]*[.A347]*[.C347]^3+[.$H$32]*[.A347]^2*[.C347]^3+[.$H$33]*[.A347]^3*[.C347]^3+[.$H$34]*[.A347]^4*[.C347]^3+[.$H$35]*[.A347]^5*[.C347]^3+[.$H$36]*[.A347]^6*[.C347]^3+[.$H$37]*[.C347]^4+[.$H$38]*[.A347]*[.C347]^4+[.$H$39]*[.A347]^2*[.C347]^4+[.$H$40]*[.A347]^3*[.C347]^4+[.$H$41]*[.A347]^4*[.C347]^4+[.$H$42]*[.A347]^5*[.C347]^4+[.$H$43]*[.A347]^6*[.C347]^4+[.$H$44]*[.C347]^5+[.$H$45]*[.A347]*[.C347]^5+[.$H$46]*[.A347]^2*[.C347]^5+[.$H$47]*[.A347]^3*[.C347]^5+[.$H$48]*[.A347]^4*[.C347]^5+[.$H$49]*[.A347]^5*[.C347]^5+[.$H$50]*[.A347]^6*[.C347]^5+[.$H$51]*[.C347]^6+[.$H$52]*[.A347]*[.C347]^6+[.$H$53]*[.A347]^2*[.C347]^6+[.$H$54]*[.A347]^3*[.C347]^6+[.$H$55]*[.A347]^4*[.C347]^6+[.$H$56]*[.A347]^5*[.C347]^6+[.$H$57]*[.A347]^6*[.C347]^6" office:value-type="float" office:value="-0.0083693161847811">
            <text:p>-8.3693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836931618477976">
            <text:p>-0.0083693162</text:p>
          </table:table-cell>
          <table:table-cell table:formula="of:=[.K347]-[.E347]" office:value-type="float" office:value="1.33053290607421E-015">
            <text:p>0</text:p>
          </table:table-cell>
          <table:table-cell table:formula="of:=100*([.K347]-[.D347])/[.D347]" office:value-type="float" office:value="5.8067785686443">
            <text:p>5.806778568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790994157581348">
            <text:p>0.0079099416</text:p>
          </table:table-cell>
          <table:table-cell table:formula="of:=100*([.P347]-[.D347])/[.D347]" office:value-type="float" office:value="-199.999261388287">
            <text:p>-199.9992613883</text:p>
          </table:table-cell>
          <table:table-cell/>
          <table:table-cell office:value-type="float" office:value="0.6">
            <text:p>0.60</text:p>
          </table:table-cell>
          <table:table-cell office:value-type="float" office:value="-0.000231067009534788">
            <text:p>-0.000231067</text:p>
          </table:table-cell>
          <table:table-cell office:value-type="float" office:value="0.000646115244665386">
            <text:p>0.0006461152</text:p>
          </table:table-cell>
          <table:table-cell office:value-type="float" office:value="-0.000877182254200173">
            <text:p>-0.0008771823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0">
            <text:p>20</text:p>
          </table:table-cell>
          <table:table-cell table:formula="of:=1.01325*[.B348]" office:value-type="float" office:value="20.265">
            <text:p>20.265000</text:p>
          </table:table-cell>
          <table:table-cell office:value-type="float" office:value="-0.009511">
            <text:p>-9.5110E-03</text:p>
          </table:table-cell>
          <table:table-cell table:formula="of:=[.$H$9]+[.$H$10]*[.A348]+[.$H$11]*[.A348]^2+[.$H$12]*[.A348]^3+[.$H$13]*[.A348]^4+[.$H$14]*[.A348]^5+[.$H$15]*[.A348]^6+[.$H$16]*[.C348]+[.$H$17]*[.A348]*[.C348]+[.$H$18]*[.A348]^2*[.C348]+[.$H$19]*[.A348]^3*[.C348]+[.$H$20]*[.A348]^4*[.C348]+[.$H$21]*[.A348]^5*[.C348]+[.$H$22]*[.A348]^6*[.C348]+[.$H$23]*[.C348]^2+[.$H$24]*[.A348]*[.C348]^2+[.$H$25]*[.A348]^2*[.C348]^2+[.$H$26]*[.A348]^3*[.C348]^2+[.$H$27]*[.A348]^4*[.C348]^2+[.$H$28]*[.A348]^5*[.C348]^2+[.$H$29]*[.A348]^6*[.C348]^2+[.$H$30]*[.C348]^3+[.$H$31]*[.A348]*[.C348]^3+[.$H$32]*[.A348]^2*[.C348]^3+[.$H$33]*[.A348]^3*[.C348]^3+[.$H$34]*[.A348]^4*[.C348]^3+[.$H$35]*[.A348]^5*[.C348]^3+[.$H$36]*[.A348]^6*[.C348]^3+[.$H$37]*[.C348]^4+[.$H$38]*[.A348]*[.C348]^4+[.$H$39]*[.A348]^2*[.C348]^4+[.$H$40]*[.A348]^3*[.C348]^4+[.$H$41]*[.A348]^4*[.C348]^4+[.$H$42]*[.A348]^5*[.C348]^4+[.$H$43]*[.A348]^6*[.C348]^4+[.$H$44]*[.C348]^5+[.$H$45]*[.A348]*[.C348]^5+[.$H$46]*[.A348]^2*[.C348]^5+[.$H$47]*[.A348]^3*[.C348]^5+[.$H$48]*[.A348]^4*[.C348]^5+[.$H$49]*[.A348]^5*[.C348]^5+[.$H$50]*[.A348]^6*[.C348]^5+[.$H$51]*[.C348]^6+[.$H$52]*[.A348]*[.C348]^6+[.$H$53]*[.A348]^2*[.C348]^6+[.$H$54]*[.A348]^3*[.C348]^6+[.$H$55]*[.A348]^4*[.C348]^6+[.$H$56]*[.A348]^5*[.C348]^6+[.$H$57]*[.A348]^6*[.C348]^6" office:value-type="float" office:value="-0.00981273788405934">
            <text:p>-9.8127E-03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0981273788409798">
            <text:p>-0.0098127379</text:p>
          </table:table-cell>
          <table:table-cell table:formula="of:=[.K348]-[.E348]" office:value-type="float" office:value="-0.0000000000000386357612569554">
            <text:p>-0</text:p>
          </table:table-cell>
          <table:table-cell table:formula="of:=100*([.K348]-[.D348])/[.D348]" office:value-type="float" office:value="3.17251481545555">
            <text:p>3.1725148155</text:p>
          </table:table-cell>
          <table:table-cell/>
          <table:table-cell office:value-type="float" office:value="1.4">
            <text:p>1.40</text:p>
          </table:table-cell>
          <table:table-cell office:value-type="float" office:value="0.00990238988226562">
            <text:p>0.0099023899</text:p>
          </table:table-cell>
          <table:table-cell table:formula="of:=100*([.P348]-[.D348])/[.D348]" office:value-type="float" office:value="-204.115128611772">
            <text:p>-204.1151286118</text:p>
          </table:table-cell>
          <table:table-cell/>
          <table:table-cell office:value-type="float" office:value="0.65">
            <text:p>0.65</text:p>
          </table:table-cell>
          <table:table-cell office:value-type="float" office:value="-0.000111564421748277">
            <text:p>-0.0001115644</text:p>
          </table:table-cell>
          <table:table-cell office:value-type="float" office:value="0.000550026297530293">
            <text:p>0.0005500263</text:p>
          </table:table-cell>
          <table:table-cell office:value-type="float" office:value="-0.00066159071927857">
            <text:p>-0.0006615907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0">
            <text:p>20</text:p>
          </table:table-cell>
          <table:table-cell table:formula="of:=1.01325*[.B349]" office:value-type="float" office:value="20.265">
            <text:p>20.265000</text:p>
          </table:table-cell>
          <table:table-cell office:value-type="float" office:value="-0.01181">
            <text:p>-1.1810E-02</text:p>
          </table:table-cell>
          <table:table-cell table:formula="of:=[.$H$9]+[.$H$10]*[.A349]+[.$H$11]*[.A349]^2+[.$H$12]*[.A349]^3+[.$H$13]*[.A349]^4+[.$H$14]*[.A349]^5+[.$H$15]*[.A349]^6+[.$H$16]*[.C349]+[.$H$17]*[.A349]*[.C349]+[.$H$18]*[.A349]^2*[.C349]+[.$H$19]*[.A349]^3*[.C349]+[.$H$20]*[.A349]^4*[.C349]+[.$H$21]*[.A349]^5*[.C349]+[.$H$22]*[.A349]^6*[.C349]+[.$H$23]*[.C349]^2+[.$H$24]*[.A349]*[.C349]^2+[.$H$25]*[.A349]^2*[.C349]^2+[.$H$26]*[.A349]^3*[.C349]^2+[.$H$27]*[.A349]^4*[.C349]^2+[.$H$28]*[.A349]^5*[.C349]^2+[.$H$29]*[.A349]^6*[.C349]^2+[.$H$30]*[.C349]^3+[.$H$31]*[.A349]*[.C349]^3+[.$H$32]*[.A349]^2*[.C349]^3+[.$H$33]*[.A349]^3*[.C349]^3+[.$H$34]*[.A349]^4*[.C349]^3+[.$H$35]*[.A349]^5*[.C349]^3+[.$H$36]*[.A349]^6*[.C349]^3+[.$H$37]*[.C349]^4+[.$H$38]*[.A349]*[.C349]^4+[.$H$39]*[.A349]^2*[.C349]^4+[.$H$40]*[.A349]^3*[.C349]^4+[.$H$41]*[.A349]^4*[.C349]^4+[.$H$42]*[.A349]^5*[.C349]^4+[.$H$43]*[.A349]^6*[.C349]^4+[.$H$44]*[.C349]^5+[.$H$45]*[.A349]*[.C349]^5+[.$H$46]*[.A349]^2*[.C349]^5+[.$H$47]*[.A349]^3*[.C349]^5+[.$H$48]*[.A349]^4*[.C349]^5+[.$H$49]*[.A349]^5*[.C349]^5+[.$H$50]*[.A349]^6*[.C349]^5+[.$H$51]*[.C349]^6+[.$H$52]*[.A349]*[.C349]^6+[.$H$53]*[.A349]^2*[.C349]^6+[.$H$54]*[.A349]^3*[.C349]^6+[.$H$55]*[.A349]^4*[.C349]^6+[.$H$56]*[.A349]^5*[.C349]^6+[.$H$57]*[.A349]^6*[.C349]^6" office:value-type="float" office:value="-0.0114536674949086">
            <text:p>-1.1454E-02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114536674949068">
            <text:p>-0.0114536675</text:p>
          </table:table-cell>
          <table:table-cell table:formula="of:=[.K349]-[.E349]" office:value-type="float" office:value="1.77462211592427E-015">
            <text:p>0</text:p>
          </table:table-cell>
          <table:table-cell table:formula="of:=100*([.K349]-[.D349])/[.D349]" office:value-type="float" office:value="-3.01721003465843">
            <text:p>-3.0172100347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122008807854986">
            <text:p>0.0122008808</text:p>
          </table:table-cell>
          <table:table-cell table:formula="of:=100*([.P349]-[.D349])/[.D349]" office:value-type="float" office:value="-203.309744161716">
            <text:p>-203.3097441617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-7.089355358855243e-06</text:p>
          </table:table-cell>
          <table:table-cell office:value-type="float" office:value="0.000444809900268565">
            <text:p>0.0004448099</text:p>
          </table:table-cell>
          <table:table-cell office:value-type="float" office:value="-0.00045189925562742">
            <text:p>-0.0004518993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0">
            <text:p>20</text:p>
          </table:table-cell>
          <table:table-cell table:formula="of:=1.01325*[.B350]" office:value-type="float" office:value="20.265">
            <text:p>20.265000</text:p>
          </table:table-cell>
          <table:table-cell office:value-type="float" office:value="-0.01424">
            <text:p>-1.4240E-02</text:p>
          </table:table-cell>
          <table:table-cell table:formula="of:=[.$H$9]+[.$H$10]*[.A350]+[.$H$11]*[.A350]^2+[.$H$12]*[.A350]^3+[.$H$13]*[.A350]^4+[.$H$14]*[.A350]^5+[.$H$15]*[.A350]^6+[.$H$16]*[.C350]+[.$H$17]*[.A350]*[.C350]+[.$H$18]*[.A350]^2*[.C350]+[.$H$19]*[.A350]^3*[.C350]+[.$H$20]*[.A350]^4*[.C350]+[.$H$21]*[.A350]^5*[.C350]+[.$H$22]*[.A350]^6*[.C350]+[.$H$23]*[.C350]^2+[.$H$24]*[.A350]*[.C350]^2+[.$H$25]*[.A350]^2*[.C350]^2+[.$H$26]*[.A350]^3*[.C350]^2+[.$H$27]*[.A350]^4*[.C350]^2+[.$H$28]*[.A350]^5*[.C350]^2+[.$H$29]*[.A350]^6*[.C350]^2+[.$H$30]*[.C350]^3+[.$H$31]*[.A350]*[.C350]^3+[.$H$32]*[.A350]^2*[.C350]^3+[.$H$33]*[.A350]^3*[.C350]^3+[.$H$34]*[.A350]^4*[.C350]^3+[.$H$35]*[.A350]^5*[.C350]^3+[.$H$36]*[.A350]^6*[.C350]^3+[.$H$37]*[.C350]^4+[.$H$38]*[.A350]*[.C350]^4+[.$H$39]*[.A350]^2*[.C350]^4+[.$H$40]*[.A350]^3*[.C350]^4+[.$H$41]*[.A350]^4*[.C350]^4+[.$H$42]*[.A350]^5*[.C350]^4+[.$H$43]*[.A350]^6*[.C350]^4+[.$H$44]*[.C350]^5+[.$H$45]*[.A350]*[.C350]^5+[.$H$46]*[.A350]^2*[.C350]^5+[.$H$47]*[.A350]^3*[.C350]^5+[.$H$48]*[.A350]^4*[.C350]^5+[.$H$49]*[.A350]^5*[.C350]^5+[.$H$50]*[.A350]^6*[.C350]^5+[.$H$51]*[.C350]^6+[.$H$52]*[.A350]*[.C350]^6+[.$H$53]*[.A350]^2*[.C350]^6+[.$H$54]*[.A350]^3*[.C350]^6+[.$H$55]*[.A350]^4*[.C350]^6+[.$H$56]*[.A350]^5*[.C350]^6+[.$H$57]*[.A350]^6*[.C350]^6" office:value-type="float" office:value="-0.0133875323940922">
            <text:p>-1.3388E-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133875323941046">
            <text:p>-0.0133875324</text:p>
          </table:table-cell>
          <table:table-cell table:formula="of:=[.K350]-[.E350]" office:value-type="float" office:value="-0.0000000000000124379673227537">
            <text:p>-0</text:p>
          </table:table-cell>
          <table:table-cell table:formula="of:=100*([.K350]-[.D350])/[.D350]" office:value-type="float" office:value="-5.98642981668104">
            <text:p>-5.9864298167</text:p>
          </table:table-cell>
          <table:table-cell/>
          <table:table-cell office:value-type="float" office:value="1.5">
            <text:p>1.50</text:p>
          </table:table-cell>
          <table:table-cell office:value-type="float" office:value="0.0148251313733398">
            <text:p>0.0148251314</text:p>
          </table:table-cell>
          <table:table-cell table:formula="of:=100*([.P350]-[.D350])/[.D350]" office:value-type="float" office:value="-204.109068633004">
            <text:p>-204.109068633</text:p>
          </table:table-cell>
          <table:table-cell/>
          <table:table-cell office:value-type="float" office:value="0.75">
            <text:p>0.75</text:p>
          </table:table-cell>
          <table:table-cell table:style-name="ce7" office:value-type="string">
            <text:p>4.711933481101049e-05</text:p>
          </table:table-cell>
          <table:table-cell office:value-type="float" office:value="0.00035172779274837">
            <text:p>0.0003517278</text:p>
          </table:table-cell>
          <table:table-cell office:value-type="float" office:value="-0.00030460845793736">
            <text:p>-0.0003046085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0">
            <text:p>20</text:p>
          </table:table-cell>
          <table:table-cell table:formula="of:=1.01325*[.B351]" office:value-type="float" office:value="20.265">
            <text:p>20.265000</text:p>
          </table:table-cell>
          <table:table-cell office:value-type="float" office:value="-0.01636">
            <text:p>-1.6360E-02</text:p>
          </table:table-cell>
          <table:table-cell table:formula="of:=[.$H$9]+[.$H$10]*[.A351]+[.$H$11]*[.A351]^2+[.$H$12]*[.A351]^3+[.$H$13]*[.A351]^4+[.$H$14]*[.A351]^5+[.$H$15]*[.A351]^6+[.$H$16]*[.C351]+[.$H$17]*[.A351]*[.C351]+[.$H$18]*[.A351]^2*[.C351]+[.$H$19]*[.A351]^3*[.C351]+[.$H$20]*[.A351]^4*[.C351]+[.$H$21]*[.A351]^5*[.C351]+[.$H$22]*[.A351]^6*[.C351]+[.$H$23]*[.C351]^2+[.$H$24]*[.A351]*[.C351]^2+[.$H$25]*[.A351]^2*[.C351]^2+[.$H$26]*[.A351]^3*[.C351]^2+[.$H$27]*[.A351]^4*[.C351]^2+[.$H$28]*[.A351]^5*[.C351]^2+[.$H$29]*[.A351]^6*[.C351]^2+[.$H$30]*[.C351]^3+[.$H$31]*[.A351]*[.C351]^3+[.$H$32]*[.A351]^2*[.C351]^3+[.$H$33]*[.A351]^3*[.C351]^3+[.$H$34]*[.A351]^4*[.C351]^3+[.$H$35]*[.A351]^5*[.C351]^3+[.$H$36]*[.A351]^6*[.C351]^3+[.$H$37]*[.C351]^4+[.$H$38]*[.A351]*[.C351]^4+[.$H$39]*[.A351]^2*[.C351]^4+[.$H$40]*[.A351]^3*[.C351]^4+[.$H$41]*[.A351]^4*[.C351]^4+[.$H$42]*[.A351]^5*[.C351]^4+[.$H$43]*[.A351]^6*[.C351]^4+[.$H$44]*[.C351]^5+[.$H$45]*[.A351]*[.C351]^5+[.$H$46]*[.A351]^2*[.C351]^5+[.$H$47]*[.A351]^3*[.C351]^5+[.$H$48]*[.A351]^4*[.C351]^5+[.$H$49]*[.A351]^5*[.C351]^5+[.$H$50]*[.A351]^6*[.C351]^5+[.$H$51]*[.C351]^6+[.$H$52]*[.A351]*[.C351]^6+[.$H$53]*[.A351]^2*[.C351]^6+[.$H$54]*[.A351]^3*[.C351]^6+[.$H$55]*[.A351]^4*[.C351]^6+[.$H$56]*[.A351]^5*[.C351]^6+[.$H$57]*[.A351]^6*[.C351]^6" office:value-type="float" office:value="-0.0157532803392684">
            <text:p>-1.5753E-0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15753280339319">
            <text:p>-0.0157532803</text:p>
          </table:table-cell>
          <table:table-cell table:formula="of:=[.K351]-[.E351]" office:value-type="float" office:value="-0.0000000000000506296393698591">
            <text:p>-0</text:p>
          </table:table-cell>
          <table:table-cell table:formula="of:=100*([.K351]-[.D351])/[.D351]" office:value-type="float" office:value="-3.70855538313571">
            <text:p>-3.7085553831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177943930873593">
            <text:p>0.0177943931</text:p>
          </table:table-cell>
          <table:table-cell table:formula="of:=100*([.P351]-[.D351])/[.D351]" office:value-type="float" office:value="-208.767683908064">
            <text:p>-208.7676839081</text:p>
          </table:table-cell>
          <table:table-cell/>
          <table:table-cell office:value-type="float" office:value="0.8">
            <text:p>0.80</text:p>
          </table:table-cell>
          <table:table-cell table:style-name="ce7" office:value-type="string">
            <text:p>1.923170779816186e-05</text:p>
          </table:table-cell>
          <table:table-cell office:value-type="float" office:value="0.000292039898164874">
            <text:p>0.0002920399</text:p>
          </table:table-cell>
          <table:table-cell office:value-type="float" office:value="-0.000272808190366713">
            <text:p>-0.0002728082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0">
            <text:p>20</text:p>
          </table:table-cell>
          <table:table-cell table:formula="of:=1.01325*[.B352]" office:value-type="float" office:value="20.265">
            <text:p>20.265000</text:p>
          </table:table-cell>
          <table:table-cell office:value-type="float" office:value="-0.01948">
            <text:p>-1.9480E-02</text:p>
          </table:table-cell>
          <table:table-cell table:formula="of:=[.$H$9]+[.$H$10]*[.A352]+[.$H$11]*[.A352]^2+[.$H$12]*[.A352]^3+[.$H$13]*[.A352]^4+[.$H$14]*[.A352]^5+[.$H$15]*[.A352]^6+[.$H$16]*[.C352]+[.$H$17]*[.A352]*[.C352]+[.$H$18]*[.A352]^2*[.C352]+[.$H$19]*[.A352]^3*[.C352]+[.$H$20]*[.A352]^4*[.C352]+[.$H$21]*[.A352]^5*[.C352]+[.$H$22]*[.A352]^6*[.C352]+[.$H$23]*[.C352]^2+[.$H$24]*[.A352]*[.C352]^2+[.$H$25]*[.A352]^2*[.C352]^2+[.$H$26]*[.A352]^3*[.C352]^2+[.$H$27]*[.A352]^4*[.C352]^2+[.$H$28]*[.A352]^5*[.C352]^2+[.$H$29]*[.A352]^6*[.C352]^2+[.$H$30]*[.C352]^3+[.$H$31]*[.A352]*[.C352]^3+[.$H$32]*[.A352]^2*[.C352]^3+[.$H$33]*[.A352]^3*[.C352]^3+[.$H$34]*[.A352]^4*[.C352]^3+[.$H$35]*[.A352]^5*[.C352]^3+[.$H$36]*[.A352]^6*[.C352]^3+[.$H$37]*[.C352]^4+[.$H$38]*[.A352]*[.C352]^4+[.$H$39]*[.A352]^2*[.C352]^4+[.$H$40]*[.A352]^3*[.C352]^4+[.$H$41]*[.A352]^4*[.C352]^4+[.$H$42]*[.A352]^5*[.C352]^4+[.$H$43]*[.A352]^6*[.C352]^4+[.$H$44]*[.C352]^5+[.$H$45]*[.A352]*[.C352]^5+[.$H$46]*[.A352]^2*[.C352]^5+[.$H$47]*[.A352]^3*[.C352]^5+[.$H$48]*[.A352]^4*[.C352]^5+[.$H$49]*[.A352]^5*[.C352]^5+[.$H$50]*[.A352]^6*[.C352]^5+[.$H$51]*[.C352]^6+[.$H$52]*[.A352]*[.C352]^6+[.$H$53]*[.A352]^2*[.C352]^6+[.$H$54]*[.A352]^3*[.C352]^6+[.$H$55]*[.A352]^4*[.C352]^6+[.$H$56]*[.A352]^5*[.C352]^6+[.$H$57]*[.A352]^6*[.C352]^6" office:value-type="float" office:value="-0.0187427133124869">
            <text:p>-1.8743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187427133124878">
            <text:p>-0.0187427133</text:p>
          </table:table-cell>
          <table:table-cell table:formula="of:=[.K352]-[.E352]" office:value-type="float" office:value="-8.88178419700125E-016">
            <text:p>-0</text:p>
          </table:table-cell>
          <table:table-cell table:formula="of:=100*([.K352]-[.D352])/[.D352]" office:value-type="float" office:value="-3.78483925827629">
            <text:p>-3.7848392583</text:p>
          </table:table-cell>
          <table:table-cell/>
          <table:table-cell office:value-type="float" office:value="1.6">
            <text:p>1.60</text:p>
          </table:table-cell>
          <table:table-cell office:value-type="float" office:value="0.0211273569883094">
            <text:p>0.021127357</text:p>
          </table:table-cell>
          <table:table-cell table:formula="of:=100*([.P352]-[.D352])/[.D352]" office:value-type="float" office:value="-208.45665805087">
            <text:p>-208.4566580509</text:p>
          </table:table-cell>
          <table:table-cell/>
          <table:table-cell office:value-type="float" office:value="0.85">
            <text:p>0.85</text:p>
          </table:table-cell>
          <table:table-cell office:value-type="float" office:value="-0.000116872312246302">
            <text:p>-0.0001168723</text:p>
          </table:table-cell>
          <table:table-cell office:value-type="float" office:value="0.000287005397634549">
            <text:p>0.0002870054</text:p>
          </table:table-cell>
          <table:table-cell office:value-type="float" office:value="-0.000403877709880852">
            <text:p>-0.0004038777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0">
            <text:p>20</text:p>
          </table:table-cell>
          <table:table-cell table:formula="of:=1.01325*[.B353]" office:value-type="float" office:value="20.265">
            <text:p>20.265000</text:p>
          </table:table-cell>
          <table:table-cell office:value-type="float" office:value="-0.02357">
            <text:p>-2.3570E-02</text:p>
          </table:table-cell>
          <table:table-cell table:formula="of:=[.$H$9]+[.$H$10]*[.A353]+[.$H$11]*[.A353]^2+[.$H$12]*[.A353]^3+[.$H$13]*[.A353]^4+[.$H$14]*[.A353]^5+[.$H$15]*[.A353]^6+[.$H$16]*[.C353]+[.$H$17]*[.A353]*[.C353]+[.$H$18]*[.A353]^2*[.C353]+[.$H$19]*[.A353]^3*[.C353]+[.$H$20]*[.A353]^4*[.C353]+[.$H$21]*[.A353]^5*[.C353]+[.$H$22]*[.A353]^6*[.C353]+[.$H$23]*[.C353]^2+[.$H$24]*[.A353]*[.C353]^2+[.$H$25]*[.A353]^2*[.C353]^2+[.$H$26]*[.A353]^3*[.C353]^2+[.$H$27]*[.A353]^4*[.C353]^2+[.$H$28]*[.A353]^5*[.C353]^2+[.$H$29]*[.A353]^6*[.C353]^2+[.$H$30]*[.C353]^3+[.$H$31]*[.A353]*[.C353]^3+[.$H$32]*[.A353]^2*[.C353]^3+[.$H$33]*[.A353]^3*[.C353]^3+[.$H$34]*[.A353]^4*[.C353]^3+[.$H$35]*[.A353]^5*[.C353]^3+[.$H$36]*[.A353]^6*[.C353]^3+[.$H$37]*[.C353]^4+[.$H$38]*[.A353]*[.C353]^4+[.$H$39]*[.A353]^2*[.C353]^4+[.$H$40]*[.A353]^3*[.C353]^4+[.$H$41]*[.A353]^4*[.C353]^4+[.$H$42]*[.A353]^5*[.C353]^4+[.$H$43]*[.A353]^6*[.C353]^4+[.$H$44]*[.C353]^5+[.$H$45]*[.A353]*[.C353]^5+[.$H$46]*[.A353]^2*[.C353]^5+[.$H$47]*[.A353]^3*[.C353]^5+[.$H$48]*[.A353]^4*[.C353]^5+[.$H$49]*[.A353]^5*[.C353]^5+[.$H$50]*[.A353]^6*[.C353]^5+[.$H$51]*[.C353]^6+[.$H$52]*[.A353]*[.C353]^6+[.$H$53]*[.A353]^2*[.C353]^6+[.$H$54]*[.A353]^3*[.C353]^6+[.$H$55]*[.A353]^4*[.C353]^6+[.$H$56]*[.A353]^5*[.C353]^6+[.$H$57]*[.A353]^6*[.C353]^6" office:value-type="float" office:value="-0.0226105970164561">
            <text:p>-2.2611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226105970164001">
            <text:p>-0.022610597</text:p>
          </table:table-cell>
          <table:table-cell table:formula="of:=[.K353]-[.E353]" office:value-type="float" office:value="0.0000000000000559587098880598">
            <text:p>0</text:p>
          </table:table-cell>
          <table:table-cell table:formula="of:=100*([.K353]-[.D353])/[.D353]" office:value-type="float" office:value="-4.07044116928252">
            <text:p>-4.0704411693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248420485274237">
            <text:p>0.0248420485</text:p>
          </table:table-cell>
          <table:table-cell table:formula="of:=100*([.P353]-[.D353])/[.D353]" office:value-type="float" office:value="-205.396896594924">
            <text:p>-205.3968965949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380077637940818">
            <text:p>-0.0003800776</text:p>
          </table:table-cell>
          <table:table-cell office:value-type="float" office:value="0.000357882562289524">
            <text:p>0.0003578826</text:p>
          </table:table-cell>
          <table:table-cell office:value-type="float" office:value="-0.000737960200230342">
            <text:p>-0.0007379602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0">
            <text:p>20</text:p>
          </table:table-cell>
          <table:table-cell table:formula="of:=1.01325*[.B354]" office:value-type="float" office:value="20.265">
            <text:p>20.265000</text:p>
          </table:table-cell>
          <table:table-cell office:value-type="float" office:value="-0.02861">
            <text:p>-2.8610E-02</text:p>
          </table:table-cell>
          <table:table-cell table:formula="of:=[.$H$9]+[.$H$10]*[.A354]+[.$H$11]*[.A354]^2+[.$H$12]*[.A354]^3+[.$H$13]*[.A354]^4+[.$H$14]*[.A354]^5+[.$H$15]*[.A354]^6+[.$H$16]*[.C354]+[.$H$17]*[.A354]*[.C354]+[.$H$18]*[.A354]^2*[.C354]+[.$H$19]*[.A354]^3*[.C354]+[.$H$20]*[.A354]^4*[.C354]+[.$H$21]*[.A354]^5*[.C354]+[.$H$22]*[.A354]^6*[.C354]+[.$H$23]*[.C354]^2+[.$H$24]*[.A354]*[.C354]^2+[.$H$25]*[.A354]^2*[.C354]^2+[.$H$26]*[.A354]^3*[.C354]^2+[.$H$27]*[.A354]^4*[.C354]^2+[.$H$28]*[.A354]^5*[.C354]^2+[.$H$29]*[.A354]^6*[.C354]^2+[.$H$30]*[.C354]^3+[.$H$31]*[.A354]*[.C354]^3+[.$H$32]*[.A354]^2*[.C354]^3+[.$H$33]*[.A354]^3*[.C354]^3+[.$H$34]*[.A354]^4*[.C354]^3+[.$H$35]*[.A354]^5*[.C354]^3+[.$H$36]*[.A354]^6*[.C354]^3+[.$H$37]*[.C354]^4+[.$H$38]*[.A354]*[.C354]^4+[.$H$39]*[.A354]^2*[.C354]^4+[.$H$40]*[.A354]^3*[.C354]^4+[.$H$41]*[.A354]^4*[.C354]^4+[.$H$42]*[.A354]^5*[.C354]^4+[.$H$43]*[.A354]^6*[.C354]^4+[.$H$44]*[.C354]^5+[.$H$45]*[.A354]*[.C354]^5+[.$H$46]*[.A354]^2*[.C354]^5+[.$H$47]*[.A354]^3*[.C354]^5+[.$H$48]*[.A354]^4*[.C354]^5+[.$H$49]*[.A354]^5*[.C354]^5+[.$H$50]*[.A354]^6*[.C354]^5+[.$H$51]*[.C354]^6+[.$H$52]*[.A354]*[.C354]^6+[.$H$53]*[.A354]^2*[.C354]^6+[.$H$54]*[.A354]^3*[.C354]^6+[.$H$55]*[.A354]^4*[.C354]^6+[.$H$56]*[.A354]^5*[.C354]^6+[.$H$57]*[.A354]^6*[.C354]^6" office:value-type="float" office:value="-0.0276855460241716">
            <text:p>-2.7686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276855460242267">
            <text:p>-0.027685546</text:p>
          </table:table-cell>
          <table:table-cell table:formula="of:=[.K354]-[.E354]" office:value-type="float" office:value="-0.0000000000000550670620214078">
            <text:p>-0</text:p>
          </table:table-cell>
          <table:table-cell table:formula="of:=100*([.K354]-[.D354])/[.D354]" office:value-type="float" office:value="-3.23122675908187">
            <text:p>-3.2312267591</text:p>
          </table:table-cell>
          <table:table-cell/>
          <table:table-cell office:value-type="float" office:value="1.7">
            <text:p>1.70</text:p>
          </table:table-cell>
          <table:table-cell office:value-type="float" office:value="0.0289557119136475">
            <text:p>0.0289557119</text:p>
          </table:table-cell>
          <table:table-cell table:formula="of:=100*([.P354]-[.D354])/[.D354]" office:value-type="float" office:value="-201.208360411211">
            <text:p>-201.2083604112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781284373383151">
            <text:p>-0.0007812844</text:p>
          </table:table-cell>
          <table:table-cell office:value-type="float" office:value="0.000525926552112541">
            <text:p>0.0005259266</text:p>
          </table:table-cell>
          <table:table-cell office:value-type="float" office:value="-0.00130721092549569">
            <text:p>-0.0013072109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0">
            <text:p>20</text:p>
          </table:table-cell>
          <table:table-cell table:formula="of:=1.01325*[.B355]" office:value-type="float" office:value="20.265">
            <text:p>20.265000</text:p>
          </table:table-cell>
          <table:table-cell office:value-type="float" office:value="-0.03297">
            <text:p>-3.2970E-02</text:p>
          </table:table-cell>
          <table:table-cell table:formula="of:=[.$H$9]+[.$H$10]*[.A355]+[.$H$11]*[.A355]^2+[.$H$12]*[.A355]^3+[.$H$13]*[.A355]^4+[.$H$14]*[.A355]^5+[.$H$15]*[.A355]^6+[.$H$16]*[.C355]+[.$H$17]*[.A355]*[.C355]+[.$H$18]*[.A355]^2*[.C355]+[.$H$19]*[.A355]^3*[.C355]+[.$H$20]*[.A355]^4*[.C355]+[.$H$21]*[.A355]^5*[.C355]+[.$H$22]*[.A355]^6*[.C355]+[.$H$23]*[.C355]^2+[.$H$24]*[.A355]*[.C355]^2+[.$H$25]*[.A355]^2*[.C355]^2+[.$H$26]*[.A355]^3*[.C355]^2+[.$H$27]*[.A355]^4*[.C355]^2+[.$H$28]*[.A355]^5*[.C355]^2+[.$H$29]*[.A355]^6*[.C355]^2+[.$H$30]*[.C355]^3+[.$H$31]*[.A355]*[.C355]^3+[.$H$32]*[.A355]^2*[.C355]^3+[.$H$33]*[.A355]^3*[.C355]^3+[.$H$34]*[.A355]^4*[.C355]^3+[.$H$35]*[.A355]^5*[.C355]^3+[.$H$36]*[.A355]^6*[.C355]^3+[.$H$37]*[.C355]^4+[.$H$38]*[.A355]*[.C355]^4+[.$H$39]*[.A355]^2*[.C355]^4+[.$H$40]*[.A355]^3*[.C355]^4+[.$H$41]*[.A355]^4*[.C355]^4+[.$H$42]*[.A355]^5*[.C355]^4+[.$H$43]*[.A355]^6*[.C355]^4+[.$H$44]*[.C355]^5+[.$H$45]*[.A355]*[.C355]^5+[.$H$46]*[.A355]^2*[.C355]^5+[.$H$47]*[.A355]^3*[.C355]^5+[.$H$48]*[.A355]^4*[.C355]^5+[.$H$49]*[.A355]^5*[.C355]^5+[.$H$50]*[.A355]^6*[.C355]^5+[.$H$51]*[.C355]^6+[.$H$52]*[.A355]*[.C355]^6+[.$H$53]*[.A355]^2*[.C355]^6+[.$H$54]*[.A355]^3*[.C355]^6+[.$H$55]*[.A355]^4*[.C355]^6+[.$H$56]*[.A355]^5*[.C355]^6+[.$H$57]*[.A355]^6*[.C355]^6" office:value-type="float" office:value="-0.0343816845811347">
            <text:p>-3.4382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343816845812111">
            <text:p>-0.0343816846</text:p>
          </table:table-cell>
          <table:table-cell table:formula="of:=[.K355]-[.E355]" office:value-type="float" office:value="-0.0000000000000763902829881147">
            <text:p>-0</text:p>
          </table:table-cell>
          <table:table-cell table:formula="of:=100*([.K355]-[.D355])/[.D355]" office:value-type="float" office:value="4.2817245411315">
            <text:p>4.2817245411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334846843762917">
            <text:p>0.0334846844</text:p>
          </table:table-cell>
          <table:table-cell table:formula="of:=100*([.P355]-[.D355])/[.D355]" office:value-type="float" office:value="-201.561068778561">
            <text:p>-201.5610687786</text:p>
          </table:table-cell>
          <table:table-cell/>
          <table:table-cell office:value-type="float" office:value="1">
            <text:p>1.00</text:p>
          </table:table-cell>
          <table:table-cell office:value-type="float" office:value="-0.00132343382192879">
            <text:p>-0.0013234338</text:p>
          </table:table-cell>
          <table:table-cell office:value-type="float" office:value="0.000812384391164403">
            <text:p>0.0008123844</text:p>
          </table:table-cell>
          <table:table-cell office:value-type="float" office:value="-0.00213581821309319">
            <text:p>-0.0021358182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0">
            <text:p>20</text:p>
          </table:table-cell>
          <table:table-cell table:formula="of:=1.01325*[.B356]" office:value-type="float" office:value="20.265">
            <text:p>20.265000</text:p>
          </table:table-cell>
          <table:table-cell office:value-type="float" office:value="-0.04242">
            <text:p>-4.2420E-02</text:p>
          </table:table-cell>
          <table:table-cell table:formula="of:=[.$H$9]+[.$H$10]*[.A356]+[.$H$11]*[.A356]^2+[.$H$12]*[.A356]^3+[.$H$13]*[.A356]^4+[.$H$14]*[.A356]^5+[.$H$15]*[.A356]^6+[.$H$16]*[.C356]+[.$H$17]*[.A356]*[.C356]+[.$H$18]*[.A356]^2*[.C356]+[.$H$19]*[.A356]^3*[.C356]+[.$H$20]*[.A356]^4*[.C356]+[.$H$21]*[.A356]^5*[.C356]+[.$H$22]*[.A356]^6*[.C356]+[.$H$23]*[.C356]^2+[.$H$24]*[.A356]*[.C356]^2+[.$H$25]*[.A356]^2*[.C356]^2+[.$H$26]*[.A356]^3*[.C356]^2+[.$H$27]*[.A356]^4*[.C356]^2+[.$H$28]*[.A356]^5*[.C356]^2+[.$H$29]*[.A356]^6*[.C356]^2+[.$H$30]*[.C356]^3+[.$H$31]*[.A356]*[.C356]^3+[.$H$32]*[.A356]^2*[.C356]^3+[.$H$33]*[.A356]^3*[.C356]^3+[.$H$34]*[.A356]^4*[.C356]^3+[.$H$35]*[.A356]^5*[.C356]^3+[.$H$36]*[.A356]^6*[.C356]^3+[.$H$37]*[.C356]^4+[.$H$38]*[.A356]*[.C356]^4+[.$H$39]*[.A356]^2*[.C356]^4+[.$H$40]*[.A356]^3*[.C356]^4+[.$H$41]*[.A356]^4*[.C356]^4+[.$H$42]*[.A356]^5*[.C356]^4+[.$H$43]*[.A356]^6*[.C356]^4+[.$H$44]*[.C356]^5+[.$H$45]*[.A356]*[.C356]^5+[.$H$46]*[.A356]^2*[.C356]^5+[.$H$47]*[.A356]^3*[.C356]^5+[.$H$48]*[.A356]^4*[.C356]^5+[.$H$49]*[.A356]^5*[.C356]^5+[.$H$50]*[.A356]^6*[.C356]^5+[.$H$51]*[.C356]^6+[.$H$52]*[.A356]*[.C356]^6+[.$H$53]*[.A356]^2*[.C356]^6+[.$H$54]*[.A356]^3*[.C356]^6+[.$H$55]*[.A356]^4*[.C356]^6+[.$H$56]*[.A356]^5*[.C356]^6+[.$H$57]*[.A356]^6*[.C356]^6" office:value-type="float" office:value="-0.0432110830608128">
            <text:p>-4.3211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432110830606423">
            <text:p>-0.0432110831</text:p>
          </table:table-cell>
          <table:table-cell table:formula="of:=[.K356]-[.E356]" office:value-type="float" office:value="0.000000000000170530256582424">
            <text:p>0</text:p>
          </table:table-cell>
          <table:table-cell table:formula="of:=100*([.K356]-[.D356])/[.D356]" office:value-type="float" office:value="1.86488227402698">
            <text:p>1.864882274</text:p>
          </table:table-cell>
          <table:table-cell/>
          <table:table-cell office:value-type="float" office:value="1.8">
            <text:p>1.80</text:p>
          </table:table-cell>
          <table:table-cell office:value-type="float" office:value="0.0384442608599549">
            <text:p>0.0384442609</text:p>
          </table:table-cell>
          <table:table-cell table:formula="of:=100*([.P356]-[.D356])/[.D356]" office:value-type="float" office:value="-190.627677651945">
            <text:p>-190.6276776519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200231014692798">
            <text:p>-0.0020023101</text:p>
          </table:table-cell>
          <table:table-cell office:value-type="float" office:value="0.00123848633030099">
            <text:p>0.0012384863</text:p>
          </table:table-cell>
          <table:table-cell office:value-type="float" office:value="-0.00324079647722897">
            <text:p>-0.0032407965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0">
            <text:p>20</text:p>
          </table:table-cell>
          <table:table-cell table:formula="of:=1.01325*[.B357]" office:value-type="float" office:value="20.265">
            <text:p>20.265000</text:p>
          </table:table-cell>
          <table:table-cell office:value-type="float" office:value="-0.05537">
            <text:p>-5.5370E-02</text:p>
          </table:table-cell>
          <table:table-cell table:formula="of:=[.$H$9]+[.$H$10]*[.A357]+[.$H$11]*[.A357]^2+[.$H$12]*[.A357]^3+[.$H$13]*[.A357]^4+[.$H$14]*[.A357]^5+[.$H$15]*[.A357]^6+[.$H$16]*[.C357]+[.$H$17]*[.A357]*[.C357]+[.$H$18]*[.A357]^2*[.C357]+[.$H$19]*[.A357]^3*[.C357]+[.$H$20]*[.A357]^4*[.C357]+[.$H$21]*[.A357]^5*[.C357]+[.$H$22]*[.A357]^6*[.C357]+[.$H$23]*[.C357]^2+[.$H$24]*[.A357]*[.C357]^2+[.$H$25]*[.A357]^2*[.C357]^2+[.$H$26]*[.A357]^3*[.C357]^2+[.$H$27]*[.A357]^4*[.C357]^2+[.$H$28]*[.A357]^5*[.C357]^2+[.$H$29]*[.A357]^6*[.C357]^2+[.$H$30]*[.C357]^3+[.$H$31]*[.A357]*[.C357]^3+[.$H$32]*[.A357]^2*[.C357]^3+[.$H$33]*[.A357]^3*[.C357]^3+[.$H$34]*[.A357]^4*[.C357]^3+[.$H$35]*[.A357]^5*[.C357]^3+[.$H$36]*[.A357]^6*[.C357]^3+[.$H$37]*[.C357]^4+[.$H$38]*[.A357]*[.C357]^4+[.$H$39]*[.A357]^2*[.C357]^4+[.$H$40]*[.A357]^3*[.C357]^4+[.$H$41]*[.A357]^4*[.C357]^4+[.$H$42]*[.A357]^5*[.C357]^4+[.$H$43]*[.A357]^6*[.C357]^4+[.$H$44]*[.C357]^5+[.$H$45]*[.A357]*[.C357]^5+[.$H$46]*[.A357]^2*[.C357]^5+[.$H$47]*[.A357]^3*[.C357]^5+[.$H$48]*[.A357]^4*[.C357]^5+[.$H$49]*[.A357]^5*[.C357]^5+[.$H$50]*[.A357]^6*[.C357]^5+[.$H$51]*[.C357]^6+[.$H$52]*[.A357]*[.C357]^6+[.$H$53]*[.A357]^2*[.C357]^6+[.$H$54]*[.A357]^3*[.C357]^6+[.$H$55]*[.A357]^4*[.C357]^6+[.$H$56]*[.A357]^5*[.C357]^6+[.$H$57]*[.A357]^6*[.C357]^6" office:value-type="float" office:value="-0.0547969700727187">
            <text:p>-5.4797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547969700727009">
            <text:p>-0.0547969701</text:p>
          </table:table-cell>
          <table:table-cell table:formula="of:=[.K357]-[.E357]" office:value-type="float" office:value="0.0000000000000177635683940025">
            <text:p>0</text:p>
          </table:table-cell>
          <table:table-cell table:formula="of:=100*([.K357]-[.D357])/[.D357]" office:value-type="float" office:value="-1.03491047010854">
            <text:p>-1.0349104701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43848549952869">
            <text:p>0.04384855</text:p>
          </table:table-cell>
          <table:table-cell table:formula="of:=100*([.P357]-[.D357])/[.D357]" office:value-type="float" office:value="-179.191890830538">
            <text:p>-179.1918908305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280811768536338">
            <text:p>-0.0028081177</text:p>
          </table:table-cell>
          <table:table-cell office:value-type="float" office:value="0.0018254328119454">
            <text:p>0.0018254328</text:p>
          </table:table-cell>
          <table:table-cell office:value-type="float" office:value="-0.00463355049730878">
            <text:p>-0.0046335505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2.5">
            <text:p>22.5</text:p>
          </table:table-cell>
          <table:table-cell table:formula="of:=1.01325*[.B358]" office:value-type="float" office:value="22.798125">
            <text:p>22.798125</text:p>
          </table:table-cell>
          <table:table-cell office:value-type="float" office:value="0.0000001054">
            <text:p>1.0540E-07</text:p>
          </table:table-cell>
          <table:table-cell table:formula="of:=[.$H$9]+[.$H$10]*[.A358]+[.$H$11]*[.A358]^2+[.$H$12]*[.A358]^3+[.$H$13]*[.A358]^4+[.$H$14]*[.A358]^5+[.$H$15]*[.A358]^6+[.$H$16]*[.C358]+[.$H$17]*[.A358]*[.C358]+[.$H$18]*[.A358]^2*[.C358]+[.$H$19]*[.A358]^3*[.C358]+[.$H$20]*[.A358]^4*[.C358]+[.$H$21]*[.A358]^5*[.C358]+[.$H$22]*[.A358]^6*[.C358]+[.$H$23]*[.C358]^2+[.$H$24]*[.A358]*[.C358]^2+[.$H$25]*[.A358]^2*[.C358]^2+[.$H$26]*[.A358]^3*[.C358]^2+[.$H$27]*[.A358]^4*[.C358]^2+[.$H$28]*[.A358]^5*[.C358]^2+[.$H$29]*[.A358]^6*[.C358]^2+[.$H$30]*[.C358]^3+[.$H$31]*[.A358]*[.C358]^3+[.$H$32]*[.A358]^2*[.C358]^3+[.$H$33]*[.A358]^3*[.C358]^3+[.$H$34]*[.A358]^4*[.C358]^3+[.$H$35]*[.A358]^5*[.C358]^3+[.$H$36]*[.A358]^6*[.C358]^3+[.$H$37]*[.C358]^4+[.$H$38]*[.A358]*[.C358]^4+[.$H$39]*[.A358]^2*[.C358]^4+[.$H$40]*[.A358]^3*[.C358]^4+[.$H$41]*[.A358]^4*[.C358]^4+[.$H$42]*[.A358]^5*[.C358]^4+[.$H$43]*[.A358]^6*[.C358]^4+[.$H$44]*[.C358]^5+[.$H$45]*[.A358]*[.C358]^5+[.$H$46]*[.A358]^2*[.C358]^5+[.$H$47]*[.A358]^3*[.C358]^5+[.$H$48]*[.A358]^4*[.C358]^5+[.$H$49]*[.A358]^5*[.C358]^5+[.$H$50]*[.A358]^6*[.C358]^5+[.$H$51]*[.C358]^6+[.$H$52]*[.A358]*[.C358]^6+[.$H$53]*[.A358]^2*[.C358]^6+[.$H$54]*[.A358]^3*[.C358]^6+[.$H$55]*[.A358]^4*[.C358]^6+[.$H$56]*[.A358]^5*[.C358]^6+[.$H$57]*[.A358]^6*[.C358]^6" office:value-type="float" office:value="-0.000598609780312533">
            <text:p>-5.9861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598609780312624">
            <text:p>-0.0005986098</text:p>
          </table:table-cell>
          <table:table-cell table:formula="of:=[.K358]-[.E358]" office:value-type="float" office:value="-9.06393016197882E-017">
            <text:p>-0</text:p>
          </table:table-cell>
          <table:table-cell table:formula="of:=100*([.K358]-[.D358])/[.D358]" office:value-type="float" office:value="-568040.968038542">
            <text:p>-568040.968038542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404357432990525">
            <text:p>-0.0040435743</text:p>
          </table:table-cell>
          <table:table-cell table:formula="of:=100*([.P358]-[.D358])/[.D358]" office:value-type="float" office:value="-3836508.28264255">
            <text:p>-3836508.28264255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372783391470366">
            <text:p>-0.0037278339</text:p>
          </table:table-cell>
          <table:table-cell office:value-type="float" office:value="0.00259437625823538">
            <text:p>0.0025943763</text:p>
          </table:table-cell>
          <table:table-cell office:value-type="float" office:value="-0.00632221017293904">
            <text:p>-0.006322210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2.5">
            <text:p>22.5</text:p>
          </table:table-cell>
          <table:table-cell table:formula="of:=1.01325*[.B359]" office:value-type="float" office:value="22.798125">
            <text:p>22.798125</text:p>
          </table:table-cell>
          <table:table-cell office:value-type="float" office:value="0.0000003559">
            <text:p>3.5590E-07</text:p>
          </table:table-cell>
          <table:table-cell table:formula="of:=[.$H$9]+[.$H$10]*[.A359]+[.$H$11]*[.A359]^2+[.$H$12]*[.A359]^3+[.$H$13]*[.A359]^4+[.$H$14]*[.A359]^5+[.$H$15]*[.A359]^6+[.$H$16]*[.C359]+[.$H$17]*[.A359]*[.C359]+[.$H$18]*[.A359]^2*[.C359]+[.$H$19]*[.A359]^3*[.C359]+[.$H$20]*[.A359]^4*[.C359]+[.$H$21]*[.A359]^5*[.C359]+[.$H$22]*[.A359]^6*[.C359]+[.$H$23]*[.C359]^2+[.$H$24]*[.A359]*[.C359]^2+[.$H$25]*[.A359]^2*[.C359]^2+[.$H$26]*[.A359]^3*[.C359]^2+[.$H$27]*[.A359]^4*[.C359]^2+[.$H$28]*[.A359]^5*[.C359]^2+[.$H$29]*[.A359]^6*[.C359]^2+[.$H$30]*[.C359]^3+[.$H$31]*[.A359]*[.C359]^3+[.$H$32]*[.A359]^2*[.C359]^3+[.$H$33]*[.A359]^3*[.C359]^3+[.$H$34]*[.A359]^4*[.C359]^3+[.$H$35]*[.A359]^5*[.C359]^3+[.$H$36]*[.A359]^6*[.C359]^3+[.$H$37]*[.C359]^4+[.$H$38]*[.A359]*[.C359]^4+[.$H$39]*[.A359]^2*[.C359]^4+[.$H$40]*[.A359]^3*[.C359]^4+[.$H$41]*[.A359]^4*[.C359]^4+[.$H$42]*[.A359]^5*[.C359]^4+[.$H$43]*[.A359]^6*[.C359]^4+[.$H$44]*[.C359]^5+[.$H$45]*[.A359]*[.C359]^5+[.$H$46]*[.A359]^2*[.C359]^5+[.$H$47]*[.A359]^3*[.C359]^5+[.$H$48]*[.A359]^4*[.C359]^5+[.$H$49]*[.A359]^5*[.C359]^5+[.$H$50]*[.A359]^6*[.C359]^5+[.$H$51]*[.C359]^6+[.$H$52]*[.A359]*[.C359]^6+[.$H$53]*[.A359]^2*[.C359]^6+[.$H$54]*[.A359]^3*[.C359]^6+[.$H$55]*[.A359]^4*[.C359]^6+[.$H$56]*[.A359]^5*[.C359]^6+[.$H$57]*[.A359]^6*[.C359]^6" office:value-type="float" office:value="0.000278612853821128">
            <text:p>2.7861E-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00278612853820967">
            <text:p>0.0002786129</text:p>
          </table:table-cell>
          <table:table-cell table:formula="of:=[.K359]-[.E359]" office:value-type="float" office:value="-1.60245081093358E-016">
            <text:p>-0</text:p>
          </table:table-cell>
          <table:table-cell table:formula="of:=100*([.K359]-[.D359])/[.D359]" office:value-type="float" office:value="78184.0274855205">
            <text:p>78184.0274855205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270807811392134">
            <text:p>-0.0027080781</text:p>
          </table:table-cell>
          <table:table-cell table:formula="of:=100*([.P359]-[.D359])/[.D359]" office:value-type="float" office:value="-761009.838134685">
            <text:p>-761009.838134685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474833807227615">
            <text:p>-0.0047483381</text:p>
          </table:table-cell>
          <table:table-cell office:value-type="float" office:value="0.00356639691543727">
            <text:p>0.0035663969</text:p>
          </table:table-cell>
          <table:table-cell office:value-type="float" office:value="-0.00831473498771342">
            <text:p>-0.008314735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2.5">
            <text:p>22.5</text:p>
          </table:table-cell>
          <table:table-cell table:formula="of:=1.01325*[.B360]" office:value-type="float" office:value="22.798125">
            <text:p>22.798125</text:p>
          </table:table-cell>
          <table:table-cell office:value-type="float" office:value="0.0000008445">
            <text:p>8.4450E-07</text:p>
          </table:table-cell>
          <table:table-cell table:formula="of:=[.$H$9]+[.$H$10]*[.A360]+[.$H$11]*[.A360]^2+[.$H$12]*[.A360]^3+[.$H$13]*[.A360]^4+[.$H$14]*[.A360]^5+[.$H$15]*[.A360]^6+[.$H$16]*[.C360]+[.$H$17]*[.A360]*[.C360]+[.$H$18]*[.A360]^2*[.C360]+[.$H$19]*[.A360]^3*[.C360]+[.$H$20]*[.A360]^4*[.C360]+[.$H$21]*[.A360]^5*[.C360]+[.$H$22]*[.A360]^6*[.C360]+[.$H$23]*[.C360]^2+[.$H$24]*[.A360]*[.C360]^2+[.$H$25]*[.A360]^2*[.C360]^2+[.$H$26]*[.A360]^3*[.C360]^2+[.$H$27]*[.A360]^4*[.C360]^2+[.$H$28]*[.A360]^5*[.C360]^2+[.$H$29]*[.A360]^6*[.C360]^2+[.$H$30]*[.C360]^3+[.$H$31]*[.A360]*[.C360]^3+[.$H$32]*[.A360]^2*[.C360]^3+[.$H$33]*[.A360]^3*[.C360]^3+[.$H$34]*[.A360]^4*[.C360]^3+[.$H$35]*[.A360]^5*[.C360]^3+[.$H$36]*[.A360]^6*[.C360]^3+[.$H$37]*[.C360]^4+[.$H$38]*[.A360]*[.C360]^4+[.$H$39]*[.A360]^2*[.C360]^4+[.$H$40]*[.A360]^3*[.C360]^4+[.$H$41]*[.A360]^4*[.C360]^4+[.$H$42]*[.A360]^5*[.C360]^4+[.$H$43]*[.A360]^6*[.C360]^4+[.$H$44]*[.C360]^5+[.$H$45]*[.A360]*[.C360]^5+[.$H$46]*[.A360]^2*[.C360]^5+[.$H$47]*[.A360]^3*[.C360]^5+[.$H$48]*[.A360]^4*[.C360]^5+[.$H$49]*[.A360]^5*[.C360]^5+[.$H$50]*[.A360]^6*[.C360]^5+[.$H$51]*[.C360]^6+[.$H$52]*[.A360]*[.C360]^6+[.$H$53]*[.A360]^2*[.C360]^6+[.$H$54]*[.A360]^3*[.C360]^6+[.$H$55]*[.A360]^4*[.C360]^6+[.$H$56]*[.A360]^5*[.C360]^6+[.$H$57]*[.A360]^6*[.C360]^6" office:value-type="float" office:value="0.000536561717402272">
            <text:p>5.3656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536561717402067">
            <text:p>0.0005365617</text:p>
          </table:table-cell>
          <table:table-cell table:formula="of:=[.K360]-[.E360]" office:value-type="float" office:value="-2.04588949948015E-016">
            <text:p>-0</text:p>
          </table:table-cell>
          <table:table-cell table:formula="of:=100*([.K360]-[.D360])/[.D360]" office:value-type="float" office:value="63436.0233750228">
            <text:p>63436.0233750228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162863087327808">
            <text:p>-0.0016286309</text:p>
          </table:table-cell>
          <table:table-cell table:formula="of:=100*([.P360]-[.D360])/[.D360]" office:value-type="float" office:value="-192951.494763538">
            <text:p>-192951.494763538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586031542814158">
            <text:p>-0.0058603154</text:p>
          </table:table-cell>
          <table:table-cell office:value-type="float" office:value="0.00476247200569346">
            <text:p>0.004762472</text:p>
          </table:table-cell>
          <table:table-cell office:value-type="float" office:value="-0.010622787433835">
            <text:p>-0.010622787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2.5">
            <text:p>22.5</text:p>
          </table:table-cell>
          <table:table-cell table:formula="of:=1.01325*[.B361]" office:value-type="float" office:value="22.798125">
            <text:p>22.798125</text:p>
          </table:table-cell>
          <table:table-cell office:value-type="float" office:value="0.000001652">
            <text:p>1.6520E-06</text:p>
          </table:table-cell>
          <table:table-cell table:formula="of:=[.$H$9]+[.$H$10]*[.A361]+[.$H$11]*[.A361]^2+[.$H$12]*[.A361]^3+[.$H$13]*[.A361]^4+[.$H$14]*[.A361]^5+[.$H$15]*[.A361]^6+[.$H$16]*[.C361]+[.$H$17]*[.A361]*[.C361]+[.$H$18]*[.A361]^2*[.C361]+[.$H$19]*[.A361]^3*[.C361]+[.$H$20]*[.A361]^4*[.C361]+[.$H$21]*[.A361]^5*[.C361]+[.$H$22]*[.A361]^6*[.C361]+[.$H$23]*[.C361]^2+[.$H$24]*[.A361]*[.C361]^2+[.$H$25]*[.A361]^2*[.C361]^2+[.$H$26]*[.A361]^3*[.C361]^2+[.$H$27]*[.A361]^4*[.C361]^2+[.$H$28]*[.A361]^5*[.C361]^2+[.$H$29]*[.A361]^6*[.C361]^2+[.$H$30]*[.C361]^3+[.$H$31]*[.A361]*[.C361]^3+[.$H$32]*[.A361]^2*[.C361]^3+[.$H$33]*[.A361]^3*[.C361]^3+[.$H$34]*[.A361]^4*[.C361]^3+[.$H$35]*[.A361]^5*[.C361]^3+[.$H$36]*[.A361]^6*[.C361]^3+[.$H$37]*[.C361]^4+[.$H$38]*[.A361]*[.C361]^4+[.$H$39]*[.A361]^2*[.C361]^4+[.$H$40]*[.A361]^3*[.C361]^4+[.$H$41]*[.A361]^4*[.C361]^4+[.$H$42]*[.A361]^5*[.C361]^4+[.$H$43]*[.A361]^6*[.C361]^4+[.$H$44]*[.C361]^5+[.$H$45]*[.A361]*[.C361]^5+[.$H$46]*[.A361]^2*[.C361]^5+[.$H$47]*[.A361]^3*[.C361]^5+[.$H$48]*[.A361]^4*[.C361]^5+[.$H$49]*[.A361]^5*[.C361]^5+[.$H$50]*[.A361]^6*[.C361]^5+[.$H$51]*[.C361]^6+[.$H$52]*[.A361]*[.C361]^6+[.$H$53]*[.A361]^2*[.C361]^6+[.$H$54]*[.A361]^3*[.C361]^6+[.$H$55]*[.A361]^4*[.C361]^6+[.$H$56]*[.A361]^5*[.C361]^6+[.$H$57]*[.A361]^6*[.C361]^6" office:value-type="float" office:value="0.000442757984537685">
            <text:p>4.4276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442757984537317">
            <text:p>0.000442758</text:p>
          </table:table-cell>
          <table:table-cell table:formula="of:=[.K361]-[.E361]" office:value-type="float" office:value="-3.67761376907083E-016">
            <text:p>-0</text:p>
          </table:table-cell>
          <table:table-cell table:formula="of:=100*([.K361]-[.D361])/[.D361]" office:value-type="float" office:value="26701.3307831306">
            <text:p>26701.3307831306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780840197775121">
            <text:p>-0.0007808402</text:p>
          </table:table-cell>
          <table:table-cell table:formula="of:=100*([.P361]-[.D361])/[.D361]" office:value-type="float" office:value="-47366.3557975255">
            <text:p>-47366.3557975255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70629372106179">
            <text:p>-0.0070629372</text:p>
          </table:table-cell>
          <table:table-cell office:value-type="float" office:value="0.00620343746397788">
            <text:p>0.0062034375</text:p>
          </table:table-cell>
          <table:table-cell office:value-type="float" office:value="-0.0132663746745958">
            <text:p>-0.0132663747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2.5">
            <text:p>22.5</text:p>
          </table:table-cell>
          <table:table-cell table:formula="of:=1.01325*[.B362]" office:value-type="float" office:value="22.798125">
            <text:p>22.798125</text:p>
          </table:table-cell>
          <table:table-cell office:value-type="float" office:value="0.000002859">
            <text:p>2.8590E-06</text:p>
          </table:table-cell>
          <table:table-cell table:formula="of:=[.$H$9]+[.$H$10]*[.A362]+[.$H$11]*[.A362]^2+[.$H$12]*[.A362]^3+[.$H$13]*[.A362]^4+[.$H$14]*[.A362]^5+[.$H$15]*[.A362]^6+[.$H$16]*[.C362]+[.$H$17]*[.A362]*[.C362]+[.$H$18]*[.A362]^2*[.C362]+[.$H$19]*[.A362]^3*[.C362]+[.$H$20]*[.A362]^4*[.C362]+[.$H$21]*[.A362]^5*[.C362]+[.$H$22]*[.A362]^6*[.C362]+[.$H$23]*[.C362]^2+[.$H$24]*[.A362]*[.C362]^2+[.$H$25]*[.A362]^2*[.C362]^2+[.$H$26]*[.A362]^3*[.C362]^2+[.$H$27]*[.A362]^4*[.C362]^2+[.$H$28]*[.A362]^5*[.C362]^2+[.$H$29]*[.A362]^6*[.C362]^2+[.$H$30]*[.C362]^3+[.$H$31]*[.A362]*[.C362]^3+[.$H$32]*[.A362]^2*[.C362]^3+[.$H$33]*[.A362]^3*[.C362]^3+[.$H$34]*[.A362]^4*[.C362]^3+[.$H$35]*[.A362]^5*[.C362]^3+[.$H$36]*[.A362]^6*[.C362]^3+[.$H$37]*[.C362]^4+[.$H$38]*[.A362]*[.C362]^4+[.$H$39]*[.A362]^2*[.C362]^4+[.$H$40]*[.A362]^3*[.C362]^4+[.$H$41]*[.A362]^4*[.C362]^4+[.$H$42]*[.A362]^5*[.C362]^4+[.$H$43]*[.A362]^6*[.C362]^4+[.$H$44]*[.C362]^5+[.$H$45]*[.A362]*[.C362]^5+[.$H$46]*[.A362]^2*[.C362]^5+[.$H$47]*[.A362]^3*[.C362]^5+[.$H$48]*[.A362]^4*[.C362]^5+[.$H$49]*[.A362]^5*[.C362]^5+[.$H$50]*[.A362]^6*[.C362]^5+[.$H$51]*[.C362]^6+[.$H$52]*[.A362]*[.C362]^6+[.$H$53]*[.A362]^2*[.C362]^6+[.$H$54]*[.A362]^3*[.C362]^6+[.$H$55]*[.A362]^4*[.C362]^6+[.$H$56]*[.A362]^5*[.C362]^6+[.$H$57]*[.A362]^6*[.C362]^6" office:value-type="float" office:value="0.000190920791158887">
            <text:p>1.9092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19092079115834">
            <text:p>0.0001909208</text:p>
          </table:table-cell>
          <table:table-cell table:formula="of:=[.K362]-[.E362]" office:value-type="float" office:value="-5.47115521290498E-016">
            <text:p>-0</text:p>
          </table:table-cell>
          <table:table-cell table:formula="of:=100*([.K362]-[.D362])/[.D362]" office:value-type="float" office:value="6577.88706395033">
            <text:p>6577.8870639503</text:p>
          </table:table-cell>
          <table:table-cell/>
          <table:table-cell office:value-type="float" office:value="0.3">
            <text:p>0.30</text:p>
          </table:table-cell>
          <table:table-cell office:value-type="float" office:value="-0.000140190856173558">
            <text:p>-0.0001401909</text:p>
          </table:table-cell>
          <table:table-cell table:formula="of:=100*([.P362]-[.D362])/[.D362]" office:value-type="float" office:value="-5003.49269582225">
            <text:p>-5003.4926958223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836931618477976">
            <text:p>-0.0083693162</text:p>
          </table:table-cell>
          <table:table-cell office:value-type="float" office:value="0.00790994157581348">
            <text:p>0.0079099416</text:p>
          </table:table-cell>
          <table:table-cell office:value-type="float" office:value="-0.0162792577605932">
            <text:p>-0.0162792578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2.5">
            <text:p>22.5</text:p>
          </table:table-cell>
          <table:table-cell table:formula="of:=1.01325*[.B363]" office:value-type="float" office:value="22.798125">
            <text:p>22.798125</text:p>
          </table:table-cell>
          <table:table-cell office:value-type="float" office:value="0.000004541">
            <text:p>4.5410E-06</text:p>
          </table:table-cell>
          <table:table-cell table:formula="of:=[.$H$9]+[.$H$10]*[.A363]+[.$H$11]*[.A363]^2+[.$H$12]*[.A363]^3+[.$H$13]*[.A363]^4+[.$H$14]*[.A363]^5+[.$H$15]*[.A363]^6+[.$H$16]*[.C363]+[.$H$17]*[.A363]*[.C363]+[.$H$18]*[.A363]^2*[.C363]+[.$H$19]*[.A363]^3*[.C363]+[.$H$20]*[.A363]^4*[.C363]+[.$H$21]*[.A363]^5*[.C363]+[.$H$22]*[.A363]^6*[.C363]+[.$H$23]*[.C363]^2+[.$H$24]*[.A363]*[.C363]^2+[.$H$25]*[.A363]^2*[.C363]^2+[.$H$26]*[.A363]^3*[.C363]^2+[.$H$27]*[.A363]^4*[.C363]^2+[.$H$28]*[.A363]^5*[.C363]^2+[.$H$29]*[.A363]^6*[.C363]^2+[.$H$30]*[.C363]^3+[.$H$31]*[.A363]*[.C363]^3+[.$H$32]*[.A363]^2*[.C363]^3+[.$H$33]*[.A363]^3*[.C363]^3+[.$H$34]*[.A363]^4*[.C363]^3+[.$H$35]*[.A363]^5*[.C363]^3+[.$H$36]*[.A363]^6*[.C363]^3+[.$H$37]*[.C363]^4+[.$H$38]*[.A363]*[.C363]^4+[.$H$39]*[.A363]^2*[.C363]^4+[.$H$40]*[.A363]^3*[.C363]^4+[.$H$41]*[.A363]^4*[.C363]^4+[.$H$42]*[.A363]^5*[.C363]^4+[.$H$43]*[.A363]^6*[.C363]^4+[.$H$44]*[.C363]^5+[.$H$45]*[.A363]*[.C363]^5+[.$H$46]*[.A363]^2*[.C363]^5+[.$H$47]*[.A363]^3*[.C363]^5+[.$H$48]*[.A363]^4*[.C363]^5+[.$H$49]*[.A363]^5*[.C363]^5+[.$H$50]*[.A363]^6*[.C363]^5+[.$H$51]*[.C363]^6+[.$H$52]*[.A363]*[.C363]^6+[.$H$53]*[.A363]^2*[.C363]^6+[.$H$54]*[.A363]^3*[.C363]^6+[.$H$55]*[.A363]^4*[.C363]^6+[.$H$56]*[.A363]^5*[.C363]^6+[.$H$57]*[.A363]^6*[.C363]^6" office:value-type="float" office:value="-0.0000869557954526702">
            <text:p>-8.6956E-05</text:p>
          </table:table-cell>
          <table:table-cell table:number-columns-repeated="4"/>
          <table:table-cell office:value-type="float" office:value="0.35">
            <text:p>0.35</text:p>
          </table:table-cell>
          <table:table-cell table:style-name="ce7" office:value-type="string">
            <text:p>-8.695579545314053e-05</text:p>
          </table:table-cell>
          <table:table-cell table:formula="of:=[.K363]-[.E363]" office:value-type="float" office:value="-4.70340454951368E-016">
            <text:p>-0</text:p>
          </table:table-cell>
          <table:table-cell table:formula="of:=100*([.K363]-[.D363])/[.D363]" office:value-type="float" office:value="-2014.90410599296">
            <text:p>-2014.904105993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0317915333420403">
            <text:p>0.0003179153</text:p>
          </table:table-cell>
          <table:table-cell table:formula="of:=100*([.P363]-[.D363])/[.D363]" office:value-type="float" office:value="6900.9983135962">
            <text:p>6900.9983135962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0981273788409798">
            <text:p>-0.0098127379</text:p>
          </table:table-cell>
          <table:table-cell office:value-type="float" office:value="0.00990238988226562">
            <text:p>0.0099023899</text:p>
          </table:table-cell>
          <table:table-cell office:value-type="float" office:value="-0.0197151277663636">
            <text:p>-0.0197151278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2.5">
            <text:p>22.5</text:p>
          </table:table-cell>
          <table:table-cell table:formula="of:=1.01325*[.B364]" office:value-type="float" office:value="22.798125">
            <text:p>22.798125</text:p>
          </table:table-cell>
          <table:table-cell office:value-type="float" office:value="0.000006694">
            <text:p>6.6940E-06</text:p>
          </table:table-cell>
          <table:table-cell table:formula="of:=[.$H$9]+[.$H$10]*[.A364]+[.$H$11]*[.A364]^2+[.$H$12]*[.A364]^3+[.$H$13]*[.A364]^4+[.$H$14]*[.A364]^5+[.$H$15]*[.A364]^6+[.$H$16]*[.C364]+[.$H$17]*[.A364]*[.C364]+[.$H$18]*[.A364]^2*[.C364]+[.$H$19]*[.A364]^3*[.C364]+[.$H$20]*[.A364]^4*[.C364]+[.$H$21]*[.A364]^5*[.C364]+[.$H$22]*[.A364]^6*[.C364]+[.$H$23]*[.C364]^2+[.$H$24]*[.A364]*[.C364]^2+[.$H$25]*[.A364]^2*[.C364]^2+[.$H$26]*[.A364]^3*[.C364]^2+[.$H$27]*[.A364]^4*[.C364]^2+[.$H$28]*[.A364]^5*[.C364]^2+[.$H$29]*[.A364]^6*[.C364]^2+[.$H$30]*[.C364]^3+[.$H$31]*[.A364]*[.C364]^3+[.$H$32]*[.A364]^2*[.C364]^3+[.$H$33]*[.A364]^3*[.C364]^3+[.$H$34]*[.A364]^4*[.C364]^3+[.$H$35]*[.A364]^5*[.C364]^3+[.$H$36]*[.A364]^6*[.C364]^3+[.$H$37]*[.C364]^4+[.$H$38]*[.A364]*[.C364]^4+[.$H$39]*[.A364]^2*[.C364]^4+[.$H$40]*[.A364]^3*[.C364]^4+[.$H$41]*[.A364]^4*[.C364]^4+[.$H$42]*[.A364]^5*[.C364]^4+[.$H$43]*[.A364]^6*[.C364]^4+[.$H$44]*[.C364]^5+[.$H$45]*[.A364]*[.C364]^5+[.$H$46]*[.A364]^2*[.C364]^5+[.$H$47]*[.A364]^3*[.C364]^5+[.$H$48]*[.A364]^4*[.C364]^5+[.$H$49]*[.A364]^5*[.C364]^5+[.$H$50]*[.A364]^6*[.C364]^5+[.$H$51]*[.C364]^6+[.$H$52]*[.A364]*[.C364]^6+[.$H$53]*[.A364]^2*[.C364]^6+[.$H$54]*[.A364]^3*[.C364]^6+[.$H$55]*[.A364]^4*[.C364]^6+[.$H$56]*[.A364]^5*[.C364]^6+[.$H$57]*[.A364]^6*[.C364]^6" office:value-type="float" office:value="-0.000309474129465091">
            <text:p>-3.0947E-04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-0.000309474129466003">
            <text:p>-0.0003094741</text:p>
          </table:table-cell>
          <table:table-cell table:formula="of:=[.K364]-[.E364]" office:value-type="float" office:value="-9.11976657386182E-016">
            <text:p>-0</text:p>
          </table:table-cell>
          <table:table-cell table:formula="of:=100*([.K364]-[.D364])/[.D364]" office:value-type="float" office:value="-4723.15699829703">
            <text:p>-4723.156998297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618128495537806">
            <text:p>0.0006181285</text:p>
          </table:table-cell>
          <table:table-cell table:formula="of:=100*([.P364]-[.D364])/[.D364]" office:value-type="float" office:value="9134.06775527048">
            <text:p>9134.0677552705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114536674949068">
            <text:p>-0.0114536675</text:p>
          </table:table-cell>
          <table:table-cell office:value-type="float" office:value="0.0122008807854986">
            <text:p>0.0122008808</text:p>
          </table:table-cell>
          <table:table-cell office:value-type="float" office:value="-0.0236545482804055">
            <text:p>-0.023654548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2.5">
            <text:p>22.5</text:p>
          </table:table-cell>
          <table:table-cell table:formula="of:=1.01325*[.B365]" office:value-type="float" office:value="22.798125">
            <text:p>22.798125</text:p>
          </table:table-cell>
          <table:table-cell office:value-type="float" office:value="0.000008978">
            <text:p>8.9780E-06</text:p>
          </table:table-cell>
          <table:table-cell table:formula="of:=[.$H$9]+[.$H$10]*[.A365]+[.$H$11]*[.A365]^2+[.$H$12]*[.A365]^3+[.$H$13]*[.A365]^4+[.$H$14]*[.A365]^5+[.$H$15]*[.A365]^6+[.$H$16]*[.C365]+[.$H$17]*[.A365]*[.C365]+[.$H$18]*[.A365]^2*[.C365]+[.$H$19]*[.A365]^3*[.C365]+[.$H$20]*[.A365]^4*[.C365]+[.$H$21]*[.A365]^5*[.C365]+[.$H$22]*[.A365]^6*[.C365]+[.$H$23]*[.C365]^2+[.$H$24]*[.A365]*[.C365]^2+[.$H$25]*[.A365]^2*[.C365]^2+[.$H$26]*[.A365]^3*[.C365]^2+[.$H$27]*[.A365]^4*[.C365]^2+[.$H$28]*[.A365]^5*[.C365]^2+[.$H$29]*[.A365]^6*[.C365]^2+[.$H$30]*[.C365]^3+[.$H$31]*[.A365]*[.C365]^3+[.$H$32]*[.A365]^2*[.C365]^3+[.$H$33]*[.A365]^3*[.C365]^3+[.$H$34]*[.A365]^4*[.C365]^3+[.$H$35]*[.A365]^5*[.C365]^3+[.$H$36]*[.A365]^6*[.C365]^3+[.$H$37]*[.C365]^4+[.$H$38]*[.A365]*[.C365]^4+[.$H$39]*[.A365]^2*[.C365]^4+[.$H$40]*[.A365]^3*[.C365]^4+[.$H$41]*[.A365]^4*[.C365]^4+[.$H$42]*[.A365]^5*[.C365]^4+[.$H$43]*[.A365]^6*[.C365]^4+[.$H$44]*[.C365]^5+[.$H$45]*[.A365]*[.C365]^5+[.$H$46]*[.A365]^2*[.C365]^5+[.$H$47]*[.A365]^3*[.C365]^5+[.$H$48]*[.A365]^4*[.C365]^5+[.$H$49]*[.A365]^5*[.C365]^5+[.$H$50]*[.A365]^6*[.C365]^5+[.$H$51]*[.C365]^6+[.$H$52]*[.A365]*[.C365]^6+[.$H$53]*[.A365]^2*[.C365]^6+[.$H$54]*[.A365]^3*[.C365]^6+[.$H$55]*[.A365]^4*[.C365]^6+[.$H$56]*[.A365]^5*[.C365]^6+[.$H$57]*[.A365]^6*[.C365]^6" office:value-type="float" office:value="-0.000435652661610661">
            <text:p>-4.3565E-0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-0.000435652661610708">
            <text:p>-0.0004356527</text:p>
          </table:table-cell>
          <table:table-cell table:formula="of:=[.K365]-[.E365]" office:value-type="float" office:value="-4.68917439599981E-017">
            <text:p>-0</text:p>
          </table:table-cell>
          <table:table-cell table:formula="of:=100*([.K365]-[.D365])/[.D365]" office:value-type="float" office:value="-4952.44666530082">
            <text:p>-4952.4466653008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785127536996584">
            <text:p>0.0007851275</text:p>
          </table:table-cell>
          <table:table-cell table:formula="of:=100*([.P365]-[.D365])/[.D365]" office:value-type="float" office:value="8645.01600575389">
            <text:p>8645.0160057539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133875323941046">
            <text:p>-0.0133875324</text:p>
          </table:table-cell>
          <table:table-cell office:value-type="float" office:value="0.0148251313733398">
            <text:p>0.0148251314</text:p>
          </table:table-cell>
          <table:table-cell office:value-type="float" office:value="-0.0282126637674444">
            <text:p>-0.0282126638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2.5">
            <text:p>22.5</text:p>
          </table:table-cell>
          <table:table-cell table:formula="of:=1.01325*[.B366]" office:value-type="float" office:value="22.798125">
            <text:p>22.798125</text:p>
          </table:table-cell>
          <table:table-cell office:value-type="float" office:value="0.000001012">
            <text:p>1.0120E-06</text:p>
          </table:table-cell>
          <table:table-cell table:formula="of:=[.$H$9]+[.$H$10]*[.A366]+[.$H$11]*[.A366]^2+[.$H$12]*[.A366]^3+[.$H$13]*[.A366]^4+[.$H$14]*[.A366]^5+[.$H$15]*[.A366]^6+[.$H$16]*[.C366]+[.$H$17]*[.A366]*[.C366]+[.$H$18]*[.A366]^2*[.C366]+[.$H$19]*[.A366]^3*[.C366]+[.$H$20]*[.A366]^4*[.C366]+[.$H$21]*[.A366]^5*[.C366]+[.$H$22]*[.A366]^6*[.C366]+[.$H$23]*[.C366]^2+[.$H$24]*[.A366]*[.C366]^2+[.$H$25]*[.A366]^2*[.C366]^2+[.$H$26]*[.A366]^3*[.C366]^2+[.$H$27]*[.A366]^4*[.C366]^2+[.$H$28]*[.A366]^5*[.C366]^2+[.$H$29]*[.A366]^6*[.C366]^2+[.$H$30]*[.C366]^3+[.$H$31]*[.A366]*[.C366]^3+[.$H$32]*[.A366]^2*[.C366]^3+[.$H$33]*[.A366]^3*[.C366]^3+[.$H$34]*[.A366]^4*[.C366]^3+[.$H$35]*[.A366]^5*[.C366]^3+[.$H$36]*[.A366]^6*[.C366]^3+[.$H$37]*[.C366]^4+[.$H$38]*[.A366]*[.C366]^4+[.$H$39]*[.A366]^2*[.C366]^4+[.$H$40]*[.A366]^3*[.C366]^4+[.$H$41]*[.A366]^4*[.C366]^4+[.$H$42]*[.A366]^5*[.C366]^4+[.$H$43]*[.A366]^6*[.C366]^4+[.$H$44]*[.C366]^5+[.$H$45]*[.A366]*[.C366]^5+[.$H$46]*[.A366]^2*[.C366]^5+[.$H$47]*[.A366]^3*[.C366]^5+[.$H$48]*[.A366]^4*[.C366]^5+[.$H$49]*[.A366]^5*[.C366]^5+[.$H$50]*[.A366]^6*[.C366]^5+[.$H$51]*[.C366]^6+[.$H$52]*[.A366]*[.C366]^6+[.$H$53]*[.A366]^2*[.C366]^6+[.$H$54]*[.A366]^3*[.C366]^6+[.$H$55]*[.A366]^4*[.C366]^6+[.$H$56]*[.A366]^5*[.C366]^6+[.$H$57]*[.A366]^6*[.C366]^6" office:value-type="float" office:value="-0.000455693936626096">
            <text:p>-4.5569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455693936627651">
            <text:p>-0.0004556939</text:p>
          </table:table-cell>
          <table:table-cell table:formula="of:=[.K366]-[.E366]" office:value-type="float" office:value="-1.55431223447522E-015">
            <text:p>-0</text:p>
          </table:table-cell>
          <table:table-cell table:formula="of:=100*([.K366]-[.D366])/[.D366]" office:value-type="float" office:value="-45129.0451213093">
            <text:p>-45129.0451213093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843603794380567">
            <text:p>0.0008436038</text:p>
          </table:table-cell>
          <table:table-cell table:formula="of:=100*([.P366]-[.D366])/[.D366]" office:value-type="float" office:value="83260.0587332576">
            <text:p>83260.0587332576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15753280339319">
            <text:p>-0.0157532803</text:p>
          </table:table-cell>
          <table:table-cell office:value-type="float" office:value="0.0177943930873593">
            <text:p>0.0177943931</text:p>
          </table:table-cell>
          <table:table-cell office:value-type="float" office:value="-0.0335476734266783">
            <text:p>-0.033547673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2.5">
            <text:p>22.5</text:p>
          </table:table-cell>
          <table:table-cell table:formula="of:=1.01325*[.B367]" office:value-type="float" office:value="22.798125">
            <text:p>22.798125</text:p>
          </table:table-cell>
          <table:table-cell office:value-type="float" office:value="0.000007153">
            <text:p>7.1530E-06</text:p>
          </table:table-cell>
          <table:table-cell table:formula="of:=[.$H$9]+[.$H$10]*[.A367]+[.$H$11]*[.A367]^2+[.$H$12]*[.A367]^3+[.$H$13]*[.A367]^4+[.$H$14]*[.A367]^5+[.$H$15]*[.A367]^6+[.$H$16]*[.C367]+[.$H$17]*[.A367]*[.C367]+[.$H$18]*[.A367]^2*[.C367]+[.$H$19]*[.A367]^3*[.C367]+[.$H$20]*[.A367]^4*[.C367]+[.$H$21]*[.A367]^5*[.C367]+[.$H$22]*[.A367]^6*[.C367]+[.$H$23]*[.C367]^2+[.$H$24]*[.A367]*[.C367]^2+[.$H$25]*[.A367]^2*[.C367]^2+[.$H$26]*[.A367]^3*[.C367]^2+[.$H$27]*[.A367]^4*[.C367]^2+[.$H$28]*[.A367]^5*[.C367]^2+[.$H$29]*[.A367]^6*[.C367]^2+[.$H$30]*[.C367]^3+[.$H$31]*[.A367]*[.C367]^3+[.$H$32]*[.A367]^2*[.C367]^3+[.$H$33]*[.A367]^3*[.C367]^3+[.$H$34]*[.A367]^4*[.C367]^3+[.$H$35]*[.A367]^5*[.C367]^3+[.$H$36]*[.A367]^6*[.C367]^3+[.$H$37]*[.C367]^4+[.$H$38]*[.A367]*[.C367]^4+[.$H$39]*[.A367]^2*[.C367]^4+[.$H$40]*[.A367]^3*[.C367]^4+[.$H$41]*[.A367]^4*[.C367]^4+[.$H$42]*[.A367]^5*[.C367]^4+[.$H$43]*[.A367]^6*[.C367]^4+[.$H$44]*[.C367]^5+[.$H$45]*[.A367]*[.C367]^5+[.$H$46]*[.A367]^2*[.C367]^5+[.$H$47]*[.A367]^3*[.C367]^5+[.$H$48]*[.A367]^4*[.C367]^5+[.$H$49]*[.A367]^5*[.C367]^5+[.$H$50]*[.A367]^6*[.C367]^5+[.$H$51]*[.C367]^6+[.$H$52]*[.A367]*[.C367]^6+[.$H$53]*[.A367]^2*[.C367]^6+[.$H$54]*[.A367]^3*[.C367]^6+[.$H$55]*[.A367]^4*[.C367]^6+[.$H$56]*[.A367]^5*[.C367]^6+[.$H$57]*[.A367]^6*[.C367]^6" office:value-type="float" office:value="-0.000382700913014032">
            <text:p>-3.8270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382700913015836">
            <text:p>-0.0003827009</text:p>
          </table:table-cell>
          <table:table-cell table:formula="of:=[.K367]-[.E367]" office:value-type="float" office:value="-1.8041666251245E-015">
            <text:p>-0</text:p>
          </table:table-cell>
          <table:table-cell table:formula="of:=100*([.K367]-[.D367])/[.D367]" office:value-type="float" office:value="-5450.21547624544">
            <text:p>-5450.2154762454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818250434184921">
            <text:p>0.0008182504</text:p>
          </table:table-cell>
          <table:table-cell table:formula="of:=100*([.P367]-[.D367])/[.D367]" office:value-type="float" office:value="11339.2623260858">
            <text:p>11339.2623260858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187427133124878">
            <text:p>-0.0187427133</text:p>
          </table:table-cell>
          <table:table-cell office:value-type="float" office:value="0.0211273569883094">
            <text:p>0.021127357</text:p>
          </table:table-cell>
          <table:table-cell office:value-type="float" office:value="-0.0398700703007972">
            <text:p>-0.0398700703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2.5">
            <text:p>22.5</text:p>
          </table:table-cell>
          <table:table-cell table:formula="of:=1.01325*[.B368]" office:value-type="float" office:value="22.798125">
            <text:p>22.798125</text:p>
          </table:table-cell>
          <table:table-cell office:value-type="float" office:value="-0.000005229">
            <text:p>-5.2290E-06</text:p>
          </table:table-cell>
          <table:table-cell table:formula="of:=[.$H$9]+[.$H$10]*[.A368]+[.$H$11]*[.A368]^2+[.$H$12]*[.A368]^3+[.$H$13]*[.A368]^4+[.$H$14]*[.A368]^5+[.$H$15]*[.A368]^6+[.$H$16]*[.C368]+[.$H$17]*[.A368]*[.C368]+[.$H$18]*[.A368]^2*[.C368]+[.$H$19]*[.A368]^3*[.C368]+[.$H$20]*[.A368]^4*[.C368]+[.$H$21]*[.A368]^5*[.C368]+[.$H$22]*[.A368]^6*[.C368]+[.$H$23]*[.C368]^2+[.$H$24]*[.A368]*[.C368]^2+[.$H$25]*[.A368]^2*[.C368]^2+[.$H$26]*[.A368]^3*[.C368]^2+[.$H$27]*[.A368]^4*[.C368]^2+[.$H$28]*[.A368]^5*[.C368]^2+[.$H$29]*[.A368]^6*[.C368]^2+[.$H$30]*[.C368]^3+[.$H$31]*[.A368]*[.C368]^3+[.$H$32]*[.A368]^2*[.C368]^3+[.$H$33]*[.A368]^3*[.C368]^3+[.$H$34]*[.A368]^4*[.C368]^3+[.$H$35]*[.A368]^5*[.C368]^3+[.$H$36]*[.A368]^6*[.C368]^3+[.$H$37]*[.C368]^4+[.$H$38]*[.A368]*[.C368]^4+[.$H$39]*[.A368]^2*[.C368]^4+[.$H$40]*[.A368]^3*[.C368]^4+[.$H$41]*[.A368]^4*[.C368]^4+[.$H$42]*[.A368]^5*[.C368]^4+[.$H$43]*[.A368]^6*[.C368]^4+[.$H$44]*[.C368]^5+[.$H$45]*[.A368]*[.C368]^5+[.$H$46]*[.A368]^2*[.C368]^5+[.$H$47]*[.A368]^3*[.C368]^5+[.$H$48]*[.A368]^4*[.C368]^5+[.$H$49]*[.A368]^5*[.C368]^5+[.$H$50]*[.A368]^6*[.C368]^5+[.$H$51]*[.C368]^6+[.$H$52]*[.A368]*[.C368]^6+[.$H$53]*[.A368]^2*[.C368]^6+[.$H$54]*[.A368]^3*[.C368]^6+[.$H$55]*[.A368]^4*[.C368]^6+[.$H$56]*[.A368]^5*[.C368]^6+[.$H$57]*[.A368]^6*[.C368]^6" office:value-type="float" office:value="-0.000245341605126008">
            <text:p>-2.4534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-0.000245341605130858">
            <text:p>-0.0002453416</text:p>
          </table:table-cell>
          <table:table-cell table:formula="of:=[.K368]-[.E368]" office:value-type="float" office:value="-4.85023262872253E-015">
            <text:p>-0</text:p>
          </table:table-cell>
          <table:table-cell table:formula="of:=100*([.K368]-[.D368])/[.D368]" office:value-type="float" office:value="4591.94119584735">
            <text:p>4591.9411958474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733756542215383">
            <text:p>0.0007337565</text:p>
          </table:table-cell>
          <table:table-cell table:formula="of:=100*([.P368]-[.D368])/[.D368]" office:value-type="float" office:value="-14132.444869294">
            <text:p>-14132.444869294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226105970164001">
            <text:p>-0.022610597</text:p>
          </table:table-cell>
          <table:table-cell office:value-type="float" office:value="0.0248420485274237">
            <text:p>0.0248420485</text:p>
          </table:table-cell>
          <table:table-cell office:value-type="float" office:value="-0.0474526455438238">
            <text:p>-0.047452645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2.5">
            <text:p>22.5</text:p>
          </table:table-cell>
          <table:table-cell table:formula="of:=1.01325*[.B369]" office:value-type="float" office:value="22.798125">
            <text:p>22.798125</text:p>
          </table:table-cell>
          <table:table-cell office:value-type="float" office:value="-0.00003601">
            <text:p>-3.6010E-05</text:p>
          </table:table-cell>
          <table:table-cell table:formula="of:=[.$H$9]+[.$H$10]*[.A369]+[.$H$11]*[.A369]^2+[.$H$12]*[.A369]^3+[.$H$13]*[.A369]^4+[.$H$14]*[.A369]^5+[.$H$15]*[.A369]^6+[.$H$16]*[.C369]+[.$H$17]*[.A369]*[.C369]+[.$H$18]*[.A369]^2*[.C369]+[.$H$19]*[.A369]^3*[.C369]+[.$H$20]*[.A369]^4*[.C369]+[.$H$21]*[.A369]^5*[.C369]+[.$H$22]*[.A369]^6*[.C369]+[.$H$23]*[.C369]^2+[.$H$24]*[.A369]*[.C369]^2+[.$H$25]*[.A369]^2*[.C369]^2+[.$H$26]*[.A369]^3*[.C369]^2+[.$H$27]*[.A369]^4*[.C369]^2+[.$H$28]*[.A369]^5*[.C369]^2+[.$H$29]*[.A369]^6*[.C369]^2+[.$H$30]*[.C369]^3+[.$H$31]*[.A369]*[.C369]^3+[.$H$32]*[.A369]^2*[.C369]^3+[.$H$33]*[.A369]^3*[.C369]^3+[.$H$34]*[.A369]^4*[.C369]^3+[.$H$35]*[.A369]^5*[.C369]^3+[.$H$36]*[.A369]^6*[.C369]^3+[.$H$37]*[.C369]^4+[.$H$38]*[.A369]*[.C369]^4+[.$H$39]*[.A369]^2*[.C369]^4+[.$H$40]*[.A369]^3*[.C369]^4+[.$H$41]*[.A369]^4*[.C369]^4+[.$H$42]*[.A369]^5*[.C369]^4+[.$H$43]*[.A369]^6*[.C369]^4+[.$H$44]*[.C369]^5+[.$H$45]*[.A369]*[.C369]^5+[.$H$46]*[.A369]^2*[.C369]^5+[.$H$47]*[.A369]^3*[.C369]^5+[.$H$48]*[.A369]^4*[.C369]^5+[.$H$49]*[.A369]^5*[.C369]^5+[.$H$50]*[.A369]^6*[.C369]^5+[.$H$51]*[.C369]^6+[.$H$52]*[.A369]*[.C369]^6+[.$H$53]*[.A369]^2*[.C369]^6+[.$H$54]*[.A369]^3*[.C369]^6+[.$H$55]*[.A369]^4*[.C369]^6+[.$H$56]*[.A369]^5*[.C369]^6+[.$H$57]*[.A369]^6*[.C369]^6" office:value-type="float" office:value="-0.000081462047551259">
            <text:p>-8.1462E-05</text:p>
          </table:table-cell>
          <table:table-cell table:number-columns-repeated="4"/>
          <table:table-cell office:value-type="float" office:value="0.65">
            <text:p>0.65</text:p>
          </table:table-cell>
          <table:table-cell table:style-name="ce7" office:value-type="string">
            <text:p>-8.146204755314634e-05</text:p>
          </table:table-cell>
          <table:table-cell table:formula="of:=[.K369]-[.E369]" office:value-type="float" office:value="-1.88739269438992E-015">
            <text:p>-0</text:p>
          </table:table-cell>
          <table:table-cell table:formula="of:=100*([.K369]-[.D369])/[.D369]" office:value-type="float" office:value="126.220626362528">
            <text:p>126.220626362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614804835322952">
            <text:p>0.0006148048</text:p>
          </table:table-cell>
          <table:table-cell table:formula="of:=100*([.P369]-[.D369])/[.D369]" office:value-type="float" office:value="-1807.31695452083">
            <text:p>-1807.3169545208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276855460242267">
            <text:p>-0.027685546</text:p>
          </table:table-cell>
          <table:table-cell office:value-type="float" office:value="0.0289557119136475">
            <text:p>0.0289557119</text:p>
          </table:table-cell>
          <table:table-cell office:value-type="float" office:value="-0.0566412579378742">
            <text:p>-0.0566412579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2.5">
            <text:p>22.5</text:p>
          </table:table-cell>
          <table:table-cell table:formula="of:=1.01325*[.B370]" office:value-type="float" office:value="22.798125">
            <text:p>22.798125</text:p>
          </table:table-cell>
          <table:table-cell office:value-type="float" office:value="-0.00009307">
            <text:p>-9.3070E-05</text:p>
          </table:table-cell>
          <table:table-cell table:formula="of:=[.$H$9]+[.$H$10]*[.A370]+[.$H$11]*[.A370]^2+[.$H$12]*[.A370]^3+[.$H$13]*[.A370]^4+[.$H$14]*[.A370]^5+[.$H$15]*[.A370]^6+[.$H$16]*[.C370]+[.$H$17]*[.A370]*[.C370]+[.$H$18]*[.A370]^2*[.C370]+[.$H$19]*[.A370]^3*[.C370]+[.$H$20]*[.A370]^4*[.C370]+[.$H$21]*[.A370]^5*[.C370]+[.$H$22]*[.A370]^6*[.C370]+[.$H$23]*[.C370]^2+[.$H$24]*[.A370]*[.C370]^2+[.$H$25]*[.A370]^2*[.C370]^2+[.$H$26]*[.A370]^3*[.C370]^2+[.$H$27]*[.A370]^4*[.C370]^2+[.$H$28]*[.A370]^5*[.C370]^2+[.$H$29]*[.A370]^6*[.C370]^2+[.$H$30]*[.C370]^3+[.$H$31]*[.A370]*[.C370]^3+[.$H$32]*[.A370]^2*[.C370]^3+[.$H$33]*[.A370]^3*[.C370]^3+[.$H$34]*[.A370]^4*[.C370]^3+[.$H$35]*[.A370]^5*[.C370]^3+[.$H$36]*[.A370]^6*[.C370]^3+[.$H$37]*[.C370]^4+[.$H$38]*[.A370]*[.C370]^4+[.$H$39]*[.A370]^2*[.C370]^4+[.$H$40]*[.A370]^3*[.C370]^4+[.$H$41]*[.A370]^4*[.C370]^4+[.$H$42]*[.A370]^5*[.C370]^4+[.$H$43]*[.A370]^6*[.C370]^4+[.$H$44]*[.C370]^5+[.$H$45]*[.A370]*[.C370]^5+[.$H$46]*[.A370]^2*[.C370]^5+[.$H$47]*[.A370]^3*[.C370]^5+[.$H$48]*[.A370]^4*[.C370]^5+[.$H$49]*[.A370]^5*[.C370]^5+[.$H$50]*[.A370]^6*[.C370]^5+[.$H$51]*[.C370]^6+[.$H$52]*[.A370]*[.C370]^6+[.$H$53]*[.A370]^2*[.C370]^6+[.$H$54]*[.A370]^3*[.C370]^6+[.$H$55]*[.A370]^4*[.C370]^6+[.$H$56]*[.A370]^5*[.C370]^6+[.$H$57]*[.A370]^6*[.C370]^6" office:value-type="float" office:value="0.000067352418139946">
            <text:p>6.7352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6.735241814041781e-05</text:p>
          </table:table-cell>
          <table:table-cell table:formula="of:=[.K370]-[.E370]" office:value-type="float" office:value="4.71844785465692E-016">
            <text:p>0</text:p>
          </table:table-cell>
          <table:table-cell table:formula="of:=100*([.K370]-[.D370])/[.D370]" office:value-type="float" office:value="-172.367484839817">
            <text:p>-172.3674848398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486071927886603">
            <text:p>0.0004860719</text:p>
          </table:table-cell>
          <table:table-cell table:formula="of:=100*([.P370]-[.D370])/[.D370]" office:value-type="float" office:value="-622.264884373701">
            <text:p>-622.2648843737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343816845812111">
            <text:p>-0.0343816846</text:p>
          </table:table-cell>
          <table:table-cell office:value-type="float" office:value="0.0334846843762917">
            <text:p>0.0334846844</text:p>
          </table:table-cell>
          <table:table-cell office:value-type="float" office:value="-0.0678663689575028">
            <text:p>-0.06786636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2.5">
            <text:p>22.5</text:p>
          </table:table-cell>
          <table:table-cell table:formula="of:=1.01325*[.B371]" office:value-type="float" office:value="22.798125">
            <text:p>22.798125</text:p>
          </table:table-cell>
          <table:table-cell office:value-type="float" office:value="-0.0001965">
            <text:p>-1.9650E-04</text:p>
          </table:table-cell>
          <table:table-cell table:formula="of:=[.$H$9]+[.$H$10]*[.A371]+[.$H$11]*[.A371]^2+[.$H$12]*[.A371]^3+[.$H$13]*[.A371]^4+[.$H$14]*[.A371]^5+[.$H$15]*[.A371]^6+[.$H$16]*[.C371]+[.$H$17]*[.A371]*[.C371]+[.$H$18]*[.A371]^2*[.C371]+[.$H$19]*[.A371]^3*[.C371]+[.$H$20]*[.A371]^4*[.C371]+[.$H$21]*[.A371]^5*[.C371]+[.$H$22]*[.A371]^6*[.C371]+[.$H$23]*[.C371]^2+[.$H$24]*[.A371]*[.C371]^2+[.$H$25]*[.A371]^2*[.C371]^2+[.$H$26]*[.A371]^3*[.C371]^2+[.$H$27]*[.A371]^4*[.C371]^2+[.$H$28]*[.A371]^5*[.C371]^2+[.$H$29]*[.A371]^6*[.C371]^2+[.$H$30]*[.C371]^3+[.$H$31]*[.A371]*[.C371]^3+[.$H$32]*[.A371]^2*[.C371]^3+[.$H$33]*[.A371]^3*[.C371]^3+[.$H$34]*[.A371]^4*[.C371]^3+[.$H$35]*[.A371]^5*[.C371]^3+[.$H$36]*[.A371]^6*[.C371]^3+[.$H$37]*[.C371]^4+[.$H$38]*[.A371]*[.C371]^4+[.$H$39]*[.A371]^2*[.C371]^4+[.$H$40]*[.A371]^3*[.C371]^4+[.$H$41]*[.A371]^4*[.C371]^4+[.$H$42]*[.A371]^5*[.C371]^4+[.$H$43]*[.A371]^6*[.C371]^4+[.$H$44]*[.C371]^5+[.$H$45]*[.A371]*[.C371]^5+[.$H$46]*[.A371]^2*[.C371]^5+[.$H$47]*[.A371]^3*[.C371]^5+[.$H$48]*[.A371]^4*[.C371]^5+[.$H$49]*[.A371]^5*[.C371]^5+[.$H$50]*[.A371]^6*[.C371]^5+[.$H$51]*[.C371]^6+[.$H$52]*[.A371]*[.C371]^6+[.$H$53]*[.A371]^2*[.C371]^6+[.$H$54]*[.A371]^3*[.C371]^6+[.$H$55]*[.A371]^4*[.C371]^6+[.$H$56]*[.A371]^5*[.C371]^6+[.$H$57]*[.A371]^6*[.C371]^6" office:value-type="float" office:value="0.000160267534367042">
            <text:p>1.6027E-0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0.000160267534363351">
            <text:p>0.0001602675</text:p>
          </table:table-cell>
          <table:table-cell table:formula="of:=[.K371]-[.E371]" office:value-type="float" office:value="-3.69154576698727E-015">
            <text:p>-0</text:p>
          </table:table-cell>
          <table:table-cell table:formula="of:=100*([.K371]-[.D371])/[.D371]" office:value-type="float" office:value="-181.56108619">
            <text:p>-181.56108619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372230086148608">
            <text:p>0.0003722301</text:p>
          </table:table-cell>
          <table:table-cell table:formula="of:=100*([.P371]-[.D371])/[.D371]" office:value-type="float" office:value="-289.430069286824">
            <text:p>-289.4300692868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432110830606423">
            <text:p>-0.0432110831</text:p>
          </table:table-cell>
          <table:table-cell office:value-type="float" office:value="0.0384442608599549">
            <text:p>0.0384442609</text:p>
          </table:table-cell>
          <table:table-cell office:value-type="float" office:value="-0.0816553439205972">
            <text:p>-0.0816553439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2.5">
            <text:p>22.5</text:p>
          </table:table-cell>
          <table:table-cell table:formula="of:=1.01325*[.B372]" office:value-type="float" office:value="22.798125">
            <text:p>22.798125</text:p>
          </table:table-cell>
          <table:table-cell office:value-type="float" office:value="-0.0003412">
            <text:p>-3.4120E-04</text:p>
          </table:table-cell>
          <table:table-cell table:formula="of:=[.$H$9]+[.$H$10]*[.A372]+[.$H$11]*[.A372]^2+[.$H$12]*[.A372]^3+[.$H$13]*[.A372]^4+[.$H$14]*[.A372]^5+[.$H$15]*[.A372]^6+[.$H$16]*[.C372]+[.$H$17]*[.A372]*[.C372]+[.$H$18]*[.A372]^2*[.C372]+[.$H$19]*[.A372]^3*[.C372]+[.$H$20]*[.A372]^4*[.C372]+[.$H$21]*[.A372]^5*[.C372]+[.$H$22]*[.A372]^6*[.C372]+[.$H$23]*[.C372]^2+[.$H$24]*[.A372]*[.C372]^2+[.$H$25]*[.A372]^2*[.C372]^2+[.$H$26]*[.A372]^3*[.C372]^2+[.$H$27]*[.A372]^4*[.C372]^2+[.$H$28]*[.A372]^5*[.C372]^2+[.$H$29]*[.A372]^6*[.C372]^2+[.$H$30]*[.C372]^3+[.$H$31]*[.A372]*[.C372]^3+[.$H$32]*[.A372]^2*[.C372]^3+[.$H$33]*[.A372]^3*[.C372]^3+[.$H$34]*[.A372]^4*[.C372]^3+[.$H$35]*[.A372]^5*[.C372]^3+[.$H$36]*[.A372]^6*[.C372]^3+[.$H$37]*[.C372]^4+[.$H$38]*[.A372]*[.C372]^4+[.$H$39]*[.A372]^2*[.C372]^4+[.$H$40]*[.A372]^3*[.C372]^4+[.$H$41]*[.A372]^4*[.C372]^4+[.$H$42]*[.A372]^5*[.C372]^4+[.$H$43]*[.A372]^6*[.C372]^4+[.$H$44]*[.C372]^5+[.$H$45]*[.A372]*[.C372]^5+[.$H$46]*[.A372]^2*[.C372]^5+[.$H$47]*[.A372]^3*[.C372]^5+[.$H$48]*[.A372]^4*[.C372]^5+[.$H$49]*[.A372]^5*[.C372]^5+[.$H$50]*[.A372]^6*[.C372]^5+[.$H$51]*[.C372]^6+[.$H$52]*[.A372]*[.C372]^6+[.$H$53]*[.A372]^2*[.C372]^6+[.$H$54]*[.A372]^3*[.C372]^6+[.$H$55]*[.A372]^4*[.C372]^6+[.$H$56]*[.A372]^5*[.C372]^6+[.$H$57]*[.A372]^6*[.C372]^6" office:value-type="float" office:value="0.000160742196174069">
            <text:p>1.6074E-04</text:p>
          </table:table-cell>
          <table:table-cell table:number-columns-repeated="4"/>
          <table:table-cell office:value-type="float" office:value="0.8">
            <text:p>0.80</text:p>
          </table:table-cell>
          <table:table-cell office:value-type="float" office:value="0.000160742196169988">
            <text:p>0.0001607422</text:p>
          </table:table-cell>
          <table:table-cell table:formula="of:=[.K372]-[.E372]" office:value-type="float" office:value="-4.08009672055176E-015">
            <text:p>-0</text:p>
          </table:table-cell>
          <table:table-cell table:formula="of:=100*([.K372]-[.D372])/[.D372]" office:value-type="float" office:value="-147.110842957206">
            <text:p>-147.1108429572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97949404518309">
            <text:p>0.0002979494</text:p>
          </table:table-cell>
          <table:table-cell table:formula="of:=100*([.P372]-[.D372])/[.D372]" office:value-type="float" office:value="-187.323975532916">
            <text:p>-187.3239755329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547969700727009">
            <text:p>-0.0547969701</text:p>
          </table:table-cell>
          <table:table-cell office:value-type="float" office:value="0.043848549952869">
            <text:p>0.04384855</text:p>
          </table:table-cell>
          <table:table-cell office:value-type="float" office:value="-0.0986455200255699">
            <text:p>-0.0986455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2.5">
            <text:p>22.5</text:p>
          </table:table-cell>
          <table:table-cell table:formula="of:=1.01325*[.B373]" office:value-type="float" office:value="22.798125">
            <text:p>22.798125</text:p>
          </table:table-cell>
          <table:table-cell office:value-type="float" office:value="-0.0005494">
            <text:p>-5.4940E-04</text:p>
          </table:table-cell>
          <table:table-cell table:formula="of:=[.$H$9]+[.$H$10]*[.A373]+[.$H$11]*[.A373]^2+[.$H$12]*[.A373]^3+[.$H$13]*[.A373]^4+[.$H$14]*[.A373]^5+[.$H$15]*[.A373]^6+[.$H$16]*[.C373]+[.$H$17]*[.A373]*[.C373]+[.$H$18]*[.A373]^2*[.C373]+[.$H$19]*[.A373]^3*[.C373]+[.$H$20]*[.A373]^4*[.C373]+[.$H$21]*[.A373]^5*[.C373]+[.$H$22]*[.A373]^6*[.C373]+[.$H$23]*[.C373]^2+[.$H$24]*[.A373]*[.C373]^2+[.$H$25]*[.A373]^2*[.C373]^2+[.$H$26]*[.A373]^3*[.C373]^2+[.$H$27]*[.A373]^4*[.C373]^2+[.$H$28]*[.A373]^5*[.C373]^2+[.$H$29]*[.A373]^6*[.C373]^2+[.$H$30]*[.C373]^3+[.$H$31]*[.A373]*[.C373]^3+[.$H$32]*[.A373]^2*[.C373]^3+[.$H$33]*[.A373]^3*[.C373]^3+[.$H$34]*[.A373]^4*[.C373]^3+[.$H$35]*[.A373]^5*[.C373]^3+[.$H$36]*[.A373]^6*[.C373]^3+[.$H$37]*[.C373]^4+[.$H$38]*[.A373]*[.C373]^4+[.$H$39]*[.A373]^2*[.C373]^4+[.$H$40]*[.A373]^3*[.C373]^4+[.$H$41]*[.A373]^4*[.C373]^4+[.$H$42]*[.A373]^5*[.C373]^4+[.$H$43]*[.A373]^6*[.C373]^4+[.$H$44]*[.C373]^5+[.$H$45]*[.A373]*[.C373]^5+[.$H$46]*[.A373]^2*[.C373]^5+[.$H$47]*[.A373]^3*[.C373]^5+[.$H$48]*[.A373]^4*[.C373]^5+[.$H$49]*[.A373]^5*[.C373]^5+[.$H$50]*[.A373]^6*[.C373]^5+[.$H$51]*[.C373]^6+[.$H$52]*[.A373]*[.C373]^6+[.$H$53]*[.A373]^2*[.C373]^6+[.$H$54]*[.A373]^3*[.C373]^6+[.$H$55]*[.A373]^4*[.C373]^6+[.$H$56]*[.A373]^5*[.C373]^6+[.$H$57]*[.A373]^6*[.C373]^6" office:value-type="float" office:value="0.0000391221975312161">
            <text:p>3.9122E-05</text:p>
          </table:table-cell>
          <table:table-cell table:number-columns-repeated="4"/>
          <table:table-cell office:value-type="float" office:value="0.85">
            <text:p>0.85</text:p>
          </table:table-cell>
          <table:table-cell table:style-name="ce7" office:value-type="string">
            <text:p>3.912219752816304e-05</text:p>
          </table:table-cell>
          <table:table-cell table:formula="of:=[.K373]-[.E373]" office:value-type="float" office:value="-3.05311331771918E-015">
            <text:p>-0</text:p>
          </table:table-cell>
          <table:table-cell table:formula="of:=100*([.K373]-[.D373])/[.D373]" office:value-type="float" office:value="-107.120895072472">
            <text:p>-107.120895072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87899338686458">
            <text:p>0.0002878993</text:p>
          </table:table-cell>
          <table:table-cell table:formula="of:=100*([.P373]-[.D373])/[.D373]" office:value-type="float" office:value="-152.402500670997">
            <text:p>-152.402500671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698877202241981">
            <text:p>-0.0698877202</text:p>
          </table:table-cell>
          <table:table-cell office:value-type="float" office:value="0.0497103221388182">
            <text:p>0.0497103221</text:p>
          </table:table-cell>
          <table:table-cell office:value-type="float" office:value="-0.119598042363016">
            <text:p>-0.1195980424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2.5">
            <text:p>22.5</text:p>
          </table:table-cell>
          <table:table-cell table:formula="of:=1.01325*[.B374]" office:value-type="float" office:value="22.798125">
            <text:p>22.798125</text:p>
          </table:table-cell>
          <table:table-cell office:value-type="float" office:value="-0.0008463">
            <text:p>-8.4630E-04</text:p>
          </table:table-cell>
          <table:table-cell table:formula="of:=[.$H$9]+[.$H$10]*[.A374]+[.$H$11]*[.A374]^2+[.$H$12]*[.A374]^3+[.$H$13]*[.A374]^4+[.$H$14]*[.A374]^5+[.$H$15]*[.A374]^6+[.$H$16]*[.C374]+[.$H$17]*[.A374]*[.C374]+[.$H$18]*[.A374]^2*[.C374]+[.$H$19]*[.A374]^3*[.C374]+[.$H$20]*[.A374]^4*[.C374]+[.$H$21]*[.A374]^5*[.C374]+[.$H$22]*[.A374]^6*[.C374]+[.$H$23]*[.C374]^2+[.$H$24]*[.A374]*[.C374]^2+[.$H$25]*[.A374]^2*[.C374]^2+[.$H$26]*[.A374]^3*[.C374]^2+[.$H$27]*[.A374]^4*[.C374]^2+[.$H$28]*[.A374]^5*[.C374]^2+[.$H$29]*[.A374]^6*[.C374]^2+[.$H$30]*[.C374]^3+[.$H$31]*[.A374]*[.C374]^3+[.$H$32]*[.A374]^2*[.C374]^3+[.$H$33]*[.A374]^3*[.C374]^3+[.$H$34]*[.A374]^4*[.C374]^3+[.$H$35]*[.A374]^5*[.C374]^3+[.$H$36]*[.A374]^6*[.C374]^3+[.$H$37]*[.C374]^4+[.$H$38]*[.A374]*[.C374]^4+[.$H$39]*[.A374]^2*[.C374]^4+[.$H$40]*[.A374]^3*[.C374]^4+[.$H$41]*[.A374]^4*[.C374]^4+[.$H$42]*[.A374]^5*[.C374]^4+[.$H$43]*[.A374]^6*[.C374]^4+[.$H$44]*[.C374]^5+[.$H$45]*[.A374]*[.C374]^5+[.$H$46]*[.A374]^2*[.C374]^5+[.$H$47]*[.A374]^3*[.C374]^5+[.$H$48]*[.A374]^4*[.C374]^5+[.$H$49]*[.A374]^5*[.C374]^5+[.$H$50]*[.A374]^6*[.C374]^5+[.$H$51]*[.C374]^6+[.$H$52]*[.A374]*[.C374]^6+[.$H$53]*[.A374]^2*[.C374]^6+[.$H$54]*[.A374]^3*[.C374]^6+[.$H$55]*[.A374]^4*[.C374]^6+[.$H$56]*[.A374]^5*[.C374]^6+[.$H$57]*[.A374]^6*[.C374]^6" office:value-type="float" office:value="-0.000225714344664063">
            <text:p>-2.2571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225714344662731">
            <text:p>-0.0002257143</text:p>
          </table:table-cell>
          <table:table-cell table:formula="of:=[.K374]-[.E374]" office:value-type="float" office:value="1.33224052449588E-015">
            <text:p>0</text:p>
          </table:table-cell>
          <table:table-cell table:formula="of:=100*([.K374]-[.D374])/[.D374]" office:value-type="float" office:value="-73.3292751196112">
            <text:p>-73.32927511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366748530658856">
            <text:p>0.0003667485</text:p>
          </table:table-cell>
          <table:table-cell table:formula="of:=100*([.P374]-[.D374])/[.D374]" office:value-type="float" office:value="-143.335522942084">
            <text:p>-143.3355229421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0893716175342263">
            <text:p>-0.0893716175</text:p>
          </table:table-cell>
          <table:table-cell office:value-type="float" office:value="0.0560408517727267">
            <text:p>0.0560408518</text:p>
          </table:table-cell>
          <table:table-cell office:value-type="float" office:value="-0.145412469306953">
            <text:p>-0.1454124693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2.5">
            <text:p>22.5</text:p>
          </table:table-cell>
          <table:table-cell table:formula="of:=1.01325*[.B375]" office:value-type="float" office:value="22.798125">
            <text:p>22.798125</text:p>
          </table:table-cell>
          <table:table-cell office:value-type="float" office:value="-0.001234">
            <text:p>-1.2340E-03</text:p>
          </table:table-cell>
          <table:table-cell table:formula="of:=[.$H$9]+[.$H$10]*[.A375]+[.$H$11]*[.A375]^2+[.$H$12]*[.A375]^3+[.$H$13]*[.A375]^4+[.$H$14]*[.A375]^5+[.$H$15]*[.A375]^6+[.$H$16]*[.C375]+[.$H$17]*[.A375]*[.C375]+[.$H$18]*[.A375]^2*[.C375]+[.$H$19]*[.A375]^3*[.C375]+[.$H$20]*[.A375]^4*[.C375]+[.$H$21]*[.A375]^5*[.C375]+[.$H$22]*[.A375]^6*[.C375]+[.$H$23]*[.C375]^2+[.$H$24]*[.A375]*[.C375]^2+[.$H$25]*[.A375]^2*[.C375]^2+[.$H$26]*[.A375]^3*[.C375]^2+[.$H$27]*[.A375]^4*[.C375]^2+[.$H$28]*[.A375]^5*[.C375]^2+[.$H$29]*[.A375]^6*[.C375]^2+[.$H$30]*[.C375]^3+[.$H$31]*[.A375]*[.C375]^3+[.$H$32]*[.A375]^2*[.C375]^3+[.$H$33]*[.A375]^3*[.C375]^3+[.$H$34]*[.A375]^4*[.C375]^3+[.$H$35]*[.A375]^5*[.C375]^3+[.$H$36]*[.A375]^6*[.C375]^3+[.$H$37]*[.C375]^4+[.$H$38]*[.A375]*[.C375]^4+[.$H$39]*[.A375]^2*[.C375]^4+[.$H$40]*[.A375]^3*[.C375]^4+[.$H$41]*[.A375]^4*[.C375]^4+[.$H$42]*[.A375]^5*[.C375]^4+[.$H$43]*[.A375]^6*[.C375]^4+[.$H$44]*[.C375]^5+[.$H$45]*[.A375]*[.C375]^5+[.$H$46]*[.A375]^2*[.C375]^5+[.$H$47]*[.A375]^3*[.C375]^5+[.$H$48]*[.A375]^4*[.C375]^5+[.$H$49]*[.A375]^5*[.C375]^5+[.$H$50]*[.A375]^6*[.C375]^5+[.$H$51]*[.C375]^6+[.$H$52]*[.A375]*[.C375]^6+[.$H$53]*[.A375]^2*[.C375]^6+[.$H$54]*[.A375]^3*[.C375]^6+[.$H$55]*[.A375]^4*[.C375]^6+[.$H$56]*[.A375]^5*[.C375]^6+[.$H$57]*[.A375]^6*[.C375]^6" office:value-type="float" office:value="-0.000645659888898198">
            <text:p>-6.4566E-04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0645659888913075">
            <text:p>-0.0006456599</text:p>
          </table:table-cell>
          <table:table-cell table:formula="of:=[.K375]-[.E375]" office:value-type="float" office:value="-0.0000000000000148769885299771">
            <text:p>-0</text:p>
          </table:table-cell>
          <table:table-cell table:formula="of:=100*([.K375]-[.D375])/[.D375]" office:value-type="float" office:value="-47.6774806391349">
            <text:p>-47.67748063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559161860890816">
            <text:p>0.0005591619</text:p>
          </table:table-cell>
          <table:table-cell table:formula="of:=100*([.P375]-[.D375])/[.D375]" office:value-type="float" office:value="-145.312954691314">
            <text:p>-145.3129546913</text:p>
          </table:table-cell>
          <table:table-cell/>
          <table:table-cell office:value-type="float" office:value="2">
            <text:p>2.00</text:p>
          </table:table-cell>
          <table:table-cell office:value-type="float" office:value="-0.114292394500826">
            <text:p>-0.1142923945</text:p>
          </table:table-cell>
          <table:table-cell office:value-type="float" office:value="0.0628497545055054">
            <text:p>0.0628497545</text:p>
          </table:table-cell>
          <table:table-cell office:value-type="float" office:value="-0.177142149006331">
            <text:p>-0.177142149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2.5">
            <text:p>22.5</text:p>
          </table:table-cell>
          <table:table-cell table:formula="of:=1.01325*[.B376]" office:value-type="float" office:value="22.798125">
            <text:p>22.798125</text:p>
          </table:table-cell>
          <table:table-cell office:value-type="float" office:value="-0.001679">
            <text:p>-1.6790E-03</text:p>
          </table:table-cell>
          <table:table-cell table:formula="of:=[.$H$9]+[.$H$10]*[.A376]+[.$H$11]*[.A376]^2+[.$H$12]*[.A376]^3+[.$H$13]*[.A376]^4+[.$H$14]*[.A376]^5+[.$H$15]*[.A376]^6+[.$H$16]*[.C376]+[.$H$17]*[.A376]*[.C376]+[.$H$18]*[.A376]^2*[.C376]+[.$H$19]*[.A376]^3*[.C376]+[.$H$20]*[.A376]^4*[.C376]+[.$H$21]*[.A376]^5*[.C376]+[.$H$22]*[.A376]^6*[.C376]+[.$H$23]*[.C376]^2+[.$H$24]*[.A376]*[.C376]^2+[.$H$25]*[.A376]^2*[.C376]^2+[.$H$26]*[.A376]^3*[.C376]^2+[.$H$27]*[.A376]^4*[.C376]^2+[.$H$28]*[.A376]^5*[.C376]^2+[.$H$29]*[.A376]^6*[.C376]^2+[.$H$30]*[.C376]^3+[.$H$31]*[.A376]*[.C376]^3+[.$H$32]*[.A376]^2*[.C376]^3+[.$H$33]*[.A376]^3*[.C376]^3+[.$H$34]*[.A376]^4*[.C376]^3+[.$H$35]*[.A376]^5*[.C376]^3+[.$H$36]*[.A376]^6*[.C376]^3+[.$H$37]*[.C376]^4+[.$H$38]*[.A376]*[.C376]^4+[.$H$39]*[.A376]^2*[.C376]^4+[.$H$40]*[.A376]^3*[.C376]^4+[.$H$41]*[.A376]^4*[.C376]^4+[.$H$42]*[.A376]^5*[.C376]^4+[.$H$43]*[.A376]^6*[.C376]^4+[.$H$44]*[.C376]^5+[.$H$45]*[.A376]*[.C376]^5+[.$H$46]*[.A376]^2*[.C376]^5+[.$H$47]*[.A376]^3*[.C376]^5+[.$H$48]*[.A376]^4*[.C376]^5+[.$H$49]*[.A376]^5*[.C376]^5+[.$H$50]*[.A376]^6*[.C376]^5+[.$H$51]*[.C376]^6+[.$H$52]*[.A376]*[.C376]^6+[.$H$53]*[.A376]^2*[.C376]^6+[.$H$54]*[.A376]^3*[.C376]^6+[.$H$55]*[.A376]^4*[.C376]^6+[.$H$56]*[.A376]^5*[.C376]^6+[.$H$57]*[.A376]^6*[.C376]^6" office:value-type="float" office:value="-0.00122362868972559">
            <text:p>-1.2236E-0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12236286897358">
            <text:p>-0.0012236287</text:p>
          </table:table-cell>
          <table:table-cell table:formula="of:=[.K376]-[.E376]" office:value-type="float" office:value="-0.0000000000000102144855074204">
            <text:p>-0</text:p>
          </table:table-cell>
          <table:table-cell table:formula="of:=100*([.K376]-[.D376])/[.D376]" office:value-type="float" office:value="-27.1215789317569">
            <text:p>-27.1215789318</text:p>
          </table:table-cell>
          <table:table-cell/>
          <table:table-cell office:value-type="float" office:value="1">
            <text:p>1.00</text:p>
          </table:table-cell>
          <table:table-cell office:value-type="float" office:value="0.000889793663273691">
            <text:p>0.0008897937</text:p>
          </table:table-cell>
          <table:table-cell table:formula="of:=100*([.P376]-[.D376])/[.D376]" office:value-type="float" office:value="-152.995453440958">
            <text:p>-152.995453441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145865546821657">
            <text:p>-0.1458655468</text:p>
          </table:table-cell>
          <table:table-cell office:value-type="float" office:value="0.0701448222175957">
            <text:p>0.0701448222</text:p>
          </table:table-cell>
          <table:table-cell office:value-type="float" office:value="-0.216010369039253">
            <text:p>-0.21601036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2.5">
            <text:p>22.5</text:p>
          </table:table-cell>
          <table:table-cell table:formula="of:=1.01325*[.B377]" office:value-type="float" office:value="22.798125">
            <text:p>22.798125</text:p>
          </table:table-cell>
          <table:table-cell office:value-type="float" office:value="-0.002176">
            <text:p>-2.1760E-03</text:p>
          </table:table-cell>
          <table:table-cell table:formula="of:=[.$H$9]+[.$H$10]*[.A377]+[.$H$11]*[.A377]^2+[.$H$12]*[.A377]^3+[.$H$13]*[.A377]^4+[.$H$14]*[.A377]^5+[.$H$15]*[.A377]^6+[.$H$16]*[.C377]+[.$H$17]*[.A377]*[.C377]+[.$H$18]*[.A377]^2*[.C377]+[.$H$19]*[.A377]^3*[.C377]+[.$H$20]*[.A377]^4*[.C377]+[.$H$21]*[.A377]^5*[.C377]+[.$H$22]*[.A377]^6*[.C377]+[.$H$23]*[.C377]^2+[.$H$24]*[.A377]*[.C377]^2+[.$H$25]*[.A377]^2*[.C377]^2+[.$H$26]*[.A377]^3*[.C377]^2+[.$H$27]*[.A377]^4*[.C377]^2+[.$H$28]*[.A377]^5*[.C377]^2+[.$H$29]*[.A377]^6*[.C377]^2+[.$H$30]*[.C377]^3+[.$H$31]*[.A377]*[.C377]^3+[.$H$32]*[.A377]^2*[.C377]^3+[.$H$33]*[.A377]^3*[.C377]^3+[.$H$34]*[.A377]^4*[.C377]^3+[.$H$35]*[.A377]^5*[.C377]^3+[.$H$36]*[.A377]^6*[.C377]^3+[.$H$37]*[.C377]^4+[.$H$38]*[.A377]*[.C377]^4+[.$H$39]*[.A377]^2*[.C377]^4+[.$H$40]*[.A377]^3*[.C377]^4+[.$H$41]*[.A377]^4*[.C377]^4+[.$H$42]*[.A377]^5*[.C377]^4+[.$H$43]*[.A377]^6*[.C377]^4+[.$H$44]*[.C377]^5+[.$H$45]*[.A377]*[.C377]^5+[.$H$46]*[.A377]^2*[.C377]^5+[.$H$47]*[.A377]^3*[.C377]^5+[.$H$48]*[.A377]^4*[.C377]^5+[.$H$49]*[.A377]^5*[.C377]^5+[.$H$50]*[.A377]^6*[.C377]^5+[.$H$51]*[.C377]^6+[.$H$52]*[.A377]*[.C377]^6+[.$H$53]*[.A377]^2*[.C377]^6+[.$H$54]*[.A377]^3*[.C377]^6+[.$H$55]*[.A377]^4*[.C377]^6+[.$H$56]*[.A377]^5*[.C377]^6+[.$H$57]*[.A377]^6*[.C377]^6" office:value-type="float" office:value="-0.00195475634071951">
            <text:p>-1.9548E-0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195475634077102">
            <text:p>-0.0019547563</text:p>
          </table:table-cell>
          <table:table-cell table:formula="of:=[.K377]-[.E377]" office:value-type="float" office:value="-0.0000000000000515139146617383">
            <text:p>-0</text:p>
          </table:table-cell>
          <table:table-cell table:formula="of:=100*([.K377]-[.D377])/[.D377]" office:value-type="float" office:value="-10.167447574861">
            <text:p>-10.1674475749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13832760409237">
            <text:p>0.001383276</text:p>
          </table:table-cell>
          <table:table-cell table:formula="of:=100*([.P377]-[.D377])/[.D377]" office:value-type="float" office:value="-163.569670998332">
            <text:p>-163.5696709983</text:p>
          </table:table-cell>
          <table:table-cell/>
          <table:table-cell office:value-type="float" office:value="2.1">
            <text:p>2.10</text:p>
          </table:table-cell>
          <table:table-cell office:value-type="float" office:value="-0.18549542376628">
            <text:p>-0.1854954238</text:p>
          </table:table-cell>
          <table:table-cell office:value-type="float" office:value="0.077931857853843">
            <text:p>0.0779318579</text:p>
          </table:table-cell>
          <table:table-cell office:value-type="float" office:value="-0.263427281620123">
            <text:p>-0.2634272816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2.5">
            <text:p>22.5</text:p>
          </table:table-cell>
          <table:table-cell table:formula="of:=1.01325*[.B378]" office:value-type="float" office:value="22.798125">
            <text:p>22.798125</text:p>
          </table:table-cell>
          <table:table-cell office:value-type="float" office:value="-0.0002908">
            <text:p>-2.9080E-04</text:p>
          </table:table-cell>
          <table:table-cell table:formula="of:=[.$H$9]+[.$H$10]*[.A378]+[.$H$11]*[.A378]^2+[.$H$12]*[.A378]^3+[.$H$13]*[.A378]^4+[.$H$14]*[.A378]^5+[.$H$15]*[.A378]^6+[.$H$16]*[.C378]+[.$H$17]*[.A378]*[.C378]+[.$H$18]*[.A378]^2*[.C378]+[.$H$19]*[.A378]^3*[.C378]+[.$H$20]*[.A378]^4*[.C378]+[.$H$21]*[.A378]^5*[.C378]+[.$H$22]*[.A378]^6*[.C378]+[.$H$23]*[.C378]^2+[.$H$24]*[.A378]*[.C378]^2+[.$H$25]*[.A378]^2*[.C378]^2+[.$H$26]*[.A378]^3*[.C378]^2+[.$H$27]*[.A378]^4*[.C378]^2+[.$H$28]*[.A378]^5*[.C378]^2+[.$H$29]*[.A378]^6*[.C378]^2+[.$H$30]*[.C378]^3+[.$H$31]*[.A378]*[.C378]^3+[.$H$32]*[.A378]^2*[.C378]^3+[.$H$33]*[.A378]^3*[.C378]^3+[.$H$34]*[.A378]^4*[.C378]^3+[.$H$35]*[.A378]^5*[.C378]^3+[.$H$36]*[.A378]^6*[.C378]^3+[.$H$37]*[.C378]^4+[.$H$38]*[.A378]*[.C378]^4+[.$H$39]*[.A378]^2*[.C378]^4+[.$H$40]*[.A378]^3*[.C378]^4+[.$H$41]*[.A378]^4*[.C378]^4+[.$H$42]*[.A378]^5*[.C378]^4+[.$H$43]*[.A378]^6*[.C378]^4+[.$H$44]*[.C378]^5+[.$H$45]*[.A378]*[.C378]^5+[.$H$46]*[.A378]^2*[.C378]^5+[.$H$47]*[.A378]^3*[.C378]^5+[.$H$48]*[.A378]^4*[.C378]^5+[.$H$49]*[.A378]^5*[.C378]^5+[.$H$50]*[.A378]^6*[.C378]^5+[.$H$51]*[.C378]^6+[.$H$52]*[.A378]*[.C378]^6+[.$H$53]*[.A378]^2*[.C378]^6+[.$H$54]*[.A378]^3*[.C378]^6+[.$H$55]*[.A378]^4*[.C378]^6+[.$H$56]*[.A378]^5*[.C378]^6+[.$H$57]*[.A378]^6*[.C378]^6" office:value-type="float" office:value="-0.00282854763977269">
            <text:p>-2.8285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282854763977358">
            <text:p>-0.0028285476</text:p>
          </table:table-cell>
          <table:table-cell table:formula="of:=[.K378]-[.E378]" office:value-type="float" office:value="-8.88178419700125E-016">
            <text:p>-0</text:p>
          </table:table-cell>
          <table:table-cell table:formula="of:=100*([.K378]-[.D378])/[.D378]" office:value-type="float" office:value="872.678005424203">
            <text:p>872.6780054242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206420122610856">
            <text:p>0.0020642012</text:p>
          </table:table-cell>
          <table:table-cell table:formula="of:=100*([.P378]-[.D378])/[.D378]" office:value-type="float" office:value="-809.835359734719">
            <text:p>-809.8353597347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598609780312624">
            <text:p>-0.0005986098</text:p>
          </table:table-cell>
          <table:table-cell office:value-type="float" office:value="-0.00404357432990525">
            <text:p>-0.0040435743</text:p>
          </table:table-cell>
          <table:table-cell office:value-type="float" office:value="0.00344496454959263">
            <text:p>0.0034449645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2.5">
            <text:p>22.5</text:p>
          </table:table-cell>
          <table:table-cell table:formula="of:=1.01325*[.B379]" office:value-type="float" office:value="22.798125">
            <text:p>22.798125</text:p>
          </table:table-cell>
          <table:table-cell office:value-type="float" office:value="-0.003656">
            <text:p>-3.6560E-03</text:p>
          </table:table-cell>
          <table:table-cell table:formula="of:=[.$H$9]+[.$H$10]*[.A379]+[.$H$11]*[.A379]^2+[.$H$12]*[.A379]^3+[.$H$13]*[.A379]^4+[.$H$14]*[.A379]^5+[.$H$15]*[.A379]^6+[.$H$16]*[.C379]+[.$H$17]*[.A379]*[.C379]+[.$H$18]*[.A379]^2*[.C379]+[.$H$19]*[.A379]^3*[.C379]+[.$H$20]*[.A379]^4*[.C379]+[.$H$21]*[.A379]^5*[.C379]+[.$H$22]*[.A379]^6*[.C379]+[.$H$23]*[.C379]^2+[.$H$24]*[.A379]*[.C379]^2+[.$H$25]*[.A379]^2*[.C379]^2+[.$H$26]*[.A379]^3*[.C379]^2+[.$H$27]*[.A379]^4*[.C379]^2+[.$H$28]*[.A379]^5*[.C379]^2+[.$H$29]*[.A379]^6*[.C379]^2+[.$H$30]*[.C379]^3+[.$H$31]*[.A379]*[.C379]^3+[.$H$32]*[.A379]^2*[.C379]^3+[.$H$33]*[.A379]^3*[.C379]^3+[.$H$34]*[.A379]^4*[.C379]^3+[.$H$35]*[.A379]^5*[.C379]^3+[.$H$36]*[.A379]^6*[.C379]^3+[.$H$37]*[.C379]^4+[.$H$38]*[.A379]*[.C379]^4+[.$H$39]*[.A379]^2*[.C379]^4+[.$H$40]*[.A379]^3*[.C379]^4+[.$H$41]*[.A379]^4*[.C379]^4+[.$H$42]*[.A379]^5*[.C379]^4+[.$H$43]*[.A379]^6*[.C379]^4+[.$H$44]*[.C379]^5+[.$H$45]*[.A379]*[.C379]^5+[.$H$46]*[.A379]^2*[.C379]^5+[.$H$47]*[.A379]^3*[.C379]^5+[.$H$48]*[.A379]^4*[.C379]^5+[.$H$49]*[.A379]^5*[.C379]^5+[.$H$50]*[.A379]^6*[.C379]^5+[.$H$51]*[.C379]^6+[.$H$52]*[.A379]*[.C379]^6+[.$H$53]*[.A379]^2*[.C379]^6+[.$H$54]*[.A379]^3*[.C379]^6+[.$H$55]*[.A379]^4*[.C379]^6+[.$H$56]*[.A379]^5*[.C379]^6+[.$H$57]*[.A379]^6*[.C379]^6" office:value-type="float" office:value="-0.00383197277667535">
            <text:p>-3.8320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383197277669911">
            <text:p>-0.0038319728</text:p>
          </table:table-cell>
          <table:table-cell table:formula="of:=[.K379]-[.E379]" office:value-type="float" office:value="-0.0000000000000237592064078473">
            <text:p>-0</text:p>
          </table:table-cell>
          <table:table-cell table:formula="of:=100*([.K379]-[.D379])/[.D379]" office:value-type="float" office:value="4.81325975654024">
            <text:p>4.8132597565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295709693820588">
            <text:p>0.0029570969</text:p>
          </table:table-cell>
          <table:table-cell table:formula="of:=100*([.P379]-[.D379])/[.D379]" office:value-type="float" office:value="-180.88339546515">
            <text:p>-180.883395465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278612853820967">
            <text:p>0.0002786129</text:p>
          </table:table-cell>
          <table:table-cell office:value-type="float" office:value="-0.00270807811392134">
            <text:p>-0.0027080781</text:p>
          </table:table-cell>
          <table:table-cell office:value-type="float" office:value="0.00298669096774231">
            <text:p>0.002986691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2.5">
            <text:p>22.5</text:p>
          </table:table-cell>
          <table:table-cell table:formula="of:=1.01325*[.B380]" office:value-type="float" office:value="22.798125">
            <text:p>22.798125</text:p>
          </table:table-cell>
          <table:table-cell office:value-type="float" office:value="-0.004716">
            <text:p>-4.7160E-03</text:p>
          </table:table-cell>
          <table:table-cell table:formula="of:=[.$H$9]+[.$H$10]*[.A380]+[.$H$11]*[.A380]^2+[.$H$12]*[.A380]^3+[.$H$13]*[.A380]^4+[.$H$14]*[.A380]^5+[.$H$15]*[.A380]^6+[.$H$16]*[.C380]+[.$H$17]*[.A380]*[.C380]+[.$H$18]*[.A380]^2*[.C380]+[.$H$19]*[.A380]^3*[.C380]+[.$H$20]*[.A380]^4*[.C380]+[.$H$21]*[.A380]^5*[.C380]+[.$H$22]*[.A380]^6*[.C380]+[.$H$23]*[.C380]^2+[.$H$24]*[.A380]*[.C380]^2+[.$H$25]*[.A380]^2*[.C380]^2+[.$H$26]*[.A380]^3*[.C380]^2+[.$H$27]*[.A380]^4*[.C380]^2+[.$H$28]*[.A380]^5*[.C380]^2+[.$H$29]*[.A380]^6*[.C380]^2+[.$H$30]*[.C380]^3+[.$H$31]*[.A380]*[.C380]^3+[.$H$32]*[.A380]^2*[.C380]^3+[.$H$33]*[.A380]^3*[.C380]^3+[.$H$34]*[.A380]^4*[.C380]^3+[.$H$35]*[.A380]^5*[.C380]^3+[.$H$36]*[.A380]^6*[.C380]^3+[.$H$37]*[.C380]^4+[.$H$38]*[.A380]*[.C380]^4+[.$H$39]*[.A380]^2*[.C380]^4+[.$H$40]*[.A380]^3*[.C380]^4+[.$H$41]*[.A380]^4*[.C380]^4+[.$H$42]*[.A380]^5*[.C380]^4+[.$H$43]*[.A380]^6*[.C380]^4+[.$H$44]*[.C380]^5+[.$H$45]*[.A380]*[.C380]^5+[.$H$46]*[.A380]^2*[.C380]^5+[.$H$47]*[.A380]^3*[.C380]^5+[.$H$48]*[.A380]^4*[.C380]^5+[.$H$49]*[.A380]^5*[.C380]^5+[.$H$50]*[.A380]^6*[.C380]^5+[.$H$51]*[.C380]^6+[.$H$52]*[.A380]*[.C380]^6+[.$H$53]*[.A380]^2*[.C380]^6+[.$H$54]*[.A380]^3*[.C380]^6+[.$H$55]*[.A380]^4*[.C380]^6+[.$H$56]*[.A380]^5*[.C380]^6+[.$H$57]*[.A380]^6*[.C380]^6" office:value-type="float" office:value="-0.00495351184309278">
            <text:p>-4.9535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495351184306836">
            <text:p>-0.0049535118</text:p>
          </table:table-cell>
          <table:table-cell table:formula="of:=[.K380]-[.E380]" office:value-type="float" office:value="0.0000000000000244240391800155">
            <text:p>0</text:p>
          </table:table-cell>
          <table:table-cell table:formula="of:=100*([.K380]-[.D380])/[.D380]" office:value-type="float" office:value="5.03629862316285">
            <text:p>5.0362986232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408639371172446">
            <text:p>0.0040863937</text:p>
          </table:table-cell>
          <table:table-cell table:formula="of:=100*([.P380]-[.D380])/[.D380]" office:value-type="float" office:value="-186.649569799077">
            <text:p>-186.6495697991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536561717402067">
            <text:p>0.0005365617</text:p>
          </table:table-cell>
          <table:table-cell office:value-type="float" office:value="-0.00162863087327808">
            <text:p>-0.0016286309</text:p>
          </table:table-cell>
          <table:table-cell office:value-type="float" office:value="0.00216519259068015">
            <text:p>0.002165192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2.5">
            <text:p>22.5</text:p>
          </table:table-cell>
          <table:table-cell table:formula="of:=1.01325*[.B381]" office:value-type="float" office:value="22.798125">
            <text:p>22.798125</text:p>
          </table:table-cell>
          <table:table-cell office:value-type="float" office:value="-0.005922">
            <text:p>-5.9220E-03</text:p>
          </table:table-cell>
          <table:table-cell table:formula="of:=[.$H$9]+[.$H$10]*[.A381]+[.$H$11]*[.A381]^2+[.$H$12]*[.A381]^3+[.$H$13]*[.A381]^4+[.$H$14]*[.A381]^5+[.$H$15]*[.A381]^6+[.$H$16]*[.C381]+[.$H$17]*[.A381]*[.C381]+[.$H$18]*[.A381]^2*[.C381]+[.$H$19]*[.A381]^3*[.C381]+[.$H$20]*[.A381]^4*[.C381]+[.$H$21]*[.A381]^5*[.C381]+[.$H$22]*[.A381]^6*[.C381]+[.$H$23]*[.C381]^2+[.$H$24]*[.A381]*[.C381]^2+[.$H$25]*[.A381]^2*[.C381]^2+[.$H$26]*[.A381]^3*[.C381]^2+[.$H$27]*[.A381]^4*[.C381]^2+[.$H$28]*[.A381]^5*[.C381]^2+[.$H$29]*[.A381]^6*[.C381]^2+[.$H$30]*[.C381]^3+[.$H$31]*[.A381]*[.C381]^3+[.$H$32]*[.A381]^2*[.C381]^3+[.$H$33]*[.A381]^3*[.C381]^3+[.$H$34]*[.A381]^4*[.C381]^3+[.$H$35]*[.A381]^5*[.C381]^3+[.$H$36]*[.A381]^6*[.C381]^3+[.$H$37]*[.C381]^4+[.$H$38]*[.A381]*[.C381]^4+[.$H$39]*[.A381]^2*[.C381]^4+[.$H$40]*[.A381]^3*[.C381]^4+[.$H$41]*[.A381]^4*[.C381]^4+[.$H$42]*[.A381]^5*[.C381]^4+[.$H$43]*[.A381]^6*[.C381]^4+[.$H$44]*[.C381]^5+[.$H$45]*[.A381]*[.C381]^5+[.$H$46]*[.A381]^2*[.C381]^5+[.$H$47]*[.A381]^3*[.C381]^5+[.$H$48]*[.A381]^4*[.C381]^5+[.$H$49]*[.A381]^5*[.C381]^5+[.$H$50]*[.A381]^6*[.C381]^5+[.$H$51]*[.C381]^6+[.$H$52]*[.A381]*[.C381]^6+[.$H$53]*[.A381]^2*[.C381]^6+[.$H$54]*[.A381]^3*[.C381]^6+[.$H$55]*[.A381]^4*[.C381]^6+[.$H$56]*[.A381]^5*[.C381]^6+[.$H$57]*[.A381]^6*[.C381]^6" office:value-type="float" office:value="-0.00618814766475007">
            <text:p>-6.1881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61881476647061">
            <text:p>-0.0061881477</text:p>
          </table:table-cell>
          <table:table-cell table:formula="of:=[.K381]-[.E381]" office:value-type="float" office:value="0.0000000000000439639644134182">
            <text:p>0</text:p>
          </table:table-cell>
          <table:table-cell table:formula="of:=100*([.K381]-[.D381])/[.D381]" office:value-type="float" office:value="4.49421926217667">
            <text:p>4.4942192622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547638319492951">
            <text:p>0.0054763832</text:p>
          </table:table-cell>
          <table:table-cell table:formula="of:=100*([.P381]-[.D381])/[.D381]" office:value-type="float" office:value="-192.475231255142">
            <text:p>-192.4752312551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442757984537317">
            <text:p>0.000442758</text:p>
          </table:table-cell>
          <table:table-cell office:value-type="float" office:value="-0.000780840197775121">
            <text:p>-0.0007808402</text:p>
          </table:table-cell>
          <table:table-cell office:value-type="float" office:value="0.00122359818231244">
            <text:p>0.0012235982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2.5">
            <text:p>22.5</text:p>
          </table:table-cell>
          <table:table-cell table:formula="of:=1.01325*[.B382]" office:value-type="float" office:value="22.798125">
            <text:p>22.798125</text:p>
          </table:table-cell>
          <table:table-cell office:value-type="float" office:value="-0.007377">
            <text:p>-7.3770E-03</text:p>
          </table:table-cell>
          <table:table-cell table:formula="of:=[.$H$9]+[.$H$10]*[.A382]+[.$H$11]*[.A382]^2+[.$H$12]*[.A382]^3+[.$H$13]*[.A382]^4+[.$H$14]*[.A382]^5+[.$H$15]*[.A382]^6+[.$H$16]*[.C382]+[.$H$17]*[.A382]*[.C382]+[.$H$18]*[.A382]^2*[.C382]+[.$H$19]*[.A382]^3*[.C382]+[.$H$20]*[.A382]^4*[.C382]+[.$H$21]*[.A382]^5*[.C382]+[.$H$22]*[.A382]^6*[.C382]+[.$H$23]*[.C382]^2+[.$H$24]*[.A382]*[.C382]^2+[.$H$25]*[.A382]^2*[.C382]^2+[.$H$26]*[.A382]^3*[.C382]^2+[.$H$27]*[.A382]^4*[.C382]^2+[.$H$28]*[.A382]^5*[.C382]^2+[.$H$29]*[.A382]^6*[.C382]^2+[.$H$30]*[.C382]^3+[.$H$31]*[.A382]*[.C382]^3+[.$H$32]*[.A382]^2*[.C382]^3+[.$H$33]*[.A382]^3*[.C382]^3+[.$H$34]*[.A382]^4*[.C382]^3+[.$H$35]*[.A382]^5*[.C382]^3+[.$H$36]*[.A382]^6*[.C382]^3+[.$H$37]*[.C382]^4+[.$H$38]*[.A382]*[.C382]^4+[.$H$39]*[.A382]^2*[.C382]^4+[.$H$40]*[.A382]^3*[.C382]^4+[.$H$41]*[.A382]^4*[.C382]^4+[.$H$42]*[.A382]^5*[.C382]^4+[.$H$43]*[.A382]^6*[.C382]^4+[.$H$44]*[.C382]^5+[.$H$45]*[.A382]*[.C382]^5+[.$H$46]*[.A382]^2*[.C382]^5+[.$H$47]*[.A382]^3*[.C382]^5+[.$H$48]*[.A382]^4*[.C382]^5+[.$H$49]*[.A382]^5*[.C382]^5+[.$H$50]*[.A382]^6*[.C382]^5+[.$H$51]*[.C382]^6+[.$H$52]*[.A382]*[.C382]^6+[.$H$53]*[.A382]^2*[.C382]^6+[.$H$54]*[.A382]^3*[.C382]^6+[.$H$55]*[.A382]^4*[.C382]^6+[.$H$56]*[.A382]^5*[.C382]^6+[.$H$57]*[.A382]^6*[.C382]^6" office:value-type="float" office:value="-0.00754330695617522">
            <text:p>-7.5433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754330695619387">
            <text:p>-0.007543307</text:p>
          </table:table-cell>
          <table:table-cell table:formula="of:=[.K382]-[.E382]" office:value-type="float" office:value="-0.0000000000000186526141754406">
            <text:p>-0</text:p>
          </table:table-cell>
          <table:table-cell table:formula="of:=100*([.K382]-[.D382])/[.D382]" office:value-type="float" office:value="2.25439821328283">
            <text:p>2.2543982133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715116646166529">
            <text:p>0.0071511665</text:p>
          </table:table-cell>
          <table:table-cell table:formula="of:=100*([.P382]-[.D382])/[.D382]" office:value-type="float" office:value="-196.938680516">
            <text:p>-196.938680516</text:p>
          </table:table-cell>
          <table:table-cell/>
          <table:table-cell office:value-type="float" office:value="0.3">
            <text:p>0.30</text:p>
          </table:table-cell>
          <table:table-cell office:value-type="float" office:value="0.00019092079115834">
            <text:p>0.0001909208</text:p>
          </table:table-cell>
          <table:table-cell office:value-type="float" office:value="-0.000140190856173558">
            <text:p>-0.0001401909</text:p>
          </table:table-cell>
          <table:table-cell office:value-type="float" office:value="0.000331111647331898">
            <text:p>0.0003311116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2.5">
            <text:p>22.5</text:p>
          </table:table-cell>
          <table:table-cell table:formula="of:=1.01325*[.B383]" office:value-type="float" office:value="22.798125">
            <text:p>22.798125</text:p>
          </table:table-cell>
          <table:table-cell office:value-type="float" office:value="-0.008883">
            <text:p>-8.8830E-03</text:p>
          </table:table-cell>
          <table:table-cell table:formula="of:=[.$H$9]+[.$H$10]*[.A383]+[.$H$11]*[.A383]^2+[.$H$12]*[.A383]^3+[.$H$13]*[.A383]^4+[.$H$14]*[.A383]^5+[.$H$15]*[.A383]^6+[.$H$16]*[.C383]+[.$H$17]*[.A383]*[.C383]+[.$H$18]*[.A383]^2*[.C383]+[.$H$19]*[.A383]^3*[.C383]+[.$H$20]*[.A383]^4*[.C383]+[.$H$21]*[.A383]^5*[.C383]+[.$H$22]*[.A383]^6*[.C383]+[.$H$23]*[.C383]^2+[.$H$24]*[.A383]*[.C383]^2+[.$H$25]*[.A383]^2*[.C383]^2+[.$H$26]*[.A383]^3*[.C383]^2+[.$H$27]*[.A383]^4*[.C383]^2+[.$H$28]*[.A383]^5*[.C383]^2+[.$H$29]*[.A383]^6*[.C383]^2+[.$H$30]*[.C383]^3+[.$H$31]*[.A383]*[.C383]^3+[.$H$32]*[.A383]^2*[.C383]^3+[.$H$33]*[.A383]^3*[.C383]^3+[.$H$34]*[.A383]^4*[.C383]^3+[.$H$35]*[.A383]^5*[.C383]^3+[.$H$36]*[.A383]^6*[.C383]^3+[.$H$37]*[.C383]^4+[.$H$38]*[.A383]*[.C383]^4+[.$H$39]*[.A383]^2*[.C383]^4+[.$H$40]*[.A383]^3*[.C383]^4+[.$H$41]*[.A383]^4*[.C383]^4+[.$H$42]*[.A383]^5*[.C383]^4+[.$H$43]*[.A383]^6*[.C383]^4+[.$H$44]*[.C383]^5+[.$H$45]*[.A383]*[.C383]^5+[.$H$46]*[.A383]^2*[.C383]^5+[.$H$47]*[.A383]^3*[.C383]^5+[.$H$48]*[.A383]^4*[.C383]^5+[.$H$49]*[.A383]^5*[.C383]^5+[.$H$50]*[.A383]^6*[.C383]^5+[.$H$51]*[.C383]^6+[.$H$52]*[.A383]*[.C383]^6+[.$H$53]*[.A383]^2*[.C383]^6+[.$H$54]*[.A383]^3*[.C383]^6+[.$H$55]*[.A383]^4*[.C383]^6+[.$H$56]*[.A383]^5*[.C383]^6+[.$H$57]*[.A383]^6*[.C383]^6" office:value-type="float" office:value="-0.00904574979738459">
            <text:p>-9.0457E-03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0904574979742545">
            <text:p>-0.0090457498</text:p>
          </table:table-cell>
          <table:table-cell table:formula="of:=[.K383]-[.E383]" office:value-type="float" office:value="-0.0000000000000408579420296817">
            <text:p>-0</text:p>
          </table:table-cell>
          <table:table-cell table:formula="of:=100*([.K383]-[.D383])/[.D383]" office:value-type="float" office:value="1.83214901976193">
            <text:p>1.8321490198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0913459143803848">
            <text:p>0.0091345914</text:p>
          </table:table-cell>
          <table:table-cell table:formula="of:=100*([.P383]-[.D383])/[.D383]" office:value-type="float" office:value="-202.832280063475">
            <text:p>-202.8322800635</text:p>
          </table:table-cell>
          <table:table-cell/>
          <table:table-cell office:value-type="float" office:value="0.35">
            <text:p>0.35</text:p>
          </table:table-cell>
          <table:table-cell table:style-name="ce7" office:value-type="string">
            <text:p>-8.695579545314053e-05</text:p>
          </table:table-cell>
          <table:table-cell office:value-type="float" office:value="0.000317915333420403">
            <text:p>0.0003179153</text:p>
          </table:table-cell>
          <table:table-cell office:value-type="float" office:value="-0.000404871128873544">
            <text:p>-0.0004048711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2.5">
            <text:p>22.5</text:p>
          </table:table-cell>
          <table:table-cell table:formula="of:=1.01325*[.B384]" office:value-type="float" office:value="22.798125">
            <text:p>22.798125</text:p>
          </table:table-cell>
          <table:table-cell office:value-type="float" office:value="-0.01067">
            <text:p>-1.0670E-02</text:p>
          </table:table-cell>
          <table:table-cell table:formula="of:=[.$H$9]+[.$H$10]*[.A384]+[.$H$11]*[.A384]^2+[.$H$12]*[.A384]^3+[.$H$13]*[.A384]^4+[.$H$14]*[.A384]^5+[.$H$15]*[.A384]^6+[.$H$16]*[.C384]+[.$H$17]*[.A384]*[.C384]+[.$H$18]*[.A384]^2*[.C384]+[.$H$19]*[.A384]^3*[.C384]+[.$H$20]*[.A384]^4*[.C384]+[.$H$21]*[.A384]^5*[.C384]+[.$H$22]*[.A384]^6*[.C384]+[.$H$23]*[.C384]^2+[.$H$24]*[.A384]*[.C384]^2+[.$H$25]*[.A384]^2*[.C384]^2+[.$H$26]*[.A384]^3*[.C384]^2+[.$H$27]*[.A384]^4*[.C384]^2+[.$H$28]*[.A384]^5*[.C384]^2+[.$H$29]*[.A384]^6*[.C384]^2+[.$H$30]*[.C384]^3+[.$H$31]*[.A384]*[.C384]^3+[.$H$32]*[.A384]^2*[.C384]^3+[.$H$33]*[.A384]^3*[.C384]^3+[.$H$34]*[.A384]^4*[.C384]^3+[.$H$35]*[.A384]^5*[.C384]^3+[.$H$36]*[.A384]^6*[.C384]^3+[.$H$37]*[.C384]^4+[.$H$38]*[.A384]*[.C384]^4+[.$H$39]*[.A384]^2*[.C384]^4+[.$H$40]*[.A384]^3*[.C384]^4+[.$H$41]*[.A384]^4*[.C384]^4+[.$H$42]*[.A384]^5*[.C384]^4+[.$H$43]*[.A384]^6*[.C384]^4+[.$H$44]*[.C384]^5+[.$H$45]*[.A384]*[.C384]^5+[.$H$46]*[.A384]^2*[.C384]^5+[.$H$47]*[.A384]^3*[.C384]^5+[.$H$48]*[.A384]^4*[.C384]^5+[.$H$49]*[.A384]^5*[.C384]^5+[.$H$50]*[.A384]^6*[.C384]^5+[.$H$51]*[.C384]^6+[.$H$52]*[.A384]*[.C384]^6+[.$H$53]*[.A384]^2*[.C384]^6+[.$H$54]*[.A384]^3*[.C384]^6+[.$H$55]*[.A384]^4*[.C384]^6+[.$H$56]*[.A384]^5*[.C384]^6+[.$H$57]*[.A384]^6*[.C384]^6" office:value-type="float" office:value="-0.0107494074331882">
            <text:p>-1.0749E-02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107494074331536">
            <text:p>-0.0107494074</text:p>
          </table:table-cell>
          <table:table-cell table:formula="of:=[.K384]-[.E384]" office:value-type="float" office:value="0.0000000000000346354889213529">
            <text:p>0</text:p>
          </table:table-cell>
          <table:table-cell table:formula="of:=100*([.K384]-[.D384])/[.D384]" office:value-type="float" office:value="0.744212119527272">
            <text:p>0.7442121195</text:p>
          </table:table-cell>
          <table:table-cell/>
          <table:table-cell office:value-type="float" office:value="1.4">
            <text:p>1.40</text:p>
          </table:table-cell>
          <table:table-cell office:value-type="float" office:value="0.0114501786254331">
            <text:p>0.0114501786</text:p>
          </table:table-cell>
          <table:table-cell table:formula="of:=100*([.P384]-[.D384])/[.D384]" office:value-type="float" office:value="-207.31188964792">
            <text:p>-207.3118896479</text:p>
          </table:table-cell>
          <table:table-cell/>
          <table:table-cell office:value-type="float" office:value="0.4">
            <text:p>0.40</text:p>
          </table:table-cell>
          <table:table-cell office:value-type="float" office:value="-0.000309474129466003">
            <text:p>-0.0003094741</text:p>
          </table:table-cell>
          <table:table-cell office:value-type="float" office:value="0.000618128495537806">
            <text:p>0.0006181285</text:p>
          </table:table-cell>
          <table:table-cell office:value-type="float" office:value="-0.000927602625003809">
            <text:p>-0.0009276026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2.5">
            <text:p>22.5</text:p>
          </table:table-cell>
          <table:table-cell table:formula="of:=1.01325*[.B385]" office:value-type="float" office:value="22.798125">
            <text:p>22.798125</text:p>
          </table:table-cell>
          <table:table-cell office:value-type="float" office:value="-0.01316">
            <text:p>-1.3160E-02</text:p>
          </table:table-cell>
          <table:table-cell table:formula="of:=[.$H$9]+[.$H$10]*[.A385]+[.$H$11]*[.A385]^2+[.$H$12]*[.A385]^3+[.$H$13]*[.A385]^4+[.$H$14]*[.A385]^5+[.$H$15]*[.A385]^6+[.$H$16]*[.C385]+[.$H$17]*[.A385]*[.C385]+[.$H$18]*[.A385]^2*[.C385]+[.$H$19]*[.A385]^3*[.C385]+[.$H$20]*[.A385]^4*[.C385]+[.$H$21]*[.A385]^5*[.C385]+[.$H$22]*[.A385]^6*[.C385]+[.$H$23]*[.C385]^2+[.$H$24]*[.A385]*[.C385]^2+[.$H$25]*[.A385]^2*[.C385]^2+[.$H$26]*[.A385]^3*[.C385]^2+[.$H$27]*[.A385]^4*[.C385]^2+[.$H$28]*[.A385]^5*[.C385]^2+[.$H$29]*[.A385]^6*[.C385]^2+[.$H$30]*[.C385]^3+[.$H$31]*[.A385]*[.C385]^3+[.$H$32]*[.A385]^2*[.C385]^3+[.$H$33]*[.A385]^3*[.C385]^3+[.$H$34]*[.A385]^4*[.C385]^3+[.$H$35]*[.A385]^5*[.C385]^3+[.$H$36]*[.A385]^6*[.C385]^3+[.$H$37]*[.C385]^4+[.$H$38]*[.A385]*[.C385]^4+[.$H$39]*[.A385]^2*[.C385]^4+[.$H$40]*[.A385]^3*[.C385]^4+[.$H$41]*[.A385]^4*[.C385]^4+[.$H$42]*[.A385]^5*[.C385]^4+[.$H$43]*[.A385]^6*[.C385]^4+[.$H$44]*[.C385]^5+[.$H$45]*[.A385]*[.C385]^5+[.$H$46]*[.A385]^2*[.C385]^5+[.$H$47]*[.A385]^3*[.C385]^5+[.$H$48]*[.A385]^4*[.C385]^5+[.$H$49]*[.A385]^5*[.C385]^5+[.$H$50]*[.A385]^6*[.C385]^5+[.$H$51]*[.C385]^6+[.$H$52]*[.A385]*[.C385]^6+[.$H$53]*[.A385]^2*[.C385]^6+[.$H$54]*[.A385]^3*[.C385]^6+[.$H$55]*[.A385]^4*[.C385]^6+[.$H$56]*[.A385]^5*[.C385]^6+[.$H$57]*[.A385]^6*[.C385]^6" office:value-type="float" office:value="-0.0127441683947467">
            <text:p>-1.2744E-02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127441683947618">
            <text:p>-0.0127441684</text:p>
          </table:table-cell>
          <table:table-cell table:formula="of:=[.K385]-[.E385]" office:value-type="float" office:value="-0.0000000000000151007678583781">
            <text:p>-0</text:p>
          </table:table-cell>
          <table:table-cell table:formula="of:=100*([.K385]-[.D385])/[.D385]" office:value-type="float" office:value="-3.15981462946976">
            <text:p>-3.1598146295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14121034405737">
            <text:p>0.0141210344</text:p>
          </table:table-cell>
          <table:table-cell table:formula="of:=100*([.P385]-[.D385])/[.D385]" office:value-type="float" office:value="-207.302693052713">
            <text:p>-207.3026930527</text:p>
          </table:table-cell>
          <table:table-cell/>
          <table:table-cell office:value-type="float" office:value="0.45">
            <text:p>0.45</text:p>
          </table:table-cell>
          <table:table-cell office:value-type="float" office:value="-0.000435652661610708">
            <text:p>-0.0004356527</text:p>
          </table:table-cell>
          <table:table-cell office:value-type="float" office:value="0.000785127536996584">
            <text:p>0.0007851275</text:p>
          </table:table-cell>
          <table:table-cell office:value-type="float" office:value="-0.00122078019860729">
            <text:p>-0.0012207802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2.5">
            <text:p>22.5</text:p>
          </table:table-cell>
          <table:table-cell table:formula="of:=1.01325*[.B386]" office:value-type="float" office:value="22.798125">
            <text:p>22.798125</text:p>
          </table:table-cell>
          <table:table-cell office:value-type="float" office:value="-0.01618">
            <text:p>-1.6180E-02</text:p>
          </table:table-cell>
          <table:table-cell table:formula="of:=[.$H$9]+[.$H$10]*[.A386]+[.$H$11]*[.A386]^2+[.$H$12]*[.A386]^3+[.$H$13]*[.A386]^4+[.$H$14]*[.A386]^5+[.$H$15]*[.A386]^6+[.$H$16]*[.C386]+[.$H$17]*[.A386]*[.C386]+[.$H$18]*[.A386]^2*[.C386]+[.$H$19]*[.A386]^3*[.C386]+[.$H$20]*[.A386]^4*[.C386]+[.$H$21]*[.A386]^5*[.C386]+[.$H$22]*[.A386]^6*[.C386]+[.$H$23]*[.C386]^2+[.$H$24]*[.A386]*[.C386]^2+[.$H$25]*[.A386]^2*[.C386]^2+[.$H$26]*[.A386]^3*[.C386]^2+[.$H$27]*[.A386]^4*[.C386]^2+[.$H$28]*[.A386]^5*[.C386]^2+[.$H$29]*[.A386]^6*[.C386]^2+[.$H$30]*[.C386]^3+[.$H$31]*[.A386]*[.C386]^3+[.$H$32]*[.A386]^2*[.C386]^3+[.$H$33]*[.A386]^3*[.C386]^3+[.$H$34]*[.A386]^4*[.C386]^3+[.$H$35]*[.A386]^5*[.C386]^3+[.$H$36]*[.A386]^6*[.C386]^3+[.$H$37]*[.C386]^4+[.$H$38]*[.A386]*[.C386]^4+[.$H$39]*[.A386]^2*[.C386]^4+[.$H$40]*[.A386]^3*[.C386]^4+[.$H$41]*[.A386]^4*[.C386]^4+[.$H$42]*[.A386]^5*[.C386]^4+[.$H$43]*[.A386]^6*[.C386]^4+[.$H$44]*[.C386]^5+[.$H$45]*[.A386]*[.C386]^5+[.$H$46]*[.A386]^2*[.C386]^5+[.$H$47]*[.A386]^3*[.C386]^5+[.$H$48]*[.A386]^4*[.C386]^5+[.$H$49]*[.A386]^5*[.C386]^5+[.$H$50]*[.A386]^6*[.C386]^5+[.$H$51]*[.C386]^6+[.$H$52]*[.A386]*[.C386]^6+[.$H$53]*[.A386]^2*[.C386]^6+[.$H$54]*[.A386]^3*[.C386]^6+[.$H$55]*[.A386]^4*[.C386]^6+[.$H$56]*[.A386]^5*[.C386]^6+[.$H$57]*[.A386]^6*[.C386]^6" office:value-type="float" office:value="-0.0151656129435018">
            <text:p>-1.5166E-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151656129435533">
            <text:p>-0.0151656129</text:p>
          </table:table-cell>
          <table:table-cell table:formula="of:=[.K386]-[.E386]" office:value-type="float" office:value="-0.0000000000000515143483426073">
            <text:p>-0</text:p>
          </table:table-cell>
          <table:table-cell table:formula="of:=100*([.K386]-[.D386])/[.D386]" office:value-type="float" office:value="-6.26938848236501">
            <text:p>-6.2693884824</text:p>
          </table:table-cell>
          <table:table-cell/>
          <table:table-cell office:value-type="float" office:value="1.5">
            <text:p>1.50</text:p>
          </table:table-cell>
          <table:table-cell office:value-type="float" office:value="0.0171697513475433">
            <text:p>0.0171697513</text:p>
          </table:table-cell>
          <table:table-cell table:formula="of:=100*([.P386]-[.D386])/[.D386]" office:value-type="float" office:value="-206.117128229563">
            <text:p>-206.1171282296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455693936627651">
            <text:p>-0.0004556939</text:p>
          </table:table-cell>
          <table:table-cell office:value-type="float" office:value="0.000843603794380567">
            <text:p>0.0008436038</text:p>
          </table:table-cell>
          <table:table-cell office:value-type="float" office:value="-0.00129929773100822">
            <text:p>-0.001299297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2.5">
            <text:p>22.5</text:p>
          </table:table-cell>
          <table:table-cell table:formula="of:=1.01325*[.B387]" office:value-type="float" office:value="22.798125">
            <text:p>22.798125</text:p>
          </table:table-cell>
          <table:table-cell office:value-type="float" office:value="-0.01886">
            <text:p>-1.8860E-02</text:p>
          </table:table-cell>
          <table:table-cell table:formula="of:=[.$H$9]+[.$H$10]*[.A387]+[.$H$11]*[.A387]^2+[.$H$12]*[.A387]^3+[.$H$13]*[.A387]^4+[.$H$14]*[.A387]^5+[.$H$15]*[.A387]^6+[.$H$16]*[.C387]+[.$H$17]*[.A387]*[.C387]+[.$H$18]*[.A387]^2*[.C387]+[.$H$19]*[.A387]^3*[.C387]+[.$H$20]*[.A387]^4*[.C387]+[.$H$21]*[.A387]^5*[.C387]+[.$H$22]*[.A387]^6*[.C387]+[.$H$23]*[.C387]^2+[.$H$24]*[.A387]*[.C387]^2+[.$H$25]*[.A387]^2*[.C387]^2+[.$H$26]*[.A387]^3*[.C387]^2+[.$H$27]*[.A387]^4*[.C387]^2+[.$H$28]*[.A387]^5*[.C387]^2+[.$H$29]*[.A387]^6*[.C387]^2+[.$H$30]*[.C387]^3+[.$H$31]*[.A387]*[.C387]^3+[.$H$32]*[.A387]^2*[.C387]^3+[.$H$33]*[.A387]^3*[.C387]^3+[.$H$34]*[.A387]^4*[.C387]^3+[.$H$35]*[.A387]^5*[.C387]^3+[.$H$36]*[.A387]^6*[.C387]^3+[.$H$37]*[.C387]^4+[.$H$38]*[.A387]*[.C387]^4+[.$H$39]*[.A387]^2*[.C387]^4+[.$H$40]*[.A387]^3*[.C387]^4+[.$H$41]*[.A387]^4*[.C387]^4+[.$H$42]*[.A387]^5*[.C387]^4+[.$H$43]*[.A387]^6*[.C387]^4+[.$H$44]*[.C387]^5+[.$H$45]*[.A387]*[.C387]^5+[.$H$46]*[.A387]^2*[.C387]^5+[.$H$47]*[.A387]^3*[.C387]^5+[.$H$48]*[.A387]^4*[.C387]^5+[.$H$49]*[.A387]^5*[.C387]^5+[.$H$50]*[.A387]^6*[.C387]^5+[.$H$51]*[.C387]^6+[.$H$52]*[.A387]*[.C387]^6+[.$H$53]*[.A387]^2*[.C387]^6+[.$H$54]*[.A387]^3*[.C387]^6+[.$H$55]*[.A387]^4*[.C387]^6+[.$H$56]*[.A387]^5*[.C387]^6+[.$H$57]*[.A387]^6*[.C387]^6" office:value-type="float" office:value="-0.0182056958371604">
            <text:p>-1.8206E-0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182056958372492">
            <text:p>-0.0182056958</text:p>
          </table:table-cell>
          <table:table-cell table:formula="of:=[.K387]-[.E387]" office:value-type="float" office:value="-0.0000000000000888178419700125">
            <text:p>-0</text:p>
          </table:table-cell>
          <table:table-cell table:formula="of:=100*([.K387]-[.D387])/[.D387]" office:value-type="float" office:value="-3.46926915562471">
            <text:p>-3.4692691556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206182950971672">
            <text:p>0.0206182951</text:p>
          </table:table-cell>
          <table:table-cell table:formula="of:=100*([.P387]-[.D387])/[.D387]" office:value-type="float" office:value="-209.322879624428">
            <text:p>-209.3228796244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382700913015836">
            <text:p>-0.0003827009</text:p>
          </table:table-cell>
          <table:table-cell office:value-type="float" office:value="0.000818250434184921">
            <text:p>0.0008182504</text:p>
          </table:table-cell>
          <table:table-cell office:value-type="float" office:value="-0.00120095134720076">
            <text:p>-0.0012009513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2.5">
            <text:p>22.5</text:p>
          </table:table-cell>
          <table:table-cell table:formula="of:=1.01325*[.B388]" office:value-type="float" office:value="22.798125">
            <text:p>22.798125</text:p>
          </table:table-cell>
          <table:table-cell office:value-type="float" office:value="-0.02258">
            <text:p>-2.2580E-02</text:p>
          </table:table-cell>
          <table:table-cell table:formula="of:=[.$H$9]+[.$H$10]*[.A388]+[.$H$11]*[.A388]^2+[.$H$12]*[.A388]^3+[.$H$13]*[.A388]^4+[.$H$14]*[.A388]^5+[.$H$15]*[.A388]^6+[.$H$16]*[.C388]+[.$H$17]*[.A388]*[.C388]+[.$H$18]*[.A388]^2*[.C388]+[.$H$19]*[.A388]^3*[.C388]+[.$H$20]*[.A388]^4*[.C388]+[.$H$21]*[.A388]^5*[.C388]+[.$H$22]*[.A388]^6*[.C388]+[.$H$23]*[.C388]^2+[.$H$24]*[.A388]*[.C388]^2+[.$H$25]*[.A388]^2*[.C388]^2+[.$H$26]*[.A388]^3*[.C388]^2+[.$H$27]*[.A388]^4*[.C388]^2+[.$H$28]*[.A388]^5*[.C388]^2+[.$H$29]*[.A388]^6*[.C388]^2+[.$H$30]*[.C388]^3+[.$H$31]*[.A388]*[.C388]^3+[.$H$32]*[.A388]^2*[.C388]^3+[.$H$33]*[.A388]^3*[.C388]^3+[.$H$34]*[.A388]^4*[.C388]^3+[.$H$35]*[.A388]^5*[.C388]^3+[.$H$36]*[.A388]^6*[.C388]^3+[.$H$37]*[.C388]^4+[.$H$38]*[.A388]*[.C388]^4+[.$H$39]*[.A388]^2*[.C388]^4+[.$H$40]*[.A388]^3*[.C388]^4+[.$H$41]*[.A388]^4*[.C388]^4+[.$H$42]*[.A388]^5*[.C388]^4+[.$H$43]*[.A388]^6*[.C388]^4+[.$H$44]*[.C388]^5+[.$H$45]*[.A388]*[.C388]^5+[.$H$46]*[.A388]^2*[.C388]^5+[.$H$47]*[.A388]^3*[.C388]^5+[.$H$48]*[.A388]^4*[.C388]^5+[.$H$49]*[.A388]^5*[.C388]^5+[.$H$50]*[.A388]^6*[.C388]^5+[.$H$51]*[.C388]^6+[.$H$52]*[.A388]*[.C388]^6+[.$H$53]*[.A388]^2*[.C388]^6+[.$H$54]*[.A388]^3*[.C388]^6+[.$H$55]*[.A388]^4*[.C388]^6+[.$H$56]*[.A388]^5*[.C388]^6+[.$H$57]*[.A388]^6*[.C388]^6" office:value-type="float" office:value="-0.0221243774183684">
            <text:p>-2.2124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22124377418427">
            <text:p>-0.0221243774</text:p>
          </table:table-cell>
          <table:table-cell table:formula="of:=[.K388]-[.E388]" office:value-type="float" office:value="-0.0000000000000586232451471602">
            <text:p>-0</text:p>
          </table:table-cell>
          <table:table-cell table:formula="of:=100*([.K388]-[.D388])/[.D388]" office:value-type="float" office:value="-2.01781479881759">
            <text:p>-2.0178147988</text:p>
          </table:table-cell>
          <table:table-cell/>
          <table:table-cell office:value-type="float" office:value="1.6">
            <text:p>1.60</text:p>
          </table:table-cell>
          <table:table-cell office:value-type="float" office:value="0.0244878776389335">
            <text:p>0.0244878776</text:p>
          </table:table-cell>
          <table:table-cell table:formula="of:=100*([.P388]-[.D388])/[.D388]" office:value-type="float" office:value="-208.449413812814">
            <text:p>-208.4494138128</text:p>
          </table:table-cell>
          <table:table-cell/>
          <table:table-cell office:value-type="float" office:value="0.6">
            <text:p>0.60</text:p>
          </table:table-cell>
          <table:table-cell office:value-type="float" office:value="-0.000245341605130858">
            <text:p>-0.0002453416</text:p>
          </table:table-cell>
          <table:table-cell office:value-type="float" office:value="0.000733756542215383">
            <text:p>0.0007337565</text:p>
          </table:table-cell>
          <table:table-cell office:value-type="float" office:value="-0.000979098147346241">
            <text:p>-0.0009790981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2.5">
            <text:p>22.5</text:p>
          </table:table-cell>
          <table:table-cell table:formula="of:=1.01325*[.B389]" office:value-type="float" office:value="22.798125">
            <text:p>22.798125</text:p>
          </table:table-cell>
          <table:table-cell office:value-type="float" office:value="-0.02728">
            <text:p>-2.7280E-02</text:p>
          </table:table-cell>
          <table:table-cell table:formula="of:=[.$H$9]+[.$H$10]*[.A389]+[.$H$11]*[.A389]^2+[.$H$12]*[.A389]^3+[.$H$13]*[.A389]^4+[.$H$14]*[.A389]^5+[.$H$15]*[.A389]^6+[.$H$16]*[.C389]+[.$H$17]*[.A389]*[.C389]+[.$H$18]*[.A389]^2*[.C389]+[.$H$19]*[.A389]^3*[.C389]+[.$H$20]*[.A389]^4*[.C389]+[.$H$21]*[.A389]^5*[.C389]+[.$H$22]*[.A389]^6*[.C389]+[.$H$23]*[.C389]^2+[.$H$24]*[.A389]*[.C389]^2+[.$H$25]*[.A389]^2*[.C389]^2+[.$H$26]*[.A389]^3*[.C389]^2+[.$H$27]*[.A389]^4*[.C389]^2+[.$H$28]*[.A389]^5*[.C389]^2+[.$H$29]*[.A389]^6*[.C389]^2+[.$H$30]*[.C389]^3+[.$H$31]*[.A389]*[.C389]^3+[.$H$32]*[.A389]^2*[.C389]^3+[.$H$33]*[.A389]^3*[.C389]^3+[.$H$34]*[.A389]^4*[.C389]^3+[.$H$35]*[.A389]^5*[.C389]^3+[.$H$36]*[.A389]^6*[.C389]^3+[.$H$37]*[.C389]^4+[.$H$38]*[.A389]*[.C389]^4+[.$H$39]*[.A389]^2*[.C389]^4+[.$H$40]*[.A389]^3*[.C389]^4+[.$H$41]*[.A389]^4*[.C389]^4+[.$H$42]*[.A389]^5*[.C389]^4+[.$H$43]*[.A389]^6*[.C389]^4+[.$H$44]*[.C389]^5+[.$H$45]*[.A389]*[.C389]^5+[.$H$46]*[.A389]^2*[.C389]^5+[.$H$47]*[.A389]^3*[.C389]^5+[.$H$48]*[.A389]^4*[.C389]^5+[.$H$49]*[.A389]^5*[.C389]^5+[.$H$50]*[.A389]^6*[.C389]^5+[.$H$51]*[.C389]^6+[.$H$52]*[.A389]*[.C389]^6+[.$H$53]*[.A389]^2*[.C389]^6+[.$H$54]*[.A389]^3*[.C389]^6+[.$H$55]*[.A389]^4*[.C389]^6+[.$H$56]*[.A389]^5*[.C389]^6+[.$H$57]*[.A389]^6*[.C389]^6" office:value-type="float" office:value="-0.0272622030254084">
            <text:p>-2.7262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272622030253871">
            <text:p>-0.027262203</text:p>
          </table:table-cell>
          <table:table-cell table:formula="of:=[.K389]-[.E389]" office:value-type="float" office:value="0.0000000000000213093431788991">
            <text:p>0</text:p>
          </table:table-cell>
          <table:table-cell table:formula="of:=100*([.K389]-[.D389])/[.D389]" office:value-type="float" office:value="-0.0652381767336108">
            <text:p>-0.0652381767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287988169481016">
            <text:p>0.0287988169</text:p>
          </table:table-cell>
          <table:table-cell table:formula="of:=100*([.P389]-[.D389])/[.D389]" office:value-type="float" office:value="-205.567510806824">
            <text:p>-205.5675108068</text:p>
          </table:table-cell>
          <table:table-cell/>
          <table:table-cell office:value-type="float" office:value="0.65">
            <text:p>0.65</text:p>
          </table:table-cell>
          <table:table-cell table:style-name="ce7" office:value-type="string">
            <text:p>-8.146204755314634e-05</text:p>
          </table:table-cell>
          <table:table-cell office:value-type="float" office:value="0.000614804835322952">
            <text:p>0.0006148048</text:p>
          </table:table-cell>
          <table:table-cell office:value-type="float" office:value="-0.000696266882876098">
            <text:p>-0.0006962669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2.5">
            <text:p>22.5</text:p>
          </table:table-cell>
          <table:table-cell table:formula="of:=1.01325*[.B390]" office:value-type="float" office:value="22.798125">
            <text:p>22.798125</text:p>
          </table:table-cell>
          <table:table-cell office:value-type="float" office:value="-0.03375">
            <text:p>-3.3750E-02</text:p>
          </table:table-cell>
          <table:table-cell table:formula="of:=[.$H$9]+[.$H$10]*[.A390]+[.$H$11]*[.A390]^2+[.$H$12]*[.A390]^3+[.$H$13]*[.A390]^4+[.$H$14]*[.A390]^5+[.$H$15]*[.A390]^6+[.$H$16]*[.C390]+[.$H$17]*[.A390]*[.C390]+[.$H$18]*[.A390]^2*[.C390]+[.$H$19]*[.A390]^3*[.C390]+[.$H$20]*[.A390]^4*[.C390]+[.$H$21]*[.A390]^5*[.C390]+[.$H$22]*[.A390]^6*[.C390]+[.$H$23]*[.C390]^2+[.$H$24]*[.A390]*[.C390]^2+[.$H$25]*[.A390]^2*[.C390]^2+[.$H$26]*[.A390]^3*[.C390]^2+[.$H$27]*[.A390]^4*[.C390]^2+[.$H$28]*[.A390]^5*[.C390]^2+[.$H$29]*[.A390]^6*[.C390]^2+[.$H$30]*[.C390]^3+[.$H$31]*[.A390]*[.C390]^3+[.$H$32]*[.A390]^2*[.C390]^3+[.$H$33]*[.A390]^3*[.C390]^3+[.$H$34]*[.A390]^4*[.C390]^3+[.$H$35]*[.A390]^5*[.C390]^3+[.$H$36]*[.A390]^6*[.C390]^3+[.$H$37]*[.C390]^4+[.$H$38]*[.A390]*[.C390]^4+[.$H$39]*[.A390]^2*[.C390]^4+[.$H$40]*[.A390]^3*[.C390]^4+[.$H$41]*[.A390]^4*[.C390]^4+[.$H$42]*[.A390]^5*[.C390]^4+[.$H$43]*[.A390]^6*[.C390]^4+[.$H$44]*[.C390]^5+[.$H$45]*[.A390]*[.C390]^5+[.$H$46]*[.A390]^2*[.C390]^5+[.$H$47]*[.A390]^3*[.C390]^5+[.$H$48]*[.A390]^4*[.C390]^5+[.$H$49]*[.A390]^5*[.C390]^5+[.$H$50]*[.A390]^6*[.C390]^5+[.$H$51]*[.C390]^6+[.$H$52]*[.A390]*[.C390]^6+[.$H$53]*[.A390]^2*[.C390]^6+[.$H$54]*[.A390]^3*[.C390]^6+[.$H$55]*[.A390]^4*[.C390]^6+[.$H$56]*[.A390]^5*[.C390]^6+[.$H$57]*[.A390]^6*[.C390]^6" office:value-type="float" office:value="-0.0340538307254548">
            <text:p>-3.4054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340538307254334">
            <text:p>-0.0340538307</text:p>
          </table:table-cell>
          <table:table-cell table:formula="of:=[.K390]-[.E390]" office:value-type="float" office:value="0.000000000000021316282072803">
            <text:p>0</text:p>
          </table:table-cell>
          <table:table-cell table:formula="of:=100*([.K390]-[.D390])/[.D390]" office:value-type="float" office:value="0.900239186469453">
            <text:p>0.9002391865</text:p>
          </table:table-cell>
          <table:table-cell/>
          <table:table-cell office:value-type="float" office:value="1.7">
            <text:p>1.70</text:p>
          </table:table-cell>
          <table:table-cell office:value-type="float" office:value="0.0335703833388253">
            <text:p>0.0335703833</text:p>
          </table:table-cell>
          <table:table-cell table:formula="of:=100*([.P390]-[.D390])/[.D390]" office:value-type="float" office:value="-199.467802485408">
            <text:p>-199.4678024854</text:p>
          </table:table-cell>
          <table:table-cell/>
          <table:table-cell office:value-type="float" office:value="0.7">
            <text:p>0.70</text:p>
          </table:table-cell>
          <table:table-cell table:style-name="ce7" office:value-type="string">
            <text:p>6.735241814041781e-05</text:p>
          </table:table-cell>
          <table:table-cell office:value-type="float" office:value="0.000486071927886603">
            <text:p>0.0004860719</text:p>
          </table:table-cell>
          <table:table-cell office:value-type="float" office:value="-0.000418719509746186">
            <text:p>-0.000418719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2.5">
            <text:p>22.5</text:p>
          </table:table-cell>
          <table:table-cell table:formula="of:=1.01325*[.B391]" office:value-type="float" office:value="22.798125">
            <text:p>22.798125</text:p>
          </table:table-cell>
          <table:table-cell office:value-type="float" office:value="-0.0406">
            <text:p>-4.0600E-02</text:p>
          </table:table-cell>
          <table:table-cell table:formula="of:=[.$H$9]+[.$H$10]*[.A391]+[.$H$11]*[.A391]^2+[.$H$12]*[.A391]^3+[.$H$13]*[.A391]^4+[.$H$14]*[.A391]^5+[.$H$15]*[.A391]^6+[.$H$16]*[.C391]+[.$H$17]*[.A391]*[.C391]+[.$H$18]*[.A391]^2*[.C391]+[.$H$19]*[.A391]^3*[.C391]+[.$H$20]*[.A391]^4*[.C391]+[.$H$21]*[.A391]^5*[.C391]+[.$H$22]*[.A391]^6*[.C391]+[.$H$23]*[.C391]^2+[.$H$24]*[.A391]*[.C391]^2+[.$H$25]*[.A391]^2*[.C391]^2+[.$H$26]*[.A391]^3*[.C391]^2+[.$H$27]*[.A391]^4*[.C391]^2+[.$H$28]*[.A391]^5*[.C391]^2+[.$H$29]*[.A391]^6*[.C391]^2+[.$H$30]*[.C391]^3+[.$H$31]*[.A391]*[.C391]^3+[.$H$32]*[.A391]^2*[.C391]^3+[.$H$33]*[.A391]^3*[.C391]^3+[.$H$34]*[.A391]^4*[.C391]^3+[.$H$35]*[.A391]^5*[.C391]^3+[.$H$36]*[.A391]^6*[.C391]^3+[.$H$37]*[.C391]^4+[.$H$38]*[.A391]*[.C391]^4+[.$H$39]*[.A391]^2*[.C391]^4+[.$H$40]*[.A391]^3*[.C391]^4+[.$H$41]*[.A391]^4*[.C391]^4+[.$H$42]*[.A391]^5*[.C391]^4+[.$H$43]*[.A391]^6*[.C391]^4+[.$H$44]*[.C391]^5+[.$H$45]*[.A391]*[.C391]^5+[.$H$46]*[.A391]^2*[.C391]^5+[.$H$47]*[.A391]^3*[.C391]^5+[.$H$48]*[.A391]^4*[.C391]^5+[.$H$49]*[.A391]^5*[.C391]^5+[.$H$50]*[.A391]^6*[.C391]^5+[.$H$51]*[.C391]^6+[.$H$52]*[.A391]*[.C391]^6+[.$H$53]*[.A391]^2*[.C391]^6+[.$H$54]*[.A391]^3*[.C391]^6+[.$H$55]*[.A391]^4*[.C391]^6+[.$H$56]*[.A391]^5*[.C391]^6+[.$H$57]*[.A391]^6*[.C391]^6" office:value-type="float" office:value="-0.0430425073700604">
            <text:p>-4.3043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430425073702097">
            <text:p>-0.0430425074</text:p>
          </table:table-cell>
          <table:table-cell table:formula="of:=[.K391]-[.E391]" office:value-type="float" office:value="-0.000000000000149220913403525">
            <text:p>-0</text:p>
          </table:table-cell>
          <table:table-cell table:formula="of:=100*([.K391]-[.D391])/[.D391]" office:value-type="float" office:value="6.01602800544249">
            <text:p>6.0160280054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388206331293532">
            <text:p>0.0388206331</text:p>
          </table:table-cell>
          <table:table-cell table:formula="of:=100*([.P391]-[.D391])/[.D391]" office:value-type="float" office:value="-195.617322978702">
            <text:p>-195.6173229787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160267534363351">
            <text:p>0.0001602675</text:p>
          </table:table-cell>
          <table:table-cell office:value-type="float" office:value="0.000372230086148608">
            <text:p>0.0003722301</text:p>
          </table:table-cell>
          <table:table-cell office:value-type="float" office:value="-0.000211962551785257">
            <text:p>-0.0002119626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2.5">
            <text:p>22.5</text:p>
          </table:table-cell>
          <table:table-cell table:formula="of:=1.01325*[.B392]" office:value-type="float" office:value="22.798125">
            <text:p>22.798125</text:p>
          </table:table-cell>
          <table:table-cell office:value-type="float" office:value="-0.05375">
            <text:p>-5.3750E-02</text:p>
          </table:table-cell>
          <table:table-cell table:formula="of:=[.$H$9]+[.$H$10]*[.A392]+[.$H$11]*[.A392]^2+[.$H$12]*[.A392]^3+[.$H$13]*[.A392]^4+[.$H$14]*[.A392]^5+[.$H$15]*[.A392]^6+[.$H$16]*[.C392]+[.$H$17]*[.A392]*[.C392]+[.$H$18]*[.A392]^2*[.C392]+[.$H$19]*[.A392]^3*[.C392]+[.$H$20]*[.A392]^4*[.C392]+[.$H$21]*[.A392]^5*[.C392]+[.$H$22]*[.A392]^6*[.C392]+[.$H$23]*[.C392]^2+[.$H$24]*[.A392]*[.C392]^2+[.$H$25]*[.A392]^2*[.C392]^2+[.$H$26]*[.A392]^3*[.C392]^2+[.$H$27]*[.A392]^4*[.C392]^2+[.$H$28]*[.A392]^5*[.C392]^2+[.$H$29]*[.A392]^6*[.C392]^2+[.$H$30]*[.C392]^3+[.$H$31]*[.A392]*[.C392]^3+[.$H$32]*[.A392]^2*[.C392]^3+[.$H$33]*[.A392]^3*[.C392]^3+[.$H$34]*[.A392]^4*[.C392]^3+[.$H$35]*[.A392]^5*[.C392]^3+[.$H$36]*[.A392]^6*[.C392]^3+[.$H$37]*[.C392]^4+[.$H$38]*[.A392]*[.C392]^4+[.$H$39]*[.A392]^2*[.C392]^4+[.$H$40]*[.A392]^3*[.C392]^4+[.$H$41]*[.A392]^4*[.C392]^4+[.$H$42]*[.A392]^5*[.C392]^4+[.$H$43]*[.A392]^6*[.C392]^4+[.$H$44]*[.C392]^5+[.$H$45]*[.A392]*[.C392]^5+[.$H$46]*[.A392]^2*[.C392]^5+[.$H$47]*[.A392]^3*[.C392]^5+[.$H$48]*[.A392]^4*[.C392]^5+[.$H$49]*[.A392]^5*[.C392]^5+[.$H$50]*[.A392]^6*[.C392]^5+[.$H$51]*[.C392]^6+[.$H$52]*[.A392]*[.C392]^6+[.$H$53]*[.A392]^2*[.C392]^6+[.$H$54]*[.A392]^3*[.C392]^6+[.$H$55]*[.A392]^4*[.C392]^6+[.$H$56]*[.A392]^5*[.C392]^6+[.$H$57]*[.A392]^6*[.C392]^6" office:value-type="float" office:value="-0.0548954929727081">
            <text:p>-5.4895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548954929724559">
            <text:p>-0.054895493</text:p>
          </table:table-cell>
          <table:table-cell table:formula="of:=[.K392]-[.E392]" office:value-type="float" office:value="0.000000000000252242671194836">
            <text:p>0</text:p>
          </table:table-cell>
          <table:table-cell table:formula="of:=100*([.K392]-[.D392])/[.D392]" office:value-type="float" office:value="2.13114971619698">
            <text:p>2.1311497162</text:p>
          </table:table-cell>
          <table:table-cell/>
          <table:table-cell office:value-type="float" office:value="1.8">
            <text:p>1.80</text:p>
          </table:table-cell>
          <table:table-cell office:value-type="float" office:value="0.0445662306063127">
            <text:p>0.0445662306</text:p>
          </table:table-cell>
          <table:table-cell table:formula="of:=100*([.P392]-[.D392])/[.D392]" office:value-type="float" office:value="-182.913917407093">
            <text:p>-182.9139174071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160742196169988">
            <text:p>0.0001607422</text:p>
          </table:table-cell>
          <table:table-cell office:value-type="float" office:value="0.000297949404518309">
            <text:p>0.0002979494</text:p>
          </table:table-cell>
          <table:table-cell office:value-type="float" office:value="-0.00013720720834832">
            <text:p>-0.0001372072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2.5">
            <text:p>22.5</text:p>
          </table:table-cell>
          <table:table-cell table:formula="of:=1.01325*[.B393]" office:value-type="float" office:value="22.798125">
            <text:p>22.798125</text:p>
          </table:table-cell>
          <table:table-cell office:value-type="float" office:value="-0.0724">
            <text:p>-7.2400E-02</text:p>
          </table:table-cell>
          <table:table-cell table:formula="of:=[.$H$9]+[.$H$10]*[.A393]+[.$H$11]*[.A393]^2+[.$H$12]*[.A393]^3+[.$H$13]*[.A393]^4+[.$H$14]*[.A393]^5+[.$H$15]*[.A393]^6+[.$H$16]*[.C393]+[.$H$17]*[.A393]*[.C393]+[.$H$18]*[.A393]^2*[.C393]+[.$H$19]*[.A393]^3*[.C393]+[.$H$20]*[.A393]^4*[.C393]+[.$H$21]*[.A393]^5*[.C393]+[.$H$22]*[.A393]^6*[.C393]+[.$H$23]*[.C393]^2+[.$H$24]*[.A393]*[.C393]^2+[.$H$25]*[.A393]^2*[.C393]^2+[.$H$26]*[.A393]^3*[.C393]^2+[.$H$27]*[.A393]^4*[.C393]^2+[.$H$28]*[.A393]^5*[.C393]^2+[.$H$29]*[.A393]^6*[.C393]^2+[.$H$30]*[.C393]^3+[.$H$31]*[.A393]*[.C393]^3+[.$H$32]*[.A393]^2*[.C393]^3+[.$H$33]*[.A393]^3*[.C393]^3+[.$H$34]*[.A393]^4*[.C393]^3+[.$H$35]*[.A393]^5*[.C393]^3+[.$H$36]*[.A393]^6*[.C393]^3+[.$H$37]*[.C393]^4+[.$H$38]*[.A393]*[.C393]^4+[.$H$39]*[.A393]^2*[.C393]^4+[.$H$40]*[.A393]^3*[.C393]^4+[.$H$41]*[.A393]^4*[.C393]^4+[.$H$42]*[.A393]^5*[.C393]^4+[.$H$43]*[.A393]^6*[.C393]^4+[.$H$44]*[.C393]^5+[.$H$45]*[.A393]*[.C393]^5+[.$H$46]*[.A393]^2*[.C393]^5+[.$H$47]*[.A393]^3*[.C393]^5+[.$H$48]*[.A393]^4*[.C393]^5+[.$H$49]*[.A393]^5*[.C393]^5+[.$H$50]*[.A393]^6*[.C393]^5+[.$H$51]*[.C393]^6+[.$H$52]*[.A393]*[.C393]^6+[.$H$53]*[.A393]^2*[.C393]^6+[.$H$54]*[.A393]^3*[.C393]^6+[.$H$55]*[.A393]^4*[.C393]^6+[.$H$56]*[.A393]^5*[.C393]^6+[.$H$57]*[.A393]^6*[.C393]^6" office:value-type="float" office:value="-0.0704204334091898">
            <text:p>-7.0420E-02</text:p>
          </table:table-cell>
          <table:table-cell table:number-columns-repeated="4"/>
          <table:table-cell office:value-type="float" office:value="1.85">
            <text:p>1.85</text:p>
          </table:table-cell>
          <table:table-cell office:value-type="float" office:value="-0.070420433409268">
            <text:p>-0.0704204334</text:p>
          </table:table-cell>
          <table:table-cell table:formula="of:=[.K393]-[.E393]" office:value-type="float" office:value="-0.0000000000000781735787214188">
            <text:p>-0</text:p>
          </table:table-cell>
          <table:table-cell table:formula="of:=100*([.K393]-[.D393])/[.D393]" office:value-type="float" office:value="-2.73420799824867">
            <text:p>-2.7342079982</text:p>
          </table:table-cell>
          <table:table-cell/>
          <table:table-cell office:value-type="float" office:value="1.85">
            <text:p>1.85</text:p>
          </table:table-cell>
          <table:table-cell office:value-type="float" office:value="0.0508222596665784">
            <text:p>0.0508222597</text:p>
          </table:table-cell>
          <table:table-cell table:formula="of:=100*([.P393]-[.D393])/[.D393]" office:value-type="float" office:value="-170.19649125218">
            <text:p>-170.1964912522</text:p>
          </table:table-cell>
          <table:table-cell/>
          <table:table-cell office:value-type="float" office:value="0.85">
            <text:p>0.85</text:p>
          </table:table-cell>
          <table:table-cell table:style-name="ce7" office:value-type="string">
            <text:p>3.912219752816304e-05</text:p>
          </table:table-cell>
          <table:table-cell office:value-type="float" office:value="0.000287899338686458">
            <text:p>0.0002878993</text:p>
          </table:table-cell>
          <table:table-cell office:value-type="float" office:value="-0.000248777141158295">
            <text:p>-0.0002487771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5">
            <text:p>25</text:p>
          </table:table-cell>
          <table:table-cell table:formula="of:=1.01325*[.B394]" office:value-type="float" office:value="25.33125">
            <text:p>25.331250</text:p>
          </table:table-cell>
          <table:table-cell office:value-type="float" office:value="0.0000000909">
            <text:p>9.0900E-08</text:p>
          </table:table-cell>
          <table:table-cell table:formula="of:=[.$H$9]+[.$H$10]*[.A394]+[.$H$11]*[.A394]^2+[.$H$12]*[.A394]^3+[.$H$13]*[.A394]^4+[.$H$14]*[.A394]^5+[.$H$15]*[.A394]^6+[.$H$16]*[.C394]+[.$H$17]*[.A394]*[.C394]+[.$H$18]*[.A394]^2*[.C394]+[.$H$19]*[.A394]^3*[.C394]+[.$H$20]*[.A394]^4*[.C394]+[.$H$21]*[.A394]^5*[.C394]+[.$H$22]*[.A394]^6*[.C394]+[.$H$23]*[.C394]^2+[.$H$24]*[.A394]*[.C394]^2+[.$H$25]*[.A394]^2*[.C394]^2+[.$H$26]*[.A394]^3*[.C394]^2+[.$H$27]*[.A394]^4*[.C394]^2+[.$H$28]*[.A394]^5*[.C394]^2+[.$H$29]*[.A394]^6*[.C394]^2+[.$H$30]*[.C394]^3+[.$H$31]*[.A394]*[.C394]^3+[.$H$32]*[.A394]^2*[.C394]^3+[.$H$33]*[.A394]^3*[.C394]^3+[.$H$34]*[.A394]^4*[.C394]^3+[.$H$35]*[.A394]^5*[.C394]^3+[.$H$36]*[.A394]^6*[.C394]^3+[.$H$37]*[.C394]^4+[.$H$38]*[.A394]*[.C394]^4+[.$H$39]*[.A394]^2*[.C394]^4+[.$H$40]*[.A394]^3*[.C394]^4+[.$H$41]*[.A394]^4*[.C394]^4+[.$H$42]*[.A394]^5*[.C394]^4+[.$H$43]*[.A394]^6*[.C394]^4+[.$H$44]*[.C394]^5+[.$H$45]*[.A394]*[.C394]^5+[.$H$46]*[.A394]^2*[.C394]^5+[.$H$47]*[.A394]^3*[.C394]^5+[.$H$48]*[.A394]^4*[.C394]^5+[.$H$49]*[.A394]^5*[.C394]^5+[.$H$50]*[.A394]^6*[.C394]^5+[.$H$51]*[.C394]^6+[.$H$52]*[.A394]*[.C394]^6+[.$H$53]*[.A394]^2*[.C394]^6+[.$H$54]*[.A394]^3*[.C394]^6+[.$H$55]*[.A394]^4*[.C394]^6+[.$H$56]*[.A394]^5*[.C394]^6+[.$H$57]*[.A394]^6*[.C394]^6" office:value-type="float" office:value="-0.000622341235903381">
            <text:p>-6.2234E-04</text:p>
          </table:table-cell>
          <table:table-cell table:number-columns-repeated="4"/>
          <table:table-cell office:value-type="float" office:value="0.1">
            <text:p>0.10</text:p>
          </table:table-cell>
          <table:table-cell office:value-type="float" office:value="-0.000622341235903546">
            <text:p>-0.0006223412</text:p>
          </table:table-cell>
          <table:table-cell table:formula="of:=[.K394]-[.E394]" office:value-type="float" office:value="-1.64798730217797E-016">
            <text:p>-0</text:p>
          </table:table-cell>
          <table:table-cell table:formula="of:=100*([.K394]-[.D394])/[.D394]" office:value-type="float" office:value="-684743.823876288">
            <text:p>-684743.823876288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445835942529021">
            <text:p>-0.0044583594</text:p>
          </table:table-cell>
          <table:table-cell table:formula="of:=100*([.P394]-[.D394])/[.D394]" office:value-type="float" office:value="-4904785.83640287">
            <text:p>-4904785.83640287</text:p>
          </table:table-cell>
          <table:table-cell/>
          <table:table-cell office:value-type="float" office:value="0.9">
            <text:p>0.90</text:p>
          </table:table-cell>
          <table:table-cell office:value-type="float" office:value="-0.000225714344662731">
            <text:p>-0.0002257143</text:p>
          </table:table-cell>
          <table:table-cell office:value-type="float" office:value="0.000366748530658856">
            <text:p>0.0003667485</text:p>
          </table:table-cell>
          <table:table-cell office:value-type="float" office:value="-0.000592462875321587">
            <text:p>-0.000592462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5">
            <text:p>25</text:p>
          </table:table-cell>
          <table:table-cell table:formula="of:=1.01325*[.B395]" office:value-type="float" office:value="25.33125">
            <text:p>25.331250</text:p>
          </table:table-cell>
          <table:table-cell office:value-type="float" office:value="0.0000003071">
            <text:p>3.0710E-07</text:p>
          </table:table-cell>
          <table:table-cell table:formula="of:=[.$H$9]+[.$H$10]*[.A395]+[.$H$11]*[.A395]^2+[.$H$12]*[.A395]^3+[.$H$13]*[.A395]^4+[.$H$14]*[.A395]^5+[.$H$15]*[.A395]^6+[.$H$16]*[.C395]+[.$H$17]*[.A395]*[.C395]+[.$H$18]*[.A395]^2*[.C395]+[.$H$19]*[.A395]^3*[.C395]+[.$H$20]*[.A395]^4*[.C395]+[.$H$21]*[.A395]^5*[.C395]+[.$H$22]*[.A395]^6*[.C395]+[.$H$23]*[.C395]^2+[.$H$24]*[.A395]*[.C395]^2+[.$H$25]*[.A395]^2*[.C395]^2+[.$H$26]*[.A395]^3*[.C395]^2+[.$H$27]*[.A395]^4*[.C395]^2+[.$H$28]*[.A395]^5*[.C395]^2+[.$H$29]*[.A395]^6*[.C395]^2+[.$H$30]*[.C395]^3+[.$H$31]*[.A395]*[.C395]^3+[.$H$32]*[.A395]^2*[.C395]^3+[.$H$33]*[.A395]^3*[.C395]^3+[.$H$34]*[.A395]^4*[.C395]^3+[.$H$35]*[.A395]^5*[.C395]^3+[.$H$36]*[.A395]^6*[.C395]^3+[.$H$37]*[.C395]^4+[.$H$38]*[.A395]*[.C395]^4+[.$H$39]*[.A395]^2*[.C395]^4+[.$H$40]*[.A395]^3*[.C395]^4+[.$H$41]*[.A395]^4*[.C395]^4+[.$H$42]*[.A395]^5*[.C395]^4+[.$H$43]*[.A395]^6*[.C395]^4+[.$H$44]*[.C395]^5+[.$H$45]*[.A395]*[.C395]^5+[.$H$46]*[.A395]^2*[.C395]^5+[.$H$47]*[.A395]^3*[.C395]^5+[.$H$48]*[.A395]^4*[.C395]^5+[.$H$49]*[.A395]^5*[.C395]^5+[.$H$50]*[.A395]^6*[.C395]^5+[.$H$51]*[.C395]^6+[.$H$52]*[.A395]*[.C395]^6+[.$H$53]*[.A395]^2*[.C395]^6+[.$H$54]*[.A395]^3*[.C395]^6+[.$H$55]*[.A395]^4*[.C395]^6+[.$H$56]*[.A395]^5*[.C395]^6+[.$H$57]*[.A395]^6*[.C395]^6" office:value-type="float" office:value="0.000308227527922932">
            <text:p>3.0823E-0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00308227527922488">
            <text:p>0.0003082275</text:p>
          </table:table-cell>
          <table:table-cell table:formula="of:=[.K395]-[.E395]" office:value-type="float" office:value="-4.44197630067311E-016">
            <text:p>-0</text:p>
          </table:table-cell>
          <table:table-cell table:formula="of:=100*([.K395]-[.D395])/[.D395]" office:value-type="float" office:value="100267.153344998">
            <text:p>100267.153344998</text:p>
          </table:table-cell>
          <table:table-cell/>
          <table:table-cell office:value-type="float" office:value="0.15">
            <text:p>0.15</text:p>
          </table:table-cell>
          <table:table-cell office:value-type="float" office:value="-0.00293280184932466">
            <text:p>-0.0029328018</text:p>
          </table:table-cell>
          <table:table-cell table:formula="of:=100*([.P395]-[.D395])/[.D395]" office:value-type="float" office:value="-955098.974055572">
            <text:p>-955098.974055572</text:p>
          </table:table-cell>
          <table:table-cell/>
          <table:table-cell office:value-type="float" office:value="0.95">
            <text:p>0.95</text:p>
          </table:table-cell>
          <table:table-cell office:value-type="float" office:value="-0.000645659888913075">
            <text:p>-0.0006456599</text:p>
          </table:table-cell>
          <table:table-cell office:value-type="float" office:value="0.000559161860890816">
            <text:p>0.0005591619</text:p>
          </table:table-cell>
          <table:table-cell office:value-type="float" office:value="-0.00120482174980389">
            <text:p>-0.0012048217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5">
            <text:p>25</text:p>
          </table:table-cell>
          <table:table-cell table:formula="of:=1.01325*[.B396]" office:value-type="float" office:value="25.33125">
            <text:p>25.331250</text:p>
          </table:table-cell>
          <table:table-cell office:value-type="float" office:value="0.000000729">
            <text:p>7.2900E-07</text:p>
          </table:table-cell>
          <table:table-cell table:formula="of:=[.$H$9]+[.$H$10]*[.A396]+[.$H$11]*[.A396]^2+[.$H$12]*[.A396]^3+[.$H$13]*[.A396]^4+[.$H$14]*[.A396]^5+[.$H$15]*[.A396]^6+[.$H$16]*[.C396]+[.$H$17]*[.A396]*[.C396]+[.$H$18]*[.A396]^2*[.C396]+[.$H$19]*[.A396]^3*[.C396]+[.$H$20]*[.A396]^4*[.C396]+[.$H$21]*[.A396]^5*[.C396]+[.$H$22]*[.A396]^6*[.C396]+[.$H$23]*[.C396]^2+[.$H$24]*[.A396]*[.C396]^2+[.$H$25]*[.A396]^2*[.C396]^2+[.$H$26]*[.A396]^3*[.C396]^2+[.$H$27]*[.A396]^4*[.C396]^2+[.$H$28]*[.A396]^5*[.C396]^2+[.$H$29]*[.A396]^6*[.C396]^2+[.$H$30]*[.C396]^3+[.$H$31]*[.A396]*[.C396]^3+[.$H$32]*[.A396]^2*[.C396]^3+[.$H$33]*[.A396]^3*[.C396]^3+[.$H$34]*[.A396]^4*[.C396]^3+[.$H$35]*[.A396]^5*[.C396]^3+[.$H$36]*[.A396]^6*[.C396]^3+[.$H$37]*[.C396]^4+[.$H$38]*[.A396]*[.C396]^4+[.$H$39]*[.A396]^2*[.C396]^4+[.$H$40]*[.A396]^3*[.C396]^4+[.$H$41]*[.A396]^4*[.C396]^4+[.$H$42]*[.A396]^5*[.C396]^4+[.$H$43]*[.A396]^6*[.C396]^4+[.$H$44]*[.C396]^5+[.$H$45]*[.A396]*[.C396]^5+[.$H$46]*[.A396]^2*[.C396]^5+[.$H$47]*[.A396]^3*[.C396]^5+[.$H$48]*[.A396]^4*[.C396]^5+[.$H$49]*[.A396]^5*[.C396]^5+[.$H$50]*[.A396]^6*[.C396]^5+[.$H$51]*[.C396]^6+[.$H$52]*[.A396]*[.C396]^6+[.$H$53]*[.A396]^2*[.C396]^6+[.$H$54]*[.A396]^3*[.C396]^6+[.$H$55]*[.A396]^4*[.C396]^6+[.$H$56]*[.A396]^5*[.C396]^6+[.$H$57]*[.A396]^6*[.C396]^6" office:value-type="float" office:value="0.000561969090146206">
            <text:p>5.6197E-04</text:p>
          </table:table-cell>
          <table:table-cell table:number-columns-repeated="4"/>
          <table:table-cell office:value-type="float" office:value="0.2">
            <text:p>0.20</text:p>
          </table:table-cell>
          <table:table-cell office:value-type="float" office:value="0.000561969090145582">
            <text:p>0.0005619691</text:p>
          </table:table-cell>
          <table:table-cell table:formula="of:=[.K396]-[.E396]" office:value-type="float" office:value="-6.24500451351651E-016">
            <text:p>-0</text:p>
          </table:table-cell>
          <table:table-cell table:formula="of:=100*([.K396]-[.D396])/[.D396]" office:value-type="float" office:value="76987.6666866367">
            <text:p>76987.6666866367</text:p>
          </table:table-cell>
          <table:table-cell/>
          <table:table-cell office:value-type="float" office:value="0.2">
            <text:p>0.20</text:p>
          </table:table-cell>
          <table:table-cell office:value-type="float" office:value="-0.00170601733735298">
            <text:p>-0.0017060173</text:p>
          </table:table-cell>
          <table:table-cell table:formula="of:=100*([.P396]-[.D396])/[.D396]" office:value-type="float" office:value="-234121.582627295">
            <text:p>-234121.582627295</text:p>
          </table:table-cell>
          <table:table-cell/>
          <table:table-cell office:value-type="float" office:value="1">
            <text:p>1.00</text:p>
          </table:table-cell>
          <table:table-cell office:value-type="float" office:value="-0.0012236286897358">
            <text:p>-0.0012236287</text:p>
          </table:table-cell>
          <table:table-cell office:value-type="float" office:value="0.000889793663273691">
            <text:p>0.0008897937</text:p>
          </table:table-cell>
          <table:table-cell office:value-type="float" office:value="-0.00211342235300949">
            <text:p>-0.002113422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">
            <text:p>25</text:p>
          </table:table-cell>
          <table:table-cell table:formula="of:=1.01325*[.B397]" office:value-type="float" office:value="25.33125">
            <text:p>25.331250</text:p>
          </table:table-cell>
          <table:table-cell office:value-type="float" office:value="0.000001426">
            <text:p>1.4260E-06</text:p>
          </table:table-cell>
          <table:table-cell table:formula="of:=[.$H$9]+[.$H$10]*[.A397]+[.$H$11]*[.A397]^2+[.$H$12]*[.A397]^3+[.$H$13]*[.A397]^4+[.$H$14]*[.A397]^5+[.$H$15]*[.A397]^6+[.$H$16]*[.C397]+[.$H$17]*[.A397]*[.C397]+[.$H$18]*[.A397]^2*[.C397]+[.$H$19]*[.A397]^3*[.C397]+[.$H$20]*[.A397]^4*[.C397]+[.$H$21]*[.A397]^5*[.C397]+[.$H$22]*[.A397]^6*[.C397]+[.$H$23]*[.C397]^2+[.$H$24]*[.A397]*[.C397]^2+[.$H$25]*[.A397]^2*[.C397]^2+[.$H$26]*[.A397]^3*[.C397]^2+[.$H$27]*[.A397]^4*[.C397]^2+[.$H$28]*[.A397]^5*[.C397]^2+[.$H$29]*[.A397]^6*[.C397]^2+[.$H$30]*[.C397]^3+[.$H$31]*[.A397]*[.C397]^3+[.$H$32]*[.A397]^2*[.C397]^3+[.$H$33]*[.A397]^3*[.C397]^3+[.$H$34]*[.A397]^4*[.C397]^3+[.$H$35]*[.A397]^5*[.C397]^3+[.$H$36]*[.A397]^6*[.C397]^3+[.$H$37]*[.C397]^4+[.$H$38]*[.A397]*[.C397]^4+[.$H$39]*[.A397]^2*[.C397]^4+[.$H$40]*[.A397]^3*[.C397]^4+[.$H$41]*[.A397]^4*[.C397]^4+[.$H$42]*[.A397]^5*[.C397]^4+[.$H$43]*[.A397]^6*[.C397]^4+[.$H$44]*[.C397]^5+[.$H$45]*[.A397]*[.C397]^5+[.$H$46]*[.A397]^2*[.C397]^5+[.$H$47]*[.A397]^3*[.C397]^5+[.$H$48]*[.A397]^4*[.C397]^5+[.$H$49]*[.A397]^5*[.C397]^5+[.$H$50]*[.A397]^6*[.C397]^5+[.$H$51]*[.C397]^6+[.$H$52]*[.A397]*[.C397]^6+[.$H$53]*[.A397]^2*[.C397]^6+[.$H$54]*[.A397]^3*[.C397]^6+[.$H$55]*[.A397]^4*[.C397]^6+[.$H$56]*[.A397]^5*[.C397]^6+[.$H$57]*[.A397]^6*[.C397]^6" office:value-type="float" office:value="0.000443075332051897">
            <text:p>4.4308E-04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0443075332051348">
            <text:p>0.0004430753</text:p>
          </table:table-cell>
          <table:table-cell table:formula="of:=[.K397]-[.E397]" office:value-type="float" office:value="-5.48985770038035E-016">
            <text:p>-0</text:p>
          </table:table-cell>
          <table:table-cell table:formula="of:=100*([.K397]-[.D397])/[.D397]" office:value-type="float" office:value="30971.2014061254">
            <text:p>30971.2014061254</text:p>
          </table:table-cell>
          <table:table-cell/>
          <table:table-cell office:value-type="float" office:value="0.25">
            <text:p>0.25</text:p>
          </table:table-cell>
          <table:table-cell office:value-type="float" office:value="-0.000749290965337947">
            <text:p>-0.000749291</text:p>
          </table:table-cell>
          <table:table-cell table:formula="of:=100*([.P397]-[.D397])/[.D397]" office:value-type="float" office:value="-52644.9484809219">
            <text:p>-52644.9484809219</text:p>
          </table:table-cell>
          <table:table-cell/>
          <table:table-cell office:value-type="float" office:value="1.05">
            <text:p>1.05</text:p>
          </table:table-cell>
          <table:table-cell office:value-type="float" office:value="-0.00195475634077102">
            <text:p>-0.0019547563</text:p>
          </table:table-cell>
          <table:table-cell office:value-type="float" office:value="0.0013832760409237">
            <text:p>0.001383276</text:p>
          </table:table-cell>
          <table:table-cell office:value-type="float" office:value="-0.00333803238169473">
            <text:p>-0.0033380324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5">
            <text:p>25</text:p>
          </table:table-cell>
          <table:table-cell table:formula="of:=1.01325*[.B398]" office:value-type="float" office:value="25.33125">
            <text:p>25.331250</text:p>
          </table:table-cell>
          <table:table-cell office:value-type="float" office:value="0.00000247">
            <text:p>2.4700E-06</text:p>
          </table:table-cell>
          <table:table-cell table:formula="of:=[.$H$9]+[.$H$10]*[.A398]+[.$H$11]*[.A398]^2+[.$H$12]*[.A398]^3+[.$H$13]*[.A398]^4+[.$H$14]*[.A398]^5+[.$H$15]*[.A398]^6+[.$H$16]*[.C398]+[.$H$17]*[.A398]*[.C398]+[.$H$18]*[.A398]^2*[.C398]+[.$H$19]*[.A398]^3*[.C398]+[.$H$20]*[.A398]^4*[.C398]+[.$H$21]*[.A398]^5*[.C398]+[.$H$22]*[.A398]^6*[.C398]+[.$H$23]*[.C398]^2+[.$H$24]*[.A398]*[.C398]^2+[.$H$25]*[.A398]^2*[.C398]^2+[.$H$26]*[.A398]^3*[.C398]^2+[.$H$27]*[.A398]^4*[.C398]^2+[.$H$28]*[.A398]^5*[.C398]^2+[.$H$29]*[.A398]^6*[.C398]^2+[.$H$30]*[.C398]^3+[.$H$31]*[.A398]*[.C398]^3+[.$H$32]*[.A398]^2*[.C398]^3+[.$H$33]*[.A398]^3*[.C398]^3+[.$H$34]*[.A398]^4*[.C398]^3+[.$H$35]*[.A398]^5*[.C398]^3+[.$H$36]*[.A398]^6*[.C398]^3+[.$H$37]*[.C398]^4+[.$H$38]*[.A398]*[.C398]^4+[.$H$39]*[.A398]^2*[.C398]^4+[.$H$40]*[.A398]^3*[.C398]^4+[.$H$41]*[.A398]^4*[.C398]^4+[.$H$42]*[.A398]^5*[.C398]^4+[.$H$43]*[.A398]^6*[.C398]^4+[.$H$44]*[.C398]^5+[.$H$45]*[.A398]*[.C398]^5+[.$H$46]*[.A398]^2*[.C398]^5+[.$H$47]*[.A398]^3*[.C398]^5+[.$H$48]*[.A398]^4*[.C398]^5+[.$H$49]*[.A398]^5*[.C398]^5+[.$H$50]*[.A398]^6*[.C398]^5+[.$H$51]*[.C398]^6+[.$H$52]*[.A398]*[.C398]^6+[.$H$53]*[.A398]^2*[.C398]^6+[.$H$54]*[.A398]^3*[.C398]^6+[.$H$55]*[.A398]^4*[.C398]^6+[.$H$56]*[.A398]^5*[.C398]^6+[.$H$57]*[.A398]^6*[.C398]^6" office:value-type="float" office:value="0.000167694234971591">
            <text:p>1.6769E-04</text:p>
          </table:table-cell>
          <table:table-cell table:number-columns-repeated="4"/>
          <table:table-cell office:value-type="float" office:value="0.3">
            <text:p>0.30</text:p>
          </table:table-cell>
          <table:table-cell office:value-type="float" office:value="0.000167694234970504">
            <text:p>0.0001676942</text:p>
          </table:table-cell>
          <table:table-cell table:formula="of:=[.K398]-[.E398]" office:value-type="float" office:value="-1.08723793856846E-015">
            <text:p>-0</text:p>
          </table:table-cell>
          <table:table-cell table:formula="of:=100*([.K398]-[.D398])/[.D398]" office:value-type="float" office:value="6689.24028220663">
            <text:p>6689.2402822066</text:p>
          </table:table-cell>
          <table:table-cell/>
          <table:table-cell office:value-type="float" office:value="0.3">
            <text:p>0.30</text:p>
          </table:table-cell>
          <table:table-cell table:style-name="ce7" office:value-type="string">
            <text:p>-3.374639640472788e-05</text:p>
          </table:table-cell>
          <table:table-cell table:formula="of:=100*([.P398]-[.D398])/[.D398]" office:value-type="float" office:value="-1466.25086658817">
            <text:p>-1466.2508665882</text:p>
          </table:table-cell>
          <table:table-cell/>
          <table:table-cell office:value-type="float" office:value="1.1">
            <text:p>1.10</text:p>
          </table:table-cell>
          <table:table-cell office:value-type="float" office:value="-0.00282854763977358">
            <text:p>-0.0028285476</text:p>
          </table:table-cell>
          <table:table-cell office:value-type="float" office:value="0.00206420122610856">
            <text:p>0.0020642012</text:p>
          </table:table-cell>
          <table:table-cell office:value-type="float" office:value="-0.00489274886588215">
            <text:p>-0.0048927489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5">
            <text:p>25</text:p>
          </table:table-cell>
          <table:table-cell table:formula="of:=1.01325*[.B399]" office:value-type="float" office:value="25.33125">
            <text:p>25.331250</text:p>
          </table:table-cell>
          <table:table-cell office:value-type="float" office:value="0.000003919">
            <text:p>3.9190E-06</text:p>
          </table:table-cell>
          <table:table-cell table:formula="of:=[.$H$9]+[.$H$10]*[.A399]+[.$H$11]*[.A399]^2+[.$H$12]*[.A399]^3+[.$H$13]*[.A399]^4+[.$H$14]*[.A399]^5+[.$H$15]*[.A399]^6+[.$H$16]*[.C399]+[.$H$17]*[.A399]*[.C399]+[.$H$18]*[.A399]^2*[.C399]+[.$H$19]*[.A399]^3*[.C399]+[.$H$20]*[.A399]^4*[.C399]+[.$H$21]*[.A399]^5*[.C399]+[.$H$22]*[.A399]^6*[.C399]+[.$H$23]*[.C399]^2+[.$H$24]*[.A399]*[.C399]^2+[.$H$25]*[.A399]^2*[.C399]^2+[.$H$26]*[.A399]^3*[.C399]^2+[.$H$27]*[.A399]^4*[.C399]^2+[.$H$28]*[.A399]^5*[.C399]^2+[.$H$29]*[.A399]^6*[.C399]^2+[.$H$30]*[.C399]^3+[.$H$31]*[.A399]*[.C399]^3+[.$H$32]*[.A399]^2*[.C399]^3+[.$H$33]*[.A399]^3*[.C399]^3+[.$H$34]*[.A399]^4*[.C399]^3+[.$H$35]*[.A399]^5*[.C399]^3+[.$H$36]*[.A399]^6*[.C399]^3+[.$H$37]*[.C399]^4+[.$H$38]*[.A399]*[.C399]^4+[.$H$39]*[.A399]^2*[.C399]^4+[.$H$40]*[.A399]^3*[.C399]^4+[.$H$41]*[.A399]^4*[.C399]^4+[.$H$42]*[.A399]^5*[.C399]^4+[.$H$43]*[.A399]^6*[.C399]^4+[.$H$44]*[.C399]^5+[.$H$45]*[.A399]*[.C399]^5+[.$H$46]*[.A399]^2*[.C399]^5+[.$H$47]*[.A399]^3*[.C399]^5+[.$H$48]*[.A399]^4*[.C399]^5+[.$H$49]*[.A399]^5*[.C399]^5+[.$H$50]*[.A399]^6*[.C399]^5+[.$H$51]*[.C399]^6+[.$H$52]*[.A399]*[.C399]^6+[.$H$53]*[.A399]^2*[.C399]^6+[.$H$54]*[.A399]^3*[.C399]^6+[.$H$55]*[.A399]^4*[.C399]^6+[.$H$56]*[.A399]^5*[.C399]^6+[.$H$57]*[.A399]^6*[.C399]^6" office:value-type="float" office:value="-0.000120882654052162">
            <text:p>-1.2088E-04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-0.000120882654053123">
            <text:p>-0.0001208827</text:p>
          </table:table-cell>
          <table:table-cell table:formula="of:=[.K399]-[.E399]" office:value-type="float" office:value="-9.61036805691151E-016">
            <text:p>-0</text:p>
          </table:table-cell>
          <table:table-cell table:formula="of:=100*([.K399]-[.D399])/[.D399]" office:value-type="float" office:value="-3184.52804422361">
            <text:p>-3184.5280442236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0469600430176223">
            <text:p>0.0004696004</text:p>
          </table:table-cell>
          <table:table-cell table:formula="of:=100*([.P399]-[.D399])/[.D399]" office:value-type="float" office:value="11882.6596115392">
            <text:p>11882.6596115392</text:p>
          </table:table-cell>
          <table:table-cell/>
          <table:table-cell office:value-type="float" office:value="1.15">
            <text:p>1.15</text:p>
          </table:table-cell>
          <table:table-cell office:value-type="float" office:value="-0.00383197277669911">
            <text:p>-0.0038319728</text:p>
          </table:table-cell>
          <table:table-cell office:value-type="float" office:value="0.00295709693820588">
            <text:p>0.0029570969</text:p>
          </table:table-cell>
          <table:table-cell office:value-type="float" office:value="-0.00678906971490499">
            <text:p>-0.0067890697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5">
            <text:p>25</text:p>
          </table:table-cell>
          <table:table-cell table:formula="of:=1.01325*[.B400]" office:value-type="float" office:value="25.33125">
            <text:p>25.331250</text:p>
          </table:table-cell>
          <table:table-cell office:value-type="float" office:value="0.000005732">
            <text:p>5.7320E-06</text:p>
          </table:table-cell>
          <table:table-cell table:formula="of:=[.$H$9]+[.$H$10]*[.A400]+[.$H$11]*[.A400]^2+[.$H$12]*[.A400]^3+[.$H$13]*[.A400]^4+[.$H$14]*[.A400]^5+[.$H$15]*[.A400]^6+[.$H$16]*[.C400]+[.$H$17]*[.A400]*[.C400]+[.$H$18]*[.A400]^2*[.C400]+[.$H$19]*[.A400]^3*[.C400]+[.$H$20]*[.A400]^4*[.C400]+[.$H$21]*[.A400]^5*[.C400]+[.$H$22]*[.A400]^6*[.C400]+[.$H$23]*[.C400]^2+[.$H$24]*[.A400]*[.C400]^2+[.$H$25]*[.A400]^2*[.C400]^2+[.$H$26]*[.A400]^3*[.C400]^2+[.$H$27]*[.A400]^4*[.C400]^2+[.$H$28]*[.A400]^5*[.C400]^2+[.$H$29]*[.A400]^6*[.C400]^2+[.$H$30]*[.C400]^3+[.$H$31]*[.A400]*[.C400]^3+[.$H$32]*[.A400]^2*[.C400]^3+[.$H$33]*[.A400]^3*[.C400]^3+[.$H$34]*[.A400]^4*[.C400]^3+[.$H$35]*[.A400]^5*[.C400]^3+[.$H$36]*[.A400]^6*[.C400]^3+[.$H$37]*[.C400]^4+[.$H$38]*[.A400]*[.C400]^4+[.$H$39]*[.A400]^2*[.C400]^4+[.$H$40]*[.A400]^3*[.C400]^4+[.$H$41]*[.A400]^4*[.C400]^4+[.$H$42]*[.A400]^5*[.C400]^4+[.$H$43]*[.A400]^6*[.C400]^4+[.$H$44]*[.C400]^5+[.$H$45]*[.A400]*[.C400]^5+[.$H$46]*[.A400]^2*[.C400]^5+[.$H$47]*[.A400]^3*[.C400]^5+[.$H$48]*[.A400]^4*[.C400]^5+[.$H$49]*[.A400]^5*[.C400]^5+[.$H$50]*[.A400]^6*[.C400]^5+[.$H$51]*[.C400]^6+[.$H$52]*[.A400]*[.C400]^6+[.$H$53]*[.A400]^2*[.C400]^6+[.$H$54]*[.A400]^3*[.C400]^6+[.$H$55]*[.A400]^4*[.C400]^6+[.$H$56]*[.A400]^5*[.C400]^6+[.$H$57]*[.A400]^6*[.C400]^6" office:value-type="float" office:value="-0.000338289727777415">
            <text:p>-3.3829E-04</text:p>
          </table:table-cell>
          <table:table-cell table:number-columns-repeated="4"/>
          <table:table-cell office:value-type="float" office:value="0.4">
            <text:p>0.40</text:p>
          </table:table-cell>
          <table:table-cell office:value-type="float" office:value="-0.000338289727780523">
            <text:p>-0.0003382897</text:p>
          </table:table-cell>
          <table:table-cell table:formula="of:=[.K400]-[.E400]" office:value-type="float" office:value="-3.10775710721245E-015">
            <text:p>-0</text:p>
          </table:table-cell>
          <table:table-cell table:formula="of:=100*([.K400]-[.D400])/[.D400]" office:value-type="float" office:value="-6001.77473448225">
            <text:p>-6001.7747344823</text:p>
          </table:table-cell>
          <table:table-cell/>
          <table:table-cell office:value-type="float" office:value="0.4">
            <text:p>0.40</text:p>
          </table:table-cell>
          <table:table-cell office:value-type="float" office:value="0.000789799762992606">
            <text:p>0.0007897998</text:p>
          </table:table-cell>
          <table:table-cell table:formula="of:=100*([.P400]-[.D400])/[.D400]" office:value-type="float" office:value="13678.7816293197">
            <text:p>13678.7816293197</text:p>
          </table:table-cell>
          <table:table-cell/>
          <table:table-cell office:value-type="float" office:value="1.2">
            <text:p>1.20</text:p>
          </table:table-cell>
          <table:table-cell office:value-type="float" office:value="-0.00495351184306836">
            <text:p>-0.0049535118</text:p>
          </table:table-cell>
          <table:table-cell office:value-type="float" office:value="0.00408639371172446">
            <text:p>0.0040863937</text:p>
          </table:table-cell>
          <table:table-cell office:value-type="float" office:value="-0.00903990555479282">
            <text:p>-0.0090399056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5">
            <text:p>25</text:p>
          </table:table-cell>
          <table:table-cell table:formula="of:=1.01325*[.B401]" office:value-type="float" office:value="25.33125">
            <text:p>25.331250</text:p>
          </table:table-cell>
          <table:table-cell office:value-type="float" office:value="0.000007407">
            <text:p>7.4070E-06</text:p>
          </table:table-cell>
          <table:table-cell table:formula="of:=[.$H$9]+[.$H$10]*[.A401]+[.$H$11]*[.A401]^2+[.$H$12]*[.A401]^3+[.$H$13]*[.A401]^4+[.$H$14]*[.A401]^5+[.$H$15]*[.A401]^6+[.$H$16]*[.C401]+[.$H$17]*[.A401]*[.C401]+[.$H$18]*[.A401]^2*[.C401]+[.$H$19]*[.A401]^3*[.C401]+[.$H$20]*[.A401]^4*[.C401]+[.$H$21]*[.A401]^5*[.C401]+[.$H$22]*[.A401]^6*[.C401]+[.$H$23]*[.C401]^2+[.$H$24]*[.A401]*[.C401]^2+[.$H$25]*[.A401]^2*[.C401]^2+[.$H$26]*[.A401]^3*[.C401]^2+[.$H$27]*[.A401]^4*[.C401]^2+[.$H$28]*[.A401]^5*[.C401]^2+[.$H$29]*[.A401]^6*[.C401]^2+[.$H$30]*[.C401]^3+[.$H$31]*[.A401]*[.C401]^3+[.$H$32]*[.A401]^2*[.C401]^3+[.$H$33]*[.A401]^3*[.C401]^3+[.$H$34]*[.A401]^4*[.C401]^3+[.$H$35]*[.A401]^5*[.C401]^3+[.$H$36]*[.A401]^6*[.C401]^3+[.$H$37]*[.C401]^4+[.$H$38]*[.A401]*[.C401]^4+[.$H$39]*[.A401]^2*[.C401]^4+[.$H$40]*[.A401]^3*[.C401]^4+[.$H$41]*[.A401]^4*[.C401]^4+[.$H$42]*[.A401]^5*[.C401]^4+[.$H$43]*[.A401]^6*[.C401]^4+[.$H$44]*[.C401]^5+[.$H$45]*[.A401]*[.C401]^5+[.$H$46]*[.A401]^2*[.C401]^5+[.$H$47]*[.A401]^3*[.C401]^5+[.$H$48]*[.A401]^4*[.C401]^5+[.$H$49]*[.A401]^5*[.C401]^5+[.$H$50]*[.A401]^6*[.C401]^5+[.$H$51]*[.C401]^6+[.$H$52]*[.A401]*[.C401]^6+[.$H$53]*[.A401]^2*[.C401]^6+[.$H$54]*[.A401]^3*[.C401]^6+[.$H$55]*[.A401]^4*[.C401]^6+[.$H$56]*[.A401]^5*[.C401]^6+[.$H$57]*[.A401]^6*[.C401]^6" office:value-type="float" office:value="-0.000446413795451184">
            <text:p>-4.4641E-04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-0.000446413795451581">
            <text:p>-0.0004464138</text:p>
          </table:table-cell>
          <table:table-cell table:formula="of:=[.K401]-[.E401]" office:value-type="float" office:value="-3.97251675998689E-016">
            <text:p>-0</text:p>
          </table:table-cell>
          <table:table-cell table:formula="of:=100*([.K401]-[.D401])/[.D401]" office:value-type="float" office:value="-6126.91771907089">
            <text:p>-6126.9177190709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955937251613486">
            <text:p>0.0009559373</text:p>
          </table:table-cell>
          <table:table-cell table:formula="of:=100*([.P401]-[.D401])/[.D401]" office:value-type="float" office:value="12805.8627192316">
            <text:p>12805.8627192316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0061881476647061">
            <text:p>-0.0061881477</text:p>
          </table:table-cell>
          <table:table-cell office:value-type="float" office:value="0.00547638319492951">
            <text:p>0.0054763832</text:p>
          </table:table-cell>
          <table:table-cell office:value-type="float" office:value="-0.0116645308596356">
            <text:p>-0.0116645309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5">
            <text:p>25</text:p>
          </table:table-cell>
          <table:table-cell table:formula="of:=1.01325*[.B402]" office:value-type="float" office:value="25.33125">
            <text:p>25.331250</text:p>
          </table:table-cell>
          <table:table-cell office:value-type="float" office:value="0.000007271">
            <text:p>7.2710E-06</text:p>
          </table:table-cell>
          <table:table-cell table:formula="of:=[.$H$9]+[.$H$10]*[.A402]+[.$H$11]*[.A402]^2+[.$H$12]*[.A402]^3+[.$H$13]*[.A402]^4+[.$H$14]*[.A402]^5+[.$H$15]*[.A402]^6+[.$H$16]*[.C402]+[.$H$17]*[.A402]*[.C402]+[.$H$18]*[.A402]^2*[.C402]+[.$H$19]*[.A402]^3*[.C402]+[.$H$20]*[.A402]^4*[.C402]+[.$H$21]*[.A402]^5*[.C402]+[.$H$22]*[.A402]^6*[.C402]+[.$H$23]*[.C402]^2+[.$H$24]*[.A402]*[.C402]^2+[.$H$25]*[.A402]^2*[.C402]^2+[.$H$26]*[.A402]^3*[.C402]^2+[.$H$27]*[.A402]^4*[.C402]^2+[.$H$28]*[.A402]^5*[.C402]^2+[.$H$29]*[.A402]^6*[.C402]^2+[.$H$30]*[.C402]^3+[.$H$31]*[.A402]*[.C402]^3+[.$H$32]*[.A402]^2*[.C402]^3+[.$H$33]*[.A402]^3*[.C402]^3+[.$H$34]*[.A402]^4*[.C402]^3+[.$H$35]*[.A402]^5*[.C402]^3+[.$H$36]*[.A402]^6*[.C402]^3+[.$H$37]*[.C402]^4+[.$H$38]*[.A402]*[.C402]^4+[.$H$39]*[.A402]^2*[.C402]^4+[.$H$40]*[.A402]^3*[.C402]^4+[.$H$41]*[.A402]^4*[.C402]^4+[.$H$42]*[.A402]^5*[.C402]^4+[.$H$43]*[.A402]^6*[.C402]^4+[.$H$44]*[.C402]^5+[.$H$45]*[.A402]*[.C402]^5+[.$H$46]*[.A402]^2*[.C402]^5+[.$H$47]*[.A402]^3*[.C402]^5+[.$H$48]*[.A402]^4*[.C402]^5+[.$H$49]*[.A402]^5*[.C402]^5+[.$H$50]*[.A402]^6*[.C402]^5+[.$H$51]*[.C402]^6+[.$H$52]*[.A402]*[.C402]^6+[.$H$53]*[.A402]^2*[.C402]^6+[.$H$54]*[.A402]^3*[.C402]^6+[.$H$55]*[.A402]^4*[.C402]^6+[.$H$56]*[.A402]^5*[.C402]^6+[.$H$57]*[.A402]^6*[.C402]^6" office:value-type="float" office:value="-0.000441977530663888">
            <text:p>-4.4198E-04</text:p>
          </table:table-cell>
          <table:table-cell table:number-columns-repeated="4"/>
          <table:table-cell office:value-type="float" office:value="0.5">
            <text:p>0.50</text:p>
          </table:table-cell>
          <table:table-cell office:value-type="float" office:value="-0.000441977530663301">
            <text:p>-0.0004419775</text:p>
          </table:table-cell>
          <table:table-cell table:formula="of:=[.K402]-[.E402]" office:value-type="float" office:value="5.86390744988785E-016">
            <text:p>0</text:p>
          </table:table-cell>
          <table:table-cell table:formula="of:=100*([.K402]-[.D402])/[.D402]" office:value-type="float" office:value="-6178.63472236695">
            <text:p>-6178.634722367</text:p>
          </table:table-cell>
          <table:table-cell/>
          <table:table-cell office:value-type="float" office:value="0.5">
            <text:p>0.50</text:p>
          </table:table-cell>
          <table:table-cell office:value-type="float" office:value="0.000997112466399554">
            <text:p>0.0009971125</text:p>
          </table:table-cell>
          <table:table-cell table:formula="of:=100*([.P402]-[.D402])/[.D402]" office:value-type="float" office:value="13613.5533819221">
            <text:p>13613.5533819221</text:p>
          </table:table-cell>
          <table:table-cell/>
          <table:table-cell office:value-type="float" office:value="1.3">
            <text:p>1.30</text:p>
          </table:table-cell>
          <table:table-cell office:value-type="float" office:value="-0.00754330695619387">
            <text:p>-0.007543307</text:p>
          </table:table-cell>
          <table:table-cell office:value-type="float" office:value="0.00715116646166529">
            <text:p>0.0071511665</text:p>
          </table:table-cell>
          <table:table-cell office:value-type="float" office:value="-0.0146944734178592">
            <text:p>-0.014694473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5">
            <text:p>25</text:p>
          </table:table-cell>
          <table:table-cell table:formula="of:=1.01325*[.B403]" office:value-type="float" office:value="25.33125">
            <text:p>25.331250</text:p>
          </table:table-cell>
          <table:table-cell office:value-type="float" office:value="0.000001361">
            <text:p>1.3610E-06</text:p>
          </table:table-cell>
          <table:table-cell table:formula="of:=[.$H$9]+[.$H$10]*[.A403]+[.$H$11]*[.A403]^2+[.$H$12]*[.A403]^3+[.$H$13]*[.A403]^4+[.$H$14]*[.A403]^5+[.$H$15]*[.A403]^6+[.$H$16]*[.C403]+[.$H$17]*[.A403]*[.C403]+[.$H$18]*[.A403]^2*[.C403]+[.$H$19]*[.A403]^3*[.C403]+[.$H$20]*[.A403]^4*[.C403]+[.$H$21]*[.A403]^5*[.C403]+[.$H$22]*[.A403]^6*[.C403]+[.$H$23]*[.C403]^2+[.$H$24]*[.A403]*[.C403]^2+[.$H$25]*[.A403]^2*[.C403]^2+[.$H$26]*[.A403]^3*[.C403]^2+[.$H$27]*[.A403]^4*[.C403]^2+[.$H$28]*[.A403]^5*[.C403]^2+[.$H$29]*[.A403]^6*[.C403]^2+[.$H$30]*[.C403]^3+[.$H$31]*[.A403]*[.C403]^3+[.$H$32]*[.A403]^2*[.C403]^3+[.$H$33]*[.A403]^3*[.C403]^3+[.$H$34]*[.A403]^4*[.C403]^3+[.$H$35]*[.A403]^5*[.C403]^3+[.$H$36]*[.A403]^6*[.C403]^3+[.$H$37]*[.C403]^4+[.$H$38]*[.A403]*[.C403]^4+[.$H$39]*[.A403]^2*[.C403]^4+[.$H$40]*[.A403]^3*[.C403]^4+[.$H$41]*[.A403]^4*[.C403]^4+[.$H$42]*[.A403]^5*[.C403]^4+[.$H$43]*[.A403]^6*[.C403]^4+[.$H$44]*[.C403]^5+[.$H$45]*[.A403]*[.C403]^5+[.$H$46]*[.A403]^2*[.C403]^5+[.$H$47]*[.A403]^3*[.C403]^5+[.$H$48]*[.A403]^4*[.C403]^5+[.$H$49]*[.A403]^5*[.C403]^5+[.$H$50]*[.A403]^6*[.C403]^5+[.$H$51]*[.C403]^6+[.$H$52]*[.A403]*[.C403]^6+[.$H$53]*[.A403]^2*[.C403]^6+[.$H$54]*[.A403]^3*[.C403]^6+[.$H$55]*[.A403]^4*[.C403]^6+[.$H$56]*[.A403]^5*[.C403]^6+[.$H$57]*[.A403]^6*[.C403]^6" office:value-type="float" office:value="-0.000346379890390353">
            <text:p>-3.4638E-04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-0.000346379890394523">
            <text:p>-0.0003463799</text:p>
          </table:table-cell>
          <table:table-cell table:formula="of:=[.K403]-[.E403]" office:value-type="float" office:value="-4.17022102613962E-015">
            <text:p>-0</text:p>
          </table:table-cell>
          <table:table-cell table:formula="of:=100*([.K403]-[.D403])/[.D403]" office:value-type="float" office:value="-25550.3960613169">
            <text:p>-25550.3960613169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0094242525946751">
            <text:p>0.0009424253</text:p>
          </table:table-cell>
          <table:table-cell table:formula="of:=100*([.P403]-[.D403])/[.D403]" office:value-type="float" office:value="69145.0594759375">
            <text:p>69145.0594759375</text:p>
          </table:table-cell>
          <table:table-cell/>
          <table:table-cell office:value-type="float" office:value="1.35">
            <text:p>1.35</text:p>
          </table:table-cell>
          <table:table-cell office:value-type="float" office:value="-0.00904574979742545">
            <text:p>-0.0090457498</text:p>
          </table:table-cell>
          <table:table-cell office:value-type="float" office:value="0.00913459143803848">
            <text:p>0.0091345914</text:p>
          </table:table-cell>
          <table:table-cell office:value-type="float" office:value="-0.0181803412354639">
            <text:p>-0.0181803412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5">
            <text:p>25</text:p>
          </table:table-cell>
          <table:table-cell table:formula="of:=1.01325*[.B404]" office:value-type="float" office:value="25.33125">
            <text:p>25.331250</text:p>
          </table:table-cell>
          <table:table-cell office:value-type="float" office:value="-0.00001709">
            <text:p>-1.7090E-05</text:p>
          </table:table-cell>
          <table:table-cell table:formula="of:=[.$H$9]+[.$H$10]*[.A404]+[.$H$11]*[.A404]^2+[.$H$12]*[.A404]^3+[.$H$13]*[.A404]^4+[.$H$14]*[.A404]^5+[.$H$15]*[.A404]^6+[.$H$16]*[.C404]+[.$H$17]*[.A404]*[.C404]+[.$H$18]*[.A404]^2*[.C404]+[.$H$19]*[.A404]^3*[.C404]+[.$H$20]*[.A404]^4*[.C404]+[.$H$21]*[.A404]^5*[.C404]+[.$H$22]*[.A404]^6*[.C404]+[.$H$23]*[.C404]^2+[.$H$24]*[.A404]*[.C404]^2+[.$H$25]*[.A404]^2*[.C404]^2+[.$H$26]*[.A404]^3*[.C404]^2+[.$H$27]*[.A404]^4*[.C404]^2+[.$H$28]*[.A404]^5*[.C404]^2+[.$H$29]*[.A404]^6*[.C404]^2+[.$H$30]*[.C404]^3+[.$H$31]*[.A404]*[.C404]^3+[.$H$32]*[.A404]^2*[.C404]^3+[.$H$33]*[.A404]^3*[.C404]^3+[.$H$34]*[.A404]^4*[.C404]^3+[.$H$35]*[.A404]^5*[.C404]^3+[.$H$36]*[.A404]^6*[.C404]^3+[.$H$37]*[.C404]^4+[.$H$38]*[.A404]*[.C404]^4+[.$H$39]*[.A404]^2*[.C404]^4+[.$H$40]*[.A404]^3*[.C404]^4+[.$H$41]*[.A404]^4*[.C404]^4+[.$H$42]*[.A404]^5*[.C404]^4+[.$H$43]*[.A404]^6*[.C404]^4+[.$H$44]*[.C404]^5+[.$H$45]*[.A404]*[.C404]^5+[.$H$46]*[.A404]^2*[.C404]^5+[.$H$47]*[.A404]^3*[.C404]^5+[.$H$48]*[.A404]^4*[.C404]^5+[.$H$49]*[.A404]^5*[.C404]^5+[.$H$50]*[.A404]^6*[.C404]^5+[.$H$51]*[.C404]^6+[.$H$52]*[.A404]*[.C404]^6+[.$H$53]*[.A404]^2*[.C404]^6+[.$H$54]*[.A404]^3*[.C404]^6+[.$H$55]*[.A404]^4*[.C404]^6+[.$H$56]*[.A404]^5*[.C404]^6+[.$H$57]*[.A404]^6*[.C404]^6" office:value-type="float" office:value="-0.00019679350520975">
            <text:p>-1.9679E-04</text:p>
          </table:table-cell>
          <table:table-cell table:number-columns-repeated="4"/>
          <table:table-cell office:value-type="float" office:value="0.6">
            <text:p>0.60</text:p>
          </table:table-cell>
          <table:table-cell office:value-type="float" office:value="-0.000196793505215898">
            <text:p>-0.0001967935</text:p>
          </table:table-cell>
          <table:table-cell table:formula="of:=[.K404]-[.E404]" office:value-type="float" office:value="-6.14788710391612E-015">
            <text:p>-0</text:p>
          </table:table-cell>
          <table:table-cell table:formula="of:=100*([.K404]-[.D404])/[.D404]" office:value-type="float" office:value="1051.51261097658">
            <text:p>1051.5126109766</text:p>
          </table:table-cell>
          <table:table-cell/>
          <table:table-cell office:value-type="float" office:value="0.6">
            <text:p>0.60</text:p>
          </table:table-cell>
          <table:table-cell office:value-type="float" office:value="0.000820968489227026">
            <text:p>0.0008209685</text:p>
          </table:table-cell>
          <table:table-cell table:formula="of:=100*([.P404]-[.D404])/[.D404]" office:value-type="float" office:value="-4903.79455369822">
            <text:p>-4903.7945536982</text:p>
          </table:table-cell>
          <table:table-cell/>
          <table:table-cell office:value-type="float" office:value="1.4">
            <text:p>1.40</text:p>
          </table:table-cell>
          <table:table-cell office:value-type="float" office:value="-0.0107494074331536">
            <text:p>-0.0107494074</text:p>
          </table:table-cell>
          <table:table-cell office:value-type="float" office:value="0.0114501786254331">
            <text:p>0.0114501786</text:p>
          </table:table-cell>
          <table:table-cell office:value-type="float" office:value="-0.0221995860585866">
            <text:p>-0.0221995861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5">
            <text:p>25</text:p>
          </table:table-cell>
          <table:table-cell table:formula="of:=1.01325*[.B405]" office:value-type="float" office:value="25.33125">
            <text:p>25.331250</text:p>
          </table:table-cell>
          <table:table-cell office:value-type="float" office:value="-0.00005501">
            <text:p>-5.5010E-05</text:p>
          </table:table-cell>
          <table:table-cell table:formula="of:=[.$H$9]+[.$H$10]*[.A405]+[.$H$11]*[.A405]^2+[.$H$12]*[.A405]^3+[.$H$13]*[.A405]^4+[.$H$14]*[.A405]^5+[.$H$15]*[.A405]^6+[.$H$16]*[.C405]+[.$H$17]*[.A405]*[.C405]+[.$H$18]*[.A405]^2*[.C405]+[.$H$19]*[.A405]^3*[.C405]+[.$H$20]*[.A405]^4*[.C405]+[.$H$21]*[.A405]^5*[.C405]+[.$H$22]*[.A405]^6*[.C405]+[.$H$23]*[.C405]^2+[.$H$24]*[.A405]*[.C405]^2+[.$H$25]*[.A405]^2*[.C405]^2+[.$H$26]*[.A405]^3*[.C405]^2+[.$H$27]*[.A405]^4*[.C405]^2+[.$H$28]*[.A405]^5*[.C405]^2+[.$H$29]*[.A405]^6*[.C405]^2+[.$H$30]*[.C405]^3+[.$H$31]*[.A405]*[.C405]^3+[.$H$32]*[.A405]^2*[.C405]^3+[.$H$33]*[.A405]^3*[.C405]^3+[.$H$34]*[.A405]^4*[.C405]^3+[.$H$35]*[.A405]^5*[.C405]^3+[.$H$36]*[.A405]^6*[.C405]^3+[.$H$37]*[.C405]^4+[.$H$38]*[.A405]*[.C405]^4+[.$H$39]*[.A405]^2*[.C405]^4+[.$H$40]*[.A405]^3*[.C405]^4+[.$H$41]*[.A405]^4*[.C405]^4+[.$H$42]*[.A405]^5*[.C405]^4+[.$H$43]*[.A405]^6*[.C405]^4+[.$H$44]*[.C405]^5+[.$H$45]*[.A405]*[.C405]^5+[.$H$46]*[.A405]^2*[.C405]^5+[.$H$47]*[.A405]^3*[.C405]^5+[.$H$48]*[.A405]^4*[.C405]^5+[.$H$49]*[.A405]^5*[.C405]^5+[.$H$50]*[.A405]^6*[.C405]^5+[.$H$51]*[.C405]^6+[.$H$52]*[.A405]*[.C405]^6+[.$H$53]*[.A405]^2*[.C405]^6+[.$H$54]*[.A405]^3*[.C405]^6+[.$H$55]*[.A405]^4*[.C405]^6+[.$H$56]*[.A405]^5*[.C405]^6+[.$H$57]*[.A405]^6*[.C405]^6" office:value-type="float" office:value="-0.0000385190406689134">
            <text:p>-3.8519E-05</text:p>
          </table:table-cell>
          <table:table-cell table:number-columns-repeated="4"/>
          <table:table-cell office:value-type="float" office:value="0.65">
            <text:p>0.65</text:p>
          </table:table-cell>
          <table:table-cell table:style-name="ce7" office:value-type="string">
            <text:p>-3.851904067626866e-05</text:p>
          </table:table-cell>
          <table:table-cell table:formula="of:=[.K405]-[.E405]" office:value-type="float" office:value="-7.35523431440524E-015">
            <text:p>-0</text:p>
          </table:table-cell>
          <table:table-cell table:formula="of:=100*([.K405]-[.D405])/[.D405]" office:value-type="float" office:value="-29.978111840995">
            <text:p>-29.978111841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0661825626170708">
            <text:p>0.0006618256</text:p>
          </table:table-cell>
          <table:table-cell table:formula="of:=100*([.P405]-[.D405])/[.D405]" office:value-type="float" office:value="-1303.10057475133">
            <text:p>-1303.1005747513</text:p>
          </table:table-cell>
          <table:table-cell/>
          <table:table-cell office:value-type="float" office:value="1.45">
            <text:p>1.45</text:p>
          </table:table-cell>
          <table:table-cell office:value-type="float" office:value="-0.0127441683947618">
            <text:p>-0.0127441684</text:p>
          </table:table-cell>
          <table:table-cell office:value-type="float" office:value="0.014121034405737">
            <text:p>0.0141210344</text:p>
          </table:table-cell>
          <table:table-cell office:value-type="float" office:value="-0.0268652028004988">
            <text:p>-0.0268652028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5">
            <text:p>25</text:p>
          </table:table-cell>
          <table:table-cell table:formula="of:=1.01325*[.B406]" office:value-type="float" office:value="25.33125">
            <text:p>25.331250</text:p>
          </table:table-cell>
          <table:table-cell office:value-type="float" office:value="-0.0001279">
            <text:p>-1.2790E-04</text:p>
          </table:table-cell>
          <table:table-cell table:formula="of:=[.$H$9]+[.$H$10]*[.A406]+[.$H$11]*[.A406]^2+[.$H$12]*[.A406]^3+[.$H$13]*[.A406]^4+[.$H$14]*[.A406]^5+[.$H$15]*[.A406]^6+[.$H$16]*[.C406]+[.$H$17]*[.A406]*[.C406]+[.$H$18]*[.A406]^2*[.C406]+[.$H$19]*[.A406]^3*[.C406]+[.$H$20]*[.A406]^4*[.C406]+[.$H$21]*[.A406]^5*[.C406]+[.$H$22]*[.A406]^6*[.C406]+[.$H$23]*[.C406]^2+[.$H$24]*[.A406]*[.C406]^2+[.$H$25]*[.A406]^2*[.C406]^2+[.$H$26]*[.A406]^3*[.C406]^2+[.$H$27]*[.A406]^4*[.C406]^2+[.$H$28]*[.A406]^5*[.C406]^2+[.$H$29]*[.A406]^6*[.C406]^2+[.$H$30]*[.C406]^3+[.$H$31]*[.A406]*[.C406]^3+[.$H$32]*[.A406]^2*[.C406]^3+[.$H$33]*[.A406]^3*[.C406]^3+[.$H$34]*[.A406]^4*[.C406]^3+[.$H$35]*[.A406]^5*[.C406]^3+[.$H$36]*[.A406]^6*[.C406]^3+[.$H$37]*[.C406]^4+[.$H$38]*[.A406]*[.C406]^4+[.$H$39]*[.A406]^2*[.C406]^4+[.$H$40]*[.A406]^3*[.C406]^4+[.$H$41]*[.A406]^4*[.C406]^4+[.$H$42]*[.A406]^5*[.C406]^4+[.$H$43]*[.A406]^6*[.C406]^4+[.$H$44]*[.C406]^5+[.$H$45]*[.A406]*[.C406]^5+[.$H$46]*[.A406]^2*[.C406]^5+[.$H$47]*[.A406]^3*[.C406]^5+[.$H$48]*[.A406]^4*[.C406]^5+[.$H$49]*[.A406]^5*[.C406]^5+[.$H$50]*[.A406]^6*[.C406]^5+[.$H$51]*[.C406]^6+[.$H$52]*[.A406]*[.C406]^6+[.$H$53]*[.A406]^2*[.C406]^6+[.$H$54]*[.A406]^3*[.C406]^6+[.$H$55]*[.A406]^4*[.C406]^6+[.$H$56]*[.A406]^5*[.C406]^6+[.$H$57]*[.A406]^6*[.C406]^6" office:value-type="float" office:value="0.0000814034701185351">
            <text:p>8.1403E-05</text:p>
          </table:table-cell>
          <table:table-cell table:number-columns-repeated="4"/>
          <table:table-cell office:value-type="float" office:value="0.7">
            <text:p>0.70</text:p>
          </table:table-cell>
          <table:table-cell table:style-name="ce7" office:value-type="string">
            <text:p>8.140347011001414e-05</text:p>
          </table:table-cell>
          <table:table-cell table:formula="of:=[.K406]-[.E406]" office:value-type="float" office:value="-8.52096171399808E-015">
            <text:p>-0</text:p>
          </table:table-cell>
          <table:table-cell table:formula="of:=100*([.K406]-[.D406])/[.D406]" office:value-type="float" office:value="-163.646184605171">
            <text:p>-163.6461846052</text:p>
          </table:table-cell>
          <table:table-cell/>
          <table:table-cell office:value-type="float" office:value="0.7">
            <text:p>0.70</text:p>
          </table:table-cell>
          <table:table-cell office:value-type="float" office:value="0.000494071757116233">
            <text:p>0.0004940718</text:p>
          </table:table-cell>
          <table:table-cell table:formula="of:=100*([.P406]-[.D406])/[.D406]" office:value-type="float" office:value="-486.295353491973">
            <text:p>-486.295353492</text:p>
          </table:table-cell>
          <table:table-cell/>
          <table:table-cell office:value-type="float" office:value="1.5">
            <text:p>1.50</text:p>
          </table:table-cell>
          <table:table-cell office:value-type="float" office:value="-0.0151656129435533">
            <text:p>-0.0151656129</text:p>
          </table:table-cell>
          <table:table-cell office:value-type="float" office:value="0.0171697513475433">
            <text:p>0.0171697513</text:p>
          </table:table-cell>
          <table:table-cell office:value-type="float" office:value="-0.0323353642910966">
            <text:p>-0.0323353643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5">
            <text:p>25</text:p>
          </table:table-cell>
          <table:table-cell table:formula="of:=1.01325*[.B407]" office:value-type="float" office:value="25.33125">
            <text:p>25.331250</text:p>
          </table:table-cell>
          <table:table-cell office:value-type="float" office:value="-0.0002399">
            <text:p>-2.3990E-04</text:p>
          </table:table-cell>
          <table:table-cell table:formula="of:=[.$H$9]+[.$H$10]*[.A407]+[.$H$11]*[.A407]^2+[.$H$12]*[.A407]^3+[.$H$13]*[.A407]^4+[.$H$14]*[.A407]^5+[.$H$15]*[.A407]^6+[.$H$16]*[.C407]+[.$H$17]*[.A407]*[.C407]+[.$H$18]*[.A407]^2*[.C407]+[.$H$19]*[.A407]^3*[.C407]+[.$H$20]*[.A407]^4*[.C407]+[.$H$21]*[.A407]^5*[.C407]+[.$H$22]*[.A407]^6*[.C407]+[.$H$23]*[.C407]^2+[.$H$24]*[.A407]*[.C407]^2+[.$H$25]*[.A407]^2*[.C407]^2+[.$H$26]*[.A407]^3*[.C407]^2+[.$H$27]*[.A407]^4*[.C407]^2+[.$H$28]*[.A407]^5*[.C407]^2+[.$H$29]*[.A407]^6*[.C407]^2+[.$H$30]*[.C407]^3+[.$H$31]*[.A407]*[.C407]^3+[.$H$32]*[.A407]^2*[.C407]^3+[.$H$33]*[.A407]^3*[.C407]^3+[.$H$34]*[.A407]^4*[.C407]^3+[.$H$35]*[.A407]^5*[.C407]^3+[.$H$36]*[.A407]^6*[.C407]^3+[.$H$37]*[.C407]^4+[.$H$38]*[.A407]*[.C407]^4+[.$H$39]*[.A407]^2*[.C407]^4+[.$H$40]*[.A407]^3*[.C407]^4+[.$H$41]*[.A407]^4*[.C407]^4+[.$H$42]*[.A407]^5*[.C407]^4+[.$H$43]*[.A407]^6*[.C407]^4+[.$H$44]*[.C407]^5+[.$H$45]*[.A407]*[.C407]^5+[.$H$46]*[.A407]^2*[.C407]^5+[.$H$47]*[.A407]^3*[.C407]^5+[.$H$48]*[.A407]^4*[.C407]^5+[.$H$49]*[.A407]^5*[.C407]^5+[.$H$50]*[.A407]^6*[.C407]^5+[.$H$51]*[.C407]^6+[.$H$52]*[.A407]*[.C407]^6+[.$H$53]*[.A407]^2*[.C407]^6+[.$H$54]*[.A407]^3*[.C407]^6+[.$H$55]*[.A407]^4*[.C407]^6+[.$H$56]*[.A407]^5*[.C407]^6+[.$H$57]*[.A407]^6*[.C407]^6" office:value-type="float" office:value="0.000119326322780389">
            <text:p>1.1933E-04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0.000119326322773422">
            <text:p>0.0001193263</text:p>
          </table:table-cell>
          <table:table-cell table:formula="of:=[.K407]-[.E407]" office:value-type="float" office:value="-6.96667658457717E-015">
            <text:p>-0</text:p>
          </table:table-cell>
          <table:table-cell table:formula="of:=100*([.K407]-[.D407])/[.D407]" office:value-type="float" office:value="-149.740026166495">
            <text:p>-149.740026166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034677650653145">
            <text:p>0.0003467765</text:p>
          </table:table-cell>
          <table:table-cell table:formula="of:=100*([.P407]-[.D407])/[.D407]" office:value-type="float" office:value="-244.550440404939">
            <text:p>-244.5504404049</text:p>
          </table:table-cell>
          <table:table-cell/>
          <table:table-cell office:value-type="float" office:value="1.55">
            <text:p>1.55</text:p>
          </table:table-cell>
          <table:table-cell office:value-type="float" office:value="-0.0182056958372492">
            <text:p>-0.0182056958</text:p>
          </table:table-cell>
          <table:table-cell office:value-type="float" office:value="0.0206182950971672">
            <text:p>0.0206182951</text:p>
          </table:table-cell>
          <table:table-cell office:value-type="float" office:value="-0.0388239909344164">
            <text:p>-0.0388239909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5">
            <text:p>25</text:p>
          </table:table-cell>
          <table:table-cell table:formula="of:=1.01325*[.B408]" office:value-type="float" office:value="25.33125">
            <text:p>25.331250</text:p>
          </table:table-cell>
          <table:table-cell office:value-type="float" office:value="-0.000418">
            <text:p>-4.1800E-04</text:p>
          </table:table-cell>
          <table:table-cell table:formula="of:=[.$H$9]+[.$H$10]*[.A408]+[.$H$11]*[.A408]^2+[.$H$12]*[.A408]^3+[.$H$13]*[.A408]^4+[.$H$14]*[.A408]^5+[.$H$15]*[.A408]^6+[.$H$16]*[.C408]+[.$H$17]*[.A408]*[.C408]+[.$H$18]*[.A408]^2*[.C408]+[.$H$19]*[.A408]^3*[.C408]+[.$H$20]*[.A408]^4*[.C408]+[.$H$21]*[.A408]^5*[.C408]+[.$H$22]*[.A408]^6*[.C408]+[.$H$23]*[.C408]^2+[.$H$24]*[.A408]*[.C408]^2+[.$H$25]*[.A408]^2*[.C408]^2+[.$H$26]*[.A408]^3*[.C408]^2+[.$H$27]*[.A408]^4*[.C408]^2+[.$H$28]*[.A408]^5*[.C408]^2+[.$H$29]*[.A408]^6*[.C408]^2+[.$H$30]*[.C408]^3+[.$H$31]*[.A408]*[.C408]^3+[.$H$32]*[.A408]^2*[.C408]^3+[.$H$33]*[.A408]^3*[.C408]^3+[.$H$34]*[.A408]^4*[.C408]^3+[.$H$35]*[.A408]^5*[.C408]^3+[.$H$36]*[.A408]^6*[.C408]^3+[.$H$37]*[.C408]^4+[.$H$38]*[.A408]*[.C408]^4+[.$H$39]*[.A408]^2*[.C408]^4+[.$H$40]*[.A408]^3*[.C408]^4+[.$H$41]*[.A408]^4*[.C408]^4+[.$H$42]*[.A408]^5*[.C408]^4+[.$H$43]*[.A408]^6*[.C408]^4+[.$H$44]*[.C408]^5+[.$H$45]*[.A408]*[.C408]^5+[.$H$46]*[.A408]^2*[.C408]^5+[.$H$47]*[.A408]^3*[.C408]^5+[.$H$48]*[.A408]^4*[.C408]^5+[.$H$49]*[.A408]^5*[.C408]^5+[.$H$50]*[.A408]^6*[.C408]^5+[.$H$51]*[.C408]^6+[.$H$52]*[.A408]*[.C408]^6+[.$H$53]*[.A408]^2*[.C408]^6+[.$H$54]*[.A408]^3*[.C408]^6+[.$H$55]*[.A408]^4*[.C408]^6+[.$H$56]*[.A408]^5*[.C408]^6+[.$H$57]*[.A408]^6*[.C408]^6" office:value-type="float" office:value="0.0000388688667426473">
            <text:p>3.8869E-05</text:p>
          </table:table-cell>
          <table:table-cell table:number-columns-repeated="4"/>
          <table:table-cell office:value-type="float" office:value="0.8">
            <text:p>0.80</text:p>
          </table:table-cell>
          <table:table-cell table:style-name="ce7" office:value-type="string">
            <text:p>3.886886672849199e-05</text:p>
          </table:table-cell>
          <table:table-cell table:formula="of:=[.K408]-[.E408]" office:value-type="float" office:value="-0.0000000000000141553435639707">
            <text:p>-0</text:p>
          </table:table-cell>
          <table:table-cell table:formula="of:=100*([.K408]-[.D408])/[.D408]" office:value-type="float" office:value="-109.298771944615">
            <text:p>-109.2987719446</text:p>
          </table:table-cell>
          <table:table-cell/>
          <table:table-cell office:value-type="float" office:value="0.8">
            <text:p>0.80</text:p>
          </table:table-cell>
          <table:table-cell office:value-type="float" office:value="0.000249007395288236">
            <text:p>0.0002490074</text:p>
          </table:table-cell>
          <table:table-cell table:formula="of:=100*([.P408]-[.D408])/[.D408]" office:value-type="float" office:value="-159.571147198143">
            <text:p>-159.5711471981</text:p>
          </table:table-cell>
          <table:table-cell/>
          <table:table-cell office:value-type="float" office:value="1.6">
            <text:p>1.60</text:p>
          </table:table-cell>
          <table:table-cell office:value-type="float" office:value="-0.022124377418427">
            <text:p>-0.0221243774</text:p>
          </table:table-cell>
          <table:table-cell office:value-type="float" office:value="0.0244878776389335">
            <text:p>0.0244878776</text:p>
          </table:table-cell>
          <table:table-cell office:value-type="float" office:value="-0.0466122550573605">
            <text:p>-0.046612255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5">
            <text:p>25</text:p>
          </table:table-cell>
          <table:table-cell table:formula="of:=1.01325*[.B409]" office:value-type="float" office:value="25.33125">
            <text:p>25.331250</text:p>
          </table:table-cell>
          <table:table-cell office:value-type="float" office:value="-0.0006761">
            <text:p>-6.7610E-04</text:p>
          </table:table-cell>
          <table:table-cell table:formula="of:=[.$H$9]+[.$H$10]*[.A409]+[.$H$11]*[.A409]^2+[.$H$12]*[.A409]^3+[.$H$13]*[.A409]^4+[.$H$14]*[.A409]^5+[.$H$15]*[.A409]^6+[.$H$16]*[.C409]+[.$H$17]*[.A409]*[.C409]+[.$H$18]*[.A409]^2*[.C409]+[.$H$19]*[.A409]^3*[.C409]+[.$H$20]*[.A409]^4*[.C409]+[.$H$21]*[.A409]^5*[.C409]+[.$H$22]*[.A409]^6*[.C409]+[.$H$23]*[.C409]^2+[.$H$24]*[.A409]*[.C409]^2+[.$H$25]*[.A409]^2*[.C409]^2+[.$H$26]*[.A409]^3*[.C409]^2+[.$H$27]*[.A409]^4*[.C409]^2+[.$H$28]*[.A409]^5*[.C409]^2+[.$H$29]*[.A409]^6*[.C409]^2+[.$H$30]*[.C409]^3+[.$H$31]*[.A409]*[.C409]^3+[.$H$32]*[.A409]^2*[.C409]^3+[.$H$33]*[.A409]^3*[.C409]^3+[.$H$34]*[.A409]^4*[.C409]^3+[.$H$35]*[.A409]^5*[.C409]^3+[.$H$36]*[.A409]^6*[.C409]^3+[.$H$37]*[.C409]^4+[.$H$38]*[.A409]*[.C409]^4+[.$H$39]*[.A409]^2*[.C409]^4+[.$H$40]*[.A409]^3*[.C409]^4+[.$H$41]*[.A409]^4*[.C409]^4+[.$H$42]*[.A409]^5*[.C409]^4+[.$H$43]*[.A409]^6*[.C409]^4+[.$H$44]*[.C409]^5+[.$H$45]*[.A409]*[.C409]^5+[.$H$46]*[.A409]^2*[.C409]^5+[.$H$47]*[.A409]^3*[.C409]^5+[.$H$48]*[.A409]^4*[.C409]^5+[.$H$49]*[.A409]^5*[.C409]^5+[.$H$50]*[.A409]^6*[.C409]^5+[.$H$51]*[.C409]^6+[.$H$52]*[.A409]*[.C409]^6+[.$H$53]*[.A409]^2*[.C409]^6+[.$H$54]*[.A409]^3*[.C409]^6+[.$H$55]*[.A409]^4*[.C409]^6+[.$H$56]*[.A409]^5*[.C409]^6+[.$H$57]*[.A409]^6*[.C409]^6" office:value-type="float" office:value="-0.000186464740857817">
            <text:p>-1.8646E-04</text:p>
          </table:table-cell>
          <table:table-cell table:number-columns-repeated="4"/>
          <table:table-cell office:value-type="float" office:value="0.85">
            <text:p>0.85</text:p>
          </table:table-cell>
          <table:table-cell office:value-type="float" office:value="-0.000186464740881576">
            <text:p>-0.0001864647</text:p>
          </table:table-cell>
          <table:table-cell table:formula="of:=[.K409]-[.E409]" office:value-type="float" office:value="-0.0000000000000237587727269783">
            <text:p>-0</text:p>
          </table:table-cell>
          <table:table-cell table:formula="of:=100*([.K409]-[.D409])/[.D409]" office:value-type="float" office:value="-72.4205382515049">
            <text:p>-72.420538251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000229832158265645">
            <text:p>0.0002298322</text:p>
          </table:table-cell>
          <table:table-cell table:formula="of:=100*([.P409]-[.D409])/[.D409]" office:value-type="float" office:value="-133.993811309813">
            <text:p>-133.9938113098</text:p>
          </table:table-cell>
          <table:table-cell/>
          <table:table-cell office:value-type="float" office:value="1.65">
            <text:p>1.65</text:p>
          </table:table-cell>
          <table:table-cell office:value-type="float" office:value="-0.0272622030253871">
            <text:p>-0.027262203</text:p>
          </table:table-cell>
          <table:table-cell office:value-type="float" office:value="0.0287988169481016">
            <text:p>0.0287988169</text:p>
          </table:table-cell>
          <table:table-cell office:value-type="float" office:value="-0.0560610199734886">
            <text:p>-0.05606102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5">
            <text:p>25</text:p>
          </table:table-cell>
          <table:table-cell table:formula="of:=1.01325*[.B410]" office:value-type="float" office:value="25.33125">
            <text:p>25.331250</text:p>
          </table:table-cell>
          <table:table-cell office:value-type="float" office:value="-0.001005">
            <text:p>-1.0050E-03</text:p>
          </table:table-cell>
          <table:table-cell table:formula="of:=[.$H$9]+[.$H$10]*[.A410]+[.$H$11]*[.A410]^2+[.$H$12]*[.A410]^3+[.$H$13]*[.A410]^4+[.$H$14]*[.A410]^5+[.$H$15]*[.A410]^6+[.$H$16]*[.C410]+[.$H$17]*[.A410]*[.C410]+[.$H$18]*[.A410]^2*[.C410]+[.$H$19]*[.A410]^3*[.C410]+[.$H$20]*[.A410]^4*[.C410]+[.$H$21]*[.A410]^5*[.C410]+[.$H$22]*[.A410]^6*[.C410]+[.$H$23]*[.C410]^2+[.$H$24]*[.A410]*[.C410]^2+[.$H$25]*[.A410]^2*[.C410]^2+[.$H$26]*[.A410]^3*[.C410]^2+[.$H$27]*[.A410]^4*[.C410]^2+[.$H$28]*[.A410]^5*[.C410]^2+[.$H$29]*[.A410]^6*[.C410]^2+[.$H$30]*[.C410]^3+[.$H$31]*[.A410]*[.C410]^3+[.$H$32]*[.A410]^2*[.C410]^3+[.$H$33]*[.A410]^3*[.C410]^3+[.$H$34]*[.A410]^4*[.C410]^3+[.$H$35]*[.A410]^5*[.C410]^3+[.$H$36]*[.A410]^6*[.C410]^3+[.$H$37]*[.C410]^4+[.$H$38]*[.A410]*[.C410]^4+[.$H$39]*[.A410]^2*[.C410]^4+[.$H$40]*[.A410]^3*[.C410]^4+[.$H$41]*[.A410]^4*[.C410]^4+[.$H$42]*[.A410]^5*[.C410]^4+[.$H$43]*[.A410]^6*[.C410]^4+[.$H$44]*[.C410]^5+[.$H$45]*[.A410]*[.C410]^5+[.$H$46]*[.A410]^2*[.C410]^5+[.$H$47]*[.A410]^3*[.C410]^5+[.$H$48]*[.A410]^4*[.C410]^5+[.$H$49]*[.A410]^5*[.C410]^5+[.$H$50]*[.A410]^6*[.C410]^5+[.$H$51]*[.C410]^6+[.$H$52]*[.A410]*[.C410]^6+[.$H$53]*[.A410]^2*[.C410]^6+[.$H$54]*[.A410]^3*[.C410]^6+[.$H$55]*[.A410]^4*[.C410]^6+[.$H$56]*[.A410]^5*[.C410]^6+[.$H$57]*[.A410]^6*[.C410]^6" office:value-type="float" office:value="-0.00057192475243939">
            <text:p>-5.7192E-04</text:p>
          </table:table-cell>
          <table:table-cell table:number-columns-repeated="4"/>
          <table:table-cell office:value-type="float" office:value="0.9">
            <text:p>0.90</text:p>
          </table:table-cell>
          <table:table-cell office:value-type="float" office:value="-0.000571924752444719">
            <text:p>-0.0005719248</text:p>
          </table:table-cell>
          <table:table-cell table:formula="of:=[.K410]-[.E410]" office:value-type="float" office:value="-5.32907051820075E-015">
            <text:p>-0</text:p>
          </table:table-cell>
          <table:table-cell table:formula="of:=100*([.K410]-[.D410])/[.D410]" office:value-type="float" office:value="-43.0920644333613">
            <text:p>-43.0920644334</text:p>
          </table:table-cell>
          <table:table-cell/>
          <table:table-cell office:value-type="float" office:value="0.9">
            <text:p>0.90</text:p>
          </table:table-cell>
          <table:table-cell office:value-type="float" office:value="0.000318318542450966">
            <text:p>0.0003183185</text:p>
          </table:table-cell>
          <table:table-cell table:formula="of:=100*([.P410]-[.D410])/[.D410]" office:value-type="float" office:value="-131.673486811041">
            <text:p>-131.673486811</text:p>
          </table:table-cell>
          <table:table-cell/>
          <table:table-cell office:value-type="float" office:value="1.7">
            <text:p>1.70</text:p>
          </table:table-cell>
          <table:table-cell office:value-type="float" office:value="-0.0340538307254334">
            <text:p>-0.0340538307</text:p>
          </table:table-cell>
          <table:table-cell office:value-type="float" office:value="0.0335703833388253">
            <text:p>0.0335703833</text:p>
          </table:table-cell>
          <table:table-cell office:value-type="float" office:value="-0.0676242140642587">
            <text:p>-0.067624214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5">
            <text:p>25</text:p>
          </table:table-cell>
          <table:table-cell table:formula="of:=1.01325*[.B411]" office:value-type="float" office:value="25.33125">
            <text:p>25.331250</text:p>
          </table:table-cell>
          <table:table-cell office:value-type="float" office:value="-0.001389">
            <text:p>-1.3890E-03</text:p>
          </table:table-cell>
          <table:table-cell table:formula="of:=[.$H$9]+[.$H$10]*[.A411]+[.$H$11]*[.A411]^2+[.$H$12]*[.A411]^3+[.$H$13]*[.A411]^4+[.$H$14]*[.A411]^5+[.$H$15]*[.A411]^6+[.$H$16]*[.C411]+[.$H$17]*[.A411]*[.C411]+[.$H$18]*[.A411]^2*[.C411]+[.$H$19]*[.A411]^3*[.C411]+[.$H$20]*[.A411]^4*[.C411]+[.$H$21]*[.A411]^5*[.C411]+[.$H$22]*[.A411]^6*[.C411]+[.$H$23]*[.C411]^2+[.$H$24]*[.A411]*[.C411]^2+[.$H$25]*[.A411]^2*[.C411]^2+[.$H$26]*[.A411]^3*[.C411]^2+[.$H$27]*[.A411]^4*[.C411]^2+[.$H$28]*[.A411]^5*[.C411]^2+[.$H$29]*[.A411]^6*[.C411]^2+[.$H$30]*[.C411]^3+[.$H$31]*[.A411]*[.C411]^3+[.$H$32]*[.A411]^2*[.C411]^3+[.$H$33]*[.A411]^3*[.C411]^3+[.$H$34]*[.A411]^4*[.C411]^3+[.$H$35]*[.A411]^5*[.C411]^3+[.$H$36]*[.A411]^6*[.C411]^3+[.$H$37]*[.C411]^4+[.$H$38]*[.A411]*[.C411]^4+[.$H$39]*[.A411]^2*[.C411]^4+[.$H$40]*[.A411]^3*[.C411]^4+[.$H$41]*[.A411]^4*[.C411]^4+[.$H$42]*[.A411]^5*[.C411]^4+[.$H$43]*[.A411]^6*[.C411]^4+[.$H$44]*[.C411]^5+[.$H$45]*[.A411]*[.C411]^5+[.$H$46]*[.A411]^2*[.C411]^5+[.$H$47]*[.A411]^3*[.C411]^5+[.$H$48]*[.A411]^4*[.C411]^5+[.$H$49]*[.A411]^5*[.C411]^5+[.$H$50]*[.A411]^6*[.C411]^5+[.$H$51]*[.C411]^6+[.$H$52]*[.A411]*[.C411]^6+[.$H$53]*[.A411]^2*[.C411]^6+[.$H$54]*[.A411]^3*[.C411]^6+[.$H$55]*[.A411]^4*[.C411]^6+[.$H$56]*[.A411]^5*[.C411]^6+[.$H$57]*[.A411]^6*[.C411]^6" office:value-type="float" office:value="-0.00112141201835958">
            <text:p>-1.1214E-03</text:p>
          </table:table-cell>
          <table:table-cell table:number-columns-repeated="4"/>
          <table:table-cell office:value-type="float" office:value="0.95">
            <text:p>0.95</text:p>
          </table:table-cell>
          <table:table-cell office:value-type="float" office:value="-0.00112141201838134">
            <text:p>-0.001121412</text:p>
          </table:table-cell>
          <table:table-cell table:formula="of:=[.K411]-[.E411]" office:value-type="float" office:value="-0.0000000000000217601544422186">
            <text:p>-0</text:p>
          </table:table-cell>
          <table:table-cell table:formula="of:=100*([.K411]-[.D411])/[.D411]" office:value-type="float" office:value="-19.2647934930641">
            <text:p>-19.264793493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00543530107066504">
            <text:p>0.0005435301</text:p>
          </table:table-cell>
          <table:table-cell table:formula="of:=100*([.P411]-[.D411])/[.D411]" office:value-type="float" office:value="-139.13103722581">
            <text:p>-139.1310372258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0430425073702097">
            <text:p>-0.0430425074</text:p>
          </table:table-cell>
          <table:table-cell office:value-type="float" office:value="0.0388206331293532">
            <text:p>0.0388206331</text:p>
          </table:table-cell>
          <table:table-cell office:value-type="float" office:value="-0.0818631404995629">
            <text:p>-0.081863140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5">
            <text:p>25</text:p>
          </table:table-cell>
          <table:table-cell table:formula="of:=1.01325*[.B412]" office:value-type="float" office:value="25.33125">
            <text:p>25.331250</text:p>
          </table:table-cell>
          <table:table-cell office:value-type="float" office:value="-0.001922">
            <text:p>-1.9220E-03</text:p>
          </table:table-cell>
          <table:table-cell table:formula="of:=[.$H$9]+[.$H$10]*[.A412]+[.$H$11]*[.A412]^2+[.$H$12]*[.A412]^3+[.$H$13]*[.A412]^4+[.$H$14]*[.A412]^5+[.$H$15]*[.A412]^6+[.$H$16]*[.C412]+[.$H$17]*[.A412]*[.C412]+[.$H$18]*[.A412]^2*[.C412]+[.$H$19]*[.A412]^3*[.C412]+[.$H$20]*[.A412]^4*[.C412]+[.$H$21]*[.A412]^5*[.C412]+[.$H$22]*[.A412]^6*[.C412]+[.$H$23]*[.C412]^2+[.$H$24]*[.A412]*[.C412]^2+[.$H$25]*[.A412]^2*[.C412]^2+[.$H$26]*[.A412]^3*[.C412]^2+[.$H$27]*[.A412]^4*[.C412]^2+[.$H$28]*[.A412]^5*[.C412]^2+[.$H$29]*[.A412]^6*[.C412]^2+[.$H$30]*[.C412]^3+[.$H$31]*[.A412]*[.C412]^3+[.$H$32]*[.A412]^2*[.C412]^3+[.$H$33]*[.A412]^3*[.C412]^3+[.$H$34]*[.A412]^4*[.C412]^3+[.$H$35]*[.A412]^5*[.C412]^3+[.$H$36]*[.A412]^6*[.C412]^3+[.$H$37]*[.C412]^4+[.$H$38]*[.A412]*[.C412]^4+[.$H$39]*[.A412]^2*[.C412]^4+[.$H$40]*[.A412]^3*[.C412]^4+[.$H$41]*[.A412]^4*[.C412]^4+[.$H$42]*[.A412]^5*[.C412]^4+[.$H$43]*[.A412]^6*[.C412]^4+[.$H$44]*[.C412]^5+[.$H$45]*[.A412]*[.C412]^5+[.$H$46]*[.A412]^2*[.C412]^5+[.$H$47]*[.A412]^3*[.C412]^5+[.$H$48]*[.A412]^4*[.C412]^5+[.$H$49]*[.A412]^5*[.C412]^5+[.$H$50]*[.A412]^6*[.C412]^5+[.$H$51]*[.C412]^6+[.$H$52]*[.A412]*[.C412]^6+[.$H$53]*[.A412]^2*[.C412]^6+[.$H$54]*[.A412]^3*[.C412]^6+[.$H$55]*[.A412]^4*[.C412]^6+[.$H$56]*[.A412]^5*[.C412]^6+[.$H$57]*[.A412]^6*[.C412]^6" office:value-type="float" office:value="-0.00182863114662291">
            <text:p>-1.8286E-03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-0.00182863114661469">
            <text:p>-0.0018286311</text:p>
          </table:table-cell>
          <table:table-cell table:formula="of:=[.K412]-[.E412]" office:value-type="float" office:value="8.21543354179166E-015">
            <text:p>0</text:p>
          </table:table-cell>
          <table:table-cell table:formula="of:=100*([.K412]-[.D412])/[.D412]" office:value-type="float" office:value="-4.85790080048438">
            <text:p>-4.8579008005</text:p>
          </table:table-cell>
          <table:table-cell/>
          <table:table-cell office:value-type="float" office:value="1">
            <text:p>1.00</text:p>
          </table:table-cell>
          <table:table-cell office:value-type="float" office:value="0.000934516547988208">
            <text:p>0.0009345165</text:p>
          </table:table-cell>
          <table:table-cell table:formula="of:=100*([.P412]-[.D412])/[.D412]" office:value-type="float" office:value="-148.622088865151">
            <text:p>-148.6220888652</text:p>
          </table:table-cell>
          <table:table-cell/>
          <table:table-cell office:value-type="float" office:value="1.8">
            <text:p>1.80</text:p>
          </table:table-cell>
          <table:table-cell office:value-type="float" office:value="-0.0548954929724559">
            <text:p>-0.054895493</text:p>
          </table:table-cell>
          <table:table-cell office:value-type="float" office:value="0.0445662306063127">
            <text:p>0.0445662306</text:p>
          </table:table-cell>
          <table:table-cell office:value-type="float" office:value="-0.0994617235787685">
            <text:p>-0.099461723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5">
            <text:p>25</text:p>
          </table:table-cell>
          <table:table-cell table:formula="of:=1.01325*[.B413]" office:value-type="float" office:value="25.33125">
            <text:p>25.331250</text:p>
          </table:table-cell>
          <table:table-cell office:value-type="float" office:value="-0.002588">
            <text:p>-2.5880E-03</text:p>
          </table:table-cell>
          <table:table-cell table:formula="of:=[.$H$9]+[.$H$10]*[.A413]+[.$H$11]*[.A413]^2+[.$H$12]*[.A413]^3+[.$H$13]*[.A413]^4+[.$H$14]*[.A413]^5+[.$H$15]*[.A413]^6+[.$H$16]*[.C413]+[.$H$17]*[.A413]*[.C413]+[.$H$18]*[.A413]^2*[.C413]+[.$H$19]*[.A413]^3*[.C413]+[.$H$20]*[.A413]^4*[.C413]+[.$H$21]*[.A413]^5*[.C413]+[.$H$22]*[.A413]^6*[.C413]+[.$H$23]*[.C413]^2+[.$H$24]*[.A413]*[.C413]^2+[.$H$25]*[.A413]^2*[.C413]^2+[.$H$26]*[.A413]^3*[.C413]^2+[.$H$27]*[.A413]^4*[.C413]^2+[.$H$28]*[.A413]^5*[.C413]^2+[.$H$29]*[.A413]^6*[.C413]^2+[.$H$30]*[.C413]^3+[.$H$31]*[.A413]*[.C413]^3+[.$H$32]*[.A413]^2*[.C413]^3+[.$H$33]*[.A413]^3*[.C413]^3+[.$H$34]*[.A413]^4*[.C413]^3+[.$H$35]*[.A413]^5*[.C413]^3+[.$H$36]*[.A413]^6*[.C413]^3+[.$H$37]*[.C413]^4+[.$H$38]*[.A413]*[.C413]^4+[.$H$39]*[.A413]^2*[.C413]^4+[.$H$40]*[.A413]^3*[.C413]^4+[.$H$41]*[.A413]^4*[.C413]^4+[.$H$42]*[.A413]^5*[.C413]^4+[.$H$43]*[.A413]^6*[.C413]^4+[.$H$44]*[.C413]^5+[.$H$45]*[.A413]*[.C413]^5+[.$H$46]*[.A413]^2*[.C413]^5+[.$H$47]*[.A413]^3*[.C413]^5+[.$H$48]*[.A413]^4*[.C413]^5+[.$H$49]*[.A413]^5*[.C413]^5+[.$H$50]*[.A413]^6*[.C413]^5+[.$H$51]*[.C413]^6+[.$H$52]*[.A413]*[.C413]^6+[.$H$53]*[.A413]^2*[.C413]^6+[.$H$54]*[.A413]^3*[.C413]^6+[.$H$55]*[.A413]^4*[.C413]^6+[.$H$56]*[.A413]^5*[.C413]^6+[.$H$57]*[.A413]^6*[.C413]^6" office:value-type="float" office:value="-0.0026795006335667">
            <text:p>-2.6795E-03</text:p>
          </table:table-cell>
          <table:table-cell table:number-columns-repeated="4"/>
          <table:table-cell office:value-type="float" office:value="1.05">
            <text:p>1.05</text:p>
          </table:table-cell>
          <table:table-cell office:value-type="float" office:value="-0.00267950063359956">
            <text:p>-0.0026795006</text:p>
          </table:table-cell>
          <table:table-cell table:formula="of:=[.K413]-[.E413]" office:value-type="float" office:value="-0.0000000000000328626015289046">
            <text:p>-0</text:p>
          </table:table-cell>
          <table:table-cell table:formula="of:=100*([.K413]-[.D413])/[.D413]" office:value-type="float" office:value="3.53557316845298">
            <text:p>3.535573168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0152029707223883">
            <text:p>0.0015202971</text:p>
          </table:table-cell>
          <table:table-cell table:formula="of:=100*([.P413]-[.D413])/[.D413]" office:value-type="float" office:value="-158.744090890218">
            <text:p>-158.7440908902</text:p>
          </table:table-cell>
          <table:table-cell/>
          <table:table-cell office:value-type="float" office:value="1.85">
            <text:p>1.85</text:p>
          </table:table-cell>
          <table:table-cell office:value-type="float" office:value="-0.070420433409268">
            <text:p>-0.0704204334</text:p>
          </table:table-cell>
          <table:table-cell office:value-type="float" office:value="0.0508222596665784">
            <text:p>0.0508222597</text:p>
          </table:table-cell>
          <table:table-cell office:value-type="float" office:value="-0.121242693075846">
            <text:p>-0.1212426931</text:p>
          </table:table-cell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5">
            <text:p>25</text:p>
          </table:table-cell>
          <table:table-cell table:formula="of:=1.01325*[.B414]" office:value-type="float" office:value="25.33125">
            <text:p>25.331250</text:p>
          </table:table-cell>
          <table:table-cell office:value-type="float" office:value="-0.003292">
            <text:p>-3.2920E-03</text:p>
          </table:table-cell>
          <table:table-cell table:formula="of:=[.$H$9]+[.$H$10]*[.A414]+[.$H$11]*[.A414]^2+[.$H$12]*[.A414]^3+[.$H$13]*[.A414]^4+[.$H$14]*[.A414]^5+[.$H$15]*[.A414]^6+[.$H$16]*[.C414]+[.$H$17]*[.A414]*[.C414]+[.$H$18]*[.A414]^2*[.C414]+[.$H$19]*[.A414]^3*[.C414]+[.$H$20]*[.A414]^4*[.C414]+[.$H$21]*[.A414]^5*[.C414]+[.$H$22]*[.A414]^6*[.C414]+[.$H$23]*[.C414]^2+[.$H$24]*[.A414]*[.C414]^2+[.$H$25]*[.A414]^2*[.C414]^2+[.$H$26]*[.A414]^3*[.C414]^2+[.$H$27]*[.A414]^4*[.C414]^2+[.$H$28]*[.A414]^5*[.C414]^2+[.$H$29]*[.A414]^6*[.C414]^2+[.$H$30]*[.C414]^3+[.$H$31]*[.A414]*[.C414]^3+[.$H$32]*[.A414]^2*[.C414]^3+[.$H$33]*[.A414]^3*[.C414]^3+[.$H$34]*[.A414]^4*[.C414]^3+[.$H$35]*[.A414]^5*[.C414]^3+[.$H$36]*[.A414]^6*[.C414]^3+[.$H$37]*[.C414]^4+[.$H$38]*[.A414]*[.C414]^4+[.$H$39]*[.A414]^2*[.C414]^4+[.$H$40]*[.A414]^3*[.C414]^4+[.$H$41]*[.A414]^4*[.C414]^4+[.$H$42]*[.A414]^5*[.C414]^4+[.$H$43]*[.A414]^6*[.C414]^4+[.$H$44]*[.C414]^5+[.$H$45]*[.A414]*[.C414]^5+[.$H$46]*[.A414]^2*[.C414]^5+[.$H$47]*[.A414]^3*[.C414]^5+[.$H$48]*[.A414]^4*[.C414]^5+[.$H$49]*[.A414]^5*[.C414]^5+[.$H$50]*[.A414]^6*[.C414]^5+[.$H$51]*[.C414]^6+[.$H$52]*[.A414]*[.C414]^6+[.$H$53]*[.A414]^2*[.C414]^6+[.$H$54]*[.A414]^3*[.C414]^6+[.$H$55]*[.A414]^4*[.C414]^6+[.$H$56]*[.A414]^5*[.C414]^6+[.$H$57]*[.A414]^6*[.C414]^6" office:value-type="float" office:value="-0.00365581996592912">
            <text:p>-3.6558E-03</text:p>
          </table:table-cell>
          <table:table-cell table:number-columns-repeated="4"/>
          <table:table-cell office:value-type="float" office:value="1.1">
            <text:p>1.10</text:p>
          </table:table-cell>
          <table:table-cell office:value-type="float" office:value="-0.003655819965942">
            <text:p>-0.00365582</text:p>
          </table:table-cell>
          <table:table-cell table:formula="of:=[.K414]-[.E414]" office:value-type="float" office:value="-0.0000000000000128790207665208">
            <text:p>-0</text:p>
          </table:table-cell>
          <table:table-cell table:formula="of:=100*([.K414]-[.D414])/[.D414]" office:value-type="float" office:value="11.05163930565">
            <text:p>11.0516393057</text:p>
          </table:table-cell>
          <table:table-cell/>
          <table:table-cell office:value-type="float" office:value="1.1">
            <text:p>1.10</text:p>
          </table:table-cell>
          <table:table-cell office:value-type="float" office:value="0.00232983535725107">
            <text:p>0.0023298354</text:p>
          </table:table-cell>
          <table:table-cell table:formula="of:=100*([.P414]-[.D414])/[.D414]" office:value-type="float" office:value="-170.772641471782">
            <text:p>-170.7726414718</text:p>
          </table:table-cell>
          <table:table-cell/>
          <table:table-cell office:value-type="float" office:value="1.9">
            <text:p>1.90</text:p>
          </table:table-cell>
          <table:table-cell office:value-type="float" office:value="-0.0905826814399475">
            <text:p>-0.0905826814</text:p>
          </table:table-cell>
          <table:table-cell office:value-type="float" office:value="0.0576020269438264">
            <text:p>0.0576020269</text:p>
          </table:table-cell>
          <table:table-cell office:value-type="float" office:value="-0.148184708383774">
            <text:p>-0.1481847084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5">
            <text:p>25</text:p>
          </table:table-cell>
          <table:table-cell table:formula="of:=1.01325*[.B415]" office:value-type="float" office:value="25.33125">
            <text:p>25.331250</text:p>
          </table:table-cell>
          <table:table-cell office:value-type="float" office:value="-0.004233">
            <text:p>-4.2330E-03</text:p>
          </table:table-cell>
          <table:table-cell table:formula="of:=[.$H$9]+[.$H$10]*[.A415]+[.$H$11]*[.A415]^2+[.$H$12]*[.A415]^3+[.$H$13]*[.A415]^4+[.$H$14]*[.A415]^5+[.$H$15]*[.A415]^6+[.$H$16]*[.C415]+[.$H$17]*[.A415]*[.C415]+[.$H$18]*[.A415]^2*[.C415]+[.$H$19]*[.A415]^3*[.C415]+[.$H$20]*[.A415]^4*[.C415]+[.$H$21]*[.A415]^5*[.C415]+[.$H$22]*[.A415]^6*[.C415]+[.$H$23]*[.C415]^2+[.$H$24]*[.A415]*[.C415]^2+[.$H$25]*[.A415]^2*[.C415]^2+[.$H$26]*[.A415]^3*[.C415]^2+[.$H$27]*[.A415]^4*[.C415]^2+[.$H$28]*[.A415]^5*[.C415]^2+[.$H$29]*[.A415]^6*[.C415]^2+[.$H$30]*[.C415]^3+[.$H$31]*[.A415]*[.C415]^3+[.$H$32]*[.A415]^2*[.C415]^3+[.$H$33]*[.A415]^3*[.C415]^3+[.$H$34]*[.A415]^4*[.C415]^3+[.$H$35]*[.A415]^5*[.C415]^3+[.$H$36]*[.A415]^6*[.C415]^3+[.$H$37]*[.C415]^4+[.$H$38]*[.A415]*[.C415]^4+[.$H$39]*[.A415]^2*[.C415]^4+[.$H$40]*[.A415]^3*[.C415]^4+[.$H$41]*[.A415]^4*[.C415]^4+[.$H$42]*[.A415]^5*[.C415]^4+[.$H$43]*[.A415]^6*[.C415]^4+[.$H$44]*[.C415]^5+[.$H$45]*[.A415]*[.C415]^5+[.$H$46]*[.A415]^2*[.C415]^5+[.$H$47]*[.A415]^3*[.C415]^5+[.$H$48]*[.A415]^4*[.C415]^5+[.$H$49]*[.A415]^5*[.C415]^5+[.$H$50]*[.A415]^6*[.C415]^5+[.$H$51]*[.C415]^6+[.$H$52]*[.A415]*[.C415]^6+[.$H$53]*[.A415]^2*[.C415]^6+[.$H$54]*[.A415]^3*[.C415]^6+[.$H$55]*[.A415]^4*[.C415]^6+[.$H$56]*[.A415]^5*[.C415]^6+[.$H$57]*[.A415]^6*[.C415]^6" office:value-type="float" office:value="-0.00474019369393064">
            <text:p>-4.7402E-03</text:p>
          </table:table-cell>
          <table:table-cell table:number-columns-repeated="4"/>
          <table:table-cell office:value-type="float" office:value="1.15">
            <text:p>1.15</text:p>
          </table:table-cell>
          <table:table-cell office:value-type="float" office:value="-0.0047401936939222">
            <text:p>-0.0047401937</text:p>
          </table:table-cell>
          <table:table-cell table:formula="of:=[.K415]-[.E415]" office:value-type="float" office:value="8.43769498715119E-015">
            <text:p>0</text:p>
          </table:table-cell>
          <table:table-cell table:formula="of:=100*([.K415]-[.D415])/[.D415]" office:value-type="float" office:value="11.9818968561824">
            <text:p>11.9818968562</text:p>
          </table:table-cell>
          <table:table-cell/>
          <table:table-cell office:value-type="float" office:value="1.15">
            <text:p>1.15</text:p>
          </table:table-cell>
          <table:table-cell office:value-type="float" office:value="0.00339200464723086">
            <text:p>0.0033920046</text:p>
          </table:table-cell>
          <table:table-cell table:formula="of:=100*([.P415]-[.D415])/[.D415]" office:value-type="float" office:value="-180.13240366716">
            <text:p>-180.1324036672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116523566054639">
            <text:p>-0.1165235661</text:p>
          </table:table-cell>
          <table:table-cell office:value-type="float" office:value="0.0649168586798066">
            <text:p>0.0649168587</text:p>
          </table:table-cell>
          <table:table-cell office:value-type="float" office:value="-0.181440424734445">
            <text:p>-0.1814404247</text:p>
          </table:table-cell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5">
            <text:p>25</text:p>
          </table:table-cell>
          <table:table-cell table:formula="of:=1.01325*[.B416]" office:value-type="float" office:value="25.33125">
            <text:p>25.331250</text:p>
          </table:table-cell>
          <table:table-cell office:value-type="float" office:value="-0.005387">
            <text:p>-5.3870E-03</text:p>
          </table:table-cell>
          <table:table-cell table:formula="of:=[.$H$9]+[.$H$10]*[.A416]+[.$H$11]*[.A416]^2+[.$H$12]*[.A416]^3+[.$H$13]*[.A416]^4+[.$H$14]*[.A416]^5+[.$H$15]*[.A416]^6+[.$H$16]*[.C416]+[.$H$17]*[.A416]*[.C416]+[.$H$18]*[.A416]^2*[.C416]+[.$H$19]*[.A416]^3*[.C416]+[.$H$20]*[.A416]^4*[.C416]+[.$H$21]*[.A416]^5*[.C416]+[.$H$22]*[.A416]^6*[.C416]+[.$H$23]*[.C416]^2+[.$H$24]*[.A416]*[.C416]^2+[.$H$25]*[.A416]^2*[.C416]^2+[.$H$26]*[.A416]^3*[.C416]^2+[.$H$27]*[.A416]^4*[.C416]^2+[.$H$28]*[.A416]^5*[.C416]^2+[.$H$29]*[.A416]^6*[.C416]^2+[.$H$30]*[.C416]^3+[.$H$31]*[.A416]*[.C416]^3+[.$H$32]*[.A416]^2*[.C416]^3+[.$H$33]*[.A416]^3*[.C416]^3+[.$H$34]*[.A416]^4*[.C416]^3+[.$H$35]*[.A416]^5*[.C416]^3+[.$H$36]*[.A416]^6*[.C416]^3+[.$H$37]*[.C416]^4+[.$H$38]*[.A416]*[.C416]^4+[.$H$39]*[.A416]^2*[.C416]^4+[.$H$40]*[.A416]^3*[.C416]^4+[.$H$41]*[.A416]^4*[.C416]^4+[.$H$42]*[.A416]^5*[.C416]^4+[.$H$43]*[.A416]^6*[.C416]^4+[.$H$44]*[.C416]^5+[.$H$45]*[.A416]*[.C416]^5+[.$H$46]*[.A416]^2*[.C416]^5+[.$H$47]*[.A416]^3*[.C416]^5+[.$H$48]*[.A416]^4*[.C416]^5+[.$H$49]*[.A416]^5*[.C416]^5+[.$H$50]*[.A416]^6*[.C416]^5+[.$H$51]*[.C416]^6+[.$H$52]*[.A416]*[.C416]^6+[.$H$53]*[.A416]^2*[.C416]^6+[.$H$54]*[.A416]^3*[.C416]^6+[.$H$55]*[.A416]^4*[.C416]^6+[.$H$56]*[.A416]^5*[.C416]^6+[.$H$57]*[.A416]^6*[.C416]^6" office:value-type="float" office:value="-0.00592221247550118">
            <text:p>-5.9222E-03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-0.00592221247547453">
            <text:p>-0.0059222125</text:p>
          </table:table-cell>
          <table:table-cell table:formula="of:=[.K416]-[.E416]" office:value-type="float" office:value="0.0000000000000266444852292658">
            <text:p>0</text:p>
          </table:table-cell>
          <table:table-cell table:formula="of:=100*([.K416]-[.D416])/[.D416]" office:value-type="float" office:value="9.93526035779715">
            <text:p>9.9352603578</text:p>
          </table:table-cell>
          <table:table-cell/>
          <table:table-cell office:value-type="float" office:value="1.2">
            <text:p>1.20</text:p>
          </table:table-cell>
          <table:table-cell office:value-type="float" office:value="0.00473554156929234">
            <text:p>0.0047355416</text:p>
          </table:table-cell>
          <table:table-cell table:formula="of:=100*([.P416]-[.D416])/[.D416]" office:value-type="float" office:value="-187.906841828334">
            <text:p>-187.9068418283</text:p>
          </table:table-cell>
          <table:table-cell/>
          <table:table-cell office:value-type="float" office:value="2">
            <text:p>2.00</text:p>
          </table:table-cell>
          <table:table-cell office:value-type="float" office:value="-0.14957961013976">
            <text:p>-0.1495796101</text:p>
          </table:table-cell>
          <table:table-cell office:value-type="float" office:value="0.0727758940672719">
            <text:p>0.0727758941</text:p>
          </table:table-cell>
          <table:table-cell office:value-type="float" office:value="-0.222355504207032">
            <text:p>-0.222355504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5">
            <text:p>25</text:p>
          </table:table-cell>
          <table:table-cell table:formula="of:=1.01325*[.B417]" office:value-type="float" office:value="25.33125">
            <text:p>25.331250</text:p>
          </table:table-cell>
          <table:table-cell office:value-type="float" office:value="-0.006283">
            <text:p>-6.2830E-03</text:p>
          </table:table-cell>
          <table:table-cell table:formula="of:=[.$H$9]+[.$H$10]*[.A417]+[.$H$11]*[.A417]^2+[.$H$12]*[.A417]^3+[.$H$13]*[.A417]^4+[.$H$14]*[.A417]^5+[.$H$15]*[.A417]^6+[.$H$16]*[.C417]+[.$H$17]*[.A417]*[.C417]+[.$H$18]*[.A417]^2*[.C417]+[.$H$19]*[.A417]^3*[.C417]+[.$H$20]*[.A417]^4*[.C417]+[.$H$21]*[.A417]^5*[.C417]+[.$H$22]*[.A417]^6*[.C417]+[.$H$23]*[.C417]^2+[.$H$24]*[.A417]*[.C417]^2+[.$H$25]*[.A417]^2*[.C417]^2+[.$H$26]*[.A417]^3*[.C417]^2+[.$H$27]*[.A417]^4*[.C417]^2+[.$H$28]*[.A417]^5*[.C417]^2+[.$H$29]*[.A417]^6*[.C417]^2+[.$H$30]*[.C417]^3+[.$H$31]*[.A417]*[.C417]^3+[.$H$32]*[.A417]^2*[.C417]^3+[.$H$33]*[.A417]^3*[.C417]^3+[.$H$34]*[.A417]^4*[.C417]^3+[.$H$35]*[.A417]^5*[.C417]^3+[.$H$36]*[.A417]^6*[.C417]^3+[.$H$37]*[.C417]^4+[.$H$38]*[.A417]*[.C417]^4+[.$H$39]*[.A417]^2*[.C417]^4+[.$H$40]*[.A417]^3*[.C417]^4+[.$H$41]*[.A417]^4*[.C417]^4+[.$H$42]*[.A417]^5*[.C417]^4+[.$H$43]*[.A417]^6*[.C417]^4+[.$H$44]*[.C417]^5+[.$H$45]*[.A417]*[.C417]^5+[.$H$46]*[.A417]^2*[.C417]^5+[.$H$47]*[.A417]^3*[.C417]^5+[.$H$48]*[.A417]^4*[.C417]^5+[.$H$49]*[.A417]^5*[.C417]^5+[.$H$50]*[.A417]^6*[.C417]^5+[.$H$51]*[.C417]^6+[.$H$52]*[.A417]*[.C417]^6+[.$H$53]*[.A417]^2*[.C417]^6+[.$H$54]*[.A417]^3*[.C417]^6+[.$H$55]*[.A417]^4*[.C417]^6+[.$H$56]*[.A417]^5*[.C417]^6+[.$H$57]*[.A417]^6*[.C417]^6" office:value-type="float" office:value="-0.00720589109191039">
            <text:p>-7.2059E-0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-0.00720589109191128">
            <text:p>-0.0072058911</text:p>
          </table:table-cell>
          <table:table-cell table:formula="of:=[.K417]-[.E417]" office:value-type="float" office:value="-8.88178419700125E-016">
            <text:p>-0</text:p>
          </table:table-cell>
          <table:table-cell table:formula="of:=100*([.K417]-[.D417])/[.D417]" office:value-type="float" office:value="14.6887011286213">
            <text:p>14.6887011286</text:p>
          </table:table-cell>
          <table:table-cell/>
          <table:table-cell office:value-type="float" office:value="1.25">
            <text:p>1.25</text:p>
          </table:table-cell>
          <table:table-cell office:value-type="float" office:value="0.00638898729972577">
            <text:p>0.0063889873</text:p>
          </table:table-cell>
          <table:table-cell table:formula="of:=100*([.P417]-[.D417])/[.D417]" office:value-type="float" office:value="-201.686890016326">
            <text:p>-201.6868900163</text:p>
          </table:table-cell>
          <table:table-cell/>
          <table:table-cell office:value-type="float" office:value="2.05">
            <text:p>2.05</text:p>
          </table:table-cell>
          <table:table-cell office:value-type="float" office:value="-0.191302696467062">
            <text:p>-0.1913026965</text:p>
          </table:table-cell>
          <table:table-cell office:value-type="float" office:value="0.081185878259103">
            <text:p>0.0811858783</text:p>
          </table:table-cell>
          <table:table-cell office:value-type="float" office:value="-0.272488574726165">
            <text:p>-0.2724885747</text:p>
          </table:table-cell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5">
            <text:p>25</text:p>
          </table:table-cell>
          <table:table-cell table:formula="of:=1.01325*[.B418]" office:value-type="float" office:value="25.33125">
            <text:p>25.331250</text:p>
          </table:table-cell>
          <table:table-cell office:value-type="float" office:value="-0.008599">
            <text:p>-8.5990E-03</text:p>
          </table:table-cell>
          <table:table-cell table:formula="of:=[.$H$9]+[.$H$10]*[.A418]+[.$H$11]*[.A418]^2+[.$H$12]*[.A418]^3+[.$H$13]*[.A418]^4+[.$H$14]*[.A418]^5+[.$H$15]*[.A418]^6+[.$H$16]*[.C418]+[.$H$17]*[.A418]*[.C418]+[.$H$18]*[.A418]^2*[.C418]+[.$H$19]*[.A418]^3*[.C418]+[.$H$20]*[.A418]^4*[.C418]+[.$H$21]*[.A418]^5*[.C418]+[.$H$22]*[.A418]^6*[.C418]+[.$H$23]*[.C418]^2+[.$H$24]*[.A418]*[.C418]^2+[.$H$25]*[.A418]^2*[.C418]^2+[.$H$26]*[.A418]^3*[.C418]^2+[.$H$27]*[.A418]^4*[.C418]^2+[.$H$28]*[.A418]^5*[.C418]^2+[.$H$29]*[.A418]^6*[.C418]^2+[.$H$30]*[.C418]^3+[.$H$31]*[.A418]*[.C418]^3+[.$H$32]*[.A418]^2*[.C418]^3+[.$H$33]*[.A418]^3*[.C418]^3+[.$H$34]*[.A418]^4*[.C418]^3+[.$H$35]*[.A418]^5*[.C418]^3+[.$H$36]*[.A418]^6*[.C418]^3+[.$H$37]*[.C418]^4+[.$H$38]*[.A418]*[.C418]^4+[.$H$39]*[.A418]^2*[.C418]^4+[.$H$40]*[.A418]^3*[.C418]^4+[.$H$41]*[.A418]^4*[.C418]^4+[.$H$42]*[.A418]^5*[.C418]^4+[.$H$43]*[.A418]^6*[.C418]^4+[.$H$44]*[.C418]^5+[.$H$45]*[.A418]*[.C418]^5+[.$H$46]*[.A418]^2*[.C418]^5+[.$H$47]*[.A418]^3*[.C418]^5+[.$H$48]*[.A418]^4*[.C418]^5+[.$H$49]*[.A418]^5*[.C418]^5+[.$H$50]*[.A418]^6*[.C418]^5+[.$H$51]*[.C418]^6+[.$H$52]*[.A418]*[.C418]^6+[.$H$53]*[.A418]^2*[.C418]^6+[.$H$54]*[.A418]^3*[.C418]^6+[.$H$55]*[.A418]^4*[.C418]^6+[.$H$56]*[.A418]^5*[.C418]^6+[.$H$57]*[.A418]^6*[.C418]^6" office:value-type="float" office:value="-0.00861836343447298">
            <text:p>-8.6184E-03</text:p>
          </table:table-cell>
          <table:table-cell table:number-columns-repeated="4"/>
          <table:table-cell office:value-type="float" office:value="1.3">
            <text:p>1.30</text:p>
          </table:table-cell>
          <table:table-cell office:value-type="float" office:value="-0.00861836343457512">
            <text:p>-0.0086183634</text:p>
          </table:table-cell>
          <table:table-cell table:formula="of:=[.K418]-[.E418]" office:value-type="float" office:value="-0.000000000000102140518265514">
            <text:p>-0</text:p>
          </table:table-cell>
          <table:table-cell table:formula="of:=100*([.K418]-[.D418])/[.D418]" office:value-type="float" office:value="0.22518239998973">
            <text:p>0.2251824</text:p>
          </table:table-cell>
          <table:table-cell/>
          <table:table-cell office:value-type="float" office:value="1.3">
            <text:p>1.30</text:p>
          </table:table-cell>
          <table:table-cell office:value-type="float" office:value="0.00838061478099031">
            <text:p>0.0083806148</text:p>
          </table:table-cell>
          <table:table-cell table:formula="of:=100*([.P418]-[.D418])/[.D418]" office:value-type="float" office:value="-197.460341679152">
            <text:p>-197.4603416792</text:p>
          </table:table-cell>
          <table:table-cell/>
          <table:table-cell office:value-type="float" office:value="2.1">
            <text:p>2.10</text:p>
          </table:table-cell>
          <table:table-cell office:value-type="float" office:value="-0.243481182006526">
            <text:p>-0.243481182</text:p>
          </table:table-cell>
          <table:table-cell office:value-type="float" office:value="0.0901509586903768">
            <text:p>0.0901509587</text:p>
          </table:table-cell>
          <table:table-cell office:value-type="float" office:value="-0.333632140696903">
            <text:p>-0.3336321407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5">
            <text:p>25</text:p>
          </table:table-cell>
          <table:table-cell table:formula="of:=1.01325*[.B419]" office:value-type="float" office:value="25.33125">
            <text:p>25.331250</text:p>
          </table:table-cell>
          <table:table-cell office:value-type="float" office:value="-0.009883">
            <text:p>-9.8830E-03</text:p>
          </table:table-cell>
          <table:table-cell table:formula="of:=[.$H$9]+[.$H$10]*[.A419]+[.$H$11]*[.A419]^2+[.$H$12]*[.A419]^3+[.$H$13]*[.A419]^4+[.$H$14]*[.A419]^5+[.$H$15]*[.A419]^6+[.$H$16]*[.C419]+[.$H$17]*[.A419]*[.C419]+[.$H$18]*[.A419]^2*[.C419]+[.$H$19]*[.A419]^3*[.C419]+[.$H$20]*[.A419]^4*[.C419]+[.$H$21]*[.A419]^5*[.C419]+[.$H$22]*[.A419]^6*[.C419]+[.$H$23]*[.C419]^2+[.$H$24]*[.A419]*[.C419]^2+[.$H$25]*[.A419]^2*[.C419]^2+[.$H$26]*[.A419]^3*[.C419]^2+[.$H$27]*[.A419]^4*[.C419]^2+[.$H$28]*[.A419]^5*[.C419]^2+[.$H$29]*[.A419]^6*[.C419]^2+[.$H$30]*[.C419]^3+[.$H$31]*[.A419]*[.C419]^3+[.$H$32]*[.A419]^2*[.C419]^3+[.$H$33]*[.A419]^3*[.C419]^3+[.$H$34]*[.A419]^4*[.C419]^3+[.$H$35]*[.A419]^5*[.C419]^3+[.$H$36]*[.A419]^6*[.C419]^3+[.$H$37]*[.C419]^4+[.$H$38]*[.A419]*[.C419]^4+[.$H$39]*[.A419]^2*[.C419]^4+[.$H$40]*[.A419]^3*[.C419]^4+[.$H$41]*[.A419]^4*[.C419]^4+[.$H$42]*[.A419]^5*[.C419]^4+[.$H$43]*[.A419]^6*[.C419]^4+[.$H$44]*[.C419]^5+[.$H$45]*[.A419]*[.C419]^5+[.$H$46]*[.A419]^2*[.C419]^5+[.$H$47]*[.A419]^3*[.C419]^5+[.$H$48]*[.A419]^4*[.C419]^5+[.$H$49]*[.A419]^5*[.C419]^5+[.$H$50]*[.A419]^6*[.C419]^5+[.$H$51]*[.C419]^6+[.$H$52]*[.A419]*[.C419]^6+[.$H$53]*[.A419]^2*[.C419]^6+[.$H$54]*[.A419]^3*[.C419]^6+[.$H$55]*[.A419]^4*[.C419]^6+[.$H$56]*[.A419]^5*[.C419]^6+[.$H$57]*[.A419]^6*[.C419]^6" office:value-type="float" office:value="-0.0102198344622551">
            <text:p>-1.0220E-02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float" office:value="-0.0102198344623368">
            <text:p>-0.0102198345</text:p>
          </table:table-cell>
          <table:table-cell table:formula="of:=[.K419]-[.E419]" office:value-type="float" office:value="-0.0000000000000817106798889355">
            <text:p>-0</text:p>
          </table:table-cell>
          <table:table-cell table:formula="of:=100*([.K419]-[.D419])/[.D419]" office:value-type="float" office:value="3.40822080680727">
            <text:p>3.4082208068</text:p>
          </table:table-cell>
          <table:table-cell/>
          <table:table-cell office:value-type="float" office:value="1.35">
            <text:p>1.35</text:p>
          </table:table-cell>
          <table:table-cell office:value-type="float" office:value="0.0107383407884819">
            <text:p>0.0107383408</text:p>
          </table:table-cell>
          <table:table-cell table:formula="of:=100*([.P419]-[.D419])/[.D419]" office:value-type="float" office:value="-208.654667494505">
            <text:p>-208.6546674945</text:p>
          </table:table-cell>
          <table:table-cell/>
          <table:table-cell office:value-type="float" office:value="0.1">
            <text:p>0.10</text:p>
          </table:table-cell>
          <table:table-cell office:value-type="float" office:value="-0.000622341235903546">
            <text:p>-0.0006223412</text:p>
          </table:table-cell>
          <table:table-cell office:value-type="float" office:value="-0.00445835942529021">
            <text:p>-0.0044583594</text:p>
          </table:table-cell>
          <table:table-cell office:value-type="float" office:value="0.00383601818938667">
            <text:p>0.0038360182</text:p>
          </table:table-cell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5">
            <text:p>25</text:p>
          </table:table-cell>
          <table:table-cell table:formula="of:=1.01325*[.B420]" office:value-type="float" office:value="25.33125">
            <text:p>25.331250</text:p>
          </table:table-cell>
          <table:table-cell office:value-type="float" office:value="-0.01187">
            <text:p>-1.1870E-02</text:p>
          </table:table-cell>
          <table:table-cell table:formula="of:=[.$H$9]+[.$H$10]*[.A420]+[.$H$11]*[.A420]^2+[.$H$12]*[.A420]^3+[.$H$13]*[.A420]^4+[.$H$14]*[.A420]^5+[.$H$15]*[.A420]^6+[.$H$16]*[.C420]+[.$H$17]*[.A420]*[.C420]+[.$H$18]*[.A420]^2*[.C420]+[.$H$19]*[.A420]^3*[.C420]+[.$H$20]*[.A420]^4*[.C420]+[.$H$21]*[.A420]^5*[.C420]+[.$H$22]*[.A420]^6*[.C420]+[.$H$23]*[.C420]^2+[.$H$24]*[.A420]*[.C420]^2+[.$H$25]*[.A420]^2*[.C420]^2+[.$H$26]*[.A420]^3*[.C420]^2+[.$H$27]*[.A420]^4*[.C420]^2+[.$H$28]*[.A420]^5*[.C420]^2+[.$H$29]*[.A420]^6*[.C420]^2+[.$H$30]*[.C420]^3+[.$H$31]*[.A420]*[.C420]^3+[.$H$32]*[.A420]^2*[.C420]^3+[.$H$33]*[.A420]^3*[.C420]^3+[.$H$34]*[.A420]^4*[.C420]^3+[.$H$35]*[.A420]^5*[.C420]^3+[.$H$36]*[.A420]^6*[.C420]^3+[.$H$37]*[.C420]^4+[.$H$38]*[.A420]*[.C420]^4+[.$H$39]*[.A420]^2*[.C420]^4+[.$H$40]*[.A420]^3*[.C420]^4+[.$H$41]*[.A420]^4*[.C420]^4+[.$H$42]*[.A420]^5*[.C420]^4+[.$H$43]*[.A420]^6*[.C420]^4+[.$H$44]*[.C420]^5+[.$H$45]*[.A420]*[.C420]^5+[.$H$46]*[.A420]^2*[.C420]^5+[.$H$47]*[.A420]^3*[.C420]^5+[.$H$48]*[.A420]^4*[.C420]^5+[.$H$49]*[.A420]^5*[.C420]^5+[.$H$50]*[.A420]^6*[.C420]^5+[.$H$51]*[.C420]^6+[.$H$52]*[.A420]*[.C420]^6+[.$H$53]*[.A420]^2*[.C420]^6+[.$H$54]*[.A420]^3*[.C420]^6+[.$H$55]*[.A420]^4*[.C420]^6+[.$H$56]*[.A420]^5*[.C420]^6+[.$H$57]*[.A420]^6*[.C420]^6" office:value-type="float" office:value="-0.0121147891309903">
            <text:p>-1.2115E-02</text:p>
          </table:table-cell>
          <table:table-cell table:number-columns-repeated="4"/>
          <table:table-cell office:value-type="float" office:value="1.4">
            <text:p>1.40</text:p>
          </table:table-cell>
          <table:table-cell office:value-type="float" office:value="-0.0121147891309992">
            <text:p>-0.0121147891</text:p>
          </table:table-cell>
          <table:table-cell table:formula="of:=[.K420]-[.E420]" office:value-type="float" office:value="-8.88178419700125E-015">
            <text:p>-0</text:p>
          </table:table-cell>
          <table:table-cell table:formula="of:=100*([.K420]-[.D420])/[.D420]" office:value-type="float" office:value="2.0622504717706">
            <text:p>2.0622504718</text:p>
          </table:table-cell>
          <table:table-cell/>
          <table:table-cell office:value-type="float" office:value="1.4">
            <text:p>1.40</text:p>
          </table:table-cell>
          <table:table-cell office:value-type="float" office:value="0.0134896217788112">
            <text:p>0.0134896218</text:p>
          </table:table-cell>
          <table:table-cell table:formula="of:=100*([.P420]-[.D420])/[.D420]" office:value-type="float" office:value="-213.64466536488">
            <text:p>-213.6446653649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00308227527922488">
            <text:p>0.0003082275</text:p>
          </table:table-cell>
          <table:table-cell office:value-type="float" office:value="-0.00293280184932466">
            <text:p>-0.0029328018</text:p>
          </table:table-cell>
          <table:table-cell office:value-type="float" office:value="0.00324102937724715">
            <text:p>0.0032410294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5">
            <text:p>25</text:p>
          </table:table-cell>
          <table:table-cell table:formula="of:=1.01325*[.B421]" office:value-type="float" office:value="25.33125">
            <text:p>25.331250</text:p>
          </table:table-cell>
          <table:table-cell office:value-type="float" office:value="-0.0152">
            <text:p>-1.5200E-02</text:p>
          </table:table-cell>
          <table:table-cell table:formula="of:=[.$H$9]+[.$H$10]*[.A421]+[.$H$11]*[.A421]^2+[.$H$12]*[.A421]^3+[.$H$13]*[.A421]^4+[.$H$14]*[.A421]^5+[.$H$15]*[.A421]^6+[.$H$16]*[.C421]+[.$H$17]*[.A421]*[.C421]+[.$H$18]*[.A421]^2*[.C421]+[.$H$19]*[.A421]^3*[.C421]+[.$H$20]*[.A421]^4*[.C421]+[.$H$21]*[.A421]^5*[.C421]+[.$H$22]*[.A421]^6*[.C421]+[.$H$23]*[.C421]^2+[.$H$24]*[.A421]*[.C421]^2+[.$H$25]*[.A421]^2*[.C421]^2+[.$H$26]*[.A421]^3*[.C421]^2+[.$H$27]*[.A421]^4*[.C421]^2+[.$H$28]*[.A421]^5*[.C421]^2+[.$H$29]*[.A421]^6*[.C421]^2+[.$H$30]*[.C421]^3+[.$H$31]*[.A421]*[.C421]^3+[.$H$32]*[.A421]^2*[.C421]^3+[.$H$33]*[.A421]^3*[.C421]^3+[.$H$34]*[.A421]^4*[.C421]^3+[.$H$35]*[.A421]^5*[.C421]^3+[.$H$36]*[.A421]^6*[.C421]^3+[.$H$37]*[.C421]^4+[.$H$38]*[.A421]*[.C421]^4+[.$H$39]*[.A421]^2*[.C421]^4+[.$H$40]*[.A421]^3*[.C421]^4+[.$H$41]*[.A421]^4*[.C421]^4+[.$H$42]*[.A421]^5*[.C421]^4+[.$H$43]*[.A421]^6*[.C421]^4+[.$H$44]*[.C421]^5+[.$H$45]*[.A421]*[.C421]^5+[.$H$46]*[.A421]^2*[.C421]^5+[.$H$47]*[.A421]^3*[.C421]^5+[.$H$48]*[.A421]^4*[.C421]^5+[.$H$49]*[.A421]^5*[.C421]^5+[.$H$50]*[.A421]^6*[.C421]^5+[.$H$51]*[.C421]^6+[.$H$52]*[.A421]*[.C421]^6+[.$H$53]*[.A421]^2*[.C421]^6+[.$H$54]*[.A421]^3*[.C421]^6+[.$H$55]*[.A421]^4*[.C421]^6+[.$H$56]*[.A421]^5*[.C421]^6+[.$H$57]*[.A421]^6*[.C421]^6" office:value-type="float" office:value="-0.0144644582935918">
            <text:p>-1.4464E-02</text:p>
          </table:table-cell>
          <table:table-cell table:number-columns-repeated="4"/>
          <table:table-cell office:value-type="float" office:value="1.45">
            <text:p>1.45</text:p>
          </table:table-cell>
          <table:table-cell office:value-type="float" office:value="-0.0144644582935545">
            <text:p>-0.0144644583</text:p>
          </table:table-cell>
          <table:table-cell table:formula="of:=[.K421]-[.E421]" office:value-type="float" office:value="0.0000000000000373034936274053">
            <text:p>0</text:p>
          </table:table-cell>
          <table:table-cell table:formula="of:=100*([.K421]-[.D421])/[.D421]" office:value-type="float" office:value="-4.83909017398374">
            <text:p>-4.839090174</text:p>
          </table:table-cell>
          <table:table-cell/>
          <table:table-cell office:value-type="float" office:value="1.45">
            <text:p>1.45</text:p>
          </table:table-cell>
          <table:table-cell office:value-type="float" office:value="0.0166613326243916">
            <text:p>0.0166613326</text:p>
          </table:table-cell>
          <table:table-cell table:formula="of:=100*([.P421]-[.D421])/[.D421]" office:value-type="float" office:value="-209.614030423629">
            <text:p>-209.6140304236</text:p>
          </table:table-cell>
          <table:table-cell/>
          <table:table-cell office:value-type="float" office:value="0.2">
            <text:p>0.20</text:p>
          </table:table-cell>
          <table:table-cell office:value-type="float" office:value="0.000561969090145582">
            <text:p>0.0005619691</text:p>
          </table:table-cell>
          <table:table-cell office:value-type="float" office:value="-0.00170601733735298">
            <text:p>-0.0017060173</text:p>
          </table:table-cell>
          <table:table-cell office:value-type="float" office:value="0.00226798642749856">
            <text:p>0.0022679864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5">
            <text:p>25</text:p>
          </table:table-cell>
          <table:table-cell table:formula="of:=1.01325*[.B422]" office:value-type="float" office:value="25.33125">
            <text:p>25.331250</text:p>
          </table:table-cell>
          <table:table-cell office:value-type="float" office:value="-0.01885">
            <text:p>-1.8850E-02</text:p>
          </table:table-cell>
          <table:table-cell table:formula="of:=[.$H$9]+[.$H$10]*[.A422]+[.$H$11]*[.A422]^2+[.$H$12]*[.A422]^3+[.$H$13]*[.A422]^4+[.$H$14]*[.A422]^5+[.$H$15]*[.A422]^6+[.$H$16]*[.C422]+[.$H$17]*[.A422]*[.C422]+[.$H$18]*[.A422]^2*[.C422]+[.$H$19]*[.A422]^3*[.C422]+[.$H$20]*[.A422]^4*[.C422]+[.$H$21]*[.A422]^5*[.C422]+[.$H$22]*[.A422]^6*[.C422]+[.$H$23]*[.C422]^2+[.$H$24]*[.A422]*[.C422]^2+[.$H$25]*[.A422]^2*[.C422]^2+[.$H$26]*[.A422]^3*[.C422]^2+[.$H$27]*[.A422]^4*[.C422]^2+[.$H$28]*[.A422]^5*[.C422]^2+[.$H$29]*[.A422]^6*[.C422]^2+[.$H$30]*[.C422]^3+[.$H$31]*[.A422]*[.C422]^3+[.$H$32]*[.A422]^2*[.C422]^3+[.$H$33]*[.A422]^3*[.C422]^3+[.$H$34]*[.A422]^4*[.C422]^3+[.$H$35]*[.A422]^5*[.C422]^3+[.$H$36]*[.A422]^6*[.C422]^3+[.$H$37]*[.C422]^4+[.$H$38]*[.A422]*[.C422]^4+[.$H$39]*[.A422]^2*[.C422]^4+[.$H$40]*[.A422]^3*[.C422]^4+[.$H$41]*[.A422]^4*[.C422]^4+[.$H$42]*[.A422]^5*[.C422]^4+[.$H$43]*[.A422]^6*[.C422]^4+[.$H$44]*[.C422]^5+[.$H$45]*[.A422]*[.C422]^5+[.$H$46]*[.A422]^2*[.C422]^5+[.$H$47]*[.A422]^3*[.C422]^5+[.$H$48]*[.A422]^4*[.C422]^5+[.$H$49]*[.A422]^5*[.C422]^5+[.$H$50]*[.A422]^6*[.C422]^5+[.$H$51]*[.C422]^6+[.$H$52]*[.A422]*[.C422]^6+[.$H$53]*[.A422]^2*[.C422]^6+[.$H$54]*[.A422]^3*[.C422]^6+[.$H$55]*[.A422]^4*[.C422]^6+[.$H$56]*[.A422]^5*[.C422]^6+[.$H$57]*[.A422]^6*[.C422]^6" office:value-type="float" office:value="-0.0175005415711205">
            <text:p>-1.7501E-02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-0.0175005415711365">
            <text:p>-0.0175005416</text:p>
          </table:table-cell>
          <table:table-cell table:formula="of:=[.K422]-[.E422]" office:value-type="float" office:value="-0.0000000000000159872115546023">
            <text:p>-0</text:p>
          </table:table-cell>
          <table:table-cell table:formula="of:=100*([.K422]-[.D422])/[.D422]" office:value-type="float" office:value="-7.15893065710106">
            <text:p>-7.1589306571</text:p>
          </table:table-cell>
          <table:table-cell/>
          <table:table-cell office:value-type="float" office:value="1.5">
            <text:p>1.50</text:p>
          </table:table-cell>
          <table:table-cell office:value-type="float" office:value="0.0202796275586002">
            <text:p>0.0202796276</text:p>
          </table:table-cell>
          <table:table-cell table:formula="of:=100*([.P422]-[.D422])/[.D422]" office:value-type="float" office:value="-207.584231080107">
            <text:p>-207.5842310801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0443075332051348">
            <text:p>0.0004430753</text:p>
          </table:table-cell>
          <table:table-cell office:value-type="float" office:value="-0.000749290965337947">
            <text:p>-0.000749291</text:p>
          </table:table-cell>
          <table:table-cell office:value-type="float" office:value="0.0011923662973893">
            <text:p>0.0011923663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5">
            <text:p>25</text:p>
          </table:table-cell>
          <table:table-cell table:formula="of:=1.01325*[.B423]" office:value-type="float" office:value="25.33125">
            <text:p>25.331250</text:p>
          </table:table-cell>
          <table:table-cell office:value-type="float" office:value="-0.02267">
            <text:p>-2.2670E-02</text:p>
          </table:table-cell>
          <table:table-cell table:formula="of:=[.$H$9]+[.$H$10]*[.A423]+[.$H$11]*[.A423]^2+[.$H$12]*[.A423]^3+[.$H$13]*[.A423]^4+[.$H$14]*[.A423]^5+[.$H$15]*[.A423]^6+[.$H$16]*[.C423]+[.$H$17]*[.A423]*[.C423]+[.$H$18]*[.A423]^2*[.C423]+[.$H$19]*[.A423]^3*[.C423]+[.$H$20]*[.A423]^4*[.C423]+[.$H$21]*[.A423]^5*[.C423]+[.$H$22]*[.A423]^6*[.C423]+[.$H$23]*[.C423]^2+[.$H$24]*[.A423]*[.C423]^2+[.$H$25]*[.A423]^2*[.C423]^2+[.$H$26]*[.A423]^3*[.C423]^2+[.$H$27]*[.A423]^4*[.C423]^2+[.$H$28]*[.A423]^5*[.C423]^2+[.$H$29]*[.A423]^6*[.C423]^2+[.$H$30]*[.C423]^3+[.$H$31]*[.A423]*[.C423]^3+[.$H$32]*[.A423]^2*[.C423]^3+[.$H$33]*[.A423]^3*[.C423]^3+[.$H$34]*[.A423]^4*[.C423]^3+[.$H$35]*[.A423]^5*[.C423]^3+[.$H$36]*[.A423]^6*[.C423]^3+[.$H$37]*[.C423]^4+[.$H$38]*[.A423]*[.C423]^4+[.$H$39]*[.A423]^2*[.C423]^4+[.$H$40]*[.A423]^3*[.C423]^4+[.$H$41]*[.A423]^4*[.C423]^4+[.$H$42]*[.A423]^5*[.C423]^4+[.$H$43]*[.A423]^6*[.C423]^4+[.$H$44]*[.C423]^5+[.$H$45]*[.A423]*[.C423]^5+[.$H$46]*[.A423]^2*[.C423]^5+[.$H$47]*[.A423]^3*[.C423]^5+[.$H$48]*[.A423]^4*[.C423]^5+[.$H$49]*[.A423]^5*[.C423]^5+[.$H$50]*[.A423]^6*[.C423]^5+[.$H$51]*[.C423]^6+[.$H$52]*[.A423]*[.C423]^6+[.$H$53]*[.A423]^2*[.C423]^6+[.$H$54]*[.A423]^3*[.C423]^6+[.$H$55]*[.A423]^4*[.C423]^6+[.$H$56]*[.A423]^5*[.C423]^6+[.$H$57]*[.A423]^6*[.C423]^6" office:value-type="float" office:value="-0.0215401871958178">
            <text:p>-2.1540E-02</text:p>
          </table:table-cell>
          <table:table-cell table:number-columns-repeated="4"/>
          <table:table-cell office:value-type="float" office:value="1.55">
            <text:p>1.55</text:p>
          </table:table-cell>
          <table:table-cell office:value-type="float" office:value="-0.0215401871959351">
            <text:p>-0.0215401872</text:p>
          </table:table-cell>
          <table:table-cell table:formula="of:=[.K423]-[.E423]" office:value-type="float" office:value="-0.000000000000117239551400417">
            <text:p>-0</text:p>
          </table:table-cell>
          <table:table-cell table:formula="of:=100*([.K423]-[.D423])/[.D423]" office:value-type="float" office:value="-4.98373535097006">
            <text:p>-4.983735351</text:p>
          </table:table-cell>
          <table:table-cell/>
          <table:table-cell office:value-type="float" office:value="1.55">
            <text:p>1.55</text:p>
          </table:table-cell>
          <table:table-cell office:value-type="float" office:value="0.024369782927227">
            <text:p>0.0243697829</text:p>
          </table:table-cell>
          <table:table-cell table:formula="of:=100*([.P423]-[.D423])/[.D423]" office:value-type="float" office:value="-207.497939687812">
            <text:p>-207.4979396878</text:p>
          </table:table-cell>
          <table:table-cell table:style-name="ce7"/>
          <table:table-cell office:value-type="float" office:value="0.3">
            <text:p>0.30</text:p>
          </table:table-cell>
          <table:table-cell office:value-type="float" office:value="0.000167694234970504">
            <text:p>0.0001676942</text:p>
          </table:table-cell>
          <table:table-cell table:style-name="ce7" office:value-type="string">
            <text:p>-3.374639640472788e-05</text:p>
          </table:table-cell>
          <table:table-cell office:value-type="float" office:value="0.000201440631375232">
            <text:p>0.0002014406</text:p>
          </table:table-cell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5">
            <text:p>25</text:p>
          </table:table-cell>
          <table:table-cell table:formula="of:=1.01325*[.B424]" office:value-type="float" office:value="25.33125">
            <text:p>25.331250</text:p>
          </table:table-cell>
          <table:table-cell office:value-type="float" office:value="-0.028">
            <text:p>-2.8000E-02</text:p>
          </table:table-cell>
          <table:table-cell table:formula="of:=[.$H$9]+[.$H$10]*[.A424]+[.$H$11]*[.A424]^2+[.$H$12]*[.A424]^3+[.$H$13]*[.A424]^4+[.$H$14]*[.A424]^5+[.$H$15]*[.A424]^6+[.$H$16]*[.C424]+[.$H$17]*[.A424]*[.C424]+[.$H$18]*[.A424]^2*[.C424]+[.$H$19]*[.A424]^3*[.C424]+[.$H$20]*[.A424]^4*[.C424]+[.$H$21]*[.A424]^5*[.C424]+[.$H$22]*[.A424]^6*[.C424]+[.$H$23]*[.C424]^2+[.$H$24]*[.A424]*[.C424]^2+[.$H$25]*[.A424]^2*[.C424]^2+[.$H$26]*[.A424]^3*[.C424]^2+[.$H$27]*[.A424]^4*[.C424]^2+[.$H$28]*[.A424]^5*[.C424]^2+[.$H$29]*[.A424]^6*[.C424]^2+[.$H$30]*[.C424]^3+[.$H$31]*[.A424]*[.C424]^3+[.$H$32]*[.A424]^2*[.C424]^3+[.$H$33]*[.A424]^3*[.C424]^3+[.$H$34]*[.A424]^4*[.C424]^3+[.$H$35]*[.A424]^5*[.C424]^3+[.$H$36]*[.A424]^6*[.C424]^3+[.$H$37]*[.C424]^4+[.$H$38]*[.A424]*[.C424]^4+[.$H$39]*[.A424]^2*[.C424]^4+[.$H$40]*[.A424]^3*[.C424]^4+[.$H$41]*[.A424]^4*[.C424]^4+[.$H$42]*[.A424]^5*[.C424]^4+[.$H$43]*[.A424]^6*[.C424]^4+[.$H$44]*[.C424]^5+[.$H$45]*[.A424]*[.C424]^5+[.$H$46]*[.A424]^2*[.C424]^5+[.$H$47]*[.A424]^3*[.C424]^5+[.$H$48]*[.A424]^4*[.C424]^5+[.$H$49]*[.A424]^5*[.C424]^5+[.$H$50]*[.A424]^6*[.C424]^5+[.$H$51]*[.C424]^6+[.$H$52]*[.A424]*[.C424]^6+[.$H$53]*[.A424]^2*[.C424]^6+[.$H$54]*[.A424]^3*[.C424]^6+[.$H$55]*[.A424]^4*[.C424]^6+[.$H$56]*[.A424]^5*[.C424]^6+[.$H$57]*[.A424]^6*[.C424]^6" office:value-type="float" office:value="-0.0270022288243084">
            <text:p>-2.7002E-02</text:p>
          </table:table-cell>
          <table:table-cell table:number-columns-repeated="4"/>
          <table:table-cell office:value-type="float" office:value="1.6">
            <text:p>1.60</text:p>
          </table:table-cell>
          <table:table-cell office:value-type="float" office:value="-0.0270022288244114">
            <text:p>-0.0270022288</text:p>
          </table:table-cell>
          <table:table-cell table:formula="of:=[.K424]-[.E424]" office:value-type="float" office:value="-0.000000000000103032166132166">
            <text:p>-0</text:p>
          </table:table-cell>
          <table:table-cell table:formula="of:=100*([.K424]-[.D424])/[.D424]" office:value-type="float" office:value="-3.56346848424503">
            <text:p>-3.5634684842</text:p>
          </table:table-cell>
          <table:table-cell/>
          <table:table-cell office:value-type="float" office:value="1.6">
            <text:p>1.60</text:p>
          </table:table-cell>
          <table:table-cell office:value-type="float" office:value="0.0289560216700946">
            <text:p>0.0289560217</text:p>
          </table:table-cell>
          <table:table-cell table:formula="of:=100*([.P424]-[.D424])/[.D424]" office:value-type="float" office:value="-203.414363107481">
            <text:p>-203.4143631075</text:p>
          </table:table-cell>
          <table:table-cell/>
          <table:table-cell office:value-type="float" office:value="0.35">
            <text:p>0.35</text:p>
          </table:table-cell>
          <table:table-cell office:value-type="float" office:value="-0.000120882654053123">
            <text:p>-0.0001208827</text:p>
          </table:table-cell>
          <table:table-cell office:value-type="float" office:value="0.000469600430176223">
            <text:p>0.0004696004</text:p>
          </table:table-cell>
          <table:table-cell office:value-type="float" office:value="-0.000590483084229346">
            <text:p>-0.0005904831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5">
            <text:p>25</text:p>
          </table:table-cell>
          <table:table-cell table:formula="of:=1.01325*[.B425]" office:value-type="float" office:value="25.33125">
            <text:p>25.331250</text:p>
          </table:table-cell>
          <table:table-cell office:value-type="float" office:value="-0.03294">
            <text:p>-3.2940E-02</text:p>
          </table:table-cell>
          <table:table-cell table:formula="of:=[.$H$9]+[.$H$10]*[.A425]+[.$H$11]*[.A425]^2+[.$H$12]*[.A425]^3+[.$H$13]*[.A425]^4+[.$H$14]*[.A425]^5+[.$H$15]*[.A425]^6+[.$H$16]*[.C425]+[.$H$17]*[.A425]*[.C425]+[.$H$18]*[.A425]^2*[.C425]+[.$H$19]*[.A425]^3*[.C425]+[.$H$20]*[.A425]^4*[.C425]+[.$H$21]*[.A425]^5*[.C425]+[.$H$22]*[.A425]^6*[.C425]+[.$H$23]*[.C425]^2+[.$H$24]*[.A425]*[.C425]^2+[.$H$25]*[.A425]^2*[.C425]^2+[.$H$26]*[.A425]^3*[.C425]^2+[.$H$27]*[.A425]^4*[.C425]^2+[.$H$28]*[.A425]^5*[.C425]^2+[.$H$29]*[.A425]^6*[.C425]^2+[.$H$30]*[.C425]^3+[.$H$31]*[.A425]*[.C425]^3+[.$H$32]*[.A425]^2*[.C425]^3+[.$H$33]*[.A425]^3*[.C425]^3+[.$H$34]*[.A425]^4*[.C425]^3+[.$H$35]*[.A425]^5*[.C425]^3+[.$H$36]*[.A425]^6*[.C425]^3+[.$H$37]*[.C425]^4+[.$H$38]*[.A425]*[.C425]^4+[.$H$39]*[.A425]^2*[.C425]^4+[.$H$40]*[.A425]^3*[.C425]^4+[.$H$41]*[.A425]^4*[.C425]^4+[.$H$42]*[.A425]^5*[.C425]^4+[.$H$43]*[.A425]^6*[.C425]^4+[.$H$44]*[.C425]^5+[.$H$45]*[.A425]*[.C425]^5+[.$H$46]*[.A425]^2*[.C425]^5+[.$H$47]*[.A425]^3*[.C425]^5+[.$H$48]*[.A425]^4*[.C425]^5+[.$H$49]*[.A425]^5*[.C425]^5+[.$H$50]*[.A425]^6*[.C425]^5+[.$H$51]*[.C425]^6+[.$H$52]*[.A425]*[.C425]^6+[.$H$53]*[.A425]^2*[.C425]^6+[.$H$54]*[.A425]^3*[.C425]^6+[.$H$55]*[.A425]^4*[.C425]^6+[.$H$56]*[.A425]^5*[.C425]^6+[.$H$57]*[.A425]^6*[.C425]^6" office:value-type="float" office:value="-0.034424679322921">
            <text:p>-3.4425E-02</text:p>
          </table:table-cell>
          <table:table-cell table:number-columns-repeated="4"/>
          <table:table-cell office:value-type="float" office:value="1.65">
            <text:p>1.65</text:p>
          </table:table-cell>
          <table:table-cell office:value-type="float" office:value="-0.034424679322715">
            <text:p>-0.0344246793</text:p>
          </table:table-cell>
          <table:table-cell table:formula="of:=[.K425]-[.E425]" office:value-type="float" office:value="0.000000000000206057393370429">
            <text:p>0</text:p>
          </table:table-cell>
          <table:table-cell table:formula="of:=100*([.K425]-[.D425])/[.D425]" office:value-type="float" office:value="4.50722320192767">
            <text:p>4.5072232019</text:p>
          </table:table-cell>
          <table:table-cell/>
          <table:table-cell office:value-type="float" office:value="1.65">
            <text:p>1.65</text:p>
          </table:table-cell>
          <table:table-cell office:value-type="float" office:value="0.0340613198450837">
            <text:p>0.0340613198</text:p>
          </table:table-cell>
          <table:table-cell table:formula="of:=100*([.P425]-[.D425])/[.D425]" office:value-type="float" office:value="-203.404128248585">
            <text:p>-203.4041282486</text:p>
          </table:table-cell>
          <table:table-cell/>
          <table:table-cell office:value-type="float" office:value="0.4">
            <text:p>0.40</text:p>
          </table:table-cell>
          <table:table-cell office:value-type="float" office:value="-0.000338289727780523">
            <text:p>-0.0003382897</text:p>
          </table:table-cell>
          <table:table-cell office:value-type="float" office:value="0.000789799762992606">
            <text:p>0.0007897998</text:p>
          </table:table-cell>
          <table:table-cell office:value-type="float" office:value="-0.00112808949077313">
            <text:p>-0.0011280895</text:p>
          </table:table-cell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5">
            <text:p>25</text:p>
          </table:table-cell>
          <table:table-cell table:formula="of:=1.01325*[.B426]" office:value-type="float" office:value="25.33125">
            <text:p>25.331250</text:p>
          </table:table-cell>
          <table:table-cell office:value-type="float" office:value="-0.04315">
            <text:p>-4.3150E-02</text:p>
          </table:table-cell>
          <table:table-cell table:formula="of:=[.$H$9]+[.$H$10]*[.A426]+[.$H$11]*[.A426]^2+[.$H$12]*[.A426]^3+[.$H$13]*[.A426]^4+[.$H$14]*[.A426]^5+[.$H$15]*[.A426]^6+[.$H$16]*[.C426]+[.$H$17]*[.A426]*[.C426]+[.$H$18]*[.A426]^2*[.C426]+[.$H$19]*[.A426]^3*[.C426]+[.$H$20]*[.A426]^4*[.C426]+[.$H$21]*[.A426]^5*[.C426]+[.$H$22]*[.A426]^6*[.C426]+[.$H$23]*[.C426]^2+[.$H$24]*[.A426]*[.C426]^2+[.$H$25]*[.A426]^2*[.C426]^2+[.$H$26]*[.A426]^3*[.C426]^2+[.$H$27]*[.A426]^4*[.C426]^2+[.$H$28]*[.A426]^5*[.C426]^2+[.$H$29]*[.A426]^6*[.C426]^2+[.$H$30]*[.C426]^3+[.$H$31]*[.A426]*[.C426]^3+[.$H$32]*[.A426]^2*[.C426]^3+[.$H$33]*[.A426]^3*[.C426]^3+[.$H$34]*[.A426]^4*[.C426]^3+[.$H$35]*[.A426]^5*[.C426]^3+[.$H$36]*[.A426]^6*[.C426]^3+[.$H$37]*[.C426]^4+[.$H$38]*[.A426]*[.C426]^4+[.$H$39]*[.A426]^2*[.C426]^4+[.$H$40]*[.A426]^3*[.C426]^4+[.$H$41]*[.A426]^4*[.C426]^4+[.$H$42]*[.A426]^5*[.C426]^4+[.$H$43]*[.A426]^6*[.C426]^4+[.$H$44]*[.C426]^5+[.$H$45]*[.A426]*[.C426]^5+[.$H$46]*[.A426]^2*[.C426]^5+[.$H$47]*[.A426]^3*[.C426]^5+[.$H$48]*[.A426]^4*[.C426]^5+[.$H$49]*[.A426]^5*[.C426]^5+[.$H$50]*[.A426]^6*[.C426]^5+[.$H$51]*[.C426]^6+[.$H$52]*[.A426]*[.C426]^6+[.$H$53]*[.A426]^2*[.C426]^6+[.$H$54]*[.A426]^3*[.C426]^6+[.$H$55]*[.A426]^4*[.C426]^6+[.$H$56]*[.A426]^5*[.C426]^6+[.$H$57]*[.A426]^6*[.C426]^6" office:value-type="float" office:value="-0.0444834815231445">
            <text:p>-4.4483E-02</text:p>
          </table:table-cell>
          <table:table-cell table:number-columns-repeated="4"/>
          <table:table-cell office:value-type="float" office:value="1.7">
            <text:p>1.70</text:p>
          </table:table-cell>
          <table:table-cell office:value-type="float" office:value="-0.0444834815232369">
            <text:p>-0.0444834815</text:p>
          </table:table-cell>
          <table:table-cell table:formula="of:=[.K426]-[.E426]" office:value-type="float" office:value="-0.0000000000000923774945427169">
            <text:p>-0</text:p>
          </table:table-cell>
          <table:table-cell table:formula="of:=100*([.K426]-[.D426])/[.D426]" office:value-type="float" office:value="3.09033956717705">
            <text:p>3.0903395672</text:p>
          </table:table-cell>
          <table:table-cell/>
          <table:table-cell office:value-type="float" office:value="1.7">
            <text:p>1.70</text:p>
          </table:table-cell>
          <table:table-cell office:value-type="float" office:value="0.0397071959569089">
            <text:p>0.039707196</text:p>
          </table:table-cell>
          <table:table-cell table:formula="of:=100*([.P426]-[.D426])/[.D426]" office:value-type="float" office:value="-192.021311603497">
            <text:p>-192.0213116035</text:p>
          </table:table-cell>
          <table:table-cell/>
          <table:table-cell office:value-type="float" office:value="0.45">
            <text:p>0.45</text:p>
          </table:table-cell>
          <table:table-cell office:value-type="float" office:value="-0.000446413795451581">
            <text:p>-0.0004464138</text:p>
          </table:table-cell>
          <table:table-cell office:value-type="float" office:value="0.000955937251613486">
            <text:p>0.0009559373</text:p>
          </table:table-cell>
          <table:table-cell office:value-type="float" office:value="-0.00140235104706507">
            <text:p>-0.00140235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5">
            <text:p>25</text:p>
          </table:table-cell>
          <table:table-cell table:formula="of:=1.01325*[.B427]" office:value-type="float" office:value="25.33125">
            <text:p>25.331250</text:p>
          </table:table-cell>
          <table:table-cell office:value-type="float" office:value="-0.05743">
            <text:p>-5.7430E-02</text:p>
          </table:table-cell>
          <table:table-cell table:formula="of:=[.$H$9]+[.$H$10]*[.A427]+[.$H$11]*[.A427]^2+[.$H$12]*[.A427]^3+[.$H$13]*[.A427]^4+[.$H$14]*[.A427]^5+[.$H$15]*[.A427]^6+[.$H$16]*[.C427]+[.$H$17]*[.A427]*[.C427]+[.$H$18]*[.A427]^2*[.C427]+[.$H$19]*[.A427]^3*[.C427]+[.$H$20]*[.A427]^4*[.C427]+[.$H$21]*[.A427]^5*[.C427]+[.$H$22]*[.A427]^6*[.C427]+[.$H$23]*[.C427]^2+[.$H$24]*[.A427]*[.C427]^2+[.$H$25]*[.A427]^2*[.C427]^2+[.$H$26]*[.A427]^3*[.C427]^2+[.$H$27]*[.A427]^4*[.C427]^2+[.$H$28]*[.A427]^5*[.C427]^2+[.$H$29]*[.A427]^6*[.C427]^2+[.$H$30]*[.C427]^3+[.$H$31]*[.A427]*[.C427]^3+[.$H$32]*[.A427]^2*[.C427]^3+[.$H$33]*[.A427]^3*[.C427]^3+[.$H$34]*[.A427]^4*[.C427]^3+[.$H$35]*[.A427]^5*[.C427]^3+[.$H$36]*[.A427]^6*[.C427]^3+[.$H$37]*[.C427]^4+[.$H$38]*[.A427]*[.C427]^4+[.$H$39]*[.A427]^2*[.C427]^4+[.$H$40]*[.A427]^3*[.C427]^4+[.$H$41]*[.A427]^4*[.C427]^4+[.$H$42]*[.A427]^5*[.C427]^4+[.$H$43]*[.A427]^6*[.C427]^4+[.$H$44]*[.C427]^5+[.$H$45]*[.A427]*[.C427]^5+[.$H$46]*[.A427]^2*[.C427]^5+[.$H$47]*[.A427]^3*[.C427]^5+[.$H$48]*[.A427]^4*[.C427]^5+[.$H$49]*[.A427]^5*[.C427]^5+[.$H$50]*[.A427]^6*[.C427]^5+[.$H$51]*[.C427]^6+[.$H$52]*[.A427]*[.C427]^6+[.$H$53]*[.A427]^2*[.C427]^6+[.$H$54]*[.A427]^3*[.C427]^6+[.$H$55]*[.A427]^4*[.C427]^6+[.$H$56]*[.A427]^5*[.C427]^6+[.$H$57]*[.A427]^6*[.C427]^6" office:value-type="float" office:value="-0.0580125159500184">
            <text:p>-5.8013E-02</text:p>
          </table:table-cell>
          <table:table-cell table:number-columns-repeated="4"/>
          <table:table-cell office:value-type="float" office:value="1.75">
            <text:p>1.75</text:p>
          </table:table-cell>
          <table:table-cell office:value-type="float" office:value="-0.0580125159501606">
            <text:p>-0.058012516</text:p>
          </table:table-cell>
          <table:table-cell table:formula="of:=[.K427]-[.E427]" office:value-type="float" office:value="-0.000000000000142115486045924">
            <text:p>-0</text:p>
          </table:table-cell>
          <table:table-cell table:formula="of:=100*([.K427]-[.D427])/[.D427]" office:value-type="float" office:value="1.01430602500532">
            <text:p>1.014306025</text:p>
          </table:table-cell>
          <table:table-cell/>
          <table:table-cell office:value-type="float" office:value="1.75">
            <text:p>1.75</text:p>
          </table:table-cell>
          <table:table-cell office:value-type="float" office:value="0.0459134843640801">
            <text:p>0.0459134844</text:p>
          </table:table-cell>
          <table:table-cell table:formula="of:=100*([.P427]-[.D427])/[.D427]" office:value-type="float" office:value="-179.946864642313">
            <text:p>-179.9468646423</text:p>
          </table:table-cell>
          <table:table-cell/>
          <table:table-cell office:value-type="float" office:value="0.5">
            <text:p>0.50</text:p>
          </table:table-cell>
          <table:table-cell office:value-type="float" office:value="-0.000441977530663301">
            <text:p>-0.0004419775</text:p>
          </table:table-cell>
          <table:table-cell office:value-type="float" office:value="0.000997112466399554">
            <text:p>0.0009971125</text:p>
          </table:table-cell>
          <table:table-cell office:value-type="float" office:value="-0.00143908999706286">
            <text:p>-0.00143909</text:p>
          </table:table-cell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5">
            <text:p>25</text:p>
          </table:table-cell>
          <table:table-cell table:formula="of:=1.01325*[.B428]" office:value-type="float" office:value="25.33125">
            <text:p>25.331250</text:p>
          </table:table-cell>
          <table:table-cell office:value-type="float" office:value="-0.07711">
            <text:p>-7.7110E-02</text:p>
          </table:table-cell>
          <table:table-cell table:formula="of:=[.$H$9]+[.$H$10]*[.A428]+[.$H$11]*[.A428]^2+[.$H$12]*[.A428]^3+[.$H$13]*[.A428]^4+[.$H$14]*[.A428]^5+[.$H$15]*[.A428]^6+[.$H$16]*[.C428]+[.$H$17]*[.A428]*[.C428]+[.$H$18]*[.A428]^2*[.C428]+[.$H$19]*[.A428]^3*[.C428]+[.$H$20]*[.A428]^4*[.C428]+[.$H$21]*[.A428]^5*[.C428]+[.$H$22]*[.A428]^6*[.C428]+[.$H$23]*[.C428]^2+[.$H$24]*[.A428]*[.C428]^2+[.$H$25]*[.A428]^2*[.C428]^2+[.$H$26]*[.A428]^3*[.C428]^2+[.$H$27]*[.A428]^4*[.C428]^2+[.$H$28]*[.A428]^5*[.C428]^2+[.$H$29]*[.A428]^6*[.C428]^2+[.$H$30]*[.C428]^3+[.$H$31]*[.A428]*[.C428]^3+[.$H$32]*[.A428]^2*[.C428]^3+[.$H$33]*[.A428]^3*[.C428]^3+[.$H$34]*[.A428]^4*[.C428]^3+[.$H$35]*[.A428]^5*[.C428]^3+[.$H$36]*[.A428]^6*[.C428]^3+[.$H$37]*[.C428]^4+[.$H$38]*[.A428]*[.C428]^4+[.$H$39]*[.A428]^2*[.C428]^4+[.$H$40]*[.A428]^3*[.C428]^4+[.$H$41]*[.A428]^4*[.C428]^4+[.$H$42]*[.A428]^5*[.C428]^4+[.$H$43]*[.A428]^6*[.C428]^4+[.$H$44]*[.C428]^5+[.$H$45]*[.A428]*[.C428]^5+[.$H$46]*[.A428]^2*[.C428]^5+[.$H$47]*[.A428]^3*[.C428]^5+[.$H$48]*[.A428]^4*[.C428]^5+[.$H$49]*[.A428]^5*[.C428]^5+[.$H$50]*[.A428]^6*[.C428]^5+[.$H$51]*[.C428]^6+[.$H$52]*[.A428]*[.C428]^6+[.$H$53]*[.A428]^2*[.C428]^6+[.$H$54]*[.A428]^3*[.C428]^6+[.$H$55]*[.A428]^4*[.C428]^6+[.$H$56]*[.A428]^5*[.C428]^6+[.$H$57]*[.A428]^6*[.C428]^6" office:value-type="float" office:value="-0.0760248655190736">
            <text:p>-7.6025E-02</text:p>
          </table:table-cell>
          <table:table-cell table:number-columns-repeated="4"/>
          <table:table-cell office:value-type="float" office:value="1.8">
            <text:p>1.80</text:p>
          </table:table-cell>
          <table:table-cell office:value-type="float" office:value="-0.0760248655187965">
            <text:p>-0.0760248655</text:p>
          </table:table-cell>
          <table:table-cell table:formula="of:=[.K428]-[.E428]" office:value-type="float" office:value="0.000000000000277111666946439">
            <text:p>0</text:p>
          </table:table-cell>
          <table:table-cell table:formula="of:=100*([.K428]-[.D428])/[.D428]" office:value-type="float" office:value="-1.40725519543964">
            <text:p>-1.4072551954</text:p>
          </table:table-cell>
          <table:table-cell/>
          <table:table-cell office:value-type="float" office:value="1.8">
            <text:p>1.80</text:p>
          </table:table-cell>
          <table:table-cell office:value-type="float" office:value="0.0526980946057402">
            <text:p>0.0526980946</text:p>
          </table:table-cell>
          <table:table-cell table:formula="of:=100*([.P428]-[.D428])/[.D428]" office:value-type="float" office:value="-168.34145325605">
            <text:p>-168.3414532561</text:p>
          </table:table-cell>
          <table:table-cell/>
          <table:table-cell office:value-type="float" office:value="0.55">
            <text:p>0.55</text:p>
          </table:table-cell>
          <table:table-cell office:value-type="float" office:value="-0.000346379890394523">
            <text:p>-0.0003463799</text:p>
          </table:table-cell>
          <table:table-cell office:value-type="float" office:value="0.00094242525946751">
            <text:p>0.0009424253</text:p>
          </table:table-cell>
          <table:table-cell office:value-type="float" office:value="-0.00128880514986203">
            <text:p>-0.001288805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3"/>
          <table:table-cell office:value-type="float" office:value="0.6">
            <text:p>0.60</text:p>
          </table:table-cell>
          <table:table-cell office:value-type="float" office:value="-0.000196793505215898">
            <text:p>-0.0001967935</text:p>
          </table:table-cell>
          <table:table-cell office:value-type="float" office:value="0.000820968489227026">
            <text:p>0.0008209685</text:p>
          </table:table-cell>
          <table:table-cell office:value-type="float" office:value="-0.00101776199444292">
            <text:p>-0.00101776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3"/>
          <table:table-cell office:value-type="float" office:value="0.65">
            <text:p>0.65</text:p>
          </table:table-cell>
          <table:table-cell table:style-name="ce7" office:value-type="string">
            <text:p>-3.851904067626866e-05</text:p>
          </table:table-cell>
          <table:table-cell office:value-type="float" office:value="0.000661825626170708">
            <text:p>0.0006618256</text:p>
          </table:table-cell>
          <table:table-cell office:value-type="float" office:value="-0.000700344666846976">
            <text:p>-0.0007003447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3"/>
          <table:table-cell office:value-type="float" office:value="0.7">
            <text:p>0.70</text:p>
          </table:table-cell>
          <table:table-cell table:style-name="ce7" office:value-type="string">
            <text:p>8.140347011001414e-05</text:p>
          </table:table-cell>
          <table:table-cell office:value-type="float" office:value="0.000494071757116233">
            <text:p>0.0004940718</text:p>
          </table:table-cell>
          <table:table-cell office:value-type="float" office:value="-0.000412668287006219">
            <text:p>-0.000412668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3"/>
          <table:table-cell office:value-type="float" office:value="0.75">
            <text:p>0.75</text:p>
          </table:table-cell>
          <table:table-cell office:value-type="float" office:value="0.000119326322773422">
            <text:p>0.0001193263</text:p>
          </table:table-cell>
          <table:table-cell office:value-type="float" office:value="0.00034677650653145">
            <text:p>0.0003467765</text:p>
          </table:table-cell>
          <table:table-cell office:value-type="float" office:value="-0.000227450183758028">
            <text:p>-0.000227450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3"/>
          <table:table-cell office:value-type="float" office:value="0.8">
            <text:p>0.80</text:p>
          </table:table-cell>
          <table:table-cell table:style-name="ce7" office:value-type="string">
            <text:p>3.886886672849199e-05</text:p>
          </table:table-cell>
          <table:table-cell office:value-type="float" office:value="0.000249007395288236">
            <text:p>0.0002490074</text:p>
          </table:table-cell>
          <table:table-cell office:value-type="float" office:value="-0.000210138528559744">
            <text:p>-0.0002101385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3"/>
          <table:table-cell office:value-type="float" office:value="0.85">
            <text:p>0.85</text:p>
          </table:table-cell>
          <table:table-cell office:value-type="float" office:value="-0.000186464740881576">
            <text:p>-0.0001864647</text:p>
          </table:table-cell>
          <table:table-cell office:value-type="float" office:value="0.000229832158265645">
            <text:p>0.0002298322</text:p>
          </table:table-cell>
          <table:table-cell office:value-type="float" office:value="-0.000416296899147221">
            <text:p>-0.0004162969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0.9">
            <text:p>0.90</text:p>
          </table:table-cell>
          <table:table-cell office:value-type="float" office:value="-0.000571924752444719">
            <text:p>-0.0005719248</text:p>
          </table:table-cell>
          <table:table-cell office:value-type="float" office:value="0.000318318542450966">
            <text:p>0.0003183185</text:p>
          </table:table-cell>
          <table:table-cell office:value-type="float" office:value="-0.000890243294895685">
            <text:p>-0.000890243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0.95">
            <text:p>0.95</text:p>
          </table:table-cell>
          <table:table-cell office:value-type="float" office:value="-0.00112141201838134">
            <text:p>-0.001121412</text:p>
          </table:table-cell>
          <table:table-cell office:value-type="float" office:value="0.000543530107066504">
            <text:p>0.0005435301</text:p>
          </table:table-cell>
          <table:table-cell office:value-type="float" office:value="-0.00166494212544784">
            <text:p>-0.001664942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">
            <text:p>1.00</text:p>
          </table:table-cell>
          <table:table-cell office:value-type="float" office:value="-0.00182863114661469">
            <text:p>-0.0018286311</text:p>
          </table:table-cell>
          <table:table-cell office:value-type="float" office:value="0.000934516547988208">
            <text:p>0.0009345165</text:p>
          </table:table-cell>
          <table:table-cell office:value-type="float" office:value="-0.0027631476946029">
            <text:p>-0.0027631477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05">
            <text:p>1.05</text:p>
          </table:table-cell>
          <table:table-cell office:value-type="float" office:value="-0.00267950063359956">
            <text:p>-0.0026795006</text:p>
          </table:table-cell>
          <table:table-cell office:value-type="float" office:value="0.00152029707223883">
            <text:p>0.0015202971</text:p>
          </table:table-cell>
          <table:table-cell office:value-type="float" office:value="-0.00419979770583839">
            <text:p>-0.0041997977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1">
            <text:p>1.10</text:p>
          </table:table-cell>
          <table:table-cell office:value-type="float" office:value="-0.003655819965942">
            <text:p>-0.00365582</text:p>
          </table:table-cell>
          <table:table-cell office:value-type="float" office:value="0.00232983535725107">
            <text:p>0.0023298354</text:p>
          </table:table-cell>
          <table:table-cell office:value-type="float" office:value="-0.00598565532319307">
            <text:p>-0.005985655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15">
            <text:p>1.15</text:p>
          </table:table-cell>
          <table:table-cell office:value-type="float" office:value="-0.0047401936939222">
            <text:p>-0.0047401937</text:p>
          </table:table-cell>
          <table:table-cell office:value-type="float" office:value="0.00339200464723086">
            <text:p>0.0033920046</text:p>
          </table:table-cell>
          <table:table-cell office:value-type="float" office:value="-0.00813219834115306">
            <text:p>-0.008132198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2">
            <text:p>1.20</text:p>
          </table:table-cell>
          <table:table-cell office:value-type="float" office:value="-0.00592221247547453">
            <text:p>-0.0059222125</text:p>
          </table:table-cell>
          <table:table-cell office:value-type="float" office:value="0.00473554156929234">
            <text:p>0.0047355416</text:p>
          </table:table-cell>
          <table:table-cell office:value-type="float" office:value="-0.0106577540447669">
            <text:p>-0.01065775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25">
            <text:p>1.25</text:p>
          </table:table-cell>
          <table:table-cell office:value-type="float" office:value="-0.00720589109191128">
            <text:p>-0.0072058911</text:p>
          </table:table-cell>
          <table:table-cell office:value-type="float" office:value="0.00638898729972577">
            <text:p>0.0063889873</text:p>
          </table:table-cell>
          <table:table-cell office:value-type="float" office:value="-0.0135948783916371">
            <text:p>-0.013594878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">
            <text:p>1.30</text:p>
          </table:table-cell>
          <table:table-cell office:value-type="float" office:value="-0.00861836343457512">
            <text:p>-0.0086183634</text:p>
          </table:table-cell>
          <table:table-cell office:value-type="float" office:value="0.00838061478099031">
            <text:p>0.0083806148</text:p>
          </table:table-cell>
          <table:table-cell office:value-type="float" office:value="-0.0169989782155654">
            <text:p>-0.016998978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5">
            <text:p>1.35</text:p>
          </table:table-cell>
          <table:table-cell office:value-type="float" office:value="-0.0102198344623368">
            <text:p>-0.0102198345</text:p>
          </table:table-cell>
          <table:table-cell office:value-type="float" office:value="0.0107383407884819">
            <text:p>0.0107383408</text:p>
          </table:table-cell>
          <table:table-cell office:value-type="float" office:value="-0.0209581752508187">
            <text:p>-0.020958175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4">
            <text:p>1.40</text:p>
          </table:table-cell>
          <table:table-cell office:value-type="float" office:value="-0.0121147891309992">
            <text:p>-0.0121147891</text:p>
          </table:table-cell>
          <table:table-cell office:value-type="float" office:value="0.0134896217788112">
            <text:p>0.0134896218</text:p>
          </table:table-cell>
          <table:table-cell office:value-type="float" office:value="-0.0256044109098104">
            <text:p>-0.0256044109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45">
            <text:p>1.45</text:p>
          </table:table-cell>
          <table:table-cell office:value-type="float" office:value="-0.0144644582935545">
            <text:p>-0.0144644583</text:p>
          </table:table-cell>
          <table:table-cell office:value-type="float" office:value="0.0166613326243916">
            <text:p>0.0166613326</text:p>
          </table:table-cell>
          <table:table-cell office:value-type="float" office:value="-0.031125790917946">
            <text:p>-0.0311257909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5">
            <text:p>1.50</text:p>
          </table:table-cell>
          <table:table-cell office:value-type="float" office:value="-0.0175005415711365">
            <text:p>-0.0175005416</text:p>
          </table:table-cell>
          <table:table-cell office:value-type="float" office:value="0.0202796275586002">
            <text:p>0.0202796276</text:p>
          </table:table-cell>
          <table:table-cell office:value-type="float" office:value="-0.0377801691297367">
            <text:p>-0.037780169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55">
            <text:p>1.55</text:p>
          </table:table-cell>
          <table:table-cell office:value-type="float" office:value="-0.0215401871959351">
            <text:p>-0.0215401872</text:p>
          </table:table-cell>
          <table:table-cell office:value-type="float" office:value="0.024369782927227">
            <text:p>0.0243697829</text:p>
          </table:table-cell>
          <table:table-cell office:value-type="float" office:value="-0.0459099701231621">
            <text:p>-0.045909970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6">
            <text:p>1.60</text:p>
          </table:table-cell>
          <table:table-cell office:value-type="float" office:value="-0.0270022288244114">
            <text:p>-0.0270022288</text:p>
          </table:table-cell>
          <table:table-cell office:value-type="float" office:value="0.0289560216700946">
            <text:p>0.0289560217</text:p>
          </table:table-cell>
          <table:table-cell office:value-type="float" office:value="-0.055958250494506">
            <text:p>-0.0559582505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65">
            <text:p>1.65</text:p>
          </table:table-cell>
          <table:table-cell office:value-type="float" office:value="-0.034424679322715">
            <text:p>-0.0344246793</text:p>
          </table:table-cell>
          <table:table-cell office:value-type="float" office:value="0.0340613198450837">
            <text:p>0.0340613198</text:p>
          </table:table-cell>
          <table:table-cell office:value-type="float" office:value="-0.0684859991677987">
            <text:p>-0.068485999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7">
            <text:p>1.70</text:p>
          </table:table-cell>
          <table:table-cell office:value-type="float" office:value="-0.0444834815232369">
            <text:p>-0.0444834815</text:p>
          </table:table-cell>
          <table:table-cell office:value-type="float" office:value="0.0397071959569089">
            <text:p>0.039707196</text:p>
          </table:table-cell>
          <table:table-cell office:value-type="float" office:value="-0.0841906774801458">
            <text:p>-0.0841906775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75">
            <text:p>1.75</text:p>
          </table:table-cell>
          <table:table-cell office:value-type="float" office:value="-0.0580125159501606">
            <text:p>-0.058012516</text:p>
          </table:table-cell>
          <table:table-cell office:value-type="float" office:value="0.0459134843640801">
            <text:p>0.0459134844</text:p>
          </table:table-cell>
          <table:table-cell office:value-type="float" office:value="-0.103926000314241">
            <text:p>-0.103926000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8">
            <text:p>1.80</text:p>
          </table:table-cell>
          <table:table-cell office:value-type="float" office:value="-0.0760248655187965">
            <text:p>-0.0760248655</text:p>
          </table:table-cell>
          <table:table-cell office:value-type="float" office:value="0.0526980946057402">
            <text:p>0.0526980946</text:p>
          </table:table-cell>
          <table:table-cell office:value-type="float" office:value="-0.128722960124537">
            <text:p>-0.128722960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85">
            <text:p>1.85</text:p>
          </table:table-cell>
          <table:table-cell office:value-type="float" office:value="-0.0997353372069228">
            <text:p>-0.0997353372</text:p>
          </table:table-cell>
          <table:table-cell office:value-type="float" office:value="0.0600767591080775">
            <text:p>0.0600767591</text:p>
          </table:table-cell>
          <table:table-cell office:value-type="float" office:value="-0.159812096315">
            <text:p>-0.159812096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9">
            <text:p>1.90</text:p>
          </table:table-cell>
          <table:table-cell office:value-type="float" office:value="-0.130584240692016">
            <text:p>-0.1305842407</text:p>
          </table:table-cell>
          <table:table-cell office:value-type="float" office:value="0.0680627723862767">
            <text:p>0.0680627724</text:p>
          </table:table-cell>
          <table:table-cell office:value-type="float" office:value="-0.198647013078293">
            <text:p>-0.198647013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95">
            <text:p>1.95</text:p>
          </table:table-cell>
          <table:table-cell office:value-type="float" office:value="-0.170262423966164">
            <text:p>-0.170262424</text:p>
          </table:table-cell>
          <table:table-cell office:value-type="float" office:value="0.0766667255364176">
            <text:p>0.0766667255</text:p>
          </table:table-cell>
          <table:table-cell office:value-type="float" office:value="-0.246929149502582">
            <text:p>-0.2469291495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2">
            <text:p>2.00</text:p>
          </table:table-cell>
          <table:table-cell office:value-type="float" office:value="-0.220737565917403">
            <text:p>-0.2207375659</text:p>
          </table:table-cell>
          <table:table-cell office:value-type="float" office:value="0.0858962404916235">
            <text:p>0.0858962405</text:p>
          </table:table-cell>
          <table:table-cell office:value-type="float" office:value="-0.306633806409027">
            <text:p>-0.306633806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2.05">
            <text:p>2.05</text:p>
          </table:table-cell>
          <table:table-cell office:value-type="float" office:value="-0.284281725885805">
            <text:p>-0.2842817259</text:p>
          </table:table-cell>
          <table:table-cell office:value-type="float" office:value="0.0957557091725651">
            <text:p>0.0957557092</text:p>
          </table:table-cell>
          <table:table-cell office:value-type="float" office:value="-0.38003743505837">
            <text:p>-0.380037435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2.1">
            <text:p>2.10</text:p>
          </table:table-cell>
          <table:table-cell office:value-type="float" office:value="-0.363500150185942">
            <text:p>-0.3635001502</text:p>
          </table:table-cell>
          <table:table-cell office:value-type="float" office:value="0.106246043264364">
            <text:p>0.1062460433</text:p>
          </table:table-cell>
          <table:table-cell office:value-type="float" office:value="-0.469746193450306">
            <text:p>-0.46974619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4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15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scientific-number number:decimal-places="4" number:min-integer-digits="1" number:min-exponent-digits="2"/>
    </number:number-style>
    <number:number-style style:name="N129">
      <number:number number:decimal-places="10" number:min-integer-digits="1"/>
    </number:number-style>
    <number:number-style style:name="N130">
      <number:scientific-number number:decimal-places="22" number:min-integer-digits="1" number:min-exponent-digits="3"/>
    </number:number-style>
    <number:number-style style:name="N131">
      <number:number number:decimal-places="7" number:min-integer-digits="1"/>
    </number:number-style>
    <number:number-style style:name="N132">
      <number:scientific-number number:decimal-places="5" number:min-integer-digits="1" number:min-exponent-digits="1"/>
    </number:number-style>
    <number:number-style style:name="N133">
      <number:number number:decimal-places="8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8" number:min-integer-digits="1"/>
    </number:number-style>
    <number:number-style style:name="N136">
      <number:number number:decimal-places="17" number:min-integer-digits="1"/>
    </number:number-style>
    <number:number-style style:name="N137">
      <number:number number:decimal-places="19" number:min-integer-digits="1"/>
    </number:number-style>
    <number:number-style style:name="N138">
      <number:number number:decimal-places="20" number:min-integer-digits="1"/>
    </number:number-style>
    <number:number-style style:name="N139">
      <number:scientific-number number:decimal-places="17" number:min-integer-digits="1" number:min-exponent-digits="2"/>
    </number:number-style>
    <number:number-style style:name="N140">
      <number:scientific-number number:decimal-places="14" number:min-integer-digits="1" number:min-exponent-digits="2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17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9T14:54:56</meta:creation-date>
    <meta:generator>OpenOffice.org/3.2$Unix OpenOffice.org_project/320m19$Build-9505</meta:generator>
    <dc:date>2011-10-29T17:11:29</dc:date>
    <meta:editing-duration>PT02H16M34S</meta:editing-duration>
    <meta:editing-cycles>5</meta:editing-cycles>
    <meta:document-statistic meta:table-count="2" meta:cell-count="10828" meta:object-count="0"/>
  </office:meta>
</office:document-meta>
</file>